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5.49mm"/>
    </style:style>
    <style:style style:name="co2" style:family="table-column">
      <style:table-column-properties fo:break-before="auto" style:column-width="71.4mm"/>
    </style:style>
    <style:style style:name="co3" style:family="table-column">
      <style:table-column-properties fo:break-before="auto" style:column-width="16.67mm"/>
    </style:style>
    <style:style style:name="co4" style:family="table-column">
      <style:table-column-properties fo:break-before="auto" style:column-width="22.58mm"/>
    </style:style>
    <style:style style:name="ro1" style:family="table-row">
      <style:table-row-properties style:row-height="47.27mm" fo:break-before="auto" style:use-optimal-row-height="true"/>
    </style:style>
    <style:style style:name="ro2" style:family="table-row">
      <style:table-row-properties style:row-height="34.57mm" fo:break-before="auto" style:use-optimal-row-height="true"/>
    </style:style>
    <style:style style:name="ro3" style:family="table-row">
      <style:table-row-properties style:row-height="110.93mm" fo:break-before="auto" style:use-optimal-row-height="true"/>
    </style:style>
    <style:style style:name="ro4" style:family="table-row">
      <style:table-row-properties style:row-height="68.49mm" fo:break-before="auto" style:use-optimal-row-height="true"/>
    </style:style>
    <style:style style:name="ro5" style:family="table-row">
      <style:table-row-properties style:row-height="85.53mm" fo:break-before="auto" style:use-optimal-row-height="true"/>
    </style:style>
    <style:style style:name="ro6" style:family="table-row">
      <style:table-row-properties style:row-height="59.97mm" fo:break-before="auto" style:use-optimal-row-height="true"/>
    </style:style>
    <style:style style:name="ro7" style:family="table-row">
      <style:table-row-properties style:row-height="89.71mm" fo:break-before="auto" style:use-optimal-row-height="true"/>
    </style:style>
    <style:style style:name="ro8" style:family="table-row">
      <style:table-row-properties style:row-height="64.31mm" fo:break-before="auto" style:use-optimal-row-height="true"/>
    </style:style>
    <style:style style:name="ro9" style:family="table-row">
      <style:table-row-properties style:row-height="72.67mm" fo:break-before="auto" style:use-optimal-row-height="true"/>
    </style:style>
    <style:style style:name="ro10" style:family="table-row">
      <style:table-row-properties style:row-height="55.79mm" fo:break-before="auto" style:use-optimal-row-height="true"/>
    </style:style>
    <style:style style:name="ro11" style:family="table-row">
      <style:table-row-properties style:row-height="77.01mm" fo:break-before="auto" style:use-optimal-row-height="true"/>
    </style:style>
    <style:style style:name="ro12" style:family="table-row">
      <style:table-row-properties style:row-height="123.63mm" fo:break-before="auto" style:use-optimal-row-height="true"/>
    </style:style>
    <style:style style:name="ro13" style:family="table-row">
      <style:table-row-properties style:row-height="132.15mm" fo:break-before="auto" style:use-optimal-row-height="true"/>
    </style:style>
    <style:style style:name="ro14" style:family="table-row">
      <style:table-row-properties style:row-height="144.83mm" fo:break-before="auto" style:use-optimal-row-height="true"/>
    </style:style>
    <style:style style:name="ro15" style:family="table-row">
      <style:table-row-properties style:row-height="26.05mm" fo:break-before="auto" style:use-optimal-row-height="true"/>
    </style:style>
    <style:style style:name="ro16" style:family="table-row">
      <style:table-row-properties style:row-height="43.09mm" fo:break-before="auto" style:use-optimal-row-height="true"/>
    </style:style>
    <style:style style:name="ro17" style:family="table-row">
      <style:table-row-properties style:row-height="30.39mm" fo:break-before="auto" style:use-optimal-row-height="true"/>
    </style:style>
    <style:style style:name="ro18" style:family="table-row">
      <style:table-row-properties style:row-height="98.23mm" fo:break-before="auto" style:use-optimal-row-height="true"/>
    </style:style>
    <style:style style:name="ro19" style:family="table-row">
      <style:table-row-properties style:row-height="174.57mm" fo:break-before="auto" style:use-optimal-row-height="true"/>
    </style:style>
    <style:style style:name="ro20" style:family="table-row">
      <style:table-row-properties style:row-height="166.05mm" fo:break-before="auto" style:use-optimal-row-height="true"/>
    </style:style>
    <style:style style:name="ro21" style:family="table-row">
      <style:table-row-properties style:row-height="102.41mm" fo:break-before="auto" style:use-optimal-row-height="true"/>
    </style:style>
    <style:style style:name="ro22" style:family="table-row">
      <style:table-row-properties style:row-height="21.87mm" fo:break-before="auto" style:use-optimal-row-height="true"/>
    </style:style>
    <style:style style:name="ro23" style:family="table-row">
      <style:table-row-properties style:row-height="38.75mm" fo:break-before="auto" style:use-optimal-row-height="true"/>
    </style:style>
    <style:style style:name="ro24" style:family="table-row">
      <style:table-row-properties style:row-height="119.45mm" fo:break-before="auto" style:use-optimal-row-height="true"/>
    </style:style>
    <style:style style:name="ro25" style:family="table-row">
      <style:table-row-properties style:row-height="140.67mm" fo:break-before="auto" style:use-optimal-row-height="true"/>
    </style:style>
    <style:style style:name="ro26" style:family="table-row">
      <style:table-row-properties style:row-height="216.85mm" fo:break-before="auto" style:use-optimal-row-height="true"/>
    </style:style>
    <style:style style:name="ro27" style:family="table-row">
      <style:table-row-properties style:row-height="93.89mm" fo:break-before="auto" style:use-optimal-row-height="true"/>
    </style:style>
    <style:style style:name="ro28" style:family="table-row">
      <style:table-row-properties style:row-height="81.19mm" fo:break-before="auto" style:use-optimal-row-height="true"/>
    </style:style>
    <style:style style:name="ro29" style:family="table-row">
      <style:table-row-properties style:row-height="187.27mm" fo:break-before="auto" style:use-optimal-row-height="true"/>
    </style:style>
    <style:style style:name="ro30" style:family="table-row">
      <style:table-row-properties style:row-height="178.75mm" fo:break-before="auto" style:use-optimal-row-height="true"/>
    </style:style>
    <style:style style:name="ro31" style:family="table-row">
      <style:table-row-properties style:row-height="51.61mm" fo:break-before="auto" style:use-optimal-row-height="true"/>
    </style:style>
    <style:style style:name="ro32" style:family="table-row">
      <style:table-row-properties style:row-height="161.71mm" fo:break-before="auto" style:use-optimal-row-height="true"/>
    </style:style>
    <style:style style:name="ro33" style:family="table-row">
      <style:table-row-properties style:row-height="229.71mm" fo:break-before="auto" style:use-optimal-row-height="true"/>
    </style:style>
    <style:style style:name="ro34" style:family="table-row">
      <style:table-row-properties style:row-height="115.11mm" fo:break-before="auto" style:use-optimal-row-height="true"/>
    </style:style>
    <style:style style:name="ro35" style:family="table-row">
      <style:table-row-properties style:row-height="106.57mm" fo:break-before="auto" style:use-optimal-row-height="true"/>
    </style:style>
    <style:style style:name="ro36" style:family="table-row">
      <style:table-row-properties style:row-height="233.89mm" fo:break-before="auto" style:use-optimal-row-height="true"/>
    </style:style>
    <style:style style:name="ro37" style:family="table-row">
      <style:table-row-properties style:row-height="153.37mm" fo:break-before="auto" style:use-optimal-row-height="true"/>
    </style:style>
    <style:style style:name="ro38" style:family="table-row">
      <style:table-row-properties style:row-height="195.63mm" fo:break-before="auto" style:use-optimal-row-height="true"/>
    </style:style>
    <style:style style:name="ro39" style:family="table-row">
      <style:table-row-properties style:row-height="17.71mm" fo:break-before="auto" style:use-optimal-row-height="true"/>
    </style:style>
    <style:style style:name="ro40" style:family="table-row">
      <style:table-row-properties style:row-height="182.93mm" fo:break-before="auto" style:use-optimal-row-height="true"/>
    </style:style>
    <style:style style:name="ro41" style:family="table-row">
      <style:table-row-properties style:row-height="136.31mm" fo:break-before="auto" style:use-optimal-row-height="true"/>
    </style:style>
    <style:style style:name="ro42" style:family="table-row">
      <style:table-row-properties style:row-height="127.79mm" fo:break-before="auto" style:use-optimal-row-height="true"/>
    </style:style>
    <style:style style:name="ro43" style:family="table-row">
      <style:table-row-properties style:row-height="301.71mm" fo:break-before="auto" style:use-optimal-row-height="true"/>
    </style:style>
    <style:style style:name="ro44" style:family="table-row">
      <style:table-row-properties style:row-height="297.55mm" fo:break-before="auto" style:use-optimal-row-height="true"/>
    </style:style>
    <style:style style:name="ro45" style:family="table-row">
      <style:table-row-properties style:row-height="191.45mm" fo:break-before="auto" style:use-optimal-row-height="true"/>
    </style:style>
    <style:style style:name="ro46" style:family="table-row">
      <style:table-row-properties style:row-height="199.97mm" fo:break-before="auto" style:use-optimal-row-height="true"/>
    </style:style>
    <style:style style:name="ro47" style:family="table-row">
      <style:table-row-properties style:row-height="221.19mm" fo:break-before="auto" style:use-optimal-row-height="true"/>
    </style:style>
    <style:style style:name="ro48" style:family="table-row">
      <style:table-row-properties style:row-height="4.53mm" fo:break-before="auto" style:use-optimal-row-height="true"/>
    </style:style>
    <style:style style:name="ro49" style:family="table-row">
      <style:table-row-properties style:row-height="9.17mm" fo:break-before="auto" style:use-optimal-row-height="true"/>
    </style:style>
    <style:style style:name="ro50" style:family="table-row">
      <style:table-row-properties style:row-height="204.15mm" fo:break-before="auto" style:use-optimal-row-height="true"/>
    </style:style>
    <style:style style:name="ro51" style:family="table-row">
      <style:table-row-properties style:row-height="149.01mm" fo:break-before="auto" style:use-optimal-row-height="true"/>
    </style:style>
    <style:style style:name="ro52" style:family="table-row">
      <style:table-row-properties style:row-height="13.35mm" fo:break-before="auto" style:use-optimal-row-height="true"/>
    </style:style>
    <style:style style:name="ro53" style:family="table-row">
      <style:table-row-properties style:row-height="246.59mm" fo:break-before="auto" style:use-optimal-row-height="true"/>
    </style:style>
    <style:style style:name="ro54" style:family="table-row">
      <style:table-row-properties style:row-height="310.25mm" fo:break-before="auto" style:use-optimal-row-height="true"/>
    </style:style>
    <style:style style:name="ro55" style:family="table-row">
      <style:table-row-properties style:row-height="157.53mm" fo:break-before="auto" style:use-optimal-row-height="true"/>
    </style:style>
    <style:style style:name="ro56" style:family="table-row">
      <style:table-row-properties style:row-height="280.51mm" fo:break-before="auto" style:use-optimal-row-height="true"/>
    </style:style>
    <style:style style:name="ro57" style:family="table-row">
      <style:table-row-properties style:row-height="293.19mm" fo:break-before="auto" style:use-optimal-row-height="true"/>
    </style:style>
    <style:style style:name="ro58" style:family="table-row">
      <style:table-row-properties style:row-height="242.41mm" fo:break-before="auto" style:use-optimal-row-height="true"/>
    </style:style>
    <style:style style:name="ro59" style:family="table-row">
      <style:table-row-properties style:row-height="318.59mm" fo:break-before="auto" style:use-optimal-row-height="true"/>
    </style:style>
    <style:style style:name="ro60" style:family="table-row">
      <style:table-row-properties style:row-height="212.67mm" fo:break-before="auto" style:use-optimal-row-height="true"/>
    </style:style>
    <style:style style:name="ro61" style:family="table-row">
      <style:table-row-properties style:row-height="250.77mm" fo:break-before="auto" style:use-optimal-row-height="true"/>
    </style:style>
    <style:style style:name="ro62" style:family="table-row">
      <style:table-row-properties style:row-height="276.33mm" fo:break-before="auto" style:use-optimal-row-height="true"/>
    </style:style>
    <style:style style:name="ro63" style:family="table-row">
      <style:table-row-properties style:row-height="289.03mm" fo:break-before="auto" style:use-optimal-row-height="true"/>
    </style:style>
    <style:style style:name="ro64" style:family="table-row">
      <style:table-row-properties style:row-height="238.07mm" fo:break-before="auto" style:use-optimal-row-height="true"/>
    </style:style>
    <style:style style:name="ro65" style:family="table-row">
      <style:table-row-properties style:row-height="225.37mm" fo:break-before="auto" style:use-optimal-row-height="true"/>
    </style:style>
    <style:style style:name="ro66" style:family="table-row">
      <style:table-row-properties style:row-height="259.29mm" fo:break-before="auto" style:use-optimal-row-height="true"/>
    </style:style>
    <style:style style:name="ro67" style:family="table-row">
      <style:table-row-properties style:row-height="263.63mm" fo:break-before="auto" style:use-optimal-row-height="true"/>
    </style:style>
    <style:style style:name="ro68" style:family="table-row">
      <style:table-row-properties style:row-height="170.23mm" fo:break-before="auto" style:use-optimal-row-height="true"/>
    </style:style>
    <style:style style:name="ro69" style:family="table-row">
      <style:table-row-properties style:row-height="314.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table table:name="schädlich" table:style-name="ta1">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Dann bitte auch die Todesstrafe für Zigarettenhersteller und etlichen weitere für die Menschheit schädlichen Industrien. Es gäbe dann auch einige Fernsehformate die mit der Todesstrafe belegt werden müssten. Auch bei Missbrauch von Informationen im Netz wäre das angebracht. Oh. Fasst vergessen, die Werbeindustrie... hmmm und Anwälte sowie Lobbyisten und vor allem Politiker die sich nur die Taschen füllen. Da kommt viel Arbeit auf die Justiz zu.</text:p>
          </table:table-cell>
          <table:table-cell office:value-type="string" calcext:value-type="string">
            <text:p>Then please also the death penalty for cigarette manufacturers and several other harmful to mankind industries. There would then also be some television formats that would require the death penalty. Even with misuse of information in the network that would be appropriate. Oh. Forget the advertising industry ... hmmm and lawyers as well as lobbyists and especially politicians who just fill their pockets. There's a lot of work on the justice.</text:p>
          </table:table-cell>
          <table:table-cell office:value-type="string" calcext:value-type="string">
            <text:p>negative</text:p>
          </table:table-cell>
          <table:table-cell table:number-columns-repeated="1021"/>
        </table:table-row>
        <table:table-row table:style-name="ro2">
          <table:table-cell office:value-type="string" calcext:value-type="string">
            <text:p>Sonne ist schädlich für die Haut. Fangen Sie früher an zu arbeiten, dann können Sie auch früher heim gehen. Bei uns ist es im Sommer häufiger mal 30++ C. Ich komme so gegen 16:30 Uhr nach Hause, meinen Sie etwa, da setzt man sich in die Sonne? Schatten ist angesagt. Toll wird es dann erst, wenn die Sonne untergegangen ist.</text:p>
          </table:table-cell>
          <table:table-cell office:value-type="string" calcext:value-type="string">
            <text:p>Sun is harmful to the skin. If you start working earlier, you can go home sooner. With us it is often 30 + C in the summer. I come home around 16:30 clock, you mean, because you sit down in the sun? Shadow is announced. It will be great only when the sun has set.</text:p>
          </table:table-cell>
          <table:table-cell office:value-type="string" calcext:value-type="string">
            <text:p>negative</text:p>
          </table:table-cell>
          <table:table-cell table:number-columns-repeated="1021"/>
        </table:table-row>
        <table:table-row table:style-name="ro3">
          <table:table-cell office:value-type="string" calcext:value-type="string">
            <text:p>Wieso sollte man keinen Handel mit China treiben? Geld sieht man nicht an, ob Blut dran klebt. Aber bei uns hängen viele Jobs vom Handel ab. Sanktionen sind immer schädlich und wir haben nun wirklich nicht das Recht, ein anderes Land wegen seiner frei gewählten Regierungsform zu verurteilen. Das wichtigste sind Gespräche. Dabei ist es wichtig mit Diktatoren, Königen, Präsidenten, Stammesführern offen zu reden. Es geht uns schlicht nichts an was in den einzelnen Ländern passiert. Deutschland ist keine Kolonialmacht mehr. Wir sollten auch den Teufel tun uns wieder so aufzuführen als währen wir die Herren der Welt. Aber genau das tut unsere Politik. Wir müssen endlich wieder normal auftreten. Vor allem wir haben keine Druckmittel wir sind mit unserer Bundeswehr ein sehr schwaches Land was sich nichtmal mehr selbstverteidigen kann. China kann eher uns vorschreiben, wie wir unsere Regierung zu bilden haben. Denkt mal darüber nach! Aber die Chinesen sind zu uns höflich und akzeptieren unser Leben. Kritik zu China kann man äußern, dass diese ihren Markt mehr öffnen und nicht alles kopieren.</text:p>
          </table:table-cell>
          <table:table-cell office:value-type="string" calcext:value-type="string">
            <text:p>Why should one not trade with China? Money does not look like blood is sticking to it. But with us many jobs depend on the trade. Sanctions are always harmful and we really do not have the right to condemn another country because of its freely chosen form of government. The most important are conversations. It is important to talk openly with dictators, kings, presidents and tribal leaders. We simply do not care what happens in each country. Germany is no longer a colonial power. We should also do the devil to behave as if we were the lords of the world. But that's exactly what our policy does. We finally have to return to normal. Above all, we have no leverage we are with our Bundeswehr a very weak country which can not even defend itself. China may rather dictate to us how we should form our government. Think about it! But the Chinese are polite to us and accept our lives. Criticism of China can be said that they open their market more and do not copy everything.</text:p>
          </table:table-cell>
          <table:table-cell office:value-type="string" calcext:value-type="string">
            <text:p>negative</text:p>
          </table:table-cell>
          <table:table-cell table:number-columns-repeated="1021"/>
        </table:table-row>
        <table:table-row table:style-name="ro4">
          <table:table-cell office:value-type="string" calcext:value-type="string">
            <text:p>Ich denke mal, das ahnt Trump schon, denn nun als Präsident der US-Nation, hat er einfach nicht so viel Zeit er will, und dennoch ist Trump so selten still, dass es einem gar schon davor graut, was er wohl anstellen will, wenn er auf Chinas Präsidenten schaut... Präsident auf Lebenszeit ist vielleicht sein nächstes Ziel, denn dieser Mann will nicht schon einfach nur sehr viel, sondern packt in seinem Narzismus noch so ne Schippe drauf, denn wenn er es will, soll man gefälligst ändern der Dinge Lauf. Das wäre wohl Trumps Art halt dafür zu sorgen, dass er am nächsten Morgen hat keine Sorgen, und dafür will er potenzielle Gegner schon heut unschädlich machen, um zu sorgen für ein ungefährdetes Erwachen...</text:p>
          </table:table-cell>
          <table:table-cell office:value-type="string" calcext:value-type="string">
            <text:p>I guess, Trump already suspects, because now as president of the US nation, he just does not have as much time he wants, and yet Trump is so rarely quiet that he dreads even what he wants to do, if he looks at China's president ... president for life is perhaps his next goal, because this man does not just want a lot, but packs in his narcissism on it, because if he wants it, you should change it kindly of things running. That would be Trump's way of ensuring that he has no worries the next morning, and he wants to neutralize potential opponents today to ensure a safe awakening ...</text:p>
          </table:table-cell>
          <table:table-cell office:value-type="string" calcext:value-type="string">
            <text:p>negative</text:p>
          </table:table-cell>
          <table:table-cell table:number-columns-repeated="1021"/>
        </table:table-row>
        <table:table-row table:style-name="ro5">
          <table:table-cell office:value-type="string" calcext:value-type="string">
            <text:p>grosses Talent, beliebtester Minister, Superministerusw. Diese Superlativen seien gerne erlaubt. Mir fallen zu Gabriel hingegen nur Flops, Arroganz, Unfähigkeit in allen Ämtern ausser als Pop Beauftragter der SPD und chaotische Politik ein. Sein Hobby als AA war es, sinn- und wirkungslos Millionen im Ausland ohne irgendeine Verwendingskontrolle zu verteilen, die dann in den Taschen von korrupten Politikern landeten. Dazu aktionistische Herumreiserei ohne irgendeinen Erfolg, Anbiederung an die Türkei. Ein Erfolg sei jedoch erwähnt: aus Jux und Dollerei holte er den Schrotthaufen Landshut nach Deutschland, wofür der Steuerzahler 2 Mio Euro für den Kauf (!) des Flugzeugwracks in Uganda ? und Transportkosten bezahlen durfte. Nein, kein Mitleid mit seinem Abgang, denn er war ein gänzlich unnützer bis schädlicher Narzist im Gewande eines Ministers.</text:p>
          </table:table-cell>
          <table:table-cell office:value-type="string" calcext:value-type="string">
            <text:p>great talent, most popular minister, super-minister These superlatives are welcome. On the other hand, to me, only flops, arrogance, incompetence in all offices except as a Pop representative of the SPD and chaotic politics, come to my mind. His hobby as AA was to disperse millions of people abroad without any use control, which then ended up in the pockets of corrupt politicians. In addition, actionist traveling around without any success, pandering to Turkey. A success was mentioned, however: out of jubilation and Dollerei he brought the junkyard Landshut to Germany, for which the taxpayer 2 million euros for the purchase (!) Of the aircraft wreck in Uganda? and allowed to pay transport costs. No, no pity for his departure, for he was a completely useless to harmful narcissist in the dress of a minister.</text:p>
          </table:table-cell>
          <table:table-cell office:value-type="string" calcext:value-type="string">
            <text:p>negative</text:p>
          </table:table-cell>
          <table:table-cell table:number-columns-repeated="1021"/>
        </table:table-row>
        <table:table-row table:style-name="ro6">
          <table:table-cell office:value-type="string" calcext:value-type="string">
            <text:p>der Meinungsäußerung für ein Recht über einen von Ihnen nicht geschätzten Politiker unflätig zu pöbeln und diesen beleidigen zu können. Das ist ein Irrtum, der durch den Wortlaut des Art. 5 (2) GG an sich sehr deutlich ausgeschlossen wird. Vermutlich würden Sie, wenn Sie jemand in der Weise beleidigen würde, wie Sie es getan haben, dagegen sogar juristisch vorgehen. Die von Ihnen gebrauchten Verbalinjurien entlarven Sie als das Gegenteil eines lupenreinen Demokraten. Eine Diskussion auf diesem Niveau ist nicht nur unwürdig, sie ist für unsere Demokratie schädlich.</text:p>
          </table:table-cell>
          <table:table-cell office:value-type="string" calcext:value-type="string">
            <text:p>to verbally abusive and to insult the expression of a right over a politician whom you do not esteem. This is a mistake that is very clearly excluded by the wording of Art. 5 (2) Basic Law. On the other hand, if you offended someone in the way you did, you would probably take legal action. The Verbalinjurien you use unmask as the opposite of a flawless Democrat. A discussion at this level is not only unworthy, it is harmful to our democracy.</text:p>
          </table:table-cell>
          <table:table-cell office:value-type="string" calcext:value-type="string">
            <text:p>negative</text:p>
          </table:table-cell>
          <table:table-cell table:number-columns-repeated="1021"/>
        </table:table-row>
        <table:table-row table:style-name="ro7">
          <table:table-cell office:value-type="string" calcext:value-type="string">
            <text:p>Grün? Lol, wettern gegen Northstream 2 aber haben bisher kein Wort darüber verloren dass die EU mit hunderten Millionen Instrastruktur z.Bsp. in Polen und anderen Ländern für Gasunternehmen subventioniert für die Abnahme von Fracking-Gas aus den USA. Dieses ist noch einiges umweltschädlicher als das normale Gas, bei dem was zur Gewinnung in den Boden gepumpt wird aber eben auch noch in die Atmosphäre entweicht, man spricht von bis zu 12% der Fördermenge an äusserst umweltschädlichen Gasen, hauptsächlich Methan, die beim Fracking in die Atmosphäre entweichen. Na ja, Umwelt egal, aber Hauptsache, wieder mal versucht den bösen, bösen Russen ans Bein zu pinkeln. Und das mit dem Grün sein bei der Grünen Partei kollidiert mit dem dort grassierenden Neoliberalismus. Da kann man auch grün aussehende Politiker an die Front schicken, nützt nichts.</text:p>
          </table:table-cell>
          <table:table-cell office:value-type="string" calcext:value-type="string">
            <text:p>Green? Lol, ranting against Northstream 2 but so far have not said a word about the EU's hundreds of millions of infrastructures. In Poland and other countries for gas companies subsidized for the purchase of fracking gas from the US. This is even more harmful to the environment than the normal gas, in which what is pumped into the ground for extraction but also escapes into the atmosphere, it is said that up to 12% of the flow of highly polluting gases, mainly methane, the fracking in escape the atmosphere. Well, the environment does not matter, but the main thing, again trying to pee the evil, evil Russians to the leg. And that with the green at the Green Party collides with the rampant neoliberalism. Since you can send green-looking politicians to the front, is no use.</text:p>
          </table:table-cell>
          <table:table-cell office:value-type="string" calcext:value-type="string">
            <text:p>negative</text:p>
          </table:table-cell>
          <table:table-cell table:number-columns-repeated="1021"/>
        </table:table-row>
        <table:table-row table:style-name="ro8">
          <table:table-cell office:value-type="string" calcext:value-type="string">
            <text:p>Macron will jetzt die Früchte der im Koalitionsvertrag von CDU/CSU und SPD vereinbarten Ziele einfahren. Dort wurde bereits im Vorfeld eine größere finanzielle Beteiligung Deutschlands am EU-Haushalt signalisiert. Auch die Verteidigungsministerin ist bereit für die Missionen in Mali und anderswo mehr Personal und Geld bereit zu stellen, auch wenn sie es gar nicht hat. Projekte zur Modernisierung Deutschlands (Digitalisierung, Infrastruktur, Bildung) müssen dann eben zurück stecken. Wie schädlich eine überlange Amtszeit einer Kanzlerin oder eines Präsidenten für ein Land sein kann, zeigen die Beispiele Putin und Merkel.</text:p>
          </table:table-cell>
          <table:table-cell office:value-type="string" calcext:value-type="string">
            <text:p>Macron now wants to reap the fruits of the goals agreed in the coalition agreement of CDU / CSU and SPD. There, a larger financial participation of Germany in the EU budget was already signaled in advance. The Secretary of Defense is also prepared to provide more staff and money for the missions in Mali and elsewhere, even if she does not have them. Projects for the modernization of Germany (digitization, infrastructure, education) have to go back then. Just how harmful an overlong term of office of a chancellor can be for a country is shown by the examples of Putin and Merkel.</text:p>
          </table:table-cell>
          <table:table-cell office:value-type="string" calcext:value-type="string">
            <text:p>negative</text:p>
          </table:table-cell>
          <table:table-cell table:number-columns-repeated="1021"/>
        </table:table-row>
        <table:table-row table:style-name="ro4">
          <table:table-cell office:value-type="string" calcext:value-type="string">
            <text:p>"Dieses Beharren auf ""jeder für sich ""und ""wir geben nichts"" ließe die bestehenden Chancen, die EU zukunftssicherer zu machen, nutzlos verstreichen. Wenn Macron einige seiner Ideen verwirklicht sehen möchte, wird er sich bei der überhöhten und entwicklungspolitisch schädlichen Agrarförderung bewegen müssen. Da sind bisher Frankreich und Polen die Hauptprofiteure. Hier könnte viel Geld für neue Aufgaben wie Sicherung der Aussengrenzen und Flüchtlinge locker gemacht werden. Rüttes Blockade wäre nur schädlich und würde auch nicht gegen die Rechtspopulisten in NL helfen, denn die Probleme lösen sich nicht ohne stärkeres gemeinschaftliches Handeln."</text:p>
          </table:table-cell>
          <table:table-cell office:value-type="string" calcext:value-type="string">
            <text:p>"This insistence on ""everyone for themselves"" and ""we give nothing"" would make useless the existing opportunities to make the EU more sustainable. If Macron wants to see some of his ideas realized, he will have to move in the excessive and developmentally harmful agricultural subsidies. So far, France and Poland are the main beneficiaries. Here, a lot of money for new tasks such as securing the external borders and refugees could be made easy. Rüttes blockade would only be harmful and would not help against the right-wing populists in NL, because the problems do not resolve without stronger community action."</text:p>
          </table:table-cell>
          <table:table-cell office:value-type="string" calcext:value-type="string">
            <text:p>negative</text:p>
          </table:table-cell>
          <table:table-cell table:number-columns-repeated="1021"/>
        </table:table-row>
        <table:table-row table:style-name="ro9">
          <table:table-cell office:value-type="string" calcext:value-type="string">
            <text:p>Mit 'ner schlecht gelaunten Regierung kann ich leben. Sollen sie Politik für die Bürger*innen machen, dann werden sich die Bürger*innen freuen und die Regierungslaune wird steigen :-). Mit Lindner in Regierung hätte ich ständig schlechte Laune. Das fände ich für mich schwer erträglich und gesundheitsschädlich, was bei diesem Gesundheitsminister nicht anzuraten. Er wird bestimmt den Kassen verbieten, die Therapie/Behandlung der durch die Regierung - und speziell ihn - verursachten Störungen in den Leistungskatalog aufzunehmen. Und für die Klientel der PKV'ler*innen wird er eine Politik machen, die keine Störungen bei diesen generiert! :-) Norbert Sinofzik, Rheinstadt Uerdingen</text:p>
          </table:table-cell>
          <table:table-cell office:value-type="string" calcext:value-type="string">
            <text:p>I can live with a bad tempered government. If they want to make policy for the citizens, then the citizens will be happy and the government mood will rise :-). With Lindner in government, I would always be in a bad mood. I find that hard to tolerate and harmful to health, which is not advisable with this Minister of Health. He will certainly prohibit the health insurance funds from incorporating the treatment / treatment of disorders caused by the government - and especially him - into the catalog of benefits. And for the clientele of PKV'ler * innen he will make a policy that generates no interference with these! :-) Norbert Sinofzik, Rheinstadt Uerdingen</text:p>
          </table:table-cell>
          <table:table-cell office:value-type="string" calcext:value-type="string">
            <text:p>negative</text:p>
          </table:table-cell>
          <table:table-cell table:number-columns-repeated="1021"/>
        </table:table-row>
        <table:table-row table:style-name="ro10">
          <table:table-cell office:value-type="string" calcext:value-type="string">
            <text:p>Im Grundsatz ist das richtig. Ein Dogma keine Verbindlichkeiten einzugehen ist schädlich, da es ggfs. lohnende Investitionen verhindert. Das betrifft z.B. die Infrastruktur (Verkehrswege, Glasfaserversorgung etc.) und die Bildung (Ausstattung der Schulen und Hochschulen). Die Folge ist, dass den Folgegenerationen erhöhte Kosten aufgelastet werden. Jedoch darf die Aufgabe dieses Dogmas nicht bedeuten, Verbindlichkeiten einzugehen, die keine sinnvollen Investitionen nachsichziehen. Für Unsinn wurde schon zu viel öffentliches Geld ausgegeben (s. Stuttgart 21 uvm.).</text:p>
          </table:table-cell>
          <table:table-cell office:value-type="string" calcext:value-type="string">
            <text:p>In principle, that's right. A dogma of not entering into liabilities is detrimental as it may prevent worthwhile investment. This concerns e.g. the infrastructure (traffic routes, fiber supply, etc.) and education (equipment of schools and colleges). The consequence is that the subsequent generations are charged with increased costs. However, the task of this dogma must not be to enter into liabilities that do not pursue meaningful investments. For nonsense has already spent too much public money (see Stuttgart 21 uvm.).</text:p>
          </table:table-cell>
          <table:table-cell office:value-type="string" calcext:value-type="string">
            <text:p>negative</text:p>
          </table:table-cell>
          <table:table-cell table:number-columns-repeated="1021"/>
        </table:table-row>
        <table:table-row table:style-name="ro11">
          <table:table-cell office:value-type="string" calcext:value-type="string">
            <text:p>Wenn ich in einer Diskussion sage, dass es keine Liste der NOx Toten gibt, sehr wohl aber eine derjenigen, die an Krankenhauskeimen sterben, dann wird man niedergeschriehen von Leuten die nicht mal ahnungsweise was von Chemie, Biologie oder gar Statistiken verstehen. Panik breitet sich aus wie chemtrails und Elektrosmog. Natürlich ist NOx nicht unschädlich. Das sage ich als Chemiker. Als solcher weiß ich aber auch, dass es sehr auf die Umstände ankommt und natürlich um eine einwandfreie Beweisführung um dann die richtigen Maßnahmen zu treffen. Aber jegliche sachliche Diskussion wird heutzutage von Menschen weggedrückt deren Ahnungslosigkeit nur noch von ihrer Ignoranz verdrängt wird. Man hat in Deutschland bald keine Lust mehr zu leben.</text:p>
          </table:table-cell>
          <table:table-cell office:value-type="string" calcext:value-type="string">
            <text:p>When I say in a discussion that there is no list of NO x deaths, but one of those who die of hospital germs, then one is shouted down by people who do not even know anything about chemistry, biology or even statistics. Panic is spreading like chemtrails and electrosmog. Of course, NOx is not harmless. I say that as a chemist. As such, however, I also know that it depends very much on the circumstances and of course, a flawless reasoning to then take the right measures. But any factual discussion is being pushed away today by people whose ignorance is only supplanted by their ignorance. In Germany you will soon no longer feel like living.</text:p>
          </table:table-cell>
          <table:table-cell office:value-type="string" calcext:value-type="string">
            <text:p>negative</text:p>
          </table:table-cell>
          <table:table-cell table:number-columns-repeated="1021"/>
        </table:table-row>
        <table:table-row table:style-name="ro12">
          <table:table-cell office:value-type="string" calcext:value-type="string">
            <text:p>"ein Paradebeispiel zur Verdummung einer Wissensgesellschaft. Der Anfang dieser geistigen Misere liegt bei den "" Experten "" der Tabakindustrie( Woher wollen Sie wissen , dass Rauchen gesundheitsschädlich ist ? Man stirbt nicht direkt daran ) den Marlborough - Männern . Diese hatten den Irrglauben zu verbreiten , die Gefährlichkeit von Zigaretten sei unter Fachleuten umstritten . "" Unser Produkt ist der Zweifel "" , so ein Tabakmanager 1969 und das kostete Millionen Menschen das Leben . Und fast wortgleich kupferte unser lieber Spon- Autor bei denen ab um die Falschmeldung zu verbreiten unter Fachleuten sei die Schädlichkeit von Dieselabgasen umstritten . .. Quelle - Spon , 2.6.2017 : "" Allein das American Petroleum Institute gibt im Jahr fast 250 Millionen Dollar aus, um die US-Energiepolitik auf Ölkurs zu halten "". Und VW u. Co Millionen um die Unschädlichkeit des Diesels nachzuweisen , egal ob an Affen oder Menschen -Versuchen . Sind Dieselabgase schädlich ? Spon-Autoren haben offenbar nichts anderes zu tun , als die Öffentlichkeit dusslig zu lügen , bis diese glaubt die Schädlichkeit von Stickstoffdioxid Abgasen in Kinderlungen sei umstritten . ( Entschuldige Marco, es passte gerade , aus/nach Print/Spiegel 47/16)"</text:p>
          </table:table-cell>
          <table:table-cell office:value-type="string" calcext:value-type="string">
            <text:p>"a prime example of the dumbing down of a knowledge society. The beginning of this mental misery lies with the ""experts"" of the tobacco industry (how do you know that smoking is harmful to health, you do not die directly from it) the Marlborough men. These had the misconception to spread, the danger of cigarettes is disputed among experts. ""Our product is doubt,"" said one tobacco manager in 1969, costing millions of lives. And almost word for word, our dear Spon- author cuddled with those from around the hoax to spread among professionals, the harmfulness of diesel exhaust is controversial. .. Source - Spon, 2.6.2017: ""Alone the American Petroleum Institute spends nearly $ 250 million a year to keep US energy policy on course for oil."" And VW u. Co millions to prove the harmlessness of the diesel, whether monkeys or humans -Versuchen. Are diesel exhausts harmful? Spon writers apparently have nothing else to do but lie to the public silly until they believe the harmfulness of nitrogen dioxide exhaust fumes in childhood lungs is controversial. (Excuse Marco, it just fit, from / to print / mirror 47/16)"</text:p>
          </table:table-cell>
          <table:table-cell office:value-type="string" calcext:value-type="string">
            <text:p>negative</text:p>
          </table:table-cell>
          <table:table-cell table:number-columns-repeated="1021"/>
        </table:table-row>
        <table:table-row table:style-name="ro13">
          <table:table-cell office:value-type="string" calcext:value-type="string">
            <text:p>Ist es jetzt ernst gemeint, oder Satire? Zugegeben, ich bin bei dem ganzen auch ein Skeptiker und halte das Gebaren der deutschen Umwelthilfe und deren Leidensgenossen für mindestes übertrieben. Allein das zählt nicht und lenkt vom Kern der Dinge ab. Wir haben beschlossene und gesetzliche Vorgaben. Diese werden nicht eingehalten. Die Regierung, die Länder und die Kommunen sorgen nicht für vernünftige Verkehrskonzepte. Das sind Fakten. Es gibt aus gewissen ostdeutschen Ballungsgebieten keine brauchbare Bahnverbindung in andere deutsche Ballungsräume. Wir brauchen Lösungen. Lösungen, die den Verkehr in den Städten und zwischen den Ballungsräumen völlig neu gestalten und dabei unsere Lebensqualität verbessern. CO2 und andere Klimatreiber sind zu minimieren. Die anderen Abgase sind irgendwie Gesundheitsschädlich. Seit den 70er Jahren wird daran gearbeitet - aber eben mit völlig falschen Ansätzen. Milliarden werden in Verkehrskonzepte gesteckt, die die Situation eher nicht entschärfen und für die Gesamtgesellschaft schädlich sind. Aber wir wählen uns unsere Berufspolitiker selbst. Die Hälfte der neuen Minister sind beruflich nie etwas anderes als Politiker gewesen und waren zum Teil sogar Teilhaber eines Lobby - Unternehmens. Was erwarten wir für die Zukunft??!!</text:p>
          </table:table-cell>
          <table:table-cell office:value-type="string" calcext:value-type="string">
            <text:p>Is it serious, or satire? Granted, I am also a skeptic in the whole and consider the behavior of the German environmental aid and their fellow sufferers at least exaggerated. But that does not count and distracts from the heart of things. We have decided and legal requirements. These are not respected. The government, the states and the municipalities do not provide reasonable transport concepts. These are facts. There are no usable railway connections to other German metropolitan areas from certain East German metropolitan areas. We need solutions. Solutions that completely redesign traffic in cities and between metropolitan areas, improving our quality of life. CO2 and other climate drivers should be minimized. The other exhaust gases are somehow harmful to health. Since the 70s it is worked on - but with completely wrong approaches. Billions are invested in transport concepts that tend not to defuse the situation and are detrimental to society as a whole. But we choose our own professional politicians. Half of the new ministers have never been anything but politicians in their professional life, and in some cases have even been part - ners of a lobby company. What do we expect for the future ?? !!</text:p>
          </table:table-cell>
          <table:table-cell office:value-type="string" calcext:value-type="string">
            <text:p>negative</text:p>
          </table:table-cell>
          <table:table-cell table:number-columns-repeated="1021"/>
        </table:table-row>
        <table:table-row table:style-name="ro11">
          <table:table-cell office:value-type="string" calcext:value-type="string">
            <text:p>Es gibt seit mehr als 20 Jahren Technologien um die schädlichen Bestandteile der Abgase von Verbrennungsmotoren auf ca 5% der Schadstoffmenge zu reduzieren, Benziner wie Diesel. Warum wurde das nicht eingeführt? Wohl weil dadurch je nach Motor gleichzeitig eine Kraftstoffersparnis von 20-70% möglich wäre. Also kann es dem Umweltamt gar nicht um den Schutz der Bürger gehen. Aber wegen ca 1000 Drogentoten pro Jahr wird ein gigantischer Repressionsapparat mit Kosten im 3-stelligen Millionenbeträgen pro Jahr betrieben aber für die Gesundheit von Millionen Bürger ist man nicht fähig, bzw willens, der Autoindustrie das Messer auf die Brut zu setzen? Soviel Heuchelei, soviel Doppelmoral Wir sind eine Bananenrepublik geworden.</text:p>
          </table:table-cell>
          <table:table-cell office:value-type="string" calcext:value-type="string">
            <text:p>There are technologies for more than 20 years to reduce the harmful components of the exhaust gases of internal combustion engines to about 5% of the pollutant amount, petrol and diesel. Why was not this introduced? Probably because at the same time a fuel saving of 20-70% would be possible depending on the engine. So it can not go to the environmental office for the protection of citizens. But because of about 1,000 drug-related deaths a year, a gigantic repressive apparatus with costs in the 3-digit million amounts per year operated but for the health of millions of citizens, one is not capable, or willing, the car industry to put the knife on the brood? So much hypocrisy, so much double standards We have become a banana republic.</text:p>
          </table:table-cell>
          <table:table-cell office:value-type="string" calcext:value-type="string">
            <text:p>negative</text:p>
          </table:table-cell>
          <table:table-cell table:number-columns-repeated="1021"/>
        </table:table-row>
        <table:table-row table:style-name="ro14">
          <table:table-cell office:value-type="string" calcext:value-type="string">
            <text:p>Danke für den Interessanten Artikel. Wenn man sich die dort präsentierten Studien genauer anschaut, fällt auf, dass die meisten Untersuchungen in Ländern mit geringen Dieselanteil durchgeführt wurden. Der Artikel vermeidet auch durchaus einen Bezug zum Diesel und im Prinzip wird auch Ihr Zitat (+4%/10µg.m-3) relativiert: Epidemiologic evidence alone does not allow us to assess nitrogen oxides as a causative agent in development of lung cancer. Nitrogen oxides are not thought to be carcinogenic agents (Valavanidis et al. 2008). Rather, they serve as a marker for other pollutants formed in high-temperature combustion of fossil fuels, a mixture that also includes fine particles. The role of nitrogen oxides as a marker for traffic-related air pollution is most plausible in urban settings, where traffic is often the primary source of NOx in the atmosphere and the main source of variability in NOx levels. [doi:10.1289/ehp.1408882 ] Die Autoren vermuten also eine Wechselwirkung von NOx und anderen Substanzen. Die Schlussfolgerung, dass Abgase schädlich sind, ist plausibel. Offensichtlich gilt dies auch für Abgase des Otto-Motors. Darüber hinaus stellen die Autoren selbst die Monokausalität von NOx-Abgasen infrage. Darum erkenne ich jetzt nicht die von Ihnen behauptete Eindeutigkeit der Korrelation. ---------- Warum fragt eigentlich keiner warum Dieselfahren tödlich ist und Rauchen nur tödlich sein kann? Beste Grüße aus Darmstadt</text:p>
          </table:table-cell>
          <table:table-cell office:value-type="string" calcext:value-type="string">
            <text:p>"Thanks for the interesting article. If you take a closer look at the studies presented there, you will notice that most of the studies were carried out in countries with low diesel content. The article also avoids a reference to the diesel and in principle your quote (+ 4% / 10μg.m-3) is put into perspective: Epidemiologic evidence alone does not allow us to assess nitrogen oxide as a causative agent in development of lung cancer. Nitrogen oxides are not thought to be carcinogenic agents (Valavanidis et al., 2008). Rather, they serve as a marker for other pollutants formed in high-temperature combustion of fossil fuels. The role of nitrogen in the atmosphere and the main source of variability in NOx levels is considered to be ""plausible"" in urban settings. [doi: 10.1289 / ehp.1408882] The authors therefore suspect an interaction of NOx and other substances. The conclusion that exhaust gases are harmful is plausible. Obviously, this also applies to exhaust gases of the gasoline engine. In addition, the authors themselves question the monocausality of NOx exhaust gases. Therefore, I do not recognize the unambiguity of the correlation that you claim. Why does not anyone ask why diesel is lethal and smoking can only be fatal? Best regards from Darmstadt"</text:p>
          </table:table-cell>
          <table:table-cell office:value-type="string" calcext:value-type="string">
            <text:p>negative</text:p>
          </table:table-cell>
          <table:table-cell table:number-columns-repeated="1021"/>
        </table:table-row>
        <table:table-row table:style-name="ro2">
          <table:table-cell office:value-type="string" calcext:value-type="string">
            <text:p>Herr Fleischauer möchte mit seinem Diesel in die Stadt. Darauf hat er aber kein Menschenrecht. Also konstruiert er sich eins. Dass es hier um statistische Wahrscheinlichkeiten geht, die die meisten nicht verstehen, ist ihm da hilfreich. Dass ändert nichts daran, dass Abgase gesundheitsschädlich sind.</text:p>
          </table:table-cell>
          <table:table-cell office:value-type="string" calcext:value-type="string">
            <text:p>Mr. Fleischauer wants to go to town with his diesel. But he has no human rights. So he constructs one. That this is about statistical probabilities that most do not understand is helpful. That does not change the fact that exhaust fumes are harmful.</text:p>
          </table:table-cell>
          <table:table-cell office:value-type="string" calcext:value-type="string">
            <text:p>negative</text:p>
          </table:table-cell>
          <table:table-cell table:number-columns-repeated="1021"/>
        </table:table-row>
        <table:table-row table:style-name="ro15">
          <table:table-cell office:value-type="string" calcext:value-type="string">
            <text:p>Der Betrug von VW et al. hat mit dem Problem hier eigentlich Null und Nix zu tun. Hier geht es nur darum: In welchen Konzentrationen ist NOx gesundheitsschädlich? Sind die Grenzwerte der EU realistisch? Wie werden diese Grenzwerte gemessen?</text:p>
          </table:table-cell>
          <table:table-cell office:value-type="string" calcext:value-type="string">
            <text:p>The fraud of VW et al. has to do with the problem here actually zero and nothing. This is all about: In which concentrations is NOx harmful? Are the limits of the EU realistic? How are these limits measured?</text:p>
          </table:table-cell>
          <table:table-cell office:value-type="string" calcext:value-type="string">
            <text:p>negative</text:p>
          </table:table-cell>
          <table:table-cell table:number-columns-repeated="1021"/>
        </table:table-row>
        <table:table-row table:style-name="ro16">
          <table:table-cell office:value-type="string" calcext:value-type="string">
            <text:p>... Bundesumweltamt bedient nicht Fakten, sondern eine links-grüne wirtschaftsfeindliche Ideologie. Klar sind Autoabgase nicht gesund. Aber das weiß sowieso jeder. Wie der nette Hinweis auf die Steinzeitmenschen aber zeigt, ist letztlich zu sehen, dass die Gesamtbelastung nicht besonders schädlich sein muss, nachdem die Lebenserwartung immer noch ansteigt. Guter Beitrag, Herr Fleischhauer.</text:p>
          </table:table-cell>
          <table:table-cell office:value-type="string" calcext:value-type="string">
            <text:p>... Federal Environment Agency does not serve facts, but a left-green anti-business ideology. Of course, car exhaust are not healthy. But everybody knows that anyway. However, as the nice reference to the Stone Age people shows, it can finally be seen that the overall burden does not have to be particularly harmful after life expectancy still increases. Good contribution, Mr. Fleischhauer.</text:p>
          </table:table-cell>
          <table:table-cell office:value-type="string" calcext:value-type="string">
            <text:p>negative</text:p>
          </table:table-cell>
          <table:table-cell table:number-columns-repeated="1021"/>
        </table:table-row>
        <table:table-row table:style-name="ro17">
          <table:table-cell office:value-type="string" calcext:value-type="string">
            <text:p>"Und Sie meinen, der Frage ""In welchen Konzentrationen ist NOX gesundheitschädlich?"" wollte man bei VW mit den Tierversuchen nicht nachgehen? Sondern? Wurde getestet, ob Affen die Abschaltsoftware bedienen können, oder wie? Erhellen Sie mich, Sie Experte!"</text:p>
          </table:table-cell>
          <table:table-cell office:value-type="string" calcext:value-type="string">
            <text:p>"And you mean the question ""In which concentrations is NOX harmful to health?"" did not you want to pursue the animal experiments at VW? Rather? Was tested whether monkeys can operate the shutdown software, or how? Brighten me, you expert!"</text:p>
          </table:table-cell>
          <table:table-cell office:value-type="string" calcext:value-type="string">
            <text:p>negative</text:p>
          </table:table-cell>
          <table:table-cell table:number-columns-repeated="1021"/>
        </table:table-row>
        <table:table-row table:style-name="ro18">
          <table:table-cell office:value-type="string" calcext:value-type="string">
            <text:p>Aber das sagen die doch gerade! Die gucken sich an, wie Armut und Lärm und schlechte Ernährung sich auswirken und dann gucken sie wie im Vergleich Leute, die zusätzlich in der NOx Wolke sitzen, abschneiden. Sehr viele Statistiken funktionieren so. Leute, die viel Olivenöl und Fisch essen, leben länger, hat man beobachtet. Für beides hat man auch gesundheitsfördernde Wirkungen feststellen können. Die Folgerung: wahrscheinlich kann man durch Olivenöl und Fisch sein Leben verlängern. Genauso ist es mit dem NOx. Leute, die in der Wolke leben, leben kürzer, hat man beobachtet. Für NOx hat man gesundheitsschädliche Wirkung feststellen können. Die Folgerung: Wahrscheinlich verkürzt NOx das Leben. Ist doch nicht schwer zu verstehen? Schön wäre, wenn es nun dazu noch konkrete Studien, insbesonde was sinnvolle Grenzwerte angeht, gäbe. Speziell der Hinweis auf weit höhere NOx-Konzentrationen bei Herden etc. macht einen schon stutzig, ob Fahrverbote sinnvoll sind.</text:p>
          </table:table-cell>
          <table:table-cell office:value-type="string" calcext:value-type="string">
            <text:p>But they are just saying that! They look at how poverty and noise and poor nutrition affect each other and then, in comparison, they look at people who additionally sit in the NOx cloud. Many statistics work that way. People who eat a lot of olive oil and fish live longer, one has observed. For both, one has also noticed health-promoting effects. The conclusion: olive oil and fish can probably prolong your life. It is the same with the NOx. People who live in the cloud live shorter, one has observed. For NOx has been found to be harmful to health. The implication: NOx is likely to shorten life. Is not difficult to understand? It would be nice if there were concrete studies, especially regarding sensible limits. Especially the reference to much higher NOx concentrations in herds, etc. makes one suspicious, whether driving bans are useful.</text:p>
          </table:table-cell>
          <table:table-cell office:value-type="string" calcext:value-type="string">
            <text:p>negative</text:p>
          </table:table-cell>
          <table:table-cell table:number-columns-repeated="1021"/>
        </table:table-row>
        <table:table-row table:style-name="ro19">
          <table:table-cell office:value-type="string" calcext:value-type="string">
            <text:p>"""Mir ist in der letzten Kolumne ein Fehler unterlaufen. Ich habe ""MAK"" und ""AIR"" verwechselt. Ich hatte geschrieben, dass in Büros 950 Mikrogramm Stickoxid pro Kubikmeter erlaubt seien, also 24 mal so viel wie am Straßenrand. Doch das trifft nur für Handwerksbetriebe und das verarbeitende Gewerbe zu, wo die Verordnung zur ""Maximalen Arbeitsplatz-Konzentration"" gilt. In Büros sind die niedrigeren Werte des ""Ausschusses für Innenraumrichtwerte"" ausschlaggebend. "" Der Teil des Artikels ist leider falsch. Es gibt keine MAK Werte, die gesetzlich geltende Grenzwerte sind. Es gibt lediglich eine MAK Kommission des DFG, welche Empfehlungen für Grenzwerte gibt. Die gültigen Grenzwerte werden in der sogenannten TRGS 900 veröffentlicht und nur diese sind gültige Arbeitsplatzgrenzwerte . Für Stickstoffdioxid lautet dieser 0,95 mg/m3 (= 950 microgramm/m3). Der TRGS 900 Wert gibt an, bei welcher Konzentration akute oder chronische schädliche Auswirkungen auf die Gesundheit im Allgemeinen nicht zu erwarten sind. Dabei geht er von einer 8-Stunden Schicht bei 40 Stunden die Woche aus. Der Gesetzgeber unterscheidet nicht zwischen Arbeitnehmern (Büro oder verarbeitendes Gewerbe). Es wäre auch eine merkwürdige Aufteilung in Büro-und sonstige Mitarbeiter. Die MIK Werte, in einer VDI Richtlinie veröffentlicht haben einen anderes Ziel. Hier geht es eher um Konzentrationen, die bspw nach Bausanierungen oder Brandsanierungen erreicht werden sollen. Hier geht man auch von einer langen (bis 24 h) Aufenthaltsdauer aus, wie sie in Wohnräumen zu erwarten ist. Also Herr Fleischhauer ihre erste Vermutung war richtig. Sollte es Gegenmeinungen geben, bitte ich um qualifizierte Links (bin seit 25 Jahren Sicherheitsingenieur)."</text:p>
          </table:table-cell>
          <table:table-cell office:value-type="string" calcext:value-type="string">
            <text:p>"""I made a mistake in the last column, I mistook 'MAK' and 'AIR', I wrote that in offices 950 micrograms of nitric oxide per cubic meter are allowed, 24 times as much as on the roadside for craft businesses and the manufacturing sector, where the ""Maximum Concentration on Workplace"" Regulation applies, in offices the lower values ​​of the ""Committee on Indoor Spaces"" are crucial. ""Unfortunately, the part of the article is incorrect. There are no MAK values ​​that are legal limits. There is only one MAK Commission of the DFG, which gives recommendations for limit values. The valid limit values ​​are published in the so-called TRGS 900 and only these are valid occupational exposure limit values. For nitrogen dioxide this is 0.95 mg / m3 (= 950 micrograms / m3). The TRGS 900 value indicates the concentration at which acute or chronic adverse health effects are generally not expected. He starts from an 8-hour shift 40 hours a week. The legislator does not differentiate between employees (office or manufacturing). It would also be a strange division in office and other employees. The MIK values, published in a VDI guideline have a different goal. Here it is more about concentrations that are to be achieved, for example, after renovations or fire renovations. Here one starts from a long (up to 24 h) length of stay, as one would expect in living rooms. So Mr. Fleischhauer her first guess was right. If there are any opinions, I ask for qualified links (I have been a safety engineer for 25 years)."</text:p>
          </table:table-cell>
          <table:table-cell office:value-type="string" calcext:value-type="string">
            <text:p>negative</text:p>
          </table:table-cell>
          <table:table-cell table:number-columns-repeated="1021"/>
        </table:table-row>
        <table:table-row table:style-name="ro16">
          <table:table-cell office:value-type="string" calcext:value-type="string">
            <text:p>"Niemand, Karl Felix, auch nicht Jan Fleischhauer, hat behauptet, dass Diesel-Abgase unschädlich seien. Daher verstehe ich Ihre Behauptung nicht, dass ""Spon-Autoren [...] offenbar nichts anderes zu tun [haben], als die Öffentlichkeit dusslig zu lügen"". Fleischhauer lügt nicht, er hinterfragt. Viele Foristen haben das erkannt. Sie nicht. Sie sollten vielleicht einmal damit anfangen, zu hinterfragen, was die Umweltlobby so alles von sich gibt."</text:p>
          </table:table-cell>
          <table:table-cell office:value-type="string" calcext:value-type="string">
            <text:p>"No one, Karl Felix, not even Jan Fleischhauer, has claimed that diesel emissions are harmless. Therefore, I do not understand your claim that ""Spon writers seem to have nothing else to do but lie about the public stupidly"". Butcher does not lie, he questions. Many forists have recognized this. Not you. Maybe you should start by questioning what the environmental lobby is saying."</text:p>
          </table:table-cell>
          <table:table-cell office:value-type="string" calcext:value-type="string">
            <text:p>negative</text:p>
          </table:table-cell>
          <table:table-cell table:number-columns-repeated="1021"/>
        </table:table-row>
        <table:table-row table:style-name="ro17">
          <table:table-cell office:value-type="string" calcext:value-type="string">
            <text:p>Sie ignorieren das Recht aufkörperliche Unversehrheit. Sie beschönigen auf ignorante Art und Weise das Vergiften von Fußgängern und Radfahren in Städten. Sie vertreten die Meinung, dass Ihre Abgase nicht schädlich sind, warum leiten Sie diese dann nach außen und nicht ins Wageninnere?</text:p>
          </table:table-cell>
          <table:table-cell office:value-type="string" calcext:value-type="string">
            <text:p>They ignore the right to bodily integrity. They delusionally poison the poisoning of pedestrians and cycling in cities. You think that your exhaust fumes are not harmful, so why do you divert them to the outside and not into the car?</text:p>
          </table:table-cell>
          <table:table-cell office:value-type="string" calcext:value-type="string">
            <text:p>negative</text:p>
          </table:table-cell>
          <table:table-cell table:number-columns-repeated="1021"/>
        </table:table-row>
        <table:table-row table:style-name="ro17">
          <table:table-cell office:value-type="string" calcext:value-type="string">
            <text:p>Jeder, der Methan in die Luft emittiert, also auch Sie, ist ein Täter, denn Methan ist ebenfalls gesundheitsschädlich. Wollen wir nun weiter auf schwachsinniger Basis diskutieren, oder haben Sie es eingesehen, dass es uncool ist, mit den eigenen Argumenten vorgeführt zu werden?</text:p>
          </table:table-cell>
          <table:table-cell office:value-type="string" calcext:value-type="string">
            <text:p>Anyone who releases methane into the air, including you, is a culprit, because methane is also harmful to health. Do we want to continue discussing on a feeble-minded basis, or have you realized that it is uncool to be presented with your own arguments?</text:p>
          </table:table-cell>
          <table:table-cell office:value-type="string" calcext:value-type="string">
            <text:p>negative</text:p>
          </table:table-cell>
          <table:table-cell table:number-columns-repeated="1021"/>
        </table:table-row>
        <table:table-row table:style-name="ro20">
          <table:table-cell office:value-type="string" calcext:value-type="string">
            <text:p>Ich lese nur die wütende Rechtfertigung eines Rechthabers, der gerne cool tut, aber scheinbar gar nicht cool ist, wenn er peinlich ertappt wird bei seinen Teppichkanten-Weltsichten. Dieses Grenzwert-Argument mit Büroräumen verbreitet die AfD schon seit Monaten, z.B. Frau Weidel in mehreren Talkshows. Wer an Fakten interessiert ist und such wunderte, ob das stimmt, der hat schon vor Monaten 5 Minuten gegoogelt um festzustellen: Ja, nur bei verarbeitendem Gewerbe gibt es erhöhte Grenzwerte. Das ist einfach peinlich, wenn man die AfD Argumente dort wiederholt. Und diese wütende Rechtfertigung führt zu so viel Wut im Artikel, dass sich der Autor in lauter verrückte Gleichnisse versteigt (Baby-Unfälle, Aserbaidschan-Menschenrechte, absurde Whataboutism-Beispiele in Reihe). Es gibt genug mediale Berichte/Interviews mit Lungenfachärzten, die klar sagen, dass diese Umweltgifte schädlich für den Menschen sind. Klar ist so eine Zahl schwierig zu ermitteln. Aber die Praxis ist noch viel schlimmer. Es kippen eben nicht spontan 6000 Menschen mehr tot um, sondern es husten sich noch viel mehr Menschen jahrzehntelang die Seele aus dem Leib und klagen über Atemnot etc., von denen dann 6000 (mehr oder weniger) final nach 20 Jahren endlich den Löffel abgeben. Schreiben sie gegen wichtigere Dinge an. Ja, ihr Diesel ist jetzt 20% weniger Wert. Beschweren Sie sich bei den Diesel-Herstellern für diese Fahrzeuge, die durch Schummel-Abschaltung mehr Schadstoffe in die Luft blasen als manch ein LKW und nicht beim Umweltbundesamt. Unwürdiger Kolumnenbeitrag von Ihnen - aber Applaus aus gewissen Richtungen ist ihnen gewiss, von genau solchen Leuten, über die sie sich sonst lustig machen.</text:p>
          </table:table-cell>
          <table:table-cell office:value-type="string" calcext:value-type="string">
            <text:p>I'm just reading the angry justification of a righteous who likes to be cool, but does not seem to be cool when he's embarrassed at his carpet edge worldviews. This office limit argument has been spreading the AfD for months, e.g. Mrs. Weidel in several talk shows. Who is interested in facts and was wondering if that's true, he googled months ago 5 minutes to determine: Yes, only in manufacturing, there are increased limits. It's just embarrassing to repeat the AfD arguments there. And this furious justification leads to so much anger in the article that the author disagrees in nothing but crazy parables (baby accidents, Azerbaijan human rights, absurd whataboutism examples in series). There are enough media reports / interviews with pulmonary specialists who clearly say that these environmental toxins are harmful to humans. Of course, such a number is difficult to determine. But the practice is much worse. It just does not spontaneously turn over 6000 people dead, but it cough many more people for decades, the soul of the body and complain of shortness of breath, etc., of which 6000 (more or less) final after 20 years finally give the spoon. Write against more important things. Yes, your diesel is now 20% less valuable. Complain to the diesel manufacturers for these vehicles, which blow more pollutants into the air by cheating shutdown than many a truck and not the Federal Environment Agency. You unworthy column contribution from you - but applause from certain directions is certain of them, of just such people, they make fun of otherwise.</text:p>
          </table:table-cell>
          <table:table-cell office:value-type="string" calcext:value-type="string">
            <text:p>negative</text:p>
          </table:table-cell>
          <table:table-cell table:number-columns-repeated="1021"/>
        </table:table-row>
        <table:table-row table:style-name="ro8">
          <table:table-cell office:value-type="string" calcext:value-type="string">
            <text:p>Herr F. argumentiert, die Anzahl der Toten sei nicht belegbar, deshalb könne NO2 ja eigentlich nicht so giftig oder gesundheitsschädlich sein bzw. sind die Grenzwerte blödsinnig. Genau das gleiche gilt doch für alle o.g. Giftstoffe, vielleicht mit Ausnahme von Dioxin. Oder nennen Sie mir einen Fall eines Babys, das durch Kontakt von Bleispielzeug sofort gestorben wäre? Trotzdem wird davor gewarnt. Diese ganze Diskussion geht mir auf den Geist. Autoabgase sind nun mal giftig, punkt. Am besten wäre es, wenn in Städten überhaupt keine Verbrenner mehr fahren dürften, mit Ausnahme der Rettungsdienste etc.</text:p>
          </table:table-cell>
          <table:table-cell office:value-type="string" calcext:value-type="string">
            <text:p>Mr. F. argues that the number of dead is not verifiable, so NO2 could actually not be so toxic or harmful to health or the limits are stupid. Exactly the same applies to all o.g. Toxins, perhaps with the exception of dioxin. Or do you call me a case of a baby who died instantly from contact with lead toys? Nevertheless, it is warned. This whole discussion is on my mind. Car exhaust are now toxic, point. It would be best if in cities no more burners should drive, with the exception of emergency services, etc.</text:p>
          </table:table-cell>
          <table:table-cell office:value-type="string" calcext:value-type="string">
            <text:p>negative</text:p>
          </table:table-cell>
          <table:table-cell table:number-columns-repeated="1021"/>
        </table:table-row>
        <table:table-row table:style-name="ro11">
          <table:table-cell office:value-type="string" calcext:value-type="string">
            <text:p>Angriffe auf Russland könnte zur Folge haben dass es Putin innenpolitisch sogar nutzt. Das Thema lenkt aber auch von anderen Themen ab - wie beispielsweise davon dass Erdogan die Kurden in Syrien unschädlich machen will weil sie Terroristen seien. Es kann aber nicht sein das 30.000 Einwohner von Afrin Terroristen sind. Terroristen treten ja eher einzeln oder in Gruppen auf. Mit unschädlich meint Erdogan töten. Bei uns bedurfte es eines Gutachtens um festzustellen das die Türkei von den Kurden in Syrien nicht angegriffen wurde und es somit keine Selbstverteidigung ist. Wie fern von der Realität leben diejenigen die dazu ein Gutachten brauchen. Dieses Thema wird in der deutschen Presse unterrepräsentiert. Wie wahrscheinlich auch dieser Beitrag nicht erscheint.</text:p>
          </table:table-cell>
          <table:table-cell office:value-type="string" calcext:value-type="string">
            <text:p>Attacks on Russia could mean that Putin even uses it domestically. The topic also distracts from other topics - such as that Erdogan wants to neutralize the Kurds in Syria because they are terrorists. But it can not be that 30,000 inhabitants of Afrin terrorists are. Terrorists are more likely to appear singly or in groups. With harmless means Erdogan kill. We needed an expert report to determine that Turkey was not attacked by the Kurds in Syria and that it is therefore not self-defense. How far from reality live those who need an opinion. This topic is underrepresented in the German press. As probably this post does not appear.</text:p>
          </table:table-cell>
          <table:table-cell office:value-type="string" calcext:value-type="string">
            <text:p>negative</text:p>
          </table:table-cell>
          <table:table-cell table:number-columns-repeated="1021"/>
        </table:table-row>
        <table:table-row table:style-name="ro21">
          <table:table-cell office:value-type="string" calcext:value-type="string">
            <text:p>Schutzzölle können - zu einem gewissen Grad (!) - angemessen sein, wenn die internationale Konkurrenz sich nicht um Dinge wie Marken- und Patentrecht schert oder ganz einfach den Markt mit minderwertiger Ware überschwemmt. Letzteres ist ja durchaus der Fall mit chinesischem Stahl. Und hätte Trump diese Zölle allein gegen China verhängt, hätten wir diese Diskussion nicht. Aber er hat sie eben spontan gegen die ganze Welt verhängt (mit einer Handvoll ausnahmen) - und das ist eben der Unterschied zwischen gezielten Strafmaßnahmen und übertriebenem und schädlichem Protektionismus. Wäre er diplomatischer vorgegangen, hätte er wahrscheinlich auch mit der EU verhandeln können - z.B. die Einfuhrzölle für amerikanische Autos ein Stück senken. Wollte er aber nicht, denn mit Diplomatie kann man sich nicht so sehr als großer Macher hinstellen. Trump will seine Gegner öffentlich demütigen, damit der Mob johlen kann - und wenn man statt Gegner nur Verhandlungspartner hat, dann geht das halt nicht.</text:p>
          </table:table-cell>
          <table:table-cell office:value-type="string" calcext:value-type="string">
            <text:p>Protective tariffs can - to a certain extent (!) - be appropriate if international competition does not care about things like trademark and patent law or simply flooding the market with inferior goods. The latter is certainly the case with Chinese steel. And had Trump imposed these tariffs on China alone, we would not have this discussion. But he has just spontaneously imposed them on the whole world (with a handful of exceptions) - and that is precisely the difference between targeted punitive measures and exaggerated and harmful protectionism. Had he been more diplomatic, he would probably have been able to negotiate with the EU - e.g. lower import duties on American cars. But he did not want to, because with diplomacy you can not put yourself so much as a great maker. Trump wants to publicly humiliate his opponents, so that the mob can cheer - and if you have opponents only negotiating partner, then that's just not.</text:p>
          </table:table-cell>
          <table:table-cell office:value-type="string" calcext:value-type="string">
            <text:p>negative</text:p>
          </table:table-cell>
          <table:table-cell table:number-columns-repeated="1021"/>
        </table:table-row>
        <table:table-row table:style-name="ro18">
          <table:table-cell office:value-type="string" calcext:value-type="string">
            <text:p>"Weil dann u.A. nicht die Seite dauernd umherspringt. Bei Spiegel Online weden keine Platzhalter geladen. Man sieht die Überschrift, will darauf klicken - und schon verschwindet diese. Die alte Krankheit, der alte Irrsinn, mit dem man die Leute zu Adblockern, Noscript und Anti-Trackern trieb, er lebt weiter. Und da schreibt Spiegel Online, Trump hätte aus dem für die USA schädlichen Ergebnis von Strafzöllen nichts gelernt. Ich aktiviere jetzt wieder alle digitalen Helferlein extra für Spiegel Online. Wenn SO mich nicht will, Bild will mich auch nicht, dann eben nicht. SO ist darüber hinaus die einzige Website, bei der man ""Angst"" haben muss, wenn man das Ende der Seite erreicht, weil man dann in einem Artikel Flugs auf der Startseite landet. Dass dieses Feld hier in dem ich diesen Text eingebe mit jedem Zeichen nach unten wächst, ist noch so ein Schwachpunkt. Kein Geld für richtige Programmierer? Niemand von SO, der mal seine Kinder diese Seite anschaun lässt? Die könnten Sie aufklären."</text:p>
          </table:table-cell>
          <table:table-cell office:value-type="string" calcext:value-type="string">
            <text:p>"Because then u.A. not the page keeps jumping around. Spiegel Online does not load placeholders. You see the headline, you want to click on it - and it disappears. The old disease, the old madness that drove people to adblockers, Noscript and anti-trackers, he lives on. And as Spiegel writes online, Trump would have learned nothing from the damaging to the US result of punitive tariffs. I activate again all digital helpers extra for Spiegel Online. If SO does not want me, Bild does not want me, then not. SO is also the only site where you have to be ""scared"" when you reach the bottom of the page, because then you end up in a flight article on the home page. That this field here in which I enter this text with each character grows down, is still such a weak point. No money for real programmers? Nobody from SO, who lets his kids look at this page? They could enlighten you."</text:p>
          </table:table-cell>
          <table:table-cell office:value-type="string" calcext:value-type="string">
            <text:p>negative</text:p>
          </table:table-cell>
          <table:table-cell table:number-columns-repeated="1021"/>
        </table:table-row>
        <table:table-row table:style-name="ro22">
          <table:table-cell office:value-type="string" calcext:value-type="string">
            <text:p>Umkreis sich Skripal so aufhält soll wohl möglichst nicht an die Öffentlichkeit kommen, das könnte sehr schädlich sein für einige. Vielleicht kümmert sich SPoN mal darum, wenn Sie schon nicht meinen Hinweis freigeben.</text:p>
          </table:table-cell>
          <table:table-cell office:value-type="string" calcext:value-type="string">
            <text:p>Circle around Skripal so probably is not possible to come to the public, that could be very harmful for some. Maybe SPoN will take care of it, if you do not release my hint.</text:p>
          </table:table-cell>
          <table:table-cell office:value-type="string" calcext:value-type="string">
            <text:p>negative</text:p>
          </table:table-cell>
          <table:table-cell table:number-columns-repeated="1021"/>
        </table:table-row>
        <table:table-row table:style-name="ro2">
          <table:table-cell office:value-type="string" calcext:value-type="string">
            <text:p>ganz offen, ich trauere ihm nicht nach. TTIP, Arroganz, Missachtung der SPD Wähler, Flüchtlingspolitik, wirkungslose Aktionismus- Diplomatie, usw. Der Mann war auf allen Posten eine Fehlbesetzung und schädlich für die SPD. Maas? Nun ja, abwarten. Besser weit weg im Aussendienst als in der Innenpolitik, dort war er eine Zumutung.</text:p>
          </table:table-cell>
          <table:table-cell office:value-type="string" calcext:value-type="string">
            <text:p>quite frankly, I do not grieve for him. TTIP, arrogance, disregard of the SPD voters, refugee policy, ineffective activist diplomacy, etc. The man was in all posts a miscarriage and harmful to the SPD. Maas? Well, wait. Better far away in the field service than in domestic politics, there he was an imposition.</text:p>
          </table:table-cell>
          <table:table-cell office:value-type="string" calcext:value-type="string">
            <text:p>negative</text:p>
          </table:table-cell>
          <table:table-cell table:number-columns-repeated="1021"/>
        </table:table-row>
        <table:table-row table:style-name="ro23">
          <table:table-cell office:value-type="string" calcext:value-type="string">
            <text:p>Jau. Nicht auszuschließen, dass Putin keine Lust mehr hat auf die WM und die damit verbundene Weltöffentlichkeit, hehe. Das Opfer hatte offenbar noch Fäden in die russische Botschaft. Auch nicht normal, oder? Und ist es nicht immer eine gute Prophylaxe gegen schädliches Gezwitscher, wenn man eine Krähe schießt und weit sichtbar aufs Feld hängt? Au: Trump hat soeben Tillerson gefeuert.</text:p>
          </table:table-cell>
          <table:table-cell office:value-type="string" calcext:value-type="string">
            <text:p>Jau. Not to be ruled out that Putin has no more desire for the World Cup and the associated world public, hehe. The victim apparently still had threads in the Russian embassy. Not normal, right? And is not it always a good prophylaxis against harmful chirping when you shoot a crow and hang it in the field, far visible? Au: Trump just fired Tillerson.</text:p>
          </table:table-cell>
          <table:table-cell office:value-type="string" calcext:value-type="string">
            <text:p>negative</text:p>
          </table:table-cell>
          <table:table-cell table:number-columns-repeated="1021"/>
        </table:table-row>
        <table:table-row table:style-name="ro6">
          <table:table-cell office:value-type="string" calcext:value-type="string">
            <text:p>"hätten auch eine Studie zum Nichtrauchen veröffentlichen können "" Rauchen ist nicht gesundheitsschädlich - gez. Dr. Marlboro"" Dann genau in diesem Tenor wird die US Einwohnerschaft Ver*rscht nach Strich und Faden. Diese Taktik wird doch nun seit längerem von den Nutznießern um Trump so gehandhabt. So war es bei diesem Statement dieses Nunes vor einiger Zeit und wird jetzt weiter perfektioniert. Dass das stabile Genie da einen Twitter Beitrag hinterher schiebt, war zu erwarten. Die Jünger brauchen doch schließlich die Bestätigung, um in Gänze überzeugt zu werden."</text:p>
          </table:table-cell>
          <table:table-cell office:value-type="string" calcext:value-type="string">
            <text:p>"could have also published a study on non-smoking ""smoking is not harmful to health - signed Dr. Marlboro"" Then it is precisely in this tenor, the US population is ver * rash after line and thread. This tactic has been handled for some time now by the beneficiaries around Trump. So it was with this statement of this Nunes some time ago and is now further perfected. It was to be expected that the stable genius would post a Twitter post. After all, the disciples need confirmation in order to be completely convinced."</text:p>
          </table:table-cell>
          <table:table-cell office:value-type="string" calcext:value-type="string">
            <text:p>negative</text:p>
          </table:table-cell>
          <table:table-cell table:number-columns-repeated="1021"/>
        </table:table-row>
        <table:table-row table:style-name="ro24">
          <table:table-cell office:value-type="string" calcext:value-type="string">
            <text:p>Wenn jemand jammert, der mit seinem Diesel statt 6 eher 10 bis 20 Liter verbraucht, kann ich das auch nicht nachvollziehen. Aber wenn jemand jammert, dessen Auto mit 4,8 Liter angegeben ist, und derjenige normalerweise zwischen 5,0 und 5,5 Liter liegt, und das Auto auch Euro 6 klassifiziert ist, kann ich das nachvollziehen, wenn er deswegen wo ausgesperrt wird. Ich gehöre in letztere Kategorie, aber jammern tue ich nicht. Sollen sie doch sperren, meine nächste Großsstadt ist Frankfurt/M, knapp 20 km von meinem Haus weg. Wann war ich nochmal das letzte Mal in der Innenstadt? Ich weiß es schon garnicht mehr so genau, vermutlich im letzten November, Kunst-Buchladen wegen Weihnachtsgeschenk. So 1-2 mal im Jahr bin ich in der Innenstadt, sonst nie. zur Not ginge dann auch S-Bahn ab Stadtrand, ich lasse mir meinen Diesel deswegen nicht wegnehmen. Schon garnicht im Tausch gegen einen Benziner. Das wird nämlich die nächste Sau sein, die durchs Dorf getrieben wird. Und wenn die auch durch ist, geht es den umweltschädlichen eAuto-Batterien an den Kragen, und den Kohlekraftwerken, die für die eAutos den Strom machen. Die DUH und die Medien leben von solchen Skandalen.</text:p>
          </table:table-cell>
          <table:table-cell office:value-type="string" calcext:value-type="string">
            <text:p>If someone complains that consumes with his diesel instead of 6 rather 10 to 20 liters, I can not understand that either. But if someone whines, whose car is specified with 4.8 liters, and the one usually between 5.0 and 5.5 liters, and the car is also classified Euro 6, I can understand that, if he is locked out where. I belong in the latter category, but I do not complain. If you want to lock, my next big city is Frankfurt / M, just 20 km away from my house. When was the last time I was in the city center? I'm not so sure, probably last November, art bookstore for Christmas present. So 1-2 times a year I'm in the city center, otherwise never. If need be, then also S-Bahn from the outskirts, I will not take my diesel because of that. Especially not in exchange for a petrol engine. This will be the next sow to be driven through the village. And if that's over, it's the polluting e-car batteries, and the coal-fired power plants that power the e-cars. The DUH and the media live from such scandals.</text:p>
          </table:table-cell>
          <table:table-cell office:value-type="string" calcext:value-type="string">
            <text:p>negative</text:p>
          </table:table-cell>
          <table:table-cell table:number-columns-repeated="1021"/>
        </table:table-row>
        <table:table-row table:style-name="ro10">
          <table:table-cell office:value-type="string" calcext:value-type="string">
            <text:p>Leider inhaltlich nur auf Vorschulniveau. Ich bin kein Ingenieur aber Augstein zieht sein Kernargument aus einer - freundlich ausgedrückt- gewagten Überlegung: Zitat: Wer mal mit dem Fahrrad hinter einem Bus an der Ampel gewartet hat, weiß, wovon die Rede ist. Gemeint sind schädliche Dieselabgase. Dazu ist eigentlich nur zu sagen: Besser still sein, wenn man keine Ahnung hat. Weder NOX noch Feinstaub kann man riechen oder sehen. Leider kommt der ganze Kommentar über das obige Niveau nicht hinaus.</text:p>
          </table:table-cell>
          <table:table-cell office:value-type="string" calcext:value-type="string">
            <text:p>"Unfortunately content only at preschool level. I'm not an engineer but Augstein draws his core argument from a - daring expressed - daring consideration: Quote: ""Who has waited with the bike behind a bus at the traffic lights, knows what the speech is. ?? Meant are harmful diesel exhaust. This is actually only to say: Better to be quiet, if you have no idea. Neither NOX nor fine dust can be smelled or seen. Unfortunately, the whole commentary does not go beyond the above level."</text:p>
          </table:table-cell>
          <table:table-cell office:value-type="string" calcext:value-type="string">
            <text:p>negative</text:p>
          </table:table-cell>
          <table:table-cell table:number-columns-repeated="1021"/>
        </table:table-row>
        <table:table-row table:style-name="ro3">
          <table:table-cell office:value-type="string" calcext:value-type="string">
            <text:p>Volle Zustimmung zu dieser Kolumne von Jakob Augstein und ich fahre einen Passat Diesel Euro 4. Wir haben doch schon länger Beschränkungen dahingehend, dass man mit Autos, die zuviel Schadstoffe ausstoßen, nicht mehr überall hin fahren kann, sprich Umweltzonen und dazugehörige Plaketten. Jetzt kommen halt noch 1-2 Plaketten dazu mit den damit verbundenen Beschränkungen. In vielen Städten in Europa gibt es bereits derartige Beschränkungen. In die Innnenstadt von Oslo darf ab 2025 kein Auto mit Verbrennungsmotor mehr reinfahren. Es wird auch Zeit, die Innenstädte wieder den Menschen zurückzugeben und lebenswert zu machen. Es ist kein Menschenrecht, mit seinem Auto immer überallhin fahren zu dürfen. Es ist aber ein Menschenrecht, dass man vor einfach vermeidbaren gesundheitsschädlichen Emissionen geschützt wird. Ich habe den Eindruck, dass den jammernden Dieselfahrern, die kürzlich vom UBA hochgerechneten 6000 Menschen, die jährlich vorzeitig wegen zu hoher Sickoxydkonzentrationen sterben, herzlich am Arsch vorbei gehen. Es gibt im übrigen</text:p>
          </table:table-cell>
          <table:table-cell office:value-type="string" calcext:value-type="string">
            <text:p>Full approval for this column by Jakob Augstein and I drove a Passat Diesel Euro 4. We have had restrictions for a long time to the effect that with cars that emit too much pollutants, you can no longer go anywhere, ie environmental zones and associated plaques. Now come just 1-2 plaques with the associated restrictions. Many cities in Europe already have such restrictions. In the inner city of Oslo from 2025 no car with internal combustion engine drive in more. It is also time to return the inner cities to the people and make them worth living. It is not a human right to always drive anywhere with your car. But it is a human right to be protected from simply avoidable harmful emissions. I have the impression that the lamenting Diesel drivers, the recently calculated by the UBA 6000 people who prematurely die prematurely every year because of too high concentrations of fouling, pass heartfelt. There are, by the way</text:p>
          </table:table-cell>
          <table:table-cell office:value-type="string" calcext:value-type="string">
            <text:p>negative</text:p>
          </table:table-cell>
          <table:table-cell table:number-columns-repeated="1021"/>
        </table:table-row>
        <table:table-row table:style-name="ro25">
          <table:table-cell office:value-type="string" calcext:value-type="string">
            <text:p>"... ich ihnen bei vielen Ihrer Kolumnen bisher zustimmen könnte, neige ich hier doch eher Ihrem guten Freund Fleischhauer zu. Nicht dass Diesel der Himmel auf Erden wäre, ganz und garnicht. Aber diese Diskussion ist nicht ehrlich, sondern im Tiefsten verlogen. Herr Augstein, Sie argumentieren moralisch, wenn Sie sagen: ""Das Diesel-Mimimi nervt. Die Leute wurden von der Industrie und der Politik betrogen. Aber sie wollten sich gerne betrügen lassen. Dann sollen sie jetzt die Klappe halten und ihre Verantwortung tragen."" Aber es ist eine selbstgemachte Moral, eine Zeitgeistmoral, die morgen so, und übermorgen ganz anders sein kann. Vielleicht kommt mal jemand zu Ihnen, Herrn Augstein, und sagt Ihnen mal, wie umweltschädlich all die Server sind, die nötig sind, um SPON und den ""Freitag"" herausgeben zu können. Und das Papier erst, die Bäume. Wissen Sie nicht, Herr Augstein, wieviel Bäume sterben müssen, nur damit Sie Ihren Müll unter die Leute bringen können? Vielleicht lässt es ja die momentane Gesetzeslage zu, aber das kann sich ganz schnell ändern. Und so wurden Sie betrogen, haben aber auch betrogen. Und vielleicht geht es da mal um viel mehr, als einen Diesel. Vielleicht, aber daran glauben Sie möglicherweise nicht, geht es mal um das ewige Leben. Für Sie ist das hier ein Spiel, mit dem Diesel, und dem Enteignen. Gut genug um Stoff für eine Kolumne herzugeben. Aber es geht in Wahrheit um viel mehr."</text:p>
          </table:table-cell>
          <table:table-cell office:value-type="string" calcext:value-type="string">
            <text:p>"... I could agree with you on many of your columns so far, but I tend here rather your good friend Fleischhauer. Not that Diesel is heaven on earth, not at all. But this discussion is not honest, but in the deepest lie. Mr. Augstein, you argue morally when you say, ""Diesel Mimimi is annoying people were cheated out of industry and politics, but they wanted to be cheated, then shut up and take their responsibilities."" But it's a self-made morality, a zeitgeist moral that can be so different tomorrow, and the day after tomorrow. Maybe somebody will come to see you, Mr. Augstein, and tell you how damaging the environment all the servers are that are necessary to be able to release SPON and the ""Freitag"". And the paper first, the trees. Do not you know, Mr. Augstein, how many trees have to die, just so you can bring your garbage to the people? Maybe it allows the current law, but that can change very quickly. And so you were cheated, but also cheated. And maybe it's about much more than a diesel. Maybe, but you may not believe it, it's about eternal life. For you, this is a game, with the diesel, and the expropriating. Good enough to give substance for a column. But it's really about a lot more."</text:p>
          </table:table-cell>
          <table:table-cell office:value-type="string" calcext:value-type="string">
            <text:p>negative</text:p>
          </table:table-cell>
          <table:table-cell table:number-columns-repeated="1021"/>
        </table:table-row>
        <table:table-row table:style-name="ro21">
          <table:table-cell office:value-type="string" calcext:value-type="string">
            <text:p>"Wenn jemand schreibt: ""Das Auto sollte mir und der Umwelt guttun"", der geht mit eigenständigem Denken eher sparsam um. Jeder weiß: das, was aus einem Auto hinten rauskommt, tut der Umwelt und den Menschen nie gut. Das ist eine Binsenweisheit und sollte sich auch kein Autofahrer schönreden. Also kann das Versprechen beim Kauf des Autos nur besagt haben, dass es vielleicht weniger Schaden anrichtet als das dreckigere Vorgängermodel. Also weiß jeder Autofahrer, dass er der Umwelt Schaden zufügt; die Frage ist nur wieviel. Alle, die sich jetzt so fürchterlich aufregen, sollten doch bitte nicht so dumm-dreist sein, zu behaupten, so wären der Meinung gewesen, nichts schädliches zu tun. Denkt man das zu Ende, dann weiß jeder Autofahrer ganz genau, dass er der Umwelt und anderen Menschen Schaden zufügt. Und dafür trägt er auch eine Verantwortung. Das soll natürlich nicht von der Verantwortung ablenken, die die Autoindustrie für ihren Betrug zu tragen hat. Doch kein Autofahrer sollte sagen, er wäre gänzlich unschuldig. Das weiß jeder besser."</text:p>
          </table:table-cell>
          <table:table-cell office:value-type="string" calcext:value-type="string">
            <text:p>"If someone writes: ""The car should be good for me and the environment"", it is rather economical with independent thinking. Everyone knows that what comes out of a car does not do any good to the environment and to people. This is a truism and no car driver should be nice. So the promise to buy the car can only say that it might do less damage than the dinkier predecessor model. So every car driver knows that he harms the environment; the question is how much. Anyone who gets so upset now should not be stupid enough to say they did not think they were doing anything harmful. If you think this over, then every car driver knows exactly that he is harming the environment and other people. And he also has a responsibility. Of course this should not distract from the responsibility that the car industry has to bear for its fraud. But no car driver should say that he is completely innocent. Everyone knows that better."</text:p>
          </table:table-cell>
          <table:table-cell office:value-type="string" calcext:value-type="string">
            <text:p>negative</text:p>
          </table:table-cell>
          <table:table-cell table:number-columns-repeated="1021"/>
        </table:table-row>
        <table:table-row table:style-name="ro11">
          <table:table-cell office:value-type="string" calcext:value-type="string">
            <text:p>"Nach Ihren eigenen Worten ist immerhin der Grenzwert für ""Büros"" um 50% höher als der für Straßenkreuzungen, was schon komisch anmutet. Darüberhinaus: wenn an Firmenarbeitsplätzen für eine Schicht (8 Stunden) als &lt;i&gt;Mittelwert&lt;/i&gt; eine fast 16fach höhere Konzentration erlaubt ist als an der besagten Straßenkreuzung, hat man schon Zweifel ob bei Zugrundelegung solcher Zahlenverhältnisse die geringfügige oder auch meinetwegen deutliche Überschreitung der 40µg-Grenze an der Kreuzung wirklich unmittelbar gesundheitsschädlich sein kann. - Im übrigen: selbst wenn. Eines sollte beachtet werden: in einem verarmten Land wird die Lebenserwartung des Einzelnen deutlich kürzer sein als jetzt, auch wenn die Stickoxidemissionen gleich null sind."</text:p>
          </table:table-cell>
          <table:table-cell office:value-type="string" calcext:value-type="string">
            <text:p>"In your own words, after all, the limit for ""offices"" is 50% higher than that for street crossings, which seems weird. In addition, if at company workstations for a shift (8 hours) as a &lt;i&gt; average &lt;/ i&gt; concentration is allowed almost 16 times higher concentration than at the said intersection, one has doubts whether based on such numerical ratios, the slight or even my clear overrun the 40μg limit at the crossroads can be really damaging to health. - By the way: even if. One thing to keep in mind is that in an impoverished country, life expectancy will be significantly shorter than it is now, even if nitrogen oxide emissions are zero."</text:p>
          </table:table-cell>
          <table:table-cell office:value-type="string" calcext:value-type="string">
            <text:p>negative</text:p>
          </table:table-cell>
          <table:table-cell table:number-columns-repeated="1021"/>
        </table:table-row>
        <table:table-row table:style-name="ro26">
          <table:table-cell office:value-type="string" calcext:value-type="string">
            <text:p>ich glaube, Ihnen geht es mehr um den Effekt und die Provokation als um das eigentliche Thema. Fakt ist doch, dass Politik und Industrie uns bisher weisgemacht haben, dass Euro 6 das Optimum an Schadstoffausstoß sei, indem sie die Abgasnormen auf dem Prüfstand haben messen lassen, anstatt im tatsächichen Betrieb. Wer auf diese Label vertraut hat (wie u.a ich), hat vor zwei Jahren (unmittelbar vor Auffliegen des Dieselskandals) in gutem Glauben ein Auto gekauft, dass jetzt praktisch nicht mehr oder nur unter erheblichen Abschlägen beim Preis zu verkaufen ist, weil die Politik jetzt auf einmal beschlossen hat, dass die Abgasnormen vom Prüfstand doch nicht das Wahre sind. Mich schrecken die Fahrverbote überhaupt nicht - ich nehme für die Stadt eh das Fahrrad - aber der Wertverlust ist schon ziemlich ärgerlich. Sicher kann man darüber streiten, ob man das jetzt Enteignung nennen soll, de facto läuft es aber darauf raus, egal wie man's nennt. Und was die Schadstoffbelastung durch Stickoxide angeht: Die ist in den letzten Jahren konstant besser geworden, de facto ist die Luft in den Städten heute wahrscheinlich so sauber oder vielleicht sogar sauberer als zuletzt vor dem Krieg. Ich bin in den späten 60ern in Saarbrücken aufgewachsen, als dort die Stahlindustrie noch rund lief und kann das aus eigener Erfahrung bestätigen. Natürlich bin ich dafür, die Luftqualität nach Möglichkeit weiter zu verbessern, aber irgendwann ist auch dabei ein Punkt erreicht, wo das vielleicht gar nicht mehr geht, ohne die individuelle Mobilität (sprich: das Auto) erheblich einzuschränken oder ganz abzuschaffen. Diesem Punkt haben wir uns jetzt schon ziemlich angenähert. Gänzlich frei von Luftschadstoffen war die Erdatmosphäre wahrscheinlich noch nie - auch in der Steinzeit haben die Menschen schon eine Menge Dreck eingeatmet, wenn sie z.B. auf dem offenen Herdfeuer in geschlossenen Räumen gekocht haben. Unsere Lebenserwartung hat sich seitdem aber verdreifacht und wird immer noch in einem Maße länger, das wir kaum mehr bewältigen können (Pflegenotstand, Altersarmut, Fachkräftemangel, Rentenbeiträge usw). Da sollte man das bisschen Stickoxid, was wir noch nicht aus der Luft ausfiltern können und seine schädlichen Auswirkungen vielleicht auch nicht so überbewerten...</text:p>
          </table:table-cell>
          <table:table-cell office:value-type="string" calcext:value-type="string">
            <text:p>I think you are more concerned with the effect and the provocation than the actual topic. The fact is that politics and industry have so far told us that Euro 6 is the optimum pollutant emissions by having the emission standards put to the test rather than in actual operation. Anyone who has trusted in this label (like me, among others) bought a car in good faith two years ago (right before the diesel scandal hit) that is now virtually non-existent, or only at substantial discounts, for sale because politics is now decided at once that the emission standards from the test bench are not the truth. The driving bans do not scare me at all - I take the bike anyway for the city - but the depreciation is quite annoying. Of course you can argue about whether that should be called expropriation, but in fact it comes down to it no matter what you call it. And as far as the pollution by nitrogen oxides is concerned: it has been constantly improving in recent years, in fact the air in the cities today is probably as clean or perhaps even cleaner than before the war. I grew up in Saarbrücken in the late sixties when the steel industry was still running around there and can confirm that from my own experience. Of course I am in favor of improving the air quality as far as possible, but at some point a point is reached where this may not work anymore, without significantly restricting or abolishing individual mobility (ie the car). We have already come close to this point. The Earth's atmosphere was probably never completely free of air pollutants - even in the Stone Age, people have already inhaled a lot of dirt, when, for example, cooked on the open hearth in closed rooms. However, our life expectancy has tripled since then and is still growing at a rate that we can barely cope with (care needs, old age poverty, shortage of skilled workers, pension contributions, etc.). Since you should the little bit of nitric oxide, which we can not filter out of the air and its harmful effects maybe not so overestimate ...</text:p>
          </table:table-cell>
          <table:table-cell office:value-type="string" calcext:value-type="string">
            <text:p>negative</text:p>
          </table:table-cell>
          <table:table-cell table:number-columns-repeated="1021"/>
        </table:table-row>
        <table:table-row table:style-name="ro14">
          <table:table-cell office:value-type="string" calcext:value-type="string">
            <text:p>"Ein um 50% höherer Grenzwert ist aber kein ""20-fach"" höherer Wert, wie permanent fälschlich behauptet wird. Da sich bei einer Studie ab 3000 µg/m3 (wenn ich mich recht erinnere) asthmatische Anfälle und sogar eine Lungenembolie einstellten, ist vorstellbar, dass man in der Industrie zackig zur Atemmaske greift, wenn hohe Konzentrationen auftreten, die hat man an der Strassenkreuzung eher nicht zur Hand, auch nicht in der direkt an der Kreuzung anliegenden Wohnung, und eine jahrelange Exposition (auch - vielleicht - zunächst ohne unmittelbare Folgen für die Gesundheit) könnte durchaus gesundheitsschädlich sein. Die Wissenschaft bemüht sich ja gerade dies zu evaluieren. Zur Verhältnismäßigkeit des Grenzwertes für Arbeitsplätze an/in technischen Anlagen: Das ist dann wie beim Bergmann, der mit 50 Frührentner wird, weil er eine (Kohle)Staublunge hat. Alt wurde man an solchen Arbeitsplätzen (technische Anlagen) eher nicht, d.h. mehr als 30 Jahre in einer solchen Umgebung zu arbeiten wird in der Praxis vermutlich kaum jemand gesund überstehen. Es gibt sicher Arbeitsmediziner die Aussagen zu hohen NO2-Konzentrationen machen können oder bereits gemacht haben. Beim Feinstaub wiederum sind auch Belastungen unterhalb der Grenzerte gesundheitsschädlich, da sich die feinen Partikel in der Lunge ansammeln und die Partikel dann in der Lunge Anlageflächen für andere krebserregende Abgase bieten."</text:p>
          </table:table-cell>
          <table:table-cell office:value-type="string" calcext:value-type="string">
            <text:p>"However, a 50% higher limit is not a ""20-fold"" higher value, as it is consistently wrongly claimed. Since in a study from 3000 μg / m3 (if I remember rightly) asthmatic seizures and even a pulmonary embolism occurred, it is conceivable that in the industry jagged access to the respiratory mask, when high concentrations occur, which is more likely at the intersection not at hand, not even in the apartment right next to the intersection, and exposure for years (even - perhaps - initially without any direct health consequences) could well be harmful to your health. Science is trying hard to evaluate this. On the proportionality of the limit for jobs at / in technical systems: This is then like the miner, who is 50 early retirees, because he has a (coal) pneumoconiosis. One did not tend to get old in such workplaces (technical installations), i. Hardly anyone will survive well in practice for more than 30 years in such an environment. There are certainly occupational physicians who can make statements to high NO2 concentrations or have already done. In the case of particulate matter, burdens below the limit are harmful to health, since the fine particles accumulate in the lungs and the particles then provide contact surfaces for other carcinogenic exhaust gases in the lungs."</text:p>
          </table:table-cell>
          <table:table-cell office:value-type="string" calcext:value-type="string">
            <text:p>negative</text:p>
          </table:table-cell>
          <table:table-cell table:number-columns-repeated="1021"/>
        </table:table-row>
        <table:table-row table:style-name="ro27">
          <table:table-cell office:value-type="string" calcext:value-type="string">
            <text:p>Überträgt man den Gedankengang des Autors auf semtliche Technologien und die dazugehörigen rechtlichen Rahmen würden wir bald alle Tot sein! Es ist eben staatliche Pflicht und nicht die Aufgabe des Individuums durch Gesetze die Bürger vor der moralfreien kapitalistischen Denkweise der Industrie zu schützen! Ein paar Beispiele: 1. Atomkraft: natürlich weiß der Bürger, dass radioaktive Strahlung gefährlich ist. Dennoch geht er davon aus, dass er in der Nähe von Atomkraftwerken dank staatlicher Kontrolle ziemlich sicher leben kann. 2. Nahrung: Natürlich lässt sich Geld sparen wenn die Nahrungsmittelindustrie nur noch Ersatzstoffe verwendet aber der Staat muss diese verbieten falls diese Gesundheitsschädlich sind. ... Dass alles kann nicht den Bürgern überlassen werden. Falls der Staat etwas genehmigt was die Gesundheit beeinträchtigt, muss er dafürgrade stehen. Folglich müsste der verantwortliche Politker und die Staatskasse die konziquenzen tragen.</text:p>
          </table:table-cell>
          <table:table-cell office:value-type="string" calcext:value-type="string">
            <text:p>If one transfers the train of thought of the author to semantic technologies and the associated legal framework, we would all be dead soon! It is the duty of the individual and not the task of the individual to protect the citizens from the moral-free capitalist way of thinking of industry by laws! A few examples: 1. Nuclear power: of course, citizens know that radioactive radiation is dangerous. Nevertheless, he assumes that he can live quite safely near nuclear power plants thanks to state control. 2. Food: Of course, money can be saved if the food industry uses only substitutes, but the state must ban them if they are harmful. ... that everything can not be left to the citizens. If the state approves something that affects your health, you have to stand up for it. Consequently, the responsible politician and the treasury would have to bear the concessions.</text:p>
          </table:table-cell>
          <table:table-cell office:value-type="string" calcext:value-type="string">
            <text:p>negative</text:p>
          </table:table-cell>
          <table:table-cell table:number-columns-repeated="1021"/>
        </table:table-row>
        <table:table-row table:style-name="ro2">
          <table:table-cell office:value-type="string" calcext:value-type="string">
            <text:p>Bewerben Sie sich doch für einen der deutschen Ausbeutungsjobs. Auf gehtˋs! Nicht immer nur faseln und von anderen fordern. Was man Ihnen als trader in den Hintern bläst, wollen wir sowieso besser nicht wissen  gesellschaftlich sinnvoller und gesamtwirtschaftlich weniger schädlich sind Jobs in der Gastro allemal.</text:p>
          </table:table-cell>
          <table:table-cell office:value-type="string" calcext:value-type="string">
            <text:p>Apply for one of the German exploitation jobs. Here we go! Do not just babble and demand from others. What you trader ?? blows in the butt, we do not want to know better anyway? Socially meaningful and economically less harmful jobs in the restaurant are always.</text:p>
          </table:table-cell>
          <table:table-cell office:value-type="string" calcext:value-type="string">
            <text:p>negative</text:p>
          </table:table-cell>
          <table:table-cell table:number-columns-repeated="1021"/>
        </table:table-row>
        <table:table-row table:style-name="ro28">
          <table:table-cell office:value-type="string" calcext:value-type="string">
            <text:p>Schon Johann Wolfgang von Goethe hat es gewusst: des Teufels schäbigste Taktik ist, die Nichtexistenz des Teuflischen zu behaupten. Übersetzt auf die heutige Zeit: - rechte, rassistische Nazis behaupten, dass sie gar keine Nazis sind! - Diesel-benebelte Schlaumeier beschwichtigen, dass Stickoxide gar nicht gesundheitsschädlich sind! - die Bauern- und Agrarlobby erklärt, dass Glyphosat weder für Mensch noch für Tier schädlich ist! - die Union behauptet: uns allen ging es noch nie so gut (noch dreister erklärt der gescheiterte Möchtegern-Merkel-Putschist Spahn: auch ohne Tafeln muss in Deutschland niemand hungern)! - die Wirtschafts- und Finanzelite beschwört: die soziale Ungleichheit nimmt gar nicht zu und im übrigen ist soziale Ungleichheit gar nicht ungerecht Verkehrte Welt? https://youtu.be/QqoSPmtOYc8</text:p>
          </table:table-cell>
          <table:table-cell office:value-type="string" calcext:value-type="string">
            <text:p>Johann Wolfgang von Goethe already knew: the devil's shabbiest tactic is to assert the non-existence of the devilish. Translated to the present day: - right-wing, racist Nazis claim that they are not Nazis! - Diesel-dappled smarty assure that nitrogen oxides are not harmful to your health! - the farmers' and agrarian lobby declares that glyphosate is not harmful to humans or animals! - the Union claims: we all have never been so good (even more blatantly declares the failed would-be Merkel-Putschist Spahn: even without tablets in Germany no one must starve)! - the economic and financial elite conjures up: social inequality does not increase and otherwise social inequality is not unfair. https://youtu.be/QqoSPmtOYc8</text:p>
          </table:table-cell>
          <table:table-cell office:value-type="string" calcext:value-type="string">
            <text:p>negative</text:p>
          </table:table-cell>
          <table:table-cell table:number-columns-repeated="1021"/>
        </table:table-row>
        <table:table-row table:style-name="ro6">
          <table:table-cell office:value-type="string" calcext:value-type="string">
            <text:p>"""Ich bin Dieselfahrer"" Toll. Na und ? Bin ich auch. Nur fühle ich mich von den Autokonzernen und der Politik betrogen und zwar um Geld. Das ist staatlich sanktionierter Diebstahl. Und Hr. F. fällt nichts anderes dazu ein als: Die Grenzwerte sind zu niedrig. Geht's noch! Passen wir doch einfach alle Grenzwerte nach oben an. Irgendwann ist Radioaktivität, Nitrat im Trinkwasser oder Asbest dann auch wieder per Definition unschädlich. Unsere Regierung wurde jetzt vom Gericht dazu verpflichtet, die eigenen Gesetze einzuhalten. Passt Hr. F. nicht. Er empfiehlt sich lieber für einen Posten im VDA. Mannmannmann."</text:p>
          </table:table-cell>
          <table:table-cell office:value-type="string" calcext:value-type="string">
            <text:p>"""I'm a diesel driver"" Great. So what ? I am too. Only I feel betrayed by the auto companies and politics and indeed for money. This is state sanctioned theft. And Mr. F. can not help but think: The limits are too low. Are you crazy! Let's just adjust all limits upwards. At some point radioactivity, nitrate in drinking water or asbestos is again harmless by definition. Our government has now been required by the court to uphold its own laws. Fits Mr. Not. He prefers to be recommended for a job in the VDA. Man man man."</text:p>
          </table:table-cell>
          <table:table-cell office:value-type="string" calcext:value-type="string">
            <text:p>negative</text:p>
          </table:table-cell>
          <table:table-cell table:number-columns-repeated="1021"/>
        </table:table-row>
        <table:table-row table:style-name="ro15">
          <table:table-cell office:value-type="string" calcext:value-type="string">
            <text:p>Glückwunsch zu diesem sehr treffenden Artikel. Wer beschützt uns endlich uns vor diesen Sesselpupsern in Brüsseler und deutschen Amtsstuben. Wann werden Grenzerte für diese Pupser eingeführt (jeder Pups enthält das klimaschädliche Methan)...</text:p>
          </table:table-cell>
          <table:table-cell office:value-type="string" calcext:value-type="string">
            <text:p>Congratulations on this very relevant article. Who will finally protect us from these chairpuppers in Brussels and German offices? When are Borderers introduced for these Pupser (each Pups contains the climate-damaging methane) ...</text:p>
          </table:table-cell>
          <table:table-cell office:value-type="string" calcext:value-type="string">
            <text:p>negative</text:p>
          </table:table-cell>
          <table:table-cell table:number-columns-repeated="1021"/>
        </table:table-row>
        <table:table-row table:style-name="ro4">
          <table:table-cell office:value-type="string" calcext:value-type="string">
            <text:p>Glückwunsch zu diesem sehr treffenden Artikel. Wer beschützt uns endlich uns vor diesen Sesselpupsern in Brüsseler und deutschen Amtsstuben. Wann werden Grenzerte für diese Pupser eingeführt (jeder Pups enthält das klimaschädliche Methan)... VW hat bereits Milliarden zu Unrecht in die USA überweisen müssen. http://www.manager-magazin.de/unternehmen/autoindustrie/diesel-95-prozent-der-autos-laut-test-zu-dreckig-a-1073001.html und die Anwälte dort haben sich eine goldene Nase verdient und bei uns scharren sie auch schon mit den Hufen. Wann hört dieser Irrsinn endlich auf. Ist die Luft etwa in New York, oder Pittsburgh, Mailand und Paris besser??</text:p>
          </table:table-cell>
          <table:table-cell office:value-type="string" calcext:value-type="string">
            <text:p>Congratulations on this very relevant article. Who will finally protect us from these chairpuppers in Brussels and German offices? When will limiters be introduced for these Pupser (each Pups contains the climate-damaging methane) ... VW has already wrongly transferred billions to the United States. http://www.manager-magazin.de/unternehmen/autoindustrie/diesel-95-prozent-der-autos-laut-test-zu-dreckig-a-1073001.html and the lawyers there have earned a golden nose and with us, they are already scratching with their hooves. When will this madness finally stop? Is the air better in New York or Pittsburgh, Milan and Paris?</text:p>
          </table:table-cell>
          <table:table-cell office:value-type="string" calcext:value-type="string">
            <text:p>negative</text:p>
          </table:table-cell>
          <table:table-cell table:number-columns-repeated="1021"/>
        </table:table-row>
        <table:table-row table:style-name="ro17">
          <table:table-cell office:value-type="string" calcext:value-type="string">
            <text:p>Naja beim Benziner sind wir dann beim feinstaub der die Leute killt übrigens auch eautos verursachen reichlich feinstaub... Das ist das eigentlich störende das der Benziner auf einer anderen Ebene genauso gesundheitsschädlich ist wie der diesel wird in der aktuellen Debatte vernachlässigt mMn.</text:p>
          </table:table-cell>
          <table:table-cell office:value-type="string" calcext:value-type="string">
            <text:p>Well, the petrol engine we are then the fine dust of the people kills by the way also cause eautos plenty of fine dust ... This is the really annoying that the gasoline on another level is just as harmful as the diesel is neglected in the current debate mMn.</text:p>
          </table:table-cell>
          <table:table-cell office:value-type="string" calcext:value-type="string">
            <text:p>negative</text:p>
          </table:table-cell>
          <table:table-cell table:number-columns-repeated="1021"/>
        </table:table-row>
        <table:table-row table:style-name="ro7">
          <table:table-cell office:value-type="string" calcext:value-type="string">
            <text:p>Die aktuelle Presse Hysterie wurde durch Konkurrenten der Deutschen Automobilindustrie ausgelöst! Mit kleinem Geld haben unredliche Anwälte idiotische Klagen im Namen der Deutschen Umwelt eingereicht. Miese Richter taten das Übrige. Nur zur Erinnerung Dieselmotoren haben den höchsten Wirkungsgrad und haben letztlich die geringste CO2 Emissionen d.h Umweltbelastungen! Diesel haben andere und viel ungiftigere Schadstoffe als Benziner oder Flugzeuge! Die Schadstoffe die aus Benzintanks und Auspuffen qualmen sind im Zweifel schädlicher als Emmissionen von Dieseln. Die Diskussion und Pressehysterie um die idiotischen willkürlichen NOX Grenzwerte erscheinen angesichts der unrealistisch niedrigen Milligramm absurd. Unsere Ökostalinisten machen Deutschland kaputt und nicht Dieselabgase. Jeder Raucher, Griller oder Einmalimjahrflieger darf bei Dieselabgasen garnicht mitreden!</text:p>
          </table:table-cell>
          <table:table-cell office:value-type="string" calcext:value-type="string">
            <text:p>The current press hysteria was triggered by competitors of the German automotive industry! With small money, dishonest lawyers have filed idiotic lawsuits on behalf of the German Environment. Lousy judges did the rest. Just a reminder Diesel engines have the highest efficiency and ultimately have the lowest CO2 emissions, ie environmental pollution! Diesel have other and much less toxic pollutants than gasoline or aircraft! The pollutants that smoke from fuel tanks and exhausts are more harmful in case of doubt than emissions of diesel. The discussion and press hysteria surrounding the idiotic arbitrary NOX limits seem absurd given the unrealistically low milligrams. Our eco-Stalinists break Germany and not diesel exhaust. Every smoker, griller or one-year flyer should not have a say in diesel exhaust!</text:p>
          </table:table-cell>
          <table:table-cell office:value-type="string" calcext:value-type="string">
            <text:p>negative</text:p>
          </table:table-cell>
          <table:table-cell table:number-columns-repeated="1021"/>
        </table:table-row>
        <table:table-row table:style-name="ro8">
          <table:table-cell office:value-type="string" calcext:value-type="string">
            <text:p>Wenn gesetzliche Richtlinien bei einem Kauf eingehalten werden, ist alles andere hier irrelevant bzgl. der Haftbarkeit! Dass es hier ernsthaft Leute gibt, die lieber einen sparsamen Diesel von der Straße bekommen als z.B. einen hochmotorisierten Benziner ist eine Farce. Die meisten davon sind ja auch ohnehin einfach gegen starke Motoren und dicke Autos und schieben den Diesel nur vor. Bin gespannt wie verständnisvoll diese Menschen noch für neue Gesetze sind wenn sie selbst einmal willkürlich enteignet werden sollten. Das kann ja allem und jedem blühen ... Elektrosmog bei eAutos, schädliche Bausubstanz bei Häusern, Urlaubsflüge, was auch immer ....</text:p>
          </table:table-cell>
          <table:table-cell office:value-type="string" calcext:value-type="string">
            <text:p>If legal guidelines are followed with a purchase, everything else here is irrelevant regarding the liability! That there are serious people here who would rather get a frugal diesel from the road than, for example, a high-powered petrol engine is a farce. Most of them are simply against strong engines and big cars anyway and push the diesel only forward. Let's see how understanding these people are for new laws if they themselves should be arbitrarily expropriated. That can bloom for everything and everyone ... Electrosmog with e-cars, harmful building fabric in houses, vacation flights, whatever ....</text:p>
          </table:table-cell>
          <table:table-cell office:value-type="string" calcext:value-type="string">
            <text:p>negative</text:p>
          </table:table-cell>
          <table:table-cell table:number-columns-repeated="1021"/>
        </table:table-row>
        <table:table-row table:style-name="ro12">
          <table:table-cell office:value-type="string" calcext:value-type="string">
            <text:p>Jeder Verbrennungsmotor erzeugt Emissionen. Sogar das Elektrofahrzeug. Wenn ich aber den Berufsverkehr beobachte, sehe ich meistens nur eine Person im Fahrzeug. Dies ist nicht unwirtschaftlich, sondern auch umweltschädlich. Wenn man den Individualverkehr eindämmen würde, wäre schon vieles besser. Leider sind durch die Flexibilisierung der Arbeitszeiten, die Möglichkeit eine Fahrgemeinschaft zu bilden, erschwert worden, wenn auch unmöglich. Auch die Nutzung der Öffentlichen Verkehrsmitte, ist wegen der zum Teil schlechten Verbindungszeiten und viel zu hohen Preisen nicht lukrativ. Wenn man diese Punkte angehen würde, wäre uns auch schon viel geholfen. Unter umständen muss man auch mal etwas von seiner Bequemlichkeit abgeben. Und wer den Diesel ganz so vehement Verteufelt, möchte ich fragen, wie oft im Jahr wird das Flugzeug für den Urlaub benutzt ? http://www.dw.com/de/was-richten-flugzeugemissionen-an/a-15748640 Um die Welt sauberer zu bekommen sind wir alle gefordert, nicht nur die Diesel Fahrer. Natürlich wird das Auswirkungen auf die Wirtschaft haben. Aber bis dahin ist noch ein langer Weg. Ich hoffe nur das wir ihn nicht zu spät einschlagen werden.</text:p>
          </table:table-cell>
          <table:table-cell office:value-type="string" calcext:value-type="string">
            <text:p>Every combustion engine generates emissions. Even the electric vehicle. But when I watch the rush hour, I usually see only one person in the vehicle. This is not uneconomical, but also harmful to the environment. If one would curb the individual traffic, much would be better. Unfortunately, the flexibility of working hours, the ability to form a carpool, has been hampered, albeit impossible. Also, the use of the public transport center, is not lucrative because of the sometimes poor connection times and far too high prices. If you approached these points, we would have helped a lot. Under circumstances you have to give something of its comfort. And who vilifies the diesel quite so vehemently, I would like to ask, how often in the year the airplane is used for the vacation? http://www.dw.com/www.what-direct-air-missions-an/a-15748640 To get the world cleaner we are all challenged, not only the diesel drivers. Of course, that will have an impact on the economy. But there is still a long way to go. I just hope that we will not beat him too late.</text:p>
          </table:table-cell>
          <table:table-cell office:value-type="string" calcext:value-type="string">
            <text:p>negative</text:p>
          </table:table-cell>
          <table:table-cell table:number-columns-repeated="1021"/>
        </table:table-row>
        <table:table-row table:style-name="ro8">
          <table:table-cell office:value-type="string" calcext:value-type="string">
            <text:p>die Lebenserwartung steigt und steigt. Ich will gar nicht wissen, was ein Raucher mit 1 einzigen Zigarette in sich reinpfeift. Kranke, Ältere, Neugeborene, Menschen mit Vorerkrankungen. Babys und Kleinkinder verbringen nicht ihre Lebenszeit an Straßenkreuzungen und unter vielbefahrenen Autobahnbrücken. Jeder der studiert hat, weiß auf welchem dünnen Eis Hochrechnungen gebastelt werden, die einer nähren Überprüfung nicht stand halten. Wenn man einem Hypochonder das Gefühl gibt, er atme schädliche Luft ein, dann wird man einen 30% Placeboeffekt nachweisen können, auch wenn die Luft rein ist&amp;gt;&amp;gt;&amp;gt; alles Einbildung</text:p>
          </table:table-cell>
          <table:table-cell office:value-type="string" calcext:value-type="string">
            <text:p>Life expectancy is rising and rising. I do not want to know what a smoker whistles in with a single cigarette. Ill, elderly, newborn, people with pre-existing conditions. Babies and toddlers do not spend their lives at intersections and busy highway bridges. Anyone who has studied knows what thin ice sketches are made that can not stand up to a nourishing test. If you give a hypochondriac a feeling that it is inhaling harmful air, then you will be able to detect a 30% placebo effect, even if the air is clean &amp; gt; &amp; gt; &amp; gt; all imagination</text:p>
          </table:table-cell>
          <table:table-cell office:value-type="string" calcext:value-type="string">
            <text:p>negative</text:p>
          </table:table-cell>
          <table:table-cell table:number-columns-repeated="1021"/>
        </table:table-row>
        <table:table-row table:style-name="ro29">
          <table:table-cell office:value-type="string" calcext:value-type="string">
            <text:p>Was ist eigentlich so schwer zu verstehen? Die große Mehrzahl der Dieselautos, nämlich Euro 5 und Euro 6 stößt real viel, viel, viel zu viel schädliche Abgase aus. Was soll jetzt ein Verbot von alten Dieseln 4, 3,2 bringen? Davon gibt es in Summe deutlich weniger und die sind teilweise sogar sauberer wie Euro6. Aus Sicht der Industrie ist die Sache klar. Alte verschrotten, Neue verkaufen. Prima Geschäft. Aus Sicht der Umwelt dürfte das Ergebnis alles andere als Prima sein. Aus Sicht der Politik ist die Sache auch klar. Aktionismus. Euro6 wird einfach zum sauberen Fahrzeug ernannt. Bisschen Software Update als Lösung wird akzeptiert ( Die Autoindustrie wird sich schon entsprechend bei einzelnen Akteuren bedanken) Politiker stehen gut da und retten Arbeitsplätze (Zumindest so lange bis wir hier mit sauberen Fahrzeugen aus China zugeschüttet werden und keiner mehr unsere Stinker kaufen will) Aber was ist mit dem Vebraucher??? Lärm und Abgase sind gefälligst zu ertragen. gerne auch bis zum bitteren Tod durch Ersticken. Wessen Interessen vertreten die Politiker nochmal??? Hier jetzt mein Vorschlag: Lasst uns unsere Autos behalten. Nehmt eine deftige Citymaut ( 10.- bis 20.- Euro pro Tag) Nehmt endlich richtige Parkgebühren ( 7.- Euro die Stunde) Was das soll? Ich muss nicht 30.000.- Euro für ein Auto ausgeben was ich nicht haben will. Ich habe ein Auto. Und das möchte ich behalten. Ab sofort muss ich mir dreimal überlegen, ob ich mit dem Auto in die Stadt fahre und lasse es wahrscheinlich zweimal sein. Stattdessen organisiere ichmeinen Alltag neu, plane Fahrten evtl. auch mal mit den Öffis und Kurzstreckenfahrten mit dem Fahrrad. Das ersparte investiere ich in eine sündhaft teure Fahrt in die Innenstadt. Die Luft sollte durch meinen und unser aller (temporären) Verzicht besser werden. Und die betrügerische Autoindustrie muss erstmal auf Milliardengewinne verzichten. Na und?</text:p>
          </table:table-cell>
          <table:table-cell office:value-type="string" calcext:value-type="string">
            <text:p>What is so difficult to understand? The vast majority of diesel cars, namely Euro 5 and Euro 6, are emitting a lot of, much, far too much harmful exhaust fumes. What should a ban on old diesels 4, 3,2 bring now? There are significantly less in total and some of them are even cleaner than Euro6. From the point of view of the industry, the matter is clear. Old scrap, new sell. Great business. From an environmental point of view, the result is anything but excellent. From the perspective of politics, the matter is also clear. Activism. Euro6 is simply named a clean vehicle. Some software update as a solution is accepted (The auto industry will thank a corresponding number of individual players) Politicians are doing well and save jobs (At least until we are filled here with clean vehicles from China and no one wants to buy our stinker) But what is with the consumer ??? Noise and exhaust gases are to endure. happy even to the bitter death by suffocation. Whose interests do the politicians represent again ??? Here is my suggestion: Let's keep our cars. Take a hefty city toll (10.- to 20.- Euro per day) Take finally proper parking fees (7.- Euro per hour) What that should? I do not have to spend 30.000.- Euro on a car I do not want. I have a car. And I want to keep that. From now on I have to think three times whether I drive into the city and probably let it be twice. Instead, I reorganize my everyday life, plan trips possibly also with the public transport and short trips on the bike. I'll save that money in a sinfully expensive drive to the city center. The air should be better through my and ours all (temporary) renunciation. And the fraudulent car industry must first forego billions in profits. So what?</text:p>
          </table:table-cell>
          <table:table-cell office:value-type="string" calcext:value-type="string">
            <text:p>negative</text:p>
          </table:table-cell>
          <table:table-cell table:number-columns-repeated="1021"/>
        </table:table-row>
        <table:table-row table:style-name="ro19">
          <table:table-cell office:value-type="string" calcext:value-type="string">
            <text:p>"Ich bin positiv überrascht über die Aussagen in diesem Artikel. Viel zu sehr war die Diesel-Debatte bisher eine gefühlte Polarisation zwischen der KFZ-Industrie und der Deutschen Umwelthilfe (DUH). Die DUH hat sich zum Anwalt des Volkes ermächtigt. Aus meiner Sicht mehr aus ideologischen und machtpolitischen Gründen, nicht unbedingt zum Wohle des Volkes (Ein Gerichtsurteil wird ja ""Im Namen des Volkes"" gefällt). Vergleicht man die Schadstoffbelastungen der 60er und 70er Jahre mit den aktuellen Werten, wurden signifikante Fortschritte erzielt. Richtig ist auch die Aussage des Autors, daß wir oft in geschlossenen Räumen über viele Stunden pro Tag regelmäßig und jahrelang höheren Emissionen ausgesetzt sind. Die Millionen Raucher erhöhen diese Werte auch noch freiwillig. Wer schützt die Bevölkerung also vor den Auswirkungen von Klagen bzw. den daraus folgenden Urteilen, wenn derartige Klagen eben nicht aufgrund des Bevölkerungswillens, sondern wegen ideologischen Motivationen von Interessensgruppe erfolgen? Wer hat solche Organisationen (DUH, etc.) dazu legitimiert? Es wäre mehrerer Artikel würdig, sich dem schädlichen Einfluss so mancher dieser Organisationen oder Bürgerinitiativen zu widmen. Da werden aus individuellen Komfortgründen mit fadenscheinigen und pseudowissenschaflich begründeten Klagen über Jahre hin wichtige Projekte blockiert oder verhindert, die der Energiewende dienen, also der CO2-Reduzierung. Man klagt flächendeckend gegen Windenergie, Netzausbau, Pumpspeicherwerke, etc. Jeder will die Technologie zur klimaneutralen Energiewende, aber bitte nicht sichtbar vor der eigenen Haustür. Also wird geklagt. Die Nutzen der Energieinfrastruktur will man aber dennoch für sich anwenden. Welch eine Schitzophrenie."</text:p>
          </table:table-cell>
          <table:table-cell office:value-type="string" calcext:value-type="string">
            <text:p>"I am positively surprised by the statements in this article. So far, the diesel debate has been a perceived polarization between the car industry and the German Environmental Aid (DUH). The DUH has authorized itself to the advocate of the people. In my view, more for ideological and power political reasons, not necessarily for the benefit of the people (a court verdict is indeed ""in the name of the people"" like). Comparing the pollution levels of the 60s and 70s with the current values, significant progress has been made. It is also true that the author states that we are often exposed to higher levels of emissions in closed rooms for many hours a day, regularly and for years. The millions of smokers also increase these values ​​voluntarily. So who protects the population from the effects of lawsuits or the resulting judgments, if such complaints are not made on the basis of popular will, but because of ideological motivations of interest groups? Who legitimized such organizations (DUH, etc.)? It would be worthy of several articles to dedicate themselves to the detrimental influence of many of these organizations or citizens' initiatives. For individual comfort reasons, flimsy and pseudo-science-based complaints will block or prevent important projects that serve the energy transition, ie the reduction of CO2, for years to come. Everyone complains about wind energy, grid expansion, pumped storage power plants, etc. Everybody wants the technology for a climate-neutral energy transition, but please do not show it on your own doorstep. So is complained. But you still want to apply the benefits of the energy infrastructure to yourself. What a schizophrenia."</text:p>
          </table:table-cell>
          <table:table-cell office:value-type="string" calcext:value-type="string">
            <text:p>negative</text:p>
          </table:table-cell>
          <table:table-cell table:number-columns-repeated="1021"/>
        </table:table-row>
        <table:table-row table:style-name="ro28">
          <table:table-cell office:value-type="string" calcext:value-type="string">
            <text:p>Wenn ein Stoff erwiesenermaßen gesundheitsschädlich ist, versucht man in der Regel, ihn weitgehend zu vermeiden. Also wählt man die Grenzwerte so niedrig wie möglich. In der Wissenschaft heißt das in der Regel, man setzte die Grenzwerte so niedrig an, wie man sie mit vertretbarem Aufwand noch messen kann. Das erklärt auch gut den Effekt, dass die Grenzwerte mit der Zeit sinken, nämlich im Zuge des Vorhandenseins besserer Messmethoden zum Zeitpunkt einer Revision. Wenn die Industrie die - zum Schutz der Gesundheit von Menschen festgelegten - Grenzwerte nicht einhält, kann es keinen Zweifel geben, dass hier die Schuld allein bei der Industrie zu sehen ist. Auch wenn hier von den Prüforganen eine Begünstigung vorlag, befreit das dennoch nicht von der Schuld des Verstoßes.</text:p>
          </table:table-cell>
          <table:table-cell office:value-type="string" calcext:value-type="string">
            <text:p>If a substance has been proven to be harmful to health, one usually tries to avoid it to a large extent. So you choose the limits as low as possible. In science, this usually means that you set the limits as low as you can measure them with reasonable effort. This also explains well the effect that the limit values ​​decrease with time, namely in the presence of better measuring methods at the time of a revision. If industry fails to meet the limits set for the protection of human health, there can be no doubt that this is the fault of industry alone. Even if there was a preferential treatment from the examining bodies, this does not exempt them from the guilt of the infringement.</text:p>
          </table:table-cell>
          <table:table-cell office:value-type="string" calcext:value-type="string">
            <text:p>negative</text:p>
          </table:table-cell>
          <table:table-cell table:number-columns-repeated="1021"/>
        </table:table-row>
        <table:table-row table:style-name="ro14">
          <table:table-cell office:value-type="string" calcext:value-type="string">
            <text:p>"Mein neuer Tiguan EU6 Diesel Comfortline in pure weiß kommt im April und ich freue mich schon. Wohne auf dem Land und fahre 80 km jeden Tag mit dem Auto zur Arbeit. Benziner ist für 30.000 km im Jahr zu teuer. Wenn ich nicht mehr in die nächste Großstadt fahren kann - so what . Was mich nachdenklich macht : Was kommt nach Dieselverboten? Sind die Benziner nicht CO2 schädlicher als Diesel PKW? Benziner verbieten und alle fahren e-Autos? Und wo soll der Strom für so viele e-Autos kommen ? Aus Atomkraftwerken in Frankreich und Tschechien? Extrem finde ich die Position einiger Komentatoren hier : ""Wenn ich mit meinem Fahrrad in der Großstadt hinter 5 SUV's fahre..."" Sorry, Großstadt ist Großstadt und Dorf ist Dorf. Ich käme nie auf die Idee in einer Großstadt mit meinem Fahrrad zwischen 100 Autos zu fahren, Es ist eine Großstadt, dort fährt man Fahrrad im Park aber nicht auf einer stark befahrenen Straße zwischen 100 Autos. Die letzten zwei Wochen war ein Lüften bei dem kalten Wetter hier auf dem Land kaum möglich - die Luft stank nach Kaminrauch. Ich möchte nicht wissen was die Kaminöfen so alles in die Luft pusten. Ich kenne auch einige Bewohner einer mittelgroßen Stadt die einen Kamin haben. Kaminverbot auch in Sicht ? Sollte die Silvesterböllerei nicht 10 % aller Feinstaubemissionen erzeugen (Berlin lt. Tagesspiegel 5h nach Mitternacht Werte zwischen 500 - 800 µ? Die zu verbieten fände ich sinnvoll, steht aber nirgendwo auf der Agenda der Meinungsmacher."</text:p>
          </table:table-cell>
          <table:table-cell office:value-type="string" calcext:value-type="string">
            <text:p>"My new Tiguan EU6 Diesel Comfortline in pure white comes in April and I'm looking forward to it. Live in the countryside and drive 80 km each day to work by car. Gasoline is too expensive for 30,000 km a year. If I can not go to the next big city anymore - so what. What makes me think: What comes after diesel bans? Are the petrol engines not more harmful to CO2 than diesel cars? Benzine ban and all drive e-cars? And where should the power for so many e-cars come from? From nuclear power plants in France and the Czech Republic? Extremely I find the position of some Komentatoren here: ""If I drive with my bicycle in the city behind 5 SUV's ..."" Sorry, big city is big city and village is village. I would never think of driving in a big city with my bike between 100 cars. It's a big city, you ride a bike in the park but not on a busy street between 100 cars. For the last two weeks, it was hardly possible to breathe in the cold weather here in the countryside - the air stank of chimney smoke. I do not want to know what the woodburning stove blows it all up. I also know some residents of a medium sized city who have a fireplace. Fireplace ban in sight? Should the New Year's Eve do not produce 10% of all emissions of particulate matter (Berlin according to the German newspaper Tagesspiegel 5h after midnight values ​​between 500 - 800 μ? I think it would be sensible to ban them, but nowhere is it on the agenda of the opinion makers."</text:p>
          </table:table-cell>
          <table:table-cell office:value-type="string" calcext:value-type="string">
            <text:p>negative</text:p>
          </table:table-cell>
          <table:table-cell table:number-columns-repeated="1021"/>
        </table:table-row>
        <table:table-row table:style-name="ro20">
          <table:table-cell office:value-type="string" calcext:value-type="string">
            <text:p>Gegen die Vorurteile: Ich bin ein (langjähriger) Grün-Wähler, der trotzdem einen alten Diesel fährt. Ich kann mir kein neues Auto leisten, also nahm ich eines, welches gerade günstig und blöderweise ein Diesel war. In der Annahme, das das Thema jetzt abgegessen ist und ich irgendwann gebrauchte Elektroautos oder ähnliches bekomme. Aber ob ich beim Diesel-Verbot nochmal grün wähle oder lieber ungültigt, das weiß ich noch nicht. Hier verspielt die Politik wirklich Vertrauen. Was mir bei den Medien fehlt, ist mal eine wissenschaftlich tragfähige Erläuterung der angeblichen Sterbefälle durch NOx. Was genau ist das Gesundheitsrisiko? Inwiefern schädigt das Gas? Woran sterben die Leute denn tatsächlich? Kann es sein, daß es sich hier um gesundheitlich stark angeschlagene Menschen handelt, die halt wegen des Diesels statt im Mai schon im Januar sterben? Nicht dass diese Monate für den einzelnen nicht viel Wert wären. Keine Frage. Aber die Leute würden doch wegen der Erkrankung sowieso bald sterben, man kann doch für den Tod dann nicht alleine das NOx verantwortlich machen. Geht es um eine Erzeugung von Krankheiten, da muss ich dann sagen: Ich habe jahrzehntelang den nachgewiesen schädlichen Zigarettenrauch in Gaststätten, Tanzlokalen und z.T. sogar bei Arbeitsbesprechungen ertragen müssen. Die innerstädtischen Schiffe fahren mit üblem Diesel. Nutzfahrzeuge wie Bagger verpesten die Luft. Wenn man beim Rauchen so lange warten konnte, dann sollte das bitte auch mit meinem alten Diesel gehen. Der ist in 5-10 Jahren bestimmt nicht mehr fahrfähig und dann kaufe ich mir gerne die beste Technik von heute, die es in der Zukunft gebraucht geben wird.</text:p>
          </table:table-cell>
          <table:table-cell office:value-type="string" calcext:value-type="string">
            <text:p>Against the prejudices: I am a (long-time) green voters who still drives an old diesel. I can not afford a new car, so I took one that was cheap and stupidly a diesel. In the assumption that the topic is now consumed and I get used electric cars or the like at some point. But I do not know yet whether to vote green again at the diesel ban or rather to invalidate it. Politics really lose their trust here. What I miss in the media, is sometimes a scientifically viable explanation of the alleged deaths by NOx. What exactly is the health risk? How does the gas harm? What are the people actually dying of? Could it be that these are severely injured people who die because of the diesel in May instead of in January? Not that these months would not be much value for the individual. No question. But people would die anyway because of the disease anyway, but you can not account for the death then alone the NOx. When it comes to the production of diseases, I have to say: For decades I have proven the harmful cigarette smoke in restaurants, dance halls and z.T. even at work meetings. The inner city ships drive with malfunctioning diesel. Commercial vehicles like excavators pollute the air. If you could wait so long while smoking, then please go with my old diesel. He will not be able to drive in 5-10 years and then I will gladly buy the best technology of today that will be needed in the future.</text:p>
          </table:table-cell>
          <table:table-cell office:value-type="string" calcext:value-type="string">
            <text:p>negative</text:p>
          </table:table-cell>
          <table:table-cell table:number-columns-repeated="1021"/>
        </table:table-row>
        <table:table-row table:style-name="ro23">
          <table:table-cell office:value-type="string" calcext:value-type="string">
            <text:p>der weit überwiegende Teil der Berufstätigen, die in den Betrieben tödlichen Arbeitsunfällen zum Opfer fielen, tödliche Arbeitsunfälle Männer waren. 2009 waren es genau 293. Das entspricht einem Männeranteil von 90,7 Prozent. Die gefährlichsten, unfallträchtigsten und gesundheitsschädlichsten Berufe sind Männerberufe. Dann aber auch hier bitte Lohngleichheit?</text:p>
          </table:table-cell>
          <table:table-cell office:value-type="string" calcext:value-type="string">
            <text:p>the vast majority of workers who were victims of fatal occupational accidents in the factories were fatal accidents at work. In 2009, this was exactly 293, which corresponds to a 90.7 percent share of men. The most dangerous, accident-prone and most harmful occupations are male occupations. But then also here equal pay?</text:p>
          </table:table-cell>
          <table:table-cell office:value-type="string" calcext:value-type="string">
            <text:p>negative</text:p>
          </table:table-cell>
          <table:table-cell table:number-columns-repeated="1021"/>
        </table:table-row>
        <table:table-row table:style-name="ro5">
          <table:table-cell office:value-type="string" calcext:value-type="string">
            <text:p>dass Frauen eben z.B. selten auf dem Bau arbeiten und die körperlich schweren Arbeiten von Männern erledigt werden. Auch Frauen arbeiten in gesundheitsschädlichen Berufen z.B. Labor und in der chemischen Industrie. Wie es Berufe gibt wo überwiegend Männer arbeiten gibt es auch solche wo überwiegend Frauen zu finden sind. Eigentlich schade dass sich so wenige Frauen solche Berufe zutrauen die sicherlich sehr spannend sein können. Traurigerweise musste ich aber auch in den letzten Jahren hören dass es Frauen gibt die einfach gar keine Lust zum Arbeiten verspüren. Erfüllt sie das Hausfrauendasein wirklich so sehr? Für mich war das nie eine Option da ich der geistigen Anspruch vermisse. Ich hoffe nicht dass meine Ausnahme nun die Regel bestätigt denn arbeiten kann auch sehr anspruchsvoll sein und Spass machen, auch oder besonders mit männlichen Mitarbeitern.</text:p>
          </table:table-cell>
          <table:table-cell office:value-type="string" calcext:value-type="string">
            <text:p>that women just rarely work on the construction and the physically heavy work is done by men. Women also work in harmful occupations, e.g. Laboratory and in the chemical industry. As there are professions where predominantly men work, there are also those where predominantly women are to be found. It is a pity that so few women trust such professions that can certainly be very exciting. Sadly, in the last few years, I also heard that there are women who simply do not feel like working. Does she really like being a housewife so much? For me that was never an option because I miss the mental claim. I do not hope that my exception now the rule is confirmed because work can also be very demanding and fun, even or especially with male employees.</text:p>
          </table:table-cell>
          <table:table-cell office:value-type="string" calcext:value-type="string">
            <text:p>negative</text:p>
          </table:table-cell>
          <table:table-cell table:number-columns-repeated="1021"/>
        </table:table-row>
        <table:table-row table:style-name="ro23">
          <table:table-cell office:value-type="string" calcext:value-type="string">
            <text:p>Der amtierende US-Präsident nutzt eine alte, durchsichtige und letztlich schädliche Verhandlungsstrategie: Drohkulisse aufbauen, Stimmung machen, und dann einen scheinbaren Kompromiss anbieten, der letztlich nur eine einseitige Verbesserung beinhaltet. Darauf reagiert man am besten mit einem klaren Bekenntnis zu fairen Handelsbedingungen und sonst nicht.</text:p>
          </table:table-cell>
          <table:table-cell office:value-type="string" calcext:value-type="string">
            <text:p>The incumbent US president uses an old, transparent and ultimately damaging negotiating strategy: building up a threat, setting the mood, and then offering an apparent compromise that ultimately only involves one-sided improvement. This is best addressed by a clear commitment to fair trading conditions and not otherwise.</text:p>
          </table:table-cell>
          <table:table-cell office:value-type="string" calcext:value-type="string">
            <text:p>negative</text:p>
          </table:table-cell>
          <table:table-cell table:number-columns-repeated="1021"/>
        </table:table-row>
        <table:table-row table:style-name="ro16">
          <table:table-cell office:value-type="string" calcext:value-type="string">
            <text:p>Ich dachte immer, die Märkte regeln alles? Ist das nicht das, was der Herr Trump und seine neoliberalen FreundInnen immer erzählt haben? Die große Freiheit und so? Und plötzlich, wenn sie dann mal nicht mehr fett profitieren, dann muss auf einmal der Staat her und dann gibt es Zölle und Strafzölle... Neoliberale sind und bleiben der lächerlichste Haufen der Welt  und leider auch der schädlichste.</text:p>
          </table:table-cell>
          <table:table-cell office:value-type="string" calcext:value-type="string">
            <text:p>I always thought markets regulate everything? Is not that what Mr. Trump and his neoliberal friends have always told? The great freedom and such? And suddenly, if they do not profit then fat, then suddenly the state and then there are tariffs and punitive tariffs ... Neoliberals are and remain the most ridiculous bunch in the world ?? and unfortunately the most harmful.</text:p>
          </table:table-cell>
          <table:table-cell office:value-type="string" calcext:value-type="string">
            <text:p>negative</text:p>
          </table:table-cell>
          <table:table-cell table:number-columns-repeated="1021"/>
        </table:table-row>
        <table:table-row table:style-name="ro26">
          <table:table-cell office:value-type="string" calcext:value-type="string">
            <text:p>"Crude 66: für mich Anlass für umwälzendes Pumpen von Doppelpunkten: Wow - 66 Prozent, das könnte nicht Ergebnis, sondern Bedingung sein. Erinnern tut es mich inmeinem trivial pursuit der Mengenlehre an mein Schaltkreis-Problem einer Unschädlichkeit von SPD neben CDU: die kybernetische Schalttafel kennt offenbar die ""Hemmung"" als Veto und als Selbstverständlichkeit: gibt es etwa eine SPD neben der CDU könnte Ziel Regierung nicht möglich sein - weitere zwei Zeilen: SPD true, CDU false gleich Zero sowie: CDU true, SPD false gleich true. Im Beispiel stellt sich die SPD nicht als hinreichende Bedingung dar, klar, allein gehe es nicht, interessanterweise jedcoh eben nicht als Notwendigkeit der CDU, sondern als deren Hemmschuh. Das heißt - das Ganze kann und darf ich ""ja""nicht genug üben - dass SPD im Beispiel sich nicht mit meinem verstandenen Axiom verträgt, es gebe nur hinreichende und notwendige Bedingung - da fällt mir nun auf: es sei denn, man definiere bzw. fasse auf das ""Fehlen"", das ""NIcht"" des Vetoisten sei - nun wohl entschieden eine notwendige Bedingung. Diese doch Aproie meine ich mit Mitgliedervotum ganz revolutionär, was mich betrifft, auflösen zu können - also erstmal stolz: es könnte die einzige nicht nun hinreichende Bedingung geben, die lustigerweise immer und automatisch auch einzige notwendige Bedingung ist, sondern: verkehre ich Ursache und Wirkung und mache die Ursache zur Menge und nicht zum Element, so scheint ""keine Notwendigen neben Hinreichenden"" gar kein Thema zu sein, dafür jedoch: einzige Wirkung, für die die Menge die Ursache ist - und zwar interessanterweise konträr zu Oben: insbesondere die einzige hinreichende Bedingung, die nämlich - umgekehrt - eine Menge für ein bestimmtes Element darstellt, scheint dann es zum Lichtaufgehen nicht zu bringen, wenn neben diesem Element noch insbesondere, behaupte ich mal, praktisch, nun ""benötigende"" Elemente existieren, die nämlich auf dieselbe Resource als Menge von hier 100 Prozent zugreifen. Die Nötigkeit im Wirksamwerdenwollen eines Elements (als dessen Menge) steht dabei gegenüber der Angewiesenheit des Elements, für die die Urmenge einzige hinreichende Bedingung ist."</text:p>
          </table:table-cell>
          <table:table-cell office:value-type="string" calcext:value-type="string">
            <text:p>"Crude 66: For me, cause for revolutionary pumping of colons: Wow - 66 percent, that could not be a result, but a condition. Remind me in my trivial pursuit of set theory to my circuit problem of harmlessness of SPD next to CDU: the cybernetic panel apparently knows the ""inhibition"" as a veto and as a matter of course: there is about a SPD next to the CDU target government could not be possible - two more lines: SPD true, CDU false equal to zero, and: CDU true, SPD false equal to true. In the example the SPD does not present itself as sufficient condition, clearly, alone it does not go, interestingly however not only as a necessity of the CDU, but as its stumbling block. That is - the whole thing I can and may not practice ""yes"" enough - that SPD in the example is not compatible with my understood axiom, there is only sufficient and necessary condition - I notice now: unless you define or grasp the ""absence"" that is ""not"" of the vetoist - well decided now a necessary condition. This aproie I mean by member vote quite revolutionary, as far as I am concerned, to be able to dissolve - so first proud: it could be the only not sufficient condition, which is funnily always and automatically the only necessary condition, but: I cause cause and effect and make the cause the quantity and not the element, it seems ""no need beside sufficiency"" to be no issue at all, but for it: only effect, for which the crowd is the cause - and interestingly contrary to above: in particular the only sufficient one Condition, which - vice versa - represents a set for a certain element, then seems not to bring it to light, if in addition to this element in particular, I say, practically, now ""needing"" elements exist, namely to the same resource as Quantity from here 100 percent access. The need for an element to be effective (as its quantity) stands in contrast to the dependence of the element, for which the original quantity is the only sufficient condition."</text:p>
          </table:table-cell>
          <table:table-cell office:value-type="string" calcext:value-type="string">
            <text:p>negative</text:p>
          </table:table-cell>
          <table:table-cell table:number-columns-repeated="1021"/>
        </table:table-row>
        <table:table-row table:style-name="ro21">
          <table:table-cell office:value-type="string" calcext:value-type="string">
            <text:p>"Das Verleumden der Bundeswehr muss aufhören, es ist schädlich und verwerflich für unser Land. Meine Generation und ich persönlich, wir haben unsere Wehrpflicht erfüllt und viele sogar gerne. Es ist uns eine Ehre gewesen für unser Land in die Pflicht genommen zu werden. Im grün linken geheuchelten Wahnsinn aber, da wird alles schon verdreht zum politischen Vorteil. Damals gab es keine Auslandseinsätze für vermeintliche politische Interessen, die Bundeswehr galt als Friedensschutz. Wirre politische Machtinteressen wollen sie heute Instrumentalisieren, dabei haben sie die Truppe auf ein Minimum abgebaut im Wahn der sogenannten ""schwarzen Null""! Heute wollen sie ""Spezialtruppen"", eine Berufsarmee, möglichst klein aber mit vollem Risiko für Kriegseinsätze. Deser ganze Wahn aber geht an unseren Grundsätzen der Demokratie vorbei. Er ist getragen von Lobbyistenpolitikern mit Grössenwahn und Einflussnahme und genau die haben eine grosse Schuld an solchen Vorfällen."</text:p>
          </table:table-cell>
          <table:table-cell office:value-type="string" calcext:value-type="string">
            <text:p>"The defamation of the Bundeswehr must stop, it is harmful and reprehensible for our country. My generation and me personally, we have fulfilled our military service and many like it. It has been an honor for our country to be held accountable. In the green left feigned insanity, however, everything turns into a political advantage. At that time there were no foreign missions for alleged political interests, the Bundeswehr was considered as peace protection. They want to exploit political power interests today, and have reduced the troop to a minimum in the delusion of the so-called ""black zero""! Today they want ""special troops"", a professional army, as small as possible but at full risk for war missions. But all that madness goes past our principles of democracy. He is supported by lobbyists politicians with megalomania and influence and exactly that have a great debt to such incidents."</text:p>
          </table:table-cell>
          <table:table-cell office:value-type="string" calcext:value-type="string">
            <text:p>negative</text:p>
          </table:table-cell>
          <table:table-cell table:number-columns-repeated="1021"/>
        </table:table-row>
        <table:table-row table:style-name="ro1">
          <table:table-cell office:value-type="string" calcext:value-type="string">
            <text:p>Für eine Demokratie ist jede Art von Extremismus schädlich. Ob von links oder rechts. Es gibt keine gute Gewalt von links und keine schlechte rechte Gewalt. Gewalt, egal von welcher Seite, ist immer schlecht. das es in Hamburg keine Toten gegeben hat ist nur glücklichen Umständen zu verdanken. Und aus nur Verletzten können ganz schnell Tote werden. Daher noch einmal, Gewalt, ob von links oder rechts ist immer Gewalt und schlecht und durch nichts zu rechtfertigen.</text:p>
          </table:table-cell>
          <table:table-cell office:value-type="string" calcext:value-type="string">
            <text:p>For a democracy, every kind of extremism is harmful. Whether from the left or right. There is no good left-wing violence and no bad right-wing violence. Violence, no matter which side, is always bad. that there were no deaths in Hamburg is due to happy circumstances. And only those injured can die very quickly. Therefore, once again, violence, whether from left or right is always violence and bad and can not be justified by anything.</text:p>
          </table:table-cell>
          <table:table-cell office:value-type="string" calcext:value-type="string">
            <text:p>negative</text:p>
          </table:table-cell>
          <table:table-cell table:number-columns-repeated="1021"/>
        </table:table-row>
        <table:table-row table:style-name="ro9">
          <table:table-cell office:value-type="string" calcext:value-type="string">
            <text:p>"dieser Tag wird in die Geschichte Deutschlands eingehen. Davon werden wir uns so schnell nicht mehr erholen. Diese unsägliche für Deutschland extrem schädliche Flüchtlings- und EU-Politik. Die Fehler die weiterhin begangen werden, wird Deutschland nachhaltig und nicht zum Guten verändern. Die Folgen dieser Politik werden ""Alle"" noch spüren. Dann ist es leider zu spät! Was muss den diese Groko noch alles machen bis der Michel aufwacht. Reichen diesem die Rentenbesteuerung oder das Absenken des Rentenniveau nicht aus, muss erst noch schlimmere Politik gegen das Wohl der Bürger unternommen werden. Ich begreife es einfach nicht, sind denn alle nur desinteressiert an die Politik die Sie regiert."</text:p>
          </table:table-cell>
          <table:table-cell office:value-type="string" calcext:value-type="string">
            <text:p>"this day will go down in the history of Germany. We will not recover from it so quickly. These unspeakable for Germany extremely harmful refugee and EU policies. The mistakes that will continue to be committed will change Germany sustainably and not for the better. The consequences of this policy will be felt by ""all"". Then it is unfortunately too late! What does this Groko still have to do until the Michel wakes up. If pension taxation or lowering the pension level is not sufficient for this, bad policies must first be taken against the well-being of the citizens. I just do not understand it, because all are just disinterested in the politics that governs you."</text:p>
          </table:table-cell>
          <table:table-cell office:value-type="string" calcext:value-type="string">
            <text:p>negative</text:p>
          </table:table-cell>
          <table:table-cell table:number-columns-repeated="1021"/>
        </table:table-row>
        <table:table-row table:style-name="ro13">
          <table:table-cell office:value-type="string" calcext:value-type="string">
            <text:p>Das Einholen der Zustimmung zur GroKo bei den Mitgleidern ist nicht nur überflüssig wie ein Kropf, sondern schädlich für die SPD. Mit dem Groko in und out hat es die SPD von 20,5% auf nunmehr 16% gebracht, dank des Juso-Jünglings Kühnert. Wenn sich die Partei strukturell erneuern will, dann sollte sie den Einfluß solcher Leute wie Kühnert, die die Partei in die Nähe der AfD-Zahlen bringen, radikal unterbinden. Und was das Programmatische anbelangt, dann helfen keine Kühnert´schen Worthülsen weiter (inhaltlich hat er bislang außer NEIN zu allem nichts gesagt) , sondern nur schonungslose Analysen, was falsch war und ist an der Ausrichtung der SPD, dass sie ihre angestammten Wähler immer mehr bei bei der AfD verorten kann. Offenbar besteht ein Defizit aus sozialem und nationalem Denken bei der SPD, wie Lafontaine, Wagenknecht, Gabriel und jetzt auch Steinbrück meinen. Für viele ist da die AfD attraktiver als die bei der SPD gepflegte Vernachlässigung der hier schon länger Lebenden, samt dem maintream-Denken von weltweit offener und multikultureller Gesellschaft. Es geht hierbei um Verteilungsfragen und um die schllichte Erkenntnis, dass man einen Euro nur einmal ausgeben kann, und von dem aber nur so viel in die eine oder andere Richtung, dass man darob nicht die Zukunft der Partei ruiniert.</text:p>
          </table:table-cell>
          <table:table-cell office:value-type="string" calcext:value-type="string">
            <text:p>Obtaining consent to the GroKo among the members is not only superfluous as a goiter, but harmful to the SPD. With the Groko in and out, it has brought the SPD from 20.5% to 16%, thanks to the young Juso Kühnert. If the party wants to renew itself structurally, then it should radically prevent the influence of such people as Kühnert, who bring the party close to the AfD numbers. And as for the programmatic, then no Kühnert's words help (content he has so far said nothing except NO to everything), but only merciless analysis, what was wrong and is in the orientation of the SPD, that they more and more their traditional voters can locate at the AfD. Apparently there is a deficit of social and national thinking in the SPD, as Lafontaine, Wagenknecht, Gabriel and now also Steinbrück mean. For many, the AfD is more attractive than the neglected careers of the SPD, as well as the mainstream thinking of a worldwide open and multicultural society. It's all about distribution issues and the ludicrous realization that you can only spend one Euro once, but only so much in one direction or another that you do not ruin the party's future.</text:p>
          </table:table-cell>
          <table:table-cell office:value-type="string" calcext:value-type="string">
            <text:p>negative</text:p>
          </table:table-cell>
          <table:table-cell table:number-columns-repeated="1021"/>
        </table:table-row>
        <table:table-row table:style-name="ro11">
          <table:table-cell office:value-type="string" calcext:value-type="string">
            <text:p>"und um nichts anderes. Nur wenn diese offen ausgesprochen - und die Historie komplett und wahrheitsgetreu aufgearbeitet wird - und zwar von allen Seiten - kann es es Ruhe geben. Ansonsten nicht. Wenn aber Tatsachen geleugnet oder Vorgänge einfach ""vergessen"" werden zu erwähnen, dann ist es genau so schädlich und kontraproduktiv, wie wenn man Fakten aus ""politischer"" oder falsch verstandener ""menschlich korrekter"" Haltung einfach nicht mehr erwähnt und unter den Tisch fallen lässt. Genau das spaltet und stiftet Unruhe. Wer wirklich Ruhe erreichen will, der sollte um beiderseitige Aufarbeitung bemüht sein. Beiderseitige - keinesfalls einseitige. Sich selbst für alle Verfehlungen dieser Welt die Schuld zu geben, bringt garnichts - sondern verhindert nur."</text:p>
          </table:table-cell>
          <table:table-cell office:value-type="string" calcext:value-type="string">
            <text:p>"and nothing else. Only when these are expressed openly - and the history is completely and truthfully worked up - and from all sides - can there be peace. Otherwise not. But if facts are denied or processes simply ""forgotten"" to be mentioned, then it is just as damaging and counterproductive as simply ignoring facts of ""political"" or misunderstood ""humanly correct"" attitudes and dropping them under the table. That is exactly what splits and causes unrest. If you really want to achieve peace, you should strive for mutual workup. Mutual - not one-sided. To blame oneself for all the transgressions of this world brings nothing - but only prevents."</text:p>
          </table:table-cell>
          <table:table-cell office:value-type="string" calcext:value-type="string">
            <text:p>negative</text:p>
          </table:table-cell>
          <table:table-cell table:number-columns-repeated="1021"/>
        </table:table-row>
        <table:table-row table:style-name="ro16">
          <table:table-cell office:value-type="string" calcext:value-type="string">
            <text:p>Die Frau war schon in Ihrer letzten Funktion als Ministerin völlig überfordert. All das was sie angeblich durchgesetzt hatte ist bei näheren hinsehen nur heise Luft und im Zweifelsfall sogar schädlich für die angestammte SPD Wählerschaft. Mit Nahles wird wohl das SPD Schiff demnächst untergehen. Ich jedenfalls als alter SPD Sympatisant werde diese Partei nicht mehr wählen. Allerdings ist die Frage wen sonst? Aus Lauter Verzweiflung wohl die Linken</text:p>
          </table:table-cell>
          <table:table-cell office:value-type="string" calcext:value-type="string">
            <text:p>The woman was completely overwhelmed in her last job as a minister. All that she had allegedly enforced on closer inspection is just hoarse air and in case of doubt even harmful to the ancestral SPD electorate. With Nahles probably the SPD ship will soon go under. In any case, as an old SPD sympathizer I will not vote for this party anymore. However, the question is who else? Out of sheer despair probably the left</text:p>
          </table:table-cell>
          <table:table-cell office:value-type="string" calcext:value-type="string">
            <text:p>negative</text:p>
          </table:table-cell>
          <table:table-cell table:number-columns-repeated="1021"/>
        </table:table-row>
        <table:table-row table:style-name="ro7">
          <table:table-cell office:value-type="string" calcext:value-type="string">
            <text:p>"Also bitte noch mehr Atomwaffen hierher karren? Wir hatten 43 Jahre lang die Deutsche Teilung und in dieser Zeit Frieden in Europa. Also war das der Grund für Frieden bis 1990? Ach nein, 1947 wurden Mikrowellenherd, Holographie und Sofortbildfotos entdeckt. Vielleicht sind diese Erfindungen ja dafür verantwortlich, dass wir seit 70 Jahren Frieden in Europa. Aber vielleicht fliegen uns ja in 10 Jahren ganze Städte um die Ohren, weil hier stationierte amerikanische Miniatombomben von einer feindlichen Macht in einem Präventivschlag unschädlich gemacht wurden, weil in Washington mal wieder ein Clown zu sehr das Lügenmaul aufgerissen hat. Und dann gibt es vielleicht kein Forum mehr, in dem man hirnrissige Kommentare updaten könnte, Kommentare im Sinne von: ""Allen Kritikern Zum trotz, bringen uns Atomwaffen seit 80 Jahren Frieden in Europa und auf großen Teilen der Nordhalbkugel. Atomwaffen - ja bitte"""</text:p>
          </table:table-cell>
          <table:table-cell office:value-type="string" calcext:value-type="string">
            <text:p>"So please cart more nuclear weapons here? We had the German division for 43 years and peace in Europe during this time. So that was the reason for peace until 1990? Oh no, 1947 microwave oven, holography and instant photos were discovered. Maybe these inventions are responsible for making peace in Europe for 70 years. But maybe 10 years from now, whole cities will fly around our ears, because here stationed American mini-bombs were rendered harmless by a hostile power in a preemptive strike, because in Washington once again a clown has torn open the lies of lies. And then there may not be a forum left where you could update mind-bending comments, comments in the sense of: ""To all critics In spite of that, nuclear weapons have been bringing us peace in Europe and much of the Northern Hemisphere for 80 years."" Nuclear weapons - yes please """</text:p>
          </table:table-cell>
          <table:table-cell office:value-type="string" calcext:value-type="string">
            <text:p>negative</text:p>
          </table:table-cell>
          <table:table-cell table:number-columns-repeated="1021"/>
        </table:table-row>
        <table:table-row table:style-name="ro30">
          <table:table-cell office:value-type="string" calcext:value-type="string">
            <text:p>Mal logisch überlegt, was ist besser für die Energieversorgungssicherheit Europas? Eine Leitung, die durch die Ukraine führt oder eine, die durch die Nordsee führt? Die Ukraine ist kaputt, praktisch pleite, durch und durch korrupt und wird nicht zögern, das Gas als Druckmittel zu benutzen. Dazu sind die Leitungen in der Ukraine in marodem Zustand und müssten bald nach und nach ersetzt werden. Geld ist dafür nicht vorhanden, ist halt verschwunden, und wer aus dem Ausland wird so verrückt sein, in diesem Land, wo es keine Rechtssicherheit gibt, zu investieren, damit das Geld in den Taschen von Oligarchen und Politikern landet? Soll dafür am Ende der Steuerzahler in der EU bezahlen? Die Leitung durch die Ukraine will ja trotz der vielbeschworenen Abhängigkeit von Russland kein westeuropäischer Gegner von Northstream schliessen, also wo ist da der Unterschied, ob das Gas auf diesem oder jenem Weg kommt? Der Unterschied liegt in dem, was ich oben geschrieben habe, Lieferung durch die Nordsee sicherer als durch die Ukraine. Als Alternative gibt es natürlich das teurere Fracking-Gas aus den USA, welches von der Gewinnung bis zur Ankunft beim Verbraucher ökologischer noch schädlicher als Gas aus normaler Gewinnung ist, und das uns die USA und ihre gekauften Lobbyisten und Profiteure wie Polen aufschwatzen wollen. Lasst Northstream bauen, man muss ja das Gas nicht abnehmen, wenn man nicht will. Und wie kommt es eigentlich, dass die EU aus europäischen Steuergeldern hunderte Millionen ausgibt, um Gasfirmen die Infrastruktur für das Flüssig-Frackinggas zu subventionieren? Wieso sagen die Grünen als angebliche Umweltpartei da nichts dazu? Was von wegen staatlicher Einmischung beim Gastransport, was natürlich nicht geht, wovon die EU-Kommission immer schwafelt, wenn es um Russland geht?</text:p>
          </table:table-cell>
          <table:table-cell office:value-type="string" calcext:value-type="string">
            <text:p>Logically, what is better for Europe's energy security? A pipeline that leads through the Ukraine or one that leads through the North Sea? The Ukraine is broken, practically broke, completely corrupt and will not hesitate to use the gas as a lever. In addition, the lines in Ukraine are in poor condition and would soon be replaced gradually. Money is not there, is just gone, and who from abroad will be so crazy to invest in this country where there is no legal certainty, so that the money ends up in the pockets of oligarchs and politicians? Should this end up being paid by taxpayers in the EU? In spite of the much-coveted dependency on Russia, the leadership in Ukraine does not want to close any Western European opponent of Northstream, so where is the difference between the gas coming this way and that? The difference lies in what I have written above, delivery through the North Sea safer than through Ukraine. As an alternative, of course, there is the more expensive fracking gas from the US, which is more environmentally damaging from extraction to arrival at the consumer than gas from normal production, and which the US and its bought lobbyists and profiteers like Poland want to cheat on us. Let's build Northstream, you do not have to take the gas off if you do not want to. And how is it that the EU spends hundreds of millions on European taxpayers' money to subsidize gas-liquid infrastructure for gas companies? Why do not the Greens as alleged environmental party because nothing? What about government interference in gas transport, which of course is not possible, what the EU Commission is always talking about when it comes to Russia?</text:p>
          </table:table-cell>
          <table:table-cell office:value-type="string" calcext:value-type="string">
            <text:p>negative</text:p>
          </table:table-cell>
          <table:table-cell table:number-columns-repeated="1021"/>
        </table:table-row>
        <table:table-row table:style-name="ro31">
          <table:table-cell office:value-type="string" calcext:value-type="string">
            <text:p>Im Westen gibt es genug Mitbürger die allein wegen des russischen Staatsdoping um die Erfolge unserer Sportler gebracht sehen und daher SOFORT die Absetzung Putins und die Befreiung des russischen Volkes fordern. Das Land versinkt in Armut und wertvolle Rohstoffe werden an China verschleudert oder durch die Bevölkerung umweltschädlich verschwendet. Russland ist eine Bedrohung für die Weltwirtschaft durch ihre Dumping Preise für Gas und Öl.</text:p>
          </table:table-cell>
          <table:table-cell office:value-type="string" calcext:value-type="string">
            <text:p>In the West, there are enough fellow citizens who see the successes of our athletes brought about simply because of the Russian state doping and therefore IMMEDIATELY demand the dismissal of Putin and the liberation of the Russian people. The country sinks into poverty and valuable raw materials are squandered on China or wasted by the population polluting the environment. Russia is a threat to the world economy through its dumping prices for gas and oil.</text:p>
          </table:table-cell>
          <table:table-cell office:value-type="string" calcext:value-type="string">
            <text:p>negative</text:p>
          </table:table-cell>
          <table:table-cell table:number-columns-repeated="1021"/>
        </table:table-row>
        <table:table-row table:style-name="ro31">
          <table:table-cell office:value-type="string" calcext:value-type="string">
            <text:p>"...wie vieles andere aus der FPÖ. Argumente gelten offenbar nur so lange als berechtigt, wie sie eigenen Vorteilen nützen. Gesundheitspolitisch ist das Vorgehen dieser Partei ohnehin hahnebüchen. Getreu dem Motto: Wenn ich rauche, haben das gefälligst die Nichtraucher zu akzeptieren...sonst widerspricht dies dem Willen des ""freien"" Bürgers. Diese Ignoranz und Selbstgefälligkeit läßt allerdings außer Betracht, dass das Passivrauchen -wissenschaftlich erwiesen- extrem gesundheitsschädlich ist."</text:p>
          </table:table-cell>
          <table:table-cell office:value-type="string" calcext:value-type="string">
            <text:p>"... like much else from the FPÖ. Arguments seem to be valid only as long as they benefit their own advantages. Health policy is the approach of this party anyway hahnebüchen. True to the motto: If I smoke, have the complacency to accept the nonsmokers ... otherwise this contradicts the will of the ""free"" citizen. However, this ignorance and complacency ignores the fact that passive smoking has been scientifically proven to be extremely harmful to health."</text:p>
          </table:table-cell>
          <table:table-cell office:value-type="string" calcext:value-type="string">
            <text:p>negative</text:p>
          </table:table-cell>
          <table:table-cell table:number-columns-repeated="1021"/>
        </table:table-row>
        <table:table-row table:style-name="ro8">
          <table:table-cell office:value-type="string" calcext:value-type="string">
            <text:p>um sich für oder gegen das Rauchen entscheiden zu können, wäre es ja eben ganz praktisch, wenn es einen Raucher- und einen Nichtraucherbereich gibt Wenn überall gequalmt wird, kann man sich dem nicht entziehen. Kommt übrigens relativ oft vor, dass es Raucher vorziehen, im Nichtraucherbereich zu sitzen und dann für ne Kippe in den Raucherbereich gehen. Ja, so eine Trennung kostet Geld. Komisch, dass das nicht da ist, wenn die Raucher so eine gute Klientel sind :o Der Vergleich mit der Meinungsfreiheit hinkt gewaltig. Eine andere Meinung ist nicht gesundheitsschädlich und im Zweifelsfall kann man einfach in ne andere Ecke gehen ;)</text:p>
          </table:table-cell>
          <table:table-cell office:value-type="string" calcext:value-type="string">
            <text:p>In order to be able to opt for or against smoking, it would be quite practical if there is a smoking and a non-smoking area If everywhere smoke, you can not escape. Incidentally, it happens relatively often that smokers prefer to sit in the non-smoking area and then go for a cigarette in the smoking area. Yes, such a separation costs money. Strange that this is not there when the smokers are such a good clientele: o The comparison with freedom of opinion is huge. Another opinion is not harmful and in case of doubt you can just go to another corner;)</text:p>
          </table:table-cell>
          <table:table-cell office:value-type="string" calcext:value-type="string">
            <text:p>negative</text:p>
          </table:table-cell>
          <table:table-cell table:number-columns-repeated="1021"/>
        </table:table-row>
        <table:table-row table:style-name="ro10">
          <table:table-cell office:value-type="string" calcext:value-type="string">
            <text:p>Falls sich einer der Angestellten das Rauchen abgewöhnen sollte oder krank wird und keinen Rauch mehr verträgt, muss er/sie dann kündigen? Das wäre ja dann die Konsequenz. Und das kann es nicht sein. Ich habe bis vor ein paar Jahren auch geraucht. Und fand es völlig okay, vor die Tür bzw. in einen abgetrennten Raucherbereich gehen zu müssen. Schwachsinnig fände ich es, wenn auch das noch verboten werden sollte. Gegen Raucher habe ich nichts, da mir das Rauchen Spaß gemacht hat. Schade, dass es so schädlich ist. DAS ist aber auch DAS Argument</text:p>
          </table:table-cell>
          <table:table-cell office:value-type="string" calcext:value-type="string">
            <text:p>If one of the employees stops smoking or gets sick and can not tolerate smoke, does he / she have to quit? That would be the consequence. And it can not be that. I also smoked until a few years ago. And thought it was okay to have to go outside the door or in a separate smoking area. Idiotic, I would find it, even if that should be banned. I have nothing against smokers, because I enjoyed smoking. Too bad that it is so harmful. THAT is also the argument</text:p>
          </table:table-cell>
          <table:table-cell office:value-type="string" calcext:value-type="string">
            <text:p>negative</text:p>
          </table:table-cell>
          <table:table-cell table:number-columns-repeated="1021"/>
        </table:table-row>
        <table:table-row table:style-name="ro31">
          <table:table-cell office:value-type="string" calcext:value-type="string">
            <text:p>? Seit wann ist der Umgang mit Fleisch gesundheitsschädlich? Ihr Vergleich ist hinkend. Und was das Anschnallen angeht, da könnten Sie ruhig auch mal an die Sanitäter und Ärzte sowie Polizisten denken, die zwar oft schlimme Dinge zusehen bekommen, aber gut darauf verzichten können, verstümmelte Anschnallmuffel zusammenzusammeln und zu bergen. Die Augenzeugenberichte dazu sind sehr überzeugend, finde ich. Mag Ihnen zwar egal sein, was mit Ihnen passiert, aber Sie sind ja nicht allein auf dieser Welt.</text:p>
          </table:table-cell>
          <table:table-cell office:value-type="string" calcext:value-type="string">
            <text:p>? Since when is the handling of meat harmful? Their comparison is limping. And when it comes to buckling up, you might as well think about the paramedics and doctors as well as the policemen, who often get to see bad things but can well do without gathering up mutilated garter muffles. The eyewitness accounts are very convincing, I think. You may not care what happens to you, but you are not alone in this world.</text:p>
          </table:table-cell>
          <table:table-cell office:value-type="string" calcext:value-type="string">
            <text:p>negative</text:p>
          </table:table-cell>
          <table:table-cell table:number-columns-repeated="1021"/>
        </table:table-row>
        <table:table-row table:style-name="ro7">
          <table:table-cell office:value-type="string" calcext:value-type="string">
            <text:p>"Die Abgrenzung nach links gibt an sich nur die bestehende Lage wieder. Beide Seiten sind doch in gleicher Weise an keiner politischen Zusammenarbeit interessiert. Die Absage an die AfD hingegen stellt immerhin für diese Legislaturperiode klar, dass man in unserer Demokratie nicht mit einer Partei zusammen arbeiten kann, die sich schützend vor Rassisten, Rechtsradikale und Antidemokraten stellt. Das ist nicht ""zutiefst undemokratisch"", sondern unserer wehrhaften Demokratie geschuldet. Das dürfte die SPD genau so sehen. Diese verzichtet aber wohl auf den Hinweis, weil jeder Bürger in Deutschland weiß, dass es nie jemals, das heißt zu keinem denkbaren Zeitpunkt, zu einer Zusammenarbeit mit dieser merkwürdigen und demokratieschädlichen Mischung aus Rechtsextremismus, Inkompetenz, Opportunismus und Geschichtsvergessenheit kommen wird. ,"</text:p>
          </table:table-cell>
          <table:table-cell office:value-type="string" calcext:value-type="string">
            <text:p>"The delimitation to the left is only the existing situation. Both sides are equally interested in no political cooperation. The rejection of the AfD, however, makes it clear for this legislature that in our democracy you can not work with a party that protects itself from racists, right-wing radicals and anti-democrats. This is not ""deeply undemocratic,"" but owed to our defensive democracy. That's what the SPD sees exactly like that. However, this waives the point, because every citizen in Germany knows that never, that is, at any time, to a cooperation with this strange and democratically harmful mix of right-wing extremism, incompetence, opportunism and oblivion of history will come. ."</text:p>
          </table:table-cell>
          <table:table-cell office:value-type="string" calcext:value-type="string">
            <text:p>negative</text:p>
          </table:table-cell>
          <table:table-cell table:number-columns-repeated="1021"/>
        </table:table-row>
        <table:table-row table:style-name="ro6">
          <table:table-cell office:value-type="string" calcext:value-type="string">
            <text:p>..diese versozialdemokratisierte CDU muss erst wieder lernen sich Problemen zu stellen und den Willen zeigen negative Entwicklungen auch wirklich bekämpfen zu wollen (nicht nur im linksgrünen Kampf gegen Rechts). Die AfD hat ihre Daseinsberechtigung und wird weiter gewinnen, solange sie die einzige Partei ist, die auf (lang- und mittelfristig) äusserst schädliche Entwicklungen im Bereich der Wirtschaft, Demographie, Bildung, Migration und Gesellschaft hinweist und eine offene Diskussion fordert! Wenn sie jetzt schon Koalitionspartner benennt, dann wäre dies der Anfang vom Ende der Alternative!</text:p>
          </table:table-cell>
          <table:table-cell office:value-type="string" calcext:value-type="string">
            <text:p>..this social-democratized CDU must first learn again to face problems and show the will to fight negative developments really (not only in the left-green struggle against the law). The AfD has its raison d'être and will continue to win as long as it is the only party that points to (in the long and medium term) extremely damaging developments in the field of economics, demography, education, migration and society and demands an open discussion! If she names coalition partners now, then this would be the beginning of the end of the alternative!</text:p>
          </table:table-cell>
          <table:table-cell office:value-type="string" calcext:value-type="string">
            <text:p>negative</text:p>
          </table:table-cell>
          <table:table-cell table:number-columns-repeated="1021"/>
        </table:table-row>
        <table:table-row table:style-name="ro15">
          <table:table-cell office:value-type="string" calcext:value-type="string">
            <text:p>Sorry. Jeder Mensch weiß, das Autofahren, mit Verbrennen, schädlich ist. Der Verbrauch will sich mit seinem Fingerzeig nur von der Verantwortung befreien. Heute fällt das Urteil. Es ist egal, wie häufig du dein Kind schlägst. Ob viel, ob wenig, es gehört verboten!</text:p>
          </table:table-cell>
          <table:table-cell office:value-type="string" calcext:value-type="string">
            <text:p>Sorry. Everybody knows that driving a car with burning is harmful. Consumption only wants to free itself of responsibility with its finger tip. Today the verdict falls. It does not matter how often you hit your child. Whether much, if little, it is forbidden!</text:p>
          </table:table-cell>
          <table:table-cell office:value-type="string" calcext:value-type="string">
            <text:p>negative</text:p>
          </table:table-cell>
          <table:table-cell table:number-columns-repeated="1021"/>
        </table:table-row>
        <table:table-row table:style-name="ro32">
          <table:table-cell office:value-type="string" calcext:value-type="string">
            <text:p>"Genau aus diesem Grund: Kinder und Ältere leiden unter Stickoxide sowie Kranke und auch die, welche bereits durch Asbest, Fasermatten, Quarzfeinstaub etc. bereits lungen- und kreislaufmäßig arg belastet und teilweise sogar schwer krank sind, gilt es zu schützen. Und genau solche Leute sind eben nicht an einem Arbeitsplatz anzutreffen, weshalb der Hinweis auf höhere Arbeitsplatzgrenzwerte totaler Nonsens ist. Das Gesabbele, dass der Verkehr wenig Stickoxide erzeugt - trotz vielfach besseren Wissens - ist genau so unsinnig wie das Gejammere ob der (Übersee-) Schiffe. Ja, Übersee-Schiffe sind Dreckschleudern, aber die fahren sehr, sehr selten in Städten wie Stuttgart, Karslruhe oder München herum - bei Binnengewässerschiffen wiederum gibts sehr viel schärfere Abgasvorgaben. Aber wie toll unsere Bundesregierung die Gesundheit der Bürger schützt, ist allein an der Tatsache abzusehen, dass z.B. für Quarzfeinstaub seit Jahren (sic !) gar keine Grenzwerte gibt. Da wird einfach nur was vom schwammige Minimierungsgebot gefaselt. Der frühere, seit 1972 gegoltene Luftgrenzwerte von 0,15 mg/m³ (damaliger MAK-Wert) soll als Richtwert so weit wie möglich unterschritten werden. ""So weit wie möglich"" sagt hierbei schon alles aus. Verbindliche Grenzwerte gibt es eben seit Jahren NICHT mehr. Der Arbeitsplatzgrenzwert (AGW) für Quarzfeinstaub sowie für die sehr gesundheitsschädlichen Stoffe Cristobalit und Tridymit wurden nämlich im Januar 2006 außer Kraft gesetzt. P.S.: Quarzfeinstaub und vor allem Cristobalit sowie Tridymit sind hoch krebserzeugend und nicht ""nur"" krebserregend (ein kleiner aber feiner Unterschied)."</text:p>
          </table:table-cell>
          <table:table-cell office:value-type="string" calcext:value-type="string">
            <text:p>"Precisely for this reason: children and the elderly suffer from nitrogen oxides as well as sick people and also those who are already burdened by asbestos, fiber mats, quartz fine dust, etc., and are in some cases seriously ill. And just such people are just not found in a workplace, which is why the reference to higher occupational exposure limits is total nonsense. The Gesabbele that the traffic produces little nitrogen oxides - despite much better knowledge - is just as nonsensical as the whining whether the (overseas) ships. Yes, overseas ships are mud flies, but they are very, very rarely in cities like Stuttgart, Karslruhe or Munich around - inland waterways, in turn, there are much sharper exhaust specifications. But how great our federal government protects the health of citizens, is alone to foresee the fact that, for example. For quartz fine dust for years (sic!) There are no limits. There's just something going on about the spongy minimization requirement. The former limit value of 0.15 mg / m³ (former MAK value), which has been in force since 1972, should be undercut as far as possible as a guideline value. ""As far as possible"" says it all. Binding limits have not existed for years. The workplace limit value (AGW) for quartz fine dust and for the very harmful substances cristobalite and tridymite were suspended in January 2006. P.S .: Quartz fine dust and especially cristobalite and tridymite are highly carcinogenic and not ""just"" carcinogenic (a small but subtle difference)."</text:p>
          </table:table-cell>
          <table:table-cell office:value-type="string" calcext:value-type="string">
            <text:p>negative</text:p>
          </table:table-cell>
          <table:table-cell table:number-columns-repeated="1021"/>
        </table:table-row>
        <table:table-row table:style-name="ro28">
          <table:table-cell office:value-type="string" calcext:value-type="string">
            <text:p>"Die ganzen Gelder, die der Ostblock bekommt? Was glauben Sie, wohin diese Gelder fließen, zu den Bürgern dieser Länder? Wohl eher nicht. Dieses Geschwätz mit dem ""Gelder streichen"" erinnert immer an eine großkotzige Erbtante, die allen ihren Willen aufdrückt. Auch wenn dieser völlig bescheuert und schädlich ist. Aber wer nicht folgt, erbt nichts. Seit Jahren war es die Politik dieser Kanzler, egal ob CDU oder SPD, großzügig in der ganzen Welt unsere Steuergelder zu verteilen. Unsere Beliebtheit wollten wir damit steigern, die anderen auf unseren Weg zwingen. Nun funktioniert das nicht mehr. Viele Staaten haben die Nase voll von der deutschen Besserwisserei und dem politischen Versagen, unter dem ganz Europa zu leiden hat. Merkel und Macron werden diese heutige EU endgültig spalten und zerstören."</text:p>
          </table:table-cell>
          <table:table-cell office:value-type="string" calcext:value-type="string">
            <text:p>All the money the Eastern bloc gets? What do you think, where these funds go, to the citizens of these countries? Probably not. This mumbo-jumbo chatter is always reminiscent of a big-time heiress who imparts all her will. Even if this is completely stupid and harmful. But who does not follow, does not inherit anything. For years, it was the policy of these chancellors, whether CDU or SPD, generously distributed throughout the world our taxpayers. We wanted to increase our popularity by forcing others on our way. Now it does not work anymore. Many states are fed up with the German know-it-all and political failures that are affecting Europe as a whole. Merkel and Macron will finally split and destroy this present EU.</text:p>
          </table:table-cell>
          <table:table-cell office:value-type="string" calcext:value-type="string">
            <text:p>negative</text:p>
          </table:table-cell>
          <table:table-cell table:number-columns-repeated="1021"/>
        </table:table-row>
        <table:table-row table:style-name="ro33">
          <table:table-cell office:value-type="string" calcext:value-type="string">
            <text:p>Herr Kurz hat gute Ansätze vorgebracht, und spricht den Europäern/Bürgern aus der Seele. Aber Herr Kurz sollte in viel deutlichere Worte verwenden, um diese europa- und bürgerschädliche Merkel-Politik ins Licht der Wahrheit zu rücken: Die EU-Union zeigt kommunistische und damit völlig antidemokratische Grundzüge seit Merkel als Bundeskanzlerin von DE darauf Einfluss nimmt. Diese antidemokratische Grundhaltung durch Merkel, ebenso wie deren EU-bürgerferne Politik muss mit allen Mitteln gestoppt werden. Merkel agiert mit Königin-Anspruch und betrachtet und behandelt die anderen EU-Staaten nur wie ihre Untergebene, von denen sie vor allem politischen Gehorsam abfordert, wobei sie völlig die eigentliche Absicht der EU-Union übergeht, die Wirtschaftsbeziehungen untereinander zu vereinfachen. Von politischer Verschmelzung war nie die Rede, und schon gar nicht vom Aufgeben nationaler und souveräner Staatsmachten. Aber offensichtlich will Frau Merkel keine Partnerpolitik, sondern nur ein Königssystem. Dafür ist die Zeit längst vorbei, das werden die Menschen nicht akzeptiert, dafür haben unsere Vorfahren zu sehr gekämpft, dass wir heute eine funktionierende Demokratie haben. Sowohl Frau Merkel wie auch deren blindfolgender EU-Juncker sind Fossile aus dem Altertum. Frau Merkel sollte abtreten samt diesem EU-Juncker und samt der Merkel-Lobby, die zunehmend die Grundlage vom Kontinent Europa schaden. Wir brauchen mutige und vernünftige neue Politiker an der Spitze von DE, die genauso wie Herr Kurz sich nicht ablenken lassen durch geheime Seilschaften, wie sie von Merkelpolitik betrieben werden, und womit die Merkel die EU-Gesamtbevölkerung täuscht und ausnutzt. Die Merkelpolitik stinkt zum Himmel, und zeigt sich als absolut deutschfeindlich, sie benutzt Deutschland als Wirtsland für Neuausländer und kümmert sich kein Stück um National- und Bürgeranliegen. Leider ist innerhalb der Gesamtwählerschaft von DE die Anzahl von CDU-Parteimitglieder so hoch, dass Merkel schon wieder auf den Kanzlerstuhl käme, anders läßt sich das Obsiegen der CDU nicht erklären. Nicht das wirkliche Volk wählte die CDU mit über 30% in DE, sondern nur deren über 30% CDU-Parteimitglieder. Das ist erschütternde Vereins-Meierei. Herr Kurz, wagen Sie bitte klarere Worte gegen diese heimtückische Merkelpolitik. Danke!</text:p>
          </table:table-cell>
          <table:table-cell office:value-type="string" calcext:value-type="string">
            <text:p>Mr Kurz has made good approaches and speaks to the Europeans / citizens from the soul. But Mr. Kurz should use much clearer words to bring this harmful to Europe and citizens Merkel policy in the light of truth: The EU Union shows communist and thus completely anti-democratic principles since Merkel as Chancellor of DE influence it. This anti-democratic attitude by Merkel, as well as their EU-distant policy must be stopped by all means. Merkel acts with the queen's claim and considers and treats the other EU states just like her subordinates, from whom she above all demands political obedience, completely transposing the actual intention of the EU-Union to simplify economic relations with each other. There was never any talk of political merger, and certainly not of giving up national and sovereign powers. But obviously Mrs. Merkel does not want a partner policy, but only a king system. But time is long gone, people will not accept that, but our ancestors fought too hard for us to have a functioning democracy today. Both Mrs. Merkel and her blind EU Junckers are ancient fossils. Mrs Merkel should resign, along with this EU Juncker and the Merkel lobby, which are increasingly damaging the basis of Europe as a continent. We need courageous and sensible new politicians at the head of DE who, like Mr Kurz, can not be distracted by secret cliques, such as those operated by Merkelpolitik, and with which the Merkel deceives and exploits the EU's entire population. The Merkel policy stinks to the sky, and shows up as absolutely anti-German, she uses Germany as a host country for new foreigners and does not care about national and citizens concerns. Unfortunately, within the total electorate of DE, the number of CDU party members is so high that Merkel would come back to the Chancellor chair, otherwise the supremacy of the CDU can not be explained. Not the real people chose the CDU with over 30% in DE, but only their more than 30% CDU party members. This is shattering club dairy. Mr Kurz, please dare clear words against this insidious Merkel policy. Thank you!</text:p>
          </table:table-cell>
          <table:table-cell office:value-type="string" calcext:value-type="string">
            <text:p>negative</text:p>
          </table:table-cell>
          <table:table-cell table:number-columns-repeated="1021"/>
        </table:table-row>
        <table:table-row table:style-name="ro34">
          <table:table-cell office:value-type="string" calcext:value-type="string">
            <text:p>"Man lese den Groko-Vertrag: Wenn - wie in fast allen Punkten des ""Vertrages"" (eigentlich ist es kein vertrag, sondern Maukulatur) das Versprechen darin besteht, etwas halbwegs Bestimmes in vielleicht 4 oder 8 Jahren auf den Weg bringen zu wollen oder in einem Ausschuss prüfen zu wollen, dann kann man das Versprechen zu 100% dadurch einhalten, dass man in 4 Jahren immer noch behauptet, dass man es auf den Weg bringen wolle. Dann darf man voller Stolz behaupten: Wir haben es versprochen, und wir haben Wort gehalten. Wir haben geliefert. Es ist schließlich völlig egal, wieviel miefige Luftnummern im ""Vertrag"" stehen und es ist auch völlig egal, was damit passiert. Wichtig ist, welche konkreten Versprechen inkl. Zeitrahmen gemacht werden. Und da sehe ich nur zwei Punkte: Der festgeschriebene Fraktionszwang (Aufhebung des freien Mandats = Zwang zu einheitlicher Abstimung, unabhängig vom Gewissen der Abgeordenten) und die freiwilligen zusätzlichen Milliardenzahlungen an die EU. Auf beides könnte ich verzichten, denn es ist verheerend für die Demokratie und schädlich für die Menschen in Deutschland. Aber genau das versprechen sie uns."</text:p>
          </table:table-cell>
          <table:table-cell office:value-type="string" calcext:value-type="string">
            <text:p>"Read the Groko contract: If - as in almost all points of the ""contract"" (actually it is not a contract, but Maukulatur) the promise is to bring something halfway certain in about 4 or 8 years on the way or in If you want to look at a committee, then you can live up to it 100% by saying in 4 years' time that you want to get it off the ground. Then one can proudly say: We promised, and we kept our word. We have delivered. After all, it does not matter how many airy numbers are in the ""contract"" and it does not matter what happens to it. It is important which concrete promises including time frame are made. And there are only two points I can see: the prescribed faction of the parliamentary group (abolition of the free mandate = compulsion to have a unified vote, irrespective of the conscience of the deputies) and the voluntary additional billions to the EU. I could do without both because it is devastating for democracy and harmful to the people of Germany. But that is exactly what they promise us."</text:p>
          </table:table-cell>
          <table:table-cell office:value-type="string" calcext:value-type="string">
            <text:p>negative</text:p>
          </table:table-cell>
          <table:table-cell table:number-columns-repeated="1021"/>
        </table:table-row>
        <table:table-row table:style-name="ro7">
          <table:table-cell office:value-type="string" calcext:value-type="string">
            <text:p>zu komplex für fast alle Politiker und Medien. Bis heute ist er für die meisten nicht verständlich. Jahrelang wurde Assads Terror, sein Untergang und ein massiver demokratischer Widerstand hervorgehoben. Dann zeigte sich der IS-Terror, dann wurde zwischen islamistischen Gruppen differenziert, Russlands Einfluss und Brutalität gegeisselt, dann der Gewinn der amerikanisch unterstützten Irakis und Kurden bejubelt, bis deren merkwürdiges Demokratieverständnis offenbar wurde, dann das zynische Doppelspiel der Türken verurteilt, dann die islamistische Radikalität der vorher so guten Rebellen und der schädliche Einfluss von Iran und Saudi-Arabien entdeckt. Jetzt ist Syrien fast völlig zerstört, riesige Flüchtlingsströme fließen nach Europa und in Europa hat immer noch keiner ein Verständnis der Lage oder gar eine Lösung. Das Desaster wächst unerbittlich und keiner begreift wirklich was dort geschieht.</text:p>
          </table:table-cell>
          <table:table-cell office:value-type="string" calcext:value-type="string">
            <text:p>too complex for almost all politicians and media. To this day, he is not understandable for most. For years, Assad's terror, his downfall and a massive democratic resistance were highlighted. Then there was the IS terror, then differentiated between Islamist groups, scourged Russia's influence and brutality, then cheered the gain of the American-backed Iraqis and Kurds until their strange understanding of democracy was revealed, then condemned the cynical double play of the Turks, then the Islamist Radicality of the previously so good rebels and the harmful influence of Iran and Saudi Arabia discovered. Now Syria is almost completely destroyed, huge flows of refugees are flowing to Europe and in Europe still no one has an understanding of the situation or even a solution. The disaster grows inexorably and no one really understands what is happening there.</text:p>
          </table:table-cell>
          <table:table-cell office:value-type="string" calcext:value-type="string">
            <text:p>negative</text:p>
          </table:table-cell>
          <table:table-cell table:number-columns-repeated="1021"/>
        </table:table-row>
        <table:table-row table:style-name="ro6">
          <table:table-cell office:value-type="string" calcext:value-type="string">
            <text:p>1. Gabriel hat die deutschen Waffenexporte nicht als einziger zu verantworten. Da haben viele mitgewirkt, insbesondere Sozialdemokraten und angeblich pazifistische Grüne. 2. Gabriel ist einer der ganz wenigen, der im Verhältnis zu Russland nicht auf stur-dumpfe und obendrein auch hier schädliche Sanktionen setzt, sondern für Gespräche mit Moskau plädiert. Und sollte nicht ganz Europa, gerade aber Deutschland ein großes Interesse daran haben, mit seinen engsten Nachbarn im Gespräch zu bleiben - und nicht Trump blindlings folgend die US-Wirtschaft zu päppeln?</text:p>
          </table:table-cell>
          <table:table-cell office:value-type="string" calcext:value-type="string">
            <text:p>1. Gabriel is not the only one responsible for the German arms exports. Many have participated, especially Social Democrats and supposedly pacifist Greens. 2. Gabriel is one of the very few who, in relation to Russia, does not rely on stubborn and, on top of that, harmful sanctions, but pleads for talks with Moscow. And should not all of Europe, but Germany in particular, have a great interest in keeping up with its closest neighbors and not blindly following Trump to the US economy?</text:p>
          </table:table-cell>
          <table:table-cell office:value-type="string" calcext:value-type="string">
            <text:p>negative</text:p>
          </table:table-cell>
          <table:table-cell table:number-columns-repeated="1021"/>
        </table:table-row>
        <table:table-row table:style-name="ro27">
          <table:table-cell office:value-type="string" calcext:value-type="string">
            <text:p>Sigmar Gabriel ist kein Mann des Ausgleichs. Er provoziert und polarisiert gerne. Das mag seinen einfachen Parteigenossen gefallen, das könnte aber sehr schädlich in der Außenpolitik sein. Diplomatie ist, wenn man nicht die Wahrheit sagt. Jedenfalls nicht die ganze. Jedenfalls nicht so direkt. Und gute Diplomatie war früher, wenn man den Gesprächspartner merken ließ, dass man ihm nur die halbe Wahrheit sagte. Man verwaltete also Herrschaftswissen  das war der hochmütige Stil mancher Außenpolitiker in der weiten Welt. Seit Gabriel im Außenamt war, war Macht geschützte Heimlichtuerei und Leisetreterei nicht mehr opportun. Sigmar Gabriel selbst poltert gern mitten hinein in die Weltpolitik. Deutschlehrer an der Volkshochschule? Das ist einfach zu viel wenig berufliche Erfahrung! Er kann zwar internationale Verträge in deutscher Übersetzung lesen, das ist aber zu wenig. Frau Katarina Barley wäre als Juristin weit besser geeignet als Außenministerin.</text:p>
          </table:table-cell>
          <table:table-cell office:value-type="string" calcext:value-type="string">
            <text:p>Sigmar Gabriel is not a man of compensation. He likes to provoke and polarize. That may be pleasing to its ordinary party members, but that could be very damaging in foreign policy. Diplomacy is when you do not tell the truth. Not the whole, anyway. Not so directly. And good diplomacy used to be when you let the person in the conversation know that you told him only half the truth. Managed so mastery ?? that was the haughty style of some foreign politicians in the wide world. Since Gabriel was in the Foreign Office, was power protected secrecy and Leisetreterei no longer opportune. Sigmar Gabriel himself likes to rumble right into the middle of world politics. German teacher at the community college? That's just too much little professional experience! Although he can read international treaties in German translation, that is not enough. As a lawyer, Katarina Barley would be far better suited as a foreign minister.</text:p>
          </table:table-cell>
          <table:table-cell office:value-type="string" calcext:value-type="string">
            <text:p>negative</text:p>
          </table:table-cell>
          <table:table-cell table:number-columns-repeated="1021"/>
        </table:table-row>
        <table:table-row table:style-name="ro12">
          <table:table-cell office:value-type="string" calcext:value-type="string">
            <text:p>Kein normaler, gebildet Mensch behauptet, dass die KZs polnische Einrichtungen waren. Jedoch könnten die polnische Führung und ihre Wählerschaft einmal zugeben, dass es in ihrem Land auch antisemitische Strömungen gegeben hat, die den Nazis ihren Genozid erleichtert haben. Aber das ist offensichtlich zu viel verlangt. Was diese Regierung im Gegenteil macht ist sich künstlich den Status eines verfolgten und diskriminierten Landes zu geben. Gespielte Nationalbeleidigung, um die Bevölkerung hinter sich zu scharen. Sie bauen an einer Wagenburg, wie es die Putin-Regierung schon macht. Da hilft kein Reden. Dreht entspannt den Geldhahn zu. Kein demokratischer Pro-Europäer kann verstehen wie man diese Regierung weiterhin mit Geld vollpumpen kann, um im Gegenzug beschimpft und die europäischen Werte unterwandert zu sehen. Die Krönung ist, dass EU-Projekte, die mit Unsummen aus dem verhassten Brüssel finanziert werden (Autobahnen, restaurierte Innenstädte etc. etc. etc. etc. etc.) nach innen als Glanzleistung dieser totalitär angehauchten Ost-Regierungen dargestellt werden. In Neapel sagt man treffend dazu: Igitt sagen und trotzdem fressen. Und da kennt man sich mit Mangel und Moral aus. Ups, werde ich jetzt gemeldet? DAS ist peinlich und schädlich für Polen.</text:p>
          </table:table-cell>
          <table:table-cell office:value-type="string" calcext:value-type="string">
            <text:p>No normal, educated person claims that the concentration camps were Polish institutions. However, the Polish leadership and its electorate could once admit that there have been anti-Semitic currents in their country that have facilitated the genocide of the Nazis. But that's obviously asking too much. On the contrary, what this government is doing is artificially giving itself the status of a persecuted and discriminated country. Played national insult to rally the population behind. They are building a wagon castle, as the Putin government already does. No talking helps. Turned the money cock relaxed. No democratic pro-European can understand how to continue to pump this government with money in return for insulting and undermining European values. The coronation is that EU projects that are financed with huge sums from the hated Brussels (highways, restored inner cities, etc., etc. etc. etc.) are presented in the inside as a brilliant achievement of these totalitarian Eastern governments. In Naples one says aptly: say yuck and eat anyway. And that's where you know your lack and morals. Oops, will I be notified now? THAT is embarrassing and harmful to Poland.</text:p>
          </table:table-cell>
          <table:table-cell office:value-type="string" calcext:value-type="string">
            <text:p>negative</text:p>
          </table:table-cell>
          <table:table-cell table:number-columns-repeated="1021"/>
        </table:table-row>
        <table:table-row table:style-name="ro24">
          <table:table-cell office:value-type="string" calcext:value-type="string">
            <text:p>Dem ersten Teil kann ich folgen - im zweiten Teil verkennt der Autor, dass Nahles bei der Basis durchaus umstritten ist. Ich verstehe nicht, wieso diese Frau plötzlich so hoch gelobt wird - ist sie doch Teil des Problems. Es geht nicht um eine Person (zB Schulz), sondern um die Art wie Politik gemacht wird und hat Nahles nicht alle Entscheidungen von Schulz mitgetragen? Inklusive die Entscheidung die ihr selbst ein Pöstchen bringen sollte? Ich werde gegen die GroKo stimmen, weil ich denke, dass eine GroKo schädlich für das Land ist (Spaltung der Gesellschaft und keine notwendigen Reformen), wenn dies noch dazu führt, dass Nahles keinen Posten bekommt dann bin ich froh! Bislang ist mir Nahles nur durch Peinlichkeiten aufgefallen. Auch ihre ach so gefeierte Rede am Parteitag hat mich absolut nicht überzeugt. Wer schreit hat noch lange nicht recht. Die Rente ab 63 ist ein Schwindel - müsste sie doch viel mehr Rente ab 65 heißen-, der Mindestlohn ist auf einem lachhaft niedrigen Niveau aber Hauptsache es gibt für die vielen Frauen in Aufsichtsräten eine Frauenquote- letzteres ist natürlich Politik für den kleinen Mann vom feinsten oder hat Nahles da nicht schon für ihre eigene Zukunft vorgesorgt?</text:p>
          </table:table-cell>
          <table:table-cell office:value-type="string" calcext:value-type="string">
            <text:p>The first part I can follow - in the second part fails the author, that Nahles is quite controversial at the base. I do not understand why this woman is suddenly so highly praised - she is part of the problem. It is not about a person (eg Schulz), but about the way politics is done and did not Nahles support all decisions of Schulz? Including the decision that you should bring a little piece? I will vote against the GroKo, because I think that a GroKo is harmful to the country (division of society and no necessary reforms), if this leads to the fact that Nahles gets no post then I'm glad! So far, Nahles has only struck me through embarrassment. Even her oh so celebrated speech at the congress absolutely did not convince me. Who screams is far from right. The pension from 63 is a hoax - if they would have much more retirement from 65 hot-, the minimum wage is at a ridiculously low level but the main thing there is for the many women on supervisory boards a women's quota - of course, the policy for the little man of the finest or has not Nahles already provided for her own future?</text:p>
          </table:table-cell>
          <table:table-cell office:value-type="string" calcext:value-type="string">
            <text:p>negative</text:p>
          </table:table-cell>
          <table:table-cell table:number-columns-repeated="1021"/>
        </table:table-row>
        <table:table-row table:style-name="ro21">
          <table:table-cell office:value-type="string" calcext:value-type="string">
            <text:p>Sorry, aber differenzieren sollten Sie selbst, an Ihrem Beispiel stimmt so gut wie nichts. - Der IS war nie in Afrin und musste von dort nicht vertrieben werden - Die FSA heute ist keineswegs dieselbe FSA von 2015, sondern der Name wurde von der Türkei quasi mißbraucht - Der Bürgerkrieg brach nicht über Idlib herein, sondern wurde von islamistischen Milizen dorthin getragen. Aleppo war z.B. eine Hochburg der Regierung, bevor sie von den ach so gemäßigten Rebellen teilweise erobert wurde - Islamophobie ist in der Tat schädlich, aber es kann doch nun von niemandem übersehen werden, daß die Islamisten der Al-Kaida islamistische Verbrecher sind, die dem IS nicht als Demokraten, sondern als Konkurrenten entgegenstehen - Und, das kann nicht laut genug gesagt werden: Die Islamisten kämpfen nicht aus Höflichkeit gegen die Kurden in Afrin, sondern weil ihnen fette Beute, also das mehrheitlich von Kurden bewohnte Land versprochen wurde. Was die Türkei dort betreibt, erinnert an den Genozid gegen die Armenier, den die Türkei bis heute abstreitet.</text:p>
          </table:table-cell>
          <table:table-cell office:value-type="string" calcext:value-type="string">
            <text:p>Sorry, but you should differentiate yourself, your example is as good as nothing. - The IS was never in Afrin and did not have to be displaced from there - The FSA today is by no means the same FSA of 2015, but the name was virtually misused by Turkey - The civil war did not break through Idlib, but was carried there by Islamist militias , Aleppo was e.g. a stronghold of the government before it was partially conquered by the oh-so-moderate rebels - Islamophobia is indeed harmful, but it can not be overlooked by anyone that Al-Qaida Islamists are Islamist criminals who are not considered ISIS Democrats, but as competitors oppose - And, that can not be said loud enough: The Islamists fight not out of courtesy against the Kurds in Afrin, but because they were promised fat booty, so the majority of Kurdish inhabited land. What Turkey is doing there recalls the genocide against the Armenians, which Turkey is still denying.</text:p>
          </table:table-cell>
          <table:table-cell office:value-type="string" calcext:value-type="string">
            <text:p>negative</text:p>
          </table:table-cell>
          <table:table-cell table:number-columns-repeated="1021"/>
        </table:table-row>
        <table:table-row table:style-name="ro35">
          <table:table-cell office:value-type="string" calcext:value-type="string">
            <text:p>Die beste Lösung für wen? Für Salonbolschewisten a la Augstein? Dann vermutlich ... Für die Schulkinder im Land? Eher nein ... Für kleine Selbstständige, die sich bald eine gesetzliche Krankenversicherung leisten können? Eher auch nicht ... Natürlich ist die Wahrscheinlichkeit hoch, dass diese Regierungskoalition auf Bundesebene die letzte sein wird, in der Sozialdemokraten mitregieren. Weil es bald keine Sozialdemokratie mehr geben wird. Finaler Rettungsschuss in 3,5 Jahren. Countdown läuft. Tick. Tack. Ich werde sie nicht vermissen. Klare Kante - eine Volkspartei für die grosse Mitte a la sozialdemokratisierter Union. Links und rechts davon die politische Linke und die AfD. Die Grünen für ... Moment ... kleinen Augenblick noch ... ach ja, für die Inaugorierung von 5 genderdifferenten Toiletten sowie die Biene Maja und die FDP für Diejenigen, die das Land am Laufen halten. Und bis das so fertig sortiert ist, muss Mutti eben weiterwursteln. Richtig schädlich war das ja nie - wenn man DAS eine Mal aussen vor lässt. Aber die CSDU wird gelernt haben. Hoffe ich zumindest.</text:p>
          </table:table-cell>
          <table:table-cell office:value-type="string" calcext:value-type="string">
            <text:p>The best solution for whom? For Salonbolschewisten a la Augstein? Then probably ... For the school children in the country? Rather no ... For small self-employed who can afford a statutory health insurance soon? Of course not ... Of course, the likelihood is high that this government coalition at federal level will be the last in the Social Democrats mitregieren. Because soon there will be no Social Democracy. Final rescue mission in 3.5 years. Countdown has started. Tick. Tack. I will not miss her. Clear edge - a people's party for the big middle a la social democrat Union. Left and right of it the political Left and the AfD. The Greens for ... wait a minute ... oh yes, for the inauguration of 5 gender-different toilets as well as the bee Maya and the FDP for those who keep the country running. And until it's sorted out, Mutti just has to continue to muddle. That was never really harmful - if you let THAT out one time. But the CSDU will have learned. At least I hope so.</text:p>
          </table:table-cell>
          <table:table-cell office:value-type="string" calcext:value-type="string">
            <text:p>negative</text:p>
          </table:table-cell>
          <table:table-cell table:number-columns-repeated="1021"/>
        </table:table-row>
        <table:table-row table:style-name="ro19">
          <table:table-cell office:value-type="string" calcext:value-type="string">
            <text:p>"Ich widerspreche ganz entschieden. Die CDUCSUAFDFAD Rechte hätte sich einer allein durch diese Frontstellung geeinte sozial und humanistisch ausgerichteten gesellschaftlichen Kraft entgegen stellen müssen, die von Gewerkschaften über Sozialverbände und Kirchen bis zu den Grünen zu einem gemeinsamen Vorgehen gezwungen hätte, zu einem vernünftigen gemeinsamen Handeln zu kommen. Denn Politik zu machen heißt gesellschaftliche Akzeptanz finden und nicht nur parlamentarische Mehrheiten erreichen. Nur wenn beides tragfähig ist, ist es stabil. Was meinen Sie denn, wäre in der Flüchtlingsbehandlung und Abschreckung noch schlimmer gekommen? Das ist doch AFD in CDSU Verpackung! Die Rente war auch vorher und ohne jedes Getöse bis 2025 in dieser Weise ""sicher"", aber keine einzige Maßnahme zum Thema Klima - es muss erst der Export einbrechen oder Generali keine Investmemts mehr förderm, die Klimaschädliche Technik einsetzt, bevor man wirklich innovativ wird und nicht nur Dividende einstreicht, sondern endlich Ideen entwickelt und endlich wieder investiert. Durch die Domestizierung des Bauens durch die CSU werden Sie keine Erleichterungen zum Thema Miete und Wohnen erleben - deren Spezen sollen schließlich davon profitieren, dass Not herrscht, die sie selbst herbeigeführt hat. Und das alles mit einer ""S""PD an ihrer Seite, die per Koalitionsvertrag ein Stillhalteabkommen für die nächsten Jahre abgeschlossen hat? Nein. Das ist Augenwischerei auf allerhöchstem Niveau. Nur wer komplett unpolitisch ist und die Auseinandersetzunmgen seit der Agenda Politik ignoriert, kann das Ammenmärchen glauben, dass nur so. soziale Petitessen gerettet werden können. Das war ja selbst bei Jamaika substanzieller! Trotz FDP ...."</text:p>
          </table:table-cell>
          <table:table-cell office:value-type="string" calcext:value-type="string">
            <text:p>"I strongly disagree. The CDUCSUAFDFAD rights should have opposed a social and humanistically oriented social force unified solely by this front line, which would have forced unions, social organizations and churches to the Greens to act together to arrive at a sensible common action. For to make politics is to find social acceptance and not only reach parliamentary majorities. Only if both are sustainable, it is stable. What do you think would have been worse in refugee treatment and deterrence? That's AFD in CDSU packaging! The pension was also ""safe"" before and without any noise until 2025 in this way, but not a single measure on the subject of climate - it must first break the export or Generali no longer investmemts investmemts using climate-damaging technology, before you really innovative and not only dividends, but finally developed ideas and finally reinvested. By domestication of the building by the CSU, you will experience no relief on the subject of rent and housing - their spice should eventually benefit from the need that has caused them themselves. And all this with an ""S"" PD at their side, who has concluded a standstill agreement for the next few years by means of a coalition agreement? No. This is window dressing at the highest level. Only those who are completely apolitical and ignore the conflict since the agenda politics, can believe the old wives' tale, that only way. Social Petitessen can be saved. That was even more substantial in Jamaica! Despite FDP ...."</text:p>
          </table:table-cell>
          <table:table-cell office:value-type="string" calcext:value-type="string">
            <text:p>negative</text:p>
          </table:table-cell>
          <table:table-cell table:number-columns-repeated="1021"/>
        </table:table-row>
        <table:table-row table:style-name="ro17">
          <table:table-cell office:value-type="string" calcext:value-type="string">
            <text:p>Jahrelang mussten wir uns bei Spon anhören, wie schädlich Schäubles Sparkurs ist. Und nun wird wieder mehr ausgegeben (natürlich wie immer für die falschen Dinge) und es ist auch nicht richtig. Angela Merkel ist seit 50 Jahren die erste Kanzlerin, die jahrelang mit einem ausgeglichenen Haushalt ausgekommen ist.</text:p>
          </table:table-cell>
          <table:table-cell office:value-type="string" calcext:value-type="string">
            <text:p>For years we had to listen to Spon, how harmful Schäubles austerity is. And now more is spent again (of course, as always for the wrong things) and it is not right either. Angela Merkel has been the first Chancellor for 50 years, who has spent years with a balanced budget.</text:p>
          </table:table-cell>
          <table:table-cell office:value-type="string" calcext:value-type="string">
            <text:p>negative</text:p>
          </table:table-cell>
          <table:table-cell table:number-columns-repeated="1021"/>
        </table:table-row>
        <table:table-row table:style-name="ro9">
          <table:table-cell office:value-type="string" calcext:value-type="string">
            <text:p>Tja, so läuft es eben im Zeitalter des Internet und der sekündlich aktualisierten Nachrichten. Da wird über jedes Zucken sofort ausführlichst berichtet. (Da ist die CDU aber sowas von schlauer. Nix bewegt sich, also kann auch nicht darüber berichtet werden.) Anhand der SPD können wir wieder einmal miterleben, wie schädlich digitale Medien sein können. Noch vor 30 Jahren hätten wir wahrscheinlich weder mitbekommen, dass Herr Schulz vielleicht Außenminister werden könnte, so dass es auch gar keinen Rückzug gegeben hätte. Es ist also kein echtes Chaos, sondern lediglich ein gefühltes. Mich beeindruckt das nicht wirklich. ich war und bin gegen die Fortsetzung der GroKo. Und das hat nicht direkt mit Herrn Schulz zu tun.</text:p>
          </table:table-cell>
          <table:table-cell office:value-type="string" calcext:value-type="string">
            <text:p>Well, that's the way things are in the age of the Internet and the news updates every second. Since every twitching is reported in detail immediately. (The CDU is a bit smarter about that, nothing moves, so it can not be reported.) With the SPD we can once again see how damaging digital media can be. Even 30 years ago, we probably would not have heard that Mr Schulz could possibly become foreign minister, so there would have been no retreat. So it's not a real mess, just a felt one. That does not really impress me. I was and am against the continuation of GroKo. And that has nothing to do directly with Mr Schulz.</text:p>
          </table:table-cell>
          <table:table-cell office:value-type="string" calcext:value-type="string">
            <text:p>negative</text:p>
          </table:table-cell>
          <table:table-cell table:number-columns-repeated="1021"/>
        </table:table-row>
        <table:table-row table:style-name="ro16">
          <table:table-cell office:value-type="string" calcext:value-type="string">
            <text:p>Wenn es nicht so schädlich für dieses Land und seine Demokratie wäre, könnte man sich durch das SPD-Chaos sogar noch gut unterhalten fühlen. So ist es aber nur ein einziges Trauerspiel. Die SPD-Mitglieder sollten sich überlegen, ob sie ihre Partei nicht doch besser zur Regeneration in die Opposition schicken. In der Regierung wird sich diese Partei nicht thematisch justieren und personell erneuern können, was aber dringend notwendig ist.</text:p>
          </table:table-cell>
          <table:table-cell office:value-type="string" calcext:value-type="string">
            <text:p>If it were not so damaging to this country and its democracy, you might even feel well entertained by the SPD mess. But it is only a single tragedy. The SPD members should consider whether to send their party but not better for regeneration in the opposition. In the government, this party will not be able to adjust thematically and renew staff, which is urgently needed.</text:p>
          </table:table-cell>
          <table:table-cell office:value-type="string" calcext:value-type="string">
            <text:p>negative</text:p>
          </table:table-cell>
          <table:table-cell table:number-columns-repeated="1021"/>
        </table:table-row>
        <table:table-row table:style-name="ro13">
          <table:table-cell office:value-type="string" calcext:value-type="string">
            <text:p>"Bei der Debatte um den weiblichen Körper in der Kunst aber geht es um den männlichen Blick, um Begehren, und zwar um eines, das mit Abwertung einhergeht. Vor gar nicht so langer Zeit, hieß die Gleichung: Begierde = Sünde. Die zeitgemäße Version heißt nun: Begierde = Abwertung. Beides ist schädlich. Tatsache ist dass leider viele Männer sozial verroht sind und aus ihrer Begierde eine Anspruch ableiten, der nicht besteht und in entsprechender Machtposition sich nehmen, was ihnen nicht gehört. Tatsache ist auch, dass der weibliche Körper immer mehr dem Prinzip der Gewinnmaximierung unterliegt, zum Beispiel in der Werbung, was zwangsläufig zu Missachtung und Abwertung führt. (immer mehr auch der männliche Körper). Es ist richtig und wichtig das zu thematisieren. Wir dürfen aber nicht erlauben dass die biologische Tatsache der Begierde an sich diskriminiert wird. Auch, und schon gar nicht in der Kunst. Das Bedürfnis einem anderen Körper nahe zu sein und seine Haut zu spüren, ist ebenso rein und unschuldig wie das Bedürfnis eines Kindes, von seiner Mutter umarmt zu werden. Diese archaische Urkraft, die auch Angst erzeugt und der übrigens auch Frauen unterliegen, nicht mehr beschreiben zu dürfen, macht uns zu Zombies. Das Abhängen von ""Hylas und die Nymphen"" in Manchester empfinde ich insofern als unsagbar dumm und Menschenverachtent."</text:p>
          </table:table-cell>
          <table:table-cell office:value-type="string" calcext:value-type="string">
            <text:p>"The debate about the female body in art, however, is about the masculine gaze, about desire, and one that comes with devaluation. Not so long ago, the equation was: desire = sin. The contemporary version is now called: Desire = devaluation. Both are harmful. The fact is that unfortunately many men are socially brutalized and derive from their desire a claim that does not exist and take in a corresponding position of power, which does not belong to them. The fact is that the female body is increasingly subject to the principle of profit maximization, for example in advertising, which inevitably leads to contempt and devaluation. (more and more of the male body). It is right and important to address this. But we must not allow the biological fact of desire itself to be discriminated against. Also, and certainly not in art. The need to be close to another body and to feel its skin is as pure and innocent as a child's need to be embraced by his mother. This archaic primal force, which also generates fear, and which, incidentally, is also subject to women, is no longer able to describe it, which makes us zombies. I regard the dependency of ""Hylas and the Nymphs"" in Manchester as unspeakably stupid and inhuman."</text:p>
          </table:table-cell>
          <table:table-cell office:value-type="string" calcext:value-type="string">
            <text:p>negative</text:p>
          </table:table-cell>
          <table:table-cell table:number-columns-repeated="1021"/>
        </table:table-row>
        <table:table-row table:style-name="ro13">
          <table:table-cell office:value-type="string" calcext:value-type="string">
            <text:p>Aha, die Kevin Kühnerts sind jetzt das Problem, vorher waren es wahlweise Christian Lindner, Horst Seehofer, Martin Schulz oder  um mit den Worten des Chefdiplomaten Gabriel zu sprechen  das Pack im Osten. Dass die wahre Ursache des Dilemmas nach der Wahl in der verfehlten und für Deutschland schädlichen Europa und Landespolitik unserer Patex Kanzlerin liegt, wird konsequent aus der Debatte herausgehalten. Warum muss Merkel dann unbedingt Kanzlerin bleiben? Welche Mächte (auf der anderen Seite des Teiches) stehen wirklich hinter ihr? Und noch ein Wort zu TTIP Freund und Kanzlerkandidat Abducker Gabriel: er hat als Wirtschaftminister nichts geleistet und wird auch als Außenminister keine Akzente setzen sondern genau wie Steinmeier die Positionen der westlichen Eliten vertreten. Von Trump kann man halten was man will. Aber im Gegensatz zu Obama oder Busch hat er noch keinen Krieg angefangen. Das gerade Gabriel als Gegengewicht dienen soll, ist absolut lächerlich. Wenn er nicht mitmarschiert wird er von der deutschen Presse niedergemacht, wie Guido Westerwelle beim Libyien Krieg oder Schröder beim Irak Krieg. Beide hatten recht und beide wurden dafür kritisiert... Steinmeier hatte die Lektion gelernt und in Kiev als Außenminister exakt das gemacht, was von ihm erwartet wurde. Dafür wurde er auch befördert...</text:p>
          </table:table-cell>
          <table:table-cell office:value-type="string" calcext:value-type="string">
            <text:p>Aha, the Kevin Kühnerts are now the problem, before it was either Christian Lindner, Horst Seehofer, Martin Schulz or ?? to speak with the words of Chief Diplomat Gabriel? the pack in the east. The fact that the real cause of the dilemma after the election lies in the misguided and for Germany harmful Europe and state policy of our Patex Chancellor, is consistently kept out of the debate. Why does Merkel have to remain Chancellor? Which powers (on the other side of the pond) are really behind her? And another word on TTIP friend and chancellor candidate Abducker Gabriel: he has done nothing as an economics minister and will set as foreign minister no accents but just like Steinmeier represent the positions of the Western elites. From Trump you can keep what you want. But unlike Obama or Bush, he has not started a war yet. The just Gabriel should serve as a counterweight is absolutely ridiculous. If he does not march he is killed by the German press, as Guido Westerwelle was at the war in Libya or Schröder in Iraq. Both were right and both were criticized for it ... Steinmeier had learned the lesson and in Kiev as foreign minister did exactly what was expected of him. He was also promoted for that ...</text:p>
          </table:table-cell>
          <table:table-cell office:value-type="string" calcext:value-type="string">
            <text:p>negative</text:p>
          </table:table-cell>
          <table:table-cell table:number-columns-repeated="1021"/>
        </table:table-row>
        <table:table-row table:style-name="ro35">
          <table:table-cell office:value-type="string" calcext:value-type="string">
            <text:p>Schulz war müde, soll er den Genscher geben, das ist O.K., Nahles ist mit dem Job ohnehin nicht zu beneiden, vor allem mit einem Olaf Scholz im Nacken. Die Pöstchen, die mal jetzt an Land gezogen hat sind auch ganz nett, aber führen wird dieses Kabinett natürlich weiterhin Merkel. Inhaltlich hat die SPD eigentlich nichts erreicht, sogar noch weniger, denn die weitere Vertagung wesentlicher Reformen ist schlichtweg schädlich. Es geht ja zum Beispiel bei der Krankenversicherung überhaupt nicht darum, die unterschiedliche Behandlung privat und gesetzlich Versicherter einzuebnen, sondern schlichtweg alle Bürger für die Finanzierung aller Sozialversicherungen heranzuziehen. Dass sich danach jeder noch privat absichern kann und dass somit auch immer eine Ungleichbehandlung bleiben wird ist doch ganz klar und im Bereich des Gesundheitswesens teilweise sogar sinnvoll. Kühnert hat jedenfalls Recht, es muss über die Inhalte abgestimmt werden und nicht über vermeintliche Erfolge bei der Ressortverteilung. Ich vermute allerdings, dass die SPD- Basis das Ding einfach durchwinkt.</text:p>
          </table:table-cell>
          <table:table-cell office:value-type="string" calcext:value-type="string">
            <text:p>Schulz was tired, he should give the Genscher, this is O.K., Nahles is not to be envied with the job anyway, especially with an Olaf Scholz on the neck. The Pöstchen, who has now pulled ashore are also very nice, but this Cabinet will of course continue to lead Merkel. The content of the SPD has actually achieved nothing, even less, because the further postponement of essential reforms is simply harmful. For example, it is not at all with the health insurance to level the different treatment privately and legally insured, but simply all citizens to use for the financing of all social insurance. That then everyone can still secure private and that therefore always remain a unequal treatment is quite clear and in the field of health care sometimes even useful. In any case, Kühnert is right, it has to be coordinated with the contents and not with supposed successes in the distribution of departments. I suspect, however, that the SPD base simply beckons the thing.</text:p>
          </table:table-cell>
          <table:table-cell office:value-type="string" calcext:value-type="string">
            <text:p>negative</text:p>
          </table:table-cell>
          <table:table-cell table:number-columns-repeated="1021"/>
        </table:table-row>
        <table:table-row table:style-name="ro31">
          <table:table-cell office:value-type="string" calcext:value-type="string">
            <text:p>Die SPD dreht sich wie ein Fähnchen im Wind. Hauptsache man hat wieder lukrative Posten geholt. Die Themen der SPD sind zur Hälfe schädlich für Deutschland, aber wen kümmern die Versprechen von gestern ? Bei einem SPD-Finanzminister und Aussenminister Schulz ist klar, dass noch mehr deutsche Steuern in den Umverteilungapparat EU fließen werden. Ist das eine Arbeiterpartei ? Bleibt auf die Jusos zu hoffen, sonst wird diese Groko-Looser-Koalition der Sargnagel der SPD. Und das ist dann gut so.</text:p>
          </table:table-cell>
          <table:table-cell office:value-type="string" calcext:value-type="string">
            <text:p>The SPD turns like a flag in the wind. The main thing is again got lucrative posts. The topics of the SPD are half harmful for Germany, but who care about the promises of yesterday? For a SPD finance minister and Foreign Minister Schulz it is clear that even more German taxes will flow into the EU redistribution apparatus. Is this a labor party? Remains to hope for the Jusos, otherwise this Groko Looser coalition will be the coffin nail of the SPD. And that's good.</text:p>
          </table:table-cell>
          <table:table-cell office:value-type="string" calcext:value-type="string">
            <text:p>negative</text:p>
          </table:table-cell>
          <table:table-cell table:number-columns-repeated="1021"/>
        </table:table-row>
        <table:table-row table:style-name="ro9">
          <table:table-cell office:value-type="string" calcext:value-type="string">
            <text:p>"Das ""C"" in CDU ist in etwa so substanziell, wie die Wahrscheinlichkeit, dass ein weißer Riese im gleichnamigen Waschmittel steckt. Also nur Marketing. Damit erreicht man heute wohl immer noch seine Klientel (wobei man beim Waschmittel wenigstens noch erkennt, was man bekommt). Das gilt übrigens auch für die SPD, der der Sinn für das ""S"" seit Schröder abhanden gekommen ist. Beide sind mittlerweile Erfüllungsgehilfen des Kapitalismus, der jegliche Ideen von ""Sozialromantikern"" als gewinnmaximierungsschädlich ablehnt und dann entsprechend bei seinen - tragischer Weise auch noch vom Volk gewählten - Repräsentanten im BT oder der Regierung sturmläuft."</text:p>
          </table:table-cell>
          <table:table-cell office:value-type="string" calcext:value-type="string">
            <text:p>"The ""C"" in CDU is about as substantial as the probability that a white giant is in the same detergent. So only marketing. This will probably still reach today's clientele (although you at least still recognize what you get at the detergent). Incidentally, this also applies to the SPD, who has lost the sense of the ""S"" since Schröder. Both are now assistants of capitalism, who rejects any ideas of ""social romantics"" as a profit maximization harmful and then according to his - tragically, even elected by the people - representatives run in the BT or the government."</text:p>
          </table:table-cell>
          <table:table-cell office:value-type="string" calcext:value-type="string">
            <text:p>negative</text:p>
          </table:table-cell>
          <table:table-cell table:number-columns-repeated="1021"/>
        </table:table-row>
        <table:table-row table:style-name="ro36">
          <table:table-cell office:value-type="string" calcext:value-type="string">
            <text:p>Schäuble sollte endlich mal von seiner schwarzen null herunterkommen, denn die bringt ja nun wirklich nicht den Schuldendurchbruch. Wir haben 2 Billionen Euros Schulden und selbst wenn wir Jahr für Jahr künftig 10 Milliarden Überschuss hätten, würde es immer noch satte 200 Jahre dauern, bis der Schuldensaldo ausgeglichen wäre, was im Übrigen volkswirtschaftlich sehr schädlich wäre, ganz ohne Schulden dazustehen. Mir ist als AOK-Versicherter ohnehin nicht klar, was die Abschaffung der Zweiklassen-Medizin bringen soll? Dann wird halt unter der Hand bezahlt und ich warte weiterhin Monatelang auf einen Termin. Es gibt Ärzte, die ein erfolgreiches System haben. Der, der als erster in die Praxis kommt, kommt auch als erster dran. Spätaufsteher müssen eben warten. Aber das ist nicht sehr beliebt, wie ich als Buchhalter weiß. Rückstellungen, heißt das Zauberwort. Entweder man erbringt eine Leistung im aktuellen Jahr und bekommt sie im Folgenden erstattet oder umgekehrt, man kassiert für eine Leistung sofort und erbringt die Leistung erst im kommenden Geschäftsjahr und da wird der Hund begraben liegen, warum nicht alle Ärzte, das wer zuerst kommt mahlt zuerst anwenden. Offenbar können sie Patienten, denen sie einen Termin vergeben haben, sofort berechnen. War doch schon immer so, wenn es hieß, diese oder jene Überweisung muss im Quartal der Ausstellung oder andere bis zum Jahresende durchgeführt werden, sonst würde sie verfallen. Das war schon immer ein Märchen, den man unbedarften Patienten aufdrückte. Das war nur für die MTA´s gedacht, damit sie im neuen Jahr die alten Abrechnungen nicht mehr suchen und nachbuchen mussten. Aber ansonsten gab es keine gesetzliche Regelung, die vorschrieb, dass eine Überweisung nur so und nicht länger gültig sei. Und dann als Dr. med. rumjammern, man verdiene zu wenig. Da hilft nur eines. Konsequent die Ärzte boykottieren, die Termine vergeben und zu denen wechseln, die nach dem oben genannten Prinzip verfahren. Dann werden die Wartezeiten wieder ganz schnell kürzer, wenn die Patienten a Block ihrem Termin-Hausarzt von der Fahne gehen. Aber dann heißt es wieder, ach Gott, ich bin doch schon so lange bei meinem Hausarzt, da will ich nicht wechseln oder ähnliche Ausreden. Lieber rummeckern, statt was konstruktives zu tun. Das ist ohnehin des deutschen liebstes Kind. Das Meckern meine ich.</text:p>
          </table:table-cell>
          <table:table-cell office:value-type="string" calcext:value-type="string">
            <text:p>Schäuble should finally come down from his black zero, because that really does not bring the debt breakthrough. We have 2 trillion euros in debt, and even if we had 10 billion surplus each year, it would still take a full 200 years for the debt balance to be balanced, which would otherwise be economically damaging, without any debt. Anyway, as an AOK insured person, it is not clear to me what the abolition of the two-class medicine should bring? Then it is paid under the hand and I continue to wait for months for an appointment. There are doctors who have a successful system. The one who comes first in the practice, is also the first turn. Late risers must wait. But that's not very popular, as I know as an accountant. Provisions, is the magic word. Either you provide a performance in the current year and get it refunded in the following or vice versa, you cash for a performance immediately and provides the performance in the coming fiscal year and there will be the dog buried, why not all the doctors, who comes first first served? apply. Apparently, they can immediately charge patients who have given an appointment. It has always been that way, if it was said, this or that transfer must be carried out in the quarter of the exhibition or others by the end of the year, otherwise it would expire. It has always been a fairy tale impressed on inexperienced patients. This was only intended for the MTA's, so they did not have to search and rebook the old statements in the new year. But otherwise, there was no legal regulation, which stipulated that a transfer only and no longer valid. And then as Dr. med. rumjammern, one earns too little. Only one thing helps. Consistently boycotting the doctors, giving the appointments and switching to those who act according to the above principle. Then the waiting times become shorter again very quickly, when the patients a block their appointment GP from the flag go. But then it says again, 'oh God, I'm so long at my family doctor, because I do not want to change ?? or similar excuses. Better rummeckern, instead of doing something constructive. That's the German favorite child anyway. Meckling I mean.</text:p>
          </table:table-cell>
          <table:table-cell office:value-type="string" calcext:value-type="string">
            <text:p>negative</text:p>
          </table:table-cell>
          <table:table-cell table:number-columns-repeated="1021"/>
        </table:table-row>
        <table:table-row table:style-name="ro10">
          <table:table-cell office:value-type="string" calcext:value-type="string">
            <text:p>sondern die SPD, deren Politik war seit Jahren nur scheinbar links, in Wirklichkeit aber schädlich fr Deutschland aber gut für die Taschen der genossen. der letzte SPD Politiker der was getaugt hat war Schmidt. Schröder hat mit seiner Agenda 2010 der asozialen Politik der SPD die Krone aufgesetzt. Die agenda 2010 hat zwar wirtschaftlichen Aufschwung gebracht, aber auch Gewinne für die Reichen, dem Arbeiter haben Sie Zeitverträge, Hartz IV, Altersarbeit etc. eingebracht. Das S = Sozial im Namen ist ein Hohn.</text:p>
          </table:table-cell>
          <table:table-cell office:value-type="string" calcext:value-type="string">
            <text:p>but the SPD, whose policy had been only seemingly left for years, but in reality was detrimental to Germany but good for the pockets of the enjoyed. the last SPD politician who was good at what was Schmidt. Schröder has set the crown with his Agenda 2010 for the asocial politics of the SPD. The Agenda 2010 has brought economic recovery, but also profits for the rich, the worker you have temporary contracts, Hartz IV, retirement work, etc. introduced. The S = social in the name is a mockery.</text:p>
          </table:table-cell>
          <table:table-cell office:value-type="string" calcext:value-type="string">
            <text:p>negative</text:p>
          </table:table-cell>
          <table:table-cell table:number-columns-repeated="1021"/>
        </table:table-row>
        <table:table-row table:style-name="ro37">
          <table:table-cell office:value-type="string" calcext:value-type="string">
            <text:p>So, nun sollen also die Elektro-Autos noch stärker gefördert werden. Obwohl längst klar ist, dass diese weder vom Wähler gewollt sind noch der extrem erhöhte Stromverbrauch für einen gänzlich auf Elektro-Autos umgestellten Verkehr ohne die alten und viele neue Atomkraftwerke bereitgestellt werden kann. Dieser Punkt ist eindeutig eine Subvention in nie dagewesener Höhe für die Atomkraftbetreiber. Außerdem kommen weitere hohe Kosten für jeden Hausbesitzer dazu, weil ja jeder Stellplatz mit gesetzlich vorgeschrieben Ladestationen aus- und nachgerüstet werden soll. Auch wenn darauf im Artikel nicht hingewiesen wird. Was nicht gerade dazu beiträgt, die Mieten in bezahlbaren Höhen zu halten. Auch Mietshäuser müssen mit einer Ladestation an jedem Stellplatz versehen sein, was hohe Kosten prodoziert, die dann an den Mieter durchgereicht werden. Stellplätze sind zudem schon länger in festgelegten Mengen, die sich an der Anzahl der Mieteinheiten festmachen, vorgeschrieben. Spätestens bei der Ankündigung, die extrem umweltschädlichen Luftfahrtunternehmen steuerlich zu entlasten, begreift auch der hartnäckigste Klimakatastrophen-Leugner, dass einer Regierung mit diesem Programm unsere Umwelt meilenweit am Arsch vorbei geht. Es sei denn, bei irgendeinem Umwelt-Event könnten ein paar nette Bildchen mit und für unsere selbsternannte Klimakanzlerin abfallen. Der Rest der Vereinbarungen ist auch nicht besser. Diese alle einmal genau auf ihren Nutzen für die Wähler zu beleuchten, war einmal die Aufgabe des Qualitäts-Journalismus.</text:p>
          </table:table-cell>
          <table:table-cell office:value-type="string" calcext:value-type="string">
            <text:p>So, now the electric cars are to be promoted even more. Although it has long been clear that these are neither wanted by the voters nor the extremely increased power consumption for a completely switched to electric cars traffic without the old and many new nuclear power plants can be provided. This point is clearly a subsidy of unprecedented heights for nuclear power operators. In addition, further high costs for every homeowner are added, because every parking space is to be equipped and retrofitted with legally prescribed charging stations. Even if this is not indicated in the article. Which does not help to keep rents at affordable levels. Even apartment buildings must be provided with a charging station at each parking space, which produces high costs, which are then passed on to the tenant. Pitches have long been prescribed in fixed quantities, which are fixed to the number of rental units. At the latest at the announcement to relieve the extremely polluting airlines tax-deductible understands even the most stubborn climate catastrophe denier that a government with this program, our environment goes miles for the ass. Unless, at some environmental event, a few nice pictures might fall off with and for our self-proclaimed Climate Chancellor. The rest of the agreements are not better either. It was once the task of quality journalism to shed light on these benefits for the voters.</text:p>
          </table:table-cell>
          <table:table-cell office:value-type="string" calcext:value-type="string">
            <text:p>negative</text:p>
          </table:table-cell>
          <table:table-cell table:number-columns-repeated="1021"/>
        </table:table-row>
        <table:table-row table:style-name="ro38">
          <table:table-cell office:value-type="string" calcext:value-type="string">
            <text:p>Zu den Mengen in der BRD s. http://www.spiegel.de/wirtschaft/unternehmen/mineralwasser-verbrauch-in-deutschland-144-liter-pro-jahr-pro-kopf-a-1046871.html: '10,8 Milliarden Liter Mineralwasser wurden in Deutschland 2014 laut Verband Deutscher Mineralbrunnen abgesetzt.' Und: 'Laut Statistischen Bundesamt wurden 2014 rund 275 Millionen Liter Mineralwasser aus Deutschland exportiert, aber mehr als 1,1 Milliarden Liter in die Bundesrepublik importiert.'  Kosten: 'Während 1 Liter Mineralwasser durchschnittlich 50 Cent kostet, liegt der Preis für einen Liter Leitungswasser durchschnittlich bei nur 0,002 Euro. - Weiter: Im Jahr 1970 lag der Pro-Kopf-Konsum in D bei 12,5 Litern - im Jahr 2000 knapp über 100 Liter. - Neben der Verpackung spielt der Transport eine wesentliche Rolle bei der Umweltverschmutzung: Für den Transport zu den Verkaufsstellen in D sind 10,8 Milliarden kg (plus Verpackung) = 10,8 Millionen Tonnen zu bewältigen, mit 40-Tonnen-Lastwagen wären das dann 270 000 LKW-Fuhren im Jahr. Dessenungeachtet hat der BW- Umweltminister Franz Untersteller den Umweltpreis für Unternehmen 2014 an fünf baden-württembergische Unternehmen verliehen, die ihren Betrieb besonders ökologisch und klimaschonend ausgerichtet haben, u. a. an Ensinger Mineral-Heilquellen GmbH, Absatz 2016 ca. 114 Millionen Liter/Jahr (entspricht 2850 40-Tonnen-Lastwagen)  nein, das ist keine Satire! - FACIT: Aus ökonomischer und ökologischer Sicht stellt 'Mineralwasser' ein (fast) völlig überflüssiges und schädliches Produkt dar, ohne Nutzen für die Gesundheit, als Ausdruck einer durch suggestive Werbung mehr und mehr fehlgeleiteten Überfluss-Gesellschaft. - Empfohlener Aufkleber für Mineralwasserflaschen: Mit Kauf dieser Flasche Mineralwasser (Qualität wie Leitungswasser) belasten Sie die Umwelt (Transport, Verpackung) und Ihren Geldbeutel (1 L Mineralwasser bester Qualität kostet ca. 0,2 Cent).</text:p>
          </table:table-cell>
          <table:table-cell office:value-type="string" calcext:value-type="string">
            <text:p>"To the quantities in the FRG s. http://www.spiegel.de/wirtschaft/unternehmen/mineralwasser-verbrauch-in-deutschland-144-liter-pro-jahr-pro-kopf-a-1046871.html: '10, 8 billion liters of mineral water were in Germany Sold in 2014 according to Verband Deutscher Mineralbrunnen. ' And: 'According to the Federal Statistical Office, about 275 million liters of mineral water were exported from Germany in 2014, but more than 1.1 billion liters were imported into the Federal Republic of Germany.' ?? Cost: 'While 1 liter of mineral water costs an average of 50 cents, the price for a liter of tap water is on average only 0.002 euros. - Further: In 1970, the per capita consumption in D was 12.5 liters - in 2000 just over 100 liters. - In addition to packaging, transport plays a key role in pollution: transport to D outlets is 10.8 billion kg (plus packaging) = 10.8 million tonnes, with 40 ton lorries 270,000 truckloads a year. Nevertheless, BW Environment Minister Franz Untersteller has awarded the ""Environmental Award for Business 2014"". awarded to five Baden-Württemberg companies, which have geared their operation particularly ecologically and climate-friendly, u. a. to Ensinger Mineral-Heilquellen GmbH, sales in 2016 about 114 million liters / year (equivalent to 2850 40-ton trucks) ?? no, that's no satire! - FACIT: From an economic and ecological point of view, 'mineral water' is a (almost) totally superfluous and harmful product, with no health benefits, as an expression of an overflowing society more and more misguided by suggestive advertising. - Recommended label for mineral water bottles: ?? By buying this bottle of mineral water (quality such as tap water) you burden the environment (transport, packaging) and your wallet (1 L of premium quality mineral water costs about 0.2 cents). ??"</text:p>
          </table:table-cell>
          <table:table-cell office:value-type="string" calcext:value-type="string">
            <text:p>negative</text:p>
          </table:table-cell>
          <table:table-cell table:number-columns-repeated="1021"/>
        </table:table-row>
        <table:table-row table:style-name="ro38">
          <table:table-cell office:value-type="string" calcext:value-type="string">
            <text:p>Zu den Mengen in der BRD s. http://www.spiegel.de/wirtschaft/unternehmen/mineralwasser-verbrauch-in-deutschland-144-liter-pro-jahr-pro-kopf-a-1046871.html: '10,8 Milliarden Liter Mineralwasser wurden in Deutschland 2014 laut Verband Deutscher Mineralbrunnen abgesetzt.' Und: 'Laut Statistischen Bundesamt wurden 2014 rund 275 Millionen Liter Mineralwasser aus Deutschland exportiert, aber mehr als 1,1 Milliarden Liter in die Bundesrepublik importiert.'  Kosten: 'Während 1 Liter Mineralwasser durchschnittlich 50 Cent kostet, liegt der Preis für einen Liter Leitungswasser durchschnittlich bei nur 0,002 Euro. - Weiter: Im Jahr 1970 lag der Pro-Kopf-Konsum in D bei 12,5 Litern - im Jahr 2000 knapp über 100 Liter. - Neben der Verpackung spielt der Transport eine wesentliche Rolle bei der Umweltverschmutzung: Für den Transport zu den Verkaufsstellen in D sind 10,8 Milliarden kg (plus Verpackung) = 10,8 Millionen Tonnen zu bewältigen, mit 40-Tonnen-Lastwagen wären das dann 270 000 LKW-Fuhren im Jahr. Dessen ungeachtet hat der BW- Umweltminister Franz Untersteller den Umweltpreis für Unternehmen 2014 an fünf baden-württembergische Unternehmen verliehen, die ihren Betrieb besonders ökologisch und klimaschonend ausgerichtet haben, u. a. an Ensinger Mineral-Heilquellen GmbH, Absatz 2016 ca. 114 Millionen Liter/Jahr (entspricht 2850 40-Tonnen-Lastwagen)  nein, das ist keine Satire! - FACIT: Aus ökonomischer und ökologischer Sicht stellt 'Mineralwasser' ein (fast) völlig überflüssiges und schädliches Produkt dar, ohne Nutzen für die Gesundheit, als Ausdruck einer durch suggestive Werbung mehr und mehr fehlgeleiteten Überfluss-Gesellschaft. - Empfohlener Aufkleber für Mineralwasserflaschen: Mit Kauf dieser Flasche Mineralwasser (Qualität wie Leitungswasser) belasten Sie die Umwelt (Transport, Verpackung) und Ihren Geldbeutel (1 L Leitungswasserwasser bester Qualität kostet ca. 0,2 Cent).</text:p>
          </table:table-cell>
          <table:table-cell office:value-type="string" calcext:value-type="string">
            <text:p>"To the quantities in the FRG s. http://www.spiegel.de/wirtschaft/unternehmen/mineralwasser-verbrauch-in-deutschland-144-liter-pro-jahr-pro-kopf-a-1046871.html: '10, 8 billion liters of mineral water were in Germany Sold in 2014 according to Verband Deutscher Mineralbrunnen. ' And: 'According to the Federal Statistical Office, about 275 million liters of mineral water were exported from Germany in 2014, but more than 1.1 billion liters were imported into the Federal Republic of Germany.' ?? Cost: 'While 1 liter of mineral water costs an average of 50 cents, the price for a liter of tap water is on average only 0.002 euros. - Further: In 1970, the per capita consumption in D was 12.5 liters - in 2000 just over 100 liters. - In addition to packaging, transport plays a key role in pollution: transport to D outlets is 10.8 billion kg (plus packaging) = 10.8 million tonnes, with 40 ton lorries 270,000 truckloads a year. Irrespective of this, the BW environment minister Franz Untersteller has awarded the ""Environmental Award for Business 2014"". awarded to five Baden-Württemberg companies, which have geared their operation particularly ecologically and climate-friendly, u. a. to Ensinger Mineral-Heilquellen GmbH, sales in 2016 about 114 million liters / year (equivalent to 2850 40-ton trucks) ?? no, that's no satire! - FACIT: From an economic and ecological point of view, 'mineral water' is a (almost) totally superfluous and harmful product, with no health benefits, as an expression of an overflowing society more and more misguided by suggestive advertising. - Recommended label for mineral water bottles: ?? With purchase of this bottle of mineral water (quality like tap water) you burden the environment (transport, packing) and your purse (1 L of tap water of best quality costs approx. 0,2 cent). ??"</text:p>
          </table:table-cell>
          <table:table-cell office:value-type="string" calcext:value-type="string">
            <text:p>negative</text:p>
          </table:table-cell>
          <table:table-cell table:number-columns-repeated="1021"/>
        </table:table-row>
        <table:table-row table:style-name="ro6">
          <table:table-cell office:value-type="string" calcext:value-type="string">
            <text:p>Ohne einen neuen Kanzler wäre es ein schädliches `weiter so`. Das haben wir und Deutschland nicht verdient. Durch massive Zuwanderung in die Sozialkassen werden wir dieses Jahr erstmals mehr als 1000 Milliarden Sozialausgaben haben. Momentan kostet das Geld nichts und wir haben es im Überfluss, da Zinszahlungen monetär nicht bedient werden müssen. Weshalb hat man eine ganze Legeslaturperiode als GroKo verschlafen und die Probleme nicht angegangen, die nun medial als der große Wurf verkauft werden? Das ist Blendwerk. Zudem fehlt in der Aufstellung Schäubles Schwiegersohn Strobl...</text:p>
          </table:table-cell>
          <table:table-cell office:value-type="string" calcext:value-type="string">
            <text:p>Without a new chancellor, it would be a nasty 'keep it up'. We did not deserve that and Germany. Due to massive immigration into the social security funds, we will for the first time have more than 1000 billion social expenditures this year. Currently, the money costs nothing and we have it in abundance, as interest payments do not have to be served monetarily. Why did you oversleep a whole legislature as GroKo and not tackle the problems that are now sold medially as the big hit? That's folly. In addition, Schaeuble's son-in-law Strobl ...</text:p>
          </table:table-cell>
          <table:table-cell office:value-type="string" calcext:value-type="string">
            <text:p>negative</text:p>
          </table:table-cell>
          <table:table-cell table:number-columns-repeated="1021"/>
        </table:table-row>
        <table:table-row table:style-name="ro13">
          <table:table-cell office:value-type="string" calcext:value-type="string">
            <text:p>"Wie bitte soll sich ""der Bürger"" eine Meinung bilden? Wie geht das? Durch logisches Denken? Wenn das Geheimpapier falsche Informationen enthält oder nicht vollständig ist, wie soll sich ""der Bürger""dazu eine Meinung bilden, die in irgendeiner Weise etwas mit der Realität zu tun hat? Das geht gar nicht! Egal wie klug ""der Bürger ist"": Das kann er nicht. Das kann niemand, der nicht alle Informationen hat. Insofern wäre es besser, das erst zu klären und nichts vorschnell zu veröffentlichen, das nur zu falschen Schlussfolgerungen führt. Das so etwas heutzutage nicht mehr gilt, ist schon erschreckend. Das hat nichts mit Demokratie oder der Informationspflicht zu tun. Es ist einfach nur unsachlich und schädlich. Und natürlich will Trump das für seine Zwecke instrumentalisieren. Darum geht es doch! Um sonst nichts. Es geht nicht darum, ""den Bürger"" zu informieren und ihm das Recht auf eine eigene Meinungsbildung zu gewähren. Es geht darum, ihn zu manipulieren! Darin ist Trump ein Meister. Viel meisterlicher als zum Beispiel die viel gescholtene Presse. Und jetzt wird auch noch das FBI diskreditiert. Trump bewirft jeden, der ihm gefährlich wird, mit Dreck. Und scheinbar bleibt auch immer was hängen. Weil ""der Bürger"" heutzutage offensichtlich nicht mehr in der Lage ist, ein solches Spiel zu durchschauen. Das ist das eigentlich Traurige an der Sache!"</text:p>
          </table:table-cell>
          <table:table-cell office:value-type="string" calcext:value-type="string">
            <text:p>"How should ""the citizen"" form an opinion? How does it work? By logical thinking? If the secret paper contains wrong information or is not complete, how should ""the citizen"" form an opinion that has anything to do with reality in any way? That is not how it works! No matter how smart the citizen is, he can not. Nobody can do that, he does not have all the information. In that sense, it would be better to clarify this first and not premature to publish anything that leads only to wrong conclusions. That this is no longer the case today is terrifying. This has nothing to do with democracy or the duty to inform. It's just unobjective and harmful. And of course Trump wants to use that for his own purposes. That's what it's all about! Nothing else. It is not about informing ""the citizen"" and granting him the right to form his own opinion. It's about manipulating him! In it, Trump is a master. Much more masterful than for example the much scolded press. And now the FBI is being discredited. Trump messes up anyone who becomes dangerous to him. And it seems that something is always hanging. Because ""the citizen"" is obviously no longer able to see through such a game today. That's the sad thing!"</text:p>
          </table:table-cell>
          <table:table-cell office:value-type="string" calcext:value-type="string">
            <text:p>negative</text:p>
          </table:table-cell>
          <table:table-cell table:number-columns-repeated="1021"/>
        </table:table-row>
        <table:table-row table:style-name="ro10">
          <table:table-cell office:value-type="string" calcext:value-type="string">
            <text:p>Der Präsident (des Unternehmens, Vereins, Landes oder Filmstudios) hat mir ans Knie gefasst und schon ist das Ganze ein 'Fall'. Wir haben es im Zeitalter von MeToo faktisch mit der Umkehr der Beweislast zu tun. Es ist viel schwerer zu beweisen, was man NICHT getan hat. Motto: 'Eine starke Behauptung ist besser als ein schwacher Beweis'. Weil dem so ist und die Rufschädigung z.B. in der Wahlkampagne besonders schädlich ist, greift man denn wohl zum hush-up-money. In einem von Pietismus und Bigotterie geprägten Land wie den USA ist das leider so.</text:p>
          </table:table-cell>
          <table:table-cell office:value-type="string" calcext:value-type="string">
            <text:p>The president (of the company, club, country or film studio) has taken me to the knee and already the whole thing is a 'case'. In fact, in the age of MeToo, we are dealing with reversing the burden of proof. It is much harder to prove what you have NOT done. Motto: 'A strong statement is better than a weak proof'. Because this is so and the reputation damage e.g. In the election campaign is particularly harmful, you probably resorted to the hush-up money. In a pietistic and bigotry-dominated country like the US, unfortunately.</text:p>
          </table:table-cell>
          <table:table-cell office:value-type="string" calcext:value-type="string">
            <text:p>negative</text:p>
          </table:table-cell>
          <table:table-cell table:number-columns-repeated="1021"/>
        </table:table-row>
        <table:table-row table:style-name="ro23">
          <table:table-cell office:value-type="string" calcext:value-type="string">
            <text:p>"sry so ein Spruch ist nicht nur dümmlich. Er ist ihrer Sache schädlich. Sie Treten sie damit den Gedanken der Gleichberechtigung (ja den Feminismus in den Schmutz) Überzeugen sie mich mit sachlichen Argumenten warum Malu Dryer der beste Kandidat ist, dafür bin ich offen. Von Andrea Nahles bin ich nicht überzeugt, die sehe ich eher in der ""sind das Problem"" Gruppe."</text:p>
          </table:table-cell>
          <table:table-cell office:value-type="string" calcext:value-type="string">
            <text:p>"sry such a saying is not just stupid. He is harmful to their cause. They kick the idea of ​​equal rights (yes, feminism in the dirt) Convince me with factual arguments why Malu Dryer is the best candidate, for that I am open. I am not convinced by Andrea Nahles, I rather see them in the ""are the problem"" group."</text:p>
          </table:table-cell>
          <table:table-cell office:value-type="string" calcext:value-type="string">
            <text:p>negative</text:p>
          </table:table-cell>
          <table:table-cell table:number-columns-repeated="1021"/>
        </table:table-row>
        <table:table-row table:style-name="ro39">
          <table:table-cell office:value-type="string" calcext:value-type="string">
            <text:p>die Grünen wachen langsam auf und merken, dass KGE eine Luftnummer und schädlich für die Grünen ist. Es besteht noch Hoffnung für die Partei.</text:p>
          </table:table-cell>
          <table:table-cell office:value-type="string" calcext:value-type="string">
            <text:p>The Greens wake up slowly and notice that KGE is an aerial number and harmful to the Greens. There is still hope for the party.</text:p>
          </table:table-cell>
          <table:table-cell office:value-type="string" calcext:value-type="string">
            <text:p>negative</text:p>
          </table:table-cell>
          <table:table-cell table:number-columns-repeated="1021"/>
        </table:table-row>
        <table:table-row table:style-name="ro11">
          <table:table-cell office:value-type="string" calcext:value-type="string">
            <text:p>"GROKO, das gab es schon. GROKO 2.0 ist die alte GROKO mit nun neuen Ansätzen. Aber die hätte man vorab auch schon einbringen können. Ich halte eine Oposition für ein effizienteres Instrument, also eine GROKO. In einer GROKO legt man vorher fest, wo es Übereinstimmungen gibt. Danach gibt es jedoch weitere politische Entscheidungen, welche erneut getroffen werden müssen. Hier ist eine GROKO nicht mehr effizient, da es von vorn herein einen ""Gemeinsamkeits-Aspekt"" gibt, der einiges zudeckt und nicht so kontrovers behandelt, wie es manchmal notwendig wäre. Der Bürger ist bei der politischen Führung an einer kritischen Auseinandersetzung mit Themen interessiert. Dieses ""Miteinander Klüngeln"" ist absolut schädlich für Entscheidungen."</text:p>
          </table:table-cell>
          <table:table-cell office:value-type="string" calcext:value-type="string">
            <text:p>"GROKO, that's it. GROKO 2.0 is the old GROKO with new approaches. But you could have already brought that in advance. I consider an oposition to be a more efficient instrument, meaning a GROKO. In a GROKO you determine beforehand, where there are matches. After that, however, there are more political decisions that need to be made again. Here, a GROKO is no longer efficient, because from the outset there is a ""commonality aspect"" that covers some and does not treat as controversially as it would sometimes be necessary. The citizen is interested in the political leadership in a critical discussion of topics. This ""co-operation"" is absolutely harmful for decisions."</text:p>
          </table:table-cell>
          <table:table-cell office:value-type="string" calcext:value-type="string">
            <text:p>negative</text:p>
          </table:table-cell>
          <table:table-cell table:number-columns-repeated="1021"/>
        </table:table-row>
        <table:table-row table:style-name="ro24">
          <table:table-cell office:value-type="string" calcext:value-type="string">
            <text:p>und dabei auf die Umsetzung der Themen verzichten, die einer Volkspartei wie die SPD es gerade noch ist, weiter helfen würden. Derartige parteischädliche Verhandlungen sind abzubrechen, sonst geht die Glaubwüdigkeit der SPD entgültig vor die Hunde. Es war ein Fehler sich von Steinmeier breit schlagen zu lassen und überhaupt in diese unsäglichen Gespräche zu gehen. Das Ergebnis wird bei 2 Parteien Union : 1Partei Sozialdemokratie im Verhandlungsprozeß die SPD und ihre Anliegen als Verlierer sehen. Deshalb bin ich Schulz dankbar, dass er den Mitgliederentscheid rechtzeitig verspochen hat und auch die anderen Verhandler dahinter nicht mehr zurück können. Ich hoffe nur, dass nicht wie beim letzten Mal, die Mehrheitsmeinung gegen ein GroKo an der Basis, wieder von der Berufspolitikerkaste wegthematisiert werden kann. Ich denke, ein drittes Mal GroKo bei jeweils happigen Stimmverlusten werden die Mitglieder den Fehler nicht noch einmal machen und ihre Partei so beschädigen lassen. Denn Deutschland braucht eine selbstständige und selbstbewußte SPD und zwar als Volkspartei und Alternative zum Rest. Deutschland braucht keine verzwergte SPD, nach Dobrindt-Art.</text:p>
          </table:table-cell>
          <table:table-cell office:value-type="string" calcext:value-type="string">
            <text:p>and refrain from implementing the issues that would help a popular party such as the SPD just now. Such pejorative negotiations are to break off, otherwise the faithfulness of the SPD is finally going to the dogs. It was a mistake to let Steinmeier spread the word and even go into these unspeakable conversations. The result will see the SPD and its concerns as losers in the bargaining process of the two-party Union: 1Partei Social Democracy. Therefore, I am grateful to Schulz that he has made a timely decision in favor of the membership decision and that the other negotiators behind it can not return. I just hope that not as last time, the majority opinion against a GroKo at the base, again can be dealt with by the professional politician caste away. I think, for a third time GroKo at each hefty loss of votes, the members will not make the mistake again and damage their party so. Because Germany needs an independent and self-confident SPD as a people's party and an alternative to the rest. Germany does not need a verzwergte SPD, according to Dobrindt-Art.</text:p>
          </table:table-cell>
          <table:table-cell office:value-type="string" calcext:value-type="string">
            <text:p>negative</text:p>
          </table:table-cell>
          <table:table-cell table:number-columns-repeated="1021"/>
        </table:table-row>
        <table:table-row table:style-name="ro40">
          <table:table-cell office:value-type="string" calcext:value-type="string">
            <text:p>Nach meiner laienhaften Statistik bewerten 95% der SPON und andere Foren Beitrage eine Wiederholung der GroKo als Stillstand, negativ, schädlich, nix gekonnt, Postensicherung,.... Also KrampfBockMist. Neuwahlen und Minderheitsregierung sind noch schlechtere Alternativen. Was sich jetzt als einzige gute, wenn auch ungewohnte Alternative herauskristallisiert: Neue Koalitionsarchitektur CDU/SPD/GRÜNE Bitte bringt diesen neuen Vorschlag im Rahmen der Koalitionsdebatte in die Diskussion in Foren, Zuschriften an Bundespräsidenten, Parteien, Politische Institute, Medien, Bekannte,..... Je mehr Stimmen für den Vorschlag plädieren , desto mehr wird er sich durchsetzen. Das ist dann gelebte Demokratie der Bürger. Neue Mehrheitskoalition aus CDU 27% + 20% SPD+ 10% Grüne = 57% (ohne 6% CSU, ohne 12% FDP) Die neue Mehrheitskoalition aus CDU + SPD + Grüne (ohne CSU, ohne FDP) bringt viel mehr Vorteile als Nachteile für die Bürger in Deutschland und Europa. 1. Neue Möglichkeiten für die einzelnen Parteien; keiner muss das Gesicht verlieren. 2. Ausreichende, stabile Mehrheit 3. Es stehen mehr (genügend) Politiker zur Verfügung, die die vielen Bundesministerämter erfolgreich bekleiden können. 4. Diese Parteien haben sehr viele gemeinsame Positionen und können sehr schnell gute Vereinbarungen finden. 5. Dauerndes Blockieren von CSU Seite kann ausgeschlossen werden. 6. CSU kann eigenständig im Freistaat Bayern weiter regieren, ohne dass andere Bundesländer da reinfunken wollen. 7. Die CSU behauptet ja dauernd dass sie eine eigenständige Partei ist, die selbst entscheidet, ob sie einen Koalitionsvertrag mit welchen Inhalten unterschreibt oder auch nicht. 8. Die CDU 27%+ 20% SPD sind auf Augenhöhe und haben mit den Grünen zusammen sogar ein ausgewogenes Kräfteverhältnis.</text:p>
          </table:table-cell>
          <table:table-cell office:value-type="string" calcext:value-type="string">
            <text:p>According to my amateur statistics rate 95% of the SPON and other forums posts a repetition of GroKo as a standstill, negative, harmful, not able to do anything, post-protection, .... So KrampfBockMist. New elections and minority government are even worse alternatives. What now emerges as the only good, albeit unfamiliar alternative: New coalition architecture CDU / SPD / GREEN Please bring this new proposal in the context of the coalition debate in the discussion in forums, letters to Federal President, parties, political institutes, media, acquaintances, .. ... The more people argue for the proposal, the more it will prevail. That is then lived democracy of the citizens. New majority coalition of CDU 27% + 20% SPD + 10% Green = 57% (without 6% CSU, without 12% FDP) The new majority coalition of CDU + SPD + Greens (without CSU, without FDP) brings many more benefits than disadvantages for the citizens in Germany and Europe. 1. New opportunities for each party; nobody has to lose face. 2. Sufficient, Stable Majority 3. There are more (enough) politicians available who can successfully hold the many Federal Ministerial Offices. 4. These parties have many common positions and can quickly find good agreements. 5. Persistent blocking of CSU page can be excluded. 6. CSU can independently continue to govern in the Free State of Bavaria, without other states want to spark it. 7. The CSU constantly claims that it is an independent party that decides for itself whether or not it signs a coalition agreement with which content. 8. The CDU 27% + 20% SPD are at eye level and even have a good balance of power with the Greens.</text:p>
          </table:table-cell>
          <table:table-cell office:value-type="string" calcext:value-type="string">
            <text:p>negative</text:p>
          </table:table-cell>
          <table:table-cell table:number-columns-repeated="1021"/>
        </table:table-row>
        <table:table-row table:style-name="ro12">
          <table:table-cell office:value-type="string" calcext:value-type="string">
            <text:p>"In den großen Volksparteien SPD und CDU regieren die Alten und klammern sich an den Status Quo so gut es geht. Kein Anzeichen von Zukunftsvision, wie Deutschland gesellschaftlich und ökonomisch gestaltet werden sollte, insbesondere vor dem Hintergrund enormer Dynamiken, Veränderungen, die von außen an uns herangetragen werden. Stattdessen beharrt CDU/Merkel weiterhin in devoter Hörigkeit gegenüber den Großkonzernen - mittlerweile zu Schaden der eigenen Bevölkerung (Dieselskandal u.a.), die SPD, eigentlich Interessenvertreter der ""kleinen Leute"" hängen sozialliberalen Utopien nach aus den 70ern ohne jegliche Zukunftsorientierung....alles hoffnungslos und deprimierend, schädlich für das Land. Da ist es doch ein Lichtblick - auch wenn man politisch nicht alles gutheißen kann, was da Herr Kühnert von sich gibt - er engagiert sich, brennt für seine Überzeugung, traut sich auf offener Bühne seine Meinung kund zu tun und steht nun einer jungen Bewegung vor. Das ist eine kleine Hoffnung, es fühlt sich wieder nach Demokratie an und neues kann nur entstehen, wenn das Alte, Verkrustete zusammenbricht, es ist Zeit, auch in der Politik brauchen wir eine erneuernde Disruption!"</text:p>
          </table:table-cell>
          <table:table-cell office:value-type="string" calcext:value-type="string">
            <text:p>"In the big popular parties SPD and CDU, the elderly rule and cling to the status quo as well as they can. No sign of a vision of the future, how Germany should be socially and economically designed, especially against the background of enormous dynamics, changes that are brought to us from the outside. Instead, CDU / Merkel persists in devotional obedience to the large corporations - now to damage their own population (diesel scandal, etc.), the SPD, actually stakeholders of the ""little people"" depend on social-liberal utopias from the 70s without any future-oriented .... all hopeless and depressing, harmful to the country. Since it is a ray of hope - even if you politically can not approve of everything that there Mr Kühnert of itself - he is committed, burning for his beliefs, dares to speak out on the open stage to express his opinion and is now in front of a young movement , This is a small hope, it feels like democracy again, and something new can only come about when the old, crusty one collapses, it's time, and in politics too we need a renewed disruption!"</text:p>
          </table:table-cell>
          <table:table-cell office:value-type="string" calcext:value-type="string">
            <text:p>negative</text:p>
          </table:table-cell>
          <table:table-cell table:number-columns-repeated="1021"/>
        </table:table-row>
        <table:table-row table:style-name="ro7">
          <table:table-cell office:value-type="string" calcext:value-type="string">
            <text:p>Das mit dem astronomischen Schuldenberg scheint nicht ganz zu stimmen, denn der Großwesir der Alternativlosen, die sogenannte schwarze Null, hat uns schwarze Nullen in Serie beschert. Die zahlreichen lukrativen Leihsklavenhandelsunternehmen hat uns der antisozialdemokratische Vorgänger Gerhard Schröder beschert. Diese streng neoliberale Politik hat uns massenhafte Leihsklaverei, billige Dauerbefristungen und wie die billigen neoliberalen Arbeitsverhältnisse alle heißen mögen und dadurch bedingt die äußerst schädlichen Außenhandelsüberschüsse eingebracht. Schädliche Außenhandelsüberschüsse werden jetzt die neoliberalen Heilsbringer fragen. Klar, die ausländischen Kunden können ihre Rechnungen nur mit Schuldscheinen begleichen, denn der Überschuss des Einen muss zwangsläufig das Defizit des Anderen sein.</text:p>
          </table:table-cell>
          <table:table-cell office:value-type="string" calcext:value-type="string">
            <text:p>This with the astronomical mountain of debt does not seem to be quite correct, because the Grand Vizier of the Alternative, the so-called black zero, has given us black zeros in series. The numerous lucrative rental-leasing companies have been given to us by the antisocial-democratic predecessor Gerhard Schröder. This strictly neo-liberal policy has brought us mass lending slavery, cheap long-term contracts, and cheap cheap neo-liberal working conditions, all of which, as a result, have brought in extremely damaging foreign trade surpluses. Detrimental trade surpluses will now be asked by neoliberal saviors. Of course, foreign customers can pay their bills only with promissory notes, because the surplus of the one must necessarily be the deficit of the other.</text:p>
          </table:table-cell>
          <table:table-cell office:value-type="string" calcext:value-type="string">
            <text:p>negative</text:p>
          </table:table-cell>
          <table:table-cell table:number-columns-repeated="1021"/>
        </table:table-row>
        <table:table-row table:style-name="ro22">
          <table:table-cell office:value-type="string" calcext:value-type="string">
            <text:p>...Wahl, wenn man mit politscher ideologie, die theoretisch und empirisch vor einem halben Jahrhundert schon als schädlich erkannt war, ein Land herunterziehen will. Das jugend träumt ist klar. Sie zu wollen ist irreal.</text:p>
          </table:table-cell>
          <table:table-cell office:value-type="string" calcext:value-type="string">
            <text:p>... Choice if you want to pull down a country with political ideology, which was theoretically and empirically recognized half a century ago as harmful. The youth dreams are clear. It is unreal to want it.</text:p>
          </table:table-cell>
          <table:table-cell office:value-type="string" calcext:value-type="string">
            <text:p>negative</text:p>
          </table:table-cell>
          <table:table-cell table:number-columns-repeated="1021"/>
        </table:table-row>
        <table:table-row table:style-name="ro25">
          <table:table-cell office:value-type="string" calcext:value-type="string">
            <text:p>Weder Frau Nahles noch Herr Schulz sind nach einer GroKo die höchsten 2 Jahre halten wird weg. Gleich wie es kommt die Zustimmung fehlt deshalb scheitert die GroKo jetzt sofort oder spätestens nach 2 Jahren gibt es Neuwahlen. Die SPD hat mit Merkel seit Jahren Erdogan machen lassen seine Mehrheit hat er hier bekommen. Die Verhältnisse für Arbeitnehmer hat Nahles nicht signifikant verbessert, Gabriel grinst bei der Eröffnung des TTIP Leseraumes und schafft CETA ohne Diskussion, er grinst auch wenn er Erdogan die Verbesserungen seiner Leopard Panzer in Aussicht stellt, gleichzeitig werden Milliarden wegen der Flüchtlinge an die Türkei bezahlt, und zusammen mit Merkel werden weitere Milliarden durch die EU an Strukturhilfe an die Türkei überwiesen. Einer alleine kann ja gar nicht so dumm sein es ist die ganze SPD Führung. Erdogan schlachtet die Kurden in Syrien und schafft neue Flüchtlinge - dass versteht die jetzige SPD unter Fluchtursachenbekämpfung - genau wie ein für Afrika höchst schädliches Handelsabkommen mit der EU unter Schulz - welches beispielsweise die afrikanische Landwirtschaft schädigt durch den ungehinderten Export subventionierte EU Lebensmittel. Keiner braucht das alles - die SPD braucht eine interne Revolution bevor sie sich mit Industrie 4.0 beschäftigen kann, genau das versteht Merkel, Gabriel, Schulz Frau Nahles und Herr Maas nun gar nicht.</text:p>
          </table:table-cell>
          <table:table-cell office:value-type="string" calcext:value-type="string">
            <text:p>Neither Mrs. Nahles nor Mr. Schulz are to hold the highest 2 years after a GroKo. No matter how it comes the approval is missing therefore the GroKo fails now immediately or after 2 years at the latest there are new elections. The SPD has been making Erdogan with Merkel for years. He got his majority here. The situation for workers has not improved Nahles significantly, Gabriel grins at the opening of the TTIP reading room and creates CETA without discussion, he grins even if he Erdogan the improvements of his Leopard tanks in view, while billions are paid for the refugees to Turkey, and together with Merkel, billions will be transferred to Turkey for structural assistance by the EU. One alone can not be so stupid it is the whole SPD leadership. Erdogan slaughters the Kurds in Syria and creates new refugees - that the current SPD understands by fighting the elimination of flight causes - just like a highly harmful for Africa trade agreement with the EU under Schulz - which for example harms African agriculture through unimpeded export subsidized EU food. No one needs it all - the SPD needs an internal revolution before it can deal with Industry 4.0, which is exactly what Merkel, Gabriel, Schulz, Mrs. Nahles and Mr. Maas do not understand.</text:p>
          </table:table-cell>
          <table:table-cell office:value-type="string" calcext:value-type="string">
            <text:p>negative</text:p>
          </table:table-cell>
          <table:table-cell table:number-columns-repeated="1021"/>
        </table:table-row>
        <table:table-row table:style-name="ro27">
          <table:table-cell office:value-type="string" calcext:value-type="string">
            <text:p>Da war - Gott sei Dank - nur der Wunsch der Vater des Gedanken. Wenn Du die meisten Nationalstaaten Europas bereist hättest, wenn Du schon in mindestens zwei Nationalstaaten Europas jahrelang gelebt und gearbeitet hättest, dann wär Dir aufgefallen: Nach den Kriterien Kultur, Mentalität, Gepflogenheiten, Sprache, Küche u.v.a. unterscheiden sich die Nationalstaaten erheblich mehr voneinander als die Regionen eines Staates, und diese Kriterien sind den Menschen nicht dermaßen egal, dass sie um der Wirksamkeit willen eine völlig andere Gliederung in nationale Einheiten akzeptieren würden, beispielsweise einen Staat Europa. Manche Völker Europas pflegen Kulturgüter, die nur ihnen heilig sind und die die Mehrheit aller Europäer zu gerne verbieten würden, weil sie angeblich Tierquälerei, frauenfeindlich, umweltschädlich, gefährlich, geschmacklos oder ekelhaft seien. Deshalb wäre ein Staat Europa mit einheitlichem Strafgesetzbuch der Tod der Kulturen Europas.</text:p>
          </table:table-cell>
          <table:table-cell office:value-type="string" calcext:value-type="string">
            <text:p>There was - thank God - only the desire the father of thought. If you had toured most of the nation states of Europe, if you had already lived and worked for years in at least two nation states of Europe, then you would have noticed: According to the criteria culture, mentality, habits, language, cuisine u.v.a. Nation-states differ considerably more from each other than the regions of a state, and these criteria are not so important to humans that they would accept a completely different division into national units for the sake of effectiveness, for example a state of Europe. Some of Europe's peoples cultivate cultural goods that are sacred to them and that the majority of Europeans would like to ban because they are alleged to be cruelty to animals, misogynous, harmful to the environment, dangerous, tasteless or disgusting. Therefore, a single European state with a single penal code would be the death of European cultures.</text:p>
          </table:table-cell>
          <table:table-cell office:value-type="string" calcext:value-type="string">
            <text:p>negative</text:p>
          </table:table-cell>
          <table:table-cell table:number-columns-repeated="1021"/>
        </table:table-row>
        <table:table-row table:style-name="ro10">
          <table:table-cell office:value-type="string" calcext:value-type="string">
            <text:p>reklamiert, dann wird er nicht nur wortbrüchig, er ist dann noch dümmer als ich für möglich gehalten habe. Denn dann hätte Merkel ihn da, wo sie ihn qua Richtlinienkompetenz und Kabinettsdisziplin kontrollieren kann und zwar arbeitsteilig: Die unpopulären EU- und SPD-schädlichen Botengänge lässt sie ihn machen, die potentiell glamourösen Auftritte behält sie sich natürlich selbst vor. Für die SPD wäre sein Ansinnen der KO-Schlag. Tiefensee hat das erkannt als er ihn (Schulz) an sein Versprechen erinnert hat.</text:p>
          </table:table-cell>
          <table:table-cell office:value-type="string" calcext:value-type="string">
            <text:p>he complains, then he not only becomes worthless, he is even more stupid than I thought possible. Because then Merkel would have him there, where she can control him by the rule of directives and cabinet discipline and that is work sharing: The unpopular EU and SPD-damaging errands it makes him, the potentially glamorous appearances she reserves herself of course. For the SPD his suggestion would be the knockout blow. Tiefensee recognized this when he reminded him (Schulz) of his promise.</text:p>
          </table:table-cell>
          <table:table-cell office:value-type="string" calcext:value-type="string">
            <text:p>negative</text:p>
          </table:table-cell>
          <table:table-cell table:number-columns-repeated="1021"/>
        </table:table-row>
        <table:table-row table:style-name="ro41">
          <table:table-cell office:value-type="string" calcext:value-type="string">
            <text:p>wer den parteitag verfolgt hat, dem sollte aufgefallen sein, daß keiner der beteiligten auch nur ansatzweise versucht hat, das problem der spd zu ergründen oder wenigstens wege auch nur zu fordern, dieses problem zu lösen. es ging immer nur um die frage, ob die groko nun schädlich oder die opposition nützlich für die spd sei und welche wahlergebnisse sich aus der jeweiligen konstellation erzielen ließen. wahlergebnisse sind allerdings reichlich unabhängig von koaltionen oder nicht-koalitionen. wahlergebnisse haben etwas mit den vorgestellten PROGRAMMEN (kennt ihr das wort noch, liebe spd?) zu tun. und da ist bei der spd fehlanzeige angesagt: zu tief hat man sich mit dem neoliberalismus eingelassen und identifiziert, als daß man noch aufzeigen könnte, ob und wie unter den bedingungen von neoliberalismus, globalisierung und gierkapitalismus die lebenssituation der kleinen leute erhalten oder verbessert werden könnte. zu sehr hat man sich mit der funktion identifiziert, das linksliberale wählerpotential auch noch in den dienst des neoliberalismus integrieren zu können. adieu, alte tante spd: wenn das sondierungsergebnis (so, wie es eure führungsriege in dankenswerter offenheit bekannt hat) tatsächlich der rest sozialdemokratischer programmatik darstellt, unter der ihr antreten könntet dann ist es um euch nicht schade!</text:p>
          </table:table-cell>
          <table:table-cell office:value-type="string" calcext:value-type="string">
            <text:p>who has followed the party day, should have noticed that none of the involved has even rudimentary tried to fathom the problem of the spd or at least even just to ask to solve this problem. it was all about the question of whether the groko was harmful or the opposition was useful for the spd and what election results could be achieved from the respective constellation. electoral results, however, are largely independent of coalitions or non-coalitions. election results have something to do with the featured PROGRAMS (do you still know the word, love spd?). and there is in the spd failed announcement: too deeply has one with the neoliberalism admitted and identified, as that one could still show whether and how under the conditions of neoliberalism, globalization and greed capitalism, the life situation of ?? small people ?? could be obtained or improved. Too much has been identified with the function of being able to integrate the left-liberal electoral potential into the service of neoliberalism. adieu, old aunt spd: if the sounding out (as your leadership warns in thankful openness) is actually the rest of the social democratic agenda you could take on then it's not a pity for you!</text:p>
          </table:table-cell>
          <table:table-cell office:value-type="string" calcext:value-type="string">
            <text:p>negative</text:p>
          </table:table-cell>
          <table:table-cell table:number-columns-repeated="1021"/>
        </table:table-row>
        <table:table-row table:style-name="ro42">
          <table:table-cell office:value-type="string" calcext:value-type="string">
            <text:p>Es ist doch ein Trauerspiel mit ansehen zu müssen wie die SPD sich selbst von innen heraus zerstört und das mit einer riesigen Freude. Wenn das der vielversprechende Nachwuchs aus der SPD mit den JUSUS sein soll, die mit parteischädlichem Verhalten den Wähler irritiert, dann schwindet in zunehmendem Maße der Glauben an die SPD und ihrer Zukunft. Das Gerede von der abgewählten GROKO entbehrt doch jeglicher Grundlage. Natürlich war das Wahlergebnis der letzten Bundestagswahl mit Verlusten für die beiden Regierungsparteien, aber immer noch deutlich über 50%. Der Grund dafür ist letztendlich durch die Flüchtlingsproblematik entstanden, die sich so nicht wiederholen darf und wird. Das die SPD gerne alle ihre Wahlversprechen im Koalitionsvertrag umgesetzt sehen möchte ist verständlich aber nicht realistisch. Wenn der Wähler alles das, was die SPD im Wahlprogramm hatte haben wollte, dann wäre die SPD nicht bei 22% sondern weitaus höher gelandet. Somit sollte auch für die Koalitionsverhandlungen gelten, dass entsprechend der Wahlprozente im Verhältnis auch nur die Anliegen beider Parteien zum Zuge kommen können. Es geht hier nicht um Wellness für die Parteien sondern um eine starke Regierung für Deutschland und das hoffentlich bald.</text:p>
          </table:table-cell>
          <table:table-cell office:value-type="string" calcext:value-type="string">
            <text:p>After all, it is a tragedy to see how the SPD destroys itself from the inside and with great joy. If that is to be the promising offspring from the SPD with the JUSUS, which irritates the voters with party-demoralized behavior, then the faith in the SPD and its future fades increasingly. The talk of the waived GROKO but lacks any basis. Of course, the election results of the last general election with losses for the two governing parties, but still well above 50%. The reason for this was ultimately caused by the refugee problem, which may and may not repeat itself. The SPD would like to see all their election promises in the coalition agreement implemented is understandable but not realistic. If the voter wanted everything that the SPD wanted in the election program, then the SPD would not have landed at 22% but much higher. Thus, it should also apply to the coalition negotiations that, according to the election percentages in proportion, only the concerns of both parties can come into play. This is not about wellness for the parties but about a strong government for Germany and hopefully soon.</text:p>
          </table:table-cell>
          <table:table-cell office:value-type="string" calcext:value-type="string">
            <text:p>negative</text:p>
          </table:table-cell>
          <table:table-cell table:number-columns-repeated="1021"/>
        </table:table-row>
        <table:table-row table:style-name="ro27">
          <table:table-cell office:value-type="string" calcext:value-type="string">
            <text:p>"Spätestens seit Sonntag muss es jeder wissen: Der ""Schulz-Zug"" besteht vor allem aus einem Bauteil: Einer riesengroßen Pfeife. Das größte Problem ist, dass die ""Gremein der Bahnverwaltung"" diesen Zug zu hundert Prozent als den stärksten Triebwagen der Eisenbahn angesehen und damit auch noch Fahrgäste vom Bahnsteig zum Zug nach Berlin abholen wollten - nach dem alle echten Lokführer sich nach alter Fahrdienstleiter Sitte reihenweise ""unpässlich"" gemeldet hatten - weil sie nämlich längst gemerkt hatten, dass man mit diesem politisch korrekt umgebauten roten Schienenbus (Elektroantrieb aber ohne klimaschädliche Oberleitung und Batterien, ohne umweltschädliche Hochgeschwindigkeitstrasse auf Altbautrasse, dafür aber mit elektronischer Betriebssteuerung ALSTOM-ETCS und Weichenstellung durch Hebelstellwerk Bauart ""JuSo"") - niemals in ICE Fahrzeit in der Hauptstadt ankommen kann. Völlig Netikette-frei. Aber macht Laune."</text:p>
          </table:table-cell>
          <table:table-cell office:value-type="string" calcext:value-type="string">
            <text:p>"At least since Sunday everyone must know: The ""Schulz train"" consists mainly of a component: a huge pipe. The biggest problem is that the ""Gremein der Bahnverwaltung"" considered this train one hundred percent as the strongest railcar of the railroad and thus also wanted to pick passengers from platform to train to Berlin - after all the real train drivers, according to old dispatchers custom row by row "" because they had noticed long ago that you had with this politically correct red rail bus converted (electric drive but without climate damaging overhead line and batteries, without polluting high-speed road on Altbautrasse, but with electronic control ALSTOM-ETCS and switch position by lever-type "" JuSo "") - can never arrive in ICE travel time in the capital. Totally netiquette-free. But make a mood."</text:p>
          </table:table-cell>
          <table:table-cell office:value-type="string" calcext:value-type="string">
            <text:p>negative</text:p>
          </table:table-cell>
          <table:table-cell table:number-columns-repeated="1021"/>
        </table:table-row>
        <table:table-row table:style-name="ro43">
          <table:table-cell office:value-type="string" calcext:value-type="string">
            <text:p>"die SPD wird - natürlich Zähne knirschend - zustimmen. Die Führung verbreitet Schreckensvisionen gepaart mit Merkelscher Alternativlosigkeit und aufgebauschten Pyrussiegen als echte Meilensteine. Die Delegierten und spätestens die Basis wird Zähne knirschend zustimmen, weil alles besser scheint, als nicht zu regieren. Damit - ganz staatstragend - geht die SPD den Weg wie schon zu Weimarer Zeiten. Ich bin der Meinung, Merkel hält Deutschland für nicht mehr regierungsfähig - wie denn auch, wenn regieren plötzlich Anstrengung heißt - und ist ihr eigentlich ein Dorn im Auge auf dem Weg in europäische Geschichtsbücher. Natürlich ganz nach ihrem Anstrich, da ist auch Macron im Weg. Sie weiß genau, dass Brüssel deutlich undemokratischer und ungerechter wäre, als der Nationalstaat, aber was kümmert sie es im Vergleich zu einem Eintrag als große Erbauerin. Die SPD spielt den Steigbügelhalter, obwohl sie aus ihrer Position heraus Merkel in die Wüste schicken könnte. Groko? Nur ohne Merkel. Nicht verhandelbar? Viel Spaß mit der Minderheitsregierung oder Neuwahlen. Aufbruchstimmung, Neuanfang, Erneuerung, Mut die großen Themen anzugehen, genau das was die SPD so dringend brauch, erreicht man eben nicht wenn man den Weg des geringsten Widerstands in einer erneuten Groko nach Merkel-Art geht. Mut zu Neuwahlen. Mut zu einem Wahlprogramm, dass die großen Themen detailliert anspricht und nicht nur Stichwörter ohne Inhalt in den Raum wirft. Wie will die SPD den Familiennachzug bewältigen, wenn er EU-weit ohne Nachweiß gelten soll? 5Mio, 10Mio oder mehr Familienangehörige der bisher 1,5Mio Flüchtlinge bewältigt auch Deutschland nicht einmal im Ansatz. Digitalisierung, nein nicht einfach aufholen oder besser werden, das Ziel muss sein, auch hier eine Führungsrolle aufzubauen, wir wollen wieder die Besten werden. Sozialdemokratie groß geschrieben, weg von der Merkelschen marktkonformen Demokratie. Wenn es welche der ""Eliten"" wegspült sind das eh nur die, die zu fett geworden sind, um noch innovativ unser Land weiter zu bringen, es werden immer welche nachkommen, die mehr leisten können. Wir brauchen wieder ein Umfeld für Denker und Macher - mit einem sozialen Gewissen. Das ist bei mehr Menschen vorhanden, als was man uns glauben machen will. Umweltschutz wieder groß schreiben, nicht nur Klimaschutz. Und das Thema von vorne denken, die großen Punkte angreifen um schnellstmöglich großes zu erreichen und nicht das gesamte Thema auf Windräder und Autos beschränken. Kohlekraftwerke, Flugzeuge, Schifffahrt, Papiertüten in der Produktion schädlicher als Plastiktüten, Vorreiter bei einem Umdenken sein und das nach rationalen Gesichtspunkten und nicht wie die Grünen einzelne Teufel rauspicken und alle Energie darauf. Energiewende ist nicht auf E-Autos und Windräder beschränkt. Man könnte hier seitenweise Vorschläge schreiben, die der SPD gut zu Gesicht stehen würden. Mit neuem Personal zu verkaufen wäre... Neuwahlen als Schreckgespenst? Eher als die große Chance für die SPD!"</text:p>
          </table:table-cell>
          <table:table-cell office:value-type="string" calcext:value-type="string">
            <text:p>"the SPD will - of course, teeth grind - agree. The leadership spreads horror visions paired with Merkel's lack of alternatives and exaggerated Pyrus victories as real milestones. The delegates and at the latest the base will grind teeth teeth, because everything seems better than not to govern. Thus - quite state-supporting - the SPD goes the way as it did in Weimar times. I believe that Merkel no longer considers Germany capable of governing - as it does when governments suddenly demand effort - and is actually a thorn in her eye on her way into European history books. Of course, according to her painting, Macron is in the way. She knows full well that Brussels would be much more undemocratic and unjust than the nation-state, but what does she care about compared to an entry as a great builder. The SPD plays the stirrup-holder, although from her position she could send Merkel into the desert. Groko? Only without Merkel. Not negotiable? Have fun with the minority government or new elections. A spirit of optimism, a new beginning, renewal, courage to tackle the big issues, exactly what the SPD needs so urgently, you just can not reach if you go the path of least resistance in a new Groko after Merkel-Art. Courage for new elections. The courage to make an election program that addresses the big issues in detail and not just throw keywords into the room without content. How does the SPD want to manage family reunification if it is to apply throughout the EU without evidence? 5 million, 10 million or more members of the family of the 1.5 million refugees do not even deal with Germany. Digitization, no not just catch up or get better, the goal must be to build a leadership role here, too, we want to become the best again. Capitalized on social democracy, away from Merkel's market-conforming democracy. If it washes away some of the ""elite"", it's only those who have become too fat to innovate and bring our land, there will always be some who can do more. We need an environment for thinkers and doers again - with a social conscience. There are more people than what they want us to believe. Protecting the environment again, not just climate protection. And think about the topic from the beginning, attacking the big points in order to achieve big as fast as possible and not limit the whole topic on wind turbines and cars. Coal-fired power plants, airplanes, shipping, paper bags in production more harmful than plastic bags, pioneering a rethinking and the rational points of view and not like the Greens pick out individual devils and all the energy on it. Energy transition is not limited to e-cars and wind turbines. It would be possible to write page by page proposals that would suit the SPD well. With new staff for sale would be ... New elections as a specter? Rather than the big opportunity for the SPD!"</text:p>
          </table:table-cell>
          <table:table-cell office:value-type="string" calcext:value-type="string">
            <text:p>negative</text:p>
          </table:table-cell>
          <table:table-cell table:number-columns-repeated="1021"/>
        </table:table-row>
        <table:table-row table:style-name="ro12">
          <table:table-cell office:value-type="string" calcext:value-type="string">
            <text:p>aber ihr Vorschlag entspringt Wunschdenken. Zwei GroKos mit SPD und eine KleiKo mit FDP haben hinreichend bewiesen, dass mit CDU und CSU unter einer nur verwaltenden Merkel kein Staat für den Dritten zu machen ist. Warum wollen manche Genossen diese Realität nicht zur Kenntnis nehmen? Regierungsverantwortung macht Sinn, wenn das Land regiert wird und nicht verwaltet. Sie macht noch mehr Sinn, wenn die Kernpunkte eines Parteiprogramms umgesetzt werden. Das ist mit diesem Papier und diesem Personal nicht zu erwarten. Eine Erneuerung in der Opposition ist deshalb besser und m. E. die einzige parteiunschädliche Lösung. Sie hat die Chance als stärkste Oppositionskraft der AfD die Schau zu stehlen. Sie gibt die Möglichkeit losgelöst von irgendwelchen Vereinbarungen mit der Union im Bundestag öffentlich das eigene Programm einzubringen. Der Wähler hat die Chance zu erkennen was und wen er gewählt hat, weil die Abgeordneten sich in öffentlichen Sitzungen und vor allen Medien diesen Anträgen zu stellen haben. Da besteht wenig Raum für Vernebelung in nichtöffentlichen Koalitionsausschüssen mit alle ihrem Lobbygemauschele im Hintergrund. Warum wollen Sie das nicht, obwohl Sie SPD Mitglied sein wollen?</text:p>
          </table:table-cell>
          <table:table-cell office:value-type="string" calcext:value-type="string">
            <text:p>but her suggestion springs from wishful thinking. Two GroKos with SPD and a KleiKo with FDP have sufficiently proven that with CDU and CSU under a just managing Merkel no state for the third to make. Why do some comrades not want to acknowledge this reality? Governmental responsibility makes sense if the country is governed and not administered. It makes even more sense when the key points of a party program are implemented. This is not to be expected with this paper and this staff. A renewal in the opposition is therefore better and m. E. the only party-harmless solution. She has the chance to steal the show as the strongest opposition force of the AfD. It gives the possibility, independently of any agreements with the Union in the Bundestag, to publicly contribute its own program. The voter has the opportunity to recognize what and whom he has elected, because the deputies have to face up to these applications in public meetings and in front of all the media. There is little room for nebulization in non-public coalition committees with all their lobbying stuff in the background. Why do not you want that, even though you want to be a member of the SPD?</text:p>
          </table:table-cell>
          <table:table-cell office:value-type="string" calcext:value-type="string">
            <text:p>negative</text:p>
          </table:table-cell>
          <table:table-cell table:number-columns-repeated="1021"/>
        </table:table-row>
        <table:table-row table:style-name="ro9">
          <table:table-cell office:value-type="string" calcext:value-type="string">
            <text:p>das Betreuungsgeld als schädlich, vor allem für die Bildung unserer Kinder aus bildungsfernen Schichten, Wenn in Skandinavien Regierungen ihr eigenes Betreungsgeldgesetz wieder abschaffen, dann war die Reaktion der Opposition genau richtig. Was objektiv so falsch und schädlich ist, muss mit allen demokratischen Mitteln verhindert werden. Wenn man dann noch bedenkt, dass das Betreuungsgeld nur den Gutverdienenden Familien zugute kommt, weil sie es sich leisten können, ihre KInder zu Hause zu lassen (Hartz IV-Empfänger kommen gar nicht in den Genuss und finanziell Schwache und Alleinerziehende müssen trotzdem arbeiten gehen, um ein lebenswertes Familieneinkommen zu erzielen), dann heiligt hier ganz klar der Zweck die Mittel.</text:p>
          </table:table-cell>
          <table:table-cell office:value-type="string" calcext:value-type="string">
            <text:p>the care allowance as harmful, especially for the education of our children from educationally disadvantaged strata, If in Scandinavia governments abolish their own law on caregiving money, then the reaction of the opposition was just right. What is objectively so wrong and harmful must be prevented by all democratic means. If you then consider that the childcare benefit only benefits the well-earning families, because they can afford to leave their children at home (Hartz IV recipients do not get to benefit and financially weak and single parents still have to go to work, to achieve a liveable family income), then clearly the purpose here justifies the means.</text:p>
          </table:table-cell>
          <table:table-cell office:value-type="string" calcext:value-type="string">
            <text:p>negative</text:p>
          </table:table-cell>
          <table:table-cell table:number-columns-repeated="1021"/>
        </table:table-row>
        <table:table-row table:style-name="ro44">
          <table:table-cell office:value-type="string" calcext:value-type="string">
            <text:p>"""Wir haben beispielsweise tagelang über die Bürgerversicherung oder die sachgrundlose Befristung von Arbeitsverhältnissen verhandelt."" Dabei sei klar geworden: ""Die Union will das unter keinen Umständen."" Das macht den Unterschied zwischen Kompromiss und Diktat aus. Dazu kommen die unfätigen Beschimpfungen eines Herr Dobrind, die gleichzeitig schlaglichtartig die Unionsagenda verraten, die weiter ""Verzwergung der SPD"". Wenn sich von den Unionsinhalten abweichende wesentliche Programminhalte in dem Papier wiederfinden würden, dann könnte man von einer Vereinbarung auf Augenhöhe sprechen und die Mitglieder könnten über ein Zustimmung nachdenken. Was hier von der Unionslinie abweicht, das sindaber nur Petitessen, die ihr nicht weh tun - ihr im Gegenteil noch Stimmen von den Nicht-Stammwählern bringen. Deshalb ist diese GroKo für die SPD parteischädlich, sie reduziert sich weiter und andere Parteien übernehmen die Meinungsführerschaft für deren Themen im Parlament. Die einzig verträgliche Lösung ist die Minderheitsregierung Merkel, die ja zwangsläufig kommen muß, wenn GroKo platzt und die FDP nicht umfällt. Im Übrigen ebenso als Wählerwillen definierbar. Neuwahlen sind bei dieser Zusammensetzung der Bundestages auszuschließen. Eine Pattsituation oder Wahlverweigerung im Parlament liese sich wohl mit AfD, Grünen, Linken und auch Teilen der SPD nicht ""arrangieren"". Kanzlerwahl ist obligatorisch und es wird jemand mit einfacher Mehrheit gewählt werden. Mehr braucht es nicht seitens des Parlamentes für eine neue Regierung, das andere erledigen Kanzler und Präsident. Damit hat der BuPrä keine rechtlich saubere Chance der Bundestag aufzulösen, denn ein Selbstauflösungsrecht des Parlamentes oder der Regierung haben die Verfassungsväter aus gutem Grund verhindert. Deshalb ist mir schleierhaft, dass selbst in seriösen Nachrichtensendungen immer wieder von ""drohenden Neuwahlen"" fabuliert wird. Ohne Rechtsbeugung wird es die nicht geben können. Also wird bei der einzig realistischen Alternative alles legislative Handlen auch im Parlament verhandelt werden müssen - die Ausschüsse für die Vorberatungen sind ja nun endlich konstituiert, auch wenn die Union das verhindern wollte. Wohl eben aus dem Grund, dass Merkel ein Regieren mit allen gewählten Volksvertreten scheut, wie die Stasi das Weihwasser. Aber, warum soll sich sich denn auch hier noch durchsetzen??? Ist die Berufspolitikerriege der SPD und der Bundespräsident so schwach oder auch ""dankbar"", dass sie diese Chance für unser Land, die Demokratie und die SPD hier nicht sehen wollen und ein ""weiter so"" durchsetzten wollen? Ein öffentliches Regieren im Parlament würde entweder die Regierungskunst der Kanzlerin beweisen - oder, analog der Novelle von Andersen: Das Volk würde sehen, dass der Kaiser eigentlich nackt ist, aber eine begabte Schauspielerin den Kaiserstuhl so verwaltet??? Warum wohl sonst scheut die Union diese demokratiefreundliche Alternative - ist sie tatsächlich nur ein Kanzlerinnenwahlverein?"</text:p>
          </table:table-cell>
          <table:table-cell office:value-type="string" calcext:value-type="string">
            <text:p>"""For example, we negotiated for days on the civil insurance or the non-material limitation of employment."" It was clear: ""The Union wants under no circumstances."" That's the difference between compromise and dictation. Added to this are the inappropriate insults of a Mr. Dobrind, who at the same time betrayed the Union's agenda in a flagrant way, continuing the ""dwarfing of the SPD"". If the content of the content other than the content of the Union were to be found in the paper, then one could speak of an agreement at eye level and the members could consider agreeing. What deviates here from the Union line, but these are only petitessen, which do not hurt her - on the contrary still bring votes from the non-root voters. Therefore, this GroKo is party-damaging to the SPD, it is further reduced and other parties take the opinion leadership for their issues in parliament. The only compatible solution is the minority government Merkel, which inevitably must come when GroKo bursts and the FDP does not fall over. Incidentally, also definable as a voter will. New elections are to be excluded in this composition of the Bundestag. A stalemate or refusal to vote in Parliament could probably not ""arrange"" with AfD, Greens, left and also parts of the SPD. Chancellor election is compulsory and someone will be elected by simple majority. More is not needed on the part of the parliament for a new government, the other chancellor and president. Thus, the BuPrä has no legally clean chance to dissolve the Bundestag, because a right of self-dissolution of the parliament or the government, the constitutional fathers prevented for a good reason. Therefore, it is a mystery to me that even in reputable news broadcasts is always fabulated by ""impending new elections"". It will not be possible without a right of way. So, with the only realistic alternative, all legislative acts will have to be negotiated in Parliament as well - the committees for the preliminary deliberations are finally constituted, even if the Union wanted to prevent that. Probably for the very reason that Merkel shies away from governing with all elected representatives, as the Stasi does the holy water. But, why should it still prevail here? Is the professional policy wars of the SPD and the Federal President so weak or even ""grateful"" that they do not want to see this opportunity for our country, democracy and the SPD here and want to push through a ""continue like this""? A public government in parliament would either prove the chancellor's art of government - or, analogously to Andersen's novel: the people would see that the emperor is actually naked, but a talented actress manages the Kaiserstuhl so ??? Why else does the Union shy away from this democracy-friendly alternative - is it really just a chancellor's election club?"</text:p>
          </table:table-cell>
          <table:table-cell office:value-type="string" calcext:value-type="string">
            <text:p>negative</text:p>
          </table:table-cell>
          <table:table-cell table:number-columns-repeated="1021"/>
        </table:table-row>
        <table:table-row table:style-name="ro41">
          <table:table-cell office:value-type="string" calcext:value-type="string">
            <text:p>"... hat ihren historischen Auftrag längst erfüllt. Mehr Rechte, Lohn und Einfluss für die Arbeiterschaft. Das war das Ziel der SPD seit der Kaiserzeit und nun ist es lange erreicht. Mehr davon ist nur noch schädlich, für die Wirtschaft und damit für die Arbeitnehmerschaft, denn diese profitiert von einer gut laufenden Wirtschaft. Damit ist das Dilemma der Partei umschrieben. Fordert die SPD mehr, sägt sie an dem Ast, auf dem die Arbeiterschaft sitzt. Das soziale Thema ist ausgereizt. Nirgendwo geht es den Arbeitern besser als bei uns. Wofür braucht es daher noch die SPD? Wer mehr ""Ökologie"", Verbote und Reglementierung will, wählt ohnehin die Grünen. Wer mehr Sozialismus/Kommunismus will, wählt SED/PDS/Linke. Wer Angst vor dem Verlust der alten Welt hat, wählt AfD. Und wer will, dass es der Wirtschaft gut geht, wählt FDP. Und wem die SPD etwas zu extrem ist, der wählt die SPD light, die CDU. Wofür also noch SPD? Mir fällt kein Grund ein und somit ist es nur eine Frage der Zeit, wann die SPD einstellige Ergebnisse einfahren wird. Die Partei hat es hinter sich! Deswegen ist das Gemurkse um die Groko nur ein Indiz dafür, dass die Partei nebst Führung nicht mal selbst weiß, was sie eigentlich will und politisch noch ausrichten soll. Und erst recht nicht die Wähler. Die offen zur Schau getragene Planlosigkeit und Zerrissenheit beleuchtet das Dilemma der SPD. Es ist vorbei! Danke und Tschüss!"</text:p>
          </table:table-cell>
          <table:table-cell office:value-type="string" calcext:value-type="string">
            <text:p>"... has long since fulfilled its historic mission. More rights, wages and influence for the working class. That was the goal of the SPD since the imperial era and now it's been a long time. More of this is only harmful to the economy and thus to the workforce, because it benefits from a well-functioning economy. This describes the dilemma of the party. If the SPD demands more, it saws on the branch on which the working class sits. The social topic is exhausted. Nowhere is the worker better off than we are. What else does the SPD need for this? Anyone who wants more ""ecology"", prohibitions and regulations, chooses the Greens anyway. Those who want more socialism / communism choose SED / PDS / Left. Those who are afraid of losing the old world choose AfD. And if you want the economy to prosper, choose FDP. And if the SPD is a bit too extreme, they choose the SPD light, the CDU. So what else are SPD for? I can not think of any reason, so it's only a matter of time before the SPD gets single-digit results. The party is behind it! Therefore, the mumbling around the Groko is only an indication that the party and its leaders do not even know what they really want and politically align. And certainly not the voters. The openly revealed lack of planning and disruption highlights the dilemma of the SPD. It's over! Thanks and bye!"</text:p>
          </table:table-cell>
          <table:table-cell office:value-type="string" calcext:value-type="string">
            <text:p>negative</text:p>
          </table:table-cell>
          <table:table-cell table:number-columns-repeated="1021"/>
        </table:table-row>
        <table:table-row table:style-name="ro13">
          <table:table-cell office:value-type="string" calcext:value-type="string">
            <text:p>"... hat ihren historischen Auftrag längst erfüllt. Mehr Rechte, Lohn und Einfluss der Arbeiterschaft. Das war das Ziel der SPD seit der Kaiserzeit und nun ist es lange erreicht. Mehr davon ist nur noch schädlich, für die Wirtschaft und damit für die Arbeitnehmerschaft, denn diese profitiert von einer gut laufenden Wirtschaft. Damit ist das Dilemma der Partei umschrieben. Fordert die SPD mehr, sägt sie an dem Ast, auf dem die Arbeiterschaft sitzt. Das soziale Thema ist ausgereizt. Nirgendwo geht es den Arbeitern besser als bei uns. Wofür braucht es daher noch die SPD? Richtig. Keiner braucht sie mehr. Wer mehr ""Ökologie"", Verbote und Reglementierung will, wählt ohnehin die Grünen. Wer mehr Sozialismus/Kommunismus will, wählt SED/PDS/Linke. Wer Angst vor dem Verlust der alten Welt hat, wählt AfD. Und wer will, dass es der Wirtschaft gut geht, wählt FDP. Und wem die SPD etwas zu extrem ist, der wählt die SPD light, die CDU. Wofür also noch SPD? Mir fällt kein Grund ein und somit ist es nur eine Frage der Zeit, wann die SPD einstellige Ergebnisse einfahren wird. Die Partei hat es hinter sich! Deswegen ist das Gemurkse um die Groko nur ein Indiz dafür, dass die Partei nicht mal selbst weiß, was sie will. Und erst recht nicht die Wähler. Die zur Schau gestellte Planlosigkeit und Zerrissenheit beleuchtet das Dilemma der SPD. Es ist vorbei! Danke und Tschüss!"</text:p>
          </table:table-cell>
          <table:table-cell office:value-type="string" calcext:value-type="string">
            <text:p>"... has long since fulfilled its historic mission. More rights, wages and influence of the working class. That was the goal of the SPD since the imperial era and now it's been a long time. More of this is only harmful to the economy and thus to the workforce, because it benefits from a well-functioning economy. This describes the dilemma of the party. If the SPD demands more, it saws on the branch on which the working class sits. The social topic is exhausted. Nowhere is the worker better off than we are. What else does the SPD need for this? Correct. Nobody needs them anymore. Anyone who wants more ""ecology"", prohibitions and regulations, chooses the Greens anyway. Those who want more socialism / communism choose SED / PDS / Left. Those who are afraid of losing the old world choose AfD. And if you want the economy to prosper, choose FDP. And if the SPD is a bit too extreme, they choose the SPD light, the CDU. So what else are SPD for? I can not think of any reason, so it's only a matter of time before the SPD gets single-digit results. The party is behind it! Therefore, the mumbling around the Groko is just an indication that the party does not even know what it wants. And certainly not the voters. The flamboyance and turmoil displayed highlights the dilemma of the SPD. It's over! Thanks and bye!"</text:p>
          </table:table-cell>
          <table:table-cell office:value-type="string" calcext:value-type="string">
            <text:p>negative</text:p>
          </table:table-cell>
          <table:table-cell table:number-columns-repeated="1021"/>
        </table:table-row>
        <table:table-row table:style-name="ro13">
          <table:table-cell office:value-type="string" calcext:value-type="string">
            <text:p>"... hat ihren historischen Auftrag längst erfüllt. Mehr Rechte, Lohn und Einfluss für die Arbeiterschaft. Das war das Ziel der SPD seit der Kaiserzeit und nun ist es lange erreicht. Mehr davon ist nur noch schädlich, für die Wirtschaft und damit für die Arbeitnehmerschaft, denn diese profitiert ja von einer gut laufenden Wirtschaft. Damit ist das Dilemma der Partei umschrieben. Fordert die SPD mehr, sägt sie an dem Ast, auf dem die Arbeiterschaft sitzt. Das soziale Thema ist ausgereizt. Nirgendwo geht es den Arbeitern besser als bei uns. Wofür braucht es daher noch die SPD? Richtig. Keiner braucht sie mehr! Wer mehr ""Ökologie"", Verbote und Reglementierung will, wählt ohnehin die Grünen. Wer mehr Sozialismus/Kommunismus will, wählt SED/PDS/Linke. Wer Angst vor dem Verlust der alten Welt hat, wählt AfD. Und wer will, dass es der Wirtschaft gut geht, wählt FDP. Und wem die SPD etwas zu extrem ist, der wählt die SPD light, die CDU. Wofür also noch SPD? Mir fällt kein Grund ein und somit ist es nur eine Frage der Zeit, wann die SPD einstellige Ergebnisse einfahren wird. Die Partei hat es hinter sich! Deswegen ist das Gemurkse um die Groko nur ein Indiz dafür, dass die Partei nicht mal selbst weiß, was sie will. Und erst recht nicht die Wähler. Die zur Schau gestellte Planlosigkeit und Zerrissenheit beleuchtet das Dilemma der SPD. Es ist vorbei! Danke und Tschüss!"</text:p>
          </table:table-cell>
          <table:table-cell office:value-type="string" calcext:value-type="string">
            <text:p>"... has long since fulfilled its historic mission. More rights, wages and influence for the working class. That was the goal of the SPD since the imperial era and now it's been a long time. More of this is only harmful to the economy and thus to the workforce, because it benefits from a well-functioning economy. This describes the dilemma of the party. If the SPD demands more, it saws on the branch on which the working class sits. The social topic is exhausted. Nowhere is the worker better off than we are. What else does the SPD need for this? Correct. Nobody needs them anymore! Anyone who wants more ""ecology"", prohibitions and regulations, chooses the Greens anyway. Those who want more socialism / communism choose SED / PDS / Left. Those who are afraid of losing the old world choose AfD. And if you want the economy to prosper, choose FDP. And if the SPD is a bit too extreme, they choose the SPD light, the CDU. So what else are SPD for? I can not think of any reason, so it's only a matter of time before the SPD gets single-digit results. The party is behind it! Therefore, the mumbling around the Groko is just an indication that the party does not even know what it wants. And certainly not the voters. The flamboyance and turmoil displayed highlights the dilemma of the SPD. It's over! Thanks and bye!"</text:p>
          </table:table-cell>
          <table:table-cell office:value-type="string" calcext:value-type="string">
            <text:p>negative</text:p>
          </table:table-cell>
          <table:table-cell table:number-columns-repeated="1021"/>
        </table:table-row>
        <table:table-row table:style-name="ro1">
          <table:table-cell office:value-type="string" calcext:value-type="string">
            <text:p>Die SPD ist offensichtlich dabei sich erfolgreich selbst zu zerfleischen. Nicht nur indem sie völlig aus der Zeit gefallene und gesellschaftlich schädliche Forderungen in der Flüchtlingspolitik aufstellt, sondern vor Allem indem sie meint sich aus der Verantwortung zu ziehen. Indem ich parteitaktische Erwägungen vor das Wohl des Landes (und der EU) stelle, schafft sie nur noch mehr Politikverdrossenheit. Bei Neuwahlen gebe ich meiner Stimme jedenfalls diesmal der CDU</text:p>
          </table:table-cell>
          <table:table-cell office:value-type="string" calcext:value-type="string">
            <text:p>The SPD is obviously successful in tearing itself apart. Not only by making totally out of time and socially harmful demands in the refugee policy, but above all by putting herself out of responsibility. By putting party-political considerations before the good of the country (and the EU), it only creates more political disillusionment. In new elections, I give my vote this time, anyway, the CDU</text:p>
          </table:table-cell>
          <table:table-cell office:value-type="string" calcext:value-type="string">
            <text:p>negative</text:p>
          </table:table-cell>
          <table:table-cell table:number-columns-repeated="1021"/>
        </table:table-row>
        <table:table-row table:style-name="ro10">
          <table:table-cell office:value-type="string" calcext:value-type="string">
            <text:p>Anscheinend ist es leider so, dass die Wähler in der Mehrheit eine Politik von Gestern wünschen. Man findet nahezu nichts, was auch nur im Ansatz der Digitalisierung Rechnung trägt Dabei durchdringt die Monat für Monat mehr Bereiche des Alltages, nur in Rentnerland Deutschland gibts nichtmal die Erkenntnis, dass es unendlich viele Begleitgesetze dazu braucht. Warum: Wenn es KEINE Begleitgesetze dazu gibt, wird Forschung und Entwicklung dort vorangetrieben, wo es diese Gesetze eben gibt. Nichts ist so schädlich wie fehlende Rahmenbedingungen für Innovation</text:p>
          </table:table-cell>
          <table:table-cell office:value-type="string" calcext:value-type="string">
            <text:p>It seems, unfortunately, that voters in the majority want yesterday's policy. One finds almost nothing, which only takes into account in the approach of digitization. The month by month penetrates more areas of everyday life, only in Rentnerland Germany there is not even the realization that it needs an infinite number of accompanying laws. Why: If there are NO associated laws, research and development will be driven where these laws exist. Nothing is as harmful as missing framework conditions for innovation</text:p>
          </table:table-cell>
          <table:table-cell office:value-type="string" calcext:value-type="string">
            <text:p>negative</text:p>
          </table:table-cell>
          <table:table-cell table:number-columns-repeated="1021"/>
        </table:table-row>
        <table:table-row table:style-name="ro27">
          <table:table-cell office:value-type="string" calcext:value-type="string">
            <text:p>"Schon die Aussage, ein BMI von 29,9 (also eine fette Präadipositas, haarscharf an der Adipositas I) seien ""so gute Werte"" zeigen doch, dass die Untersuchung nach Vorgaben einer bestimmten Person ablief. Dass ein Militärarzt einem Präsidenten, der eine ""historische Steigerung im Militärbudget"" verspricht, jetzt keine Krankheiten diagnostiziert, die Futter für eine mögliche Amtsenthebung liefern könnte, ist ja auch naheliegend. Es ist so, als ob man Monsato fragen würde, ob Glyphosat umweltschädlich sei. Und mal abgesehen davon: Rechnen scheint jetzt auch nicht die Spezialität des Arztes zu sein: Wenn man die Werte aus diesem Artikel nimmt (108,4kg bei 1,9m, so hat es wohl der Arzt gesagt) ergibt sich 108,4/(1,9*1,9) = 30,0 - also schon die Adipositas I (laut BMI-Tabelle). Aber das sind sicher nur Fake News, wenn Trump sag, dass 108,4/3,61 die Zahl 29,9 ergibt ist es so, und die Mathematiker haben Unrecht."</text:p>
          </table:table-cell>
          <table:table-cell office:value-type="string" calcext:value-type="string">
            <text:p>"Even the statement, a BMI of 29.9 (ie a fat pre-adiposity, very clear on the obesity I) are ""such good values"" yet show that the investigation was carried out according to specifications of a particular person. The fact that a military doctor now promises a president who promises a ""historic increase in the military budget"" that he can not now diagnose diseases that could provide food for possible impeachment is also obvious. It's like asking Monsato if glyphosate is harmful to the environment. And apart from that: arithmetic does not seem to be the specialty of the doctor: If you take the values ​​from this article (108.4kg at 1.9m, so it has probably said the doctor) is 108.4 / (1 , 9 * 1.9) = 30.0 - so even the obesity I (according to BMI table). But those are just fake news, if Trump says that 108.4 / 3.61 equals 29.9, and mathematicians are wrong."</text:p>
          </table:table-cell>
          <table:table-cell office:value-type="string" calcext:value-type="string">
            <text:p>negative</text:p>
          </table:table-cell>
          <table:table-cell table:number-columns-repeated="1021"/>
        </table:table-row>
        <table:table-row table:style-name="ro8">
          <table:table-cell office:value-type="string" calcext:value-type="string">
            <text:p>warum glauben Politiker, dass das vermeintlich richtungsweisende Deuten mit dem Finger Führungsstärke vermittelt? Diese Gestik ist albern und wird von Schulz inflationär verwendet. Abgesehen davon wäre die SPD gut beraten, für ihn schnell eine unschädliche Andchlussverwendung zu finden, denn mit ihm, Gabriel und Nahles steuert sie zielsicher auf die Bedeutungslosigkeit zu. Dass die SPD jetzt nicht ihre Maximalforderungen zu Bürgerversicherung, Spitzensteuersatz und Rente durchsetzt, obwohl Merkel zum Machterhalt alles akzeptieren würde, ist an politischer Dummheit nicht zu überbieten. Schulz eben, Totalausfall.</text:p>
          </table:table-cell>
          <table:table-cell office:value-type="string" calcext:value-type="string">
            <text:p>Why do politicians believe that the supposedly trend-setting interpretation with the finger gives leadership? This gesture is silly and is used by Schulz inflationary. Apart from that, the SPD would be well advised to quickly find him for a harmless Andchlussverwendung, because with him, Gabriel and Nahles she steers unerringly to insignificance. The fact that the SPD now does not enforce their maximum demands for civil insurance, top tax rate and pension, although Merkel would accept everything to maintain power, can not be beat political stupidity. Schulz just, total failure.</text:p>
          </table:table-cell>
          <table:table-cell office:value-type="string" calcext:value-type="string">
            <text:p>negative</text:p>
          </table:table-cell>
          <table:table-cell table:number-columns-repeated="1021"/>
        </table:table-row>
        <table:table-row table:style-name="ro45">
          <table:table-cell office:value-type="string" calcext:value-type="string">
            <text:p>"werfen auch Sie, trotz vieler richtiger Bemerkungen, einiges durcheinander: was bitte hat kiffen mit ""Junkie auf dem Straßenstrich"" zu tun? Der Staat sollte m. E. nicht den Gebrauch von Drogen kriminalisieren, was er ja sowieso nur bei einigen Substanzen relativ willkürlich tut. Wenn die Selbstschädigung durch den Gebrauch einer Droge so hoch ist, das gemeinschaftliche Folgekosten zwangsläufig entstehen werden, muß natürlich eine Regulierung erfolgen, es gibt schließlich auch nicht jedes Medikament rezeptfrei und im Supermarkt zu kaufen. Eine kontrollierte Abgabe von z. B. Heroin hätte den Vorteil, daß schädliche Auswirkungen durch Verunreinigungen minimiert würden, der ökonomische und soziale Druck auf die Süchtigen gemildert würde und eine Teilnahme am Berufsleben für viele erst möglich würde. Andrerseits gibt es Drogen, z. B. Crack, die nun wirklich nicht staatlich toleriert werden können. Das aber Cannabiskonsum-und handel (außer bei mediz. Indikation) von einem riesigen Repressionsapparat bekämpft wird, statt sich die Entwicklung in vielen am. Bundesstaaten zum Vorbild zu nehmen, Polizei und Justiz zu entlasten, Steuern zu generieren und Arbeitsplätze in der Landwirtschaft und verarbeitenden Wirtschaft incl. Sozialabgaben zu schaffen, kann höchstens Marlene Mortler und die CSU erklären. Wahrscheinlich sind da doch die Verstrickungen der Politik mit den profitierenden illegalen Drogenhändlern eine mögliche Erklärung. Ernsthaft: Drogen verantwortlich zu gebrauchen, muß in einem liberalen Rechtsstaat möglich sein. Drogenfreiheit gibt es nur theoretisch in einer utopischen Gesellschaft, die Entwicklung geht aber leider in eine eher dystopische Richtung. Kinder- und Jugendschutz erreicht man sicher nicht durch Kriminalisierung, aber auch bei Aufklärung wird man niemals alle Risiken ""eliminieren"" können. Eine Patentlösung gibt es wirklich nicht, jedenfalls werde ich den ""Friedensnobelpreis"" nicht bekommen."</text:p>
          </table:table-cell>
          <table:table-cell office:value-type="string" calcext:value-type="string">
            <text:p>"Do you throw a lot of confusion in spite of many correct remarks: what do you have to do with ""junkie on the street""? The state should m. E. does not criminalize the use of drugs, which he does anyway relatively arbitrarily only with some substances. Of course, if the self-harm caused by the use of a drug is so high that the consequential costs will inevitably arise, of course, regulation will be required. After all, there is not every prescription drug to buy in the supermarket. A controlled release of z. B. Heroin would have the advantage of minimizing the harmful effects of pollution, of alleviating economic and social pressure on addicts, and enabling many to participate in professional life. On the other hand, there are drugs, eg. B. crack, which can not really be tolerated by the state. But cannabis use and trade (except for medical indications) is being fought by a huge repressive apparatus, rather than modeling development in many states, relieving the police and the judiciary, generating taxes, and creating jobs in agriculture and manufacturing To create economy including social security contributions can only be explained by Marlene Mortler and the CSU. Probably there are the entanglements of the policy with the profiting illegal drug traffickers a possible explanation. Seriously, to use drugs responsibly must be possible in a liberal state governed by the rule of law. Drug freedom exists only theoretically in a utopian society, but the development unfortunately goes in a rather dystopian direction. Children and youth protection is certainly not achieved by criminalization, but also in education, you will never be able to ""eliminate"" all risks. There really is not a patent solution, at least I will not get the ""Nobel Peace Prize""."</text:p>
          </table:table-cell>
          <table:table-cell office:value-type="string" calcext:value-type="string">
            <text:p>negative</text:p>
          </table:table-cell>
          <table:table-cell table:number-columns-repeated="1021"/>
        </table:table-row>
        <table:table-row table:style-name="ro3">
          <table:table-cell office:value-type="string" calcext:value-type="string">
            <text:p>"Kanzlerjahre Nr. 13-16 sind definitiv zu viel und noch dazu schädlich für die Demokratie. Auch die SPD sollte ihre Wahlversprechen - noch dazu solche, die sie entgegen so mancher Gepflogenheit NACH einer Wahl gegeben hat (was wohl auch wieder nicht richtig war!) - nun auch einhalten und sowohl die GroKo als auch Merkel in die Wüste schicken. Die SPD soll sich darüber hinaus doch bitte nicht vor irgendwelche schwarzgeführte Karren spannen und als DER Schwarze Peter des Jahrhunderts hinstellen lassen! DAS wäre Erneuerung und DAS wäre eine selbstbewusste Volkspartei, die im Lichte dessen an die Zukunft des Landes denkt. Wieder mal sind die die lautesten Stimmen, die aus der Wirtschaft und Industrie vorndran mitmischen, Macron inklusive, der der allheilbrummenden Wirtschaft schon jetzt das Wort redet. Wen wunderts. Ihnen ging es auch lange genug mehr als gut. Oft genug gelingt eine Rückschau erst dann, wenn eine gewisse Zeit ins Land gegangen ist. Die Republik wird der SPD noch danken. Aber dieses ""Weiter so! Lief doch gut!"" hält kein Mensch mehr aus, wider aller merkwürdiger Umfragen."</text:p>
          </table:table-cell>
          <table:table-cell office:value-type="string" calcext:value-type="string">
            <text:p>"Chancellor years # 13-16 are definitely too much and detrimental to democracy. The SPD should also keep their election promises - even those that they have given contrary to many a custom AFTER a choice (which was probably not right again!) - And send both the GroKo and Merkel in the desert. In addition, the SPD should not be stretched before any black-wheeled carts and let stand down as the black Peter of the century! THAT would be renewal and THAT would be a self-confident people's party, which in the light of it thinks of the future of the country. Once again, they are the loudest voices in the business and industry front, including Macron, who is already talking to the all-healing economy. No wonder. They were fine for long enough. Often, a retrospective succeeds only after a certain amount of time has passed. The Republic will still thank the SPD. But this ""Keep it up!"" no one holds out any more, against all odd surveys."</text:p>
          </table:table-cell>
          <table:table-cell office:value-type="string" calcext:value-type="string">
            <text:p>negative</text:p>
          </table:table-cell>
          <table:table-cell table:number-columns-repeated="1021"/>
        </table:table-row>
        <table:table-row table:style-name="ro46">
          <table:table-cell office:value-type="string" calcext:value-type="string">
            <text:p>Eine einheitliche Krankengrundversicherung wie sie realistischerweise aussehen würde, wäre der Einstieg in die zwei Klassen Medizin. Nicht jeder muss das verstehen, aber in der Praxis würde das so werden. Viel besser wäre es, wenn man die Krankenkassen alle abschafft und statt dessen den Gesundheitsfonds als zentrale Verrechnungsstelle einrichtet. Jeder Patient beim Arzt bekommt analog wie ein Privatpatient eine Rechnung, die er dann bei dieser Stelle einreicht. Man könnte noch diverse Anreizprogramme etc. mit einbauen, aber grundsätzlich sollte der ganze unnötige Überbau der gesetzlichen Krankenkassen abgebaut werden. Dann hätten sie schon mal die (sozialistische) Einheitskasse für alle nicht privat Versicherten. Dann schaut man sich das mal so 5-10 Jahre an und sieht, wie sich das entwickelt. Der wesentliche Unterschied zwischen gesetzlich und privat ist der, dass in der Privaten Rücklagen gebildet werden, während in der gesetzlichen von der Hand in den Mund gelebt wird. Aktuell noch mit horrendem Wasserkopf. Eine andere Idee wäre, dass man alle Krankenkassen zu PKVs umbaut. Der Markt würde dann so regulieren, dass es am Ende kaum mehr gibt als heute PKVs. Gesetzlich vorgegeben ist eine Grundversorgung auf dem heutigen gesetzlichen Niveau, was übrigens bei vielen Privat Versicherten (auch bei mir) der Fall ist. Jeder zahlt seinen Beitrag selber, der Staat gibt Zuschüsse für Bedürftige, für alle Kinder und meinetwegen auch für die nicht Berufstätige Ehefrau, wenns sein muss. Wer höhere Leistungen möchte wie Chefarzt oder Einbettzimmer, der versichert das zusätzlich auf eigene Kosten. So wie heute auch schon. Es wird und muss immer Unterschiede geben. Die Gleichschaltung aller (also Sozialismus) funktionier nicht. Das hat man im 20. Jahrhundert gelernt. Ideologien sind immer schädlich. Übrigens. Selbständige bekommen aktuell keinen staatlichen Zuschuss und müssen den Arbeitgeberanteil selbst auch zahlen. Und für jedes Kind einen eigenen Beitrag. Das finde ich viel ungerechter.</text:p>
          </table:table-cell>
          <table:table-cell office:value-type="string" calcext:value-type="string">
            <text:p>A uniform basic health insurance as it would realistically be, would be the entry into the two classes of medicine. Not everyone needs to understand that, but in practice it would. It would be much better if you abolish the health insurance companies and instead set up the health fund as the central clearinghouse. Every patient at the doctor receives a bill in the same way as a private patient, which he then submits to this office. One could still incorporate various incentive programs, etc., but in principle, the whole unnecessary superstructure of the statutory health insurance should be reduced. Then they would have the (socialist) unitary fund for all non-privately insured. Then you look at the time so 5-10 years and see how this develops. The main difference between legal and private is that in the private reserves are formed, while in the legal one lives from hand to mouth. Currently still with horrendem Wasserkopf. Another idea would be that you rebuild all health insurance to PKVs. The market would then regulate so that in the end there is little more than PKVs today. Legally prescribed is a universal service at the current legal level, which incidentally with many private insured (including me) is the case. Everyone pays their own contribution, the state gives subsidies to the needy, for all children and for me also for the non-working wife, if need be. If you want higher services such as head physician or single room, the insured at your own expense. Just like today. There will always be differences. The Gleichschaltung of all (so socialism) do not work. This has been learned in the 20th century. Ideologies are always harmful. By the way. Self-employed currently do not receive a government subsidy and have to pay the employer's contribution themselves. And for each child a separate contribution. I find that much more unjust.</text:p>
          </table:table-cell>
          <table:table-cell office:value-type="string" calcext:value-type="string">
            <text:p>negative</text:p>
          </table:table-cell>
          <table:table-cell table:number-columns-repeated="1021"/>
        </table:table-row>
        <table:table-row table:style-name="ro47">
          <table:table-cell office:value-type="string" calcext:value-type="string">
            <text:p>".Die Ideologie des Neoliberalismus ist gewissermaßen die handlungsanleitende ""Philosphie"" der Politik der ""Industriestaaten"" seit Mitte der 1970er Jahre. Ihr zu Grunde liegt das genauso ideologische Theoriekonstrukt des Monetarismus und der ""Angebotstheorie"". Die ersten wirklichen Umsetzungen wurden dann ""Thatcherismus"" und ""Reagonomics"" genannt, danach folgte die ""geistig-moralische Wende"". Typisch für deutschland, wurde bei uns der ökonomische Ursprung der handlungsleitenden Theorie verschleiert. Der Kern des neoliberalen Glaubens ist die Annahme, dass soziale Beschränkungen der ""Wirtschaft"" schädlich seien und ""der Markt"" alles zum Guten wendet. (Führte in UK dazu, dass eine völlig ruinierte Bahngesellschaft am Ende wieder verstaatlicht wurde...) Kanzler Schmidt war eiserner Keynes-Anhänger, er hat sich dem neoliberalen Bimbam nicht gefügt, aber nach seiner Abwahl als Kanzler dann auch nicht mehr dagegen gestellt. Schröder und Fischer aber haben dann das ganze neoliberale Programm in SPD und Grünen durchgesetzt. Liberalität gab es für Großverdiener und Banken (incl. großzügigster Steuernachlässe), während für die arbeitende Klasse der Zwang des ""Förderns und Forderns"" eingeführt wurde. In bester Tradition der Zuchthaus-Programme des 18. Jh. Es gibt derzeit im Bt keine Partei, außer der Linken, die nicht in einem oder anderen Maß dem Neoliberalismus verschrieben ist. Auch Schulz, der Zuchtmeister für CETA im EP, ist eine Neoliberaler. Mit ein wenig Wolle am Anzug, zur Tarnung. Die AfD steht in ihrer Programmatik, aber noch mehr in ihren Äußerungen der Einflüsterer, fest auf dem Boden des Neoliberalismus, in seiner brutalsten Form. Brutal deshalb, weil sie im Prinzip jegliche Zwangsmaßnahmen rechtfertigen, bis hin zu Schusswaffeneinsatz. Die FDP ist da nur einen Schritt hinterher, dann folgt die CSU. CDU und SPD sind natürlich die Lieblingskinder der Interesseninhaber, stehen sie doch für eine ""moderate Mitte"", die aber letztendlich doch die nackten Profitinteressen bedienen. Die Grünen sind da dann auf der Ersatzbank, werden aber immer wieder auf den Platz geschickt, wenn die sonstigen Akteure versagen. Eine Abkehr vom Neoliberalismus ist nicht in Sicht. # + ."</text:p>
          </table:table-cell>
          <table:table-cell office:value-type="string" calcext:value-type="string">
            <text:p>"The ideology of neo-liberalism is, so to speak, the action-guiding ""philosophy"" of the policy of the ""industrialized states"" since the mid-1970s. It is based on the same ideological theory construct of monetarism and ""supply theory"". The first realizations were then called ""Thatcherism"" and ""Reagonomics"", followed by the ""spiritual-moral turn"". Typical for Germany, the economic origin of the theory guiding action was obscured. The core of the neoliberal belief is the assumption that social restrictions on the ""economy"" are harmful and that ""the market"" is turning everything in the right direction. (Led in the UK that a completely ruined railway company in the end was nationalized again ...) Chancellor Schmidt was an iron Keynes followers, he has not complied with the neoliberal Bimbam, but then no longer opposed after his retirement as Chancellor. Schröder and Fischer then enforced the whole neoliberal program in the SPD and Greens. Liberality existed for large earners and banks (including generous tax rebates), while for the working class, the compulsion of ""promoting and demanding"" was introduced. In the best tradition of the eighteenth-century penitentiary programs, there is currently no party in the Bt, except the left, which is not committed to neoliberalism to any degree or other. Also Schulz, the disciplinary champion for CETA in the EP, is a neoliberal. With a little wool on the suit, for camouflage. The AfD is in its programmatic, but even more in its utterances the whisperer, firmly on the ground of neoliberalism, in its most brutal form. Brutal, because they basically justify any kind of coercive measures, even firearms. The FDP is just a step behind, then follows the CSU. CDU and SPD are of course the favorite children of the owners of interest, because they represent a ""moderate center"", but in the end serve the naked profit interests. The Greens are then on the substitute bench, but are always sent back to the court when the other players fail. A departure from neoliberalism is not in sight. # +."</text:p>
          </table:table-cell>
          <table:table-cell office:value-type="string" calcext:value-type="string">
            <text:p>negative</text:p>
          </table:table-cell>
          <table:table-cell table:number-columns-repeated="1021"/>
        </table:table-row>
        <table:table-row table:style-name="ro6">
          <table:table-cell office:value-type="string" calcext:value-type="string">
            <text:p>Mich wundert, wie viele Foristen hier auf Neuwahlen kommen, sollte die GroKo nicht zustande kommen. Diese wären für die Zukunft der SPD natürlich genauso schädlich wie eine GroKo unter den ausgehandelten Bedingung. Es gibt aber noch einen Zwischenschritt, im übrigen die demokratischste aller übrig gebliebenen Optionen, nämlich die Minderheitsregierung. Dass diese inzwischen wieder völlig außer Acht gelassen wird, verdanken wir wohl wiedermal Muttis rhetorischen Einschläferungskünsten. Bleiben Sie bitte wach. @Ossifriese: Sehr gute Beiträge! Vollste Zustimmung.</text:p>
          </table:table-cell>
          <table:table-cell office:value-type="string" calcext:value-type="string">
            <text:p>I'm surprised how many forists here come to new elections, the GroKo should not come about. Of course, these would be just as harmful to the future of the SPD as a gross under the negotiated condition. But there is still an intermediate step, otherwise the most democratic of all remaining options, namely the minority government. That this is now completely disregarded, we owe probably again Muttis rhetorical Einschläferskünsten. Please stay awake. @ Ossifriese: Very good posts! Fullest approval.</text:p>
          </table:table-cell>
          <table:table-cell office:value-type="string" calcext:value-type="string">
            <text:p>negative</text:p>
          </table:table-cell>
          <table:table-cell table:number-columns-repeated="1021"/>
        </table:table-row>
        <table:table-row table:style-name="ro23">
          <table:table-cell office:value-type="string" calcext:value-type="string">
            <text:p>Frau Merkel würde sie vielleicht gar nicht verstehen. Visionen? Da hält sie es vermutlich mit Helmut Schmidt. Das ist einfach nicht ihr Stil. Sie will vor allem an der Macht bleiben und sich dabei nicht (so sehr) in die Karten schauen lassen. Dass das schädlich für Deutschland ist, nimmt sie in Kauf, weil sie vermutlich keinen anderen Weg sieht, um an der Macht zu bleiben....</text:p>
          </table:table-cell>
          <table:table-cell office:value-type="string" calcext:value-type="string">
            <text:p>Mrs. Merkel might not understand her. Visions? Since she probably holds it with Helmut Schmidt. That's just not her style. Above all, she wants to stay in power and not let herself (so much) look into the cards. That this is harmful for Germany, she accepts because she probably sees no other way to stay in power ....</text:p>
          </table:table-cell>
          <table:table-cell office:value-type="string" calcext:value-type="string">
            <text:p>negative</text:p>
          </table:table-cell>
          <table:table-cell table:number-columns-repeated="1021"/>
        </table:table-row>
        <table:table-row table:style-name="ro48">
          <table:table-cell office:value-type="string" calcext:value-type="string">
            <text:p>Was ist denn schädlich für Deutschland?</text:p>
          </table:table-cell>
          <table:table-cell office:value-type="string" calcext:value-type="string">
            <text:p>What is harmful for Germany?</text:p>
          </table:table-cell>
          <table:table-cell office:value-type="string" calcext:value-type="string">
            <text:p>negative</text:p>
          </table:table-cell>
          <table:table-cell table:number-columns-repeated="1021"/>
        </table:table-row>
        <table:table-row table:style-name="ro1">
          <table:table-cell office:value-type="string" calcext:value-type="string">
            <text:p>Die z.Zt. betriebene Hand in den Mund Politik von Frau Merkel ohne jegliche Überlegungen in Sachen Zukunft, in mehr als einem Themenproblem, wovon wir innenpolitisch mehr als genug haben, finde ich persönlich mehr als schädlich für Deutschland. Aber seis drum. Wenn die Wähler unserer obersten Angestellten ,nicht in der Lage sind über den Tellerrand zu schauen, muß ich, müssen wir übrigen wohl leider damit leben und das Beste für uns daraus machen.</text:p>
          </table:table-cell>
          <table:table-cell office:value-type="string" calcext:value-type="string">
            <text:p>The z.Zt. operated hand in the mouth policy of Mrs. Merkel without any considerations in the future, in more than one topic problem, of which we have domestic more than enough, personally I find more than harmful to Germany. But that's it. If the voters of our top employees are not able to think outside the box, I have to, unfortunately, we have to live with the rest and make the best for ourselves.</text:p>
          </table:table-cell>
          <table:table-cell office:value-type="string" calcext:value-type="string">
            <text:p>negative</text:p>
          </table:table-cell>
          <table:table-cell table:number-columns-repeated="1021"/>
        </table:table-row>
        <table:table-row table:style-name="ro6">
          <table:table-cell office:value-type="string" calcext:value-type="string">
            <text:p>Die Transall sind ebenso wenig altersschwach, wie die Huey! Und es sollen nicht! Es ist eine mögliche Option, für mich reiner Populismus der Politik nach dem Motto: Hallo, wir tun was. Aber: Die Maschinen sind verfügbar, können selbstbestimmt eingesetzt werden und das überwiegende Zielgebiet passt von der Entfernung her. Die Generäle brauchen keinen Maulkorb. Die passen schon auf, dass sie nichts Falsches sagen.Könnte ja beförderungsschädlich sein. Warum wohl hat es in diesem Jahr so viele Veränderungen in der militärischen Führungsspitze gegeben? Weil einige etwas gesagt haben.</text:p>
          </table:table-cell>
          <table:table-cell office:value-type="string" calcext:value-type="string">
            <text:p>The Transall are just as little decrepit as the Huey! And it should not! It is a possible option, for me pure populism of politics, according to the motto: Hello, we do something. But: The machines are available, can be used independently and the vast target area fits the distance. The generals do not need a muzzle. They pay attention that they say nothing wrong. Could be harmful to promotion. Why has there been so much change in military leadership this year? Because some have said something.</text:p>
          </table:table-cell>
          <table:table-cell office:value-type="string" calcext:value-type="string">
            <text:p>negative</text:p>
          </table:table-cell>
          <table:table-cell table:number-columns-repeated="1021"/>
        </table:table-row>
        <table:table-row table:style-name="ro41">
          <table:table-cell office:value-type="string" calcext:value-type="string">
            <text:p>Dieser Mann hat erst die Hälfte der Bevölkerung Kataloniens gegen die Regierung aufgewiegelt und dann, als Madrid einen fortgesetzten Verfassungsbruch nicht mehr hinnehmen konnte, hat er sich auch noch aus dem Staub gemacht. Das sind mir schöne Freiheitskämpfer, die die anderen auf die Barrikaden schicken und sich dann selbst schön aus dem Pulverdampf verabschieden... Ich teile auch nicht die Auffassung des ersten Postings, dass er und seine Anhänger wissen, dass es jetzt nur um verbesserte Autonomiebedingungen gehen kann. Denn das wäre vernünftig denkenden Menschen immer klar gewesen, wie auch die Tatsache, dass alles andere nur schädlich für Katalonien wäre. Es ist eher zu befürchten, dass Puigdemont sich als Phoenix sieht, der gerade herrlicher und machtvoller seiner eigenen Asche entsteigt und nun noch machtvoller die Unabhängigkeit anstreben kann als zuvor. Dass natürlich auch die Regierung Rajoy sich gegenüber den Katalanen mehr als dumm angestellt und den Separatisten die Menschen geradezu in die Arme getrieben hat ist ein anderer Teil der Wahrheit. Selbst der König spielt nicht die Rolle, die er spielen könnte und spielen müsste. Vielleicht ist Juan-Carlos doch zu früh abgetreten. Hinter dem einstigen Bewahrer der spanischen Demokratie hätten sich die Bürger vielleicht eher versammelt, und er hätte wohl auch andere Töne angeschlagen.</text:p>
          </table:table-cell>
          <table:table-cell office:value-type="string" calcext:value-type="string">
            <text:p>This man has only turned half of Catalonia's population against the government, and then, when Madrid could no longer tolerate a continued breach of the Constitution, he has also fled. These are beautiful freedom fighters who send the others on the barricades and then say goodbye to the powder smoke itself ... I also do not share the view of the first posting that he and his supporters know that now go only to improved conditions of autonomy can. Because that would have been reasonable thinking people always been clear, as well as the fact that everything else would only be harmful to Catalonia. It is rather to be feared that Puigdemont sees himself as a phoenix, who is just emerging from his own ashes more gloriously and powerfully, and now he can strive for independence more powerfully than before. Of course, the fact that even the Rajoy government has been more than stupid to the Catalans and that it has really driven people into the hands of the separatists is another part of the truth. Even the king does not play the role he could play and play. Maybe Juan-Carlos is too early assigned. Behind the former preserver of Spanish democracy, the citizens might have gathered rather, and he would probably have struck other tones.</text:p>
          </table:table-cell>
          <table:table-cell office:value-type="string" calcext:value-type="string">
            <text:p>negative</text:p>
          </table:table-cell>
          <table:table-cell table:number-columns-repeated="1021"/>
        </table:table-row>
        <table:table-row table:style-name="ro18">
          <table:table-cell office:value-type="string" calcext:value-type="string">
            <text:p>Ich kann mir irgendwie nicht vorstellen, dass die spd in den Sondierungen beispielsweise fordert, dass der Fließbandarbeiter auf Mindestlohn noch mehr Abgaben leisten soll. Es wird wohl eher in die Richtung gehen, dass Einkünfte aus Kapital und vor allem exorbitante Einkommen sowie unternehmensgewinne effektiv besteuert werden. Zumindest die letzten beiden wurden nun mal für gewöhnlich unter anderem von dem Fließbandarbeiter erwirtschaftet. Eine Umverteilung derart, dass die Gewinne zumindest etwas mehr besteuert werden und dafür der Fließbandarbeiter, der sie erwirtschaftet, etwas weniger, kann also nicht sonderlich schädlich sein. Ich sehe auch nicht, warum ein Vorstandschef, dessen Arbeitsleistung im preisen seiner Leistung, wenn es gut läuft und im vonsichweisen sämtlicher Verantwortung, wenn es schlecht läuft, nicht stärker besteuert werden muss. Erhält er doch jährlich ein Gehalt was weit mehr als das durchschnittliche lebenseinkommen beträgt.</text:p>
          </table:table-cell>
          <table:table-cell office:value-type="string" calcext:value-type="string">
            <text:p>I somehow can not imagine that the spd in the soundings, for example, calls for the assembly line worker to pay more on minimum wages. It's more likely to be that capital income, and especially exorbitant income and corporate profits, are effectively taxed. At least the last two were usually generated by the assembly line worker. A redistribution ?? so much so that the profits are at least a bit more taxed and for that the assembly line worker who generates them, a little less, so can not be particularly harmful. I also do not see why a CEO whose work ?? in the price ?? Performance when it is going well and in the case of bad credit does not need to be taxed more heavily. He receives annually a salary which is far more than the average life income.</text:p>
          </table:table-cell>
          <table:table-cell office:value-type="string" calcext:value-type="string">
            <text:p>negative</text:p>
          </table:table-cell>
          <table:table-cell table:number-columns-repeated="1021"/>
        </table:table-row>
        <table:table-row table:style-name="ro49">
          <table:table-cell office:value-type="string" calcext:value-type="string">
            <text:p>Unbedingt die Medikamente wechseln. Derartige Albdrücke sind auf Dauer schädlich.</text:p>
          </table:table-cell>
          <table:table-cell office:value-type="string" calcext:value-type="string">
            <text:p>Be sure to change the medication. Such Albdrücke are permanently harmful.</text:p>
          </table:table-cell>
          <table:table-cell office:value-type="string" calcext:value-type="string">
            <text:p>negative</text:p>
          </table:table-cell>
          <table:table-cell table:number-columns-repeated="1021"/>
        </table:table-row>
        <table:table-row table:style-name="ro23">
          <table:table-cell office:value-type="string" calcext:value-type="string">
            <text:p>Die Nordkoreaner und Südkorea sollten sich ohne die schädlichen kriegerischen Amis einigen. Schon als die Russen in Syrien aufgeräumt hatten klappte das erst als die Amis rausgehalten wurden. Kim Jong Un wird sich niemals mit Trump treffen nachdem dieser Kim durch völlige mentale und verbale Entgleisungen tief beleidigt hat. Aber Trump glaubt ja er sei bereit mit Kim zu reden.</text:p>
          </table:table-cell>
          <table:table-cell office:value-type="string" calcext:value-type="string">
            <text:p>The North Koreans and South Korea should unite without the harmful martial amis. Even when the Russians had cleared up in Syria worked only when the Americans were kept out. Kim Jong Un will never meet with Trump after he has deeply offended Kim with complete mental and verbal derailments. But Trump thinks he's ready to talk to Kim.</text:p>
          </table:table-cell>
          <table:table-cell office:value-type="string" calcext:value-type="string">
            <text:p>negative</text:p>
          </table:table-cell>
          <table:table-cell table:number-columns-repeated="1021"/>
        </table:table-row>
        <table:table-row table:style-name="ro50">
          <table:table-cell office:value-type="string" calcext:value-type="string">
            <text:p>Nicht dass ich traurig um mittelalterliche Vollzeitpsychopathen wie die Schaba wäre... aber Terorrismus besiegt man nicht mit Bomben allein. Das ist ein Ziel bei dem man holistisch vorgehen muss, mit vielen verschiedenen Programmen. Man muss nicht nur die existierenden Terroristen ausschalten, sondern auch dafür sorgen dass ihre Versorgungssystem scheitern, ihre Geldflüsse austrocknen, ihre Ideologie scheitert und die Umstände die Leute dazu treiben sich solchen Milizen anzuschließen. Nur zu bombardieren ist da wenig hilfreich, kann sogar schädlich sein. Denn nichts treibt die Leute mehr zu den Terror-Rekrutierern als wenn ein Freund oder Verwandter bei einer achtlosen Bombardierung starb (und es gibt immer Freunde und Verwandte; je ärmer und/oder religiöser ein Land, desto höher die Geburtenzahlen). Auch eventuellen pro-westlichen Kräften macht man es so nicht gerade leichter, da die sich dann mit für solche Aktionen rechtfertigen müssen. Aber das ist schon zu viel für Jemanden mit Trumps Aufmerksamkeitsspanne. Leute wie er glauben tatsächlich, dass man nur so lange Terroristen umbringen müsste, bis sich keiner mehr traut einer zu werden. Tatsächlich ist es aber ein langsamer Prozess, voll von langweiligen Dingen wie Propaganda, Bildung, Verbesserung der wirtschaftlichen und zivilrechtlichen Lage in den betroffenen Gebieten, Sicherheitskräfte die nur genau ausgewählte Leute herauspicken und neutralisieren statt ganze Gruppen zu masskrieren, etc. Langweilige, harte Arbeit, deren Erfolg sich in kleinen Prozentpunkten über einen langen Zeitraum messen lässt. Etwas das Wissen und Zusammenarbeiter und Vertrauen erfordert. Nichts womit sich angeben lässt. Und genau deswegen wird es auch wenig bringen, es sei denn die somalische Regierung betreibt all die genannten Dinge nebenbei und beginnt zusätzlich eine Bodenoffensive. Aber das sehe ich eher nicht passieren. Von daher: Wer gerne mit Bodycounts angibt, für den ist das eine super Sache. Wer allerdings echte und positive Resultate sehen will, für den eher nicht.</text:p>
          </table:table-cell>
          <table:table-cell office:value-type="string" calcext:value-type="string">
            <text:p>Not that I'm sad about medieval full-time psychopaths like the Schaba ... but you can not beat terrorism with bombs alone. This is a holistic approach, with many different programs. Not only must you eliminate the existing terrorists, you must also ensure that their supply systems fail, their cash flows dry up, their ideology fails, and circumstances drive people to join such militias. Just to bombard is of little help, can even be harmful. Because nothing drives people more towards the terror recruiters than if a friend or relative died in a careless bombing (and there are always friends and relatives, the poorer and / or more religious a country, the higher the birth rates). Even possible pro-Western forces make it not so much easier, as they then have to justify for such actions. But that's too much for someone with Trump's attention span. People like him actually believe that you only have to kill terrorists so long that nobody dares to become one. In fact, it's a slow process, full of boring things like propaganda, education, improving the economic and civil status of the affected areas, security forces picking out and neutralizing only well-chosen people rather than massing whole groups, etc. Boring, hard work, whose success can be measured in small percentage points over a long period of time. Something that requires knowledge and cooperation and trust. Nothing to be stated. And that is precisely why it will bring little, unless the Somali government does all the above-mentioned things by the way and also starts a ground offensive. But I do not think that happens. Therefore, who likes to indicate with Bodycounts, for that is a great thing. However, those who want to see real and positive results, for the rather not.</text:p>
          </table:table-cell>
          <table:table-cell office:value-type="string" calcext:value-type="string">
            <text:p>negative</text:p>
          </table:table-cell>
          <table:table-cell table:number-columns-repeated="1021"/>
        </table:table-row>
        <table:table-row table:style-name="ro50">
          <table:table-cell office:value-type="string" calcext:value-type="string">
            <text:p>"Viele (fehlerhafte) Grundannahmen der Ideologie des Sozialkonstruktivismus haben sich - unter anderem mit Hilfe von scheinbar harmlosen Frauenzeitschriften - schon so tief in unsere Wahrnehmung eingeschlichen, dass wir sie unkritisch aufnehmen und so den 3rd wave Feministinnen kampflos das Feld überlassen. Ich gehe konkret auf den Film ein: Schon im ersten Satz legt Stevie Schmiedel nahe, dass die Eltern sich schon am Fötus im Mutterleib schuldig machten, wenn sie das zukünftige Kinderzimmer in einer bestimmten Farbe streichen. Dieser Ideologie liegt die widersinnige Annahme zugrunde, dass die Identifizierung mit einem Geschlecht und sogar das Konzept von Geschlecht selbst (!) ein soziales Konstrukt sei. Die Gesellschaft (unter der Herrschaft weißer Männer) habe die tradierten Geschlechterrollen zum Machterhalt und mit der Intention der Unterdrückung von Frauen konstruiert, so die 3rd wave Feministen. Sie, die herrschenden weißen Männer, sind daher für die Probleme derjenigen, die nicht den ""normalen"" Geschlechterrollen entsprechen (oder entsprechen wollen), verantwortlich zu machen. Diese Ideologie ist nicht nur falsch (Geschlechter sind eine biologische Realität) sondern auch gesellschaftlich schädlich. Zum einen erfüllen Geschlechterrollen eine wichtige Funktion, indem sie den (biologisch erwiesenen!) unterschieden der Geschlechtern Rechnung tragen und einen Rahmen für akzeptables Verhalten in unserem gesellschaftlichen Miteinander bieten. Zum anderen führt diese Ideologie der Schuldzuweisung zu irrwitzigen Auswüchsen der political correctness, mit denen sich die transgender people selbst massiven Schaden zufügen. Ich empfehle dringend, sich die Debatte zu den Verhältnissen an kanadischen und amerikanischen Universitäten anzuschauen, da uns diese Dinge auch drohen. Man macht sich dort strafbar, wenn man andere nicht mit den von ihnen gewünschten selbstausgedachten Pronomen anspricht, mit denen sie sich identifizieren. (Jordan Peterson zu ""gender pronouns"" https://youtu.be/kasiov0ytEc)"</text:p>
          </table:table-cell>
          <table:table-cell office:value-type="string" calcext:value-type="string">
            <text:p>"Many (erroneous) basic assumptions of the ideology of social constructivism have - even with the help of seemingly harmless women's magazines - crept so deeply into our perception that we accept them uncritically and leave the field to the 3rd wave feminists without a fight. I specifically go into the film: Already in the first sentence Stevie Schmiedel suggests that the parents were already guilty of the fetus in the womb when they paint the future nursery in a particular color. This ideology is based on the preposterous assumption that gender identification and even the concept of gender itself (!) Is a social construct. The society (under the rule of white men) has constructed the traditional gender roles to maintain power and with the intention of oppressing women, say the 3rd wave feminists. They, the ruling white men, are therefore responsible for the problems of those who do not (or want to) conform to the ""normal"" gender roles. This ideology is not only wrong (gender is a biological reality) but also socially harmful. On the one hand, gender roles fulfill an important function, taking into account the (biologically proven!) Differences of the sexes and providing a framework for acceptable behavior in our social interaction. On the other hand, this ideology of blame leads to insane excesses of political correctness, with which the transgender people themselves inflict massive damage. I strongly recommend that you look at the debate on the conditions at Canadian and American universities, as these things are also threatening us. One makes oneself punishable there if one does not address others with the self-conceived pronouns they want to identify with. (Jordan Peterson on ""gender pronouns"" https://youtu.be/kasiov0ytEc)"</text:p>
          </table:table-cell>
          <table:table-cell office:value-type="string" calcext:value-type="string">
            <text:p>negative</text:p>
          </table:table-cell>
          <table:table-cell table:number-columns-repeated="1021"/>
        </table:table-row>
        <table:table-row table:style-name="ro42">
          <table:table-cell office:value-type="string" calcext:value-type="string">
            <text:p>Lieber Herr Fleischhauer, es geht dabei gar nicht um die gesundheitlichen Folgen einer röntgenologischen Untersuchung. Ein Spaziergang durch die Innenstadt einer deutschen Großstadt ist vermutlich gesundheitsschädlicher. Stattdessen geht es um die Frage, wer denn all die Untersuchungen durchführen soll. Vermutlich wird es Ärzte treffen, weil es aus rechtsstaatlichen Gesichtspunkten durchaus problematisch sein dürfte, würde man mit diesem Aufgaben auch noch die Mitarbeiter der zuständigen Behörden betrauen. Abgesehen davon ist auch die Untersuchung der Handwurzelknochen mitnichten die sicherere Methode, für die Sie sie hier ausgeben. Zu guter letzt sei noch erwähnt, dass man als Bürger in diesem Land recht unbekümmert die zulässigen Geschwindigkeiten nicht nur unerheblich überschreiten kann, weil die Kontrolldichte sich in diesem Land auf einem erschreckend niedrigen Niveau bewegt. Aufgrund großzügiger Messtoleranzen (deshalb verstehe ich auch nicht, warum Menschen beim Anblick eines Blitzers panisch auf mindestens 10 km/h unterhalb der erlaubten Geschwindigkeit abbremsen...) dürfte eine Ahndung der von Ihnen beschriebenen gerinfügigen Geschwindigkeitsübertretung so gut wie ausgeschlossen sein. Herzliche Grüße</text:p>
          </table:table-cell>
          <table:table-cell office:value-type="string" calcext:value-type="string">
            <text:p>Dear Mr. Fleischhauer, it is not about the health consequences of a radiographic examination. A walk through the city center of a German city is probably more damaging to health. Instead, it's about the question of who should do all the research. Presumably it will meet doctors, because it might be quite problematic from the rule of law, would be entrusted with this task even the staff of the competent authorities. Apart from that, the examination of the carpal bones is by no means the safer method for which you spend them here. Last but not least, as a citizen of this country, you can not only insignificantly exceed the permissible speeds because the control density in this country is at a terribly low level. Due to generous measurement tolerances (which is why I do not understand why people panic at least 10 km / h below the permitted speed at the sight of a lightning bolt ...) a punishment of the slight speed violation described by you should be virtually ruled out. Best regards</text:p>
          </table:table-cell>
          <table:table-cell office:value-type="string" calcext:value-type="string">
            <text:p>negative</text:p>
          </table:table-cell>
          <table:table-cell table:number-columns-repeated="1021"/>
        </table:table-row>
        <table:table-row table:style-name="ro51">
          <table:table-cell office:value-type="string" calcext:value-type="string">
            <text:p>Selbstverständlich sollte man Menschen nicht aufgrund ihrer Herkunft über einen Kamm scheren. Aber wenn man sich mal anschaut auf welche sozialen Probleme Roma stoßen (auch gerne mal mit dem Blick auf mehrere Länder, z.B. Roma in Spanien, in Deutschland, in Ungarn, in Italien...) dann kommt man irgendwann zu dem Schluss dass es nicht ausschließlich an der bösen, diskriminierenden Mehrheit liegen kann. Zumindest ein Teil des schlechten Rufes ist da durchaus selbstverschuldet, durch das Festhalten an antiquierten und schädlichen Traditionen, Denkweisen und sozialen Konzepten. Für einen privaten Vermieter ist das dann eine Zwickmühle: verlässt man sich auf Vorurteile (die ja teilweise auch Erfahrungswerte sind) oder gibt man Jemandem eine Chance den Stereotyp zu wiederlegen (aber eben auf die Gefahr hin, dass man richtig Ärger mit der Person hat und es ganz schön teuer werden kann)? Da kann ich dann verstehen wenn Jemand sich für Ersteres entscheidet. Es ist vielleicht nicht der edelste Weg, aber es hat auch immer einen blöden Beigeschmack wenn man von Leuten verlangen will, dass sie ein persönliches Risiko auf sich nehmen damit die Gesellschaft Vorurteile überkommen kann. Von daher ist es eine gute Sache, wenn der Staat dann als Risikoträger auftritt. Auf die Weise bekommen viele Menschen eine Chance. Manche werden sie nutzen, aber diejenigen bei denen sich nachher herausstellt dass sie sie nicht verdient hatten, ziehen nicht so sehr das Bild der Anderen herunter.</text:p>
          </table:table-cell>
          <table:table-cell office:value-type="string" calcext:value-type="string">
            <text:p>Of course you should not shuffle people on the basis of their origin on a comb. But if you look at what social problems Roma encounter (also like to look at several countries, eg Roma in Spain, in Germany, in Hungary, in Italy ...) then one eventually comes to the conclusion that it is not can only be due to the evil, discriminating majority. At least part of the bad reputation is quite self-inflicted, by clinging to antiquated and harmful traditions, ways of thinking and social concepts. For a private landlord that is then a dilemma: one relies on prejudices (which are partly also empirical values) or gives someone a chance to refute the stereotype (but just at the risk that you really have trouble with the person and it can be quite expensive)? Then I can understand if someone decides for the first. It may not be the noblest way, but it always has a stupid connotation to ask people to take a personal risk so that society can overcome prejudice. Therefore, it is a good thing if the state then acts as a risk carrier. That's how many people get a chance. Some will use them, but those who subsequently find out that they did not deserve them do not so much reduce the image of others.</text:p>
          </table:table-cell>
          <table:table-cell office:value-type="string" calcext:value-type="string">
            <text:p>negative</text:p>
          </table:table-cell>
          <table:table-cell table:number-columns-repeated="1021"/>
        </table:table-row>
        <table:table-row table:style-name="ro23">
          <table:table-cell office:value-type="string" calcext:value-type="string">
            <text:p>Die Bestrebungen nach Unabhängigkeit sind sicher eher schädlich für den europäischen Gedanken. Aber Volksabstimmung zu kriminalisieren und völlig dialogfrei eine regulär gewählte Regierung abzusetzen ist schon arg neben aller Vernunft. Den Katalanen gibt das nur recht, bloß nicht Madrid! Das Volk rückt zusammen, wenn ein Agressor von außen Druck aufbaut</text:p>
          </table:table-cell>
          <table:table-cell office:value-type="string" calcext:value-type="string">
            <text:p>The aspirations for independence are certainly more damaging to the European idea. But criminalizing popular referendum and dropping a regularly elected government completely without dialogue is already bad for all reason. The Catalans are only right, just not Madrid! The people gather when an aggressor builds up pressure from outside</text:p>
          </table:table-cell>
          <table:table-cell office:value-type="string" calcext:value-type="string">
            <text:p>negative</text:p>
          </table:table-cell>
          <table:table-cell table:number-columns-repeated="1021"/>
        </table:table-row>
        <table:table-row table:style-name="ro52">
          <table:table-cell office:value-type="string" calcext:value-type="string">
            <text:p>Volkswirtschaftlich ist Konsumverzicht schädlich. Wachstum entsteht wenn das Geld möglichst schnell im Kreislauf ist.</text:p>
          </table:table-cell>
          <table:table-cell office:value-type="string" calcext:value-type="string">
            <text:p>Economically, consumer abstinence is harmful. Growth occurs when the money is in circulation as quickly as possible.</text:p>
          </table:table-cell>
          <table:table-cell office:value-type="string" calcext:value-type="string">
            <text:p>negative</text:p>
          </table:table-cell>
          <table:table-cell table:number-columns-repeated="1021"/>
        </table:table-row>
        <table:table-row table:style-name="ro8">
          <table:table-cell office:value-type="string" calcext:value-type="string">
            <text:p>"Es empfiehlt sich den NY-Times-Artikel durchzulesen, auch wenn die NYT in bester Bildzeitungsmanier ihrem Frust über Trump wieder einmal freien Lauf lässt: Weiter unten im Artikel der NYT findet sich verschämt der Hinweis, dass bisher gar nicht klar ist, welche Restriktionen aufgehoben werden sollen und dass sämtliche Änderungen nicht umweltschädlich oder sicherheitsrelevant einschränkend sein dürfen: ""Ryan Zinke, the interior secretary, at the time did not specify which specific equipment regulations would be reviewed"" und ""even as it strengthens safety and environmental protection, the proposal says"""</text:p>
          </table:table-cell>
          <table:table-cell office:value-type="string" calcext:value-type="string">
            <text:p>"It is advisable to read through the NY Times article, even if the NYT in their best picture newspaper style their frustration over Trump once again free rein: further down the article in the NYT is coy the reference that so far is not clear which restrictions lifted and that any changes must not be environmentally damaging or restrictive in terms of safety: ""Ryan Zinke, the interior secretary, at the time did not specify which specific equipment regulations would be reviewed"" and ""even as it strengthens safety and environmental protection, the proposal says """</text:p>
          </table:table-cell>
          <table:table-cell office:value-type="string" calcext:value-type="string">
            <text:p>negative</text:p>
          </table:table-cell>
          <table:table-cell table:number-columns-repeated="1021"/>
        </table:table-row>
        <table:table-row table:style-name="ro38">
          <table:table-cell office:value-type="string" calcext:value-type="string">
            <text:p>"Es ist ziemlich leicht, sich über Trump / USA zu empören, aber sieht es bei uns wirklich so viel besser aus? Einige Beispiele dafür , dass Lobbyismus auch in D / EU zu verhängnisvollen Entscheidungen führt: 1. Insekten-Sterben und Pestizide Jeder, der auch nur etwas von Ökologie versteht, kann ermessen, was massenweises Aussterben von Insektenarten für das gesamte Ökosystem und die Landwirtschaft bedeuten muss. Und trotzdem schafft es die Industrie über einen gewissenlosen und hörigen Landwirtschaftsminister das erwiesenermaßen bienenschädliche Glyphosat am Markt zu halten. Über die Hintergründe wie Monsanto Politik manipuliert informiert die hervorragende arte-Doku (""Monsanto - mit Gift und Genen""). 2. Industrielle Landwirtschaft und Trinkwasser Die EU verklagt D, weil trotz jahrelangen Warnungen die Nitrat-Werte im Trinkwasser großer Regionen immer noch kritisch sind. Die Zulieferer der Fleischindustrie verklappen die Fäkalien aus ihren ""Tiermast-KZs"" auf den Feldern und verseuchen damit unser Trinkwasser. Deren Lobby verhindert seit Jahrzehnten wirksame Gesetze und Kontrollen. 3. Klimawandel und KFZ-Verbrauch (incl. Tempolimit) Der Klimawandel ist ein Fakt - da ist sich die Wissenschaft (bis auf ein paar Lobby-Söldner) einig. Und trotzdem schafft es die Autoindustrie seit Jahrzehnten (und v.a. in D) mit legalen und illegalen Methoden Maßnahmen zur wirksamen Senkung des Verbrauchs zu verhindern. Auch hier spielt ein offensichtlich lobbyhöriger CSU-Minister eine wichtige Rolle. Und das sind nur wenige Beispiele... Aber auch so sollte klar werden, dass man nicht erst über den ""großen Teich"" fliegen muss, um das ganze Elend des Lobbyismus zu besichtigen. Wenn man dann noch mitbekommt, welche Parteien besonders viele Großspenden erhalten (CDU und FDP, s. SPIEGEL-online) und sich besonders hartnäckig gegen Lobby-Control wehren (dito), verzweifelt man wirklich am Verstand der deutschen Wähler..."</text:p>
          </table:table-cell>
          <table:table-cell office:value-type="string" calcext:value-type="string">
            <text:p>"It's pretty easy to rave about Trump / USA, but is it really that much better with us? Some examples of how lobbying also leads to disastrous decisions in D / EU: 1. Insect dying and pesticides Anyone who understands even something about ecology can gauge what mass extinction of insect species must mean for the entire ecosystem and agriculture , And yet, industry manages to keep the proven toxic bee glyphosate on the market through an unscrupulous and obtuse agricultural minister. On the background of how Monsanto policy manipulated informs the excellent arte documentary (""Monsanto - with poison and genes""). 2. Industrial agriculture and drinking water The EU is suing D because despite years of warnings, nitrate levels in the drinking water of large regions are still critical. Suppliers to the meat industry dump the fecal matter from their ""animal fattening KZs"" in the fields and pollute our drinking water. Their lobby has been preventing effective laws and controls for decades. 3. Climate change and car consumption (including speed limit) Climate change is a fact - there is the science (except for a few lobby mercenaries) agree. And yet, for decades (and more so in D), the auto industry has managed to use legal and illegal methods to prevent effective measures to reduce consumption. Here, too, plays an obviously lobbyhöriger CSU minister an important role. And these are just a few examples ... But even so it should be clear that you do not have to fly across the ""big pond"" to visit the whole misery of lobbying. If one then still notices which parties receive a large number of major donations (CDU and FDP, see SPIEGEL-online) and defend themselves particularly stubbornly against lobby control (ditto), you really despair of the minds of German voters ..."</text:p>
          </table:table-cell>
          <table:table-cell office:value-type="string" calcext:value-type="string">
            <text:p>negative</text:p>
          </table:table-cell>
          <table:table-cell table:number-columns-repeated="1021"/>
        </table:table-row>
        <table:table-row table:style-name="ro17">
          <table:table-cell office:value-type="string" calcext:value-type="string">
            <text:p>Na Na Na, das ist mal starker Tobak hier. Bitte das wirklich mit Fakten belegen, sonst ist die Aussage eher schädlich als nützlich. Wie bekannt, wurde nach Kriegsende in den westlichen Bundesländern intensiv entnazifiziert. In den östlichen DDR Ländern ist hier wenig bekannt,</text:p>
          </table:table-cell>
          <table:table-cell office:value-type="string" calcext:value-type="string">
            <text:p>Well, well, that's tough stuff here. Please prove that with facts, otherwise the statement is more damaging than useful. As you know, after the end of the war in the Western Länder intensified denazification. Little is known here in the Eastern GDR countries</text:p>
          </table:table-cell>
          <table:table-cell office:value-type="string" calcext:value-type="string">
            <text:p>negative</text:p>
          </table:table-cell>
          <table:table-cell table:number-columns-repeated="1021"/>
        </table:table-row>
        <table:table-row table:style-name="ro17">
          <table:table-cell office:value-type="string" calcext:value-type="string">
            <text:p>Falls tatsächlich erfolgreiche Verhandlungen gewünscht sind, ist das Vorgehen der Beteiligten unsäglich destruktiv. Falls man aber ein Scheitern beabsichtigt, ist die Taktik richtig. Das ist alles sehr frustrierend und schädlich für unsere Demokratie. Kein Wunder, wenn sich viele ab- und den Radikalinskis zuwenden.</text:p>
          </table:table-cell>
          <table:table-cell office:value-type="string" calcext:value-type="string">
            <text:p>If successful negotiations are indeed desired, the actions of those involved are unspeakably destructive. But if you intend to fail, the tactic is right. This is all very frustrating and harmful to our democracy. No wonder when many turn their backs on the Radikalinskis.</text:p>
          </table:table-cell>
          <table:table-cell office:value-type="string" calcext:value-type="string">
            <text:p>negative</text:p>
          </table:table-cell>
          <table:table-cell table:number-columns-repeated="1021"/>
        </table:table-row>
        <table:table-row table:style-name="ro16">
          <table:table-cell office:value-type="string" calcext:value-type="string">
            <text:p>Nordstream 2 ist höchstens für Russland wichtig. Für Europa ist es schädlich! Mit dem Geld das wir für das russische Erdgas bezahlen rüstet der Kreml auf. Und wir müssen nachrüsten und das kostet uns nochmal Geld! Wir wollen auch nicht das mit unserem Geld S-400 Raketen entwickelt werden die dann sogar an den Iran exportiert werden! usw. usw. Und tatsächlich ist das russische Gas auch noch zu teuer.</text:p>
          </table:table-cell>
          <table:table-cell office:value-type="string" calcext:value-type="string">
            <text:p>Nordstream 2 is at most important for Russia. For Europe it is harmful! With the money we pay for Russian natural gas, the Kremlin equips. And we have to retrofit and that will cost us more money! We also do not want to be developed with our money S-400 missiles which are then even exported to Iran! etc. etc. And indeed the Russian gas is still too expensive.</text:p>
          </table:table-cell>
          <table:table-cell office:value-type="string" calcext:value-type="string">
            <text:p>negative</text:p>
          </table:table-cell>
          <table:table-cell table:number-columns-repeated="1021"/>
        </table:table-row>
        <table:table-row table:style-name="ro10">
          <table:table-cell office:value-type="string" calcext:value-type="string">
            <text:p>"Die SPD vertritt praktisch nur unsinnige, schädliche Positionen. Braunkohle, ""Bürgerversicherung"", Familiennachzug - alles nur Mist. Da hilft keine Psychologie. Die Kita-Sprüche von Frau Nahles sind amüsanter als das hohle Pathos von Schulz, und die trockene Sachlichkeit von Scholz ist besser als das ebenso opportunistische wie egoistische Gerede von Gabriel. Aber das hilft alles nichts. Der einzige Punkt, den ich gutheißen würde, wäre die Abschaffung der grundlos befristeten Arbeitsverträge, ansonsten ist die SPD-Politik einfach Schrott."</text:p>
          </table:table-cell>
          <table:table-cell office:value-type="string" calcext:value-type="string">
            <text:p>"The SPD represents virtually nonsensical, damaging positions. Brown coal, ""citizen insurance"", family reunion - all crap. No psychology helps. Frau Nahles' nursery proverbs are more amusing than Schulz's hollow pathos, and Scholz's dry objectivity is better than Gabriel's opportunistic and selfish talk. But that does not help anything. The only point that I would approve of is the abolition of temporary employment contracts, otherwise the SPD policy is simply scrap."</text:p>
          </table:table-cell>
          <table:table-cell office:value-type="string" calcext:value-type="string">
            <text:p>negative</text:p>
          </table:table-cell>
          <table:table-cell table:number-columns-repeated="1021"/>
        </table:table-row>
        <table:table-row table:style-name="ro8">
          <table:table-cell office:value-type="string" calcext:value-type="string">
            <text:p>"Genau , und deshalb sollte die SPD in die Opposition gehen. Wie oft mussten wir hören dass die Partei zu blöd zum Regieren ist.Lasst es die Bürgerlichen machen vielleicht wacht dann nach 4 Jahren endlich die Arbeiterschaft auf Sollte die SPD tatsächlich wieder mit Merkel ins Bett gehen dann hat man ja noch eine ""Linke"" zur Wahl.Mit deren Programm kann ich mitlerweile auch leben. Keine Auslandseinsätze und höhere Steuern für Super Reiche und Bildung für alle Klassen dieser Gesellschaft.Wobei wie Sie bei der SPD nur unsinnige und schädliche Positionen sehen. Demnach ist die SPD doch überflüssig ,oder ?"</text:p>
          </table:table-cell>
          <table:table-cell office:value-type="string" calcext:value-type="string">
            <text:p>"Exactly, and therefore the SPD should go into opposition. How many times we had to hear that the party is too stupid to govern. Let it make the bourgeois may then wakes up after 4 years finally the labor force Should the SPD actually go back to bed with Merkel then one still has a ""left"" to vote . With their program, I can mitlerweile live. No foreign assignments and higher taxes for super rich and education for all classes of this society. Whereby you see in the SPD only nonsensical and harmful positions. Accordingly, the SPD is superfluous, right?"</text:p>
          </table:table-cell>
          <table:table-cell office:value-type="string" calcext:value-type="string">
            <text:p>negative</text:p>
          </table:table-cell>
          <table:table-cell table:number-columns-repeated="1021"/>
        </table:table-row>
        <table:table-row table:style-name="ro13">
          <table:table-cell office:value-type="string" calcext:value-type="string">
            <text:p>"""Überall dasselbe"" - ob sie nun Sozialdemokraten heißen oder Sozialisten"".... -- und da fällt Ihnen nichts auf? - Spätestens seit es die Globalisierung und seit es ein Europa ohne Grenzen gibt, hat sich auch die linke Politik ändern müssen. Dem Arbeiter, (ohne den tatsächlich keine Werte entstehen) konnte ab Mitte der 80er Jahre nicht weiterhin mehr und mehr Wohlstand verschafft werden, weil der weltweite Handel und der Wegfall der Grenzen in Europa bewirkte, dass es in Deutschland Betriebsschließungen gab mit schließlich 5 Mio. von Arbeitslosen. Betriebe gingen nach Russland, nach China, Indien usw. - In diesen Ländern ist jetzt mehr Wohlstand und sind viele neue Arbeitsplätze entstanden. - Ja, auch auf unsere Kosten. Dafür führen wir billigere Waren ein. Und etliche Firmen kommen auch wieder nach Deutschland zurück, weil ihnen auch an Rechtssicherheit etwas liegt, was nicht überall selbstverständlich ist. Die Sozialdemokratie muss sich neu definieren. - ""Den Arbeiter dem Kapital geopfert..."" - diese Polarisierung ist schädlich. Sie verhindert eine gedeihliche Zusammenarbeit, wie sie in der sozialen Marktwirtschaft gedacht war. Das ist das Problem der Sozialdemokratie - (wie auch des Sozialismus). Seit es keine Grenzen mehr gibt, halben sie ein Problem: - Die Leute laufen ihnen weg...."</text:p>
          </table:table-cell>
          <table:table-cell office:value-type="string" calcext:value-type="string">
            <text:p>"""Everywhere the same"" - whether they are called Social Democrats or Socialists "".... - and you will not notice ... - At least since globalization and since there is a Europe without borders, left politics has had to change as well. The laborer (without whom no values ​​are actually created) could no longer be provided with more and more wealth from the mid-1980s, because global trade and the abolition of borders in Europe meant that there were factory closures in Germany with finally 5 million. Businesses went to Russia, to China, India, etc. - In these countries there is now more prosperity and many new jobs have been created - Yes, at our expense as well, for which we introduce cheaper goods and many companies come back back to Germany, because they also have something to do with legal certainty, something that is not self-evident everywhere. ""Social Democracy has to redefine itself -"" The Worker sacrificed to capital ... ""- this polarization is harmful. It prevents a fruitful cooperation, as was intended in the social market economy. That is the problem of social democracy - as well as of socialism. Since there are no limits, they have a problem: - People run away from them ...."</text:p>
          </table:table-cell>
          <table:table-cell office:value-type="string" calcext:value-type="string">
            <text:p>negative</text:p>
          </table:table-cell>
          <table:table-cell table:number-columns-repeated="1021"/>
        </table:table-row>
        <table:table-row table:style-name="ro7">
          <table:table-cell office:value-type="string" calcext:value-type="string">
            <text:p>Agenda 2010 ist im Konzept richtig, jedoch in der Umsetzung mangelhaft. Es sind im Detail sehr viele Schlupflöcher für Missbrauch offen gewesen und diese wurden trotz Erkennung der Fehlentwicklungen nicht geschlossen worden. Zeitarbeit ist nur für Kapaziätsspitzen zulässig und nicht als Dauerlösung. Höherbelastung von Geringverdiener ist nur in Krisenzeiten notwendig, bei Hochkonjunktur ist das aber schädlich. Dass Grossverdiener (privat und Industrie) mehr an der Finanzierung der Allg. Infrastruktur beteiligt werden, hat Union und FDP erfolgreich verhindert. Steuer CD´s lassen grüssen. Jetzt also Aufruf zum Wohle der Bundesbürger. Neue Koalition aus CDU/SPD/GRÜNE = &amp;gt; 50% Dann verringert sich die Übermacht der CDU und es entsteht eine ausgewogene Kräfteverteilung. Soziales, Umwelt , Arbeit, Gesundheit bekommen einen höheren Stellenwert; dies sind die wichtigen Themen für den größten teil der Bürger.</text:p>
          </table:table-cell>
          <table:table-cell office:value-type="string" calcext:value-type="string">
            <text:p>Agenda 2010 is right in concept, but poor in implementation. There have been many loopholes for abuse in detail and these have not been closed despite the detection of the undesirable developments. Temporary work is only permitted for capacity peaks and not as a permanent solution. Higher pay of low earners is only necessary in times of crisis, but it is harmful in a boom. That large earners (private and industrial) more in the financing of the Allg. Infrastructure has successfully prevented union and FDP. Tax CD's greet. Now so call for the benefit of the Germans. New coalition of CDU / SPD / GREEN = &amp; gt; 50% Then the supremacy of the CDU decreases and a balanced distribution of forces develops. Social, environmental, work and health are given a higher priority; These are the important topics for most of the citizens.</text:p>
          </table:table-cell>
          <table:table-cell office:value-type="string" calcext:value-type="string">
            <text:p>negative</text:p>
          </table:table-cell>
          <table:table-cell table:number-columns-repeated="1021"/>
        </table:table-row>
        <table:table-row table:style-name="ro11">
          <table:table-cell office:value-type="string" calcext:value-type="string">
            <text:p>"Hallo, das sind ja wieder ein paar nette Beispiele für den pathologischen Beißreflex, den einige Linke gegenüber der SPD verspüren. Hier geht es im Artikel um einen europäischen Trend und was liest man wieder: Schröder, Agenda2010 und Hartz4. *gähn* Dass Sozialdemokraten im Ausland Ergebnisse halten konnten, obwohl sie politisch nicht nach links sondern nach rechts gerutscht sind (Österreich) oder Wahlen ziemlich konsequent verloren haben, obwohl sie die Nanny-Staat-Schiene der 80er konsequent weitergefahhren sind (Frankreich) wird da konsequent ausgeblendet (obwohl sogar im Artikel behandelt). Naja, für dieses extrem eindimensionale ""Verräterpartei""-Bashing ist ein entsprechend differenzierter Blick vermutlich ohnehin eher schädlich."</text:p>
          </table:table-cell>
          <table:table-cell office:value-type="string" calcext:value-type="string">
            <text:p>"Hello, those are just a few nice examples of the pathological biting reflex that some leftists feel towards the SPD. This article is about a European trend and what you read again: Schröder, Agenda2010 and Hartz4. * yawn * That Social Democrats were able to hold results abroad, even though they have not slipped politically to the left but to the right (Austria) or have lost elections rather consistently, even though they are consistently pursuing the nanny-state rail of the 80s (France) consistently hidden (though even covered in the article). Well, for this extremely one-dimensional ""Traitor Party"" bashing, a correspondingly differentiated look is likely to be harmful anyway."</text:p>
          </table:table-cell>
          <table:table-cell office:value-type="string" calcext:value-type="string">
            <text:p>negative</text:p>
          </table:table-cell>
          <table:table-cell table:number-columns-repeated="1021"/>
        </table:table-row>
        <table:table-row table:style-name="ro15">
          <table:table-cell office:value-type="string" calcext:value-type="string">
            <text:p>Sehr einfach: Wer sich ohne ideologische Scheuklappen bemüht, US amerikanische und russische Aktivitäten gegenüber anderen zu vergleichen, der kommt zu dem Ergebnis, dass die US amerikanischen schädlicher und oft auch tödlicher sind.</text:p>
          </table:table-cell>
          <table:table-cell office:value-type="string" calcext:value-type="string">
            <text:p>Very simple: those who try without ideological blinkers to compare US and Russian activities over others, comes to the conclusion that the US American are harmful and often deadlier.</text:p>
          </table:table-cell>
          <table:table-cell office:value-type="string" calcext:value-type="string">
            <text:p>negative</text:p>
          </table:table-cell>
          <table:table-cell table:number-columns-repeated="1021"/>
        </table:table-row>
        <table:table-row table:style-name="ro4">
          <table:table-cell office:value-type="string" calcext:value-type="string">
            <text:p>Die deutsche Politik hat massiv Mitschuld. Solange in Moscheen und auch auf Demostration - wie neulich mit Fahneverbrennen offen für die Zerstörung von Israel - agitiert werden darf, muss man sich nicht wundern. Die Herrschaften - Damen sind ja eher selten und wenn dann vermummt - gehören einkassiert und nein nicht abgeschoben sondern auf Staatskosten untergebracht. Nur dort sind sie unschädlich. Der Islam ist in erster Linie eine Ideologie mit Allmachtanspruch. Überall wo er in der Mehrheit ist herrscht Chaos und Terror gegenüber Andersdenkenden. Wo sind sie denn die friedfertigen toleranten Muslime. Melde sich einer - oder eine!</text:p>
          </table:table-cell>
          <table:table-cell office:value-type="string" calcext:value-type="string">
            <text:p>German politics has a lot of blame. As long as mosques and demo-rations are allowed to agitate - as recently with flag-burning open to the destruction of Israel - one should not be surprised. The gentlemen - ladies are rather rare and then masked - are cashed and no not deported but housed at government expense. Only there are they harmless. Islam is first and foremost an ideology with omnipotence. Wherever he is in the majority, there is chaos and terror over dissenters. Where are they then the peaceful tolerant Muslims. Contact one - or one!</text:p>
          </table:table-cell>
          <table:table-cell office:value-type="string" calcext:value-type="string">
            <text:p>negative</text:p>
          </table:table-cell>
          <table:table-cell table:number-columns-repeated="1021"/>
        </table:table-row>
        <table:table-row table:style-name="ro4">
          <table:table-cell office:value-type="string" calcext:value-type="string">
            <text:p>Das wäre nur möglich, wenn die SPD sich auf irgendwelche vertraglichen Kontrukte mit Merkel einliese, die der SPD als stärkste Oppositionspartei die Händen binden würde. Dann stünde die AfD als drittstärkste Fraktion natürlich bereit, diese sogenannte SPD-Opposition vorzuführen, ganz im Sinne ihre Unterstellungen hinsichtlich Altparteien. Ich hoffe doch, das die eine oder andere Bemerkung zu einer Tolerierung Merkels in der Minderheit mehr einer Drogenlaune der einschlägigen SPD-Berufspolitker heraus entsprungen ist und nicht wirklich ernst gemeint war. Es wäre dann an den Mitglieder derart parteischädliches Verhalten zu korrigieren, was hoffentlich noch gelingen wird ...</text:p>
          </table:table-cell>
          <table:table-cell office:value-type="string" calcext:value-type="string">
            <text:p>That would only be possible if the SPD insisted on any contractual agreement with Merkel, which would tie up the SPD as the strongest opposition party. Then, as the third largest group, the AfD would of course be prepared to demonstrate this so-called SPD opposition, in line with its claims regarding old parties. I hope that one or the other remark about toleration of Merkel in the minority was more the result of a drug-mood of the relevant SPD professional politicians and was not really meant seriously. It would then be correct to the members of such party-demeaning behavior, which will hopefully succeed ...</text:p>
          </table:table-cell>
          <table:table-cell office:value-type="string" calcext:value-type="string">
            <text:p>negative</text:p>
          </table:table-cell>
          <table:table-cell table:number-columns-repeated="1021"/>
        </table:table-row>
        <table:table-row table:style-name="ro1">
          <table:table-cell office:value-type="string" calcext:value-type="string">
            <text:p>"Auch wenn die Separatisten die Wahl gewinnen, gibt es keinen ""Katalexit"", allerdings wahrscheinlich weiterhin für Katalonien überflüssige und schädliche Streitereien auf Kosten aller Katalanen. An der Spanischen Verfassung ändert ein katalanisches Wahlerhebnis nichts, egal wie die Wahl ausfällt. Auch nichts an dem Weg, wie ggf. eine Verfassungsänderung zwecks Abspaltung einer Region theoretisch herbeigeführt werden kann."</text:p>
          </table:table-cell>
          <table:table-cell office:value-type="string" calcext:value-type="string">
            <text:p>"Although the separatists win the election, there is no ""catalexite"", but Catalonia is likely to continue to have superfluous and harmful quarrels at the expense of all Catalans. In the Spanish Constitution, a Catalan electoral rating does not change anything, no matter how the election fails. Also not on the way, how possibly a constitutional change for the purpose of splitting off a region theoretically can be brought about."</text:p>
          </table:table-cell>
          <table:table-cell office:value-type="string" calcext:value-type="string">
            <text:p>negative</text:p>
          </table:table-cell>
          <table:table-cell table:number-columns-repeated="1021"/>
        </table:table-row>
        <table:table-row table:style-name="ro7">
          <table:table-cell office:value-type="string" calcext:value-type="string">
            <text:p>Zwischen Libanon und Israel gibt es einen immer noch gültigen Waffenstillstand. Nichts auf der Welt, außer der schwachen/fehlenden Luftverteidigung von Libanon, gibt Israel das Recht, den Luftraum von einem souveränen Land zu verletzen und diesen sogar für durchaus völkerrechtswidrige Angriffe zu nutzen. Dieses Vorgehen wird in dieser Form mittelfristig weitgehend eingedämmt werden, so erste Zeichen in den letzten Wochen. Die alten syrischen Luftabwehrsysteme sind in letzter Zeit repariert/ausgebaut worden und konnten trotz alter Technik mit über 30% Effizient einige Arrow-Raketen der Israelis unschädlich machen. Die S300 und S400 Batterien von Russland in Syrien sind durchaus aktiv  führen aber bei Israelischen Angriffen keine Hot-Intercepting durch. Überwachung, Informationsübermittlung und ggf. Soft-Intercepting bei Cruise-Raketen bleiben nach wie vor bestehen.</text:p>
          </table:table-cell>
          <table:table-cell office:value-type="string" calcext:value-type="string">
            <text:p>There is still a truce between Lebanon and Israel. Nothing in the world, apart from Lebanon's weak / lacking air defense, gives Israel the right to violate the airspace of a sovereign country and even use it for attacks that are in violation of international law. This approach will be largely contained in the medium term in this form, as the first signs in recent weeks. The old Syrian air defense systems have been recently repaired / upgraded and were able to harm some Arrow missiles of the Israelis despite old technology with more than 30% efficient. The S300 and S400 batteries of Russia in Syria are quite active ?? Do not perform hot-intercepting in Israeli attacks. Monitoring, transmission of information and possibly soft-intercepting with cruise missiles still exist.</text:p>
          </table:table-cell>
          <table:table-cell office:value-type="string" calcext:value-type="string">
            <text:p>negative</text:p>
          </table:table-cell>
          <table:table-cell table:number-columns-repeated="1021"/>
        </table:table-row>
        <table:table-row table:style-name="ro5">
          <table:table-cell office:value-type="string" calcext:value-type="string">
            <text:p>"werden die SPD-Mitglieder diesmal verhindern, wenn nicht Kanzlersharing vereinbart ist - wetten? Insoweit sind derartige Gespräche verlorene Zeit - aber wir haben ja eine geschäftsführende Regierung und ein gewähltes Parlament. Das dürfte für die nächsten Monate reichen ... Die Alternative zu einer weiteren SPD-Prostitution ist die Minderheitsregierung mit dem Kanzler, der zum Kanzlerwahltermin gewählt ist. Vermutlich eine Unionsregierung unter Merkel, aber ohne SPD-Minister, da die Mitgieder jedwede Vereinbarung aus der Opposition heraus ebenso ablehnen werden. Schießlich kann die stärkste Oppositionspartei ihre Oppositionsführerschaft bei ""weiter so Merkel"" nicht in wesentlichen Politikfeldern an die AfD abtreten, auch wenn einige Berufspolitiker solch parteischädlichen Unsinn von sich gegeben haben, oder?"</text:p>
          </table:table-cell>
          <table:table-cell office:value-type="string" calcext:value-type="string">
            <text:p>"will the SPD members prevent this time unless Chancellor's Harring is agreed - bet? In that sense, such talks are lost time - but we have a managing government and an elected parliament. That should be enough for the next months ... The alternative to another SPD prostitution is the minority government with the Chancellor, who is elected to the Chancellor's election date. Presumably, a Union government under Merkel, but without SPD minister, since the members will reject any agreement from the opposition as well. Ultimately, the strongest opposition party can not cede its opposition leadership in ""continue to Merkel"" in essential policy areas to the AfD, even if some professional politicians have such party-nonsense of nonsense, or?"</text:p>
          </table:table-cell>
          <table:table-cell office:value-type="string" calcext:value-type="string">
            <text:p>negative</text:p>
          </table:table-cell>
          <table:table-cell table:number-columns-repeated="1021"/>
        </table:table-row>
        <table:table-row table:style-name="ro14">
          <table:table-cell office:value-type="string" calcext:value-type="string">
            <text:p>"Unter dem Druck der führenden ultra-neoliberalen Familie Charles und David Koch, Multimiliadäre aus Wichita, Finanziers der Teaparty, wurde ein vergleichbares Steuerprogramm in Kansas durchgezogen. Der zentrale Punkt ist ein davon induziertes Wirtschaftswachstum von wenigstens 2%, das wiederum zusätzliche Steuereinahmen und Verringerung der Arbeitslosigkeit, Sozial- und Staatsausgaben verursachen soll. Dieses neoliberale Mantra ging total daneben. Das Wirtschaftswachstum ging zurück, die Staatsverschuldung stieg in neue astronomische Höhen, die Firmen benutzten die Steuergeschenke um forziert in Automatisierung zu investieren, die Arbeitslosigkeit stieg. Also full stopp und neoliberale Katerstimmung in Kansas. Die brauchen geschätzt 15 Jahre, um die Schäden zu reparieren, wenn überhaupt. Koch &amp; Co fällt dazu nur ein, dass die Politiker zu zaghaft vorgegangen seien. Die Steuersenkungen für Unternehmen und staatliche Ausgabenkürzungen hätten noch viel drastischer sein müssen, zur Not alles Öffentliche privatisieren, auch Wasserwerke etc, Umweltauflagen reduzieren oder Abschaffen. ""Umweltschutz ist schädlich für die Wirtschaft"". Also die schöne, neoliberale Raubtierwelt. Jetzt versucht es eben mal die gesamten USA. Wenn sich die ersten Brüche und Schäden zeigen, hat Trump hoffentlich nicht noch genügend Zeit, die forzierten Koch'schen ""Heilmethoden"" anzuwenden. Die armen Leute"</text:p>
          </table:table-cell>
          <table:table-cell office:value-type="string" calcext:value-type="string">
            <text:p>"Under the pressure of the leading ultra-neoliberal family Charles and David Koch, multimillionaires from Wichita, financiers of the Teaparty, a similar tax program was enforced in Kansas. The central issue is an economic growth of at least 2%, which in turn will generate additional tax revenue and reduce unemployment, social and government spending. This neo-liberal mantra went totally wrong. Economic growth slowed, public debt rose to new astronomical heights, companies used tax credits to invest heavily in automation and unemployment rose. So stop full and neoliberal hangover in Kansas. It takes an estimated 15 years to repair the damage, if any. Koch &amp; Co only thinks that the politicians have acted too timidly. The tax cuts for companies and government spending cuts would have had to be even more drastic, if necessary privatize all public, also waterworks etc, reduce environmental regulations or abolish. ""Environmental protection is harmful to the economy"". So the beautiful, neoliberal predator world. Now it just tries the entire US. Hopefully, Trump will not have enough time to use Koch's ""healing methods"" when the first fractures and damage come along. The poor people"</text:p>
          </table:table-cell>
          <table:table-cell office:value-type="string" calcext:value-type="string">
            <text:p>negative</text:p>
          </table:table-cell>
          <table:table-cell table:number-columns-repeated="1021"/>
        </table:table-row>
        <table:table-row table:style-name="ro6">
          <table:table-cell office:value-type="string" calcext:value-type="string">
            <text:p>Schon wieder einmal versteht man den Begriff Demokratie falsch. Er bedeutet nicht solange über ein Thema zu diskutieren, bis es zerbröselt ist und auch nicht, dass die Diskutanten an Alterschwäche sterben. Probleme erkennen und lösen und das zügigst. Aber das bringe mal den Menschen bei. An den Hochschulen ist gerade dieses Zerreden von Themen ohne eine Entscheidung dann fällen zu können gän giger Gebrauch. Nicht bei Naturwissenschaften, das ergibt sich aus der Sache. Aber diese Dampfplauderei in Berlin ist für den Standort Deutschland mehr als schädlich. Gleiches gilt für die EU und deren Gremien</text:p>
          </table:table-cell>
          <table:table-cell office:value-type="string" calcext:value-type="string">
            <text:p>Once again, the term democracy is misunderstood. It does not mean to discuss a topic until it crumbles and not that the discussants die of old age. Recognize problems and solve them quickly. But bring that to the people. At colleges, it is precisely this process of talking about topics without a decision to be able to make more frequent use. Not with science, that's the result. But this steam talk in Berlin is for the location Germany more than harmful. The same applies to the EU and its bodies</text:p>
          </table:table-cell>
          <table:table-cell office:value-type="string" calcext:value-type="string">
            <text:p>negative</text:p>
          </table:table-cell>
          <table:table-cell table:number-columns-repeated="1021"/>
        </table:table-row>
        <table:table-row table:style-name="ro5">
          <table:table-cell office:value-type="string" calcext:value-type="string">
            <text:p>und ungeliebt. Dann findet er für die Nachfolge einen Blöden, der alles das heilen soll, was seit Schröder an der SPD ruiniert wurde. Pfui ! Dass Gabriel gerne den Außendarsteller weiter mimen möchte ist klar; Außenminister hatten schon immer die besten Umfragewerte - kein Wunder, da sie sich zu den unwägbaren Niederungen deutscher Innenpolitik nie äußern mussten. Ein sicherer Job mit angeschlossenem Vergnügungsfaktor. Und Bundespräsident ist danach auch noch drin, siehe Steinmeier. Insofern ist es gleichgültig, wer da Deutschland nach außen vertritt. Wenn Gabriel jetzt - aus sicherer Entfernung - seiner Partei vergiftete Vorschläge zur Positionsänderung macht, dann ist dass aus meiner Sicht - sorry - auf eine zu schnellen und deshalb dem Körper schädlichen Gewichtsreduktion zurückzuführen. Steckt Schröder hinter oder gar in Gabriel ???</text:p>
          </table:table-cell>
          <table:table-cell office:value-type="string" calcext:value-type="string">
            <text:p>and unloved. Then he finds for the succession ?? a stupid, which is to heal everything that has been ruined since Schröder at the SPD. Fie! That Gabriel would like to continue to play the outside actor is clear; Foreign ministers have always had the best poll ratings - no wonder, as they never had to comment on the unwieldy lowlands of German domestic politics. A secure job with attached amusement factor. And Federal President is also still in it, see Steinmeier. In this respect, it does not matter who represents Germany outwardly. If Gabriel now - from a safe distance - his party poisoned proposals to change position, then that is in my view - sorry - due to too fast and therefore harmful to the body weight reduction. Is Schröder behind or even in Gabriel?</text:p>
          </table:table-cell>
          <table:table-cell office:value-type="string" calcext:value-type="string">
            <text:p>negative</text:p>
          </table:table-cell>
          <table:table-cell table:number-columns-repeated="1021"/>
        </table:table-row>
        <table:table-row table:style-name="ro3">
          <table:table-cell office:value-type="string" calcext:value-type="string">
            <text:p>"Ich habe auch meine Zweifel an der These, dass es schädlich für Schüler sein soll, Mitschüler unterschiedlicher Leistungsfähigkeit zu haben. Ich bin die ersten 9 Jahre meiner Schulzeit in der DDR zur Schule gegangen (danach hatte sich das mit der DDR glücklicherweise erledigt) und habe das Gefühl, als leistungsstärkerer Schüler sehr davon profitiert zu haben, schwächere Schüler in meiner Klasse zu haben. Ich habe nämlich regelmäßig in meinen starken Fächern den schwächeren ""Nachhilfe"" gegeben (obwohl ich damals das Wort Nachhilfe noch gar nicht kannte). Von meinen Lehrern wurde das gefördert oder vielleicht sogar gefordert. Dabei habe ich wahrscheinlich mehr gelernt, als im Unterricht selbst. Meine Mitschüler fanden diese Form des Lernens ebenfalls sehr effektiv. Ich möchte keinesfalls das Schulsystem der DDR verteidigen. Es hatte viele Fehler und ich möchte die DDR keinesfalls zurückhaben - im Gegenteil! Aber gerade den Umstand, dass alle Kinder ungeachtet Ihrer Herkunft, ihres sozialen Standes und ihrer Leistungsfähigkeit gemeinsam zur Schule gingen, finde ich bis heute dem jetzigen System überlegen."</text:p>
          </table:table-cell>
          <table:table-cell office:value-type="string" calcext:value-type="string">
            <text:p>"I also have my doubts about the thesis that it is detrimental for students to have peers of different abilities. I went to school in the GDR for the first 9 years of my schooling (after that, luckily, the GDR had done it) and I feel that as a high-performance student, I have benefited greatly from having weaker pupils in my class. Because I have regularly given in my strong subjects the weaker ""tutoring"" (although I did not even know the word tuition at that time). This was encouraged or even demanded by my teachers. I probably learned more than I did in class myself. My classmates also found this form of learning very effective. I do not want to defend the educational system of the GDR. It had many mistakes and I do not want to have the GDR back - on the contrary! But the very fact that all children, regardless of their background, their social status and their ability to work together went to school, I find today the current system superior."</text:p>
          </table:table-cell>
          <table:table-cell office:value-type="string" calcext:value-type="string">
            <text:p>negative</text:p>
          </table:table-cell>
          <table:table-cell table:number-columns-repeated="1021"/>
        </table:table-row>
        <table:table-row table:style-name="ro25">
          <table:table-cell office:value-type="string" calcext:value-type="string">
            <text:p>1. Keine Ahnung warum Sie hier speziell die deutschen Medien ansprechen. Die amerikanischen waren da noch weitaus schlimmer. Trump hatte schon öfters mit dem Gedanken an eine Kandidatur gespielt, da war er so eine Art running gag. Den man so wenig ernst genommen hat, dass man ihm effektiv einen Riesenhaufen gratis PR geliefert hat. 2. Trump wurde gewählt, weil er anders war und weil viele Leute die Nase voll von den immer gleichen Kandidaten und gebrochenen Versprechen hatten. Das war sein wesentlicher Faktor. Seine massiven charakterlichen Defizite wurden als Autentizität, Ehrlichkeit und Zeichen eines frischen WIndes verstanden - und sie sprachen auch viele Wähler an, die sich darin selbst wiedererkannten. 3. Und warum Trump noch Präsident ist, ist SEHR einfach zu beantworten: Seine Amtszeit beträgt vier Jahre. Und es braucht schon etwas Außergewöhnliches um diese im Voraus zu beenden. Ein massiver Lügner, Charakterschwein und internationale Peinlichkeit zu sein reicht da noch nicht. Er ist noch nicht so schädlich für die Partei, dass der PR-Albtraum einer Absetzung besser wäre als der PR-Albtraum seiner fortgesetzten Präsidentschaft. Trotz Gepöbele tut er so Vieles was die Republikaner mögen: er will die Steuern reduzieren, er dereguliert die Wortschaft, er fährt Umweltauflagen zurück, etc. Und Mr. Muellers Ermittlungen noch nicht so weit, dass er den Mann direkt anklagen kann.</text:p>
          </table:table-cell>
          <table:table-cell office:value-type="string" calcext:value-type="string">
            <text:p>1. No idea why you specifically address the German media here. The Americans were far worse. Trump had often played with the idea of ​​a candidacy, because he was a kind of running gag. Which one took so little seriously that he was effectively delivered a huge pile of free PR. 2. Trump was chosen because he was different and because many people were fed up with the same number of candidates and broken promises. That was his essential factor. His massive character deficits were understood as authenticity, honesty, and signs of a fresh turn - and they also appealed to many voters who recognized themselves in it. 3. And why Trump is still president is VERY easy to answer: his term of office is four years. And it takes something extraordinary to finish it in advance. To be a massive liar, character pig and international embarrassment is not enough. He is not yet so damaging to the party that the PR nightmare of a deposition would be better than the PR nightmare of his continued presidency. Despite Gepöbele he does so much what the Republicans like: he wants to reduce taxes, he deregulates the vocabulary, he drives back environmental requirements, etc. And Mr. Mueller's investigations not yet so far that he can directly charge the man.</text:p>
          </table:table-cell>
          <table:table-cell office:value-type="string" calcext:value-type="string">
            <text:p>negative</text:p>
          </table:table-cell>
          <table:table-cell table:number-columns-repeated="1021"/>
        </table:table-row>
        <table:table-row table:style-name="ro15">
          <table:table-cell office:value-type="string" calcext:value-type="string">
            <text:p>Ich kann Markus Söder nur zustimmen. Die Bürgerversicherung ist unnütz und schädlich vor allem für Leistungsträger und senkt das Behandlungsniveau. Jeder Mensch sollte selbst entscheiden können, wie er für den Krankheitsfall vorsorgt.</text:p>
          </table:table-cell>
          <table:table-cell office:value-type="string" calcext:value-type="string">
            <text:p>I can only agree with Markus Söder. Citizens' insurance is useless and harmful especially for high performers and lowers the treatment level. Every person should be able to decide for themselves how to take care of the illness.</text:p>
          </table:table-cell>
          <table:table-cell office:value-type="string" calcext:value-type="string">
            <text:p>negative</text:p>
          </table:table-cell>
          <table:table-cell table:number-columns-repeated="1021"/>
        </table:table-row>
        <table:table-row table:style-name="ro8">
          <table:table-cell office:value-type="string" calcext:value-type="string">
            <text:p>"""Die Bürgerversicherung ist unnütz und schädlich vor allem für Leistungsträger.."" Die Beamten und ähnliche ""Leistungsträger"" haben wohl jetzt Angst, daß das Chefarztprivileg angeknabbert wird und man so lange wie das gemeine Volk auf einen Termin beim Arscht warten muß. Und die Flüchtlinge sollen natürlich ALLE zurück in ihre kuschelige Heimat. Bayrische Leidkultur eben, wo christliches Denken keinen Raum hat. Liebe deinen Nächsten wie dich selbst - wie mag das in Bayern interpretiert werden? Man könnte ja mal bei Franziskus, dem größten aller Brückenbauer anfragen. Aber spricht der denn überhaupt bayrisch? Ja Grüezimo"</text:p>
          </table:table-cell>
          <table:table-cell office:value-type="string" calcext:value-type="string">
            <text:p>"""The civil insurance is useless and harmful especially for top performers .."" The officials and similar ""top performer"" are now probably afraid that the Chefarztprivileg is angeknabbert and you have to wait as long as the common people for an appointment at Arscht. And of course the refugees should ALL back to their cozy home. Bavarian culture of suffering just where Christian thinking has no room. Love your neighbor as yourself - how might this be interpreted in Bavaria? You could ask Francis, the biggest bridge builder. But does he even speak Bavarian? Yes Grüezimo"</text:p>
          </table:table-cell>
          <table:table-cell office:value-type="string" calcext:value-type="string">
            <text:p>negative</text:p>
          </table:table-cell>
          <table:table-cell table:number-columns-repeated="1021"/>
        </table:table-row>
        <table:table-row table:style-name="ro15">
          <table:table-cell office:value-type="string" calcext:value-type="string">
            <text:p>Wer sind ihrer Meinung nach die Leistungsträger? Gehören die, die für ihre Knochenarbeit mit dem Mindestlohn oder, wie man grade liest und hört, noch darunter abgespeist werden nicht dazu? Für die wird die Bürgerversicherung auf keinem Fall schädlich.</text:p>
          </table:table-cell>
          <table:table-cell office:value-type="string" calcext:value-type="string">
            <text:p>Who do you think are the key players? Are not those who are being banned for their work with the minimum wage or, as one reads and hears, underneath them? Citizens' insurance will never be harmful to them.</text:p>
          </table:table-cell>
          <table:table-cell office:value-type="string" calcext:value-type="string">
            <text:p>negative</text:p>
          </table:table-cell>
          <table:table-cell table:number-columns-repeated="1021"/>
        </table:table-row>
        <table:table-row table:style-name="ro2">
          <table:table-cell office:value-type="string" calcext:value-type="string">
            <text:p>Falls Söder über etwas verhandeln will, dann muss er beim GroKo Gespräch dabei sein. Das hat er aber selbst nicht gewollt und Seehofer überlassen. Warum meckert er denn jetzt? Bitte vorher mit Seehofer klären, wer das Sagen hat. Diese Kakophonie der CSU ist schädlich für die Partei und für die Demokratie in Bayern.</text:p>
          </table:table-cell>
          <table:table-cell office:value-type="string" calcext:value-type="string">
            <text:p>If Söder wants to negotiate something, then he must be present at the GroKo conversation. But he did not want that himself and left it to Seehofer. Why is he complaining now? Please clarify in advance with Seehofer, who has the say. This cacophony of the CSU is damaging for the party and for democracy in Bavaria.</text:p>
          </table:table-cell>
          <table:table-cell office:value-type="string" calcext:value-type="string">
            <text:p>negative</text:p>
          </table:table-cell>
          <table:table-cell table:number-columns-repeated="1021"/>
        </table:table-row>
        <table:table-row table:style-name="ro4">
          <table:table-cell office:value-type="string" calcext:value-type="string">
            <text:p>Zitat von Nordstadtbewohner] Ich kann Markus Söder nur zustimmen. Die Bürgerversicherung ist unnütz und schädlich vor allem für Leistungsträger und senkt das Behandlungsniveau. Jeder Mensch sollte selbst entscheiden können, wie er für den Krankheitsfall vorsorgt Inwiefern schadet die Bürgerversicherung den Pflegekräften und Erziehern?...Das Behandlungsniveau würde im Durchschnitt sogar steigen, weil die Masse ca 80% der Bürger nicht mehr ewig auf einen Facharzttermin warten müsste.... Und im jetzigen System kann nicht jeder Mensch selber entscheiden wie er für den Krankheitsfall vorsorgt, nur die Besserverdienenden... Der Rest muss in die GKV....</text:p>
          </table:table-cell>
          <table:table-cell office:value-type="string" calcext:value-type="string">
            <text:p>Quote from Nordstadtbewohner] I can only agree with Markus Söder. Citizens' insurance is useless and harmful especially for high performers and lowers the treatment level. Everybody should be able to decide for themselves how to take care of the illness. How does the civil insurance system harm carers and carers? ... On average, the level of treatment would even rise because the masses would no longer have to wait around 80% for a specialist appointment. ... And in the current system, not every person can decide for himself how to care for the disease, only the better off ... The rest has to go to the GKV ....</text:p>
          </table:table-cell>
          <table:table-cell office:value-type="string" calcext:value-type="string">
            <text:p>negative</text:p>
          </table:table-cell>
          <table:table-cell table:number-columns-repeated="1021"/>
        </table:table-row>
        <table:table-row table:style-name="ro31">
          <table:table-cell office:value-type="string" calcext:value-type="string">
            <text:p>Selbstverständlich wird die Bürgerversicherung gerade für die Niedrigentlohnten schädlich. Denn viele Leistungen, die die gesetzliche Krankenversicherung noch in ihrem Leistungskatalog hat, wird es bei der Umstellung zur Bürgerversicherung nicht mehr geben. Diese werden dann über Zusatzversicherungen abgedeckt werden müssen, ober man zahlt direkt. Wer kann sich diese Zusatzversicherungen oder direkten Zahlungen leisten? Die Niedrigentlohnten sicher nicht.</text:p>
          </table:table-cell>
          <table:table-cell office:value-type="string" calcext:value-type="string">
            <text:p>Of course, the citizens' insurance becomes harmful just for the low paid. Because many benefits that the statutory health insurance still has in its catalog of benefits, there will be no more in the transition to civic insurance. These will then have to be covered by supplementary insurance, upper one pays directly. Who can afford these supplementary insurance or direct payments? The low wage certainly not.</text:p>
          </table:table-cell>
          <table:table-cell office:value-type="string" calcext:value-type="string">
            <text:p>negative</text:p>
          </table:table-cell>
          <table:table-cell table:number-columns-repeated="1021"/>
        </table:table-row>
        <table:table-row table:style-name="ro8">
          <table:table-cell office:value-type="string" calcext:value-type="string">
            <text:p>Die Schulpflicht ist grundsätzlich eine richtige Sache. Aber wenn die jeweiligen Eltern das im Kern nicht unterstützen, muss man sich nicht wundern, wenn ihre Kinder sich querstellen. Man kann dann aber auch nicht den Eltern ihre Kinder wegnehmen, denn das hat absehbar noch schädlichere Auswirkungen. Eine simple Lösung wäre doch, die Schulpflicht in solchen Fällen auszusetzen. Nicht einfach auf Antrag, sondern nur nach gründlicher Einzelfallprüfung - aber jedenfalls als Möglichkeit. Das würde viel Druck aus dem Kessel nehmen, und auf jeden Fall jenen Schülern zugute kommen, die gerne lernen. Soll es ja auch auf Gesamtschulen geben.</text:p>
          </table:table-cell>
          <table:table-cell office:value-type="string" calcext:value-type="string">
            <text:p>Compulsory education is basically a right thing. But if the parents do not really support that, then you do not have to be surprised if your kids get stuck. But then you can not take the parents away from their children, because that has foreseeable even more harmful effects. A simple solution would be to suspend compulsory education in such cases. Not just on request, but only after a thorough examination of individual cases - but at least as a possibility. That would take a lot of pressure out of the cauldron and definitely benefit those students who enjoy learning. Should it also be on comprehensive schools.</text:p>
          </table:table-cell>
          <table:table-cell office:value-type="string" calcext:value-type="string">
            <text:p>negative</text:p>
          </table:table-cell>
          <table:table-cell table:number-columns-repeated="1021"/>
        </table:table-row>
        <table:table-row table:style-name="ro9">
          <table:table-cell office:value-type="string" calcext:value-type="string">
            <text:p>Genau das wäre es, was nach Lafontaines Meinung wohl Wählerstimmen bringen würde, wenn man die Interessen der Mehrheit auch vertreten würde. Leider, und das ist ja das ewige Problem, wo Sie dann Recht haben, ist der Mehrheit ihr eigenes allgemeines Interesse nicht bekannt, sondern Viele schielen stattdessen auf den eigenen persönlichen Vorteil, und wählen deswegen ja gerade nicht Links. Insbesondere dann, wenn Linke das gegebene Versprechen nicht einmal einlösen. - In der Sache ist zuviel Kapital aber auch noch insofern schädlich, als ihm auf der anderen Seite ein unabtragbarer Schuldenberg gegenübersteht, der auf staatlicher Ebene bekanntermaßen häufig zu völliger Handlungsunfähigkeit verdammt.</text:p>
          </table:table-cell>
          <table:table-cell office:value-type="string" calcext:value-type="string">
            <text:p>That's exactly what Lafontaine thinks would bring votes, if the interests of the majority were also upheld. Unfortunately, and that is the eternal problem, where you are then right, the majority is not aware of their own general interest, but many instead focus on their own personal benefit, and therefore do not choose links. Especially when leftists do not even live up to their promise. - In the matter too much capital is also harmful in that it is confronted on the other side by an unbreakable mountain of debt, which is known to condemn at state level frequently to complete inability to act.</text:p>
          </table:table-cell>
          <table:table-cell office:value-type="string" calcext:value-type="string">
            <text:p>negative</text:p>
          </table:table-cell>
          <table:table-cell table:number-columns-repeated="1021"/>
        </table:table-row>
        <table:table-row table:style-name="ro31">
          <table:table-cell office:value-type="string" calcext:value-type="string">
            <text:p>"""weil ... eine Veröffentlichung die Geschäftsinteressen der Urheber Monsanto und Cheminova gefährdet und damit geltendes EU-Recht verletzt hätte"". Verstehe ich nicht: Die Studie hatte doch angeblich ergeben, dass Glyphosat harmlos ist. Dessen Veröffentlichung kann doch dann nicht schädlich für Monsanto und Cheminova sein. Außer: Vielleicht war die Datenlage doch nicht so klar, wie die gut meinenden Firmen es dargestellt hatten ... und EU-Recht stellt dann sicher, dass sie in der Schublade verschwinden?"</text:p>
          </table:table-cell>
          <table:table-cell office:value-type="string" calcext:value-type="string">
            <text:p>"""because ... a publication would endanger the business interests of the authors Monsanto and Cheminova and thus violate existing EU law"". I do not understand: The study had supposedly revealed that glyphosate is harmless. Its release can not be harmful to Monsanto and Cheminova. Except: Maybe the data was not as clear as the well-meaning companies had presented it ... and EU law then ensures that they disappear in the drawer?"</text:p>
          </table:table-cell>
          <table:table-cell office:value-type="string" calcext:value-type="string">
            <text:p>negative</text:p>
          </table:table-cell>
          <table:table-cell table:number-columns-repeated="1021"/>
        </table:table-row>
        <table:table-row table:style-name="ro20">
          <table:table-cell office:value-type="string" calcext:value-type="string">
            <text:p>"Wenn ein Totalherbizid wie Glyphosat großflächig eingesetzt wird, hat dies logischerweise Auswirkungen auf die vernichteten Gräser und Kräuter sowie den daran gebundenen Insekten. Die Ausrottung aller Gräser und Kräuter ist ja gewollt, um der Kulturpflanze keine Konkurrenz zu machen. Logisch ist dann, das die Insekten, die an bestimmte Wildkräuter gebunden sind, dann eben keine Lebensgrundlage mehr haben. Einfach mal aufs (ausgeräumte) Land fahren und schauen, wieviel Natur noch da ist..... Dass Behörden als Grundlage für ihre Entscheidung, dass Glyphosat nicht krebserregend sei, Studien von Montanto und Co zugrunde legen, ist einfach nur ein riesen Skandal. Die Verantwortungslosigkeit und Rückratlosigkeit dieser Behörden, die - ebenfalls in unabhängigen Studien -nachgewiese-Krebsrisiken dabei billigend in Kauf nehmen und das Vorsorgeprinzip vollkommen aushebeln, scheint den verantwortungslosen aber zuständigen Behörden ebenfalls egal zu sein. Dieser Skandal muss durch eine unabhängige Kommission aufgeklärt und die Verantwortlichen zur Rechenschaft gezogen werden. Dass die Studien nicht veröffentlicht werden sollten, ist nur einleuchtend, weil man dann schnell erkennen könnte, dass sie als Nachweis für ihre Unschädlichkeit z. B. gegenüber Krebs überhaupt nicht geeignet sind. Logisch, dass sich Montsanto und co ihr luktratives Geschäft nicht durch wissenschaftlich solide Studien kaputt machen lassen will. Wie gesagt, es gibt ja bereits (nicht von der Pestizidindustrie finanzierte) Studien, die dies nachweisen, weshalb Glyphosat in der Ärztewelt als ""wahrscheinlich krebserregend"" eingestuft worden ist."</text:p>
          </table:table-cell>
          <table:table-cell office:value-type="string" calcext:value-type="string">
            <text:p>"If a total herbicide such as glyphosate is used over a large area, this has a logical effect on the destroyed grasses and herbs and the insects attached to them. The eradication of all grasses and herbs is wanted so as not to compete with the cultivated plant. Logically, then, that the insects that are bound to certain wild herbs, then just have no livelihood. Just drive to the (cleared) land and see how much nature is still there ..... That authorities as a basis for their decision that glyphosate is not carcinogenic, based studies of Montanto and Co, is just a huge scandal. The irresponsibility and backsliding of these authorities, who also endorse this in independent study-proof cancer risks and completely undermine the precautionary principle, also seems irresponsible to the irresponsible but competent authorities. This scandal must be cleared up by an independent commission and those responsible should be held accountable. The fact that the studies should not be published, is only plausible, because then you could quickly see that they are proof of their harmlessness z. B. against cancer are not at all suitable. Logical that Montsanto and co their luktratives business does not want to be destroyed by scientifically sound studies. As I said, there are already studies (not funded by the pesticide industry) that prove this, which is why glyphosate has been classified in the medical world as ""probably carcinogenic""."</text:p>
          </table:table-cell>
          <table:table-cell office:value-type="string" calcext:value-type="string">
            <text:p>negative</text:p>
          </table:table-cell>
          <table:table-cell table:number-columns-repeated="1021"/>
        </table:table-row>
        <table:table-row table:style-name="ro16">
          <table:table-cell office:value-type="string" calcext:value-type="string">
            <text:p>"wenn ohnehin alles völlig unbedenklich ist, dann kann man auch gerne alles offenlegen - und was wir uns wünschen würden, auch die angewandten Verfahren, die zu den (""guten"") Ergebnissen der Hersteller geführt haben, aufzeigen. Wenn es aber dennoch ein gefährliches Mittel ist, dann kann man die Zurückhaltung verstehen. Aber dann auch als negative Antwort auf die gesundheitsschädlichen Wirkungen werten."</text:p>
          </table:table-cell>
          <table:table-cell office:value-type="string" calcext:value-type="string">
            <text:p>"if everything is completely harmless anyway, then you are welcome to disclose everything - and what we would like to see, including the methods used, which have led to the (""good"") results of the manufacturers. But if it is still a dangerous remedy, then one can understand the restraint. But then also as a negative response to the adverse health effects."</text:p>
          </table:table-cell>
          <table:table-cell office:value-type="string" calcext:value-type="string">
            <text:p>negative</text:p>
          </table:table-cell>
          <table:table-cell table:number-columns-repeated="1021"/>
        </table:table-row>
        <table:table-row table:style-name="ro23">
          <table:table-cell office:value-type="string" calcext:value-type="string">
            <text:p>"Schlimm genug, dass es krebserregend sein könnte, schädlich für die Artenvielfalt ist es erwiesenermaßen. Ich verstehe auch die Landwirte nicht, haben die keine Ehre? Wie können die nur diesen Mist, Glyphosat, Gülle etc. tonnenweise auf ""ihre"" Felder bringen. Anstatt den Pflug anzuspannen, zu pflügen und jeses Jahr was anderes zu pflanzen. Mir unverständlich."</text:p>
          </table:table-cell>
          <table:table-cell office:value-type="string" calcext:value-type="string">
            <text:p>"Bad enough that it could be carcinogenic, it has been proven harmful to biodiversity. I also do not understand the farmers, do not they have any honor? How can they bring tons of this manure, glyphosate, manure, etc. to ""their"" fields? Instead of tensing the plow, plowing and planting something else this year. Incomprehensible to me."</text:p>
          </table:table-cell>
          <table:table-cell office:value-type="string" calcext:value-type="string">
            <text:p>negative</text:p>
          </table:table-cell>
          <table:table-cell table:number-columns-repeated="1021"/>
        </table:table-row>
        <table:table-row table:style-name="ro27">
          <table:table-cell office:value-type="string" calcext:value-type="string">
            <text:p>Gerade zu possierlich ihre Argumentation. Glyphosat würde ja zugelassen also kann es ja nicht schädlich sein und vertuscht wird schon gar nicht. Nur liegt da leider ein logischer Denkfehler. Und der wird schon ersichtlich, wenn man sich den im Artikel geschilderten Sachverhalt ansieht: monsato will unbedingt verhindern, dass hier weitere Studien offengelegt werden, weil es ihren geschäftsinteressen schaden könnte. Das heißt also geradezu zwangsläufig, dass die Studien nicht methodisch angreifbar sind und deshalb nicht wegen wissenschaftlicher Fehler unzutreffend sind, sondern im Gegenteil, den wissenschaftlichen Standards entsprechen. Zugleich heißt das aber auch, dass die Ergebnisse dem Mantra das ist so gut wie Wasser widersprechen. Es gibt keinen anderen logischen Grund, die Studien zurückzuhalten. Deshalb ist ihre Argumentation falsch und leicht zu durchschauende Lobby-Arbeit.</text:p>
          </table:table-cell>
          <table:table-cell office:value-type="string" calcext:value-type="string">
            <text:p>Just too cute her reasoning. ?? Glyphosate would be approved so it can not be harmful and hushed up is certainly not ??. Unfortunately, there is unfortunately a logical error of reasoning. And that is already apparent, if one looks at the facts described in the article: monsato wants to absolutely prevent that here further studies are disclosed, because it could harm their business interests. So that means almost inevitably that the studies are not methodically vulnerable and therefore not because of scientific errors are inaccurate, but on the contrary, the scientific standards. At the same time, that also means that the results of the mantra - which is as good as water ?? disagree. There is no other logical reason to hold back the studies. Therefore their reasoning is wrong and easy to see through lobby work.</text:p>
          </table:table-cell>
          <table:table-cell office:value-type="string" calcext:value-type="string">
            <text:p>negative</text:p>
          </table:table-cell>
          <table:table-cell table:number-columns-repeated="1021"/>
        </table:table-row>
        <table:table-row table:style-name="ro23">
          <table:table-cell office:value-type="string" calcext:value-type="string">
            <text:p>Grob gesagt, ergeben 50% der Studien, dass G. harmlos ist, und 50% dass es durchaus schädlich und gefährlich ist. Dumm nur, dass quasi alle Studien die besagen: harmlos, von den Herstellern selber finanziert wurden. Mag sich jeder selber seinen Reim drauf machen. Nur unserer Papiertiger, das Bundesinstitut für Risikobewertung, hat das noch nicht begriffen bzw. will das auch gar nicht.</text:p>
          </table:table-cell>
          <table:table-cell office:value-type="string" calcext:value-type="string">
            <text:p>Roughly speaking, 50% of the studies show that G. is harmless, and 50% that it is quite harmful and dangerous. Stupid only, that virtually all the studies say: harmless, financed by the manufacturers themselves. May everyone make their own rhyme on it. Only our paper tiger, the Federal Institute for Risk Assessment, has not understood this or does not want it at all.</text:p>
          </table:table-cell>
          <table:table-cell office:value-type="string" calcext:value-type="string">
            <text:p>negative</text:p>
          </table:table-cell>
          <table:table-cell table:number-columns-repeated="1021"/>
        </table:table-row>
        <table:table-row table:style-name="ro14">
          <table:table-cell office:value-type="string" calcext:value-type="string">
            <text:p>"Richtig. Die Krebsgefahr ist an keiner Stelle jemals erwiesen worden. Und die meisten ""Experten"", die sich hier und anderswo zum Thema aufblasen, wussten bis vor wenigen Wochen nicht einmal, dass es Glyphosat überhaupt gibt und wofür es verwendet wird. Aber heute sind sie die grossen Auskenner. Vermutlich dieselben, die ab Juni 2018 während der WM auch wieder Fussball-Bundestrainer sind. Diese ""Experten"" scheinen auch zu glauben, dass man in der Landwirtschaft einfach ""nix"" spritzen könnte. Oder halt irgendeine der über 200 anderen Substanzen, die selbstverständlich alle nach Himbeere duften und kein bisschen schädlich sind. Dasselbe ""Expertentum"" erkennt man auch an den Forderungen nach einem Rauswurf von Minister Schmidt. Denn den kann man gar nirgends ""rauswerfen""; der hat seine Entlassungsurkunde längst (wie auch alle seine Ministerkollegen der letzten Regierung) und ist nur noch kommissarisch im Amt, bis eine neue Regierung gewählt ist. Aber das SON-Schlaubergertum funktioniert bekanntlich nach der Devise ""Meine Vorurteile stehen fest; bitte verwirren Sie mich nicht mit Tatsachen."" PS: Es gibt tatsächlich Forschungsbedarf bei Glyphosat; allerdings hat der nichts mit angeblicher ""Krebsgefahr"" zu tun, sondern mit möglichen und noch nicht restlos erforschten Wechselwirkungen mit Antibiotika, aus denen sich unerwünschte Resistenzen ergeben könnten. Aber das ist jetzt schon wieder zu kompliziert..."</text:p>
          </table:table-cell>
          <table:table-cell office:value-type="string" calcext:value-type="string">
            <text:p>"Correct. The risk of cancer has never been proven at any point. And most of the ""experts"" who blow up on the subject here and elsewhere did not even know until a few weeks ago that glyphosate exists and what it is used for. But today they are the big knackers. Presumably the same, who are again football national coach from June 2018 during the World Cup. These ""experts"" also seem to believe that one could simply spray ""nothing"" in agriculture. Or just any of the over 200 other substances that of course all smell like raspberry and are not a bit harmful. The same ""expertise"" can be seen in the demands for a sacking of Minister Schmidt. Because you can not ""throw it out"" anywhere; He has his discharge certificate long ago (as well as all of his ministerial colleagues in the last government) and is only provisionally in office until a new government is elected. But the SON-Schlauberbergertum works according to the motto ""My prejudices are firm, please do not confuse me with facts."" PS: There is indeed a need for research on glyphosate; However, this has nothing to do with alleged ""cancer risk"", but with possible and not yet completely researched interactions with antibiotics, which could result in unwanted resistance. But that's too complicated now ..."</text:p>
          </table:table-cell>
          <table:table-cell office:value-type="string" calcext:value-type="string">
            <text:p>negative</text:p>
          </table:table-cell>
          <table:table-cell table:number-columns-repeated="1021"/>
        </table:table-row>
        <table:table-row table:style-name="ro15">
          <table:table-cell office:value-type="string" calcext:value-type="string">
            <text:p>Das BfR hat keine unabhängige Untersuchung gemacht, sondern ganze Passagen aus Studien von Monsanto per copy/paste übernommen. Beim BfR sind Vitamine schädlich und Glyphosat harmlos. Den Laden nimmt keiner ernst.</text:p>
          </table:table-cell>
          <table:table-cell office:value-type="string" calcext:value-type="string">
            <text:p>The BfR did not conduct an independent investigation, but copied whole passages from studies of Monsanto via copy / paste. At BfR, vitamins are harmful and glyphosate harmless. Nobody takes the store seriously.</text:p>
          </table:table-cell>
          <table:table-cell office:value-type="string" calcext:value-type="string">
            <text:p>negative</text:p>
          </table:table-cell>
          <table:table-cell table:number-columns-repeated="1021"/>
        </table:table-row>
        <table:table-row table:style-name="ro15">
          <table:table-cell office:value-type="string" calcext:value-type="string">
            <text:p>Vielleicht ist dort weiterhin Talgfettaminoxethylat erlaubt. In der EU ist die Mischung mit Glyphoast verboten, auch wenn das erst im Boden passiert. Erst dann ist es gesundheitsschädlich. Getrennt ist die Benutzung erlaubt. siehe unter #81</text:p>
          </table:table-cell>
          <table:table-cell office:value-type="string" calcext:value-type="string">
            <text:p>It may still be possible to use tallow fatty amine oxethylate there. In the EU, blending with glyphoast is prohibited, even if it only happens in the ground. Only then it is harmful to health. Separately, the use is allowed. see # 81</text:p>
          </table:table-cell>
          <table:table-cell office:value-type="string" calcext:value-type="string">
            <text:p>negative</text:p>
          </table:table-cell>
          <table:table-cell table:number-columns-repeated="1021"/>
        </table:table-row>
        <table:table-row table:style-name="ro10">
          <table:table-cell office:value-type="string" calcext:value-type="string">
            <text:p>Die EU-Lebensmittelbehörde Efsa, eine von Lobbyisten der Pharmaindustrie unterwanderter Hand-aufhaltende Behörde weigert sich, Studien über den Unkrautvernichter Glyphosat herauszugeben. Warum, wenn Glyphosat weder für Menschen noch für Insekten schädlich ist. Das Deutschland mit im Spiel ist wundert niemand. Ist doch Bayer nach der Übernahme von Monsanto durch ein Verbot gefährdet. Man sieht es immer wieder, die Gesundheit der Menschen in der EU spielt für Politiker ein untergeordnete Rolle. Beweise liefert VW.</text:p>
          </table:table-cell>
          <table:table-cell office:value-type="string" calcext:value-type="string">
            <text:p>The EU Food and Drug Administration (Efsa), a hand-held agency infiltrated by lobbyists from the pharmaceutical industry, refuses to publish studies on the weed killer Glyphosate. Why, when glyphosate is not harmful to humans or insects? That Germany is involved in the game is no one's surprise. After all, Bayer is threatened with a ban after the acquisition of Monsanto. You can see it again and again, the health of the people in the EU plays a minor role for politicians. Evidence provides VW.</text:p>
          </table:table-cell>
          <table:table-cell office:value-type="string" calcext:value-type="string">
            <text:p>negative</text:p>
          </table:table-cell>
          <table:table-cell table:number-columns-repeated="1021"/>
        </table:table-row>
        <table:table-row table:style-name="ro2">
          <table:table-cell office:value-type="string" calcext:value-type="string">
            <text:p>ein Unkrautvernichtungsmittel unter vielen , andere sind wohl schädlicher für die Umwelt. Unkrautzupfen ist auch aus der Mode gekommen, wg. der Rückenschmerzen. Es geht doch eigentlich um die Monokulturen, die natürlich kein gesundes Biotop darstellen. Schaffen wir erstmal die Raps -und Maisfelder ab, das sind wohl die schlimmsten .</text:p>
          </table:table-cell>
          <table:table-cell office:value-type="string" calcext:value-type="string">
            <text:p>one weedkiller among many, others are probably more damaging to the environment. Weeding has also gone out of fashion, wg. the back pain. It's really about the monocultures, which of course do not represent a healthy biotope. Let's get rid of the rapeseed and maize fields, which are probably the worst.</text:p>
          </table:table-cell>
          <table:table-cell office:value-type="string" calcext:value-type="string">
            <text:p>negative</text:p>
          </table:table-cell>
          <table:table-cell table:number-columns-repeated="1021"/>
        </table:table-row>
        <table:table-row table:style-name="ro17">
          <table:table-cell office:value-type="string" calcext:value-type="string">
            <text:p>"Diesen Querulanten als Chefdiplomaten zu bezeichnen ist schmeichelhaft und unangemessen. Was dieser Mann seinem Land antut ist derart bedauerlich und schädlich, man wird erst nach dem Austritt von GB aus der EU merken, was das Land an diesem ""Chefdiplomaten"" hat."</text:p>
          </table:table-cell>
          <table:table-cell office:value-type="string" calcext:value-type="string">
            <text:p>"Describing these troublemakers as chief diplomats is flattering and inappropriate. What this man is doing to his country is so unfortunate and damaging, one will only notice after the departure of GB from the EU what the country has on this ""chief diplomat""."</text:p>
          </table:table-cell>
          <table:table-cell office:value-type="string" calcext:value-type="string">
            <text:p>negative</text:p>
          </table:table-cell>
          <table:table-cell table:number-columns-repeated="1021"/>
        </table:table-row>
        <table:table-row table:style-name="ro31">
          <table:table-cell office:value-type="string" calcext:value-type="string">
            <text:p>"""Unklar ist, ob Flynn den Ermittlern womöglich schon belastende Informationen über Trumps Umfeld geliefert hat."" Naja, man macht keine Deals über Straffreiheit um kleinere Fische zu erwischen als den den man schon hat. Man kann also davon ausgehen, dass Flynn irgendetwas substanzielles liefern konnte - und ich glaube nicht, dass mit Kushner das Ende der Fahnenstange erreicht ist. Noch spannender als das ist nur die Frage was davon schädlicher sein wird: die Enthüllungen oder Trumps Reaktion darauf."</text:p>
          </table:table-cell>
          <table:table-cell office:value-type="string" calcext:value-type="string">
            <text:p>"""It's unclear if Flynn has provided the investigators with any incriminating information about Trump's environment."" Well, you do not make deals about impunity to catch smaller fish than you already have. One can therefore assume that Flynn could deliver anything substantial - and I do not think that Kushner has reached the end of the flagpole. Even more exciting than that is just the question of what will be more damaging: the revelations or Trump's reaction to it."</text:p>
          </table:table-cell>
          <table:table-cell office:value-type="string" calcext:value-type="string">
            <text:p>negative</text:p>
          </table:table-cell>
          <table:table-cell table:number-columns-repeated="1021"/>
        </table:table-row>
        <table:table-row table:style-name="ro10">
          <table:table-cell office:value-type="string" calcext:value-type="string">
            <text:p>"Wir alle können nur hoffen, dass das seit 1945 wohl für die gesamte Menschheit gefährlichste Regime mit seinen weltweiten - vor allem auch in den Leserforen von Spon - wirksamen Desinformationsfabriken irgendwann, bald, schnellstmöglich entlarvt, enttarnt und unschädlich gemacht wird. Es ist kein Zufall, dass alle Viren, die unsere Zivilisation bedrohen, Putin vergöttern, seien es die AfD oder die Linkspartei, seien es die Trumpisten oder die Brexiteers, seien es irgendwelche National-Sozialisten auf dieser Welt. Alle haben eines gemeinsam: Ihr ""Wirt"" ist Putin."</text:p>
          </table:table-cell>
          <table:table-cell office:value-type="string" calcext:value-type="string">
            <text:p>"All of us can only hope that the most dangerous regime since 1945 with its worldwide disinfestation factories - especially in the Spon readers' forums - will be unmasked, unmasked and rendered harmless as soon, as quickly as possible. It is no coincidence that all the viruses that threaten our civilization idolize Putin, be it the AfD or the Left Party, be it the Trumpists or the Brexiteers, be they any National Socialists in this world. All have one thing in common: their ""host"" is Putin."</text:p>
          </table:table-cell>
          <table:table-cell office:value-type="string" calcext:value-type="string">
            <text:p>negative</text:p>
          </table:table-cell>
          <table:table-cell table:number-columns-repeated="1021"/>
        </table:table-row>
        <table:table-row table:style-name="ro11">
          <table:table-cell office:value-type="string" calcext:value-type="string">
            <text:p>"Die Vereinten Staaten von Europa ist, zugegeben, ein Endziel. Heute ist das eine Vision, die keinesfalls einen ""Arztbesuch"" (Schmidt-Sprech) suggerieren müsste. Warum aber heute diese Idee abwegig erscheinen soll, das wissen Weber und seine Gleichgesinnten! Die Bayern haben auch nicht ihre Identität eingebüsst, weil sie ein Bundesland geworden sind. Im Gegenteil, sie sind heute ihrer Herkunft bewusster denn je. Dass die Vereinigten Staaten von Europa den europäischen Ländern ihre Identität vorschreiben würden, ist eine Mär. Und warum eine übergeordnete, europäische Identität schädlich wäre, das verstehe, wer will. Man schaue sich heute den Ist-Zustand Europas an: Die Polen, die Ungarn und andere Staaten kochen ihr eigenes Süppchen, jeder für sich. Ist das denn die Alternative?!"</text:p>
          </table:table-cell>
          <table:table-cell office:value-type="string" calcext:value-type="string">
            <text:p>"The United States of Europe is, admittedly, an ultimate goal. Today, this is a vision that in no way would have to suggest a ""doctor's visit"" (Schmidt-Sprech). Weber and his like-minded people know, however, why this idea should seem devious today! The Bavarians have not lost their identity because they have become a federal state. On the contrary, today they are more conscious of their origin than ever before. That the United States of Europe would dictate its identity to European countries is a march. And why a superordinate European identity would be harmful, understand who wants. Look today at the actual state of Europe: the Poles, the Hungarians and other states cook their own soup, each for themselves. Is that the alternative?"</text:p>
          </table:table-cell>
          <table:table-cell office:value-type="string" calcext:value-type="string">
            <text:p>negative</text:p>
          </table:table-cell>
          <table:table-cell table:number-columns-repeated="1021"/>
        </table:table-row>
        <table:table-row table:style-name="ro8">
          <table:table-cell office:value-type="string" calcext:value-type="string">
            <text:p>... und das muss ausgerechnet ich in dieser Diskussion erkennen. Dort ist ein sehr großer Binnenmarkt, aber die einzelnen Staaten machen jeweils ihren eigenen Kram. Währung, Verteidigung und Aussenpolitik neben einem übergeordneten Gericht bleiben Gesamteuropäisch. Was soll daran so schädlich sein? Nebenbei gesagt hat dieser Herr Weber ausschliesslich seine csU-Klientel bedient und alle anderen Persönlichkeiten, welche sich nicht in diesem politisch reaktinören Raum bewegen, einfach runtergemacht. So gehts natürlich auc, wenn man ganz dringend in diesem (deutschen) Südstaat reüssieren will.</text:p>
          </table:table-cell>
          <table:table-cell office:value-type="string" calcext:value-type="string">
            <text:p>... and that's what I have to recognize in this discussion. There is a very large domestic market there, but the individual states each do their own thing. Currency, defense and foreign policy in addition to a higher court remain all-European. What should be so harmful to it? Incidentally, this Mr. Weber has served exclusively his csU clientele and all other personalities who do not move in this politically reactivated room, just down. This is of course also auc, if one wants to succeed in this (German) southern state urgently.</text:p>
          </table:table-cell>
          <table:table-cell office:value-type="string" calcext:value-type="string">
            <text:p>negative</text:p>
          </table:table-cell>
          <table:table-cell table:number-columns-repeated="1021"/>
        </table:table-row>
        <table:table-row table:style-name="ro9">
          <table:table-cell office:value-type="string" calcext:value-type="string">
            <text:p>Weber hat recht. Es geht darum, den Brexit als so schädlich wie möglich darzustellen, um potentielle Wackelkandidaten in der EU an die Kandarre zu nehmen. Hierbei spielen die Medien als Meinungsbildner eine entscheidende Rolle. Zwar wird in unseren bundesrepublikanischen Medien die Zukunft Großbritanniens in düsteren Farben gemalt, was in der öffentlichen Meinung durchaus Wirkung erzielt hat. Leider wird in der Medienlandschaft anderer EU-Staaten ein so einhelliges Eintreten für Europa nicht deutlich. Neben der Murdochpresse in GB und den Medien in den Ostblockstaaten sollten z.B. auch Medien in den Niederlanden und Skandinavien (Dänemark!) einmal genauer unter die Lupe genommen werden.</text:p>
          </table:table-cell>
          <table:table-cell office:value-type="string" calcext:value-type="string">
            <text:p>Weber is right. It's about making Brexit as harmful as possible in order to get rid of potential wiggle candidates in the EU. Here, the media as opinion makers play a crucial role. It is true that the future of Great Britain is painted in gloomy colors in our media in the Federal Republic of Germany, which has certainly had an effect in public opinion. Unfortunately, in the media landscape of other EU states such a unanimous commitment to Europe is not clear. In addition to the Murdoch press in the UK and the media in the Eastern Bloc countries, also media in the Netherlands and Scandinavia (Denmark!) will be taken under closer scrutiny.</text:p>
          </table:table-cell>
          <table:table-cell office:value-type="string" calcext:value-type="string">
            <text:p>negative</text:p>
          </table:table-cell>
          <table:table-cell table:number-columns-repeated="1021"/>
        </table:table-row>
        <table:table-row table:style-name="ro23">
          <table:table-cell office:value-type="string" calcext:value-type="string">
            <text:p>Die für Bio zugelassenen Schwermetalle sind auf Dauer sehr schädlich. Und wer sich in Chemie auskennt weiß dass Glyphosat bei ordnungsgemäßen Gebrauch unschädlich ist. Salami ist übrigens krebsgefährlicher als Gly. Und glaubt jemand die Bauern wären so dumm und würden teure Biozide in Massen einsetzen und den sowieso kleinen Ertrag noch mehr schmälern</text:p>
          </table:table-cell>
          <table:table-cell office:value-type="string" calcext:value-type="string">
            <text:p>The bio-approved heavy metals are very harmful in the long term. And anyone who is familiar with chemistry knows that glyphosate is harmless if used properly. By the way, salami is more cancerous than Gly. And does anyone believe the farmers would be so stupid and would use expensive biocides in masses and reduce the anyway small yield even more</text:p>
          </table:table-cell>
          <table:table-cell office:value-type="string" calcext:value-type="string">
            <text:p>negative</text:p>
          </table:table-cell>
          <table:table-cell table:number-columns-repeated="1021"/>
        </table:table-row>
        <table:table-row table:style-name="ro31">
          <table:table-cell office:value-type="string" calcext:value-type="string">
            <text:p>Wenn ein Minister seinen Amtseid dermaßen bricht ist er nicht ministrabel Er steht für Natur Zerstörung er steht für Gift in Lebensmitteln. Es ist unzumutbar wenn der Minister und die Kanzlerin den Menschen verordnen können Gift z.B. in der Milch im Bier oder in anderen Lebensmitteln verzehren zu müssen weil sie es nicht verhindern das total Herbizide überall vorkommen wenn auch in geringer Menge die angeblich nicht Gesundheit schädlich sind ich möchte aber auch keine geringen Mengen Gift essen müssen</text:p>
          </table:table-cell>
          <table:table-cell office:value-type="string" calcext:value-type="string">
            <text:p>If a minister breaks his oath of office so much he is not ministrable He stands for nature destruction he stands for poison in food. It is unreasonable if the Minister and the Chancellor can prescribe the human poison for example. in the milk in beer or in other foods to eat because they do not prevent the total herbicides occur anywhere, even if in small quantities that are not supposed to be harmful to health I would like to eat but also no small amounts of poison</text:p>
          </table:table-cell>
          <table:table-cell office:value-type="string" calcext:value-type="string">
            <text:p>negative</text:p>
          </table:table-cell>
          <table:table-cell table:number-columns-repeated="1021"/>
        </table:table-row>
        <table:table-row table:style-name="ro25">
          <table:table-cell office:value-type="string" calcext:value-type="string">
            <text:p>"Mag sein, dass einige Dinge für den Menschen gut sind, für die Natur aber eben nicht. Dazu zähle ich auch Nutzvieh. Bienen und andere Insekten sterben, Rückzugsräume für viele Kleintierarten werden ""plattgemacht"", Monokulturen sorgen auch bei Wildtieren für Monokulturen. Wildschweine vermehren sich in den Maisfeldern wie blöd und ziehen dann marodierend durch die Kleinstadt (vor zwei Wochen in Husum geschehen). Das Trinkwasser wird teuerer, weil die Nitratbelastung steigt und mehr Aufwand betrieben werden muss, um es zu säubern. Es gibt zig Beispiele. Es gibt inzwischen viele Methoden, die weniger umweltschädlich sind. Pflügen gegen zu viel Glyphosat z.B., voll old school, aber effektiv. Natürlich arbeiten Bauern viel, aber sie sind natürlich auch Unternehmer, die Geld verdienen wollen. Und wenn schädliche Methoden erlaubt sind, werden sie diese auch anwenden. Kontrollen dienen nur dazu zu überprüfen, ob nichts Unerlaubtes verwende/getan twird. Die Frage ist aber doch, ob das, was erlaubt ist, wirklich auch für ALLE Beteiligten gut ist. Und diese Frage kann man eindeutig mit nein beantworten. Der Verbraucher wird sich schon daran gewöhnen, wenn bis 20.00 Uhr an einem Samstagabend die Fleischtheke nicht mehr vollbestückt ist. Auch hier gilt, was erlaubt ist, wird auch wahrgenommen, gut ist es aber nicht. Profit machen und ""billig, billig"" dürfen nicht die einzigen Argumente sein."</text:p>
          </table:table-cell>
          <table:table-cell office:value-type="string" calcext:value-type="string">
            <text:p>"It may be that some things are good for man, but not for nature. I also count livestock. Bees and other insects die, retreats for many small animal species are ""flattened"", monocultures provide monocultures even in wildlife. Boars multiply in the cornfields as stupid and then marauding through the town (happened two weeks ago in Husum). Drinking water becomes more expensive because nitrate levels increase and more effort is required to clean them. There are many examples. There are now many methods that are less harmful to the environment. Plowing against too much glyphosate, for example, full of old school, but effective. Of course, farmers work a lot, but of course they are also entrepreneurs who want to earn money. And if harmful methods are allowed, they will apply them too. Controls only serve to check if nothing illegal is used / done. But the question is whether what is allowed is really good for ALL parties involved. And this question can be answered clearly with no. Consumers will get used to it when the meat counter is no longer full by 8 pm on a Saturday evening. Again, what is allowed is also perceived, but it is not good. Making profit and ""cheap, cheap"" should not be the only arguments."</text:p>
          </table:table-cell>
          <table:table-cell office:value-type="string" calcext:value-type="string">
            <text:p>negative</text:p>
          </table:table-cell>
          <table:table-cell table:number-columns-repeated="1021"/>
        </table:table-row>
        <table:table-row table:style-name="ro28">
          <table:table-cell office:value-type="string" calcext:value-type="string">
            <text:p>"Schmidt steht für blanke Lobbypolitik und Subventionierung von umweltschädlicher Massentierhaltung. Massentierhaltung zerstört bäuerliche Existenzen in Deutschland wie in Afrika, Massentierhaltung erfordert Lebendtiertransporte für die ""Überschüsse"", Massentierhaltung ""vergüllt"" unser Grund- und langfristig auch das Trinkwasser. Das Denkvermögen eines Christian Schmidt reicht bei weitem nicht aus, um das alles zu überblicken. Er ist ja auch nicht vom Fach, drum setzt er brav um, was Rukwied ihm sagt. Es ist endlich an der Zeit, die regionale Splitterpartei CSU in den Orkus der Bedeutungslosigkeit zu versenken, damit sie endlich nicht mehr mitreden können bei den Inhalten der Bundespolitik. Denn inhaltlich kriegen diese miasanmia-getränkten Simpel rein gar nix auf die Reihe."</text:p>
          </table:table-cell>
          <table:table-cell office:value-type="string" calcext:value-type="string">
            <text:p>"Schmidt stands for pure lobbying policy and subsidization of environmentally harmful factory farming. Factory farming destroys farmer's livelihoods in Germany and Africa, factory farming requires live animal transports for the ""surpluses"", factory farming ""fills"" our basic and long-term drinking water. The mind of a Christian Schmidt is far from sufficient to overlook all this. He's not a specialist, so he kills what Rukwied tells him. It is finally time to sink the regional splinter party CSU into the orc of insignificance, so that they can finally no longer have a say in the contents of federal politics. For content, these miasanmia-soaked Simpel get nothing at all."</text:p>
          </table:table-cell>
          <table:table-cell office:value-type="string" calcext:value-type="string">
            <text:p>negative</text:p>
          </table:table-cell>
          <table:table-cell table:number-columns-repeated="1021"/>
        </table:table-row>
        <table:table-row table:style-name="ro20">
          <table:table-cell office:value-type="string" calcext:value-type="string">
            <text:p>"...in der die Vorstellungen und Wünsche von bestimmt mehr als 90% der deutschen Bevölkerung absolut missachtet werden, dann wird das das baldige Ende dieser Partei sein! Die Menschen Europas möchten ganz bestimmt nicht auf ihre eigenen nationalen und kulturellen Besonderheiten verzichten, nur weil ein durchgeknallter deutscher Ex-Brüssel-Profiteur wie Schulz seine ""Vision"" eines völlig unrealistischen und sogar schädlichen Science Fiction-Konstruktes hat. Die Menschen möchten ein Europa der Regionen, in dem jeder das sein darf was er im Innersten schon immer war und bleiben möchte. Die Menschen wünschen sich eine verlässliche wirtschaftliche wie auch sicherheitspolitische Zusammenarbeit innerhalb Europas. Jetzt aber auf Kosten und sogar durch Drohungen untermauert, wie jetzt tatsächlich von Schulz ausgesprochen, seine Landesidentität bald einzubüssen, das möchten die Menschen in den unterschiedlichen europäischen Ländern ganz gewiss nicht! Ob jetzt in den grossen und etablierten wie Deutschland und Frankreich, oder in den noch neueren im Osten des Kontinents. Ein untrügliches Zeichen dann also, dass Schulz allen Ernstes in einer ganz anderen, völlig unrealistischen und abgehobenen Sphäre zu sein scheint! Es würde mich wundern, wenn dieser Mann nach so einer Forderung noch lange in der deutschen Politik das Sagen hat! Oder anders gesagt: jetzt scheint bei ihm eine innere Sicherung durchgebrannt zu sein und er denkt tatsächlich, bei der Mehrheit der Menschen mit so einer kapital lächerlichen Forderung auch noch gefeiert zu werden...?! Wirklich unfassbar, sich so einen unrealistischen Mist von einem SPD-Vorsitzenden anhören zu müssen!"</text:p>
          </table:table-cell>
          <table:table-cell office:value-type="string" calcext:value-type="string">
            <text:p>"... in which the ideas and wishes of more than 90% of the German population are absolutely disregarded, then this will be the soon to end of this party! The people of Europe certainly do not want to renounce their own national and cultural peculiarities, just because a crazed German ex-Brussels profiteer like Schulz has his ""vision"" of a completely unrealistic and even harmful science fiction construct. People want a Europe of Regions where everyone is allowed to be what he has always wanted and wants to be. People want reliable economic and security cooperation within Europe. Now, however, at the expense and even underpinned by threats, as now actually pronounced by Schulz, soon lose his country identity, the people in the different European countries certainly do not want! Whether in the big and established ones like Germany and France or in the newer ones in the east of the continent. An unerring sign that Schulz seems to be in a completely different, completely unrealistic and detached sphere! I would be surprised if this man after such a demand for a long time in German politics has the shots! Or in other words: now seems to be burned out with an internal fuse and he actually thinks to be celebrated in the majority of people with such a capital ridiculous demand also ...?! Really unbelievable to have to listen to such an unrealistic crap from a SPD chairman!"</text:p>
          </table:table-cell>
          <table:table-cell office:value-type="string" calcext:value-type="string">
            <text:p>negative</text:p>
          </table:table-cell>
          <table:table-cell table:number-columns-repeated="1021"/>
        </table:table-row>
        <table:table-row table:style-name="ro6">
          <table:table-cell office:value-type="string" calcext:value-type="string">
            <text:p>"als dieses bayrische Komödienstadl nach römisch dekadenten Stil. wenn Dinge die Zusammenarbeit in Europa stören dann wird man das vorher bemerken. müsste er doch kennen oder wie war das bei der Maut Planung? kleinkarierter Racheakt an den südlichen Nachbarn ( aber die dürfen mimimi ), Ende vom Lied unsere ""bayrische""Mautlösung ( haha nu zahlens auch die elenden Preißen im Norden!!!). ich denke er und seine Partei sind schädlich für die BRD, von Europa ganz zu schweigen... da brauch man keinen Schulz, zum Mist machen brauchts nur ein Ochsen und etwas Stroh gell"</text:p>
          </table:table-cell>
          <table:table-cell office:value-type="string" calcext:value-type="string">
            <text:p>"as this Bavarian Komödienstadl after Roman decadent style. If things disturb cooperation in Europe then you will notice that beforehand. would he have to know or how was that at the toll planning? petty act of revenge on the southern neighbors (but they are allowed mimimi), the end of the song our ""Bavarian"" toll solution (haha nu also pays the miserable prizes in the north !!!). I think he and his party are detrimental to the FRG, let alone Europe ... you do not need Schulz, you just need to make a crap and some straw"</text:p>
          </table:table-cell>
          <table:table-cell office:value-type="string" calcext:value-type="string">
            <text:p>negative</text:p>
          </table:table-cell>
          <table:table-cell table:number-columns-repeated="1021"/>
        </table:table-row>
        <table:table-row table:style-name="ro42">
          <table:table-cell office:value-type="string" calcext:value-type="string">
            <text:p>"sind für jedes Unternehmen und eigentlich auch privat Voraussetzung für die nahe, Mittel- und langfristige strategische Planung unabdingbar und wird auch pro-aktiv zumindest in größeren Unternehmen durchgeführt. Das ist ein völlig normaler Vorgang. So betrachtet, handelt es sich bei einem Land eben im weiteren Sinne auch um ein ""Unternehmen"". Was daran falsch sein soll, erschließt sich mir nicht. Es werden die großen Eckpunkte formuliert und dann beginnt man mit der Umsetzung; in diesem Fall unter Einbeziehung der Bevölkerung. Wer meint, daß die Nationalstaaten jeder für sich weiter gegen die internationalen Herausforderungen bestehen kann, hat nicht verstanden, wie die Welt heute im Rahmen von Globalisierung, Internet und Verflechtungen auf internationaler Bühne funktioniert. Natürlich kann man dieses Verständnis nicht von Menschen bzw Parteien erwarten, für die Internet und Digitalisierung ""Neuland"" ist und von bayrischen Schreiern, die vor allen Dingen noch nichts für die deutschen Bürger etwas auf die Reihe gebracht haben außer schwachsinnigen Projekten, die kein Mensch braucht. Versager haben in keinem Unternehmen etwas zu suchen: also shut up Herr D. und belabern Sie Ihre bayrischen Stammtisch-Spezies. Übrigens, Amigos sind oft sehr schädlich!"</text:p>
          </table:table-cell>
          <table:table-cell office:value-type="string" calcext:value-type="string">
            <text:p>"are indispensable for any business, and indeed private as well, for close, medium and long-term strategic planning and are also proactively implemented, at least in larger companies. This is a completely normal process. From this point of view, a country in the wider sense is also a ""company"". What is wrong with it, does not open to me. The major cornerstones are formulated and then you begin with the implementation; in this case involving the population. Anyone who thinks that the nation-states can each continue to stand up against the international challenges did not understand how the world today works in the context of globalization, the Internet, and interdependencies on the international stage. Of course you can not expect this understanding of people or parties for the Internet and digitization is ""new territory"" and of Bavarian screamers, which have brought nothing in particular anything for the German citizens something in addition to feeble-minded projects that no one needs , Losers do not have anything to look for in any company: shut up Mr. D. and blab your Bavarian Stammtisch species. By the way, Amigos are often very harmful!"</text:p>
          </table:table-cell>
          <table:table-cell office:value-type="string" calcext:value-type="string">
            <text:p>negative</text:p>
          </table:table-cell>
          <table:table-cell table:number-columns-repeated="1021"/>
        </table:table-row>
        <table:table-row table:style-name="ro20">
          <table:table-cell office:value-type="string" calcext:value-type="string">
            <text:p>Rückzug der SPD-Minister aus der Regierung und der Gang in die Opposition gewesen. Dazu sind diese postenverliebten Selbstdarsteller aber nicht in der Lage. Die Schwäche der SPD und die ihres Vorsitzenden liegt im Kern darin begründet, dass das (erwartbare) Wahlergebnis nicht antizipiert und die möglichen Konsequenzen nicht VORHER intern sauber abgestimmt wurden. Ich nenne das Führungsschwäche und mangelnde strategische Weitsicht. Sollte die Verlautbarung des Kandidaten am Wahlabend aber doch abgestimmt gewesen sein, hätte er die Quertreiber danach stellen und unschädlich machen müssen. Wie auch immer, von echter Führung hat Herr Schulz keinen Blassen. Die 100%-Mehrheit im SPD-Vorstand, die danach die Oppositionsrolle noch einmal klar definiert hat, setzt dem ganzen Theater nur noch die Krone auf. Das wir uns nicht falsch verstehen: Ob die SPD in die Opposition oder in eine Koalition der Gerupften geht, ist mir herzlich egal. Was zählt und bleibt ist der Wankelmut und die wiederholt zur Schau gestellte Unberechenbarkeit der gesamten Parteiführung, die an einen veritablen Hühnerhaufen ohne Hahn erinnert. Mittlerweile ist die Lage so verfahren, dass die Lösung nicht ohne gravierende Blessuren abgehen kann. Die SPD hat jetzt nur noch eine Chance ohne totalen Glaubwürdigkeitsverlust aus der Sache rauszukommen. Ob Sie es wahrhaben wollen oder nicht. Die Existenz der Partei als ernstzunehmender Player steht auf dem Spiel. Im Kern bedeutet das, mindestens den Vorstand nebst Vorsitzenden zu schassen und endlich mit der Neuaufstellung zu beginnen. Ob die SPD dafür noch die Kraft hat, darf bezweifelt werden.</text:p>
          </table:table-cell>
          <table:table-cell office:value-type="string" calcext:value-type="string">
            <text:p>Retreat of the SPD ministers from the government and the transition to the opposition. But these post-love self-actors are not able to do that. The weakness of the SPD and that of its chairman lies essentially in the fact that the (expectable) election result was not anticipated and the possible consequences were not previously agreed internally clean. I call this leadership weakness and lack of strategic vision. If the announcement of the candidate had been voted on election night but yet, he would have the cross drivers and then make harmless. Anyway, Mr. Schulz has no fool of real leadership. The 100% majority in the SPD executive committee, which then clearly defined the opposition role once again, only crowns the whole theater. That we do not get us wrong: Whether the SPD in the opposition or in a coalition of plucked, I do not care. What counts and remains is the fickleness and the repeatedly displayed unpredictability of the entire party leadership, reminiscent of a veritable chicken pile without a faucet. Meanwhile, the situation is such that the solution can not go away without serious damage. The SPD has now only one chance without total loss of credibility to get out of the matter. Whether you want to believe it or not. The existence of the party as a serious player is at stake. In essence, this means at least to cast the board and chairman and finally start the reorganization. Whether the SPD still has the strength, may be doubted.</text:p>
          </table:table-cell>
          <table:table-cell office:value-type="string" calcext:value-type="string">
            <text:p>negative</text:p>
          </table:table-cell>
          <table:table-cell table:number-columns-repeated="1021"/>
        </table:table-row>
        <table:table-row table:style-name="ro16">
          <table:table-cell office:value-type="string" calcext:value-type="string">
            <text:p>GENAU. DAS. ^^^^^^^^^^^^^ Aus diesem und NUR aus diesem Grund trommelt die unheilige Allianz aus Putinbrigade und Ultrarechten hier permanent für die Minderheitsregierung. Die intolerante, antipluralistische Politik der AfD soll salonfähig gemacht werden, damit Deutschland irgendwann dort ist, wo Ungarn, Russland und Polen heute schon sind. JEDE andere Koalitionskonstellation wäre weniger schädlich für die deutsche Demokratie.</text:p>
          </table:table-cell>
          <table:table-cell office:value-type="string" calcext:value-type="string">
            <text:p>I AGREE. THE. ^^^^^^^^^^^^ For this reason and ONLY for this reason the unholy alliance of Putinbrigade and ultra rights is drumming here permanently for the minority government. The intolerant, anti-pluralist policy of the AfD should be made socially acceptable, so that Germany will eventually be where Hungary, Russia and Poland are today. Any other coalition constellation would be less harmful to German democracy.</text:p>
          </table:table-cell>
          <table:table-cell office:value-type="string" calcext:value-type="string">
            <text:p>negative</text:p>
          </table:table-cell>
          <table:table-cell table:number-columns-repeated="1021"/>
        </table:table-row>
        <table:table-row table:style-name="ro2">
          <table:table-cell office:value-type="string" calcext:value-type="string">
            <text:p>Naturschutz wird überschätzt, es gibt noch genügend Wälder, seltene Arten und Ressourcen, die zerstört werden können und im Meer ist noch genug Platz für mehr Plastik und in der Atmosphäre ist noch genügend LUFT für CO2 und Abgase....Dass Pestizide schädlich für Natur und Mensch seien ist auch so ein blödes Ammenmärchen... Alles Fake News!</text:p>
          </table:table-cell>
          <table:table-cell office:value-type="string" calcext:value-type="string">
            <text:p>Conservation is overrated, there are still enough forests, rare species and resources that can be destroyed, and there is still enough room for more plastic in the sea, and there is still enough air in the atmosphere for CO2 and fumes .... That pesticides are harmful to nature and man are also such a silly nurse's tale ... Everything Fake News!</text:p>
          </table:table-cell>
          <table:table-cell office:value-type="string" calcext:value-type="string">
            <text:p>negative</text:p>
          </table:table-cell>
          <table:table-cell table:number-columns-repeated="1021"/>
        </table:table-row>
        <table:table-row table:style-name="ro23">
          <table:table-cell office:value-type="string" calcext:value-type="string">
            <text:p>...dass die spd so lange nicht in die Regierung kommt, als ihre Führer (Gabriel unter anderen) sich gegen die USA auch militärisch positionieren um die Vertiefung der EU mit Angst durchzusetzen. Die Turkei war ein Vorbote Außenkonflikte anzufechern um innenpolitisch zu punkten statt abzuwiegeln. Das war schon genügend schädlich. Die Amis zum Gegner zu machen ist Wahnsinn.</text:p>
          </table:table-cell>
          <table:table-cell office:value-type="string" calcext:value-type="string">
            <text:p>... that the SPD does not come into the government as long as its leaders (Gabriel among others) position themselves militarily against the US in order to enforce the deepening of the EU with fear. Turkey was a harbinger of external conflicts to score in domestic politics rather than counterbalance it. That was enough harmful. To make an opponent an enemy is insanity.</text:p>
          </table:table-cell>
          <table:table-cell office:value-type="string" calcext:value-type="string">
            <text:p>negative</text:p>
          </table:table-cell>
          <table:table-cell table:number-columns-repeated="1021"/>
        </table:table-row>
        <table:table-row table:style-name="ro5">
          <table:table-cell office:value-type="string" calcext:value-type="string">
            <text:p>Eine Dreierkoalition egal in welcher Farbzusammenstellung auch immer, birgt bei strittigen Themen immer die Situation, dass sich zwei Parteien gegen die dritte stellen. Mir erscheint der Standpunkt der FDP zu Zuwanderung, Digitalisierung, Europa, Energie- und Verkehrspolitik durchaus sinnvoll. Man muss nicht die Verbennungsmotoren in Kraftfahrzeugen per Gesetz zu einem festgelegten Zeitpunkt verbieten. Es reicht doch vollkommen aus, wenn solche Fahrzeuge zum Schutze der Stadtbewohner vor Lärm und schädlichen Abgasen nicht mehr in Innenstädten fahren dürfen. Das ist eben kein Widerspruch sondern gewährte Freiheit für Autokäufer und staatlicher Gesundheitsschutz. Keiner hat das Recht, die Gesundheit der Stadtbewohner mit den Abgasen aus seinem Fahrzeug zu schädigen. Freiheit hat auch Grenzen.</text:p>
          </table:table-cell>
          <table:table-cell office:value-type="string" calcext:value-type="string">
            <text:p>A tripartite coalition, no matter in which color combination whatsoever, always holds the situation in contentious issues that two parties are against the third. The FDP's position on immigration, digitization, Europe, energy and transport policy seems to me to make sense. You do not have to ban law enforcement motors in motor vehicles at a set time. It is quite enough, if such vehicles to protect the city dwellers from noise and harmful exhaust gases are no longer allowed to drive in inner cities. This is not a contradiction but granted freedom for car buyers and public health protection. No one has the right to damage the health of city dwellers with the exhaust gases from his vehicle. Freedom also has limits.</text:p>
          </table:table-cell>
          <table:table-cell office:value-type="string" calcext:value-type="string">
            <text:p>negative</text:p>
          </table:table-cell>
          <table:table-cell table:number-columns-repeated="1021"/>
        </table:table-row>
        <table:table-row table:style-name="ro42">
          <table:table-cell office:value-type="string" calcext:value-type="string">
            <text:p>Das ist, was Sie da schreiben, die reine Lehre der Marktwirtschaft. Die hat nur einen Fehler, nämlich die nahezu beliebige Verfügbarkeit billiger, aber CO2 -schädlicher fossilier Energien parallel zu wesentlich teueren alternativen Energien. Da muß der Staat halt nun mal eingreifen und in seiner globalen und zeitlich unendlichen Daseinsvorsorge Bedingungen schaffen, die das Überleben der Menschheit ermöglichen. Wenn das Eis von Nord-und Südpol geschmolzen ist und die norddeutsche Tiefebene 1/2 Meter unter Wasser steht (nachdem ganz Polynesien und Indonesien schon vorher abgesoffen sind) werden Sie bestimmt nicht mehr die o.a.reine Lehre der Marktwirtschaft vertreten, und das hohe Lied von Angebot und Nachfrage singen. Das einzig diskussionswürdige ist die Entscheidung, welche alternative Energieform als Ersatz für die fossilen Brennstoffe in Frage kommt. Alle Staaten, die technologisch hierzu in der Lage sind, setzen auf die Kernkraft. Augenblicklich sind weltweit 454 AKW in Betrieb und 17 im Bau befindlich. Nur Deutschland als einziger Staat der Welt verblödet sich als eine der führenden Weltwirtschaftsmächte nicht, ganz ohne AKW auskommen zu wollen und dafür jährlich 25 Mrd. Euro auszugeben ohne ein Gramm CO2 einzusparen .</text:p>
          </table:table-cell>
          <table:table-cell office:value-type="string" calcext:value-type="string">
            <text:p>That's what you write, the pure doctrine of the market economy. The only one mistake, namely the almost unlimited availability of cheaper, but CO2-damaging fossil fuels in parallel to much more expensive alternative energies. The state must intervene and create conditions in its global and temporally infinite general interest that enable the survival of humanity. When the ice of the North and South Poles has melted and the North German Plain is 1/2 meter under water (after all Polynesia and Indonesia have already been flooded) you will no longer be representing the oareine doctrine of the market economy, and the lofty song of Sing supply and demand. The only point worthy of discussion is the choice of alternative forms of energy as substitutes for fossil fuels. All states that are technologically capable of doing so rely on nuclear power. Currently there are 454 nuclear power plants in operation worldwide and 17 under construction. Only Germany, as the only state in the world, does not stupefy as one of the world's leading powers without the need for a nuclear power plant, spending 25 billion euros annually without saving one gram of CO2.</text:p>
          </table:table-cell>
          <table:table-cell office:value-type="string" calcext:value-type="string">
            <text:p>negative</text:p>
          </table:table-cell>
          <table:table-cell table:number-columns-repeated="1021"/>
        </table:table-row>
        <table:table-row table:style-name="ro19">
          <table:table-cell office:value-type="string" calcext:value-type="string">
            <text:p>"Da haben sie völlig recht, ausländische Aktionäre interessiert die Dividende am Jahresende und bestätigen oder stürzen den Vorstand, der je nach Ausgang mit Geld zugeschüttet wird und weiter machen darf oder zur Abfindung mit Geld zugeschüttet wird und zum nächsten Unternehmen wechselt. Alles andere ist im Geisteshorizont der Akteure schlicht nicht definiert. Arbeitsplätze bei Aldi, sehr witzig. Gerade deswegen ist es Aufgabe der Politik, diese gesellschaftsschädlichen Entlohnungssysteme zu regulieren. Öffentliche Auftraggeber (zB BER) könnten Druck ausüben, man könnte Schliessungssteuern zur Stütze der Arbeitslosenkassen erheben, die den ""Kostenbonus"" für den Vorstand frisst, man könnte bei Konzernen überhaupt mal Steuern erheben. So wie es A, B, C ... Etiketten für Energieklassen von Elektrogeräten gibt, muss man sich mit Szenarien der Automatisierung am Horizont, in denen es überhaupt nur noch Arbeit für 4x Prozent der Gesellschaft gibt, schnellstens überlegen, welche Schädlichkeits- und toxische ""Emissionsklassen"" es für Unternehmerische Entscheidungen gibt. Bei über 6 Millarden Gewinn einen Standort ohne Versetzungsprogramme dicht zu machen, muss gesellschaftlich genauso geächtet werden, wie Unternehmen, die früher den Robben den Pelz über die Ohren gezogen haben. Es vergiftet den gesellschaftlichen Zuzammenhalt, stärkt radikale Tendenzen, macht den Standort Deutschland unattraktiver und leert öffentliche Kassen. So ein Verhalten muss verdammt nochmal geahndet werden. Aber auch wenn Merkel inzwischen wie Miss Marple aussieht, ist das wohl leider die einzige Gemeinsamkeit. Diese Truppe hat ja inzwischen sogar das Durchsetzen bereits geltenden Rechts aufgegeben (VW)."</text:p>
          </table:table-cell>
          <table:table-cell office:value-type="string" calcext:value-type="string">
            <text:p>"As they are quite right, foreign shareholders interested in the dividend at the end of the year and confirm or overthrow the board, which is filled depending on the outcome with money and may continue to make or is paid for compensation with money and moves to the next company. Everything else is simply not defined in the mental horizon of the actors. Jobs at Aldi, very funny. Precisely for this reason it is the task of politics to regulate these socially harmful pay systems. Public clients (eg BER) could exert pressure, one could levy closing taxes to the support of the unemployment funds, which eats the ""cost bonus"" for the executive committee, one could collect taxes with companies at all times. Just as A, B, C ... give labels for the energy classes of electrical appliances, with scenarios of automation on the horizon where there is only work for 4 percent of society, it is necessary to quickly consider which harmful and toxic ones ""Emission Classes"" are there for business decisions. With more than 6 billion profit to make a site without displacement programs, must be ostracized socially as well as companies that used to pull the seals over the ears of the seals. It poisons social cohesion, strengthens radical tendencies, makes Germany less attractive and empties public coffers. Such behavior must be damned punishable. But even if Merkel now looks like Miss Marple, that is probably the only commonality. In the meantime, this troupe has even given up enforcing existing laws (VW)."</text:p>
          </table:table-cell>
          <table:table-cell office:value-type="string" calcext:value-type="string">
            <text:p>negative</text:p>
          </table:table-cell>
          <table:table-cell table:number-columns-repeated="1021"/>
        </table:table-row>
        <table:table-row table:style-name="ro31">
          <table:table-cell office:value-type="string" calcext:value-type="string">
            <text:p>Ach so, Alles was der Gesundheit schaden könnte, gehört verboten? Also auch Autos (Unfälle/Schadstoffe) und Energie (Kohlekraftwerke etc). Öffentlicher Nahverkehr und Bahn, eigentlich jedes Transportmittel bis hin zum Fahrrad (Unfallgefährdet). Jegliche Nahrung ist sowieso schädlich. Wenn sie nicht kontaminiert ist, macht sie immerhin dick und damit krank. Am Besten wäre natürlich die Abschaffung der Menschheit insgesamt. Würde dem Planeten nachhaltig nutzen. So einen pauschalen Quatsch hört man selten.</text:p>
          </table:table-cell>
          <table:table-cell office:value-type="string" calcext:value-type="string">
            <text:p>Oh, everything that could harm your health is forbidden? So also cars (accidents / pollutants) and energy (coal power plants etc). Public transport and rail, actually every means of transport up to the bicycle (accident endangered). Any food is harmful anyway. If not contaminated, it makes you fat and sick. The best would of course be the abolition of mankind as a whole. Would use the planet sustainably. Such a sweeping nonsense you rarely hear.</text:p>
          </table:table-cell>
          <table:table-cell office:value-type="string" calcext:value-type="string">
            <text:p>negative</text:p>
          </table:table-cell>
          <table:table-cell table:number-columns-repeated="1021"/>
        </table:table-row>
        <table:table-row table:style-name="ro10">
          <table:table-cell office:value-type="string" calcext:value-type="string">
            <text:p>Den USA und ihren Verbündeten, hier Südkorea, glaube ich kein Wort bzw. keinen Text. Die Kritiklosigkeit gegenüber den USA führt die Welt hoffentlich nichts ins Verderben. Immer mehr Länder wie auch Deutschland schlagen sich blind auf die Seite der USA, egal ob sie und ihre Nachbarn verhängnisvolle Fehlentscheidungen treffen, oder dafür büßen müssen. So, wie Merkel sich verbissen an die von USA verhängten Sanktionen für Russland klammert und andere zur Teilnahme zwingt, kann das für die Menschen und Firmen in Europa nur sehr schädlich sein.</text:p>
          </table:table-cell>
          <table:table-cell office:value-type="string" calcext:value-type="string">
            <text:p>I do not believe a word or a text to the US and its allies, here South Korea. The lack of criticism of the United States hopefully will not ruin the world. More and more countries, as well as Germany, blindly side with the US, regardless of whether they and their neighbors make fatal mistakes or have to pay for it. Just as Merkel clings stubbornly to the US-imposed sanctions on Russia and forces others to participate, this can only be very damaging to the people and companies in Europe.</text:p>
          </table:table-cell>
          <table:table-cell office:value-type="string" calcext:value-type="string">
            <text:p>negative</text:p>
          </table:table-cell>
          <table:table-cell table:number-columns-repeated="1021"/>
        </table:table-row>
        <table:table-row table:style-name="ro41">
          <table:table-cell office:value-type="string" calcext:value-type="string">
            <text:p>"Ich halte den derzeitigen Usus der ""fachspezifischen Anwesenheit"" - wie Sie das nennen - aus mindestens zwei Gründen für schädlich: (1) Das Parlament hat eine nicht zu unterschätzende symbolische Funktion. Es repräsentiert das ""ganze Volk"" (und nicht nur in einzelne Lobbys aufgeteilte Segmente des Volks). Daher ist es notwendig, daß alle Abgeordneten anwesend sind. Leere Ränge sind eine fortgesetzte Herabwürdigung des Volkes. Das hat die AfD erkannt, und wenige Tage später hat es auch Kauder erkannt. Gut so! (2) Auch wenn es richtig sein mag, daß das moderne Parlament vor allem ein Arbeitsparlament ist, das nicht so sehr im Plenarsaal agiert, dafür aber umso mehr in Ausschüssen und Koalitionszimmern seine segensreichen Wirkungen entfaltet, spricht doch nichts dagegen, daß die Abgeordneten sich einer größeren öffentlich Präsenz befleißigen. Nicht jeder Tag im Jahr ist Sitzungstag. Es bleibt also noch genug Zeit für das okkulte Wirken. (3) Das Argument, der Abgeordnete könne die BT-Sitzung ja auch an seinem Bildschirm verfolgen, halte ich für geradezu kontraproduktiv. Wie darf ich mir das vorstellen? Sitzt der Abgeordnete da in seinen Pantoffeln gemütlich zu Hause und guckt zu, wie Frau Merkel auf der Regierungsbank irgendwas in ihr Handy tippt? Isst er dabei Chips und kippt sich ein Bierchen? Kauder, Kauder, es brechen neue Zeiten an!"</text:p>
          </table:table-cell>
          <table:table-cell office:value-type="string" calcext:value-type="string">
            <text:p>"I think that the current usus of ""subject-specific presence"" - as you call it - is harmful for at least two reasons: (1) Parliament has a symbolic function that should not be underestimated. It represents the ""whole people"" (and not just divided into individual lobbies segments of the people). It is therefore necessary for all Members to be present. Empty ranks are a continued denigration of the people. This has recognized the AfD, and a few days later, it has also recognized Kauder. OK then! (2) While it may be true that the modern parliament is first and foremost a labor parliament that does not act so much in the plenary, but in fact has its beneficial effects in committees and coalition rooms, there is nothing to stop the delegates a larger public presence. Not every day of the year is session day. There is still enough time for the occult work. (3) I think that the argument that MEPs can follow the BT session on their screen is downright counterproductive. How can I imagine that? Does the MP sitting comfortably in his slippers at home and watching as Ms. Merkel taps something into her cell phone at the government bench? Does he eat chips and tilts a beer? Kauder, Kauder, new times are breaking!"</text:p>
          </table:table-cell>
          <table:table-cell office:value-type="string" calcext:value-type="string">
            <text:p>negative</text:p>
          </table:table-cell>
          <table:table-cell table:number-columns-repeated="1021"/>
        </table:table-row>
        <table:table-row table:style-name="ro20">
          <table:table-cell office:value-type="string" calcext:value-type="string">
            <text:p>"Ich frage mich schon länger, wieso die USA dieses Theater um Russland-Kontakte machen. Die USA, die außer dem völkerrechtwidrigen IRAK-Krieg viele Verbrechen verübt haben. Der Irak-Krieg wurde auf bewussten Lügen der US-Regierung, mit Blair und Rasmussen und wahrscheinlich noch anderen Tätern begonnen und ist bis jetzt nicht beendet. Folterungen wurden auch genehmigt, auch von Rasmussen. Jetzt frage ich mich, wie krank muss eine US-Regierung immer noch sein, den Kontakt zu Russland unter Strafe zu stellen. Ich sage jetzt meine Meinung, die US-Regierung ist psychisch krank und wahrscheinlich sogar debil. Ich habe eine Liste gefunden über die Kriegsverbrechen und die Regime changes der USA sowie die von der CIA und FBI begangenen ungesetzlichen Schandtaten, Verbrechen und Ermordungen. Wieso verschweigen die Politiker der EU das und nehmen die Verbrechen nicht zur Kenntnis, sondern buckeln vor den USA. Den USA zuliebe ist die Situation mit Russland so unklug und schädlich für die EU. Mit dem Kommando ""Amerca first"" sind schon erste Nachteile für die EU zu registrieren. Aber die Merkel-Regierung einschließlich deren Personal und die EU in Brüssel will das nicht wahrhaben. Die sind verbohrt, ich habe Mails von Brüssel, die genau das intensivieren. Die sind doch Volksvertreter und dürften nicht nach ihren kindischen Emotionen handeln. Ich habe den Eindruck, dass die Volksvertreter in Brüssel verliebt in die USA sind, das finde ich ganz eklig. Vielleicht essen manche auch zuviel, die sehen danach aus, dann geht es mit dem Denken nicht so schnell. Vielleicht wollen die deshalb den Döner verbieten, weil sie zuviel davon gegessen haben."</text:p>
          </table:table-cell>
          <table:table-cell office:value-type="string" calcext:value-type="string">
            <text:p>"I've been wondering why the US is making this theater for Russia contacts. The USA, which committed many crimes in addition to the illegal IRAQ war. The Iraq war has begun on deliberate lies by the US government, with Blair and Rasmussen and probably other perpetrators, and has not ended yet. Torture was also approved, also by Rasmussen. Now I'm wondering how sick a US government still needs to be to penalize contact with Russia. I'll say now, the US government is mentally ill and probably even bad. I've come up with a list of US war crimes and regime changes, unlawful crimes, crimes and murders committed by the CIA and FBI. Why are the politicians of the EU concealing this and not taking note of the crimes, but hunching in front of the USA. For the US's sake, the situation with Russia is so unwise and harmful to the EU. With the command ""Amerca first"" are already first disadvantages for the EU to register. But the Merkel government including its staff and the EU in Brussels does not want to admit that. They are bogged down, I have emails from Brussels, which intensify exactly that. They are people's representatives and should not act according to their childish emotions. I have the impression that the people's representatives in Brussels are in love with the United States, which I find very disgusting. Maybe some people eat too much, they look like that, then thinking is not so fast. Maybe that's why they want to ban the kebab because they ate too much of it."</text:p>
          </table:table-cell>
          <table:table-cell office:value-type="string" calcext:value-type="string">
            <text:p>negative</text:p>
          </table:table-cell>
          <table:table-cell table:number-columns-repeated="1021"/>
        </table:table-row>
        <table:table-row table:style-name="ro23">
          <table:table-cell office:value-type="string" calcext:value-type="string">
            <text:p>im gleichen Atemzug in dem sie ihre Bedingungen verkündet mahnt sie die SPD nicht mit zu vielen Forderungen und Bedingungen in die Verhandlung zu gehen.... wie dumm ist das? Die genannten Leitlinien sind allesamt schädlich für Deutschland und erlauben definitiv keine Erneuerung bei der SPD. Allein der Murks mit der schwarzen Null ist ein K.O.</text:p>
          </table:table-cell>
          <table:table-cell office:value-type="string" calcext:value-type="string">
            <text:p>In the same breath in which she announces her terms, she does not warn the SPD to go to the negotiation with too many demands and conditions .... how stupid is that? The above guidelines are all harmful to Germany and definitely do not allow renewal of the SPD. But the botch with the black zero is a K.O.</text:p>
          </table:table-cell>
          <table:table-cell office:value-type="string" calcext:value-type="string">
            <text:p>negative</text:p>
          </table:table-cell>
          <table:table-cell table:number-columns-repeated="1021"/>
        </table:table-row>
        <table:table-row table:style-name="ro42">
          <table:table-cell office:value-type="string" calcext:value-type="string">
            <text:p>Angela Merkel lernte in der DDR zwischen christlichen und SED Diskutanten zu moderieren. Kreative Vorschläge konnten leicht karriereschädlich sein. Den Sturz ihres Ziehvaters Helmut Kohl unterstützt sie erst, als er sicher scheint. Als Kanzlerin wartet sie stets, bis der Mainstream klar erkennbar ist und springt dann hemmungslos an die Spitze. Beim Flüchtlingsstrom schafft sie das Management nicht. Ja, aber ob der brave Olaf Scholz da mehr drauf hat? Die kurze, heftige Begeisterung bei der Schulz-Kandidatur zeigt das inner- und überparteiliche Potential für eine sozial ausgerichtete SPD-Politik. Wer kann dieses Potential mobilisieren und nutzen? Wäre Niedersachsens Ministerpräsident Stephan Weil mit seinen sozialpolitischen Zielsetzungen, seiner politischen Erfahrung, seinem kompetenten und verbindlichem Auftreten, seiner Industrieerfahrung im VW-Aufsichtsrat und seinem Erfolg als Wahlsieger und Regierungsbilder ein geeigneter Kanzlerkandidaten. In einer TV-Diskussion mit Merkel könnte er souverän punkten. Von Ihm wäre mehr zu erwarten als das Strohfeuer von Martin Schulz und dem begabten Schauspieler und Marketingtalent Emmanuel Macron mit wenig politischem Tiefgang. Europa erwartet von Deutschland Stabilität und Führungskompetenz.</text:p>
          </table:table-cell>
          <table:table-cell office:value-type="string" calcext:value-type="string">
            <text:p>Angela Merkel learned to moderate between Christian and SED discussants in the GDR. Creative suggestions could easily be career-damaging. The fall of her foster father Helmut Kohl supports her only when he seems safe. As Chancellor, she always waits until the mainstream is clearly visible and then jumps unrestrained to the top. She does not manage the refugee flow. Yes, but if the brave Olaf Scholz has more on it? The short, violent enthusiasm in the Schulz candidacy shows the internal and non-partisan potential for a socially oriented SPD policy. Who can mobilize and use this potential? Lower Saxony's Prime Minister Stephan Weil would be a suitable chancellor candidate with his social policy objectives, his political experience, his competent and committed demeanor, his industrial experience in the VW supervisory board and his success as election winner and government figures. In a TV discussion with Merkel, he could score points sovereign. He would expect more from him than the bonfire of Martin Schulz and the gifted actor and marketing talent Emmanuel Macron with little political depth. Europe expects stability and leadership from Germany.</text:p>
          </table:table-cell>
          <table:table-cell office:value-type="string" calcext:value-type="string">
            <text:p>negative</text:p>
          </table:table-cell>
          <table:table-cell table:number-columns-repeated="1021"/>
        </table:table-row>
        <table:table-row table:style-name="ro7">
          <table:table-cell office:value-type="string" calcext:value-type="string">
            <text:p>wer etwas verbietet, sollte das auch begründen. die umweltministerin hatte genügend zeit gly auf die schädlichkeit für die umwelt hier wertneutral untersuchen zu lassen.- das hat sie nicht getan. deshalb gibt es auch keine gründe für ein verbot schließlich war das mittel durch die EU und hier durch das BfR nach sehr langen prüfungen für unbedenklich erklärt worden.längst gibt es neue herbizide wie dicamba, engenia auch hätten längst strengere anwendungsbeschränkungen gegen den nicht notwendigen gebrauch als gelindere Maßnahme erlassen werden können. Sachverstand und nicht gerfühle sollten immer Grundlage politischer Entscheidungen sein. das ist hier nicht der fall. es gibt genügend Baustellen im umweltrecht, um mit Sachargumenten verbote oder Beschränkungen zu erlassen. mandarf sich auch nicht für ideologische ziele vor den karren spannen lassen</text:p>
          </table:table-cell>
          <table:table-cell office:value-type="string" calcext:value-type="string">
            <text:p>Anyone who forbids something should justify that. the minister of the environment had enough time to let gly investigate the harmfulness to the environment in a neutral way - that's not what she did. Therefore, there are no reasons for a ban, finally, the medium was declared by the EU and here by the BfR after very long tests for harmless. Recently, there are new herbicides such as dicamba, engenia also have long stricter application restrictions against the unnecessary use as more lenient measure can be adopted. Expertise and not feeling should always be the basis of political decisions. this is not the case here. There are plenty of construction sites in environmental law to ban or jeopardize arguments. Mandarf can not be harnessed to ideological goals</text:p>
          </table:table-cell>
          <table:table-cell office:value-type="string" calcext:value-type="string">
            <text:p>negative</text:p>
          </table:table-cell>
          <table:table-cell table:number-columns-repeated="1021"/>
        </table:table-row>
        <table:table-row table:style-name="ro23">
          <table:table-cell office:value-type="string" calcext:value-type="string">
            <text:p>besonders schön finde ich, wie hier die CDU-Schreiberlinge versuchen abzulenken. Es geht hier nicht darum, ob Gylphosat nützlich, schädlich, krebserregend oder sonstwas ist. Das kann vermutlich keiner hier abschließend beurteilen. Darum geht es hier auch nciht. Es geht um das politische Verhalten und deren Einordnung eines CSU-Ministers, entgegen einer klaren, anderslautenden Vereinbarung.</text:p>
          </table:table-cell>
          <table:table-cell office:value-type="string" calcext:value-type="string">
            <text:p>I especially like how the CDU scribblers try to distract. This is not about whether gylphosate is beneficial, harmful, carcinogenic or otherwise. Nobody can judge that here. That's not what this is about. It is about the political behavior and their classification of a CSU minister, contrary to a clear, different agreement.</text:p>
          </table:table-cell>
          <table:table-cell office:value-type="string" calcext:value-type="string">
            <text:p>negative</text:p>
          </table:table-cell>
          <table:table-cell table:number-columns-repeated="1021"/>
        </table:table-row>
        <table:table-row table:style-name="ro37">
          <table:table-cell office:value-type="string" calcext:value-type="string">
            <text:p>"Ein weiteres Beispiel. Auch beim Diesel wünsche ich mir eine differenzierte Betrachtung. Der CO2 Ausstoß als Klimakiller ist jedenfalls niedriger als bei den Benzinern. Und vermutlich auch umweltfreundlicher wenn man die Menschen- und Waren mit Pferdekraft transportieren würde. Und die Gesamtökobilanz ist deutlich besser als bei E-Fahrzeugen. Dass der Normalbürger nicht in der Lage ist mehrere Argumente gegeneinander abzuwägen habe ich mittlerweile akzeptiert. Aber dass Politiker sich ein einzelnes Argument herauspicken und die Nachteile der Alternative nicht ein einziges mal in die Überlegung einbeziehen ist schon enttäuschend. Bei E10 Kraftstoff waren es vornehmlich ""die Grünen"" die erst nur das Pro-Ethanol Argument gesehen haben und erst nach der Einführung mit den anderen Argumenten umgestimmt wurden. Falsche Reihenfolge. Bei Glyphosat muss natürlich auch alles aufs Tableau. Wie schädlich ist Glyphosat? Wie schädlich für die Umwelt, Menschen, Tiere, Ökosystem ist die manuelle Acker- und Pflanzenbearbeitung. Und wieviel Ertrag bringt die jeweilige Bearbeitungsmethode. Wo bleibt diese differenzierte Auseinandersetzung? Wäre das nicht auch die Aufgabe der Medien? Für eine solche differenzierte Betrachtung und Bewertung muss man sicher höhere Anforderungen in Sachen Intelligenz und Bildung stellen. Allerdings wollen wir im Parlament den Querschnitt der Bevölkerung. Da können wir dort, auch hinsichtlich Intelligenz, keine Wunderdinge erwarten."</text:p>
          </table:table-cell>
          <table:table-cell office:value-type="string" calcext:value-type="string">
            <text:p>"Another example. I would also like a differentiated view of the diesel. In any case, the CO2 emissions as climate killers are lower than for gasoline. And probably also environmentally friendly if you were to transport people and goods by horsepower. And the total eco-balance is much better than for e-vehicles. That the average citizen is not able to weigh several arguments against each other, I have now accepted. But that politicians pick out a single argument and do not even consider the disadvantages of the alternative in the consideration is already disappointing. For E10 fuel, it was mainly ""the Greens"" who saw only the pro-ethanol argument and only after the introduction with the other arguments were retuned. Wrong order. For glyphosate, of course, everything has to be on the tableau. How harmful is glyphosate? How harmful to the environment, humans, animals, ecosystems is the manual cultivation of crops and crops. And how much yield does the respective processing method bring? Where is this differentiated argument? Would not that be the task of the media? For such a differentiated consideration and assessment, one certainly has to set higher demands in terms of intelligence and education. However, in Parliament we want the cross-section of the population. There we can expect no miracles there, also with regard to intelligence."</text:p>
          </table:table-cell>
          <table:table-cell office:value-type="string" calcext:value-type="string">
            <text:p>negative</text:p>
          </table:table-cell>
          <table:table-cell table:number-columns-repeated="1021"/>
        </table:table-row>
        <table:table-row table:style-name="ro23">
          <table:table-cell office:value-type="string" calcext:value-type="string">
            <text:p>.... es gibt aber eine Kennzeichnung für Produkte, die OHNE Glyphosat produziert wurden, nämlich BIO-Produkte. Es wäre auch absurd, wenn man Produkte ohne Glyphosat kennzeichnen würde, weil es noch diverse andere, für den Menschen weitaus schädlichere Pestizide gibt. Insofern ist Ihr Argument albern. Und Ihre Unwissenheit erstaunt mich!</text:p>
          </table:table-cell>
          <table:table-cell office:value-type="string" calcext:value-type="string">
            <text:p>.... but there is a label for products that were produced WITHOUT glyphosate, namely BIO products. It would also be absurd to label products without glyphosate because there are several other pesticides that are far more harmful to humans. In that sense, your argument is silly. And your ignorance amazes me!</text:p>
          </table:table-cell>
          <table:table-cell office:value-type="string" calcext:value-type="string">
            <text:p>negative</text:p>
          </table:table-cell>
          <table:table-cell table:number-columns-repeated="1021"/>
        </table:table-row>
        <table:table-row table:style-name="ro5">
          <table:table-cell office:value-type="string" calcext:value-type="string">
            <text:p>die hätte man längst in den Süden zurückgetrieben! solange der Lobbykoffer prall gefüllt ist, würde man Zyklon B auch für Kinderzimmer erlauben. dauernd Politiker die sich auf ihr eigenes Gewissen berufen (dieses hat sogar eine eigene Kontonummer scheinbar!). die Grünen sind ehr bunt als chlorophylgrün . warum ich links gewählt habe war richtig ( die kuscheln nicht mit der Amigo Mama ). und das blabla wegen Kontrolle im Privatbereich bezüglich Glyphosat,man kann als Privatmensch gar kein Roundup zur geziehlten Insekten Vernichtung kaufen. wenn es schädlich für Unions Amigos wäre und das Unkraut davon verschwinden würde, ja dann wäre es verboten!!! wohl bekomms Frau Merkel der Unionscocktail : 2 cl Diesel, 2 cl Glyphosat , 2 Eiswürfel ( gibts nahe Muttis Herzen) und 100ml Bananensaft ! das Glas dekoriert man stilecht auf einem Filzdeckchen !</text:p>
          </table:table-cell>
          <table:table-cell office:value-type="string" calcext:value-type="string">
            <text:p>they would have been driven back to the south long ago! as long as the lobbying case is full, Zyklon B would also be allowed for children's rooms. permanently politicians who rely on their own conscience (this even has its own account number apparently!). the greens are more colorful than chlorophyll green. why I chose left was right (they do not cuddle with Amigo Mama). and the blabla because of control in the private sector with respect to glyphosate, you can not buy a private person as a roundup to the targeted insect destruction. if it were harmful to Unions Amigos and the weeds would disappear, yes it would be forbidden !!! well Mrs. Merkel the union cocktail: 2 cl diesel, 2 cl glyphosate, 2 ice cubes (there are near mother's heart) and 100ml banana juice! The glass is decorated in a proper style on a felt doily!</text:p>
          </table:table-cell>
          <table:table-cell office:value-type="string" calcext:value-type="string">
            <text:p>negative</text:p>
          </table:table-cell>
          <table:table-cell table:number-columns-repeated="1021"/>
        </table:table-row>
        <table:table-row table:style-name="ro32">
          <table:table-cell office:value-type="string" calcext:value-type="string">
            <text:p>die Wahlweise die Inhaftierung Schmidts, seine Entlassung oder den Rausschmiss der CSU aus der Regierung fordern, in allen Fällen aber behaupten, der Einsatz von Glyphosphat wäre nahezu industrieller Massenmord an Mensch und Tier, die Vergiftung des Lebens und einzig monitären Interessen unterworfen. Und natürlich wollen nahezu ALLE in diesem Land das Zeug verbieten. Keine Stimme der Vernunft- eine Stampede der Schwarmintelligenz. Aber selbst in der SZ, die nun wahrlich nicht für Nähe zur CSU bekannt ist, ist heute Nachdenkenswertes zu lesen: http://www.sueddeutsche.de/wissen/landwirtschaft-die-neuzulassung-von-glyphosat-ist-richtig-1.3769325 Tenor: Schmidts Entscheidung war in der Sache richtig. Glyphosphat ist das am besten erforschte Herbizid der Welt und in seiner Wirkung für den Menschen, wie alle anderen Dinge auch, bei richtigem Einsatz unschädlich. Verbietet man das, kommen aus der Palette der anderen ca. 250 zugelassenen Herbizide nur giftigere zum Einsatz. Monitär ist Glyphosphat es für den Erfinder ohne Bedeutung, da die Patente ausgelaufen sind. Und wenn Schmidt in der Sache Recht hat, wie muss man dann die Haltung von Frau Hendricks und der SPD bewerten? Das Klammern an ein unhaltbares Dogma führt zur Sinnkrise einer möglichen Regierung. Was bitte sagt das über die SPD und unsere Gesellschaft? Und am Ende ist auch Frau Merkel am Ende. Sie darf keine neuen Minister einstellen. Schmidt führt schon zwei Ministerien. Soll sie am Ende alleine alternativlos alle Ministerien führen? Die Frau hat machtpolitisch fertig.</text:p>
          </table:table-cell>
          <table:table-cell office:value-type="string" calcext:value-type="string">
            <text:p>"the choice to demand the imprisonment of Schmidt, his dismissal or the sacking of the CSU from the government, claim in all cases, however, the use of glyphosate would be almost industrial mass murder of humans and animals, the poisoning of life and only monitären interests subject. And of course almost ALL in this country want to ban the stuff. No Voice of Reason - A stampede of ""swarm intelligence"". But even in the SZ, which is now really not known for being close to the CSU, today is worth reading: http://www.sueddeutsche.de/wissen/landwirtschaft-die-neuzulassung-von-glyphosat-ist-richtig-1.3769325 Tenor: Schmidt's decision was right in the matter. Glyphosate is the best researched herbicide in the world and its effects on humans, like all other things, are harmless when used properly. Prohibiting this, the range of other 250 approved herbicides only uses more toxic ones. Monitarily, glyphosate is irrelevant to the inventor as the patents have expired. And if Schmidt is right in the matter, then how do you evaluate the attitude of Mrs. Hendricks and the SPD? The clinging to an untenable dogma leads to the sense crisis of a possible government. What does that say about the SPD and our society? And in the end, Mrs. Merkel is at the end. She may not hire new ministers. Schmidt already leads two ministries. Should she alone lead all ministries in the end alone? The woman has done political power."</text:p>
          </table:table-cell>
          <table:table-cell office:value-type="string" calcext:value-type="string">
            <text:p>negative</text:p>
          </table:table-cell>
          <table:table-cell table:number-columns-repeated="1021"/>
        </table:table-row>
        <table:table-row table:style-name="ro1">
          <table:table-cell office:value-type="string" calcext:value-type="string">
            <text:p>Während wir uns in der EU über Glygosphat streiten, wird in den USA bereits über den Nachfolger von Roundup - Dicamba gestritten. Man staune: in den USA sind die Agrarpflanzen resistent geworden gegenüber Roundup. Ein neues, noch schädlicheres Mittel musste her. Farmer haben Sammelklagen gegen Dicamba/Monsanto laufen, weil ihre nicht von Monsanto gekauften Pflanzen stark leiden, wenn auf Nachbarfeldern Dicamba ausgebracht wurde.</text:p>
          </table:table-cell>
          <table:table-cell office:value-type="string" calcext:value-type="string">
            <text:p>While we are arguing about glycophosphate in the EU, we are already arguing about the successor of Roundup - Dicamba in the US. It's amazing: in the US, the crops have become resistant to Roundup. A new, even more harmful remedy was needed. Farmers have class action lawsuits against Dicamba / Monsanto because their non-Monsanto crops are severely affected when Dicamba is planted on neighboring fields.</text:p>
          </table:table-cell>
          <table:table-cell office:value-type="string" calcext:value-type="string">
            <text:p>negative</text:p>
          </table:table-cell>
          <table:table-cell table:number-columns-repeated="1021"/>
        </table:table-row>
        <table:table-row table:style-name="ro10">
          <table:table-cell office:value-type="string" calcext:value-type="string">
            <text:p>es geht nicht darum, wie schädlich das Zeug wirklich ist - es geht darum wie eigenmächtig Schmidt gehandelt hat und wie er den Koaltionspartner, den man gerade wieder ein paar Schritte an sich herangeholt hat, wieder verprellt. Zur Schädlichkeit - den Menschen kratzt das Zeug vermutlich weniger als ein Glas Schnaps, ein Atmezug passives Rauchen oder eine fettige Currywurst. Was es mit der Natur macht, steht aber noch auf einem anderen Blatt... auch wenn es da vermutlich in guter (oder eher schlechter...) Gesellschaft mit anderen Chemie-Keulen ist.</text:p>
          </table:table-cell>
          <table:table-cell office:value-type="string" calcext:value-type="string">
            <text:p>it's not about how damaging the stuff really is - it's about how arbitrary Schmidt acted and how he bounces off the co-ordinating partner that you've just taken a few steps back to. Harmfulness - people probably scratch less than a glass of schnapps, a breath of passive smoking or a fatty currywurst. What it does with nature, but is still on another leaf ... even if it is probably in good (or rather bad ...) company with other chemistry clubs.</text:p>
          </table:table-cell>
          <table:table-cell office:value-type="string" calcext:value-type="string">
            <text:p>negative</text:p>
          </table:table-cell>
          <table:table-cell table:number-columns-repeated="1021"/>
        </table:table-row>
        <table:table-row table:style-name="ro37">
          <table:table-cell office:value-type="string" calcext:value-type="string">
            <text:p>"Monetär ist Glyphosphat es für den Erfinder ohne Bedeutung? Falsch! Sie denken zu kurz. Klar sind die Patente ausgelaufen, aber Bayer/Monsanto hat durch den Zusammenschluss nun das Monopol auf genetische veränderte Nutzpflanzen weltweit. Resistent gegen eben jenes Glyphosat. Denken Sie einfach mal einen Schritt weiter, was das Verbot von Glyphosat hier für Auswirkungen hätte... Wenn das Zeug so unschädlich ist, warum wurden dann vor nicht allzu langer Zeit sogar die Monsanto-Lobbyisten des EU-Parlaments verwiesen, weil man sich weigerte Auskünft dazu zu geben? Was im übrigen ein dort bisher einmaliger Vorgang war? (http://www.zeit.de/politik/ausland/2017-09/europaeisches-parlament-monsanto-papers-lobbyisten-zugang-entzogen). Die Liste der ""Ungereimtheiten"" von Seiten der Industrie zu diesem Thema könnte ganze Bibliotheken füllen und reicht Jahrzehnt zurück. Allein schon der Versuch sich hier eine fundierte Meinung zu bilden ist mit einem Diplomstudiengang vergleichbar. Ein undurchdringlicher Jungle aus wissenschaftlichen Studien in der jeder seinen Standpunkt wiederfinden darf. Aber am Ende reicht es ja, wenn man sagen kann das es keine Alternative dazu gibt. Damit ist der unkritische Bürger beruhigt und intellektuell ausreichend Gerüstet um gegen realitätsfremde Nörgler zu argumentieren. Fun-fact am Rande: Glyphosat wurde ursprünglich als Reinigungsmittel für industrielle Rohrsystem patentiert. Später sogar als Antibitikum."</text:p>
          </table:table-cell>
          <table:table-cell office:value-type="string" calcext:value-type="string">
            <text:p>"Monetarily, is glyphosphate meaningless to the inventor? Not correct! They think too briefly. Clearly, the patents expired, but Bayer / Monsanto now has the monopoly on genetically modified crops worldwide through the merger. Resistant to just that glyphosate. Just think a step further, what the ban on glyphosate would have ... If the stuff is so harmless, why not even the Monsanto lobbyists of the European Parliament were not too long ago rejected because they refused To provide information? What else was a hitherto unique event? (Http://www.zeit.de/politik/ausland/2017-09/europaeisches-parlament-monsanto-papers-lobbyisten-zugang-entzogen). The industry's list of ""inconsistencies"" on this topic could fill entire libraries and go back decade. Just trying to form an informed opinion here is comparable to a diploma course. An impenetrable jungle from scientific studies in which everyone is allowed to find his point of view. But in the end it is enough, if you can say that there is no alternative. Thus, the uncritical citizen is calmed and intellectually adequately equipped to argue against unrealistic complainers. Fun fact in passing: Glyphosate was originally patented as a cleaning agent for industrial piping systems. Later even as anti-biotics."</text:p>
          </table:table-cell>
          <table:table-cell office:value-type="string" calcext:value-type="string">
            <text:p>negative</text:p>
          </table:table-cell>
          <table:table-cell table:number-columns-repeated="1021"/>
        </table:table-row>
        <table:table-row table:style-name="ro18">
          <table:table-cell office:value-type="string" calcext:value-type="string">
            <text:p>Mal sehen wo Herr Schmidt landet nach seiner Karriere als Minister. Sicher haben Bayer oder der Bauernverband einen ruhigen Job für Ihn. In einer neuen GroKo wird er wohl nicht mehr das Amt haben. Mit recht. Es ist doch komisch dass ein Minister genau in der Zeit wo es eh heikel ist gegen die SPD zu entscheiden so etwas tut. Das riecht nach Vorteilsnahme (oh sorry heisst heute Lobbying). Wir werden sehen welchem Verband er nachher vorsteht oder wo er seine nächsten Ferien verbringt. Für mich eine Unverschämtheit zumal es hier nicht um die Befindlichkeiten der Wirtschaft geht sondern um die Gesundheit der Menschen und der Natur. Wenn die Zulassung nicht automatisch der Freibrief für Monsanto wäre wenn im Nachhinein doch rauskommt dass es gesundheitsschädlich ist wäre es kein Problem. Das aber genau ist es. Sie werden argumentieren es wurde ja zugelassen. Danke Herr Schmid viel Spass bei was auch immer sie diese Entscheidung werden geniessen können.,</text:p>
          </table:table-cell>
          <table:table-cell office:value-type="string" calcext:value-type="string">
            <text:p>Let's see where Mr. Schmidt lands after his career as a minister. Surely Bayer or the farmers' association have a quiet job for him. In a new GroKo he will probably no longer have the office. Rightly. It's weird that a minister at the very time where it is sensitive before the SPD to decide something like that. This smells of taking advantage (oh sorry today is lobbying). We will see which association he will lead after or where he will spend his next holidays. For me an impertinence, especially since it is not about the sensitivities of the economy but about the health of humans and nature. If the approval is not automatically the license for Monsanto if it comes out in retrospect that it is harmful to health, it would not be a problem. But that's exactly it. They will argue it was admitted yes. Thank you Mr. Schmid have fun with whatever you can enjoy this decision.,</text:p>
          </table:table-cell>
          <table:table-cell office:value-type="string" calcext:value-type="string">
            <text:p>negative</text:p>
          </table:table-cell>
          <table:table-cell table:number-columns-repeated="1021"/>
        </table:table-row>
        <table:table-row table:style-name="ro17">
          <table:table-cell office:value-type="string" calcext:value-type="string">
            <text:p>ist offenbar alles egal. Denn wie unschädlich Gly auch immer sein soll - auf die Dauer werden Menschen, Boden etc. vergiftet. Was ist es, dass einem die grüne Schlämpe zum Herzblut macht? Wir werden wohl auf der Korruptionsskala ein wenig absinken. Na, politisch wenigstens ist jetzt der Rücktritt fällig.</text:p>
          </table:table-cell>
          <table:table-cell office:value-type="string" calcext:value-type="string">
            <text:p>apparently everything does not matter. For how harmless Gly should be - in the long run, people, soil etc. are poisoned. What is it that makes the green puddle to the heart's blood? We will probably fall a little on the corruption scale. Well, politically at least now the resignation is due.</text:p>
          </table:table-cell>
          <table:table-cell office:value-type="string" calcext:value-type="string">
            <text:p>negative</text:p>
          </table:table-cell>
          <table:table-cell table:number-columns-repeated="1021"/>
        </table:table-row>
        <table:table-row table:style-name="ro39">
          <table:table-cell office:value-type="string" calcext:value-type="string">
            <text:p>Natürlich ist Glyphosat oder eben ein anderes Pestizid nötig. Nach dem was ich gelesen habe, ist G das am wenigsten schädliche, somit ist es korrekt es temporär zuzulassen.</text:p>
          </table:table-cell>
          <table:table-cell office:value-type="string" calcext:value-type="string">
            <text:p>Of course, glyphosate or just another pesticide is needed. From what I've read, G is the least harmful, so it's correct to allow it temporarily.</text:p>
          </table:table-cell>
          <table:table-cell office:value-type="string" calcext:value-type="string">
            <text:p>negative</text:p>
          </table:table-cell>
          <table:table-cell table:number-columns-repeated="1021"/>
        </table:table-row>
        <table:table-row table:style-name="ro52">
          <table:table-cell office:value-type="string" calcext:value-type="string">
            <text:p>Welche Alternativen sehen Sie eigentlich? Kennen sie ein Pestizid, dass garantiert unschädlich ist?</text:p>
          </table:table-cell>
          <table:table-cell office:value-type="string" calcext:value-type="string">
            <text:p>Which alternatives do you actually see? Do you know a pesticide that is guaranteed to be harmless?</text:p>
          </table:table-cell>
          <table:table-cell office:value-type="string" calcext:value-type="string">
            <text:p>negative</text:p>
          </table:table-cell>
          <table:table-cell table:number-columns-repeated="1021"/>
        </table:table-row>
        <table:table-row table:style-name="ro16">
          <table:table-cell office:value-type="string" calcext:value-type="string">
            <text:p>man noch nachdenklicher wird. Solch beispielloses Politikerverhalten des Herrn Schmidt schadet der Demokratie und fördert noch mehr die Politikverdrossenheit. Madam Merkel fügt das Ihrige noch dazu bei durch ihre ewige Passivität. Ein Bayer ( Schmidt) hilft Bayer, wen wundert es. Langsam sollte man über einen Bayxit nachdenken bei diesen der Republik schädlichen Größen wie Seehofer, Dobrindt, Schmidt usw,</text:p>
          </table:table-cell>
          <table:table-cell office:value-type="string" calcext:value-type="string">
            <text:p>you become even more thoughtful. Such unparalleled politician behavior of Mr. Schmidt harms democracy and promotes even more the political disenchantment. Madam Merkel adds something to her by her eternal passivity. A Bayer (Schmidt) helps Bayer, who is surprised. Slowly you should think about a Bayxit in these harmful to the Republic of greats such as Seehofer, Dobrindt, Schmidt, etc,</text:p>
          </table:table-cell>
          <table:table-cell office:value-type="string" calcext:value-type="string">
            <text:p>negative</text:p>
          </table:table-cell>
          <table:table-cell table:number-columns-repeated="1021"/>
        </table:table-row>
        <table:table-row table:style-name="ro34">
          <table:table-cell office:value-type="string" calcext:value-type="string">
            <text:p>"Man kann für oder gegen Glyphosat sein, das steht jedem frei. Aber was sich hier im Forum abspielt, ist meist wenig sachlich und oft Heuchelei. Ok, Schmidt hat sich politisch falsch verhalten, indem er gegen die Geschäftsordnung der Bundesregierung verstieß, das ist Fakt. Die Verschwörungstheorien und gar Bestechungsvorwürfe dagegen sind eine Frechheit. Davon, dass Glyphosat nicht völlig unschädlich ist - für Insekten und Vögel, kann man ausgehen. Eine Gefährdung von Menschen dagegen ist nirgends nachgewiesen worden. Aber davon abgesehen: Deutschland wäre jederzeit in der Lage, per Gesetz oder Erlass, den Einsatz von Glyphosat in Deutschland zu verbieten, einzuschränken oder zu reglementieren. Ich habe gerade mal die Bundestagsprotokolle der letzten Legislaturperiode gescannt und keinen Antrag der Opposition, weder GRÜNE noch LINKE, gefunden ""Der deutsche Bundestag möge die Verwendung von Glyphosat in Deutschland verbieten."" Ist meine Suchmaschine so schlecht oder gab es den Antrag etwa gar nicht? Dann allerdings sollte man jetzt auch nicht die Moralkeule schwingen."</text:p>
          </table:table-cell>
          <table:table-cell office:value-type="string" calcext:value-type="string">
            <text:p>"One can be for or against glyphosate, which is free for everyone. But what happens here in the forum, is usually not very factual and often hypocrisy. Okay, Schmidt behaved politically wrong by violating the Rules of Procedure of the Federal Government, that's fact. The conspiracy theories and even bribery charges are a joke. From the fact that glyphosate is not completely harmless - for insects and birds, one can go out. A threat to humans, however, has not been proven anywhere. But apart from that, Germany would be able at any time, by law or decree, to ban, restrict or regulate the use of glyphosate in Germany. I have just scanned the Bundestag minutes of the last legislative period and found no request from the opposition, either GREEN or LEFT, ""The German Bundestag may prohibit the use of glyphosate in Germany."" Is my search engine so bad or was it not possible? But then you should not swing the morale lobe now."</text:p>
          </table:table-cell>
          <table:table-cell office:value-type="string" calcext:value-type="string">
            <text:p>negative</text:p>
          </table:table-cell>
          <table:table-cell table:number-columns-repeated="1021"/>
        </table:table-row>
        <table:table-row table:style-name="ro5">
          <table:table-cell office:value-type="string" calcext:value-type="string">
            <text:p>Eines ist sichr: Hier im Forum, gibt es weit weniger ausgewiesene Experten für Pestizide, als Hysteriker. Daher benennen Sie uns bitte ein, zwei weniger schädliche Alternativen, die für jeden Landwirt erschwinglich sind und schon so lange aufgebracht werden, wie Gyphosat. Was ihre Frage nach 50 Jahren Langzeitergebniss betrifft: Hinterfragen Sie das auch bei anderen vielen bedenklichen Substanzen die Sie selbst im Haushalt verwenden - die noch nicht seit 42 Jahren auf dem Markt sind? Glyphosat wird seit 1975 (seit 42 Jahren) in der Landwirtschaft verwendet u.a. unter dem Namen 'Roundup'. Jetzt 'schon' in Panik verfallen, wo man 42 Jahre als Nichtanwender das Zeugs noch nicht mal gekannt hat? Selbstverständlich, sollte man alle bedenklichen Stoffe so schnell wie möglich ersetzen - wenn es denn 'ungefährlichen' Ersatz gibt.</text:p>
          </table:table-cell>
          <table:table-cell office:value-type="string" calcext:value-type="string">
            <text:p>One thing is certain: here in the forum, there are far fewer proven experts in pesticides than hysterics. Therefore, please name us two less harmful alternatives that are affordable for every farmer and have been raised for as long as Gyphosat. As for your question about 50 years of long-term results: Do you also question this with other many questionable substances that you yourself use in the household - that have not been on the market for 42 years? Glyphosate has been used in agriculture since 1975 (42 years) and so on. under the name 'Roundup'. Now 'already' in a panic, where 42 years as a non-user, the stuff has not even known? Of course, one should replace all substances of concern as soon as possible - if there is 'harmless' replacement.</text:p>
          </table:table-cell>
          <table:table-cell office:value-type="string" calcext:value-type="string">
            <text:p>negative</text:p>
          </table:table-cell>
          <table:table-cell table:number-columns-repeated="1021"/>
        </table:table-row>
        <table:table-row table:style-name="ro17">
          <table:table-cell office:value-type="string" calcext:value-type="string">
            <text:p>kurioserweise haben bislang weder SPD noch Grüne das Teufelszeug zu ihrem Thema gemacht. Pure Heuchelei. Diese Pappnase von Landwirtschaftsminister sollte zum Beweis mindestens einmal mit Glyphosat duschen, ist ja unschädlich für normale Lebewesen. Nur Schädlingen schadet es.</text:p>
          </table:table-cell>
          <table:table-cell office:value-type="string" calcext:value-type="string">
            <text:p>oddly enough, neither the SPD nor the Greens have made the devil's stuff their subject. Pure hypocrisy. This cardboard nose by Minister of Agriculture should at least once take a shower with glyphosate to prove that it is harmless to normal creatures. Only pests hurt it.</text:p>
          </table:table-cell>
          <table:table-cell office:value-type="string" calcext:value-type="string">
            <text:p>negative</text:p>
          </table:table-cell>
          <table:table-cell table:number-columns-repeated="1021"/>
        </table:table-row>
        <table:table-row table:style-name="ro11">
          <table:table-cell office:value-type="string" calcext:value-type="string">
            <text:p>"Der Vorläufer von Glyphosat war das Entlaubungsmittel Agent Orange. Danach wurde es als Rohrreiniger eingesetzt, weil es Mineralien so gut bindet (auch in unserem Körper, übrigens). Es vernichtet Darmbakterien, die nützlich sind und die wir brauchen, während Darmbakterien, die uns eher schaden, glyphosat-tolerant sind. Die entstehenden Endotoxine im Darm führen zu einem ""leaky gut"", der in Verbindung zu Autoimmunerkrankungen steht. Die Bundesärztekammer und die Landesärztekammer Baden-Württembergs haben sich gegen eine Weiterverwendung von Glyphosat ausgeprochen, da es zelltoxisch sei. Das hat alles nichts damit zu tun, dass andere Substanzen AUCH gesundheitsschädlich sind. Jetzt geht es erst einmal nur darum."</text:p>
          </table:table-cell>
          <table:table-cell office:value-type="string" calcext:value-type="string">
            <text:p>"The precursor of glyphosate was the defoliant Agent Orange. After that it was used as a pipe cleaner because it binds minerals so well (also in our body, by the way). It destroys intestinal bacteria, which are useful and we need, while intestinal bacteria, which are more likely to harm us, are glyphosate-tolerant. The resulting endotoxins in the gut lead to a ""leaky gut"", which is related to autoimmune diseases. The German Medical Association and the State Medical Association of Baden-Württemberg have argued against the re-use of glyphosate because it is cytotoxic. This has nothing to do with the fact that other substances are ALSO harmful to health. Now it's just about it."</text:p>
          </table:table-cell>
          <table:table-cell office:value-type="string" calcext:value-type="string">
            <text:p>negative</text:p>
          </table:table-cell>
          <table:table-cell table:number-columns-repeated="1021"/>
        </table:table-row>
        <table:table-row table:style-name="ro7">
          <table:table-cell office:value-type="string" calcext:value-type="string">
            <text:p>gly ist umfangreich über jahre geprüft worden wie kein anderes Pestizid zuvor. deshalb ist es auch zugelassen worden. man darf nicht die fälle aus Südamerika berücksichtigen, wo es gesundheitsbeeinträchtigungen geben kann, weil gly unsachgemäß unter umständen mit beimischungen ausgebracht wird oder die abtrifft beikm spitzen dritte schädigt.es könnte auch in lebensmitteln vorkommen, wenn es zur sikkation verwendet wird. in den USA entscheiden Laienrichter in einer Jury auch bei der sehr strengen Produkthaftung. bisher ist kein urteil über die schädlichkeit von gly bekannt, obwlohl es dort viele verbraucheranwälten gibt. auch sind dort popularklagen möglich. hier nur, wenn es ein anerkannter umweltverband nach der aarhus konvention ist. wer Borretsch an seinen salat macht ist mehr gefährdet,weil er konkret giftige inhaltsstoffe enthält, die krebs auslösend sein können.</text:p>
          </table:table-cell>
          <table:table-cell office:value-type="string" calcext:value-type="string">
            <text:p>Gly has been extensively tested for years like no other pesticide before. that is why it has been approved. one should not take into account the cases from South America, where there may be adverse health effects, because gly is improperly applied with admixtures or that causes third harms. it could also be present in food when it is used for siccation. In the US, lay judges decide in a jury even with very strict product liability. so far, no judgment is known about the harmfulness of gly, although there are many consumer advocates there. also popularklagen are possible there. here only if it is a recognized environmental organization according to the aarhus convention. Those who add borage to their salad are more at risk because they actually contain toxic ingredients that can trigger cancer.</text:p>
          </table:table-cell>
          <table:table-cell office:value-type="string" calcext:value-type="string">
            <text:p>negative</text:p>
          </table:table-cell>
          <table:table-cell table:number-columns-repeated="1021"/>
        </table:table-row>
        <table:table-row table:style-name="ro53">
          <table:table-cell office:value-type="string" calcext:value-type="string">
            <text:p>Lobbykratie , keine Bewegung , keine Lösung unserer dringendsten Probleme, durchregieren, verstecken , abtauchen. In den Presseorganen unserer MedienMogulMilliardäre und BeinaheMilliardäre mit vehementer Unterstützung der Damen des Teekränzchens mit Monn und Springer ( also der Ex Kindermädchen ) wird jedes Argument gezogen, um Merkel in ihrer Haltung zu bestärken. Sie - die jetzt den zweiten großen Fall ( nach Wahlniederlage und Jamaika - Ende ) hinter sich gebracht hat, erinnert an den Turmspringer in eine leeres Becken, der im Fallen ultimativ die exklusive und besondere Dekoration für seine Siegerehrung bekannt gibt. Die Reichsverweserin ( ihre Rolle kommt dem nahe ) und sich wie die Staatsratsvorsitzende gebärende CDU - Vorsitzende hofft, daß die Medien die SPD und deren Vorsitzenden in ihren Kral treibt. Sonst käme sie nicht auf die Idee Leitlinien aufzustellen, deren Verlautbarung sie bisher vermied. Herr Leinen ist ein weiteres Beispiel, wie die gesamten Organe dieses Deutschland nach abweichenden und besonderen Meinungen zur GroKo und für Merkel machterhaltenden Positionen in der SPD fahndet und sofort in die vorderste Linie als Schlagzeile, Gastbeitrag, Interview und sonst wie in die öffentliche Wahrnehmung bringt. Notfalls wird die große Rolle Deutschlands und die Forderungen der Welt ! betont, die Frau Merkel so oft und diesmal wochenlang unter Entzug deutscher Beteiligung am Sozialgipfel hat warten lassen. Stillhalten und verweigern , Abtauchen und in die Büsche schlagen und den Eindruck der Dominanz erwecken, das ist ihre Spezialität !!!Eine Spitze der vertrauensbildenden Maßnahmen ( passend zum Die EU wartet auf unsere Mitwirkung ) war die Untersagung für die veritable Ministerin Barley der Teilnahme am EU SozialGipfel. Dabei ist anzumerken die derart scheinheilige Staatsratvorsitzende doch 50 % der Abstimmungen auf EU Ebene durch Enthaltungen wesentlich beeinflußte ( vorsicht - Ironie !)! Jetzt ließ sie ihren umweltschädlichen Lobbyisten für Großbauern und Massentierhaltung und angeblichen Landwirtschaftsminister ( der die Aufgabe Verbraucherschutz völlig ignoriert) in Brüssel für die Verlängerung von Glyphosat stimmen ( gegen alle Absprachen, gegen das Prinzip von Vorsorge, gegen die Feststellungen aller nicht Chemiehörigen Experten und gegen die Stimmen des EU Parlamentes . Frau Merkel verdient kein Vertrauen , Frau Merkel ist ein Vertrauensloch.</text:p>
          </table:table-cell>
          <table:table-cell office:value-type="string" calcext:value-type="string">
            <text:p>Plutocracy, no movement, no solution to our most urgent problems, regulate, hide, dive. In the press organs of our media mogul billionaires and near-billionaires, with the vehement support of the ladies of the tea party with Monn and Springer (ie the ex nanny), every argument is drawn to reinforce Merkel's attitude. She - who has now completed the second major case (after electoral defeat and Jamaica - end), reminiscent of the diver in an empty pool, the ultimate in the fall, the exclusive and special decoration for its award ceremony announced. The Reichsverweserin (her role is close to that) and, like the Chairman of the CDU State Council, hopes that the media will push the SPD and its leaders into their hands. Otherwise, she would not come up with the idea of ​​drawing up guidelines the announcement of which she had previously avoided. Mr. Leinen is another example of how the entire organs of this Germany searches for deviating and special opinions on the GroKo and Merkel power-preserving positions in the SPD and immediately puts them in the front line as a headline, guest post, interview and otherwise as in the public perception. If necessary, the great role of Germany and the demands of the world! emphasizes that Ms Merkel has been waiting so often and this week for several weeks with the withdrawal of German participation in the Social Summit. Keeping quiet and refusing to dive into the bushes and give the impression of dominance is their specialty !!! A tip of confidence-building measures (in keeping with the EU's waiting for our participation) was the intercession for the veritable minister Barley participating in the EU Social Summit. It should be noted that such hypocritical Council of State chairman but 50% of the votes at EU level significantly influenced by abstention (careful - irony!)! Now she had her polluting lobbyists for large-scale farmers and factory livestock and alleged Minister of Agriculture (who completely ignores the task of consumer protection) in Brussels for the extension of glyphosate vote (against all agreements, against the principle of precaution, against the findings of all non-chemical experts and against the Voices of the EU Parliament Ms Merkel does not deserve confidence, Ms Merkel is a hole of trust.</text:p>
          </table:table-cell>
          <table:table-cell office:value-type="string" calcext:value-type="string">
            <text:p>negative</text:p>
          </table:table-cell>
          <table:table-cell table:number-columns-repeated="1021"/>
        </table:table-row>
        <table:table-row table:style-name="ro4">
          <table:table-cell office:value-type="string" calcext:value-type="string">
            <text:p>Herr Minister Schmidt hat entgegen einer Abrede mit Frau Ministerin Hendricks für eine Verlängerung der Zulassung vonGlyphosat gestimmt. Die Stimme Deutschlands soll hierbei den Ausschlag gegeben haben. Hat Frau Merkel hier eingegriffen? Sie hat sich noch im Juni den Landwirten gegenüber für eine Verlängerung ausgesprochen. Unabhängig von dem Streit wie schädlich Glyphosat mehr als bemerkenswert. Ein absolutes NoGo! Das letzte Vertrauen sollte hiermit zerstört sein! Frau Merkel ist sehr flexibel. Erst mal Minderheitsregierung ausschließen, jetzt dann wieder nicht. Müssen wir uns jetzt noch damit abfinden, dass Frau Merkel geschäftsführend im Amt bleibt bis zum St. Nimmerleinstag?</text:p>
          </table:table-cell>
          <table:table-cell office:value-type="string" calcext:value-type="string">
            <text:p>Minister Schmidt has voted against an agreement with Minister Hendricks for an extension of the approval of glyphosate. The voice of Germany should have been the decisive factor here. Did Frau Merkel intervene here? She spoke out in favor of the farmers in June for an extension. Regardless of the dispute like harmful glyphosate more than remarkable. An absolute NoGo! The last trust should be destroyed! Mrs. Merkel is very flexible. First exclude minority government, now not again. Do we have to put up with the fact that Mrs. Merkel will remain in office until St. Nimmerleinstag?</text:p>
          </table:table-cell>
          <table:table-cell office:value-type="string" calcext:value-type="string">
            <text:p>negative</text:p>
          </table:table-cell>
          <table:table-cell table:number-columns-repeated="1021"/>
        </table:table-row>
        <table:table-row table:style-name="ro11">
          <table:table-cell office:value-type="string" calcext:value-type="string">
            <text:p>"die SPD wollte seinerzeit unter Schröder den Mindestlohn gleich mit einführen, um evertuelle schädliche Nebenwirkungen, wie Outsourcing bei Absenken des Tariflohnes = Steigen der Unternehmensgewinnes des Hauptunternehmers, entgegen zu wirken. Bei einer großen Konferenz Regierungsfraktion/DGB ist der damalige Vorsitzende Sommer dem aber entgegen getreten. Er bestand darauf, dass sich die Politik nicht in die Tarifhohheit der Gewerkschaften einzumischen habe. Eine gewisse Überschätzung gewerkschaftlicher Verhandlungsmacht, schon damals. Das Ergebnis und die Auswirkung auf die SPD danach sind bekannt . Ein ""mea culpa"" der Gewerkschaften steht bis heute allerdings aus..."</text:p>
          </table:table-cell>
          <table:table-cell office:value-type="string" calcext:value-type="string">
            <text:p>"At the time, the SPD wanted to introduce the minimum wage under Schröder, in order to counteract any harmful side effects, such as outsourcing in the event of a reduction in the collective wage = increase in the entrepreneurial profit of the main contractor. In a large conference government faction / DGB, the then chairman Summer but opposed. He insisted that politics should not interfere with the tariffs of the trade unions. A certain overestimation of trade union bargaining power, even then. The result and the impact on the SPD afterwards are known. A ""mea culpa"" of the unions, however, stands until today ..."</text:p>
          </table:table-cell>
          <table:table-cell office:value-type="string" calcext:value-type="string">
            <text:p>negative</text:p>
          </table:table-cell>
          <table:table-cell table:number-columns-repeated="1021"/>
        </table:table-row>
        <table:table-row table:style-name="ro7">
          <table:table-cell office:value-type="string" calcext:value-type="string">
            <text:p>"Jeder, der das tatsächlich glaubt, glaubt auch tatsächlich, daß nächsten Dienstag die Invasion der Marsmenschen auf der Erde stattfinden wird. Soros hat sein gigantisches Vermögen ja nicht mit irgendeiner Erfindung gemacht, die sich millionenfach verkauft, sondern mit verabscheuungswürdigen Finanztricksereien, die Musterbeispiele für ""Casinokapitalismus"" sind. Er selbst ist doch der Prototyp der (seit der großen Finanzkrise von 2008 berechtigterweise ins Fadenkreuz gerückten) ""Finanzheuschrecke"". Die Tatsache, daß Machenschaften wie die ominösen ""Leerverkäufe"" (hochriskante Zockergeschäfte mit vielen Geschädigten) unverständlicherweise noch immer nicht verboten und somit kriminelle Handlungen sind (ein Versagen der Politik in mehr als einem Land), macht dieses hochgradig sozialschädliche Verhalten in keiner Weise akzeptabler."</text:p>
          </table:table-cell>
          <table:table-cell office:value-type="string" calcext:value-type="string">
            <text:p>"Anyone who really believes that, in fact, believes that next Tuesday will be the invasion of the Martians on Earth. Soros has made his gigantic fortune not with any invention that sells millions, but with despicable financial trickery, which are prime examples of ""casino capitalism"". He himself is the prototype of the (since the great financial crisis of 2008 legitimately moved into the crosshairs) ""financial bug"". The fact that machinations such as the ominous ""short sales"" (high-risk gambling with many victims) are still incomprehensibly still not prohibited and therefore criminal acts (a failure of the policy in more than one country) makes this highly socially harmful behavior in any way more acceptable."</text:p>
          </table:table-cell>
          <table:table-cell office:value-type="string" calcext:value-type="string">
            <text:p>negative</text:p>
          </table:table-cell>
          <table:table-cell table:number-columns-repeated="1021"/>
        </table:table-row>
        <table:table-row table:style-name="ro11">
          <table:table-cell office:value-type="string" calcext:value-type="string">
            <text:p>Das die Eigenschaften von Totalherbiziden verlockend sind, ist verständlich. Das Konzerne Geld verdienen wollen auch. Aber das offensichtlich die Zulassung eines hochgiftigen Mittels ( das ist es, denn es tötet alle Pflanzen), von der Willkür eines bayrischen Ministers abhängt ist haarsträubend! Sowohl der Konzern als auch die Politik haben den Beweis der Unschädlichkeit zu erbringen und zwar wissenschaftlich anerkannt! Da das offensichtlich nicht der Fall ist, gehört das Mittel, wie andere auch, verboten , bis die Zweifel ausgeräumt sind. Das ist doch logisch. Obwohl ich nicht zu den Wutbürgern gehöre, sondern eigentlich einigermaßen zufrieden war mit der Regierungsarbeit, kann ich nur hoffen das die CDU/CSU jetzt so richtig auf die Schnauze kriegen. Ab sofort für mich ein No-Go.</text:p>
          </table:table-cell>
          <table:table-cell office:value-type="string" calcext:value-type="string">
            <text:p>That the properties of total herbicides are tempting is understandable. The corporations also want to earn money. But obviously the approval of a highly toxic agent (that's it, because it kills all plants), depends on the arbitrariness of a Bavarian minister is hair-raising! Both the corporation and the policy have to prove the proof of harmlessness and scientifically recognized! Since this is obviously not the case, the remedy, like others, is forbidden until the doubt is cleared up. That's logical. Although I am not one of the angry citizens, but was actually somewhat satisfied with the government work, I can only hope that the CDU / CSU now really get on the muzzle. From now on a no-go for me.</text:p>
          </table:table-cell>
          <table:table-cell office:value-type="string" calcext:value-type="string">
            <text:p>negative</text:p>
          </table:table-cell>
          <table:table-cell table:number-columns-repeated="1021"/>
        </table:table-row>
        <table:table-row table:style-name="ro11">
          <table:table-cell office:value-type="string" calcext:value-type="string">
            <text:p>Werde ich als SPD-Mitglied jetzt auf jeden Fall gegen eine Koalition mit der CDU stimmen. Das war nicht nur ein Eklat, sondern eine Beleidigung höchster Güte. Wenn dieser Minister meint, damit durchzukommen, hat er sich geirrt. Es gibt immer weniger Personen, die von der Landwirtschaft abhängig sind. Also können auch viel mehr gegen diese Schweinerei aufbegehren. Es gibt genügend andere Mittei, die man zur Pflege der Äcker einsetzten kann. Mit erheblich geringerer Schädigung der Insekten. Es gibt genügend mechanische Mittel zur Unkrautbekämpfung. Das ist zeitaufwendiger, aber völlig unschädlich. Dieser Schmidt hat die Zustimmung nur mit Zustimmung von Angela Merkel machen dürfen. Damit ist eine Groko ausgeschlossen.</text:p>
          </table:table-cell>
          <table:table-cell office:value-type="string" calcext:value-type="string">
            <text:p>I am going to vote as a SPD member now definitely against a coalition with the CDU. That was not just a blatant, but an insult of the highest kindness. If this ??? thinks he was wrong, he was wrong. There are fewer and fewer people who depend on agriculture. So many more can protest against this mess. There are enough other things that can be used to care for the fields. With significantly less damage to the insects. There are enough mechanical means of weed control. This is more time consuming, but completely harmless. This Schmidt was allowed to make the approval only with approval of Angela Merkel. This excludes a groko.</text:p>
          </table:table-cell>
          <table:table-cell office:value-type="string" calcext:value-type="string">
            <text:p>negative</text:p>
          </table:table-cell>
          <table:table-cell table:number-columns-repeated="1021"/>
        </table:table-row>
        <table:table-row table:style-name="ro28">
          <table:table-cell office:value-type="string" calcext:value-type="string">
            <text:p>Ich bin der Meinung, dass Äcker nicht mit Glyphosat vor jeder Aussat durchseucht werden sollten, schließlich will man das ja dann nicht auf dem Tisch haben. Aber im wohl dossierten, vernünftigen Einsatz ist es ein ungefährliches, sicheres Herbizid, das nahezu unverzichtbar ist. Mit einem kompletten Verbot nimmt man sich auch die Chancen für einen sinnvollen Einsatz, und der sinnvolle Einsatz ist mit diesem Mittel gut möglich. Mit einem Verbot fördert man nur Neuentwicklungen, welche dann vielleicht wirklich schädlich sind, weil diese z.B. im Gegensatz zu Glyphosat, das sich relativ schnell abbaut, lange im Boden verweilen. Natürlich ist das keine Art, wie der Politiker da vorgegangen ist. Andererseits gehört Glyphosat wohl auch nicht in Laien und auch nicht in Politikerhände sondern in sachverständige Hände.</text:p>
          </table:table-cell>
          <table:table-cell office:value-type="string" calcext:value-type="string">
            <text:p>In my opinion, fields should not be polluted with glyphosate before every sowing, after all, one does not want to have that on the table. But in dossier, reasonable use, it is a safe, safe herbicide, which is almost indispensable. With a complete ban you also take the chances for a meaningful use, and the meaningful use is well possible with this means. With a prohibition one promotes only new developments, which may then be really harmful, because these are e.g. Unlike glyphosate, which degrades relatively quickly, it lingers in the soil for a long time. Of course, that's not the way the politician went about it. On the other hand, glyphosate probably does not belong to laymen and also not in the hands of politicians but in expert hands.</text:p>
          </table:table-cell>
          <table:table-cell office:value-type="string" calcext:value-type="string">
            <text:p>negative</text:p>
          </table:table-cell>
          <table:table-cell table:number-columns-repeated="1021"/>
        </table:table-row>
        <table:table-row table:style-name="ro20">
          <table:table-cell office:value-type="string" calcext:value-type="string">
            <text:p>"Dass Glyphosat ein sehr wirksames Mittel zur Unkrautbekämpfungist, ist absolut unbestritten. Es wirkt ausschließlich bei Grünpflanzen. Glyphosat ist nachweislich nicht bienenschädlich, wie oft behauptetwird. Es ist ein Herbizid, das n i c h t gegen tierische Schädlinge oder gegen Pilzkrankheiten eingesetzt wird (nur gegen Unkräuter). Glyphosat kann allenfalls mittelbar d a n n insektenschädlich sein,wenn blühende Unkräuter bekämpft werden, die jeweils von bestimmten Insekten bei der Nahrungssuche ""besucht"" werden. Da lediglich landwirtschaftliche Anbauflächen - bei Bedarf - mit Glyphosat behandelt werden, bleiben alle anderen Flächen in der Natur glyphosatfrei, somit bleibt das Nahrungsangebot für diverseInsekten durchaus erhalten. Landwirte sind auch keine ""dummen Bauern"", sie setzen a l l e,meist sehr teuren Dünge- und Pflanzenschutzmittel nur gezielt ein. Das Motto: ""nur so viel wie nötig und so wenig wie möglich"".Die Behauptung, ""Glyphosat k ö n n e krebserregend sein"", ist übrigens bislang durch n i c h t s bewiesen. Wie viele Menschen jährlich in D - nachweislich - an den Folgen desRauchens sterben, erregt hingegen kaum Aufmerksamkeit. Fast schon amüsant ist es, wenn z.B. von ""Glyphosat im Bier"" berichtet wird und man dann - beim Weiterlesen - erfährt, dassein Erwachsener 1000 Liter (!) Bier am Tag trinken müsste, um den gesetzlich vorgeschriebenen Grenzwert zu erreichen. Besonders ""albern"" ist auch das Foto, das bei vielen Artikeln zumThema eingestellt wird, denn: 1.) ist die Glyphosat-Spritzbrühe nicht gelb, sondern farblos und 2.) wäre es völlig unsinnig, dieseSpritzbrühe auf einem Feld o h n e sichtbares Grün auszubringen."</text:p>
          </table:table-cell>
          <table:table-cell office:value-type="string" calcext:value-type="string">
            <text:p>"That glyphosate is a very effective weed control agent is absolutely undisputed. It works exclusively on green plants. Glyphosate has been shown not to be harmful to the bee, as is often claimed. It is a herbicide that is not used against animal pests or against fungal diseases (only against weeds). At most, glyphosate may be indirectly harmful to insects when controlling flowering weeds, which are ""visited"" by certain insects in search of food. Since only agricultural acreage is treated with glyphosate, if necessary, all other areas in nature remain glyphosate-free, so the food supply for various insects is well preserved. Farmers are not ""stupid farmers"", they use oil, usually very expensive fertilizers and pesticides, only in a targeted manner. The motto: ""only as much as necessary and as little as possible"". By the way, the claim that ""Glyphosate can not be carcinogenic"" has so far been proven by n i c t s. On the other hand, how many people die annually in D - demonstrably - from the effects of smoking does not attract much attention. It is almost amusing when, for example, is reported by ""Glyphosate in beer"" and then - reading on - learns that an adult would have to drink 1000 liters (!) of beer a day to reach the legal limit. Especially ""silly"" is the photo, which is set in many articles on the subject, because: 1.) the glyphosate spray mixture is not yellow, but colorless and 2.) It would be completely nonsensical to deploy this spray liquor in a field o h e visible green."</text:p>
          </table:table-cell>
          <table:table-cell office:value-type="string" calcext:value-type="string">
            <text:p>negative</text:p>
          </table:table-cell>
          <table:table-cell table:number-columns-repeated="1021"/>
        </table:table-row>
        <table:table-row table:style-name="ro41">
          <table:table-cell office:value-type="string" calcext:value-type="string">
            <text:p>Warum ist immer gleich soviel Angst im Spiel? Kann sich der Deutsche nichts Neues mehr vorstellen? Mutlos, alles beim Alten belassen? Weiterhin KEINE politischen Diskussionen, statt dessen immer mehr AFD? Weiterhin keine Idee für Europa aus Deutschland? Weiterhin keine Strukturreformen? Weiterhin keinen Klimaschutz? Weiterhin Mittelstandsbauch? Weiterhin keine große Steuerrreform (Steuervereinfachung und Steuergerechtigkeit)? Weiterhin keine Steuern auf Börsengeschäfte und Kapitalgeschäfte? Weiterhin keine Steuern für Großkonzerne? Weiterhin keine Änderung in unsinnigen Klimaschädlichen Förderprogrammen, wie bei Kerosin und Diesel Steuervergünstigungen, etc...... Weiterhin keine Opposition im Bundestag? Weiterhin keine Gemeindefinanzreform? Weiterhin keine Länder-Strukturreform? Weitehin keinen Umgang mit der grassierenden Globalisierung, Digitalisierung? Weiterhin kein Zuwanderungsgesetz? Weiterhin sich auf der HARTZ IV Reform aus der Vorgängerregierung ausruhen? Weiterhin an das Glück glauben, die deutsche Wirtschaft liefe auch die nächsten Jahre weiter so gut, wenn nur Merkel am Ruder bleibt, obwohl Sie selbst NICHTS dazu beigetragen hat? Unter Merkel wurden Zukunftsindustrien, wie u.a. die Solarindustrie gegen die Wand gefahren, weiter so? Aus Angst, vor was eigentlich?</text:p>
          </table:table-cell>
          <table:table-cell office:value-type="string" calcext:value-type="string">
            <text:p>Why is there always so much fear in the game? Can not the German imagine anything new? Desperate to leave everything as it was? Continue NO political discussions, instead more and more AFD? Still no idea for Europe from Germany? Further, no structural reforms? Still no climate protection? Continue Mittelstandsbauch? Furthermore, no major tax reform (tax simplification and tax fairness)? Furthermore, no taxes on stock exchange transactions and capital transactions? Still no taxes for large corporations? Furthermore, no change in nonsensical climate damaging funding programs, such as kerosene and diesel tax breaks, etc ...... Still no opposition in the Bundestag? Further, no municipal finance reform? Still no country structural reform? Far from dealing with rampant globalization, digitization? Furthermore, no immigration law? Continue to rest on the HARTZ IV reform from the previous government? Continue to believe in the luck, the German economy would continue to run so well in the next few years, if only Merkel remains at the helm, even though you have NOTHING contributed to it? Under Merkel future industries, such as u.a. the solar industry hit the wall, keep it up? Out of fear, what is it?</text:p>
          </table:table-cell>
          <table:table-cell office:value-type="string" calcext:value-type="string">
            <text:p>negative</text:p>
          </table:table-cell>
          <table:table-cell table:number-columns-repeated="1021"/>
        </table:table-row>
        <table:table-row table:style-name="ro16">
          <table:table-cell office:value-type="string" calcext:value-type="string">
            <text:p>Wenn man so erschreckend wenig Ahnung hat, sollte man nicht so rumkeifen. Ist ja graneunhaft, wie Sie sich die Welt einfach machen, während Sie nichts weiter als ein erneutes Aufflammen der Gewalt in Nordirland hinnehmen, damit ein paar simple Gemüter ihren rückwärtsgewandten und in allen Folgen immer schädlichen Nationalismus ausleben können. Nächstes Mal besser über ein Thema informieren könnte helfen.</text:p>
          </table:table-cell>
          <table:table-cell office:value-type="string" calcext:value-type="string">
            <text:p>If you have so scary little idea, you should not rumkeifen. It's a pity, how you make the world easy, while you take nothing more than a resurgence of violence in Northern Ireland, so that a few simple minds can live out their backward-looking and ever-damaging nationalism. Next time, better informing about a topic could help.</text:p>
          </table:table-cell>
          <table:table-cell office:value-type="string" calcext:value-type="string">
            <text:p>negative</text:p>
          </table:table-cell>
          <table:table-cell table:number-columns-repeated="1021"/>
        </table:table-row>
        <table:table-row table:style-name="ro45">
          <table:table-cell office:value-type="string" calcext:value-type="string">
            <text:p>Zwischen dem Iran und Saudi-Arabien gibt es keine Landgrenzen. Bei einem theoretischen Konflikt wären die Marine und die Luftwaffe gefordert. Die beiden Länder verfügen über keine kriegsentscheidende Marine. Also würde sich die militärische Auseinandersetzung auf die Luftwaffe bzw. auf das Luftabwehrsystem beschränken, abgesehen von Cyberkrieg etc. Irans Luftwaffe kann keine ernsthafte Gefahr für mögliche Landziele der Saudis werden, weil die Saudis durch deren Luftüberlegenheit und Luftabwehrsysteme eindringliche Flugzeuge neutralisieren können. Der Iran verfügt ebenfalls über diverse eigenentwickelte oder durch reverse-engineering gebaute Luftabwehrkomplexe. Die russischen S300-Baterien kommen auch dazu. Man sagt, in 3700 Stützpunkten sind die Luftabwehrsysteme im Iran verteilt und mit einander vernetzt. Ein entscheidender Angriff durch die Luftwaffe der Saudis kann eben durch den Iran weitgehend neutralisiert werden. Das einzige mögliche Element, das schwer unschädlich gemacht werden kann, sind die iranischen Raketen, deren Geschwindigkeit offenbar Mach 13 bis 14 erreichen sollten. Bei dieser Geschwindigkeit und durch Abschluss vieler gleichzeitigen Raketen wird jedes Raketenabwehrsystem stark anfällig bzw. ineffizient werden. Das ist auch der Grund, dass die Schreie der Amerikaner und Saudis so laut ist und diese große Bauchschmerzen wegen iranischen Raketen haben. Weiterhin sind die Operator der militärischen Instrumente in Saudi-Arabien weitgehend aus dem Ausland rekrutiert. Eine nennenswerte Entwicklung oder Produktion der Militäranlagen in Saudi-Arabien ist nicht bekannt. Im Gegenteil werden Militärinstrumente im Iran durch eigene Ressourcen betrieben, repariert, überholt, entwickelt und produziert. Also geht es weniger um die Militärausgaben. Sondern handelt es sich um die Effizienz. Dabei gibt es Einschätzungen, welche das iranische Militär als überlegen gegenüber hielten.</text:p>
          </table:table-cell>
          <table:table-cell office:value-type="string" calcext:value-type="string">
            <text:p>There are no land borders between Iran and Saudi Arabia. In a theoretical conflict, the Navy and the Air Force would be required. The two countries have no war-critical navy. So the military conflict would be limited to the air force or the air defense system, apart from cyber warfare etc. Iran's air force can not pose a serious threat to possible Saudis land targets because the Saudis' air superiority and air defense systems can neutralize haunting planes. Iran also has a number of self-developed or reverse-engineering air defense complexes. The Russian S300 batteries are also included. It is said that the air defense systems in Iran are distributed and interlinked in 3700 bases. A decisive attack by the Air Force of the Saudis can be largely neutralized by Iran. The only possible element that can be severely neutralized is the Iranian missiles, whose speed apparently reached Mach 13-14. At that speed, and by completing many simultaneous missiles, any missile defense system will become highly vulnerable or inefficient. That's why the screams of the Americans and Saudis are so loud and they have big stomachaches because of Iranian missiles. Furthermore, the operators of military instruments in Saudi Arabia are largely recruited from abroad. No significant development or production of military installations in Saudi Arabia is known. On the contrary, military instruments in Iran are operated, repaired, overhauled, developed and produced by their own resources. So it's less about military spending. But it's about efficiency. There are assessments that the Iranian military considered superior.</text:p>
          </table:table-cell>
          <table:table-cell office:value-type="string" calcext:value-type="string">
            <text:p>negative</text:p>
          </table:table-cell>
          <table:table-cell table:number-columns-repeated="1021"/>
        </table:table-row>
        <table:table-row table:style-name="ro28">
          <table:table-cell office:value-type="string" calcext:value-type="string">
            <text:p>"Ich hoffe die SPD bleibt standhaft sich einer erneuten GroKo zu verschliessen, denn dann hätte Sie endlich wieder eine Chance sich einen kleinen Prozentsatz Vertrauen bei der Bevölkerung zurück zu erobern. Wenn Sie dann noch einen ""Neuanfang"" wagt und Ihre Positionen wieder der Bevölkerung und deren Wohlergehens widmet, um so besser. Was spricht gegen eine längere Zeit der ""Regierungsfindung"", die Niederländer und Belgier kennen das und der Großteil der Bevölkerung empfandt diese Zeit als wohltuend, da keine gegen Sie schädlichen und für die Industrie begünstigenden Entscheidungen getroffen wurden. Sehe wir es als Chance etwas vielleicht richtig zu tun, als alles falsch zu machen, nur um AM an der Macht zu halten (Ich weiß Sie wäre weiter geschäftsführend, aber trotzdem!)."</text:p>
          </table:table-cell>
          <table:table-cell office:value-type="string" calcext:value-type="string">
            <text:p>"I hope the SPD remains steadfast to close a new GroKo, because then you would finally have a chance to conquer back a small percentage of confidence in the population. If you then venture a ""new beginning"" and return your positions to the people and their well-being, the better. What speaks against a longer period of ""government-finding"", the Dutch and Belgians know this and the majority of the population found this time to be soothing, since no decisions were made against them which are detrimental to industry and favor them. Let's see it as a chance to do something right, rather than doing everything wrong, just to keep AM in power (I know you would continue to be executive, but still!)."</text:p>
          </table:table-cell>
          <table:table-cell office:value-type="string" calcext:value-type="string">
            <text:p>negative</text:p>
          </table:table-cell>
          <table:table-cell table:number-columns-repeated="1021"/>
        </table:table-row>
        <table:table-row table:style-name="ro7">
          <table:table-cell office:value-type="string" calcext:value-type="string">
            <text:p>Man muss schon ziemlich krank im Kopf sein um hier Ursache und Wirkung durcheinander zu bringen. Da setzen sich Verhandlungspartner an einen Tisch die unterschiedlicher kaum sein könnten. Und einer davon, nennen wir sie einfach mal die Grünen, stellen einen Haufen weltfremder, ja irrsinniger Forderungen in den Raum, die unmöglich erfüllbar und hochgradig schädlich für die deutsche Bevölkerung sind. Und am Ende soll die FDP schuld am Scheitern der Verhandlungen sein, weil sie nicht bereit war diesen haarsträubenden Unfaug mitzutragen? Herrn Lindner gebührt Respekt. Respekt dafür, auf das Finanzministerrium und den sicheren Job als Vizekanzler aus Rücksicht auf den Willen seiner Wähler verzichtet zu haben. Der Mann hat gestern Rückgrat udn Prinzipientreue bewiesen. Eigenschaften, die in der heutigen Politiklandschaft zu einer absoluten Rarität verkommen sind. Weiter so, Herr Lindner!</text:p>
          </table:table-cell>
          <table:table-cell office:value-type="string" calcext:value-type="string">
            <text:p>You have to be quite sick in mind to confuse cause and effect. Since negotiating partners sit at a table that could hardly be more different. And one of them, let's just call them the Greens, is putting a pile of unworldly, insane demands into the room that are impossible to fulfill and highly damaging to the German people. And in the end should the FDP be at fault for the failure of the negotiations because she was unwilling to support this hair-raising unfruit? Mr Lindner deserves respect. Respect for having renounced the Ministry of Finance and the secure job as Vice Chancellor out of consideration for the will of his constituents. Yesterday the man proved backbone and principledness. Properties that have degenerated into an absolute rarity in today's political landscape. Keep it up, Mr. Lindner!</text:p>
          </table:table-cell>
          <table:table-cell office:value-type="string" calcext:value-type="string">
            <text:p>negative</text:p>
          </table:table-cell>
          <table:table-cell table:number-columns-repeated="1021"/>
        </table:table-row>
        <table:table-row table:style-name="ro7">
          <table:table-cell office:value-type="string" calcext:value-type="string">
            <text:p>Man muss schon ziemlich krank im Kopf sein um hier Ursache und Wirkung durcheinander zu bringen. Da setzen sich Verhandlungspartner an einen Tisch die unterschiedlicher kaum sein könnten. Und einer davon, nennen wir sie einfach mal die Grünen, stellen einen Haufen weltfremder, ja irrsinniger Forderungen in den Raum, die unmöglich erfüllbar und hochgradig schädlich für die deutsche Bevölkerung sind. Und am Ende soll die FDP schuld am Scheitern der Verhandlungen sein, weil sie nicht bereit war diesen haarsträubenden Unfaug mitzutragen? Herrn Lindner gebührt Respekt. Respekt dafür, auf das Finanzministerrium und den sicheren Job als Vizekanzler aus Rücksicht auf den Willen seiner Wähler verzichtet zu haben. Der Mann hat gestern Rückgrat udn Prinzipientreue bewiesen. Eigenschaften, die in der heutigen Politiklandschaft zu einer absoluten Rarität verkommen sind. Weiter so, Herr Lindner!</text:p>
          </table:table-cell>
          <table:table-cell office:value-type="string" calcext:value-type="string">
            <text:p>You have to be quite sick in mind to confuse cause and effect. Since negotiating partners sit at a table that could hardly be more different. And one of them, let's just call them the Greens, is putting a pile of unworldly, insane demands into the room that are impossible to fulfill and highly damaging to the German people. And in the end should the FDP be at fault for the failure of the negotiations because she was unwilling to support this hair-raising unfruit? Mr Lindner deserves respect. Respect for having renounced the Ministry of Finance and the secure job as Vice Chancellor out of consideration for the will of his constituents. Yesterday the man proved backbone and principledness. Properties that have degenerated into an absolute rarity in today's political landscape. Keep it up, Mr. Lindner!</text:p>
          </table:table-cell>
          <table:table-cell office:value-type="string" calcext:value-type="string">
            <text:p>negative</text:p>
          </table:table-cell>
          <table:table-cell table:number-columns-repeated="1021"/>
        </table:table-row>
        <table:table-row table:style-name="ro20">
          <table:table-cell office:value-type="string" calcext:value-type="string">
            <text:p>wie sollte denn ein neuanfang stattfinden. deutschland geht es gut wie nie zuvor. nur viele wissen das nicht. sie war die krisenkanzlerin und hat viele hitzköpfe besänftigt. ungefähr über 80 % der Gesetze in der regiertungszeit waren von allen parteien durchgewunken worden. politik ist immer das ausbalancieren und abwägen verschiedener Interessen. wer neues will, sollte daher auch seine ziele darlegen. ihre humane Entscheidung in der flüchtlingskrise wurde ihr nicht so gedankt wie erhofft aber im Umkehrschluss hätte sie nicht gehandelt, wäre auch heftige Kritik. ein Prophet gilt nichts in seinem Vaterland. auch r Willy Brandt ging es nach der Verleihung des Friedensnobelpreises nicht asnders. Wir hatten einen regierungskoalition mit CDU, CSU und SPD und jeder Bundesminister dieser regierung hat versucht, die koalitionsziele seiner eigenen Partei umzusetzen. dann gibt es noch den Bundesrat, der wesentlich mitbestimmt. folglich ist die macht der Bundeskanzlerin auch demokratisch beschränkt.es hat doch relativ gut geklappt. für Luftschlösser brauchen wir auch in Zukunft keinen politikwechsel eher eine umorientierung zur Zukunftssicherung Deutschlands. wir sind nunmal mit unseren resourcen an Rohstoffen nicht autark und deshalb auf gute Wirtschaftsbeziehungen mit anderen Staaten angewiesen. das gleiche gilt für die Sicherung des friedens.deshalb ist nationalistisches denken schädlich für Deutschland. ohne silizium aus dem Ausland hätten wir keine leistungsstarken akkus. wer merkel nicht will, sollte zu ihr auch ein äquivalent benennen. jeder ist austauschbar. nur hat sie sich bewährt, deshalb wäre ein austausch derzeit eine schlechte lösung.</text:p>
          </table:table-cell>
          <table:table-cell office:value-type="string" calcext:value-type="string">
            <text:p>How should a new beginning take place? Germany is doing better than ever before. only many do not know that. she was the crisis chancellor and soothed many hotheads. About 80% of the laws during the reign had been signed by all parties. Politics is always the balancing and weighing of different interests. Anyone who wants something new should therefore also set out his goals. Her humane decision in the refugee crisis was not as much thanked as she had hoped, but conversely she would not have acted, would also be fierce criticism. a prophet is nothing in his country. Even Willy Brandt did not succeed after the award of the Nobel Peace Prize. We had a government coalition with the CDU, CSU and SPD, and every federal minister in this government has tried to implement the coalition goals of his own party. then there is the Federal Council, which has a significant influence. Consequently, the power of the Chancellor is also democratically limited. It has worked relatively well. For castles in the air, we do not need a change of policy in the future, rather a reorientation to safeguard the future of Germany. we are not self-sufficient with our raw material resources and therefore depend on good economic relations with other states. the same applies to securing peace. therefore, nationalist thinking is detrimental to Germany. Without silicon from abroad we would not have any powerful batteries. If you do not want merkel, you should also name it an equivalent. everyone is interchangeable. only it has proven itself, so an exchange would currently be a bad solution.</text:p>
          </table:table-cell>
          <table:table-cell office:value-type="string" calcext:value-type="string">
            <text:p>negative</text:p>
          </table:table-cell>
          <table:table-cell table:number-columns-repeated="1021"/>
        </table:table-row>
        <table:table-row table:style-name="ro5">
          <table:table-cell office:value-type="string" calcext:value-type="string">
            <text:p>Inwiefern wäre es schlecht für das Land, wenn man in den nächsten vier Jahren mit nachvollziehbaren und vor allem transparenten Argumenten für seine Ideen werben müsste anstatt einfach im Auftrag der Lobbyisten ungebremst zu regieren? Was Sie Stabilität nennen, wird von einer erheblichen Zahl der Wähler als schädliche Lähmung gesehen. Das bekam vor allem die SPD zu spüren. Ich frage mich wirklich vor welcher konkreten Gefahr Sie und alle anderen aus der Ecke der Minderheitsregierungsgegner warnen. Was passiert denn, wenn Merkel mal nicht mehr oder weniger ungefragt das Zepter schwingen kann? Ich sage es noch mal: Der Erfolg der BRD wird nicht nur durch Geschwätz in Berlin erreicht. Daran sind vor allem Millionen von arbeitenden Bürgern beteiligt. Es wird übrigens Zeit, dass diese auchangemessen daran beteiligt werden.</text:p>
          </table:table-cell>
          <table:table-cell office:value-type="string" calcext:value-type="string">
            <text:p>To what extent would it be bad for the country if, over the next four years, it were necessary to promote its ideas with comprehensible and above all transparent arguments instead of simply governing unrestrictedly on behalf of the lobbyists? What you call stability is seen by a significant number of voters as harmful paralysis. This was especially felt by the SPD. I really wonder what concrete danger you and everyone else from the corner of the minority governance opponents are warning. What happens if Merkel can not swing the scepter more or less unasked? I'll say it again: The success of the FRG is not only achieved by chatter in Berlin. Above all, it involves millions of working citizens. By the way, it is time for them to be adequately involved.</text:p>
          </table:table-cell>
          <table:table-cell office:value-type="string" calcext:value-type="string">
            <text:p>negative</text:p>
          </table:table-cell>
          <table:table-cell table:number-columns-repeated="1021"/>
        </table:table-row>
        <table:table-row table:style-name="ro13">
          <table:table-cell office:value-type="string" calcext:value-type="string">
            <text:p>"Die EU ist von der Theorie her ein absolut tolles Gebilde wie auch der Sozialismus gedanklich wünschenswert zu sein scheint. Juristen und Staatstheoretiker müssen jedoch endlich mal aufwachen und überlegen, dass solche Konstrukte erst durch Menschen mit Leben erfüllt werden, Menschen mit unterschiedlichen ethnischen und sozialen Hintergründen. Der Grundsatz ""pacta sunt servanda"" zählt erst dann etwas, wenn die Vertragstreue gegebenenfalls auch juristisch durchgesetzt werden kann. Auf Ebene der EU - das sieht man auch bei EZB und ESM - ist tatsächlich aber nichts wirklich durchsetzbar, selbst wenn der EuGH entscheidet. Verstöße werden nur in Watte gepampert auf der Ebene der Diplomatie bi- oder multiliteral angesprochen, ohne dass dem vertragsbrechenden Staat irgendetwas tatsächliches droht. Entweder man macht etwas oder man lässt es sein. Ein Wischi-Waschi wie die EU ist absolut schädlich für Europa und konterkariert letztlich deren eigentlichen Ziele. Deshalb gibt es für mich nur zwei Wege: 1. Entweder man schafft einen echten europäischen Staat mit entsprechenden Befugnissen wie einen Nationalstaat oder 2. Man definiert von Anfang an ein Mindestmaß an einheitlichen europäischen Vorgaben, alles andere darf jeder Nationalstaat dann aber eigenständig regeln."</text:p>
          </table:table-cell>
          <table:table-cell office:value-type="string" calcext:value-type="string">
            <text:p>"The EU is in theory an absolutely great entity as well as socialism seems to be intellectually desirable. However, lawyers and state theorists must finally wake up and consider that such constructs are only brought to life by people, people with different ethnic and social backgrounds. The principle ""pacta sunt servanda"" counts only when the contractual relationship can be legally enforced if necessary. At the level of the EU - as can be seen with the ECB and the ESM - nothing is actually enforceable, even if the ECJ decides. Infringements are biplane or multiliteral only at the level of diplomacy in cotton wool, without any threat to the contracting state. Either you do something or you let it be. A Wischi-Waschi like the EU is absolutely harmful to Europe and ultimately thwarts its true goals. Therefore, there are only two ways for me: 1. Either you create a real European state with appropriate powers such as a nation state or 2. One defines from the outset a minimum of uniform European requirements, everything else, however, each nation state can regulate independently."</text:p>
          </table:table-cell>
          <table:table-cell office:value-type="string" calcext:value-type="string">
            <text:p>negative</text:p>
          </table:table-cell>
          <table:table-cell table:number-columns-repeated="1021"/>
        </table:table-row>
        <table:table-row table:style-name="ro16">
          <table:table-cell office:value-type="string" calcext:value-type="string">
            <text:p>"Ich denke, eine Minderheitsregierung vonseiten der SPD zu tolerieren, wäre eine gute Idee. Sie würde die Demokratie fördern und Merkels eigenmächtigem, demokratieschädlichem ""Durchregieren"" Einhalt gebieten. Die beste Chance für die SPD sich als starke Partei zu präsentieren und Merkel weiter zu schwächen. Ich denke daraus läuft es hinaus. Es wäre meiner Meinung nach, die beste Lösung"</text:p>
          </table:table-cell>
          <table:table-cell office:value-type="string" calcext:value-type="string">
            <text:p>"I think tolerating a minority government on the part of the SPD would be a good idea. It would promote democracy and put a stop to Merkel's arbitrary, democratically harmful ""Durchregieren"". The best chance for the SPD to present itself as a strong party and further weaken Merkel. I think that's what it's all about. It would be the best solution in my opinion"</text:p>
          </table:table-cell>
          <table:table-cell office:value-type="string" calcext:value-type="string">
            <text:p>negative</text:p>
          </table:table-cell>
          <table:table-cell table:number-columns-repeated="1021"/>
        </table:table-row>
        <table:table-row table:style-name="ro23">
          <table:table-cell office:value-type="string" calcext:value-type="string">
            <text:p>"....Zeitung? Etwa auch noch aus umweltschädlichem Papier hergestellt? Nach Video, CD und MP3 Player das Nächste was sterben wird. Zusammen mit dem ""klassischen"" Fernsehen. Die Macher wollen es nur noch nicht erkennen. Hier würde mich das Jahresabo der hiesigen (Papier)Zeitung die Kleinigkeit von min. CHF 636,- p.a. - da müsste ich ja völlig verrückt sein."</text:p>
          </table:table-cell>
          <table:table-cell office:value-type="string" calcext:value-type="string">
            <text:p>"....Newspaper? About even made of environmentally harmful paper? After video, CD and MP3 player the next thing will die. Together with the ""classic"" television. The makers just do not want to recognize it. Here I would the annual subscription of the local (paper) newspaper the trifle of min. CHF 636, - p.a. - I would have to be completely crazy."</text:p>
          </table:table-cell>
          <table:table-cell office:value-type="string" calcext:value-type="string">
            <text:p>negative</text:p>
          </table:table-cell>
          <table:table-cell table:number-columns-repeated="1021"/>
        </table:table-row>
        <table:table-row table:style-name="ro18">
          <table:table-cell office:value-type="string" calcext:value-type="string">
            <text:p>"Exakt auf den Punkt gebracht. Dass sie es nicht versucht hätte, selbst mit, für sie bitteren, Kompromissvoschlägen, kann man der FDP nicht vorwerfen. Der Mittelstand wir ihr den Pragmatismus und die Prinzipientreue danken. Ein klar definiertes Einwanderungsgesetz ohne in den Verdacht geraten zu können rechte Hetze zu sein, Bildung und Entlastung für den arbeitenden Bürger des ""Mittelstandes"" der das Land ""nährt"", Bildung und damit Chancen für die ""Abgehängten"", Digitalisierung ohne Grundrechteverlust für den Bürger, Entbürokratisierung für alle etc. waren Ziele, die nicht konsensfähig waren. Vor allem aber auch die EU-Politik (z.B. No Bail Out, was mit Schwarz und Grün nicht möglich gewesen wäre) hat wahrscheinlich den Ausschlag gegeben. Macrons Vorschlag (Finanzgewalt mit erhöhtem Budget, vor allem aus D, für einen EU-Finanzminister) ist zum jetzigen Zeitpunkt in der EU erst massiv schädlich für D und dann im Flächenbrand für die ganze EU-Wirtschaft."</text:p>
          </table:table-cell>
          <table:table-cell office:value-type="string" calcext:value-type="string">
            <text:p>"Exactly to the point. That they would not have tried, even with, for them bitter, compromise proposals, you can not blame the FDP. The middle class, we thank the pragmatism and the principles of principle. A clearly defined immigration law without being suspected of being right hate, education and relief for the working citizens of the ""middle class"" of the country ""nourishes"" education and thus opportunities for the ""hung"", digitization without loss of fundamental rights for the citizen Debt bureaucratization for all, etc. were goals that were not consensual. But above all, the EU policy (for example No Bail Out, which would not have been possible with black and green) has probably been the decisive factor. Macron's proposal (financial power with an increased budget, especially from D, for an EU finance minister) is at the moment in the EU only massively harmful to D and then in a conflagration for the whole EU economy."</text:p>
          </table:table-cell>
          <table:table-cell office:value-type="string" calcext:value-type="string">
            <text:p>negative</text:p>
          </table:table-cell>
          <table:table-cell table:number-columns-repeated="1021"/>
        </table:table-row>
        <table:table-row table:style-name="ro6">
          <table:table-cell office:value-type="string" calcext:value-type="string">
            <text:p>"...schädlich für Deutschland sein ? Vermutlich würde die Demokratie und damit das Land deutlich profitieren, wenn Regierende endlich einmal gezwungen wären ihr Handeln _vor_ der Tat zur Diskussion zu stellen. Atomausstieg Rettungsschirme für marode EU-Mitglieder Bankenrettung TTIP Flüchtlingslawine Allerdings müßte dazu notwendig der ""Fraktionszwang"" aufgehoben werden und das ""Gewissen"" der Abgeordneten mit der vom Souverän übetragenen Verantwortung abgeglichen werden. Vermutlich würde sich das auch positiv auf den Füllgrad des Reichstags auswirken."</text:p>
          </table:table-cell>
          <table:table-cell office:value-type="string" calcext:value-type="string">
            <text:p>"... be harmful to Germany? Presumably, democracy and the country would benefit significantly if the rulers were finally forced to put their actions before the fact for discussion. Emergency exit Bailouts for dilapidated EU members Bank rescue TTIP refugee avalanche However, it would be necessary to abolish the ""compulsory parliamentary group"" and reconcile the ""conscience"" of the deputies with the responsibility delegated by the sovereign. Presumably, that would also have a positive effect on the filling level of the Reichstag."</text:p>
          </table:table-cell>
          <table:table-cell office:value-type="string" calcext:value-type="string">
            <text:p>negative</text:p>
          </table:table-cell>
          <table:table-cell table:number-columns-repeated="1021"/>
        </table:table-row>
        <table:table-row table:style-name="ro25">
          <table:table-cell office:value-type="string" calcext:value-type="string">
            <text:p>Ich finde die Parteien müssen sich zusammenraufen und eine stabile Regierung bilden, ob Jamaika oder GroKo. Und eine Verweigerungshaltung wie bei FDP und SPD ist schädlich für das Land. Was würde sich denn ändern, wenn neu gewählt würde? Nach allen aktuellen Umfragen, die ich kenne wären die einzigen Optionen auch dann Jamaika oder GroKo. Alles was man damit erreichen würde, wäre eine Verschwendung von Geld und Zeit! Meiner Meinung nach müssen sich SPD und FDP schon fragen lassen, ob Ihnen wirklich das Land am Herzen liegt, oder doch viel mehr die Partei, oder strategische Spielchen. Die Parteien sollten aus dem Wahlergebnis, welches jetzt vorliegt das beste machen. Außerdem finde ich, dass keine Partei, die in eine zukünfige Regierung eintreten wird, ihr Spitzenpersonal auswechseln darf. Die Partei wurde wegen dieses Spitzenpersonals gewählt. Wird dieses ausgewechselt, dann sollte in der Tat neu gewählt werden. Ich persönlich empfände dies aber als eine Bankrotterklärung der deutschen Politik. Deutschland geht es wirtschaftlich ausgezeichnet und unsere Probleme sind sehr überschaubar im Vergleich zu anderen Ländern wie Griechenland oder Spanien. Wenn wir selbst bei diesen günstigen Voraussetzungen keine Regierung hinbekommen, welche Authorität hat dann Deutschland noch in internationalen Verhandlungen z.B. zur EURO-Krise noch?</text:p>
          </table:table-cell>
          <table:table-cell office:value-type="string" calcext:value-type="string">
            <text:p>I think the parties must gather together and form a stable government, be it Jamaica or GroKo. And a refusal attitude like the FDP and SPD is damaging to the country. What would change if someone elected a new one? After all the current surveys that I know the only options would be Jamaica or GroKo. Everything you would achieve with that would be a waste of money and time! In my opinion, SPD and FDP have to ask whether you really the country at heart, or even more the party, or strategic games. The parties should make the best of the election result, which is now available. In addition, I find that no party that will enter a future government is allowed to change its top staff. The party was chosen because of this top staff. If this is changed, then in fact should be re-elected. Personally, I find this a declaration of bankruptcy by German politicians. Germany is doing well economically and our problems are very manageable compared to other countries like Greece or Spain. Even if we can not get a government under these favorable conditions, which authority Germany still has in international negotiations, for example. to the euro crisis still?</text:p>
          </table:table-cell>
          <table:table-cell office:value-type="string" calcext:value-type="string">
            <text:p>negative</text:p>
          </table:table-cell>
          <table:table-cell table:number-columns-repeated="1021"/>
        </table:table-row>
        <table:table-row table:style-name="ro2">
          <table:table-cell office:value-type="string" calcext:value-type="string">
            <text:p>"viele war die SPD nach der Wahl mit der 5 % ""klatsche"" nicht mehr regierungsfähig und Jamaika das einzig wahre !!! Jetzt ist das Ganze in die Hose gegangen dank der FDP und dieselben schreien jetzt nach der SPD und schmeißen ihnen Demokratieschädliches verhalten vor ! ÜBRIGENS die Union bekam eine 8 % klatsche !!!"</text:p>
          </table:table-cell>
          <table:table-cell office:value-type="string" calcext:value-type="string">
            <text:p>"many were the SPD after the election with the 5% ""gossip"" no longer governed and Jamaica the only true! Now the whole thing has gone through the pants thanks to the FDP and they are now screaming for the SPD and accuse them of democratically harmful behavior! BY THE WAY the Union got a 8% clap!"</text:p>
          </table:table-cell>
          <table:table-cell office:value-type="string" calcext:value-type="string">
            <text:p>negative</text:p>
          </table:table-cell>
          <table:table-cell table:number-columns-repeated="1021"/>
        </table:table-row>
        <table:table-row table:style-name="ro28">
          <table:table-cell office:value-type="string" calcext:value-type="string">
            <text:p>Unterstellt, dass die FDP es tatsächlich drauf angelegt hat, dass sich die Parteien nicht einigen können, ist es zutiefst unmoralisch überhaupt in Verhandlungen einzutreten. Dann hätte Lindner einfach von vornherein einer Regierungsbeteiligung eine Absage erteilen sollen. Für mich ist damit die FDP unwählbar geworden, denn von der Berichterstattung ausgehend ist das, was sich diese Partei geleistet hat, schädlich für Deutschland. Offenbar ist die FDP tatsächlich der Meinung, dass sie gewählt wurde aufgrund der Personalien und ihres Programms - ich denke, sie wurde gewählt, weil konservative, gemäßigte Wähler CDU und besonders CSU diesmal nicht wählen wollten. Sollte es zu Neuwahlen kommen, werden sie, wenn ich richtig liege, wieder in die Bedeutungslosigkeit versinken. Schade, eigentlich.</text:p>
          </table:table-cell>
          <table:table-cell office:value-type="string" calcext:value-type="string">
            <text:p>Assuming that the FDP has actually made it so that the parties can not agree, it is deeply immoral to even enter into negotiations. Then Lindner would simply have renounced government participation from the outset. For me, the FDP has become unenforceable, because based on the reporting is what this party has done, harmful to Germany. Apparently, the FDP actually thinks that it was elected because of the personalities and its program - I think it was elected because conservative, moderate voters did not want to vote for the CDU and especially the CSU. If it comes to new elections, they will, if I'm right, sink back into insignificance. A pity, actually.</text:p>
          </table:table-cell>
          <table:table-cell office:value-type="string" calcext:value-type="string">
            <text:p>negative</text:p>
          </table:table-cell>
          <table:table-cell table:number-columns-repeated="1021"/>
        </table:table-row>
        <table:table-row table:style-name="ro54">
          <table:table-cell office:value-type="string" calcext:value-type="string">
            <text:p>"Trump ist langfristig gesehen für die USA und die Weltgemeinschaft zweifel ohne schädlich und gefährlich. Emotional gesehen, könnte man sich gerne etwas wie ""Stauffenberg Reincarnation"" vorstellen. Trumpismus ist dabei, ähnliche kranke Köpfe zu inspirieren und sich zu verbreiten. Ich war total verblüfft, als eine Co-Vorsitzende einer neuen Bundestagsfraktion beim Interview nach der ersten Bundestagssitzung eine Handgeste ähnlich wie Trump nach ""Anführungszeichen"" oder ""Okay"" verwendete. Mir war es in der Vergangenheit von ihr so etwas nicht aufgefallen. Es sieht so aus, ob der politische Stil von Trump und sogar seine Körpersprache hierzulande imitiert wird! Das Rezept solcher Trumpisten ist ähnlich, einfach und benötigt definitiv keine überdurchschnittliche Intelligenz: Pläne der Gegenparteien sabotieren, politische Gegner in den Dreck ziehen und sie der Korruption, Lüge, Unfähigkeit etc. zu bezichtigen, alles, was politische Gegenparteien liefern, als Dummheit aller Zeiten und falsch erklären, ressentimentgeladene Rhetorik und ""alternative Fakten"" über politische Gegner, Minderheiten etc. verbreiten und nationalistisch-patriotische Zorngefühle gegen erfundene Feinde zu schüren. Viel mehr braucht ein Trumpist nicht, um eine Gesellschaft zu eigenem Vorteil zu spalten. Einerseits ist Trump selbst entgegenzuwirken. Andererseits sollte man sich auch auf Deutschland und Europa konzentrieren. Mittlerweile ist eine Trump-artige Partei in den Bundestag eingezogen. Diese lernen jetzt Vieles kennen, was sie umso gefährlicher für die Demokratie macht. Diese Partei lernt Sachen, zu denen diese bislang keinen so nahen Zugang hatte. Man lernt, wie Kommissionen, Gremien und Ausschüsse funktionieren, wie dort verhandelt und entschieden wird. Man lernt Schnittstellen zur Wirtschaft, Wissenschaft, Institutionen etc. kennen und hat nun sogar direkten Zugang zu Lobbyisten. Diese Gefahr in Deutschland muss entschieden gebannt werden, natürlich im Rahmen des demokratischen und rechtlichen Staats. Ob man nur mit Aufklärung und Klarstellung der Dinge, solche Trumpisten entgegenwirken kann, bezweifele ich stark. Talkshows, Interviews, Aufklärungsversuche etc. werden nicht großartig helfen. Vor allem werden nicht-konforme Medien als ""Fake News"" oder ""Lügen Presse"" schon derart unschädlich gemacht, dass betroffene Bürger nicht mehr so einfach zugänglich sind. Das hat in den USA nicht funktioniert. Der Brexit ist ein ähnliches Beispiel. Bei der Bundestagswahl hat es auch nur zum Teil bis wenig oder gar nicht funktioniert. Frankreich stand kurz davor, verloren zu gehen. Die Möglichkeit der Strategen für kurz- und mittelfristige Gegenmaßnahmen scheint ausgeschöpft. Hierbei können Juristen einen entscheidenden Beitrag leisten nämlich, dass Verleumdung, haltlose Behauptungen, Hassreden und Beleidigungen durch Politiker oder politische Aktivisten im Rahmen des Rechtstaats mit Verfahren und Sanktionen verbunden werden. Sollten es hierbei Gesetzeslücken geben, muss man schnellstmöglich handeln und mögliche Lücken restlos schließen, um Trumpsiten mit rechtlichen Mitteln entgegenzuwirken."</text:p>
          </table:table-cell>
          <table:table-cell office:value-type="string" calcext:value-type="string">
            <text:p>"Trump is in the long term for the US and the world community doubts without harmful and dangerous. Emotionally, one might like to imagine something like ""Stauffenberg Reincarnation"". Trumpism is about to inspire and spread similar sick minds. I was completely stunned when a co-chair of a new parliamentary group used a hand gesture similar to Trump's ""quotes"" or ""okay"" in the interview after the first session of the Bundestag. I had not noticed something like this in the past. It looks like the political style of Trump and even his body language is being imitated in this country! The recipe of such trumpists is similar, simple and definitely does not require above-average intelligence: plans of the counterparty sabotage, political opponents in the dirt and accuse them of corruption, lies, incompetence, etc., all that political counterparts provide, the stupidity of all time and misrepresenting it, spreading rhetoric and ""alternative facts"" about political opponents, minorities, etc., and fueling nationalist-patriotic anger against fictitious enemies. A Trumpist does not need much more to split a society for its own benefit. On the one hand Trump is to counteract himself. On the other hand, one should also focus on Germany and Europe. Meanwhile, a Trump-like party has moved into the Bundestag. They now learn a lot, which makes them all the more dangerous for democracy. This party learns things that have not had such close access. You learn how commissions, committees and committees function, how they are negotiated and decided. You get to know the interfaces to the economy, science, institutions, etc. and now even have direct access to lobbyists. This danger in Germany must be firmly banished, of course within the framework of the democratic and legal state. Whether one can counteract such trumpists only with clarification and clarification of things, I doubt strongly. Talk shows, interviews, educational attempts, etc. will not help you great. Above all, non-compliant media as ""fake news"" or ""lying press"" are already so harmless that affected citizens are no longer so easily accessible. That did not work in the US. The Brexit is a similar example. In the general election, it has worked only partially to little or no. France was about to get lost. The possibility of strategists for short- and medium-term countermeasures seems exhausted. Here, lawyers can make a decisive contribution, namely, libel, baseless claims, hate speech and insults by politicians or political activists in the framework of the rule of law are linked to procedures and sanctions. If there are any loopholes in the law, you have to act as quickly as possible and close all possible gaps in order to counteract trumps by legal means."</text:p>
          </table:table-cell>
          <table:table-cell office:value-type="string" calcext:value-type="string">
            <text:p>negative</text:p>
          </table:table-cell>
          <table:table-cell table:number-columns-repeated="1021"/>
        </table:table-row>
        <table:table-row table:style-name="ro10">
          <table:table-cell office:value-type="string" calcext:value-type="string">
            <text:p>Die FDP hat für mich an Respekt gewonnen, da sie durch ihr handeln beweist nicht der Steigbügelhalter der anderen werden zu wollen, bravo! Herr Linder meine Stimme ist Ihnen sicher. Wie kann es sein das die Grünen wie die SPD mit der CDU,CSU alle zusammen eine Lösung finden - wobei diese Parteien völlig andere Politik bzw. Ziele verfolgen. Alleine schon die Diskrepanzen innerhalb der Union sind erheblich ja fast schädlich für die Partei selber. Es sollten unbedingt Neuwahlen stattfinden. Jeder sollte seine persönlichen Konsequenzen aus den Ergebnissen ziehen.</text:p>
          </table:table-cell>
          <table:table-cell office:value-type="string" calcext:value-type="string">
            <text:p>The FDP has gained respect for me, because it proves by their actions not to become the stirrup holder of others, bravo! Mr. Linder my voice is sure. How can it be that the Greens like the SPD with the CDU, CSU all together find a solution - whereby these parties pursue completely different policies or goals. Alone the discrepancies within the Union are almost harmful to the party itself. There should definitely be new elections. Everyone should draw their personal conclusions from the results.</text:p>
          </table:table-cell>
          <table:table-cell office:value-type="string" calcext:value-type="string">
            <text:p>negative</text:p>
          </table:table-cell>
          <table:table-cell table:number-columns-repeated="1021"/>
        </table:table-row>
        <table:table-row table:style-name="ro16">
          <table:table-cell office:value-type="string" calcext:value-type="string">
            <text:p>Lindner musste Aussteigen. Die irrationalen Positionen der Grünen sind schädlich für das Land und für jeden klar denkenden Menschen inakzeptabel. Und hätte Lindner sich für's Regieren so verbogen wie einst Westerwelle, wäre es auch nicht recht. Ich hoffe auf eine Minderheitsregierung der CDU/FDP mit Duldung durch die AfD. Dann könnte zum Wohle des Landes doch noch was Gutes raus kommen. Ohne Merkel!</text:p>
          </table:table-cell>
          <table:table-cell office:value-type="string" calcext:value-type="string">
            <text:p>Lindner had to get out. The irrational positions of the Greens are detrimental to the country and unacceptable to anyone who thinks clearly. And if Lindner had bent for governing as once Westerwelle, it would not be right. I hope for a minority government of the CDU / FDP with toleration by the AfD. Then, for the good of the country, something good could come out. Without Merkel!</text:p>
          </table:table-cell>
          <table:table-cell office:value-type="string" calcext:value-type="string">
            <text:p>negative</text:p>
          </table:table-cell>
          <table:table-cell table:number-columns-repeated="1021"/>
        </table:table-row>
        <table:table-row table:style-name="ro46">
          <table:table-cell office:value-type="string" calcext:value-type="string">
            <text:p>"Die zu klärenden Punkte sind sehr überschaubar, was zu tun ist, völlig klar und der Verhandlungsverlauf geradezu mathematisch. Wenn am Tag ""a"" die Verhandlungen beginnen und der Zieltermin auf Tag ""b"" gelegt wird, kommt es am Tag ""b - 1"" zum Durchbruch, der auch Abbruch sein kann. Hier in Spanien wurde 6 Monate lang ""sondiert"", dann neugewählt, dann wieder 6 Monate gewurstelt und das Endergebnis war in etwa dasselbe, was man auch einen Monat nach der ersten Wahl hätte haben können, mit Rajoy an der Spitze, der ähnlich überfällig für ein dringendes Recycling ist, wie Merkel. Die Illusion der Neuwahlen ist, dass es dann was anderes zu wählen gibt, was aber nicht der Fall ist. Und dass sehr viele Menschen ihre Überzeugungen ändern, was auch in der grissen Mehrheit der Fälle nicht geschieht. Höchstens die Zahl der Protestwähler wächst vielleicht etwas. Viel schädlicher in jeder Hinsicht als nicht in allen Fragen die perfekte Entscheidung zu treffen, ist nie zu entscheiden. Vielleicht müsste man Wahlen dahingehend ändern, dass nicht nur Partei und Bezirkskandidaten gewählt werden, sondern Minister- und Kanzlerkandidaten mit ihren jeweiligen Programmen direkt in das Amt, wobei pro Partei Alternativkandidaten antreten könnten. Dann wären die Grünen wären Umweltminister, der SPD traut man bei Arbeitsthemen vielleicht mehr zu, oder nach Nahles vielleicht auch nicht, und die CDU würde die Knete-Ministerien bekommen. Und nebenbei würde niemand auch nicht in den kühnsten Wahnvorstellungen auf die Idee kommen, ein hilfloses Ministerium ungeschützt einem Herrmann auszuliefern und man wäre Malefiz-Merkel seit mindestens 4 Jahren los. So wie jetzt bekommt die wenigen vertretbaren Positionen halt nur in der Partei-Sammeltüte, aufgefüllt mit Kröten und einem nicht umtauschbaren Kanzlerkandidaten und es ist an den Sondierern, die Regierungstüte neu zu bestücken. Dass die am Ende eventuell randvoll mit Kröten ist, kann der Wähler nicht verhindern."</text:p>
          </table:table-cell>
          <table:table-cell office:value-type="string" calcext:value-type="string">
            <text:p>"The points to be clarified are very manageable, what to do, completely clear and the course of negotiations almost mathematical. If on the day ""a"" the negotiations begin and the target date is placed on day ""b"", the breakthrough comes on the day ""b - 1"", which can also be demolition. Here in Spain, ""probed"" for 6 months, then re-elected, then again 6 months gewurstelt and the final result was about the same as one could have had a month after the first choice, with Rajoy at the top, the similarly overdue for an urgent recycling is, as Merkel. The illusion of the new elections is that there is something else to vote for, which is not the case. And that many people change their beliefs, which does not happen in the vast majority of cases. At most, the number of protestors may grow a bit. Much more damaging in all respects than not to make the perfect decision in all questions is never to decide. Perhaps one would have to change elections so that not only party and district candidates are elected, but also ministerial and chancellor candidates with their respective programs directly into office, with alternative candidates for each party. Then the Greens would be environment ministers, the SPD is more likely to be allowed to work on topics, or maybe not after Nahles, and the CDU would get the kneading ministries. And incidentally, nobody would come in the wildest delusions on the idea to deliver a helpless Ministry unprotected to a Herrmann and Malefiz-Merkel would have been going for at least 4 years. Just like now, the few justifiable positions just stop in the party bag, filled up with toads and a non-exchangeable chancellor candidate, and it's up to the probing people to refill the government bag. The voters can not prevent the fact that in the end it may be brimming with toads."</text:p>
          </table:table-cell>
          <table:table-cell office:value-type="string" calcext:value-type="string">
            <text:p>negative</text:p>
          </table:table-cell>
          <table:table-cell table:number-columns-repeated="1021"/>
        </table:table-row>
        <table:table-row table:style-name="ro2">
          <table:table-cell office:value-type="string" calcext:value-type="string">
            <text:p>damit hat sich WikiLeaks auf so vielen Ebenen diskreditiert, dass sie auf absehbare Zeit als whistleblower ausfallen. Nur gut, dass Snowden weise genug war, sich nicht mit diesen Leuten gemein zu machen, sondern sein Material kompetenten und seriösen Journalisten zu zuspielen. Sehr peinlich und schädlich für WikiLeaks.</text:p>
          </table:table-cell>
          <table:table-cell office:value-type="string" calcext:value-type="string">
            <text:p>Thus, WikiLeaks has been discredited on so many levels that they for the foreseeable future as a whistleblower ?? fail. Luckily, Snowden was wise enough not to mingle with these people, but to pass on his material to competent and reputable journalists. Very embarrassing and harmful to WikiLeaks.</text:p>
          </table:table-cell>
          <table:table-cell office:value-type="string" calcext:value-type="string">
            <text:p>negative</text:p>
          </table:table-cell>
          <table:table-cell table:number-columns-repeated="1021"/>
        </table:table-row>
        <table:table-row table:style-name="ro39">
          <table:table-cell office:value-type="string" calcext:value-type="string">
            <text:p>"wo WikiLeaks ""unschädlich"" wird. Das wäre allerdings auch ein echter Störfaktor, wenn die Gesellschaft bei jeder Veröffentlichung mit einem Aufschrei reagierte!"</text:p>
          </table:table-cell>
          <table:table-cell office:value-type="string" calcext:value-type="string">
            <text:p>"where WikiLeaks is ""harmless"". However, that would be a real annoyance if the company responded with an outcry at every release!"</text:p>
          </table:table-cell>
          <table:table-cell office:value-type="string" calcext:value-type="string">
            <text:p>negative</text:p>
          </table:table-cell>
          <table:table-cell table:number-columns-repeated="1021"/>
        </table:table-row>
        <table:table-row table:style-name="ro2">
          <table:table-cell office:value-type="string" calcext:value-type="string">
            <text:p>Es wäre unerträglich und extrem schädlich für das Land gewesen, hätte die Minipartei Grüne ihre naiv-idealistischen Ziele bei Klima oder Migration gegen einen breiten gesellschaftlichen Konsens durchsetzen können. Ich denke, Frau Merkel wird feststellen, dass das Organisieren von Mehrheiten gar nicht so schwierig ist, wenn man es wirklich will.</text:p>
          </table:table-cell>
          <table:table-cell office:value-type="string" calcext:value-type="string">
            <text:p>It would have been unbearable and extremely damaging to the country if the miniature party Green had been able to impose its naïve idealistic goals on climate or migration against broad social consensus. I think Mrs Merkel will find that organizing majorities is not that difficult when you really want to.</text:p>
          </table:table-cell>
          <table:table-cell office:value-type="string" calcext:value-type="string">
            <text:p>negative</text:p>
          </table:table-cell>
          <table:table-cell table:number-columns-repeated="1021"/>
        </table:table-row>
        <table:table-row table:style-name="ro28">
          <table:table-cell office:value-type="string" calcext:value-type="string">
            <text:p>Kompromisse der Kompromisse wegen, wäre schädlich für die Demokratie gewesen. Die es schon verrannte Flüchtlingspolitik hätte bei einem Formelkompromiss entweder die CSU oder die FDP zerrissen. Das hier die moralischen Positionen der Grünen flankiert von Frau Dr.Merkel weiter den emotionalen Druck bei der Bevölkerung erhöht hätte liegt auf de Hand. Dieses grün-konservative Dilemma durchzieht auch die anderen wichtigen Punkte unserer Gesellschaft. Hier hätte ich mir von den Altvorderen mehr Jugendlichkeit und Reformwillen erwartet, statt mit lehrerhafter Manie aus den 80zigern aufzuwarten. Lindner geht als der integerste aus der Runde und ich scheue es zu sagen, er hat löst bei mir Respekt aus. Ja, warum nicht: Neuwahlen? Davon geht die Welt nicht unter, außer endlich, endlich neue Gesichter.</text:p>
          </table:table-cell>
          <table:table-cell office:value-type="string" calcext:value-type="string">
            <text:p>Compromises of compromise would have been detrimental to democracy. The already foul refugee policy would have torn either the CSU or the FDP in a compromise formula. That here the moral positions of the Greens flanked by Dr.Merkel would have further increased the emotional pressure on the population is obvious. This green-conservative dilemma also pervades the other important points of our society. Here I would have expected more youthfulness and the will to reform from the older generation, instead of coming up with teacher-like mania from the 80's. Lindner goes out of the group as the most integer and I'm shy to say he respected me. Yes, why not: new elections? This is not the end of the world, except finally, finally new faces.</text:p>
          </table:table-cell>
          <table:table-cell office:value-type="string" calcext:value-type="string">
            <text:p>negative</text:p>
          </table:table-cell>
          <table:table-cell table:number-columns-repeated="1021"/>
        </table:table-row>
        <table:table-row table:style-name="ro5">
          <table:table-cell office:value-type="string" calcext:value-type="string">
            <text:p>Kompromisse der Kompromisse wegen ala Frau Dr.Merkel, wäre schädlich für die Demokratie gewesen. Die verrannte Flüchtlingspolitik hätte bei einem Formelkompromiss entweder die CSU oder die FDP zerrissen. Das hier die moralischen Positionen der Grünen flankiert von Frau Dr.Merkel weiter den emotionalen Druck bei der Bevölkerung erhöht hätte liegt auf de Hand. Dieses grün-konservative Dilemma durchzieht auch die anderen wichtigen Punkte unserer Gesellschaft. Hier hätte ich mir von den Altvorderen mehr Jugendlichkeit und Reformwillen erwartet, statt mit lehrerhafter Manie aus den 80zigern aufzuwarten. Lindner geht als der integerste aus der Runde und ich scheue es zu sagen, er hat löst bei mir Respekt aus. Ja, warum nicht: Neuwahlen. Davon geht die Welt nicht unter, außer endlich, endlich neue Gesichter.</text:p>
          </table:table-cell>
          <table:table-cell office:value-type="string" calcext:value-type="string">
            <text:p>Compromises of the compromises because ala Mrs. Dr.Merkel, would have been harmful for the democracy. The rotten refugee policy would have torn either the CSU or the FDP in a compromise formula. That here the moral positions of the Greens flanked by Dr.Merkel would have further increased the emotional pressure on the population is obvious. This green-conservative dilemma also pervades the other important points of our society. Here I would have expected more youthfulness and the will to reform from the older generation, instead of coming up with teacher-like mania from the 80's. Lindner goes out of the group as the most integer and I'm shy to say he respected me. Yes, why not: new elections. This is not the end of the world, except finally, finally new faces.</text:p>
          </table:table-cell>
          <table:table-cell office:value-type="string" calcext:value-type="string">
            <text:p>negative</text:p>
          </table:table-cell>
          <table:table-cell table:number-columns-repeated="1021"/>
        </table:table-row>
        <table:table-row table:style-name="ro35">
          <table:table-cell office:value-type="string" calcext:value-type="string">
            <text:p>Ob das selbstgefällige Grinsen von Herrn Seehofer Galgenhumor darstellen soll? Bayern hat mittlerweile einen besseren Ministerpräsidenten verdient. Vor allem einen mit Perspektive. Die Sondierungsgespräche haben für die einzelnen Parteien unterschiedliche Ziele: CSU: festhalten auf deren Standpunkten zur Migration, wegen der Wahl in Bayern 2018. Da sonst die AfD noch mehr Stimmen der CSU bekommt. Grüne: Möglichst lange auf deren Standpunkten zur Migration beharren, damit bei der anstehenden Wiederholung der Bundestagswahl mehr Prozentpunkte rausspringen. Und dann zusammen mit der SPD regiert werden kann. FDP: hat ein Hauptinteresse an einem Gelingen der Sondierungsgespräche, da sonst 4 Jahre Opposition angesagt ist. CDU: hat je länger die Sondierungsgespräche andauern, ein besonderes Interesse an einem Gelingen, da die politische Stimmung momentan stark kippen ist. Vor allem das Abtauchen von Frau Merkel war in dieser Phase extrem Partei schädlich. Für Frau Merkel gilt mittlerweile das gleich, was Herrn Seehofer betrifft (siehe oben).</text:p>
          </table:table-cell>
          <table:table-cell office:value-type="string" calcext:value-type="string">
            <text:p>Whether the smug grin of Mr. Seehofer Galgenhumor should represent? Bayern has now earned a better Prime Minister. Especially one with perspective. The exploratory talks have different goals for the individual parties: CSU: stick to their positions on migration, because of the election in Bavaria in 2018. Otherwise the AfD gets even more votes of the CSU. Greens: Insist on their positions on migration as long as possible so that more percentage points will jump out in the upcoming repetition of the general election. And then it can be governed together with the SPD. FDP: has a main interest in the success of the exploratory talks, otherwise 4 years opposition is announced. CDU: has the longer the exploratory talks persist, a special interest in a success, as the political sentiment is currently strongly tilt. Above all, the descent of Mrs. Merkel was at this stage extremely party harmful. In the meantime, the same applies to Mrs Merkel, which concerns Mr Seehofer (see above).</text:p>
          </table:table-cell>
          <table:table-cell office:value-type="string" calcext:value-type="string">
            <text:p>negative</text:p>
          </table:table-cell>
          <table:table-cell table:number-columns-repeated="1021"/>
        </table:table-row>
        <table:table-row table:style-name="ro8">
          <table:table-cell office:value-type="string" calcext:value-type="string">
            <text:p>Da bei den sog. Verhandlingen eigentlich kaum über die arbeitende Bevölkerung gesprochen wurde, gehe ich davon aus, dass auch diese Regierung nichts dafürtun wird. Hauptsache die schwarze null steht, wo vor der Wahl die Grünen diese null als verkehrt und schädlich gehalten haben. Die fdp, denen ist alles egal, hauptsache dabei. Lindner hat eh kein Plan, er kann nur reden und ist dafür bekannt firmen kaputt gehen zu lassen, konzeptionslos Von Merkel hört man nichts, was ja auch nicht auf Veränderungen hinweisen könnte. Es wird also so weitergehen wie in den letzten 30 Jahren, nichts fürs Volk,die Industrie und die oberen können sich schon freuen.</text:p>
          </table:table-cell>
          <table:table-cell office:value-type="string" calcext:value-type="string">
            <text:p>"Since the so-called ""negotiators"" hardly talked about the working population, I assume that this government will not do anything. The main thing is the black zero, where before the election, the Greens have kept this zero as wrong and harmful. The fdp, they do not care, the main thing here. Lindner has no plan anyway, he can only talk and is known to let companies break, conceptless of Merkel hear nothing, which could also point to any changes. So it will continue like in the last 30 years, nothing for the people, the industry and the upper one can already be happy."</text:p>
          </table:table-cell>
          <table:table-cell office:value-type="string" calcext:value-type="string">
            <text:p>negative</text:p>
          </table:table-cell>
          <table:table-cell table:number-columns-repeated="1021"/>
        </table:table-row>
        <table:table-row table:style-name="ro51">
          <table:table-cell office:value-type="string" calcext:value-type="string">
            <text:p>In Deutschland kennt man dieses Schlitzohr nicht gut genug. Dass er tollpatschich ist macht ihn sogar menschlicher. Gefährlich an Piñera ist aber seine Fähigkeit, die Wirklichkeit zu manipulieren. Zu oft hat er die Gesetze zu kreativ interpretiert, zu oft galten für ihn Ausnahmen, die für andere mit Knast bestraft wurden. Intelligent und fleißig ist er schon, das kann man nicht bestreiten. Aber im schlechten Sinne. Ehr ist er schlau und besessen, Hauptsache, er gewinnt. Chile braucht viel mehr als einen schlauen Fuchs, der geschäftstüchtig ist. Davon haben wir in Chile schon genung, diese Besserwisser, die behauptet haben, besser mit Geld umzugehen und am Ende das ganze Land privatisiert haben. Wollt ihr wissen wie Deutschland in ein paar Jahre aussehen könnte wenn Maschmayer Kanzler und Alexander Gauland Innenminister würde? Dann schaut euch Chile an, das ist das Ergebnis. Die Chilenen haben 2011 gemerkt, dass man als armer Bürger nicht tiefer sinken kann: die Bildung und die Gesundheit sind unbezahlbar, die Rente (Riester lässt grüßen) ist miserabel. Deswegen gab es so viele Demos. Und dann kam Bachelet, die leider nicht entschieden genug regiert hat und trotzdem gab es wichtige und richtige Veränderungen. Deswege wäre Piñera ein Rückschritt, eine Kapitulation. Ich hoffe nur, dass meine Landsleute nicht den Fehler wiederholen. Piñera ist einfach unanständig und schädlich für Chile, ein tolles Land, mit guten Menschen, mit einem großen Potenziall und zu wenig gute Politiker.</text:p>
          </table:table-cell>
          <table:table-cell office:value-type="string" calcext:value-type="string">
            <text:p>In Germany, this jerk is not known well enough. That he is madpatschich makes him even more human. But dangerous to Piñera is his ability to manipulate reality. Too often he has interpreted the laws too creatively, too often exceptions that were punished for others with jail. He is intelligent and hardworking, you can not deny that. But in the bad sense. Ehr is he smart and obsessed, the main thing, he wins. Chile needs much more than a clever fox who is business savvy. Of that we have enough in Chile, these know-it-alls, who claimed to be better at dealing with money and in the end privatized the whole country. Do you want to know what Germany could look like in a few years if Maschmayer Chancellor and Alexander Gauland were interior ministers? Then look at Chile, that's the result. The Chileans realized in 2011 that as a poor citizen, one can not sink lower: education and health are priceless, the pension (Riester says hello) is miserable. That's why there were so many demos. And then came Bachelet, who unfortunately did not rule decisively enough and yet there were important and right changes. Unfortunately, Piñera would be a step backward, a capitulation. I just hope my compatriots do not repeat the mistake. Piñera is just indecent and harmful to Chile, a great country, with good people, with a big potential and too few good politicians.</text:p>
          </table:table-cell>
          <table:table-cell office:value-type="string" calcext:value-type="string">
            <text:p>negative</text:p>
          </table:table-cell>
          <table:table-cell table:number-columns-repeated="1021"/>
        </table:table-row>
        <table:table-row table:style-name="ro13">
          <table:table-cell office:value-type="string" calcext:value-type="string">
            <text:p>"""Es mutet doch seltsam an, das viele Kommentare den demokratischen Volksentscheid nicht akzeptieren wollen."" Wo haben sie das gelesen? Habe die bisher gelesenen Kommis ganz anders verstanden. Die einen waren um Sorge wegen der Zukunft der Engländer, die anderen verstört wegen einer möglichen Abschottung Englands ggf. wegen persönlicher Betroffenheit. Wer will da ganz neutral und rein rational bleiben? den Entscheid des Referendums akzeptiere ich auch wenn ich ihn für schädlich für die Engländer halte. Zusätzliche Zahlungen die aufgrund des Entscheids von mir zu leisten sind akzeptiere ich aber nicht (mein demokratischer Entscheid)! Schön zu sehen dass sie schon detailliert darüber nachdenken wie die Europäer in Zukunft ""ausgesaugt"" werden sollen. Scheint ja das Prinzip zu sein: Ich habe habe entschieden ich bin raus. Die Kosten dafür sollen gefälligst andere tragen. Ich wünsche mir eine gute und nachhaltige gemeinsame Zukunft zw. EU und UK und hoffe auf einen tiefen und harten Brexit damit die Briten die Pest der Brexiteers einmal wieder loswerden (hoffentlich zieht dann Vernunft ein!). Prinzip: Erst wenn es richtig weh tut und leugnen nicht mehr hilft kann Besserung erfolgen. Good riddance God save the Queen and a hard hit after the jump of the cliff for a bright common future"</text:p>
          </table:table-cell>
          <table:table-cell office:value-type="string" calcext:value-type="string">
            <text:p>"""It seems strangely that many comments do not want to accept the democratic referendum."" Where did you read that? Have the previously read commis quite differently understood. Some were worried about the future of the English, the other disturbed because of a possible foreclosure of England possibly because of personal concern. Who wants to remain completely neutral and purely rational? The decision of the referendum I accept even if I consider it harmful to the English. I do not accept additional payments due to the decision of myself (my democratic decision)! Nice to see that they are already thinking in detail about how the Europeans should be ""sucked"" in the future. Seems to be the principle: I've decided I'm out. The costs for it should please others. I wish for a good and sustainable future together between the EU and the UK and hope for a deep and hard Brexit so that the British once again get rid of the plague of the Brexiteers (hopefully, then comes reason!). Principle: Only when it hurts properly and denying no longer helps can improvement take place. Good riddance God save the Queen and a hard hit after the cliff for a bright common future"</text:p>
          </table:table-cell>
          <table:table-cell office:value-type="string" calcext:value-type="string">
            <text:p>negative</text:p>
          </table:table-cell>
          <table:table-cell table:number-columns-repeated="1021"/>
        </table:table-row>
        <table:table-row table:style-name="ro6">
          <table:table-cell office:value-type="string" calcext:value-type="string">
            <text:p>"Vor allem die CSU nimmt die Repunblik in Geiselhaft. Da opfern die unfähigsten Politiker dem eigenen Ego, der eigenen Dickschädlichkeit, ""Jamaika"". Den einzigen Vorteil den ich darin sehe ist, daß sich dann auch so total talentfreie Politiker wie Dobrint den eigenen Weg versperren. So oder so frage ich mich, wieso Sehofer so einen kreativ und komplett einfaltslosen Menschen beschäftigt, der als Akten und Verwaltungsmensch sicherlich einen ""braven"" Job machen könnte, aber als Führungskraft auf absolut jedem Parkett bisher nicht nur versagte, mehr sogar, durch Pfusch glänzte."</text:p>
          </table:table-cell>
          <table:table-cell office:value-type="string" calcext:value-type="string">
            <text:p>"Especially the CSU takes the republic in hostage. The most incapable politicians sacrifice their own ego, their own badness, ""Jamaica"". The only advantage that I see in it is that even totally talentless politicians like Dobrint block their own way. Either way, I wonder why Sehofer employs such a creative and completely uninhibited people who could certainly do a ""good job"" as files and administrators, but as a leader on every floor so far not only failed, more even, glittered by botch ,"</text:p>
          </table:table-cell>
          <table:table-cell office:value-type="string" calcext:value-type="string">
            <text:p>negative</text:p>
          </table:table-cell>
          <table:table-cell table:number-columns-repeated="1021"/>
        </table:table-row>
        <table:table-row table:style-name="ro18">
          <table:table-cell office:value-type="string" calcext:value-type="string">
            <text:p>"Da unterschreiben mehr als 3 Millionen eine Petition gegen die Freihandelsabkommen und sie lässt durch ihren Regierungssprecher ausrichten, dass sie die Petition nicht annimmt, obwohl selbst der Richterbund vor den Abkommen in dieser Form gewarnt hat. Und was ist das überhaupt für ein politisches Gebaren? Die kanadische Handelsministerin heult und alle eilen zum ""Trösten"" herbei. Die Bundesärztekammer und die Ärztekammer Baden-Württemberg sowie Mikrobiologen und andere Experten sagen, dass Glyphosat hochgradig gesundheitsschädlich für Menschen sei und unsere Böden, von denen wir für die Nahrungsproduktion abhängen, komplett zerstöre. Trotzdem ""kämpft"" die CDU weiterhin für den Einsatz dieses Herbizids und anderer hochgiftiger Pestizide. Der neuste ""Schrei"" ist ein Pestizid, das die DNA der ""Schädlinge"" verändert, damit sie sich nicht fortpflanzen können. Und die Gentechnik hat die Pestizide gleich in die ""Nahrung"" eingebaut."</text:p>
          </table:table-cell>
          <table:table-cell office:value-type="string" calcext:value-type="string">
            <text:p>"More than 3 million sign a petition against the Free Trade Agreement, and she has her government spokesman say that she does not accept the petition, even though the judge's association warned against the agreement in this way. And what is that political behavior anyway? The Canadian Trade Minister howls and everyone rushes to ""consoling"". The German Medical Association and the Baden-Württemberg Medical Association as well as microbiologists and other experts say that glyphosate is extremely harmful to humans and completely destroys our soils, which we depend on for food production. Nevertheless, the CDU continues to ""fight"" for the use of this herbicide and other highly toxic pesticides. The latest ""Scream"" is a pesticide that alters the DNA of ""pests"" so they can not reproduce. And genetic engineering has incorporated the pesticides right into the ""food""."</text:p>
          </table:table-cell>
          <table:table-cell office:value-type="string" calcext:value-type="string">
            <text:p>negative</text:p>
          </table:table-cell>
          <table:table-cell table:number-columns-repeated="1021"/>
        </table:table-row>
        <table:table-row table:style-name="ro25">
          <table:table-cell office:value-type="string" calcext:value-type="string">
            <text:p>Die will Niemand haben. Und die Tpürkei ist schon lange kein realistischer beitrittskandidat mehr. Die Vorbeitrittshilfen sind weitgehend eingefroren, die Zollunion wird nicht ausgeweitet, es werden keine neuen Artikel eröffnet... Im Grunde genommen geht es nur darum, wer es zuerst ausspricht. Erdogan will dass die EU es zuerst tut, damit er sich hinstellen und behaupten kann, dass der Westen sich von der Türkei abgewandt habe, statt umgekehrt. Und dann auch sehr viel stärker westliche Werte abbauen. Aber die EU tut ihm diesen Gefallen nicht. Man muss also nicht die Briten auf Biegen und Brechen in der EU halten. Das wäre sogar noch schädlicher. Die EU hat ihnen einen Abbruch des Brexit als Option erlaubt - auf Kosten all ihrer Extrawürste. Wenn sie stattdessen sogar noch Extrawürste dazubekämen, dann wäre das das Ende der EU. Denn damit ebnen Sie auch den Weg für ein neues Referendum alle paar Jahre - die einen wollen immer noch raus weil sie dann dieses Mal ihren Willen nicht bekommen haben (denn es geht bei weitem nicht bloß um Zuwanderung, das ist das Komplettpaket der nationalistischen Denkstörungen) und die Anderen um sich weitere Vorteile zu erpressen. Die EU würde zum Kinderzirkus, der sich nur nach den Wünschen Londons richtet. Nein, die Briten sollen gehen. Ohne die ewigen Blockierer und Nörgler können wir endlich mal Fortschritte machen. Und sie haben ja immer noch die Option, später zurückzukommen.</text:p>
          </table:table-cell>
          <table:table-cell office:value-type="string" calcext:value-type="string">
            <text:p>Nobody wants to have that. And Turkey has long ceased to be a realistic candidate for accession. The pre-accession aid is largely frozen, the customs union will not be expanded, no new articles will be opened ... Basically, it's all about who speaks it first. Erdogan wants the EU to do it first, so that he can stand up and claim that the West has turned away from Turkey, rather than the other way round. And then much more to break Western values. But the EU does not do him that favor. So you do not have to keep the British on the bend and break in the EU. That would be even more harmful. The EU has allowed them to abandon Brexit as an option - at the expense of all their extra sausages. If they could get extra sausages instead, that would be the end of the EU. Because with it you also pave the way for a new referendum every few years - some still want to get out because then this time they have not gotten their will (because it's not just about immigration, that's the complete package of nationalistic thinking disorders) and the others to get more benefits. The EU would become a children's circus, based only on London's wishes. No, the British should go. Without the eternal blockers and whiners, we can finally make progress. And they still have the option to come back later.</text:p>
          </table:table-cell>
          <table:table-cell office:value-type="string" calcext:value-type="string">
            <text:p>negative</text:p>
          </table:table-cell>
          <table:table-cell table:number-columns-repeated="1021"/>
        </table:table-row>
        <table:table-row table:style-name="ro11">
          <table:table-cell office:value-type="string" calcext:value-type="string">
            <text:p>Und die Unmengen von Abgeordneten sollten doch in der Lage sein, das zu respektieren! Was soll an wechselnden Mehrheiten schlecht sein. Was keine Mehrheit bekommt kann halt nicht beschlossen werden. Diese Schei.. Parteibuchdenkerei ist schädlich für eine Demokratie. Ein Abgeordneter ist nur seinem Gewissen verpflichtet und da muss er keine(n) Parteichef(in) fragen, ob er den Arm heben soll/darf. Sollte es zu Neuwahlen kommen, nützt das AFD und Linken. Warum sollte jemand der im September AFD oder Linke gewählt hat dich jetzt anders entscheiden? Der umgekehrte Fall, dass Leute nicht nochmal die Jamaica Parteien wählen, aber auch nicht die SPD ist viel leichter vorstellbar. Ob sie dann AFD oder Linke wählen ober garnicht wählen ist egal. In jedem Fall hilft das AFD und Linker.</text:p>
          </table:table-cell>
          <table:table-cell office:value-type="string" calcext:value-type="string">
            <text:p>And the masses of deputies should be able to respect that! What should be bad about changing majorities. What does not get a majority just can not be decided. This Schei .. party book thinking is detrimental to a democracy. A deputy is only obliged to his conscience and there he does not have to ask a party leader whether he should lift his arm. Should there be new elections, use the AFD and left. Why would someone who voted AFD or Leftist in September decide differently now? The reverse case, that people do not choose the Jamaica parties again, but also not the SPD is much easier to imagine. Whether you then select AFD or Left upper does not matter, does not matter. In any case, the AFD and Linker will help.</text:p>
          </table:table-cell>
          <table:table-cell office:value-type="string" calcext:value-type="string">
            <text:p>negative</text:p>
          </table:table-cell>
          <table:table-cell table:number-columns-repeated="1021"/>
        </table:table-row>
        <table:table-row table:style-name="ro18">
          <table:table-cell office:value-type="string" calcext:value-type="string">
            <text:p>"""Natürlich wird der Antrag im Bundestag nicht durchkommen. Aber darum geht es auch nicht. Es geht der AfD darum, ein bisschen Wirbel zu machen, den ""linken Mainstream"" zu ärgern. Es ist die bekannte Masche der Partei, die nun auch im Bundestag zur Aufführung kommt."" Mit dem Argument dürften Oppositionsparteien nie einen Antrag stellen, denn Oppositionsanträge werden immer abgelehnt. Auch sind Anträge der Opposition immer gegen den Mainstream und damit gegen die Regierungsmehrheit gerichtet. Macht die Linke schon immer und die anderen Oppositionsparteien auch, wenn sie in der Opposition sind. Man mag ja den Antrag selbst für schädlich, unsinnig oder weltfremd halten. Ein Vertrag mit Assad über die Rückkehr von Flüchtlingen, die er selbst als Terroristen bezeichnet hat, wird nie zustande kommen. Aber einen Antrag schon deswegen für quasi illegitim halten, weil der gegen den Mainstream gerichtet ist? Was soll die Opposition dann machen? Eine Anfrage an die Regierung stellen, warum sie so erfolgreich ist?"</text:p>
          </table:table-cell>
          <table:table-cell office:value-type="string" calcext:value-type="string">
            <text:p>"""Of course, the motion in the Bundestag will not come through, but that's not the point."" The AfD is about to make a little whirlwind, to annoy the ""left mainstream."" It is the well-known scam of the party, which now also in the Bundestag to the performance comes. "" The argument is that opposition parties will never be allowed to apply, as opposition applications are always rejected. Also, opposition proposals are always directed against the mainstream and thus against the government majority. Always does the left and the other opposition parties when they are in opposition. One may even consider the application harmful, nonsensical or unworldly. A contract with Assad on the return of refugees, whom he has called terrorists himself, will never materialize. But consider an application to be almost illegitimate because it is directed against the mainstream? What should the opposition do then? Make a request to the government why it is so successful?"</text:p>
          </table:table-cell>
          <table:table-cell office:value-type="string" calcext:value-type="string">
            <text:p>negative</text:p>
          </table:table-cell>
          <table:table-cell table:number-columns-repeated="1021"/>
        </table:table-row>
        <table:table-row table:style-name="ro16">
          <table:table-cell office:value-type="string" calcext:value-type="string">
            <text:p>Glaubt hier irgendwer, das Duterte seine Politik reflektiert weil der Westen im Wertebruch aufzählt? Wie lange soll das Gespräch dann dauern? Kontakte muss man erstmal aufbauen, dann hat man auch die Chance, dass jemand zu hört. Die Chinesen sind schon soweit, dass sie darauf mit Verärgerung im Vorfeld reagieren. Diese von den Medien gefeierte und geforderte Belehrungspolitik ist nicht nur sinnlos, sie ist schädlich.</text:p>
          </table:table-cell>
          <table:table-cell office:value-type="string" calcext:value-type="string">
            <text:p>Does anyone here believe that Duterte reflects on his policy because the West is counting in value? How long should the conversation last? You have to build up contacts, then you have the chance to hear someone. The Chinese are already so far that they react with annoyance in advance. This educational policy, celebrated and demanded by the media, is not only pointless, it is harmful.</text:p>
          </table:table-cell>
          <table:table-cell office:value-type="string" calcext:value-type="string">
            <text:p>negative</text:p>
          </table:table-cell>
          <table:table-cell table:number-columns-repeated="1021"/>
        </table:table-row>
        <table:table-row table:style-name="ro17">
          <table:table-cell office:value-type="string" calcext:value-type="string">
            <text:p>Verkehr in DE trägt nur ca 20% zur Emmision bei. Bisher ist die Batterieherstellung eine richtig umweltschädliche Technologie. Ausserdem, woher soll die Energie für die Batterieherstellung kommen, insbesondere wenn sie preisgünstig sein soll? E-Autos nur für die reichen?</text:p>
          </table:table-cell>
          <table:table-cell office:value-type="string" calcext:value-type="string">
            <text:p>Traffic in DE contributes only about 20% to the emission. So far, battery production is a really environmentally harmful technology. Besides, where should the energy for battery production come from, especially if it is to be cheap? E-cars only for the rich?</text:p>
          </table:table-cell>
          <table:table-cell office:value-type="string" calcext:value-type="string">
            <text:p>negative</text:p>
          </table:table-cell>
          <table:table-cell table:number-columns-repeated="1021"/>
        </table:table-row>
        <table:table-row table:style-name="ro40">
          <table:table-cell office:value-type="string" calcext:value-type="string">
            <text:p>"Das die Medien darüber berichten ist ihre Verpflichtung! Wenn sich die potentiellen Koalitionäre dabei blamieren, ist das ein ganz anderes Problem. Nicht umsonst haben alle Angst vor Neuwahlen. Den Wahlkampf der Parteien fand ich ziemlich orientierungslos. Mag vielleicht auch daran liegen, dass es derzeit viele Probleme gibt, die zu lösen sind, damit wir eine Zukunft haben. Umfragen waren hierbei nur schädlich, da der Wähler sowieso den Eindruck bekommen musste, die Wahl ist entschieden. Dann darf man sich aber auch nicht wundern, wenn taktisch gewählt wird. Daher haben die kleinen Parteien hier gewonnen. Daher gehe ich davon aus, dass die Kleinen auch einlenken werden, da bei Neuwahlen die Stimmenanteile wieder abschmilzen können. Was mir immer auffällt, dass Ängste geschürt werden im Hinblick auf Neuwahlen ebenso wie vor der Wahl, dass ansonsten die Welt ohne Merkel untergeht. Wenn Kohl der Unterschätzte war, so ist Merkel die völlig Überschätzte! Das liegt leider an den Medien, die sich eher"" political korrekt"" verhalten. Inszenierungen sind dann scheinbar wichtiger als Inhalte. Man redet über Klimaziele, die sicher wichtig sind, aber wann kommen die Statements zu den Paradise Papers. Das hat vor allem mit der EU-Politik zu tun, da man hier den Bock zum Gärtner gemacht hat. Mit Hilfe unserer BKin! Vorschläge von Macron für Reformen liegen auf dem Tisch. Während Macron schon Visionen hat, will man sich hier alles im Detail ansehen. Solange eine Vision keine Utopie ist, halte ich solche Äußerungen für sehr schädlich! Man bekommt das Gefühl nachdem Schlafwagenwahlkampf wird jetzt schnell nochmal alles nachgeholt. Natürlich kommt sich der Wähler veräppelt vor und viele Parteien befürchten bei Neuwahlen abgestraft zu werden. Merkel und Seehofer haben fertig, aber Einige wollen es nicht wahrhaben!"</text:p>
          </table:table-cell>
          <table:table-cell office:value-type="string" calcext:value-type="string">
            <text:p>"Reporting to the media is their obligation! If the potential coalitioners become embarrassed, that's another problem. Not in vain all are afraid of new elections. The election campaign of the parties I found quite disoriented. It may also be because there are currently many problems to be solved for us to have a future. Surveys were only harmful, because the voters had to get the impression anyway, the choice is decided. But then you should not be surprised if you choose tactically. Therefore, the small parties have won here. Therefore, I assume that the little ones will also give in, as in new elections, the vote shares can melt again. What always strikes me is that fears are fomented in terms of new elections as well as before the election that otherwise the world goes under without Merkel. If Kohl was the underrated, Merkel is the totally overrated! Unfortunately, this is due to the media, which behave more ""politically correct"". Staging is then seemingly more important than content. People talk about climate goals, which are certainly important, but when do the statements come to the Paradise Papers. This has to do mainly with the EU policy, because it has made the goat gardener here. With the help of our BKin! Macron's proposals for reform are on the table. While Macron already has visions, you want to see everything in detail here. As long as a vision is not a utopia, I think such statements are very harmful! You get the feeling after sleeping car campaign is now quickly made up for everything again. Of course, the voter is kidding and many parties fear being punished in new elections. Merkel and Seehofer have finished, but some do not want to admit it!"</text:p>
          </table:table-cell>
          <table:table-cell office:value-type="string" calcext:value-type="string">
            <text:p>negative</text:p>
          </table:table-cell>
          <table:table-cell table:number-columns-repeated="1021"/>
        </table:table-row>
        <table:table-row table:style-name="ro11">
          <table:table-cell office:value-type="string" calcext:value-type="string">
            <text:p>"Eine ""Jamaika""-Koalition zu gründen, erinnert an den Versuch der Quadratur des Kreises. Man weiss, dass das nicht geht, versucht es aber. Diese Versuche sind nicht schädlich, die mögliche Bildung einer Koaltion aus CDU, CSU, FDP und Grünen wäre es schon: für unser Land, die politische Kultur, bzw. den Rest der übriggeblieben ist und die Zukunft unserer Kinder und Enkelkinder. Wer zusammenfügt was nicht zusammengehört ist in der Politik nur eines: machtbesessen und machtgetrieben. Bei Merkel und Seehofer vermisst man grundlegende demokratische Tugenden, wie z.B. Wahlverlierer treten ab und machen neuen nicht abgenutzten Kräften Platz und das zum Wohle der Bevölkerung. Die scheint hier nicht im Mittelpunkt der Überlegungen der Jamaikastrategen zu stehen."</text:p>
          </table:table-cell>
          <table:table-cell office:value-type="string" calcext:value-type="string">
            <text:p>"Establishing a ""Jamaican"" coalition is reminiscent of trying to square the circle. You know that this is not possible, but it tries. These attempts are not harmful, the possible formation of a coalition of CDU, CSU, FDP and Greens would be it already: for our country, the political culture, or the rest of the remaining and the future of our children and grandchildren. Who puts together what does not belong together is only one thing in politics: power-obsessed and power-driven. In Merkel and Seehofer, one misses basic democratic virtues, such as Losers lose out and make room for new, unused forces for the benefit of the population. This does not seem to be the focus of the considerations of the Jamaicastrategists."</text:p>
          </table:table-cell>
          <table:table-cell office:value-type="string" calcext:value-type="string">
            <text:p>negative</text:p>
          </table:table-cell>
          <table:table-cell table:number-columns-repeated="1021"/>
        </table:table-row>
        <table:table-row table:style-name="ro52">
          <table:table-cell office:value-type="string" calcext:value-type="string">
            <text:p>Die Forderung nach seinem Rücktritt ist wirklich schädlich, allerdings nur für seine persönliche Macht im Freistaat ...</text:p>
          </table:table-cell>
          <table:table-cell office:value-type="string" calcext:value-type="string">
            <text:p>The demand for his resignation is really harmful, but only for his personal power in the Free State ...</text:p>
          </table:table-cell>
          <table:table-cell office:value-type="string" calcext:value-type="string">
            <text:p>negative</text:p>
          </table:table-cell>
          <table:table-cell table:number-columns-repeated="1021"/>
        </table:table-row>
        <table:table-row table:style-name="ro52">
          <table:table-cell office:value-type="string" calcext:value-type="string">
            <text:p>"Seehofers ""Trommelfeuer gegen mich ist schädlich"" klingt nach Krieg. Horst hat ihn schon verloren!"</text:p>
          </table:table-cell>
          <table:table-cell office:value-type="string" calcext:value-type="string">
            <text:p>"Seehofer's ""drum fire against me is harmful"" sounds like war. Horst has already lost him!"</text:p>
          </table:table-cell>
          <table:table-cell office:value-type="string" calcext:value-type="string">
            <text:p>negative</text:p>
          </table:table-cell>
          <table:table-cell table:number-columns-repeated="1021"/>
        </table:table-row>
        <table:table-row table:style-name="ro52">
          <table:table-cell office:value-type="string" calcext:value-type="string">
            <text:p>"""Trommelfeuer gegen mich ist schädlich"" ... soll es ja auch sein für Dich Bettvorleger. Lebt der eigentlich noch in der Wirklichkeit?"</text:p>
          </table:table-cell>
          <table:table-cell office:value-type="string" calcext:value-type="string">
            <text:p>"""Drums fire against me is harmful"" ... it should be so for you bedside rug. Does he still live in reality?"</text:p>
          </table:table-cell>
          <table:table-cell office:value-type="string" calcext:value-type="string">
            <text:p>negative</text:p>
          </table:table-cell>
          <table:table-cell table:number-columns-repeated="1021"/>
        </table:table-row>
        <table:table-row table:style-name="ro6">
          <table:table-cell office:value-type="string" calcext:value-type="string">
            <text:p>ist nicht schädlich, sondern vergnüglich und längst überfällig. Mit ihrem unerträglichen Populismus ist die Ich-AG Horst Seehofer längst personifizierte Politikverdrossenheit. Immer nur Frau Merkel piesacken, das läuft nicht. Manchmal schlägt das Pendel halt in die andere Richtung. Nicht weinen, Herr Seehofer, kennt man doch sonst auch nicht von Ihnen. Zum Beispiel, wenn es um die diversen Miseren der Geflüchteten oder Auswüchse einer asozialen Marktwirtschaft geht. Das Einzige, was für Seehofer spricht, ist: Was danach kommt, droht noch schlimmer zu werden.</text:p>
          </table:table-cell>
          <table:table-cell office:value-type="string" calcext:value-type="string">
            <text:p>is not harmful, but enjoyable and long overdue. With its unbearable populism, the Ich-AG Horst Seehofer has long been personified political disenchantment. Always only Mrs. Merkel pissing, that does not work. Sometimes the pendulum beats in the other direction. Do not cry, Mr. Seehofer, you do not usually know about them. For example, when it comes to the various misery of the refugees or excesses of an antisocial market economy. The only thing that speaks for Seehofer is: what comes next threatens to get worse.</text:p>
          </table:table-cell>
          <table:table-cell office:value-type="string" calcext:value-type="string">
            <text:p>negative</text:p>
          </table:table-cell>
          <table:table-cell table:number-columns-repeated="1021"/>
        </table:table-row>
        <table:table-row table:style-name="ro1">
          <table:table-cell office:value-type="string" calcext:value-type="string">
            <text:p>Sei schädlich ja warum wohl für ihn natürlich denn der Klebstoff an seinem Stuhl könnte beim aufstehen die Hose zerreißen und natürlich weiß man dass er ein Umfaller ist und er bei den Koalitionsverhandlungen am besten zu Handhaben ist, denn seine Aussagekraft ist so stabil wie eine Schneeflocke in der Hölle das weiß die CDU, die FDP, sowie die grünen. Na es gibt tatsächlich bei der CSU noch ein wenig Rückrat bei den Jüngeren was bei der CDU ein Fremdwort zu sein scheint</text:p>
          </table:table-cell>
          <table:table-cell office:value-type="string" calcext:value-type="string">
            <text:p>Be harmful yes why probably for him of course because the adhesive on his chair could tear up his pants when he gets up and of course you know that he is a loser and he is in the coalition negotiations best to handle, because its meaning is as stable as a snowflake in Hell knows the CDU, the FDP, as well as the green. Well, there is actually a little backbone among the younger ones at the CSU, which seems to be a foreign word at the CDU</text:p>
          </table:table-cell>
          <table:table-cell office:value-type="string" calcext:value-type="string">
            <text:p>negative</text:p>
          </table:table-cell>
          <table:table-cell table:number-columns-repeated="1021"/>
        </table:table-row>
        <table:table-row table:style-name="ro16">
          <table:table-cell office:value-type="string" calcext:value-type="string">
            <text:p>"und seiner beharrlichen und berechtigten Kritik an Merkels naiv- gefährlicher ""Wir-schaffen-das-Politik"" wäre die AfD im Bund bei 20% gelandet. Dafür gebührt ihm Dank und Respekt. Nicht konsequent und schädlich für ihn war jedoch, dass er dann doch vor Merkel den Kotau gemacht hat und als Reaktion darauf die AfD in Bayern stark wurde. Das wird ihm nun zu Recht vorgehalten. Dumm gelaufen für ihn."</text:p>
          </table:table-cell>
          <table:table-cell office:value-type="string" calcext:value-type="string">
            <text:p>"and his persistent and legitimate criticism of Merkel's naively dangerous ""we-do-this-politics"" would have landed the AFD in the federal government at 20%. He deserves thanks and respect. Not consistent and damaging for him, however, was that he then did the kowtowing in front of Merkel and in response to the AFD in Bavaria was strong. That is rightly held up to him. Dumbled for him."</text:p>
          </table:table-cell>
          <table:table-cell office:value-type="string" calcext:value-type="string">
            <text:p>negative</text:p>
          </table:table-cell>
          <table:table-cell table:number-columns-repeated="1021"/>
        </table:table-row>
        <table:table-row table:style-name="ro31">
          <table:table-cell office:value-type="string" calcext:value-type="string">
            <text:p>"""Trommelfeuer gegen mich ist schädlich..."" (Seehofer), ""Ich bin der einzige, der zählt..."" (Trump) - ein merkwürdiger Gleichklang. Niemand ist unersetzlich und rentenpolitisch ist ohnehin nicht zu verstehen, warum Politiker, die ihr date-of-expiry schon überschritten haben immer noch wichtige Arbeitsplätze blockieren. Und, Herr Seehofer, ich vermute, das mit dem Trommelfeuer könnte auch durch Angela Merkels Kopf gegangen sein, als Sie sie damals auf dieser bayerischen Bühne so vorgeführt haben. Jetzt seien Sie keine Sissy..."</text:p>
          </table:table-cell>
          <table:table-cell office:value-type="string" calcext:value-type="string">
            <text:p>"""Drumming against me is harmful ..."" (Seehofer), ""I'm the only one who counts ..."" (Trump) - a strange consonance. Nobody is irreplaceable and pension policy is not understandable anyway, why politicians who have already exceeded their date-of-expiry still block important jobs. And, Mr. Seehofer, I suspect that the barrage could also have gone through Angela Merkel's mind when you performed it on that Bavarian stage. Now do not be sissy ..."</text:p>
          </table:table-cell>
          <table:table-cell office:value-type="string" calcext:value-type="string">
            <text:p>negative</text:p>
          </table:table-cell>
          <table:table-cell table:number-columns-repeated="1021"/>
        </table:table-row>
        <table:table-row table:style-name="ro49">
          <table:table-cell office:value-type="string" calcext:value-type="string">
            <text:p>das Trommelfeuer gegen dich ist schädlich. Für Dich. Für andere eher nicht.</text:p>
          </table:table-cell>
          <table:table-cell office:value-type="string" calcext:value-type="string">
            <text:p>the barrage against you is harmful. To you. Not for others.</text:p>
          </table:table-cell>
          <table:table-cell office:value-type="string" calcext:value-type="string">
            <text:p>negative</text:p>
          </table:table-cell>
          <table:table-cell table:number-columns-repeated="1021"/>
        </table:table-row>
        <table:table-row table:style-name="ro31">
          <table:table-cell office:value-type="string" calcext:value-type="string">
            <text:p>Das Trommelfeuer, das Seehofer &amp; Co. 1,5 Jahre gegen Merkel gerichtet hatten, DAS war schädlich für die ganze Union. Das hat der AfD überhaupt erst den Zulauf gebracht. Die CSU ist mit ihrer Politik dafür hauptverantwortlich. Nicht etwa Merkel, denn wenn die CSU mit ihrer Politik recht gehabt hätte, wäre die AfD in Bayern zwergig gewesen und nur im Rest Deutschlands größer. Ich freue mich, wenn der Verantwortliche dafür endlich aus dem Verkehr gezogen wird. Byebye Seehofer!</text:p>
          </table:table-cell>
          <table:table-cell office:value-type="string" calcext:value-type="string">
            <text:p>The barrage that Seehofer &amp; Co. had directed against Merkel for 1.5 years, that was damaging for the whole Union. That has brought the AfD in the first time the inflow. The CSU is primarily responsible for its policy. Not like Merkel, because if the CSU had been right with their policy, the AfD would have been dwarfed in Bavaria and larger only in the rest of Germany. I am pleased when the responsible person is finally taken out of circulation. Byebye Seehofer!</text:p>
          </table:table-cell>
          <table:table-cell office:value-type="string" calcext:value-type="string">
            <text:p>negative</text:p>
          </table:table-cell>
          <table:table-cell table:number-columns-repeated="1021"/>
        </table:table-row>
        <table:table-row table:style-name="ro15">
          <table:table-cell office:value-type="string" calcext:value-type="string">
            <text:p>"-zu dieser Einsicht kommt Herr Seehofer, wenn es um seine Person geht. Nach wenigen Wochen ""Trommelfeuer"" gegen ihn. Mimose! Und SEIN schädliches Trommelfeuer gegenüber der Bundeskanzlerin Frau Merkel über Monate und Jahre?"</text:p>
          </table:table-cell>
          <table:table-cell office:value-type="string" calcext:value-type="string">
            <text:p>"To this insight comes Mr. Seehofer, when it comes to his person. After a few weeks ""drum fire"" against him. Mimosa! And his damaging barrage against the Federal Chancellor Merkel over months and years?"</text:p>
          </table:table-cell>
          <table:table-cell office:value-type="string" calcext:value-type="string">
            <text:p>negative</text:p>
          </table:table-cell>
          <table:table-cell table:number-columns-repeated="1021"/>
        </table:table-row>
        <table:table-row table:style-name="ro51">
          <table:table-cell office:value-type="string" calcext:value-type="string">
            <text:p>Vermutlich hätte er gern die 10 Jahre voll gemacht. Aber er geht auch stramm auf die 70 zu. Und sein Gesundheitszustand ist nun ja, nicht der Beste. Ich mag ihn eigentlich recht gern. Hat schon was von einem alten Platzhirsch. Aber so ist es nun mal - alles was einen Anfang hat, muss auch irgendwann ein Ende finden. Merkel als auch Seehofer haben ihren Zenit schon lange überschritten und für beide wäre es Zeit die Nachfolge zu regelen. Anmoderieren lautet dieser Tage das gern verwendete Schlagwort in den Medien. Leider verpassen die meisten Menschen in Machtpositionen den Schuss wann es Zeit wird zu gehen und demontieren ihr Erbe selbst. Schade Horst, hatte mir für dich gewünscht das du in Ehren in den Ruhestand findest. Aber es läuft wohl auch hier auf eine Schlammschlacht hinaus - insofern wird er recht behalten. Das wird für die CSU aber eben auch für ihn selbst schädlich sein. Und Söder? Ich glaube die Münchener Granden können den Gedanken an einen Frankenkönig im schönen Bayern so gar nicht leiden. Wenn sich die CSU nun über Horst seinen Nachfolger intern in die Haare bekommt, dann werden sich gewisse selbsternannte alternative Kreise die Hände reiben. Ach, es hätte so schön sein können - man hätte so schön über den guten Berg kommen können. Schon blöd wenn der Ziehsohn die eigene Doktorarbeit abschreibt und das auch noch raus kommt. Ob wohl der Markus höchst persönlich seiner Zeit in den Archiven der Bayreuther Uni rum geschnüffelt hat? Denkbar wäre es.</text:p>
          </table:table-cell>
          <table:table-cell office:value-type="string" calcext:value-type="string">
            <text:p>He probably would have liked to make the 10 years full. But he is also getting close to 70. And his health is good, not the best. I really like him. Has something of an old top dog. But that's the way it is - everything that has a beginning, must eventually come to an end. Merkel and Seehofer have long passed their zenith and for both it would be time to follow the succession. Anmoderieren these days is the popular keyword in the media. Unfortunately, most people in positions of power miss the shot when it's time to leave and dismantle their inheritance themselves. Shame Horst, I had wished for you to retire in honor. But it probably goes out here on a mudsling - so far, he is right. This will be damaging for the CSU but also for himself. And Söder? I think the Munich grandees can not stand the thought of a Frankish king in beautiful Bavaria. If the CSU gets over Horst his successor internally in the hair, then some self-proclaimed alternative circles will rub their hands. Oh, it could have been so nice - you could have come so well over the good mountain. Already stupid when the foster son writes off his own thesis and that even comes out. Is it true that Markus personally snooped his time in the archives of the Bayreuth university? It would be conceivable.</text:p>
          </table:table-cell>
          <table:table-cell office:value-type="string" calcext:value-type="string">
            <text:p>negative</text:p>
          </table:table-cell>
          <table:table-cell table:number-columns-repeated="1021"/>
        </table:table-row>
        <table:table-row table:style-name="ro6">
          <table:table-cell office:value-type="string" calcext:value-type="string">
            <text:p>"... Das ist schädlich. Für ""Horsti"", dessen Hausmacht ins Wanken gerät und für die so überbordende wie ungerechtfertigte Rolle, die die regional auf Bayern begrenzte CSU in der Bundesregierung einzunehmen wünscht. Seehofer hat sich selbst an die Wand laviert und nun wird von (noch) treuen Vasallen mit Aussagen wie ""Mannschaftsgeist"" das ewige ""Weiter so"" beschworen. Es wird nicht funktionieren. Seehofer hat immer weiter gemacht, weil er den innerparteilichen Konkurrenten nicht Platz machen wollte. Es rächt sich nun, wie es sich in Zukunft bei der CDU rächen wird..."</text:p>
          </table:table-cell>
          <table:table-cell office:value-type="string" calcext:value-type="string">
            <text:p>"... that is harmful. For ""Horsti"", whose house power is shaken and for the excessive and unjustified role that the regionally limited to Bavaria CSU in the federal government wants to take. Seehofer has laviert himself to the wall and now is by (still) faithful vassals with statements such as ""team spirit"" the eternal ""Keep it up"" conjured. It will not work. Seehofer kept on going because he did not want to make way for the inner-party competitors. It takes its revenge now how it will avenge in the future with the CDU ..."</text:p>
          </table:table-cell>
          <table:table-cell office:value-type="string" calcext:value-type="string">
            <text:p>negative</text:p>
          </table:table-cell>
          <table:table-cell table:number-columns-repeated="1021"/>
        </table:table-row>
        <table:table-row table:style-name="ro6">
          <table:table-cell office:value-type="string" calcext:value-type="string">
            <text:p>Ich habe eine Theorie. Vielleicht ist es alles ein schlauer Plan von Theresa. Sie gab alle prominenten Brexit-Stellen für Brexiteers (Davis, Johnson, Fox und Gove). Natürlich haben sie Brexit vermasselt und das Ergebnis wird schrecklich für GB sein. Unser Parlament wird das Abkommen dann ablehnen (das ist immer mehr realistisch täglich) und Theresa kann Davis und die anderen dann entlassen. Danach, jeder hier erkennt, dass Brexit zu kompliziert und schädlich ist und alles kehrt zum normalen Zustand zurück. Diese Theorie klingt verrückt, aber es ist völlig möglich. Ich drücke mir die Daumen!</text:p>
          </table:table-cell>
          <table:table-cell office:value-type="string" calcext:value-type="string">
            <text:p>I have a theory. Maybe it's all a smart plan by Theresa. She gave all prominent Brexit posts for Brexiteers (Davis, Johnson, Fox and Gove). Of course they messed up Brexit and the result will be terrible for GB. Our parliament will then reject the agreement (this is more and more realistic daily) and Theresa can then dismiss Davis and the others. After that, everyone here realizes that Brexit is too complicated and harmful and everything returns to normal. This theory sounds crazy, but it is completely possible. I keep my fingers crossed!</text:p>
          </table:table-cell>
          <table:table-cell office:value-type="string" calcext:value-type="string">
            <text:p>negative</text:p>
          </table:table-cell>
          <table:table-cell table:number-columns-repeated="1021"/>
        </table:table-row>
        <table:table-row table:style-name="ro11">
          <table:table-cell office:value-type="string" calcext:value-type="string">
            <text:p>Liebe Leute, Elektroautos produzieren durch Reifen und Bremsen fast genau soviel Feinstaub wie Benzin-/Dieselautos. Eine Auto-Batterie ist so schädlich, dass man 8 Jahre Elektroauto fahren könnte. Und megateuer. Wer möchte sich schon alle 6-8 Jahre eine neue Batterie für 30.000,-- Euro kaufen. Das ist gar nicht berücksichtigt, dass beim Stromtransport die Hälfte des Stroms durch Leitungswiederstände verloren geht. Die Umweltverbände wollen, dass jedes Haus sich selber mit Solarzellen und Windkraft weitestgehend autonom versorgt, um so eine bessere GesamtEnergieBilanz hat. Aber bei den Autos möchte man das zurückdrehen, obwohl das autonome Aggregat eben doch einen besseren Wirkungsgard hat. Das ist doch alles Ökopopulismus.</text:p>
          </table:table-cell>
          <table:table-cell office:value-type="string" calcext:value-type="string">
            <text:p>Dear people, Electric cars produce by tires and brakes almost exactly as much fine dust as petrol / diesel cars. A car battery is so harmful that you could drive 8 years electric car. And megateuer. Who would like to buy a new battery every 30 years for 30.000, - Euro. This is not taken into account that in electricity transport half of the electricity is lost through line resistances. The environmental associations want every house to provide itself with solar cells and wind power as far as possible autonomously so that it has a better overall energy balance. But with the cars one would like to turn this back, even though the autonomous aggregate just has a better effect gard. That's all ecopopulism.</text:p>
          </table:table-cell>
          <table:table-cell office:value-type="string" calcext:value-type="string">
            <text:p>negative</text:p>
          </table:table-cell>
          <table:table-cell table:number-columns-repeated="1021"/>
        </table:table-row>
        <table:table-row table:style-name="ro12">
          <table:table-cell office:value-type="string" calcext:value-type="string">
            <text:p>Offenbar hat Ministerpräsident Laschet den Schuß nicht gehört. Wir müssen so schnell wie möglich raus aus der Kohleverstromung. Die längst abgeschriebenen Kohlemeiler dienen nur noch der Rendite. Dafür finanzieren wir nagelneue, stillgelegte Gaskraftwerke und der Überschußstrom geht in´s Ausland. Die klimaschädliche Kohle wird jährlich mit 51,6 Mrd. Euro Steuergelder subventioniert. Wieso eigentlich ? Ohne Subvention würde Braunkohleverstromung nur noch Verluste einfahren. Im Kohlebergbau sind noch ca. 20 000 AN beschäftigt. Deren Arbeitsplätze werden also mit 51,6 Mrd. Euro jährlich am Leben erhalten. Welch ein politischer Irrsinn und Zumutung für den Steuerzahler. In der Solar-, Wind- und Wasserkraftindustrie sind dagegen ca. 330 000 AN beschäftigt. Aufgabe von Herrn Laschet muß es sein, schnellstmöglich einen Strukturwandel herbeizuführen, damit die 20 000 AN aus der Kohleindustrie genügend Zeit haben, neue Berufe ergreifen zu können, denn auch die Betreiber der mit Kohle betriebenen E-Werke stöhnen darunter, das der viele Kohlestrom ihnen die Preise an der Leipziger Strombörse verdirbt. Der DIW steht der weiteren Fortsetzung der Kohleverstromung ebenfalls ablehnend gegenüber und sieht dafür auch keine Versorgungsnotwendigkeit.</text:p>
          </table:table-cell>
          <table:table-cell office:value-type="string" calcext:value-type="string">
            <text:p>Apparently, Prime Minister Laschet did not hear the shot. We have to get out of coal-fired power as soon as possible. The long-written coal deposites serve only the return. For this we finance brand new, decommissioned gas-fired power plants and the surplus electricity goes abroad. The climate-damaging coal is subsidized annually with 51.6 billion euro tax money. Why ? Without subsidies, lignite-fired power generation would only incur losses. Coal mining still employs about 20 000 people. Their jobs will thus be kept alive at € 51.6 billion a year. What a political madness and impatience for the taxpayer. In the solar, wind and hydropower industries, however, approx. 330,000 employees are employed. The task of Mr Laschet must be to bring about structural change as quickly as possible, so that the 20 000 ANs from the coal industry have enough time to take up new jobs, since the operators of the coal-fired electric plants are moaning, too prices on the Leipzig electricity exchange spoils. The DIW is also opposed to the continuation of coal-fired power generation and sees no need for supply.</text:p>
          </table:table-cell>
          <table:table-cell office:value-type="string" calcext:value-type="string">
            <text:p>negative</text:p>
          </table:table-cell>
          <table:table-cell table:number-columns-repeated="1021"/>
        </table:table-row>
        <table:table-row table:style-name="ro31">
          <table:table-cell office:value-type="string" calcext:value-type="string">
            <text:p>Ich bitte Sie, als Söder-Fan hätte ich Ihnen aber etwas mehr Detailwissen zugetraut: Müller Brot produzierte gesundheitsschädliche Waren und Söder als verantwortlicher Minister hat erst sehr viel später gehandelt, ein in meinen Augen nicht entschuldbarer Fehler, da es um die Gesundheit der Verbraucher, sprich Bürger ging. Und die Landesbank, naja, haben Sie evtl. übersehen, dass durch seine Schlamperei tausende Mieter aus den Wohnungen geklagt wurden? Aber echte Fans interessieren sich nicht für solche Kleinigkeiten, habe ich recht?:-)</text:p>
          </table:table-cell>
          <table:table-cell office:value-type="string" calcext:value-type="string">
            <text:p>I would ask you, as a Söder fan I would have given you a bit more detailed knowledge: Müller Brot produced harmful goods and Söder as responsible minister has acted much later, a mistake in my eyes, because it is the health of consumers, speak citizen went. And the Landesbank, well, have you possibly overlooked the fact that thousands of tenants have been sued out of the apartments due to its sloppiness? But real fans are not interested in such trifles, am I right? :-)</text:p>
          </table:table-cell>
          <table:table-cell office:value-type="string" calcext:value-type="string">
            <text:p>negative</text:p>
          </table:table-cell>
          <table:table-cell table:number-columns-repeated="1021"/>
        </table:table-row>
        <table:table-row table:style-name="ro2">
          <table:table-cell office:value-type="string" calcext:value-type="string">
            <text:p>Wo ein Staat vorschreibt, was gebaut/entwickelt werden darf und was nicht, ist Sozialismus. Der endete 1989 auf Wunsch des Volkes. Der Verbrenner an sich ist ja auch nicht klimaschädlichen, es ist der Kraftstoff. Verbrenner können CO2 neutral sein, auch ohne Regenwald oder Lebensmittelackerbaufläche zu kosten.</text:p>
          </table:table-cell>
          <table:table-cell office:value-type="string" calcext:value-type="string">
            <text:p>Where a state prescribes what may be built / developed and what is not, is socialism. The ended in 1989 at the request of the people. The burner itself is not climate damaging, it is the fuel. Burners can be CO2 neutral, even without rainforest or cost of food surface.</text:p>
          </table:table-cell>
          <table:table-cell office:value-type="string" calcext:value-type="string">
            <text:p>negative</text:p>
          </table:table-cell>
          <table:table-cell table:number-columns-repeated="1021"/>
        </table:table-row>
        <table:table-row table:style-name="ro28">
          <table:table-cell office:value-type="string" calcext:value-type="string">
            <text:p>VW hatte eine (nicht erfolgreiche) Ausschreibung laufen im Umfang von 1/3 der weltweiten Kobaltförderung. Warum wohl? Glauben Sie mir, die Würfel für e-Mobilität sind in der deutschen Automobilindustrie vor ca. 2-3 Jahren gefallen. Die Politik kann das begleiten und so gutes tun, ein Verkaufsverbot für Verbrenner ist tatsächlich überflüssig. Alleine die Angst vor den CO2 Strafpreisen die künftig nach neuem Zyklus ermittelt werden wird den Markt anfangs mehr als genug antreiben. Die Grünen sollten sich für eine CO2 Mindeststeuer auf fossile Kraftstoffe einsetzen. Die muss nicht mal sonderlich hoch sein, 30/t würden schon zu gewaltigen Umwälzungen führen. Das könnte auch die FDP mittragen. Die grüne Basis muss sich fragen ob sie sinnlose bis schädliche Ideologie will oder kluge zielführende Politik.</text:p>
          </table:table-cell>
          <table:table-cell office:value-type="string" calcext:value-type="string">
            <text:p>VW had a (unsuccessful) call for tenders amounting to 1/3 of the world's cobalt production. I wonder why? Believe me, the cubes for e-mobility have fallen in the German automotive industry about 2-3 years ago. Politicians can accompany this and do so well, a sales ban for burners is actually superfluous. Alone the fear of the CO2 penalty prices which will be determined in the future after a new cycle will initially drive the market more than enough. The Greens should campaign for a minimum CO2 tax on fossil fuels. It does not have to be very high, 30 / / t would already lead to huge upheavals. That could also support the FDP. The green base has to ask itself whether it wants meaningless or harmful ideology or smart policy.</text:p>
          </table:table-cell>
          <table:table-cell office:value-type="string" calcext:value-type="string">
            <text:p>negative</text:p>
          </table:table-cell>
          <table:table-cell table:number-columns-repeated="1021"/>
        </table:table-row>
        <table:table-row table:style-name="ro13">
          <table:table-cell office:value-type="string" calcext:value-type="string">
            <text:p>Die schwarz grün gelben Parteien haben doch im Wahlkampf nur Stimmen bekommen weil sie ganz vehement behauptet haben, die Positionen der Gegner niemals zu akzeptieren. Weil ja nur die eigenen Hauptpositionen richtig sein können. Sonst hätte der FDP Wähler ja auch gleich schwarz oder grün wählen können.und umgekehrt. Und wenn die Koalition dann nur ein kleinster möglicher Nenner ist wir konsequenter weise bei der Bewältigung der vielen wichtigen politiischen Aufgaben nur eine extrem geringe Fortschrittsgeschwindigkeit resultieren. Das ist für Deutschland extrem schädliche und die anderen Staaten haben leichtes Spiel uns links und rechts zu überholen. Was haben wir dann gewonnen? Dass man eine Neuwahl nicht haben will ist logisch und es wird bezweifelt, dass das besser als Jamaika wäre. Genauso kann man andersherum argumentieren, dass das die große Chance ist, dass jeder Wahlberechtigte vor dem Hintergrund der jetzigen Situation, seine Entscheidung nochmal überdenken kann und viele Nichtwähler doch zur Wahl gehen, weil sie doch merken um welche wichtige Sache für Deutschland es geht. Vorschlag: Nicht ewig ohne Ergebnis rumsondieren, sondern Neuwahlen mal ernsthaft in die die Diskussion bringen als realistische Option. Dann wird sich garantiert vieles schneller bewegen zum bestmöglichen Ergebnis.</text:p>
          </table:table-cell>
          <table:table-cell office:value-type="string" calcext:value-type="string">
            <text:p>The black-green yellow parties have received only votes in the election because they have vehemently claimed to never accept the positions of the opponents. Because only the own main positions can be correct. Otherwise, the FDP voters could have chosen black or green, and vice versa. And if, then, the coalition is only a minor possible denominator, we will consistently result in only a very slow pace of progress in dealing with the many important political tasks. This is extremely harmful for Germany and the other states have easy time to overtake us left and right. What did we win then? That one does not want to have a new election is logical and it is doubted that this would be better than Jamaica. Similarly, one can argue the other way around that this is the great opportunity that each voter in the context of the current situation, his decision again rethink and many non-voters go to vote because they remember what important thing for Germany is. Proposal: Do not rummage forever with no result, but seriously consider bringing new elections into the discussion as a realistic option. Then a lot will be guaranteed to move faster for the best possible result.</text:p>
          </table:table-cell>
          <table:table-cell office:value-type="string" calcext:value-type="string">
            <text:p>negative</text:p>
          </table:table-cell>
          <table:table-cell table:number-columns-repeated="1021"/>
        </table:table-row>
        <table:table-row table:style-name="ro5">
          <table:table-cell office:value-type="string" calcext:value-type="string">
            <text:p>Abgeordnetenwatch schreibt heute:. Der Hauptgeschäftsführer vom Bundesverband der Energie- und Wasserwirtschaft (BDEW), darf sich nämlich über die Teilnahme an den laufenden Jamaika-Sondierungen freuen. Als einflussreicher Spitzenlobbyist des wichtigsten Energieverbandes Deutschlands, vertritt Kapferer unter anderem Energieriesen wie RWE, Vattenfall und ExxonMobil. Nun ist er bei den Sondierungen ausgerechnet Teil der Arbeitsgruppe Klima- und Energiepolitik  dem Themengebiet, das seinen Arbeitgeber direkt betrifft. Dass ein Energielobbyist den Verhandlungen zur künftigen Klimapolitik beiwohnt ist ein fatales Signal und zeigt: Teile der Politik tolerieren ungleiche Einflussnahme noch immer. Damit muss endlich Schluss sein, denn Skandale wie die Dieselaffäre zeigen, wie schädlich unkontrollierter Lobbyismus für unsere Gesellschaft ist. [Ende Zitat]</text:p>
          </table:table-cell>
          <table:table-cell office:value-type="string" calcext:value-type="string">
            <text:p>Members' Watch writes today :. The chief executive officer of the Federal Association of the Energy and Water Industry (BDEW), may be happy to participate in the ongoing Jamaican soundings. As an influential leading lobbyist of Germany's most important energy association, Kapferer represents, among others, energy giants such as RWE, Vattenfall and ExxonMobil. Now he is in the soundings just part of the working group climate and energy policy ?? the topic that directly affects his employer. The fact that an energy lobbyist participates in the negotiations on the future climate policy is a fatal signal and shows that parts of politics still tolerate unequal influence. This must finally be over, because scandals like the diesel affair show how harmful uncontrolled lobbying is for our society. [End quote]</text:p>
          </table:table-cell>
          <table:table-cell office:value-type="string" calcext:value-type="string">
            <text:p>negative</text:p>
          </table:table-cell>
          <table:table-cell table:number-columns-repeated="1021"/>
        </table:table-row>
        <table:table-row table:style-name="ro30">
          <table:table-cell office:value-type="string" calcext:value-type="string">
            <text:p>Es scheint selbst der SPD aufzufallen, wie schädlich ein Mindest(Dumping)lohn von 8,84 Euro für unseren Sozialstaat ist. 8,84 Euro Mindestlohn bedeutet eine garantierte Altersarmut...und das beste kommt noch....weil 8,84 in den meisten fällen nicht ausreicht, müssen viele Arbeitnehmern am ende des Monats zum Amt betteln gehen, was auf kosten unserer Sozialausgaben geht...also wir bezahlen letztendlich die Unternehmen, die seit der Einführung von SPD und Grünen Hartz 4 keinerlei Motivation verspüren, vernünftige Löhne zu zahlen....und weil das nicht ausreicht, dürfen wir die Allgemeinheit...ganz solidarisch...deswegen auch jeden Rentner der dadurch im Alter Arm sein wird...wieder auffangen....hier findet ein exzessiver Missbrauch unseres Sozialstaates seitens der Wirtschaft statt. Hartz 4 war ein großer Fehler, weil er ein Staatliches Instrument geworden, welches die Lohnentwicklung sehr wohl stark beeinflusst...oder wo nach Orientiert sich der Mindest(Dumping)lohn von 8,84 Euro? 12 Euro Mindestlohn würde zwar eine Verbesserung bedeuten, aber weiterhin die Kinderarmut verschärfen. Zudem wollte Peter Hartz im Jahr 2005 den Hartz 4 Satz auf 512,00 Euro ansetzen, was jedoch von den Wirtschaftslobbyisten verhindert wurde...naja...und ein G. Schroeder hat neben der Maschmeier Privatisierungs -Rente keinerlei gegenwehr gezeigt, und alles durchgewunken. Seit dem haben die Empfänger eine Gesamterhöhung von ca 28 Euro erhalten....was eher Peinlich ist. Ein Mindestlohn von 12 Euro die stunde wäre für viele Arbeitslose ein guter zusätzlicher Anreiz, wieder Arbeiten zu gehen! Wieso fällt den Politikern sowas immer nach verlorenen Wahlen ein? Ich finde, es ist ein weiterer schritt der Annäherung zu den Linken, was auch gut ist!</text:p>
          </table:table-cell>
          <table:table-cell office:value-type="string" calcext:value-type="string">
            <text:p>It seems even the SPD to notice how damaging a minimum (dumping) salary of 8.84 euros is for our welfare state. € 8.84 minimum wage means guaranteed retirement poverty ... and the best is yet to come .... because 8.84 is in most cases not enough, many workers have to beg at the end of the month, which is at the cost of our social spending ... so we end up paying the companies that have not had any motivation to pay decent wages since the introduction of SPD and Green Hartz 4 .... and because that is not enough, we are allowed to ... That's why every pensioner who will be poor in his old age ... will catch up .... This is where an excessive abuse of our welfare state by the economy takes place. Hartz 4 was a big mistake, because he became a state instrument, which influences the wage development very strong ... or where the minimum (dumping) wage of 8.84 euros? 12 euros minimum wage would indeed mean an improvement, but continue to exacerbate child poverty. In addition, Peter Hartz wanted in 2005 to set the Hartz 4 rate to 512.00 euros, but this was prevented by the business lobbyists ... well ... and a G. Schroeder has shown no defense in addition to the Maschmeier privatization pension, and everything waved through. Since then, the recipients have received a total increase of about 28 euros .... which is rather embarrassing. A minimum wage of 12 euros an hour would be a good additional incentive for many unemployed people to go back to work! Why do politicians always think about lost elections? I think it's another step of rapprochement with the left, which is good!</text:p>
          </table:table-cell>
          <table:table-cell office:value-type="string" calcext:value-type="string">
            <text:p>negative</text:p>
          </table:table-cell>
          <table:table-cell table:number-columns-repeated="1021"/>
        </table:table-row>
        <table:table-row table:style-name="ro2">
          <table:table-cell office:value-type="string" calcext:value-type="string">
            <text:p>nicht mit einer aktiven Importpolitik verknüpft ist, wird es wirkungslos bzw sogar schädlich sein. Es kann sein, dass ein Produkt damit so teuer wird, dass es nicht mehr gekauft wird, sondern stattdessen ein zu geringeren Kosten produziertes importiertes Konkurrenzprodukt. Oder wenn es eine Dienstleistung ist, dass sie eben nicht mehr gekauft wird.</text:p>
          </table:table-cell>
          <table:table-cell office:value-type="string" calcext:value-type="string">
            <text:p>is not linked to an active import policy, it will be ineffective or even harmful. It may be that a product becomes so expensive that it is no longer being bought, but instead an imported competing product produced at a lower cost. Or if it is a service that it is just not bought anymore.</text:p>
          </table:table-cell>
          <table:table-cell office:value-type="string" calcext:value-type="string">
            <text:p>negative</text:p>
          </table:table-cell>
          <table:table-cell table:number-columns-repeated="1021"/>
        </table:table-row>
        <table:table-row table:style-name="ro2">
          <table:table-cell office:value-type="string" calcext:value-type="string">
            <text:p>So verfressen wie die Leute am Fotos aussehen, denke ich das schädliche Abgase weniger von den bösen bösen pösen Autos kommen, sondern eher von der Landwirtschaft. Soviel kann ein Hemi 5.7 Liter V8 garnicht an CO2 rauspusten, wie ne Kuh oder paar Schweine - die WIR ALLE übrigens regelmässig vertilgen...</text:p>
          </table:table-cell>
          <table:table-cell office:value-type="string" calcext:value-type="string">
            <text:p>As devoured as the people look at the photos, I think that harmful exhaust gases come less from the evil evil doozy cars, but rather from agriculture. So much, a Hemi 5.7 liter V8 can not blow out CO2, like a cow or a couple of pigs - which we all eat out regularly, by the way ...</text:p>
          </table:table-cell>
          <table:table-cell office:value-type="string" calcext:value-type="string">
            <text:p>negative</text:p>
          </table:table-cell>
          <table:table-cell table:number-columns-repeated="1021"/>
        </table:table-row>
        <table:table-row table:style-name="ro28">
          <table:table-cell office:value-type="string" calcext:value-type="string">
            <text:p>Trump nimmt einfach in jeder Frage die für ihn optimale Verhandlungsposition ein-sei es Nordkorea,die CO2-Frage,NO,Afghanistan.Wenn man das weiß,wird seine Politik völlig transparent und konsequent.Er ist einer der wenigen Politiker,der in der freien Wildbahn der freien Wirtschaft überlebt hat - und er hat sich überwiegend mit solchen Leuten umgeben.- Er ist unseren Politikern,die ihr Leben im Mief der Parteien und deren Stallgeruch zugebracht haben,turmhoch überlegen. - Würde er bspw zugeben,dass CO2 schädlich ist.wäre sein Ausstieg aus dem Klimavertrag unmoralisch-so aber ist er nur nicht ausreichend informiert.Es ist ein Vorteil für die USA,wenn Trump den Klimawandel durch CO2 leugnet-so einfach ist das -und so einfach zu verstehen ist seine gesamte Politik.Klar-konsequent und wirksam.</text:p>
          </table:table-cell>
          <table:table-cell office:value-type="string" calcext:value-type="string">
            <text:p>Trump simply adopts the optimal bargaining position for each question - be it North Korea, the CO2 issue, NO, Afghanistan. If you know that, his policy will be completely transparent and consistent. He is one of the few politicians in the free world Wildlife has survived - and he has predominantly surrounded with such people. He is towering over our politicians, who have spent their lives in the maw of the parties and their stall smell. - If he would admit, for example, that CO2 is harmful.were his exit from the climate change immoral-so he is just not sufficiently informed.It is an advantage for the US, if Trump denies the climate change by CO2-it is so simple-and so easy to understand is his entire policy. Clear-minded and effective.</text:p>
          </table:table-cell>
          <table:table-cell office:value-type="string" calcext:value-type="string">
            <text:p>negative</text:p>
          </table:table-cell>
          <table:table-cell table:number-columns-repeated="1021"/>
        </table:table-row>
        <table:table-row table:style-name="ro11">
          <table:table-cell office:value-type="string" calcext:value-type="string">
            <text:p>Trump ist noch kein Jahr im Amt. Bisher hat er nur zwei Sachen gemacht, Leute gefeuert und Tweets abgesetzt. Wenn der innenpolitische Druck zu nimmt, wird auch er einen Krieg führen. Potientielle Gegner sucht er ja schon (Nordkorea, China, Iran, Mexiko). Interessant sind hier aber seine Verteidiger und ihre Begründung. Man könnte gerade meinen Trump lässt die Putin-Trolle für ihn schaffen oder er schreibt unter falschen Account hier selber. Der Kommentar hier ist der beste Beweis. Trump weiß, dass C02 schädlich ist, lügt aber, weil es für die USA gut ist. Klare Politik! Aber dann auf die angeblich korrupten Politiker in Washington schimpfen. Tipp, man sollte sich mal anschauen, wer in den letzten Jahren immer bei Wahlkampfspenden ganz weit vorne war.</text:p>
          </table:table-cell>
          <table:table-cell office:value-type="string" calcext:value-type="string">
            <text:p>Trump is not in office for a year. So far, he has only done two things, fired people and dropped tweets. If the domestic pressure increases, he too will wage a war. He already looks for potential opponents (North Korea, China, Iran, Mexico). But interesting are his defenders and their reasoning. You could just make my Trump let the Putin trolls for him or he writes under false account here himself. The comment here is the best proof. Trump knows C02 is harmful, but lies because it's good for the US. Clear politics! But then scold the allegedly corrupt politicians in Washington. Tip, one should take a look at who in the last few years was always far ahead in campaign donations.</text:p>
          </table:table-cell>
          <table:table-cell office:value-type="string" calcext:value-type="string">
            <text:p>negative</text:p>
          </table:table-cell>
          <table:table-cell table:number-columns-repeated="1021"/>
        </table:table-row>
        <table:table-row table:style-name="ro27">
          <table:table-cell office:value-type="string" calcext:value-type="string">
            <text:p>sichersten, günstigsten und saubersten Energieträger. Wenn nun Nordstream2 aus politischen (Druck von Polen, Ukraine und USA), strategischen und ideologischen Gründen sabotiert wird, dann wird es schon bald Engpässe an günstigem Russlandgas geben, die man dann nur durch wesentlich teure Importe, von meist per Fracking umweltschädlich gefördertem Flüssiggas, mutmaßlich aus den USA decken kann. Das die Transatlantiker wie Röttgen und Russlandhasser wie Özdemir dies befürworten ist klar, nur es schadet dennoch unserer Wirtschaft, unserer Energiesicherheit und letztlich auch der Umwelt, sowohl im Frackingland wie auch beim Transport per dutzender Tanker p.a. über tausende Seemeilen wobei jeder davon tausende Tonnen Schweröl ungefiltert verbrennt und in die Luft bläst. Somit verstößt die Politik auch hier gegen den Amtseid Schaden abzuwenden und zum Wohle des Landes und Volkes zu arbeiten.</text:p>
          </table:table-cell>
          <table:table-cell office:value-type="string" calcext:value-type="string">
            <text:p>safest, cheapest and cleanest energy source. If Nordstream2 is sabotaged for political and ideological reasons (pressure from Poland, Ukraine and the USA), then there will soon be bottlenecks on cheap Russian gas, which can then only be obtained through significantly expensive imports of liquefied petroleum gas, most of which is polluted by fracking. presumably from the US. That the transatlanticists like Röttgen and Russia haters like Özdemir advocate this is clear, but it still damages our economy, our energy security and ultimately the environment, both in Frackingland as well as the transport by dozens of tankers p.a. Thousands of nautical miles each of which burns thousands of tons of heavy oil unfiltered and blows into the air. Thus, the policy also here against the oath of office avoids damage and to work for the good of the country and people.</text:p>
          </table:table-cell>
          <table:table-cell office:value-type="string" calcext:value-type="string">
            <text:p>negative</text:p>
          </table:table-cell>
          <table:table-cell table:number-columns-repeated="1021"/>
        </table:table-row>
        <table:table-row table:style-name="ro28">
          <table:table-cell office:value-type="string" calcext:value-type="string">
            <text:p>Ist das Ihr Ernst: Wir sollen sauteures umweltschädlich gefördertes Fracking-Gas aus den USA kaufen, um unsere Handelsbilanz systematisch zu verschlechtern? Haben Sie es nicht noch umweltfreindlicher? Importieren Sie doch selber Chlor-Hühnchen und Gen-Mais aus USA, wenn Ihnen die Bilanz nicht passt. Kaufen Sie sich doch ein amerikanisches Auto - z. B. einen Riesen-Pickup, der in kein Parkhaus passt. Das Problem ist: Die USA sind zwar die größte Volkswirtschaft, haben aber eben nicht so viel anzubieten, was hier nachgefragt wird. Ja, die negative Bilanz mit Russland ist unsere eigene Schuld. Wer mit Sanktionen den Russland-Handel einbrechen lässt, darf sich nicht wundern, wenn er dann weniger exportiert. Dafür kriegen wir jedoch immerhin umweltfreundliches Erdgas, das tatsächlich nachgefragt wird.</text:p>
          </table:table-cell>
          <table:table-cell office:value-type="string" calcext:value-type="string">
            <text:p>Do you seriously think that we should buy environmentally harmful fracking gas from the US in order to systematically worsen our trade balance? Do not you have it even more environmentally friendly? Import your own chlorine chicken and GM maize from the USA, if you do not like the balance. Buy yourself an American car - z. B. a giant pickup that fits in no parking garage. The problem is that while the US is the largest economy, it does not have much to offer what is in demand here. Yes, the negative balance with Russia is our own fault. Anyone who breaks the Russian trade with sanctions should not be surprised if he then exports less. But at least we get environmentally friendly natural gas, which is actually in demand.</text:p>
          </table:table-cell>
          <table:table-cell office:value-type="string" calcext:value-type="string">
            <text:p>negative</text:p>
          </table:table-cell>
          <table:table-cell table:number-columns-repeated="1021"/>
        </table:table-row>
        <table:table-row table:style-name="ro10">
          <table:table-cell office:value-type="string" calcext:value-type="string">
            <text:p>Feinstes Politikergeschwafel. Wir wollen uns die Hände waschen, aber uns nicht nass machen. So geht das leider nicht. Klimatechnisch ist es 5 vor 12. Wenn wir weiterhin denken, wir hätten viel Zeit oder Optionen, dann wird das in 20, 30, 40 Jahren katastrophale Folgen haben. Also Herr Gabriel, es ist niicht die Zeit, sich in Null-Aussagen zu üben, sondern klare Kante zu geben. Und nebenbei, der Klimawandel kostet viel Geld und ist damit ebenfalls wirtschaftsschädlich. Und nebenbei, Ökotechnologie IST ein florierender Wirtschaftszweig.</text:p>
          </table:table-cell>
          <table:table-cell office:value-type="string" calcext:value-type="string">
            <text:p>Finest politicians gibberish. We want to wash our hands but not get wet. That's not how it works. It is 5 to 12 in terms of climate control. If we continue to think that we have plenty of time or options, this will have catastrophic consequences in 20, 30, 40 years. So Mr. Gabriel, it is not the time to practice in null statements, but to give a clear edge. And by the way, climate change costs a lot of money and is therefore also harmful to the economy. And by the way, eco-technology is a booming industry.</text:p>
          </table:table-cell>
          <table:table-cell office:value-type="string" calcext:value-type="string">
            <text:p>negative</text:p>
          </table:table-cell>
          <table:table-cell table:number-columns-repeated="1021"/>
        </table:table-row>
        <table:table-row table:style-name="ro13">
          <table:table-cell office:value-type="string" calcext:value-type="string">
            <text:p>100% Zustimmung. Die Separatisten werden in einer Welt der Allgegenwart von Handy-Fotos und Online-Medien PR-Technisch ganz offensichtlich besser beraten als die Zentralregierung. Das ganze Theater hätte man bereits durch eine simple Anordnung der Wahlüberwachung beim Referendum versenken können, statt den Separatisten die dramaturgisch goldwerten Bilder von prügelnden Polizisten mit Wahlurnen zu liefern. An entsprechenden Empfehlungen im Vorfeld hat es nicht gefehlt. Der König ist, genau wie ein republikanischer Bundespräsident, nicht mehr als ein menschliches Stempelkissen für Ernennungs-Urkunden und der Grüssonkel für Weihnachtsreden und diplomatische Zeremonien. Auch ich halte einen König für vollkommen anachronistisch, bin aber als republikanischer Deutscher nach Wulff zu dem Schluss gekommen, dass die lebenslange Rente für eine einzige Person bei so einem überflüssigen Amt ökonomischer ist. Warum ausgerechnet bei einem Streit um die Separation einer REPUBLIK dem König geraten wurde, auch nur den Anschein zu erwecken, dass er in der Tagespolitik etwas zu melden hat, ist mir völlig rätselhaft. Ich halte die Separation für völlig falsch, ja schädlich selbst für die Befürworter. Andererseits kann man die Fettnäpfchen gar nicht so schnell wegziehen, wie Rajoy reintritt.</text:p>
          </table:table-cell>
          <table:table-cell office:value-type="string" calcext:value-type="string">
            <text:p>100% approval. Clearly, in a world of omnipresence of mobile phone photos and online media, the separatists are better advised to advise PR-Technisch than the central government. The entire theater could have been sunk by a simple order of electoral supervision in the referendum, instead of providing the separatists with the dramaturgically gold-worthy images of whipping policemen with ballot boxes. There was no shortage of recommendations in advance. The king, just like a republican president, is nothing more than a human stamp pad for appointment certificates and a sincerity for Christmas speeches and diplomatic ceremonies. I, too, think that a king is completely anachronistic, but as a republican German I came to Wulff and came to the conclusion that the lifelong pension for a single person in such a superfluous office is more economical. Why exactly in a dispute over the separation of a REPUBLIK the king was advised to even appear to have something to report in the daily politics, I am completely enigmatic. I think the separation is completely wrong, even damaging, even for the proponents. On the other hand, you can not pull the fats out as fast as Rajoy enters.</text:p>
          </table:table-cell>
          <table:table-cell office:value-type="string" calcext:value-type="string">
            <text:p>negative</text:p>
          </table:table-cell>
          <table:table-cell table:number-columns-repeated="1021"/>
        </table:table-row>
        <table:table-row table:style-name="ro13">
          <table:table-cell office:value-type="string" calcext:value-type="string">
            <text:p>Am Ende liegt es sowieso am Kunden, was und wen er bezahlt - und was und wen er boykottiert. Was die Landwirtschaft angeht, ist das ganz einfach: die unnützeste und schädlichste Industrie, die wir in großem Maßstab ertragen müssen, ist die Tierindustrie. Die kann man boykottieren, am Besten, bis sie in sich zusammenfällt - außer Probleme zu verursachen, zu verschärfen und Kapazitäten und Geld zu kosten tut diese Branche garnichts, allein die Ineffizienz, mit der Futtermittel zu Tiergewebe (oder Ausscheidungen) umgewandelt werden, würde an keiner anderen Stelle akzeptiert - und ohne Subventionen würde das auch niemand bezahlen wollen und viele auch nicht können. Noch 4 Jahre einen Lobby-Bückling - und was Anderes hat die Union traurigerweise sowieso nicht anzubieten - sind noch 4 Jahre, in denen Probleme nicht gelöst, sondern vergrößert werden. Mit Tradition und Heimat hat das alles ohnehin wenig zu tun, so eine Schweinehölle wäre mangels Medikation und Rohstoffen zu jeder Zeit, die man als Entstehungsdatum von Traditionen angeben könnte und die einem auch geglaubt werden könnte - 100 Jahre oder mehr zurück - garnicht denkbar gewesen. Ich wünsche den Schweinen, Hühnern, Kühen etc keinen Unionsminister mehr, nie wieder - und den Menschen wünsche ich Rücksicht - die sie nehmen UND die sie gewähren.</text:p>
          </table:table-cell>
          <table:table-cell office:value-type="string" calcext:value-type="string">
            <text:p>In the end, it's up to the customer anyway, what and who he pays - and what and whom he boycotted. As far as agriculture is concerned, it is quite simple: the most useless and harmful industry that we have to endure on a large scale is the animal industry. It can be boycotted, at best, until it collapses - besides causing problems, exacerbating and costing capacity and money, this industry does nothing at all, just the inefficiency of converting animal feed into animal tissue (or excretions) would nobody else would accept it - and without subsidies, nobody would want to pay and many would not. Another four years lobbying - and what else does the Union sadly not offer anyway - are still four years, in which problems are not solved, but increased. All this has little to do with tradition and homeland anyway, such a swine hell would have been unthinkable at all times, which could be cited as the date of origin of traditions and which one could also believe - 100 years or more ago - for lack of medication and raw materials. I wish the pigs, chickens, cows, etc. no Union Minister, never again - and I wish the people respect - they take AND THE they grant.</text:p>
          </table:table-cell>
          <table:table-cell office:value-type="string" calcext:value-type="string">
            <text:p>negative</text:p>
          </table:table-cell>
          <table:table-cell table:number-columns-repeated="1021"/>
        </table:table-row>
        <table:table-row table:style-name="ro28">
          <table:table-cell office:value-type="string" calcext:value-type="string">
            <text:p>Kein Mensch hat bisher verstanden, warum überhaupt Verbrennermotoren verboten werden sollen, denn sie können ja auch mit synthetischen Treibstoffen betrieben werden. Nicht Politiker und Bürokraten sollten über die Technologie der Zukunft entscheiden (Planwirtschaft), sondern Ingenieure, Naturwissenschaftler und Unternehmer (Marktwirtschaft). Der Staat sollte nur die Rahmenbedingungen setzen. Das EEG zum Beispiel ist eine gesellschaftsschädliche Einmischung des Staates, die völlig überzogen ist. Wenn der Staat der Meinung ist, CO2 sei ein Problem, dann sollte er einfach das CO2 stärker besteuern, und in gleichem Aufkommen die Arbeit verteuernde Steuern und Abgaben absenken. Dies würde die gesellschaftlichen Ressourcen viel effizienter in die richtige Richtung lenken.</text:p>
          </table:table-cell>
          <table:table-cell office:value-type="string" calcext:value-type="string">
            <text:p>No one has ever understood why gas engines should be banned at all, because they can also be operated with synthetic fuels. Not politicians and bureaucrats should decide on the technology of the future (planned economy), but engineers, scientists and entrepreneurs (market economy). The state should only set the framework. The EEG, for example, is a socially harmful interference of the state, which is completely exaggerated. If the government thinks that CO2 is a problem, then it should just tax the CO2 more heavily and, in the same amount, reduce the labor-costing taxes and duties. This would steer social resources much more efficiently in the right direction.</text:p>
          </table:table-cell>
          <table:table-cell office:value-type="string" calcext:value-type="string">
            <text:p>negative</text:p>
          </table:table-cell>
          <table:table-cell table:number-columns-repeated="1021"/>
        </table:table-row>
        <table:table-row table:style-name="ro39">
          <table:table-cell office:value-type="string" calcext:value-type="string">
            <text:p>Die Speicherung des Stroms in Batterien ist das Problem. Solange eine solche Speicherung umweltschädlicher als der Verbrennungsmotor ist, sollte man das lassen.</text:p>
          </table:table-cell>
          <table:table-cell office:value-type="string" calcext:value-type="string">
            <text:p>Storing electricity in batteries is the problem. As long as such a storage is harmful to the environment than the internal combustion engine, you should leave that.</text:p>
          </table:table-cell>
          <table:table-cell office:value-type="string" calcext:value-type="string">
            <text:p>negative</text:p>
          </table:table-cell>
          <table:table-cell table:number-columns-repeated="1021"/>
        </table:table-row>
        <table:table-row table:style-name="ro18">
          <table:table-cell office:value-type="string" calcext:value-type="string">
            <text:p>Wie: 1 Tut niemand weh, gut sie wird uns viel Geld kosten aber um das Weltklima zu retten und halb Afrika bei uns aufzunehmen, Deutschland hat ja viel mehr Platz, darf uns nichts zu teuer sein. 2 Sie versteht sich bestens mit Merkel, trotz der Unterschiede in ihrer Bildung. 3 Die hat mit Mut zur Zukunft oder so ähnlich für eine hervorragende Ausbildung unserer Kinder gesorgt, durch Inklusion, Nicht Korrektur von Rechtschreibfehlern, einfach das Schreiben was man hört und durch Vermeidung von frustrierendem Leistungsdruck, alle Kinder sind schließlich gleich und man darf Keinem weh tun. Gut, ich bin mir nicht sicher, wie hoch ihr Beitrag bei Education wirklich ist. 4 ähm, was noch? Sicher hat sie auch am Veggie Day mitgewirkt und hat die industrielle Landwirtschaft, pöhse Gentechnik und andere unmenschliche Forschung bekämpft und wird völlig überflüssige und höchst schädliche Kohle Kraftwerke abschalten und natürlich den Verbrenner killen. Alle Achtung, ist gar nicht so wenig.</text:p>
          </table:table-cell>
          <table:table-cell office:value-type="string" calcext:value-type="string">
            <text:p>Like: 1 No one hurts, well it will cost us a lot of money but in order to save the global climate and to accommodate half of Africa, Germany has a lot more space, nothing should be too expensive for us. 2 She gets on well with Merkel, despite the differences in her education. 3 It has provided with courage for the future or something similar for our children's excellent education, through inclusion, not correcting spelling mistakes, simply writing what you hear and avoiding frustrating pressure to perform, all children are the same and you can not hurt anyone , Well, I'm not sure what your contribution to Education really is. 4 um, what else? Sure, she has also been involved in Veggie Day, fighting industrial agriculture, good genetic engineering, and other inhumane research, and will shut down completely redundant and highly damaging coal power plants and, of course, kill the burners. All respect, is not so little.</text:p>
          </table:table-cell>
          <table:table-cell office:value-type="string" calcext:value-type="string">
            <text:p>negative</text:p>
          </table:table-cell>
          <table:table-cell table:number-columns-repeated="1021"/>
        </table:table-row>
        <table:table-row table:style-name="ro4">
          <table:table-cell office:value-type="string" calcext:value-type="string">
            <text:p>"Teilweise gibt es hier krasse Kommentare, Siehe ""5."", ""vnv_nuc"", der/ die quasi sozialdarwinistisch gegen Entwicklungshilfe ""argumentiert"" (Entwicklungshilfe hilft dem Bevölkerungswachstum, da die Leute weniger an Hunger und Krankheit sterben, jo, is klar). So stelle ich mir einen AfD-Wähler vor, der vom Untergang des Abendlandes und von einer Gefährtung der Demokratie spricht, tatsächlich aber zum Feierabend nur in Ruhe shoppen gehen will, ohne vom Ausländer, der bleiben soll wo der Pfeffer wächst, gestört zu werden. Das Ganze wird noch dadurch getoppt, das Entwicklungshilfe als überflüssig oder gar schädlich dargestellt wird, ja, einfach nur krass."</text:p>
          </table:table-cell>
          <table:table-cell office:value-type="string" calcext:value-type="string">
            <text:p>"In some cases, there are blatant comments here, See ""5."", ""vnv_nuc"", which ""argues"" (as it were) social-Darwinist development aid (development aid helps population growth as people die less from hunger and disease, jo, is clear). So I imagine an AFD voters who speaks of the fall of the West and a drive of democracy, but actually wants to go shopping after work only in peace, without being disturbed by the foreigner, who should stay where the pepper grows. The whole thing is topped by the development aid is shown as superfluous or even harmful, yes, just blatant."</text:p>
          </table:table-cell>
          <table:table-cell office:value-type="string" calcext:value-type="string">
            <text:p>negative</text:p>
          </table:table-cell>
          <table:table-cell table:number-columns-repeated="1021"/>
        </table:table-row>
        <table:table-row table:style-name="ro55">
          <table:table-cell office:value-type="string" calcext:value-type="string">
            <text:p>"""Freiheit muss man sich nicht leisten können. Die hat man völlig umsonst."" ... nur nutzt sie dem Harzer halt einen Schmutz. Was für Freiheiten hat der denn? Sich nicht weghängen zu MÜSSEN? Verzichtbar! Reisefreiheit? Fehlt wahrscheinlich die Kohle für die ÖPNV. Freiheit ohne Geld ist quasi eine Chimere. Freiheit mit viel Geld ... ist schon wieder langweilig :-). ""Möchten Sie heute für ein falsches Wort über die ""Staatsratsvorsitzende"" in einem dusteren Zimmer mit einer schummrigen Lampe sitzen? Soll ihr Vater auf Arbeit zum ernsten Gespräch gebeten werden, weil Sie lange Haare tragen und ""ungezogen"" auftreten?"" Hatten wir - hat uns nicht umgebracht. Und mein Vater war Berufsoffizier und Parteimitglied :-) - auch der Umfang meiner MfS-Akte übrigens nicht. Medizinstudium trotz dessen. ""Möchten Sie allein durch Ablehnung der vollen Wehrverpflichtung einen Studienplatz sausen lassen?"" Gibt es auch halbe ""Wehrverpflichtungen"" :-)? Aber sei es drum - ich habe studiert. Und meinen Wehrdienst für mein Land in XXL (4 Jahre) gerne und aus Überzeugung abgeleistet. Hat mich auch nicht umgebracht, finde ich bis heute eher nützlich für meine Persönlichkeitsentwicklung. Waldorf wäre schädlicher gewesen! ""Möchten Sie an einer Grenze um Deutschland herum mit Gewalt vom Übertritt abgehalten werden?"" Nein. Da ich aber wusste, dass dies geschehen kann (ich war u.a. Offz. der GT der DDR) habe ich das mal lieber sein gelassen, so wie ich auch heute noch nicht Fussball auf einer freigegebenen BAB spiele. Das nannte sich damals wie heute antizipierte Lebenswirklichkeit :-)"</text:p>
          </table:table-cell>
          <table:table-cell office:value-type="string" calcext:value-type="string">
            <text:p>"""You do not have to be able to afford freedom, it's completely free."" ... only she uses the Harzer a dirt. What liberties does he have? Not to have to stay away? Dispensable! Freedom to travel? Probably the coal is missing for public transport. Freedom without money is almost a chimera. Freedom with a lot of money ... is boring again :-). ""Would you like to sit in a darkened room with a dim lamp for a wrong word on the"" Staatsratsvorsitzende ""today? Should your father be asked to work for a serious conversation because you are wearing long hair and appear"" naughty ""?"" We had - did not kill us. And my father was a career officer and party member :-) - the extent of my MfS file by the way not. Medical study despite that. ""Would you like to skip a place of study simply by refusing full military service?"" Are there also half ""military commitments"" :-)? But so be it - I studied. And my military service for my country in XXL (4 years) with pleasure and conviction. Did not kill me either, I find until today more useful for my personality development. Waldorf would have been more harmful! ""Would you like to be violated by force at a border around Germany?"" No. But since I knew that this can happen (I was among other things Offz. The GT of the GDR) I have the time to be better left, as I do not play football today on a shared BAB. That was called then as today anticipated reality of life :-)"</text:p>
          </table:table-cell>
          <table:table-cell office:value-type="string" calcext:value-type="string">
            <text:p>negative</text:p>
          </table:table-cell>
          <table:table-cell table:number-columns-repeated="1021"/>
        </table:table-row>
        <table:table-row table:style-name="ro11">
          <table:table-cell office:value-type="string" calcext:value-type="string">
            <text:p>Einerseits kann ich die jungen Menschen verstehen, bietet ihnen ihre Heimat doch keine Perspektive, andererseits kann die EU die Grenzen nicht einfach für Wirtschaftsflüchtlinge öffnen. Der Zustrom wäre endlos und würde die hiesigen Gesellschaften zerstören. Insofern müssen die Grenzen geschlossen bleiben. Genauso klar ist jedoch, dass die EU-Staaten durch Einwanderungsgesetze gesteuerte legale Einwanderung zulassen müssen, faire Handelsbeziehungen entwickeln und schädliche Subventionen ihrer Landwirtschaft und Fischereiflotten einstellen müssen. Denn das unfaire Handeln der EU ist auch eine der Ursachen für die Perspektivlosigkeit vieler Afrikaner. Viele Ursachen sind sicher auch hausgemacht, hier muss Afrika sich selbst verbessern.</text:p>
          </table:table-cell>
          <table:table-cell office:value-type="string" calcext:value-type="string">
            <text:p>On the one hand, I can understand the young people, their home does not offer them any perspective, on the other hand, the EU can not simply open the borders to economic refugees. The influx would be endless and would destroy the local societies. In that sense, the borders must remain closed. However, it is equally clear that EU states must allow legal immigration controlled by immigration laws, develop fair trade relations and stop harmful subsidies to their agriculture and fishing fleets. Because the unfair action of the EU is also one of the causes for the lack of prospects of many Africans. Many causes are certainly home-made too, here Africa has to improve itself.</text:p>
          </table:table-cell>
          <table:table-cell office:value-type="string" calcext:value-type="string">
            <text:p>negative</text:p>
          </table:table-cell>
          <table:table-cell table:number-columns-repeated="1021"/>
        </table:table-row>
        <table:table-row table:style-name="ro9">
          <table:table-cell office:value-type="string" calcext:value-type="string">
            <text:p>Vollbeschäftigung sei ein Ziel, auf welches sich alle vier Parteien sich für die nächste Legislaturperiode angeblich verständigen konnten. Nun muss man natürlich auch für Zeiten niedrigen Wachstums vorbeugen. Da es unzweifelhaft einen starken Zusammenhang zwischen hohen, unflexibel Löhnen und Arbeitslosigkeit gibt, ist es empfehlenswert die Unflexibilitäten, welche die SPD während der vorigen Legislatur reingedrückt hat, wieder zu beseitigen. Den Mindestlohn braucht man nicht abzuschaffen, denn seine schädliche Wirkung entwickelt er nur dann, wenn er zu hoch ist. Allerdings sollte die Zeitarbeit aus ihren Ketten befreit werden. Die Situation vorher, Beschränkung auf 2 Jahre beim selben Kunden, war schon unangemessen stringend.</text:p>
          </table:table-cell>
          <table:table-cell office:value-type="string" calcext:value-type="string">
            <text:p>Full employment was a goal on which all four parties could supposedly agree for the next legislative period. Of course, you also have to prevent for times of low growth. Since there is undoubtedly a strong connection between high, inflexible wages and unemployment, it is advisable to eliminate the inflexibilities that the SPD pushed in during the previous legislature. You do not have to abolish the minimum wage, because it only develops its harmful effects if it is too high. However, the temporary work should be freed from their chains. The situation before, restriction to 2 years with the same customer, was already unreasonably stringent.</text:p>
          </table:table-cell>
          <table:table-cell office:value-type="string" calcext:value-type="string">
            <text:p>negative</text:p>
          </table:table-cell>
          <table:table-cell table:number-columns-repeated="1021"/>
        </table:table-row>
        <table:table-row table:style-name="ro8">
          <table:table-cell office:value-type="string" calcext:value-type="string">
            <text:p>"weil es sich bei der Stadt um die Hauptstadt Europas handele und weil es gelte den Konflikt in das Herz Europas zu bringen. Was zeigt uns das? Die Überschätzung dieses Mannes. Die EU ist an Rassisten, Nationalisten und Putschisten so interessiert; wie der Teufel an Weihwasser. Puigdemont """""" v e r s u c h t Europa zu spalten"""""" indem er durch "" Legalisierung von Rechtsbruch"" indirekt alle separatistischen Bewegungen in Europa stärkt. Tue bitte keiner; als sei dieser Mann und seine Helfer harmlos. Sie wissen ganz genau was sie schädliches tun. Und wenn alles kaputt ist, muss wieder jemand kommen und die Scherben aufsammeln."</text:p>
          </table:table-cell>
          <table:table-cell office:value-type="string" calcext:value-type="string">
            <text:p>"because the city is the capital of Europe and because it is important to bring the conflict into the heart of Europe. What does that show us? Overestimation of this man. The EU is so interested in racists, nationalists and putschists; like the devil of holy water. Puigdemont does not ""divide Europe"" ""by indirectly strengthening all separatist movements in Europe by"" legalizing a breach of law "". Please do not do any; as if this man and his helpers were harmless. They know exactly what they are doing. And when everything is broken, someone has to come back and pick up the pieces."</text:p>
          </table:table-cell>
          <table:table-cell office:value-type="string" calcext:value-type="string">
            <text:p>negative</text:p>
          </table:table-cell>
          <table:table-cell table:number-columns-repeated="1021"/>
        </table:table-row>
        <table:table-row table:style-name="ro42">
          <table:table-cell office:value-type="string" calcext:value-type="string">
            <text:p>Wenn wir in Deutschland uns als säkularen Staat sehen wollen, sollten wir uns klar sein, dass Religionsfreiheit nur verfassungs- gemäß und im Rahmen der Glaubensfreiheit staatfinden kann. Wenn wir im christlichen Abendland diese inquisitoriche Macht der Kirchen überwunden haben, muß dies noch mehr für die gesellschaftliche und politische Entmachtung des politischen Islam realisiert werden. Religion - gleich welcher Couleur - ist missionierter, institutionalisierter und organisierter, dogmatischer Glaube. Im Islam ist dies immer noch als absolutes Machtinstrument vorgesehen und brutal durchgesetzt. Deshalb muss es unser pragmatisches und politisches Ziel sein, Religionen und Kirchen immer auf ihre verfassungsgemäße Loyalität und dauerhaft zu überprüfen und gegebenenfalls zu sanktionieren bzw. zu verbieten. Die individuelle Glaubensfreiheit ist unproblematisch solange mit dieser Freiheit verfassungsgemäß und für Staat und Gesellschaft unsschädlich gelebt wird. Ich habe es so verstanden, dass man in der AfD dieses rechtstaatliche und verfassungsgemäße Verhalten aller Individuen (und auch Religionen, Kirchen und Moscheen) hinweisen bzw. durchsetzen möchte. - ein rehr wünschenwerter und verfassungsgemäßer, politischer Anspruch!</text:p>
          </table:table-cell>
          <table:table-cell office:value-type="string" calcext:value-type="string">
            <text:p>If we want to see ourselves as a secular state in Germany, we should be aware that freedom of religion can only come about constitutionally and within the framework of the freedom of belief. If we have overcome this inquisitorial power of the churches in the Christian West, this must be realized even more for the social and political disempowerment of political Islam. Religion - regardless of its color - is a missionary, institutionalized and organized, dogmatic faith. In Islam, this is still provided for as an absolute power instrument and brutally enforced. Therefore, it must be our pragmatic and political goal to always check religions and churches for their constitutional loyalty and to permanently sanction or, if necessary, to ban them. The individual freedom of belief is unproblematic as long as this freedom is constitutionally and unsafe for state and society. I understood it that in the AfD this constitutional and constitutional behavior of all individuals (and also religions, churches and mosques) would like to point out or enforce. - a wishful and constitutional, political claim!</text:p>
          </table:table-cell>
          <table:table-cell office:value-type="string" calcext:value-type="string">
            <text:p>negative</text:p>
          </table:table-cell>
          <table:table-cell table:number-columns-repeated="1021"/>
        </table:table-row>
        <table:table-row table:style-name="ro16">
          <table:table-cell office:value-type="string" calcext:value-type="string">
            <text:p>Wer ist der größte Kämpfer gegen eine Religionsfreiheit für den Islam. Es wäre erst zu klären, was eine Religion inhaltlich vertreten und verbreiten darf um überhaupt demokratiekonform und -unschädlich zu sein. Wenn wir dem Islam dies uneingeschränkt nach seinen religösen Inhalten zugestehen und ihn missinieren und sich politisch betätigen lassen, dürfen wir uns über eine Partei wie die AfD nicht weiter beschweren. Im Gegenteil!</text:p>
          </table:table-cell>
          <table:table-cell office:value-type="string" calcext:value-type="string">
            <text:p>Who is the greatest fighter against religious freedom for Islam? It would be necessary to clarify what kind of religion a religion may represent and distribute in order to be conformable to democracy and harmless. If we fully allow Islam to do so according to its religious content and let it be misinformed and politically active, we must not complain about a party like the AfD. On the contrary!</text:p>
          </table:table-cell>
          <table:table-cell office:value-type="string" calcext:value-type="string">
            <text:p>negative</text:p>
          </table:table-cell>
          <table:table-cell table:number-columns-repeated="1021"/>
        </table:table-row>
        <table:table-row table:style-name="ro23">
          <table:table-cell office:value-type="string" calcext:value-type="string">
            <text:p>"...,der Befund variiert. Und zwar zwischen ""schwer verhaltensauffällig"" und ""geisteskrank"". Da ist der Präsident der USA aus Sicht des Mitmenschen sicher zu bedauern, aus Sicht eines Bürgers auf diesem Planeten hoffe ich allerdings, dass der Mann bald unschädlich gemacht und in eine angemessene und sichere Pflege überführt wird."</text:p>
          </table:table-cell>
          <table:table-cell office:value-type="string" calcext:value-type="string">
            <text:p>"..., the findings vary. Namely between ""difficult behaving conspicuous"" and ""mentally ill"". From the point of view of the fellow human being, the President of the USA is certainly to be regretted, but from the point of view of a citizen on this planet, I hope that the man will soon be rendered harmless and transferred to an appropriate and secure care."</text:p>
          </table:table-cell>
          <table:table-cell office:value-type="string" calcext:value-type="string">
            <text:p>negative</text:p>
          </table:table-cell>
          <table:table-cell table:number-columns-repeated="1021"/>
        </table:table-row>
        <table:table-row table:style-name="ro27">
          <table:table-cell office:value-type="string" calcext:value-type="string">
            <text:p>Herr Scholz müsste erstmal begreifen, das eine nachfrageorientierte Wirtschaftspolitik keineswegs linksextrem ist, sondern einst zum bewährten Kern der SPD gehörte. Zu Recht bewährt, denn durch höhere Löhne wird die Nachfrage auf unserem Binnenmarkt angekurbelt, was angesichts unserer schädlichen Exportüberschüsse gleichzeitig ein Segen für die Sicherung von deutschen Arbeitsplätzen und der hiesigen gesetzlichen Rente, als auch gut für unsere europäischen Nachbarn ist, da auch deren Wirtschaft von einer stärkeren deutschen Nachfrage profitieren wird. Aber Scholz glaubt ja, dass man nur die CDU imitieren müsse, bzw. es stets den Konzernen recht machen müsse. Als ob wir denen irgendwelche nennenswerten sozialen Fortschritte zu verdanken hätten. Im Gegenteil: Eurokrise, Rentenproblematik, Niedriglohnsektor sind Folge einer rücksichtslos angebotsorientierten Wirtschaftspolitik.</text:p>
          </table:table-cell>
          <table:table-cell office:value-type="string" calcext:value-type="string">
            <text:p>Mr. Scholz would first have to understand that a demand-oriented economic policy is by no means left-wing, but once belonged to the proven core of the SPD. Tried and tested, because higher wages boost demand in our domestic market, which, given our detrimental export surpluses, is at the same time a blessing for safeguarding German jobs and the local statutory pension, as well as for our European neighbors, as well as their economy will benefit from stronger German demand. But Scholz believes that one must only imitate the CDU, or it must always do the corporations right. As if we owe them any significant social progress. On the contrary: euro crisis, pension problem, low-wage sector are the result of a ruthless supply-oriented economic policy.</text:p>
          </table:table-cell>
          <table:table-cell office:value-type="string" calcext:value-type="string">
            <text:p>negative</text:p>
          </table:table-cell>
          <table:table-cell table:number-columns-repeated="1021"/>
        </table:table-row>
        <table:table-row table:style-name="ro41">
          <table:table-cell office:value-type="string" calcext:value-type="string">
            <text:p>"Lieber Forist! Lesen Sie erst mal das Pariser Abkommen, bevor Sie Unsinn schreiben. Die Klimaziele sind nämlich freiwillige Ziele und keine ""Muss-Ziele"". Da können die Grünen noch so sehr das Blaue vom Himmel lügen. Zweitens ist die Kohle-Paranoia genau so eine Veranstaltung aus der Mottenkiste von Leuten, die nichts von Technik verstehen. Denn was ist der Vorteil, wenn man einige Braunkohlenöfen abstellt, aber gleichzeitig die Verbrennung von Treibstoffen auf Straßen und in Fabriken ins Uferlose wachsen läßt? Der ganze Kohleausstieg ist ein Bluff zur Förderung der Erdöl/Erdgasindustrie. Der Bundesanstalt für Geowissenschaften und Rohstoffe in Hannover hat die Politik befohlen, die Menge an förderbarer Steinkohle im Jahr 2003 von 24 Milliarden Tonnen (400 Jahre) auf 99 Millionen Tonnen 2006 (2 Jahre) herunterzurechnen. Damit hat man dann die Stillegung der Zechen begründet. Jetzt will man das gleiche Kunststück mit der Braunkohle versuchen und Nordrhein-Westfalen von Erdöl und Erdgas hauptsächlich aus Russland abhängig machen. Als Grund dient dann der angebliche Klimaschutz, wobei es doch nur um das zur Zeit bestehende Überangebot von Strom in Europa geht, das unter anderem von französischen und belgischen Kernkraftwerken kommt. Deren Kühltürme spucken dabei soviel klimaschädlichen Wasserdampf aus, wie alle Kohlenkraftwerke im übrigen Europa."</text:p>
          </table:table-cell>
          <table:table-cell office:value-type="string" calcext:value-type="string">
            <text:p>"Dear Forist! First read the Paris Agreement before writing nonsense. The climate goals are voluntary goals and not ""must-goals"". The greens can lie so much the blue from the sky. Secondly, the coal paranoia is just as much an event from the moth-crate of people who do not understand technology. For what is the benefit of shutting down some lignite furnaces, but at the same time allowing the burning of fuels on roads and in factories to grow into the shoreless? The whole coal exit is a bluff to promote the oil / gas industry. The Federal Institute for Geosciences and Natural Resources in Hanover has ordered the policy to reduce the amount of recoverable hard coal in 2003 from 24 billion tons (400 years) to 99 million tons in 2006 (2 years). This was the reason for the decommissioning of the mines. Now they want to try the same trick with the lignite and make North Rhine-Westphalia dependent on oil and natural gas mainly from Russia. The reason for this is the alleged climate protection, which is all about the currently existing oversupply of electricity in Europe, which comes from, among others, French and Belgian nuclear power plants. Their cooling towers spit out as much climate-damaging water vapor as all coal-fired power plants in the rest of Europe."</text:p>
          </table:table-cell>
          <table:table-cell office:value-type="string" calcext:value-type="string">
            <text:p>negative</text:p>
          </table:table-cell>
          <table:table-cell table:number-columns-repeated="1021"/>
        </table:table-row>
        <table:table-row table:style-name="ro17">
          <table:table-cell office:value-type="string" calcext:value-type="string">
            <text:p>"""Deren Kühltürme spucken dabei soviel klimaschädlichen Wasserdampf aus, wie alle Kohlenkraftwerke im übrigen Europa."" Diese Ihre Behauptung ist schlicht falsch, damit entwerten Sie Ihren Gesamtbeitrag. Wasserdampf aus Kühltürmen hat keine Klimawirkung."</text:p>
          </table:table-cell>
          <table:table-cell office:value-type="string" calcext:value-type="string">
            <text:p>"""Their cooling towers spit out as much climate-damaging water vapor as all coal-fired power plants in the rest of Europe."" Your claim is simply wrong, thus devaluing your total contribution. Water vapor from cooling towers has no climatic effect."</text:p>
          </table:table-cell>
          <table:table-cell office:value-type="string" calcext:value-type="string">
            <text:p>negative</text:p>
          </table:table-cell>
          <table:table-cell table:number-columns-repeated="1021"/>
        </table:table-row>
        <table:table-row table:style-name="ro35">
          <table:table-cell office:value-type="string" calcext:value-type="string">
            <text:p>Wieso ist Herr Laschet eigentlich der Ansicht, dass Kraftwerke aus regenerativen Energien keine Arbeitsplätze bieten? Und wieso sind Laschet und beispielsweise auch Trump dafür, umweltschädigende Arbeitsplätze zu erhalten und weniger schädliche Arbeitsplätze sterben zu lassen? Ich meine, vielleicht bin ich auch nur zu jung und habe es deswegen nicht mitgekriegt, aber soweit ich weiß wurde nie versucht, Schriftsetzer und technische Zeichner vor der Arbeitslosigkeit zu bewahren. Ich verstehe, dass wir die Kohlekraftwerke nicht einfach sofort schließen können, wir müssen dabei geplanter vorgehen als beim Atomausstieg --- der wunderbar geregelt funktioniert hätte, wäre er aus den richtigen Gründen aufgrund des von Rot-Grün beschlossenen langfristigen Ausstiegs geschehen anstatt aus der kopflosen Laune der CDU heraus. Dennoch ist langfristig gesehen der Kohleausstieg alternativlos. Nicht nur aus Umweltschutzgründen, sondern eben auch weil Kohle ein begrenzter Rohstoff ist. Von daher beweißt Herr Laschet hier nur seine geistige Kurzsichtigkeit.</text:p>
          </table:table-cell>
          <table:table-cell office:value-type="string" calcext:value-type="string">
            <text:p>Why is Mr. Laschet actually of the opinion that power plants from regenerative energies offer no jobs? And why are Laschet and Trump, for example, in favor of preserving environmentally damaging jobs and letting less harmful jobs die? I mean, maybe I'm too young and I did not hear it, but as far as I know there was never any attempt to save typesetters and technical draftsmen from unemployment. I understand that we can not shut down the coal-fired power plants immediately, we have to be more ambitious than the nuclear phase-out - which would have worked miraculously if it had been done for the right reasons because of the red-green long-term exit rather than the headless one Whimsy of the CDU. Nevertheless, in the long term the coal exit is without alternative. Not only for environmental reasons, but also because coal is a limited resource. Therefore, Mr. Laschet only proves his mental short-sightedness here.</text:p>
          </table:table-cell>
          <table:table-cell office:value-type="string" calcext:value-type="string">
            <text:p>negative</text:p>
          </table:table-cell>
          <table:table-cell table:number-columns-repeated="1021"/>
        </table:table-row>
        <table:table-row table:style-name="ro4">
          <table:table-cell office:value-type="string" calcext:value-type="string">
            <text:p>Herr Laschet hat offensichtlich - ebenso wie die Fundis bei den Grünen - nicht verstanden, welch einmalige Chance diese mögliche Koalition ist. Die Union muss mit aller Konsequenz für die Mehrheitsmeinungen bzgl. Migration und innerer Sicherheit kämpfen. Dafür müssen sie den Grünen beim Klima-, Umwelt-, Tier-, Verbraucherschutz weit entgegenkommen. Denn auch auch hierfür gibt es grundsätzlich eine breite Zustimmung in der Bevölkerung. Natürlich ist der kurzfristige Verlust von Arbeitsplätzen immer schlecht. Aber wenn diese Arbeitsplätze nunmal in einer nicht mehr zwingend benötigten und schädlichen Industrie angesiedelt sind, muss man mit derartigen Kollateralschäden leben.</text:p>
          </table:table-cell>
          <table:table-cell office:value-type="string" calcext:value-type="string">
            <text:p>Mr. Laschet obviously did not understand - as well as the Fundis in the Greens - what a unique opportunity this possible coalition is. The Union must fight with determination for majority opinion on migration and internal security. In order to do so, they have to meet the Greens in climate, environmental, animal and consumer protection. Because even here, there is basically a broad consensus in the population. Of course, the short-term loss of jobs is always bad. But if these jobs are now located in a no longer required and harmful industry, you have to live with such collateral damage.</text:p>
          </table:table-cell>
          <table:table-cell office:value-type="string" calcext:value-type="string">
            <text:p>negative</text:p>
          </table:table-cell>
          <table:table-cell table:number-columns-repeated="1021"/>
        </table:table-row>
        <table:table-row table:style-name="ro51">
          <table:table-cell office:value-type="string" calcext:value-type="string">
            <text:p>"So ist es: Nur weil Medien und Politiker die ""Migrationsfrage"" So hoch hängen, heißt das noch lange nicht, dass das Thema Nummer 1 ist. Ja, jetzt hat die Einthema Partei dadurch 13 % bekommen. Und besonders dort, wo es kaum Ausländer und Ausländischstämmige gibt. Ich wohne im Ruhrgebiet. Komischerweise haben hier, wo es tatsächlich viele Ausländer und Ausländischstämmige gibt, keine 13 % die Monothema Partei gewählt. Klar, auch zu viel, aber eher aus anderen Gründen, denke ich. Fazit. Endlich mal die wichtigen Themen anpacken und nicht immer den aufgeblasenen Popanz ""Migration"" groß machen. So jetzt zu Herrn Laschet: Der sollte erstmal lernen Prioritäten zu setzen: ""Umbennung von Ministerien""... Geld zum Fenster raus geschmissen, Umzug der Staatskanzlei...Geld zum Fenster rausgeschmissen. Zur Braunkohle: 1.: Braunkohle ist einer der ineffizientesten und teuersten Energieträger. 2.: Umwelttechnisch ist Braunkohle verheerend: Es werden 100.von Quadratkilometer Landschaft in Deutschland durch den Abbau von Braunkohle vernichtet. 3.: Ganze Ortschaften sind dadurch zerstört worden, gegen den Willen der Anwohner. 4.: Die Verfeuerung ist ebenfalls sehr Umweltschädlich. 5.: Wenn die Kohle abgebaut ist, müssen die Flächen mit hohen Aufwand saniert werden. Fazit: Aus Umwelttechnischer und Finanzieller Sicht kann man auf den Braunkohle Tagebau verzichten und fährt wahrscheinlich besser damit, wenn man jedem Angestellten und Arbeiter bis zu seinem Lebensende ein auskömmliches Gehalt zahlt."</text:p>
          </table:table-cell>
          <table:table-cell office:value-type="string" calcext:value-type="string">
            <text:p>"So it is: Just because media and politicians hang the ""migration question"" so high does not mean that the topic is number one. Yes, now the topic party got 13%. And especially where there are hardly any foreigners and foreigners. I live in the Ruhr area. Strangely, here, where there are actually many foreigners and foreigners, not 13% have chosen the Monothema Party. Of course, too much, but more for other reasons, I think. Conclusion. Finally tackle the important issues and not always make the inflated Popanz ""migration"" big. So now to Mr. Laschet: He should first learn to set priorities: ""renaming ministries"" ... money thrown out the window, moving the State Chancellery ... Money thrown out the window. About lignite: 1 .: Lignite is one of the most inefficient and expensive energy sources. 2 .: From an environmental point of view, brown coal is devastating: 100.of square kilometers of landscape in Germany are destroyed by the extraction of lignite. 3 .: Whole villages have been destroyed, against the will of the residents. 4 .: The burning is also very harmful to the environment. 5th: When the coal is mined, the surfaces must be rehabilitated with great effort. Conclusion: From an environmental and financial point of view, one can do without lignite mining and is probably better off paying every employee and worker a decent salary until the end of his life."</text:p>
          </table:table-cell>
          <table:table-cell office:value-type="string" calcext:value-type="string">
            <text:p>negative</text:p>
          </table:table-cell>
          <table:table-cell table:number-columns-repeated="1021"/>
        </table:table-row>
        <table:table-row table:style-name="ro11">
          <table:table-cell office:value-type="string" calcext:value-type="string">
            <text:p>"Dreiviertelmehrheiten, wie die letzte, sind schädlich für Demokratien, wenn nicht gar tödlich. Die Jamaikakoalition, wie jetzt diskutiert, übrigens auch. Hier geht es wirklich nicht mehr um das Beste für die Wähler, sondern erst einmal um den persönlichen Vorteil der Koalitionäre. Die sog. ""Kleinen"" zieren sich anfangs, um sich dann von Mutti (also Horst) kaufen zu lassen. Lässt sich alles gegenüber dem dummen Wähler als Notwendigkeit gegenüber den Parteien (aber leider nicht dem Wähler) verkaufen. Das passiert natürlich zu Lasten der Umwelt, der Armen, der Verfolgten..... Die Prioritäten werden halt anders gesetzt. Das Sauberste wäre eine Minderheitenregierung, weil dann Entscheidungen wirklich mit Allen abgestimmt werden müssten."</text:p>
          </table:table-cell>
          <table:table-cell office:value-type="string" calcext:value-type="string">
            <text:p>"Three-quarters majorities, like the last, are harmful to democracies, if not deadly. The Jamaican coalition, as discussed now, by the way, too. Here it is really no longer about the best for the voters, but first for the personal advantage of the coalition. The so-called ""little ones"" adorn themselves at first, then let themselves be bought by Mutti (Horst). Can anything be sold to the stupid voters as a necessity to the parties (but unfortunately not to the voters). Of course this happens at the expense of the environment, the poor, the persecuted ..... The priorities are set differently. The cleanest thing would be a minority government, because then decisions really need to be agreed with everyone."</text:p>
          </table:table-cell>
          <table:table-cell office:value-type="string" calcext:value-type="string">
            <text:p>negative</text:p>
          </table:table-cell>
          <table:table-cell table:number-columns-repeated="1021"/>
        </table:table-row>
        <table:table-row table:style-name="ro1">
          <table:table-cell office:value-type="string" calcext:value-type="string">
            <text:p>Es fehlt die Cannabislegalisierung, von der Millionen von Menschen in Deutschland profitieren würden, die zusätzlich Geld in die Steuerkasse bringen würde und einen neuen Wirtschaftszweig in Deutschland entstehen lassen würde. FDP und Grüne sollten hier einer Meinung sein, wenn man den Parteiprogrammen Glauben schenken kann. Bei der CDU gibt es auch Abgeordnete, denen klar ist, dass die Cannabisprohibition gescheitert und schädlich ist.</text:p>
          </table:table-cell>
          <table:table-cell office:value-type="string" calcext:value-type="string">
            <text:p>There is a lack of cannabis legalization, which would benefit millions of people in Germany who would bring additional money to the tax fund and create a new industry in Germany. FDP and Greens should agree here, if you can believe the party programs. At the CDU, there are also MPs who realize that cannabis prohibition has failed and is harmful.</text:p>
          </table:table-cell>
          <table:table-cell office:value-type="string" calcext:value-type="string">
            <text:p>negative</text:p>
          </table:table-cell>
          <table:table-cell table:number-columns-repeated="1021"/>
        </table:table-row>
        <table:table-row table:style-name="ro56">
          <table:table-cell office:value-type="string" calcext:value-type="string">
            <text:p>Was viele nicht verstehen wollen, es geht nicht um die Einhaltung der Regeln eines Zentralstaates. Das Volk der Katalanen möchte über ihr Schicksal selbst bestimmen, egal welche Regeln der Zentralstaat geschaffen hat, weil sie dieses Recht der Selbstbestimmung höher ansiedeln, als die Gesetze des Zentralstaates. Die Abstimmung über ihr Schicksal wollen 80% der Katalanen nach Umfragen. Wieso schafft es eine Zentralregierung nicht, diese Abstimmung einfach zu zu lassen? Die Vertreter des Katalanischen Volkes haben über Jahrzehnte für ihre Autonomierechte innerhalb des Zentralstaates gekämpft und 2009 einen umfassenden Kompromiss erreicht, mit dem beide Seiten zufrieden waren. Die PP, die derzeit den Regierungschef stellt, hat gegen diesen Kompromiss geklagt und gewonnen und hat in den Jahren bis Heute, sich nicht nur geweigert Gespräche über den Autonomiestatus zu führen, sondern auch Zug um Zug die Autonomierechte zurück gefahren und damit, in Verbindung mit der Wirtschaftskrise, die Basis gelegt für eine immer stärker werdende Autonomiebewegung. Die Fehler der letzten Wochen haben darüber hinaus, dazu geführt, dass auch Menschen die skeptisch gegenüber oder gegen eine Autonomie sind, das Handeln der Zentralregierung als ein handeln eines Agressors sehen und somit schliessen sich langsam die Reihen der Katalanen. Die Absetzung der Regierung und Neuwahlen werden nicht zum Ziel führen. Wer meint ohne Dialog, ohne weitestgehende Autonomierechte auf Basis des Kompromisses von 2009 wird sich die Lage berühigen, der hat die Geschichte der Katalanen nicht studiert und unterschätzt, wie stark geschlossene Reihen sein können. Am Ende wird Spanien verlieren und die PP wird über viele Jahre keinen Einfluss mehr in Katalonien haben (wenn sie derzeit überhaupt einen hat), der Nationalismus der Zentralregierung wird an Boden verlieren und Spanien zerrissener sein als je zuvor und wirtschaftlich wird ein hoher Unsicherheitsfaktor bleiben. Redet endlich miteinander, bekämpft die massive Korruption und reformiert die Strukturen. Und der EU sei mit auf den Weg gegeben, wer der Meinung ist, dass ein Referendum das nach dem Rechtsempfingen eines Volkes ein Ausdruck von Selbstbestimmung ist, das Recht des Staates dieses aber nicht gestattet und es bei dieser Auseinandersetzung zu Gewalt kommt, die EU-Institutionen nichts an geht, weil es eine innerstaatliche Angelegenheit sei, der macht deutlich, dass die EU mit zweierlei Mass misst und der Wandel der EU hin zu einer EU der Regionen noch ein verdammt langer ist. Natürlich erreicht man damit auch, dass aus 150%-igen Europäer EU-Institutionskritiker werden. Dialog ist also die Aufgabe der Stunde und Einmischung der EU ist gefordert. Beendet endlich dieses schädliche Handeln.</text:p>
          </table:table-cell>
          <table:table-cell office:value-type="string" calcext:value-type="string">
            <text:p>What many do not want to understand, it is not about compliance with the rules of a central state. The people of the Catalans want to decide their own fate, no matter what rules the central state has created, because they set this right of self-determination higher than the laws of the central state. 80% of Catalans want to vote on their fate, according to surveys. Why does not a central government manage to let this vote go? The representatives of the Catalan people have fought for decades for their autonomy rights within the central state and reached a comprehensive compromise in 2009, with which both sides were satisfied. The PP, which is currently the head of government, has filed a lawsuit against this compromise, and in the years to date has not only refused to hold talks on autonomy status, but has also gradually reduced autonomy rights, and thus, in connection with the economic crisis, the basis for an ever-increasing autonomy movement. In addition, the mistakes made in recent weeks have led people who are skeptical of or against autonomy to see the actions of the central government acting as an aggressor, and thus the Catalan ranks are slowly closing. The dismissal of the government and new elections will not lead to the goal. Who says without dialogue, without far-reaching autonomy rights on the basis of the compromise of 2009, the situation will make a head, who has not studied the history of the Catalans and underestimated how strong closed series can be. In the end, Spain will lose and the PP will have no impact in Catalonia for many years (if it has one at the moment), central government nationalism will lose ground and Spain will be more torn than ever and economic will remain a high uncertainty factor. Talk to each other, fight the massive corruption and reform the structures. And the EU should be on the way, who believes that a referendum that is after the law of a people's expression of an expression of self-determination, the law of the state but this is not allowed and it comes to violence in this confrontation, the EU Institutions are not acceptable, because it is a domestic matter, which makes it clear that the EU measures with double standards and the change of the EU towards an EU of the regions is still a damn long one. Of course, this also means that 150% Europeans become EU institutional critics. Dialogue is therefore the task of the day and EU intervention is required. Finally stop this harmful action.</text:p>
          </table:table-cell>
          <table:table-cell office:value-type="string" calcext:value-type="string">
            <text:p>negative</text:p>
          </table:table-cell>
          <table:table-cell table:number-columns-repeated="1021"/>
        </table:table-row>
        <table:table-row table:style-name="ro11">
          <table:table-cell office:value-type="string" calcext:value-type="string">
            <text:p>"einem mittleren Wahldebakel davon redet, dass man nicht wüßte was man jetzt anders tun sollte, hat sich spätestens damit vom Wahlvolk verabschiedet und verfolgt die eigene Agenda. Und wenn diese vorzugsweise auf der europäischen Ebene liegen sollte dann bitte. Merkel als Präsidentin der EU, dann kann sie dort nach Mehrheiten suchen, taktieren und zaudern. Bezogen auf Deutschland hat sie sich längst dem ""Helmut-Kohl-Syndrom"" ergeben: Zulange an der Macht, alle ernst zu nehmenden Gegner in der eigenen Partei unschädlich gemacht, die Querulanten mundtot gemacht oder durch Desinteresse abgestraft. Es wundert mich nicht. War halt populär vor der Wahl Kante gegen die Türkei zu zeigen und nach der Wahl das alte Zaudern und Zögern hervorzuholen."</text:p>
          </table:table-cell>
          <table:table-cell office:value-type="string" calcext:value-type="string">
            <text:p>"A middle electoral debacle speaks of the fact that one did not know what to do differently now, has adopted at the latest so from the electorate and pursuing their own agenda. And if this should preferably be on the European level then please. Merkel as president of the EU, then she can look for majorities there, negotiate and hesitate. With reference to Germany, it has long since surrendered to the ""Helmut Kohl syndrome"": gaining power, rendering all serious adversaries harmless in one's own party, muzzling the perpetrators or punishing them with disinterest. It does not surprise me. It was popular to show the edge against Turkey and to bring out the old procrastination and hesitation after the election."</text:p>
          </table:table-cell>
          <table:table-cell office:value-type="string" calcext:value-type="string">
            <text:p>negative</text:p>
          </table:table-cell>
          <table:table-cell table:number-columns-repeated="1021"/>
        </table:table-row>
        <table:table-row table:style-name="ro18">
          <table:table-cell office:value-type="string" calcext:value-type="string">
            <text:p>"Die Nachricht von dem Streit bei den LINKEN und die Einlassungen der Protagonisten machen mich etwas ratlos. Da hätten die es doch fast geschafft, mit der klugen, mutigen und auch rhetorisch starken Frau Wagenknecht, ihre schärfste Waffe abzusägen (und womöglich auch gleich noch ihren gewandten Komplementär Dietmar Bartsch). Besonders enttäuscht bin ich dabei von Katja Kipping, die (neben Riexinger) offenbar meint, sich und ihrer Partei eine so schädliche Debatte zumuten zu können. Bitte, liebe LINKE: Versucht Euch dringend auf die anstehenden Zukunftsthemen zu konzentrieren. Bringt Probleme, wie die Folgen der ""Digitalisierung"" für den sozialen Zusammenhalt genauso auf die Tagesordnung, wie Eure konsequente Friedens- und Entspannungspolitik. Lasst Euch vom polit-medialen Komplex nicht den Schneid abkaufen. Haltet Eure Werte und Überzeugungen hoch. Trennt Euch von den Spaltpilzen...! Die Menschen in D brauchen eine glaubwürdige und seriöse LINKE."</text:p>
          </table:table-cell>
          <table:table-cell office:value-type="string" calcext:value-type="string">
            <text:p>"The news of the dispute with the LEFT and the protagonists' comments make me a little bit clueless. Since they had almost succeeded, with the wise, courageous and also rhetorically strong Ms. Wagenknecht, to cut off their sharpest weapon (and possibly even their clever complementarity Dietmar Bartsch). I am particularly disappointed by Katja Kipping, who (besides Riexinger) apparently thinks that she and her party can expect such a harmful debate. Please, dear LEFT: Try to focus on the upcoming issues of the future. Bring problems, such as the consequences of ""digitization"" for social cohesion on the agenda as well as your consistent policy of peace and detente. Do not let the polit-media complex buy you the edge. Keep your values ​​and beliefs high. Separate yourself from the split mushrooms ...! The people in D need a credible and serious left."</text:p>
          </table:table-cell>
          <table:table-cell office:value-type="string" calcext:value-type="string">
            <text:p>negative</text:p>
          </table:table-cell>
          <table:table-cell table:number-columns-repeated="1021"/>
        </table:table-row>
        <table:table-row table:style-name="ro18">
          <table:table-cell office:value-type="string" calcext:value-type="string">
            <text:p>"Die Nachricht von dem Streit bei den LINKEN und die Einlassungen der Protagonisten machen mich etwas ratlos. Da hätten die es doch fast geschafft, mit der klugen, mutigen und auch rhetorisch starken Frau Wagenknecht, ihre schärfste Waffe abzusägen (und womöglich auch gleich noch ihren gewandten Komplementär Dietmar Bartsch). Besonders enttäuscht bin ich dabei von Katja Kipping, die (neben Riexinger) offenbar meint, sich und ihrer Partei eine so schädliche Debatte zumuten zu können. Bitte, liebe LINKE: Versucht Euch dringend auf die anstehenden Zukunftsthemen zu konzentrieren. Bringt Probleme, wie die Folgen der ""Digitalisierung"" für den sozialen Zusammenhalt genauso auf die Tagesordnung, wie Eure konsequente Friedens- und Entspannungspolitik. Lasst Euch vom polit-medialen Komplex nicht den Schneid abkaufen. Haltet Eure Werte und Überzeugungen hoch. Trennt Euch von den Spaltpilzen...! Die Menschen in D brauchen eine glaubwürdige und seriöse LINKE."</text:p>
          </table:table-cell>
          <table:table-cell office:value-type="string" calcext:value-type="string">
            <text:p>"The news of the dispute with the LEFT and the protagonists' comments make me a little bit clueless. Since they had almost succeeded, with the wise, courageous and also rhetorically strong Ms. Wagenknecht, to cut off their sharpest weapon (and possibly even their clever complementarity Dietmar Bartsch). I am particularly disappointed by Katja Kipping, who (besides Riexinger) apparently thinks that she and her party can expect such a harmful debate. Please, dear LEFT: Try to focus on the upcoming issues of the future. Bring problems, such as the consequences of ""digitization"" for social cohesion on the agenda as well as your consistent policy of peace and detente. Do not let the polit-media complex buy you the edge. Keep your values ​​and beliefs high. Separate yourself from the split mushrooms ...! The people in D need a credible and serious left."</text:p>
          </table:table-cell>
          <table:table-cell office:value-type="string" calcext:value-type="string">
            <text:p>negative</text:p>
          </table:table-cell>
          <table:table-cell table:number-columns-repeated="1021"/>
        </table:table-row>
        <table:table-row table:style-name="ro35">
          <table:table-cell office:value-type="string" calcext:value-type="string">
            <text:p>hört ihr Jammern denn nie auf? Ich nehm mal an, sie sind ein neoliberaler Vorkämpfer. Gut, oder auch nicht. Aber hat nicht gerade die FDP gesagt, wie toll sie ist und was sie alles anders und besser machen will? Und jetzt? Soll sie es doch machen, zusammen mit ihrem Wunschpartner CDU. Und die Grünen werden auch keinen großen Widerstand leisten. Ich finde es vielmehr jämmerlich von der FDP und natürlich auch von der CDU, wie sie jetzt rumheulen, wie schwierig alles wäre. Da lassen sie fahrlässig erstmal ein paar Wochen ungenutzt ins Land gehen, nur um die Niedersachsenwahl in alter Art und Weise auszusitzen, anstatt die Zeit für das Finden von Kompromissen zu nutzen. Das ist schädlich für unser Land. Ich hoffe, die machen jetzt wirklich voran. Nur wenn ich mir als Beispiel die FDP anschaue. Die besteht aus zwei Personen: Einem Unterwäschemodel als Vorsitzenden und einem Vertreter des Altherrenwitzes in würdiger Nachfolge von Brüderle. Nach, da wundert mich nicht, dass die FDP jetzt hinten in der Ecke sitzt und schreit, weil sie selbst mal was machen müssen.</text:p>
          </table:table-cell>
          <table:table-cell office:value-type="string" calcext:value-type="string">
            <text:p>Do you never stop complaining? I suppose you are a neoliberal champion. Good or not. But did not the FDP just say how great it is and what makes it all different and better? And now? Let her do it, together with her dream partner CDU. And the Greens will not resist too much. I find it rather miserable of the FDP and of course the CDU, how they howl now, how difficult everything would be. Because they let negligently go for a few weeks unused to the country, just to wait for the Lower Saxony election in the old way, rather than the time to use for finding compromises. That is harmful to our country. I hope they are really making progress now. Only if I look at the FDP as an example. It consists of two persons: An underwear model as chairman and a representative of the old man joke in worthy succession of Brüderle. After, I'm not surprised that the FDP is now sitting in the back corner and screams, because they have to do something themselves.</text:p>
          </table:table-cell>
          <table:table-cell office:value-type="string" calcext:value-type="string">
            <text:p>negative</text:p>
          </table:table-cell>
          <table:table-cell table:number-columns-repeated="1021"/>
        </table:table-row>
        <table:table-row table:style-name="ro12">
          <table:table-cell office:value-type="string" calcext:value-type="string">
            <text:p>"Ich finde Ihre Äußerung schon ziemlich anmaßend und bin mir nicht sicher, ob Sie sich, so Sie mir gegenüber säßen, ebenfalls so abfällig äußerten. Sei es drum. Den Unterschied zwischen scheinbar und anscheinend zu kennen, wäre sicherlich hilfreich, wenn man Kritik übt. Aber auch dies hilft nicht weiter. Das Wesen des Parlamentarismus ist die Repräsentation Volkes Willen durch das Mehrheitsprinzip. Das bedeutet dann aber denknotwendig auch, diese Mehrheiten nicht nur zahlenmäßig zu bestimmen sind, sondern inhaltlich nach, andernfalls ja auch Koalitionen zwischen der Partei Die Linke und der AFD rechnerisch zu einer Mehrheit mit anderen Parteien führen könnten. Dann brauchen wir aber auch keine Wahlen mehr, weil dann eine faktische Einheitspartei schon Volkes Willen repräsentieren dürfte. Hatten wir alles schon mal, sogar zweimal. Und dieses Vorgehen nenne ich demokratieschädlich. Nämlich zwecks Machterhalt einen ""Staatsnotstand"" oder einen ""Wählerauftrag"" im Sinne der Interessen der Parteien am Machterhalt zu konstruieren. Wenn es nicht paßt, dann paßt es halt nicht. Dann sind im Zweifel immer Neuwahlen die bessere und gerechtere Lösung."</text:p>
          </table:table-cell>
          <table:table-cell office:value-type="string" calcext:value-type="string">
            <text:p>"I find your statement quite presumptuous and I'm not sure whether you, as you sat opposite me, also expressed so derogatory. So it might be. Knowing the difference between apparent and apparent would certainly be helpful in criticizing. But this does not help any further. The essence of parliamentarism is the representation of the people's will by the majority principle. However, this necessarily means that these majorities are to be determined not only numerically, but also according to their content, otherwise coalitions between the party Die Linke and the AFD could theoretically lead to a majority with other parties. Then we need no more elections, because then a de facto unity party may already represent people's will. We had everything before, even twice. And I call this procedure democratically harmful. Namely, in order to maintain the power to construct a ""state emergency"" or a ""voter mandate"" in the interests of the parties to maintain power. If it does not fit, then it does not fit. Then in case of doubt, new elections are the better and fairer solution."</text:p>
          </table:table-cell>
          <table:table-cell office:value-type="string" calcext:value-type="string">
            <text:p>negative</text:p>
          </table:table-cell>
          <table:table-cell table:number-columns-repeated="1021"/>
        </table:table-row>
        <table:table-row table:style-name="ro15">
          <table:table-cell office:value-type="string" calcext:value-type="string">
            <text:p>Anscheinend geben die kleinen Parteien bei einer Regierungsbildung den Ton an. Die CSU in Berlin und die FDP in Hannover. Falls es in Hannover zu einer GroKo kommen sollte, dann wird es die FDP sein, die lauthals GroKo als schädlich für die Demokratie bezeichnen wird!</text:p>
          </table:table-cell>
          <table:table-cell office:value-type="string" calcext:value-type="string">
            <text:p>Apparently, the small parties set the tone in forming a government. The CSU in Berlin and the FDP in Hannover. If it should come to a GroKo in Hanover, then it will be the FDP, which loudly GroKo will be considered harmful to democracy!</text:p>
          </table:table-cell>
          <table:table-cell office:value-type="string" calcext:value-type="string">
            <text:p>negative</text:p>
          </table:table-cell>
          <table:table-cell table:number-columns-repeated="1021"/>
        </table:table-row>
        <table:table-row table:style-name="ro1">
          <table:table-cell office:value-type="string" calcext:value-type="string">
            <text:p>Ich stelle nur fest und habe aus der Vergangenheit gelernt. Hätte man die NAZIS rechtzeitig unschädlich gemacht, wären zig Millionen Menschen nicht ermordet oder gequält worden, gefallen, geflohen oder vertrieben worden. Es gibt eben eine politische Richtung, die es längst nicht mehr geben dürfte. Leute, die diesen braunen Mist heute wieder hervorholen, sind wenigstens dumm idR aber wohl eher über den Rand des Menschseins gefallen.</text:p>
          </table:table-cell>
          <table:table-cell office:value-type="string" calcext:value-type="string">
            <text:p>I only state and learned from the past. Had the NAZIS been rendered harmless in time, tens of millions of people would not have been murdered, tortured, fled or expelled. There is a political direction that should not exist anymore. People who bring out this brown crap today, at least stupid but usually rather fell over the edge of humanity.</text:p>
          </table:table-cell>
          <table:table-cell office:value-type="string" calcext:value-type="string">
            <text:p>negative</text:p>
          </table:table-cell>
          <table:table-cell table:number-columns-repeated="1021"/>
        </table:table-row>
        <table:table-row table:style-name="ro22">
          <table:table-cell office:value-type="string" calcext:value-type="string">
            <text:p>ALSO Bildung führt nicht unbedingt zu einer anderen Politischen Einstellung, Wenn einer der Meinung ist das fremde Einflüsse schädlich sind, ist dies durch mehr Bildung nicht zu beheben.</text:p>
          </table:table-cell>
          <table:table-cell office:value-type="string" calcext:value-type="string">
            <text:p>ALSO education does not necessarily lead to a different political attitude, If one of the opinion that foreign influences are harmful, this can not be remedied by more education.</text:p>
          </table:table-cell>
          <table:table-cell office:value-type="string" calcext:value-type="string">
            <text:p>negative</text:p>
          </table:table-cell>
          <table:table-cell table:number-columns-repeated="1021"/>
        </table:table-row>
        <table:table-row table:style-name="ro28">
          <table:table-cell office:value-type="string" calcext:value-type="string">
            <text:p>"Der Kampf der ""Aufrechten"" zum Schutze der Demokratie gegen die ""Antidemokraten"" mit (un-)demokratischen Mitteln. Diese sich immer und immer wieder selbst entlarvenden Hypokriten ! Famos ! Bin weder abgehängt noch Neonationalsozialist aber ich hab' ""sie"" gewählt und denke man kann das tun, solange nicht die Gefahr besteht, das ""sie"" die Mehrheit erreichen. Denn diese institutionalisierte Selbstbedienung - und hier noch eine Stiftung und dort noch ein kleines Institut auf Staatskosten - und alles andere, was so im Verborgenen langfristig zu gemeinschädlichen Entwicklungen führt, gehört einfach einmal kräftig hinterfragt und zwar nicht nur im Hinterzimmer oder am Stammtisch. Traumhaft - diese aktuellen Gereiztheiten und Pseudo-Aufgeregtheiten. Let the games begin !"</text:p>
          </table:table-cell>
          <table:table-cell office:value-type="string" calcext:value-type="string">
            <text:p>"The struggle of the ""upright"" for the protection of democracy against the ""anti-democrats"" with (un-) democratic means. These hypocrites that reveal themselves again and again! Famos! I am neither detached nor neo-Nazi, but I've chosen them and think you can do that unless there is a danger that they will get the majority. Because this institutionalized self-service - and here still a foundation and there still a small institute at government expense - and everything else, so in the long run leads to harmful developments in secret, just once vigorously questioned and not only in the back room or at the regular's table. Dreamlike - these current irritations and pseudo-excitements. Let the games begin!"</text:p>
          </table:table-cell>
          <table:table-cell office:value-type="string" calcext:value-type="string">
            <text:p>negative</text:p>
          </table:table-cell>
          <table:table-cell table:number-columns-repeated="1021"/>
        </table:table-row>
        <table:table-row table:style-name="ro31">
          <table:table-cell office:value-type="string" calcext:value-type="string">
            <text:p>Meiner Meinung weiß die britische Regierung ganz genau, dass der Brexit schädlich und ein Minusgeschäft für Großbritannien ist. Statt den Menschen nun aber reinen Wein diesbezüglich einzuschenken, versucht man den Schwarzen Peter wie immer der EU zuzuschieben. Denn wie sollen Lügner wie Johnson und Davis denn plötzlich den Leuten klarmachen, dass nichts von dem, was sie erzählt haben stimmt? Das knallt noch gewaltig und man kann nur hoffen, dass die Briten vorher durchschauen, wie die Torys sie ein weiteres Mal verschaukeln wollen.</text:p>
          </table:table-cell>
          <table:table-cell office:value-type="string" calcext:value-type="string">
            <text:p>In my opinion, the British government knows very well that Brexit is harmful and a minus business for Great Britain. Instead of pouring people but pure wine in this regard, you try the black Peter as always push the EU. For how are liars like Johnson and Davis suddenly telling people that nothing is right about what they've been telling? The bang is still huge and one can only hope that the British see through how the Torys want to lure them again.</text:p>
          </table:table-cell>
          <table:table-cell office:value-type="string" calcext:value-type="string">
            <text:p>negative</text:p>
          </table:table-cell>
          <table:table-cell table:number-columns-repeated="1021"/>
        </table:table-row>
        <table:table-row table:style-name="ro1">
          <table:table-cell office:value-type="string" calcext:value-type="string">
            <text:p>Es geht ums Öl und dessen Preis. Seit der Iran wieder Erdöl exportieren darf, ist der Ölpreiss so tief gefallen, das das über Fraking gewonnene Öl aus Amerika und Kanada auf dem Weltmarkt zu teuer ist. Fraking ist eine teure Angelegenheit, erst bei einem Barrelpreis von 70USD rechnet sich die Erdölgewinnung über diese äußerst umweltschädliche Methode. Tausende Arbeiter der Erdölbranche in den USA verloren bereits Ihre Jobs, das läuft dem Präsidenten natürlich zuwieder.</text:p>
          </table:table-cell>
          <table:table-cell office:value-type="string" calcext:value-type="string">
            <text:p>It's about the oil and its price. Since Iran has been allowed to export oil again, the price of oil has fallen so low that American and Canadian fraking oil is too expensive on the world market. Fraking is an expensive affair, only at a price of $ 70USD does oil production pay off through this highly polluting method. Thousands of petroleum workers in the US have already lost their jobs, which of course is going back to the president.</text:p>
          </table:table-cell>
          <table:table-cell office:value-type="string" calcext:value-type="string">
            <text:p>negative</text:p>
          </table:table-cell>
          <table:table-cell table:number-columns-repeated="1021"/>
        </table:table-row>
        <table:table-row table:style-name="ro28">
          <table:table-cell office:value-type="string" calcext:value-type="string">
            <text:p>dieser Theorie liegen Sie aber erheblich daneben. Nach der Debatte ist der Anteil der Wähler die bei einer Direktwahlmöglichkeit Weil wählen würden um 3% gestiegen und bei Althusmann um 2 % gesunken., so die Hannoversche Presse. Übrigens haben VW Leute immer an Reden zum Thema VW für nieders. Ministerpräsidenten oder Minister mitgewirkt. Das ist eine Uralttradition von der auch vorher CDU und FDP Gebrauch gemacht haben. Weil ist nun absolut nicht VW hörig. Niedersachsen ist Autoland. Kein MP in Niedersachsen würde solch unsinnige Forderungen wie Einstellung des Baus von Diesel KFZ mittragen. Zumal es inzwischen auch ernsthafte Zweifler gibt die belegen, dass der Bau von E Autos u.a. auch wegen der Batterien um einiges klimaschädlicher ist, als der Weiterbetrieb von Diesel Kfz.</text:p>
          </table:table-cell>
          <table:table-cell office:value-type="string" calcext:value-type="string">
            <text:p>However, you are far from this theory. After the debate, the number of voters who vote for a direct election option Weil would have risen by 3% and dropped by 2% at Althusmann, according to the Hannoversche Presse. Incidentally, VW people always have speeches on the subject of VW for nieders. Prime Minister or Minister participated. This is an age-old tradition of the previously used CDU and FDP. Because it is absolutely not VW hearing. Lower Saxony is autoland. No MP in Lower Saxony would support such nonsensical demands as stopping the construction of diesel vehicles. Especially since there are now serious doubters who prove that the construction of E cars u.a. also because of the batteries is a lot more harmful to the climate, as the continued use of diesel cars.</text:p>
          </table:table-cell>
          <table:table-cell office:value-type="string" calcext:value-type="string">
            <text:p>negative</text:p>
          </table:table-cell>
          <table:table-cell table:number-columns-repeated="1021"/>
        </table:table-row>
        <table:table-row table:style-name="ro16">
          <table:table-cell office:value-type="string" calcext:value-type="string">
            <text:p>Ganz ehrlich, ich habe kein Verständnis für dieses egoistische Anliegen. Tatsächlich ist wohl der einzige Weg, der die Sache relativ fair beenden könnte, das von dem Autor des Textes genannte Angebot seitens der katalanischen Verantwortlichen. Alles andere könnte viel zu gravierende Folgen haben. Die auf ihrer Unabhängigkeit beharrenden Katalanen sollten ihre rein eigennützigen, aber auch für sie selbst schädlichen Forderungen aufgeben.</text:p>
          </table:table-cell>
          <table:table-cell office:value-type="string" calcext:value-type="string">
            <text:p>Honestly, I do not understand this selfish concern. In fact, the only way that could fairly end the matter is arguably the offer made by the author of the text by the Catalan authorities. Everything else could have far too serious consequences. The Catalans, who insisted on their independence, were to give up their purely self-serving but also for themselves harmful claims.</text:p>
          </table:table-cell>
          <table:table-cell office:value-type="string" calcext:value-type="string">
            <text:p>negative</text:p>
          </table:table-cell>
          <table:table-cell table:number-columns-repeated="1021"/>
        </table:table-row>
        <table:table-row table:style-name="ro38">
          <table:table-cell office:value-type="string" calcext:value-type="string">
            <text:p>Egal wie die knappe Umfragemehrheit jeweils ausfällt, der einzige Weg Klarheit zu verschaffen ist eine demokratische Abstimmung. Dass die Regierung eines EU-Staates (Vertreter unserer Werte - LOL) wie in Madrid überhaupt auf die Idee kommen kann, mit massiver Repression zu drohen und sogar Schritte einzuleiten bedarf keines Kommentars. Das Schweigen der EU-Nomenklatura zu diesen Vorgängen gleicht einem Offenbarungseid. Es zeigt auch - einmal mehr - unsere eigene Verlogenheit und unsere doppelten Maßstäbe. Dass der Kommentator die katalanischen Bestrebungen eher als unmöglich, schädlich oder gar lächerlich darstellt, passt da ins Bild. Er sollte auch mal die historische Dimension nicht vergessen: aus einem ähnlichen Konflikt begann 1936 der spanische Bürgerkrieg, die Zusammenhänge und Folgen dürften bekannt sein. Und heute fast hundert Jahre später begeht Europa erneut Verrat an den demokratischen Kräften Spaniens und stellt sich aus schnödem kurzfristigen ökonomisch-machtpolitischem Kalkül mit scheinheiligem Verweis auf irgendwelche Gesetze (die können geändert werden, wenn sie nicht mehr zeitgemäß sind) auf die Seite der damals wie heute recht skrupellosen Zentralmacht. Wenn die EU-Granden sich nicht aufraffen um ihre eigenen lauthals propagierten Werte zu verteidigen, wird ihnen und uns das noch auf die Füße fallen, so wie der Verrat an der spanischen Republik vor fast 100 Jahren. Jedenfalls fällt mir kein Grund ein, warum es in einem Europa Nationen erster und zweiter Klasse geben soll. Nationen wie Schottland, Korsika, Tirol, Katalonien usw. haben alle ein Recht auf Gleichbehandlung. Europäer, die ihnen das aus billigem Kalkül und nationalem Ego (das Haupthindernis für Europa) verweigern, brauchen von einem demokratischen Europa der Regionen nicht mehr zu reden.... PS: auch die im Artikel brachial geschwungene wirtschaftliche Keule, die Zoll- und Ausgrenzungsdrohung, zeigt einmal mehr, welch Geistes Kind DIESES Europa ist....</text:p>
          </table:table-cell>
          <table:table-cell office:value-type="string" calcext:value-type="string">
            <text:p>No matter how narrow the polls are, the only way to clarify is a democratic vote. The fact that the government of an EU state (representative of our values ​​- LOL) can even come up with the idea of ​​threatening massive repression and even taking steps, as in Madrid, needs no comment. The silence of the EU nomenklatura on these events is like an oath of disclosure. It also shows - once more - our own mendacity and our double standards. That the commentator portrays the Catalan aspirations as impossible, harmful or even ridiculous fits into the picture. He should also not forget the historical dimension: from a similar conflict began in 1936, the Spanish Civil War, the connections and consequences are likely to be known. And today, almost a hundred years later, Europe again betrays the democratic forces of Spain and turns it out of vile short-term economics-power-political calculation with hypocritical reference to any laws (which can be changed if they are outdated) on the side of then today quite unscrupulous central power. If the EU leaders do not struggle to defend their own loudly proclaimed values, they and us will fall on their toes, like the betrayal of the Spanish Republic almost 100 years ago. Anyway, I can not think of any reason why there should be first and second class nations in Europe. Nations such as Scotland, Corsica, Tyrol, Catalonia, etc. all have a right to equal treatment. Europeans who deny them that out of cheap calculus and national ego (the main obstacle for Europe), need not talk about a democratic Europe of the regions .... PS: also in the article brute business club, the tariff and exclusion threat , shows once again what spirit child THIS Europe is ....</text:p>
          </table:table-cell>
          <table:table-cell office:value-type="string" calcext:value-type="string">
            <text:p>negative</text:p>
          </table:table-cell>
          <table:table-cell table:number-columns-repeated="1021"/>
        </table:table-row>
        <table:table-row table:style-name="ro16">
          <table:table-cell office:value-type="string" calcext:value-type="string">
            <text:p>Als AfD Befürworter hoffe ich, dass intelligente Personen wie Frau Weidl weiterhin eine führende Rolle in der Partei innehaben. Das soll auch das Groß der Wähler mit entscheiden. Was den Charakter von persönlichem Machtkampf hat ist schädlich und muss geächtet werden. Die Zahl der AfD Feinde ist noch groß und wartet nur darauf, dass die Partei sich im Machtgerangel zerstreitet. Das sollte vermieden werden.</text:p>
          </table:table-cell>
          <table:table-cell office:value-type="string" calcext:value-type="string">
            <text:p>As an AfD advocate, I hope that smart people like Mrs Weidl will continue to play a leading role in the party. This should also decide the grand voters. What has the character of personal power struggle is harmful and must be ostracized. The number of AfD enemies is still high, just waiting for the party to break with the power struggle. That should be avoided.</text:p>
          </table:table-cell>
          <table:table-cell office:value-type="string" calcext:value-type="string">
            <text:p>negative</text:p>
          </table:table-cell>
          <table:table-cell table:number-columns-repeated="1021"/>
        </table:table-row>
        <table:table-row table:style-name="ro24">
          <table:table-cell office:value-type="string" calcext:value-type="string">
            <text:p>Die grossartige Politik der Ex-GroKo sei von einem Teil des im Hirn -völlig unverständlich- vermauerten Volkes nur in dessen Alternativlosigkeit nicht verstanden worden. Dabei verschweigen, BuPrä, BuKa, alle im heutigen BuTag vertretenen Parteien (mit Ausnahme weniger Politiker der Partei Die Linke), wie aber auch EU-Kommission, -Rat, -Parlament, wie auch alle europäischen Regierungen und nahezu alle europäischen Parteien und Politiker, daß die Auswanderungswelle aus etlichen afrikanischen Staaten zu guten Teilen auf für diese Staaten und deren Völker schädliche, übervorteilende, offen plündernde, die Korruption dort fördernde Wirtschafts- und ?Entwicklungshilfe?-Politik zurückzuführen ist. Die Bundesrepublik, die EU, Europa, sollte sich selbstehrlich machen bzgl. der Gründe der Elendsflucht vieler Afrikaner, und die politische Bigotterie gegenüber Afrika, den Afrikanern, aber auch den Europäern gegenüber endlich aufgeben. Afrika braucht nicht mehr und nicht weniger als faire Chancen in Handel, Wirtschaft und Teilhabe an der Moderne; Europa aber verweigert Afrika, wider seiner Feiertags- und ?Entwicklungshilfe?-Reden, aber genau das!</text:p>
          </table:table-cell>
          <table:table-cell office:value-type="string" calcext:value-type="string">
            <text:p>The great policy of the ex-GroKo was not understood by a part of the brain - completely incomprehensible-walled people only in its lack of alternatives. In the process, BuPrä, BuKa, conceals all the parties represented in today's BuTag (with the exception of a few politicians of Die Linke), as well as the European Commission, Council, Parliament, as well as all European governments and almost all European political parties and politicians. that the wave of emigration from a number of African states is to a large extent attributable to economic and development aid policies that are damaging to these states and their peoples, that are overtaxing, openly plundering and promoting corruption there. The Federal Republic, the EU, Europe, should be self - righteous regarding the causes of the misery flight of many Africans, and finally give up the political bigotry towards Africa, the Africans, but also towards the Europeans. Africa needs no more and no less than fair opportunities in trade, economy and participation in modernity; Europe, however, refuses Africa, against its holiday and development aid speeches, but that's exactly what!</text:p>
          </table:table-cell>
          <table:table-cell office:value-type="string" calcext:value-type="string">
            <text:p>negative</text:p>
          </table:table-cell>
          <table:table-cell table:number-columns-repeated="1021"/>
        </table:table-row>
        <table:table-row table:style-name="ro42">
          <table:table-cell office:value-type="string" calcext:value-type="string">
            <text:p>Vielleicht überfordere ich meine Mitmenschen mit meiner differenzierenden Betrachtung, aber von der Umweltbilanz her steht der Verbrennungsmotor, speziell der Diesel, ja weitaus besser als der Elektroantrieb. Stickoxide und Feinstaub sind zwar speziell für den Menschen in konzentrierter Form gesundheitsschädlich, aber wenn sie weitab der Ballungszentren entstehen und sich verflüchtigen können umwelttechnisch gesehen unbedenklich. Kohle zu verbrennen und den erzeugten Strom in Akkus zu laden und dann damit E-Mobile anzutreiben ist CO2 mässig weitaus umweltschädlicher wegen der Wandlungsverluste als direkt mit Diesel den Vortrieb zu erzeugen. Ich plädiere daher für eine Bevorzugung der E-Mobilität für den Nahverkehr in Ballungszentren während Verbrennungsmotoren im Fernverkehr freie Fahrt behalten. Wie das dann konktet ausgestalted wird ist Sache der Politik, aber es versöhnt das technisch und wirtschaftlich Machbare und Sinnvolle mit dem notwendigen Gesundheitsschutz. Die deutsche Verbrennungsmotor-Expertise ist jedenfalls ein verdammt dicker Ast, an dem da gerade gesägt wird. Für viele scheint unser wirtschaftlicher Erfolg etwas so selbstverständilches zu sein wie für viele Briten ihre Imperiale Überlegenheit und Sonderstellung...</text:p>
          </table:table-cell>
          <table:table-cell office:value-type="string" calcext:value-type="string">
            <text:p>Maybe I overburden my fellow human beings with my differentiating view, but from the environmental balance, the internal combustion engine, especially the diesel, is far better than the electric drive. Although nitrogen oxides and particulate matter are harmful to human health in concentrated form, they can be considered harmless from an environmental point of view if they develop and evaporate far from urban centers. Burning coal and charging the electricity generated in rechargeable batteries and then using it to power e-mobile is CO2 moderately far more damaging to the environment because of the conversion losses than to produce the propulsion directly with diesel. I therefore argue in favor of favoring e-mobility for urban transport in urban areas, while internal combustion engines keep their long-distance traffic free. How it is then konktet ausgestalted is a matter of politics, but it reconciled the technically and economically feasible and useful with the necessary health protection. The German combustion engine expertise is anyway a damn thick branch on which just sawn there. For many, our economic success seems to be as self-evident as for many Britons their imperial superiority and special position ...</text:p>
          </table:table-cell>
          <table:table-cell office:value-type="string" calcext:value-type="string">
            <text:p>negative</text:p>
          </table:table-cell>
          <table:table-cell table:number-columns-repeated="1021"/>
        </table:table-row>
        <table:table-row table:style-name="ro8">
          <table:table-cell office:value-type="string" calcext:value-type="string">
            <text:p>hat der Mann recht. Ich hatte gehofft, dass inzwischen klar ist, wie schwachsinnig die Energiewende war - hysteriegetrieben eine Technologie mit Gewalt bzw. einer Riesenmenge von (unserem) Geld in die Welt drücken, bevor sie wirklich reif ist. Zufallsstrom produzieren ohne in speichern zu können. Jetzt sieht es nach Wiederholung aus. Egal wie umweltschädlich die Akkuproduktion ist - los Kinder, killen wir einfach die bewährte Technologie, die Erwachsenen werdens schon irgendwie richten. Ich habe immer so meine Witzchen über die Wiedervereinigung als trojanisches Pferd 2.0 gemacht...so langsam vergeht mir das Lachen.</text:p>
          </table:table-cell>
          <table:table-cell office:value-type="string" calcext:value-type="string">
            <text:p>the man is right. I had hoped that it is now clear how moronic the energy transition was - pushing hysterically driven technology into the world by force or a huge amount of (our) money before it is really mature. To produce random current without being able to store. Now it looks like repetition. No matter how polluting the battery production is - kids, let's just kill the proven technology, the adults will somehow judge. I have always made my jokes about the reunion as a Trojan horse 2.0 ... so slowly the laughter goes by.</text:p>
          </table:table-cell>
          <table:table-cell office:value-type="string" calcext:value-type="string">
            <text:p>negative</text:p>
          </table:table-cell>
          <table:table-cell table:number-columns-repeated="1021"/>
        </table:table-row>
        <table:table-row table:style-name="ro6">
          <table:table-cell office:value-type="string" calcext:value-type="string">
            <text:p>Hallo Moistvonlipwik, Amazon und die deutsche Autoindustrie zu vergleichen, funktioniert nicht. Amazon stellt nichts her. Das ist ein Händler. Wenn die deutsche Autoindustrie Verluste einfährt, greifen betriebs- wirtschaftliche Maßnahmen. Die Produktion wird gedrosselt, Arbeitnehmer werden entlassen. Wenn die Politik bei der Energieversorgung eingreift, mag das noch angehen, egal, ob das nun Sinn macht oder nicht. Aber bei einem wirtschaftlich frei agierenden Unternehmen halte ich das für fraglich. Zu viel Schokoladenkonsum ist schädlich. Also sollen Lindt &amp; Co. jetzt bitte auf Karottenanbau umstellen??? LUNY</text:p>
          </table:table-cell>
          <table:table-cell office:value-type="string" calcext:value-type="string">
            <text:p>Hello Moistvonlipwik, comparing Amazon and the German auto industry does not work. Amazon does not produce anything. This is a dealer. When the German auto industry recovers losses, business measures take effect. Production is throttled and workers are laid off. If politics intervenes in the energy supply, that may still be the case, whether that makes sense or not. But I think that is questionable for an economically free enterprise. Too much chocolate consumption is harmful. So should Lindt &amp; Co. now please switch to carrot cultivation? Luny</text:p>
          </table:table-cell>
          <table:table-cell office:value-type="string" calcext:value-type="string">
            <text:p>negative</text:p>
          </table:table-cell>
          <table:table-cell table:number-columns-repeated="1021"/>
        </table:table-row>
        <table:table-row table:style-name="ro3">
          <table:table-cell office:value-type="string" calcext:value-type="string">
            <text:p>"Sorry, aber Spinner sind eher die, die eine Technologie zwanghaft auf's Abstellgleis stellen wollen, ohne dass auch nur ansatzweise eine zukunftsfähige Alternative in Sicht wäre, denn Emobility ist auf absehbare Zeit genauso umweltschädlich, wie die konventionellen Antriebe. Seit über 100 Jahren beschäftigt man sich nun mit dem E-Auto und hat diese Technologie immer noch nicht zur Serienreife entwickeln können. Alle paar Monate machen Meldungen über Wunderakkus die Runde, die eine gigantische Kapazität, unendliche Ladezyklen bei einer minimalen Ladedauer, die dann genauso schnell in der Versenkung verschwinden, wie sie gekommen sind. Nichtspinner hingegen würden der Industrie und Wissenschaft die benötigte Zeit und Mittel zur Verfügung stellen, um wirklich zukunftsfähige Alternativen entwickeln zu können. Dazu gehären sicher Gasantrieb, liquid to power und ja, auch Wasserstoff. Während dieser Zeit sollten Hybride ausreichen um die Städte sauberer zu machen, ohne dabei andernorts die Dreckmenge zu produzieren, die bei uns urban ""eingespart"" wurde, denn das hilft der Ökologie in keinster Weise!"</text:p>
          </table:table-cell>
          <table:table-cell office:value-type="string" calcext:value-type="string">
            <text:p>"Sorry, but spinners are more likely those who want to put a technology compulsively on the siding, without even a rudimentary sustainable alternative in sight would be, because Emobility is as damaging to the environment for the foreseeable future, as the conventional drives. For over 100 years now, the e-car has been employed and has still not been able to develop this technology into series production. Every few months, reports of wonder batteries make the rounds, a gigantic capacity, infinite charge cycles with a minimum charge time, which disappear just as fast as they came. Non-spinners, on the other hand, would provide industry and science with the time and resources needed to develop truly sustainable alternatives. This certainly includes gas propulsion, liquid to power and yes, also hydrogen. During this time, hybrids should be enough to make the cities cleaner, without producing elsewhere the amount of dirt that was ""saved"" in our urban environment, because that does not help the ecology in any way!"</text:p>
          </table:table-cell>
          <table:table-cell office:value-type="string" calcext:value-type="string">
            <text:p>negative</text:p>
          </table:table-cell>
          <table:table-cell table:number-columns-repeated="1021"/>
        </table:table-row>
        <table:table-row table:style-name="ro22">
          <table:table-cell office:value-type="string" calcext:value-type="string">
            <text:p>Das eigentlich Wichtige dabei ist, den Verbrauch fossiler und nuklearer Energieträger und die Emissionen schädlicher Substanzen zu reduzieren. Und das ist doch schon zu 30% gelungen.</text:p>
          </table:table-cell>
          <table:table-cell office:value-type="string" calcext:value-type="string">
            <text:p>The important thing here is to reduce the consumption of fossil and nuclear energy sources and the emissions of harmful substances. And that is already 30% successful.</text:p>
          </table:table-cell>
          <table:table-cell office:value-type="string" calcext:value-type="string">
            <text:p>negative</text:p>
          </table:table-cell>
          <table:table-cell table:number-columns-repeated="1021"/>
        </table:table-row>
        <table:table-row table:style-name="ro1">
          <table:table-cell office:value-type="string" calcext:value-type="string">
            <text:p>"Welche schädliche Substanz wird denn durch die ""Energiewende"" um 30% weniger emittiert? CO2 ? War nix. NOx ? War nix. radioaktive Abfälle? War nix. Weihrauch ? Ist bei ihnen offensichtlich auch mehr geworden ;-) Das eigentlich Wichtige dabei ist: die ""Energiewende"" hat trotz Kosten in absurder Dimension genau diese Ziele klar verfehlt - und die Merkel beginnt jetzt schon rumzueiern, warum DE die Klimaziele so klar verfehlt."</text:p>
          </table:table-cell>
          <table:table-cell office:value-type="string" calcext:value-type="string">
            <text:p>"Which harmful substance is emitted by the ""Energiewende"" by 30% less? CO2? Was nothing. NOx? Was nothing. radioactive waste? Was nothing. Frankincense? Has obviously become more with them ;-) The really important thing is: the ""energy transition"" despite costs in absurd dimension exactly these goals missed clearly - and the Merkel is already rumzueiern why DE missed the climate targets so clearly."</text:p>
          </table:table-cell>
          <table:table-cell office:value-type="string" calcext:value-type="string">
            <text:p>negative</text:p>
          </table:table-cell>
          <table:table-cell table:number-columns-repeated="1021"/>
        </table:table-row>
        <table:table-row table:style-name="ro50">
          <table:table-cell office:value-type="string" calcext:value-type="string">
            <text:p>"https://de.wikipedia.org/wiki/Kohlefördermaximum ""Das Kohlefördermaximum ist der Zeitpunkt, an dem aufgrund physikalischer Faktoren die weltweite Kohleförderung nicht mehr gesteigert werden kann. Kohle hat von allen fossilen Brennstoffen die größte statische Reichweite mit ca. 120 Jahren. Der Zeitpunkt des Kohlefördermaximums wird um das Jahr 2025[1] erwartet. ... Wesentlich relevanter als der Zeitpunkt der maximalen Kohleförderung ist allerdings der Zeitpunkt, an dem alle fossilen Energien, wie Erdöl, Erdgas und Kohle in Summe ihr Fördermaximum erreicht haben werden. Dabei spielt die Kohle aufgrund ihrer großen Vorkommen eine entscheidende Rolle. Momentan werden rund 7 Gt Kohle pro Jahr gefördert, der World Energy Council geht momentan von ca. 860 Gt Kohlereserven aus.[3] Aufgrund des logistischen Wachstums der kumulierten Förderung endlicher Ressourcen in Form einer Sigmoid-Kurve liegt das Fördermaximum weit vor dem Ende der statischen Reichweite. Es wurde in der Vergangenheit bei reifen Kohlerevieren erreicht, wenn etwa 40-70 % der insgesamt förderbaren Mengen abgebaut waren[4]. ... Der Weltenergiebedarf stieg bislang parallel mit dem Wachstum der Weltbevölkerung. Die durch weltweite Kommunikation per Telefonie und Internet und vor allem durch günstige Transportmöglichkeiten per Schiff und billiger werdenden Flugverkehr unterstützte Beschleunigung der Globalisierung lässt den Energieverbrauch überproportional ansteigen. Im Jahr 2004 wuchs der Weltenergiebedarf um 4,3 % (Erdöl: 3,4 %; Erdgas: 3,3 %; Kohle: 6,3 %). Durchschnittlich sind bei konstanten Energiepreisen etwa 3 % Energiezuwachs zu erwarten, insbesondere durch die wachsenden Schwellenländer wie China und Indien."" ZITATENDE Das bedeutet eine Verdopplung des Weltenergiebedarfs alle 30 Jahre. Ganz nebenbei ist da noch diese blöde Sache mit giftigen und klimaschädlichen Emissionen. Von daher ist nicht die Frage ob wir unsere Energie aus Wind und Sonne gewinnen müssen, sondern ob wir vorher noch den Planeten ruinieren."</text:p>
          </table:table-cell>
          <table:table-cell office:value-type="string" calcext:value-type="string">
            <text:p>"https://en.wikipedia.org/wiki/Kohlefördermaximum ""The peak in coal production is the point at which, due to physical factors, global coal production can no longer be increased."" Coal has the largest static range of all fossil fuels at around 120 years. The maximum coal production date is expected around 2025 [1] ... However, the point in time at which all fossil fuels such as crude oil, natural gas and coal have reached their maximum is far more relevant than the time of maximum coal production. Coal is currently playing a key role due to its abundance, currently producing around 7 Gt of coal per year and the World Energy Council currently expecting around 860 Gt of coal reserves. [3] Due to the logistical growth of cumulative production of finite resources In a sigmoid curve, the maximum is well before the end of the static range maturity of coalfields when around 40-70% of the total eligible quantities were mined [4]. ... World energy demand has so far increased in parallel with the growth of the world's population. The accelerated pace of globalization, supported by worldwide communication via telephony and the Internet, and above all by cheap transport options by ship and cheaper air traffic, can increase energy consumption disproportionately. World energy demand grew by 4.3% in 2004 (oil: 3.4%, natural gas: 3.3%, coal: 6.3%). On average, energy prices are expected to grow at a constant rate of about 3%, in particular due to growing emerging economies such as China and India. ""QUOTAS This means a doubling of global energy needs every 30 years."" By the way, there's this stupid thing about toxic and climate-damaging emissions is not the question of whether we have to gain our energy from wind and sun, but whether we ruin the planet before that."</text:p>
          </table:table-cell>
          <table:table-cell office:value-type="string" calcext:value-type="string">
            <text:p>negative</text:p>
          </table:table-cell>
          <table:table-cell table:number-columns-repeated="1021"/>
        </table:table-row>
        <table:table-row table:style-name="ro31">
          <table:table-cell office:value-type="string" calcext:value-type="string">
            <text:p>sie wird Probleme bekommen einen Regierungspartner zu finden. Diese Juniorpartnerschaften mit der CDU sind eher schädlich für den jeweiligen Partner, Profilierungsmöglichkeiten gibt es bestenfalls in der Opposition, zumal auch Merkels Stern sinkt. Sich jetzt gegen sie aufzustellen erscheint für die nächsten Wahlen vielversprechend. Man sag es bereits gestern...wirklich begeistert scheint da niemand. Merkel selbst wäre wohl die SPD am liebsten, nur die würden dann früher oder später die 20% reissen im Bund.</text:p>
          </table:table-cell>
          <table:table-cell office:value-type="string" calcext:value-type="string">
            <text:p>she will have problems finding a government partner. These junior partnerships with the CDU are more damaging to the respective partner, profiling opportunities exist at best in the opposition, especially as Merkel's star sinks. To stand up against them now seems promising for the next elections. Say it yesterday ... really excited no one seems there. Merkel himself would probably like the SPD, only those would sooner or later tear the 20% in the Bund.</text:p>
          </table:table-cell>
          <table:table-cell office:value-type="string" calcext:value-type="string">
            <text:p>negative</text:p>
          </table:table-cell>
          <table:table-cell table:number-columns-repeated="1021"/>
        </table:table-row>
        <table:table-row table:style-name="ro17">
          <table:table-cell office:value-type="string" calcext:value-type="string">
            <text:p>Wenn die AfD das Hauptproblem wäre, dann ist es lösbar. Man muss die AfD verleiten, eine Koalition mit der CDU zu bilden - mit Merkel als Kanzlerin. Spätestens zur nächsten Wahl in vier Jahren ist die AfD ausgelaugt und unschädlich. Warum soll Merkel denn immer nur etablierte Parteien in Koalitionen verschleißen!</text:p>
          </table:table-cell>
          <table:table-cell office:value-type="string" calcext:value-type="string">
            <text:p>If the AfD was the main problem then it is solvable. You have to tempt the AfD to form a coalition with the CDU - with Merkel as Chancellor. At the latest for the next election in four years, the AfD is drained and harmless. Why should Merkel only ever wear out established parties in coalitions!</text:p>
          </table:table-cell>
          <table:table-cell office:value-type="string" calcext:value-type="string">
            <text:p>negative</text:p>
          </table:table-cell>
          <table:table-cell table:number-columns-repeated="1021"/>
        </table:table-row>
        <table:table-row table:style-name="ro25">
          <table:table-cell office:value-type="string" calcext:value-type="string">
            <text:p>Seien wir mal ehrlich. Wer die CDU wählt und etwas anderes erwartet als Status Quo zu verwalten und ein wenig Besitzstandswahrung zu betreiben, der hat das grundlegende Naturell konservativer Politiker nicht verstanden. Will man die CDU zu irgendetwas bewegen muss man statt Brettern eben ganze Baumstämme bohren oder auf eine Naturkatastrophe warten. Daher ist es auch reinster Harakiri mit dieser Partei irgendwie zu koalieren. Alle Parteien werden daran gemessen, dass sich etwas ändert, nur nicht die CDU. Die wird gewählt damit sich gar nichts ändert. Daher vier weitere Jahre innenpolitischen Stillstandes. Mit der sich abzeichnenden Vollbeschäftigung werden aber zumindest die Löhne in den kommenden Jahren wohl kräftig nach oben schnellen. Ab 2021 folgt dann wahrscheinlich mangels Alternativen Rot-Rot. FDP und Grüne fliegen vorübergehend (wieder) aus dem Bundestag und wenn die AfD sich weiter in die gleiche Richtung entwickelt, wird die bis 2021 vom Verfassungsgericht verboten sein. Vielleicht überrascht uns aber auch noch ein Newcomer ohne werbe-schädlichen Parteinamen mit dem Drang zur Selbstzerfleischung oder dem Hang zum politischen Extrem. Einem deutschen Macron würde ich jedenfalls ohne zu zögern meine Stimme geben. Vielleicht findet sich da jemand? Die Begrenzung der maximalen Amtszeit eines Bundeskanzlers würde ich übrigens ausdrücklich begrüßen wollen.</text:p>
          </table:table-cell>
          <table:table-cell office:value-type="string" calcext:value-type="string">
            <text:p>Let's face it. Those who choose the CDU and expect something different to administer status quo and to maintain a little vested status did not understand the basic nature of conservative politicians. If you want to move the CDU to anything you just need to drill whole tree trunks instead of boards or wait for a natural disaster. Therefore, it is also pure Harakiri with this party somehow to coalesce. All parties are measured by the fact that something is changing, just not the CDU. It is chosen so that nothing changes. Hence four more years of domestic stalemate. With the emerging full employment but at least the wages in the coming years, probably well up. From 2021 then probably follows for lack of alternatives red and red. FDP and Greens fly temporarily (again) from the Bundestag and if the AfD continues to develop in the same direction, which will be banned by the Constitutional Court until 2021. But maybe even a newcomer without advertising-harmful party names will surprise us with the urge to self-puffing or the inclination to the political extreme. At any rate, I would not hesitate to vote for a German Macron. Maybe someone is there? Incidentally, I would like to expressly welcome the limitation on the maximum term of office of a Federal Chancellor.</text:p>
          </table:table-cell>
          <table:table-cell office:value-type="string" calcext:value-type="string">
            <text:p>negative</text:p>
          </table:table-cell>
          <table:table-cell table:number-columns-repeated="1021"/>
        </table:table-row>
        <table:table-row table:style-name="ro7">
          <table:table-cell office:value-type="string" calcext:value-type="string">
            <text:p>"Sorry, wie viele Grenzkontrollen gezeigt haben, können sie durchaus sinnvoll sein. Da sind Kriminelle gefunden worden, die sonst aller Wahrscheinlichkeit nach nicht gefunden worden wären (oder so schnell). Straftaten wurden entdeckt und konnten geahndet werden. Zu oft wurde und wird die ""Freiheit"" schädlich ausgenutzt. Wirtschaftliche Schäden sind eine Folge. Wie viele negative Folgen sind vertretbar? Manchmal scheint es da sinnvoller zu sein, Grenzen zu kontrollieren, als später nur zu jammern. Ich habe zurzeit keine Angst vor Terror - aber ich würde es sehr schätzen, wenn durch Kontrollen zum Beispiel reisende kriminelle Banden dingfest gemacht werden könnten. Die Chance an Grenzen fündig zu werden, ist einfach hoch. Warum in diesen schwierigen Zeiten so eine Chance nicht nutzen? Kriminalität kennt keine Grenzen. Und manche Maßnahmen brauchen Zeit, bis ihre Wirkung sich zeigen kann."</text:p>
          </table:table-cell>
          <table:table-cell office:value-type="string" calcext:value-type="string">
            <text:p>"Sorry, as many border controls have shown, they can be useful. Criminals have been found who would otherwise probably not have been found (or so fast). Offenses were discovered and could be punished. Too often ""freedom"" has been and is being used badly. Economic damage is a consequence. How many negative consequences are justifiable? Sometimes it seems more sensible to control boundaries than to moan later. I'm not afraid of terror at the moment - but I'd appreciate it if controls could, for example, capture traveling criminal gangs. The chance of finding a foothold is simply high. Why not take advantage of such a chance in these difficult times? Crime knows no boundaries. And some actions take time to show their impact."</text:p>
          </table:table-cell>
          <table:table-cell office:value-type="string" calcext:value-type="string">
            <text:p>negative</text:p>
          </table:table-cell>
          <table:table-cell table:number-columns-repeated="1021"/>
        </table:table-row>
        <table:table-row table:style-name="ro27">
          <table:table-cell office:value-type="string" calcext:value-type="string">
            <text:p>"Wer das schlechteste Ergebnis seit 1949 trotz der zur Zeit hervorragend laufenden Wirtschaft, einfährt, muss wohl Einiges falsch gemacht haben, und zwar von den Politikern an der Spitze der Partei/Fraktion, welche seit 12 Jahren in Deutschland tonangebend ist. War im Wahlkampf von der CDU irgend eine Zukunftsplanung zu vernehmen? Man spricht seit Jahren über Digitalisierung. Was macht der zuständige Minister? Er setzt eine unsinnige, wirtschaftsschädliche Autobahnmaut durch. Und unsere begnadete Kanzlerin sprach noch 2013: ""Mit mir wird es keine Maut geben!"" Unsere Schulen sind Beispiele für Staatsversagen. Die Aufnahme der Flüchtlinge verlief so chaotisch, wie der Neubau des Berliner ""Großflughafens"". Die einzige Aussage: Bis 2025 wollen wir in Deutschland Vollbeschäftigung. Durch Reduzierung der Arbeitsplätze z.B. in der Autoindustrie? Ich befürchte: Durch Ausweitung der prekären Beschäftigungsverhältnisse. Danke, Alt-CDU!!"</text:p>
          </table:table-cell>
          <table:table-cell office:value-type="string" calcext:value-type="string">
            <text:p>"Anyone who enters the worst result since 1949, despite the currently excellent running economy, must have probably done some wrong, and that of the politicians at the top of the party / faction, which has been setting the tone in Germany for 12 years. Was there any future planning in the election campaign of the CDU? For years people have talked about digitization. What is the responsible minister doing? He enforces a nonsensical, economically harmful highway toll. And our gifted Chancellor said in 2013: ""There will be no toll with me!"" Our schools are examples of state failure. The reception of the refugees was as chaotic as the construction of the Berlin ""airport"". The only statement: By 2025, we want full employment in Germany. By reducing workstations e.g. in the auto industry? I fear: By extending precarious employment. Thanks, Alt-CDU !!"</text:p>
          </table:table-cell>
          <table:table-cell office:value-type="string" calcext:value-type="string">
            <text:p>negative</text:p>
          </table:table-cell>
          <table:table-cell table:number-columns-repeated="1021"/>
        </table:table-row>
        <table:table-row table:style-name="ro22">
          <table:table-cell office:value-type="string" calcext:value-type="string">
            <text:p>Frau Merkel wird um an der Macht zu bleiben alles tun, was die Koalitionspartner verlangen, und sei es noch so schädlich für unser Land. So wie damals den überstürzten Ausstieg aus der Kernenergie.</text:p>
          </table:table-cell>
          <table:table-cell office:value-type="string" calcext:value-type="string">
            <text:p>In order to stay in power, Ms. Merkel will do everything the coalition partners demand, no matter how damaging to our country. Just like the hasty exit from nuclear energy back then.</text:p>
          </table:table-cell>
          <table:table-cell office:value-type="string" calcext:value-type="string">
            <text:p>negative</text:p>
          </table:table-cell>
          <table:table-cell table:number-columns-repeated="1021"/>
        </table:table-row>
        <table:table-row table:style-name="ro4">
          <table:table-cell office:value-type="string" calcext:value-type="string">
            <text:p>die AfD morgen die 5% schafft oder nicht ist politisch völlig gleichgültig. Es ist eben nur schädlich für das Ansehen Deutschlands ansonsten : Spielt nicht mit den Schmuddelkindern , singt nicht ihre Lieder. Eine Partei die gegen saubere Energie , gegen Erbschaftssteuern , gegen Vermögenssteuern, gegen Homosexuelle und gegen Ausländer aber für Atommeiler für eine schwachsinnige Dieselgarantie ist und nicht weiß für was sie in der Rentenpolitik ist , hat in Deutschland keine Chance und ist politisch völlig irrelevant. Ärgerlich nur, dass man die mit unseren Steuergeldern finanzieren muss. Aber so ist das halt in einem Rechtsstaat, im übrigen zerlegen die sich selber.</text:p>
          </table:table-cell>
          <table:table-cell office:value-type="string" calcext:value-type="string">
            <text:p>the AfD tomorrow creates the 5% or not is politically completely indifferent. It is only harmful to the reputation of Germany otherwise: Do not play with the dirty kids, do not sing their songs. A party that is against clean energy, against inheritance taxes, against property taxes, against homosexuals and against foreigners but for nuclear reactors for a feeble-minded diesel guarantee and does not know what it is in the pension policy, has no chance in Germany and is politically completely irrelevant. Annoying only that you have to finance with our taxpayer money. But that's just the way it is in a constitutional state; apart from that, they break themselves up.</text:p>
          </table:table-cell>
          <table:table-cell office:value-type="string" calcext:value-type="string">
            <text:p>negative</text:p>
          </table:table-cell>
          <table:table-cell table:number-columns-repeated="1021"/>
        </table:table-row>
        <table:table-row table:style-name="ro11">
          <table:table-cell office:value-type="string" calcext:value-type="string">
            <text:p>"""In einem weiteren Punkt hat Berlin die Klagen aus dem Ausland dagegen erhört: Deutschlands Verteidigungsausgaben steigen."" Dieser Beitrag zeigt auf, wie sehr Frau Merkel all die Jahre überschätzt wurde, wie wichtige Entscheidungen oft zu spät und darüber hinaus falsch waren. Doch Merkel genießt in Deuztschland schon immer Narrenfreiheit; diese kurz eingeschränkt 2015 durch die Flüchtlingskrise. Dazu ist Merkel lernresistent. Bis bei Merkel der Groschen fällt, dass der dauerhafte Exportüberschuss auch für Deuschland schädlich ist, muss zumindest noch diese Wahl gewonnen werden. Doch wie eingangs, aus dem Artikel eingesetzt, will Merkel Geld für mehr Rüstung rausschmeißen. Wie wäre es denn mit etwas mehr Friedenspolitik, Frau Merkel?"</text:p>
          </table:table-cell>
          <table:table-cell office:value-type="string" calcext:value-type="string">
            <text:p>"""In a further point, Berlin has heard the complaints from abroad against it: Germany's defense spending increases."" This article shows how much Mrs. Merkel has been overrated over the years, how important decisions are often too late and beyond false. But Merkel has always enjoyed fool-freedom in Germany; this briefly restricted 2015 by the refugee crisis. Merkel is resistant to learning. Until Merkel der Groschen thinks that the permanent export surplus is harmful for Germany as well, at least this election must be won. But as initially used from the article, Merkel wants to throw out money for more armor. How about some more peace policy, Ms Merkel?"</text:p>
          </table:table-cell>
          <table:table-cell office:value-type="string" calcext:value-type="string">
            <text:p>negative</text:p>
          </table:table-cell>
          <table:table-cell table:number-columns-repeated="1021"/>
        </table:table-row>
        <table:table-row table:style-name="ro52">
          <table:table-cell office:value-type="string" calcext:value-type="string">
            <text:p>Ja. In Scharen, per Kreuzfahrtschiffen, Fugzeuge... obendrein noch umweltschädlich. Die Wahrheit schmerzt, sie beweisen es.</text:p>
          </table:table-cell>
          <table:table-cell office:value-type="string" calcext:value-type="string">
            <text:p>Yes. In droves, by cruise ships, aircraft ... on top of that even polluting. The truth hurts, they prove it.</text:p>
          </table:table-cell>
          <table:table-cell office:value-type="string" calcext:value-type="string">
            <text:p>negative</text:p>
          </table:table-cell>
          <table:table-cell table:number-columns-repeated="1021"/>
        </table:table-row>
        <table:table-row table:style-name="ro5">
          <table:table-cell office:value-type="string" calcext:value-type="string">
            <text:p>"Ja, da haben Sie Recht: Ich habe noch nie etwas von einem Diesel-Skandal gehört. Was ist das? Woher kommt das? Kann man das essen? Also wenn Sie wirklich meinen, das sei ""komplett vertuscht"" worden, dann vielleicht auf dem Mond oder in Bangladesh. Hier allerdings nicht. Fundamentalopposition a la AgD wird hier keinen Deut besser machen. Nur INNERHALB des Systems lässt sich gegen Lobbyismus, so es ihn denn in einer schädlichen Ausprägung überhaupt gibt, vorgehen. Wer außerhalb des Systems stehen möchte, und das betrifft nun mal Neublau-Braun-Versifftes, der kann nur davon träumen, die Demokratie zu stürzen und der Bevölkerung seine Wahrheit aufzudrücken (was ja schließlich schonmal so supi geklappt hat, als da 1933... Na, Sie wissen schon). Da sage ich doch: Nein, danke! Ich hätte gern ein weiterhin freies Leben geführt."</text:p>
          </table:table-cell>
          <table:table-cell office:value-type="string" calcext:value-type="string">
            <text:p>"Yeah, you're right: I've never heard of a diesel scandal. What's this? Where does it come from? Can you eat that? So if you really think that was ""completely covered up"" then maybe on the moon or in Bangladesh. Not here, though. Fundamental opposition a la AgD will not make it any better here. Only INSIDE the system can be used against lobbying, if it exists in a harmful form at all. Who wants to stand outside of the system, and that concerns now Neublau-Braun-Versifftes, who can only dream of overthrowing democracy and the population to impose its truth (which, after all, was so supi schonmal when, since 1933 ... Well, you know). I say: No, thank you! I would like to live a free life."</text:p>
          </table:table-cell>
          <table:table-cell office:value-type="string" calcext:value-type="string">
            <text:p>negative</text:p>
          </table:table-cell>
          <table:table-cell table:number-columns-repeated="1021"/>
        </table:table-row>
        <table:table-row table:style-name="ro9">
          <table:table-cell office:value-type="string" calcext:value-type="string">
            <text:p>"und lässt die Leser als "" allgemein schädliche Hornochsen"" auf der Medienweide weitergrasen. Es ist nur eine ""Erfindung der uninformierten Leserschaft"", dass jemand darauf kommen könnte, es ist wirklich so. Der Normal-Fall ist folgender : ""Schüler-Union, Junge Union, Kreistag, Landtag, Bundestag . . . . Vorstand oder Aufsichtsrat."" Wichtig vor allem . . . nicht wirklich mehr arbeiten zu müssen ! Dabei ist es auch bekannt, dass die Journalisten sehr gerne bei ""Schnittchen und Sektflöte"" etwas wunderbares zu Papier bringen. Wie Volker Pispers bereits erwähnte, die Deutschen Medien gehören bundesweit 7 Familien und alle konservativ und neoliberal. Was will die ""Wahrheitsfindung"" mehr . . ."</text:p>
          </table:table-cell>
          <table:table-cell office:value-type="string" calcext:value-type="string">
            <text:p>"and lets the readers continue grazing on the media pasture as ""generally harmful horned oxen"". It's just an ""invention of the uninformed readership"" that anyone could come up with, it really is. The normal case is as follows: ""Schüler-Union, Junge Union, Kreistag, Landtag, Bundestag ... Board or Supervisory Board."" Important above all. , , not really having to work anymore! It is also known that journalists love to make something wonderful on ""Schnittchen und Sektflöte"". As Volker Pispers already mentioned, the German media nationwide include 7 families and all conservative and neoliberal. What does the ""truth-finding"" want anymore? , ,"</text:p>
          </table:table-cell>
          <table:table-cell office:value-type="string" calcext:value-type="string">
            <text:p>negative</text:p>
          </table:table-cell>
          <table:table-cell table:number-columns-repeated="1021"/>
        </table:table-row>
        <table:table-row table:style-name="ro18">
          <table:table-cell office:value-type="string" calcext:value-type="string">
            <text:p>"Erstens halte ich 40 Stunden pro Woche sehr wohl für lang. Zweitens geht aus dem Artikel des Umweltbundesamts, wenn man mal zwischen den Zeilen liest, sehr gut hervor, dass es mit den Belegen für die hohe Gesundheitsschädlichkeit von Stickoxiden gar nicht sehr weit her ist. Außerdem sei hier wiederholt, was der Epidemologe Nino Künzli, der auch epidemologische Studien über die Gefährlichkeit von Stickoxiden durchgeführt hat, dazu gesagt hat ( http://www.spiegel.de/gesundheit/diagnose/diesel-affaere-38-000-todesfaelle-durch-erhoehten-stickoxid-ausstoss-a-1147762.html) 'So sagt Nino Künzli vom Schweizer Tropen- und Public-Health-Institut (TPH) in Basel: ""Die Kombinationswirkungen von NO2 mit anderen immer präsenten Schadstoffen sind auch toxikologisch kaum erforscht, weshalb es auch nicht angemessen ist, NO2 per se als unbedenklich zu bezeichnen"".' Wirklich wissen tut er es also offensichtlich nicht, dass es diese Kombinationswirkungen gibt."</text:p>
          </table:table-cell>
          <table:table-cell office:value-type="string" calcext:value-type="string">
            <text:p>"First, I think 40 hours a week is long. Secondly, from the article of the Federal Environmental Agency, if one reads between the lines, goes very well that it is not very far with the evidence for the high health toxicity of nitrogen oxides. In addition, it is repeated here what the epidemiologist Nino Künzli, who has also carried out epidemiological studies on the danger of nitric oxide, has said (http://www.spiegel.de/gesundheit/diagnose/diesel-affaere-38-000-todesfaelle -by-increased-nitric oxide-emissions-a-1147762.html) 'This is what Nino Künzli from the Swiss Tropical and Public Health Institute (TPH) in Basel says: ""The combination effects of NO2 with other pollutants that are always present are also hardly toxicologically why it is not appropriate to call NO2 harmless per se "". ' Really, he does not know, obviously, that there are these combination effects."</text:p>
          </table:table-cell>
          <table:table-cell office:value-type="string" calcext:value-type="string">
            <text:p>negative</text:p>
          </table:table-cell>
          <table:table-cell table:number-columns-repeated="1021"/>
        </table:table-row>
        <table:table-row table:style-name="ro7">
          <table:table-cell office:value-type="string" calcext:value-type="string">
            <text:p>"Jetzt haben Sie schon den Part mit den NOx Grenzwerten nicht verstanden, und bringen dann auch noch Kombinationen mit irgendwelchen - in Quantität und Qualität nicht spezifizierten - Schadstoffen mit ins Spiel und lesen dann auch noch zwischen den Zeilen. Es ging um Fakten, basierend auf den festgelegten Grenzwerten welche von Frau Weidel als Referenz herangezogen wurden. Offensichtlich können auch Sie diese Daten - welche doch schwarz auf weiß vorliegen - nicht akzeptieren und noch weniger richtig repititieren. Aus medizinischer Sicht - und das ist mein Metier - sind die schädlichen Einflüsse auf den Pulmonaltrakt unstrittig. Strittig ist nur, ab welchem ""harten"" Grenzwert diese irreversible Schädigungen eintreten - noch dazu, über welchen Zeitraum der Exposition. Im übrigen wird deshalb auch darauf hingearbeitet, die NOx Grenzwerte im geschlossenen Bereich ebenfalls auf 40µg/m3 zu senken."</text:p>
          </table:table-cell>
          <table:table-cell office:value-type="string" calcext:value-type="string">
            <text:p>"Now you have not understood the part with the NOx limits, and then bring even combinations with any - in quantity and quality unspecified - pollutants into play and then read between the lines. It was about facts, based on the set limits, which were used by Mrs. Weidel as a reference. Obviously, you too can not accept this data - which is black and white - and do it even less properly. From a medical point of view - and this is my profession - the harmful effects on the pulmonary artery are indisputable. It is only questionable as of which ""hard"" limit value these irreversible damage occurs - in addition, over which period of exposure. For the rest, efforts are being made to reduce the NOx limits in the closed area to 40μg / m3."</text:p>
          </table:table-cell>
          <table:table-cell office:value-type="string" calcext:value-type="string">
            <text:p>negative</text:p>
          </table:table-cell>
          <table:table-cell table:number-columns-repeated="1021"/>
        </table:table-row>
        <table:table-row table:style-name="ro4">
          <table:table-cell office:value-type="string" calcext:value-type="string">
            <text:p>wünsche ich den Grünen das FDP Schicksal, nämlich Abwahl. Sie müssen sich entweder komplett neu erfinden oder eine neue Grüne Partei entsteht. Das einzige Ziel ihrer sog. Spitze um Özdemir oder KGE ist ein Ministerpöstchen. Wer grün wählt, wählt Merkel. Ich habe diese Partei früher gewählt und stehe dazu, heute würde ich das auf keinen Fall tun, denn sie nicht nur unnütz geworden sondern schädlich. Ach ja , und um Özdemir braucht man sich keine Sorgen machen, denn es ist längst ausgemachte Sache, dass Kretschmann vorzeitig in den Ruhestand geht und Özdemir ihn als Ministerpräsident ablöst. Ein nettes Pöstchen eben, das einzige Ziel der Grünen. Disgusting.</text:p>
          </table:table-cell>
          <table:table-cell office:value-type="string" calcext:value-type="string">
            <text:p>I wish the Greens the FDP destiny, namely deselection. They either have to reinvent themselves completely or create a new Green Party. The only goal of their so-called top around Özdemir or KGE is a Ministerpöstchen. If you choose green, choose Merkel. I chose this party earlier and stand by it, today I would not do that, because it not only useless but harmful. Oh yes, and you do not have to worry about Özdemir, because it has long been a foregone conclusion that Kretschmann retires prematurely and Özdemir replaces him as Prime Minister. A nice little thing just, the only goal of the Greens. Disgusting.</text:p>
          </table:table-cell>
          <table:table-cell office:value-type="string" calcext:value-type="string">
            <text:p>negative</text:p>
          </table:table-cell>
          <table:table-cell table:number-columns-repeated="1021"/>
        </table:table-row>
        <table:table-row table:style-name="ro17">
          <table:table-cell office:value-type="string" calcext:value-type="string">
            <text:p>klar, aber die anti-klimaforschung, eh exxon-kampagne, ist ein leuchtturm der genauigkeit, methodik und vorhersagen tun die alles ganz genau, gell? und natürlich viel vertrauenswürdiger als 95% der klimaforscher. bei der frage, ob rauchen schädlich ist, hören Sie ja auch auf das hb-männchen, oder?</text:p>
          </table:table-cell>
          <table:table-cell office:value-type="string" calcext:value-type="string">
            <text:p>Of course, but the anti-climate research, eh exxon campaign, is a lighthouse of accuracy, methodology and predictions are all quite accurate, right? and of course much more trustworthy than 95% of climate researchers. when asked if smoking is harmful, you also listen to the hb-male, right?</text:p>
          </table:table-cell>
          <table:table-cell office:value-type="string" calcext:value-type="string">
            <text:p>negative</text:p>
          </table:table-cell>
          <table:table-cell table:number-columns-repeated="1021"/>
        </table:table-row>
        <table:table-row table:style-name="ro16">
          <table:table-cell office:value-type="string" calcext:value-type="string">
            <text:p>Die CDU könnte viele AfD Wähler abwerben, wenn die CSU Bundesweit wählbar wäre. Viele AfD Mitglieder waren schließlich vorher in der CDU. Seit Merkel die CDU auf Links genäht hat, geht diese Zielgruppe an die AfD verloren. Kernproblem ist und bleibt Dr. Merkel, in Kombination mit der GroKo. Dauerkanzler (&amp;gt;8J) sind schädlich für die Entwicklung der Demokratie und befördern Randparteien in den Bundestag.</text:p>
          </table:table-cell>
          <table:table-cell office:value-type="string" calcext:value-type="string">
            <text:p>The CDU could woo many AfD voters, if the CSU nationwide would be eligible. Many AFD members were finally in the CDU before. Since Merkel sewed the CDU on links, this target group is lost to the AfD. The core problem is and remains Merkel, in combination with the GroKo. Permanent Chancellors (&gt; 8 years) are detrimental to the development of democracy and promote border parties in the Bundestag.</text:p>
          </table:table-cell>
          <table:table-cell office:value-type="string" calcext:value-type="string">
            <text:p>negative</text:p>
          </table:table-cell>
          <table:table-cell table:number-columns-repeated="1021"/>
        </table:table-row>
        <table:table-row table:style-name="ro1">
          <table:table-cell office:value-type="string" calcext:value-type="string">
            <text:p>"[ZITAT]Schulz selbst hatte zuvor bereits der Funke Mediengruppe gesagt, er strebe ""keine Fortsetzung der Großen Koalition an"".[/ZITAT] Nun, eine erneute große Koalition wäre für mich ein Grund, bei den nächsten Wahlen DIE LINKE zu wählen. Für mich wäre dann die endgültig von der CDU ausgelutschte SPD unwählbar. Ich hoffe nur, dass die Genossen merken, wie schädlich eine Koalition mit diesem Brei des Ungefähren und Beliebigen ist."</text:p>
          </table:table-cell>
          <table:table-cell office:value-type="string" calcext:value-type="string">
            <text:p>"[ZITAT] Schulz himself had previously told the Funke media group that he was aiming for ""no continuation of the Grand Coalition."" Well, a renewed grand coalition would be a reason for me to vote in the next elections DIE LINKE. For me then the finally deprived of the CDU SPD would be impossible. I only hope that the comrades realize how harmful a coalition is with this porridge of the random and the arbitrary."</text:p>
          </table:table-cell>
          <table:table-cell office:value-type="string" calcext:value-type="string">
            <text:p>negative</text:p>
          </table:table-cell>
          <table:table-cell table:number-columns-repeated="1021"/>
        </table:table-row>
        <table:table-row table:style-name="ro28">
          <table:table-cell office:value-type="string" calcext:value-type="string">
            <text:p>"Schon der Teil ""die Prekarisierung der unteren Schichten, die Desillusionierung vieler Deutscher, was Gerechtigkeit der Verteilung und Gleichheit der Chancen angeht - das alles ereignete sich während Merkels Kanzlerschaft."" ist Unsinn. Prekarisierung gab es bereits vor Merkel, sie ist eine schädliche Nebenwirkung der Globalisierung. Insgesamt geht es den Deutschen aber gut wie selten, kaum Arbeitslosigkeit, brummende Wirtschaft,... Dass der Wertewandel der Gesellschaft dazu führt, dass die Volkspartei CDU sozialdemokratische(ere) Positionen übernommen hat und daher rechts von der CDU Platz wurde für eine neue Partei ist der hauptsächliche Grund für das Entstehen der AfD. Frau Merkel kann man höchstens vorwerfen, diesen Trend allzuwillig mitgegangen zu sein."</text:p>
          </table:table-cell>
          <table:table-cell office:value-type="string" calcext:value-type="string">
            <text:p>"Already the part ""the precarization of the lower classes, the disillusionment of many Germans, as far as justice is concerned with the distribution and equality of chances - all this happened during Merkel's chancellorship."" is nonsense. Precarization already existed before Merkel, it is a damaging side effect of globalization. On the whole, however, the Germans are doing well as well as rarely, hardly any unemployment, buzzing economy, ... That the change in values ​​of society leads to the fact that the People's Party CDU has taken social democratic (former) positions and therefore the right place of the CDU for a new party is the main reason for the emergence of the AfD. At most, Ms Merkel can be accused of being too willing to follow this trend."</text:p>
          </table:table-cell>
          <table:table-cell office:value-type="string" calcext:value-type="string">
            <text:p>negative</text:p>
          </table:table-cell>
          <table:table-cell table:number-columns-repeated="1021"/>
        </table:table-row>
        <table:table-row table:style-name="ro1">
          <table:table-cell office:value-type="string" calcext:value-type="string">
            <text:p>....wenn ein deutscher Aussenminister drei Jahrzehnte Interaktionen zwischen Nord Korea und der USA ausklammert und etwas vorschlägt das mehrfach versucht nicht funktioniert. Wahlkampf ist prima. Aber man sollte sich in unschädliche Prozesse einbringen und nicht in Verhandlungen Störfeuer liefern, das den Diktator glauben macht er könne sich durchsetzen. Im irak sahen wir, was dabei herauskommt. Oder ist ihm recht, wenn man Nord Korea zerstört?</text:p>
          </table:table-cell>
          <table:table-cell office:value-type="string" calcext:value-type="string">
            <text:p>.... when a German foreign minister excludes three decades of interactions between North Korea and the US and suggests something that fails several times does not work. Election campaign is great. But you should engage in innocuous processes and not deliver in negotiations disruptive fire, which makes the dictator believe he could prevail. In Iraq, we saw what comes out of it. Or is he right in destroying North Korea?</text:p>
          </table:table-cell>
          <table:table-cell office:value-type="string" calcext:value-type="string">
            <text:p>negative</text:p>
          </table:table-cell>
          <table:table-cell table:number-columns-repeated="1021"/>
        </table:table-row>
        <table:table-row table:style-name="ro16">
          <table:table-cell office:value-type="string" calcext:value-type="string">
            <text:p>von Elektroautos, die Erzeugung des Stroms ist umweltfreundlich? Der Ausstoß an CO2, an schädlichen Stoffen, Umweltgiften verlagert sich nur, Elektromobilität ist tatsächlich der gleiche Dreck, nur kaschiert. Es gibt leider in Deutschland kaum jemand der den Irrweg immer mehr Individualverkehr in großen Blech- Karbon- wasweisichkisten begreift und genug Menschen die soweit nicht denken können oder wollen.</text:p>
          </table:table-cell>
          <table:table-cell office:value-type="string" calcext:value-type="string">
            <text:p>of electric cars, the generation of electricity is environmentally friendly? The emission of CO2, of harmful substances, environmental toxins only shifts, electromobility is actually the same filth, only laminated. Unfortunately, there is hardly anyone in Germany who understands the wrong way more and more private traffic in large tin-carbon wasweisichkisten and enough people who can not think or do not want.</text:p>
          </table:table-cell>
          <table:table-cell office:value-type="string" calcext:value-type="string">
            <text:p>negative</text:p>
          </table:table-cell>
          <table:table-cell table:number-columns-repeated="1021"/>
        </table:table-row>
        <table:table-row table:style-name="ro16">
          <table:table-cell office:value-type="string" calcext:value-type="string">
            <text:p>Stimmt Ich habe Übergröße bei Schuhen die kann ich mir also nicht bei Deichmann für 20 Euro oder 2nd Hand oder in einer Sozialstation kaufen. Ich war einmal bei einer Zeitarbeitsfirme dort bekommt man Sicherheitsschuhe idR gestellt leider waren die obwohl ich darauf hingewiesen habe 4 Nummern zu klein! Hartz4 ist das wirtschaftlich schädlichste und dümmste was man einem Land hat antuen können.</text:p>
          </table:table-cell>
          <table:table-cell office:value-type="string" calcext:value-type="string">
            <text:p>That's right I think I have oversize shoes so I can not buy them from Deichmann for 20 euros or 2nd hand or at a social station. I was once at a temporary work agency there you get safety shoes usually asked Unfortunately, although I have pointed out 4 numbers too small! Hartz4 is the most economically detrimental and dumbest thing one could have done to a country.</text:p>
          </table:table-cell>
          <table:table-cell office:value-type="string" calcext:value-type="string">
            <text:p>negative</text:p>
          </table:table-cell>
          <table:table-cell table:number-columns-repeated="1021"/>
        </table:table-row>
        <table:table-row table:style-name="ro31">
          <table:table-cell office:value-type="string" calcext:value-type="string">
            <text:p>Ich glaube daddeln und Fernsehen kommt in allen Schichten vor. Da wäre so mancher Unternehmer und Ärztesohn Hartz4 wenn Daddeln auch übermäßiges schädlich wäre. Auch kann Hartz4 jeden Treffen wie meine Bayrischen Beispiele beweisen. Ich kann diesen Uneinigkeit zwar nicht auflösen aber die Welt geht nicht unter wenn Kevin die gleichen PS4 spiele Spielt wie Etienne. Oder müssten Haushalte die nur eine PS2 haben dann nicht einen Entwicklungsvorsprung in Sachen Arbeit und Soziales haben.</text:p>
          </table:table-cell>
          <table:table-cell office:value-type="string" calcext:value-type="string">
            <text:p>I think daddeln and television occurs in all layers. There would be many a businessman and a doctor Hartz4 if Daddeln would be too harmful. Also Hartz4 can prove every meeting like my Bavarian examples. Although I can not resolve this disagreement but the world does not sink when Kevin plays the same PS4 games as Etienne. Or would households that have only one PS2 then have no developmental advantage in terms of work and social affairs.</text:p>
          </table:table-cell>
          <table:table-cell office:value-type="string" calcext:value-type="string">
            <text:p>negative</text:p>
          </table:table-cell>
          <table:table-cell table:number-columns-repeated="1021"/>
        </table:table-row>
        <table:table-row table:style-name="ro1">
          <table:table-cell office:value-type="string" calcext:value-type="string">
            <text:p>Harvard-Jura-Professor, hat ein lesenswertes Buch zum US-Problem geschrieben: Republic, Lost. Er zeigt darin, dass dort nicht allein die Industrie- und Finanz-Lobbies schädlich sind... Leider haben die US-Demokraten verhindert, dass Professor Lessig sich mit / gegen Frau Clinton und Herrn Sanders um die Präsidentschaftskandidatur bewerben konnte. Ein schöner Video-Clip zu Republic, Lost, falls hier solche Hinweise erlaubt sind: https://vimeo.com/30212221</text:p>
          </table:table-cell>
          <table:table-cell office:value-type="string" calcext:value-type="string">
            <text:p>Harvard law professor, has written a worth reading book on the US problem: Republic, Lost. He shows that not only are the industrial and financial lobbies harmful there ... Unfortunately, the US Democrats prevented Professor Lessig from being able to compete with / against Mrs. Clinton and Mr. Sanders for the presidential candidacy. A nice video clip for Republic, Lost, if such hints are allowed here: https://vimeo.com/30212221</text:p>
          </table:table-cell>
          <table:table-cell office:value-type="string" calcext:value-type="string">
            <text:p>negative</text:p>
          </table:table-cell>
          <table:table-cell table:number-columns-repeated="1021"/>
        </table:table-row>
        <table:table-row table:style-name="ro3">
          <table:table-cell office:value-type="string" calcext:value-type="string">
            <text:p>"... um den ""schädlichen"" Einfluss von Lobbyisten geringstmöglich zu halten? Ich schlage Deutschland das Fakultative Referendum vor. Es kann als Recht dem Volk selbst oder aber als Recht der Opposition übertragen werden. Es ist ein Veto-Recht und erlaubt nach der Verabschiedung einer Vorlage, während der Referendumsfrist von 3 Mt. in der Unterschriften gesammelt werden können, diese an der Urne zur Abstimmung zu bringen. In der Schweiz wirkt dieses Recht bei 90% der Fälle schon, nur weil es als Recht in der Verfassung steht. Es werden keine Vorlagen verabschiedet, die Lobbyistentext beinhalten. Daher braucht es dort auch keine Abstimmung. Die anderen 10% sind Vorlagen die sowieso umstritten sind und irgendwie entschieden werden müssen. Das ""Referendum"" ist ein anderer Part der Direkten Demokratie und hat nichts mit Volksinitiativen zu tun. Es ist auch nicht gefährlich, schliesslich wird ja abgestimmt worüber die Politik bereits entschieden hat. Es ist darum in Deutschland nicht bekannt, weil es schlicht für jene Akteure zu effektiv und zu effizient ist."</text:p>
          </table:table-cell>
          <table:table-cell office:value-type="string" calcext:value-type="string">
            <text:p>"... to minimize the ""harmful"" influence of lobbyists? I suggest Germany the Optional Referendum. It can be given as a right to the people themselves or as the right of the opposition. It is a veto right and after the adoption of a bill, during the referendum period of 3 Mt., it can be collected in the signatures to put them to the vote at the ballot box. In Switzerland, this right already applies in 90% of cases, just because it is a constitutional right. No templates will be approved containing lobbyist text. Therefore, there is no vote there. The other 10% are templates that are controversial anyway and somehow have to be decided. The referendum is another part of direct democracy and has nothing to do with popular initiatives. It is also not dangerous, after all, yes, the vote on what the policy has already decided. It is therefore unknown in Germany because it is simply too effective and too efficient for those actors."</text:p>
          </table:table-cell>
          <table:table-cell office:value-type="string" calcext:value-type="string">
            <text:p>negative</text:p>
          </table:table-cell>
          <table:table-cell table:number-columns-repeated="1021"/>
        </table:table-row>
        <table:table-row table:style-name="ro9">
          <table:table-cell office:value-type="string" calcext:value-type="string">
            <text:p>Aber den deutschen Michel interessiert das leider ohnehin nicht. Besonders traurig aber, dass es in den deutschen Einheitsmedien keinen mehr gibt, der in solchen Themen auch mal intensiver wühlt. Es ist offensichtlich viel schlagzeilenträchtiger, Herrn Schröder seine Putin-Kontakte permanent vorzuwerfen, als solches - ungleich schädlicheres und offensichtlich längst als Standard akzeptiertes - Lobbyistentum unserer ach so redlichen Politiker zu thematisieren. Aber es ist wohl auch so, dass man im nachvollziehbaren Bestreben möglichst alle rechten Gedanken und Politiker oder auch die allgemeine Politikverweigerung zu vermindern, sich darin zu rasch einig wird, vollkommen kritiklos unsere Standardparteien permanent gut darzustellen!</text:p>
          </table:table-cell>
          <table:table-cell office:value-type="string" calcext:value-type="string">
            <text:p>Unfortunately, that does not interest the German Michel anyway. Especially sad, however, that in the German unified media, there is no longer one, which rummages in such topics sometimes more intense. It is obviously much more striking, Mr Schröder constantly reproach his Putin contacts, as such - much more damaging and obviously long accepted as standard - lobbyism of our oh so honest politicians to thematize. But it is also true that in the comprehensible endeavor to diminish as far as possible all right-wing thoughts and politicians, or even the general refusal to politely agree quickly, to present our standard parties permanently without any criticism!</text:p>
          </table:table-cell>
          <table:table-cell office:value-type="string" calcext:value-type="string">
            <text:p>negative</text:p>
          </table:table-cell>
          <table:table-cell table:number-columns-repeated="1021"/>
        </table:table-row>
        <table:table-row table:style-name="ro14">
          <table:table-cell office:value-type="string" calcext:value-type="string">
            <text:p>"Solch verallgemeindernde Verunglimpfungen sind sehr schädlich, befeuern sie doch die Ressentiments unter Muslimen, die wiederum zu Radikalisierung und Terrorismus führen. Wenn ein realistisches Bild der Situation Sie denn tatsächlich interessiert hätte, wäre es mit etwas Mühe leicht gewesen, es sich zu verschaffen: Indonesien: Präsidentielle Demokratie: ""Seit den Wahlen 2004 ist Indonesien [] in der Weltöffentlichkeit als demokratischer Staat anerkannt. (...) Mit ungefähr 200 Millionen Muslimen stellt Indonesien den Staat mit der größten muslimischen Bevölkerung der Welt dar. Der Islam ist jedoch nicht Staatsreligion."" https://de.wikipedia.org/wiki/Indonesien Bangladesch: Parlamentarische Republik, ""Nach der Verfassung von 1972 (...) ist Bangladesch eine Republik mit einem Einkammerparlament. (...) [Dieses] hat 350 Abgeordnete, von denen 300 direkt in Einzelpersonen-Wahlkreisen in einfacher Mehrheitswahl gewählt werden. Die 50 zusätzlichen Sitze sind für Frauen reserviert, die in indirekter Wahl durch die 300 Abgeordneten entsprechend der Sitzanteile der Parteien hinzugewählt werden."" https://de.wikipedia.org/wiki/Bangladesch Mit Hasina Wajet ist seit dem 6. Januar 2009 zum zweiten Mal eine Frau Premierministerin des Landes."" Hier https://de.wikipedia.org/wiki/Islam finden Sie weitere Staaten, deren Oberhaupt demokratisch gewählt wurden..."</text:p>
          </table:table-cell>
          <table:table-cell office:value-type="string" calcext:value-type="string">
            <text:p>"Such generalized slurs are very damaging, fueling resentment among Muslims, which in turn leads to radicalization and terrorism. If a realistic picture of the situation really interested you, it would have been easy to get it with a bit of effort: Indonesia: Presidential Democracy: ""Since the 2004 elections Indonesia [...] has been recognized by the world as a democratic state. With about 200 million Muslims, Indonesia is the state with the largest Muslim population in the world. However, Islam is not the state religion. "" https://en.wikipedia.org/wiki/Indonesia Bangladesh: Parliamentary Republic, ""Under the 1972 Constitution (...), Bangladesh is a republic with a unicameral parliament (...) [This] has 350 MPs, of The 50 additional seats are reserved for women, who are electively elected by the 300 MPs according to the parties' seats. "" https://de.wikipedia.org/wiki/Bangladesch With Hasina Wajet, a woman has been the country's prime minister since January 6, 2009. ""Here you will find more https://de.wikipedia.org/wiki/Islam States whose leaders were democratically elected ..."</text:p>
          </table:table-cell>
          <table:table-cell office:value-type="string" calcext:value-type="string">
            <text:p>negative</text:p>
          </table:table-cell>
          <table:table-cell table:number-columns-repeated="1021"/>
        </table:table-row>
        <table:table-row table:style-name="ro30">
          <table:table-cell office:value-type="string" calcext:value-type="string">
            <text:p>"Merkel und ihre Union haben in den letzten 12 Jahren an die Wand gefahren: - Flüchtlingspolitik - Europa (Brexit, Griechenland, Polen/Ungarn,...) - EURO (Null-Zinspolitik,...) - Türkeipolitik - Bundeswehr (marodes Material, ""verstaubter Club Gestriger"",...) - Zustand von Straßen-, Brücken-, Schwimmbädern, Schulen, Bahn, schnellem Internet ... - Umwelt (nachhaltige, gesundheitsschädliche Überschreitung von Grenzwerten von Umweltgiften insbesondere in Großstädten) - soziale Gerechtigkeit (42% der Haushalte in den letzten 20 Jahren ohne Einkommenszuwachs) - Politikstil (Seehofer gegen Merkel!, Verfassungsklage!, ...) Ich befürchte, dass bei einer Wiederwahl von Merkel noch an die Wand gefahren werden - Rente (weitere Absenkung des Rentenniveaus) - gesellschaftlicher Zusammenhalt (größeres soziales Ungleichgewicht) - null Einkommenszuwachs von 42% der Haushalte auch in den nächsten Jahren - Autoindustrie mit Millionen von Arbeitsplätzen - Bildungssystem und Bildungsniveau - Klima- und Umweltpolitik - transatlantisches Verhältnis (Willfährigkeit ggü. der Trump-Administration auch bei Kriegseinsätzen) - Grundgesetz Es sind Wahlkampfzeiten: https://youtu.be/dOa-fcp74uU PS: ""Deutschland wird sich nur nicht-militärisch beteiligen"" will sagen: Deutschland wird sich an einem Krieg der USA gegen Nord-Korea nicht beteiligen = genau so glaubwürdig wie ""Mit mir wird es keine Maut geben""! Übrigens hat sich Merkel - entgegen anderslautenden Meldungen von ihr offensichtlich wohlgesonnenen Medien, wie z.B. der Welt - noch gar nicht von einer möglichen deutschen militärischen Beteiligung distanziert! Das oben angeführte, sinngemäße Merkel-Zitat wurde von der ""Welt"" gefälscht, indem einfach noch ein ""nur"" eingefügt wurde! Die Welt wird wissen, warum!"</text:p>
          </table:table-cell>
          <table:table-cell office:value-type="string" calcext:value-type="string">
            <text:p>"Merkel and her union have been on the wall for the past 12 years: - refugee policy - Europe (Brexit, Greece, Poland / Hungary, ...) - EURO (zero interest rate policy, ...) - Turkey policy - Bundeswehr (ailing material , ""dusty club yesterday"", ...) - condition of roads, bridges, swimming pools, schools, railways, fast Internet ... - Environment (sustainable, unhealthy exceeding limits of environmental toxins, especially in large cities) - social justice ( 42% of households in the last 20 years without income growth) - Political style (Seehofer against Merkel !, constitutional complaint !, ...) I fear that Merkel's re-election will still put her on the wall - pension (further lowering of pension level) - social cohesion (greater social imbalance) - zero income growth of 42% of households over the next few years - auto industry with millions of jobs - education system and educational level - K environmental and environmental policy - transatlantic relationship (compliance with the Trump administration also during war missions) - Basic Law There are election campaign times: https://youtu.be/dOa-fcp74uU PS: ""Germany will participate only non-militarily"" wants to say: Germany will take part in a war of the USA against north -Korea not participate = just as credible as ""With me there will be no toll""! Incidentally, Merkel - contrary to other reports from her apparently well-disposed media, such as. the world - not even distanced from a possible German military involvement! The above-mentioned, meaningful Merkel quote was faked by the ""world"" by simply adding a ""only""! The world will know why!"</text:p>
          </table:table-cell>
          <table:table-cell office:value-type="string" calcext:value-type="string">
            <text:p>negative</text:p>
          </table:table-cell>
          <table:table-cell table:number-columns-repeated="1021"/>
        </table:table-row>
        <table:table-row table:style-name="ro21">
          <table:table-cell office:value-type="string" calcext:value-type="string">
            <text:p>Ich bin vom gleichen Schlag: kein zierliches Reh, keine Barbie, nicht 'flirtie', dafür intelligent, sehr gute analytische und strategische Fähigkeiten undu lasse mir auch nicht mehr die Butter von der Stulle nehmen und bin bisweilen bärbeißig. Damit bin ich auch nicht everybody's Darling und auch mir fällt das nicht leicht, auf Ablehnung zu stoßen. Aber mein Ziel ist, in der Organisation in der ich arbeite, richtig mitzumischen und das werde ich erreichen. Außerdem ist Ablehnung anderer Menschen eine individuelle Einstellung dieser Menschen und kein Mensch kann es jedem recht machen. Frau Nahles hat mein Respekt und kann stolz auf sich sein. Im übrigen macht JEDER, der handelt, Fehler. Die Erwartungshaltung der Bevölkerung, die Minister und Kanzler sollten Übermenschen sein, ist Demokratie -schädlich. Politiker sind Menschen, Politiker irren sich, Politiker machen Fehler - das gehört zur Realität dazu. Aber das sehen manche Leute nicht so gerne, weil es deren kindlichen Glauben an eine 'richtige, sichere undd stabile' Welt erschüttern würde.</text:p>
          </table:table-cell>
          <table:table-cell office:value-type="string" calcext:value-type="string">
            <text:p>I'm of the same type: no petite deer, no Barbie, no 'flirtie', but intelligent, very good analytical and strategic skills, and no longer let me take the butter off the stall and am sometimes bearish. So I'm not everybody's darling and it's not easy for me, too, to encounter rejection. But my goal is to get involved in the organization that I work in, and I will achieve that. In addition, rejection of other people is an individual attitude of these people and no one can please anyone. Mrs. Nahles has my respect and can be proud of herself. By the way, EVERYONE who acts makes mistakes. The population's expectations that ministers and chancellors should be superman are harmful to democracy. Politicians are people, politicians are wrong, politicians make mistakes - this is part of the reality. But some people do not like that because it would shake their childish belief in a 'right, safe and stable' world.</text:p>
          </table:table-cell>
          <table:table-cell office:value-type="string" calcext:value-type="string">
            <text:p>negative</text:p>
          </table:table-cell>
          <table:table-cell table:number-columns-repeated="1021"/>
        </table:table-row>
        <table:table-row table:style-name="ro33">
          <table:table-cell office:value-type="string" calcext:value-type="string">
            <text:p>"Nun ist es doch noch passiert - na, sagen wir, fast! Ich habe eine gemeinsame (Meinungs-)Schnittmenge mit dem ""im Zweifel (linken)"" Augstein gefunden. Recht hat er, wenn er sinngemäß sagt, dass die AfD Fleisch vom Fleische der (jüngeren) deutschen Nachkriegsdemokratie sei. Nur würde ich nicht so weit gehen, im Fall der AfD (wie es nun der aufgeregte Sigmar Gabriel tut) pauschalisierend von ""Nazis"" zu reden. Wer AfD-Politiker in Bausch und Bogen als Nazis bezeichnet, ist kein ernstzunehmender Warner, sondern outet sich als großer Relativierer ungeheuerlicher Naziverbrechen. Wenn er die AfD als Kollateralschaden einer Politik bezeichnet, ""zu der sich dieses Land mit voller Absicht entschieden hat"", dann sagt Augstein (unbewusst?) etwas sehr Richtiges und zugleich etwas sehr Falsches: die Politik, die die Initialzündung für den (relativen) Erfolg der AfD geliefert hat, war in geringerem Maße die Europolitik Merkels, in viel stärkerem Maße jedoch ihre Flüchtlingspolitik der offenen Grenzen. Diese Politik bezeichnet Augstein unterschwellig als ""Schaden"" bzw. ""schädlich"", wenn er die AfD als ""Folgeschaden"" (Kollateralschaden) bezeichnet. Dass sich dieses Land aber mit voller Absicht zu dieser Politik entschieden hat (wobei es recht eigentlich nur um Euro- und v.a. Flüchtlingspolitik gehen kann), ist trotz vielfacher Hilfsbereitschaft Ehrenamtlicher und ""Willkommenskultur"" falsch. Mitnichten hat sich nämlich ""dieses Land"" einvernehmlich dafür entschieden. Was die AfD (aber nicht nur sie allein) geliefert hat, war der Resonanzboden für die sich artikulierende, wachsende Wut. Da Angela Merkels Flüchtlingspolitik als ""alternativlos"" hingestellt wurde/wird, war/ist die AfD TATSÄCHLICH eine Alternative derer, die ihre Wut ins Parlament tragen wollen. Das nun allenthalben einsetzende Gegreine um einen möglichen Einzug der AfD in den Bundestag ist heuchlerisch. Anstatt Last-Minute-Notfallpläne, gespickt mit allerlei Winkelzügen zur Verhinderung der AfD zu entwerfen oder sich resignierend vor möglichen verbalen Entgleisungen der Partei zu gruseln, sollten sich die etablierten Parteien an die Brust schlagen und sich fragen, ob sie nicht tatsächlich eine Politik gemacht haben, die über die Köpfe eines beträchtlichen Teiles des Wahlvolkes hinwegging."</text:p>
          </table:table-cell>
          <table:table-cell office:value-type="string" calcext:value-type="string">
            <text:p>"Well it still happened - well, we say, almost! I have found a common (opinion) intersection with the ""in doubt (left)"" Augstein. He has the right to say that the AFD is meat from the (later) German post-war democracy. Only I would not go so far as to speak in the case of the AfD (as now the excited Sigmar Gabriel does) a generalization of ""Nazis"". Anyone who calls AfD politicians in their own bows as Nazis is not a serious warner, but comes out as a great relativist of monstrous Nazi crimes. If he describes the AFD as a collateral damage to a policy ""to which this country has deliberately decided"", then Augstein (unconsciously?) Says something very right and at the same time something very wrong: the policy that sparked the (relative) The success of the AfD has been to a lesser extent the European policy of Merkel, but to a much greater extent its refugee policy of open borders. This policy Augstein subliminally called ""damage"" or ""harmful"" when he called the AfD as ""consequential damage"" (collateral damage). That this country but with full intentions to this policy has decided (although it can really only go to Euro and v.a. refugee policy), despite multiple helpfulness volunteer and ""welcome culture"" wrong. By no means did ""this country"" decide by mutual agreement. What the AfD (but not only them) delivered was the sounding board for the articulating, growing anger. Since Angela Merkel's refugee policy was / are presented as ""no alternative"", the AfD was / are in fact an alternative for those who want to take their anger into parliament. The now everywhere onset of a possible entry of the AfD in the Bundestag is hypocritical. Instead of designing last-minute contingency plans, riddled with all sorts of antics to prevent AfD, or resignedly shying away from possible verbal derailments, the incumbent parties should bang their brains and wonder if they've actually made policy that passed over the heads of a considerable part of the electorate."</text:p>
          </table:table-cell>
          <table:table-cell office:value-type="string" calcext:value-type="string">
            <text:p>negative</text:p>
          </table:table-cell>
          <table:table-cell table:number-columns-repeated="1021"/>
        </table:table-row>
        <table:table-row table:style-name="ro39">
          <table:table-cell office:value-type="string" calcext:value-type="string">
            <text:p>Der Zeitpunkt könnte nicht schädlicher sein. Zu welcher Partei werden die Wähler wohl abwandern, wenn die FDP nicht mehr in Frage kommt? Zur SPD ?!? Mal nachdenken!</text:p>
          </table:table-cell>
          <table:table-cell office:value-type="string" calcext:value-type="string">
            <text:p>The timing could not be more harmful. To which party will the voters probably migrate, if the FDP is no longer in question? To the SPD?!? Think again!</text:p>
          </table:table-cell>
          <table:table-cell office:value-type="string" calcext:value-type="string">
            <text:p>negative</text:p>
          </table:table-cell>
          <table:table-cell table:number-columns-repeated="1021"/>
        </table:table-row>
        <table:table-row table:style-name="ro4">
          <table:table-cell office:value-type="string" calcext:value-type="string">
            <text:p>Irgendwie ist es beunruhigend, dass es hier immer wieder Leute gibt, die grundlegende Prinzipien einer demokratischen Gesellschaft wie z.B. das Demonstrationsrecht oder das Recht auf freie Meinungsäußerung nicht verstehen. Das Referendum zum Brexit ist denkbar knapp ausgefallen und war zudem auch noch begleitet von einem hohen Maß an Falschinformationen seitens der Brexit-Befürworter. Großbritannien hat immer noch die Mglichkeit diese unvernünftige und schädliche Entscheidung zu überdenken. Die Demonstranten wollen auf diese Möglichkeit aufmerksam machen. Es ist eben keine Führungsstärke einer schlechten Entscheidung konsequent bis zum Ende zu folgen.</text:p>
          </table:table-cell>
          <table:table-cell office:value-type="string" calcext:value-type="string">
            <text:p>It is somehow disturbing that there are always people here who have the basic principles of a democratic society, such as do not understand the right to demonstrate or the right to freedom of expression. The Brexit referendum was conceivably close and was also accompanied by a high level of false information on the part of the Brexit advocates. Britain still has the opportunity to rethink this unreasonable and harmful decision. The demonstrators want to draw attention to this possibility. It is not a leadership force to follow a bad decision consistently to the end.</text:p>
          </table:table-cell>
          <table:table-cell office:value-type="string" calcext:value-type="string">
            <text:p>negative</text:p>
          </table:table-cell>
          <table:table-cell table:number-columns-repeated="1021"/>
        </table:table-row>
        <table:table-row table:style-name="ro41">
          <table:table-cell office:value-type="string" calcext:value-type="string">
            <text:p>treiben laut ZDF heute in Deutschland ihr Unwesen. Ich hätte nichts dagegen, wenn Erdogan auch diese Untertanen von unserem Land fern hielte. Aber ich befürchte, dass die von der Warnung nicht betroffen sind, haben sie doch hier auch gar nichts zu befürchten. Unsere Behörden sind nicht willens oder unfähig, diese subversiven Kräfte unschädlich zu machen. Zum Rest Ihres Beitrages: volle Zustimmung. Während unsere Regierung sich in Endlosdebatten über mögliche Konsequenzen festbeißt, schafft Diktator Erdogan vollendete Tatsachen. Auch die EU gibt hier ein jämmerliches Bild ab, solange sie nicht bereit ist, diesem Zerstörer der Demokratie die Unterstützungsgelder zu entziehen, die eigentlich als Anreiz/Belohnung für Fortschritte in den Bereichen Rechtsstaatlichkeit, Menschenrechte und Pressefreiheit gedacht sind. Bei Herrn Schulz wundert mich nur, dass er sich so plötzlich (kurz vor der Wahl!) als scharfer Kritiker Erdogans hervortut. Warum hat er das nicht bereits getan, als er EU-Ratspräsident war. Denn schon damals waren die Unverschämtheiten Erdogans in Richtung EU unerträglich. Das Mindeste, was jetzt von unserer Seite aus kommen müsste, wäre eine scharfe Reisewarnung und sofortige, vollständige Beendigung der Hermesbürgschaften. Das wären überzeugende Schritte - und nicht dieses ständige bla bla.</text:p>
          </table:table-cell>
          <table:table-cell office:value-type="string" calcext:value-type="string">
            <text:p>According to ZDF, today they are in trouble in Germany. I would not object if Erdogan kept these subjects away from our land. But I'm afraid that they are not affected by the warning, they have nothing to fear here. Our authorities are unwilling or unable to harm these subversive forces. To the rest of your contribution: full approval. As our government engages in endless disputes about possible consequences, dictator Erdogan creates accomplished facts. The EU, too, is giving a miserable picture here, as long as it is not prepared to withdraw the support money from this destroyer of democracy, which is actually intended as an incentive / reward for progress in the areas of the rule of law, human rights and freedom of the press. With Mr. Schulz, I am only surprised that he excites himself so suddenly (shortly before the election!) As a sharp critic Erdogans. Why did not he do that already when he was EU Council President? For even then the insolence of Erdogan towards the EU was unbearable. The least that would have to come from our side now would be a sharp travel warning and immediate, complete termination of the Hermes guarantees. That would be convincing steps - and not this constant blah blah.</text:p>
          </table:table-cell>
          <table:table-cell office:value-type="string" calcext:value-type="string">
            <text:p>negative</text:p>
          </table:table-cell>
          <table:table-cell table:number-columns-repeated="1021"/>
        </table:table-row>
        <table:table-row table:style-name="ro57">
          <table:table-cell office:value-type="string" calcext:value-type="string">
            <text:p>Bei beiden Kandidatenrunden bleiben viele Themen ausgespart (Merkel-Schulz) oder es hatte sehr wenig Tiefe (kleine Parteien) , warum nicht mal ein 2x3 Stunden Marathon, dann würden auch 4 Moderatoren gerechtfertigt sein. Dann könnte man herausarbeiten -Dass die CSU richtigerweise bei den Kleinen dabei war, denn sie macht in Berlin bayrische Regional-Politik (Dobrindt schützt den Flughafen München als Lufthansadrehkreuz, führt eine nur in Bayern beliebte Maut ein, schützt die Autoindustrie in seinem Staat, ist für seine Baufirmen in Bayern für PPP bei den Autobahnen); diese Politik hätte herausgestellt werden müssen -Dass die Merkel-CDU die Zukunft verbaut hat (Zustand der Automobilindustrie ist dem Wegschauen und wenig steuernden Einfluss der Regierenden geschuldet, Netzausbau nur mit Kupfer auf den letzten Metern und ein schleppender Gesamtausbau ist eine politische Entscheidung, Verhältnis Straße-Schiene im Schwerverkehr, bodenschädliche und tierfeindliche Turboland- und Viehwirtschaft mit die Landwirtschaft in anderen Ländern vernichtendem Export ( auch in die dritte Welt), Vermögensungerechtigkeit, Kinderarmut, Langzeitarbeitslosigkeit, Häuserspekulation, Verkehrsinfrastrukturdefizit, Bildungsnotstand, .. ). Merkel hat dieses Land in den Grund gefahren. Das Brummen der Wirtschaft beruht auf diesem in den Grund fahren (Sinnbild ist die deutsche Bahn). Merkel hat keine zukunftsfähige Strategie, sie fährt nur auf wahltaktische Sicht. Deshalb auch die Ehe für alle. -Dass die FDP die alte neoliberale Partei mit neuen Plakaten und einem hippen Werbeträger ist (private Rentenvorsorge, keine Bürgerversicherung, keine Gesamtrentenversicherung, kein Mindestlohn (ist (leider) schon da, aber wir müssen die Wirtschaft ankurbeln für mehr Arbeitsplätze). Das alte Argument- die Wirtschaft regelt alles (widerlegt durch Bankenkrise, Entmietung, Umweltverschmutzung, möglichst billige Arbeitskräfte aus ganz Europa, Folgekosten von Atom, Kohleabbau, Abbau von Arbeitnehmerrechten, Ausbau von Leiharbeit ..). Diese Partei, die 2013 vom Hof gejagt wurde, weil sie außer dem Ruf nach Steuersenkung und (Sozial-)staatsabbau und Hotelsteuersatz und einem in den Entwicklungsländern herumtrampelnden Niebel nichts zu bieten hatte, verschleiert die alten Inhalte in schicken schwafeligen Sätzen -die populistischen Forderungen der AFD in ihrer Umsetzungsabsurdität -was vor allem die anderen Parteien zu Wirtschaft, Sozialstaat, Wohnungssituation , Umweltschutz, Bildung, , Vermögenssteuer, Erbschaftssteuer, Mindestlohn, bedingungslosem Grundeinkommen, gemeinnützigem Wirtschaftsbereichen, fairer Außenhandel, Einfluss von dubiosem Kapital in Deutschland, Bankenrettung (wie in Italien wieder), Eindämmung der Flüchtlingsströme, Integration, Einfluss von Religionen und ausländischen Regierungen, Rüstungsindustrie zu tun gedenken</text:p>
          </table:table-cell>
          <table:table-cell office:value-type="string" calcext:value-type="string">
            <text:p>In both candidate rounds many topics are left out (Merkel-Schulz) or it had very little depth (small parties), why not even a 2x3 hour marathon, then 4 moderators would be justified. Then one could work out -that the CSU rightly with the little ones was, because it makes in Berlin Bavarian regional policy (Dobrindt protects Munich Airport as Lufthansadrehkreuz, introduces a only in Bavaria popular toll, protects the auto industry in his state, is for its construction companies in Bavaria for PPP at the highways); this policy should have been emphasized-that the Merkel-CDU has built the future (state of the automotive industry is owed to the ruling and the little controlling influence of the grid, network expansion only with copper in the final meters and a slow overall development is a political decision, relationship road Rail in heavy traffic, soil-damaging and animal-hostile turboland and livestock farming with agriculture in other countries destroying export (including in the third world), property rights, child poverty, long-term unemployment, housing speculation, transport infrastructure deficit, educational emergencies, ..). Merkel has driven this country into the ground. The hum of the economy is based on this drive into the ground (symbol is the German railway). Merkel does not have a sustainable strategy, she only drives her election tactics. Therefore, marriage for all. - That the FDP is the old neo-liberal party with new posters and a hip advertising medium (private pension, no civil insurance, no total pension insurance, no minimum wage (is (unfortunately) already there, but we need to boost the economy for more jobs.) The old argument - the economy regulates everything (refuted by banking crisis, renting out, pollution, cheapest possible workers from all over Europe, follow-up costs of nuclear, coal mining, dismantling of workers' rights, extension of temporary work ..) This party, which was hunted by the court in 2013, because they Apart from the call for tax cuts and (social) state dismantling and hotel tax rates and a niebel in the developing countries had nothing to offer, veils the old contents in smart tabby sentences - the populist demands of the AFD in their implementation absurdity - especially the other parties Economy, Welfare State, Housing Situation, Environmental Protection, Bildun g, property tax, inheritance tax, minimum wage, unconditional basic income, non-profit sectors, fair foreign trade, influence of dubious capital in Germany, bank rescue (as in Italy again), containment of refugee flows, integration, influence of religions and foreign governments, armaments industry</text:p>
          </table:table-cell>
          <table:table-cell office:value-type="string" calcext:value-type="string">
            <text:p>negative</text:p>
          </table:table-cell>
          <table:table-cell table:number-columns-repeated="1021"/>
        </table:table-row>
        <table:table-row table:style-name="ro7">
          <table:table-cell office:value-type="string" calcext:value-type="string">
            <text:p>"Das Problem ist, wann werden die Grenzwerte an sich schädlich, nämlich dann, wenn sie anfangen, die materiellen Existenzgrundlagen der Menschen zu bedrohen. Exkurs: man sehe mal die verdienstvolle Serie ""Unser Land in den 70ern"" des WDR, unter besonderer Berücksichtigung der Luftqualität im Ruhrgebiet, in den Goldenen Zeiten der alten Bundesrepublik, als man ""noch mit einem Gehalt eine Familie ernähren"" konnte. Über dortiges Massensterben ist bis heute nichts bekannt und die jetzige stickoxidgeschwängerte Luft in Stuttgart und anderswo ist um Klassen besser als seinerzeit im Pott. Wenn das menschliche Maß verlorengeht, bricht man auf dünnem Existenz-Eis schneller ein, als man denkt. Ein ""gutes (und vor allem langes) Leben"" gibt es eben nicht zum Nulltarif. Wer es vorzieht, in vollkommen sauberer Luft mit 45 zu sterben, soll das sagen."</text:p>
          </table:table-cell>
          <table:table-cell office:value-type="string" calcext:value-type="string">
            <text:p>"The problem is, when do the limits become harmful in themselves, when they begin to threaten people's material livelihoods? Digression: you can see the meritorious series ""Our Country in the 70s"" of the WDR, with special consideration of the air quality in the Ruhr, in the Golden Age of the old Federal Republic, when you could ""feed a family with a salary"". There is nothing known about mass extinction there today and the current nitric oxide-engulfed air in Stuttgart and elsewhere is better in classes than at the time in the pot. When the human measure is lost, you break down on thin existence ice faster than you think. A ""good (and above all long) life"" does not exist for free. Those who prefer to die at 45 in perfectly clean air should say so."</text:p>
          </table:table-cell>
          <table:table-cell office:value-type="string" calcext:value-type="string">
            <text:p>negative</text:p>
          </table:table-cell>
          <table:table-cell table:number-columns-repeated="1021"/>
        </table:table-row>
        <table:table-row table:style-name="ro18">
          <table:table-cell office:value-type="string" calcext:value-type="string">
            <text:p>das mag ja nicht falsch sein. Rechtfertigt diese grundsätzliche Forderung, die übrigens der einzelne junge Mensch nicht einfach mal so erfüllen kann, die Ausweisung von Menschen, die als Kinder, i.a.R. also ohne eigene Entscheidung, eingereist sind, und fast ihr ganzes Leben in den USA verbracht haben? Es ist so abgrundtief vernagelt! Nicht mal von Trump, das kennen wir ja schon. Sondern vor allem von denen, die ihn genau dafür gewählt haben. Hallo! Eure Jobs von 1970 kommen nicht wieder. Die hat euch kein Mexikaner weggenommen, die sind auch nur zum kleinen Teil nach Mexiko verschwunden. Die sind schlicht wegrationalisiert. OK, Leute brauchen offenbar Sündenböcke. Haben wir nicht auch mal eine überdurchschnittlich gebildete und erfolgreiche Bevölkerungsgruppe für überflüssig oder gar schädlich erklärt? Das Verbrechen ist nicht zu vergleichen, die Gesinnung, aus der eine rational nicht begründbare Zustimmung wächst, hingegen schon.</text:p>
          </table:table-cell>
          <table:table-cell office:value-type="string" calcext:value-type="string">
            <text:p>That may not be wrong. Justifies this fundamental demand, which incidentally, the individual young man can not just fulfill, the expulsion of people who, as children, i.a.R. So without your own decision, have entered, and spent almost all their lives in the US? It's so devastated! Not even Trump, we already know that. But especially from those who have chosen him for it. Hello! Your jobs from 1970 are not coming back. They did not take any Mexicans away from them, they disappeared only partially to Mexico. They are simply rationalized. OK, people obviously need scapegoats. Did not we also declare an above-average educated and successful population group superfluous or even harmful? The crime can not be compared, the conviction from which a rationally unjustifiable agreement grows, however, already.</text:p>
          </table:table-cell>
          <table:table-cell office:value-type="string" calcext:value-type="string">
            <text:p>negative</text:p>
          </table:table-cell>
          <table:table-cell table:number-columns-repeated="1021"/>
        </table:table-row>
        <table:table-row table:style-name="ro14">
          <table:table-cell office:value-type="string" calcext:value-type="string">
            <text:p>Irgendwie kommt mir das so vor wie damals, vor dem zweiten Golfkrieg. Da wurde Saddam Hussein auch medial zur Bedrohung für die ganze Menschheit gemacht um einen Krieg zu rechtfertigen - wir waren ja quasi dazu gezwungen uns zu wehren. Ich glaube kaum dass Kim eine Bedrohung für das Festland der USA darstellt. Er hat noch nicht bewiesen dass seine Raketen solche Distanzen überhaupt zurücklegen können, es ist auch noch unklar ob er es geschafft hat seine Atombomben so weit zu verkleinern dass seine Raketen diese auch tragen können, auch würde der Schutzschild der USA Raketen, die mehrere Stunden Flugzeit benötigen, relativ problemlos ausmachen und zerstören können. Wenn man überlegt wie die israelische Armee fast alle Raketen Saddam Husseins, die ja aus nächster Nähe abgeschossen wurden, unschädlich gemacht hat, kann ich mir nicht vorstellen, dass die USA dazu nicht in der Lage sein sollten. Für Südkorea und Japan ist die Bedrohung allerdings sehr real. Das freut die amerikanische Waffenindustrie, die denen jetzt wieder viele neue Spielsachen verkaufen können. Und sollte es dort zu einem Krieg mit massiven Schäden kommen, wird sich die Trauer der Amerikaner in Grenzen halten, denen ist die Wirtschaftskraft Südkoreas doch schon lange ein Dorn im Auge. Menschliche Verluste interessieren dabei doch nur marginal, höchstens wenn man sie zu Propagandazwecken nutzen kann. It's all about the money, stupid!</text:p>
          </table:table-cell>
          <table:table-cell office:value-type="string" calcext:value-type="string">
            <text:p>Somehow it seems to me like it was before the second Gulf War. Saddam Hussein was made a media threat to all humanity to justify a war - we were almost forced to defend ourselves. I hardly believe that Kim is a threat to the US mainland. He has not yet proven that his missiles can travel such distances at all, it is also unclear whether he has managed to reduce his atomic bombs so far that his missiles can carry them, also the shield of the US missiles, the several hours of flight time need to be able to make relatively easily and destroy. Considering how the Israeli army has destroyed almost all of Saddam Hussein's rockets, which were shot down at close range, I can not imagine that the US should not be able to. For South Korea and Japan, the threat is very real. This pleases the American arms industry, which can now sell many new toys. And if it comes to a war with massive damage, the grief of the Americans will be limited, which is the economic power of South Korea but long a thorn in the side. Human losses are only marginally interesting, at most if you can use them for propaganda purposes. It's all about the money, stupid!</text:p>
          </table:table-cell>
          <table:table-cell office:value-type="string" calcext:value-type="string">
            <text:p>negative</text:p>
          </table:table-cell>
          <table:table-cell table:number-columns-repeated="1021"/>
        </table:table-row>
        <table:table-row table:style-name="ro23">
          <table:table-cell office:value-type="string" calcext:value-type="string">
            <text:p>Herr Schulz hätte thematisieren können, wie schädlich das Kleben der Frau Merkel an der Macht ist. Er hätte thematisieren müssen, wie sie über die Jahre alle Konkurrenten in der CDU weggebissen hat. Zum Wesen der Demokratie gehört es, dass man diskutiert und dass auch mal ein anderer ans Ruder kommt. Sonst ist es eine Diktatur und zum Scheitern verurteilt.</text:p>
          </table:table-cell>
          <table:table-cell office:value-type="string" calcext:value-type="string">
            <text:p>Mr Schulz could have addressed how harmful the sticking of Frau Merkel is in power. He should have addressed how she has bitten off all her competitors in the CDU over the years. The essence of democracy is that it is discussed and that sometimes another comes to the helm. Otherwise it is a dictatorship and doomed to failure.</text:p>
          </table:table-cell>
          <table:table-cell office:value-type="string" calcext:value-type="string">
            <text:p>negative</text:p>
          </table:table-cell>
          <table:table-cell table:number-columns-repeated="1021"/>
        </table:table-row>
        <table:table-row table:style-name="ro2">
          <table:table-cell office:value-type="string" calcext:value-type="string">
            <text:p>Sollte die Abgeordnete wg. der Diesel-Mauscheleien aus der Fraktion ausgetreten sein, verdient sie meine Hochachtung. Ich bin enttäuscht und angewiedert, dass grüne Politiker (Kretschmann) bei diesen umweltschädlichen Tricksereien (Software-Patch als Lösung für zu hohe Abgase) mitmachen.</text:p>
          </table:table-cell>
          <table:table-cell office:value-type="string" calcext:value-type="string">
            <text:p>Should the MP wg. The diesel tricks have left the group, it deserves my respect. I am disappointed and annoyed that green politicians (Kretschmann) participate in these environmentally harmful tricks (software patch as a solution for excessive exhaust gases).</text:p>
          </table:table-cell>
          <table:table-cell office:value-type="string" calcext:value-type="string">
            <text:p>negative</text:p>
          </table:table-cell>
          <table:table-cell table:number-columns-repeated="1021"/>
        </table:table-row>
        <table:table-row table:style-name="ro7">
          <table:table-cell office:value-type="string" calcext:value-type="string">
            <text:p>Ihr Argument ist es wohl kaum, dass es strafbar ist. Denn wenn ich Sie fragen würde, ob Sie das auch behaupten würden, egal um welche Sache es ginge, würden Sie mir direkt antworten: nein, weil Cannabis ist ja so [setze hier irgendeinen schlimmen Begriff ein] Ist es wirklich richtig, etwas zu kritisieren, was zwar strafbar ist, aber moralisch nicht auf dem selben Level wie z.B. Körperverletzung ist? Wenn Sie wirklich felsenfest der Überzeugung sind, dass Cannabis schädlich ist, so dass dies ein Totalverbot rechtfertigt, kann ich dazu nur sagen, dass der Maßstab dazu nicht irgendwelche Erfahrungsberichte, sondern alleine die Wissenschaft ist. Irgendwelche Geschichten von instabilen Leuten, die mit mehrfach Konsum auch einfach übertreiben, eine Drogengeschichte haben, und dann in die Psychiatrie eingeliefert werden weil Sie das Zeug nicht verkraften, zählen ganz einfach nicht. Gibt sowas auch bei Alkohol. Wirklich!</text:p>
          </table:table-cell>
          <table:table-cell office:value-type="string" calcext:value-type="string">
            <text:p>Your argument is hardly that it is punishable. Because if I asked you if you said so too, no matter what the matter was, you would answer me directly: no, because cannabis is so [use some bad word here] is it really correct to criticize something , which is punishable, but morally not on the same level as eg Assault is? If you are genuinely convinced that cannabis is harmful, so that justifies a total ban, I can only say that the scale is not just any reviews, but the science alone. Any stories of unstable people who simply exaggerate consumption, have a narcotic history, and then be sent to the psychiatric ward because they can not handle the stuff, just do not count. Is something synonymous with alcohol. For real!</text:p>
          </table:table-cell>
          <table:table-cell office:value-type="string" calcext:value-type="string">
            <text:p>negative</text:p>
          </table:table-cell>
          <table:table-cell table:number-columns-repeated="1021"/>
        </table:table-row>
        <table:table-row table:style-name="ro18">
          <table:table-cell office:value-type="string" calcext:value-type="string">
            <text:p>Linksrutsch? Wo macht die CDU linke Politik? Seit wann ist Austerität links? Die Beschneidung von Arbeitnehmerrechten? Die Aufgabe der paritätischen Finanzierung der Krankenkassen? Die Liberalisierung zugusten eines angeblich perfekten Marktes? Die Flüchtlinge wurden von Merkel vor allem so begrüßt, weil damit der Arbeitsmarkt der Geringqualifizierten weiter unter Druck gerät und die Löhne unten bleiben. Linke Motive hatte sie eher weniger. Echte Linke würden sich nicht an der Entstehung der Fluchtursachen beteiligen, die Bundeswehr in Kriegseinsätze schicken und mit Entwicklungsländern schädliche Freihandelsabkommen abschließen. Und Kretschmann ist heute der schwärzeste, konservativste Grüne. Wen juckt da die Vergangenheit in den 70ern, zumal dieser Erlass nicht ohne Grund wieder abgeschafft wurde. Die Grünen sind längst zu einer zweiten FDP verkommen. Einzig die ökologische Ideologie unterscheidet sie noch von dieser.</text:p>
          </table:table-cell>
          <table:table-cell office:value-type="string" calcext:value-type="string">
            <text:p>Links go? Where does the CDU left politics? Since when is austerity left? The curtailment of employee rights? The task of the equal financing of the health insurance companies? The liberalization of a supposedly perfect market? Above all, the refugees were welcomed by Merkel because this is continuing to put pressure on the low-skilled labor market and keep wages down. She had less left motives. Real leftists would not participate in the emergence of the causes of flight, send the Bundeswehr into war missions and conclude harmful free trade agreements with developing countries. And Kretschmann is today the blackest, most conservative green. Who cares if the past itches in the 70s, especially since this decree was not abolished without a reason again. The Greens have long degenerated to a second FDP. Only the ecological ideology distinguishes it from this.</text:p>
          </table:table-cell>
          <table:table-cell office:value-type="string" calcext:value-type="string">
            <text:p>negative</text:p>
          </table:table-cell>
          <table:table-cell table:number-columns-repeated="1021"/>
        </table:table-row>
        <table:table-row table:style-name="ro11">
          <table:table-cell office:value-type="string" calcext:value-type="string">
            <text:p>"Ein ""totales Embargo"" würde in Nordkorea selbst nichts bewegen, also bilateral völlig wirkungslos sein. Ein Embargo gegen China dagegen würde die Volksrepublik sicherlich nicht zum Freund der USA werden lassen und Gräben aufreißen. So schädlich ein Embargo des größten Kunden für die chinesische Wirtschaft wäre, so unvorstellbar ist, dass die USA ohne chinesische Importe auskommen würden. Der unmittelbare Schaden wäre für beide Handelspartner groß. Wenn man aber die Trillions of Dollars in Schuldverschreibungen ansieht, dann könnte China die USA in einem Handelskrieg schmerzvoll niederwerfen. Hoffentlich hat irgend ein Erwachsener in der Umgebung Trumps genug Weisheit und Kraft, um ihn von Kriegen abzuhalten und zu einer kraftvollen Diplomatie zu raten."</text:p>
          </table:table-cell>
          <table:table-cell office:value-type="string" calcext:value-type="string">
            <text:p>"A ""total embargo"" would not change anything in North Korea itself, so it would be completely ineffective bilaterally. An embargo against China, on the other hand, would certainly not make the People's Republic a friend of the United States and tear up trenches. As damaging as embargoing the largest customer on the Chinese economy would be, it is unimaginable that the US would be able to do without Chinese imports. The immediate damage would be great for both trading partners. But if you look at the trillions of dollars in bonds, then China could hurt the US painfully in a trade war. Hopefully, any adult around Trump will have enough wisdom and power to deter him from war and to advise him on a powerful diplomacy."</text:p>
          </table:table-cell>
          <table:table-cell office:value-type="string" calcext:value-type="string">
            <text:p>negative</text:p>
          </table:table-cell>
          <table:table-cell table:number-columns-repeated="1021"/>
        </table:table-row>
        <table:table-row table:style-name="ro6">
          <table:table-cell office:value-type="string" calcext:value-type="string">
            <text:p>Frau Schwan redet zwar von Demokratie, interessiert sich aber nicht besonders für dieses fundamentale Prinzip in der Praxis. Wahlen und Umfragen zeigen, dass der Zuzug von Migranten - welcher Art auch immer - restriktiv gehandhabt werden soll. Mit hehren Worten kann man keine Politik machen. Europäische Politik muss demokratisch legitimiert bleiben, auch wenn mehr Solidarität in der Flüchtlingsfrage und ein Abbau schädlicher Agrarsubventionen dringend erforderlich sind. Ebenso wie effektiver Klimaschutz, der auch den EU Zusammenhalt stark fordert. Es ist alles leider viel komplexer aös Frau Schwan es sieht</text:p>
          </table:table-cell>
          <table:table-cell office:value-type="string" calcext:value-type="string">
            <text:p>Although Mrs. Schwan speaks of democracy, she is not particularly interested in this fundamental principle in practice. Elections and surveys show that migrant arrivals - of whatever nature - are to be treated restrictively. You can not do politics with noble words. European policy must remain democratically legitimized, although more solidarity on the refugee issue and the elimination of harmful agricultural subsidies are urgently needed. As well as effective climate protection, which also strongly demands EU cohesion. It's all unfortunately much more complex aös Mrs. Schwan sees it</text:p>
          </table:table-cell>
          <table:table-cell office:value-type="string" calcext:value-type="string">
            <text:p>negative</text:p>
          </table:table-cell>
          <table:table-cell table:number-columns-repeated="1021"/>
        </table:table-row>
        <table:table-row table:style-name="ro1">
          <table:table-cell office:value-type="string" calcext:value-type="string">
            <text:p>Das war keine Einsicht von Trump, sondern die seines Rechtsberaters McGahn. Dem US-Präsidenten steht immer ein Rechtsberater zur Seite der offizielle Erklärungen juristisch prüft bevor sie veröffentlicht werden. Dieser Berater ist dem Amt der Präsidenten verpflichtet und nicht der Person des Präsidenten. Wenn McGahn verhindert hat, dass dieses Schriftstück veröffentlicht wird, dann muss da etwas drinstehen was für den Präsidenten sehr schädlich wäre. Wir dürfen gespannt sein.</text:p>
          </table:table-cell>
          <table:table-cell office:value-type="string" calcext:value-type="string">
            <text:p>That was not Trump's insight, but that of his legal adviser McGahn. The US President is always a legal adviser to the side of the official statements legally examined before they are published. This adviser is committed to the office of President and not the person of the President. If McGahn has prevented this document from being published, then there must be something in it that would be very damaging to the president. We can be curious.</text:p>
          </table:table-cell>
          <table:table-cell office:value-type="string" calcext:value-type="string">
            <text:p>negative</text:p>
          </table:table-cell>
          <table:table-cell table:number-columns-repeated="1021"/>
        </table:table-row>
        <table:table-row table:style-name="ro21">
          <table:table-cell office:value-type="string" calcext:value-type="string">
            <text:p>Jegliche Verhandlungsversuche mit Nordkorea waren seit Jahren zwecklos. Kim Jong Un setzt darauf, dass die USA niemals angreifen werden, weil er -der tolle Hecht- ja jetzt angeblich nuklear bewaffnet und dadurch laut eigenem Ermessen unangreifbar geworden ist. Diese Auffassung Kim Jong Un´s ist jedoch grundlegend falsch und v.a. ein großes Bluff. Die USA und seine Verbündeten besitzen zeitgemäße Raktenabwehrsysteme - Nordkorea nicht. Die richtige Strategie wäre also zunächst die Kriegserklärung der USA und seiner territorialen Verbündeten Südkorea/ Japan gegen das Regime von Kim Jong Un und die Aufforderung, sich zu stellen und so ein bevorstehendes größeres Blutvergießen zu vermeiden. Kommt Kim Jong Un dieser Aufforderung innerhalb von z.B. 24 Stunden nicht nach, gilt es mit konventionellen Waffen zuzuschlagen (z.B. MOAB). Schießt Nordkorea anschließend tatsächlich Raketen los, die von Raketenabfangsystemen unschädlich gemacht werden, wird man nuklear nachlegen müssen - danach wird Nordkorea sehr rasch kapitulieren.</text:p>
          </table:table-cell>
          <table:table-cell office:value-type="string" calcext:value-type="string">
            <text:p>Any attempts at negotiation with North Korea have been pointless for years. Kim Jong Un insists that the US will never attack because he - the great pike - has now allegedly nuclear weapons armed and thus at its discretion unassailable. However, Kim Jong Un's view is fundamentally wrong and v. A. a big bluff. The US and its allies do not own up-to-date missile defense systems - North Korea. So the right strategy would be the declaration of war by the US and its territorial allies, South Korea / Japan, against the regime of Kim Jong Un and the call to stand up and avoid an impending bloodshed. If Kim Jong Un receives this request within, e.g. 24 hours, it has to be beaten with conventional weapons (like MOAB). If North Korea then actually shoots missiles that are rendered harmless by missile interception systems, they will have to go nuclear - after that, North Korea will capitulate very quickly.</text:p>
          </table:table-cell>
          <table:table-cell office:value-type="string" calcext:value-type="string">
            <text:p>negative</text:p>
          </table:table-cell>
          <table:table-cell table:number-columns-repeated="1021"/>
        </table:table-row>
        <table:table-row table:style-name="ro8">
          <table:table-cell office:value-type="string" calcext:value-type="string">
            <text:p>Wenn Sie Kunststoffe verbrennen werden schädliche Gase freigesetzt, es geht die Feuerwehr sehr wohl etwas an ob etwas verbrannt wird das schädliche Auswirkungen auf die Anwohner haben kann. Was das im Detail ist dann wiederum nicht. 'Plastik' als Antwort wäre in dem Fall ausreichend - ob das nun eingeschweißte Ausweise sind oder Gummientchen ist Sache des russischen Personals. Mehr Sorgen macht mir der Versuch der Durchsuchung. Das wäre in der Tat eine grobe Verletzung der diplomatischen Regeln und ginge gar nicht. Aber bevor ich nicht verlässliche Details habe, urteile ich da nicht drüber.</text:p>
          </table:table-cell>
          <table:table-cell office:value-type="string" calcext:value-type="string">
            <text:p>When you burn plastics, harmful gases are released, and the fire brigade is probably interested in burning something that can have a detrimental effect on the local people. What that is in detail then again not. 'Plastic' as an answer would be sufficient in this case - whether they are now welded ID cards or rubber ducklings is the responsibility of the Russian staff. I'm more worried about the search. That would indeed be a gross violation of diplomatic rules and would not work. But before I have reliable details, I do not judge it over there.</text:p>
          </table:table-cell>
          <table:table-cell office:value-type="string" calcext:value-type="string">
            <text:p>negative</text:p>
          </table:table-cell>
          <table:table-cell table:number-columns-repeated="1021"/>
        </table:table-row>
        <table:table-row table:style-name="ro15">
          <table:table-cell office:value-type="string" calcext:value-type="string">
            <text:p>Der mensch ist nun mal egoist, selbstdarsteller und achtet auf seinen sozialen status in seiner welt. Diese Kritik wird weder in die eine noch die ander Richtung wirken. Nur, dass Verhalten ist grundsätzlich schädlich und leider unveränderbar.</text:p>
          </table:table-cell>
          <table:table-cell office:value-type="string" calcext:value-type="string">
            <text:p>The human being is egoist, self-actor and pays attention to his social status in his world. This criticism will work neither in one direction nor the other. Only that behavior is fundamentally harmful and, unfortunately, unchangeable.</text:p>
          </table:table-cell>
          <table:table-cell office:value-type="string" calcext:value-type="string">
            <text:p>negative</text:p>
          </table:table-cell>
          <table:table-cell table:number-columns-repeated="1021"/>
        </table:table-row>
        <table:table-row table:style-name="ro2">
          <table:table-cell office:value-type="string" calcext:value-type="string">
            <text:p>Merkel hat recht, die Autobauer solen sich schnell auf verbesserte Motore konzentrieren, die die neuen Autos mit weniger schädlichem Ausstoss auf die Strasse schicken. Eine Prämie für einen Neukauf im Tausch gegen alte Diesel macht Sinn. Das ist Realpolitik von Frau Merkel und Schulz hächelt wieder hinterher mit seinen Forderungen, die fern jeder Realität sind.</text:p>
          </table:table-cell>
          <table:table-cell office:value-type="string" calcext:value-type="string">
            <text:p>Merkel is right that carmakers should quickly focus on improved engines that send the new cars onto the road with less harmful emissions. A premium for a new purchase in exchange for old diesel makes sense. This is Realpolitik of Mrs. Merkel and Schulz smiles again behind with its demands, which are far from any reality.</text:p>
          </table:table-cell>
          <table:table-cell office:value-type="string" calcext:value-type="string">
            <text:p>negative</text:p>
          </table:table-cell>
          <table:table-cell table:number-columns-repeated="1021"/>
        </table:table-row>
        <table:table-row table:style-name="ro8">
          <table:table-cell office:value-type="string" calcext:value-type="string">
            <text:p>Ach was. Ein Hardwareupdate ist meiner Meinung nach bereits ein Auto mit weniger schädlichen Abgasen. Außerdem bin ich der Meinung, dass man alles dafür tun sollte, damit Autos (und nicht nur Autos) so wenig wie möglich an schädlichen Stoffen ausstoßen, Grenzwerte hin oder her. Auch Benzin-Direkteinspritzer sind ein Problem hinsichtlich ausgestoßenen lungengängigen Partikel. Ich kann hier keine nennenswerte Verbesserungen erkennen. Von wegen, unsere Luft ist besser geworden, wie z.B. Herr Lindner vollmundig versucht zu erklären. Den ausgestoßenen Dreck sieht man nur nicht mehr. Ein reines Versteckspiel. Frau Merkel sollte sich schämen.</text:p>
          </table:table-cell>
          <table:table-cell office:value-type="string" calcext:value-type="string">
            <text:p>What. A hardware update is in my opinion already a car with less harmful exhaust gases. I also think that everything should be done so that cars (and not just cars) emit as little harmful substances as possible, limit values ​​or no. Gasoline direct injection is also a problem with expelled respirable particles. I can not see any noticeable improvements here. By the way, our air has gotten better, like Mr. Lindner full-bodied trying to explain. The ejected dirt can only be seen. A pure hide and seek game. Mrs. Merkel should be ashamed.</text:p>
          </table:table-cell>
          <table:table-cell office:value-type="string" calcext:value-type="string">
            <text:p>negative</text:p>
          </table:table-cell>
          <table:table-cell table:number-columns-repeated="1021"/>
        </table:table-row>
        <table:table-row table:style-name="ro22">
          <table:table-cell office:value-type="string" calcext:value-type="string">
            <text:p>Die bösen Industriewerke und Kohlekraftwerke stehen aber nun mal nicht in den Innenstädten, wo sich der Großteil der Menschen aufhält. Hier ist fast ausschließlich der Autoverkehr für die gesundheitsschädlichen Abgase verantwortlich.</text:p>
          </table:table-cell>
          <table:table-cell office:value-type="string" calcext:value-type="string">
            <text:p>But the bad industrial plants and coal-fired power plants are not in the inner cities, where most of the people are. Here is almost exclusively responsible for car traffic for the harmful exhaust gases.</text:p>
          </table:table-cell>
          <table:table-cell office:value-type="string" calcext:value-type="string">
            <text:p>negative</text:p>
          </table:table-cell>
          <table:table-cell table:number-columns-repeated="1021"/>
        </table:table-row>
        <table:table-row table:style-name="ro11">
          <table:table-cell office:value-type="string" calcext:value-type="string">
            <text:p>Durchaus möglich. Allerdings wäre der Abschuss eine Rakete in 500km Höhe ein Novum, welches es bisher so noch nicht gab. Das wäre dann auch eine Waffe, die das Nonplusultra der Raketenabwehr darstellt und schlussendlich sogar die nukleare Abschreckung von USA und Russland (die ja im Hintergrund noch immer existiert, wenn auch bedeutend kleiner als in den 70ern) bedeutend erschüttern würde, weil sie eben in der Lage wäre, verlässlich Nuklearwaffen weit außerhalb des eigenen Hoheitsgebietes unschädlich zu machen. Andere Länder könnten darauf mit Aufrüstung reagieren. Dementsprechend wird man sicher einen Teufel tun, für eine leere Blechbüchse mit Raketenmotor die irgendwo hunderte Kilometer ab vom Schuss entlang fliegt so eine Karte auszuspielen.</text:p>
          </table:table-cell>
          <table:table-cell office:value-type="string" calcext:value-type="string">
            <text:p>Quite possible. However, the launch of a rocket at 500km height would be a novelty, which did not exist before. That would also be a weapon that represents the ultimate in missile defense, and would ultimately shake the nuclear deterrent of the US and Russia (which still exists in the background, albeit significantly smaller than in the 1970s), because it is precisely in the US Would be able to reliably destroy nuclear weapons far outside their own territory. Other countries could respond with upgrading. Accordingly, one will certainly do a hell of an empty tin can with a rocket motor somewhere hundreds of miles away from the shot flies along to play a card.</text:p>
          </table:table-cell>
          <table:table-cell office:value-type="string" calcext:value-type="string">
            <text:p>negative</text:p>
          </table:table-cell>
          <table:table-cell table:number-columns-repeated="1021"/>
        </table:table-row>
        <table:table-row table:style-name="ro10">
          <table:table-cell office:value-type="string" calcext:value-type="string">
            <text:p>... wenn erst einmal die Elektronik auch in Kleinwaffen Einzug hält, dann können die Dinger auch remote wieder unschädlich gemacht werden. Was jetzt bei großen Waffensystemen schon normal ist, wird dort auch passieren. Es gibt ja auch schon Zahnbürsten mit Anschluss ans Internet-of-Things. Leider werden die Millionen von alten AK-47, G3 usw. nicht über Nacht verschwinden, aber man könnte die Produktion der zugehörigen Munition einstellen. Dann kann man sich die Dinger nur noch um die Ohren hauen.</text:p>
          </table:table-cell>
          <table:table-cell office:value-type="string" calcext:value-type="string">
            <text:p>... once the electronics in small arms collection, then the things can be made harmless even remotely. What is already normal with large weapon systems will happen there too. There are already toothbrushes with connection to the Internet of Things. Unfortunately, the millions of old AK-47s, G3s, and so on will not disappear overnight, but you could stop producing their ammunition. Then you can only beat those things around your ears.</text:p>
          </table:table-cell>
          <table:table-cell office:value-type="string" calcext:value-type="string">
            <text:p>negative</text:p>
          </table:table-cell>
          <table:table-cell table:number-columns-repeated="1021"/>
        </table:table-row>
        <table:table-row table:style-name="ro1">
          <table:table-cell office:value-type="string" calcext:value-type="string">
            <text:p>"Überspitzt passt der Vergleich allemal. Wenn ein Dieb neben mir steht und mir sagt dass er die alte Dame ausraubt wenn ich das nicht tue, kann ich nicht sagen ""na wenn das so ist. Ausgeraubt wird die alte in jedem Fall, also lange ICH zu"". Moralisch ist Waffenexport falsch, und ich bin mir sicher, dass sie langfristig und im größeren Rahmen auch finanziell für die Gesamtwirtschaft schädlich ist. Aber Moral ist ja leider nicht mehr so weit verbreitet und nicht so angesehen"</text:p>
          </table:table-cell>
          <table:table-cell office:value-type="string" calcext:value-type="string">
            <text:p>"Exaggerated, the comparison fits all. If a thief stands next to me and tells me that he robs the old lady if I do not do that, I can not say ""well if that's the case, the old one is always robbed, so I'm too long."" Morally, arms export is wrong, and I am sure that it will be financially damaging to the economy as a whole in the long run and on a larger scale. But morality is unfortunately not so widespread and not so regarded"</text:p>
          </table:table-cell>
          <table:table-cell office:value-type="string" calcext:value-type="string">
            <text:p>negative</text:p>
          </table:table-cell>
          <table:table-cell table:number-columns-repeated="1021"/>
        </table:table-row>
        <table:table-row table:style-name="ro17">
          <table:table-cell office:value-type="string" calcext:value-type="string">
            <text:p>Mit rumänischen Löhnen würde bei uns die Nachfrage einbrechen und die rumänischen Unternehmen werden sich nicht halten können. Es werden beide Länder verlieren. Die Löhne müssen zur Wirtschaftskraft passen. Eine Angleichung der Löhne bei unterschiedlicher Wirtschaftskraft ist schädlich.</text:p>
          </table:table-cell>
          <table:table-cell office:value-type="string" calcext:value-type="string">
            <text:p>With Romanian wages, demand would collapse and the Romanian companies will not be able to keep up. Both countries will lose. Wages have to match the economic power. An adjustment of wages with different economic power is harmful.</text:p>
          </table:table-cell>
          <table:table-cell office:value-type="string" calcext:value-type="string">
            <text:p>negative</text:p>
          </table:table-cell>
          <table:table-cell table:number-columns-repeated="1021"/>
        </table:table-row>
        <table:table-row table:style-name="ro25">
          <table:table-cell office:value-type="string" calcext:value-type="string">
            <text:p>"..... Fragwürdige Haftbegründungen Der emeritierte Juraprofessor und frühere CDU-Abgeordnete der Hamburgischen Bürgerschaft Ulrich Karpen bezweifelt den vorgeworfenen ""schweren Landfriedensbruch"". Nicht nur das Video wirft zahlreiche Fragen auf, auch die Haftbegründungen der Richter des Oberlandesgerichts sind erstaunlich. Er müsse mit ""einer empfindlichen Freiheitsstrafe"" rechnen, steht in dem OLG-Beschluss vom 21. Juli, der die Untersuchungshaft des Italieners Fabio V. begründet. Die Richter treffen in ihrem Beschluss weitreichende Wertungen zur Persönlichkeit des jungen Italieners. So habe der junge Mann ""erhebliche Anlage- oder Erziehungsmängel"". In seiner Tat seien ""schädliche Neigungen"" hervorgetreten. Dabei wurde der 18-Jährige nicht einmal von einem Psychologen begutachtet...... ....Nach den Recherchen von Panorama 3 haben die OLG-Richter das Polizeivideo nicht angeschaut. Das bezeichnet Professor Fischer als ""verwunderlich"". Auf Panorama 3-Nachfrage teilt ein Sprecher des Oberlandesgerichts mit, bei den Wertungen der Persönlichkeit von Fabio V. handele es sich um eine ""vorläufige Einschätzung"". Zu der Frage, warum die Richter das Video nicht angeschaut hätten, wollte das OLG bislang nicht Stellung nehmen...... http://www.ndr.de/fernsehen/sendungen/panorama3/G20-Macht-man-die-Falschen-zum-Suendenbock,gzwanzig280.html"</text:p>
          </table:table-cell>
          <table:table-cell office:value-type="string" calcext:value-type="string">
            <text:p>"..... questionable grounds for detention The emeritus law professor and former CDU deputy of the Hamburg Parliament Ulrich Karpen doubts the alleged ""serious breach of the peace"". Not only the video raises numerous questions, even the grounds for detention of the judges of the Higher Regional Court are amazing. He must count on ""a sensitive imprisonment"", is in the OLG decision of 21 July, which establishes the pre-trial detention of the Italian Fabio V. In their decision, the judges make far-reaching judgments on the personality of the young Italian. Thus the young man has ""substantial investment or educational defects"". In his act, ""harmful inclinations"" have emerged. The 18-year-old was not even examined by a psychologist ...... .... According to the research of Panorama 3, the OLG judges did not look at the police video. Professor Fischer describes this as ""surprising"". On Panorama 3 demand, a spokesman for the Higher Regional Court states that Fabio V.'s personality ratings are a ""preliminary assessment"". The OLG did not want to comment on the question of why the judges did not watch the video ...... http://www.ndr.de/fernsehen/sendungen/panorama3/G20-Macht-man-die- false-to-scapegoat gzwanzig280.html"</text:p>
          </table:table-cell>
          <table:table-cell office:value-type="string" calcext:value-type="string">
            <text:p>negative</text:p>
          </table:table-cell>
          <table:table-cell table:number-columns-repeated="1021"/>
        </table:table-row>
        <table:table-row table:style-name="ro20">
          <table:table-cell office:value-type="string" calcext:value-type="string">
            <text:p>"Im Schlaflabor wird immerhin unter konkreten Rahmenbedingungen ein physiologischer natürlicher Prozess untersucht. Mittels medizinisch - wissenschaftlicher Erkenntnisse vergleicht man die Messwerte des Patienten mit Referenzparametern, um Ursachen für Erkrankungen und folglich geeignete Therapieansätze zu finden. Insofern kommt erst die wissenschaftlich fundierte Diagnose, dann die Behandlung. Nichts gegen Experimente, aber in der Industrie macht man die unter Labor- und Feldbedingungen BEVOR man das Produkt den Kunden anbietet. Und meist sind die Ergebnisse auch ok. Was aber viele Oppositionsparteien im Falle des Wahlsieges ankündigen, hat für mich doch sehr stark den Charakter ""Versuch und Irrtum"" anstelle eines strukturierten und wissenschaftlich fundierten Experimentes. In Wahrheit ist es eine OP am offenen Herzen der Bevölkerung, und im Falle von Grünen und Linken ideologisch behaftet und nur von einer Minderheit gewollt. Eine gewachsene Gesellschaft wie in Deutschland braucht das aber nicht; mehr noch es wäre schädlich weil eben in den Wahlprogrammen oft nur Veränderungen um der Befriedigung diverser Ideologien willen. Die Merkel-Administration wird von der Physiker-Naturwissenschaftler Philosophie der Bundeskanzlerin geprägt. Nur so konnte es ihr gelingen, Deutschland und dessen Ökonomie trotz all der Krisen seit 2007 zu stabilisieren und verbessern. Das hätte keine andere Partei hinbekommen. Daher halte ich trotz mancher wünschenswerter und leider noch nicht stattgefundenen Reformen das CDU-Programm und deren Schirmherrin als die bestmögliche Alternative für die kommende Legislaturperiode."</text:p>
          </table:table-cell>
          <table:table-cell office:value-type="string" calcext:value-type="string">
            <text:p>"At least in the sleep laboratory, a physiological natural process is investigated under specific conditions. By means of medical - scientific findings one compares the measured values ​​of the patient with reference parameters, in order to find causes for illnesses and thus suitable therapy approaches. In this respect, first comes the scientifically sound diagnosis, then the treatment. Nothing against experiments, but in the industry you do it under laboratory and field conditions BEFORE offering the product to the customer. And usually the results are ok too. What many opposition parties announce in the case of the electoral victory, for me, but very strong the character of ""trial and error"" instead of a structured and scientifically sound experiment. In fact, it is an open-hearted OP of the population, ideologically tainted by the Greens and the Left, and wanted only by a minority. A growing society like in Germany does not need that; even more it would be detrimental because just in the electoral programs often only changes to the satisfaction of various ideologies sake. The Merkel administration is characterized by the physicist-scientist philosophy of the Federal Chancellor. Only then could she succeed in stabilizing and improving Germany and its economy despite all the crises since 2007. That would have gotten no other party. Therefore, despite some desirable and unfortunately not yet implemented reforms, I consider the CDU program and its patron as the best possible alternative for the coming legislative period."</text:p>
          </table:table-cell>
          <table:table-cell office:value-type="string" calcext:value-type="string">
            <text:p>negative</text:p>
          </table:table-cell>
          <table:table-cell table:number-columns-repeated="1021"/>
        </table:table-row>
        <table:table-row table:style-name="ro38">
          <table:table-cell office:value-type="string" calcext:value-type="string">
            <text:p>"Sie geben eine im Prinzip unrichtige Darstellung des demokratischen Prinzips ""Koalition"" wieder, die leider momentan grassiert, vor allem, wenn man sowieso was gegen die SPD hat. Koaltionen sind reine Zweckbündnisse, sie bedeuten keinesfalls, dass alle Entscheidungen aus einer bis zur Deckungsgleiche bereinigten Meinungsbildung hervorgehen müssen. Koalitionsverhandlungen laufen eher nach dem Prinzip ab, dass man zuerst überprüft, wo man wirklich das Gleiche will. Dann überprüft, wo man zwar etwas ganz anderes will, aber die Abweichung, wenn auch manches Mal zähneknirschend, akzeptiert, weil die Gelegenheit zur Verwirklichung eigener Ziele im Rahmen eines Gebens und Nehmens einem die Hinnahme an dieser Stelle lohnend erscheinen lässt. Und es gibt einen erheblichen Rest von Dingen, über die man dazu kommt, dass man sie schlicht nicht auf die Tagesordnung setzen kann, weil man da prinzipiell viel zu verschieden ist. Ob EU- und Türkeipolitik, die auf den Mindestlohn abgestützte Entwicklung der Löhne insgesamt, die sogenannte schwarze Null, ob Gesundheit, ob Bildung, ob Verkehr: nirgendwo werden sie finden, dass im Prinzip die CDU sowieso das Gleiche will wie die SPD! Während der doch jetzt langen Periode gemeinsamen Regierens sind die Unterschiede zwischen den Partnern dabei eben auch nicht geringer, sondern eher grösser geworden. Was anderes möchte nur Merkel vermitteln! Was ihr nicht gelingen sollte, denn es verschleiert halt ein wichtiges demokratisches Prinzip. Nämlich, dass man zu gangbaren Kompromissen kommt, und diese auch aushält. Wer behauptet, die Kompromissfindung innerhalb einer grossen Koalition sei schädlich für die Demokratie, hat die Demokratie für meine Begriffe nur unzureichend verstanden. Oder will bewusst darüber hinwegtäuschen, wie sie eigentlich funktioniert. Das gilt im übrigen nicht nur für Merkel und Lindner, sondern gilt leider auch für so manche/n Klapperer/in bei den Grünen, respektive den Linken."</text:p>
          </table:table-cell>
          <table:table-cell office:value-type="string" calcext:value-type="string">
            <text:p>"They are a fundamentally incorrect representation of the democratic principle of ""coalition"" again, which unfortunately currently rampant, especially if you have something against the SPD anyway. Coaltions are pure alliances of convenience, they do not mean that all decisions must emerge from an opinion formation that has been reconciled to the same level. Coalition negotiations are more based on the principle of first checking where you really want the same. Then check where you want something completely different, but accept the deviation, sometimes grudgingly, because the opportunity to realize one's own goals in the context of give and take makes one's acceptance seem worthwhile at this point. And there is a considerable amount of things that you get over that you simply can not put on the agenda, because you are far too different in principle. Whether EU and Turkey policy, based on the minimum wage development of wages overall, the so-called black zero, whether health, whether education, whether traffic: nowhere will they find that in principle, the CDU anyway the same wants as the SPD! During the long period of common governance, the differences between the partners have not diminished, but rather increased. What else would like to convey only Merkel! What she should not do, because it obscures an important democratic principle. Namely, that you come to feasible compromises, and this endures. Anyone who claims that compromise within a grand coalition is detrimental to democracy has only insufficiently understood democracy for my concepts. Or wants to deliberately obscure how it actually works. Incidentally, this does not only apply to Merkel and Lindner, but unfortunately also applies to some ripples in the Greens and the left."</text:p>
          </table:table-cell>
          <table:table-cell office:value-type="string" calcext:value-type="string">
            <text:p>negative</text:p>
          </table:table-cell>
          <table:table-cell table:number-columns-repeated="1021"/>
        </table:table-row>
        <table:table-row table:style-name="ro34">
          <table:table-cell office:value-type="string" calcext:value-type="string">
            <text:p>"Der Scheriff xyz ist gerademal wer? Mich erstaunt schon, dass sich einige Kommentare zum Artikel damit beschäftigen was hier nun gerade richtig oder falsch war an dem Gnadenakt in Bezug zu dem Polizisten selbst. Denn auch die Begnadigung eines Steuerhinterziehers, der im Freundeskreis eines Präsidenten weilt, zeugt von wenig Demokrativerständnis. Allerdings war dieser Gnadenakt wohl doch am Ende einer Amtszeit eher dumm aber unschädlich für die Demokratische Gesamtstruktur der USA gewesen. Donald Trump hingegen benutzt die Spielfigur xyz um seiner Bewegung in den USA ein Signal zukommen zu lassen. Das ist der eigentliche Grund weshalb die Welt aufschreien muss und dies auch tut. Und mal nebenbei bemerkt für einige Kommentatoren, die hier versuchen die journalistische Arbeit zu konterkarieren: wir können nur hier in Deutschland darauf aufmerksam machen was uns nicht gefällt. Und glauben sie mir, das wird im Ausland sehr wohl beobachtet. Ich erinnere dann immer gerne wieder an Herrn Erdogan, der ganze Stäbe an Mitarbeitern damit beschäftigt, die ausländischen Medien nach ""ihm unliebsamen Menschen"" abzusuchen."</text:p>
          </table:table-cell>
          <table:table-cell office:value-type="string" calcext:value-type="string">
            <text:p>"The Sheriff xyz is just who? I am astonished that some comments on the article deal with what was just right or wrong here in the mercy act in relation to the policeman himself. Even the pardon of a tax evader, who is in the circle of friends of a president, testifies to little sense of democracy. However, this act of grace was probably at the end of a term rather stupid but harmless to the Democratic Forest of the United States. Donald Trump, on the other hand, uses the character xyz to send a signal to his movement in the USA. This is the real reason why the world has to cry out and does so. And by the way, for some commentators who try to counteract the journalistic work here: we can only point out here in Germany what we do not like. And believe me, this is very well observed abroad. I always like to remind you again of Mr. Erdogan, who is busy staffing staff to search the foreign media for ""him disagreeable people""."</text:p>
          </table:table-cell>
          <table:table-cell office:value-type="string" calcext:value-type="string">
            <text:p>negative</text:p>
          </table:table-cell>
          <table:table-cell table:number-columns-repeated="1021"/>
        </table:table-row>
        <table:table-row table:style-name="ro5">
          <table:table-cell office:value-type="string" calcext:value-type="string">
            <text:p>"Dieser POTUS ist nichts anderes als ein widerliches Stück Exkrement. Und seine faschistioiden Ausbrüche kennen offensichtlich keine Grenzen. Allmählich wird es Zeit, dass er unschädlich gemacht wird. Wie sagt doch der gute Stauffacher: Nein, eine Grenze hat Tyrannenmacht, Wenn der Gedrückte nirgends Recht kann finden, Wenn unerträglich wird die Last  greift er Hinauf getrosten Mutes in den Himmel, Und holt herunter seine ew'gen Rechte, Die droben hangen unveräusserlich Und unzerbrechlich wie die Sterne selbst  Der alte Urstand der Natur kehrt wieder, Wo Mensch dem Menschen gegenübersteht  Zum letzten Mittel, wenn kein andres mehr Verfangen will, ist ihm das Schwert gegeben  Der Güter höchstes dürfen wir verteid'gen Gegen Gewalt  Wir stehn vor unser Land, Wir stehn vor unsre Weiber, unsre Kinder! Trump ""hat fertig""!"</text:p>
          </table:table-cell>
          <table:table-cell office:value-type="string" calcext:value-type="string">
            <text:p>"This POTUS is nothing but a disgusting piece of excrement. And his fascist outbreaks obviously have no limits. It is about time that he is rendered harmless. How does the good Stauffacher say: No, a border has tyrannical power, If the oppressed nowhere can be right, If unbearable is the load ?? Does he reach up to his courage, And bring down his everlasting rights, The ones above hang inextricably And unbreakable like the stars themselves? The old natural state of nature returns, where man faces man? As a last resort, if no other wants to catch, is the sword given to him? The highest goods we can defend against violence ?? We stand before our land, We stand before our wives, our children! Trump ""has finished""!"</text:p>
          </table:table-cell>
          <table:table-cell office:value-type="string" calcext:value-type="string">
            <text:p>negative</text:p>
          </table:table-cell>
          <table:table-cell table:number-columns-repeated="1021"/>
        </table:table-row>
        <table:table-row table:style-name="ro10">
          <table:table-cell office:value-type="string" calcext:value-type="string">
            <text:p>"Man wird die Grenzwerte erhöhen, eine Studie wird nachweisen Stickoxyd ist nicht soooo gesundheitsschädlich und die Automobilindustrie wird schöne Angebote machen. Fertsch! Die alten Meckerköppe, die Jahrzehnte den Dreck eingeatmet haben werden eh bald in ewigen Jagdgründe wandern, was ja auch Rente spart. Es hat schon alles seinen tieferen Sinn. Also - laßt unsere Superkanzlerin und den Rest der überbezahlten Gurkentruppe ruhig weiter ""handeln"" und sprecht Ihnen bei der Wahl euer vollstes Vertrauen aus!!"</text:p>
          </table:table-cell>
          <table:table-cell office:value-type="string" calcext:value-type="string">
            <text:p>"It will increase the limits, a study will prove Nitric oxide is not soooo harmful and the car industry will make nice offers. Fertsch! The old bitches, who have breathed the dirt for decades will soon migrate in eternal hunting grounds, which saves even pension. It already has everything its deeper meaning. So - let our Super Chancellor and the rest of the overpaid cucumber group continue to ""act"" and talk to you in the election of your fullest confidence !!"</text:p>
          </table:table-cell>
          <table:table-cell office:value-type="string" calcext:value-type="string">
            <text:p>negative</text:p>
          </table:table-cell>
          <table:table-cell table:number-columns-repeated="1021"/>
        </table:table-row>
        <table:table-row table:style-name="ro8">
          <table:table-cell office:value-type="string" calcext:value-type="string">
            <text:p>"Der ganze Individualverkehr ist ohnehin hochgradig schädlich und wird so keine Zukunft haben. Gewinner wird der sein, der hier neue intelligente Systeme schafft. Treiber sind die, die heute schon unter der aktuellen Lage leiden, Verlierer werden die sein, die den Status Quo mit Händen und Füßen verteidigen. Meistens ist denen das entweder egal, da sie heute noch davon profitieren (in Form von Parteispenden oder Ähnlichen), oder sie sind zu dämlich das zu erkennen, oder beides. Jeder kann sich jetzt selbst überlegen, wozu Horsti und seine ""christlichen"" Kollegen gehören. Ich persönlich tendiere immer mehr zur letzteren Variante."</text:p>
          </table:table-cell>
          <table:table-cell office:value-type="string" calcext:value-type="string">
            <text:p>"All individual traffic is highly harmful anyway and will have no future. The winner will be the one who creates new intelligent systems here. Drivers are those who already suffer from the current situation, losers will be those who defend the status quo with their hands and feet. Most of them either do not care because they still benefit from it today (in the form of party donations or the like), or they are too stupid to realize that, or both. Everyone can now think for themselves what belongs to Horsti and his ""Christian"" colleagues. Personally, I tend more and more to the latter variant."</text:p>
          </table:table-cell>
          <table:table-cell office:value-type="string" calcext:value-type="string">
            <text:p>negative</text:p>
          </table:table-cell>
          <table:table-cell table:number-columns-repeated="1021"/>
        </table:table-row>
        <table:table-row table:style-name="ro17">
          <table:table-cell office:value-type="string" calcext:value-type="string">
            <text:p>Die Diesel sind die am wenigsten Klimaschädlichen Motoren. Vor allem im Stadtverkehr (viel Stau -&amp;gt; viel Leerlauf/Teillast). Und deutlich klimafreundlicher als die Elektroautos! Deren Strom muss ja irgendwoher kommen und da sind eben Kohlekraftwerke mit dabei.</text:p>
          </table:table-cell>
          <table:table-cell office:value-type="string" calcext:value-type="string">
            <text:p>The diesels are the least harmful to the environment. Especially in city traffic (a lot of congestion -&gt; much idling / part load). And much more climate friendly than the electric cars! Their electricity must come from somewhere and there are just coal-fired power plants with it.</text:p>
          </table:table-cell>
          <table:table-cell office:value-type="string" calcext:value-type="string">
            <text:p>negative</text:p>
          </table:table-cell>
          <table:table-cell table:number-columns-repeated="1021"/>
        </table:table-row>
        <table:table-row table:style-name="ro31">
          <table:table-cell office:value-type="string" calcext:value-type="string">
            <text:p>"so ein Blödsinn. Wenn Sie nicht im Auftrag der Autoindustrie unterwegs sind, dann machen Sie sich wenigsten schlau, bevor Sie solch ein Blödsinn erzählen. Elektromotoren sind auch "" Motoren"". Und was ist nun klimaschädlicher : ein Motor wo hinter giftiges Zeugs rauskommt oder einer, wo gar nichts im Motor entsteht ? Wenn schon, dann müssen Sie die Diskussion auf die ERZEUGUNG von Energie legen, aber als Motor ist die Einschätzung der Schädlichkeit keine Frage. Und bei der Energie liegen Sie übrigens auch ganz falsch."</text:p>
          </table:table-cell>
          <table:table-cell office:value-type="string" calcext:value-type="string">
            <text:p>"that's rubbish. If you're not on the road for the auto industry, then make yourself less smart before telling such nonsense. Electric motors are also ""motors"". And what is climate damaging: an engine where comes out behind toxic stuff or one where nothing develops in the engine? If so, then you have to put the discussion on the production of energy, but as an engine the assessment of harmfulness is not a question. By the way, with energy, you are also completely wrong."</text:p>
          </table:table-cell>
          <table:table-cell office:value-type="string" calcext:value-type="string">
            <text:p>negative</text:p>
          </table:table-cell>
          <table:table-cell table:number-columns-repeated="1021"/>
        </table:table-row>
        <table:table-row table:style-name="ro17">
          <table:table-cell office:value-type="string" calcext:value-type="string">
            <text:p>"Würde mich schon interessieren, wie umweltschädlich Angies ""heiße Luft"" so ist, die sie offensichtlich auf meine Kosten in Marken und Ländern verbreitet. Ich selbst darf demnächst mit meinem Diesel nicht mehr um die Ecke fahren, weil so ein anderes CDU-Juwel seinen Job (auch) nicht beherrscht."</text:p>
          </table:table-cell>
          <table:table-cell office:value-type="string" calcext:value-type="string">
            <text:p>"I would be interested to know how environmentally harmful Angie's ""hot air"" is, which obviously spreads them at my expense in brands and countries. I myself am not allowed to drive around the corner with my diesel soon, because such a CDU-Jewel does not master his job (also)."</text:p>
          </table:table-cell>
          <table:table-cell office:value-type="string" calcext:value-type="string">
            <text:p>negative</text:p>
          </table:table-cell>
          <table:table-cell table:number-columns-repeated="1021"/>
        </table:table-row>
        <table:table-row table:style-name="ro6">
          <table:table-cell office:value-type="string" calcext:value-type="string">
            <text:p>Emissionsfrei Fortbewegung gibt es genauso wenig wie das perpetuum mobile. Beim Fahrrradfahrer kommen die Methan-Emissionen eben aus dem, na Sie wissen schon. Methan ist fünfzig mal so klimaschädlich wie CO2. Raucht der grüne Radfahrer dazu noch seinen Joint, dann gibts auch noch reichlich Feinstaub dazu, etwa wie 15 Minuten alten Dieselmotor fahren. Wir müssen Technologien entwickeln um Emissionen zu reduzieren, dazu gibt es eine Reihe von Ansätzen. Brachiale Verbote die uns wieder auf eine suboptimale Technologie zwingen sollen sind falsch.</text:p>
          </table:table-cell>
          <table:table-cell office:value-type="string" calcext:value-type="string">
            <text:p>Emission-free locomotion is just as rare as the perpetuum mobile. For the cyclist, the methane emissions just come out of it, you know. Methane is fifty times more harmful to the climate than CO2. If the green cyclist also smokes his joint, then there are also plenty of fine dust to drive about as 15-minute-old diesel engine. We have to develop technologies to reduce emissions, and there are a number of approaches. Brachial prohibitions that are supposed to force us back to a suboptimal technology are wrong.</text:p>
          </table:table-cell>
          <table:table-cell office:value-type="string" calcext:value-type="string">
            <text:p>negative</text:p>
          </table:table-cell>
          <table:table-cell table:number-columns-repeated="1021"/>
        </table:table-row>
        <table:table-row table:style-name="ro7">
          <table:table-cell office:value-type="string" calcext:value-type="string">
            <text:p>Als Mann muss man heutzutage ein dickes Fell haben - auch wenn ich nicht direkt angesprochen werde. Denn bei der ganzen Gender-Sache kommt zum wissenschaftlichen Unsinn als solchen erschwerend hinzu, dass den Männern in der Regel negative Eigenschaften unterstellt werden (die sie natürlich alle nur gesellschaftlich gelernt haben). Nun kann man aber die üblichen Eigenschaften von Menschen nicht einfach per se kriminalisieren. Jahrhunderte wurde deshalb versucht, unter Umständen schädlich wirkende, aber ur-menschliche Eigenschaften - wie Aggressivität und Gewalt - in einen kulturell begrenzten Rahmen auszuleben. Diesen Bereich gibt es nicht mehr. Des weiteren würde ich auch Frauen durchaus sehr destruktives Verhaltene unterstellen - aber das wird dann oft wieder mit Männern begründet. Das Prinzip ist so primitiv, dass ich es deshalb schaffe, es nicht persönlich zu nehmen ... .</text:p>
          </table:table-cell>
          <table:table-cell office:value-type="string" calcext:value-type="string">
            <text:p>As a man you have to have a thick coat these days - even if I'm not directly addressed. For in the whole gender thing is added to the scientific nonsense as such aggravating that the men are usually assumed negative qualities (of course, they have all only learned socially). But you can not simply criminalize the usual characteristics of people per se. For centuries, attempts have therefore been made to express harmful, but ur-human characteristics - such as aggressiveness and violence - in a culturally limited framework. This area does not exist anymore. Furthermore, I would also assume women very destructive behavior - but that is often justified again with men. The principle is so primitive that I therefore manage not to take it personally ....</text:p>
          </table:table-cell>
          <table:table-cell office:value-type="string" calcext:value-type="string">
            <text:p>negative</text:p>
          </table:table-cell>
          <table:table-cell table:number-columns-repeated="1021"/>
        </table:table-row>
        <table:table-row table:style-name="ro8">
          <table:table-cell office:value-type="string" calcext:value-type="string">
            <text:p>Es wäre Aufgabe der Republikaner mit Trump als Präsident nach anderthalb Jahren reinen Tisch zu machen. Aber sie zögern noch. Wahrscheinlich warten sie noch auf deutlichere Zeichen der Ablehnung von der Basis zu diesem kaum erträglichen POTUS und niemand will den Brutus geben, es könnte sich für die eigene politische Zukunft schädlich auswirken. Aber so wie jede Verzögerung bei entscheidend wichtigen Maßnahmen sich zunehmend negativ auswirkt, so wird es den Republikanern ergehen mit ihrer unentschlossenen Haltung Trump gegenüber. Hier hat der Spruch Gültigkeit: Lieber ein Ende mit Schrecken, als ein Schrecken ohne Ende.</text:p>
          </table:table-cell>
          <table:table-cell office:value-type="string" calcext:value-type="string">
            <text:p>It would be up to the Republicans to clear the table with Trump as president after a year and a half. But they still hesitate. Probably they are waiting for clearer signs of rejection from the grassroots to this barely tolerable POTUS and no one wants to admit the Brutus could be detrimental to their own political future. But as any delay in key action becomes increasingly negative, so will the Republicans with their indecisive attitude towards Trump. Here the saying is valid: Better an end with terror, than a terror without end.</text:p>
          </table:table-cell>
          <table:table-cell office:value-type="string" calcext:value-type="string">
            <text:p>negative</text:p>
          </table:table-cell>
          <table:table-cell table:number-columns-repeated="1021"/>
        </table:table-row>
        <table:table-row table:style-name="ro29">
          <table:table-cell office:value-type="string" calcext:value-type="string">
            <text:p>"Warum ist das kein grünes Thema? Statt sinnfrei auf Dieselautos einzuprügeln wäre ein Abbau von Atombomben doch mal sinnvoll, allemal sinnvoller als der von friedlichen fehlerfreien Kernkraftwerken. Was ist denn am Diesel so schädlich, hat er in den letzten Jahren Millionen von Menschen dahingerafft? Nein, da ist nur wie üblich erin willkürlicher EU-Grenzwert der von Ländern ohne eigene Autoindustrie durchgesetzt wurde um Deutschland zu schaden. Gerade Stuttgart, bei dem nur an einer Messtelle die Werte nicht eingehalten werden, nicht wie in der Lügenpresse verbreitet vielen Punkten ist die Lebenserwartung am höchsten in Deutschland, so schlecht kann das also gar nicht sein mit den Dieselautos. Stuttgart ist auch keine Stadt aus der die Menschen fliehen, nein da gibt es einen riesigen Wohnungsmangel und extrem hohe Mieten. Ich wusste persönlich gar nicht das unsere ""amerikanischen Freunde"" immer noch Atombomben auf fremden Gebiet lagern, ich dachte nach 1990 wäre das vorbei gewesen. Man muss da ein Zeichen setzen und die Bomben rauswerfen. Wer immer nur friedliche Lösungen will, der darf keine atomaren Waffen in seinem Land zulassen. Ich hätte auch kein Problem mit einem Natoaustritt, die Nato macht mehr Ärger als sie einbringt - siehe Türkei. Was soll denn so toll an der Nato sein. Die größte Gefahr weltweit ist der verrückte Präsident im weißen Haus der USA. Da die in der Nato sind wird uns die Nato da nicht helfen können. Wir brauchen eine namentliche Abstimmung über diese Waffen und deren Verbleib. Die wäre bei weitem wichtiger gewesen als die alberne Ehe für alle, denn eine eingetragene Partnerschaft gab es schon und die hatte doch nur einen anderen Namen für das selbe Elend. Ich bin jedenfalls seit 5 Jahren geschieden und ich hätte in den 33 Elendjahren davor nie geglaubt wie schön es ist frei von einer ewig schlecht gelaunten faulen Ehefrau zu sein."</text:p>
          </table:table-cell>
          <table:table-cell office:value-type="string" calcext:value-type="string">
            <text:p>"Why is not that a green topic? Instead of beating mindlessly on diesel cars, it would make sense to dismantle atomic bombs, and always make more sense than peacefully clean nuclear power plants. What is so harmful about diesel, has it killed millions of people in recent years? No, there is only as usual erin arbitrary EU limit which was enforced by countries without their own car industry to harm Germany. Especially Stuttgart, where the values ​​are not adhered to only at a measuring station, not as in the lying press spread many points, the life expectancy is highest in Germany, so bad that can not be so with the diesel cars. Stuttgart is not a city from which people flee, no, there is a huge housing shortage and extremely high rents. Personally, I did not know that our ""American friends"" still stored atomic bombs on foreign territory, I thought after 1990 that would have been over. You have to make a sign and throw out the bombs. Whoever only wants peaceful solutions, must not allow atomic weapons in his country. I would not have a problem with a NATO exit, the NATO makes more trouble than it brings - see Turkey. What should be so great about NATO. The biggest threat worldwide is the crazy President in the White House of the United States. Since they are in NATO, NATO will not be able to help us there. We need a roll call vote on these weapons and their whereabouts. That would have been far more important than the silly marriage for all, because there was already a registered partnership and yet had only a different name for the same misery. Anyway, I've been divorced for 5 years and in the 33 misery years before I would never have believed how nice it is to be free from a lazy, bad-tempered wife."</text:p>
          </table:table-cell>
          <table:table-cell office:value-type="string" calcext:value-type="string">
            <text:p>negative</text:p>
          </table:table-cell>
          <table:table-cell table:number-columns-repeated="1021"/>
        </table:table-row>
        <table:table-row table:style-name="ro10">
          <table:table-cell office:value-type="string" calcext:value-type="string">
            <text:p>Da muss der kleine Jens aber noch üben, wenn er mal Merkel beerben will. Dabei hat die Chefin es ihm vorgemacht. In der Spendenaffäre erst den Altmeister Kohl vom Sockel gehoben und anschließend Schäuble in den Abgrund gestoßen. Karriereschädlich war das nicht, ein klarer Fall von Chance erkannt und genutzt. Bekanntlich hat Merkel mit ihren schweren Fehlern in der Migrationskrise einen nicht minder schweren Skandal auf ihrem Konto. Also Jens: wenn du mal Bundeskanzler werden willst, dann musst du schon die Chefin angreifen, wo es weh tut.</text:p>
          </table:table-cell>
          <table:table-cell office:value-type="string" calcext:value-type="string">
            <text:p>Since the little Jens but still has to practice if he wants to inherit Merkel times. The boss has done it for him. In the donation affair first the old master Kohl lifted from the pedestal and then pushed Schäuble into the abyss. This was not career-damaging, a clear case of opportunity was recognized and used. As you know, Merkel has a serious scandal on her account with her serious mistakes in the migration crisis. So Jens: if you want to be Chancellor, then you have to attack the boss, where it hurts.</text:p>
          </table:table-cell>
          <table:table-cell office:value-type="string" calcext:value-type="string">
            <text:p>negative</text:p>
          </table:table-cell>
          <table:table-cell table:number-columns-repeated="1021"/>
        </table:table-row>
        <table:table-row table:style-name="ro13">
          <table:table-cell office:value-type="string" calcext:value-type="string">
            <text:p>"Nicht wenige Politiker (""Politpfeifen""), darunter Minister(präsidenten) wie Clement oder Koch oder Wissmann, haben sich schon während ihrer Amtszeit hochdotierte Posten in der Wirtschaft gesichert. Geld stinkt bekanntlich nicht und enge Beziehungen zur Regierung können für kein Unternehmen schädlich sein (deshalb bin ich auch dafür, dass hochrangige Regierungsmitglieder eine mehrjährige Sperrfrist einhalten müssen - z. B. eine Legislaturperiode - ehe sie Kohle machen). Nun geht auch der Rentner und Privatmann G. S. - schon lange nicht mehr in Regierungsverantwortung - diesen Weg. Was ist daran verwerflich? Außerdem, und da stimme ich mit dem Autor überein, sind wirtschaftliche Beziehungen zu Russland nur zum Vorteil in der globalen Handels- und politischen Welt. Schon Altkanzler Bismarck hat erkannt: Ohne Russland geht in Europa gar nichts. Wir sollten froh sein, dass Schröder ""unser Mann"" in Russland ist, wenn schon die Regierung glaubt, Sanktionen gegen die Großmacht wären sinnvoll. Und was uns über die Ukraine und die Krim in den Medien vermeldet wird, widerspricht den historischen und aktuellen Gegebenheiten. Also lasst Schröder unseren Vormann in Russland sein und gönnt ihm die paar Rubelchen! Seit wann schert sich der Kapitalist um politische Zustände, wenn er Profit machen kann?"</text:p>
          </table:table-cell>
          <table:table-cell office:value-type="string" calcext:value-type="string">
            <text:p>"Not a few politicians (""political whistles""), including ministers (presidents) such as Clement or Koch or Wissmann, have already secured highly paid posts in the economy during their term of office. As you know, money does not stink and close relations with the government can not be harmful to any company (that's why I also call for high-level government members to have a multi-year lock-up period - eg a legislative term - before they make coal). Now, the retiree and private G.S. - no longer in government responsibility - this way. What is wrong with that? Besides, and I agree with the author, economic relations with Russia are only for the benefit of the global trade and political world. Former Chancellor Bismarck has realized that without Russia, nothing will work in Europe. We should be glad that Schröder is ""our man"" in Russia, if the government believes that sanctions against the great power would make sense. And what is reported to us about the Ukraine and the Crimea in the media contradicts the historical and current circumstances. So let Schröder be our foreman in Russia and treat him the few rubles! Since when does the capitalist care about political conditions if he can make a profit?"</text:p>
          </table:table-cell>
          <table:table-cell office:value-type="string" calcext:value-type="string">
            <text:p>negative</text:p>
          </table:table-cell>
          <table:table-cell table:number-columns-repeated="1021"/>
        </table:table-row>
        <table:table-row table:style-name="ro1">
          <table:table-cell office:value-type="string" calcext:value-type="string">
            <text:p>sicher, kann man fragen. man kann aber auch frage was für eine geisteshaltung ist verantwortlich dafür zuerst die von ihnen genannten fragen zu stellen und nicht erstmal froh zu sein, dass terroristen deren ziel es war unschuldige zivilisten wahllos umzubringen unschädlich gemacht wurden. meiner meinung nach kann da nur eine ideologische verstarahlung ursache sein, die in staatlichen organen wie z.b. der polizei den eigentlichen feind sieht und nicht islamische terroristen.</text:p>
          </table:table-cell>
          <table:table-cell office:value-type="string" calcext:value-type="string">
            <text:p>Sure, you can ask. but one may also ask what kind of mental attitude is responsible for first asking the questions you have asked and not first of all being happy that terrorists whose aim was to kill innocent civilians indiscriminately were rendered harmless. in my opinion, it can only be an ideological suppression cause, which in state organs such. The police sees the real enemy and not Islamic terrorists.</text:p>
          </table:table-cell>
          <table:table-cell office:value-type="string" calcext:value-type="string">
            <text:p>negative</text:p>
          </table:table-cell>
          <table:table-cell table:number-columns-repeated="1021"/>
        </table:table-row>
        <table:table-row table:style-name="ro10">
          <table:table-cell office:value-type="string" calcext:value-type="string">
            <text:p>wurde nie positiv verwandt. Ein guter Mensch wird nicht Gutmensch genannt. Mit Gutmensch machte man sich über eine Person lustig, die in ihrer Naivität, Dummheit oder Borniertheit nicht erkennt, dass sie mit ihrem vorgeblichen guten Tun und Denken am Ende schlechtes bewirkt. Der formal Gutes wichtiger als im Ergebnis materiel Gutes ist. Mittlerweile ist Gutmensch eine abfällige Bezeichnung gegenüber Menschen, die ihr Gutmenschsein politisch missbrauchen und ihr schädliches Handeln als menschlich gut und moralisch gerechtfertigt verbrämen.</text:p>
          </table:table-cell>
          <table:table-cell office:value-type="string" calcext:value-type="string">
            <text:p>was never positively related. A good person is not called a good person. With do-gooders one made fun of a person who does not recognize in their naivety, stupidity or narrow-mindedness, that with their ostensible good actions and thinking in the end causes bad. The formal good is more important than the result is material good. Meanwhile, do-gooders is a derogatory term against people who politically abuse their good nature and bury their harmful actions as human well and morally justified.</text:p>
          </table:table-cell>
          <table:table-cell office:value-type="string" calcext:value-type="string">
            <text:p>negative</text:p>
          </table:table-cell>
          <table:table-cell table:number-columns-repeated="1021"/>
        </table:table-row>
        <table:table-row table:style-name="ro4">
          <table:table-cell office:value-type="string" calcext:value-type="string">
            <text:p>"Die von der CDU/CSU/SPD-Regierung getragenen Sanktionen gegen Russland waren eine schädliche politische Fehlleistung und bleiben es. Da ist es durchaus verdienstvoll (wenn auch im doppelten Sinne) und respektabel, wenn ein deutscher Bundeskanzler a. D. gute Beziehungen zur russischen Regierung aufrecht erhält. Auch der CSU-Vorsitzende Seehofer unterhält weiterhin erstklassige Beziehungen zu Russland und Putin - ganz im Sinne der bayerischen Wirtschaft, allen voran Siemens. Dies ist durchaus positiv zu werten. Seehofer sollte seinen Generalsekretär, den ""Kleinen Doktor"" , zurückpfeifen. Scheuers Ausfälle sind halt tumbes Wahlkampf-Gebell."</text:p>
          </table:table-cell>
          <table:table-cell office:value-type="string" calcext:value-type="string">
            <text:p>"The sanctions against Russia carried by the CDU / CSU / SPD government have been and remain a damaging political blunder. Since it is quite meritorious (albeit in a double sense) and respectable when a German Chancellor a. D. maintains good relations with the Russian government. The CSU chairman Seehofer also maintains first-class relations with Russia and Putin - in the spirit of the Bavarian economy, above all Siemens. This is very positive. Seehofer should whistle his secretary general, the ""Little Doctor"" back. Scheuer's failures are just a tumble campaign bark."</text:p>
          </table:table-cell>
          <table:table-cell office:value-type="string" calcext:value-type="string">
            <text:p>negative</text:p>
          </table:table-cell>
          <table:table-cell table:number-columns-repeated="1021"/>
        </table:table-row>
        <table:table-row table:style-name="ro3">
          <table:table-cell office:value-type="string" calcext:value-type="string">
            <text:p>Dann brauchen sie sich bei dieser Einstellung nicht wundern, wenn unsere Soldaten weiter Ärger machen. Männer spornen sich gegenseitig zu Dummheiten an, stacheln sich auf und begehen auch öfters Übergriffe+handeln zu schnell, wenn sie unter sich sind. Frauen wirken da ausgleichend. Sie sorgen also dafür, dass sich unsere Leute besser benehmen, was alles andere als schädlich ist. Vergessen sie auch nicht das gerade Taliban und die Leute aus dem nahen Osten wirklich schiss davor haben, von einer Frau getötet zu werden. Religion. Dazu wird das weibliche Geschlecht gnadenlos unterschätzt, was im Kampf ebenso Vorteile gibt. Mehr Überraschungsmoment, mehr Taktikmöglichkeiten. Ansonsten? Schießen kann auch ne Frau und mit ihrer weniger bedrohlichen Art und dem besseren Schlichten kann man Konflikte vermeiden+Zivilisten für sich gewinnen. Ein Soldat mordet nicht nur. Er soll auch gefälligst beschützen/verteidigen und Tote vermeiden, wenn es möglich ist, besonders tote Zivilisten. Sie tun so als bestände der Dienst aus blosen reinstürmen und abknallen. Da zählt mehr dazu.</text:p>
          </table:table-cell>
          <table:table-cell office:value-type="string" calcext:value-type="string">
            <text:p>Then you need not be surprised at this attitude, if our soldiers continue to make trouble. Men spur each other on stupidities, spur themselves on and commit more attacks often act too fast when they are among themselves. Women have a balancing effect. So they make our people behave better, which is anything but harmful. Do not forget the straight Taliban and the people from the Middle East are really scared of being killed by a woman. Religion. In addition, the female gender is mercilessly underestimated, which gives benefits in combat as well. More surprise, more tactics. Otherwise? Shooting can also be a woman, and with her less threatening nature and better finishing, conflicts can be avoided + civilians can win. A soldier does not just kill. He should also kindly protect / defend and avoid dead, if possible, especially dead civilians. They do so as stocks of service from mere storms and slam. There is more to it.</text:p>
          </table:table-cell>
          <table:table-cell office:value-type="string" calcext:value-type="string">
            <text:p>negative</text:p>
          </table:table-cell>
          <table:table-cell table:number-columns-repeated="1021"/>
        </table:table-row>
        <table:table-row table:style-name="ro20">
          <table:table-cell office:value-type="string" calcext:value-type="string">
            <text:p>"Bei meinem Diensteintritt im Januar 1961 (Luftlandetruppe) gab es noch kein KSK, aber durchaus schon verschiedene ""Spezialkräfte"". Zu denen gehörte ich immerhin lange genug, um mir selber ein Bild machen zu können. Mehrere Verteidigungsminister habe ich also auch er- und ""überlebt"". Eine derartige Niete als Minister(in) blieb mir während meine Dienstzeit glücklicherweise erspart. Was ""Aufnahme - oder Verabschiedungs-Rituale"" angeht, habe ich so ziemlich alles - ausgenommen marine-typisches - erlebt und/oder mitgemacht, was es gab. Es war n i c h t s dabei, das wirklich unter die Gürtellinie ging, ehrenrührig oder gar gesundheitsschädlich war. Frau von der Leyen hat keine Schuld an all den Dingen, die ihre Vorgänger zu verantworten haben, aber sie selber hat dermaßen viel Mist gemacht, dass mir um die Bundeswehr und - insgesamt - um die Verteidigungsfähigkeit wirklich angst und bange wird. Die Frau hat leider keine Ahnung von Waffen und Gerät, aber noch viel weniger von Menschenführung. Auf den OLt Franco A. musste sie zwar irgendwie reagieren, ist aber dabei völlig übers Ziel hinausgeschossen, indem sie die gesamte Bundeswehr unter Generalverdacht gestellt und verunglimpft hat. Ginge es um ""Platz 1 bei absoluten Fehlbesetzungen"", wäre Frau von der Leyen immer weit vorne mit dabei. Sie ist schon wieder kurz davor, aus einer Mücke einen Elefanten zu machen. An völliger Instinktlosigkeit und Realitätssinn ist das kaum noch zu überbieten. Wenn d a s alles gewesen sein soll, was die Ministerin so auf die Palme (?) bringt, frage ich mich schon, wie sie sich den Job der KSK-Soldaten im Ernstfall (!) - eigentlich vorstellt."</text:p>
          </table:table-cell>
          <table:table-cell office:value-type="string" calcext:value-type="string">
            <text:p>"When I joined the service in January 1961 (Luftlandetruppe) there was no KSK, but quite different ""special forces"". After all, I was one of those people long enough to get a picture of myself. So I have also survived and ""survived"" several defense ministers. Such a rivet as a minister (fortunately) was spared me during my time of service fortunately. As far as recording or farewell rituals are concerned, I have experienced and participated in just about anything except marine. It was not there that really went under the belt, was offensive or even harmful to health. Frau von der Leyen is not to blame for all the things her predecessors have to answer for, but she herself has done so much crap that I'm really worried about the Bundeswehr and - overall - about the defense capability. Unfortunately, the woman has no idea about weapons and equipment, but much less about leadership. Although she had to react to OLt Franco A. somehow, she was completely overstepped by putting the entire Bundeswehr under suspicion and denigrating her. If it was about ""# 1 in absolute mistakes"", Ms. von der Leyen would always be in the lead. She is on the verge of turning a mosquito into an elephant. In total instinctlessness and a sense of reality that is hard to beat. If d a s everything should have been, what the Minister so on the palm (?) Brings, I wonder how she imagines the job of KSK soldiers in case of emergency (!) - Actually."</text:p>
          </table:table-cell>
          <table:table-cell office:value-type="string" calcext:value-type="string">
            <text:p>negative</text:p>
          </table:table-cell>
          <table:table-cell table:number-columns-repeated="1021"/>
        </table:table-row>
        <table:table-row table:style-name="ro51">
          <table:table-cell office:value-type="string" calcext:value-type="string">
            <text:p>Das Problem ist ganz einfach, dass Nordkorea praktisch schon seit Beginn seiner Existenz ein Problemstaat ist. Immer wieder Aggressionen, immer wieder Grenzverletzungen, irreguläre Kriegsführung, Terror... und nebenbei hält es sein Volk wie Gefangene und missbraucht es als Verfügungsmasse der korrupten Elite. Jeder betroffene Nachbar wäre völlig im Recht gewesen, dieses überdimensionierte Sektenlager zu invasieren und unschädlich zu machen. Dass das nicht geschehen ist, lang nicht zuletzt an der politischen Unterstützung aus Moskau und Peking. Die ist aber erwiesenermaßen Schwankungen unterworfen - eigene Atomwaffen sind das nicht. Daher ist es nur verständlich, dass der Norden welche haben will. Ich glaube zwar an das Recht auf Selbstverteidigung, und dass in der Theorie kein Land mehr oder weniger Recht auf Atomwaffen hat als Andere (wobei die ideale Zahl 0 ist)... aber das Regime in Pyöngyang muss ich leider davon ausnehmen. Die verteidigen sich nicht bloß, die provozieren, greifen an. Das ist kein Land das auf legitime Art legitime Interessen vertritt, sondern ein tollwütiges Tier das es zu enthaupten gilt. Und die USA - egal was man sonst von ihnen halten mag - stehen da völlig auf der richtigen Seite: auf der der geistig gesunden Demokratien. Was allerdings nicht heißt, dass die Eskalation zu rechtfertigen sei. Trump ist ein dummer, unreifer, inkompetenter und gefährlicher Präsident und so ziemlich die schlimmste Person die man in dieser Krise an den Hebeln der Macht sitzen haben kann.</text:p>
          </table:table-cell>
          <table:table-cell office:value-type="string" calcext:value-type="string">
            <text:p>The problem is quite simply that North Korea has been a problem state since its very beginning. Again and again aggression, again and again border violations, irregular warfare, terror ... and incidentally, it keeps his people like prisoners and abuses it as a possession mass of the corrupt elite. Every affected neighbor would have been perfectly entitled to invade and destroy this oversized cults. That this did not happen, not least because of the political support from Moscow and Beijing. But this is proven to be subject to fluctuations - own nuclear weapons are not. Therefore, it is only understandable that the North wants to have some. Although I believe in the right to self-defense and that in theory no country has more or less the right to nuclear weapons than others (the ideal number is 0) ... but unfortunately I have to exempt the regime in Pyongyang. They do not just defend themselves, they provoke, they attack. This is not a country that legitimately represents legitimate interests, but a rabid animal to decapitate. And the US - no matter what else you think of them - is totally on the right page: on the mentally sound democracies. Which does not mean that the escalation is justifiable. Trump is a stupid, immature, incompetent, and dangerous president, and pretty much the worst person you can have on the levers of power in this crisis.</text:p>
          </table:table-cell>
          <table:table-cell office:value-type="string" calcext:value-type="string">
            <text:p>negative</text:p>
          </table:table-cell>
          <table:table-cell table:number-columns-repeated="1021"/>
        </table:table-row>
        <table:table-row table:style-name="ro1">
          <table:table-cell office:value-type="string" calcext:value-type="string">
            <text:p>Und demnächst dann Schwarz Gelb- Schwarzbraun? Die Laufzeiten der AKWs doch wieder um 30 Jahre verlängern und die Umwelttechnik in Deutschland einstampfen, Grundwasser mit gelb- schwarzer Gülle vergiften und billiges, aber gesundheitsschädliches Fleisch in großen Mengen produzieren, den Ansatz eines Mindestlohnes wieder abschaffen? Alles super Aussichten, nur weiter so, ich werde dann auswandern!</text:p>
          </table:table-cell>
          <table:table-cell office:value-type="string" calcext:value-type="string">
            <text:p>And soon then black yellow and black brown? Extend the runtimes of the nuclear power plants by another 30 years and stamp the environmental technology in Germany, poison groundwater with yellow-black liquid manure and produce cheap, but unhealthy meat in large quantities, abolish the approach of a minimum wage? All great prospects, just keep it up, I will emigrate then!</text:p>
          </table:table-cell>
          <table:table-cell office:value-type="string" calcext:value-type="string">
            <text:p>negative</text:p>
          </table:table-cell>
          <table:table-cell table:number-columns-repeated="1021"/>
        </table:table-row>
        <table:table-row table:style-name="ro17">
          <table:table-cell office:value-type="string" calcext:value-type="string">
            <text:p>Nach diesem Barroso. Der hat vieles vebockt. Juncker war die Idealbesetzung. Steuerparadies? Welcher Staat hat die nicht! Auch in D gibt es das! Nur mal genauer hinschauen. Deswegen Juncker zu schlachten wäre schädlich gewesen, er ist Vollbluteuropäer von Geburt.</text:p>
          </table:table-cell>
          <table:table-cell office:value-type="string" calcext:value-type="string">
            <text:p>After this Barroso. He has jacked up a lot. Juncker was the ideal cast. Tax haven? Which state does not have that! There is also this in D! Just take a closer look. Therefore slaughtering Juncker would have been harmful, he is a full-blooded European by birth.</text:p>
          </table:table-cell>
          <table:table-cell office:value-type="string" calcext:value-type="string">
            <text:p>negative</text:p>
          </table:table-cell>
          <table:table-cell table:number-columns-repeated="1021"/>
        </table:table-row>
        <table:table-row table:style-name="ro21">
          <table:table-cell office:value-type="string" calcext:value-type="string">
            <text:p>Es würde reichen, die EU-Agrarsubventionen zu streichen und den Liter Benzin/Diesel schrittweise höher zu besteuern, bis ca. 3.50 , um alle verursachten Kosten zu internalisieren. Natürlich sollten alle fossilen Brennstoffe ohne Ausnahme zunehmend besteuert werden. Die Kfz-Steuer sollte abgeschafft werden. Verbrauchssteuern reichen aus. Die Steuern sollten gesenkt werden, damit jeder die Wahl hat: Viel Geld für die Allgemeinheit schädliche Dinge auszugeben oder das Geld zu sparen. Nachhaltigkeit muss sich auch finanziell lohnen. Eine Änderung der Subventionspolitik und Energiebesteuerung würde uns voranbringen. Zwei Jahre sind alle am Meckern, danach haben wir uns daran gewöhnt. In Groningen fahren fast alle mit dem Fahrrad, das hat die Bevölkerung nicht alleine geschafft. Mit Hilfe der Politik konnten die Menschen nach und nach ihren Schweinehund überwinden und mit einem geringeren CO2-Fußabdruck leben. Wir sollten nicht vergessen: Die Chinesen machen es uns nach und potenzieren die negativen Auswirkungen!</text:p>
          </table:table-cell>
          <table:table-cell office:value-type="string" calcext:value-type="string">
            <text:p>It would be enough to cancel the EU agricultural subsidy and gradually tax the liter of gasoline / diesel higher, up to about 3.50 ??, to internalize all the costs incurred. Of course, all fossil fuels should be increasingly taxed without exception. The car tax should be abolished. Consumption taxes are sufficient. Taxes should be lowered so that everyone has the choice: to spend a lot of money on the public good or to save the money. Sustainability also has to be financially worthwhile. A change in subsidy policy and energy taxation would bring us forward. Two years are all complaining, then we got used to it. In Groningen, almost everyone rides a bike, the population did not make it on their own. With the help of politics, people gradually overcame their bastard and lived with a lower carbon footprint. We should not forget: the Chinese are following us and potentiating the negative effects!</text:p>
          </table:table-cell>
          <table:table-cell office:value-type="string" calcext:value-type="string">
            <text:p>negative</text:p>
          </table:table-cell>
          <table:table-cell table:number-columns-repeated="1021"/>
        </table:table-row>
        <table:table-row table:style-name="ro8">
          <table:table-cell office:value-type="string" calcext:value-type="string">
            <text:p>Dr. Merkel ist eher das Muster für einen Maschinenschaden. Dr. Merkel hat kein Problem gelöst: - 0% Zinsen, da politisch gewollt - Renten im freien Fall, unkalkulierbar, ausgenommen Pensionen der Beamten! - Infrastruktur (Straßen, Bahn) auf 3.Welt Niveau - Energiewende abgewürgt, Null Plan - Klimaschädliche PKW, Null Verantwortung, Diesel Chaos, e-Auto Märchen - Flüchtlingskrise, Null Lösung, Null Plan - Millionen Beschäftige in Billigjobs, spätere Rente = Null - preiswerter Wohnraum, nur in der Uckermark - ... Sie hatte keinerlei Erfolge und will erneut gewählt werden? Leiden denn alle unter Amnesie?</text:p>
          </table:table-cell>
          <table:table-cell office:value-type="string" calcext:value-type="string">
            <text:p>Dr. Merkel is more of a pattern for a machine failure. Dr. Merkel has solved no problem: - 0% interest, as politically wanted - pensions in free fall, incalculable, except pensions of civil servants! - Infrastructure (roads, railways) at the 3rd world level - energy turnaround strangled, zero plan - climate-damaging cars, zero responsibility, diesel chaos, e-car fairy tale - refugee crisis, zero solution, zero plan - millions employed in low-paid jobs, later pension = zero - affordable housing, only in the Uckermark - ... She had no success and wants to be re-elected? Do all suffer from amnesia?</text:p>
          </table:table-cell>
          <table:table-cell office:value-type="string" calcext:value-type="string">
            <text:p>negative</text:p>
          </table:table-cell>
          <table:table-cell table:number-columns-repeated="1021"/>
        </table:table-row>
        <table:table-row table:style-name="ro22">
          <table:table-cell office:value-type="string" calcext:value-type="string">
            <text:p>Das Entwicklungshilfe oft schädlich ist, ist seit Jahren bekannt. http://www.faz.net/aktuell/wirtschaft/konjunktur/entwicklungspolitik-wer-afrika-helfen-will-darf-kein-geld-geben-1437005.html</text:p>
          </table:table-cell>
          <table:table-cell office:value-type="string" calcext:value-type="string">
            <text:p>Development aid is often harmful, has been known for years. http://www.faz.net/aktuell/wirtschaft/konjunktur/entwicklungspolitik-wer-afrika-helfen-will-darf-kein-geld-geben-1437005.html</text:p>
          </table:table-cell>
          <table:table-cell office:value-type="string" calcext:value-type="string">
            <text:p>negative</text:p>
          </table:table-cell>
          <table:table-cell table:number-columns-repeated="1021"/>
        </table:table-row>
        <table:table-row table:style-name="ro15">
          <table:table-cell office:value-type="string" calcext:value-type="string">
            <text:p>Da gab es schädlichere Fraktionswechsel in den Landtagen und im Bundestag als dieser Parteiübertritt von Frau Twesten. Unangenehm waren Parteiwechsel unmittelbar nach Wahlen, bei denen der Wählerwille verfälscht wurde.</text:p>
          </table:table-cell>
          <table:table-cell office:value-type="string" calcext:value-type="string">
            <text:p>There were more damaging faction changes in the Diets and the Bundestag than this party transfer of Mrs. Twesten. It was unpleasant party changes immediately after elections in which the will of the electorate was falsified.</text:p>
          </table:table-cell>
          <table:table-cell office:value-type="string" calcext:value-type="string">
            <text:p>negative</text:p>
          </table:table-cell>
          <table:table-cell table:number-columns-repeated="1021"/>
        </table:table-row>
        <table:table-row table:style-name="ro9">
          <table:table-cell office:value-type="string" calcext:value-type="string">
            <text:p>Eine Quote für E-Autos in der EU - wie krank ist das denn. Ich mag Merkel weiß Gott nicht, aber diesmal hat sie vollrecht. Schon der Ansatz ist unüberlegt und die Umsetzung ist momentan nicht vorstellbar. Stand erst gestern nicht im spon wie umweltschädlich diese Drecks-Elektroautos sind. Hört doch eindlich auf uns diese Karren schön zu reden. Da setzt die SPD gerade voll aufs falsche Pferd (sprich Auto). Von den grünen Spinnern hätte ich so was eher erwartet, nicht aber von einer Partei die sich als Vertreter der Arbeitnehmer versteht. Sollte die SPD sich nicht innerhalb der nächsten Wochen von diesem Quotenplan trennen hatg sie mindestens eine Stimme weniger. Ich kann mir vorstellen das auch andere so denken -&amp;gt; auf in Zukunft, SPD muss unter 20% bleiben!</text:p>
          </table:table-cell>
          <table:table-cell office:value-type="string" calcext:value-type="string">
            <text:p>A quota for e-cars in the EU - how sick is that? I do not like Merkel, but this time she has full rights. Even the approach is thoughtless and the implementation is currently unimaginable. Not until yesterday did not spon how polluting these dirty electric cars are. Listen to us talking about these carts nicely. Since the SPD is just full on the wrong horse (say car). Of the green spinners I would have expected something like that, but not from a party that sees itself as a representative of the workers. If the SPD does not part with this quota plan within the next few weeks, it will have at least one vote less. I can imagine that others think so too - &amp; gt; in the future, SPD must stay below 20%!</text:p>
          </table:table-cell>
          <table:table-cell office:value-type="string" calcext:value-type="string">
            <text:p>negative</text:p>
          </table:table-cell>
          <table:table-cell table:number-columns-repeated="1021"/>
        </table:table-row>
        <table:table-row table:style-name="ro31">
          <table:table-cell office:value-type="string" calcext:value-type="string">
            <text:p>"Wo haben gelesen ""umweltschädlich diese Drecks-Elektroauto""? Das Gegenteil ist richtig, denn [Zitat] ""Bei Nutzung des durchschnittlichen europäischen Strommix stoßen batterieelektrische Fahrzeuge je nach verwendetem Ansatz (vereinfachte Well-to-Wheel-Betrachtung oder vollständige Produktlebenszyklusanalyse) 44 bis 56 % bzw. 31 bis 46 % weniger CO2 aus als Fahrzeuge mit Verbrennungsmotoren."" Zitat aus https://de.wikipedia.org/wiki/Elektroauto#Umweltbilanz"</text:p>
          </table:table-cell>
          <table:table-cell office:value-type="string" calcext:value-type="string">
            <text:p>"Where have read ""polluting this dirty electric car""? The opposite is true, because [quote] ""Using the average European electricity mix, battery electric vehicles emit 44 to 56% and 31 to 46% less CO2, respectively, depending on the approach used (simplified well-to-wheel or full product life cycle analysis) Vehicles with internal combustion engines. "" Quote from https://de.wikipedia.org/wiki/Elektroauto#Umweltbilanz"</text:p>
          </table:table-cell>
          <table:table-cell office:value-type="string" calcext:value-type="string">
            <text:p>negative</text:p>
          </table:table-cell>
          <table:table-cell table:number-columns-repeated="1021"/>
        </table:table-row>
        <table:table-row table:style-name="ro6">
          <table:table-cell office:value-type="string" calcext:value-type="string">
            <text:p>Miss-Erfolge von Dr. Merkel und ihrem Team (CDU&amp;SPD): - 0% Zinsen, da politisch gewollt - Renten im freien Fall, unkalkulierbar, ausgenommen Pensionen der Beamten! - Infrastruktur (Straßen, Bahn) auf 3.Welt Niveau - Energiewende abgewürgt, Null Plan - Klimaschädliche PKW, Null Verantwortung, Diesel Chaos, e-Auto Märchen - Flüchtlingskrise, Null Lösung, Null Plan - Millionen Beschäftige in Billigjobs, spätere Rente = Null - preiswerter Wohnraum, nur in der Uckermark - ... Sie hatte keinerlei Erfolge und will erneut gewählt werden? Leiden denn alle unter Amnesie?</text:p>
          </table:table-cell>
          <table:table-cell office:value-type="string" calcext:value-type="string">
            <text:p>Miss successes of Dr. Merkel and her team (CDU &amp; SPD): - 0% interest, as politically wanted - pensions in free fall, incalculable, except pensions of civil servants! - Infrastructure (roads, railways) at the 3rd world level - energy turnaround strangled, zero plan - climate-damaging cars, zero responsibility, diesel chaos, e-car fairy tale - refugee crisis, zero solution, zero plan - millions employed in low-paid jobs, later pension = zero - affordable housing, only in the Uckermark - ... She had no success and wants to be re-elected? Do all suffer from amnesia?</text:p>
          </table:table-cell>
          <table:table-cell office:value-type="string" calcext:value-type="string">
            <text:p>negative</text:p>
          </table:table-cell>
          <table:table-cell table:number-columns-repeated="1021"/>
        </table:table-row>
        <table:table-row table:style-name="ro7">
          <table:table-cell office:value-type="string" calcext:value-type="string">
            <text:p>"Man muss von einem konstanten Strommix bei hinzutretenden Verbrauchern ausgehen, weil auch EE-Einspeiser hinzutreten. Der Strommix, nachdem ein zusätzlicher Verbraucher ans Netz und gleichzeitig ein entsprechender EE-Einspeiser ans Netz geht, bleibt konstant. Tatsächlich wuchs der EE-Anteil am Strommix und wird auch in der Zukunft weiter wachsen. Das ist auch sinnvoll für die E-Autos. ""Schon verglichen mit Hybridautos, die einen E- und Verbrennungsmotor kombinieren, würden 50 bis 70 Prozent weniger Energie verbraucht - von der Produktion über den Betrieb bis zur Entsorgung. Betrachte man die Entstehung klimaschädlicher Treibhausgase wie CO2, seien reine E-Modelle im Vergleich zu Benzinern oder Dieseln um 75 bis 90 Prozent vorn."" Zitat aus http://www.wiwo.de/technologie/green/tech/klimaretter-oder-ladenhueter-wie-oeko-sind-elektroautos/19338762.html"</text:p>
          </table:table-cell>
          <table:table-cell office:value-type="string" calcext:value-type="string">
            <text:p>"One has to assume a constant electricity mix with additional consumers, because also EE feeders are added. The electricity mix, after an additional consumer to the grid and at the same time a corresponding EE feeder goes online, remains constant. In fact, the renewable energy share of the electricity mix grew and will continue to grow in the future. This is also useful for the electric cars. ""Even compared to hybrid cars that combine an electric and combustion engine, 50 to 70 percent less energy would be consumed - from production to operation to disposal."" Considering the development of climate-damaging greenhouse gases such as CO2, pure E models are compared to Gasoline or diesel by 75 to 90 percent forward. "" Quote from http://www.wiwo.de/technologie/green/tech/klimaretter-oder-ladenhueter-wie-oeko-sind-elektroautos/19338762.html"</text:p>
          </table:table-cell>
          <table:table-cell office:value-type="string" calcext:value-type="string">
            <text:p>negative</text:p>
          </table:table-cell>
          <table:table-cell table:number-columns-repeated="1021"/>
        </table:table-row>
        <table:table-row table:style-name="ro27">
          <table:table-cell office:value-type="string" calcext:value-type="string">
            <text:p>Toll. Wo glauben Sie bekommen die kleinen Reihenhausbesitzer das Geld her? Und was machen die Millionen Menschen in den großen Städten und in Mietshäusern, die keinen eigenen Stellplatz haben und heute schon erst mal ne halbe Stunde wieder und wieder um den Block fahren, um einen Parkplatz zu ergattern? Mal abgesehen davon, das auch die Produktion eines Autos in die CO2 Bilanz einfließen muss. Nur den Fahrbetrieb zu betrachten ist ein Irrweg. Durch die aufwendige und umweltschädliche Herstellung der Batterien und der anschließend aufwendigen Entsorgung hat ein E-Auto erst nach ca. 80.000 km einen Umweltvorteil gegenüber einem kleinen Verbrenner. da aber nach 80.000 km eine neue batterie fällig werden dürfte, kommt es in der Gesamtbilanz erst gar nicht zu einem Vorteil. Im Übrigen brauchen sie eine Fläche, in etwa so groß wie das gesamte Saarland, um den zusätzlichen Strombedarf mit Solaranlagen zu decken. Das ist utopisch.</text:p>
          </table:table-cell>
          <table:table-cell office:value-type="string" calcext:value-type="string">
            <text:p>Great. Where do you think the small row house owners get the money from? And what are the millions of people doing in the big cities and in apartment buildings that do not have their own parking space and are now driving around the block for half an hour every day to get hold of a parking space? Apart from that, the production of a car must also be included in the CO2 balance. Just to look at the driving is a mistake. Due to the complex and environmentally harmful production of the batteries and the subsequent expensive disposal, an e-car only after about 80,000 km has an environmental advantage over a small combustor. But since after 80,000 km, a new battery is due, it comes in the overall balance not even an advantage. Incidentally, they need an area roughly the size of the entire Saarland to cover the additional electricity demand with solar systems. That's utopian.</text:p>
          </table:table-cell>
          <table:table-cell office:value-type="string" calcext:value-type="string">
            <text:p>negative</text:p>
          </table:table-cell>
          <table:table-cell table:number-columns-repeated="1021"/>
        </table:table-row>
        <table:table-row table:style-name="ro24">
          <table:table-cell office:value-type="string" calcext:value-type="string">
            <text:p>"Das war ja sehr ausführlich. Eine adrette Hausfrau in Küchenschürze, die im Chor mit Hund, Kuh, Henne, Apfel und Kartoffel das fröhliche Lied schmettert ""DDT is good for m-e-e-e"". Ein Unternehmen hatte Fibronil benutzt, um Läuse auf den Höfen zu bekämpfen. Die Anwendung von Fipronil bei Lebensmittel liefernden Tieren ist nicht erlaubt. Welches Unternehmen kam denn auf die glorreiche Idee? Und wer kam auf die gute Idee Eier auf dieses Pestizid zu testen? Daraufhin waren alle 180 Kunden des Schädlingsbekämpfungsunternehmens kontrolliert worden. Bislang wurde in den Eiern von 30 Geflügelbetreiben das schädliche Insektizid entdeckt. Was ist mit den restlichen 150 Kunden? Woher stammt das Fibronil? Die Geschichte des Fibronil: Der Wirkstoff wurde 1987 von dem französischen Chemieunternehmen Rhône-Poulenc entwickelt und 1993 erstmals auf den Markt gebracht. Im Zuge der Fusion von Rhône-Poulenc mit Hoechst entstand Aventis, die Fipronil 2002 an die Bayer AG verkaufte.[7] Bayer veräußerte die Rechte an Fipronil und einigen Akariziden/Fungiziden 2003 an die BASF weiter, der Gesamtwert der Akquisition wurde auf 1,33 Milliarden Euro beziffert"</text:p>
          </table:table-cell>
          <table:table-cell office:value-type="string" calcext:value-type="string">
            <text:p>"That was very detailed. A preppy housewife in a kitchen apron chatting the merry song in a chorus with a dog, cow, hen, apple and potato ""DDT is good for m-e-e-e"". One company had used Fibronil to fight lice on the farms. The use of fipronil in food-producing animals is not allowed. Which company came up with the glorious idea? And who came up with the good idea of ​​testing eggs for this pesticide? As a result, all 180 clients of the pest control company had been inspected. So far, in the eggs of 30 poultry operators, the harmful insecticide has been discovered. What about the remaining 150 customers? Where does the fibronil come from? The history of fibronil: The active ingredient was developed in 1987 by the French chemical company Rhône-Poulenc and launched in 1993 for the first time. In the course of the merger of Rhône-Poulenc with Hoechst Aventis, which sold Fipronil 2002 to Bayer AG. Bayer sold the rights to fipronil and some acaricides / fungicides to BASF in 2003, the total value of the acquisition was estimated at 1.33 billion euros"</text:p>
          </table:table-cell>
          <table:table-cell office:value-type="string" calcext:value-type="string">
            <text:p>negative</text:p>
          </table:table-cell>
          <table:table-cell table:number-columns-repeated="1021"/>
        </table:table-row>
        <table:table-row table:style-name="ro4">
          <table:table-cell office:value-type="string" calcext:value-type="string">
            <text:p>"mit Feuer,Wut u. Macht wie die Welt es noch nie gesehen hat. Ich denke, Kim sich besser ausgedrückt. Trump denkt es wird Zeit für neue Megakriege. Mit der Präzision eines Skalpells werden die bösen Tyrannen der Achse des bösen unschädlich gemacht. Atomwaffen scheinen dafür genau die richtige Wahl zu sein. ""Beraubt sich Trump vieler Optionen"" Können die Pazifisten denn nicht von ihrem Wahn ablassen, man können noch mit NK ""Gespräche führen""? Überwiegend sind es natürlich Leute, die nicht den Schimmer einer Ahnung haben, was totaler Krieg bedeutet, außer das sie denken, er sei schlimm. Die wissen nichts von Geschichte und wollen auch nicht lernen, wie man Kriege verhindert"</text:p>
          </table:table-cell>
          <table:table-cell office:value-type="string" calcext:value-type="string">
            <text:p>"with fire, rage u. Power like the world has never seen. I think Kim is better expressed. Trump thinks it's time for new mega-wars. With the precision of a scalpel, the evil tyrants are rendered harmless to the axis of evil. Nuclear weapons seem to be exactly the right choice. ""Trump deprives of many options"" Can the pacifists not let go of their delusion, you can still talk with NK ""? Mostly, of course, it's people who have no idea what total war means, except that they think it's bad. They do not know history and do not want to learn how to prevent wars"</text:p>
          </table:table-cell>
          <table:table-cell office:value-type="string" calcext:value-type="string">
            <text:p>negative</text:p>
          </table:table-cell>
          <table:table-cell table:number-columns-repeated="1021"/>
        </table:table-row>
        <table:table-row table:style-name="ro42">
          <table:table-cell office:value-type="string" calcext:value-type="string">
            <text:p>Ich verstehe die Aufregung auch nicht. VW ist ein halbstaatliches Unternehmen. Es gehört zu 20% dem Land Niedersachsen. Weiterhin hat Niedersachsen bei VW eine gesetzlich garantierte Sperrminorität im Aufsichtsrat. Der Staat hat selbstverständlich Einfluss auf Staatsunternehmen. Und Staatsunternehmen haben selbstverständlich Einfluss auf Repräsentanten des Staates (alleine schon wegen der Pöstchen). Das ist bei Stadtwerken in kommunaler Hand oder bei großen Energieversorgern, die zu einem großen Teil auch in staatlichem Besitz sind, genauso. Das Beispiel Deutsche Bahn möchte ich schon gar nicht mehr bringen. Dort werden Politiker ja sogar Vorstand. Wer solche Verquickungen nicht haben will, sollte für eine Privatisierung solcher Staatsunternehmen plädieren. Besonders schädlich hat sich die Verquickung von Staat und Unternehmen ja bei den Staatsbanken erwiesen. Bisher wurde leider lediglich die WestLB abgewickelt. Die anderen staatlichen Pleitebanken mit Politikern in den Aufsichtsräten existieren immer noch und stellen weiterhin ein großes Risiko da. Aber seltsamerweise fordert der linke Mainstream doch eigentlich mehr Unternehmen in staatlicher Hand. Dann darf man sich über Mauscheleien und Machtmissbrauch auch nicht wundern.</text:p>
          </table:table-cell>
          <table:table-cell office:value-type="string" calcext:value-type="string">
            <text:p>I do not understand the excitement either. VW is a parastatal company. It belongs to 20% of the state of Lower Saxony. Furthermore, Lower Saxony has a legally guaranteed blocking minority in the Supervisory Board. Of course, the state has an influence on state-owned enterprises. And state-owned enterprises naturally have an influence on representatives of the state (for the mere sake of the ministers). This is exactly the same with municipal utilities in the hands of municipal utilities or with large utilities, which are also largely state-owned. I would not like to bring the example of Deutsche Bahn anymore. There politicians are even board. Those who do not want such amalgamations should plead for the privatization of such state-owned enterprises. The combination of state and business has proven to be especially harmful to state-owned banks. So far, unfortunately, only WestLB has been settled. The other bankrupt banks with politicians on the boards still exist and continue to pose a great risk. But strangely enough, the left mainstream actually demands more state-owned enterprises. Then you should not be surprised about bills and abuse of power.</text:p>
          </table:table-cell>
          <table:table-cell office:value-type="string" calcext:value-type="string">
            <text:p>negative</text:p>
          </table:table-cell>
          <table:table-cell table:number-columns-repeated="1021"/>
        </table:table-row>
        <table:table-row table:style-name="ro18">
          <table:table-cell office:value-type="string" calcext:value-type="string">
            <text:p>Metropolen sind Hot Spots gesellschaftlicher Anpassungsnotwendigkeit im Umgang unterschiedlicher Gruppierungen zueinander, also normalerweise keine Pferche für ein einseitiges Reglement eingebildeter Zuchtmeister, wie sich Trump und Mitspieler zeigen. Ein gut austariertes Miteinander ist unendlich viel wertvoller als solitäre Überheblichkeit. Städte, die sich den Vorgaben der Trump-Regierung nicht beugen, auch wenn ihnen der Geldhahn zwischenzeitlich regierungsseitig zugedreht wird, werden am Ende die Gewinner eines intakten Zusammenlebens sein und den verbohrten Entsorgern bürgerlichen Auskommens zeigen können, wie schädlich ihre Maßnahmen für die Harmonie untereinander war und welchen kümmerlichen Nutzen sie dabei hatten, fortgesetzt spaltend einzuwirken. Ein Glück, dass sich schon drei Metropolen dem entgegensetzen, um den Kontrast zu Städten, die sich der Trump-Mannsachft beugen, sichtbar werden zu lassen.</text:p>
          </table:table-cell>
          <table:table-cell office:value-type="string" calcext:value-type="string">
            <text:p>Metropolises are hot spots of societal adaptation need when dealing with different groups to each other, so usually no pens for a one-sided regulation of imaginary disciplinarian, as Trump and teammates show. A well-balanced relationship is infinitely more valuable than solitary arrogance. Cities that do not comply with the Trump government's mandate, even though the money has been turned down by the government in the meantime, will ultimately be the winners of an intact coexistence and show the stinking disposers of civic livelihoods how harmful their policies to harmony have been and what a meager benefit they had in continuing to work fissuringly. It's fortunate that three major cities oppose this in order to make visible the contrast with cities that bow to the Trump manuscript.</text:p>
          </table:table-cell>
          <table:table-cell office:value-type="string" calcext:value-type="string">
            <text:p>negative</text:p>
          </table:table-cell>
          <table:table-cell table:number-columns-repeated="1021"/>
        </table:table-row>
        <table:table-row table:style-name="ro42">
          <table:table-cell office:value-type="string" calcext:value-type="string">
            <text:p>"Dass es Klimawandel gibt, bezweifelt niemand, sonst hätte es abwechselnd keine Eiszeiten und warme Perioden gegeben. Das alleine macht noch keinen Klimaforscher. Zweifelhaft wird es dann, wenn wir jetzt in einer Periode der Erdwärmung sein sollen, weil die Wissenschaftler seit etwa 200 Jahren an einem gewissen Platz auf der Erde eine steigende ""Mittel""temperatur messen, was das nun ist. Kriminell wird es allerdings, wenn Wissenschaftler seit etwa 1990 behaupten, diese Erderwärmung, sei einzig und allein menschengemacht, und die UNO eingeschaltet haben. Seit dem haben wir einen teuer finanzierten Klimaschutz. Und direkt lächerlich ist es zu behaupten, dass diese menschengemachte Erderwärmung einzig auf den Anstieg von ""Klimagasen"" zurückzuführen sei. Wobei man sich dann auf den Anstieg des Gehaltes von Kohlendioxid, CO2, in der Atmosphäre begrenzte und den viel schädlicheren Wasserdampf und Methan ""vergass"". Seine letzte Glaubwürdigkeit hat die Wissenschaft dann mit dem Pariser Klimabkommen von Paris 2015 verloren, als man beschloss, sich nur mit der Freisetzung von CO2 durch die Verbrennung von fossilen Brennstoffen zu beschäftigen und den Anstieg der CO2-Konzentration in der Luft auf der Spitze einens Vulkans auf Hawaii zu messen.."</text:p>
          </table:table-cell>
          <table:table-cell office:value-type="string" calcext:value-type="string">
            <text:p>"Nobody doubts that climate change exists, otherwise there would have been no ice ages and warm periods. That alone does not make a climatologist. It becomes doubtful when we are supposed to be in a period of global warming, because scientists have been measuring a rising ""mean"" temperature at some place on earth for about 200 years, which is what it is now. However, it becomes criminally, when scientists claim since about 1990, this global warming, was only made man-made, and the United Nations have. Since then we have a heavily financed climate protection. And it is directly ridiculous to claim that this man-made global warming is due solely to the rise of ""greenhouse gases"". By doing so, one limited oneself to the increase of the content of carbon dioxide, CO2, in the atmosphere and ""forgetting"" the much more harmful water vapor and methane. Its ultimate credibility was lost to science with the 2015 Paris Climate Agreement when it decided to focus only on the release of CO2 from the burning of fossil fuels and the increase in CO2 concentration in the air at the top of a volcano to measure in Hawaii .."</text:p>
          </table:table-cell>
          <table:table-cell office:value-type="string" calcext:value-type="string">
            <text:p>negative</text:p>
          </table:table-cell>
          <table:table-cell table:number-columns-repeated="1021"/>
        </table:table-row>
        <table:table-row table:style-name="ro16">
          <table:table-cell office:value-type="string" calcext:value-type="string">
            <text:p>Laut Politicos Kenneth Vogel und David Stern hatten die Demokraten Kontakt mit der ukrainischen Botschaft, während die Ukrainer versuchten, Hillary Clintons Präsidentschaftskampagne zu stärken . Dazu gehörten Lecks von schädlichen Informationen, vor allem über den ehemaligen Kampagnenmanager Paul Manafort, der vom Team Trump fallen gelassen wurde, als seine Verbindungen zur Ukraine bekannt wurden.</text:p>
          </table:table-cell>
          <table:table-cell office:value-type="string" calcext:value-type="string">
            <text:p>According to Politicos Kenneth Vogel and David Stern, the Democrats had contact with the Ukrainian embassy while the Ukrainians tried to strengthen Hillary Clinton's presidential campaign. These included leaks of malicious information, especially about former campaign manager Paul Manafort, who was dropped by Team Trump when his ties to Ukraine became known.</text:p>
          </table:table-cell>
          <table:table-cell office:value-type="string" calcext:value-type="string">
            <text:p>negative</text:p>
          </table:table-cell>
          <table:table-cell table:number-columns-repeated="1021"/>
        </table:table-row>
        <table:table-row table:style-name="ro2">
          <table:table-cell office:value-type="string" calcext:value-type="string">
            <text:p>"Der Punkt ist ganz einfach, dass die Entwicklung unserer Weisheit (nicht Intelligenz) bei weitem nicht so schnell fortgeschritten ist, wie die Entwicklung unserer Möglichkeiten. Ein Weiser tut nicht alles, was ihm möglich wäre, während ein ""intelligenter"" seine Möglichkeiten ständig ausweitet, auch wenn das schädlich ist."</text:p>
          </table:table-cell>
          <table:table-cell office:value-type="string" calcext:value-type="string">
            <text:p>"The simple point is that the development of our wisdom (not intelligence) has not progressed as fast as the development of our possibilities. A wise man does not do everything he can, while a ""smart one"" constantly expands his possibilities, even if that is harmful."</text:p>
          </table:table-cell>
          <table:table-cell office:value-type="string" calcext:value-type="string">
            <text:p>negative</text:p>
          </table:table-cell>
          <table:table-cell table:number-columns-repeated="1021"/>
        </table:table-row>
        <table:table-row table:style-name="ro2">
          <table:table-cell office:value-type="string" calcext:value-type="string">
            <text:p>"Der Punkt ist ganz einfach, dass die Entwicklung unserer Weisheit (nicht Intelligenz) bei weitem nicht so schnell fortgeschritten ist, wie die Entwicklung unserer Möglichkeiten. Ein Weiser tut nicht alles, was ihm möglich wäre, während ein ""intelligenter"" seine Möglichkeiten ständig ausweitet, auch wenn das schädlich ist."</text:p>
          </table:table-cell>
          <table:table-cell office:value-type="string" calcext:value-type="string">
            <text:p>"The simple point is that the development of our wisdom (not intelligence) has not progressed as fast as the development of our possibilities. A wise man does not do everything he can, while a ""smart one"" constantly expands his possibilities, even if that is harmful."</text:p>
          </table:table-cell>
          <table:table-cell office:value-type="string" calcext:value-type="string">
            <text:p>negative</text:p>
          </table:table-cell>
          <table:table-cell table:number-columns-repeated="1021"/>
        </table:table-row>
        <table:table-row table:style-name="ro39">
          <table:table-cell office:value-type="string" calcext:value-type="string">
            <text:p>Es scheint die USA bräuchten langsam ein Ministerium mit dem Auftrag, die schädlichen Auswirkungen erratischer Präsidenten zu korrigieren.</text:p>
          </table:table-cell>
          <table:table-cell office:value-type="string" calcext:value-type="string">
            <text:p>It seems the US is starting to need a ministry to correct the harmful effects of erratic presidents.</text:p>
          </table:table-cell>
          <table:table-cell office:value-type="string" calcext:value-type="string">
            <text:p>negative</text:p>
          </table:table-cell>
          <table:table-cell table:number-columns-repeated="1021"/>
        </table:table-row>
        <table:table-row table:style-name="ro17">
          <table:table-cell office:value-type="string" calcext:value-type="string">
            <text:p>Diese Szenario kann ich mir nur vorstellen, wenn die Vasallenstaaten Zhongguos (Chinas) keine Funktion hätten. Jedoch wurden die benutzt, um schädliche Einflüsse von Zhongguo möglichst fernzuhalten. Es gibt nur einen großen Knall, wenn die USA als provozierte Supermacht durchdrehen sollten.</text:p>
          </table:table-cell>
          <table:table-cell office:value-type="string" calcext:value-type="string">
            <text:p>I can only imagine this scenario if the vassal states of Zhongguo (China) have no function. However, they were used to keep harmful influences from Zhongguo as far away as possible. There is only one big bang if the US should go crazy as a provoked superpower.</text:p>
          </table:table-cell>
          <table:table-cell office:value-type="string" calcext:value-type="string">
            <text:p>negative</text:p>
          </table:table-cell>
          <table:table-cell table:number-columns-repeated="1021"/>
        </table:table-row>
        <table:table-row table:style-name="ro58">
          <table:table-cell office:value-type="string" calcext:value-type="string">
            <text:p>Man merkt deutlich, dass die EU viel mehr Erfahrung im führen solcher Verhandlungen hat. Man hat den Briten frühzeitig mitgeteilt wie die Sicht der EU auf den Brexit ist, und jetzt wartet man. Zunächst muss GB selbst erst einmal herraus finden, was sie eigentlich wollen. Davon sind die immer noch sehr weit entfernt. Wir stehen ja leider noch am Anfang der Verhandlungen. Wenn die Briten jetzt schon so große Zugeständnisse machen, dann zeigt es doch, dass Sie einfach nicht mehr weiter wissen. Die Zahlungen binden sie zwar an Bedingungen, aber warten wir mal noch ein halbes Jahr dann ist auch das vom Tisch. Die EU kann im Moment noch gar nichts anderes tun als warten, die Meinung der Briten ändert sich ja ständig. Da kann man keinen Standpunkt als gegeben ansehen. Wen man bedenkt was für ein Mammutprogramm noch vor den Verhandlungspartnern liegt, scheint mir angesichts der Trippelschritte von Frau May, dass die Briten den ernst der Lager noch nicht mal ansatzweise verstanden haben. Auch im Bezug auf ein Handelsabkommen scheint man in GB der Meinung zu sein, dass das nur ein Papier ist auf dem steht, das man keine Zölle berechnet. Zölle sind aber eher ein kleines Problem, die zahlt am Ende eh der Verbraucher. Das größere Problem sind die unterschiedlichen Normen und Vorschriften, die sehr gerne genutzt werden um den eigenen Markt abzuschotten. Wenn Land A seinen heimischen Maschinenbauern vor dem aus Land B schützen, ein Handelsabkommen aber Zölle verhindert macht man einfach folgendes. Man sucht einen Unterschied sich beiden Herstellern, und erklärt per Norm einfach das Produkt aus Land B für umweltschädlich oder unsicher oder was auch immer. Problem gelöst. Deswegen haben wir auch ein Glühbirnenverbot. Ohne das gäbe es nämlich Osram nicht mehr. Die Chinesen konnten die Dinger viel billiger bauen. Das Ganze ist auch der Grund warum wir heute die EU und nicht mehr die EWG haben. In der EWG war das nämlich ein sehr übliches Verfahren zwischen den europäischen Ländern. Die Briten müssen bald mal erklären wie sie es im Allgemeinen mit aktuellen und zukünftigen europäischen Normen halten, das entscheidet dann was überhaupt noch verkauft werden darf. Da wird dann auch das Thema Personenfreizügkeit wieder auf den Tisch kommen. Es kann ja nicht sein, dass man zwar eine Maschinen verkaufen darf, der Ingenieur der die Anlage in Betrieb nimmt, oder Wartungs- und Reparaturaufgaben ausführt dann nicht einreisen darf.</text:p>
          </table:table-cell>
          <table:table-cell office:value-type="string" calcext:value-type="string">
            <text:p>You can clearly see that the EU has much more experience in conducting such negotiations. The British have been informed in advance how the EU's view of Brexit is, and now they are waiting. First of all, GB first has to figure out what they really want. They are still very far from that. Unfortunately we are still at the beginning of the negotiations. If the British make such big concessions now, it shows that they just do not know what to do next. The payments are binding on conditions, but let's wait half a year then that's off the table. The EU can not do anything but wait, the opinion of the British is constantly changing. Since one can not take a viewpoint as given. If one considers what a mammoth program is still in front of the negotiating partners, seems to me in the face of the tripple steps of Mrs. May, that the British have not even understood the serious of the camp. Also in relation to a trade agreement in the UK one seems to think that this is just a paper that says that you do not charge any tariffs. But tariffs are rather a small problem, which in the end pays the consumer anyway. The bigger problem is the different standards and regulations that are very much used to seal off your own market. If Country A protects its domestic machine-builders from country B, but a trade agreement prevents tariffs, you simply do the following. One seeks a difference between both manufacturers, and by standard simply declares the product from country B to be environmentally harmful or unsafe or whatever. Problem solved. That's why we also have a bulb ban. Without that, Osram would not exist anymore. The Chinese could build things much cheaper. The whole thing is also the reason why today we have the EU and not the EEC anymore. In the EEC, that was a very common procedure between European countries. The British soon have to explain how they generally comply with current and future European standards, which then decides what else may be sold. Since then, the subject of free movement will come back on the table. It can not be true that one may sell a machine, the engineer who takes the system into operation, or performs maintenance and repair tasks then not allowed to enter.</text:p>
          </table:table-cell>
          <table:table-cell office:value-type="string" calcext:value-type="string">
            <text:p>negative</text:p>
          </table:table-cell>
          <table:table-cell table:number-columns-repeated="1021"/>
        </table:table-row>
        <table:table-row table:style-name="ro35">
          <table:table-cell office:value-type="string" calcext:value-type="string">
            <text:p>"Reden von Politikern und Gesetze schreiben, während sie als ""Berater"" in den Ministerien und vor allem in Brüssel sitzen, ist ein alter Hut und schon lange bekannt. Wie sonst wäre es wohl zum sagenumwobenen und völlig schwachsinnigen Glühlampenverbot gekommen und die umweltschädlichen, teils giftigen ""Energiesparlampen"" auf den Markt gedrückt worden, wenn es nicht eine groß angelegte Vermarktungsoffensive einiger ESL-Hersteller gewesen wäre? Das wurde ja auch bereits von investigativen Journalisten nachgewiesen. Das gleiche gilt übrigens auch für die Hersteller von Windkrafträdern und Gebäudedämmung, auch hier sind die Gesetzestexte und Verordnungen auf massive Lobbyarbeit der herstellenden Industrie zurück zu führen. Warum sollte das also nun *plötzlich* ausgerechnet bei Autoherstellern anders laufen, was seit Jahren und Jahrzehnten gängige Praxis im Zusammenspiel von Wirtschaft und Politik ist? Hat Frau Merkel nicht etwas von ""marktkonformer Demokratie"" gesagt? Was könnte sie wohl damit gemeint haben? ;-)"</text:p>
          </table:table-cell>
          <table:table-cell office:value-type="string" calcext:value-type="string">
            <text:p>"Talking of politicians and writing laws while they sit as ""advisers"" in the ministries, and especially in Brussels, is old hat and has long been known. How else would it have come to the fabled and completely feeble-minded ban on incandescent lamps and the environmentally harmful, partly toxic ""energy-saving lamps"" on the market, if it had not been a large-scale marketing offensive of some ESL manufacturers? This has already been proven by investigative journalists. Incidentally, the same applies to the manufacturers of wind turbines and building insulation, here too, the laws and regulations are due to massive lobbying by the manufacturing industry. So why should that suddenly * suddenly * run differently by automakers, which is common practice for years and decades in the interaction of business and politics? Has not Mrs. Merkel said something about ""market-conforming democracy""? What could she have meant by that? ;-)"</text:p>
          </table:table-cell>
          <table:table-cell office:value-type="string" calcext:value-type="string">
            <text:p>negative</text:p>
          </table:table-cell>
          <table:table-cell table:number-columns-repeated="1021"/>
        </table:table-row>
        <table:table-row table:style-name="ro59">
          <table:table-cell office:value-type="string" calcext:value-type="string">
            <text:p>Warum sind am Arbeitsplatz fast 24 Mal so hohe Stickoxid-Konzentrationen erlaubt wie auf der Straße? Von Martin Prem Seit dem VW-Abgasskandal ist Stickoxid (NOX) zum meistbeachteten Luftschadstoff geworden. Vor allem Stickstoffdioxid (NO2) gilt als Krankmacher. 40 Mikrogramm pro Kubikmeter Luft gelten im Jahresmittel als Obergrenze. In der Oettingenstraße in München beispielsweise ergaben Messungen über 60 Mikrogramm. Doch da stimmt etwas nicht. Denn im Büro gilt die Mittlere Arbeitsplatz-Konzentration (MAK). Und da sind 950 Mikrogramm Stickoxid der Grenzwert  fast das 24-Fache des Straßenrand-Grenzwerts. An keiner Straße in Deutschland wurde ein derart hoher Wert festgestellt. Völlig verschiedene Herangehensweisen Dem Grenzwert für die Straße liegt eine völlig andere Herangehensweise zugrunde: die epidemiologische. Dabei wird die gesundheitliche Beeinträchtigung von Betroffenen statistisch erfasst. Das Ergebnis: An Stellen, an denen durchschnittliche Stickstoffdioxid-Konzentrationen deutlich über den 40 Mikrogramm liegen, erleiden Menschen gesundheitliche Beeinträchtigungen. Deshalb hat die Weltgesundheitsorganisation (WHO) diese Zahl 2005 empfohlen  und die EU sie umgesetzt. Vorher, im Jahr 2003, wurden für die WHO Untersuchungen in vielen Städten der Welt ausgewertet. Denn NOX ist der Hinweisgeber auf viel Verkehr und die entsprechenden Schadstoffe. Wenn man NOX allein reduziert, löst man noch kein Problem. Die anderen  und damit auch die wirklich schädlichen  Schadstoffe sind nach wie vor in der Luft. Dieser Zusammenhang spielte immerhin vor dem Untersuchungsausschuss des Bundestages zur VW-Abgasaffäre eine Rolle. Vor allem der Münchner Toxikologe Helmut Greim hat auf die Rolle des Stickoxids als Marker verwiesen. Er gilt allerdings als industrienah. Doch selbst die Epidemiologin Annette Peters, die für noch niedrigere NOX-Grenzwerte eintritt, räumte vor den Abgeordneten ein, dass ein direkter Zusammenhang von Stickoxiden und Gesundheitsschäden epidemiologisch noch nie untersucht wurde. Fürs NO2 bin ich mir keiner Studie bewusst, die das schon mal systematisch angeguckt hat, sagte sie laut Protokoll. Das bedeutet: Keiner weiß, welche Schadstoffe Schäden verursacht haben, für die Stickoxide in der gegenwärtigen Diskussion pauschal verantwortlich gemacht werden. Daten aus der Vor-Katalysator-Zeit Viele der statistisch erfassten vermeintlichen NOX-Gesundheitsschäden können gar nicht mehr entstehen. Die Schadstoffe, die sie in Wirklichkeit ausgelöst haben, sind inzwischen aus der Luft weitgehend verschwunden. Beispiele: -Kohlenmonoxid: -Kohlenwasserstoffe: -Schwefeldioxid: -Asbest: Bevor man über Fahrverbote auch nur nachdenkt, sollten Toxikologen und Epidemiologen unter heutigen Bedingungen gemeinsam erforschen, welche Wirkungen welcher Schadstoff in welcher Konzentration hat Alles andere wäre Scharlatanerie. Und unser Angestellter aus der Oettingenstraße sollte bis dahin immer wieder mal aus dem Haus gehen, um am Straßenrand Luft zu tanken, die immerhin besser ist, als der Mief in seinem Büro.</text:p>
          </table:table-cell>
          <table:table-cell office:value-type="string" calcext:value-type="string">
            <text:p>Why are nearly 24 times more nitric oxide concentrations allowed in the workplace than on the street? By Martin Prem Since the VW exhaust scandal nitrogen oxide (NOX) has become the most respected air pollutant. Above all, nitrogen dioxide (NO2) is considered to be a pathogen. 40 micrograms per cubic meter of air are considered as an annual average. In the Oettingenstrasse in Munich, for example, measurements of over 60 micrograms resulted. But there is something wrong. Because in the office the middle job concentration (MAK) applies. And there are 950 micrograms of nitric oxide the limit ?? almost 24 times the roadside limit. At no street in Germany such a high value was determined. Completely different approaches The limit for the road is based on a completely different approach: the epidemiological one. The health impairment of those affected is recorded statistically. The result: In places where average nitrogen dioxide concentrations are well above 40 micrograms, people suffer health problems. That's why the World Health Organization (WHO) recommended this number in 2005 ?? and the EU implemented it. Previously, in 2003, WHO's investigations were evaluated in many cities around the world. Because NOX is the whistle-blower for traffic and the corresponding pollutants. If you reduce NOX alone, you will not solve a problem. The others ?? and therefore the really harmful ?? Pollutants are still in the air. After all, this connection played a role in the investigation committee of the Bundestag for the VW exhaust scandal. In particular, the Munich toxicologist Helmut Greim has referred to the role of nitric oxide as a marker. He is, however, considered industry-oriented. But even the epidemiologist Annette Peters, who advocates even lower NOX limits, admitted to the MEPs that epidemiologically, a direct link between nitric oxide and damage to health has never been investigated. ?? For the NO2, I'm not aware of any study that has ever looked systematically ?? she said according to the minutes. This means that nobody knows which pollutants have caused damage, for which nitrogen oxides are blamed in the present discussion. Data from the Pre-Catalyst Time Many of the statistically recorded supposed NOX damage to health can not arise at all. The pollutants they have actually caused have largely disappeared from the air. Examples: carbon monoxide: hydrocarbons: sulfur dioxide: asbestos: Before one even thinks about driving bans, toxicologists and epidemiologists should explore in common under today's conditions, which effects which pollutant in which concentration Everything else would be charlatanism. And our employee from the Oettingenstraße should go out of the house again and again to fill up on the roadside air, which is after all better than the junk in his office.</text:p>
          </table:table-cell>
          <table:table-cell office:value-type="string" calcext:value-type="string">
            <text:p>negative</text:p>
          </table:table-cell>
          <table:table-cell table:number-columns-repeated="1021"/>
        </table:table-row>
        <table:table-row table:style-name="ro20">
          <table:table-cell office:value-type="string" calcext:value-type="string">
            <text:p>Es sind alle wohlmeinenden Helfer, die einzelne Errungenschaften unserer westlichen Welt mitbringen, ohne an die Konsequenzen zu denken. Ein neuer Brunnen erfreut die Dorfbwohner, sorgt aber mitteilfristig dafür, dass der Grundwasserspiegel sinkt und die Nutzer benachbarter Brunnen auf dem Trockenen sitzen. Deren Ärger schafft es nicht in die Medien. Wofür wird das Wasser genutzt? Im Zweifel zur Erhöhung der Lebensmittelproduktion. Zwei Probleme: Die angepassten Grundnahrungsmittel werden verdrängt und Luxusprodukte für den Export angebaut. Dummerweise verteuern sich dadurch die Grundnahrungsmittel für die ärmere Bevölkerung, die nichts von den Exporterlösen hat. Wasser für den Hunger. Oder die Entwicklungshilfe trifft auf überkommene Wohlstandsbegriffe, nach denen eine große Viehherde die gesellschaftliche Bedeutung des Besitzers anzeigt. Die größeren Herden fressen aber die restliche Vegetation weg mit der Folge eines größeren Dürrerisikos. Wasser für die Dürre. Entwicklungshilfe halte ich immer für schädlich, wenn sie nicht in ein integriertes Zukunftskonzept eingebettet ist. Dazu gehören gesellschaftliche Aufklärung, Bildung, soziale Sicherung und angepasste wirtschaftliche Entwicklung. Dazu gehört aber Geld. Mehr Geld als die bisherige staatliche Entwicklungshilfe, die zum Teil auch in der Kurruption versickert. Noch ein Nebengedanke: Wäre das Geld, das wir hier für die (auch nur vorübergehende) Unterbringung und Versorgung der Wirtschaftsflüchtlinge ausgeben nicht besser investiert in die umfassende Erneuerung auch nur einzelner Staaten, dort wo die Führung den Willen zu Verbesserung der Lage der gesamten Bevölkerung hat.</text:p>
          </table:table-cell>
          <table:table-cell office:value-type="string" calcext:value-type="string">
            <text:p>It is all well-meaning helpers who bring along individual achievements of our Western world, without thinking of the consequences. A new well pleases the villagers, but in the medium term ensures that the water table sinks and the users of adjacent wells sit on the dry land. Their anger does not make it into the media. What is the water used for? In doubt about increasing food production. Two problems: The adapted staple foods are displaced and luxury products are grown for export. Unfortunately, this increases the price of basic food for the poorer people, which has nothing to do with export earnings. Water for hunger. Or development aid meets traditional concepts of prosperity, according to which a large herd of cattle indicates the social importance of the owner. The larger herds eat away the remaining vegetation with the consequence of a larger Dürrerisikos. Water for the drought. I always consider development aid to be harmful if it is not embedded in an integrated concept for the future. These include social education, education, social security and adapted economic development. But this includes money. More money than the previous government development aid, which also partly seeped into the financial crisis. Another subordinate thought: Would the money that we spend here for (even temporary) housing and care for economic refugees not better invested in the comprehensive renewal of even individual states, where the leadership has the will to improve the situation of the entire population ,</text:p>
          </table:table-cell>
          <table:table-cell office:value-type="string" calcext:value-type="string">
            <text:p>negative</text:p>
          </table:table-cell>
          <table:table-cell table:number-columns-repeated="1021"/>
        </table:table-row>
        <table:table-row table:style-name="ro5">
          <table:table-cell office:value-type="string" calcext:value-type="string">
            <text:p>"Was ist denn für die naiven Kleinmädchen vom Spiegel die Alternative zu der Selbstverständlichkeit, die Lindner aussprach? Den Status Quo nicht zähneknirschend zu akzeptieren? Alle Kontakte zu Russland abzubrechen und es auf den Status Nordkoreas zu setzen? Die jetzt schon für uns schwer schädlichen Sanktionen zu erweitern, über die Russland nur lacht? Alle Öl- und Gasimporte einzustellen? Oder eben gleich einzumarschieren in die Ukraine und aufzuräumen im Dienst der Demokratie mit der ""lächerlichen"" Volksabstimmung die die Ostukrainer abhielten und an die sich im Spiegel so partout keiner mehr erinnern kann. Klar, da waren die Dummen Mädchen, die neuderdings für den Spiegel schreiben wohl noch auf der Schule. Das können sie nicht wissen. Sie können nur die amerikanische Mär von völkerrechtwidriger Annektion nachbeten."</text:p>
          </table:table-cell>
          <table:table-cell office:value-type="string" calcext:value-type="string">
            <text:p>"What is the naive little girl from the mirror, the alternative to the matter of course, which pronounced Lindner? Not grudgingly accepting the status quo? Break all contacts with Russia and put it on the status of North Korea? To extend the already severely harmful sanctions for which Russia only laughs? To stop all oil and gas imports? Or just to invade the Ukraine and clean up in the service of democracy with the ""ridiculous"" referendum held by the Eastern Ukrainians and in the mirror so no one can remember. Sure, there were the stupid girls, the neuderdings for the mirror writing probably still at school. They can not know that. They can only recapture the American march of illegal international annexation."</text:p>
          </table:table-cell>
          <table:table-cell office:value-type="string" calcext:value-type="string">
            <text:p>negative</text:p>
          </table:table-cell>
          <table:table-cell table:number-columns-repeated="1021"/>
        </table:table-row>
        <table:table-row table:style-name="ro34">
          <table:table-cell office:value-type="string" calcext:value-type="string">
            <text:p>"es wurde offen gelegt. Der Vorwurf stimmt, selbst wenn es nur wenige Stellen gibt, die beschönigt wurden zugunsten von den Korrekturwünschen von VW. Und die ""Wünsche"" von VW betrafen keinesfalls Passagen, die im Zusammenhang zu den Ermittlungen in den USA ""schädlich"" gewesen wären, sie sind schlicht und einfach eine Verharmlosung hinsichtlich des Konzern Fehlverhaltens. Statt ""Volkswagen hat damit bewusst gegen Gesetze verstoßen und Vertrauen missbraucht"" wurde ""Damit ist gegen Gesetze verstoßen und Vertrauen missbraucht worden."" Solch eine eigentlich relativ unbedeutende Änderung auf Wunsch von VW ist ein kleiner, aber feiner Unterschied, auch wenn man es gerne als Bagatelle abtun möchte. Es geht alleine darum, dass die Regierungserklärung ohne rechtlich relevanten Hintergrund verfälscht und dieses auch noch genehmigt wurde. Akzeptable in dieser Hinsicht wären allenfalls Hinweise auf einen rechtlich relevanten Hintergrund gewesen, der allerdings nicht gegeben war. Jede Aussage von Weil, dass es sich hier um eine rein rechtliche Absegnung gehandelt hätte, ist daher leider nicht mehr Tatsache."</text:p>
          </table:table-cell>
          <table:table-cell office:value-type="string" calcext:value-type="string">
            <text:p>"it was revealed. The accusation is correct, even if there are only a few places that have been glossed over in favor of the correction wishes of VW. And the ""wishes"" of VW did not concern passages that would have been ""harmful"" in relation to the investigation in the US, they are simply a trivialization in terms of corporate misconduct. Instead of ""Volkswagen has deliberately violated laws and misused trust"" was ""This has violated laws and trust misused."" Such a relatively insignificant change at the request of VW is a small, but subtle difference, even if you like to dismiss it as a bagatelle. It is all about the fact that the government statement falsified without legally relevant background and this was also approved. Acceptable in this respect would have been at most references to a legally relevant background, which was not given. Any statement of Weil, that this would have been a purely legal Absegnung, is therefore no longer a fact."</text:p>
          </table:table-cell>
          <table:table-cell office:value-type="string" calcext:value-type="string">
            <text:p>negative</text:p>
          </table:table-cell>
          <table:table-cell table:number-columns-repeated="1021"/>
        </table:table-row>
        <table:table-row table:style-name="ro7">
          <table:table-cell office:value-type="string" calcext:value-type="string">
            <text:p>"Zitat: ""Jedes Jahr fordert der Feinstaub angeblich das Leben von 45.000 Deutschen. Eigenartig, dass wir als Gesamtheit dennoch immer älter werden. Beim letzten Mal, als ich nachgeschaut habe, lag die durchschnittliche Lebenserwartung bei 83 Jahren. Wie alt wollen die Leute denn noch werden, frage ich mich: 90 Jahre, 100 Jahre?"" Ui, das ist intelektuell ganz dünnes Eis! Mal abgesehen, dass es den 45000 Deutschen reichlich egal sein dürfte, dass der Rest immer älter ist frage ich mal vorschichtshalber nach: Weil wir immer älter werden ist der Feinstaub doch nicht so schlimm? Weil Helmut Schmidt über 90 wurde ist Rauchen ebenfalls nicht gesundheitsschädlich? Ist das ihre Argumentationslinie, oder eher das Feinstaub eben ein Mittel gegen die Überbevölkerung ist? Unser Problem ist wohl gerade der Geisteszustand einiger ""sogenannter"" Journalisten..."</text:p>
          </table:table-cell>
          <table:table-cell office:value-type="string" calcext:value-type="string">
            <text:p>"Quote: ""Every year, particulate matter allegedly claimed the lives of 45,000 Germans - weird that as a whole we're getting older and older, the last time I looked, average life expectancy was 83. How old do people want it to be? I wonder: 90 years, 100 years? "" Ui, that's intellectually very thin ice! Apart from the fact that it should be the 45,000 Germans abundant care that the rest is getting older, I ask time for precaution: Because we are getting older, the fine dust is not so bad? Because Helmut Schmidt was over 90, smoking is not harmful to your health either? Is that their line of argument, or is fine dust a remedy for overpopulation? Our problem is probably the state of mind of some ""so-called"" journalists ..."</text:p>
          </table:table-cell>
          <table:table-cell office:value-type="string" calcext:value-type="string">
            <text:p>negative</text:p>
          </table:table-cell>
          <table:table-cell table:number-columns-repeated="1021"/>
        </table:table-row>
        <table:table-row table:style-name="ro27">
          <table:table-cell office:value-type="string" calcext:value-type="string">
            <text:p>Die Bedürfnisse werden auch gemacht, und dazu taugen Amazon, google und facebook mehr als jede traditionelle Werbekampagne. Wenn also der fette BMW gekauft wird, dann auch weil das durch immer neue imer bessere Manipulation suggeriert wird. Nicht weill das unbedingt sein muss. Das liebt der Kapitalismus, die Unvernunft das unnütze und schädliche an den Man zu bringen für mehr Geld. Die Wohlstandsgesellschaft, eine andere Worthülse für eine geteilte Welt, die 'wir' erhalten (durch weiter so und dicke Autos) oder abschaffen (durch Verzicht auf dicke Autos) wollen. Was für ein Unsinn. Die Welt lebt nicht im Wohlstand. Das ist diePerspektive, die wir brauchen: Die Welt, bei den Flüchtlingen, Kriegen, beim Klima, und beim Transport. Die deutsche Autoinustrie und die deutsche Regierung sind tatsächlich von gestern und neue Mobilitätskonzepte nicht zu sehen. Konzepte, die nicht unbedingt das schnelle Geld bringen und für die Kapitalismus nur stört.</text:p>
          </table:table-cell>
          <table:table-cell office:value-type="string" calcext:value-type="string">
            <text:p>Needs are also being made, and Amazon, google and facebook are better off than any traditional advertising campaign. So if the fat BMW is bought, then because it is suggested by always new imer better manipulation. Not that we have to. Capitalism loves to bring the useless and harmful to the man for more money. The affluent society, another word for a divided world that 'we' want to get (by getting fatter and thicker cars) or abolish (by avoiding bulky cars). What a nonsense. The world does not live in prosperity. That's the perspective we need: the world, the refugees, wars, the climate, and transportation. The German auto industry and the German government are actually out of date and new mobility concepts can not be seen. Concepts that do not necessarily bring the quick money and for which capitalism only bothers.</text:p>
          </table:table-cell>
          <table:table-cell office:value-type="string" calcext:value-type="string">
            <text:p>negative</text:p>
          </table:table-cell>
          <table:table-cell table:number-columns-repeated="1021"/>
        </table:table-row>
        <table:table-row table:style-name="ro14">
          <table:table-cell office:value-type="string" calcext:value-type="string">
            <text:p>"Ist es nicht vielmehr so, dass sich die Autoindustrie selbst und auch noch die Gesellschaft (u.a. durch gesundheitsschädliche Luft) bekämpft? Was derzeit Arbeitplätze massiv gefährdet sind Lug und Trug, Gier und Überheblichkeit von Wirtschaftsführern! Tatsächlich ist es aktuell doch so, dass z.B. die deutsche Autoindustrie mit ihren Tantiemen- und Dividenden-Rittern, verhätschelt mit der Auto-Kanzlerin Merkel und ihrem willfährigen Verkehrsminister Dobrindt, mit ihrer Kartellbildung und dem dreisten Abgasbetrug die deutsche Wirtschaft und Millionen von Arbeitsplätzen gefährdet! Ein entlarvendes Beispiel: Da hatte doch die deutsche Autoindustrie eine sagenhafte Innovation in der Diesel-Abgastechnik (Abgasreinigung auf der Basis von Harnstoffen in Verbindung mit einem Stickoxid-Speicher-Katalysator: Vorsprung durch Technik!) entwickelt, aber für den dafür erforderlichen Harnstoffen-Tank wollte sie nicht auf Kofferraum-Liter, auf Stereoanlagen, ... und Umsatz verzichten und schon gar nicht die Kunden mit der Harnstoffen-Betankung belästigen: Freude am Fahren!). Also schaltete man diese wundervolle Technik nur auf dem Prüfstand an und im realen Straßenverkehr weitgehend aus, um Harnstoff zu sparen! Und das Ganze natürlich im Geheimen, im Gesetzlosen! Und VW-Chef Müller redet jetzt gemeinsam mit seinen Kollegen von Daimler und BMW diese neue Diesel-Abgastechnologie schlecht (""Wirkung ist fragwürdig""), nur um eine kostenlose Nachrüstung zu vermeiden."</text:p>
          </table:table-cell>
          <table:table-cell office:value-type="string" calcext:value-type="string">
            <text:p>"Is not it rather the case that the auto industry itself and also the society (among other things by health-damaging air) fights? What is currently a massive threat to jobs is the lies and deception, greed and arrogance of business leaders! In fact, it is currently the case that e.g. The German auto industry with its bonuses and dividend knights, coddled with the auto-Chancellor Merkel and her compliant Transport Minister Dobrindt, with their cartel formation and the bold emissions fraud the German economy and millions of jobs at risk! An unmasking example: Since the German car industry had developed a fabulous innovation in the diesel exhaust technology (exhaust gas purification on the basis of urea in conjunction with a nitrogen oxide storage catalyst: Vorsprung durch Technik!), But for the required urea tank she did not want to give up on trunk liters, on stereos, ... and sales and certainly not bothering customers with the urea refueling: enjoy driving!). So you turned this wonderful technology only on the test bench and in the real traffic largely off to save urea! And of course in secret, in the lawless! And VW boss Müller is now talking with his colleagues from Daimler and BMW this new diesel exhaust technology bad (""effect is questionable""), just to avoid a free retrofitting."</text:p>
          </table:table-cell>
          <table:table-cell office:value-type="string" calcext:value-type="string">
            <text:p>negative</text:p>
          </table:table-cell>
          <table:table-cell table:number-columns-repeated="1021"/>
        </table:table-row>
        <table:table-row table:style-name="ro45">
          <table:table-cell office:value-type="string" calcext:value-type="string">
            <text:p>Danke Herr Fleischhauer, dass Sie hier die Stimme der Vernunft in der nächsten Hysterie-Orgie der verwöhnten Deutschen sind. Vor einem Jahr noch stand Deutschland vor dem Untergang, weil wir von Flüchtlingsströmen überschwemmt werden. Heute sterben wir alle an Feinstaub und Stickoxiden. Nebenbei erwähnt: Niemals gab es Autos, die weniger Schadstoffe mit den Abgasen ausgestoßen haben, aber die Theoretiker in Brüssel denken nun einmal, dass ein Auto mit Verbrennungsmotor nur den Dunst von Rosenwasser verströmen dürfte. Und unsere Bürger machen fleißig mit beim Bashing der wichtigsten deutschen Industrie. Es wird von Betrug gesprochen, obwohl die meisten nicht einmal wissen, worin der Betrug eigentlich besteht. Haben die Autokäufer wirklich Mercedes, BMW und Co. gekauft, weil diese so umweltschonend und schadstoffarm sind? Genaugenommen wurden die Kunden sogar begünstigt, weil der Verbrauch von AdBlue geringer war, als er es eigentlich hätte sein müssen. Und was die ganzen Elektroauto-Fürsprecher angeht, kann man nur die Frage aufwerfen: Wo sind denn die Millionen Käufer für Elektrofahrzeuge? In Wirklichkeit gibt es kaum Nachfrage und daher auch kein Angebot. Die Reichweiten sind noch zu gering, die Ladeinfrastruktur kaum vorhanden und die Ladezeiten auch viel zu lang (ja, auch beim viel gelobten Tesla). Jahrzehntelang hat es kein Schwein gestört, dass Autos Abgase ausstoßen, aber hier und heute wird das gesamte deutsche Volk aussterben an Feinstaub und Stickoxid. Ich frage mich, ob es noch ein Volk auf der Welt gibt, das den eigenen Untergang so permanent zelebrieren muss. Ich bin auch gespannt, welche katastrophale Bedrohung uns kommendes Jahr zu Zeiten des Sommerlochs umtreibt. Wahrscheinlich stellt man fest, dass Bier und Wein Alkohol enthalten und dass dieser gesundheitsschädlich ist. Wieder etwas, das keiner wusste und was dann maximal eskaliert werden muss.</text:p>
          </table:table-cell>
          <table:table-cell office:value-type="string" calcext:value-type="string">
            <text:p>Thank you Mr. Fleischhauer, that you are the voice of reason in the next hysteria orgy of spoiled Germans. A year ago, Germany was still going down because we are being flooded by refugee flows. Today we all die of particulate matter and nitrogen oxides. Incidentally, there were never cars that emitted less pollutants with the exhaust fumes, but the theoreticians in Brussels think that a car with an internal combustion engine should only give off the haze of rose water. And our citizens are involved in the bashing of the most important German industry. There is talk of fraud, although most do not even know what the fraud is. Did the car buyers really buy Mercedes, BMW and Co. because they are so environmentally friendly and low in pollutants? In fact, customers were even favored because the consumption of AdBlue was lower than it should have been. And as for all the electric car advocates, one can only ask the question: Where are the millions of electric vehicle buyers? In fact, there is little demand and therefore no supply. The ranges are still too low, the charging infrastructure hardly available and the charging times too long (yes, even in the much praised Tesla). For decades no pig has disturbed that cars emit exhaust fumes, but here and today the entire German people will die out of fine dust and nitric oxide. I wonder if there is still one people in the world who must celebrate their own demise so permanently. I'm also curious about the catastrophic threat that will be affecting us next year at the time of the summer hole. You probably find that beer and wine contain alcohol and that it is harmful to your health. Again something that nobody knew and then what needs to be escalated maximum.</text:p>
          </table:table-cell>
          <table:table-cell office:value-type="string" calcext:value-type="string">
            <text:p>negative</text:p>
          </table:table-cell>
          <table:table-cell table:number-columns-repeated="1021"/>
        </table:table-row>
        <table:table-row table:style-name="ro12">
          <table:table-cell office:value-type="string" calcext:value-type="string">
            <text:p>"erinnert an den Satz Otto Lilienthals, der angeblich nach dem Absturz gesagt haben soll: "" Opfer müssen gebracht werden. Es ist gut, dass Fleischauer es auf die Formel gebracht hat: ""Bei der Befreiung von den Gesetzen der Physik hinken wir noch hinterher"". Exakt so ist es. Das E-Auto ist ein Mythos: Der Leiter des Instituts, Dieter Teufel, sagte im Deutschlandfunk Kultur, der Ausbau regenerativer Energien ersetze bis 2030 lediglich den Strom, der durch die Abschaltung der Atomkraftwerke wegfalle. Die Verstromung von Stein- und Braunkohle werde im gleichen Zeitraum ungefähr gleich bleiben. Teufel weiter: ""Daraus entsteht bei der Stromerzeugung für die Elektroautos relativ viel CO2. Und wenn man eine Gesamtbilanz macht, Betrieb der Elektroautos und Herstellung der Elektroautos, insbesondere der Batterie, dann ergibt sich, dass ein einzelnes Elektroauto von der Klimawirksamkeit her praktisch ähnlich schädlich ist wie ein Benziner oder Diesel."" https://de.wikipedia.org/wiki/Otto_Lilienthal#Der_letzte_Flug http://www.deutschlandfunkkultur.de/forscher-ueber-gesamtbilanz-von-fahrzeugen-elektroauto-ist.1008.de.html?dram:article_id=392519 http://www.upi-institut.de/WerWir.htm"</text:p>
          </table:table-cell>
          <table:table-cell office:value-type="string" calcext:value-type="string">
            <text:p>"reminiscent of the sentence of Otto Lilienthal, who is said to have said after the crash: ""Victims must be brought."" It is good that Fleischauer has put it on the formula: ""When liberation from the laws of physics we limp The e-car is a myth: the director of the institute, Dieter Teufel, said in the Deutschlandfunk culture that the expansion of renewable energy would only replace the electricity until 2030, which would be cut off by the shutdown of nuclear power plants In the same period of time, power generation from hard coal and lignite will remain roughly the same. ""Teufel continues:"" This results in a relatively large amount of CO2 for electricity generation in electric cars. And if you take a total balance, operation of electric cars and production of electric cars, especially the battery, then it turns out that a single electric car from the climatic effectiveness is almost as harmful as a gasoline or diesel. ""Https: // en.wikipedia. org / wiki / Otto_Lilienthal # Der_letzte_Flug http://www.deutschlandfunkkultur.de/forscher-ueber-gesamtbilanz-von-fahrzeugen-elektroauto-ist.1008.de.html?dram:article_id=392519 http: //www.upi- institut.de/WerWir.htm"</text:p>
          </table:table-cell>
          <table:table-cell office:value-type="string" calcext:value-type="string">
            <text:p>negative</text:p>
          </table:table-cell>
          <table:table-cell table:number-columns-repeated="1021"/>
        </table:table-row>
        <table:table-row table:style-name="ro17">
          <table:table-cell office:value-type="string" calcext:value-type="string">
            <text:p>man sägt kontinuierlich an dem Ast auf dem man sitzt. Natürlich sind Schummeleien nicht akzeptabel, aber wer verzichtet schon andauernd auf Eier, nur weil mal welche schädlich sein könnten? E-Auto, was für Stadtfahrer die es sich leisten können. Warum schreibt Tesla jährlich Verluste?</text:p>
          </table:table-cell>
          <table:table-cell office:value-type="string" calcext:value-type="string">
            <text:p>one continuously saws on the branch on which one sits. Of course, cheating is unacceptable, but who keeps giving up on eggs just because some of them might be harmful? E-car, what a city driver who can afford it. Why does Tesla write losses every year?</text:p>
          </table:table-cell>
          <table:table-cell office:value-type="string" calcext:value-type="string">
            <text:p>negative</text:p>
          </table:table-cell>
          <table:table-cell table:number-columns-repeated="1021"/>
        </table:table-row>
        <table:table-row table:style-name="ro60">
          <table:table-cell office:value-type="string" calcext:value-type="string">
            <text:p>"Sagen wir es einmal so wie es ist, es geht ums Geld und um das Individuelle im motorisierten Individualverkehr. Moderne Diesel sind schädlich,.... für die Steuereinnahmen, ein modernes Dieselauto verbraucht rund 3 - 5 Liter weniger steuerbegünstigten Kraftstoff als ein vergleichbarer Benziner. Zweitens Individualität dürfen sich höchstens all diejenigen leisten, die ""nicht mit unserer Leistungsgesellschaft klarkommen.""; alle anderen dürfen nach dem Busfahrplan leben. Und ja, es es wurde auch noch betrogen; nein wie schlimm. Die ganzen EURO xxx- Abgas- und Crash-Normen dienen nur und ausschließlich dazu den Europäischen Automarkt zu protektionieren. Und zwar gegen Billigstautos aus China und Indien und in kleinen Rahmen noch aus Russland und Mexiko; bzw. diese Regelungen machen dann auch Koreanische und Japanesische Autos entsprechend teurer um die Europäischen Billgmarken zu schützen. Mit Umwelt- und Verbraucherschutz hat das ganze nur als Nebeneffekt zu tun. Und praktischerweise gelten diese Regelungen Europaweit. Und außerdem, was hat die Autoindustrie den falsch gemacht? Die Autobauer haben die Abgaswerte genau passend zu den gesetzlichen Vorgaben für die genauestens definierten Prüfbedingungen hingetrimmt. Wo steht, daß diese auch in der Realität auf der Straße passen müssen. Zumal die Realität extrem zufällig ist und somit die Zulassung zu einer Lotterie wird, wenn der Sommer im Prüfzeitraum entweder zu warm oder der Winter zu kalt sein sollte. Nochmal zum Mitdenken: E-Autos, Wasserstoffautos und ultrasparsame Dieselhybride schaden massivst den Steuereinnahmen und werden deshalb nicht wirklich reGIERungsseitig gewünscht; zumal auch die Werkstätten und Teilehändler kaum Freude haben werden an solchen Fahrzeugen, an denen kaum Komponenten kaputtgehen können. Blöd nur, daß das Chinesische oder Indische E-Mobile keine protektionistischen Abgasnormen mehr zu erfüllen brauchen um eine EU-Zulassung zu bekommen, und wenn die Fahrzeuge entweder leicht genug oder nur dreirädrig sind ist auch das Problem mit den Crashnormen keine Hürde mehr."</text:p>
          </table:table-cell>
          <table:table-cell office:value-type="string" calcext:value-type="string">
            <text:p>"Let's just say it as it is, it's about the money and the individual in motorized private transport. Modern diesel is harmful, .... for the tax revenue, a modern diesel car consumes about 3 - 5 liters less tax-privileged fuel than a comparable gasoline engine. Second, individuality can at most afford those who ""can not cope with our meritocracy.""; all others are allowed to live according to the bus timetable. And yes, it was also cheated; no, how bad. The entire EURO xxx exhaust and crash standards serve only and exclusively to protect the European car market. And against cheap cars from China and India and in small frames from Russia and Mexico; These regulations also make Korean and Japanese cars more expensive to protect the European Billiards. With environmental and consumer protection, the whole thing has to do only as a side effect. And practically these regulations apply throughout Europe. And besides, what has the car industry done wrong? The car manufacturers have adjusted the exhaust gas values ​​exactly to the legal requirements for the exactly defined test conditions. Where does it say that they also have to fit on the street in reality? Especially since the reality is extremely random and therefore the admission to a lottery, if the summer in the test period either too warm or the winter should be too cold. Again, to think: E-cars, hydrogen cars and ultrasparsame diesel hybrids massively harm the tax revenue and are therefore not really REGIERungsseitig desired; Especially since the workshops and parts dealers will have little pleasure in such vehicles where hardly components can break. Just stupid that the Chinese or Indian e-mobile no longer need to meet protectionist emissions standards to get EU approval, and if the vehicles are either light enough or just three-wheeled, the problem with the crash standards is no longer a hurdle."</text:p>
          </table:table-cell>
          <table:table-cell office:value-type="string" calcext:value-type="string">
            <text:p>negative</text:p>
          </table:table-cell>
          <table:table-cell table:number-columns-repeated="1021"/>
        </table:table-row>
        <table:table-row table:style-name="ro11">
          <table:table-cell office:value-type="string" calcext:value-type="string">
            <text:p>Und selbst wenn in einigen Jahren am Neckartor, auf der Landshuter Allee oder sonstwo nur noch Teslas und Elektrobusse fahren, werden Jürgen Resch und seine Kumpels dort stehen und irgendwelche schädlichen bis todbringenden Magnetfelder Spannungsspitzen oder sonstwas messen wofür sich Greenpeace dann an irgendeinem Ministerium festkettet. Die Betroffenheitssindustrie muss ja auch laufen. Aber das tut der Umwelt schon auch gut, weil so können sich etliche mittel- bis minderbegabte Anwälte mit dem sekkieren von Unternehmen und dem schreiben von stereotypen Abmahnungen über Wasser halten. Andernfalls müssten die womöglich abends dazu verdienen und würden die ggf. in alten Diesel-Taxis die Innenstädte verpesten.</text:p>
          </table:table-cell>
          <table:table-cell office:value-type="string" calcext:value-type="string">
            <text:p>And even if in a few years at Neckartor, Landshuter Allee or anywhere only drive Tesla and electric buses, Jürgen Resch and his buddies will stand there and measure any harmful to deadly magnetic fields spikes or anything for what Greenpeace then chained to any ministry. The affected industry must also be running. But that's good for the environment as well, because many middle- to lower-gifted lawyers can keep afloat by dropping companies and writing stereotype warnings. Otherwise they would probably have to earn in the evening and would possibly pollute the inner cities in old diesel taxis.</text:p>
          </table:table-cell>
          <table:table-cell office:value-type="string" calcext:value-type="string">
            <text:p>negative</text:p>
          </table:table-cell>
          <table:table-cell table:number-columns-repeated="1021"/>
        </table:table-row>
        <table:table-row table:style-name="ro61">
          <table:table-cell office:value-type="string" calcext:value-type="string">
            <text:p>Hier hat es sich Herr Fleischer etwas zu einfach gemacht und nutzt im Grunde die gleiche, vereinfachte Argumentationslogik die bei Populisten so beliebt ist: 1) Flottenverbrauch: Ob die EU Regelung zum Flottenverbrauch nun sinnvoll ist oder nicht - andere Diskussion. Aber sie ist nunmal da, Gesetzt und gilt für alle Automobilhersteller. Ziel ist es den CO2 Ausstoss der gesamten EU Autoflotte zu senken. Das es da ein paar Hersteller die Hauptsächlich kleine, Verbrauchsarme Wagen herstellen einfacher haben ist klar. Bei diesen Wagen sind die Margen aber auch deutlich kleiner. Und Richtig: Die deutschen Autobauer, bauen Autos die viele Menschen haben wollen und deshalb auch bereit sind ein Premium dafür zu bezahlen. Das können Sie doch auch in der Zukunft. Die deutsche Autoindustrie muss dann nur die Strafzahlungen der EU auf die Preise umlegen und evtl. etwas von ihren Margen abgeben. Es gibt bestimmt auch dann immer noch genügend Kundschaft die solche Spritschlucker trotzdem kaufen. Damit würde aber auch der Umweltschaden den solche Fahrzeuge verursachen eingepreist. Klappt bei Plastiktüten doch auch. 2) An den Drittelmix hat keiner geglaubt - auch richtig. Aber wie hätte der Aufstand der Autofahrer ausgesehen, wenn VW, Daimler und Co. Verbrauchsangaben von 5L gemacht hätten und dann wären plötzlich 15 oder 20l rausgekommen. Da wären ADAC, AutoBild und der Rest der PS Freunde aber schnell auf den Barrikaden gewesen. Nichts anderes aber haben die Herstellen bei den Abgaswerten gemacht. Auch ein offensichtlicher Betrug ist immer noch ein Betrug. 3) Gesundheitsschädlich - Es gibt sicherlich viele Gründe warum das Lebensalter in Deutschland steigt, die Stickoxyd Belastung in München oder Stuttgart zählt sicher nicht dazu. Aber auch hier spielt es erstmal keine Rolle, ob und wie schädlich die Abgase sind: Es gibt eine EU Richtlinie und an die haben wir uns zu halten oder wir müssen Sie in einem demokratischen Prozess ändern. Sie aber mit dem Blick auf die gestiegene Lebenserwartung als Blödsinn abzutun und sich deshalb über Gesetzt hinweg zusetzten ... dann können wir auch gleich über Rote Ampeln fahren - meistens passiert ja nix. 4) E-Autos sind keine Lösung - vielleicht nicht die einzige, aber ein Teil der Lösung mit Sicherheit. Und das der i3 vom BMW ein zu geringe Reichweite für Sie hat - liegt an Ihnen und an BMW, nicht an der Technik. Das beweist schon Tesla mit 450km Reichweite. Und überhaupt: Wer bitte schön fährt mit dem Auto zum Biergarten und dann noch wieder zurück? Das man mit zwei Maß noch Autofahren darf ist ein Gerücht und gilt auch nicht für E-Autos.</text:p>
          </table:table-cell>
          <table:table-cell office:value-type="string" calcext:value-type="string">
            <text:p>Mr. Fleischer has made things a bit too simple here and basically uses the same simplified logic of argumentation that is so popular with populists: 1) Fleet consumption: Whether the EU regulation on fleet consumption makes sense or not - another discussion. But it is there, set and applies to all car manufacturers. The goal is to reduce the CO2 emissions of the entire EU car fleet. That there are a few manufacturers who have mainly small, low-consumption cars easier is clear. In these cars, the margins are also much smaller. And right: The German carmaker, build cars that many people want and therefore are willing to pay a premium for it. You can do that in the future too. The German auto industry then only has to convert the EU's penalties to the prices and possibly give up some of their margins. There are certainly still enough customers who still buy such gas guzzlers. This would also priced in the environmental damage caused by such vehicles. Works with plastic bags but also. 2) At the third mix nobody believed - right. But what would the uprising of motorists have looked like if VW, Daimler and Co. had made consumption figures of 5L and then suddenly 15 or 20l would have come out. But ADAC, AutoBild and the rest of the PS friends were quickly on the barricades. But nothing else has made the manufacture of exhaust emissions. Even an obvious scam is still a scam. 3) Harmful - There are certainly many reasons why the age in Germany increases, the nitric oxide pollution in Munich or Stuttgart is certainly not one of them. But even here it does not matter if and how harmful the exhaust gases are: there is an EU directive and we have to adhere to it or we have to change it in a democratic process. But dismissing them with the view of the increased life expectancy as nonsense and therefore sat down over sat down ... then we can go right through red lights - usually nothing happens. 4) E-cars are not a solution - maybe not the only one, but part of the solution for sure. And that the BMW i3 has too little range for you - it's up to you and to BMW, not the technology. This already proves Tesla with 450km range. And anyway: who please drives by car to the beer garden and then back again? The one with two measure still allowed to drive a car is a rumor and does not apply to e-cars.</text:p>
          </table:table-cell>
          <table:table-cell office:value-type="string" calcext:value-type="string">
            <text:p>negative</text:p>
          </table:table-cell>
          <table:table-cell table:number-columns-repeated="1021"/>
        </table:table-row>
        <table:table-row table:style-name="ro20">
          <table:table-cell office:value-type="string" calcext:value-type="string">
            <text:p>Ich muss mich wirklich wundern, bei Herrn Fleischhauer sogar immer wieder. Wie kann ein renommiertes Blatt wie der Spiegel auf SpiegelOnline eine dermaßen undifferenzierte und plakative Meinungsmache publizieren. Das eigentliche Problem ist doch wohl, dass es unsere verhätschelten Automobilkonzerne versäumt haben, rechtzeitig in Antriebe zu investieren, die den EU-Vorgaben genügen können. Für Unternehmen welche sich als Teil der Gesellschaft begreifen, und ihre entsprechende gesellschaftliche Verantwortung verstanden haben, wäre das eine Selbstverständlichkeit. Stattdessen wurde mal eben eine Software entwickelt die den Prüfern und Kunden ein Produkt vorgaukelt, das es nicht gibt, um mit minimalen F&amp;E-Kosten das Maximum aus dem Umsatz herauszuholen. Würde ich als Arbeitnehmer meinen Lebenslauf derart fälschen, wäre meine berufliche Laufbahn für alle Zeiten ruiniert, sehr wahrscheinlich ohne überhaupt einen tatsächlich nachweisbaren Schaden angerichtet zu haben. Ach und die industrielle Basis von der hier so wichtig gefaselt wird. Meinen Sie die industrielle Basis, die VW und Konsorten nach Rumänien, Polen, China und Mexiko ausgelagert haben. Sehr interessante Argumentation Herr Fleischhauer. Interessant finde ich auch die Argumentation: Feinstaub gesundheitsschädlich? Ach was? Die Leute werden doch eh zu alt. Und ganz nebennbei schafft es der gute Herr Kolumnist sogar noch die Gleichberechtigung aller Menschen in den Dreck zu ziehen, so ganz nebenbei. Lieber Spiegel, diese Kolumne ist wirklich überflüssig. Füllen Sie diesen Sendeplatz doch lieber mit echten Journalisten und differenzierten An- und Einsichten. Danke</text:p>
          </table:table-cell>
          <table:table-cell office:value-type="string" calcext:value-type="string">
            <text:p>I have to be surprised, even with Mr. Fleischhauer again and again. How can a well-known newspaper like the Spiegel on SpiegelOnline publish such an undifferentiated and striking opinion-making. The real problem is that our coddled car companies have failed to invest in propulsion systems that can meet EU standards. For companies that understand themselves as part of society and have understood their corresponding social responsibility, that would be a matter of course. Instead, software was developed that fooled auditors and customers with a product that does not exist to get the most out of sales with minimal R &amp; D costs. If, as an employee, I falsified my CV in such a way, my career would have been ruined forever, most likely without any real damage at all. Oh, and the industrial base of which is so important here. Do you mean the industrial base that VW and its partners have outsourced to Romania, Poland, China and Mexico? Very interesting reasoning Mr. Fleischhauer. I find the argumentation also interesting: fine dust harmful to health? What? People are getting too old anyway. And by the way, the good Mr. columnist manages even to pull the equal rights of all people in the dirt, so by the way. Dear Spiegel, this column is really superfluous. Do you prefer filling this slot with real journalists and differentiated insights and insights. Thank you</text:p>
          </table:table-cell>
          <table:table-cell office:value-type="string" calcext:value-type="string">
            <text:p>negative</text:p>
          </table:table-cell>
          <table:table-cell table:number-columns-repeated="1021"/>
        </table:table-row>
        <table:table-row table:style-name="ro39">
          <table:table-cell office:value-type="string" calcext:value-type="string">
            <text:p>"Der Gesetzgeber kann den Steuersatz äquivalent zur schädlichen Wirkung auf Umwelt und Gesundheit setzen. Dann hätte sich der SUV-""Spaß"" auch ganz schnell erledigt."</text:p>
          </table:table-cell>
          <table:table-cell office:value-type="string" calcext:value-type="string">
            <text:p>"The legislator can set the tax rate equivalent to the harmful effect on the environment and health. Then the SUV ""fun"" would have done very quickly."</text:p>
          </table:table-cell>
          <table:table-cell office:value-type="string" calcext:value-type="string">
            <text:p>negative</text:p>
          </table:table-cell>
          <table:table-cell table:number-columns-repeated="1021"/>
        </table:table-row>
        <table:table-row table:style-name="ro39">
          <table:table-cell office:value-type="string" calcext:value-type="string">
            <text:p>Mit dem schädlichen NOx-Ausstoß hat der Mensch in den Industrieländern interessanterweiße die letzten 100 recht gut leben können.</text:p>
          </table:table-cell>
          <table:table-cell office:value-type="string" calcext:value-type="string">
            <text:p>With the harmful NOx emissions, humans in the industrialized countries have been able to live the last 100 quite well.</text:p>
          </table:table-cell>
          <table:table-cell office:value-type="string" calcext:value-type="string">
            <text:p>negative</text:p>
          </table:table-cell>
          <table:table-cell table:number-columns-repeated="1021"/>
        </table:table-row>
        <table:table-row table:style-name="ro3">
          <table:table-cell office:value-type="string" calcext:value-type="string">
            <text:p>Na ob der gute Ma-nn nun selber ein Auto steuert oder ein Taxifahrer dürfte den Schadstoffausstoss wohl ziemlich egal sein! Unter Umständen kann der Taxifahrer wegen der Leerrfahrten sogar noch die umweltschädlichere Variante darstellen und zudem sind gerade Taxis sehr häufig stinkende ausgelutschte Dieselfahrzeuge die die Umwelt ganz besonders stark belasten. Und wer will schon mit zig Tüten, Getränkekisten. etc. gerne vor einem Supermarkt stehend auf ein Taxi warten? Gerade bei Hitze, Kälte, Regen, usw. ist dies wohl kaum ein Vergnügen. Unsere gesamte Infrastruktur ist eben, im Gegnsatz zu früher, heutzutage vollständig auf Autobenutzer abgestimmt, warum haben wohl alle Supermärkte und Discounter solch riesige Parkplätze? Ich wage mal zu behaupten ein gewisser Teil der Menschen besitzt nur deshalb einen PKW, weil es ohne Auto heutzutage äusserst schwierig wäre den Alltag zu bewältigen. Ich kenne selbst über 90-jährige, die wegen der Einkäufe, Arztbesuche, etc. noch ihr Auto behalten und es dürfte wohl in vielen Gegenden die Mehrheit sein, die ihr Auto behalten solange sie fahren können.</text:p>
          </table:table-cell>
          <table:table-cell office:value-type="string" calcext:value-type="string">
            <text:p>Whether the good Ma-nn now controls a car or a taxi driver should probably be pretty much the pollutant emissions! Under certain circumstances, the taxi driver because of the empty runs even represent the environmentally harmful variant and also are straight taxis very often stinking sucked diesel vehicles which particularly pollute the environment. And who wants with umpteen bags, crates. etc. like to wait in front of a supermarket standing for a taxi? Especially in heat, cold, rain, etc., this is hardly a pleasure. Our entire infrastructure is now, unlike in the past, nowadays completely adapted to car users, why do all supermarkets and discounters have such huge parking lots? I dare to say that some people only own a car because today without a car it would be extremely difficult to cope with everyday life. I know even over 90-year-olds who still keep their car because of the purchases, doctor visits, etc. and it should probably be the majority in many areas that keep their car as long as they can drive.</text:p>
          </table:table-cell>
          <table:table-cell office:value-type="string" calcext:value-type="string">
            <text:p>negative</text:p>
          </table:table-cell>
          <table:table-cell table:number-columns-repeated="1021"/>
        </table:table-row>
        <table:table-row table:style-name="ro28">
          <table:table-cell office:value-type="string" calcext:value-type="string">
            <text:p>Es zeigt sich immer mehr, dass Amtstriten in D begrenzt werden müssen!! Das gilt auf allen Ebenen! 2-3 Amtszeiten und dann muss Schluss sein! Das würde uns auch eine Dauerkanzlerin Merkel ersparen. Die Parteien hätten dann einen größeren Erneuerungsdruck und das Intrigenspiel um Posten würde entschärft! Abgeordnete seit 2008 - die Dame wird wohl nicht mehr ins Hauptzollamt zurückkehren. Hartz IV droht ihr auch nicht. Pension gibt es auch vom Steuerzahler! Vollkasko-Paradies! Ihr Wechsel ist keine Gewissensentscheidung, sondern dient einzig und allein dazu, sich ein neues Mandat in der CDU zu sichern. Das ist demokratieschädlich und zeigt, wie dreckig dieses Metier mittlerweile geworden ist. Herr Metzger ist ja auch mal als Ex-- Grünenhoffnungsträger zur CDU gewechselt und auch dort gescheitert.</text:p>
          </table:table-cell>
          <table:table-cell office:value-type="string" calcext:value-type="string">
            <text:p>It is becoming more and more evident that office functions have to be limited in D !! That applies at all levels! 2-3 terms and then must be over! That would also save us a Chancellor Merkel. The parties would then have a greater renewal pressure and the intrigue game for posts would be defused! Members since 2008 - the lady will probably not return to the main customs office. Hartz IV you do not threaten. Pension is also available from the taxpayer! Comprehensive paradise! Their change is not a conscience decision, but solely serves to secure a new mandate in the CDU. This is democratically harmful and shows how dirty this profession has meanwhile become. Mr. Metzger has also sometimes switched to the CDU as an ex-Green Hufnung carrier and failed there as well.</text:p>
          </table:table-cell>
          <table:table-cell office:value-type="string" calcext:value-type="string">
            <text:p>negative</text:p>
          </table:table-cell>
          <table:table-cell table:number-columns-repeated="1021"/>
        </table:table-row>
        <table:table-row table:style-name="ro34">
          <table:table-cell office:value-type="string" calcext:value-type="string">
            <text:p>"Interessant ist die Aussage von Weil: ""Wenn eine Abgeordnete des niedersächsischen Landtages aus ausschließlich eigennützigen Gründen die Fraktion wechselt und die damit von den Wähler gewollte Mehrheit verändert, halte ich das persönlich für unsäglich und ich halte das für sehr schädlich für die Demokratie"". Und ich halte eine Landtagsregierung mit nur einem Sitz Mehrheit für äußerst fragil. Um stabil regieren zu können müssten sich ja alle Abgeordneten von Rot-Grün immer einig sein. Eigentlich eher unwahrscheinlich. Und wenn sie es dennoch sind, liegt das wohl sicher an der Parteidisziplin und ihren willenlosen Parteisoldaten. Versteht Herr Weil das unter Demokratie? Ich glaube der Mann und sein grüner Anhang sollten ihre sogenannte Mehrheit etwas nüchterner betrachten und dieses alberne empörte Leberwursttheater einfach sein lassen. Karriere wollen sie nämlich alle machen und die Pfründen kassieren und das ganz unabhängig von der Leistung. Der eine oder andere bangt wohl auch darum wieder der freien Wirtschaft übergeben zu werden. Ja, ist manchmal hart da, aber stärkt auch den Charakter. Ich kenne es gar nicht anders..."</text:p>
          </table:table-cell>
          <table:table-cell office:value-type="string" calcext:value-type="string">
            <text:p>"Weil's statement is interesting: ""If a member of the Lower Saxony Landtag changes the faction for purely self-serving reasons and changes the majority it wants from the voters, I think that personally unspeakable and I think that is very harmful for democracy."" And I think a single-seat state legislature is extremely fragile. In order to be able to govern stably, all members of Red-Green would always have to be united. Actually, unlikely. And if they still are, surely that's because of party discipline and their unwilling party soldiers. Does Mr. Weil understand that under democracy? I think the man and his green companion should take their so-called majority a little more soberly and let that silly outraged liverwurst theater be easy. They all want to make a career and collect the benefices, regardless of their performance. One or the other probably also baffled to be returned to the private sector. Yes, sometimes it's tough, but it also strengthens the character. I do not know it otherwise ..."</text:p>
          </table:table-cell>
          <table:table-cell office:value-type="string" calcext:value-type="string">
            <text:p>negative</text:p>
          </table:table-cell>
          <table:table-cell table:number-columns-repeated="1021"/>
        </table:table-row>
        <table:table-row table:style-name="ro62">
          <table:table-cell office:value-type="string" calcext:value-type="string">
            <text:p>"Klar sollte der Mann irgendwas arbeiten können. Der ist ja schließlich viel zu jung, um die ihm verbleibende Restlebenszeit ausschließlich in seinem Kleingarten Chrysanthemenbüsche zu schneiden. Warum also nicht Prokurist in einer Firma? Als Anwalt sollte er seine fachliche Qualifikation dazu ja einschätzen können. Dazu wie auch zu anderen Tätigkeiten fallen mir mehrere Gründe ein: - mein Moralempfinden bezeichnet es bereits als möglichen Interessenkonflikt, als Ex-Bundespräsident die Interessen Dritter persönlich zu vertreten. Wessen Interessen kollidieren da möglicherweise? Sein persönliches Interesse, ""überzeugend"" aufzutreten und das Neutralitäts-Interesse des Staats. Stellen wir uns kurz einen Prozess eines Ausländers gegen dieses Unternehmen vor: Wulf als Anwalt der Gegenseite fährt mit Polizeieskorte vor und sitzt mit Personenschützern im Gerichtssaal... - die Möglichkeit, Zugang zu einflussreichen Netzwerken zu schaffen, und dafür bezahlt zu werden, halte ich für Untreue gegenüber dem bisherigen Arbeitgeber, Staat. Denn das Wissen, das man über Interna und Kundenbeziehungen erlangt gehört aus moralischer Sicht dem bisherigen Arbeitgeber und nicht dem Angestellten. Das sieht unser Gesetzgeber nicht so, weil angeblich Wissensweitergabe schwerer nachzuweisen ist als eine Banküberweisung. Deshalb nutzt das jeder aus, der kann und höhlt mit der Einstellung ""Was nicht verboten ist, darf ich ohne Folgen tun"" die Vertrauensbasis unserer Gesellschaft. - als Ex-Bundespräsident stehen alle seine Aktivitäten und Beziehungen unter besonderer Beobachtung. Denn die Unterstützung durch einen Funktionär des deutschen Staates kann politisch und für Propagandazwecke ausgenutzt werden, auch gegen die Interessen des deutschen Staats in der Gegenwart. Ich stelle mir einen Schlagzeile vor ""Wulf, bis vor kurzem noch BP, tritt dem deutschen Wirtschaftsminister entgegen"" oder ähnlich ""gerade eben noch richtig"". Hätte der Mann Verantwortungsgefühl gegenüber dem deutschen Staat, dann würde er besser aufpassen, womit er in Verbindung gebracht werden kann. Hätte er Moralempfinden, dann hielte er sich aus möglicherweise fragwürdigen Situationen einfach mal vorsichtshalber raus. Kurz gesagt: Wäre er kein Politiker (gewesen), ginge ihm das Wohl des deutschen Staats vor sein eigenes. Aber so ist das eben in einer Demokratie - sie kann bis zu einer kritischen Masse aushalten, dass es Menschen gibt, die sich schädlich ihr gegenüber verhalten. Wenn die kritische Masse dann mal überschritten wird, dann ist es einfach plötzlich keine Demokratie mehr, und daran arbeiten eben immer mehr Menschen mit der Haltung ""Ist doch erlaubt, also mache ich es!"" - und die, die die Wahl hätten sollten vorher einfach mal nachdenken."</text:p>
          </table:table-cell>
          <table:table-cell office:value-type="string" calcext:value-type="string">
            <text:p>"Of course, the man should be able to work something. After all, he is far too young to cut the rest of his life exclusively in his allotment of chrysanthemum bushes. So why not an authorized officer in a company? As a lawyer, he should be able to assess his professional qualifications yes. As well as to other activities I have several reasons: - My sense of morality already describes it as a possible conflict of interest to represent the interests of third parties as an ex-Federal President. Whose interests might conflict? His personal interest in performing ""convincingly"" and the neutrality interest of the state. Let's take a brief look at a foreigner's case against this company: Wulf, the advocate for the other side, is driving a police escort and sitting in the courtroom with bodyguards ... - the opportunity to gain access to and pay for influential networks for infidelity towards the previous employer, state. For the knowledge that one obtains about internals and customer relationships belongs from a moral point of view to the previous employer and not to the employee. Our legislator does not see it that way, because allegedly knowledge transfer is more difficult to prove than a bank transfer. That is why anyone who can and hollows out with the attitude ""What is not forbidden, I can do without consequences"" exploits the basis of trust of our society. - As former Federal President, all his activities and relationships are under special observation. For the support of a functionary of the German state can be exploited politically and for propaganda purposes, even against the interests of the German state in the present. I imagine a headline ""Wulf, until recently still BP, meets the German Minister of Economics"" or similar ""just just right"". If the man had a sense of responsibility towards the German state, he would be better aware of what he could be associated with. If he had a sense of morality, then he would keep out of potentially questionable situations, just to be on the safe side. In short, if he had not been a politician, the welfare of the German state would be his own. But that's the way it is in a democracy - it can endure to a critical mass that there are people who are harmful to it. If the critical mass is then exceeded, then it is suddenly no longer a democracy, and just more and more people are working with the attitude ""is allowed, so I'll do it!"" - and those who have the choice should just think before."</text:p>
          </table:table-cell>
          <table:table-cell office:value-type="string" calcext:value-type="string">
            <text:p>negative</text:p>
          </table:table-cell>
          <table:table-cell table:number-columns-repeated="1021"/>
        </table:table-row>
        <table:table-row table:style-name="ro12">
          <table:table-cell office:value-type="string" calcext:value-type="string">
            <text:p>Es gibt doch viel bessere Beispiele dafür, dass von Merkel ausschließlich inhaltsloses Geschwurbel und Wohlfühlfloskeln kommen. In der Tat ist es wie in der Kunst. Ein leeres Blatt oder ein Kothaufen von Merkel wird von den Merkelmedien stets als hohe Kunst entzückend bewundert und als sonstwas tolles interpretiert. Hach, die Künstlerin hat wieder Weisheiten von sich gegeben, wir sind begeistert. Aber was bedeuten Merkels Worte tatsächlich für die Bürger? Also Übersetzung von Merkelisch ins Deutsche: Beispiele: Merkelisch: Ich bin für eine Verlängerung der Atomlaufzeiten. Deutsch: Die Diktatorin verfügt ohne behördliche Kompetenz und Zuständigkeit ohne Parlamentsbeteiligung ein Moratorium und steigt aus der Atomenergie aus, die sie gerade noch bejubelt hat. Merkelisch: Wir müssen natürlich auch kleine Mädchen nach Afghanistan abschieben. Deutsch: Wir geben die Kontrolle über unsere Grenzen auf und lassen jeden ins Land ohne zu wissen, wer da kommt. Merkelisch: Ich bin die Klimakanzlerin. Deutsch: Ich rufe persönlich bei der EU an und verlange, dass Millionen Autos noch viel mehr schädliche Abgase in die Luft blasen dürfen. Die Lügenkanzlerin zu entlarfen ist nicht schwer. Nur wollen es die Lügenmedien partout nicht.</text:p>
          </table:table-cell>
          <table:table-cell office:value-type="string" calcext:value-type="string">
            <text:p>There are much better examples of the fact that only contentless Geschwurbel and Wohlfühlfloskeln come from Merkel. In fact, it's like in art. An empty sheet or a stash by Merkel is admired by the Merkel media always as high art delightfully and interpreted as something great. Hach, the artist has again given wisdom, we are thrilled. But what does Merkel's words actually mean for the citizens? So translation from Merkelian to German: Examples: Merkelisch: I am for an extension of the nuclear terms. German: The dictator has a moratorium without authority competence and competence without parliamentary participation and rises from the atomic energy, which she just cheered. Merkelisch: Of course we also have to deport little girls to Afghanistan. German: We give up control of our borders and let everyone into the country without knowing who is coming. Merkelisch: I am the climate chancellor. German: I call the EU personally and demand that millions of cars blow up a lot more harmful exhaust fumes. To expose the lie chancellor is not difficult. Only the lying media do not want it.</text:p>
          </table:table-cell>
          <table:table-cell office:value-type="string" calcext:value-type="string">
            <text:p>negative</text:p>
          </table:table-cell>
          <table:table-cell table:number-columns-repeated="1021"/>
        </table:table-row>
        <table:table-row table:style-name="ro5">
          <table:table-cell office:value-type="string" calcext:value-type="string">
            <text:p>"Auch wenn das hier ohne Ende hochgejazzt wird: Um die ""empfohlene Tagesdosis"" (besser wäre ""verkraftbare Tagesdosis"") zu erreichen, müßte man als Erwachsener mindestens 9 Fipronil-Eier verdrücken - täglich. Selbst wenn man den Verzehr von ""verseuchter"" Mayonnaise und Eierteigwaren einberechnet, wird auch um Ostern herum niemand solche Mengen erreichen. Bei Kindern liegt der Grenzwert natürlich altersabhängig niedriger, aber auch ihnen sollte es schwerfallen, auch nur in die Nähe von schädlicher Wirkung zu kommen. Warum hier massenhaft schon gekaufte Eier in Privathaushalten vernichtet werden sollen, erschließt sich mir nicht. Das heißt natürlich nicht, daß diese Eier wieterverkaufft oder -verarbeitet werden dürfen. Meiner Ansicht nach liegt da das Hauptproblem, denn die Warenströme müssen erst mühsam eruiert werden."</text:p>
          </table:table-cell>
          <table:table-cell office:value-type="string" calcext:value-type="string">
            <text:p>"Even if this is jerked up without end: To reach the ""recommended daily dose"" (better would be ""acceptable daily dose""), one would have to displace as an adult at least 9 Fipronil eggs - daily. Even counting the consumption of ""contaminated"" mayonnaise and egg pasta, even around Easter nobody will reach such levels. For children, the limit is of course lower depending on their age, but even they should find it difficult to even come close to harmful effects. Why massively already bought eggs in private households should be destroyed, does not open to me. This does not mean, of course, that these eggs may be bought or processed. In my opinion, this is the main problem, because the flow of goods must first be laboriously determined."</text:p>
          </table:table-cell>
          <table:table-cell office:value-type="string" calcext:value-type="string">
            <text:p>negative</text:p>
          </table:table-cell>
          <table:table-cell table:number-columns-repeated="1021"/>
        </table:table-row>
        <table:table-row table:style-name="ro6">
          <table:table-cell office:value-type="string" calcext:value-type="string">
            <text:p>Bei der Berliner - Grünen Regierung ist das anders ! Alles in die Luft, Flugzeuge herzlich willkommen - Straßen zurückbauen und jedes Dorf bekommt einen Flugplatz - dann kann man sich die Straßen sparen ! Es ist doch unehrlich was hier geschrieben wird - bessere Straßen wurden auch Sprit sparen , aber bei den Autofahrern ist ja bekanntlich sehr viel zu holen. Abwarkprämie - auch ja, damit wurden die Autos auch angeschafft, die jetzt so schädlich sind. Es gibt eine neue Fluggesellschaft in D, die fängt mit Maschinen an, die fast 25 Jahre alt sind ! Da regt sich kein Grüner auf - !</text:p>
          </table:table-cell>
          <table:table-cell office:value-type="string" calcext:value-type="string">
            <text:p>The Berlin - Green Government is different! All in the air, airplanes welcome - roads clear back and every village gets an airfield - then you can save the streets! It is dishonest what is written here - better roads were also save fuel, but with the motorists is well known to get a lot. Abwarkprämie - well, so that the cars were also purchased, which are now so harmful. There is a new airline in D, which starts with machines that are almost 25 years old! There is no green on -!</text:p>
          </table:table-cell>
          <table:table-cell office:value-type="string" calcext:value-type="string">
            <text:p>negative</text:p>
          </table:table-cell>
          <table:table-cell table:number-columns-repeated="1021"/>
        </table:table-row>
        <table:table-row table:style-name="ro31">
          <table:table-cell office:value-type="string" calcext:value-type="string">
            <text:p>....hat sich ja wohl bei der menschlichen Gewichtsreduktion bewährt. Würde man die Leistung der PKW halbieren, wäre auch die Umweltbelastung (fast) halbiert und an der Durchschnittsgeschwindikeit mit der man sich bewegt würde das gar nichts ändern. Höhere Steuern für CO2 und anderen schädlichen Ausstoß würden das regeln. Für den Individualverkehr wie er heute bei uns mäglich ist, würden mit einen entsprechend (leicht) konstruierten Fahrzeug 35 KW Leistung reichen.</text:p>
          </table:table-cell>
          <table:table-cell office:value-type="string" calcext:value-type="string">
            <text:p>.... has proven well in human weight loss. If you were to halve the performance of the car, the environmental impact would be (almost) halved and at the average speed with which you moved would change nothing at all. Higher taxes for CO2 and other harmful emissions would regulate that. For the individual traffic as it is today with us, with a correspondingly (easily) constructed vehicle 35 KW achievement would suffice.</text:p>
          </table:table-cell>
          <table:table-cell office:value-type="string" calcext:value-type="string">
            <text:p>negative</text:p>
          </table:table-cell>
          <table:table-cell table:number-columns-repeated="1021"/>
        </table:table-row>
        <table:table-row table:style-name="ro10">
          <table:table-cell office:value-type="string" calcext:value-type="string">
            <text:p>Das ist ganz einfach und trifft jeden gleichmäßig. Teurer Sprit führt zu einer veränderten Nachfrage und damit zu einem anderen Angebot seitrns der Hersteller. Fliegen muss ebenfalls teurer werden. Es ist geradezu grotesk, dass man die Diesel als Sünder durch das Dorf treibt und anschließend maximal klimaschädlich in den Urlaub fliegen kann. Schiffe mit Schweröl sind ein weiteres Problem, aber solange wir fleissig Benzin verfeuern, muss auch der Diesel und das Schweröl aus den Raffinerien irgendwohin. Zurück ins Bohrloch geht auch schlecht.</text:p>
          </table:table-cell>
          <table:table-cell office:value-type="string" calcext:value-type="string">
            <text:p>It's easy and it hits everyone equally. Expensive fuel leads to a change in demand and thus to another offer from the manufacturer. Flying also has to be more expensive. It is downright grotesque that you drive the diesel as a sinner through the village and then maximum climate-damaging on vacation can fly. Ships with heavy fuel oil are another problem, but as long as we burn petrol, the diesel and heavy oil from the refineries must go somewhere. Back to the hole is also bad.</text:p>
          </table:table-cell>
          <table:table-cell office:value-type="string" calcext:value-type="string">
            <text:p>negative</text:p>
          </table:table-cell>
          <table:table-cell table:number-columns-repeated="1021"/>
        </table:table-row>
        <table:table-row table:style-name="ro8">
          <table:table-cell office:value-type="string" calcext:value-type="string">
            <text:p>Jetzt vergleichen Sie nicht russisches Öl und Fracking-Öl. Beides ist umweltschädlich, aber nicht mal annähernd gleich umweltschädlich. Und was ist mit dem Vorwurf des Anti-Amerikanismus? Punkt 1. Auf was begründet dieser Vorwurf? Punkt 2. Ist das seit Neuestem was Schlechtes? Dann mag er USA nicht. Und? Hätten Sie ein Problem damit? Wenn ja, wieso eigentlich? Ich mag Bayern München nicht. Bin ich jetzt böse? Ich boykottiere die sogar in dem ich deren Fan-Artikel nicht kaufe. Vorwurf des Antiamerikanismus ist eigentlich immer dummes Argument was eigentlich nur zeigt, dass man nicht mehr argumentieren kann. Das ist die einzige Aussagekraft.</text:p>
          </table:table-cell>
          <table:table-cell office:value-type="string" calcext:value-type="string">
            <text:p>Now do not compare russian oil and fracking oil. Both are harmful to the environment, but not nearly equally harmful to the environment. And what about the charge of anti-Americanism? Item 1. What is the reason for this accusation? Item 2. Is this bad thing recently? Then he does not like USA. And? Do you have a problem with it? If so, why? I do not like Bayern Munich. Am I angry now? I even boycott them by not buying their fan articles. Charge of anti-Americanism is actually always stupid argument which actually shows only that one can no longer argue. That's the only meaningfulness.</text:p>
          </table:table-cell>
          <table:table-cell office:value-type="string" calcext:value-type="string">
            <text:p>negative</text:p>
          </table:table-cell>
          <table:table-cell table:number-columns-repeated="1021"/>
        </table:table-row>
        <table:table-row table:style-name="ro21">
          <table:table-cell office:value-type="string" calcext:value-type="string">
            <text:p>"Egal, wie gut oder schlecht die deutsch-russischen Beziehungen auch gewesen ist, als Gasverkäufer ist die SU, später die Russische Föderation niemals unzuverlässig gewesen! Sollen wir diesen einmaligen Vorzug gegen amerikanisches Gas eintauschen? Gas, das mit umweltschädlichem Fracking an die Oberfläche gebracht und mit Tankern von Alaska nach Europa geschippert werden muss? Wohingegen das russische Gas bekanntlich recht umweltfreundlich via Pipeline zu uns kommt, deren Rohre auch noch in Deutschland hergestellt werden, was hier Arbeitsplätze zumindest sichert. Apropos ""Sichern"", selbstverständlich wird Gerd Schröder in russischen Diensten im Fall der Fälle schon dafür sorgen, dass die Gasversorgung seines Heimatlandes weiterhin gesichert bleiben wird! Und dann kommt natürlich noch die im Moment völlig unberechenbare Dump-Regierung dazu. Wer weiss denn, ob Deutschland nicht auch - schwupps - auf Dumps Sanktionen-Bildschirm auftaucht?! Denn für unmöglich halte ich das leider nicht ..."</text:p>
          </table:table-cell>
          <table:table-cell office:value-type="string" calcext:value-type="string">
            <text:p>"No matter how good or bad the German-Russian relations have been, as a gas seller the SU, later the Russian Federation has never been unreliable! Should we exchange this one-time preference for American gas? Gas that has to be brought to the surface with polluting fracking and brought to Europe with tankers from Alaska? Whereas the Russian gas is known to be very environmentally friendly via pipeline, whose pipes are still manufactured in Germany, which at least safeguards jobs here. Speaking of ""backing up"", of course Gerd Schröder will be in Russian service in the event of the cases already ensure that the gas supply of his home country will remain secure! And then, of course, comes the currently totally unpredictable dumping government. Who knows if Germany will not pop up on Dump's sanctions screen, too? Because I do not think that's impossible ..."</text:p>
          </table:table-cell>
          <table:table-cell office:value-type="string" calcext:value-type="string">
            <text:p>negative</text:p>
          </table:table-cell>
          <table:table-cell table:number-columns-repeated="1021"/>
        </table:table-row>
        <table:table-row table:style-name="ro31">
          <table:table-cell office:value-type="string" calcext:value-type="string">
            <text:p>"Persönlich halte ich Trittin für einen unausstehlichen, arroganten ""Kotzbrocken"", aber Respekt nötigt er mir ab und an trotzdem ab. Den Atomausstieg (der wohl politisch, wenn auch klimaschädlich, unvermeidlich war) hat er ziemlich geschickt mit der Industrie ausgehandelt - offenbar beinahe sp ""geräuschlos"", dass man sich daran gar nicht mehr zu erinnern scheint. Stattdessen erinnert man sich an Murksels Ausstieg aus dem Ausstieg sowie deren Ausstieg aus dem Austieg aus dem Ausstieg."</text:p>
          </table:table-cell>
          <table:table-cell office:value-type="string" calcext:value-type="string">
            <text:p>"Personally, I think Trittin an unbearable, arrogant ""puke lump"", but he still compels respect from me and off anyway. The nuclear phase-out (which was politically, albeit climate-damaging, inevitable), he has negotiated quite cleverly with the industry - apparently almost noiselessly ""that you seem to remember it no longer. Instead, one remembers Murksels exit from the exit and their exit from the exit from the exit."</text:p>
          </table:table-cell>
          <table:table-cell office:value-type="string" calcext:value-type="string">
            <text:p>negative</text:p>
          </table:table-cell>
          <table:table-cell table:number-columns-repeated="1021"/>
        </table:table-row>
        <table:table-row table:style-name="ro5">
          <table:table-cell office:value-type="string" calcext:value-type="string">
            <text:p>Die Autoindustrie, die Autoindustrie. Wegen der Autoindustrie und ihren 800.000 Topverdienern bleiben wir ja wohl hauptsächlich auch im EURO, das musste ich mir schon oft anhören. Ich habe es satt, hinter russenden und stinkenden Opel Zafiras und VW Passats hinterherzufahren. Jeden Tag sehe ich einen Stinker, einen Qualmer vor mir. Weil selbst so ein oller 2 Liter Passat muss ja 150 PS haben, und darf gleichzeitig nur 6 Liter verbrauchen. Gleichzeitig werden wir alle verarscht, denn die Dinger sind noch genauso umweltschädlich wie vor 20 Jahren. Diese ganze Diesel-Bevorzugung muss ein Ende haben. Wenn der Diesel eine Zukunft haben soll, dann müssen jetzt saubere Autos her, und selbstverständlich müssen ältere Autos auf Kosten der Hersteller umgerüstet werden. Wohl das erste mal in meinem Leben, das Herrn zumindest teilweise meine Meinung vertritt.</text:p>
          </table:table-cell>
          <table:table-cell office:value-type="string" calcext:value-type="string">
            <text:p>The auto industry, the auto industry. Because of the auto industry and its 800,000 top earners, we remain so mainly in the EURO, I had to listen to me often. I'm tired of running after Russians and smelly Opel Zafiras and VW Passats. Every day I see a stinker, a sore in front of me. Because even such a oller 2 liter Passat must have 150 hp, and may consume only 6 liters at the same time. At the same time we are all fooled, because the things are just as environmentally harmful as 20 years ago. All this diesel favor must come to an end. If the diesel is to have a future, then clean cars must now, and of course older cars must be converted at the expense of manufacturers. Probably the first time in my life that at least partially represents my opinion of the Lord.</text:p>
          </table:table-cell>
          <table:table-cell office:value-type="string" calcext:value-type="string">
            <text:p>negative</text:p>
          </table:table-cell>
          <table:table-cell table:number-columns-repeated="1021"/>
        </table:table-row>
        <table:table-row table:style-name="ro7">
          <table:table-cell office:value-type="string" calcext:value-type="string">
            <text:p>aus ihren Löchern herausgekrochen kommen und mit Begriffen wie Populismus um sich werfen. Seehofer ist ein Populist. Donbrint ist ein Lobbyist. Trittin hat mit fast allem Recht. Bluten und haften sollten die Konzernchef und der Vorstand, nicht unbedingt die Aktionäre. Bei dem Rest hat er vollkommen Recht. Und das Argument, Elektroautos wären (noch) nicht CO2 neutral ist zwar richtig. aber hier gehts nicht um CO2, welches fürs Klima zwar schädlich ist, aber für den Menschen eher ungefährlich, sondern um NO, Feinstaub, Ruß und andere Luftverpetzer, die die Luft in den Städten belasten wo besnders viele Menschen konzentriert sind. Wenn der Verbrennungsmotor aus den Städten verbannt wären, wäre einiges gewonnen. Und ja die konzerne haben betrogen. deswegen zahlt VW auch in den Staaten Milliarden Vergleiche. Wenn die Konzerne damit durchkommen, warum wird dann die Mafia bekämpft?</text:p>
          </table:table-cell>
          <table:table-cell office:value-type="string" calcext:value-type="string">
            <text:p>crawl out of their holes and throw around with terms like populism. Seehofer is a populist. Donbrint is a lobbyist. Trittin is right about almost everything. Bleeding and sticking should the CEO and the board, not necessarily the shareholders. He is completely right with the rest. And the argument that electric cars would not (yet) be CO2 neutral is correct. but this is not about CO2, which is detrimental to the climate, but rather harmless to humans, but NO, particulate matter, soot and other air entrapment agents that pollute the air in the cities, where many people are concentrated. If the combustion engine were banned from the cities, a lot would be won. And yes, the companies have cheated. that's why VW also pays billions in the states. If the corporations get away with it, why is the mafia being fought?</text:p>
          </table:table-cell>
          <table:table-cell office:value-type="string" calcext:value-type="string">
            <text:p>negative</text:p>
          </table:table-cell>
          <table:table-cell table:number-columns-repeated="1021"/>
        </table:table-row>
        <table:table-row table:style-name="ro2">
          <table:table-cell office:value-type="string" calcext:value-type="string">
            <text:p>Welcher helle Kopf hat eigentlich dafür gesorgt, dass der Diesel-Ausstoß bei 40 Mikrogramm pro Kubikmeter limitiert ist, obwohl nach den Erkenntnissen von Toxikologen und Arbeitsmedizinern in geschlossenen Räumen 950 Mikrogramm pro Kubikmeter (derzeit amtlicher MAK-Wert für NO2) nicht schädlich sind, und zwar 8 Stunden am Tag?</text:p>
          </table:table-cell>
          <table:table-cell office:value-type="string" calcext:value-type="string">
            <text:p>What bright head actually ensured that diesel emissions are limited to 40 micrograms per cubic meter, although according to the findings of toxicologists and occupational physicians in closed rooms 950 micrograms per cubic meter (currently official MAK value for NO2) are not harmful, and while 8 hours a day?</text:p>
          </table:table-cell>
          <table:table-cell office:value-type="string" calcext:value-type="string">
            <text:p>negative</text:p>
          </table:table-cell>
          <table:table-cell table:number-columns-repeated="1021"/>
        </table:table-row>
        <table:table-row table:style-name="ro2">
          <table:table-cell office:value-type="string" calcext:value-type="string">
            <text:p>ääähm...sehe ich anders. Der effektive Wirkungsgrad von Dieselmotoren ist mit ca. 43% signifikant höher als der von Benzinmotoren mit ca. 40%. Dazu kommt, dass das Cracking von Rohöl zu Diesel effizienter ist als das Cracking zu Benzin. Das Problem sind die gesundheitsschädlichen Abgase - vllt bekommt man das ja noch in den Griff...</text:p>
          </table:table-cell>
          <table:table-cell office:value-type="string" calcext:value-type="string">
            <text:p>Ääähm ... I see differently. The effective efficiency of diesel engines is approximately 43% significantly higher than that of gasoline engines with about 40%. In addition, cracking from crude oil to diesel is more efficient than gas cracking. The problem is the harmful exhaust gases - you can probably get a handle on that ...</text:p>
          </table:table-cell>
          <table:table-cell office:value-type="string" calcext:value-type="string">
            <text:p>negative</text:p>
          </table:table-cell>
          <table:table-cell table:number-columns-repeated="1021"/>
        </table:table-row>
        <table:table-row table:style-name="ro2">
          <table:table-cell office:value-type="string" calcext:value-type="string">
            <text:p>"90g/Km CO2 sind heute ein guter wert. NOX ist 297 mal Klimaschädlicher als CO2. Sollte also 40Mikrogramm genau so schädlich sein wie der CO2 Ausstoss muss selbiges Auto fast 8000 m³ Luft pro Km ""durchatmen"".. Gleichzeitig sind 25 mal soviel Teile NOX am Arbeitsplatz völlig unschädlich..... Gruß aus dem Märchenland"</text:p>
          </table:table-cell>
          <table:table-cell office:value-type="string" calcext:value-type="string">
            <text:p>90g / Km CO2 is a good value today. NOX is 297 times more harmful to the climate than CO2. So should 40Microgram be just as harmful as the CO2 emissions selfsame car has to breathe almost 8000 m³ of air per Km. At the same time, 25 times as many parts of NOX at the workplace are completely harmless ..... Greetings from the fairyland</text:p>
          </table:table-cell>
          <table:table-cell office:value-type="string" calcext:value-type="string">
            <text:p>negative</text:p>
          </table:table-cell>
          <table:table-cell table:number-columns-repeated="1021"/>
        </table:table-row>
        <table:table-row table:style-name="ro9">
          <table:table-cell office:value-type="string" calcext:value-type="string">
            <text:p>und das ist kein hoax, sondern so gemeint wie es gesagt ist. Zur Begründung: 1.) Der Diesel-Pkw produziert nur halb soviel CO² wie ein Benziner (das weiß auch die Bundesregierung und will deshalb am Diesel festhalten; NOx hingegen ist nicht klimaschädlich, ein Umstieg von Benziner auf Diesel hingegen erhöht den CO²-Ausstoß beträchtlich) 2.) mit einer lumpigen Hardware-Lösung für unter  2.000.- ( Harnstoff wird dem Diesel beigemischt - wie dies bei den LKW durchgehend der Fall ist) wird der Diesel NOx-sauber. Mit einem Benziner ist das nicht zu machen. Also, wo ist das Problem, nachdem sich die Anschaffungskosten über den geringeren Dieselpreis und dem niedrigeren Verbrauch allemal amortisieren ?</text:p>
          </table:table-cell>
          <table:table-cell office:value-type="string" calcext:value-type="string">
            <text:p>and that is not a hoax, but meant as it is said. Justification: 1.) The diesel car produces only half as much CO² as a petrol engine (the German government also knows this and wants to stick to the diesel, NOx, however, is not harmful to the climate, but a switch from gasoline to diesel increases CO² emissions considerably ) 2.) with a lousy hardware solution for under ?? 2.000.- (urea is added to the diesel - as is always the case with the truck), the diesel becomes NOx-clean. This is not possible with a gasoline engine. So, where is the problem, after the initial cost of the lower diesel price and the lower consumption always pay off?</text:p>
          </table:table-cell>
          <table:table-cell office:value-type="string" calcext:value-type="string">
            <text:p>negative</text:p>
          </table:table-cell>
          <table:table-cell table:number-columns-repeated="1021"/>
        </table:table-row>
        <table:table-row table:style-name="ro6">
          <table:table-cell office:value-type="string" calcext:value-type="string">
            <text:p>nein, es geht nicht um die gesundheit. die gesundheitsschädlichkeit ist umstritten und zumindest in ihrer gesundheitlichen konsequenz garnicht nachweisbar. es geht um ideologische positionierung, es geht um wahlkampf. im wesentlichen geht es um die frage ist es möglich RRG doch noch zum sieg zu verhelfen kann. weiter gibt es die armen hanseln, die eine persönliche befriedigung in einem zerstören der deutschen autoindustrie finden würden, die hoffen, dass es denen denen es gut geht in den abgrund gerissen werden in dem sie selbst dank inkompetenz und faulheit bereits stecken.</text:p>
          </table:table-cell>
          <table:table-cell office:value-type="string" calcext:value-type="string">
            <text:p>no, it's not about health. the harmfulness to health is controversial and at least not demonstrable in its health consequence. It's about ideological positioning, it's about election campaign. Essentially it is about the question is it possible to still be able to help the victory. there are also the poor hanseln who would find personal satisfaction in destroying the german auto industry, who hope that those who are well will be abyssed by their own incompetence and laziness.</text:p>
          </table:table-cell>
          <table:table-cell office:value-type="string" calcext:value-type="string">
            <text:p>negative</text:p>
          </table:table-cell>
          <table:table-cell table:number-columns-repeated="1021"/>
        </table:table-row>
        <table:table-row table:style-name="ro9">
          <table:table-cell office:value-type="string" calcext:value-type="string">
            <text:p>Selten etwas so Skurriles gelesen, was hier aber symptomatisch zu sein scheint. Ich würde dem Verfasser Jakob Augstein empfehlen, einmal die Machenschaften im Sozialismus zu erforschen und aufzubereiten. Bei Erich bräuchte man kein Kartell, da wurde der stark gesundheitsschädliche Zweitaktmotor-Motor einfach befohlen. Kaufen Sie sich doch einen Trabi, Mobsieur, und fahren Sie damit ab ins kapitalismusfreie Arbeiter- und Bauernparadies. Da die deutsche Stacheldrahtzone nicht mehr existiert, schlage ich vor, Sie nehmen sich einen Trabi Bach Kuba mit. Zur Aburteilung von kriminellen Taten in Deutschland brauchen wir Sie nicht, dafür haben wir im Rechtsstaat die Gerichte. Sie können mit dem moralischen Trabi also ruhig länger unterwegs bleiben.</text:p>
          </table:table-cell>
          <table:table-cell office:value-type="string" calcext:value-type="string">
            <text:p>Rarely read something so bizarre, but this seems to be symptomatic. I would recommend to author Jakob Augstein that he should explore and work on the machinations in socialism. Erich would need no cartel, because the highly health-damaging two-stroke engine engine was simply ordered. Buy yourself a Trabi, Mobsieur, and drive off to the capitalist-free workers and farmers paradise. Since the German barbed wire zone no longer exists, I suggest you take a Trabi Bach Cuba with you. We do not need you to assess criminal acts in Germany, but we have the courts in the rule of law. So you can stay on the road with the Moral Trabi for longer.</text:p>
          </table:table-cell>
          <table:table-cell office:value-type="string" calcext:value-type="string">
            <text:p>negative</text:p>
          </table:table-cell>
          <table:table-cell table:number-columns-repeated="1021"/>
        </table:table-row>
        <table:table-row table:style-name="ro9">
          <table:table-cell office:value-type="string" calcext:value-type="string">
            <text:p>Selten etwas so Skurriles gelesen, was hier aber symptomatisch zu sein scheint. Ich würde dem Verfasser Jakob Augstein empfehlen, einmal die Machenschaften im Sozialismus zu erforschen und aufzubereiten. Bei Erich brauchte man kein Kartell, da wurde der stark gesundheitsschädliche Zweitaktmotor einfach befohlen. Kaufen Sie sich doch einen Trabi, Monsieur, und fahren Sie damit ab ins kapitalismusfreie Arbeiter- und Bauernparadies. Da die deutsche Stacheldrahtzone nicht mehr existiert, schlage ich vor, Sie nehmen sich einen Trabi nach Kuba mit. Zur Aburteilung von kriminellen Taten in Deutschland brauchen wir Sie nicht, dafür haben wir im Rechtsstaat die Gerichte. Sie können mit dem moralischen Trabi also ruhig länger unterwegs bleiben.</text:p>
          </table:table-cell>
          <table:table-cell office:value-type="string" calcext:value-type="string">
            <text:p>Rarely read something so bizarre, but this seems to be symptomatic. I would recommend to author Jakob Augstein that he should explore and work on the machinations in socialism. Erich did not need a cartel, because the highly health-damaging two-stroke engine was simply ordered. Buy a Trabi, monsieur, and go off to the capitalist-free workers and farmers paradise. Since the German barbed wire zone no longer exists, I suggest you take a Trabi to Cuba. We do not need you to assess criminal acts in Germany, but we have the courts in the rule of law. So you can stay on the road with the Moral Trabi for longer.</text:p>
          </table:table-cell>
          <table:table-cell office:value-type="string" calcext:value-type="string">
            <text:p>negative</text:p>
          </table:table-cell>
          <table:table-cell table:number-columns-repeated="1021"/>
        </table:table-row>
        <table:table-row table:style-name="ro32">
          <table:table-cell office:value-type="string" calcext:value-type="string">
            <text:p>"Weshalb fallen jetzt die Dieselfahrer aus allen Wolken? Oh Autoabgase sind schädlich, das hat mir aber niemand gesagt. Wer als Radfahrer von einem Diesel überholt wird, schluckt soviel Dreck, dass schnell klar wird, dass das nicht gesund sein kann!! Man fühlt eine Enge beim Einatmen, im Hals kitzelt es und man möchte etwas trinken, weil man versuchen will, den Kloß runterzuspülen. Diese eigene Erfahrung kann mir auch keine grüne Plakette nehmen, die mir suggeriert ""Alles ist gut, döse du ruhig weiter."" Wieso nutzen die Menschen nicht ihre EIGENEN Beobachtungen und handeln konsequent danach? Jetzt fordern wir, die Politik und die Justiz auf, dass sie weitere Gesetze erlassen um die Menschen vor Gesundheitsschäden zu schützen. Aber bitte Fahrverbote dürfen nicht unter den schützenden Maßnahmen sein, weil das ja bedeuten würde, dass man nicht mehr fahren darf. Warum schützen sie sich nicht längst selbst? Warum muss jeder noch so kleine Weg mit dem Auto gefahren werden? Wieso müssen Schulen und Kindergärten beim Abholen der Kinder so mit SUV´s zugestellt werden, dass man als Passant denkt es handele sich um eine groß angelegte Katastrophenschutzübung? Warum hat die Autoindustrie einen Absatzmarkt für so riesige Mondfahrzeuge? Geländewagen für Familien ohne Gelände? Kaum jemand bewirtschaftet mit seinem Geländewagen Wiesen und Wälder. Was soll denn an so einer hochmotorisierten Schrankwand spritsparend und umweltfreundlich sein. Achja es war ja Betrug. Dieser ekelhafte Betrug und die organisierte Kriminalität würden gar nicht in diesem Ausmaß greifen, wenn wir nicht so anfällig für Selbstbetrug wären."</text:p>
          </table:table-cell>
          <table:table-cell office:value-type="string" calcext:value-type="string">
            <text:p>"Why are the diesel drivers now out of the blue? Oh car exhaust are harmful, but nobody told me that. Who as a cyclist is overtaken by a diesel, swallows so much that it quickly becomes clear that this can not be healthy !! You feel a tightness while breathing in, it tickles in the throat and you want to drink something, because you want to try to rinse the lump. This own experience can not take me any green plaque, which suggests to me ""Everything is good, you quieten down."" Why do not people use their own observations and act accordingly? Now we urge the politicians and the judiciary to pass further laws to protect people from harm. But please driving prohibitions may not be under the protective measures, because that would mean that you are no longer allowed to drive. Why do not you protect yourself long ago? Why does every little way have to be driven by car? Why do schools and kindergartens have to be delivered with SUVs when picking up the children, so that as a passerby one thinks it is a large-scale disaster relief exercise? Why does the auto industry have a market for such huge moon vehicles? Off-road vehicles for families without terrain? Hardly anyone manages meadows and forests with his off-road vehicle. What should be so fuel-efficient and environmentally friendly on such a highly engineered cabinet wall. Oh yes it was cheating. This disgusting scam and organized crime would not work to that extent if we were not so prone to self-deception."</text:p>
          </table:table-cell>
          <table:table-cell office:value-type="string" calcext:value-type="string">
            <text:p>negative</text:p>
          </table:table-cell>
          <table:table-cell table:number-columns-repeated="1021"/>
        </table:table-row>
        <table:table-row table:style-name="ro10">
          <table:table-cell office:value-type="string" calcext:value-type="string">
            <text:p>Diese Enthüllung der Autolobby mit erwiesenem Betrug und Kartellverdacht ist doch nur die Spitze des Eisbergs&lt;/b&gt;, ...wenn Sie und wir aklle ebenso kritisch Lebensmittel-, Pharma-, Bekleidungs- u.a. Industrie anschauen würden, wie Umwelt- und gesundheitsschädliche Materialien verwendet werden und Raubbau mit Rohstoffen, auch mit zynisch gesprochenem &lt;i&gt;Humankapital&lt;/i&gt; umgegangen wird, müsste die globalisierte Welt in ihrer Geschäftigkeit wohl theoretisch nahezu stille stehen, handlunsgunfähig werden!</text:p>
          </table:table-cell>
          <table:table-cell office:value-type="string" calcext:value-type="string">
            <text:p>This revelation of the car lobby with proven fraud and antitrust suspicion is only the tip of the iceberg ... if you and we aklle just as critically food, pharmaceutical, clothing u.a. Industry would like to look at how environmentally and harmful materials are used and exploitation of raw materials, even cynical spoken &lt;i&gt; human capital &lt;/ i&gt; handled, the globalized world in their bustle should theoretically be almost silent, impoverished!</text:p>
          </table:table-cell>
          <table:table-cell office:value-type="string" calcext:value-type="string">
            <text:p>negative</text:p>
          </table:table-cell>
          <table:table-cell table:number-columns-repeated="1021"/>
        </table:table-row>
        <table:table-row table:style-name="ro12">
          <table:table-cell office:value-type="string" calcext:value-type="string">
            <text:p>Sie wissen, was der Unterschied Hybrid/Vollhybrid/plug-in-Hybrid und E-Mobil (evtl. mit range-extender) ist? Die dt Konzerne haben entwickelt, was sie für verkaufsfähig hielten. Ausser Frage steht, dass die extreme Auskostung der gesetzlichen Grauzonen ziemlich dämlich und kurzsichtig war. Ausser Frage steht aber ebenso, dass dies fast alle Hersteller weltweit betrifft, dass bisher keine erhöhten NO2-Messwerte aus Wohngebieten bekannt sind und die EU-Grenzwerte ohnehin kritisch gesehen werden. Ebenso steht die Umwrlzschädlichkeit von Benzinern ausser Frage sowie die Tatsache, dass sie von Toyota derzeit exakt NULL E-Mobile kaufen können. Die Liste mit ignorierten Fakten könnte ich ellenlang fortsetzen. Über ihr Rechtsverständnis brauchen wir nicht weiter zu diskutieren - für mich gilt der rechtsstaatliche Grundsatz der Unschuldsvermutung, bis ein Täter überführt ist. Solange jemand nicht überführt ist, ist er kein Kinderschänder/Mörder/Betrüger, egal ob SPIEGEL oder BILD oder SIE das behaupten. Das gilt für Herrn Müller, Herrn Hoeneß, die Autokonzerne und auch für sie und mich. JEDER, der das anders sieht, befindet sich in diesem Punkt nicht mehr auf dem Boden der Rechtsstaatlichkeit.</text:p>
          </table:table-cell>
          <table:table-cell office:value-type="string" calcext:value-type="string">
            <text:p>You know what the difference is hybrid / full hybrid / plug-in hybrid and e-mobile (possibly with range extender)? The dt corporations have developed what they considered salable. There is no question that the extreme taste of legal gray areas was pretty stupid and shortsighted. It is also out of the question, however, that this concerns almost all manufacturers worldwide, that so far no increased NO2 readings from residential areas are known and the EU limit values ​​are viewed critically anyway. Also, the Umwrlzschädlichkeit of gasoline is out of the question as well as the fact that they can buy from Toyota currently exactly zero e-mobile. I could continue the list of ignored facts for a long time. We do not need to discuss further your understanding of law - for me, the principle of the presumption of the law of the rule of law applies until a culprit has been convicted. As long as someone is not convicted, he is not a child molester / murderer / cheater, whether SPIEGEL or BILD or YOU claim that. This applies to Mr. Müller, Mr. Hoeneß, the car companies and also for you and me. EVERYONE who sees things differently is no longer on the ground of the rule of law on this point.</text:p>
          </table:table-cell>
          <table:table-cell office:value-type="string" calcext:value-type="string">
            <text:p>negative</text:p>
          </table:table-cell>
          <table:table-cell table:number-columns-repeated="1021"/>
        </table:table-row>
        <table:table-row table:style-name="ro6">
          <table:table-cell office:value-type="string" calcext:value-type="string">
            <text:p>"AFD und Linke ja wohl richtige Volksparteien - oder? Den Grünen nützt die ""Dieselkrise"" gar nichts - weshalb wohl? Ich halte Grossspenden für undemokratisch, weil sie einige Parteien erheblich nach vorn bringen. Genau so schädlich sind politische Aussagen von Gewerkschaften und Kirchen. Und wie ist es, wenn der SPD ganze Zeitungs-Verlage gehören? Aber was ist das alles gegen den Support von Springer, Bertelsmann und Burda für Merkel - von den öffentlich Rechtlichen ganz zu schweigen. Und wer hat Macron in Frankreich unterstützt? So richtig demokratisch geht es nirgends zu! Weshalb wohl nicht."</text:p>
          </table:table-cell>
          <table:table-cell office:value-type="string" calcext:value-type="string">
            <text:p>"AFD and Left yes probably right people parties - right? The Greens benefit from the ""diesel crisis"" nothing - why good? I think big donations are undemocratic because they bring some parties forward a lot. Just as damaging are political statements made by unions and churches. And how is it, if the SPD whole newspaper publishers belong? But what is all this against the support of Springer, Bertelsmann and Burda for Merkel - not to mention the public rights. And who supported Macron in France? There is nowhere really democratic! Why not?"</text:p>
          </table:table-cell>
          <table:table-cell office:value-type="string" calcext:value-type="string">
            <text:p>negative</text:p>
          </table:table-cell>
          <table:table-cell table:number-columns-repeated="1021"/>
        </table:table-row>
        <table:table-row table:style-name="ro46">
          <table:table-cell office:value-type="string" calcext:value-type="string">
            <text:p>"Es ist völlig verständlich, dass Rufe nach der Abschaffung des Diesels lauter werden, wenn die Automobilbranche einen sauberen Diesel nicht hinbekommt. Das Filtern ist ja in der Thematik nur das eine Problem. Vielfahrer brauchen öfter einen neuen Filter als Wenigfahrer, der Filter dämpft die Motorleistung (wenn auch nur wenig) und was ist eigentlich am Ende? Der Filter wird ausgetauscht, aber wohin mit dem alten? Der müsste sonderentsorgt werden. Damit die gefilterten Partikel dann aber nicht wieder freigesetzt werden, müssen die Filter der Verbrennungsanlage zugeführt werden. Das kann auch nicht im Sinne des Umweltschutzes sein, zumal der Ruß kompakt und schwer sich auf den Boden niederschlägt, während das Verbrennungsprodukt CO2 in die Atmosphäre gelangt und Schaden anrichtet. Was ist also das Problem? Wir haben doch noch den Benziner. Naja, wie wir wissen, ist der Benziner leichter abzuwürgen, verbraucht etwas mehr und ist auch sonst nicht unbedingt besser. Der Preis für das Benzin ist eigentlich nur aus Steuergründen höher als der des Diesels, das muss man bei der Wahl des Motors rausrechnen. Man sollte vor der Abschaffung des Diesels genau ermitteln, was eigentlich beim Diesel hinten rauskommt und was beim Benziner. Man sollte dann auch die Abfallwege von Katalysatoren und Filtern berücksichtigen und erst ganz am Schluss zu einer Wertung gelangen. Und dann gibt es noch diesen Kampf ""Verbrenner gegen Strom"". Ich bin mir nicht ganz sicher, ob beim Einbeziehen sämtlicher Komponenten der Elektrowagen besser wegkommt. Die Batterien sind ziemlich sicher sehr umweltschädlich, sei es die Produktion oder die Verwertung selbiger. Die Energie, mit der das Fahrzeug fährt, ist auch nur bedingt sauberer, die kommt nämlich aus Kraftwerken. Der Ökostrom reicht jetzt schon kaum, um unseren Bedarf (ganz ohne Autos) zu decken. Wenn auch noch alle Autos am Netz hängen, ist zum Einen das Netz irgendwann überlastet und zum Anderen ein Bau von Kraftwerken unumgänglich."</text:p>
          </table:table-cell>
          <table:table-cell office:value-type="string" calcext:value-type="string">
            <text:p>"It is perfectly understandable that calls for the abolition of diesel will be louder if the automotive industry fails to get a clean diesel. Filtering is only a problem in the topic. Frequent drivers often need a new filter than Wenigfahrer, the filter dampens the engine performance (if only a little) and what is actually in the end? The filter is replaced, but where with the old? He would have to be taken care of. So that the filtered particles are not released then again, the filters of the incinerator must be supplied. This can not be in the sense of environmental protection, especially since the soot compact and difficult to be reflected on the ground, while the product of combustion CO2 enters the atmosphere and causes damage. So what's the problem? We still have the petrol engine. Well, as we know, the gasoline engine is easier to choke off, consumes a little more and is not necessarily better anyway. The price of the gasoline is actually higher than that of diesel only for tax reasons, you have to calculate this out when choosing the engine. One should determine before the abolition of diesel exactly what actually comes out of the diesel rear and what the petrol engine. You should then consider the waste paths of catalysts and filters and only at the very end of a score. And then there is this fight ""Burning against electricity"". I am not quite sure if the incorporation of all components of the electric car is better. The batteries are quite certainly very harmful to the environment, be it the production or the utilization selbiger. The energy with which the vehicle drives is also only conditionally cleaner, because it comes from power plants. The green power is barely enough to meet our needs (without cars). Even if all the cars are still connected to the grid, on one hand the grid will eventually become overloaded and on the other hand a construction of power plants will be inevitable."</text:p>
          </table:table-cell>
          <table:table-cell office:value-type="string" calcext:value-type="string">
            <text:p>negative</text:p>
          </table:table-cell>
          <table:table-cell table:number-columns-repeated="1021"/>
        </table:table-row>
        <table:table-row table:style-name="ro28">
          <table:table-cell office:value-type="string" calcext:value-type="string">
            <text:p>Stimmt. Es ist die absolut beste Doku Soap, die es jemals gab. Jeden Tag was neues. Multimedial von CNN bis FOX, von SPON bis Roger Stone. Von daher ist es natürlich schon enttäuschend, das so einer wie Scaramucci gehen muss. Er hat immerhin erreicht, das ein Grossteil aller Medien z. B. hier in D seine brutal vulgären Zitate ungefiltert wiedergeben. z.B. Nachmittags in Hörfunkprogrammen der ARD. Wow!!! Ein strikter General ist da eher schädlich für den Unterhaltungswert der Soap. Der Autor des Berichts jedenfalls enttäuscht nicht. Russland, Nordkorea, China bezeichnet er als hausgemachte Dramen, ausgelöst durch Trumps Tweets, der selbst noch vulgärer als die vulgären Zitate Scaramuccis sei. Ds ist natürlich wie echtes Gold für die Soap.</text:p>
          </table:table-cell>
          <table:table-cell office:value-type="string" calcext:value-type="string">
            <text:p>Right. It's the absolute best documentary soap ever. Every day something new. Multimedia from CNN to FOX, from SPON to Roger Stone. Therefore, it is of course already disappointing that such as a Scaramucci must go. After all, he has achieved that a large part of all media z. Here in D, for example, his brutally vulgar quotations are unfiltered. e.g. In the afternoon in radio programs of the ARD. Wow!!! A strict general is more damaging to the entertainment value of the soap. The author of the report certainly does not disappoint. He describes Russia, North Korea, China as home-made dramas triggered by Trump's Tweets, which is even more vulgar than Scaramucci's vulgar quotes. Ds is of course like real gold for the soap.</text:p>
          </table:table-cell>
          <table:table-cell office:value-type="string" calcext:value-type="string">
            <text:p>negative</text:p>
          </table:table-cell>
          <table:table-cell table:number-columns-repeated="1021"/>
        </table:table-row>
        <table:table-row table:style-name="ro10">
          <table:table-cell office:value-type="string" calcext:value-type="string">
            <text:p>Die Begünstigung von Milliardären und die Enteignung der US-Bürger geht unter Trump flott voran. Daran ist gar nichts chaotisch. Die Börse - ein Indikator für die Vermögenslage der Superreichen - ist auf einem Höchstwert. Trumjp betreibt eine Politik auf Kosten der Umwelt und auf Kosten von 99 % der Bevölkerung, um sich und seinesgleichen zu bereichern. Anstatt das zu kritisieren, gibt es eine alberne Medien-Kampagne, die sich für die Personalentscheidungen Trumps mehr interessiert als für seine sozialschädliche Politik.</text:p>
          </table:table-cell>
          <table:table-cell office:value-type="string" calcext:value-type="string">
            <text:p>The favoring of billionaires and the expropriation of US citizens is progressing well under Trump. There is nothing chaotic about that. The stock market - an indicator of the wealth of the super-rich - is at a peak. Trumjp runs a policy at the expense of the environment and at the expense of 99% of the population, to enrich themselves and their equals. Instead of criticizing that, there is a silly media campaign that is more interested in Trump's personnel decisions than in his socially harmful policies.</text:p>
          </table:table-cell>
          <table:table-cell office:value-type="string" calcext:value-type="string">
            <text:p>negative</text:p>
          </table:table-cell>
          <table:table-cell table:number-columns-repeated="1021"/>
        </table:table-row>
        <table:table-row table:style-name="ro63">
          <table:table-cell office:value-type="string" calcext:value-type="string">
            <text:p>"Mag sein, dass es ein paar tausend ""Gefährder"" in Deutschland gibt und wo dies möglich ist bin ich, ebenso wie Sie, für eine konsequente Abschiebung. Aber betrachten wir das ganze einfach mal vor dem Hintergrund, dass wir in einem Rechtsstaat leben der auch an internationale Gesetze und Abkommen gebunden ist. Das Problem ist schlicht, dass man niemanden in irgendein Land abschieben kann, dessen Herkunft aufgrund nicht vorhandener Ausweispapiere nicht zweifelsfrei bestätigt ist, bzw. dessen vermeintliches Herkunftsland bestreitet, dass es sich um einen Staatsbürger handelt. Gleichwohl ist es in einem Rechtsstaat auch nicht möglich, Menschen die sich noch keiner Straftat schuldig gemacht haben, ohne konkrete Tatvorwurf auf unbestimmte Zeit wegzusperren. Und das ist auch GUT SO. Die populistische Forderung, ""hart durchzugreifen"", ohne dabei die engen Grenzen zu beachten innerhalb derer die Staatsmacht dies überhaupt darf, ist eine wesentlich größere Bedrohung für unsere freiheitlich demokratische Grundordnung, als eine, im Vergleich zur Gesamtbevölkerung, verschwindend geringe Anzahl extremistischer Spinner. Wir waren da schon mal, ich persönlich möchte in einem solchen repressiven Willkürstaat nicht leben und jeder der selbst mit beiden Beinen auf dem Boden des Grundgesetzes steht muss solche Forderungen ebenfalls unmissverständlich ablehnen. Diese Art des populistischen ""Wir gegen die"" Gepolters spielt nur den Zielen genau jener in die Hände denen unsere weltlichen Freiheiten ein Dorn im Auge sind und die versuchen mit Mitteln des Terrors einen Kampf der Kulturen vom Zaun zu brechen. Hand auf's Herz: wieviele Opfer islamistischen Terrors sind in Deutschland denn jedes Jahr zu beklagen? Vor dem Hintergrund der Massenhysterie, die darum gemacht wird sind die nicht mal 2 Dutzend Opfer eine lächerliche Zahl, die alle hasserfüllten Law-and-Order Schreihälse ihren Blick beschämt zu Boden senken lassen sollte. Ich schlage vor, dass wir stattdessen Trunkenheitsfahrer, die sich auch nach Verlust des Führerscheins weiter uneinsichtig hinter's Steuer setzen, vorsorglich auf unbestimmte Zeit einsperren, oder auf ein unbewohntes Eiland im Pazifik deportieren. Allein diese Gruppe offensichtlicher ""Gefährder"" verursacht in Deutschland jedes Jahr viele hundert Mal so viele Tote wie der stets gern an den Haaren herbeigezogene ""islamistische Gefährder"". Ach, das finden Sie nicht so gut? Der Grund ist, dass Saufen in Deutschland gesellschaftlich akzeptiert ist, ebenso das rücksichtslose führen PS-starker Autos. Da wollen wir doch auch mal nicht so sein, nicht wahr? Was sind schon ein paar tausend Tote durch gesellschaftlich akzeptierte Arschlöcher gegen eine handvoll Tote durch Fanatiker eines fremden Glaubens? Da weiß der Michel doch gleich, wer mit aller Härte verfolgt und unschädlich gemacht gehört, notfalls auch unter Mißachtung der geltenden Gesetze."</text:p>
          </table:table-cell>
          <table:table-cell office:value-type="string" calcext:value-type="string">
            <text:p>"It may be that there are a few thousand ""dangers"" in Germany and where this is possible I am, as well as you, for a consistent deportation. But let's just look at it in the light of the fact that we live in a constitutional state that is also bound by international laws and conventions. The problem is simple, that you can not deport anyone to any country whose provenance is not unequivocally confirmed on the basis of missing identity papers, or whose alleged country of origin denies that it is a citizen. Nonetheless, in a constitutional state, it is also not possible for people who have not yet committed a crime to be locked up for an indefinite period without a specific charge being made. And that's just as well. The populist demand to ""crack down"" without respecting the narrow limits within which state power is allowed to do so is a much greater threat to our liberal democratic constitution than to a vanishingly small number of extremist spinners compared to the total population. We've been there before, personally I do not want to live in such a repressive arbitrary state and everyone who is both with the two feet on the floor of the Basic Law must also unequivocally reject such demands. This kind of populist ""We against the"" Ragdoll only plays into the hands of the very ones in our hands whose worldly freedoms are a thorn in the side and who try to use the tools of terror to break a clash of civilizations. Hand on heart: how many victims of Islamist terror are in Germany every year to complain? Against the background of the mass hysteria that is being made around it, the not even two dozen victims are a ridiculous number that should make all hateful Law-and-Order screaming necks shake their eyes ashore. I suggest that we instead detain drunk drivers who continue to drive unreasonably behind the wheel even after losing their driving license, as a precautionary detention for an indefinite period, or deport to an uninhabited island in the Pacific. This group of obvious ""perpetrators"" alone causes hundreds of times as many deaths every year in Germany as the ""Islamist perpetrator"" who is always fond of pulling hair. Oh, you do not think so well? The reason is that drinking in Germany is socially accepted, as well as the reckless lead PS-strong cars. We do not want to be like that, right? What are a few thousand dead by socially accepted assholes against a handful dead by fanatics of a foreign belief? At the same time, Michel knows who belongs with all severity to being persecuted and rendered harmless, if necessary also in disregard of the laws in force."</text:p>
          </table:table-cell>
          <table:table-cell office:value-type="string" calcext:value-type="string">
            <text:p>negative</text:p>
          </table:table-cell>
          <table:table-cell table:number-columns-repeated="1021"/>
        </table:table-row>
        <table:table-row table:style-name="ro6">
          <table:table-cell office:value-type="string" calcext:value-type="string">
            <text:p>Vollkommen niveaulos und weiterhin schädlich für Amerika als demokratische Institution ist es sowieso. Aber es gibt auch die Möglichkeit, dass das Ganze hinter den Szenen im White House abgesprochen ist. Scaramucci inszeniert eine medienwirksame Rauferei, andere wie Priebus und Bannon machen (vielleicht mit zusammengebissenen Zähnen) mit und die Aufmerksamkeit des Publikums ist wieder - und wieder - und wieder - auf einen neuen Brennpunkt gerichtet. Was entsprechend weniger Aufmerksamkeit für die Russlandsache und andere wichtigeren Themen bedeuten würde. Vielleicht...</text:p>
          </table:table-cell>
          <table:table-cell office:value-type="string" calcext:value-type="string">
            <text:p>It is completely non-levied and still harmful to America as a democratic institution anyway. But there is also the possibility that the whole thing is discussed behind the scenes in the White House. Scaramucci stages a media-savvy brawl, others like Priebus and Bannon join in (perhaps with clenched teeth) and the audience's attention is again - and again - and again - focused on a new focal point. Which, accordingly, would mean less attention to Russia's cause and other more important issues. Maybe...</text:p>
          </table:table-cell>
          <table:table-cell office:value-type="string" calcext:value-type="string">
            <text:p>negative</text:p>
          </table:table-cell>
          <table:table-cell table:number-columns-repeated="1021"/>
        </table:table-row>
        <table:table-row table:style-name="ro6">
          <table:table-cell office:value-type="string" calcext:value-type="string">
            <text:p>Vollkommen niveaulos und weiterhin schädlich für Amerika als demokratische Institution ist es sowieso. Aber es gibt auch die Möglichkeit, dass das Ganze hinter den Szenen im White House abgesprochen ist. Scaramucci inszeniert eine medienwirksame Rauferei, andere wie Priebus und Bannon machen (vielleicht mit zusammengebissenen Zähnen) mit und die Aufmerksamkeit des Publikums ist wieder - und wieder - und wieder - auf einen neuen Brennpunkt gerichtet. Was entsprechend weniger Aufmerksamkeit für die Russlandsache und andere wichtigeren Themen bedeuten würde. Vielleicht...</text:p>
          </table:table-cell>
          <table:table-cell office:value-type="string" calcext:value-type="string">
            <text:p>It is completely non-levied and still harmful to America as a democratic institution anyway. But there is also the possibility that the whole thing is discussed behind the scenes in the White House. Scaramucci stages a media-savvy brawl, others like Priebus and Bannon join in (perhaps with clenched teeth) and the audience's attention is again - and again - and again - focused on a new focal point. Which, accordingly, would mean less attention to Russia's cause and other more important issues. Maybe...</text:p>
          </table:table-cell>
          <table:table-cell office:value-type="string" calcext:value-type="string">
            <text:p>negative</text:p>
          </table:table-cell>
          <table:table-cell table:number-columns-repeated="1021"/>
        </table:table-row>
        <table:table-row table:style-name="ro15">
          <table:table-cell office:value-type="string" calcext:value-type="string">
            <text:p>Amerika will, das sehr umweltschädlich produzierte, Gas in Europa verkaufen. Es geht nur um den Profit. Die geplante Pipeline NordStream2 soll dadurch verhindert werden. Amerika zuerst. Merkel wird wieder einknicken zu unserem Nachteil. Wo bleiben die Grünen?</text:p>
          </table:table-cell>
          <table:table-cell office:value-type="string" calcext:value-type="string">
            <text:p>America wants to sell gas that is very polluting in Europe. It's all about profit. The planned NordStream2 pipeline is to be prevented. America first. Merkel will buckle again to our disadvantage. Where are the Greens?</text:p>
          </table:table-cell>
          <table:table-cell office:value-type="string" calcext:value-type="string">
            <text:p>negative</text:p>
          </table:table-cell>
          <table:table-cell table:number-columns-repeated="1021"/>
        </table:table-row>
        <table:table-row table:style-name="ro27">
          <table:table-cell office:value-type="string" calcext:value-type="string">
            <text:p>Mag sein dass es Möglichkeiten gibt auf Osteuropa verteilte Flüchtlinge daran zu hindern nach Deutschland zu gehen. Trotzdem glaube ich, dass es langfristig für die EU höchst schädlich sein wird andere Länder in dieser Frage (und auch in anderen) zu etwas zu zwingen was sie partout nicht wollen. EInwanderung großer Anzahl von Menschen in ein Land muss von der Politik und Bevölkerung dort mehrheitlich so gewollt sein, und das ist bei den osteuropäischen Ländern einfach nicht der Fall. Uns bleibt einfach nichts übrig als den Strom von Migranten nach Europa mittelfristig zu verhindern. Und das ist selbstverständlich möglich. Die Zahl der Einwanderer wird erstmal stark reduziert, damit Italien, Deutschland und co mal wieder atmen können. Hauptaugenmerk bei Einwanderung muss darauf liegen ob unsere Gesellschaften die Leute überhaupt gebrauchen können und Asyl beschränken wir auf politisch oder aus anderen Gründen Verfolgte.</text:p>
          </table:table-cell>
          <table:table-cell office:value-type="string" calcext:value-type="string">
            <text:p>It may be that there are ways to prevent distributed refugees in Eastern Europe from going to Germany. Nevertheless, I believe that in the long term it will be highly damaging for the EU to force other countries on this issue (and others) to do something they do not want. Immigration of large numbers of people into one country has to be so largely desired by the political and the people there, and that is simply not the case with the Eastern European countries. We simply have no choice but to prevent the flow of migrants to Europe in the medium term. And that is of course possible. The number of immigrants will first be greatly reduced so that Italy, Germany and co. Can breathe again. The main focus of immigration must be on whether our societies can use the people at all and we restrict asylum on political or other persecuted victims.</text:p>
          </table:table-cell>
          <table:table-cell office:value-type="string" calcext:value-type="string">
            <text:p>negative</text:p>
          </table:table-cell>
          <table:table-cell table:number-columns-repeated="1021"/>
        </table:table-row>
        <table:table-row table:style-name="ro23">
          <table:table-cell office:value-type="string" calcext:value-type="string">
            <text:p>"Geht's noch? ""...wegen ihrer schädlichen Einflüsse auf die Energiesicherheit der Europäischen Union."" Also macht sich die US Administration Sorgen um die Energiesicherheit hier. Das sind keine Sorgen, das ist nichts als eine freche, unberechtigte und skandalöse Einmischung in unsere europäischen/deutschen Angelegenheiten. Keep out US - it's not your turn"</text:p>
          </table:table-cell>
          <table:table-cell office:value-type="string" calcext:value-type="string">
            <text:p>"Are you crazy? ""... because of their damaging effects on the energy security of the European Union."" So the US administration is worried about energy security here. These are not worries, this is nothing but a cheeky, unjustified and scandalous interference in our European / German affairs. Keep out US - it's not your turn"</text:p>
          </table:table-cell>
          <table:table-cell office:value-type="string" calcext:value-type="string">
            <text:p>negative</text:p>
          </table:table-cell>
          <table:table-cell table:number-columns-repeated="1021"/>
        </table:table-row>
        <table:table-row table:style-name="ro27">
          <table:table-cell office:value-type="string" calcext:value-type="string">
            <text:p>"Ich höre immer wieder, Nordstream würde uns abhängiger vom ""Russengas"" (komische Formulierung, btw) machen. Aber weder bei ihnen, noch sonstwo habe ich bisher ein echtes Argument für diese Behauptung gefunden. Eine neue Pipeline (zumal privat finanziert) würde uns doch in keiner Weise daran hindern, zusätzliche LNG-Terminals zu bauen, um das (umweltschädliche und teure) Fracking-Gas der USA zu beziehen. Ebensowenig würde uns die Pipeline dazu verpflichten, ""Russengas"" zu kaufen. Wir könnten unser Gas also mit Nordstream aus den selben Quellen beziehen wie ohne. Unsere Optionen schrumpfen also nicht. Wo steigt da dann bitte die Abhängigkeit von oder das Erpressungspotential durch Russland? Im Gegenteil: Wir werden dadurch nicht mehr erpressbar durch die bisherigen Transitländer (wie zB die politisch höchst instabile Ukraine, die auch schon in der Vergangenheit gas für Europa gestohlen hatte)."</text:p>
          </table:table-cell>
          <table:table-cell office:value-type="string" calcext:value-type="string">
            <text:p>"I hear again and again, Nordstream would make us more dependent on the ""Russengas"" (funny formulation, btw). But neither with them, nor anywhere else I have found a real argument for this claim so far. A new pipeline (especially privately funded) would not prevent us in any way from building additional LNG terminals to purchase the (polluting and expensive) fracking gas of the US. Neither would the pipeline oblige us to buy ""Russian gas"". So we could source our gas from Nordstream with the same sources as without. Our options do not shrink. So where does the dependency on or the blackmail potential by Russia increase? On the contrary, we will no longer be blackmailed by the previous transit countries (such as the politically highly unstable Ukraine, which had already stolen gas for Europe in the past)."</text:p>
          </table:table-cell>
          <table:table-cell office:value-type="string" calcext:value-type="string">
            <text:p>negative</text:p>
          </table:table-cell>
          <table:table-cell table:number-columns-repeated="1021"/>
        </table:table-row>
        <table:table-row table:style-name="ro9">
          <table:table-cell office:value-type="string" calcext:value-type="string">
            <text:p>"@butterbrot: na, was meinen Sie, könnte ich gemeint haben mit ""Klimakiller Fracking-Gas""? Vor allem wohl den ressourcenverbrauchenden Transport amerikanischen Gases mittels Schiffen über den Atlantik. Super Ökobilanz! ;-) Über die schädlichen Auswirkungen auf das Grundwasser in den USA und Kanada durch das Fracking-Verfahren wollen wir mal gar nicht reden, auch wenn es uns Europäern sogar egal sein könnte. Die Russen wollen natürlich nicht unser Wohl, das scheint Ihren Gedankengängen entsprungen, aber sie sind zuverlässige Geschäftspartner und für die EU hat es nur Vorteile, das Gas aus Russland zu beziehen. Es sagt ja keiner, dass man es ausschließlich von dort beziehen muss."</text:p>
          </table:table-cell>
          <table:table-cell office:value-type="string" calcext:value-type="string">
            <text:p>"@butterbrot: well, what do you mean, I could have meant with ""climate killer fracking gas""? Above all, the resource-consuming transport of American gas by means of ships across the Atlantic. Super life cycle assessment! ;-) We do not even want to talk about the harmful effects on the groundwater in the USA and Canada by the fracking process, even though we Europeans might even care less. The Russians, of course, do not want our well-being, that seems to have sprung from their train of thought, but they are reliable business partners, and for the EU, there are only advantages to getting the gas from Russia. No one says that you only have to get it from there."</text:p>
          </table:table-cell>
          <table:table-cell office:value-type="string" calcext:value-type="string">
            <text:p>negative</text:p>
          </table:table-cell>
          <table:table-cell table:number-columns-repeated="1021"/>
        </table:table-row>
        <table:table-row table:style-name="ro8">
          <table:table-cell office:value-type="string" calcext:value-type="string">
            <text:p>"Jetzt fällt der Autoindustrie ihre jahrzehntelange Ignoranz gegenüber Umweltproblemen auf die Füße. Dabei hätten sogar Verbrennungsmotoren eine Chance gehabt. Erdgas ist ein sehr umweltfreundicher Treibstoff, besonders wenn er aus CO2 mit dem ""Power-to-Gas""-Verfahren oder mikrobiologisch aus Stroh gewonnen wird. Da aber Politik und Industrie in trauter Verbundenheit diese Alternative zu Benzin und Diesel ignorieret haben, wird in der Öffentlichkeit nur Elektromobiltät als Ausweg aus der umweltschädlichen Benzin- und Dieseltechnologie gesehen. So sehen das offenbar auch die Engländer."</text:p>
          </table:table-cell>
          <table:table-cell office:value-type="string" calcext:value-type="string">
            <text:p>"Now the auto industry is breaking its decade-long ignorance of environmental issues. Even internal combustion engines would have had a chance. Natural gas is a very environmentally friendly fuel, especially if it is made from CO2 using the ""power-to-gas"" process or microbiologically from straw. However, since politicians and industry in good faith have ignored this alternative to gasoline and diesel, in public only electro-mobility is seen as a way out of environmentally harmful gasoline and diesel technology. Obviously the English also see it that way."</text:p>
          </table:table-cell>
          <table:table-cell office:value-type="string" calcext:value-type="string">
            <text:p>negative</text:p>
          </table:table-cell>
          <table:table-cell table:number-columns-repeated="1021"/>
        </table:table-row>
        <table:table-row table:style-name="ro27">
          <table:table-cell office:value-type="string" calcext:value-type="string">
            <text:p>Ich habe ja gute Vorstellungen wie man H4 besser und humaner gestalten kann. Meine Vorschläge werden aber nicht kommen da die Linkspartei in der ich bin lokal lieber über Uranmunition und die Abschaffung der BW diskutiert was wohl stärker ankommt weil es auf die Gefühlswelt der Menschen anspricht. Da bietet SPON vielleicht eine besser Plattform als die lokalen Parteien. Das Ohr am Volk zu haben hat uns schon einen Trump beschert eine rechtsextreme Le Pen mit riesigen zustimmungswerten. Diese Politik des bösen Blutes das auch die AfD mmn nach Deutschland bringen will halte ich für schädlich. Da werden H4 Empfänger oder noch schwächere Menschen die sich kaum artikulieren können in den politischen Diskurs mit aufgenommen und gegen andere Schwache wie Asylbewerber aufgehetzt. Dieses kindliche Schema der AfD Propaganda die mir auf Facebook und Co. aufgefallen ist, ist das Gegenteil von vernünftiger Politik.</text:p>
          </table:table-cell>
          <table:table-cell office:value-type="string" calcext:value-type="string">
            <text:p>I have good ideas how to make H4 better and more humane. But my suggestions will not come because the Left Party in which I am local rather about uranium ammunition and the abolition of BW discussed what arrives more likely because it addresses the emotional world of the people. Maybe SPON offers a better platform than the local parties. Having the ear to the people has already given us a trump right-wing le Pen with huge approval ratings. This policy of the bad blood that wants to bring the AfD mmn to Germany, I consider harmful. Since H4 recipients or even weaker people who can hardly articulate can be included in the political discourse and incited against other weak as asylum seekers. This childish scheme of AfD propaganda that caught my eye on Facebook and Co. is the opposite of sensible politics.</text:p>
          </table:table-cell>
          <table:table-cell office:value-type="string" calcext:value-type="string">
            <text:p>negative</text:p>
          </table:table-cell>
          <table:table-cell table:number-columns-repeated="1021"/>
        </table:table-row>
        <table:table-row table:style-name="ro9">
          <table:table-cell office:value-type="string" calcext:value-type="string">
            <text:p>Da wird immer wieder von Populismus gefaselt, ohne nachzudenken, was dieser Begriff eigentlich beinhaltet. Populismus kommt von populär. Populär ist, was die große Masse des Volkes denkt und spricht. Und was das Volk denkt und spricht ist gemeinhin charakterlich sauber und richtig, weil aus der Tradition, der Erziehung und damit der sauberen Gesinnung geboren. Das Volk weiß aber instinktiv, daß Politikern von berufswegen einfach nicht zu trauen ist. Die meisten belügen und betrügen das Volk, weil sie in erster Linie nur ihre eigenen Interessen vertreten. Der Eid eines Ministers (beispielhaft der von Frau Merkel) wird locker zum Meineid. Dann doch lieber populär und populistisch als habgierig, falsch, meineidig und dem Volk schädlich!</text:p>
          </table:table-cell>
          <table:table-cell office:value-type="string" calcext:value-type="string">
            <text:p>There is always talked about populism, without thinking what this term actually means. Populism comes from popular. Popular is what the great masses of the people think and speak. And what the people think and speak is generally clean and correct in character, because born of tradition, of education and therefore of clean mindedness. The people, however, know instinctively that politicians simply can not be trusted on the job. Most lie to and deceive the people because, in the first place, they only represent their own interests. The oath of a minister (for example, that of Mrs. Merkel) easily becomes perjury. Then rather popular and populist than greedy, wrong, perjured and harmful to the people!</text:p>
          </table:table-cell>
          <table:table-cell office:value-type="string" calcext:value-type="string">
            <text:p>negative</text:p>
          </table:table-cell>
          <table:table-cell table:number-columns-repeated="1021"/>
        </table:table-row>
        <table:table-row table:style-name="ro16">
          <table:table-cell office:value-type="string" calcext:value-type="string">
            <text:p>"Es gibt in Deutschland die Möglichkeit, einen Richter in den Ruhestand zu schicken, auch wenn das mW noch nie passiert ist. Natürlich nicht durch einfache Verfügung eines Ministers. Aber glauben Sie, die Politiker lassen sich von den Richtern auf der Nase rumtanzen? Wenn einer politisch nicht korrekt urteilt, schräge Urteile fällt, dann bekommt er nur Fälle, bei denen er nichts anrichten kann. Es gibt Möglichkeiten, ihn ""unschädlich"" zu machen"</text:p>
          </table:table-cell>
          <table:table-cell office:value-type="string" calcext:value-type="string">
            <text:p>"There is the possibility in Germany to retire a judge, even if the mW has never happened. Of course not by the simple disposal of a minister. But do you think the politicians let themselves be played around by the judges? If one does not judge politically correctly, odd judgments fall, then he gets only cases in which he can do nothing. There are ways to make it ""harmless"""</text:p>
          </table:table-cell>
          <table:table-cell office:value-type="string" calcext:value-type="string">
            <text:p>negative</text:p>
          </table:table-cell>
          <table:table-cell table:number-columns-repeated="1021"/>
        </table:table-row>
        <table:table-row table:style-name="ro10">
          <table:table-cell office:value-type="string" calcext:value-type="string">
            <text:p>"...die 12 Jahre oder die anderen 4 Jahre davor, wenn man etwas aufmerksam durch London geht, stolpert man immer über Denkmäler von irgendwelchen Kriegen wo sogar Historiker erst mal nachschlagen müssten. Daraus speist sich nun mal deren Selbstbewusstsein, nur kaufen kann man sich davon schon lange nix mehr. Vermutlich ist die "" nationale Demütigung "" wo jetzt folgt ein schmerzhafter aber notwendiger Prozess, denn England, wird in absehbarer Zeit nur noch ein beliebiges kleines Land auf der Erde sein, und da ist das Ego eines Empires nur schädlich."</text:p>
          </table:table-cell>
          <table:table-cell office:value-type="string" calcext:value-type="string">
            <text:p>"... the 12 years or the other 4 years before, if you go through London carefully, you always stumble across monuments of wars where even historians would have to look up. It feeds their self-confidence, only you can buy it for a long time nothing more. Presumably, the ""national humiliation"" where now follows is a painful but necessary process, because England will be just any small country on earth in the foreseeable future, and the ego of an empire is only harmful."</text:p>
          </table:table-cell>
          <table:table-cell office:value-type="string" calcext:value-type="string">
            <text:p>negative</text:p>
          </table:table-cell>
          <table:table-cell table:number-columns-repeated="1021"/>
        </table:table-row>
        <table:table-row table:style-name="ro23">
          <table:table-cell office:value-type="string" calcext:value-type="string">
            <text:p>Kein Empire Gefühl mehr ist das Beste was ihnen passieren kann, dass ist schon sehr lange überfällig. Ebenso wie ein Aufräumen mit der verkappten Klassengesellschaft. Da der Rest von Europa sich im 20. Jahrhundert erfolgreich zerstört hat, haben wir dieses Problem nicht. Was nur unterstreicht wie unnötig und schädlich Nostalgie und Revanchismus sind.</text:p>
          </table:table-cell>
          <table:table-cell office:value-type="string" calcext:value-type="string">
            <text:p>No empire feeling is the best thing that can happen to them, that is long overdue. As well as tidying up with the disguised class society. With the rest of Europe successfully destroying in the 20th century, we do not have this problem. Which only emphasizes how unnecessary and harmful nostalgia and revanchism are.</text:p>
          </table:table-cell>
          <table:table-cell office:value-type="string" calcext:value-type="string">
            <text:p>negative</text:p>
          </table:table-cell>
          <table:table-cell table:number-columns-repeated="1021"/>
        </table:table-row>
        <table:table-row table:style-name="ro10">
          <table:table-cell office:value-type="string" calcext:value-type="string">
            <text:p>...ein seriöser Artikel über Elektroautos? Vielleicht als kleinen Denkanstoß: Lithiumabbau in China (Stichwort Umweltverschmutzung und Transportwege) , verfügbare grüne Energie vs. benötigte Energie (Stichwort Kohlekraftwerke). Und vieles mehr. Eventuell auch mal ein Artikel was der Sinn und Zweck von der EU und den Grünen ist, wenn man Deutschland und die gesamte EU kaputtreguliert. Vielleicht auch mal ein wahrer Artikel wie und ob überhaupt NOX in so geringen Mengen schädlich ist. Fragen über Fragen.</text:p>
          </table:table-cell>
          <table:table-cell office:value-type="string" calcext:value-type="string">
            <text:p>... a serious article about electric cars? Perhaps as a small piece of food for thought: lithium mining in China (keyword environmental pollution and transport routes), available green energy vs. required energy (keyword coal power plants). And much more. Maybe even an article what is the purpose of the EU and the Greens, if you break Germany and the entire EU. Maybe even a true article like and if ever NOX is harmful in such small amounts. Questions about questions.</text:p>
          </table:table-cell>
          <table:table-cell office:value-type="string" calcext:value-type="string">
            <text:p>negative</text:p>
          </table:table-cell>
          <table:table-cell table:number-columns-repeated="1021"/>
        </table:table-row>
        <table:table-row table:style-name="ro3">
          <table:table-cell office:value-type="string" calcext:value-type="string">
            <text:p>"Wirtschaftswachstum und Arbeitsplätze gefährdet! Autokäufer betrogen! Gesundheit der Bevölkerung beeinträchtigt! Danke, Dobrindt! Danke, Merkel! Danke, Union (Verkehrsministerium seit 8 Jahren in der Hand der Union!)! Kleines Danke auch an Kretschmann! Danke, Tantiemen- und Dividenden-Ritter der deutschen Automobilindustrie! Diesel-Fahrer, keine Stimme für den zuständigen Verkehrsminister Dobrindt und seine CSU für Luftverschmutzung, Fahrverbote, Verlustabschreibungen! Wer glaubt, dass sich das Dieselabgasproblem durch Software-Updates kurzfristig lösen lasse, ist entweder naiv oder steckt mit der um ihre Reputation und Erfolge ringenden Autoindustrie unter einer Decke. Wenn das so einfach wäre, wäre die Autoindustrie gar nicht erst die Risiken eingegangen, die jetzt angesichts der zunehmenden ""Enttarnung"" deren Schummel-Abgasreinigungs-Lösungen eintreten. Es sind Wahlkampfzeiten: https://youtu.be/dOa-fcp74uU Viel Spaß und neue Erkenntnisse beim Anhören! PS: Autoabgase sind gar nicht gesundheitsschädlich! - Dr. Benz/Geheimrat Porsche"</text:p>
          </table:table-cell>
          <table:table-cell office:value-type="string" calcext:value-type="string">
            <text:p>"Economic growth and jobs at risk! Car buyers cheated! Health of the population affected! Thanks, Dobrindt! Thank you, Merkel! Thank you, Union (Ministry of Transport for 8 years in the hands of the Union!)! Small thanks also to Kretschmann! Thank you, royalties and dividend knights of the German automotive industry! Diesel driver, no voice for Dobrindt responsible transport minister and his CSU for air pollution, driving bans, loss depreciation! Anyone who believes that the diesel exhaust problem can be solved by software updates in the short term, is either naive or is with the struggling for their reputation and success car industry under one roof. If that were so easy, the auto industry would not even have taken the risks that are now taking place in the face of the increasing ""unmasking"" of their cheating exhaust gas purification solutions. There are election campaign times: https://youtu.be/dOa-fcp74uU Have fun and new insights while listening! PS: Car exhaust are not harmful to health! - Dr. Benz / Privy Councilor Porsche"</text:p>
          </table:table-cell>
          <table:table-cell office:value-type="string" calcext:value-type="string">
            <text:p>negative</text:p>
          </table:table-cell>
          <table:table-cell table:number-columns-repeated="1021"/>
        </table:table-row>
        <table:table-row table:style-name="ro10">
          <table:table-cell office:value-type="string" calcext:value-type="string">
            <text:p>ist schädlich für`s Klima. NOx ist schädlich für unsere Gesundheit. Wenn ich die Wahl habe entscheide ich mich für die Gesundheit. Einer der sich vor kurzem erst privat einen neuen Diesel zugelegt hat (lt SPON) wie Kretschmann ist der falsche Gesprächspartner in diesem Diskurs. Ein Untersuchungsausschuß sollte klären, welche Verstrickungen es zwischen der Automobilindustrie und der Politik gegeben hat. Nur so kann die Glaubwürdigkeit von Wirtschaft und Politik widerhergestellt werden. Mal sehen welche Partei jetzt die Initiative für unsere Gesundheit ergreift.</text:p>
          </table:table-cell>
          <table:table-cell office:value-type="string" calcext:value-type="string">
            <text:p>is harmful to the climate. NOx is harmful to our health. If I have the choice I decide for the health. One who has just recently bought a new diesel (lt SPON) like Kretschmann is the wrong person in this discourse. A committee of inquiry was to clarify the entanglements between the automotive industry and politics. Only in this way can the credibility of the economy and politics be restored. Let's see which party is taking the initiative for our health now.</text:p>
          </table:table-cell>
          <table:table-cell office:value-type="string" calcext:value-type="string">
            <text:p>negative</text:p>
          </table:table-cell>
          <table:table-cell table:number-columns-repeated="1021"/>
        </table:table-row>
        <table:table-row table:style-name="ro41">
          <table:table-cell office:value-type="string" calcext:value-type="string">
            <text:p>welche Krankheiten steigen so schnell wie Anazahl Verbrennungsmotoren. Wieso siond durch die jahrzehntelange Umweltverpestung durch Verbrennungsmotoren seit 1950 nicht schon Millionen gestorben ? Es gibt Feinstaubkrankheiten, die man schonseit Jahrzehnten kennt (Steinstaub, Mehlstaub, Aerosole), da ist der Zusammenhang eindeutig nachgewiesen. Wieso ist das bei Feinstäuben oder MOX oder sonstwas heute nicht nachweisbar ? Es ist nur eine Vermutung - mehr nicht. Schauen sie nach Freiburg - dort sind noch über 7000 Wohnung mit Kohle/Holz beheizt - diese Art der Beheizung ist um Zehnerpotenzen schädlicher als ein PKW, was CO2, NOX, Feinstäube und sonstwas betrifft. Sterben in Freiburg signifikant mehr Menschen ? Oder werden signifikant mehr Menschen krank ? Mitnichten. Soll ich ihnen mal sagen, wo die eigentliche Feinstaub- und Schadstoffbelastung verortet ist ? Beim Rauchen ! Da - ganau da - inhalier ein Mensch mit seinen Zwangsmitrauchern zigmal täglich ungefähr die tausendfache Menge schädlicher Inhalte. Jetzt rechen sie doch mal die Qualmerei raus und Heizungen und die Natur und die Industrie und die LKW und Busse und die Flugzeuge und die Dieselloks und die dicken Dampfer und die Bauindustrie und die Rasenmäher und Feuerchen - da bleibt nicht mehr viel an Schadstoffen durch Verbrenner oder Diesel.</text:p>
          </table:table-cell>
          <table:table-cell office:value-type="string" calcext:value-type="string">
            <text:p>Which diseases increase as fast as the number of internal combustion engines. Why did not millions die after decades of environmental pollution from internal combustion engines since 1950? There are fine dust diseases, which one knows already for decades (stone dust, flour dust, aerosols), there the connection is clearly proven. Why is this not detectable with fine dusts or MOX or anything else today? It's just a guess - not more. Take a look to Freiburg - there are still more than 7000 apartment with coal / wood heated - this type of heating is more harmful by a power of ten than a car, in terms of CO2, NOX, particulate matter and anything else. Are there significantly more people dying in Freiburg? Or will significantly more people get sick? Not at all. Should I tell them where the actual particulate matter and pollutant pollution is located? When smoking! As a result, a human and its compulsive addicts inhale about a thousand times as much harmful contents zigzag daily. Now they're going to dump the smoke and heaters and the nature and the industry and the trucks and buses and the planes and the diesel locomotives and the thick steamer and the construction industry and the lawn mower and little fire - there is not much left of pollutants by burners or Diesel.</text:p>
          </table:table-cell>
          <table:table-cell office:value-type="string" calcext:value-type="string">
            <text:p>negative</text:p>
          </table:table-cell>
          <table:table-cell table:number-columns-repeated="1021"/>
        </table:table-row>
        <table:table-row table:style-name="ro20">
          <table:table-cell office:value-type="string" calcext:value-type="string">
            <text:p>"Aber hallo, besser läßt sich das Elend dieser verfahrenen Situation nicht auf den Punkt bringen! Exakt so ist es. Man spricht einen ""Reisehinweis"" (sic!) aus und erwartet allen Ernstes, daß dies die türkische Regierung in Habacht-Stellung zwingt. Wäre die Angelegenheit nicht so schädlich für unser Land, man würde sich vor Lachen auf die Schenkel klopfen. Erdogan tut das, was er tut, weil er es kann. Er fährt mit uns Schlitten, weil wir es zulassen. WIR haben uns ohne Not in eine Abhängigkeit vom großen Sultan begeben, weil WIR nicht willens oder in der Lage sind, die Grenzen UNSERES Landes zu schützen. WIR haben es für notwendig gehalten, uns - und sei es nur verbal - in den Syrien-Konflikt einzumischen (ohne strategisches Konzept, ohne den Willen und die Möglichkeit zum Handeln, ohne nachvollziehbares Eigeninteresse). WIR sind permanent besoffen von der absurden Idee, die EU immer weiter auszudehnen und auszubauen - ganz einerlei, daß die aktuelle Konstruktion schon eine Spottgeburt ist. WIR lassen zu, daß Kurden und Türken ihre Raufhändel auf unsere Straßen tragen. Daß türkische ""Religionsministerien"" ihre ""Landsleute"" auf unserem Boden leiten, lenken, überwachen. WIR erlauben dreiste und großkotzige ""Wahlkampfauftritte"", für die wochenlang vorher deutsche Innenstädte mit türkischen Propagandaplakten zugepflastert werden. Und WIR wundern uns darüber, daß Ankara uns nicht achtet und nicht ernst nimmt? Und keiner lacht? Es gibt nur einen langen und schmerzhaften Weg zur Besserung der Lage: WIR müssen erstmal im EIGENEN Haus für Ordnung sorgen. Dann sind wir (vielleicht) auch irgendwann mal in der Lage, solchen Figuren Paroli zu bieten."</text:p>
          </table:table-cell>
          <table:table-cell office:value-type="string" calcext:value-type="string">
            <text:p>"But hello, the misery of this messy situation can not be summed up any better! That's exactly how it is. One expresses a ""travel advice"" (sic!) And expects in all seriousness that this forces the Turkish government in Habacht position. If the affair were not so damaging to our country, one would knock on the thighs with laughter. Erdogan does what he does because he can. He drives sledges with us because we allow it. WE have no problem in becoming dependent on the Great Sultan because WE are unwilling or unable to protect the borders of OUR country. WE felt that it was necessary - even verbally - to interfere in the Syrian conflict (without a strategic concept, without the will and the ability to act, without any comprehensible self-interest). WE are constantly drunk with the absurd idea of ​​expanding and expanding the EU - no matter that the current construction is already a joke. WE allow Kurds and Turks to carry their tricks on our streets. That Turkish ""ministries of religion"" direct, direct and supervise their ""compatriots"" on our soil. WE allow brash and boisterous ""campaign appearances"" for which German inner cities are plastered with Turkish propaganda acts for weeks before. And WE are surprised that Ankara does not respect us and does not take us seriously? And nobody laughs? There is only one long and painful way to improve the situation: WE first have to keep order in our OWN home. Then we will (maybe) be able to stand up to such figures at some point."</text:p>
          </table:table-cell>
          <table:table-cell office:value-type="string" calcext:value-type="string">
            <text:p>negative</text:p>
          </table:table-cell>
          <table:table-cell table:number-columns-repeated="1021"/>
        </table:table-row>
        <table:table-row table:style-name="ro14">
          <table:table-cell office:value-type="string" calcext:value-type="string">
            <text:p>"Welche ""viele"" Medien haben denn in den Wikileaks-(Podesta-) Veröffentlichungen irgendwelche Belastungen für Clinton gesehen? Ich habe keinen Artikel in diese Richtung gefunden, lasse mich aber gern belehren. Wie ein Schaden ""gerade durch"" die unüberschaubare Größe der Daten entstehen soll, müssen Sie ggf. einmal erklären. Die Kommunikationswissenschaft sieht es eher so, dass die Unterscheidungskraft einer Nachricht mit ihrem Umfang abnimmt. Umgekehrt wie ein Schuh daraus, der Umfang der Daten ermöglicht es erst, schädliche Wirkungen - und Absichten - hinein zu fabulieren, die nicht darin stehen. Bei Comey fragte ich nach, weil durch dessen Vorgehen gegen Clinton die Verdachtskette Trump-Putin politisch entwertet wird. Ihm könnte man wirklich vorwerfen, die Wahl zuungunsten Clintons beeinflusst zu haben. Nur wird er heute als Trump-Gegner gehandelt. Oder wollen Sie andeuten, Comey sei irgendwie Teil der Trump-Kreml-Verschwörung (gewesen)? Der Verdacht, Trump-Putin hätten für die Wahl-Beeinflussung kooperiert, stützt auf nichts anderes als die WikiLeaks-Veröffentlichungen, die man ""russischen Hackern"" und darob dem Kreml in die Schuhe schiebt. Wenn diese Veröffentlichungen keine Wirkung auf die Wahl hatten, dann bricht die ganze, dünne Verschwörungs-Beweis-Kette in sich zusammen. Daher ist es natürlich durchaus relevant, nach der Wirkung dieser Veröffentlichung zu fragen."</text:p>
          </table:table-cell>
          <table:table-cell office:value-type="string" calcext:value-type="string">
            <text:p>"Which ""many"" media have seen any encumbrance for Clinton in the Wikileaks (Podesta) releases? I have not found an article in this direction, but let me teach you. How a damage ""just by"" the unmanageable size of the data should arise, you may need to explain once. The science of communication sees it rather so that the distinctiveness of a message decreases with its scope. Conversely, like a shoe out of it, the scope of the data first makes it possible to fable in it harmful effects - and intentions - that are not in it. When asked Comey, I asked, because by his actions against Clinton the suspect chain Trump-Putin is politically devalued. He could really be accused of having influenced the election to the detriment of Clinton. Only he is traded today as a Trump opponent. Or do you suggest that Comey was somehow part of the Trump-Kremlin conspiracy? The suspicion that Trump-Putin cooperated in influencing the election is based on nothing more than the WikiLeaks publications, which are labeled ""Russian hackers"" and therefore the Kremlin. If these publications had no effect on the election, then the whole, thin conspiracy proof chain collapses. Therefore, it is of course quite relevant to ask about the effect of this publication."</text:p>
          </table:table-cell>
          <table:table-cell office:value-type="string" calcext:value-type="string">
            <text:p>negative</text:p>
          </table:table-cell>
          <table:table-cell table:number-columns-repeated="1021"/>
        </table:table-row>
        <table:table-row table:style-name="ro17">
          <table:table-cell office:value-type="string" calcext:value-type="string">
            <text:p>"Die AfD-Mitglieder sind da anderer Ansicht, die haben im Landesgruppenchat bereits besprochen, dass ein Aussieben in den Redaktionen und die Schließung ""volksschädlicher Medien"" geplant ist. Mit anderen Worten, die wollen die Pressefreiheit abschaffen."</text:p>
          </table:table-cell>
          <table:table-cell office:value-type="string" calcext:value-type="string">
            <text:p>"The AfD members are of different opinion, they have already discussed in the Landesgruppenchat that a screening in the editorial offices and the closure of ""harmful media"" is planned. In other words, they want to abolish press freedom."</text:p>
          </table:table-cell>
          <table:table-cell office:value-type="string" calcext:value-type="string">
            <text:p>negative</text:p>
          </table:table-cell>
          <table:table-cell table:number-columns-repeated="1021"/>
        </table:table-row>
        <table:table-row table:style-name="ro13">
          <table:table-cell office:value-type="string" calcext:value-type="string">
            <text:p>Gewalt ist für mich kein akzeptables Mittel des Protests. Für mich muss der Staat das Gewaltmonopol haben und darf auch wehrhaft sein. Denn es ist seine Aufgabe, das Volk zu schützen. Somit ergibt diese Diskussion für mich überhaupt keinen Sinn. Selbstverständlich erreichte der schwarze Block eine höhere Aufmerksamkeit, als friedliche Protestierer. Aber doch keine, die einem politischen Ziel nützlich wäre. Auch die Diskussion darum, ob der Verzicht auf weitere Gipfel in Großstädten einer Kapitulation gleichkommt finde ich nicht nachvollziehbar. Der Staat ist verpflichtet, Schaden abzuwenden. Und wenn das bedeutet, dass, aufgrund des gesellschaftsschädlichen Fehlverhaltens einiger weniger, es einfacher ist, dies in einer leichter zu kontrollierenden Umgebung zu tun, ja dann ist es sogar geboten, so zu handeln. Mir ist diese ganze Sache viel zu idealistisch und ideologisch verkopft. Ein bisschen mehr Pragmatismus steht dem Staat sehr gut zu Gesicht. Steinewerfender Demonstrant = Festnahme. Vermummter Demonstrant = Festnahme. Große Gruppe vermummter und steinewerfender Demonstranten = Polizeikessel + Festnahme. Das ist nichts ehrenrühriges sondern die Pflicht des Staates, der er in Hamburg nicht nachgekommen ist. Abhaken, draus lernen und nächstes Mal besser machen.</text:p>
          </table:table-cell>
          <table:table-cell office:value-type="string" calcext:value-type="string">
            <text:p>Violence is not an acceptable means of protest for me. For me, the state must have the monopoly of force and may also be defensive. Because it is his job to protect the people. Thus, this discussion makes no sense to me at all. Of course, the black bloc received more attention than peaceful protesters. But none that would be useful for a political purpose. The discussion about whether the waiver of further summits in large cities is equivalent to a surrender I find incomprehensible. The state is obliged to avert damage. And if that means that due to the socially harmful misconduct of a few, it is easier to do so in an environment that is easier to control, then it is even necessary to do so. To me this whole thing is much too idealistic and ideologically intertwined. A little more pragmatism is very well presented to the state. Stone throwing protester = arrest. Masked Protester = Arrest. Large group of hooded and stone-throwing demonstrators = police chair + arrest. This is not an offensive but the duty of the state, which he did not fulfill in Hamburg. Check it off, learn from it and do better next time.</text:p>
          </table:table-cell>
          <table:table-cell office:value-type="string" calcext:value-type="string">
            <text:p>negative</text:p>
          </table:table-cell>
          <table:table-cell table:number-columns-repeated="1021"/>
        </table:table-row>
        <table:table-row table:style-name="ro3">
          <table:table-cell office:value-type="string" calcext:value-type="string">
            <text:p>In meiner Kommune fällt ein Stadtrat der AfD durch sehr konkrete Vorschläge auf, wie die Kommune Ausgaben begrenzen kann. Dies ist eigentlich dringend erforderlich, da die Kommune zusammen mit dem Land NRW das Wohnen inzwischen über Grunderwerbssteuer, Grundsteuern und kommunale Abgaben dermaßen verteuert haben, dass selbst Gutverdiener inzwischen aufs Land ziehen müssen. Leider gehen die Vertreter der etablierten Parteien auf die Vorschläge nie ein, obwohl sie definitiv nachvollziehbar sind und gar nichts mit den Tabu-Themen Migration und Euro-Rettung zu tun haben. Trotzdem wird einfach nur von falscher Gesinnung des AfD-Stadtrates gefaselt, anstatt auf die Vorschläge sachlich einzugehen. Das ist traurig und zeigt mir, dass die AfD zumindest als Oppositions-Partei dringend gebraucht wird. Ich selbst hoffe zwar, dass wir auf Bundesebene durch den Wiedereinzug der FDP wieder so etwas wie eine Opposition im BT bekommen. Aber die AfD soll mir auch recht sein. Wie schädlich es ist, wenn es in der Demokratie kein wirkliche Opposition mehr gibt, haben die letzten 4 Jahre Groko gezeigt.</text:p>
          </table:table-cell>
          <table:table-cell office:value-type="string" calcext:value-type="string">
            <text:p>In my community, a city council of the AfD falls by very concrete suggestions on how the municipality can limit spending. This is actually urgently needed, since the municipality together with the state of North Rhine Westphalia have increased the cost of housing through land transfer tax, property taxes and municipal taxes so much that even good earners now have to move to the countryside. Unfortunately, the representatives of the incumbent parties never respond to the proposals, although they are definitely comprehensible and have nothing to do with the taboo topics of migration and euro rescue. Nevertheless, it is simply fooled by the wrong attitude of the AfD City Council, instead of responding factually to the proposals. This is sad and shows me that the AfD is urgently needed, at least as an opposition party. I myself hope that we will get something like an opposition in the BT at the federal level through the re-entry of the FDP. But the AfD should also be right for me. How detrimental it is when there is no real opposition in democracy, the last 4 years have shown Groko.</text:p>
          </table:table-cell>
          <table:table-cell office:value-type="string" calcext:value-type="string">
            <text:p>negative</text:p>
          </table:table-cell>
          <table:table-cell table:number-columns-repeated="1021"/>
        </table:table-row>
        <table:table-row table:style-name="ro16">
          <table:table-cell office:value-type="string" calcext:value-type="string">
            <text:p>Kleine Geschichtsfrage wer hat mehr Mut bewiesen eine Sozialversicherung ins Leben zu rufen der hohe Herr Bismarck oder die Verfolgten Sozialdemokraten? Wenn im Geschichtsunterricht Feldherren und Fürsten Glorifiziert werden oder Blutige Ereignisse ausgeblendet werden habe wir es Ideologen leicht eine schädliche Ideologie auszubreiten sei es Anarchismus in Hamburg oder AfD Nationalismus in den Parlamenten.</text:p>
          </table:table-cell>
          <table:table-cell office:value-type="string" calcext:value-type="string">
            <text:p>Little question of history Who has shown more courage to launch a social insurance the high Mr. Bismarck or the persecuted Social Democrats? If in history lessons generals and princes are glorified or bloody events are hidden, we ideologists will easily spread a damaging ideology be it anarchism in Hamburg or AfD nationalism in parliaments.</text:p>
          </table:table-cell>
          <table:table-cell office:value-type="string" calcext:value-type="string">
            <text:p>negative</text:p>
          </table:table-cell>
          <table:table-cell table:number-columns-repeated="1021"/>
        </table:table-row>
        <table:table-row table:style-name="ro16">
          <table:table-cell office:value-type="string" calcext:value-type="string">
            <text:p>"Nicht alle, aber genug, dass es jedem, der diese Partei wählt klar sein sollte, dass diese Partei nur solange demokratisch ist, wie sie das braucht um an die Macht zu kommen. Danach kommen dann Einschränkungen der Pressefreiheit, im Programm ""deutschpositive Berichterstattung"" genannt, während die Mitglieder das im Landesgruppenchat als Schließung ""volksschädlicher Medien"" bezeichnen."</text:p>
          </table:table-cell>
          <table:table-cell office:value-type="string" calcext:value-type="string">
            <text:p>"Not all, but enough that it should be clear to anyone who chooses this party that this party is democratic only as long as it takes to get to power. After that then come restrictions of freedom of the press, in the program called ""German Positive Reporting"", while the members in the Landesgruppenchat refer to the closure of ""harmful media""."</text:p>
          </table:table-cell>
          <table:table-cell office:value-type="string" calcext:value-type="string">
            <text:p>negative</text:p>
          </table:table-cell>
          <table:table-cell table:number-columns-repeated="1021"/>
        </table:table-row>
        <table:table-row table:style-name="ro16">
          <table:table-cell office:value-type="string" calcext:value-type="string">
            <text:p>diese Staatenfussion is für die Masse der Bürger extrem schädlich und unökomenisches Geplapper zu behaupten die Welt sei ohne Grenzen besser den was Wir seitdem in Deutschland bzw. EU erleben is die Ausbeutung der Arbeitskräfte,mehr Arbeitslosigkeit durch Lohndumping und Wohlstand wird nur oben verteilt was im Nationalstaat nicht so krass der Fall war aber heute spürt man es als Bürger immer mehr.</text:p>
          </table:table-cell>
          <table:table-cell office:value-type="string" calcext:value-type="string">
            <text:p>This state discussion is for the mass of the citizens extremely damaging and unökomenisches chatter to claim that the world is better without borders what we experience since then in Germany or EU is the exploitation of the workforce, more unemployment through wage dumping and wealth is distributed only above what in the nation state not so blatant was the case but today you feel it as a citizen more and more.</text:p>
          </table:table-cell>
          <table:table-cell office:value-type="string" calcext:value-type="string">
            <text:p>negative</text:p>
          </table:table-cell>
          <table:table-cell table:number-columns-repeated="1021"/>
        </table:table-row>
        <table:table-row table:style-name="ro16">
          <table:table-cell office:value-type="string" calcext:value-type="string">
            <text:p>weil Schutz vor Lärm, Schutz vor schädlichen Emmissionen durch Abgase, Abrieb, nichts gelten wenn der bequeme Pendler zu faul und bräsig ist den öffentlichen Nahverkehr zu nutzen. Wenn der Wirtschaftsstandort dann angebl. gefährdet ist, dann geht man gerne über steigende Todeszahlen durch Umfeldgifte und Lärm hinweg. Doch, auch ständige Lärmbelastung führt zu Todesfällen.</text:p>
          </table:table-cell>
          <table:table-cell office:value-type="string" calcext:value-type="string">
            <text:p>because protection against noise, protection against harmful emissions through exhaust fumes, attrition, nothing counts if the comfortable commuter is too lazy and brassy to use public transport. If the business location then angel. is endangered, then one likes to go over rising death tolls by surrounding poisons and noise away. However, even constant noise pollution leads to deaths.</text:p>
          </table:table-cell>
          <table:table-cell office:value-type="string" calcext:value-type="string">
            <text:p>negative</text:p>
          </table:table-cell>
          <table:table-cell table:number-columns-repeated="1021"/>
        </table:table-row>
        <table:table-row table:style-name="ro23">
          <table:table-cell office:value-type="string" calcext:value-type="string">
            <text:p>die Ursache für Demokratieabau ist. Das konservative neoliberale Sozialisation nicht auf Schutz vor schädlichen Umflüssen setzt sondern der Effizienz, der Beschleunigung, dem Wirtschaftsprozess, Priorität einräumt. Deshalb in unserer Gesellschaft der Psycho- und Soziopath Demokratie auch für ihre Zwecke nutzen, da sie über die Druckmittel verfügen.</text:p>
          </table:table-cell>
          <table:table-cell office:value-type="string" calcext:value-type="string">
            <text:p>the cause of democracy building is. Conservative neoliberal socialization does not rely on protection from damaging influences, but prioritises efficiency, acceleration and the economic process. Therefore, in our society, the psycho-sociopath democracy for their own use, because they have the pressure.</text:p>
          </table:table-cell>
          <table:table-cell office:value-type="string" calcext:value-type="string">
            <text:p>negative</text:p>
          </table:table-cell>
          <table:table-cell table:number-columns-repeated="1021"/>
        </table:table-row>
        <table:table-row table:style-name="ro20">
          <table:table-cell office:value-type="string" calcext:value-type="string">
            <text:p>"Es ist doch klar, dass sich die Wählerschaft der AfD zu einem erheblichen Teil aus Leuten rekrutiert, die den bei einigen Themengebieten erfolgten Linksruck der CDU unter Merkel nicht mitgemacht haben, also sozusagen rechts liegen gelassen wurden. Von Anfang an war die AfD globalisierungskritisch, mit der Kritik des laut Merkel alternativlosen Euro als damaligem Zugpferd. Also durchaus ""radikal"", nämlich Opposition zur zwar noch radikaleren, aber staatstragenden und wirtschaftlich höchst erfolgreichen Globalisierung. Die AfD ist ein Dorn im Fleisch der Volksparteien, insbesondere der CDU, weil sie zeigt, dass längst nicht alle Deutschen laut Bundesregierung Alternativloses auch nur akzeptabel finden und die Glaubwürdigkeit der Regierenden dadurch sichtbare Risse bekommen hat. Beim Thema Volksabstimmungen etwa kann man m. E. auch fast kaum radikal genug sein. Ich sehe es nicht ein, warum sich die politischen Rechte fast aller Bürger darauf beschränken sollten, alle paar Jahre irgendwo ein Kreuzchen zu machen. Dummerweise (jedenfalls für mich) hat die AfD ihre großen Erfolge erst mit radikaler Fremdenfeindlichkeit und antiislamischen Stammtischparolen geschafft. So etwas ist in unserem Land, in dem, wenigstens in den westlichen Städten, bereits extrem hohe Zahlen von Menschen mit Migrationshintergrund leben, gesellschaftlich schädlich und inakzeptabel. Damit ist die AfD für mich leider unwählbar geworden und ich sehe auch nicht mehr, wie sich daran in absehbarer Zeit etwas ändern sollte. Vermutlich wird die Partei sich immer mehr zu einer rechtsextremen ostdeutschen Kleinpartei entwickeln, die dort die NPD ersetzt."</text:p>
          </table:table-cell>
          <table:table-cell office:value-type="string" calcext:value-type="string">
            <text:p>"It is clear that the electorate of the AfD to a considerable extent recruited from people who have not participated in some subject areas left-wing pressure of the CDU under Merkel, so to speak, were left right. From the beginning, the AfD was critical of globalization, with the criticism of Merkel's no-alternatives Euro as a former draft horse. So it is definitely ""radical"", namely opposition to even more radical, but state-supporting and economically highly successful globalization. The AfD is a thorn in the flesh of the people's parties, in particular the CDU, because it shows that by no means all Germans, according to the Federal Government, find alternatives acceptable and the credibility of the rulers has thereby visibly cracked. When it comes to referendums about m. E. hardly be radical enough. I do not see why the political rights of almost all citizens should be limited to being a crossroads every few years. Unfortunately (at least for me), the AfD has achieved its great success only with radical xenophobia and anti-Islamic Stammtisch slogans. Such a thing is socially harmful and unacceptable in our country, where, at least in western cities, already extremely high numbers of people with a migrant background live. Unfortunately, the AFD has become unenforceable for me and I can not see any more how things should change in the foreseeable future. Presumably, the party will increasingly develop into a far-right East German small party, which replaces the NPD there."</text:p>
          </table:table-cell>
          <table:table-cell office:value-type="string" calcext:value-type="string">
            <text:p>negative</text:p>
          </table:table-cell>
          <table:table-cell table:number-columns-repeated="1021"/>
        </table:table-row>
        <table:table-row table:style-name="ro15">
          <table:table-cell office:value-type="string" calcext:value-type="string">
            <text:p>Politik wird bestimmt ein Polizist die Waffe ziehen, nee nee, dann lieber Rückzug. Oder haben Sie vergessen wie alle möglichen Leute aus dem Busch sprangen als die Polizei bei Würzburg diesen Hackbeil-Attentäter unschädlich gemacht hat?</text:p>
          </table:table-cell>
          <table:table-cell office:value-type="string" calcext:value-type="string">
            <text:p>Politics will certainly pull a policeman's gun, no, no, then retreat. Or have you forgotten how all sorts of people jumped out of the bush when the police at Würzburg made this Hackbeil assassin harmless?</text:p>
          </table:table-cell>
          <table:table-cell office:value-type="string" calcext:value-type="string">
            <text:p>negative</text:p>
          </table:table-cell>
          <table:table-cell table:number-columns-repeated="1021"/>
        </table:table-row>
        <table:table-row table:style-name="ro22">
          <table:table-cell office:value-type="string" calcext:value-type="string">
            <text:p>HSH-Nordbank, Busbeschleunigung, Verkehrschaos, Olympia-Niete, gesundheitsschädliche Luftbelastung, G20-Versagen: Es reicht, Herr Scholz! Rücktritt und A.Grote gleich mitnehmen.</text:p>
          </table:table-cell>
          <table:table-cell office:value-type="string" calcext:value-type="string">
            <text:p>HSH Nordbank, bus acceleration, traffic chaos, Olympic rivets, harmful air pollution, G20 failure: Enough, Mr Scholz! Resignation and A.Grote take immediately.</text:p>
          </table:table-cell>
          <table:table-cell office:value-type="string" calcext:value-type="string">
            <text:p>negative</text:p>
          </table:table-cell>
          <table:table-cell table:number-columns-repeated="1021"/>
        </table:table-row>
        <table:table-row table:style-name="ro11">
          <table:table-cell office:value-type="string" calcext:value-type="string">
            <text:p>ist es demokratisch, dass gewählte Volksvertreter das eine versprechen und das Gegenteil tun? ist es demokratisch, dass in Deutschland eine Person im Prinzip unbegrenzt lang regieren kann? ist es demokratisch, dass Wirtschaftslobbyisten 100 mal mehr Zugang bei politischen Prozessen haben als jeder Bürger? ist es demokratisch bewusst gesellschaftsschädliche Entscheidungen zu treffen um das Eigentum von wenigen ohnehin schon viel zu reichen Menschen zu vermehren? ist es demokratisch die Privatsphäre und die Freiheit aller Bürger zu opfern um den eigenen Machtanspruch zu zementieren? ich könnte endlos weiterfragen... nur eines ist sicher wir sind momentan weiter von Demokratie entfernt als wir es jemals seit der NS Zeit waren!</text:p>
          </table:table-cell>
          <table:table-cell office:value-type="string" calcext:value-type="string">
            <text:p>is it democratic that elected representatives promise one thing and do the opposite? is it democratic that in Germany a person can rule in principle for an unlimited period of time? is it democratic that business lobbyists have 100 times more access to political processes than any citizen? Is it democratically aware of making socially harmful decisions to multiply the ownership of a few already-too-rich people? is it democratic to sacrifice the privacy and freedom of all citizens to cement their own claim to power? I could ask endless questions ... only one thing is certain, we are currently further away from democracy than we have ever been since the Nazi era!</text:p>
          </table:table-cell>
          <table:table-cell office:value-type="string" calcext:value-type="string">
            <text:p>negative</text:p>
          </table:table-cell>
          <table:table-cell table:number-columns-repeated="1021"/>
        </table:table-row>
        <table:table-row table:style-name="ro63">
          <table:table-cell office:value-type="string" calcext:value-type="string">
            <text:p>Wer Afrika helfen will, darf kein Geld geben 04.04.2007Der Kenianer James Shikwati ist einer der wenigen Marktliberalen in Afrika. Im F.A.Z.-Interview spricht der Gründer des Inter Region Economic Network über die schädlichen Folgen der Entwicklungshilfe und seine Forderung, die Zahlungen sofort zu stoppen. Herr Shikwati, was ist schlecht an ausländischer Entwicklungshilfe? Der Begriff Entwicklungshilfe geht am Kern der Sache vorbei. Wer einem anderen hilft, will die Lage des anderen verbessern. Diejenigen, die sogenannte Entwicklungshilfe leisten, verfolgen aber ihre eigenen Interessen. Es geht um Arbeitsplätze für Entwicklungshelfer, und es geht um politischen Einfluss und um Rohstoffe. China ist ein gutes Beispiel. In Afrika stellt China Schecks aus wie kein anderes Land. Das ist der Grund, warum eine Reihe anderer Staaten afrikanische Länder nun geradezu anbetteln, Entwicklungshilfe anzunehmen. Es ist wie ein Wettbewerb zwischen den Geberstaaten, die ihren Einfluss bewahren wollen. Im Gegensatz zu den westlichen Staaten verdeckt China seine Interessen aber nicht mit schönen Worten wie Demokratie oder gute Regierungsführung. China sagt geradeheraus: Wir wollen euer Öl, hier ist das Geld. Chinas Direktheit hat geholfen, das ganze Fiasko der Entwicklungshilfe offenzulegen. Sie beschreiben die negativen Auswirkungen der Korruption ... Korruption ist nicht nur eine afrikanische Krankheit, sie gibt es auch in entwickelten Ländern. Aber in Afrika hängt das Problem der Korruption nur damit zusammen, dass Entwicklungshilfegelder in die Länder hineinfließen. Die Menschen ringen um diese Gelder und schaffen das Umfeld, in dem Korruption, die ich Diebstahl nenne, gedeiht. Wo bekommen die sogenannten großen Führer in Afrika die Tausende und Millionen Dollar her, die sie stehlen und ins Ausland bringen? Nach Angaben der Weltbank leben mehr als 70 Prozent der Afrikaner von einem Dollar am Tag. In einem armen Land gibt es nichts zu stehlen. Die Korruption entsteht aus dem ausländischen Geld. Wer die Korruption verhindern will, muss den Hahn zudrehen. Man muss die ausländische Entwicklungshilfe einstellen. Sehen Sie irgendetwas Positives an der Entwicklungshilfe? Das Positive für Afrika ist der kulturelle Austausch. Wenn etwa Deutsche ihr Geld bringen, senden sie Menschen; Entwicklungshilfe verschafft den Entwicklungshelfern ja Jobs. Der kulturelle Austausch bringt die Afrikaner dazu, die Werte von Deutschen oder anderen kennenzulernen. Diese Interaktion müssen wir in etwas Positives verwandeln. Bis jetzt ist es die Interaktion zwischen dem großen Bruder, der Geld hat, und dem kleinen Jungen, der um Geld bettelt. Wir sollten die Entwicklungshilfe beenden und beginnen, einfach Geschäfte miteinander zu machen. Das wäre ein Austausch zwischen Gleichen. Man würde dann beginnen, uns zuzuhören, anstatt uns zu belehren. ....Das Gespräch führte Patrick Welter. Quelle: F.A.Z., 04.04.2007, Nr. 80 / Seite 13</text:p>
          </table:table-cell>
          <table:table-cell office:value-type="string" calcext:value-type="string">
            <text:p>Who wants to help Africa, may not give money ?? 04.04.2007The Kenyan James Shikwati is one of the few market liberals in Africa. In the F.A.Z. interview, the founder of the ?? Inter Region Economic Network ?? on the harmful effects of development aid and its demand to stop payments immediately. Mr. Shikwati, what is bad about foreign development aid? The term development aid misses the heart of the matter. Those who help others want to improve the situation of others. But those who provide so-called development aid pursue their own interests. It's about jobs for development workers, and it's about political influence and raw materials. China is a good example. In Africa, China issues checks like no other country. That is why a number of other countries are now begging African countries to accept development aid. It's like a competition between donor states that want to preserve their influence. However, unlike Western countries, China does not cover its interests with beautiful words such as democracy or good governance. China straightway says: We want your oil, here is the money. China's directness has helped to expose the whole development aid fiasco. They describe the negative effects of corruption ... Corruption is not just an African disease, it also exists in developed countries. But in Africa, the only problem with corruption is that development aid flows into countries. People wrestle for this money and create the environment in which corruption that I call theft thrives. Where do the so-called great leaders in Africa get the thousands and millions of dollars they steal and bring abroad? According to the World Bank, more than 70 percent of Africans live on a dollar a day. There is nothing to steal in a poor country. Corruption arises from foreign money. If you want to prevent corruption, you have to turn the tap. You have to stop foreign development aid. Do you see anything positive about development aid? The positive for Africa is the cultural exchange. When Germans bring their money, they send people; Development aid gives jobs to development workers. Cultural exchange encourages Africans to get to know the values ​​of Germans or others. We have to turn this interaction into something positive. So far it is the interaction between the big brother who has money and the little boy who begs for money. We should stop development aid and start doing business together. That would be an exchange between equals. You would then start to listen to us instead of lecturing us. .... The interview was conducted by Patrick Welter. Source: F.A.Z., 04.04.2007, Nr. 80 / page 13</text:p>
          </table:table-cell>
          <table:table-cell office:value-type="string" calcext:value-type="string">
            <text:p>negative</text:p>
          </table:table-cell>
          <table:table-cell table:number-columns-repeated="1021"/>
        </table:table-row>
        <table:table-row table:style-name="ro1">
          <table:table-cell office:value-type="string" calcext:value-type="string">
            <text:p>Entwicklungshilfe kann nur wirken, wenn sie ankommt. Wenn sie bei afrikanischen Despoten und korrupten Beamten versickert, helfen wir mit den Geldern nur einigen wenigen zu einem tollen Luxusleben. Die NGOs sind leider auch Teil dieser perfiden Entwicklung, weil deren eigene Gehälter am Geldfluss dranhängen. Die haben gar kein Interesse daran, dass schädliche Geldflüsse in Richtung Despoten versickern, weil sie sich aus genau diesen Geldflüssen bedienen.</text:p>
          </table:table-cell>
          <table:table-cell office:value-type="string" calcext:value-type="string">
            <text:p>Development aid can only work when it arrives. If it infiltrates African despots and corrupt officials, we help the funds only a few to a great luxury life. The NGOs are unfortunately also part of this perfidious development, because their own salaries are attached to the flow of money. They have no interest in the fact that harmful cash flows in the direction of despots, because they use these very money flows.</text:p>
          </table:table-cell>
          <table:table-cell office:value-type="string" calcext:value-type="string">
            <text:p>negative</text:p>
          </table:table-cell>
          <table:table-cell table:number-columns-repeated="1021"/>
        </table:table-row>
        <table:table-row table:style-name="ro17">
          <table:table-cell office:value-type="string" calcext:value-type="string">
            <text:p>Doch, sie haben etwas zu befürchten, nämlich dass der Verurteilte in der Revision obsiegt. Das ist für einen Richter karriereschädlich. Deshalb gewinnt vor Gericht meistens die Partei mit dem längeren Atem. Und einen langen Atem haben die Chaoten, dank Prozesskostenhilfe und diverser Hilfsvereine.</text:p>
          </table:table-cell>
          <table:table-cell office:value-type="string" calcext:value-type="string">
            <text:p>However, they have something to fear, namely that the convicted person won the revision. That's career-damaging for a judge. Therefore, in the court usually wins the party with the longer breath. And the Chaot have a long breath, thanks to legal aid and various aid clubs.</text:p>
          </table:table-cell>
          <table:table-cell office:value-type="string" calcext:value-type="string">
            <text:p>negative</text:p>
          </table:table-cell>
          <table:table-cell table:number-columns-repeated="1021"/>
        </table:table-row>
        <table:table-row table:style-name="ro31">
          <table:table-cell office:value-type="string" calcext:value-type="string">
            <text:p>eigentlich jeden als intelligent der nicht Protest mit Randalieren gleichsetzt, der in der Lage ist eine sinnlose Veranstaltung (G20) zu erkennen und erkennt das legitimer demokratischer Protest der zwangsweise unschädlich gemacht wird, d.h. der soweit eingeschränkt wird das er nicht an adressierter Stelle gehört werden kann, zwangsläufig konservativ, und damit faschistoid sozialisierte Zeitgenossen auf den Plan ruft die nur darauf gewartet haben das es derartige illegitime Einschränkungen gibt, das Chaos zu entzünden.</text:p>
          </table:table-cell>
          <table:table-cell office:value-type="string" calcext:value-type="string">
            <text:p>Anyone as intelligent who does not equate protest with rioting who is able to recognize a pointless event (G20) and recognizes the legitimate democratic protest that is forcibly rendered harmless, i. e. which is so far restricted that it can not be heard addressed, inevitably conservative, and thus faschistoid socialized contemporaries on the scene calls who have only been waiting for there are such illegitimate restrictions to ignite the chaos.</text:p>
          </table:table-cell>
          <table:table-cell office:value-type="string" calcext:value-type="string">
            <text:p>negative</text:p>
          </table:table-cell>
          <table:table-cell table:number-columns-repeated="1021"/>
        </table:table-row>
        <table:table-row table:style-name="ro35">
          <table:table-cell office:value-type="string" calcext:value-type="string">
            <text:p>"Leider ist einen rote Brille nicht hilfreicher als eine braune. So kommt man nicht zum Kern des Problems. Das wäre ungefähr so, als wenn man die Frage stellt. wem es nutzt. Dieser schwarze Block ist einer rechten, oder linken Demonstration keine Hilfe und findet in der ""gesunden"" Mehrheit der Bevölkerung keine Akzeptanz. Sicher ist diese Abneigung willkommen bei jenen die friedliche Demonstrationen diskreditieren möchten und man hört sie ja auch gleich. Aber diese Chaoten sind von einem Eigenleben beseelt, welches keine demokratische und ideologische Zuordnung verdient. Es ist ein Deckmantel für einen jahrtausenden alten kranken Fetisch - Gewalt. Sie ist nicht steuerbar und bedarf der Gegengewalt. Es ist wie mit den anderen gleichaltrigen Gesellschaftskrankheiten, Gier, Missgunst, Neid und Egoismus. Sie werden nicht bekämpft obwohl tausendfach schädlicher sie schon Millionen Menschenopfer gefordert haben. Wie gesagt, ohne Brille kann einem die Größe des Problems schon mal den Atem verschlagen. Also schnell die Brille wieder auf - am besten eine Schweißerbrille!!"</text:p>
          </table:table-cell>
          <table:table-cell office:value-type="string" calcext:value-type="string">
            <text:p>"Unfortunately, red glasses are not more helpful than a brown one. So you do not get to the heart of the problem. That would be like asking the question. who uses it. This black block is no help for a right-wing or leftist demonstration and is not accepted by the ""healthy"" majority of the population. Certainly, this aversion is welcome to those who want to discredit peaceful demonstrations and you hear them right away. But these quirks are animated by a life of their own, which deserves no democratic and ideological classification. It is a cover for a millennium old sick fetish - violence. It is not controllable and requires counter-violence. It is like the other age-related diseases of society, greed, resentment, envy and selfishness. They are not combated although a thousand times more harmful they have already claimed millions of human sacrifices. As I said, without glasses the size of the problem can take your breath away. So quickly put your glasses back on - preferably a welder's glasses !!"</text:p>
          </table:table-cell>
          <table:table-cell office:value-type="string" calcext:value-type="string">
            <text:p>negative</text:p>
          </table:table-cell>
          <table:table-cell table:number-columns-repeated="1021"/>
        </table:table-row>
        <table:table-row table:style-name="ro33">
          <table:table-cell office:value-type="string" calcext:value-type="string">
            <text:p>Ihre Quellen zeigen lediglich Impertinenz rechten und neokonservativen Spektrums auf, die bei aller traditionellen Verbundenheit zum Kapital vor aberwitzigster Verzerrung nicht zurückschreckt, einschließlich jener, wonach Großkapital ausgerechnet linke Bewegungen stützen soll. Wer solche Darstellung für bare Münze nimmt, konsumiert offenbar lieber genehme, statt sich des Weltgeschehens anzunehmen. Leser wie Sie würden denn wohl kaum ein Schwarzbuch des Kapitalismus goutieren, daß seit 1945 mehr Opfer zu zählen wüßte, als bei beiden Weltkriegen zusammengenommen. Unterdessen bedeuten nicht erst Tote Gewalt. Gewalt besteht auch, wenn Menschen der Verdienst ihrer Arbeit vorenthalten wird, Privatleben und Entfaltungsmöglichkeit massiv eingeschränkt werden, um den Großbesitz menschlicher Drohnen zu mehren, aus deren Strategie und Einfluß wiederum Gewalt mannigfaltiger Ausprägung hervorgeht. Dazu gehören pervertiertes Sozialwesen, Aushöhlung demokratischer Statuten, Förderung von Despotismus, Ausbeutung von Mensch und Natur, destruktives Wirtschaften und Produzieren mit Schwerpunkt auf Waffenhandel, Hebelung im pharmazeutischen-, Versicherungs-, und Bankendorado, reaktionäre Policen im R&amp;D zur Aufrechterhaltung maximaler Margen und eine Sabotage gemeinnütziger Alternative, Forcierung gemeinschafts- und zukunftsschädlicher Technologien wie nuklear und fossil basierter Energie, exzessiver Verschwendung von Ressourcen und genereller Gleichgültigkeit bezüglich Konsequenzen und Nachhaltigkeit für Gemeinschaft und Zukunft. Kolossale, globale Gewalt, die nur entgehen und auf abstruse Blitzableiter wie von Ihnen angeführte Quellen abrutschen läßt, weil nicht unmittelbar vernehmbar. Wäre Leid hingegen z.B. akustisch wahrnehmbar, unterliefe Ihnen in ohrenbetäubender Welt kaum solch bizarre Verirrung. Bevor Sie die Saat der Gewalt ausgerechnet bei Jutta Ditfurth suchen, möchten Sie vielleicht einmal eruieren, was hinter Bevölkerungsexplosion, Kriegen, Bürgerkriegen, Wucher an Grundversorgung, Vernichtung von Lebensmitteln, Primärwäldern, Leerfischen der Ozeane etc. steht. Eines kann ich Ihnen dazu schon einmal verraten: Linke finanzierende Privatiers sind es wohl kaum.</text:p>
          </table:table-cell>
          <table:table-cell office:value-type="string" calcext:value-type="string">
            <text:p>Their sources show only impertinence on the right and neo-conservative spectrum, which, despite all its traditional attachment to capital, does not shrink from the most ludicrous distortion, including that which big capital is supposed to support for leftist movements. Anyone who takes such representation at face value, apparently consumed rather pleasant, instead of taking care of world events. Readers like you would hardly appreciate a black book of capitalism, that since 1945 knew more victims than in both world wars taken together. Meanwhile, not only deadly violence. Violence also exists when people are deprived of the merit of their work, their private life and opportunities for development are massively restricted, in order to increase the large-scale possession of human drones, whose strategy and influence, in turn, produce violence of manifold proportions. These include perverted social welfare, erosion of democratic statutes, promotion of despotism, exploitation of man and nature, destructive economies and production focusing on arms trafficking, leverage in the pharmaceutical, insurance and banking dorado, reactionary policies in R &amp; D to maintain maximum margins and sabotage Non-profit alternative, promotion of community and future-damaging technologies such as nuclear and fossil-based energy, excessive waste of resources and general indifference to consequences and sustainability for the community and the future. Colossal, global violence that only escapes and slips on abstruse lightning rods like sources you've mentioned, because it's not immediately audible. On the other hand, if suffering were e.g. acoustically perceptible, you hardly ever undergo such bizarre aberration in a deafening world. Before you look for the seeds of violence just with Jutta Ditfurth, you might want to find out what is behind population explosion, wars, civil wars, usury of basic services, extermination of food, primary forests, emptying the oceans, etc. One thing I can tell you before: left-financing privateers are hardly.</text:p>
          </table:table-cell>
          <table:table-cell office:value-type="string" calcext:value-type="string">
            <text:p>negative</text:p>
          </table:table-cell>
          <table:table-cell table:number-columns-repeated="1021"/>
        </table:table-row>
        <table:table-row table:style-name="ro23">
          <table:table-cell office:value-type="string" calcext:value-type="string">
            <text:p>Wer hilft mir, wenn mir gegenüber Handlungen begangen werden, die mir schaden und die ich nicht ohne Hilfe abwenden kann? Wer setzt diese Hilfe gegenüber schädlicher Gewalt durch? Wie setzen Sie den ethischen Konsens durch, den Anomie erfordert? Oder setzen Sie darauf, dass der mittelfristig automatisch durch ausreichende Zahl von anomischen Suiziden eintritt?</text:p>
          </table:table-cell>
          <table:table-cell office:value-type="string" calcext:value-type="string">
            <text:p>Who will help me if I am committed against acts that harm me and which I can not avert without help? Who enforces this help against harmful violence? How do you enforce the ethical consensus that anomie requires? Or do you insist that in the medium term, this occurs automatically through sufficient numbers of anomic suicides?</text:p>
          </table:table-cell>
          <table:table-cell office:value-type="string" calcext:value-type="string">
            <text:p>negative</text:p>
          </table:table-cell>
          <table:table-cell table:number-columns-repeated="1021"/>
        </table:table-row>
        <table:table-row table:style-name="ro51">
          <table:table-cell office:value-type="string" calcext:value-type="string">
            <text:p>"... das ist nicht zuende gedacht. 1. Wer Steine wirft, Geschäfte plündert, Bransätze wirft usw. tut das selber - mit seiner eigenen Hand. Ja! Wirklich...! Also ist er immer selbst verantwortlich. 2. Gewalt ist niemals zu akzeptieren &amp; durch nichts zu rechtfertigen, das Gewaltmonopol muss bei der Polizei bleiben, weil es sonst in D. drunter und drüber geht. Das wäre für die gesamte Gesellschaft sehr schädlich. 3. Macht natürlich die Polizei nicht immer alles richtig, aber das ändert rein gar nichts an Punkt 1 und 2. Im großen und Ganzen war das wohl top von denen. 4. Macht natürlich auch die Politik nicht immer alles richtig, aber das ändert auch nichts an Punkt 1 und 2. 3. Brauchte man für die vielen Teilnehmer eine große Stadt (Hotels, Tagungsräume, ...). 4. Macht es keinen Sinn, wegen von Gewaltpotential sich diktieren zu lassen, in welche Stadt man (nicht) geht. 5. War Europa dran, da war es nicht verkehrt es anzubieten. 6. Macht es Sinn, dass sich G20 trifft, so wie sich auch Merkel und Macron treffen. 7. Machen natürlich auch die G20 nicht alles richtig, aber das ändert nichts an Punkt 6. 8. Ist es richtig, das Hunger und Armut und anderes bekämpft werden. Sogar sehr wichtig! Aber für dieses Anliegen gibt es die ""richtigen"" Demos. Mit denen erreicht man viel eher die Herzen der Entscheidungsträger. Mit Gewalt? Nee, leider nicht.... Schließlich, wem solche Dinge wirklich so wichtig ist, der kann ja neben friedlichen Demos auch selber für Afrika o.ä. spenden (anstatt einen Laden mit kapitalistischen (!) Produkten zu leeren). Schönen Abend."</text:p>
          </table:table-cell>
          <table:table-cell office:value-type="string" calcext:value-type="string">
            <text:p>"... that is not meant to end. 1. He who throws stones, plunders shops, throws brasses etc. does that himself - with his own hand. Yes! For real...! So he is always responsible. 2. Violence is never to be accepted &amp; can not be justified by anything, the monopoly on the use of force must remain with the police, because otherwise things will go haywire in D. That would be very harmful to society as a whole. 3. Of course, the police do not always do everything right, but that does not change anything at points 1 and 2. On the whole, that was probably top of them. 4th course, the policy is not always correct, but that does not change the point 1 and 2. 3. Did you need for the many participants a large city (hotels, meeting rooms, ...). 4. Does it make no sense to be dictated by the potential of violence, in which city one goes (not). 5. If it was Europe's turn, it was not wrong to offer it. 6. Does it make sense for G20 to meet, just as Merkel and Macron meet? 7. Of course, the G20 does not do it all right, but that does not change Point 6. 8. Is it right to fight hunger and poverty and other things? Even very important! But for this concern there are the ""right"" demos. With those you can reach much more the hearts of the decision makers. With violence? No, unfortunately not .... Finally, to whom such things really so important, which can indeed peaceful demos also for Africa or similar. donate (instead of emptying a store of capitalistic (!) products). Beautiful evening."</text:p>
          </table:table-cell>
          <table:table-cell office:value-type="string" calcext:value-type="string">
            <text:p>negative</text:p>
          </table:table-cell>
          <table:table-cell table:number-columns-repeated="1021"/>
        </table:table-row>
        <table:table-row table:style-name="ro1">
          <table:table-cell office:value-type="string" calcext:value-type="string">
            <text:p>"....dass die Demonstranten in den mir bekannten Punkten eher schädliche Politiklösungen verlangen. Aber in einigen Dingen sehen sie das schon richtig. Wir benehmen uns gegenüber den Armen weit schlimmer ""Germany First"" als das, was wir Trump vorwerfen. Die USA finanzieren die anderen Länder mit einem riesigen Handelsbilanzdefizit und schaffen auf der ganzen Welt Arbeit und Wohlstand, während wir riesige Gelder abschöpfen."</text:p>
          </table:table-cell>
          <table:table-cell office:value-type="string" calcext:value-type="string">
            <text:p>".... that the protesters in the points I know rather demand harmful policy solutions. But in some ways they already see it right. We behave far worse against the poor ""Germany First"" than what we accuse Trump. The US is financing other countries with a huge trade deficit and creating jobs and wealth around the world while we drain huge sums of money."</text:p>
          </table:table-cell>
          <table:table-cell office:value-type="string" calcext:value-type="string">
            <text:p>negative</text:p>
          </table:table-cell>
          <table:table-cell table:number-columns-repeated="1021"/>
        </table:table-row>
        <table:table-row table:style-name="ro35">
          <table:table-cell office:value-type="string" calcext:value-type="string">
            <text:p>"Türkei. Oder Russland. Oder China. Oder Nord Korea. Oder ist das doch Deutschland, das Land, das allen anderen immer vorhalten muss, wie gut es doch ist? Prügelnde Polizisten, keiner der Demonstranten hatte sich gewehrt, geschlagen, etwas geworfen. Auf alles einschlagend was sich bewegt, fröhlich mit der Literflaschen CS Gas um sich sprühend. Videos gesehen auf N-TV und N24. N24 besaß dann auch noch die Frechhheit, den sauberen Herren Wendt, seines Zeichens ""Gewerkschaftsführer"", die Massnahmen der Polizei mal eben gut und richtig zu finden. Wenn ein Wendt das alles gut und richtig findet(sowie ein de Maizière), dann kann das nur schädlich für unsere Gesellschaft sein! Eine DE-Eskalationsstrategie der Polizei sähe wohl anders aus, man hat eher das Gefühl das hier eskaliert werden soll, damit ""Deutschland"" auch mal einen Grund für eine Staatsmachtsdemonstration hat. Sonst kommen ja nachher noch andere auf die Idee für ihre Meinung auf die Strasse zu gehen, war doch gerade so schön ruhig hier, alle waren doch so schön abgelenkt......"</text:p>
          </table:table-cell>
          <table:table-cell office:value-type="string" calcext:value-type="string">
            <text:p>"Turkey. Or Russia. Or China. Or North Korea. Or is that really Germany, the country that always has to hold up to everyone else, how good it is? Flogging police, none of the demonstrators had resisted, beaten, thrown something. Engaging everything that moves happily with the liter bottles of CS gas around it. Videos seen on N-TV and N24. N24 then also had the nerve to find the clean Mr. Wendt, his ""union leader"", the measures of the police just good and right. If a Wendt finds everything good and right (as well as a de Maizière), then that can only be harmful to our society! A DE-escalation strategy of the police would probably look different, one has rather the feeling that it should be escalated here, so that ""Germany"" also has a reason for a state power demonstration. Otherwise, others will come up with the idea for their opinion on the street after all, it was just so nice and quiet here, everybody was so distracted ......"</text:p>
          </table:table-cell>
          <table:table-cell office:value-type="string" calcext:value-type="string">
            <text:p>negative</text:p>
          </table:table-cell>
          <table:table-cell table:number-columns-repeated="1021"/>
        </table:table-row>
        <table:table-row table:style-name="ro17">
          <table:table-cell office:value-type="string" calcext:value-type="string">
            <text:p>"""Vor allem die FDP hatte ihre Klientel bei einem Versprechen enttäuscht - die Steuern zu senken"". Nicht ganz, die Hoteliers waren entzückt. Der Himmel bewahre uns vor dieser arroganten Lobbyistenhilfsorganisation! Da ist selbst eine Neuauflage der GroKo unschädlicher."</text:p>
          </table:table-cell>
          <table:table-cell office:value-type="string" calcext:value-type="string">
            <text:p>"""Above all, the FDP had disappointed their clientele with a promise - to lower taxes"". Not quite, the hoteliers were delighted. Heaven forbid us from this arrogant lobbyist organization! Since even a new edition of the GroKo harmless."</text:p>
          </table:table-cell>
          <table:table-cell office:value-type="string" calcext:value-type="string">
            <text:p>negative</text:p>
          </table:table-cell>
          <table:table-cell table:number-columns-repeated="1021"/>
        </table:table-row>
        <table:table-row table:style-name="ro28">
          <table:table-cell office:value-type="string" calcext:value-type="string">
            <text:p>"... Und last but not leased: soziale Gerechtigkeit über die Generationen hinweg und nicht Arme gegen Reiche oder Junge gegen Alte ausspielen! ""Nicht Alte gegen Junge, sondern Arme gegen Reiche! Egal, ob jung oder alt, gemeinsam sind wir stark!"" https://youtu.be/9Steya7Qtr8 https://youtu.be/zH2tEG2G-aw https://youtu.be/KYm5ZKtjX9A Viel Spaß und neue Erkenntnisse beim Anhören! PS: 1.""Uns geht es doch nicht schlecht"" - Martin Winterkorn, Familie Klatten/Quandt, Familie Albrecht, Familien Porsche/Piëch, Familie von Finck, ...! Wir haben Besseres als eine aufgewärmte ""RoteSocken-Kampagne"" verdient! 2."" Glyphosat ist gar nicht gesundheitsschädlich"" - Dr. Monsanto! 3. Glaubt keinem Wahlversprechen von Merkel! Es könnte eine Mau(t)s drin sein!"</text:p>
          </table:table-cell>
          <table:table-cell office:value-type="string" calcext:value-type="string">
            <text:p>"... And last but not leased: social justice across the generations and not play poor versus rich or young versus old! ""Not old against young, but poor against rich! No matter if young or old, together we are strong!"" https://youtu.be/9Steya7Qtr8 https://youtu.be/zH2tEG2G-aw https://youtu.be/KYm5ZKtjX9A Have fun and new insights while listening! PS: 1. ""It's not bad for us"" - Martin Winterkorn, family Klatten / Quandt, family Albrecht, families Porsche / Piëch, family von Finck, ...! We deserve better than a warmed-up ""red socks campaign""! 2. ""Glyphosate is not harmful to your health"" - Dr. med. Monsanto! 3. Do not believe in election promises from Merkel! It could be a Mau (t) s in there!"</text:p>
          </table:table-cell>
          <table:table-cell office:value-type="string" calcext:value-type="string">
            <text:p>negative</text:p>
          </table:table-cell>
          <table:table-cell table:number-columns-repeated="1021"/>
        </table:table-row>
        <table:table-row table:style-name="ro22">
          <table:table-cell office:value-type="string" calcext:value-type="string">
            <text:p>musste natürlich mit einer pompösen und umweltschädlichen Hubschrauberstaffel ankommen... aber er soll ja angeblich dement sein. Seine unbeholfene Körpersprache ist immer wieder zu drollig.</text:p>
          </table:table-cell>
          <table:table-cell office:value-type="string" calcext:value-type="string">
            <text:p>Of course, had to arrive with a pompous and environmentally harmful helicopter squadron ... but he is supposed to be demented. His clumsy body language is always too droll.</text:p>
          </table:table-cell>
          <table:table-cell office:value-type="string" calcext:value-type="string">
            <text:p>negative</text:p>
          </table:table-cell>
          <table:table-cell table:number-columns-repeated="1021"/>
        </table:table-row>
        <table:table-row table:style-name="ro35">
          <table:table-cell office:value-type="string" calcext:value-type="string">
            <text:p>"Nun analysieren wir das doch einfach ohne Schaum vorm Mund: Die Regierungschefs der wichtigsten Staaten treffen sich, um diverse Probleme zu besprechen. Ist das an sich schädlich? Wohl kaum, eher zu befürworten, auf jeden Fall besser, als Waffen sprechen zu lassen. War das in der Vergangenheit sehr produktiv? Wohl nicht immer, aber unfruchtbarerer als die ganzen Klimakonferenzen in keinem Fall. Gegen die regt sich aber kein Widerstand. Was gibt es also als Kritik vorzubringen? a) Es wird nicht über die zügige Umsetzung des weltweiten Kommunismus diskutiert. Das ist ja der wesentliche Punkt hinter der ""Kritik"" der Randalierer vor Ort. Tja... das will auch keiner außer einem verblendeten Rest. Als valides Argument kann es nicht gelten. b) Muß es in Hamburg sein? Warum nicht, für die Infrastruktur ist nur in einer Großstadt ausreichend. Die Kosten und Verwüstungen liegen nicht am Gipfel, sondern ausschließlich an den angereisten und residenten Randalierern. Der Adressat der Kritik ist also falsch."</text:p>
          </table:table-cell>
          <table:table-cell office:value-type="string" calcext:value-type="string">
            <text:p>"Now let's just analyze it without frothing: the heads of state of the most important states meet to discuss various issues. Is that harmful in itself? Hardly, rather to advocate, definitely better than to let weapons speak. Was that very productive in the past? Probably not always, but more fruitless than all the climate conferences in any case. But there is no resistance against them. So what is there to criticize? a) There is no discussion about the swift implementation of global communism. That is the essential point behind the ""criticism"" of the rioters on the ground. Well ... nobody wants that, except a deluded rest. It can not be valid as a valid argument. b) Must it be in Hamburg? Why not, for the infrastructure is sufficient only in a big city. The costs and devastation are not at the top, but only on the arrived and resident rioters. The addressee of the criticism is therefore wrong."</text:p>
          </table:table-cell>
          <table:table-cell office:value-type="string" calcext:value-type="string">
            <text:p>negative</text:p>
          </table:table-cell>
          <table:table-cell table:number-columns-repeated="1021"/>
        </table:table-row>
        <table:table-row table:style-name="ro23">
          <table:table-cell office:value-type="string" calcext:value-type="string">
            <text:p>in den letzten ca. 10 Jahren betrachtet, fragt man sich was dieses US Zäpfchen noch in der EU verloren hat und warum sie keine Antrag stellen zur Aufnahme als neuer US Bundesstaat? Mit dem jetzt zusätzlichen Rückenwind und Schleimereien von Trump für Polen, wird die polnische Politik in Richtung EU und Russland noch schädlicher und US höriger werden.</text:p>
          </table:table-cell>
          <table:table-cell office:value-type="string" calcext:value-type="string">
            <text:p>In the last 10 or so years, one wonders what this US suppository has lost in the EU and why they are not applying for admission as a new US state? With Trump's now additional tailwind and slime for Poland, Polish policy towards the EU and Russia will become even more harmful and US-minded.</text:p>
          </table:table-cell>
          <table:table-cell office:value-type="string" calcext:value-type="string">
            <text:p>negative</text:p>
          </table:table-cell>
          <table:table-cell table:number-columns-repeated="1021"/>
        </table:table-row>
        <table:table-row table:style-name="ro35">
          <table:table-cell office:value-type="string" calcext:value-type="string">
            <text:p>"""Laut den Autoren behaupte das Compact-Programm aber, den Ärmsten zu helfen. In Wahrheit verfolgten die G20 jedoch eine ""neoliberale"" Agenda, die aus Deregulierung, Privatisierung, rigider Haushaltsführung und Öffnung für ausländische Investoren bestehe. Es fehle der Bezug zur massiven Arbeitslosigkeit, schlechter Infrastruktur und Strategien, wie man gezielt afrikanische Unternehmen stützen kann. Das wichtige Thema Bildung blende der Plan ganz aus."" (SPON) Viele Menschen in Deutschland haben von Afrika eine Vorstellung, die von wilden Tieren und viel Natur geprägt ist. Dabei gibt es große politischen Herausforderungen in den afrikanischen Ländern. Die drängendsten Herausforderungen erfordern Entwicklungshilfe aus Europa. Wie die Stärkung der Menschenrechte, der Schutz der Artenvielfalt, eine faire und vernünftige Rohstoffpolitik, die Armutsbekämpfung und bessere Bildung. Dafür sollte Europa kostenlose Entwicklungshilfe leisten. Dieser Neokolonilismus der Neoliberalen ist für die Menschen in Afrika schädlich. Sie haben Besseres verdient."</text:p>
          </table:table-cell>
          <table:table-cell office:value-type="string" calcext:value-type="string">
            <text:p>"""According to the authors, the Compact program claims to help the poorest, but in reality, the G20 has a"" neo-liberal ""agenda of deregulation, privatization, rigid budgeting and opening to foreign investors, with no reference to massive unemployment , poor infrastructure and strategies for targeting African businesses, and the important issue of education is completely blocking the plan. "" (SPON) Many people in Germany have an idea of ​​Africa that is shaped by wild animals and a lot of nature. There are major political challenges in African countries. The most pressing challenges require development aid from Europe. Such as the strengthening of human rights, the protection of biodiversity, a fair and sensible commodity policy, the fight against poverty and better education. Europe should provide free development assistance. This neoliberal neo-colonialism is harmful to the people of Africa. You deserve better."</text:p>
          </table:table-cell>
          <table:table-cell office:value-type="string" calcext:value-type="string">
            <text:p>negative</text:p>
          </table:table-cell>
          <table:table-cell table:number-columns-repeated="1021"/>
        </table:table-row>
        <table:table-row table:style-name="ro6">
          <table:table-cell office:value-type="string" calcext:value-type="string">
            <text:p>"Wie kann man dagegen sein, dass Staatsregierungen persönlich miteinander sprechen? Was kann denn daran schädlich sein? Hätten sich die europäischen Regierungschefs im Juni 1914 persönlich getroffen, dann wären uns vielleicht der 1. Weltkrieg und der ganze schlimme Rest des 20. Jahrhunderts erspart geblieben. Und bezüglich des Argumentes, es wäre ja alles so teuer: Das liegt vor allem an den gewaltbereiten ""Demonstranten"" wegen derer die Sicherheitskosten so hoch sind. Aber genau die sind es, die sich über die Kosten beschweren. Das ist mehr als scheinheilig."</text:p>
          </table:table-cell>
          <table:table-cell office:value-type="string" calcext:value-type="string">
            <text:p>"How can one be against the fact that state governments talk to each other in person? What can be harmful to it? Had the European heads of government met in person in June 1914, perhaps we would have been spared World War I and the whole terrible remainder of the 20th century. And with regard to the argument that everything is so expensive: This is mainly due to the violent ""demonstrators"" because of which the security costs are so high. But it is exactly those who complain about the costs. This is more than hypocritical."</text:p>
          </table:table-cell>
          <table:table-cell office:value-type="string" calcext:value-type="string">
            <text:p>negative</text:p>
          </table:table-cell>
          <table:table-cell table:number-columns-repeated="1021"/>
        </table:table-row>
        <table:table-row table:style-name="ro55">
          <table:table-cell office:value-type="string" calcext:value-type="string">
            <text:p>"Wenn ein Paar Kinder prinzipiell Kinder adoptieren darf, ein anderes aber nicht ist dies in meinen Augen schon eine Diskriminierung. Jetzt kann man argumentieren es ist besser für ein Kind Vater und Mutter zu haben, als nur 2 Väter oder nur 2 Mütter. Es mag sogar sein dass dies stimmt. Ich möchte das nicht beurteilen. Ist dies aber ein Grund die Adoption von gleichgeschlechtlichen Paaren zu verbieten? In meinen Augen nein - denn es gibt wahrscheinlich keine perfekte Familie. Es ist besser ein Kind wächst in einer Familie mit eigenen Garten auf, als in einer Familie in einem Reihenhaus ohne Garten. Das ist sicherlich richtig, aber kein Grund Familien die den Vorteil eines eigenen Gartens nicht haben das Adoptionsrecht zu verweigern. Man kann das Adoptionsrecht nur verweigern wenn Paare eine Eigenschaft haben die für die Erziehung schädlich sind. Ist ein Partner pädophil, dann muss dies ganz klar eine Adoption verhindern. Beispiel. Ein Ehepaar stirbt bei einem Autounfall. Es gibt nur wenig Menschen mit denen das Kind vertraut ist. Darunter ist ein schwuler Freund der Familie. Das Kind hat Vertrauen zu dem Freund und dieser ist zu einer Adoption bereit. Ist die sexuelle Orientierung des Freundes nun ein Grund die Adoption zu verweigern? In meinen Augen eindeutig nein. Jetzt ein wildfremdes Paar zu bevorzugen, zu dem das Kind (noch) kein Vertrauen hat, wäre für mich eine Entscheidung gegen das Kindeswohl. Bei gleicher Eignung Menschen mit ""normaler"" sexueller Orientierung zu bevorzugen kann ich nachvollziehen. Ein Adoptionsrecht generell zu verweigern ist sehr wohl eine Diskriminierung."</text:p>
          </table:table-cell>
          <table:table-cell office:value-type="string" calcext:value-type="string">
            <text:p>"If one pair of children is allowed to adopt children in principle, and another is not, in my view, this is discrimination. Now it can be argued that it is better for a child to have father and mother than just 2 fathers or just 2 mothers. It may even be true. I do not want to judge that. But is this a reason to ban the adoption of same-sex couples? In my eyes no - because there is probably no perfect family. It is better a child grows up in a family with their own garden than in a family in a terraced house without a garden. This is certainly true, but no reason families who do not have the advantage of their own garden refuse the adoption right. You can only refuse the right to adopt if couples have a property that is harmful to their upbringing. If a partner is pedophile, then this must clearly prevent adoption. Example. A married couple dies in a car accident. There are few people the child is familiar with. Below is a gay friend of the family. The child has confidence in the friend and he is ready for adoption. Is the sexual orientation of the friend now a reason to refuse the adoption? In my eyes clearly no. For me, choosing a stranger to a stranger to whom the child does not trust would be a decision against the best interests of the child. With the same suitability to prefer people with ""normal"" sexual orientation, I can understand. To refuse adoption law in general is discrimination."</text:p>
          </table:table-cell>
          <table:table-cell office:value-type="string" calcext:value-type="string">
            <text:p>negative</text:p>
          </table:table-cell>
          <table:table-cell table:number-columns-repeated="1021"/>
        </table:table-row>
        <table:table-row table:style-name="ro64">
          <table:table-cell office:value-type="string" calcext:value-type="string">
            <text:p>"Als sowohl gut und gerne Leistende wie auch wohlhabende Kapitalbesitzerin darf ich festhalten, daß der Zusammenhang zwischen meiner Leistung einerseits und der Vermehrung meines Vermögens andererseits ab einem bestimmten Punkt nur noch marginal gewesen ist. Die wichtige Voraussetzung, um an Geld zu kommen, ist, bereits Geld zu haben. Aus viel Geld noch mehr Geld zu machen, ist strukturell eine Sache, die von Institutionen mit entsprechenden Regelungsmechanismen (Verwaltungen und Verwalter, Anwälte und Steuerberatern) zum Dreh- und Angelpunkt ihres Daseins gemacht wird, nicht von den real existierenden leistenden Personen - das gilt jedenfalls bei den Bestverdienern. Konzerne verbinden das Ziel Gewinnmaximierung mit der Gewohnheit, Vertragspartnern die dazu passenden möglichst schlechten Bedingungen zu diktieren, und zwar exakt so weitgehend, wie es gerade möglich ist, und trotz aller Ehtikkodexe gehen sie dabei problemlos auch über Leichen. Konzerne sind aber keine ""Leistenden"", im Gegenteil ähneln sie strukturell Bürokratien und sind meist ziemlich unkreativ, was im übrigen auch für ihre Vorstände gilt. Ausgerechnet ihnen eine passende Gesetzgebung maßzuschneidern, macht sie nur fetter und fauler und anmaßender als nötig. Es ist keine staatliche Aufgabe, ihren Forderungen in besonderem Maße nachzukommen, vielmehr müssen diese in einem Gesamtkontext danach beurteilt werden, ob sie nützlich oder schädlich für die Gesellschaft sind. Es wäre ebenso eine staatliche Aufgabe, den Konzernen schonend beizubringen, daß sie selbst ebenfalls Schaden erleiden, wenn eine Gesellschaft plötzlich ins Irrationale kippt. In den USA läßt sich gerade ein solcher Flurschaden besichtigen, und auch immer mehr Konzernen erscheint Trumps Sprunghaftigkeit langsam bedenklich. Ein dauerhaft funktionierendes Rentensystem hat eine gesellschaftlich beruhigende Wirkung, also zum Teufel mit der Selbstglorifizierungs-PR der selbsternannten ""Leistungsträger"". Ein Grundrentenanspruch für alle ließe sich gut finanzieren, wenn die Kosten ebenfalls von allen getragen würden. Ich hätte kein Problem mit der Vorstellung, die Rentenversicherung ganz abzuschaffen und die Grundrente hälftig durch, nur als Beispiel für eine Reihe von in Frage kommenden Finanzierungsmöglichkeiten, eine Anhebung der Mehrwertsteuer und der Kapitalertragsteuer in jeweils entsprechender Höhe aufzubringen."</text:p>
          </table:table-cell>
          <table:table-cell office:value-type="string" calcext:value-type="string">
            <text:p>"As both a well-performing and a wealthy owner of capital I may say that the connection between my performance on the one hand and the increase of my assets on the other hand has been marginal at a certain point. The important requirement for getting money is already having money. To make even more money out of a lot of money is structurally a thing that is made by institutions with appropriate regulatory mechanisms (administrations and administrators, lawyers and tax consultants) to be the linchpin of their existence, not by the real existing contributing persons - that is true anyway among the best earners. Corporations combine the goal of maximizing profits with the habit of dictating to contractors the conditions that are as bad as possible, as much as possible, and despite all the codes of ethics, they easily go over dead bodies as well. Corporations are not ""service providers"", on the contrary, they are structurally similar to bureaucracies and are usually quite uncreative, which also applies to their board members. Ironically, tailoring them to appropriate legislation only makes them fatter and lazier and more presumptuous than necessary. It is not a governmental task to fulfill their demands in a particular way, but rather they have to be judged in an overall context according to whether they are useful or harmful to society. It would also be a state task to gently teach corporations that they themselves would also be harmed if a society suddenly turns into the irrational. In the US, just such a land damage can be seen, and more and more corporations Trump's instability appears slowly questionable. A permanently functioning pension system has a socially calming effect, so the hell with the Selbstglorifizierungs-PR self-proclaimed ""achievers"". A basic pension for all could well be financed if the costs were also borne by all. I would have no problem with the idea of ​​abolishing pension insurance altogether and of raising the basic pension in half by setting an increase in value added tax and capital gains tax at the appropriate level, as an example of a number of possible financing options."</text:p>
          </table:table-cell>
          <table:table-cell office:value-type="string" calcext:value-type="string">
            <text:p>negative</text:p>
          </table:table-cell>
          <table:table-cell table:number-columns-repeated="1021"/>
        </table:table-row>
        <table:table-row table:style-name="ro31">
          <table:table-cell office:value-type="string" calcext:value-type="string">
            <text:p>beschimpfungen haben mit freier meinungsäußerung aber auch überhaupt nichts zu tuen! generell empfinde ich facebook als überflüssig und vor allem schädlich speziell für junge leute, die die wahren machenschaften der wirtschaftsmafia, die facebook daher für seine zwecke nutzt, nicht erkennen - ohne internet würden typen wie zuckerberg wohl eher pizza ausfahren oder less! und es wird aber auch allerhöchste zeit, daß der gesetzgeber endlich was unternimmt, um die bürger vor dem internet zu schützen!</text:p>
          </table:table-cell>
          <table:table-cell office:value-type="string" calcext:value-type="string">
            <text:p>But insults have nothing to do with having a free opinion! In general, I find facebook superfluous and above all damaging, especially for young people who do not recognize the true machinations of the economic mafia that facebook uses for its own purposes - without internet, types like zuckerberg would rather be pizza or less! And it is also high time that the legislature finally does something to protect the citizens from the internet!</text:p>
          </table:table-cell>
          <table:table-cell office:value-type="string" calcext:value-type="string">
            <text:p>negative</text:p>
          </table:table-cell>
          <table:table-cell table:number-columns-repeated="1021"/>
        </table:table-row>
        <table:table-row table:style-name="ro12">
          <table:table-cell office:value-type="string" calcext:value-type="string">
            <text:p>Die Jungs von der AKP und ihr Häuptling Erdoğan haben ein reichhaltiges Repertoire an Gesten der Empörung, des Beleidigtseins, unverhohlener Drohungen und wenn das nicht hilft übelster verbaler Angriffe gegen alle, die plötzlich und unerwartet Unbotmäßigkeiten zeigen wie deutsche Regierungsstellen, von denen sie eigentlich Subordination in überzeugender Form gewohnt waren und der Wirkung ihrer Einschüchterungsverfahren dank gründlicher Übung vermeinten vertrauen zu können. Plötzlich rebellieren deutsche Stellen und wollen den gegenwärtigen türkischen Übervater aller Osmanen anlässlich des G20-Gipfels kein Podium bieten, um in gewohnter Weise seine Landsleute in Deutschland vor der Gefahr integrativer Versuchungen und schädlicher Beeinflussung ihres nationalen Charakters in aller Deutlichkeit zu warnen und obendrein zu fordern, alle des Kontakts zur Gülen-Bewegung Verdächtigen den dafür vorgesehenen türkischen Anlaufstellen zu bezeichnen. Eigentlich kann sich ein Erdoğan und seine AKP ein Redeverbot in Deutschland von deutschen Stellen nicht bieten lassen, da muss noch ein osmanischer Riegel vorgeschoben werden und vielleicht muss Erdogan darüber nur noch mal mit der deutschen Kanzlerin sprechen.</text:p>
          </table:table-cell>
          <table:table-cell office:value-type="string" calcext:value-type="string">
            <text:p>The AKP guys and their leader Erdoğan have a rich repertoire of outrage, insulting, blatant threats, and if that does not help the most vicious verbal attacks against those who suddenly and unexpectedly display insubordination, such as German government agencies, of which they are actually subordination were persuasive in their convincing form and believed that they could trust the effect of their intimidation through thorough practice. Suddenly German authorities rebel and want to offer the current Turkish father of all Ottomans on the occasion of the G20 summit no podium, in the usual way to warn his compatriots in Germany from the danger of integrative temptations and harmful influence on their national character in all clearness and to demand on top of that to designate all the contacts of the Gülen movement suspects with the designated Turkish contact points. Actually, an Erdoğan and his AKP can not be offered a prohibition of speech in Germany by German authorities, there must still be pushed an Ottoman bar and maybe Erdogan must talk about it only once again with the German Chancellor.</text:p>
          </table:table-cell>
          <table:table-cell office:value-type="string" calcext:value-type="string">
            <text:p>negative</text:p>
          </table:table-cell>
          <table:table-cell table:number-columns-repeated="1021"/>
        </table:table-row>
        <table:table-row table:style-name="ro18">
          <table:table-cell office:value-type="string" calcext:value-type="string">
            <text:p>Die Jungs von der AKP und ihr Häuptling Erdoğan haben ein reichhaltiges Repertoire an Gesten der Empörung, des Beleidigtseins, unverhohlener Drohungen und wenn das nicht hilft übelster verbaler Angriffe gegen alle, die plötzlich und unerwartet Unbotmäßigkeiten zeigen wie deutsche Regierungsstellen, von denen sie eigentlich Subordination in überzeugender Form gewohnt waren und der Wirkung ihrer Einschüchterungsverfahren dank gründlicher Übung vermeinten vertrauen zu können. Plötzlich rebellieren deutsche Stellen und wollen den gegenwärtigen türkischen Übervater aller Osmanen anlässlich des G20-Gipfels kein Podium bieten, um in gewohnter Weise seine Landsleute in Deutschland vor der Gefahr integrativer Versuchungen und schädlicher Beeinflussung ihres nationalen Charakters in aller Deutlichkeit zu warnen und obendrein zu fordern, alle des Kontakts zur Gülen-Bewegung Verdächtigen den dafür vorgesehenen türkischen Anlaufstellen zu bezeichnen.</text:p>
          </table:table-cell>
          <table:table-cell office:value-type="string" calcext:value-type="string">
            <text:p>The AKP guys and their leader Erdoğan have a rich repertoire of outrage, insulting, blatant threats, and if that does not help the most vicious verbal attacks against those who suddenly and unexpectedly display insubordination, such as German government agencies, of which they are actually subordination were persuasive in their convincing form and believed that they could trust the effect of their intimidation through thorough practice. Suddenly German authorities rebel and want to offer the current Turkish father of all Ottomans on the occasion of the G20 summit no podium, in the usual way to warn his compatriots in Germany from the danger of integrative temptations and harmful influence on their national character in all clearness and to demand on top of that to designate all the contacts of the Gülen movement suspects with the designated Turkish contact points.</text:p>
          </table:table-cell>
          <table:table-cell office:value-type="string" calcext:value-type="string">
            <text:p>negative</text:p>
          </table:table-cell>
          <table:table-cell table:number-columns-repeated="1021"/>
        </table:table-row>
        <table:table-row table:style-name="ro1">
          <table:table-cell office:value-type="string" calcext:value-type="string">
            <text:p>Den Biofilm zum Nahrungsergänzungsmittel deklarieren. Denn er ist, wie die Studie fand, nicht schädlich, zudem ist er chemisch unbelastet und rein biologisch. Und er ist - wie alle Bakterien - reich an Proteinen, mehrfach ungesättigten Fettsäuren etc. Was man vom Kaffee an sich so nicht sagen kann. Hat schonmal jemand darüber nachgedacht, durch welche Biofilme das gesunde Wasser aus einer natürlichen Quelle geflossen ist, bevor es aus der Erde sprudelt ?</text:p>
          </table:table-cell>
          <table:table-cell office:value-type="string" calcext:value-type="string">
            <text:p>Declare the biofilm to be a dietary supplement. Because he is, as the study found, not harmful, he is also chemically unencumbered and purely biological. And it is - like all bacteria - rich in proteins, polyunsaturated fatty acids, etc. What you can not say about coffee itself. Has anyone ever thought through which biofilms the healthy water has flowed from a natural source before it gushes out of the earth?</text:p>
          </table:table-cell>
          <table:table-cell office:value-type="string" calcext:value-type="string">
            <text:p>negative</text:p>
          </table:table-cell>
          <table:table-cell table:number-columns-repeated="1021"/>
        </table:table-row>
        <table:table-row table:style-name="ro52">
          <table:table-cell office:value-type="string" calcext:value-type="string">
            <text:p>..Instant Kaffe in die Tasse,heisses Wasser drüber,fertig.Dauert 30 Sekunden und ist unschädlich.</text:p>
          </table:table-cell>
          <table:table-cell office:value-type="string" calcext:value-type="string">
            <text:p>.. Instant coffee in the cup, hot water over it, done. Lasts 30 seconds and is harmless.</text:p>
          </table:table-cell>
          <table:table-cell office:value-type="string" calcext:value-type="string">
            <text:p>negative</text:p>
          </table:table-cell>
          <table:table-cell table:number-columns-repeated="1021"/>
        </table:table-row>
        <table:table-row table:style-name="ro34">
          <table:table-cell office:value-type="string" calcext:value-type="string">
            <text:p>"keinen guten Kaffee machen, wenn das Ausgangsmaterial nicht stimmt. Was wir hier in Deutschland zu großen Teilen als Kaffee bezeichnen wird in den Erzeugerländern (meist nicht gerade die Reichsten Menschen dort) weggeworfen. Wenn dort Bohnen sortiert werden, machen die Arbeiter böse Witze wenn sie Pilz- oder Schädlingsbefallende Bohnen sehen. ""Die kommen nach Deutschland"". Ist ein running Gag da. Gesundheitsschädlich ist das nicht, wird ja geröstet und dabei so ziemlich alles abgetötet. Ekelig trotzdem. Was will man auch erwarten? Ganz ehrlich, Kilo Kaffee für 7-8 ? Darin sind schon mal 2,19  Kaffeesteuer enthalten. MwSt., Mitarbeiter, Gross-Einzel und Unterhändler, Anbauer wollen auch noch etwas davon haben. Was glaubt Ihr eigentlich was Ihr für den Preis noch an Qualität bekommt? Ich beziehe meinen Kaffee von einer kleinen lokalen Rösterei und zahle je nach Sorte um die 20 das Kilo. Zwischenhändler sind nicht da. Es wird direkt beim Bauern abgenommen, zu fairen Bedingungen. Heraus kommt eine Qualität, die man einfach schmeckt. Kein Vergleich zu der anderen Plörre. 20 zuviel? Aber Kapseln kaufen....... Hochgerechnet 3x so teuer."</text:p>
          </table:table-cell>
          <table:table-cell office:value-type="string" calcext:value-type="string">
            <text:p>"Do not make a good coffee if the source material is wrong. What we here in Germany largely refer to as coffee is thrown away in the producing countries (usually not the richest people there). When beans are sorted there, the workers make angry jokes when they see mushroom- or pest-infested beans. ""They are coming to Germany"". Is there a running gag? This is not harmful to health, is roasted so pretty much kills everything. Disgusting anyway. What do you want to expect? Honestly, kilos of coffee for 7-8? There are already 2.19 ?? Coffee tax included. VAT, employees, large retailers and negotiators, growers also want to have something of it. What do you actually think what you get for the price of quality? I get my coffee from a small local roasting house and pay around 20 ?? the kilo. Middlemen are not there. It is taken directly from the farmer, on fair terms. The result is a quality that you simply taste. No comparison to the other Plörre. 20 ?? too much? But buy capsules ....... Extrapolated 3x so expensive."</text:p>
          </table:table-cell>
          <table:table-cell office:value-type="string" calcext:value-type="string">
            <text:p>negative</text:p>
          </table:table-cell>
          <table:table-cell table:number-columns-repeated="1021"/>
        </table:table-row>
        <table:table-row table:style-name="ro28">
          <table:table-cell office:value-type="string" calcext:value-type="string">
            <text:p>Seit 4 Tagen geben Sie das Top-Thema in Deutschland vor. Wohlgemerkt ein so ungefährliches, weil es nach der Wahl eh in jeden Koalitionsvertrag gewandert wäre, dass Ihnen kein Schaden enstehen kann. Während sie gerade genüsslich auf Ihren Coup anstoßen, diskutiert das Land mal wieder wie paralysiert um den heißen Brei herum. Großartig auch, weil das einzige Wahlkampfthema, bei dem die Union unterscheidbar vom Rest war, jetzt vom Tisch ist. Warum also noch wählen? Ich habe Sie unterschätzt Frau Merkel. Sie sind ein strategisches Genie, das haben sie wiederholt gezeigt. Und nach der Krise im letzten Jahr umso erstaunlicher. Abgesehen davon, finde ich ihre Politik weiterhin zum brechen und schädlich für unser Land. Aber das können Sie sich sicher denken.</text:p>
          </table:table-cell>
          <table:table-cell office:value-type="string" calcext:value-type="string">
            <text:p>For 4 days you give the top topic in Germany. Mind you, such a harmless, because it was hiked after the election anyway in any coalition agreement, that you can not be harmed. While they are just about to toast their coup, the country is once again discussing paralyzed around the bush. Great, too, because the only campaign theme where the Union was distinguishable from the rest is now off the table. So why still choose? I underestimated you Mrs. Merkel. You are a strategic genius, as you have repeatedly shown. And after the crisis last year all the more amazing. Apart from that, I find their policy continues to break and harmful to our country. But you can certainly think that.</text:p>
          </table:table-cell>
          <table:table-cell office:value-type="string" calcext:value-type="string">
            <text:p>negative</text:p>
          </table:table-cell>
          <table:table-cell table:number-columns-repeated="1021"/>
        </table:table-row>
        <table:table-row table:style-name="ro16">
          <table:table-cell office:value-type="string" calcext:value-type="string">
            <text:p>...wurde also unschädlich gehalten. Das war zu erwarten. Was für eine Farce! Man ist geneigt, sich für diese Kaspers fremd zu schämen. Kein Wunder, dass sich viele Deutsche ihren Stolz bei Fußball und deutschen Auto`s holen, währenddessen sich ein Böhmermann öffentlich auch noch über unsere Dichter und Denker in einer Art lustig machen darf, die einem den Kaffee von gestern hoch bringt. Mein Gott, womit haben wir das nur verdient...</text:p>
          </table:table-cell>
          <table:table-cell office:value-type="string" calcext:value-type="string">
            <text:p>... was therefore kept harmless. That was expectable. What a farce! One is inclined to be ashamed of these Kaspers alien. No wonder that many Germans get their pride in football and German cars, while a bohemian man may also publicly make fun of our poets and thinkers in a way that brings the coffee of yesteryear. My God, what did we deserve with that ...</text:p>
          </table:table-cell>
          <table:table-cell office:value-type="string" calcext:value-type="string">
            <text:p>negative</text:p>
          </table:table-cell>
          <table:table-cell table:number-columns-repeated="1021"/>
        </table:table-row>
        <table:table-row table:style-name="ro27">
          <table:table-cell office:value-type="string" calcext:value-type="string">
            <text:p>"Die Aussage ""Weitergabe von Leben gefährdet"" ist wirklich ein Statement, dass an Scheinheiligkeit nicht zu überbieten ist und offenbart eine zutieft schädliche Denkweise die in der katholischen Kirche vorherrscht. Impliziert sie doch, dass durch das Verhindern einer homosexuellen Eheschließung Leben gefördert werden kann. Wie soll das gehen? Glauben Sie wirklich, dass zwei Homosexuelle sich plötzlich aufhören zu lieben, nur weil sie nicht heiraten dürfen. Was erstmal naiv wirkt, offenbart doch letzenlich nichts anders, als dass in der katholischen Kirche wohl immer noch davon ausgegangen wird das Homosexualität eine Krankheit ist, die man den Menschen nur austreiben muss. Es muss endlich ein Ende habe, dass Menschen die so denken unsere Gesellschaft beeinflussen. Sei es aus irgenwelche Ethikräten, Kindergärten oder Krankenhäusern. Auch die Sonderstellung der Kirchen im Arbeitsrecht ist einfach nur zum kotzen!!!!!!!!"</text:p>
          </table:table-cell>
          <table:table-cell office:value-type="string" calcext:value-type="string">
            <text:p>"The statement ""passing on of life endangered"" is really a statement that can not be surpassed in hypocrisy and reveals a profoundly harmful mindset prevailing in the Catholic Church. It implies that life can be promoted by preventing a homosexual marriage. How does that work? Do you really believe that two homosexuals suddenly stop loving each other just because they are not allowed to marry? What seems to be naive at first does not reveal anything other than that in the Catholic Church it is probably still assumed that homosexuality is a disease that one only has to drive out of people. It must finally come to an end that people who think so influence our society. Be it from any ethics council, kindergarten or hospital. The special status of churches in labor law is just a puke !!!!!!!!"</text:p>
          </table:table-cell>
          <table:table-cell office:value-type="string" calcext:value-type="string">
            <text:p>negative</text:p>
          </table:table-cell>
          <table:table-cell table:number-columns-repeated="1021"/>
        </table:table-row>
        <table:table-row table:style-name="ro41">
          <table:table-cell office:value-type="string" calcext:value-type="string">
            <text:p>"Nein. Der wesentliche Faktor sind der nicht erfolgte Rauswurf Höckes, und jetzt das Chatprotokoll, die endgültig verdeutlicht haben, dass die AfD eine Partei für Rechtsextremisten ist. Ebenfalls mögen die Wähler es nicht besonders gern, wenn sie bemerken, dass die Partei, die ganz laut schreit, sie sei für die Bürger da, versucht von der zu Lasten der Arbeitnehmer gehenden Senkung der Unternehmenssteuern abzulenken, indem sie Zwangsarbeit für Hartz-Bezieher fordert. Man nennt das ""die Gesellschaft gegeneinander ausspielen"". Vor allem wenn allen klar wird, dass dabei die Hartz-Bezieher genauso verlieren, wie die Arbeitnehmer. Und auch die im Parteiprogramm als ""deutschpositive Berichterstattung"", im Chat hingegen als ""Aussieben volksschädlicher Medien"" bezeichnete geplante Entlassung von Journalisten dürfte bei Demokraten eher schlecht vermittelbar sein. Ebenso ist die geplante Reduktion von Abtreibungen (per Verbot) ist für die Menschen heute größtenteils inakzeptabel. Und diese Aufzählung könnte man fortführen. Wie sie sehen, es gibt viele gute Gründe, die AfD als unwählbar zu betrachten, und die innerparteilichen Probleme sind kein einziger davon. Das liegt daran, dass es vollkommen egal ist, wer sich wann mit wem über diese Themen streitet. Einzig der Inhalt zählt, und der ist gegen die Demokratie und gegen die Freiheit gerichtet."</text:p>
          </table:table-cell>
          <table:table-cell office:value-type="string" calcext:value-type="string">
            <text:p>"No. The main factor is the failure to kick off Höcke, and now the chat protocol, which has finally made it clear that the AfD is a party for right-wing extremists. Likewise, voters do not particularly like it when they realize that the party, which screams loudly for being there for its citizens, is trying to divert attention from the reduction of corporate taxes to the detriment of workers by demanding forced labor for Hartz recipients , It's called ""playing society against each other."" Especially when everyone realizes that it will lose the Hartz recipients as well as the workers. And even in the party program as ""German-positive reporting"", in the chat, however, as a ""screening of harmful media"" designated planned dismissal of journalists should be rather difficult to communicate with Democrats. Similarly, the planned reduction of abortions (by prohibition) is largely unacceptable to people today. And this list could be continued. As you can see, there are many good reasons to consider the AfD as unelectable and the internal party problems are not one of them. That's because it does not matter who is arguing with whom about these issues and when. Only the content counts, and it is directed against democracy and against freedom."</text:p>
          </table:table-cell>
          <table:table-cell office:value-type="string" calcext:value-type="string">
            <text:p>negative</text:p>
          </table:table-cell>
          <table:table-cell table:number-columns-repeated="1021"/>
        </table:table-row>
        <table:table-row table:style-name="ro15">
          <table:table-cell office:value-type="string" calcext:value-type="string">
            <text:p>führen vielleicht dazu, dass man erkennt, wer wessen Geistes ist. Oder aber es stärkt die Fraktionsdisziplin, weil ein Abgeordneter, der gegen die Parteilinie stimmt, bei der nächsten Wahl von der Liste fliegt. Und das ist m.E. schädlich für die Demokratie.</text:p>
          </table:table-cell>
          <table:table-cell office:value-type="string" calcext:value-type="string">
            <text:p>may lead to recognizing who their spirit is. Or it strengthens factional discipline because a member of parliament who voted against the party line flies off the list at the next election. And that is m.E. harmful to democracy.</text:p>
          </table:table-cell>
          <table:table-cell office:value-type="string" calcext:value-type="string">
            <text:p>negative</text:p>
          </table:table-cell>
          <table:table-cell table:number-columns-repeated="1021"/>
        </table:table-row>
        <table:table-row table:style-name="ro52">
          <table:table-cell office:value-type="string" calcext:value-type="string">
            <text:p>wenn jemand zu seiner Meinung steht ist es in ihren Augen schädlich für die Demokratie? Das ist jetzt ironisch gemeint?</text:p>
          </table:table-cell>
          <table:table-cell office:value-type="string" calcext:value-type="string">
            <text:p>If someone agrees with him, is it harmful to democracy? That is meant ironically now?</text:p>
          </table:table-cell>
          <table:table-cell office:value-type="string" calcext:value-type="string">
            <text:p>negative</text:p>
          </table:table-cell>
          <table:table-cell table:number-columns-repeated="1021"/>
        </table:table-row>
        <table:table-row table:style-name="ro35">
          <table:table-cell office:value-type="string" calcext:value-type="string">
            <text:p>Eigentlich ganz einfach. Erdogan muss sich entschuldigen den Spalter in der deutschen Gesellschaft gespielt zu haben und bekräftigen, das die Integration in Deutschland der einzig richtige Weg in die Zukunft ist. Er entlässt heute noch alle EU Bürger unter Terroranklage und überstellt sie den Behörden in ihren Heimatländern, damit Sie einen fairen Prozess in der EU bekommen. Er distanziert sich ganz klar vom Iran und der Hamas. Er zieht seine Truppen aus Nordsyrien, Nordirak und Katar ab. Er verpflichtet sich unter Federführung der OSZE und der EU sein komplettes Staatswesen zu überarbeiten. Er unterstellt seine Geheimdienste wieder der NSA. Er macht sofort die Enteignung westlichen Kapitals und Besitzes in der Türkei rückgängig. Mit etwas Ausdauer und steter Anstrengung wird die türkische Wirtschaft in vielleicht schon 8 Jahren wieder so stark sein wie vor einiger Zeit. Als Geschenk gibt es dann noch den EU Beitritt gratis oben drauf. Letzte Chance für Erdogan. Schade das seine schädliche Politik nicht nur ihn persönlich betrifft, sondern leider auch die gesamte Bevölkerung der Türkei.</text:p>
          </table:table-cell>
          <table:table-cell office:value-type="string" calcext:value-type="string">
            <text:p>Actually, very simple. Erdogan must apologize for having played the splitter in German society and affirm that integration in Germany is the only right way into the future. He is still dismissing all EU citizens under terrorism charges and is handing them over to the authorities in their home countries so that they can have a fair trial in the EU. He clearly distances himself from Iran and Hamas. He withdraws his troops from northern Syria, northern Iraq and Qatar. It undertakes to revise its entire governance under the auspices of the OSCE and the EU. He subordinates his intelligence back to the NSA. He immediately reverses the expropriation of Western capital and property in Turkey. With some perseverance and constant effort, the Turkish economy will be as strong again in perhaps 8 years as it was some time ago. As a gift, there is still the EU accession on top of it. Last chance for Erdogan. Too bad that his harmful policy not only affects him personally, but unfortunately also the entire population of Turkey.</text:p>
          </table:table-cell>
          <table:table-cell office:value-type="string" calcext:value-type="string">
            <text:p>negative</text:p>
          </table:table-cell>
          <table:table-cell table:number-columns-repeated="1021"/>
        </table:table-row>
        <table:table-row table:style-name="ro65">
          <table:table-cell office:value-type="string" calcext:value-type="string">
            <text:p>"Fakt ist, dass Hillary Clinton streng geheime E-Mails auf einem unverschlüsselten Privatserver hatte, was gegen US-amerikanisches Recht verstößt. Über ihren Privatserver wickelte sie alle Kommunikation ab, die nicht der Kontrolle durch die Regierung unterstehen sollte, unter anderem der Clinton Foundation, die sich durch ""pay to play"" (Geld gegen politische Gefallen) auszeichnete. Gem. Wikileaks hat sie auch diesem Server auch spekuliert, ob man mit Hilfe der Bewaffnung von sog. ""Rebellen"" in Syrien einen Regimewechsel durchführen könne oder ob sich Russland einmischen würde. Damit fällt das ganze Desaster in Syrien und anderen Ländern des Nahen Ostens auch in die Amtszeit Obamas, den man aber anscheinend nie kritisieren darf. Außerdem hat Obama in den USA zahlreiche klimaschädliche Pipelines genehmigt und somit der Ölindustrie den Vorzug vor dem Klimaschutz gegeben, obwohl er stets Gegenteiliges behauptet hat. Fakt ist ebenfalls, dass die Demokraten während der Vorwahlen einen groß angelegten Wahlbetrug an Bernie Sanders begangen haben. Mehrere Personen mussten deshalb zurücktreten. Im Augenblick läuft in den USA in dieser Sache ein Gerichtsverfahren. Als die Wähler erkannten, dass ihnen Hillary Clinton aufgezwungen werden sollte, sind viele entweder zu Trump oder zu den Grünen abgewandert. Der Hashtag damals hieß #Demexit. Aufgrund dieser ganzen Gemengelage und weil Hillary Clinton mehrfach Russland gedroht und auch noch ihre potenziellen Wähler beleidigte, hat sie die Wahl verloren und damit 1,2 Milliarden Dollar an Spendengeldern in den Sand gesetzt. Als Erklärung dafür wurde kurz darauf die Geschichte mit dem Russian Hacking in die Welt gesetzt. Es wurden aber bisher keine Belege vorgelegt. Die Demokraten haben sich sogar geweigert, die Regierung den Server von Clinton untersuchen zu lassen. Wäre die Geschichte wahr, hätten außerdem weder FBI, CIA, NSA noch Obama zum Zeitpunkt des Hackings durch die Russen etwas dagegen unternommen, obwohl sie angeblich davon gewusst haben wollen, glaubt man einigen Mainstream-Medien. Und dass Comey beschließt, Clinton sei unschuldig, weil sie nicht gewusst habe, wie man mit geheimen Informationen umgeht, ist einfach nur lächerlich. Wie lange ist die Dame schon in der Politik?"</text:p>
          </table:table-cell>
          <table:table-cell office:value-type="string" calcext:value-type="string">
            <text:p>"In fact, Hillary Clinton had top-secret emails on an unencrypted private server, which violates US law. Through her private server, she handled all communication that was not under the control of the government, including the Clinton Foundation, which was characterized by ""pay to play"" (money against political favors). According to Wikileaks, she also speculated on this server whether it would be possible to carry out a regime change with the help of the arming of so-called ""rebels"" in Syria or whether Russia would interfere. Thus, the whole disaster in Syria and other countries of the Middle East also falls into Obama's term of office, which, however, apparently can never be criticized. In addition, Obama has approved numerous climate-damaging pipelines in the US, giving the oil industry preference over climate protection, despite the fact that he has always maintained otherwise. The fact is also that the Democrats have committed during the primaries a large-scale election fraud to Bernie Sanders. Therefore, several people had to resign. At the moment, there is a lawsuit in the US in this case. When voters realized that Hillary Clinton should be forced upon them, many have migrated to either Trump or the Greens. The hashtag at that time was called #Demexit. Because of all this mischief and because Hillary Clinton repeatedly threatened Russia and even insulted her potential voters, she has lost the election and thus set aside $ 1.2 billion in donations. As an explanation, the story with the Russian Hacking was born shortly afterwards. But so far no evidence has been presented. The Democrats even refused to let the government investigate the Clinton server. If the story were true, neither FBI, CIA, NSA, nor Obama would have done anything about it at the time of the Russians' hacking, even though they supposedly wanted to know about it, some mainstream media believe. And that Comey decides that Clinton is innocent because she did not know how to deal with secret information is just ridiculous. How long has the lady been in politics?"</text:p>
          </table:table-cell>
          <table:table-cell office:value-type="string" calcext:value-type="string">
            <text:p>negative</text:p>
          </table:table-cell>
          <table:table-cell table:number-columns-repeated="1021"/>
        </table:table-row>
        <table:table-row table:style-name="ro18">
          <table:table-cell office:value-type="string" calcext:value-type="string">
            <text:p>"""""Wenn es eines Beweise bedurfte, dass die AfD in Wirklichkeit eine NPD light ist, dann ist er mit diesem Internetportal erbracht"" Wer eine derartig hohe Expertise bezüglich ""Digitalisierung"" in einer vorbereiteten Rede beweist und ein Internet-Portal mit dem Protokoll eines chat-rooms gleichsetzt und dann fordert: ""Lasst uns doch anspruchsvoll sein! Im Jahr 2025 wollen wir eine der modernsten digitalen Infrastrukturen der Welt haben."" muss einfach Bundeskanzler werden! Obwohl ... so ein ganz klein wenig mehr Allgemeinwissen würde nicht direkt schädlich sein. Wenn der Kanzler der Herzen auf den gefühlt 478 anderen angesprochenen Schwerpunktthemen auch so excellent unterwegs ist, wird es einem intraabdominal etwas flau. Andererseits ... vielleicht motiviert ihn das ja, gemeinsam mit der Kanzlerin mal so einen VHS-Kurs Computer für Senioren zu belegen. Lasst uns einfach nicht ganz so anspruchsvoll sein, zumindest nicht, was de Maddin betrifft."</text:p>
          </table:table-cell>
          <table:table-cell office:value-type="string" calcext:value-type="string">
            <text:p>""""" If it needed proof that the AfD is in fact a NPD light, then he is provided with this Internet portal ""who proves such a high level of expertise in terms of"" digitization ""in a prepared speech and an Internet portal with the protocol of a chat equates and then demands: ""Let's be ambitious! In the year 2025 we want to have one of the most modern digital infrastructures in the world. ""Even though ... so a little bit more general knowledge would not be directly damaging - if the Chancellor of the heart felt at the other 478 other main topics as well On the other hand ... maybe this will motivate him, together with the chancellor, to take a computer course for senior citizens like this: Let's just not be so demanding, at least not, as far as Maddin is concerned."</text:p>
          </table:table-cell>
          <table:table-cell office:value-type="string" calcext:value-type="string">
            <text:p>negative</text:p>
          </table:table-cell>
          <table:table-cell table:number-columns-repeated="1021"/>
        </table:table-row>
        <table:table-row table:style-name="ro28">
          <table:table-cell office:value-type="string" calcext:value-type="string">
            <text:p>im Auftrag des Bundesamts für für Umwelt (BfU) kam heraus, dass ein Elektroauto nur so umweltfreundlich ist, wie die Energie, die es antreibt. Zur Zeit wird der Strom für das Auto noch größtenteils aus Kernkraft und fossilen Quellen bezogen. Das aber bedeutet eine höhere Belastung der Umwelt u.a. durch Atommüll. Auch sind Herstellung sowie das Recycling der Akkus weit umweltbelastender als bisher gedacht. Wird also der gesamte Lebenszyklus eines Elektroautos mit eingerechnet, hält sich die Umweltfreundlichkeit z.Zt. jedenfalls doch sehr in Grenzen. Auch sollte man die Herstellungsbedingungen der Akkus unter umweltschädlichen Bedingungen mehr beachten. Unter diesen Bedingungen würde ich Herrn Kretschmann vollkommen recht geben.</text:p>
          </table:table-cell>
          <table:table-cell office:value-type="string" calcext:value-type="string">
            <text:p>On behalf of the Federal Office for the Environment (BfU) it came out that an electric car is only as environmentally friendly as the energy that drives it. At present, most of the power for the car comes from nuclear power and fossil sources. But this means a higher burden on the environment u.a. by nuclear waste. Also, manufacturing and recycling of the batteries are far more polluting than previously thought. So if the entire life cycle of an electric car is included, the environmental friendliness is currently. certainly very limited. Also, you should pay more attention to the manufacturing conditions of the battery under environmentally harmful conditions. Under these conditions, I would give Mr. Kretschmann completely right.</text:p>
          </table:table-cell>
          <table:table-cell office:value-type="string" calcext:value-type="string">
            <text:p>negative</text:p>
          </table:table-cell>
          <table:table-cell table:number-columns-repeated="1021"/>
        </table:table-row>
        <table:table-row table:style-name="ro66">
          <table:table-cell office:value-type="string" calcext:value-type="string">
            <text:p>"Studien lesen? Gerne! Dummerweise belegen fast alle aktuellen Studien, dass E-Autos eine katastrophale Öko-Bilanz haben. Die neueste Studie aus Schweden (eigentlich ein sehr ""ökologisches"" Land und unverdächtig, weil ohne große Auto-Lobby) hat belegt, dass gerade ""dicke"" E-Autos alleine für die Herstellung des Lithium-Ionen- Akkus mehr schädliches CO2 produziert wird als ein Verbrenner in 8 Jahren bei 160.000 KM insgesamt produziert. Bei den Luxus E-Autos von Tesla mit großer Batterie war diese Öko-Bilanz am negativsten. Bei kleinen E-Autos (Renault, Nissan) braucht's immerhin noch 3 Jahre Laufzeit und kalkulierte 60.000 KM Laufleistung, bis der gewaltige CO2-Ausstoss der Akku-Produktion amortisiert war. Und diese Studie hat dabei sogar noch wohlwollend unterstellt, dass der Strom für den Betrieb der E-Autos zu 100% aus regenerativen Quellen kommt, in Deutschland sind es de facto aber nur ca. 30%. Der Motor eines ""Verbrenners"" hält im Regelfall auch 20 Jahre und 300.000-400.000 KM bei Austausch von Verschleiss-Teilen. E-Auto Akkus definitiv nicht. Wenn sie nach 8 Jahren den Akku austauschen, dann haben Sie nochmal die gleiche massive CO2-Belastung und bräuchten nochmal 8 Jahre, bis die miese Ökobilanz den ""Break Even"" schafft. Da Beiträge mit Links offenbar nicht publiziert werden. Sie können Details zu dieser schwedischen Studie gerne googeln unter ""Schwedische Untersuchung: Akkus in Elektroautos belasten das Klima"". Und es gibt viele andere Studien , die zu ähnlichen Ergebnissen kommen, wie z.b. 2015 die Studie des Fraunhofer Instituts, die die Gesamt-Ökobilanz untersucht hat incl. Akku-Herstellung, kpl. Produktions-Prozess, Akku-Entsorgung und Energie-Quellen im Betrieb. Kann man googeln unter dem Begriff ""E-Autos - dreckiger als gedacht"" P.S.: Tesla's Marketing-Sprüche sind wohlbekannt. Der CEO hat auch vor 3 Jahren noch rumphantasiert, ihre Lade-Stationen würden auf dem Dach alle mit Solar-Panels bestückt werden und dann würde man ja nur Solar-Energie laden. Jeder Dritt-Kllässler kann Ihnen aber schon ausrechnen, dass man für die Strom-Versorgung einer normal genutzten Schnell-Lade-Station mit 3 ""Zapfsäulen"" locker Solar-Panels von der Fläche von ein paar Fussball-Felder bräuchte , selbst in durchaus ""sonnenverwöhnten"" Regionen. Tesla wollte auch Battery-Swap-Stations"" bauen, mit denen man die E-Auto-Batterien innerhalb weniger Minuten tauschen kann. Man hat auch eine ""Demo-Station"" gebaut, allerdings nur mit gigantischem Aufwand, und das Pilotprojekt wurde (nachdem man dafür zig Millionen Subventionen kassiert hatte) ganz still und kleinlaut eingestellt."</text:p>
          </table:table-cell>
          <table:table-cell office:value-type="string" calcext:value-type="string">
            <text:p>"Read studies? With pleasure! Unfortunately, almost all current studies show that e-cars have a catastrophic eco-balance. The latest study from Sweden (actually a very ""ecological"" country and unsuspicious because no big car lobby) has proven that just ""big"" e-cars are producing more harmful CO2 than just producing lithium-ion batteries a combustor produced in 8 years at 160,000 KM total. With the Tesla luxury e-cars with a big battery, this eco-balance was the most negative. For small e-cars (Renault, Nissan) it takes at least 3 years running time and calculated 60,000 KM mileage, until the huge CO2 emissions of the battery production was amortized. And this study has even benevolently assumed that the power for the operation of electric cars comes to 100% from renewable sources, in Germany, however, there are de facto only about 30%. The engine of a ""combustor"" usually also lasts for 20 years and 300,000-400,000 KM when replacing wear parts. E-car batteries definitely not. If you replace the battery after 8 years, then you have the same massive CO2 pollution again and would take another 8 years, until the lousy life cycle assessment ""break even"" creates. Since posts with links are apparently not published. You can google for details about this Swedish study under ""Swedish Investigation: Batteries in electric cars pollute the climate"". And there are many other studies that come to similar conclusions, such as: 2015, the study of the Fraunhofer Institute, which has examined the overall life cycle assessment including battery production, cpl. Production process, battery disposal and energy sources in operation. Is it possible to google the term ""E-cars - dirtier than thought""? P.S .: Tesla's marketing slogans are well known. The CEO also rumphantasiert 3 years ago, their charging stations would be equipped on the roof all with solar panels and then you would only solar energy charge. Any third-party Kllässler can already figure out that you would need for the power supply of a normally used fast charging station with 3 ""dispensers"" loose solar panels from the surface of a few football fields, even in quite ""sun-drenched ""Regions. Tesla also wanted to build battery swap stations that could swap e-car batteries in just a few minutes, and they also built a demo station, but with a huge hassle, and the pilot project became (after the for it received tens of millions of subsidies) very quietly and pettyly adjusted."</text:p>
          </table:table-cell>
          <table:table-cell office:value-type="string" calcext:value-type="string">
            <text:p>negative</text:p>
          </table:table-cell>
          <table:table-cell table:number-columns-repeated="1021"/>
        </table:table-row>
        <table:table-row table:style-name="ro15">
          <table:table-cell office:value-type="string" calcext:value-type="string">
            <text:p>Das PM 10 Problem ist gelöst. NO2 ist es wo der Schuh laut Grenzwerten drückt. DAs ist einerseits angenehm, da Feinstaub im Gegensatz zu NO2 wirklich gesundheitsschädlich ist, andererseits ist NO2 aber viel schwerer zu vermeiden</text:p>
          </table:table-cell>
          <table:table-cell office:value-type="string" calcext:value-type="string">
            <text:p>The PM 10 problem is solved. NO2 is where the shoe pushes according to limits. This is pleasant on the one hand, because particulate matter, unlike NO2, is really damaging to health, on the other hand NO2 is much harder to avoid</text:p>
          </table:table-cell>
          <table:table-cell office:value-type="string" calcext:value-type="string">
            <text:p>negative</text:p>
          </table:table-cell>
          <table:table-cell table:number-columns-repeated="1021"/>
        </table:table-row>
        <table:table-row table:style-name="ro18">
          <table:table-cell office:value-type="string" calcext:value-type="string">
            <text:p>@Hansglück: 1. Es ist egal, wie der Strom im Durschnitt erzeugt wird. Wichtig ist wie der zusätzliche Strom erzeugt wird, wenn man einen zusätlichen Verbraucher anschliesst (z.B. ein Elektro-Auto). In einem Land wo weniger regenerativer Strom erzeugt als gebraucht wird kann dieser nur aus nicht-regenerativen Quellen kommen. Die eigentliche Umweltbilanz von Elektro-Autos liegt also näher am Dirty Mix als am Durchschnitt, da muss man dann auch fairer- und ehrlicherweise mit diesem rechnen. Alles andere ist greenwashing. 2. Das Argument mit Teslas Batteriefabrik zieht nicht. Erstens scheinen die noch gar nicht wirklich nur Sonnenenergi zu benutzen, aber selbst wenn es so wäre: Tesla ist nur ein sehr kleiner Hersteller. Die allerallermeisten Elektro-Autos sind keine Tesla, und das wird auch so bleiben, selbst wenn Tesla seine Ziele erreichen solltet (sofern sich der Markt nich unvorhergesehen verkleinert). Die meisten Elektro-Autos werden also sehr wohl mit umweltschädlichen Batterien bestückt.</text:p>
          </table:table-cell>
          <table:table-cell office:value-type="string" calcext:value-type="string">
            <text:p>@ Hansglück: 1. It does not matter how the current is generated in the average. It is important how the additional power is generated when you connect an additional consumer (for example, an electric car). In a country where less renewable electricity is produced than needed, it can only come from non-renewable sources. The actual environmental balance of electric cars is closer to the Dirty Mix than the average, so you have to be fairer and honestly expect this. Everything else is greenwashing. 2. The argument with Tesla's battery factory does not work. First of all, they do not really seem to use just solar energy, but even if they did, Tesla is just a very small manufacturer. The vast majority of electric cars are not Tesla, and that will remain so, even if Tesla should achieve its goals (unless the market shrinks by accident). So most electric cars are very well equipped with environmentally harmful batteries.</text:p>
          </table:table-cell>
          <table:table-cell office:value-type="string" calcext:value-type="string">
            <text:p>negative</text:p>
          </table:table-cell>
          <table:table-cell table:number-columns-repeated="1021"/>
        </table:table-row>
        <table:table-row table:style-name="ro10">
          <table:table-cell office:value-type="string" calcext:value-type="string">
            <text:p>Als typischer Grünenwähler denken Sie gerade NICHT nach. Sonst würden Sie ganz schnell herausbekommen, dass ein E-Auto eher schädlich für die Umwelt ist. Als ökologisch denkender und handelnder Mensch, dem das Wohl seiner Kinder und Enkel am Herzen liegt, verzichte ich (bzw. unsere Familie) schon seit Jahren auf ein eigenes Auto und setzen auf ÖPNV, Fahrrad (kein E-Dingsbums) und bei Bedarf (ca. 5x pro Jahr) auf Mietwagen. Da habe ich dann auch kein besonders schlechtes ökologisches Gewissen, wenn es ein Verbrenner ist.</text:p>
          </table:table-cell>
          <table:table-cell office:value-type="string" calcext:value-type="string">
            <text:p>As a typical Green Elector, you are NOT thinking. Otherwise, you would quickly find out that an e-car is more harmful to the environment. As an ecologically thinking and acting person who cares about the wellbeing of his children and grandchildren, I (or our family) have been refraining from using their own car for years and rely on public transport, bicycles (not an e-thing) and if needed (approx 5x per year) on rental cars. Since then I have no particularly bad ecological conscience, if it is a combustor.</text:p>
          </table:table-cell>
          <table:table-cell office:value-type="string" calcext:value-type="string">
            <text:p>negative</text:p>
          </table:table-cell>
          <table:table-cell table:number-columns-repeated="1021"/>
        </table:table-row>
        <table:table-row table:style-name="ro11">
          <table:table-cell office:value-type="string" calcext:value-type="string">
            <text:p>..es eben nicht Kapiert...alle Politischen Vorschläge gehen auf kosten der Allgemeinheit, und fördern den Reichtum der Geldeliten, angeblichen Bio Bauern...und den Umweltschutz dessen Wirkung nur über die Geldbörse von unten nach oben geht. Wieso fiel kein Wort über den hohen CO2 Ausstoß im Zusammenhang mit der Logistik im Zusammenhang im Straßenverkehr? Das Lager auf die Straße bringen, ist wohl das Umweltschädlichste was derzeit in Deutschland abgeht....obwohl es Binnenschiffe und Züge als echte Alternativen gibt, Verstopfen LKWs en mas die Landstraßen und Autobahnen und stoßen CO2 in hohen Mengen aus! ........aber auch bei den Grünen scheint der Lobbyismus vor Umweltschutz zu gehen, denn anders lässt sich dieses schweigen nicht erklären.</text:p>
          </table:table-cell>
          <table:table-cell office:value-type="string" calcext:value-type="string">
            <text:p>..an't well behaved ... all political proposals go at the expense of the general public, and promote the wealth of the money elite, alleged organic farmers ... and the environmental protection whose effect is only on the wallet from the bottom up. Why did not say a word about the high CO2 emissions associated with logistics in the context of road traffic? Bringing the camp on the road, is probably the most polluting thing that is currently going on in Germany .... although there are barges and trains as real alternatives, clogged trucks en mas the highways and highways and emit CO2 in large quantities! ........ but also with the Greens the lobbying seems to go before environmental protection, because otherwise this silence can not be explained.</text:p>
          </table:table-cell>
          <table:table-cell office:value-type="string" calcext:value-type="string">
            <text:p>negative</text:p>
          </table:table-cell>
          <table:table-cell table:number-columns-repeated="1021"/>
        </table:table-row>
        <table:table-row table:style-name="ro17">
          <table:table-cell office:value-type="string" calcext:value-type="string">
            <text:p>DAs sind genau die Themen ,auf die die deutsche Wählerschaft so lange gewartet hat. Ehe für Alle, kein Kohlestrom mehr, keine Kraftfahrzeuge mehr mit Verbrennungsmotoren, die schädliche Abgase ausstoßen. Bravo! Bravo! Ich bin mir nur nicht sicher, wen diese Themen derzeit überhaupt interessieren.</text:p>
          </table:table-cell>
          <table:table-cell office:value-type="string" calcext:value-type="string">
            <text:p>These are exactly the topics that the German electorate has been waiting for so long. Marriage for all, no coal flow, no more motor vehicles with internal combustion engines that emit harmful exhaust gases. Bravo! Bravo! I'm just not sure who these topics currently interest.</text:p>
          </table:table-cell>
          <table:table-cell office:value-type="string" calcext:value-type="string">
            <text:p>negative</text:p>
          </table:table-cell>
          <table:table-cell table:number-columns-repeated="1021"/>
        </table:table-row>
        <table:table-row table:style-name="ro60">
          <table:table-cell office:value-type="string" calcext:value-type="string">
            <text:p>Europa ist kein Staat, dann kann die EU auch keinen Staatsakt veranstalten. Es wäre vielmehr ein Staatenakt oder ein Unionsakt. Es wird nun Trauerakt genannt. Das ist viel besser als Staatsakt. Viele Leute nehmen an, dass eine Person mit einem sogenannten Staatsakt glorifiziert wird. Das wird sie natürlich schon. Es geht aber um uns und nicht die Person. Es geht um Ideale. Kohl steht für Europa. Wir sollten auch positive Emotionen mit der EU verbinden können. Anstelle die EU zu verteufeln, sollten wir daran denken, sie aktiv mitzugestalten. Eines der großen Probleme der EU ist doch Lobbyismus. Es muss transparenter werden, was die Politiker im EU Parlament machen und was sie antreibt. Da sind gerade auch die Medien gefragt. So wurde, z.B., die E-Zigarette totreguliert. Das war jetzt etwas verspritzt ausgedrückt, entspricht aber definitiv der eingeschlagenen Richtung. Diese Entscheidung ging auf Lobbyismus der Tabak- (Zigaretten) und Pharmaindustrie (Nikotinpflaster, etc.) zurück. Dabei ist es erwiesen, dass die E-Zigarette sehr viel weniger schädlich ist als die herkömmlichen. Die letzte britische Studie spricht von 95 Prozent. In der Kampagne gegen die EZ wurden eine der wenigen negativen Studien angeführt die aber eindeutig widerlegt sind. Mit Fake-News auf den Bannern würde es durchgesetzt, dass die EZ sehr viel stärker reguliert werden. So kann man sich keine großen Gebinde an E-Flüssigkeit mehr kaufen. Die EZ wird teurer und damit für Umsteiger unattraktiver. Das ist fatal. Der Umstieg kann Leben retten oder wenigstens verlängern. Definitiv verbessert er den Lebensstandard, da Symptome des Tabakkonsums wie Kurzatmigkeit und Mundgeruch wegfallen. Der Mechanismus, der bei der Regulierung angewandt wurde ist erschreckend. Es ist nämlich so, dass die Regulierung es vorsieht, dass zukünftige Änderungen an den staatlichen Behörden vorbei entschieden werden. Wenn die EU Richtlinie einmal in staatlichem Gesetz verankert ist, gibt der Staat seine staatliches Bestimmungsrecht an die EU ab. Das ist dann fatal, wenn das EU Parlament korrupt ist und Intransparenz von Lobbyismus gesteuert wird, ganz im Sinne der mächtigen Industrien.</text:p>
          </table:table-cell>
          <table:table-cell office:value-type="string" calcext:value-type="string">
            <text:p>Europe is not a state, then the EU can not organize a state act. It would rather be a state act or a union act. It is now called mourning act. This is much better than state act. Many people assume that a person is glorified with a so-called state act. Of course she will. But it's about us and not the person. It's about ideals. Kohl stands for Europe. We should also be able to combine positive emotions with the EU. Instead of demonizing the EU, we should remember to actively help shape it. One of the big problems of the EU is lobbying. It has to become more transparent what politicians in the EU Parliament are doing and what drives them. The media are in demand right now. For example, the e-cigarette was dead-controlled. That was a bit splashy, but definitely the direction. This decision was due to lobbyism of the tobacco (cigarettes) and pharmaceutical industry (nicotine patches, etc.). It has been proven that the e-cigarette is much less harmful than the conventional one. The last British study speaks of 95 percent. In the campaign against DC, one of the few negative studies was cited, but they are clearly refuted. With fake news on the banners, it would be enforced that development cooperation would be much more regulated. So you can not buy a large container of e-liquid more. The DC becomes more expensive and thus unattractive for newcomers. That is fatal. The change can save lives or at least extend them. It definitely improves your standard of living by eliminating the symptoms of tobacco use, such as shortness of breath and bad breath. The mechanism used in regulation is frightening. It is in fact that the regulation provides that future changes to state authorities will be ruled out. Once the EU Directive is enshrined in state law, the state surrenders its state right of determination to the EU. This is fatal if the EU parliament is corrupt and intransparency is controlled by lobbying, in the spirit of the powerful industries.</text:p>
          </table:table-cell>
          <table:table-cell office:value-type="string" calcext:value-type="string">
            <text:p>negative</text:p>
          </table:table-cell>
          <table:table-cell table:number-columns-repeated="1021"/>
        </table:table-row>
        <table:table-row table:style-name="ro8">
          <table:table-cell office:value-type="string" calcext:value-type="string">
            <text:p>"... ist bisher völlig offen, wer für den Giftgasangriff verantwortlich ist. Alle dazu verfügbaren Nachrichten scheinen mir gleich unglaubwürdig. Und Trumps Aussagen sind wohl auch wieder nur ""alternative Wahrheiten"". Man kann den US Angriff daher wohl nur Trumps ""Rambo-Zambo"" Mentalität zuordnen. So unberechtigt wie G.W. Bushs Irakkrieg aber hoffentlich nicht wieder so schädlich für uns. Jede Eskalation im Nahen Osten führt zu vermehrter Flucht. Und die kommen zu uns nach Europa, nicht in die USA. Wir sollten Trump klarmachen, dass wir solche Muskelspielchen daher als Angriff auf unseren Staat werten müssen."</text:p>
          </table:table-cell>
          <table:table-cell office:value-type="string" calcext:value-type="string">
            <text:p>"... is so far completely open, who is responsible for the poison gas attack. All the news available to me seem unbelievable. And Trump's statements are probably only ""alternative truths"". Therefore, one can only attribute the US attack to Trump's ""Rambo-Zambo"" mentality. As unjustified as G.W. Hopefully, Bush's Iraq war will not be so damaging to us again. Every escalation in the Middle East leads to increased escape. And they come to Europe, not to the USA. We should make it clear to Trump that we need to evaluate such muscle games as an attack on our state."</text:p>
          </table:table-cell>
          <table:table-cell office:value-type="string" calcext:value-type="string">
            <text:p>negative</text:p>
          </table:table-cell>
          <table:table-cell table:number-columns-repeated="1021"/>
        </table:table-row>
        <table:table-row table:style-name="ro34">
          <table:table-cell office:value-type="string" calcext:value-type="string">
            <text:p>zustimmen. Auch die im Fernsehen gezeigten Bilder, wo Betroffene zur Dekontamination von ungeschützten Personen mit Wasser abgespritzt werden zeugt davon, dass es kein Sarin gewesen sein konnte. Es gibt mehrere Mittel, um Sarinopfern zu helfen, wenn sie nicht schon sofort tot sind, aber das Abspritzen mit Wasser gehört nun mal nicht dazu. Das würde auch viel zu lange dauern, bis die tödliche Substanz unschädlich gemacht würde, wenn es denn überhaupt gelänge. Da scheint doch eher Chlorgas im Wirkungsbereich anwesend gewesen zu sein. Auch die beschriebenen Symptome, starker Husten und Stimmbänderkrampf sowie verkürztes Atmen weisen eher auf Chlorgas als auf Sarin hin. Ich gebe allerdings zu, dass die Benennung von Sarin auf unbedarfte Gemüter viel gruseliger klingt als Chlorgas, das in Deutschland u. a. zur Wasserdesinfektion in Schwimmbädern und teilweise noch zur Papierbleiche eingesetzt wird. Darüberhinaus spricht gegen einen Sarineinsatz auch, dass international bestätigt worden ist, dass Syrien alle vorhandenen chemischen Kampfstoffe und die zu ihrer Erzeugung erforderlichen Produktionsanlagen vernichtet hat.</text:p>
          </table:table-cell>
          <table:table-cell office:value-type="string" calcext:value-type="string">
            <text:p>agree. The images shown on television, where people are sprayed with water to decontaminate unprotected people testifies that it could not have been a sarin. There are several ways to help sarine victims if they are not dead right away, but water jetting is not one of them. It would take far too long for the lethal substance to be harmed, if at all. There seems to have been more chlorine gas in the area of ​​action. Also the described symptoms, severe cough and vocal cord spasm as well as shortened breathing indicate chlorine gas rather than sarin. However, I admit that the naming of sarin on inexperienced minds sounds a lot scary than chlorine gas, which in Germany u. a. for water disinfection in swimming pools and partly still used for paper bleaching. In addition, it is against a use of sarin that it has been internationally acknowledged that Syria has destroyed all existing chemical warfare agents and the production facilities necessary for their production.</text:p>
          </table:table-cell>
          <table:table-cell office:value-type="string" calcext:value-type="string">
            <text:p>negative</text:p>
          </table:table-cell>
          <table:table-cell table:number-columns-repeated="1021"/>
        </table:table-row>
        <table:table-row table:style-name="ro24">
          <table:table-cell office:value-type="string" calcext:value-type="string">
            <text:p>"Diesen saudummen Begriff ""Onkel-Tom-Türken"" und der vermeintliche Triumph, dass die Türken (ging es nicht um Muslime?) ja genau das, was niemand behauptet hat, jetzt nicht seien. Was soll das? Das Argument der Demonstationsinitiatoren war doch, dass den Attentätern eingeredet würde, alle schweigenden Muslime unterstützen ihren Weg. Und deshalb sollten die Muslime sich davon distanzieren, damit deutlich wird, dass dem eben nicht so ist. Was spricht dagegen? Ich als Deutscher lege auch Wert darauf, mich von Nazis der deutschen Vergangenheit und Gegenwart deutlich abzusetzen, indem ich mich entsprechend äußere, nicht wie Nazis kleide, den Schädel nicht rasiere usw. Ich bin so sozialisiert und empfinde das auch als richtig und vor allem keineswegs schädlich. Es dient der Identitätsbildung, der Moral, der Wertesetzung. Was soll schlecht daran sein? Es ist tatsächlich kein tolles Bild, das die Muslime (nicht die Türken) da am Samstag abgegeben haben. Noch dazu, wenn man bedenkt, dass anscheinend ein Großteil der Demonstranten auch noch gar keine Muslime waren. ""Brutto"" bleiben damit noch weniger, die deutlich machen wollten, dass die Terrorbewegung nicht ihre Form des Islam ist."</text:p>
          </table:table-cell>
          <table:table-cell office:value-type="string" calcext:value-type="string">
            <text:p>"This hateful term ""Uncle Tom Turks"" and the supposed triumph that the Turks (was not it about Muslims?) Are exactly what no one claimed was not. What shoud that? The argument of the demonstration initiators was that the assassins would be persuaded that all silent Muslims support their path. And that is why the Muslims should distance themselves from it, so that it becomes clear that this is not the case. What speaks against it? As a German, I also attach great importance to clearly setting myself apart from Nazis in the German past and present, by dressing myself accordingly, not dressing like a Nazi, not shaving my skull, etc. I am so socialized and feel that this is right and, above all, by no means harmful. It serves the formation of identity, morality, value-setting. What's wrong with that? In fact, it is not a great picture that the Muslims (not the Turks) gave on Saturday. On top of that, considering that apparently most of the demonstrators were not Muslims at all. ""Gross"" is even less so that wanted to make it clear that the terrorist movement is not their form of Islam."</text:p>
          </table:table-cell>
          <table:table-cell office:value-type="string" calcext:value-type="string">
            <text:p>negative</text:p>
          </table:table-cell>
          <table:table-cell table:number-columns-repeated="1021"/>
        </table:table-row>
        <table:table-row table:style-name="ro10">
          <table:table-cell office:value-type="string" calcext:value-type="string">
            <text:p>und gesucht, wer die Grünen braucht. Antwort: Niemand. Sie sind durch ihre realitätsferne und schädliche Politik unwählbar geworden. Ihre Führung besteht aus Personen, die im wahren Leben auf keinen gründen Zweig kämen und allesamt Unsymathieträger sowie Pöstchenjäger sind. Ja, wir bräuchten dringend eine umweltorientierte Partei, jedoch sollte deren Führung aus Wissenschaftlern bestehen, nicht aus weltfremden Losern. Ich hoffe, dass die Grünen bei der BT auf 4,8% kommen und danach eine neue Umweltpartei entsteht, jedoch ohne KGE, CÖ, CR, usw.</text:p>
          </table:table-cell>
          <table:table-cell office:value-type="string" calcext:value-type="string">
            <text:p>and looking for who needs the Greens. Answer: Nobody. They have become ineligible due to their unrealistic and harmful policies. Their leadership is made up of people who, in real life, would not find a new branch and are all unsympathetic carriers as well as sloe hunters. Yes, we urgently need an environmentalist party, but their leadership should be made up of scientists, not outsiders. I hope that the Greens will come to 4.8% in the BT and then a new environmental party will emerge, but without KGE, CÖ, CR, etc.</text:p>
          </table:table-cell>
          <table:table-cell office:value-type="string" calcext:value-type="string">
            <text:p>negative</text:p>
          </table:table-cell>
          <table:table-cell table:number-columns-repeated="1021"/>
        </table:table-row>
        <table:table-row table:style-name="ro9">
          <table:table-cell office:value-type="string" calcext:value-type="string">
            <text:p>Das erklärt wohl auch die Krise die Katar als aktuell größter Erdgaslieferant (LNG) im nahen Osten. Zusammen mit Russland und Iran wären das 2/3 aller Erdgasreserven weltweit. Wenn die Konkurrenz der USA in dem Bereich neutralisiert wird kann die Fraking Industrie wieder hochgefahren werden und auch der Export wieder gewinnbringend werden. Das jetzt die USA versucht die Energiezufuhr für Mitteleuropa zu beeinträchtigen um Ihr (teureres &amp; umweltschädlicheres ) Frackinggas hier loszuwerden zeigt das Trump knallhart auf Kosten von uns hier in Europa seine veraltete Energiewirtschaft versucht am Laufen zu halten. Da darf die CDU/SPD nicht unterwürfig wie sonst gegenüber der USA auftreten sonst sind wir die Gelackmeierter.</text:p>
          </table:table-cell>
          <table:table-cell office:value-type="string" calcext:value-type="string">
            <text:p>That also explains the crisis that Qatar is currently the largest natural gas supplier (LNG) in the Middle East. Together with Russia and Iran, this would be 2/3 of all natural gas reserves worldwide. If the US competition in this area is neutralized, the fraking industry can be restarted and the export can become profitable again. Now that the US is trying to affect the energy supply for Central Europe to get rid of your (more expensive &amp; polluting) Frackinggas here shows the Trump tough at the expense of us here in Europe his outdated energy industry trying to keep going. Since the CDU / SPD may not subservient as usual to the US occur otherwise we are the Gelackmeierter.</text:p>
          </table:table-cell>
          <table:table-cell office:value-type="string" calcext:value-type="string">
            <text:p>negative</text:p>
          </table:table-cell>
          <table:table-cell table:number-columns-repeated="1021"/>
        </table:table-row>
        <table:table-row table:style-name="ro25">
          <table:table-cell office:value-type="string" calcext:value-type="string">
            <text:p>Für ein Entladeterminal für einen Gas-Tanker sind Sie mit 1 Mrd. dabei. Das wird zumindest so veranschalgt. Und solche Plankosten sind immer sehr realistisch, wie Ihnen die Manager der Elbphilharmonie, von BER und S21 bestimmt versichern werden. Im Übrigen ist Flüssigerdgas um einiges klimaschädlicher als Piplineerdgas, eine um Faktor 25 höhere Treibhauswirkung durch Methan und ein deutlch höherer CO2-Ausstoß. Die aktuell niederigen Preise für das Fracking-Gas sind nur dem geschuldet, dass niemend, der nicht unbedingt muss, das Zeug freiwillig kauft. Da die USA inwzsichen mehr Fracking-gas produzieren, als sie selbst verbauchen, müssen neue Märkte eröffnet werden, ggf. auch erzwungen werden, damit sie ihre Überproduktion auch wieder loswerden. Katar, der bislnag größte LNG-Produzent, wird gerade von den guten Diktatoren-Kupels, den Saudis isoliert, da muss man nur noch die Russen aus dem Spiel bringen, dann fällt der europäische Gasmarkt den US-Multis geradezu in den Schoß. Und - besser noch - die guten wirtschaftlichen Beziehungen der Eruopäer mit dem Nachbarn Russland sind langfristig ruiniert, je irreparabler desto besser, und Europa ist alternativlos von den im Preis steigenden Flüssiggasslieferungen der US-Mulits unglücklich und abhängig. die Zeit, in der sich die Europäer ihre Energielieferanten unabhängig aussuchen konnten, ist dann vorbei.</text:p>
          </table:table-cell>
          <table:table-cell office:value-type="string" calcext:value-type="string">
            <text:p>For a gas tanker unloading terminal, you'll have 1 billion. That's at least so angeanschalgt. And such planned costs are always very realistic, as the managers of the Elbphilharmonie, assured by BER and S21, will certainly assure you. Incidentally, liquefied natural gas is much more damaging to the climate than pipelined natural gas, a 25-fold higher greenhouse effect due to methane and significantly higher CO2 emissions. The currently low prices for the fracking gas are owed only to the fact that nobody, who does not necessarily have, voluntarily buys the stuff. As the US currently produces more fracking gas than it consumes, new markets need to be opened, and eventually enforced, to get rid of their overproduction. Qatar, the biggest LNG producer in the world, is being isolated by the good dictator-cupola, the Saudis. All that needs to be done is to put the Russians out of the game and then the European gas market falls into the hands of US multinationals. And better still, the good economic relations between the Erudeans and their neighbors Russia are ruined over the long term, the more irreparable the better, and Europe is unfortunate and dependent on the rising price of liquefied natural gas supplied by the US multinationals. the time when Europeans could choose their energy suppliers independently is over.</text:p>
          </table:table-cell>
          <table:table-cell office:value-type="string" calcext:value-type="string">
            <text:p>negative</text:p>
          </table:table-cell>
          <table:table-cell table:number-columns-repeated="1021"/>
        </table:table-row>
        <table:table-row table:style-name="ro27">
          <table:table-cell office:value-type="string" calcext:value-type="string">
            <text:p>Veggie-Day ist nur dann Unsinn, wenn wir den suchtartigen, gesundheitsschädlichen Überverbrauch an Tierfleisch (und Milch) als förderungswürdig betrachten. Wohlgemerkt geht es nicht darum, mit deutscher Kochkunst ruinierte Beilagen in den Behördenkantinen zu servieren, das macht der Koch nur einmal. Wer kochen kann, kocht auch vegetarisch lecker. Jodtabletten - besser hinterher jammern, daß es keine gibt? Oder Angst, daß das Zugeben einer Gefahr gefährlich ist? Schwulenehe ist das Einzige, was sinnvoll ist: Wer dafür ist, weiß es eh. Wer dämlicherweise Schwule haßt und es für krank hält, der will sie doch nicht auch noch in Ehen zum F'en treiben, auf daß es vererbt wird. (Das Argument ist sinnlos, aber verständlich.) Und wer unbedingt will, daß Kinder gezeugt werden - macht Deutschland kinderfreundlich, statt neoliberal jedem Bürger die Zukunft unsicher! Zwangsverkuppelungen gibt es unterm IS, nicht hier!</text:p>
          </table:table-cell>
          <table:table-cell office:value-type="string" calcext:value-type="string">
            <text:p>Veggie-Day is nonsense only if we consider the addictive, unhealthy over-consumption of animal meat (and milk) to be worthy of promotion. Mind you, it is not about served with German cuisine ruined side dishes in the authorities canteens, the cook makes only once. Who can cook, cooks also delicious vegetarian. Jodtabletten - better afterwards whining that there are none? Or afraid that admitting a danger is dangerous? Gay marriage is the only thing that makes sense: anyone who is in favor knows it anyway. Whoever dreadfully hates gays and considers them ill does not want to drive them to marry in marriage, so that they are inherited. (The argument is meaningless, but understandable.) And who wants necessarily that children are begotten - makes Germany child-friendly, instead of neoliberal every citizen the future uncertain! Zwangsbeschuppelungen there under the IS, not here!</text:p>
          </table:table-cell>
          <table:table-cell office:value-type="string" calcext:value-type="string">
            <text:p>negative</text:p>
          </table:table-cell>
          <table:table-cell table:number-columns-repeated="1021"/>
        </table:table-row>
        <table:table-row table:style-name="ro21">
          <table:table-cell office:value-type="string" calcext:value-type="string">
            <text:p>"Kohl stand als Kanzler vor allem für eines: Stillstand. Alles sollte so bleiben, wie es immer schon war, hamm wa schon immer so gemacht. Wer das anders sah und z. B. Umweltverschmutzung für keine so tolle Idee hielt (Ich durfte als Kind noch nicht mal mit den Füßen in den Rhein, war zu giftig), der wurde als ""linksgrüner Spinner"" und ""Ökosozialist"" verhöhnt. Kohl war zutiefst provinziell, aber bösartig und intolerant genug, zu versuchen, allen anderen seinen für richtig gehaltenen Lebensstil aufzudrücken. Die Wiedervereinigung Deutschlands war ihm aus meiner Wahrnehmung ein echtes Anliegen, ebenso wie der noch aus der Nachkriegszeit resultierende unbedingte Willen zu Frieden und Freundschaft mit unseren Nachbarn in Europa. Ein einziges Mal war ich stolz auf ihn, als er Mitterands Hand nahm. Aber das elende Geschwafel von der ""geistig-moralischen Wende"" war sehr schädlich, während gleichzeitig sorgfältig schwarze Kassen verheimlicht wurden. Wir werden ihn als Bimbeskanzler in Erinnerung behalten."</text:p>
          </table:table-cell>
          <table:table-cell office:value-type="string" calcext:value-type="string">
            <text:p>"Kohl, as chancellor, stood for one thing above all else: stagnation. Everything should stay as it always was, hamm wa always been done that way. Who saw it differently and z. B. Pollution was not such a great idea (as a child I was not even allowed to set foot in the Rhine, was too poisonous), who was derided as a ""left-green spinner"" and ""eco-socialist"". Kohl was deeply provincial, but vicious and intolerant enough to try to impose his lifestyle on everyone else. The reunification of Germany was from my perception a real concern, as well as the post-war period resulting unconditional will to peace and friendship with our neighbors in Europe. Once I was proud of him when he took Mitterrand's hand. But the miserable ramblings of the ""spiritual-moral turn"" were very damaging, while at the same time carefully black funds were kept secret. We will remember him as Bimbeskanzler."</text:p>
          </table:table-cell>
          <table:table-cell office:value-type="string" calcext:value-type="string">
            <text:p>negative</text:p>
          </table:table-cell>
          <table:table-cell table:number-columns-repeated="1021"/>
        </table:table-row>
        <table:table-row table:style-name="ro28">
          <table:table-cell office:value-type="string" calcext:value-type="string">
            <text:p>"Sie stehen exemplarisch für das was aus einer anfangs frischen Idee und Vision wird, wenn sie im Laufe der Zeit zum Selbstzweck wird um irgendwelchen Leuten als Pfründe zu dienen. Etwas Erstarrtes und Vergammeltes. Was in den 60ern und 70ern legitim war, ist jetzt Teil des Establishments geworden, eine Entwicklung die sie übrigens mit der Linken teilen. Man hat eigentlich keine echte Vision mehr, auch keinen Plan, Mut und keine Empathie um soziale Gerechtigkeit zu schaffen. Auch umweltpolitisch versagt man völlig wenn man sich das Artensterben anschaut. Man stopselt sich einen Synkretismus aus hirnverbrannter Verehrung von angeblicher ""Buntheit"", entkerntem Christentum und Gender-Blabla zusammen. Dafür kann man sich komischwereise aber richtig aufregen und die ganze Welt zurecht weisen. Überflüssig, nein sogar schädlich."</text:p>
          </table:table-cell>
          <table:table-cell office:value-type="string" calcext:value-type="string">
            <text:p>"They exemplify what becomes of an initially fresh idea and vision when, over time, it becomes an end in itself to serve as a benefice to some people. Something solid and decayed. What was legitimate in the 60s and 70s has now become part of the establishment, a development they share with the left, by the way. There is no true vision left, no plan, no courage and no empathy for social justice. Even environmental policy is completely failed if you look at the species extinction. A syncretism of brain-devoured worship of alleged ""colorfulness"", gutted Christianity and gender blabla is associated. But you can be funny and really upset and the whole world right. Superfluous, no, even harmful."</text:p>
          </table:table-cell>
          <table:table-cell office:value-type="string" calcext:value-type="string">
            <text:p>negative</text:p>
          </table:table-cell>
          <table:table-cell table:number-columns-repeated="1021"/>
        </table:table-row>
        <table:table-row table:style-name="ro10">
          <table:table-cell office:value-type="string" calcext:value-type="string">
            <text:p>Über die Ausführung im Detail mag man streiten aber über die generelle Notwendigkeit nicht, Jeder muss etwas zum Klimaschutz beitragen. Auch die, welche sonst leidenschaftlich gerne über SUV, Flugreisen und sonstige klimaschädlichen Aspekte von Besserverdienenden herziehen. Jetzt muss man selbst einmal Mehrkosten tragen (ja evtl. amortisiert sich die Dämmung finanziell nicht) und Unannehmlichkeiten hinnehmen, schon ist's mit dem Klima plötzlich nicht mehr sooo wichtig. Aber SUV und Flugreisen sind dennoch Klimaschweine, versteht sich.</text:p>
          </table:table-cell>
          <table:table-cell office:value-type="string" calcext:value-type="string">
            <text:p>One may argue about the execution in detail, but not about the general necessity, everyone has to contribute something to climate protection. Even those who otherwise love passionate about SUV, air travel and other climate-damaging aspects of high earners. Now you have to pay extra (yes maybe the insulation does not pay off financially) and accept inconvenience, it's suddenly not so important with the climate. But SUV and air travel are still climate pigs, of course.</text:p>
          </table:table-cell>
          <table:table-cell office:value-type="string" calcext:value-type="string">
            <text:p>negative</text:p>
          </table:table-cell>
          <table:table-cell table:number-columns-repeated="1021"/>
        </table:table-row>
        <table:table-row table:style-name="ro16">
          <table:table-cell office:value-type="string" calcext:value-type="string">
            <text:p>Recht hat Merkel. Kann ja nicht sein das wir das umweltschädliche Fracking, Schiefer Gas in Zeiten vom Klimawandel auch noch über den Ozean schippern und teuer bezahlen müssen, während wir von Russland das Erdgas umweltschonend bis vor die Haustüre geliefert bekommen. Dazu kommt noch das die Industrie immer über zu hohe Energiepreise jammert und 800.000 Hartzer haben nicht einmal Geld für den Strom.</text:p>
          </table:table-cell>
          <table:table-cell office:value-type="string" calcext:value-type="string">
            <text:p>Merkel is right. It can not be that we have the environmentally harmful fracking, shale gas in times of climate change even across the ocean and pay expensive, while we get from Russia, the natural gas environmentally friendly delivered to the front door. In addition, the industry is always overly high energy prices complains and 800,000 Hartzer do not even have money for the electricity.</text:p>
          </table:table-cell>
          <table:table-cell office:value-type="string" calcext:value-type="string">
            <text:p>negative</text:p>
          </table:table-cell>
          <table:table-cell table:number-columns-repeated="1021"/>
        </table:table-row>
        <table:table-row table:style-name="ro31">
          <table:table-cell office:value-type="string" calcext:value-type="string">
            <text:p>"Ökologie, Gerechtigkeit und Vielfalt. Dieses Programm zeigt, dass die Grünen nicht eine Politik für alle, sondern nur für bestimmte Minderheiten, denn sonst hieße es: Ökologie, Ökonomie, Recht und Sicherheit. Wenn ihnen jemand, der erfolgreich ist, den Spiegel ihrer gescheiterten ""Vielfalt"" vorhält, dann heißt es ganz demokratisch: Schnauze halten. Für diese Parteien sind Dogmen, auch wenn sie nutzlos, schädlich und ungerecht sind, wichtiger als das Wohl der Bürger. Mich widert diese Partei nur an."</text:p>
          </table:table-cell>
          <table:table-cell office:value-type="string" calcext:value-type="string">
            <text:p>"Ecology, justice and diversity. This program shows that the Greens are not a policy for all, but only for certain minorities, because otherwise it would mean: ecology, economics, law and security. If someone who succeeds holds up the mirror of their failed ""diversity,"" then it is quite democratically: keep your mouth shut. For these parties dogmas, though useless, harmful and unjust, are more important than the good of the citizens. This party only disgusts me."</text:p>
          </table:table-cell>
          <table:table-cell office:value-type="string" calcext:value-type="string">
            <text:p>negative</text:p>
          </table:table-cell>
          <table:table-cell table:number-columns-repeated="1021"/>
        </table:table-row>
        <table:table-row table:style-name="ro2">
          <table:table-cell office:value-type="string" calcext:value-type="string">
            <text:p>"die AfD ist doch überflüssig und schädlich. Die Hetze von denen braucht kein Mensch. Keine Lösungen, nur menschenverachtende Meinungen, da wenden sich doch immer mehr Menschen angewidert ab. Ich höre immer mehr Stimmen, die sagen: ""die kann man aber auf keinen Fall wählen"". Und recht haben diese Stimmen."</text:p>
          </table:table-cell>
          <table:table-cell office:value-type="string" calcext:value-type="string">
            <text:p>"the AfD is superfluous and harmful. No one needs the agitation from them. No solutions, only inhuman opinions, as more and more people turn away in disgust. I hear more and more voices saying ""you can not vote for them"". And those voices are right."</text:p>
          </table:table-cell>
          <table:table-cell office:value-type="string" calcext:value-type="string">
            <text:p>negative</text:p>
          </table:table-cell>
          <table:table-cell table:number-columns-repeated="1021"/>
        </table:table-row>
        <table:table-row table:style-name="ro35">
          <table:table-cell office:value-type="string" calcext:value-type="string">
            <text:p>Da Ihr Erinnerungsvermögen offensichtlich Verbesserungspotential hat, habe ich extra für Sie einen Artikel herausgesucht: http://www.spiegel.de/politik/deutschland/gruener-parteitag-delegierte-bekennen-sich-zu-notwendigkeit-von-abschiebungen-a-1063923.html Das ist eigentlich ein Artikel, der eine Trendwende der Grünen Position beschreiben möchte, und trotzdem findet sich folgendes Zitat: Nun, ich denke mit dieser Aussage hat sie jetzt nicht unbedingt eine mehrheitsfähige Position eingenommen. Ich würde sogar so weit gehen, diese Aussage ist kontrovers und im Hinblick aktueller Entwicklungen hochgradig parteischädlich. Aus der Ecke kommen die Grünen nicht mehr heraus, solche Aussagen wirken nach, genauso wie der Veggie Day. Sie werden lachen, ich esse inzwischen ziemlich selten Fleisch, und trotzdem würde ich mir die Häufigkeit nicht von einer Partei vorschreiben lassen wollen. Mit dieser Art der Bevormundung werden die Grünen als massiv arrogant empfunden, und da können sie sogar in der Sache recht haben, es schadet ihnen trotzdem.</text:p>
          </table:table-cell>
          <table:table-cell office:value-type="string" calcext:value-type="string">
            <text:p>Since your memory obviously has room for improvement, I have specially for you selected an article: http://www.spiegel.de/politik/deutschland/gruener-parteitag-delegierte-bekennen-sicht-zu-notwendigkeit-von-abschiebungen-a- This is actually an article that would like to describe a trend reversal of the Green Position, and yet the following quote can be found: Well, I think with this statement she has not necessarily taken a majority position now. I would even go so far, this statement is controversial and in view of current developments highly party-disgusting. From the corner, the Greens are no longer coming out, such statements have an effect, as well as the Veggie Day. They'll laugh, I rarely eat meat by now, and yet I would not want the frequency dictated by one party. With this kind of patronization, the Greens are perceived as massively arrogant, and they may even be right in the matter, it still harms them.</text:p>
          </table:table-cell>
          <table:table-cell office:value-type="string" calcext:value-type="string">
            <text:p>negative</text:p>
          </table:table-cell>
          <table:table-cell table:number-columns-repeated="1021"/>
        </table:table-row>
        <table:table-row table:style-name="ro22">
          <table:table-cell office:value-type="string" calcext:value-type="string">
            <text:p>nee, er sieht es richtig. Warum sollen wir Flüssiggas aus der Usa hierher bringen. umweltschädlich usw. Wenn man aus Russland schon jahrelang beliefert werden und alles stimmt.</text:p>
          </table:table-cell>
          <table:table-cell office:value-type="string" calcext:value-type="string">
            <text:p>Nah, he sees it right. Why should we bring liquid gas from the United States here? environmentally harmful, etc. If you have been supplied from Russia for years and everything is right.</text:p>
          </table:table-cell>
          <table:table-cell office:value-type="string" calcext:value-type="string">
            <text:p>negative</text:p>
          </table:table-cell>
          <table:table-cell table:number-columns-repeated="1021"/>
        </table:table-row>
        <table:table-row table:style-name="ro2">
          <table:table-cell office:value-type="string" calcext:value-type="string">
            <text:p>Flüssiggas ist umweltschädlicher als der Transport über tausende Kilometer lange Pipelines? Na, wenn sie meinen. Im übrigen ist Gas ein wichtiger Rohstoff. Er sollte möglichst gleichmäßig aus verschiedenen Quellen bezogen werden. Die USA wird da allerdings kaum als größerer Lieferant auffallen denke ich. Die verbrauchen das meiste wohl doch selbst.</text:p>
          </table:table-cell>
          <table:table-cell office:value-type="string" calcext:value-type="string">
            <text:p>Liquefied natural gas is more harmful to the environment than transport over thousands of kilometers of pipelines? Well, if you mean. For the rest, gas is an important raw material. It should be obtained as evenly as possible from different sources. However, the US will hardly notice as a larger supplier, I think. Most of them consume it themselves.</text:p>
          </table:table-cell>
          <table:table-cell office:value-type="string" calcext:value-type="string">
            <text:p>negative</text:p>
          </table:table-cell>
          <table:table-cell table:number-columns-repeated="1021"/>
        </table:table-row>
        <table:table-row table:style-name="ro60">
          <table:table-cell office:value-type="string" calcext:value-type="string">
            <text:p>Bereits im Frühjahr 2014 übernahmen Hunter Biden (Sohn des damaligen US-Vize-Präsidenten  der in einem HBO-Interview Putin mit Hitler verglich) und Devon Archer (ein Freund der Familie Kerry, des Ex-US-Außenministers) Sitze im Direktorium von Burisma, dem größten privaten Gas- und Öl-Konzern der Ukraine. Bereits vorher, im Jahr 2012, erhielten Shell und Exxon Rechte, um in der Ost-Ukraine nach der Fracking-Methode Bohrungen durchzuführen. Doch die USA sind nicht nur an der Erschließung der gigantischen Schiefergasreserven in der Ost-Ukraine interessiert, sondern auch an der Lieferung von Öl und Gas an die russischen Nachbarstaaten und Westeuropa. So sagte die ehemalige Außen-ministerin (unter G.W. Bush), Condoleezza Rice: Auf Dauer sollte sich die Struktur der Energieabläufe ändern. Man solle sich lieber auf US-Gas- und Öllieferungen stützen (obwohl Russland immer ein verlässlicher Partner war). Und so gab die US-hörige EU-Kommission im Februar 2016 grünes Licht für den Import von umweltschädlich gefördertem Fracking-Gas aus den USA. Und wer immer noch nicht begriffen hat, wie der Hase läuft, weitere Wortmeldungen: Wir produzieren ja jetzt eine Menge Energie sagte der Ex-US-Verteidigungsminister, Leon Panetta. 99 Dazu passt auch eine Aussage des amerikanischen Verteidigungsministers, Ashton Carter, jenem Carter, der Deutschland auf einen Kampf gegen Russland einschwören möchte: Man wolle die Europäer aus der Abhängigkeit von russischen Energie-Importen befreien. Ein echter Menschen-freund! Doch bitte, verschont uns vor eurer Art Befreiung der letzten Jahrzehnte. Ihr habt bereits den Irak von Saddam Hussein, Libyen von Gaddafi, die Ukraine von Janukowitsch, Ägypten von Mubarak befreit und versucht seit Jahren Syrien von Assad (Verbündeter Russlands) zu befreien - mit Waffenlieferungen und Ausbildnern (allein im Oktober 2015 wurden von den USA 50 Tonnen Waffen abgeworfen) an unterschiedlich aufgestellte Rebellengruppen, Waffen, die letztlich auch beim IS, der al-Nusra und Al Qaida landen und die Leiden der Bevölkerung verlängerten.</text:p>
          </table:table-cell>
          <table:table-cell office:value-type="string" calcext:value-type="string">
            <text:p>"Already in the spring of 2014, Hunter Biden (son of the then US Vice-President, who compared Putin to Hitler in an HBO interview) and Devon Archer (a friend of the Kerry family, former US Secretary of State), took seats on the Board of Directors Burisma, the largest private gas and oil company in Ukraine. Previously, in 2012, Shell and Exxon were granted rights to drill in Eastern Ukraine using the fracking method. But the US is not only interested in developing the gigantic shale gas reserves in Eastern Ukraine, but also in the supply of oil and gas to its Russian neighbors and Western Europe. The former foreign minister (under G.W. Bush) Condoleezza Rice said: ""In the long term, the structure of energy flows should change. One should rather rely on US gas and oil deliveries ?? (although Russia has always been a reliable partner). And so in February 2016, the EU-commissioned European Commission gave the go-ahead for the import of environmentally harmful fracking gas from the USA. And who still has not understood how the hare runs, further requests: ?? We are now producing a lot of energy ?? said former US Secretary of Defense Leon Panetta. 99 A statement from the US Secretary of Defense, Ashton Carter, the Carter, who wants to swear Germany against a fight against Russia, is also in keeping with this: one wants to liberate Europeans from dependence on Russian energy imports. A real human friend! But please spare us from your kind of liberation ?? the last decades. You have already liberated Iraq from Saddam Hussein, Libya from Gaddafi, Ukraine from Yanukovych, Egypt from Mubarak and have been trying to free Syria from Assad (ally of Russia) for years ?? - with arms deliveries and trainers (in October 2015 alone, 50 tons of weapons were dropped by the US) to various rebel groups, weapons that ultimately landed at the IS, al-Nusra and Al Qaeda and prolonged the suffering of the population."</text:p>
          </table:table-cell>
          <table:table-cell office:value-type="string" calcext:value-type="string">
            <text:p>negative</text:p>
          </table:table-cell>
          <table:table-cell table:number-columns-repeated="1021"/>
        </table:table-row>
        <table:table-row table:style-name="ro8">
          <table:table-cell office:value-type="string" calcext:value-type="string">
            <text:p>Dort wird nicht mehr rational gehandelt. Hinsichtlich Russland herrscht reine Paranoja, die von den Geheimdiensten zur Rechtfertigung ihrer Milliarden-Budgets auf immer absurde Höhen getrieben wird und die Demokraten sind inzwischen buchstäblich zu absolut allem bereit, um die wahren Gründe ihrer Wahlniederlage zu kaschieren. Wir Europäer sollten in unserem gemeinsamen Haus die völlig falsche, zutiefst verlogen begründete und für alle Seiten schädliche Konfrontationspolitik endlich beenden und mit unseren russischen Freunden wieder auf Augenhöhe reden und zum gegenseitigen Vorteil zusammenarbeiten!</text:p>
          </table:table-cell>
          <table:table-cell office:value-type="string" calcext:value-type="string">
            <text:p>There is no longer rational acting. As for Russia, there is pure paranoia driven to absurd heights by intelligence agencies to justify their billions of dollars, and the Democrats are now literally ready for anything to hide the true causes of their electoral defeat. We Europeans should finally end the totally wrong, deeply mendacious and thoroughly harmful confrontation policy in our common house and talk with our Russian friends at eye level again and work together for mutual benefit!</text:p>
          </table:table-cell>
          <table:table-cell office:value-type="string" calcext:value-type="string">
            <text:p>negative</text:p>
          </table:table-cell>
          <table:table-cell table:number-columns-repeated="1021"/>
        </table:table-row>
        <table:table-row table:style-name="ro4">
          <table:table-cell office:value-type="string" calcext:value-type="string">
            <text:p>Wenn die Bundesregierung am Weiterlaufen der Gaslieferungen aus Russland interessiert ist, warum baut bzw. finanziert sie die Pipeline dann nicht selbst und kassiert anschließend Durchleitungsgebühren von den Abnehmern? Ich denke nicht, dass die USA ihre tollen Sanktionen auf Deutschland anwenden, und einen Wirtschaftskrieg vom Zaun brechen werden. Das nähme die beteiligten Firmen aus der Schusslinie und wäre allemal weniger schädlich, als die allfälligen Gegensanktionen gegen amerikanische Firmen. Aber wie ich unsere Bundesraute kenne, wird sie sich für Option C entscheiden: vor den USA einknicken, nichts tun und deren Sanktionen als gottgegeben hinnehmen. Wie immer halt...</text:p>
          </table:table-cell>
          <table:table-cell office:value-type="string" calcext:value-type="string">
            <text:p>If the Federal Government is interested in continuing gas supplies from Russia, why not build or finance the pipeline itself and then collect transit fees from the customers? I do not think that the US will apply its great sanctions to Germany and start an economic war. That would take the companies involved out of the line of fire and would in any case be less harmful than the possible counter-sanctions against American companies. But as I know our federal rue, she will opt for option C: buckle in front of the US, do nothing and accept their sanctions as God-given. As always...</text:p>
          </table:table-cell>
          <table:table-cell office:value-type="string" calcext:value-type="string">
            <text:p>negative</text:p>
          </table:table-cell>
          <table:table-cell table:number-columns-repeated="1021"/>
        </table:table-row>
        <table:table-row table:style-name="ro3">
          <table:table-cell office:value-type="string" calcext:value-type="string">
            <text:p>Es gibt sicher Leute, die fühlen sich auch im Gefängnis nicht in ihrer Freiheit eingeschränkt. Das ist aber noch kein Grund zu sagen, wir stecken mal vorsichtshalber alle ins Gefängnis. Der Abbau von Grundrechten und dazu gehört nun mal flächendeckende Überwachung geschieht nicht über Nacht. Das ist ein schleichender Prozeß. Sie können das im Moment sehr gut in der Türkei beobachten. Und nach jedem Anschlag wird das Spielchen weiter gespielt. Das kann man doch aus der Vergangenheit lernen. Da man aber Anschläge erst dann verhindern kann, wenn man die vollständige lückenlose Überwachung (diese wird man ohnehin nicht hinbekommen) hat, wird dieser Raubbau an den Grundrechten weitergehen. Jede Überwachung heißt im Endeffekt: Es gibt Leute, nämlich die Überwacher, die wissen mehr als andere. Und das ist schädlich für eine demokratische Gesellschaftsform, weil solches Wissen zwangsläufig irgendwann durch irgendwen instrumentalisiert wird. Man könnte noch darüber nachdenken, wenn es gesellschaftlicher Konsens ist, wenn jeder auf diese Daten zugreifen kann.</text:p>
          </table:table-cell>
          <table:table-cell office:value-type="string" calcext:value-type="string">
            <text:p>There are certainly people who do not feel restricted in their freedom even in prison. But that's no reason to say we're all in prison as a precaution. The dismantling of fundamental rights and this includes nationwide surveillance does not happen overnight. This is a creeping process. You can see that very well in Turkey at the moment. And after each attack, the game continues to play. You can learn that from the past. However, since one can prevent attacks only if one has the complete gapless surveillance (these one will not get done anyway), this depletion of the fundamental rights will continue. Ultimately, any surveillance means: There are people, the monitors, who know more than others. And that is detrimental to a democratic form of society, because such knowledge is inevitably instrumentalized by somebody at some point. One could still think about it, if there is social consensus, if everyone can access this data.</text:p>
          </table:table-cell>
          <table:table-cell office:value-type="string" calcext:value-type="string">
            <text:p>negative</text:p>
          </table:table-cell>
          <table:table-cell table:number-columns-repeated="1021"/>
        </table:table-row>
        <table:table-row table:style-name="ro31">
          <table:table-cell office:value-type="string" calcext:value-type="string">
            <text:p>"am Ende nicht schädlicher ist als ""echte"" Korruption. Wenn es eine Mitarbeiterpauschale gibt wird diese natürlich auch abgerufen. Gestaltungsmissbrauch. Eltern die ""ihr"" Kindergeld auch für Wein ausgeben kommen nicht vor den Kadi. Politiker sollten sauber sein, aber von ihnen Perfektion zu verlangen schädigt die Demokratie. Ein Parlamentsmitarbeiter kostet den Steuerzahler so viel wie 2-4 Hartz Bezieher. Nur davon gibt es Millionen. Warum sollen Politiker so viel besser sein als Otto Normalbürger ?"</text:p>
          </table:table-cell>
          <table:table-cell office:value-type="string" calcext:value-type="string">
            <text:p>"in the end is not more harmful than ""real"" corruption. If there is an employee allowance, of course, this is also called. Design abuse. Parents who spend ""their"" child allowance on wine do not come in front of the Kadi. Politicians should be clean, but to demand perfection damages democracy. A parliamentary employee costs the taxpayer as much as 2-4 Hartz recipients. Only there are millions of them. Why should politicians be so much better than ordinary citizens?"</text:p>
          </table:table-cell>
          <table:table-cell office:value-type="string" calcext:value-type="string">
            <text:p>negative</text:p>
          </table:table-cell>
          <table:table-cell table:number-columns-repeated="1021"/>
        </table:table-row>
        <table:table-row table:style-name="ro2">
          <table:table-cell office:value-type="string" calcext:value-type="string">
            <text:p>"... aber die Syber Angriffe auf die USA sind extrem schädlich. was hat der Mann eigentlich zum Thema beigetragen ? Klar, hat ihn Trump nie zu Illegalem aufgefordert, Trump ""wünscht"" sich nur die Dinge, die passieren sollten. Der Mann war repräsentativ für die ganze Trump Administration .... Hat nur noch die Huldigung gefehlt."</text:p>
          </table:table-cell>
          <table:table-cell office:value-type="string" calcext:value-type="string">
            <text:p>"... but the Syber attacks on the US are extremely harmful. what did the man actually contribute to the topic? Sure, Trump never asked him for anything illegal, Trump just ""wishes"" the things that should happen. The man was representative of the whole Trump administration .... Only the homage was missing."</text:p>
          </table:table-cell>
          <table:table-cell office:value-type="string" calcext:value-type="string">
            <text:p>negative</text:p>
          </table:table-cell>
          <table:table-cell table:number-columns-repeated="1021"/>
        </table:table-row>
        <table:table-row table:style-name="ro1">
          <table:table-cell office:value-type="string" calcext:value-type="string">
            <text:p>Drittstärkste Kraft ist wünschenswert! Wer sonst sollte drittstärkste Kraft werden? So ehrlich darf ein deutscher Wähler schon sein denn schädlicher für die Wirtschaft sind Grüne, FDP, AfD und sonstige alle mal und somit auch schädlicher für das Volk und um das geht es. Ein gebildetes Volk auf einem rohstoffarmen Flecken Erde und mit gebildet meine ich keine unterbezahlten Akademiker die keinen Nagel in ein Brett schlagen können und die Firmen WC s als Produktivzone sehen.</text:p>
          </table:table-cell>
          <table:table-cell office:value-type="string" calcext:value-type="string">
            <text:p>Third strongest power is desirable! Who else would become the third strongest force? So honest a German voters may already be because harmful to the economy are Green, FDP, AfD and other all times and thus also harmful to the people and that's about it. A well-educated people on a resource-poor patch of earth and educated with I mean no underpaid academics who can beat no nail in a board and see the company WCs as a productive zone.</text:p>
          </table:table-cell>
          <table:table-cell office:value-type="string" calcext:value-type="string">
            <text:p>negative</text:p>
          </table:table-cell>
          <table:table-cell table:number-columns-repeated="1021"/>
        </table:table-row>
        <table:table-row table:style-name="ro21">
          <table:table-cell office:value-type="string" calcext:value-type="string">
            <text:p>genau so sieht es aus. Spätestens an dem Linken-Parteitag hat jeder deutlich sehen können, dass die Linken in der Realpolitik nicht angekommen sind. Sollen sie halt weiterhin theoretische Denkmodelle aufstellen, nur hat das halt nix mit Politik zu tun. Der Linken kann man also nur einen Grundkurs bei der Volkshochschule empfehlen, in denen einfache demokratische Grundlagen geschult werden, z.B. der Begriff Kompromiss. Und da die AfD ja völlig unwählbar ist, bleiben halt nur die beiden kleinen Parteien FDP und Grüne. Die FDP als die Partei der Millionäre und Finanzzocker kann ein Normalsterblicher eigentlich nicht wählen (außer man ist Millionär oder Finanzzocker). Und die Grünen ... oh je, seitdem sie mit ihren beiden unwählbaren Spitzenkräften den Marsch nach Rechts angetreten haben entfernt sich die Parteispitze völlig von ihrer Basis. Da muss dringend eine Korrektur her. Und da eine Große Koalition auch eher schädlich ist wird eine sinnvolle Regierungsbildung extrem schwierig.</text:p>
          </table:table-cell>
          <table:table-cell office:value-type="string" calcext:value-type="string">
            <text:p>That's exactly how it looks like. At the latest at the left party congress everyone could clearly see that the left did not arrive in realpolitik. Should they continue to set up theoretical thinking models, but that has nothing to do with politics. The left can therefore recommend only a basic course at the community college, in which simple democratic foundations are trained, e.g. the term compromise. And since the AfD is so completely unerählbar, stop just the two small parties FDP and Greens. The FDP as the party of the millionaires and financial gamblers can not actually choose a normal mortal (unless you're a millionaire or financial gambler). And the Greens ... oh, ever since they started the march to the right with their two irremovable top forces, the party leadership has moved away completely from its base. There is an urgent need for a correction. And since a grand coalition is also rather harmful, a meaningful formation of a government becomes extremely difficult.</text:p>
          </table:table-cell>
          <table:table-cell office:value-type="string" calcext:value-type="string">
            <text:p>negative</text:p>
          </table:table-cell>
          <table:table-cell table:number-columns-repeated="1021"/>
        </table:table-row>
        <table:table-row table:style-name="ro32">
          <table:table-cell office:value-type="string" calcext:value-type="string">
            <text:p>des Populismus und sind diejenigen die den Leuten einreden wollen Populismus, sozusagen dem Volk nach dem Mund reden, sei absolut schädlich. Damit werden alle Probleme die ansonsten individuell anfallen unter den Tisch gekehrt, typische Wirtshauspolitik. Die SPD mit Schulz, liegt mit ihrem Slogan -Gerechtigkeit für alle- absolut richtig. Macron ist wie Schulz ein Europa zugewandter Politiker, der Unterschied zwischen den Beiden besteht darin, Macron mit seinem Anhang muss erst beweisen dass er Frankreich im Sinne eines Zusammenhaltes Europas zukunftsfähig machen kann, immerhin hat er le Pen im Rücken, Schulz ist schon ein aktiver Europäer und kämpft dafür dass Deutschland Europafähig bleibt, unsere Reformfähigkeit, dank SPD, wurde schon unter Beweis gestellt, CDU/CSU haben sich in Merkelscher Manier auf den Ergebnissen der durch die SPD installierten notwendigen Reformen ausgeruht, siehe nach 12 Jahren Merkel, der Slogan Deutschland geht es so gut, wohin nur mit dem vielen überschüssigen Geld (Steuereinnahmen) , CDU/CSU war aber unfähig im Sinne gerechter Verteilung, siehe Kluft zwischen Arm und Reich, sie springt immer weiter auf, adäquat zu reagieren, ausschließlich durch Mitwirkung der SPD wurde das Schlimmste verhindert, siehe z.B. Mindestlohn. Schadet also nicht wenn sich die SPD mehr auf das Niveau des Volkes begibt, weniger intellektualisiert und konsequent ihr Gerechtigkeitskonzept innerhalb Deutschland hinausposaunt und zwar richtig populistisch (Volksnah). Daumen hoch für Schulz, Fehler können korrigiert werden siehe Renten, aber scheint nicht mit Merkel.</text:p>
          </table:table-cell>
          <table:table-cell office:value-type="string" calcext:value-type="string">
            <text:p>"of populism and those who want to persuade people Populism, so to speak speak to the people after the mouth, was absolutely harmful. Thus, all problems that are otherwise individually incurred swept under the table, typical tavern policy. The SPD with Schulz, with its slogan ""justice for all"" is absolutely right. Macron is like Schulz a Europe-facing politician, the difference between the two is that Macron with his appendix must first prove that he can make France in the sense of a cohesive Europe viable, after all, he has le Pen in the back, Schulz is already an active European and fights for the fact that Germany remains Europe-capable, our ability to reform, thanks to SPD, has already been proven, CDU / CSU have rested in Merkel's manner on the results of the necessary reforms installed by the SPD, see after 12 years Merkel, the slogan Germany goes it so well, where only with the many excess money (tax revenue), CDU / CSU but was incapable in the sense of fair distribution, see gap between rich and poor, they are always on to respond adequately, only through the participation of the SPD was Worst prevented, see eg Minimum wage. Does not harm therefore if the SPD goes more on the level of the people, less intellectualized and consistently trumpet their concept of justice within Germany and indeed true populist (folkish). Thumbs up for Schulz, mistakes can be corrected see pensions, but does not seem with Merkel."</text:p>
          </table:table-cell>
          <table:table-cell office:value-type="string" calcext:value-type="string">
            <text:p>negative</text:p>
          </table:table-cell>
          <table:table-cell table:number-columns-repeated="1021"/>
        </table:table-row>
        <table:table-row table:style-name="ro13">
          <table:table-cell office:value-type="string" calcext:value-type="string">
            <text:p>"Was ist den Realität in Deutschland? Die ""Reichen"" werden immer reicher, die Gesellschaft wird immer tiefer gespalten, Bildung und das Gesundheitswesen, sowie die kommunalen Aufgaben immer mehr zuungunsten der erbrachten Leistungen, privatisiert und die Bedingungen für den Einzelnen verschlechtern sich rasant. Die Bundeswehr wird im Interesse fremder Staaten weltweit in immer mehr Kriege geschickt. Der Exportweltmeister Deutschland zeigt seine Göße überwiegend im Rüstungsexport, artverwandten Industrien, wie Maschinenbau, Elektronik und Chemie und fragwürdigen, weil umweltschädlichen PKW´s mit einer Motorisierung aus dem letzten Jahrhundert. Natürlich sind die welche davon profitieren, begeistert, nur wer und wieviel leben in Deutschland von fragwürdig hohen Einkommen und geerbten Vermögen. 50% oder 30% oder 10%? Die jenigen welche für die Oberschicht sich schützend in die Bresche schlagen, bestimmt nicht. Es ist also schädlich für Deutschland, wenn die sozialen Gräben etwas zugeschüttet werden und die welche auf Kosten der Mehrheit leben, daran beteiligt werden sollen? Irgend wie habe ich den Sinn nicht erkannt, sind diese Foristen blöd, ungebildet oder einfach nur armseelige Werkzeuge derer, welche an dem Zustand nichts ändern wollen. Ich tippe auf letzteres."</text:p>
          </table:table-cell>
          <table:table-cell office:value-type="string" calcext:value-type="string">
            <text:p>"What is the reality in Germany? The ""rich"" are getting richer, the society is increasingly divided, education and healthcare, as well as the municipal tasks more and more to the detriment of the services provided, privatized and the conditions for the individual deteriorate rapidly. The Bundeswehr is sent in the interest of foreign countries worldwide in more and more wars. The export world champion Germany shows his greatness mainly in arms exports, related industries, such as engineering, electronics and chemistry and questionable, because environmentally harmful cars with a motorization from the last century. Of course, those who benefit from it, excited, only who and how much live in Germany of questionable high income and inherited assets. 50% or 30% or 10%? The ones who protect the upper class protectively are not determined. So it is detrimental to Germany if the social trenches are filled up and those who live at the expense of the majority are to be involved in it? Somehow I have not recognized the meaning, these forists are stupid, uneducated or just poor-minded tools of those who do not want to change the state. I'm typing on the latter."</text:p>
          </table:table-cell>
          <table:table-cell office:value-type="string" calcext:value-type="string">
            <text:p>negative</text:p>
          </table:table-cell>
          <table:table-cell table:number-columns-repeated="1021"/>
        </table:table-row>
        <table:table-row table:style-name="ro27">
          <table:table-cell office:value-type="string" calcext:value-type="string">
            <text:p>"Einige werden hier lachen aber ist das so abwegig? Beide kommen nicht gerade aus dem Proletariate. Und beide haben ähnliche Wirtschaftsordnung gegen Deutschland. Für Macon ist die EU natürlich auch wichtig aber wichtiger ist Viva La France. Und militärisch hat der Atommacht Frankreich höhere Verteidigungsausgaben wie D Aber natürlich ist Macon der ""nettere Populist"" Und Macon wird seine ""Agenda"" nur durchsetzen wenn Deutschland ""mit spielt"" Wenn aber Deutschland darauf ""beharrt"" seinen Aussenhandelsbilanz innerhalb der EU so zu belassen well der Titel ""Export Weltmeister"" so toll sei wird das Macon vielleicht Teuer zu stehen kommen. Und Deutschland auch. Ach ja am besten ist es wenn ein Land ein ausgeglichenes Aussenhandelsbilanz hat. Das weiss jeder BWLer. Einen Überschuss wie D oder China ist GENAUSO schädlich im Endeffect wie ein Defizit wie in den USA oder UK oder gar Frankreich"</text:p>
          </table:table-cell>
          <table:table-cell office:value-type="string" calcext:value-type="string">
            <text:p>"Some will laugh here but is that so outlandish? Both are not from the proletariat. And both have a similar economic order against Germany. Of course the EU is also important to Macon, but more important is Viva La France. And militarily, the nuclear power France has higher defense spending like D But of course Macon is the ""nicer populist"" And Macon will enforce his ""agenda"" only if Germany ""plays with"" But if Germany ""insists"" to leave its foreign trade balance within the EU so well the title ""export world champion"" is so great, the Macon may come to Expensive. And Germany too. Oh, it is best if a country has a balanced foreign trade balance. Every business person knows that. A surplus like D or China is harmful to GENAUSO in the endeffect like a deficit like in the USA or UK or even France"</text:p>
          </table:table-cell>
          <table:table-cell office:value-type="string" calcext:value-type="string">
            <text:p>negative</text:p>
          </table:table-cell>
          <table:table-cell table:number-columns-repeated="1021"/>
        </table:table-row>
        <table:table-row table:style-name="ro46">
          <table:table-cell office:value-type="string" calcext:value-type="string">
            <text:p>"Ob in Tabqa, Aleppo, Mossul oder in jeder anderen Stadt, findet genau das statt, wenn Bomben fallen. Wohnhäuser werden zerstört und Zivilisten sterben. Aber doch, es gibt einen Unterschied, die Berichterstattung. Sind es syrische oder russische Bomben, sind es geplante Angriffe auf die Zivilbevölkerung, sind es Bomben der westlichen Koalition, sind es bedauernswerte Irrtümer. Sehr schön auch in diesem Beitrag zu erkennen. Diese Scharfschützen gab es auch auf dem Dach von Haus Nr. 6, das offensichtlich vom IS extra markiert worden war mit einer auf die Fassade gesprühten ""Nr. 39"". Vielleicht, weil das Dach eine gute Rundumsicht bot. Vier Dschihadisten in Kampfmontur konnten an einem Morgen auf die Dächer von Haus Nr. 6 und einem Nachbargebäude klettern. Von dort schossen sie auf die Angreifer der kurdisch geführten ""Syrian Democratic Forces"" (SDF). Hier wird uns, unter Nennung genauer Details, erklärt, wieso dieses Haus bombardiert wurde und somit verdeutlicht, dass die Bomben dem IS galten. Aber es wird noch weiter entschuldigt. Nach etwa einer Viertelstunde rannten einige Menschen raus"", unter ihnen Raschid Abdou, erinnert sich Nachbar Assadin Mohammed. ""Vielleicht haben die Piloten gedacht, jetzt ist niemand mehr in den Häusern."" Auch hier soll dem Leser Verständnis für das Bombardement eines Wohnhauses vermittelt werden. Nie habe ich auch nur ansatzweise so etwas nach einem russischen Angriff vernommen. Hier wurden immer nur Zivilisten bombardiert. Die Piloten bekommen die Zielkoordinaten und versuchen möglichst genau das Ziel zu treffen; sie führen einen Befehl aus und fertig. Auf keinen Fall treffen sie eine Entscheidung über den Angriff. Es ist alles viel einfacher erklärbar. Feindliche Kräfte sind in, oder auf dem Gebäude und sollen unschädlich gemacht werden. Auf Zivilisten kann, je nach Wichtigkeit, keine Rücksicht genommen werden, sowohl bei russischen als auch bei amerikanischen Luftangriffen. Das wäre ehrlich berichtet. Es kann einem übel werden bei der ganzen Heuchelei."</text:p>
          </table:table-cell>
          <table:table-cell office:value-type="string" calcext:value-type="string">
            <text:p>"Whether in Tabqa, Aleppo, Mosul or any other city, this is exactly what happens when bombs fall. Residential buildings are destroyed and civilians die. But there is a difference, the reporting. Are it Syrian or Russian bombs, they are planned attacks on the civilian population, they are bombs of the Western coalition, it is regrettable errors. Very nice to recognize in this post. These snipers were also on the roof of House No. 6, which had obviously been specially marked by the IS with a ""No. 39"" sprayed on the facade. Maybe because the roof offered a good all-round view. Four jihadists in combat gear climbed onto the rooftops of House No. 6 and a neighboring building one morning. From there, they shot at the assailants of the Kurdish-led ""Syrian Democratic Forces"" (SDF). Here, explaining the exact details, explains why this house was bombed and thus shows that the bombs were the IS. But it is still further apologized. After about a quarter of an hour some people ran out, ""among them Rashid Abdou, neighbor Assadin Mohammed recalls."" Maybe the pilots thought, now nobody is in the houses anymore. ""Here, too, the reader should be given an understanding of the bombing of a residential building Never once did I hear such a thing after a Russian attack, where only civilians were bombed, the pilots get the target coordinates and try to hit the target as accurately as possible, they execute a command and they're done Deciding on the attack It is all much easier to explain Enemy forces are in or on the building and should be rendered harmless Civilians can be disregarded, depending on their importance, in both Russian and American air raids It would be honest to say that it can make you sick with all the hypocrisy."</text:p>
          </table:table-cell>
          <table:table-cell office:value-type="string" calcext:value-type="string">
            <text:p>negative</text:p>
          </table:table-cell>
          <table:table-cell table:number-columns-repeated="1021"/>
        </table:table-row>
        <table:table-row table:style-name="ro46">
          <table:table-cell office:value-type="string" calcext:value-type="string">
            <text:p>"Ob in Tabqa, Aleppo, Mossul oder in jeder anderen Stadt, findet genau das statt, wenn Bomben fallen. Wohnhäuser werden zerstört und Zivilisten sterben. Aber doch, es gibt einen Unterschied, die Berichterstattung. Sind es syrische oder russische Bomben, sind es geplante Angriffe auf die Zivilbevölkerung, sind es Bomben der westlichen Koalition, sind es bedauernswerte Irrtümer. Sehr schön auch in diesem Beitrag zu erkennen. Diese Scharfschützen gab es auch auf dem Dach von Haus Nr. 6, das offensichtlich vom IS extra markiert worden war mit einer auf die Fassade gesprühten ""Nr. 39"". Vielleicht, weil das Dach eine gute Rundumsicht bot. Vier Dschihadisten in Kampfmontur konnten an einem Morgen auf die Dächer von Haus Nr. 6 und einem Nachbargebäude klettern. Von dort schossen sie auf die Angreifer der kurdisch geführten ""Syrian Democratic Forces"" (SDF). Hier wird uns, unter Nennung genauer Details, erklärt, wieso dieses Haus bombardiert wurde und somit verdeutlicht, dass die Bomben dem IS galten. Aber es wird noch weiter entschuldigt. Nach etwa einer Viertelstunde rannten einige Menschen raus"", unter ihnen Raschid Abdou, erinnert sich Nachbar Assadin Mohammed. ""Vielleicht haben die Piloten gedacht, jetzt ist niemand mehr in den Häusern."" Auch hier soll dem Leser Verständnis für das Bombardement eines Wohnhauses vermittelt werden. Nie habe ich auch nur ansatzweise so etwas nach einem russischen Angriff vernommen. Hier wurden immer nur Zivilisten bombardiert. Die Piloten bekommen die Zielkoordinaten und versuchen möglichst genau das Ziel zu treffen; sie führen einen Befehl aus und fertig. Auf keinen Fall treffen sie eine Entscheidung über den Angriff. Es ist alles viel einfacher erklärbar. Feindliche Kräfte sind in, oder auf dem Gebäude und sollen unschädlich gemacht werden. Auf Zivilisten kann, je nach Wichtigkeit, keine Rücksicht genommen werden, sowohl bei russischen als auch bei amerikanischen Luftangriffen. Das wäre ehrlich berichtet. Es kann einem übel werden bei der ganzen Heuchelei."</text:p>
          </table:table-cell>
          <table:table-cell office:value-type="string" calcext:value-type="string">
            <text:p>"Whether in Tabqa, Aleppo, Mosul or any other city, this is exactly what happens when bombs fall. Residential buildings are destroyed and civilians die. But there is a difference, the reporting. Are it Syrian or Russian bombs, they are planned attacks on the civilian population, they are bombs of the Western coalition, it is regrettable errors. Very nice to recognize in this post. These snipers were also on the roof of House No. 6, which had obviously been specially marked by the IS with a ""No. 39"" sprayed on the facade. Maybe because the roof offered a good all-round view. Four jihadists in combat gear climbed onto the rooftops of House No. 6 and a neighboring building one morning. From there, they shot at the assailants of the Kurdish-led ""Syrian Democratic Forces"" (SDF). Here, explaining the exact details, explains why this house was bombed and thus shows that the bombs were the IS. But it is still further apologized. After about a quarter of an hour some people ran out, ""among them Rashid Abdou, neighbor Assadin Mohammed recalls."" Maybe the pilots thought, now nobody is in the houses anymore. ""Here, too, the reader should be given an understanding of the bombing of a residential building Never once did I hear such a thing after a Russian attack, where only civilians were bombed, the pilots get the target coordinates and try to hit the target as accurately as possible, they execute a command and they're done Deciding on the attack It is all much easier to explain Enemy forces are in or on the building and should be rendered harmless Civilians can be disregarded, depending on their importance, in both Russian and American air raids It would be honest to say that it can make you sick with all the hypocrisy."</text:p>
          </table:table-cell>
          <table:table-cell office:value-type="string" calcext:value-type="string">
            <text:p>negative</text:p>
          </table:table-cell>
          <table:table-cell table:number-columns-repeated="1021"/>
        </table:table-row>
        <table:table-row table:style-name="ro43">
          <table:table-cell office:value-type="string" calcext:value-type="string">
            <text:p>Das ist schlicht gesagt, völliger Blödsinn! Und wenn Ihnen oder der Autoindustrie die Kosten für eine SCR-Lösung zu teuer sind, jou mei, dann verkauft bzw. kauft doch endlich einen Benziner. Einen herkömmlichen Benziner, damit nicht wieder gleich das Gejaule losgeht, dass auch Benziner ein Partikelproblem hätten. Haben sie nämlich NICHT. Nur Benziner mit Magermischeinstellung (Verbrennungsluftverhältnis Lamda größer 1), oft mit Direkteinspritzung, aber auch nicht immer (!!!) - man kann nämlich auch eine Direkteinspritzung haben und der Motor läuft trotzdem bei Lambda = 1 (ja, ist schon doof, wenn man davon keine Ahnung hat und nur unqualifiziertes Zeug nachplappert); in dem Falle, also Magermischeinstellung mit Lambda größer 1 haben auch Benziner ein Partikelproblem. Das Dumme ist nur, davon gibts nur marginale Stückzahlen am Markt, weil sich nämlich die Autobauer scheuen einen Partikelfilter für Benziner zu verbauen (kostet ja auch geld). Nochmals zur Erinnerung die notwendige Abgastechnik für den Dieselstinker: 1.) DOC = Diesel-Oxydationskatalysator, u.a. ein unbedingtes Muss wg. des Partikelfilters, um Verstopfung bei Stadtfahrten etc. zu vermeiden. 2.) sehr aufwändige SCR-Technik, bestehend aus einem beheizten und hermetisch dichtem AdBlue-System inkl. Recht großem AdBlue-Tank, aufwändige SCR-Einspritzdüsen mit kleinstem und verstopfungsanfälligem Sprühdurchmesser, einer AdBlue-Mischdüse, ein unbedingtes Muss zur feinen AdBlue-Zerstäubung/-Verdampfung. 3.) Einem teuer beschichteten SCR-Kat, ein unbedingtes Muss zur Stickoxid-Reduzierung 4.) Partikelfilter, ein unbedingtes Muss zur Partikelreduzierung 5.) Ammoniak-Sperrkat (ein ganz tolles und kritisches Thema)! AdBlue ist eine Ammoniaklösung und wird keine 100%ige Nox-Umwandlung erzielt, weill ggf. zu viel Harnstoff eingespritzt wurde (siehe oben: SCR-Einspritzdüsen mit kleinstem und verstopfungsanfälligem Sprühdurchmesser), dann kann gesundheitsschädliches Ammoniak austreten. Dies gilt es mit einem Ammoniak-Sperrkat zu eliminieren. 6.) Katalysator(en) zur Eliminierung der Partikelfilter-Emissionen (NILIS = noch nicht limitierte Schadstoffe á la Dioxine. Furane, PAK = Polyzyklische aromatische Kohlenwasserstoffe wie Benzole, Toloule etc. pp. ff) 7.) Da der Dieselmotor vs. Benziner bei sehr niedrigen Temperaturen arbeitet, muss zu einer möglichst schnellen Kat-Arbeitsweise (schnelles Anspringen des Kats) ggf. ein aufwändiger elektrisch beheizter Kat (z:B. statt eines herkömmlichen DOC) eingebaut werden. 8.) Damit der E-Kat auch im Winter parallel zur Heizung, dem Fahrlicht etc. gut arbeitet, ist eventuell eine größere Batterie von Nöten Zum Vergleich dazu braucht ein herkömmlicher Benziner/Ottomotor (Verbrennungsluftverhältnis mit Lambda = 1): 1.) einen motornahen Dreiwege-Katalysator und sonst gar nix. Punkt! Und selbst ein Ottomotor mit Direkteinspritzung in Magermischeinstellung (Verbrennungsluftverhältnis mit Lambda z.B. 1,05) braucht in der Regel zusätzlich lediglich noch einen Partikelfilter. Noch Fragen?</text:p>
          </table:table-cell>
          <table:table-cell office:value-type="string" calcext:value-type="string">
            <text:p>That's simply nonsense, complete nonsense! And if the cost of an SCR solution is too expensive for you or the car industry, jou mei, then sell or buy a gasoline engine. A conventional petrol engine, so that does not start again the whine, that even petrol would have a particle problem. They have NOT. Only gasoline with lean-mix setting (combustion air ratio Lamda greater than 1), often with direct injection, but not always (!!!) - you can also have a direct injection and the engine is still running at lambda = 1 (yes, it is stupid, if of which has no idea and parrots only unqualified stuff); in the case, ie lean mixture setting with lambda greater than 1, gasoline engines also have a particle problem. The stupid is only, of which there are only marginal quantities on the market, because namely the carmakers shy away from installing a particulate filter for gasoline (yes, money costs). As a reminder, the necessary exhaust gas technology for the diesel stinker: 1.) DOC = diesel oxidation catalyst, u.a. an absolute must wg. of the particulate filter to prevent clogging during city driving, etc. 2.) very complex SCR technology, consisting of a heated and hermetically sealed AdBlue system incl. Right large AdBlue tank, complex SCR injectors with smallest and clog-prone spray diameter, an AdBlue mixing nozzle, an absolute must for fine AdBlue atomization / Vaporization. 3.) A costly coated SCR-Kat, an absolute must for nitrogen oxide reduction 4.) Particulate filter, an absolute must for particle reduction 5.) Ammonia Sperrkat (a very great and critical topic)! AdBlue is an ammonia solution and does not produce 100% Nox conversion, if too much urea is injected (see above: SCR injectors with the smallest and clog-prone spray diameter), then unhealthy ammonia can escape. This is to eliminate with an ammonia Sperrkat. 6.) Catalyst (s) for the elimination of particulate matter filter emissions (NILIS = not yet limited pollutants a la dioxins, furans, PAHs = polycyclic aromatic hydrocarbons such as benzenes, toloules, etc. pp. If the gasoline engine is operating at very low temperatures, it is necessary to install a complex electrically heated catalytic converter (for example, instead of a conventional DOC) in order to achieve the fastest possible cat operation (rapid catalyzing). 8.) So that the E-Kat also works well in winter parallel to the heating, the headlights, etc., may require a larger battery For comparison, a conventional gasoline / gasoline engine (combustion air ratio with lambda = 1) needs: 1.) one close to the motor three-way catalyst and nothing else. Point! And even a gasoline engine with direct injection in Magmischeinstellung (combustion air ratio with lambda, for example, 1.05) usually needs in addition only a particle filter. Any questions?</text:p>
          </table:table-cell>
          <table:table-cell office:value-type="string" calcext:value-type="string">
            <text:p>negative</text:p>
          </table:table-cell>
          <table:table-cell table:number-columns-repeated="1021"/>
        </table:table-row>
        <table:table-row table:style-name="ro3">
          <table:table-cell office:value-type="string" calcext:value-type="string">
            <text:p>"Antiamerikanismus ist einfach nur Ablehnung oder Hass aus Prinzip. Jede Idee, jede Handlung, jedes Produkt grauenhaft finden, nur weil es den USA entstammt. Und das - da gebe ich Herrn Gabriel Recht - ist tatsächlich dumm und schädlich. Es ist allerdings nicht antiamerikanisch, wenn sich Kritikpunkte besser begründen lassen als ""die sind ja von denen"". Fundierte und angebrachte Kritik gibt es da zuhauf. Operation Ajax war eine furchtbare Idee - das wäre sie auch gewesen wenn Deutschland sie durchgeführt hätte. Die Invasion des Irak war ein Verbrechen - das wäre es auch gewesen wenn Bolivien sich das Ganze ausgedacht hätte. Und Trump ist ein fachlich inkompetenter und persönlich abstoßender Präsident mit einer Menge schwachsinniger, egozentrischer Ideen die Jedem diesem Bürger dieses Planeten mit Ausnahme einer kleinen Elite schaden - und das wäre er auch wenn er Neuseeland regieren würde. Das ist kein Antiamerikanismus, das sind Tatsachen. Tatsachen vor denen man sich nicht verschließen darf, auch nicht wenn man den Vorwurf des Antiamerikanismus fürchtet."</text:p>
          </table:table-cell>
          <table:table-cell office:value-type="string" calcext:value-type="string">
            <text:p>"Anti-Americanism is just rejection or hatred on principle. Every idea, every action, every product horrible, just because it comes from the United States. And that - I agree with Mr Gabriel - is indeed stupid and harmful. However, it is not anti-American if criticisms can be justified better than ""they are of those"". Well-founded and appropriate criticism abounds. Operation Ajax was a terrible idea - it would have been the same if Germany had carried it out. The invasion of Iraq was a crime - that would have been the case if Bolivia had thought it all up. And Trump is a technically incompetent and personally repulsive president with a lot of moronic, self-centered ideas that will harm anyone but this citizen of this planet except a small elite - and that's what he would be even if he ruled New Zealand. This is not anti-Americanism, these are facts. Facts that should not be ignored, even if one fears the reproach of anti-Americanism."</text:p>
          </table:table-cell>
          <table:table-cell office:value-type="string" calcext:value-type="string">
            <text:p>negative</text:p>
          </table:table-cell>
          <table:table-cell table:number-columns-repeated="1021"/>
        </table:table-row>
        <table:table-row table:style-name="ro16">
          <table:table-cell office:value-type="string" calcext:value-type="string">
            <text:p>Waren es 4 Nationen weltweit, die sich dem Klimaschutz versagen? Da ist die USA plötzlich auf einer Linie mit Nordkorea. Es ist schon richtig, was sind das für zeiten in denen ein Land wie die USA einem Trump anvertraut wird. Das können wir nicht ändern. Den Klimaschutz und Umweltschutz können und sollten wir vorantreiben. Egal wieviel Prozent tatsächlich vom Menschen verursacht sind. Gibt ja schließlich viele schädliche Auswirkungen.</text:p>
          </table:table-cell>
          <table:table-cell office:value-type="string" calcext:value-type="string">
            <text:p>Were there 4 nations worldwide that are failing to protect the climate? The US is suddenly in line with North Korea. It's true, what are times when a country like the US is entrusted to a trump. We can not change that. Climate protection and environmental protection can and should be promoted. No matter how many percent are actually caused by humans. After all, there are many harmful effects.</text:p>
          </table:table-cell>
          <table:table-cell office:value-type="string" calcext:value-type="string">
            <text:p>negative</text:p>
          </table:table-cell>
          <table:table-cell table:number-columns-repeated="1021"/>
        </table:table-row>
        <table:table-row table:style-name="ro6">
          <table:table-cell office:value-type="string" calcext:value-type="string">
            <text:p>"Was für eine Partei am Ende herauskommt, wenn sie die eigenen Werte als Juniorpartner in einer Koalition über Bord wirft, kann man an den Resten der SPD sehen. Wer so seine Glaubwürdigkeit zu Gunsten von Sicherung von Macht und Posten verliert, wird eine lange Zeit der Selbsterneuerung benötigen. Da ist es mir ehrlich gesagt lieber wenn eine inhaltliche Debatte geführt wird, wenn sie auch ab und zu wirklich schmerzhaft ist. Eine nicht erfolgte ""gemeinsame Erzählung einer eigenen Identität"" ist immer noch weniger schädlich, als ganz offensichtlich entgegen seiner behaupteten Identität zu handeln."</text:p>
          </table:table-cell>
          <table:table-cell office:value-type="string" calcext:value-type="string">
            <text:p>"What comes out for a party in the end, if it throws its own values ​​as a junior partner in a coalition overboard, can be seen in the remnants of the SPD. Who loses his credibility in favor of securing power and posts, will need a long time of self-renewal. To be honest, it would be better for me to have a substantive debate, even though it is really painful from time to time. An undisclosed ""shared narration of one's own identity"" is still less harmful than acting quite obviously contrary to its claimed identity."</text:p>
          </table:table-cell>
          <table:table-cell office:value-type="string" calcext:value-type="string">
            <text:p>negative</text:p>
          </table:table-cell>
          <table:table-cell table:number-columns-repeated="1021"/>
        </table:table-row>
        <table:table-row table:style-name="ro7">
          <table:table-cell office:value-type="string" calcext:value-type="string">
            <text:p>Erstaunt liest die Community am Morgen davon, das das Umweltbundesamt nun Zugang zur Realität gefunden hat. ja. Plastik ist schädlich für die Umwelt, giftig für Flora, Fauna und die Weltmeere. Und noch einmal ja. Auch an deutschen Küsten findet sich nun der weder vom Umweltbundesamt noch der Bundesregierung zu einem Verbot bearbeitete Mikroplastikmüll wie auch grössere Kunststoffteile. Wir sind schlichtweg begeistert, welchen grossen intellektuellen Herausforderungen das UBA und die Bundesregierung sich mit ihren beispiellosen Fähigkeiten entgegenstellen. Eventuell dauert es nun auch nur 15 Jahre bis man sich gegen die Lobbyverbände der Kosmetischen, Chemischen und Erdoelverarbeitenden Industrien durchsetzt und seinem mandat bzw seiner Aufgabe nachkommt, die Bevölkerung und die Natur zu schützen. ...erwartet uns. Legion</text:p>
          </table:table-cell>
          <table:table-cell office:value-type="string" calcext:value-type="string">
            <text:p>Amazed the community reads in the morning of the fact that the Federal Environment Agency now has access to reality. Yes. Plastic is harmful to the environment, poisonous to flora, fauna and the oceans. And again, yes. Also on German coasts is now the neither of the Federal Environmental Agency nor the Federal Government to a ban processed microplastic waste as well as larger plastic parts. We are simply enthusiastic about the great intellectual challenges UBA and the Federal Government are facing with their unparalleled capabilities. It may now only take 15 years to get past the lobbying associations of the cosmetic, chemical and petroleum-processing industries and fulfill their mandate or duty to protect the population and nature. ... awaits us. legion</text:p>
          </table:table-cell>
          <table:table-cell office:value-type="string" calcext:value-type="string">
            <text:p>negative</text:p>
          </table:table-cell>
          <table:table-cell table:number-columns-repeated="1021"/>
        </table:table-row>
        <table:table-row table:style-name="ro7">
          <table:table-cell office:value-type="string" calcext:value-type="string">
            <text:p>Sie bringen in der Außenpolitik, außer mit Herrn Putin zu dinieren, während dank Herrn Putin Millionen von Menschen weltweit auf der Flucht sind, nichts zu Stande, wie man kürzlich in der Türkei und in Israel sehen konnte. Selbst wenn Sie in der Sache mit Ihrer US - Kritik Recht haben mögen, ist dies nicht glaubwürdig, solange Sie sich so devot gegenüber Rußland verhalten. Trotz Herrn Trump sind die Vereinigten Staaten von Amerika für Deutschland immer noch der nächste Partner. Mit Frankreich und Herrn Macron bestehen derzeit bei Lichte betrachtet erhebliche Gegensätze, die bei einem zu großen Entgegenkommen für Herrn Macron für Deutschland und seinem Lebensstandard und Sozialstaat sehr schädlich wären. Deshalb halten Sie und Ihre Partei sich mit einem zu starken US - Bashing bei aller berechtigter Kritik an Herrn Trump zurück, denn dies ist fatal für Deutschland.</text:p>
          </table:table-cell>
          <table:table-cell office:value-type="string" calcext:value-type="string">
            <text:p>In foreign affairs, with the exception of Mr Putin, while Mr Putin is being ousted by millions of people around the world, they are not achieving anything, as has recently been seen in Turkey and Israel. Even if you are right in your US criticism, this is not credible as long as you are so submissive to Russia. Despite Mr. Trump, the United States of America is still the next partner for Germany. With France and Mr Macron there are currently significant differences in light, which would be very damaging to Mr Macron for Germany and his standard of living and social welfare. That is why you and your party are holding back on too much US bashing for all legitimate criticism of Mr Trump, because this is fatal for Germany.</text:p>
          </table:table-cell>
          <table:table-cell office:value-type="string" calcext:value-type="string">
            <text:p>negative</text:p>
          </table:table-cell>
          <table:table-cell table:number-columns-repeated="1021"/>
        </table:table-row>
        <table:table-row table:style-name="ro15">
          <table:table-cell office:value-type="string" calcext:value-type="string">
            <text:p>Seit der Kanzlerschaft von Gerhard Schröder leiden wir hier in Deutschland unter einer immer mehr abgehobenen und selbstgefälligen Elite. Dieser Bericht zeigt am Beispiel von England sehr gut auf wie schädlich selbstgefällige Eliten sind.</text:p>
          </table:table-cell>
          <table:table-cell office:value-type="string" calcext:value-type="string">
            <text:p>Since the chancellorship of Gerhard Schröder we suffer here in Germany under an increasingly detached and complacent elite. Using the example of England, this report shows very well how harmful self-satisfied elites are.</text:p>
          </table:table-cell>
          <table:table-cell office:value-type="string" calcext:value-type="string">
            <text:p>negative</text:p>
          </table:table-cell>
          <table:table-cell table:number-columns-repeated="1021"/>
        </table:table-row>
        <table:table-row table:style-name="ro23">
          <table:table-cell office:value-type="string" calcext:value-type="string">
            <text:p>Das Ergebnis dieser basisch-demokratischen Befragung ist deckungsgleich mit dem Willen der Elite. Hätte es in der Bundesrepublik eine basisch-demokratische Befragung zur Sozialabbauagenda 2010 gegeben, wäre uns sicher die sich rasend ausbreitende Armut mit den gesamtwirtschaftlich schädlichen Leistungsbilanzüberschüssen erspart geblieben.</text:p>
          </table:table-cell>
          <table:table-cell office:value-type="string" calcext:value-type="string">
            <text:p>The result of this basic democratic poll is congruent with the will of the elite. Had there been a basic democratic survey on the social reduction agenda in the Federal Republic of Germany in 2010, we would certainly have been spared the rapidly spreading poverty with the macroeconomically harmful current account surpluses.</text:p>
          </table:table-cell>
          <table:table-cell office:value-type="string" calcext:value-type="string">
            <text:p>negative</text:p>
          </table:table-cell>
          <table:table-cell table:number-columns-repeated="1021"/>
        </table:table-row>
        <table:table-row table:style-name="ro51">
          <table:table-cell office:value-type="string" calcext:value-type="string">
            <text:p>"..vondiesen Damen und Herren höre ich in Reden niemals etwas von den realen Problemen dieses Staates. Alle Grünen-Themen sind für mich unsinnigund bringen die vorliegenden prekären Themen garnicht erst in die Öffentlichkeit.D.h. : vermutlich ein Grund für Wähler,die Partei(auch die SPD gehört schrittweise schon dazu) als nichtwählbar anzusehen.Das Resultat sehen wir aktuell. Den beiden Oberanführern Özdemir (der mag Deutsche nicht,weil ""Mischpoke"") und Göring...eckart.....traut niemand etwas zu im Sinne eines pos. Fortkommens unserer Politik.(Ca. 7Bio E Schulden,ca. 4bis 6 Millionen Staatsverbindlichkeiten,Tendenz zunehmend,ca. 12 Mio verarmte und angesch....Rentner,die in 10J mal nur 11,4 % mehr an REnte bekamen...der Rest v.8Mio natürlich auch,zuwenig bezahlbarer Wohnraum,Verödung in den Provinzen,Widernatürliches Festhalten an krimin.Ausländern,Schwächung der Staatsmacht,dümmliche und für uns abs. schädliche Russlandpolitik,die Folgen lernen wir gerade kennen-zB.noch mehr Flüchtlinge durch Putin Syrienpolitik....,vergammelte Infrastruktur,runtergekommene Bildung und Forschung,runtergewirtschaftete Umweltpolitik ,eine unwirkliche seltsame Sozialpolitik,zB.Thema Betriebsrebnte. Das kann sich nur jemand ausdenken,der/die noch nie etwas richtiges gearbeitet hat...und niemals in Sozialkassen selber eingezahlt hat...und...die keine Ahnung von der Arbeitswelt hat! Woher denn auch!?"</text:p>
          </table:table-cell>
          <table:table-cell office:value-type="string" calcext:value-type="string">
            <text:p>"..on these ladies and gentlemen I never hear anything in Reden about the real problems of this state. All the Green topics are nonsensical for me and do not bring the present precarious topics into the public at first.D.h. : presumably a reason for voters, the party (even the SPD heard gradually to this) to be regarded as not eligible. The result we currently see. The two supreme leaders Özdemir (the German does not like because ""Mischpoke"") and Goering ... eckart ..... no one dares to something in the sense of a pos. Progress of our policy (about 7 Bio E debt, about 4 to 6 million government liabilities, increasing tendency, about 12 million impoverished and ange .... retirees, in 10J times only 11.4% more to get ... the rest of v.8Mio of course, too little affordable housing, desertification in the provinces, unnatural adherence to krimin.Auslaender, weakening of state power, stupid and for us absolutely damaging Russia policy, the consequences we just get to know - zB.noch more refugees through Putin Syria policy ...., rotten infrastructure, run-down education and research, down-managed environmental policy, an unreal weird social policy, eg.Removable, only someone who has never done anything right ... and never in Social funds have deposited themselves ... and ... who has no idea of ​​the world of work!"</text:p>
          </table:table-cell>
          <table:table-cell office:value-type="string" calcext:value-type="string">
            <text:p>negative</text:p>
          </table:table-cell>
          <table:table-cell table:number-columns-repeated="1021"/>
        </table:table-row>
        <table:table-row table:style-name="ro16">
          <table:table-cell office:value-type="string" calcext:value-type="string">
            <text:p>"Staat zur Zeit macht bringt nichts. Law-and-Order muss mal wieder her, keine Wischi-waschi-Urteile (siehe Tötungsdelikte durch Rasen etc). Und nein, ein normaler Bürger ist in seinen Freiheiten nicht durch den Staat sondern durch den Terror eingeschränkt. Deshalb sollte man die Rechte der ""Gefährder"" einschränken und zwar drastisch. Oder Gesetze ändern, um diese unschädlich zu machen."</text:p>
          </table:table-cell>
          <table:table-cell office:value-type="string" calcext:value-type="string">
            <text:p>"State at the moment makes no profit. Law-and-order must come back, no wischi-waschi judgments (see killing offenses by turf etc). And no, a normal citizen is limited in his freedoms not by the state but by terror. Therefore, one should limit the rights of the ""perpetrators"" and that drastically. Or change laws to make them harmless."</text:p>
          </table:table-cell>
          <table:table-cell office:value-type="string" calcext:value-type="string">
            <text:p>negative</text:p>
          </table:table-cell>
          <table:table-cell table:number-columns-repeated="1021"/>
        </table:table-row>
        <table:table-row table:style-name="ro10">
          <table:table-cell office:value-type="string" calcext:value-type="string">
            <text:p>Offenbar ist einigen hier nicht wirklich bewusst, dass es ohne Sicherheit auch keine Freiheit gibt. Es geht auch nicht darum, jeden einzelnen unbescholtenen Bürger stärker zu überwachen, sondern diejenigen, die als Gefährder eingestuft werden, d. h. Leute, die sich nachweislich in extremistischen und kriminellen Milieus bewegen, besser unter Kontrolle zu bekommen, so dass eine erneute Gewalttat verhindert werden kann. Dazu sind eben gewisse Maßnahmen erforderlich, wie etwa diese Personen auch präventiv zu inhaftieren, um sie unschädlich zu machen.</text:p>
          </table:table-cell>
          <table:table-cell office:value-type="string" calcext:value-type="string">
            <text:p>Apparently, some people are not really aware that there is no freedom without security. It is not a matter of monitoring every single respectable citizen more closely, but of those who are classified as perilous, d. H. People who are demonstrably in extremist and criminal milieus, better under control, so that a renewed act of violence can be prevented. For this purpose, certain measures are required, such as detain these persons and preventively to make them harmless.</text:p>
          </table:table-cell>
          <table:table-cell office:value-type="string" calcext:value-type="string">
            <text:p>negative</text:p>
          </table:table-cell>
          <table:table-cell table:number-columns-repeated="1021"/>
        </table:table-row>
        <table:table-row table:style-name="ro21">
          <table:table-cell office:value-type="string" calcext:value-type="string">
            <text:p>"Scheinbar ist Ihnen nicht bewußt, das es GENAU darum geht, jeden einzelnen Bürger immer mehr zu überwachen. Und es geht GENAU darum einfach durch pauschale Instrumente große Teile von Grundrechten einzuschränken auf die jeder einen Anspruch hat. Und dies sogar mit teils verfassungsfeindlichen oder hoch illegalen Methoden - siehe:https://netzpolitik.org/2016/ex-praesident-des-bundesverfassungsgerichts-bnd-zugriff-auf-internet-knoten-wie-de-cix-ist-insgesamt-rechtswidrig/ Warum? Weil es so sehr bequem und einfach ist außerdem erweckt bei seinen Wählern den Eindruck des Handelns. Für etwas was die Politik selbst seit Jahren selbst versaut hat. Diese ""gewissen Maßnahmen"" bestehen seit langem aber sie werden nicht angewandt. Wer allerdings davon spricht, das man Personen auch ""präventiv inhaftieren"" soll um sie ""unschädlich"" zu machen löst höchsten Alarm aus. Denn genau das stünde am Ende dieser unkontollierten Konrollwut - und das gilt es auf jeden Fall zu verhindern."</text:p>
          </table:table-cell>
          <table:table-cell office:value-type="string" calcext:value-type="string">
            <text:p>"It seems you are unaware that it is EXACTLY a matter of monitoring every single citizen more and more. And it is EXACTLY just to limit large parts of basic rights by blanket instruments to which everyone has a claim. And even with some anti-constitutional or highly illegal methods - see: https: //netzpolitik.org/2016/ex-praesident-des-bundesverfassungsgerichts-bnd-zugriff-auf-internet-knoten-wie-de-cix-ist -lawful / Why? Because it is so convenient and simple, it also gives the impression of action among its constituents. For something that politics itself has messed up for years. These ""certain measures"" have existed for a long time, but they are not applied. However, anyone who speaks of people being ""preemptively imprisoned"" in order to ""harmless"" them raises the highest alarm. Because that would be the end of this uncontrolled Konrollwut - and it is definitely to prevent."</text:p>
          </table:table-cell>
          <table:table-cell office:value-type="string" calcext:value-type="string">
            <text:p>negative</text:p>
          </table:table-cell>
          <table:table-cell table:number-columns-repeated="1021"/>
        </table:table-row>
        <table:table-row table:style-name="ro40">
          <table:table-cell office:value-type="string" calcext:value-type="string">
            <text:p>"Zu 1) Sie selbst schreiben von Aggressionen 'Russlands', im Gegensatz zu 'Europa'. Dann bedeutet 'Wir' genau das, was Sie unter Europa verstehen. Zu 2) Ich habe wie wohl die allermeisten Ukrainer ein starkes Interesse daran, von überhaupt keinem Oligarchen beherrscht zu werden. An der Lage der Normalos ändert die politische Orientierung der Oligarchen nämlich nichts. Korruption und Kleptokratie sind in diesem Sinne neutral. Zu 3) Schon mal was von Bandera gehört, vor dessen Verherrlichung insbesondere Israel warnt? &lt;i&gt;""Ukraine to Honor Groups That Killed Jews in World War II""&lt;/i&gt; http://www.haaretz.com/world-news/1.657381 Zu 4) Vor der ATO gab es bewaffnete Separatisten, genauso wie es bewaffnete nationalistische Separatisten in der West-Ukraine gab. http://www.n-tv.de/politik/Grossstadt-Lwiw-erklaert-sich-fuer-autonom-article12302156.html Nur im Unterschied zur jetzigen ukr. Regierung setzte die ukr. Regierung unter Janukowitsch keine Panzer und Bomben ein. Zu 5) Ob es eine Annexion überhaupt war, darüber lässt sich diskutieren. Aber ohne die Ereignisse Kiew auch keine Ereignisse auf der Krim. Sie können nicht im einen Fall den Verfassungsbruch gutheißen (der gewaltsame Sturz Janukowitschs), im anderen aber ablehnen (Unabhängigkeitserklärung der Krim) Zu 6) Auch hier gilt: Dieser Konflikt eskalierte nur deswegen, weil WIR im Bündnis mit so demokratischen Musterstaaten wie Saudi-Arabien, Katar und die Türkei einen Regimechange in Syrien angestrebt haben und das immer noch tun. WIR haben islamistische Extremisten mit Waffen versorgt. Menschenwürde ist bei uns leider zu einer Floskel und überdies an die politische Opportunität geknüpft. Fazit zu Ihrem Kommentar: Russophobie ist genauso schädlich wie Anti-Amerikanismus."</text:p>
          </table:table-cell>
          <table:table-cell office:value-type="string" calcext:value-type="string">
            <text:p>"To 1) You write of aggression of 'Russia', as opposed to 'Europe'. Then 'we' means exactly what you mean by Europe. To 2) Like most Ukrainians, I have a strong interest in not being dominated by any oligarchs at all. The political orientation of the oligarchs does not change the situation of the normal people. Corruption and kleptocracy are neutral in this sense. 3) Ever heard of Bandera, whose glorification especially Israel warns? &lt;i&gt; ""Ukraine to Honor Groups That Killed Jews in World War II"" &lt;/ i&gt; http://www.haaretz.com/world-news/1.657381 Ad 4) There were armed separatists in front of the ATO, as well as armed men nationalist separatists in western Ukraine. http://www.n-tv.de/politik/Grossstadt-Lwiw-erklaert-sich-fuer-autonom-article12302156.html Only in contrast to the current ukr government did the ukr government under Yanukovich no tanks and bombs. To 5) Whether it was an annexation at all, can be discussed. But without the events Kiev also no events in the Crimea. They can not approve of the constitutional break in one case (the violent overthrow of Yanukovych), but reject it in the other (Declaration of Independence of the Crimea) 6) Again, this conflict escalated only because WE are in alliance with such democratic model states as Saudi Arabia Qatar and Turkey have sought a regime change in Syria and still do. WE have provided weapons to Islamist extremists. Human dignity is unfortunately a phrasing and, moreover, linked to political opportunity. Conclusion to your comment: Russophobia is just as harmful as anti-Americanism."</text:p>
          </table:table-cell>
          <table:table-cell office:value-type="string" calcext:value-type="string">
            <text:p>negative</text:p>
          </table:table-cell>
          <table:table-cell table:number-columns-repeated="1021"/>
        </table:table-row>
        <table:table-row table:style-name="ro31">
          <table:table-cell office:value-type="string" calcext:value-type="string">
            <text:p>Merkel weiß, dass sie vorrangig die Wünsche der Sponsoren ihrer Partei zu erfüllen hat. Dazu gehört nun einmal die mit der Beseitigung der Binnennachfrage verbundene Förderung der Gewinnmaximierung der Sponsoren. Arbeit ohne ausreichenden Lohn ist besser als keine Arbeit plappert sie die Einflüsterungen der Sponsoren nach. Die Einsicht, dass durch diese massive Zerstörung der Binnennachfrage das überaus schädliche Außenhandelsungleichgewicht geschaffen wird, verschließt sich ihr und ihrem Kabinett.</text:p>
          </table:table-cell>
          <table:table-cell office:value-type="string" calcext:value-type="string">
            <text:p>Merkel knows that she primarily has to fulfill the wishes of the sponsors of her party. This includes the promotion of profit maximization of sponsors, which is linked to the elimination of domestic demand. Working without a sufficient wage is better than no work, she babbles the whispers of the sponsors. The insight that this massive destruction of domestic demand is creating the most damaging foreign trade imbalance is closing in on her and her Cabinet.</text:p>
          </table:table-cell>
          <table:table-cell office:value-type="string" calcext:value-type="string">
            <text:p>negative</text:p>
          </table:table-cell>
          <table:table-cell table:number-columns-repeated="1021"/>
        </table:table-row>
        <table:table-row table:style-name="ro8">
          <table:table-cell office:value-type="string" calcext:value-type="string">
            <text:p>Man könnten auch Länder wie Afghanistan und den Irak nicht im Stich lassen. Das ist aber nicht im Sinne unserer light Islamisten den Kirchen die sich in die Politik einmischen anstatt Mobbing an katholischen Bildungseinrichtungen zu unterbinden und mit allerlei anderen Missbrauchsskandalen zu kämpfen haben. Die Saat des Katholizismus ist real schädlich für unsere Gesellschaft. Die Islamisten bomben sich innerhalb von ein paar Jahren in Afghanistan und andernorts an die Macht wenn wir nicht das richtige Maß an militärischer Hilfe finden, es sind nämlich die gleichen IS Terroristen die bei uns und die in Afghanistan oder Syrien Bomben.</text:p>
          </table:table-cell>
          <table:table-cell office:value-type="string" calcext:value-type="string">
            <text:p>You could not leave countries like Afghanistan and Iraq in the lurch. But this is not in the spirit of our light Islamists the churches that interfere with politics instead of bullying at Catholic educational institutions to prevent and have to fight with all sorts of other abuse scandals. The seeds of Catholicism are really harmful to our society. The Islamists are going to take power in Afghanistan and elsewhere within a few years if we do not find the right level of military aid, because the same IS terrorists are here and the ones in Afghanistan or Syria are bombs.</text:p>
          </table:table-cell>
          <table:table-cell office:value-type="string" calcext:value-type="string">
            <text:p>negative</text:p>
          </table:table-cell>
          <table:table-cell table:number-columns-repeated="1021"/>
        </table:table-row>
        <table:table-row table:style-name="ro31">
          <table:table-cell office:value-type="string" calcext:value-type="string">
            <text:p>Ich empfehle ihnen meinen Post genau zu lesen nichts anderes habe ich gefordert! Ich erwarte von unseren Regierungen in Europa das sie über die üblichen Absichtserklärungen hinausgeht und eine konzertierte Initiative zum Beispiel zu Fusionsenergie, Geothermie startet und gleichzeitig klimaschädlichen Warentransport (Krabbenpuhlen in Marokko irgendwer?) weitesgehend einschränkt. Ansonsten ist das Theater um das Pariser Abkommen imho nichts als Scheinheiligkeit und zudem nutzlos.</text:p>
          </table:table-cell>
          <table:table-cell office:value-type="string" calcext:value-type="string">
            <text:p>I recommend you to read my post exactly what I have demanded! I expect our governments in Europe to go beyond the usual declarations of intent and launch a concerted initiative on, for example, fusion energy, geothermal energy, and at the same time restricting climate-damaging transport of goods (crabbing in Morocco?). Otherwise, the theater around the Paris Agreement imho is nothing but hypocrisy and also useless.</text:p>
          </table:table-cell>
          <table:table-cell office:value-type="string" calcext:value-type="string">
            <text:p>negative</text:p>
          </table:table-cell>
          <table:table-cell table:number-columns-repeated="1021"/>
        </table:table-row>
        <table:table-row table:style-name="ro17">
          <table:table-cell office:value-type="string" calcext:value-type="string">
            <text:p>Hoffentlich bleibt die Weltgemeinschaft stark und bleibt bei ihrer Haltung zu den Klimazielen. Es wird auch ohne Trump gehen. Nur belohnen darf Sie die USA dafür nicht. Waren die klimaschädlichen produziert werden, müssen mir einer Klimasteuer beaufschlagt werden. Egoismus darf sich finanziell nicht lohnen.</text:p>
          </table:table-cell>
          <table:table-cell office:value-type="string" calcext:value-type="string">
            <text:p>Hopefully, the global community will remain strong and stick with its attitude towards the climate goals. It will work without Trump. You can not reward the USA for that. If the climate-damaging are produced, I have to be charged with a climate tax. Egoism should not be financially worthwhile.</text:p>
          </table:table-cell>
          <table:table-cell office:value-type="string" calcext:value-type="string">
            <text:p>negative</text:p>
          </table:table-cell>
          <table:table-cell table:number-columns-repeated="1021"/>
        </table:table-row>
        <table:table-row table:style-name="ro7">
          <table:table-cell office:value-type="string" calcext:value-type="string">
            <text:p>sehr fraglich. Das werden wir hier kaum erörtern können, denn wer von uns war schon bei Merkel zu Gast, dass er beurteilen kann, ob sie sich an die Klimaschutzvereinbarungen hält? Kann doch sein, dass sie bewusst auf den Konsum von Reis verzichtet, um dadurch die Freisetzung des beim Reisanbau in nennenswerten Mengen entstehenden klimaschädlichen Sumpfgases zu verringern. Wäre doch denkbar! Was wir definitiv sagen können, sie hat im Namen Deutschlands Vereinbarungen getroffen und erwartet zu Recht, dass sich das Deutsche Volk und die deutsche Wirtschaft daran halten. Dass es da immer ein paar Querflöter wie einen namhaften niedersächsischen Automobilhersteller gibt, ist nicht neu und kein Grund alle betreffenden Vereinbarungen in die Tonne zu kloppen. Da gibt es was auf die Finger und dann ist gut, dann hält sich der ebenfalls an die Vereinbarungen.</text:p>
          </table:table-cell>
          <table:table-cell office:value-type="string" calcext:value-type="string">
            <text:p>very questionable. We will hardly be able to discuss this here, because who among us already visited Merkel, that he can judge whether she adheres to the climate protection agreements? It may well be that she consciously renounces the consumption of rice, thereby reducing the release of climate-damaging sump gas, which is produced in appreciable quantities in rice cultivation. Would be conceivable! What we can definitely say, she has made agreements on behalf of Germany and rightly expects the German people and the German economy to stick to it. That there are always a few cross-fussers such as a well-known Lower Saxon automobile manufacturer, is not new and no reason to knock all relevant agreements in the bin. There's something on the fingers and then it's good, then he sticks to the agreements as well.</text:p>
          </table:table-cell>
          <table:table-cell office:value-type="string" calcext:value-type="string">
            <text:p>negative</text:p>
          </table:table-cell>
          <table:table-cell table:number-columns-repeated="1021"/>
        </table:table-row>
        <table:table-row table:style-name="ro27">
          <table:table-cell office:value-type="string" calcext:value-type="string">
            <text:p>Wie viel Widerstand muss eigentlich in den USA zusammenkommen, bis die unsinnigen Entscheidungen eines extrem aufdringlichen Präsidenten ein Ende finden Das Problem scheint eindeutig zu sein, die USA kriegen ihr unseliges nahezu verhängnisvolles Baby nicht mehr los. Im Gegenteil, die Republikaner klammern sich regelrecht und nahezu hilflos an ihren schwer bekömmlichen Champion bei der Wahl, wohl wissend, dass sie nur mit Hilfe dessen extremen Formulierungen, Versprechungen und Lügen gegenüber den Demokraten noch Land gewinnen konnten. Jetzt sitzen sie dicht gedrängt wie Karnickel in einem Stall und wagen sich nicht gegen die schädlichen und unnützen Entscheidungen ihres unerträglichen Messias aufzumucken. Es ist ein erbärmliches Schauspiel, das die USA gegenwärtig mit ihrem Trump aufführen und die ganze Welt schaut konsterniert zu, was in dieser ehemals geachteten Demokratie sich abspielt.</text:p>
          </table:table-cell>
          <table:table-cell office:value-type="string" calcext:value-type="string">
            <text:p>How much resistance must actually come together in the US, until the nonsensical decisions of an extremely obtrusive president come to an end The problem seems to be clear, the US can not get rid of their unfortunate almost fateful baby. On the contrary, the Republicans cling literally and almost helplessly to their elusive champion in the election, knowing that they could only gain land with the help of its extreme language, promises and lies against the Democrats. Now they are crowded together like rabbits in a stable and do not dare to flare up against the harmful and useless decisions of their unbearable Messiah. It is a miserable spectacle that the US is currently performing with its trump and the whole world is watching with consternation what is going on in this once-respected democracy.</text:p>
          </table:table-cell>
          <table:table-cell office:value-type="string" calcext:value-type="string">
            <text:p>negative</text:p>
          </table:table-cell>
          <table:table-cell table:number-columns-repeated="1021"/>
        </table:table-row>
        <table:table-row table:style-name="ro65">
          <table:table-cell office:value-type="string" calcext:value-type="string">
            <text:p>"Ich halte die Klimapolitik der Bundesregierung für umweltschädlich, denn ich erlebe life und de facto, daß erhebliche Teile des ökologisch sensiblen Mittelbegirgswaldes in meiner Heimat durch Windenergieanlagen, deren Bau und Betrieb, erheblich geschädigt werden. Weiterhin sind weitere Schäden durch den Bau von sogenannten Stromspeichern (Pumpspeicherwerke) zu erwarten. Wälder, in denen sogar Wanderwege stillgelegt werden, um seltene Tiere vor Beunruhigung zu schützen, was zumindest stellenweise auch sinnvoll ist, werden nun von Horden von Baumaschinen, Baggern, Rodungsmaschinen heimgesucht. Das nimmt auch kein Ende, völlig rücksichtslos werden überall im Wald breit geschotterte oder gar betonierte Wege für die Schwerlasttransporter angelegt. Nach meiner Rechnung aber, ich rechne manchmal gerne selber, können diese Anlagen trotz aller Schönrednerei nur einen unwesentlichen Beitrag zur Stromproduktion leisten. Wenige Prozent sind das, die Details müssen wir hier garnicht auspacken. Auf Satellitenfotos kann man das Ausmaß der Waldzerstörung im Hunsrück - und anderen Mittelgebirgen - genau verfolgen. Es sind überall helle Placken im Wald, je von der Größe eines größeren Weilers, planiert und mit Zufahrtpisten versaehen. Ich möchte hier nicht zum 100. mal eine ohnehin hier nicht lösbare Klimadebatte lostreten, aber ich möchte klipp und klar zur Kenntnis geben, daß für mich direkt 1:1 nachvollziehbar in großem Maßstab Umweltzerstörung umgesetzt wird, im Namen des ""Klimaschutzes"". Für mein Empfinden werden völlig falsche Entscheidungen getroffen, auf Basis falscher Annahmen und untauglicher technischer Konzepte. SO jedenfalls will ICH keine ""Klimaschutzpolitik"". Ich möchte natürlich auch nicht, daß Naturraum aus anderen Gründen bedenkenlos geopfert wird, weder hie r noch sonstwo. Aber wo der Naturraum ohnehin schon selten ist, da trägt der Bau solcher Anlagen ganz besonders stark zur Umweltvernichtung bei. SO will ich es ncht. Ich will es anders! Es ist sehr traurig, daß vernünftige Menschen ja quasi gezwungen werden, sich politisch einem Exzentriker wie Trump anzunähern! Das ist die Schuld der ignoranten und für Bürgerwillen tauben Machtpolitik der letzten Jahrzehnte!"</text:p>
          </table:table-cell>
          <table:table-cell office:value-type="string" calcext:value-type="string">
            <text:p>"I consider the climate policy of the Federal Government harmful to the environment, because I experience life and de facto that significant parts of the ecologically sensitive Mittelbegirgswaldes in my home by wind turbines, their construction and operation, are significantly damaged. Furthermore, further damage can be expected from the construction of so-called electricity storage facilities (pumped storage power plants). Forests, in which even trails are closed down to protect rare animals from alarm, which makes sense at least in places, are now haunted by hordes of construction machinery, excavators and grubbing machines. There is no end to this, and ruthlessly wide-graveled or even concreted paths for the heavy-duty transporters are being ruthlessly created everywhere in the forest. But in my opinion, I sometimes like to calculate my own expenses, and despite all the fine-tuning, these systems can only make an insignificant contribution to electricity production. Only a few percent is that, we do not have to unpack the details here. On satellite photographs one can follow the extent of the forest destruction in the Hunsrück - and other Mittelgebirgen - exactly. There are bright patches everywhere in the forest, each the size of a larger hamlet, leveled and overlooked by driveways. I would not like to release here for the 100th time an anyway not solvable climate debate, but I would like to state clearly that for me directly 1: 1 comprehensible implemented on a large scale environmental destruction, in the name of ""climate protection"". To my mind, completely wrong decisions are made on the basis of wrong assumptions and unsuitable technical concepts. SO at least I do not want a ""climate protection policy"". Of course, I do not want natural space sacrificed for any other reason, neither here nor elsewhere. But where the natural space is already rare anyway, the construction of such facilities contributes particularly strongly to environmental destruction. I do not want it that way. I want it different! It is very sad that reasonable people are almost forced to approach politically an eccentric like Trump! This is the fault of the ignorant power politics of recent decades that have been dumb for the commonwealth!"</text:p>
          </table:table-cell>
          <table:table-cell office:value-type="string" calcext:value-type="string">
            <text:p>negative</text:p>
          </table:table-cell>
          <table:table-cell table:number-columns-repeated="1021"/>
        </table:table-row>
        <table:table-row table:style-name="ro21">
          <table:table-cell office:value-type="string" calcext:value-type="string">
            <text:p>Er sagt, was er denkt, und tut, was er sagt, ganz im Gegensatz zu unserem Eiertanz-Lügenvereinen CDU SPD Grüne. Klimaschutz, der vor allen Dingen der Repression der eigenen Bevölkerung dient, nicht aber die tatsächlichen Verursacher auch nur nennt geschweige denn anrührt (die 15 größten Frachtschiffe allein stoßen mehr klima- und umweltschädliche Schadstoffe aus als der gesamte Individualverkehr weltweit!!!) kann ich mir - ganz sachlich - auch sparen. Unter der Flagge des Klimaschutzes segeln die übelsten Geldmacher, Abzocker und ganze Parteien mit ihren Ideologien. Es dient nur dazu, in uns Bürgern ein permanent schlechtes Gewissen zu erzeugen (jeder schadet zwangsläufig der Umwelt, solange er auch nur zu atmen wagt), um damit die Bereitschaft zu erhöhen, uns bei nächter Gelegenheit wieder in die unkritisch hingehaltene Geldbörse zu greifen. Trump würde mir noch besser gefallen, wenn er im gleichen Atemzug die tatsächlich Verantwortlichen klar benannt und Maßnahmen zu echtem Klimaschutz angekündigt hätte.</text:p>
          </table:table-cell>
          <table:table-cell office:value-type="string" calcext:value-type="string">
            <text:p>He says what he thinks, and does what he says, quite unlike our egg-duck-lie club CDU SPD Greens. Climate protection, which serves above all the repression of its own population, but not the actual polluter even names let alone touched (the 15 largest cargo ships alone emit more pollutants harmful to the environment and the environment than the entire private transport worldwide !!!) I can - quite factually - also save. Under the flag of climate protection sail the nastiest money-makers, rip-offs and entire parties with their ideologies. It only serves to create a permanently bad conscience in us citizens (everyone inevitably harms the environment, as long as he even dares to breathe), in order to increase the readiness to grab us again at the next opportunity in the uncritically held purse. I would like Trump even better if, in the same breath, he clearly named those responsible and announced measures for real climate protection.</text:p>
          </table:table-cell>
          <table:table-cell office:value-type="string" calcext:value-type="string">
            <text:p>negative</text:p>
          </table:table-cell>
          <table:table-cell table:number-columns-repeated="1021"/>
        </table:table-row>
        <table:table-row table:style-name="ro15">
          <table:table-cell office:value-type="string" calcext:value-type="string">
            <text:p>kündige ich amerikanische Produkte. Auch wenn es wissenschaftlich nicht zu 100% belegt ist sagt mir mein gesunder Menschenverstand das es schädlich ist die Umwelt mit Abfall und Abgasen zu belasten. Ja, Umweltschutz kostet Geld.</text:p>
          </table:table-cell>
          <table:table-cell office:value-type="string" calcext:value-type="string">
            <text:p>I cancel American products. Even if it is not 100% scientifically proven to me my common sense tells me that it is harmful to pollute the environment with waste and exhaust gases. Yes, environmental protection costs money.</text:p>
          </table:table-cell>
          <table:table-cell office:value-type="string" calcext:value-type="string">
            <text:p>negative</text:p>
          </table:table-cell>
          <table:table-cell table:number-columns-repeated="1021"/>
        </table:table-row>
        <table:table-row table:style-name="ro9">
          <table:table-cell office:value-type="string" calcext:value-type="string">
            <text:p>"Welcher andere NATO-Staat? Na jeder der ein Problem damit hat, mit einer islamistischen Diktatur im Aufbau in einem Bündnis zu sein. Wenn Sie annehmen, dass nur Deutschland und die Niederlande etwas dagegen haben könnten, unterstellen Sie im Grunde, dass jene zwei Länder nur aus Rache hätten agieren können. Und kein NATO-Land die Geschehnisse in der Türkei für problematisch, politisch schädlich oder moralisch verwerflich halten könnte. Was sollte z.B. Dänemark davon abhalten zu sagen ""Nein, danke, so einen Faschisten wie Erdogan muss man nicht unterstützen."" oder Kanada zu sagen ""Wenn die mit den Deutschen so umspringen - was sollte sie daran hindern das Gleiche mit uns zu tun?""."</text:p>
          </table:table-cell>
          <table:table-cell office:value-type="string" calcext:value-type="string">
            <text:p>"Which other NATO state? Anyone who has a problem with being in an alliance with an Islamist dictatorship. If you assume that only Germany and the Netherlands could have anything against it, you basically assume that those two countries could have acted only out of revenge. And no NATO country could consider the events in Turkey as problematic, politically harmful or morally reprehensible. What should be To prevent Denmark from saying ""No, thank you, you do not have to support a fascist like Erdogan."" or Canada to say, ""If they talk to the Germans like that, what would stop them from doing the same with us?"""</text:p>
          </table:table-cell>
          <table:table-cell office:value-type="string" calcext:value-type="string">
            <text:p>negative</text:p>
          </table:table-cell>
          <table:table-cell table:number-columns-repeated="1021"/>
        </table:table-row>
        <table:table-row table:style-name="ro53">
          <table:table-cell office:value-type="string" calcext:value-type="string">
            <text:p>"Der TV Journalist in der Diskussionsrunde hakte nach - hartnäckig! Schließlich entglitt EU-Erweiterungskommissar (was für ein Titel!!) ein entlarvender Satz zu Bulgarien und Rumänien, die weder damals noch heute die EU Beitrittskriterien erfüllt haben bzw. erfüllen (siehe jährlicher Zustandsbericht der EU Kommission): ""Ja, glauben Sie denn, die erfüllen die (Beitritts-)Kriterien schneller, wenn sie NICHT in der EU sind!?"" Der Rest ist Geschichte. Nun mag Deutschland sich ""nicht mehr an die Regeln"" halten will, so wie Polen und andere sich nicht an die Regeln halten und Kriegsflüchtlinge nicht einmal in akuter Not unterbringen wollen (ist Polen nicht erzkatholisch?) oder das Gericht des kleinen Mannes, das Verfassungsgericht ""unschädlich"" machen will, weil der Bürger damit gegen verfassungsfeindliche Gesetzgebung zu seinen Ungunsten klagen kann. Ungarns Regierung betreibt indes Volksverhetzung durch das Aufstellen von Plakaten (wir stellen uns - nur kurz! - einmal vor, da würde ein Staat Plakate aufstellen, in denen wir - wir persönlich! - verunglimpft werden... na!? Wie fühlt sich das an?). Auf einem der Plakate wird übrigens die Stadt Berlin verunglimpft (""no-go area"") - und das in Ungarn, einem Land, dessen Mordrate fast 63% höher liegt als die in Deutschland. Auch rekordverdächtig: EU Zuschüsse pro Kopf in Ungarn - hier liegt das Land weit vorne, auf den ""Top""-Plätzen. Der größte Anteil dieses Geldes stammte übrigens aus Deutschland. ""Beiß die Hand, die dich füttert"", könnte man schlussfolgern. Zumindest solange, bis die Hand einen ohrfeigt. Deutschland wird auch in Zukunft zahlen: Die ruinöse Verweigerung von Migration in überalternden Gesellschaften wie Polen wird unweigerlich zu Krisen der umlagefinanzierten Sozial- und Gesundheitssysteme führen. Während Deutschland seine Hausaufgaben zumindest leidlich und eher wie ein Getriebener erfüllt und für eine Stabilisierung seiner Arbeitnehmerschaft (nach den Baby-Boomern) sorgt, verlassen sich Osteuropäer offenbar voll und ganz darauf, notfalls mit Transferleistungen absehbare Probleme zu lösen: Das können dann unsere Kinder und Enkel bezahlen... Vergessen wir trotzdem nicht: In allen osteuropäischen Staaten gibt es große Oppositionen, Menschen, denen das Verhalten ihrer Regierungen und eines Teils ihrer Gesellschaften und manch asozialen und inhumanen Verhaltens zum Himmel stinkt. Scheren wir nicht alle Menschen über einen Kamm, so wie Viktor Orbán es tut!"</text:p>
          </table:table-cell>
          <table:table-cell office:value-type="string" calcext:value-type="string">
            <text:p>"The TV journalist in the discussion group hooked - persistent! Finally, the EU Enlargement Commissioner (what a title !!) slipped a revealing phrase on Bulgaria and Romania, which neither at that time nor today has fulfilled or complied with the EU membership criteria (see EU Commission Annual Status Report): ""Yes, do you think so? they meet the (accession) criteria faster if they are NOT in the EU !? "" The rest is history. Now Germany may ""no longer abide by the rules"", just as Poles and others do not abide by the rules and do not even want to accommodate war refugees in acute need (is not Poland Catholic?) Or the court of the little man, the constitutional court ""harmless"" because the citizen can sue against anti-constitutional legislation to his disadvantage. Hungary's government, meanwhile, is incitement to sedition by putting up posters (we briefly introduce ourselves, for example, when a state would put up posters in which we - we personally! - would be vilified ... well!) How does that feel? ?). Incidentally, one of the posters denounces the city of Berlin (""no-go area"") - and that in Hungary, a country whose murder rate is almost 63% higher than in Germany. Also record-breaking: EU grants per capita in Hungary - here the country is far ahead, on the ""top"" places. Incidentally, the largest share of this money came from Germany. ""Bite the hand that feeds you,"" one might conclude. At least until the hand slaps one. Germany will continue to pay in the future: the ruinous refusal of migration in aging societies such as Poland will inevitably lead to crises in pay-as-you-go social and health care systems. While Germany is doing its homework at least tolerably and more like a driven and stabilizing its workforce (after the baby boomers), East Europeans apparently rely fully on solving foreseeable problems with transfer payments Paying grandchildren ... But let's not forget: in all Eastern European countries there are great oppositions, people, to whom the behavior of their governments and part of their societies and many anti-social and inhumane behavior stinks to the sky. Do not shuffle all human beings like Viktor Orbán does!"</text:p>
          </table:table-cell>
          <table:table-cell office:value-type="string" calcext:value-type="string">
            <text:p>negative</text:p>
          </table:table-cell>
          <table:table-cell table:number-columns-repeated="1021"/>
        </table:table-row>
        <table:table-row table:style-name="ro64">
          <table:table-cell office:value-type="string" calcext:value-type="string">
            <text:p>"In dem Thema sind zuviele Emotionen drin. Wenn es keinen massiven militärischen Nachteil gibt (Gefährdung der Truppe), dann sollte man einfach verlegen und da keinen Staatsakt daraus machen. Die Wahrheit ist: Die Bundeswehr schützt niemand in der Türkei, und sie sind dort auch nicht gerade willkommen. Dass die Türkei in der Nato ist, hat nichts mit Überzeugung zu tun, sondern auf beiden Seiten nur mit Taktik: Die EU will die Türkei als Puffer gegen den nahen Osten wie China Nordkorea und Russland die Ukraine gegen den Westen, Die Türkei will die NATO aber nur als Drohkulisse im Hintergrund und um Einkommen zu generieren, ihre eigentliche Ambition ist aber sich unabhängig von der NATO als größte Regionalmacht in der Region aufzubauen. Da ist keine Liebe auf keiner Seite, und keine gemeinsame Grundüberzeugung, das ist ein reines Zweckbündnis - und zwar eines dessen Zweck immer diffuser wird. Und wenn es nicht mehr gewünscht ist, dann verlagert man halt, oder vielleicht kann ja mal zusammenwerfen und einen EU-Flugzeugträger für solche Missionen unterhalten, das wäre ja auch mal EU-Integration und schon wäre auch das Problem gelöst wie wir die zusätzlichen Milliarden ""versenken"" können, die wir der Orange in Chief bis 2022 versprochen haben. Ein heranwerfen an die Türkei um irgendeine Integration (gar einen EU Beitritt) zu erreichen ist unter einer Erdogan-Türkei ohne relevante Zivilgesellschaft als Ansprechpartner lächerlich, und nicht nützlich, sondern schädlich. Die Zeichen stehen erst mal auf Trennung, und das kann man ja einfach mal hinnehmen. Wenn Erdogan pleite und gescheitert ist, und die Zivilgesellschaft wieder am Ruder ist, dann sieht das vielleicht anders aus, und sollte Erdogan erfolgreich sein und den Führungsanspruch in def Region durchsetzen und sich dann ganz klar gegen den Westen und die EU positionieren, na dann ist das auch endlich klar, dann endet Europa halt in Griechenland - das wird die Griechen freuen, weil sie als Frontstaat dann jede Menge Hilfsgelder erhalten. So oder so, emotionen raus, überlegtes Handeln und pragmatismus rein. Das Leben ist weder ein Ponyhof noch ein Wunschkonzert, man kann nicht dauerhaft an der Realität vorbei handeln. Bereit sein eine versöhnliche Hand aus der Türkei anzunehmen? Jederzeit. Dauernd mit ausgestreckter Hand der Türkei hinterherlaufen? Schwerer Fehler."</text:p>
          </table:table-cell>
          <table:table-cell office:value-type="string" calcext:value-type="string">
            <text:p>"There are too many emotions in the subject. If there is no massive military disadvantage (endangering the troop), then you should simply embarrass and make no official act out of it. The truth is: The Bundeswehr does not protect anyone in Turkey, and they are not exactly welcome there. The fact that Turkey is in NATO, has nothing to do with conviction, but on both sides only with tactics: The EU wants Turkey as a buffer against the Middle East as China North Korea and Russia Ukraine against the West, Turkey wants NATO but only as a threat in the background and to generate income, but their real ambition is to build independent of NATO as the largest regional power in the region. There is no love on either side, and no common conviction, that is a pure alliance of purpose - and one whose purpose is becoming increasingly diffuse. And if it is not desired any more, then you shift, or maybe you can throw together and maintain an EU aircraft carrier for such missions, that would be sometimes EU integration and then the problem would be solved as we the additional billions "" that we promised the Orange in Chief by 2022. Tackling Turkey in order to achieve any kind of integration (even EU accession) is laughable under a Erdogan Turkey with no relevant civil society as a point of contact, and not useful but harmful. The signs are first on separation, and you can just accept it. If Erdogan broke and failed, and civil society is back in power, then it may look different, and should Erdogan be successful and assert leadership in the def region and then clearly position itself against the West and the EU, well then That's finally clear, then Europe ends up just in Greece - that will please the Greeks, because then they receive as frontline state any amount of aid. Either way, emotions out, thoughtful action and pragmatism pure. Life is neither a pony farm nor a request concert, one can not act permanently past reality. Ready to accept a conciliatory hand from Turkey? At any time. Constantly chasing after Turkey with outstretched hand? Big mistake."</text:p>
          </table:table-cell>
          <table:table-cell office:value-type="string" calcext:value-type="string">
            <text:p>negative</text:p>
          </table:table-cell>
          <table:table-cell table:number-columns-repeated="1021"/>
        </table:table-row>
        <table:table-row table:style-name="ro16">
          <table:table-cell office:value-type="string" calcext:value-type="string">
            <text:p>Nur weil Deutschland diesen kleinen Luftwaffenverband aus Incirlik abgezogen werden, heisst das doch noch lange nicht, dass diese nicht weite für die NATO fliegen! Nur eben von einem anderen Flugplatz aus. Ich gehen mal sehr davon aus, dass uns die restlichen NATO-Mitglieder Recht geben werden. NATO-schädlich wäre lediglich ein Rückzug nach Deutschland, aber davon spricht ja auch keiner ...</text:p>
          </table:table-cell>
          <table:table-cell office:value-type="string" calcext:value-type="string">
            <text:p>Just because Germany withdraws this small Air Force Association from Incirlik does not mean that they will not fly far for NATO! Just from another airfield. I assume that the remaining NATO members will agree with us. NATO-damaging would be only a retreat to Germany, but of course no one speaks ...</text:p>
          </table:table-cell>
          <table:table-cell office:value-type="string" calcext:value-type="string">
            <text:p>negative</text:p>
          </table:table-cell>
          <table:table-cell table:number-columns-repeated="1021"/>
        </table:table-row>
        <table:table-row table:style-name="ro7">
          <table:table-cell office:value-type="string" calcext:value-type="string">
            <text:p>"Inwiefern würde denn Vorratsdatenspeicherung, Schleierfahndung, Videoüberwachung bei diesem konkret angesprochenen Problem nutzen, im Gegensatz zu Polizisten? Das einzige was offensichtlich überhaupt was bringen _könnte_, wäre die Videoüberwachung. Nutzt aber im konkreten Fahl wohl auch eher wenig, da die Kameras absehbar gleich ständig unschädlich gemacht würden (ist ja keiner da der darauf aufpasst), nicht genug Polizei da wäre, die auf Video dokumentierten Täter zu verhaften (sind ja nur kleine Fische) bzw. es den Tätern gleich egal ist, weil sie sowieso nichts zu befürchten haben. Im Prinzip sind das nur Ablenkungsmaßnahmen, die man fordert weil man für die finanziell aufwändigere und wirkungsvollere Methode mehr Personal das Geld nicht in die Hand nehmen will - gleichzeitig aber auch gerne als ""Durchgreifer"" dasteht."</text:p>
          </table:table-cell>
          <table:table-cell office:value-type="string" calcext:value-type="string">
            <text:p>"How would data retention, Schleierfahndung, video surveillance in this specifically addressed issue use, in contrast to police? The only thing that could obviously bring something, would be the video surveillance. Uses but in concrete Waste probably synonymous rather little, as the cameras were foreseeably immediately rendered harmless (no one is there to watch out for), not enough police would be there to arrest on video documented offenders (yes only small fish) or It does not matter to the perpetrators, because they have nothing to fear anyway. In principle, these are only distraction measures that you demand because you do not want to take the money into the hands of the financially more complex and effective method - but at the same time also like to be a ""go-ahead""."</text:p>
          </table:table-cell>
          <table:table-cell office:value-type="string" calcext:value-type="string">
            <text:p>negative</text:p>
          </table:table-cell>
          <table:table-cell table:number-columns-repeated="1021"/>
        </table:table-row>
        <table:table-row table:style-name="ro11">
          <table:table-cell office:value-type="string" calcext:value-type="string">
            <text:p>Schulz ist vielleicht kein großartiger Kandidat, der muss sich erst noch outen, aber Inhalte hat die SPD, und wenn sie sich einschaltete, ob damals bei der AfD-Frage oder bei Erdogan oder Trump war es immer gut. Das Schlimmste war die Agenda 2010, und daran wird sie noch zu knacken haben. Schlimmer als Frau Merkel bis jetzt regiert hat, geht es allerdings nicht, dazu gibt es keine Alternative. In jedem Fall dürfte die SPD nicht mehr in eine große Koalition gehen, das hat sich als äußerst schädlich erwiesen. Schon eine starke Opposition könnte Merkel dazu zwingen, endlich Inhalte walten zu lassen und aus dem Schwammigen, Lösungslosen herauszukommen. So oder so, die SPD hat eine große Aufgabe und Chance, wenn sie die ergreift, hätten wir eine reelle Chance.</text:p>
          </table:table-cell>
          <table:table-cell office:value-type="string" calcext:value-type="string">
            <text:p>Schulz may not be a great candidate, he has yet to come out, but content has the SPD, and when it turned on, whether at that time on the AfD question or Erdogan or Trump, it was always good. The worst part was the Agenda 2010, and it will still have to crack. Worse than Mrs. Merkel has ruled so far, it is not, there is no alternative. In any case, the SPD should no longer go into a grand coalition, which has proven to be extremely harmful. Even a strong opposition could force Merkel to finally take content and get out of the spongy, insoluble. Either way, the SPD has a big job and opportunity, if it takes that, we would have a real chance.</text:p>
          </table:table-cell>
          <table:table-cell office:value-type="string" calcext:value-type="string">
            <text:p>negative</text:p>
          </table:table-cell>
          <table:table-cell table:number-columns-repeated="1021"/>
        </table:table-row>
        <table:table-row table:style-name="ro8">
          <table:table-cell office:value-type="string" calcext:value-type="string">
            <text:p>"Natürlich braucht die US-Regierung (und nicht nur die) geheime Geprächskanäle zu anderen Regierungen, und zwar absolut geheime. Anderfalls hören die US-Geheimdienste mit und stechen gnadenlos aus dem Zusammenhang gerissene Informationen durch - besonders gern an Wapo, NYT und CNN, um die Gespäche zu torpedieren oder in eine andere Richtung zu lenken. So wie bisher. Die US-Geheimdienste befinden sich in einem absolut verlotterten Zustand. Die sind ""dicht"" wie ein Sieb. Total inkontinent. Ein erster Schritt sind geheime Kanäle. Der zweite Schritt wäre, die vielen undichten Stellen (Verräter) zu finden und unschädlich zu machen."</text:p>
          </table:table-cell>
          <table:table-cell office:value-type="string" calcext:value-type="string">
            <text:p>"Of course, the US government (and not just the ones) needs secret call channels to other governments, and absolutely secret ones. Otherwise, the US intelligence services will listen and mercilessly break out of context information - especially on Wapo, NYT and CNN, to torpedo the talks or to steer in a different direction. As before. The US intelligence agencies are in an absolutely dull state. They are ""tight"" like a sieve. Total incontinent. A first step is secret channels. The second step would be to find the many leaks (traitors) and render them harmless."</text:p>
          </table:table-cell>
          <table:table-cell office:value-type="string" calcext:value-type="string">
            <text:p>negative</text:p>
          </table:table-cell>
          <table:table-cell table:number-columns-repeated="1021"/>
        </table:table-row>
        <table:table-row table:style-name="ro29">
          <table:table-cell office:value-type="string" calcext:value-type="string">
            <text:p>Bezüglich NATO: Trump ist der, der sich konkreten Zusage verweigert hat. Nämlich im Verteidigungsfall beizuspringen. Das ist der Kern der NATO. Dass man sich im Verteidigungsfall gemeinsam hilft. Meines Wissens nach hat die USA das zuletzt eingefordert, nach dem 11. September. Und daran knapsen wir alle weiterhin. Es ist schon ziemlich vermessen, dass er sich weigert (!) eine Aussage zu machen, umgekehrt ebenfalls zu helfen. -- Was die Verteidigungsausgaben anbelangt, so ist die 2% Marke derzeit nicht fällig, sondern erst in ein paar Jahren. Ob sie realistisch ist, sei mal dahin gestellt. Aber es ist nichts, was er aufgrund der Verträge heute fordern kann. Die anderen Ländern können aufgrund der Verträge aber durchaus ein Bekenntnis zu dem Kern-Versprechen der NATO fordern. ---- Was das Klima anbelangt, so betrifft das alle Länder weltweit. Fast alle haben sich nach langem zögern darauf geeinigt, ihrer Wirtschaft die gleichen Auflagen zu machen. Das schließt auch sehr arme Länder ein, aber auch die anderen großen. Hier sich auf dem Bemühen der anderen Länder auszuruhen ist ebenfalls extrem unfair UND auf Dauer schädlich für seine Wirtschaft und sein Land. Für die anderen Länder wird sich die entsprechenden Investitionen in entsprechende Entwicklungen mittelfristig auszahlen. Darum sprechen sich ja auch diverse Vertreter der Energiebranche in der USA für das Einhalten der Pariser Verträge aus. Und sei es nur, um verlässliche Standards zu haben. Die sind nämlich für die Wirtschaft sehr wichtig. --- Das mit der Handelsbilanz war nicht Teil dessen, was da verhandelt wurde. ER hat sich lediglich über D beschwert (und nicht andersherum). --- Für die Waffen an die Saudis gilt ähnliches. Das hat er mit den Saudis und nicht mit den G6 ausgehandelt. Und den Deal kann man durchaus als recht zweifelhaft ansehen. Ich zumindest sehne mich nicht nach mehr Waffen in der Gegend...</text:p>
          </table:table-cell>
          <table:table-cell office:value-type="string" calcext:value-type="string">
            <text:p>Regarding NATO: Trump is the one who has denied concrete commitment. Namely in the defense case to help. That is the core of NATO. That one helps each other in defense case together. To my knowledge, the US has called for it last, after 9/11. And we are all still dodging that. It is quite presumptuous that he refuses (!) To make a statement, and vice versa. - As far as defense spending is concerned, the 2% mark is not due at present, but only in a few years. Whether she is realistic, let's get there. But it's not something he can demand today because of the treaties. But the other countries can certainly demand a commitment to the core promise of NATO because of the treaties. ---- As far as the climate is concerned, this affects all countries worldwide. Almost all have long been reluctant to give their economy the same conditions. This includes very poor countries, but also the other big ones. Here to rest on the efforts of other countries is also extremely unfair AND permanently detrimental to its economy and its land. For other countries, the corresponding investments will pay off in the medium term. That is why various representatives of the US energy industry are in favor of complying with the Paris agreements. If only to have reliable standards. They are very important for the economy. --- The trade balance was not part of what was being negotiated. He just complained about D (and not the other way around). --- The same applies to weapons to the Saudis. He has negotiated with the Saudis and not with the G6. And the deal can certainly be considered quite doubtful. I at least do not long for more weapons in the area ...</text:p>
          </table:table-cell>
          <table:table-cell office:value-type="string" calcext:value-type="string">
            <text:p>negative</text:p>
          </table:table-cell>
          <table:table-cell table:number-columns-repeated="1021"/>
        </table:table-row>
        <table:table-row table:style-name="ro16">
          <table:table-cell office:value-type="string" calcext:value-type="string">
            <text:p>"Da kann ja schreiben wer und was er will, ob Presse oder Merkel, niemand kommt an den Fakten vorbei:Dieser ""Präsident"" hat die schlechtesten Umfragewerte aller Zeiten! Dem gemeinen Proll mag es ja gefallen, wenn einer seinesgleichen in diplo,matischen Zirkeln den Oberproll gibt, der Masse gefällt das keineswegs! Und eine Masse der Wähler findet ihn eben nicht so toll, eher mehr und mehr peinlich und schädlich."</text:p>
          </table:table-cell>
          <table:table-cell office:value-type="string" calcext:value-type="string">
            <text:p>"Since yes can write who and what he wants, whether press or Merkel, no one gets past the facts: This ""President"" has the worst poll ratings ever! The common proll may like it, when one of his peers in diplo, matic circles gives the upper roll, the crowd does not like that! And a crowd of voters finds it just not so great, rather more and more embarrassing and harmful."</text:p>
          </table:table-cell>
          <table:table-cell office:value-type="string" calcext:value-type="string">
            <text:p>negative</text:p>
          </table:table-cell>
          <table:table-cell table:number-columns-repeated="1021"/>
        </table:table-row>
        <table:table-row table:style-name="ro11">
          <table:table-cell office:value-type="string" calcext:value-type="string">
            <text:p>Bashing zum Wohle der Gesellschaft schädlich und natürlich völlig unnützlich sei. Weil man glaube ... an neue Regierungszusammensetzungen. Weil die SPD ja über Nacht ... Gelernt hätte. Weil ein Neoliberaler aus der SPD seinem neuen Neoliberalen SPD-Kanzlerkandidaten ... neoliberales Gedankengut als Marschverpflegung mit auf den steinigen Weg zum Vizekanzler geben möchte. Weil man sicher diese SPD wählen kann oder könnte ... aber niemals mehr aus Gerechtigkeitsaspekten heraus. Diese SPD kann sich hinstellen und sagen: wir können Wirtschaft besser; wir bilden die gesellschaftliche Mitte besser ab ... Eine Partei in einer Glaubwürdigkeitskrise. Diese SPD kann nur getrieben werden ... durch jede hohle Gasse ...</text:p>
          </table:table-cell>
          <table:table-cell office:value-type="string" calcext:value-type="string">
            <text:p>Bashing is detrimental to the good of society and, of course, completely useless. Because one believes ... in new governmental compositions. Because the SPD would have learned overnight .... Because a neo-liberal from the SPD wants to give his neo-liberal SPD chancellor candidate ... neoliberal ideas as marching food on the stony path to the vice-chancellor. Because you can certainly choose this SPD or could ... but never out of justice aspects. This SPD can stand up and say: we can do better business; we better reflect the social center ... A party in a credibility crisis. This SPD can only be driven ... through any hollow lane ...</text:p>
          </table:table-cell>
          <table:table-cell office:value-type="string" calcext:value-type="string">
            <text:p>negative</text:p>
          </table:table-cell>
          <table:table-cell table:number-columns-repeated="1021"/>
        </table:table-row>
        <table:table-row table:style-name="ro11">
          <table:table-cell office:value-type="string" calcext:value-type="string">
            <text:p>ich sehe mich sonst eher auf seiten der spd, aber in dieser frage ist das verhalten der partei eher schädlich für die deutsche außenpolitik. es sollte dinge geben die nicht thematisiert werden, weil es insgesamt nur die gesamtposition schwächt.....und mal ehrlich: gibt es gegen postfaktisch-populistische egomanen in der politik eine gute strategie (ohne bomben)? insbesondere auf einem gebiet, wo heutzutage normalerweise diplomatie und kommunikation die regel sind? jeder normalpolitiker braucht da eine weile, um auf das niveau der 1930er jahre runter zu kommen. egal ob spd, cdu, linke, grüne oder fdp...selbst die afd ist da doch noch ein kindergarten und keine erwachsenengruppe...es muss eben erstmal der schock überwunden werden...</text:p>
          </table:table-cell>
          <table:table-cell office:value-type="string" calcext:value-type="string">
            <text:p>I usually see myself on the side of the SPD, but in this question, the behavior of the party is rather harmful to German foreign policy. there should be things that are not addressed, because it only weakens the overall position ..... and let's be honest: is there a good strategy against bombastic populist ego-moms (without bombs)? Especially in an area where diplomacy and communication are the norm these days? every normal politician needs a while to get down to the level of the 1930s. no matter if spd, cdu, left, green or fdp ... even the afd is there still a kindergarten and no adult group ... it must first overcome the shock ...</text:p>
          </table:table-cell>
          <table:table-cell office:value-type="string" calcext:value-type="string">
            <text:p>negative</text:p>
          </table:table-cell>
          <table:table-cell table:number-columns-repeated="1021"/>
        </table:table-row>
        <table:table-row table:style-name="ro5">
          <table:table-cell office:value-type="string" calcext:value-type="string">
            <text:p>Welche Freunde meinen Sie denn? Merkel hat bisher alles und jedes getan, um Deutschland zu isolieren und eher Feinde statt Freunde zu schaffen. Das geht bereits mit unseren Nachbarn los - speziell Polen, Tschechien und den Niederlande und hört bei Ungarn, Italien, Spanien und vor allem Großbritannien, Ukraine sowie Russland nicht auf. Merkels Politik ist völlig destruktiv und absolut schädlich für Deutschland. Erst tut sie alles, um Obama und den USA hörig zu sein und denen JEDEN Wunsch von den Lippen abzulesen und nun gibts einen neuen Präsidenten, der ihr nicht zusagt, und jetzt steht sie im Regen. Dafür hat sie eine enge Freundschaft mit Erdogan einem Diktator geschlossen. Na prima! Wenn man so etwas einem normalen Deutschen Bürger vor 20 oder 30 jahren erzählt hätte, dass es mal soweit kommt, der hätte einem den Vogel gezeigt, wenn nicht gar schlimmeres.</text:p>
          </table:table-cell>
          <table:table-cell office:value-type="string" calcext:value-type="string">
            <text:p>Which friends do you mean? Merkel has done everything and everything to isolate Germany and to create enemies rather than friends. This is already happening with our neighbors - especially Poland, the Czech Republic and the Netherlands, and is not going to stop in Hungary, Italy, Spain and, above all, Great Britain, Ukraine and Russia. Merkel's policy is completely destructive and absolutely harmful to Germany. First she does everything to be obedient to Obama and the US and to read their every wish from their lips and now there is a new president who does not like her, and now she is in the rain. For this she has a close friendship with Erdogan a dictator. Well fine! If one had told such a thing to a normal German citizen 20 or 30 years ago that it comes to that, he would have shown you the bird, if not worse.</text:p>
          </table:table-cell>
          <table:table-cell office:value-type="string" calcext:value-type="string">
            <text:p>negative</text:p>
          </table:table-cell>
          <table:table-cell table:number-columns-repeated="1021"/>
        </table:table-row>
        <table:table-row table:style-name="ro6">
          <table:table-cell office:value-type="string" calcext:value-type="string">
            <text:p>"Hallo Schlaueralsschlau, nach dem Anschlag vom 11.09.2001 in New York City wurde die Öffentlichkeit über Osama bin Laden informiert und über ""Schläfer"", die aus reichen Familien stammten und in Deutschland studierten. Die Lösung schien einfach. Man schnappe Osama bin Laden und mache ihn unschädlich und der Terror hat ein Ende, führte nicht zum erwünschten Erfolg. Wie genau die Struktur der Islamisten funktioniert, scheint bisher weitestgehend unbekannt zu sein. Streng hierarchisch ist sie jedenfalls nicht. Selbstmordattentäter zu aktivieren, gelingt nach wie vor. LUNY"</text:p>
          </table:table-cell>
          <table:table-cell office:value-type="string" calcext:value-type="string">
            <text:p>"Hi Schlaueralsschlau, after the attack on September 11, 2001 in New York City, the public was informed about Osama bin Laden and about ""sleeper"", who came from rich families and studied in Germany. The solution seemed simple. Grab Osama bin Laden and make him harmless and the terror has an end, did not lead to the desired success. How exactly the structure of the Islamists works, seems to be largely unknown so far. At any rate, it is not strictly hierarchical. Activating suicide bombers is still possible. Luny"</text:p>
          </table:table-cell>
          <table:table-cell office:value-type="string" calcext:value-type="string">
            <text:p>negative</text:p>
          </table:table-cell>
          <table:table-cell table:number-columns-repeated="1021"/>
        </table:table-row>
        <table:table-row table:style-name="ro4">
          <table:table-cell office:value-type="string" calcext:value-type="string">
            <text:p>- die aktuelle Flüchtlingssituation ist schon eine indirekte Folge - wenn die Wasserkosten im Midwest noch weiter steigen werden sich Nahrungsmittel deutlich verteuern.. ob also die nächsten 40 Jahre gemütlich werden, hängt durchaus von den Einsichten in dieser Woche ab .. Gegen das Verbot von Verbrennungsmotoren bin ich auch - wenn es aber einen günstigen gebrauchten E-Wagen gibt, werde ich mir einen für die Stadt zulegen .. Warum man sich einen teuren und schädlichen Diesel kaufen soll - für die Stadt - erschliesst sich mir bis heute nicht. Wenn Sie mit COPD röchelnd im Bett liegen, ist es für Überlegungen leider zu spät .. Todesart Nummer 4 - sehr unangenehm.</text:p>
          </table:table-cell>
          <table:table-cell office:value-type="string" calcext:value-type="string">
            <text:p>- the current refugee situation is already an indirect consequence - if the water costs in Midwest continue to rise, food will be much more expensive .. so if the next 40 years are comfortable, depends entirely on the insights this week .. Against the ban on internal combustion engines I am also - but if there is a cheap used E-car, I'll buy one for the city .. Why you should buy an expensive and harmful diesel - for the city - opens up to me not today. If you are lying in bed, panting with COPD, it is unfortunately too late for consideration .. Death type number 4 - very unpleasant.</text:p>
          </table:table-cell>
          <table:table-cell office:value-type="string" calcext:value-type="string">
            <text:p>negative</text:p>
          </table:table-cell>
          <table:table-cell table:number-columns-repeated="1021"/>
        </table:table-row>
        <table:table-row table:style-name="ro22">
          <table:table-cell office:value-type="string" calcext:value-type="string">
            <text:p>ja, endlich mal ein präsident, der alle unangenehmen fakten auf en tisch legt. die erde ist flach, impfen schädlich, der klimawandel eine idee der chinesen und frauen wollen alle von ihm befummelt werden.</text:p>
          </table:table-cell>
          <table:table-cell office:value-type="string" calcext:value-type="string">
            <text:p>yes, finally a president, who puts all unpleasant facts on the table. the earth is shallow, inoculating harmful, climate change an idea of ​​the chinese and women all want to be groped by him.</text:p>
          </table:table-cell>
          <table:table-cell office:value-type="string" calcext:value-type="string">
            <text:p>negative</text:p>
          </table:table-cell>
          <table:table-cell table:number-columns-repeated="1021"/>
        </table:table-row>
        <table:table-row table:style-name="ro7">
          <table:table-cell office:value-type="string" calcext:value-type="string">
            <text:p>"""""Die Europäische Union hat uns allen unter anderem geschenkt: langjärigen Frieden, gesunden Binnenmarkt und Arbeitsplätze, Bildung, Solidarität und vor allem das wunderbare Gefühl dass wir Europäer zusammengehören."""" Das sind die Geschenke der sog. EU. Null Zinsen der EZB, der Sparer zahlt drauf, Arbeitsplätze schaft nicht die EU, sondern die Fimen und WIR Arbeitnehmer durch unsere mLohnzurückhaltung!!!Binnenmarkt gab es auch schon vorher. Ich habe kein gutes Gefühl, da die sog. ein zerstrittener Haufen ist, wegen der dauernden sinnlosen schädlichen Erweiterungen. Bankenpleite in Greece, Italien, Frankreichs Finanzprobleme. Frieden? Seit über 70 Jahren stehen wieder dt. Soldaten an der Grenze zu Russland. Das ist kein Frieden. Solidarittät? Wo? Bei der Aufnahme von Asylanten, bei Zinswettbewerben für Firmen in Irland, Luxemburg?"</text:p>
          </table:table-cell>
          <table:table-cell office:value-type="string" calcext:value-type="string">
            <text:p>"""The European Union has given us all: longtime peace, a healthy single market and jobs, education, solidarity and most of all, the wonderful feeling that we Europeans belong together."" ""These are the gifts of the so-called EU. Zero interest rates of the ECB, the saver pays, jobs not the EU, but the Fimen and WE workers through our motto restraint !!! There was also an internal market before. I have no good feeling, because the so-called is a disagreeable heap, because of the constant senseless harmful extensions. Bankruptcy in Greece, Italy, France's financial problems. Peace? For more than 70 years, German soldiers have been standing on the border with Russia. This is not peace. Solidarittät? Where? When accepting asylum seekers, in interest rate competitions for companies in Ireland, Luxembourg?"</text:p>
          </table:table-cell>
          <table:table-cell office:value-type="string" calcext:value-type="string">
            <text:p>negative</text:p>
          </table:table-cell>
          <table:table-cell table:number-columns-repeated="1021"/>
        </table:table-row>
        <table:table-row table:style-name="ro11">
          <table:table-cell office:value-type="string" calcext:value-type="string">
            <text:p>"Tempo 130/100 ist eine alte Forderung der GRÜNEN! Freilich, selbst wenn das nicht eingeführt wird, geht es ja genau um das Umsetzen der Maßnahmen laut Paris, um die Klimaerwärmung zu stoppen. Schon möglich, dass Tempo 100 dann kommen wird, hoffentlich bald ein Fahrverbot für Verbrennungsmotoren in der Stadt! (Das würde mich auch treffen, denn mein Motorrad hat noch einen Verbrennungsmotor!) Da war übrigens noch eine Maßnahme, bei der man sich über die GRÜNEN lustig gemacht hat. Genau, der Veggieday - übrigens nur im ""öffentlichen Dienst""! Der Hauptproduzent des klimaschädlichsten Gases Methan ist die weltweite Viehzucht und nicht der Verkehr! Klingelts oder stecken sie weiter gemeinsam mit Trump den Kopf in den Sand?"</text:p>
          </table:table-cell>
          <table:table-cell office:value-type="string" calcext:value-type="string">
            <text:p>"Tempo 130/100 is an old demand of the GREEN! Of course, even if this is not implemented, it is precisely about implementing the measures according to Paris, in order to stop global warming. Already possible that speed 100 will come, hopefully soon a driving ban for internal combustion engines in the city! (That would hit me, too, because my motorcycle still has an internal combustion engine!) By the way, there was still a measure in which one made fun of the GREENS. Exactly, the veggie song - by the way, only in the ""public service""! The main producer of the climate-damaging gas methane is the world livestock and not the traffic! Ringing or continue to poke your head in the sand with Trump?"</text:p>
          </table:table-cell>
          <table:table-cell office:value-type="string" calcext:value-type="string">
            <text:p>negative</text:p>
          </table:table-cell>
          <table:table-cell table:number-columns-repeated="1021"/>
        </table:table-row>
        <table:table-row table:style-name="ro27">
          <table:table-cell office:value-type="string" calcext:value-type="string">
            <text:p>"Deutschland mit seiner schmutzigen Diesel-Autoindustrie und den weltweiten Diesel-Betrugsaffären, hat in Sachen Umweltschutz Den Amerikanern wirklich nichts vorzuwerfen. Ganz Europa ist versäumt mit extrem schädlichen Dieselabgassen (wieso verwendet kein anderes Land der Welt in diesem Ausmass diese schmutzige Technologie für PKWs????). Deutschland hat nach VW-Diesel-Betrug wo nur in Europa millionen von Fahrzeugen mit manipuliertem Software unterwegs sind, (noch) nichts unternohmen. Im Gegensatz zu den USA, bleiben In Europa die Besitzer von solchen Autos einfach ohne Entschädigung. Es wurde auch nicht gegen die Verantwortlichen im VW-Konzern ermittelt, in den USA sitzen die die im VW-Skandal verwickelt waren schon längst vor den Richtern. Soviel vom ""Umweltschutz"", von Kundenrechten, vor Gerechtigkeit, von ""Law and Order"" in Europa. Die USA sind bei diesen Themen den Europäern einfach um Lichtjahre voraus."</text:p>
          </table:table-cell>
          <table:table-cell office:value-type="string" calcext:value-type="string">
            <text:p>"Germany, with its dirty diesel car industry and worldwide diesel scams, has nothing to blame Americans for when it comes to environmental protection. All of Europe has failed with extremely harmful diesel emissions (why is no other country in the world using this dirty technology for cars ????). Germany has (according to VW diesel scam where only in Europe millions of vehicles with manipulated software on the road, (yet) undertook nothing. Unlike the US, in Europe, the owners of such cars simply remain without compensation. It was also not determined against those responsible in the VW Group, sitting in the US who were involved in the VW scandal long ago before the judges. So much for ""environmental protection"", customer rights, justice, ""law and order"" in Europe. The US is just light years ahead of the Europeans on these issues."</text:p>
          </table:table-cell>
          <table:table-cell office:value-type="string" calcext:value-type="string">
            <text:p>negative</text:p>
          </table:table-cell>
          <table:table-cell table:number-columns-repeated="1021"/>
        </table:table-row>
        <table:table-row table:style-name="ro34">
          <table:table-cell office:value-type="string" calcext:value-type="string">
            <text:p>"Solange die AfD und ihr offenbar nahestehende CDU-Mitglieder meinen, dass es ihnen zusteht, sich auf das sogenannte christliche Abendland"" zu berufen, hat die christliche Welt das Recht, diese Vereinnahmung zu kritisieren und bei jeder sich bietenden Gelegenheit darauf hinzuweisen, dass modernes Christentum und rechtes Gedankengut wie die Ausgrenzung anderer Glaubensrichtungen absolut unvereinbar sind. Dazu passt, dass sie selbst den Kirchen zwar vorschreiben wollen, sich um ""Nächstenliebe ,Armutund deren Bekämpfung,Terror und dessen Bekämpfung,Frieden auf den Straßen"" zu kümmern, dabei aber offenbar ausblenden, dass in Deutschland rechte Gewalt und rechter Terror (NSU, Reker-Attentat, brennende Asylbewerberheime) im Vordergrund stehen. Insofern sind es die AfD und ihre Freunde, die die Kirche instrumentalisieren wollen, damit sie sich aus dem gesellschaftschädlichen Treiben der Rechten heraushält. Anders gesagt, die Rechten wollen in Ruhe hetzen können. Da werden aber weder die gläubigen Christen, noch die Atheisten von meinem Typ in irgendeiner Form mitspielen."</text:p>
          </table:table-cell>
          <table:table-cell office:value-type="string" calcext:value-type="string">
            <text:p>"As long as the AfD and their apparently close CDU members feel that they are entitled to invoke the so-called Christian Occident, the Christian world has the right to criticize this appropriation and to point out, at every opportunity, that modern Christianity It is fitting that they themselves want to prescribe to the churches to take care of ""charity, poverty and its fight, terror and its fight, peace on the streets"", but obviously fade it out that right-wing violence and right-wing terror (NSU, Reker assassination, burning asylum seekers' homes) are in the foreground in Germany, and so it is the AfD and their friends who want to exploit the church so that they stay out of the socially harmful activities of the right wing said, the right want to rush in peace believing Christians, nor the atheists of my type in any way."</text:p>
          </table:table-cell>
          <table:table-cell office:value-type="string" calcext:value-type="string">
            <text:p>negative</text:p>
          </table:table-cell>
          <table:table-cell table:number-columns-repeated="1021"/>
        </table:table-row>
        <table:table-row table:style-name="ro16">
          <table:table-cell office:value-type="string" calcext:value-type="string">
            <text:p>Jemand hat geleakt und alle Medien geben es gleich an die Bevölkerung weiter obwohl jeder weiß wie schädlich dies für die Ermittlungen ist... armselig. Im übrigen wäre es gut, den (bereits toten) Täter nicht mit Namen und Hochglanzportrait jedesmal anzudrucken. Das nutzt gar keinem sondern bildet nur Legenden in gewissen Kreisen. Löscht die Erinnerung an ihn aus allen Datenbanken.</text:p>
          </table:table-cell>
          <table:table-cell office:value-type="string" calcext:value-type="string">
            <text:p>Someone has leaked and all the media pass it on to the populace, even though everyone knows how damaging this is for the investigation ... miserable. Moreover, it would be good to print the (already dead) perpetrator not with name and glossy portrait each time. That does not use anybody at all but forms only legends in certain circles. Clears the memory of him from all databases.</text:p>
          </table:table-cell>
          <table:table-cell office:value-type="string" calcext:value-type="string">
            <text:p>negative</text:p>
          </table:table-cell>
          <table:table-cell table:number-columns-repeated="1021"/>
        </table:table-row>
        <table:table-row table:style-name="ro1">
          <table:table-cell office:value-type="string" calcext:value-type="string">
            <text:p>"das kommt, wenn man den Zusammenhang ignoriert. ""Bad"" kann schlecht, schlimm, arg, übel, ungut, faul, garstig, böse, verdorben,uneinbringlich, schwach, falsch, schädlich, ungültig, ungezogen, ärmlich, unangenehm bedeuten. bad {adj} [inadequate] unzureichend bad {adj} [poor] mangelhaft bad {adj} [worthless] wertlos bad {adj} [dubious, uncertain] zweifelhaft bad {adj} [dubious] dubios bad {adj} [impure] unrein bad {adj} [shape, layout, weather] ungünstig bad"</text:p>
          </table:table-cell>
          <table:table-cell office:value-type="string" calcext:value-type="string">
            <text:p>"that comes when you ignore the context. ""Bad"" can mean bad, bad, bad, bad, bad, bad, bad, bad, bad, bad, bad, bad, bad, bad, bad, bad or bad. bad {adj} [inadequate] inadequate bad {adj} [worthless] worthless bad {adj} [dubious, uncertain] doubtful bad {adj} [dubious] dubious bad {adj} [impure] impure bad {adj} [shape, layout, weather] unfavorable bad"</text:p>
          </table:table-cell>
          <table:table-cell office:value-type="string" calcext:value-type="string">
            <text:p>negative</text:p>
          </table:table-cell>
          <table:table-cell table:number-columns-repeated="1021"/>
        </table:table-row>
        <table:table-row table:style-name="ro32">
          <table:table-cell office:value-type="string" calcext:value-type="string">
            <text:p>Mit der dämlich und plump verhandelten EU-Osterweiterung wurde die Friedensdividende aus dem Fall des Eisernen Vorhanges leichtfertig verspielt. Deutschland sollte für den Abbruch der Handelsbeziehungen mit Russland als Folge der US-Ukrainepolitik unter Obama durch zusätzliche Exportmöglichkeiten in die USA entschädigt werden. Unter Obamas Nachfolger ist dieser Grund für deutsche Exportüberschüsse längst vergessen. Bis heute kann niemande plausibel erklären was deutsche Truppen in der malischen Wüste oder an der russischen Grenze sollen. Ein militärischer Sinn ist bei keinem der Auslandseinsätze der Bundeswehr zu erkennen. Zum Frieden tragen diese eher auch nicht bei. Ökonomisch sind diese sogar in jeder Hinsischt schädlich. Merkel hat G.W.Bush nicht nur per mehrseitiger US-Zeitungsartikel zu Irakinvasion ermutigt sondern auch seinen Nachfolger Obama in dessen keinersfalls friedlich durchsetzbaren Bestreben Assad ablösen zu wollen, bestärkt. Selbst bei der vorgeblich abglehnten und früh als durchweg schädliche erkannten Libyen-Intervention leistete Deutschland unter Merkel Munitionshilfe. Heute muß Deutschland als Folge dieser Politik Millionen vertriebener Flüchtlinge aufnehmen. Die Regierung Merkel schafte es zudem nicht das Verfassungsgebot zum gesamtwirtschaftlichen Gleichgewicht mit Hilfe sinnvoller Investitionen umzusetzen. Schäubles Austeritätspolitik führte vielmehr dazu, das nun Omas Nachfolger die deutschen Ersparnisse für die US-Waffenindustrie einfordert. Wenn Schulz weiter, wie im obigen Artikel, um die Wahrheit herumeiert werden sich seine Wahlchancen kaum bessern.</text:p>
          </table:table-cell>
          <table:table-cell office:value-type="string" calcext:value-type="string">
            <text:p>With the stupid and plump negotiated eastward expansion of the EU, the peace dividend from the fall of the Iron Curtain was frivolously frittered away. Germany should be compensated for the break in trade relations with Russia as a result of the US-Ukraine policy under Obama through additional export opportunities in the United States. Under Obama's successor, this reason for German export surpluses has long been forgotten. To this day nobody can explain plausibly what German troops should do in the Malian desert or at the Russian border. A military sense can not be recognized in any of the Bundeswehr's foreign missions. They do not contribute to peace either. Economically, these are harmful even in every Hinsischt. Merkel not only encouraged G.W.Bush to launch a multi-page US newspaper article on Iraqi invasion, but also encouraged his successor, Obama, in his never peacefully assertive attempt to replace Assad. Even with the allegedly rejected and early as thoroughly harmful recognized Libya intervention Germany provided ammunition assistance under Merkel. Today, as a result of this policy, Germany must absorb millions of displaced refugees. Moreover, the Merkel government does not succeed in implementing the constitutional requirement for macroeconomic equilibrium with the help of sensible investments. Schäuble's austerity policy led rather to demand that now grandmother's successor, the German savings for the US arms industry. If Schulz keeps telling the truth, as in the above article, his chances of winning will hardly improve.</text:p>
          </table:table-cell>
          <table:table-cell office:value-type="string" calcext:value-type="string">
            <text:p>negative</text:p>
          </table:table-cell>
          <table:table-cell table:number-columns-repeated="1021"/>
        </table:table-row>
        <table:table-row table:style-name="ro22">
          <table:table-cell office:value-type="string" calcext:value-type="string">
            <text:p>Waffen sind halt das einzige gefragte Exportgut der Amerikaner. Diesen Markt pushen die Amerikaner und sind infolge dessen auch nicht an Frieden interessiert. Frieden wäre sogar für die Amerikaner wirtschaftsschädlich...</text:p>
          </table:table-cell>
          <table:table-cell office:value-type="string" calcext:value-type="string">
            <text:p>Weapons are just the only popular export goods of the Americans. The Americans push this market and are therefore not interested in peace. Peace would be harmful to the economy even for Americans ...</text:p>
          </table:table-cell>
          <table:table-cell office:value-type="string" calcext:value-type="string">
            <text:p>negative</text:p>
          </table:table-cell>
          <table:table-cell table:number-columns-repeated="1021"/>
        </table:table-row>
        <table:table-row table:style-name="ro11">
          <table:table-cell office:value-type="string" calcext:value-type="string">
            <text:p>"Trump hat natürlich recht. Wir machen es uns gemütlich und verkaufen unseren ""Müll"" in die ganze Welt. Das sind dann Jobs die anderswo fehlen. Was sagt die Ökonomie dazu? Ungleichheiten in den Handelsbilanzen sind auf Dauer schädlich. Deshalb, Steuern runter in D, das stimuliert die Nachfrage nach Waren aus dem Ausland. Aber lieber wird bei uns alles und jeder zu Tode besteuert, damit unser unfehlbarer und gütiger Staat weiter in ein Linken-Umverteilungs-Utopia mit noch mehr desaströsen Chaosprojekten wie BER umgebaut werden kann. Es ist dieser unerschütterliche Staatsglaube, der letztlich auch uns arm macht. Wir sind nicht zuletzt trotz enormen Handelsbilanzüberschüssen und brummender Wirtschaft immer noch eines der ärmsten entwickelten Völker der Welt."</text:p>
          </table:table-cell>
          <table:table-cell office:value-type="string" calcext:value-type="string">
            <text:p>"Of course, Trump is right. We make ourselves comfortable and sell our ""garbage"" in the whole world. These are jobs that are missing elsewhere. What does the economy say? Inequalities in trade balances are permanently detrimental. Therefore, taxes down in D, which stimulates the demand for goods from abroad. But rather, everything and everyone is taxed to death so that our infallible and benevolent state can be further transformed into a left-redistribution utopia with even more disastrous chaos projects like BER. It is this unwavering belief in the state that ultimately makes us poor. Not least, despite enormous trade surpluses and a booming economy, we are still one of the poorest developed nations in the world."</text:p>
          </table:table-cell>
          <table:table-cell office:value-type="string" calcext:value-type="string">
            <text:p>negative</text:p>
          </table:table-cell>
          <table:table-cell table:number-columns-repeated="1021"/>
        </table:table-row>
        <table:table-row table:style-name="ro41">
          <table:table-cell office:value-type="string" calcext:value-type="string">
            <text:p>"Vorweg: Ich mag Trump nicht und wäre froh, wenn er nicht Präsident wäre (H. Clinton wäre allerdings auch nicht besser - aber das ist ein anderes Thema). D. hat mit der Agenda 2010 ein extremes Lohndumping eingeführt, was dazu führte, dass deutsche Waren auf den Weltmärkten viel zu billig angeboten werden. Diese Tatsache, und die gleichzeitge Unterbewertung des Euro haben die deutschen Überschüsse ermöglicht. Vor der Euro-Einführung hatte D. auch starke Exporte, aber ein steigender Wechselkurs der DM haben den Exportdrang immer wieder geschwächt. Unsere Überschüsse sind nun aber die Defizite der anderen - und diese werden durch Schulden finanziert.Das Geld für die Kredite kommt von uns, weil hier sich das Geld der Überschüsse ansammelt. Wir geben unseren Handelspartnern also Kredite, damit sie unsere Waren kaufen. Seit Euro-Einführung haben sich die Exportüberschüsse auf mehr als 2.000 Mrd. Euro aufsummiert - und damit auch die Neuverschuldung der Handeslpartner. Das kann nicht mehr lange gut gehen. Viele Länder (Griechenland, Italien, Portugal, Spanien, USA, ...) taumeln in die Überschuldung. Dann sind unsere Waren weg - und die Kredite gleich mit. Wir hätten also im Ergebnis unsere Waren verschenkt und erhalten dafür Niedriglöhne, Sozialabbau und Altersarmut. Das deutsche ""Geschäftsmodell"" ist absolut irre und für uns und für unsere Handelspartner grob schädlich!"</text:p>
          </table:table-cell>
          <table:table-cell office:value-type="string" calcext:value-type="string">
            <text:p>"First of all, I do not like Trump and I would be happy if he were not president (though Clinton would not be better - but that's another matter). D. has introduced extreme wage dumping with Agenda 2010, which has resulted in German goods being offered far too cheaply on world markets. This fact, and the simultaneous undervaluation of the euro, has enabled German surpluses. Before the introduction of the euro, D. also had strong exports, but a rising exchange rate of the DM has repeatedly weakened the urge to export. However, our surpluses are now the deficits of others - and these are financed by debt. The money for the loans comes from us, because here accumulates the money of surpluses. So we give credit to our trading partners to buy our goods. Since the introduction of the euro, export surpluses have totaled more than 2,000 billion euros - and thus also the new debt of the hand partners. That can not be good for much longer. Many countries (Greece, Italy, Portugal, Spain, USA, ...) stagger into over-indebtedness. Then our goods are gone - and the loans are the same. As a result, we would have given away our goods and received low wages, social cuts and old-age poverty. The German ""business model"" is absolutely crazy and grossly harmful for us and for our trading partners!"</text:p>
          </table:table-cell>
          <table:table-cell office:value-type="string" calcext:value-type="string">
            <text:p>negative</text:p>
          </table:table-cell>
          <table:table-cell table:number-columns-repeated="1021"/>
        </table:table-row>
        <table:table-row table:style-name="ro8">
          <table:table-cell office:value-type="string" calcext:value-type="string">
            <text:p>"Gut? Böse? Meine Güte! Mit Sicherheit ist für Trump alles ""böse"", was er als schädlich für den eigenen Geldbeutel betrachtet. ""Gut"" und ""böse"" sind - ich habe es gerade hier auf SPON gelesen - Kategorien aus Märchen, nicht aus der modernen Wirtschaftswelt. Achja, doch, der ""Kommunismus"", der war/ist auch böße. Und üblicherweise bezeichnen die US-Präsidenten (B.O. die löbliche Ausnahme) den Iran als ""böse"". Interessant, in welche Nähe Trump uns rücken will. Es scheint, er sieht uns ernsthaft als Bedrohung. Wie gesagt, für seinen Geldbeutel. Ich glaube nicht, dass er andere Dimensionen kennt. Wirkt schon ziemlich naiv, der Mann."</text:p>
          </table:table-cell>
          <table:table-cell office:value-type="string" calcext:value-type="string">
            <text:p>"Good? Angry? My goodness! For sure Trump is ""evil"", which he considers harmful for his own purse. ""Good"" and ""bad"" are - I just read it here on SPON - categories from fairy tales, not from the modern business world. Oh, yes, the ""communism"", that was / is also bad. And usually the US presidents (B.O. the laudable exception) call Iran ""evil."" Interesting, in which proximity Trump wants to move us. It seems he sees us seriously as a threat. As I said, for his purse. I do not think he knows other dimensions. Seems pretty naive, the man."</text:p>
          </table:table-cell>
          <table:table-cell office:value-type="string" calcext:value-type="string">
            <text:p>negative</text:p>
          </table:table-cell>
          <table:table-cell table:number-columns-repeated="1021"/>
        </table:table-row>
        <table:table-row table:style-name="ro1">
          <table:table-cell office:value-type="string" calcext:value-type="string">
            <text:p>bad = Böse, schlecht, schlimm, faul, arg, mies, schädlich, ungezogen usw. obsolete = obsolet, überholt, veraltet, außer Gebrauch. Suchen Sie sich doch aus, was Ihnen am besten passt. Vielleicht meinte er ja auch nur, dass die Deutschen faul sind, oder? Die verärgerten Amerikaner, mit denen Sie so oft sprechen, sind offensichtlich viel klüger als die Deutschen, denn sie begreifen sofort die Bedeutung der deutschen Worte, nicht wahr? Zweifellos sind sie fast so klug wie ihr Potus.</text:p>
          </table:table-cell>
          <table:table-cell office:value-type="string" calcext:value-type="string">
            <text:p>bad = bad, bad, bad, lazy, bad, bad, damaging, naughty, etc. obsolete = obsolete, outdated, obsolete, out of use. Choose what suits you best. Maybe he just meant that the Germans are lazy, right? The angry Americans with whom you speak so often are obviously much smarter than the Germans, for they immediately understand the meaning of the German words, do not they? No doubt they are almost as smart as their potus.</text:p>
          </table:table-cell>
          <table:table-cell office:value-type="string" calcext:value-type="string">
            <text:p>negative</text:p>
          </table:table-cell>
          <table:table-cell table:number-columns-repeated="1021"/>
        </table:table-row>
        <table:table-row table:style-name="ro7">
          <table:table-cell office:value-type="string" calcext:value-type="string">
            <text:p>"Ich bin das absolute Gegenteil eines Trump-Fans, reihe mich aber in die Meinung des Übersetzungsfehlers ein, sei es nun Gedankenlosigkeit, mangelnde Kompetenz oder tendenziell. Lesern, denen die Übersetzungsproblematik klar ist, ist das relativ egal. Aber es ist mal wieder die Masse der Informationskonsumenten, denen das halt nicht klar ist oder die es gar nicht erst hinterfragen, und so macht man Stimmung. Natürlich hat er nicht ""böse"" gesagt, das hat nur der Übersetzer aus dem Wort gemacht. Die dimplomatischste Übersetzung wäre ""schlimm"". Weitere Übersetzungen (von vielen) wären ""mies"", ""schädlich"", ""ungut"", ... Aber ""böse"" macht sich natürlich gut als Schlagzeile und Klick-/Quotenmagnet. Michael Jackson meint ""böse"" in ""i'm bad"", und ""böse"" ist in Wörterbüchern der erste Eintrag. Ich halte das für unverantwortlich und keine Kleinigkeit."</text:p>
          </table:table-cell>
          <table:table-cell office:value-type="string" calcext:value-type="string">
            <text:p>"I am the absolute opposite of a Trump fan, but I join in the opinion of the translation error, whether it is thoughtlessness, lack of competence or tendency. It does not really matter to readers who understand the translation problem. But it is again the mass of information consumers who are not clear or who do not even question it, and that's how you make mood. Of course, he did not say ""bad"", only the translator said that. The most dimplicistic translation would be ""bad"". Other translations (of many) would be ""lousy"", ""harmful"", ""bad"", ... But ""evil"" is of course good as a headline and click / odd magnet. Michael Jackson means ""bad"" in ""i'm bad"", and ""bad"" is the first entry in dictionaries. I think that is irresponsible and not trivial."</text:p>
          </table:table-cell>
          <table:table-cell office:value-type="string" calcext:value-type="string">
            <text:p>negative</text:p>
          </table:table-cell>
          <table:table-cell table:number-columns-repeated="1021"/>
        </table:table-row>
        <table:table-row table:style-name="ro6">
          <table:table-cell office:value-type="string" calcext:value-type="string">
            <text:p>"Habe mir nicht alles durchgelesen, aber ich hoffe doch das hat schon jemand korregiert?: ""Bad"" heißt doch nicht ""böse""! ""Böse"" wird mit ""evil"" übersetzt. Sondern ""bad"" heißt ""schlecht""! Soll in diesem Kontext soviel heißen wie, ""das mit Deutschland, das ist schlecht"" (die Situation betreffend), ""das sieht übel aus"". u.ä.. Und es ist ja auch so, unser Exportüberschuss IST krankhaft übersteigert und IST schädlich, übrigens auch für die Deutschen selbst, weil es auf Kosten unserer Löhne geschieht!) Also wer hat denn da bitte den Text übersetzt?! Das kann doch nicht sein daß so ein grober Fehler durchgeht, unfassbar."</text:p>
          </table:table-cell>
          <table:table-cell office:value-type="string" calcext:value-type="string">
            <text:p>"I have not read everything, but I hope that someone has already corrected ?: ""Bad"" does not mean ""bad""! ""Evil"" is translated as ""evil"". But ""bad"" means ""bad""! Should be in this context as much as, ""that with Germany, that's bad"" (regarding the situation), ""that looks bad"". etc. And it is also true, our export surplus IS morbidly exaggerated and is harmful, by the way, even for the Germans themselves, because it is at the expense of our wages!) So who has since translated the text please? That can not be that such a gross error passes, unbelievable."</text:p>
          </table:table-cell>
          <table:table-cell office:value-type="string" calcext:value-type="string">
            <text:p>negative</text:p>
          </table:table-cell>
          <table:table-cell table:number-columns-repeated="1021"/>
        </table:table-row>
        <table:table-row table:style-name="ro18">
          <table:table-cell office:value-type="string" calcext:value-type="string">
            <text:p>"Sogar die NYT sagt die Rede war weniger schädlich als erwartet. Intellektuelle Höhenflüge waren keine zu erwarten und die unterschiedlichen Gesichtspunkte die der Autor einräumt gehen nicht weg wenn man zur Kolonialzeit zurück geht. Obamas ""inspirierende"" Rede hat ja den nahen Osten auch nicht geordnet, Stichwort Syrien, Lybien. Das Interesse des Westens ist natürlich der internationale Terrorismus, nicht die arabische Innenpolitik, die müssen die Gesellschaften dort selbst regulieren wie sie leben möchten ohne dass der Westen die moralische Oberhoheit für sich einnimmt. Da die Keimzelle des isl. Fundamentalismus nun mal die Wahabs der Saudis sind, muss man hier auch ansetzen und nicht wieder die ""wirtschaftlichen Probleme der Jugend"", Kolonialzeit usw vorschieben. Atta und Co waren ja auch Studenten und keine Arbeitslosen, Bin Laden ein saudischer Adliger. Der Terrorismus ist kein Armutsproblem sondern ein von saudischen Hardcoreklerikern gemachtes Problem."</text:p>
          </table:table-cell>
          <table:table-cell office:value-type="string" calcext:value-type="string">
            <text:p>"Even the NYT says the speech was less harmful than expected. Intellectual highs were not to be expected and the different points of view the author admits do not go away when you go back to colonial times. Obama's ""inspirational"" speech has not ordered the Middle East, keyword Syria, Libya. The interest of the West is, of course, international terrorism, not Arab domestic politics, which must regulate the societies themselves as they would like to live without the West taking over the moral supremacy. Since the germ cell of the isl. Fundamentalism Wahabs are the Saudis, you have to start here and not again the ""economic problems of youth"", colonial time, etc. advance. Atta and Co were also students and not unemployed, Bin Laden a Saudi nobleman. Terrorism is not a poverty problem but a problem made by Saudi hardcore clerics."</text:p>
          </table:table-cell>
          <table:table-cell office:value-type="string" calcext:value-type="string">
            <text:p>negative</text:p>
          </table:table-cell>
          <table:table-cell table:number-columns-repeated="1021"/>
        </table:table-row>
        <table:table-row table:style-name="ro14">
          <table:table-cell office:value-type="string" calcext:value-type="string">
            <text:p>In meinen Augen ist das ganz großer Schwachsinn.Nur weil es einmal so beschlossen wurde,heißt das nun nicht,dass es richtig ist. Wir haben durch die überaus schädliche US-Politik,welche sehr´,sehr wenig mit Verteidigung zu tun hat,mit den schwelenden Brandherden u.der daraus folgenden Fluchtbewegungen zu kämpfen. Tatsächlich könnten wir die Gelder sinnvoller ausgeben und zwar auch im Sinne der USA und ihrer Rüstungsindustrie,indem wir z.B.Airbus bei den Kernkompetenzen im Zivilbereich belassen und Transportflugzeuge wenn überhaupt notwendig direkt bei den Amis kaufen,die haben sich bewährt und gut ist. Zunächst sollte man erst einmal erneut über die Aufgaben der Nato reden-Bündnisfall ,Verteidigung in Europa und nicht die immer weiter fortschreitende Ausdehnung.Wenn das nicht möglich ist,dann sollte sich die Nato auflösen und eine gemeinsame Europäische Verteidigung aufgebaut werden,das wäre vollkommen ausreichend,vor allem auch ohne die Türkei-die brauchen wir auch nicht in der Nato-es gibt keine Sowjetunion mehr. Im Ernstfall wäre doch ohnehin nur Russland unserer Gegner,wogegen wir uns ohnehin nicht konventionell verteidigen könnten,auch damals im kalten Krieg nicht. Wie weit sollen wir denn aufrüsten,was soll der Schwachsinn?Nicht einen Cent mehr als bisher. Macht es doch einmal umgekehrt,alle Staaten weltweit rüsten um zunächst 50% ab. Totschießen können wir uns trotzdem noch gegenseitig,keine Sorge.</text:p>
          </table:table-cell>
          <table:table-cell office:value-type="string" calcext:value-type="string">
            <text:p>In my opinion, that's a big nonsense. Just because it was decided that way does not mean it's right. We have to deal with the smoldering fire and the consequent escape movements by the extremely harmful US policy, which has very 'very little to do with defense. In fact, we could spend the money more meaningfully, and in the US and its defense industry, for example by leaving Airbus with the core competences in the civil sector and buying transport planes, if any, directly from the Americans, which have proven to be good and good. First of all, we should first again talk about the tasks of NATO-alliance case, defense in Europe and not the ever-progressive expansion.If that is not possible, then should dissolve NATO and a common European defense be built, that would be quite sufficient especially without Turkey - we do not need it in NATO - there is no longer a Soviet Union. In any case, in any case, only Russia would be our opponent, against which we would not be able to defend ourselves conventionally anyway, even in the Cold War. How far should we upgrade, what's the nonsense? Not a penny more than before. Once again, it reverses, and all countries around the world are starting to upgrade by 50%. We can still shoot each other, do not worry.</text:p>
          </table:table-cell>
          <table:table-cell office:value-type="string" calcext:value-type="string">
            <text:p>negative</text:p>
          </table:table-cell>
          <table:table-cell table:number-columns-repeated="1021"/>
        </table:table-row>
        <table:table-row table:style-name="ro27">
          <table:table-cell office:value-type="string" calcext:value-type="string">
            <text:p>ja, genau. was man nach 35 jahren neoliberalem rechtsdrall braucht, ist noch mehr davon. da hat die neoliberale mainstreampresse ganze arbeit geleistet, alle ansatzweise linken parteien totzuschreiben. der durchschnittsbürger denkt jetzt, mindestlohn an der armutsgrenze, 40 jahre umverteilung von unten nach oben und die endlose liste rechter und neoliberaler politik wären zu links. und schwarz-gelb, die die polizei wegsparen, ausschließlich wirtschaftsinteressen vertreten, munter waffen an terrorunterstützer liefern und den drohnenkrieg, der wie nichts anderes flüchtlinge und radikale produziert, würde zur sicherheit beitragen. aber warum wundert mich das, in einer welt, in der der führer der freien welt den klimawandel für eine verschwörungstheorie, die erde für flach und impfen für schädlich hält. vielleicht sollten wir unser nächstes kabinett aus den gewinnern der letzten dschungelcamp-staffeln zusammenstellen.</text:p>
          </table:table-cell>
          <table:table-cell office:value-type="string" calcext:value-type="string">
            <text:p>Yes exactly. What you need after 35 years of neoliberal right-hand spiral is even more of it. the neo-liberal mainstream press has done a great job of killing all rudimentary left-wing parties. the average citizen now thinks, minimum wage at the poverty line, 40 years redistribution from bottom to top and the endless list of right and neoliberal politics would be to the left. and black-and-yellow, which would save the police, represent purely economic interests, provide spirited weapons to terrorist supporters, and contribute to security through the drone war, which produces refugees and radicals like no other. but why am I surprised, in a world where the leader of the free world considers climate change to be a conspiracy theory that considers earths shallow and vaccines harmful. Maybe we should put together our next cabinet from the winners of the last jungle camp season.</text:p>
          </table:table-cell>
          <table:table-cell office:value-type="string" calcext:value-type="string">
            <text:p>negative</text:p>
          </table:table-cell>
          <table:table-cell table:number-columns-repeated="1021"/>
        </table:table-row>
        <table:table-row table:style-name="ro34">
          <table:table-cell office:value-type="string" calcext:value-type="string">
            <text:p>"...schade, daß Sie dieses Thema offenbar intellektuell überfordert, aber ich helfe gerne weiter: https://de.wikipedia.org/wiki/Deregulierung#Wirtschaftliche_Bedeutung Für Sie ist alles, was Ihnen widerspricht oder in Fakten widerlegt wird, eine ""alberne linke Phrase"". Mehr als polemische Versatzstücke haben Sie nicht zu bieten? Jämmerlich ist das. Zur Deregulierung gibt es zwei ganz markante Beispiele: Deutsche Bundespost, Deutsche Bundesbahn - beide Unternehmen wurden - mit allen Vor- und Nachteilen - privatisiert: https://de.wikipedia.org/wiki/Privatisierung#Privatisierung_und_Marktregulierung Zu privaten, schädlichen Monopolen zählen z.B. große Discounterketten wie ALDI, LIDL etc. Der kleine und mittelständische Einzelhandel wird dadurch verdrängt. Das ist eine echt alberne, neoliberale Phrase. Dazu braucht es keine Gesetze - so etwas nennt man wirtschaftspolitische Rahmenbedingungen - dazu gehören z.B. die Ladenöffnungszeiten - eines von vielen anderen Beispielen, aber eines, was Sie - hoffentlich - verstehen. ..ein Fakt. Diese Regierung war verbraucht. Mehr ist dazu nicht zu sagen."</text:p>
          </table:table-cell>
          <table:table-cell office:value-type="string" calcext:value-type="string">
            <text:p>"It is a pity that you seem to be overwhelmed intellectually by this topic, but I am happy to help: https://en.wikipedia.org/wiki/Deregulation#Economic_English For you everything that contradicts or is refuted in facts is a "" silly left phrase "". More than polemical pieces do not have to offer? It is pathetic. There are two very striking examples of deregulation: Deutsche Bundespost, Deutsche Bundesbahn - both companies have been privatized with all the advantages and disadvantages: https://de.wikipedia.org/wiki/Private_Private_and_Market_regulation For private, Harmful monopolies include eg large discounter chains such as ALDI, LIDL etc. The small and medium-sized retail trade is thereby displaced. This is a really silly, neoliberal phrase. No laws are needed for that - this is what is called economic policy framework conditions - this includes, for example, store hours - one of many other examples, but one that you - hopefully - understand. ..a fact. This government was used up. More is nothing more to say."</text:p>
          </table:table-cell>
          <table:table-cell office:value-type="string" calcext:value-type="string">
            <text:p>negative</text:p>
          </table:table-cell>
          <table:table-cell table:number-columns-repeated="1021"/>
        </table:table-row>
        <table:table-row table:style-name="ro3">
          <table:table-cell office:value-type="string" calcext:value-type="string">
            <text:p>"Meine Güte, so viele hohle Phrasen auf einmal. Wenn Sie für dieses Geschreibsel Geld von der SPD bekommen dann ist dieses wirklich rausgeworfen. Bildung ist Ländersache. Und ja - es müssen auch Kinder zurückgelassen werden. Denn wenn jedes Kind Abitur machen kann dann ist ein Abitur vollkommen wert- und sinnlos. Sieht man sehr schön wenn man die Abiturienten der Nordländer mit den bayerischen Vergleicht. Im Süden gibt es zumindest noch Minimalansprüche an die Bildung. Die gezielte Förderung von Kindern welche diese benötigen wurde ja mithilfe von SPD und Grünen im Rahmen der Inklusion abgeschafft. Hier kann man dann durchaus von ""zurücklassen"" dieser Kinder sprechen, da sie auf einer Regelschule oft keine Chance haben - außer man senkt das Niveau weit genug ab, langfristig extrem schädlich für ein Land dessen einzige nennenswerte Ressource das know-how seiner Bürger ist. Also schnallen Sie sich an, werter Schulz-Fan - Projekt 18 ist nicht mehr allein von der FDP gepachtet, mit Spesenritter Schulz holt die SPD von der anderen Seite her mit weiten Schritten auf."</text:p>
          </table:table-cell>
          <table:table-cell office:value-type="string" calcext:value-type="string">
            <text:p>"Gosh, so many hollow phrases at once. If you get money from the SPD for this writing then this is really thrown out. Education is a matter of the country. And yes - children have to be left behind as well. Because if every child can graduate then a high school is completely worthless and meaningless. Looks very nice if one compares the high school graduates of the northerners with the Bavarian. In the south, there are at least minimum demands on education. The targeted promotion of children who need them was indeed abolished with the help of SPD and Greens in the context of inclusion. Here one can then speak of ""leaving behind"" these children, as they often have no chance at a regular school - unless one lowers the level far enough, in the long term extremely harmful for a country whose only significant resource is the know-how of its citizens. So strap on, worth Schulz fan - Project 18 is no longer leased from the FDP alone, with Spit Knight Schulz brings the SPD from the other side with wide steps."</text:p>
          </table:table-cell>
          <table:table-cell office:value-type="string" calcext:value-type="string">
            <text:p>negative</text:p>
          </table:table-cell>
          <table:table-cell table:number-columns-repeated="1021"/>
        </table:table-row>
        <table:table-row table:style-name="ro15">
          <table:table-cell office:value-type="string" calcext:value-type="string">
            <text:p>Wie lebendig die Demokratie wohl erst nach Wilders und Le Pen s Sieg würde. Dieser Artikel dreht alles so, wie es gerade passt. Wäre also Trumps Niederlage im Umkehrschluß schädlich für die Demokratie. Diese Argumentation ist peinlich und niveaulos</text:p>
          </table:table-cell>
          <table:table-cell office:value-type="string" calcext:value-type="string">
            <text:p>How lively democracy would probably be only after Wilders and Le Pen's victory. This article will do it the way it fits. Conversely, if Trump's defeat were reversed, would it be detrimental to democracy? This argument is embarrassing and meaningless</text:p>
          </table:table-cell>
          <table:table-cell office:value-type="string" calcext:value-type="string">
            <text:p>negative</text:p>
          </table:table-cell>
          <table:table-cell table:number-columns-repeated="1021"/>
        </table:table-row>
        <table:table-row table:style-name="ro28">
          <table:table-cell office:value-type="string" calcext:value-type="string">
            <text:p>"Weshalb die Aufregung? Vielleicht sollten auch Medienvertreter erst mal in den Spiegel ""Mainstream""-Spiegel schauen, vor allem sich ihrer Krankheit maßloser Selbstüberhebung heilen lassen und etwas Reflexion und Selbstkritikfähigkeit lernen, dann könnte sich das Ganze in Luft auflösen. So wie Journalismus heute betrieben wird, ist er gesellschaftsschädlich, spaltet, erlaubt keiner Regierung erst mal in Ruhe zu arbeiten, ohne das schon vorher alles von Besserwissern zerfleischt wird. Die eigentliche Aufgabe ""unabhängiger"", und zumindest von persönlichen Wertungen freier Faktenberichterstattung, auf der die Rechte einer freien Presse beruhen, betreiben diese Presseorgane schon lange nicht mehr. Und so hat auch Macron, schnell von Orban, Trump und Szydlo gelernt. Chapeau!"</text:p>
          </table:table-cell>
          <table:table-cell office:value-type="string" calcext:value-type="string">
            <text:p>"Why the excitement? Maybe even media representatives should first look in the mirror ""mainstream"" levels, especially to let their illness heal excessive self-exaltation and learn some reflection and self-criticism, then the whole thing could dissolve. Just as journalism is practiced today, it is socially harmful, splits, does not allow any government to work in peace, without that everything is already torn apart by good-for-nothing. The real task of ""independent"", and at least of personal evaluations of free factual reporting, on which the rights of a free press are based, these press organs operate long ago. And so has Macron, quickly learned from Orban, Trump and Szydlo. Chapeau!"</text:p>
          </table:table-cell>
          <table:table-cell office:value-type="string" calcext:value-type="string">
            <text:p>negative</text:p>
          </table:table-cell>
          <table:table-cell table:number-columns-repeated="1021"/>
        </table:table-row>
        <table:table-row table:style-name="ro23">
          <table:table-cell office:value-type="string" calcext:value-type="string">
            <text:p>der deutsche Wähler scheint vergessen zu haben , dass die FDP massgeblich für den sozialen Kahlschlag und das kaputte Gesundheitssystem in Deutschland verantwortlich ist. Entweder sie leiden unter Amnesie, sind zu jung um sich zu erinnern oder sind selbst Ärzte und Hoteliers. Die FDP ist eine durch und durch schädliche Klientelpartei und passt daher vorzüglich zu Merkel.</text:p>
          </table:table-cell>
          <table:table-cell office:value-type="string" calcext:value-type="string">
            <text:p>The German voter seems to have forgotten that the FDP is largely responsible for the social clear-cut and the broken health system in Germany. Either they are suffering from amnesia, are too young to remember or even doctors and hoteliers. The FDP is a thoroughly harmful clientele and therefore fits perfectly with Merkel.</text:p>
          </table:table-cell>
          <table:table-cell office:value-type="string" calcext:value-type="string">
            <text:p>negative</text:p>
          </table:table-cell>
          <table:table-cell table:number-columns-repeated="1021"/>
        </table:table-row>
        <table:table-row table:style-name="ro16">
          <table:table-cell office:value-type="string" calcext:value-type="string">
            <text:p>wird der Dicke dadurch aber nicht. Chinas Absichten sind viel wichtiger. Wenn die Chinesen Nordkorea als Puffer / Cordon sanitaire zu bauchen glauben dann wird die Sache kreuzgefährlich. Ich setze meine Hoffnung auf die Fähigkeit der Amerikaner, feindliche Raketen entweder elektronisch oder durch mid-air collision unschädlich zu machen. Sie brauchen es ja keinem erzählen, nur machen (schwierig bei diesem POTUS).</text:p>
          </table:table-cell>
          <table:table-cell office:value-type="string" calcext:value-type="string">
            <text:p>does not make the thickness thereby. China's intentions are much more important. If the Chinese believe North Korea to burb as a buffer / cordon sanitaire then things will be cross-dangerous. I hope that the Americans will be able to neutralize enemy missiles either electronically or through mid-air collision. You do not need to tell anyone, just do it (difficult with this POTUS).</text:p>
          </table:table-cell>
          <table:table-cell office:value-type="string" calcext:value-type="string">
            <text:p>negative</text:p>
          </table:table-cell>
          <table:table-cell table:number-columns-repeated="1021"/>
        </table:table-row>
        <table:table-row table:style-name="ro18">
          <table:table-cell office:value-type="string" calcext:value-type="string">
            <text:p>Diese Behauptung ist schlicht falsch. Die offensichtlichen Lügen, besonders diejenigen die eine Reihe von Staatsgeheimnissen verteidigen kann man sehr wohl verteidigen, und zwar mit allen denkbaren Mitteln, die bedauerlicherweise in einem Rechtsstaat gesetzlich begründet sind. Das gilt sehr wohl für jedes Team nicht nur des Traums. Übrigens manche Unwahrheiten die rechtlich belangt werden sollte, blieben aus politischen Kalkül straffrei. Clinton hat eine Menge Unwahrheiten bezüglich ihrer bekannten E-Malis Affäre behauptet. Maßgebend dafür ist die Zeugnisaussage ausgerechnet des entlassenen FBI Chefs Comey - sehr sehenswert: https://www.youtube.com/watch?v=bC1Mc6-RDyQ Hier geht es um die nackte gefühlte Politik und die Frage der Wahrheit und Unwahrheit ist absolut von politischen Überzeugungen geprägt. Das ist bedauerlich, viel mehr schädlich angesichts aller Folgewirkungen in der gegenwärtigen politischen Weltlage.</text:p>
          </table:table-cell>
          <table:table-cell office:value-type="string" calcext:value-type="string">
            <text:p>This claim is simply wrong. The obvious lies, especially those that defend a series of state secrets, can certainly be defended, using all the means that are unfortunately legitimate in a constitutional state. This is true for every team not only of the dream. Incidentally, some untruths should be legally prosecuted, remained unpunished from political calculation. Clinton has claimed a lot of falsehood regarding her well-known e-Mali affair. Decisive for this is the testimony statement just the dismissed FBI boss Comey - well worth seeing: https://www.youtube.com/watch?v=bC1Mc6-RDyQ This is about the naked felt policy and the question of truth and untruth is absolutely of shaped political convictions. This is unfortunate, much more damaging in the face of all consequences in the current political world situation.</text:p>
          </table:table-cell>
          <table:table-cell office:value-type="string" calcext:value-type="string">
            <text:p>negative</text:p>
          </table:table-cell>
          <table:table-cell table:number-columns-repeated="1021"/>
        </table:table-row>
        <table:table-row table:style-name="ro8">
          <table:table-cell office:value-type="string" calcext:value-type="string">
            <text:p>Der üble Spruch mit den Indianern ist schon ziemlich zynisch von ihnen. Todesstrafe: natürlich nein. Darum gehts hier aber gar nicht. Durch den Angriff auf den IS in Syrien und den Irak werden weitere grausame Morde an Unschuldigen durch diese religiösen Fanatiker verhindert. Hätten sie dem Völkermord an den Jesiden tatenlos zugesehen? Ein IS-Terrorist der in Deutschland festgenommen wird bekommt seine Strafe nach Recht und Gesetz. Sein Leben ist geschützt. Das is richtig so. IS-Terroristen in Syrien, die Unschuldige mit Benzin übergießen und anzünden kann man nicht anders als durch töten unschädlich machen oder haben sie eine Idee.</text:p>
          </table:table-cell>
          <table:table-cell office:value-type="string" calcext:value-type="string">
            <text:p>The bad saying with the Indians is already pretty cynical of them. Death penalty: of course no. That's not what this is about. The attack on the IS in Syria and Iraq prevents further cruel murders of innocent people by these religious fanatics. Did they stand by and watch the genocide of the Yazidis? An IS terrorist who is arrested in Germany gets his sentence according to law. His life is protected. That's right. IS terrorists in Syria, who pour innocents with gasoline and ignite it can not be done otherwise harmless by killing or have an idea.</text:p>
          </table:table-cell>
          <table:table-cell office:value-type="string" calcext:value-type="string">
            <text:p>negative</text:p>
          </table:table-cell>
          <table:table-cell table:number-columns-repeated="1021"/>
        </table:table-row>
        <table:table-row table:style-name="ro52">
          <table:table-cell office:value-type="string" calcext:value-type="string">
            <text:p>"Zitat:"" Russland-Affäre: Trump nennt Sonderermittler schädlich für USA......"" Nein, nicht schädlich für USA, sondern für Trump!"</text:p>
          </table:table-cell>
          <table:table-cell office:value-type="string" calcext:value-type="string">
            <text:p>"Quote: ""Russia affair: Trump calls special investigators harmful to US ......"" No, not harmful to the US, but for Trump!"</text:p>
          </table:table-cell>
          <table:table-cell office:value-type="string" calcext:value-type="string">
            <text:p>negative</text:p>
          </table:table-cell>
          <table:table-cell table:number-columns-repeated="1021"/>
        </table:table-row>
        <table:table-row table:style-name="ro17">
          <table:table-cell office:value-type="string" calcext:value-type="string">
            <text:p>"Mit ""schädlich für die USA"" meint er wohl schädlich für sich selbst. Dieser Trump will die USA wie eine Ich-AG führen und vergisst dabei, dass dieser Happen viel zu groß für ihn ist. Ich hoffe sehr, dass Herr Mueller seinen Job durchzieht. Bin einmal gespannt auf die Ergebnisse."</text:p>
          </table:table-cell>
          <table:table-cell office:value-type="string" calcext:value-type="string">
            <text:p>"With ""harmful to the US"" he probably means harmful to himself. This Trump wants to lead the US like an I-AG and forgets that this bite is too big for him. I very much hope that Mr. Mueller will do his job. I'm curious about the results."</text:p>
          </table:table-cell>
          <table:table-cell office:value-type="string" calcext:value-type="string">
            <text:p>negative</text:p>
          </table:table-cell>
          <table:table-cell table:number-columns-repeated="1021"/>
        </table:table-row>
        <table:table-row table:style-name="ro52">
          <table:table-cell office:value-type="string" calcext:value-type="string">
            <text:p>gäbe es keinen Sonderermittler! :-) Wer also ist ursächlich schädlich für die USA? Don Teflon!</text:p>
          </table:table-cell>
          <table:table-cell office:value-type="string" calcext:value-type="string">
            <text:p>there would be no special investigator! :-) So who is causally harmful to the US? Don Teflon!</text:p>
          </table:table-cell>
          <table:table-cell office:value-type="string" calcext:value-type="string">
            <text:p>negative</text:p>
          </table:table-cell>
          <table:table-cell table:number-columns-repeated="1021"/>
        </table:table-row>
        <table:table-row table:style-name="ro49">
          <table:table-cell office:value-type="string" calcext:value-type="string">
            <text:p>Folglich ist alles, was Trump schadet, auch schädlich für die USA. Logisch.</text:p>
          </table:table-cell>
          <table:table-cell office:value-type="string" calcext:value-type="string">
            <text:p>Consequently, anything that harms Trump is also harmful to the US. Logical.</text:p>
          </table:table-cell>
          <table:table-cell office:value-type="string" calcext:value-type="string">
            <text:p>negative</text:p>
          </table:table-cell>
          <table:table-cell table:number-columns-repeated="1021"/>
        </table:table-row>
        <table:table-row table:style-name="ro49">
          <table:table-cell office:value-type="string" calcext:value-type="string">
            <text:p>"""&lt;i&gt;Trump nennt Sonderermittler schädlich für USA&lt;/i&gt;"" ... will heißen: ""l'etat et moi"""</text:p>
          </table:table-cell>
          <table:table-cell office:value-type="string" calcext:value-type="string">
            <text:p>"""&lt;i&gt; Trump calls special investigators harmful to US &lt;/ i&gt;"" ... means ""l'etat et moi"""</text:p>
          </table:table-cell>
          <table:table-cell office:value-type="string" calcext:value-type="string">
            <text:p>negative</text:p>
          </table:table-cell>
          <table:table-cell table:number-columns-repeated="1021"/>
        </table:table-row>
        <table:table-row table:style-name="ro49">
          <table:table-cell office:value-type="string" calcext:value-type="string">
            <text:p>Der Sonderermittler ist nicht schädlich für die USA sondern für Trump.</text:p>
          </table:table-cell>
          <table:table-cell office:value-type="string" calcext:value-type="string">
            <text:p>The Special Investigator is not harmful to the US but to Trump.</text:p>
          </table:table-cell>
          <table:table-cell office:value-type="string" calcext:value-type="string">
            <text:p>negative</text:p>
          </table:table-cell>
          <table:table-cell table:number-columns-repeated="1021"/>
        </table:table-row>
        <table:table-row table:style-name="ro21">
          <table:table-cell office:value-type="string" calcext:value-type="string">
            <text:p>greift tief in die finanzielle Situation vieler Gering- bis Normalverdiener ein. Das haben offensichtlich die Grünen nicht begriffen. Das frühere soziale Mäntelchen wurde gegen den belehrenden Zeigefinger getauscht, aber der Zeigefinger versucht seine unsozialen Ideen auch durchzusetzen. Massentierhaltung ist ein Graus, aber geringe Löhne zwingen zum Kauf beim Discounter. Diesel ist umlweltschädlich, aber weil wenig verdient wird, muss der kürzlich gekaufte Diesel noch einige Jahre halten. Selbst Grüne fahren ihn und haben ihn vor Kurzem noch als Sparwunder geprießen. Es mag sein, dass sie die Haltung mancher Verbraucher als egoistisch ansehen, auch wenn viee Verbraucher an ihrer Situation nichts ändern können. Aber ich würde Ihre Haltung als mindestens genauso egoistisch und rücksichtslos bezeichnen. Auf lange Sicht kann man Ihre grüne forderungen durchaus als wünschenwert ansehen, die soziale Komponente dürfen die Grünen dabei nie aus den Augen verlieren. Das tun sie zur Zeit und dafür werden sie abgestraft.</text:p>
          </table:table-cell>
          <table:table-cell office:value-type="string" calcext:value-type="string">
            <text:p>Deeply affects the financial situation of many low to normal earners. Obviously the Greens did not understand that. The former social cloak was exchanged for the instructive index finger, but the index finger tries to enforce his anti-social ideas also. Factory farming is a horror, but low wages force you to buy at the discount store. Diesel is harmful to the environment, but because little is earned, the recently purchased diesel has to last a few more years. Even Greens drive him and have recently praised him as a saving miracle. It may be that they regard the attitude of some consumers as selfish, even though many consumers can not change their situation. But I would call your attitude at least as selfish and inconsiderate. In the long run, you can see your green claims as desirable, the social component must never lose sight of the Greens. They do that at the moment and they are punished for that.</text:p>
          </table:table-cell>
          <table:table-cell office:value-type="string" calcext:value-type="string">
            <text:p>negative</text:p>
          </table:table-cell>
          <table:table-cell table:number-columns-repeated="1021"/>
        </table:table-row>
        <table:table-row table:style-name="ro17">
          <table:table-cell office:value-type="string" calcext:value-type="string">
            <text:p>Die Wirtschaft hat für die Menschen da zu sein, sonst ist sie nutzlos und schädlich. Und da das Leben nicht schwarz-weiß sondern sehr abgestuft grau ist, ist ergänzend zu sagen, dass die Wirtschaft und das Kapital in Deutschland, und nicht nur dort, zu viel Einfluß hat. Das MUß anders werden!</text:p>
          </table:table-cell>
          <table:table-cell office:value-type="string" calcext:value-type="string">
            <text:p>The economy has to be there for the people, otherwise it is useless and harmful. And since life is not black and white but very gradual gray, it should be added that the economy and capital in Germany, and not only there, has too much influence. The MUST be different!</text:p>
          </table:table-cell>
          <table:table-cell office:value-type="string" calcext:value-type="string">
            <text:p>negative</text:p>
          </table:table-cell>
          <table:table-cell table:number-columns-repeated="1021"/>
        </table:table-row>
        <table:table-row table:style-name="ro14">
          <table:table-cell office:value-type="string" calcext:value-type="string">
            <text:p>Den Neocons bzw. dem Deep State stößt auf, daß Trump die interventionistische Hegemonialpolitik beenden will und ein friedliches, gutes Verhältnis zu Russland anstrebt. Das mühsam aufgebaute Feindbild Russland soll unbedingt erhalten bleiben, schließlich muß der gigantische militärisch-industrielle Komplex legitimiert weiterhin werden und profitabel arbeiten (sprich: Interventionen, Krieg, Aufrüstung usw.). Zudem sind die Pläne für einen nuklearen Erstschlag gegen Russland längst ausgearbeitet, es gebricht nur noch an einem zuverläßigen ABM-System, das einen Gegenschlag unnschädlich macht (Leider berichten unsere Medien nicht über diesen Wahnsinn, der die Welt ins absolute Verderben stürzen kann, insbesondere auch Europa, vgl. hierzu die einschlägigen Artikel von Paul Craig Roberts, dem Journalisten und ehemaligen US-Politiker). Trump scheint nicht wirklich willens oder fähig zu sein, dem ruchlosen, eigenmächtigen Deep State Paroli zu bieten und dieses militaristische Monster, vor dem übrigens schon Präsident Eisenhower Anfang der 60er Jahre gewarnt hatte, zu zerschlagen. Von seinem Wahlkampfversprechen ist kaum etwas realisiert, er ist weitgehend eingeknickt vor seiner mächtigen Gegenerschaft. Dennoch gilt er den herrschenden Eliten aufgrund seiner Eigenwilligkeit weiterhin als Risiko, weit entfernt von der geforderten (und gewohnten) willfährigen Marionette. Daher wird weiterhin daran gearbeitet, ihn zu stürzen.</text:p>
          </table:table-cell>
          <table:table-cell office:value-type="string" calcext:value-type="string">
            <text:p>The neocons and the deep state are struck by the fact that Trump wants to end the interventionist hegemonic policy and seeks a peaceful, good relationship with Russia. The laboriously constructed enemy image of Russia must be preserved, after all, the gigantic military-industrial complex must continue to be legitimized to continue to operate profitably (in other words, interventions, war, rearmament, etc.). In addition, the plans for a nuclear first strike against Russia have long been drafted, it only breaks a reliable ABM system that makes a counter-attack unnecessary (Unfortunately, our media do not report on this madness, which can plunge the world into complete ruin, especially Europe, see the relevant articles by Paul Craig Roberts, the journalist and former US politician). Trump does not really seem willing or able to stand up to the nefarious, unauthorized Deep State and smash that militaristic monster that President Eisenhower had already warned in the early '60s. Hardly anything is realized about his campaign pledge, he is largely bowed down to his powerful counter-power. Nonetheless, due to his idiosyncrasy, he continues to be a risk to the ruling elites, far from the required (and familiar) complacent puppet. Therefore, work continues to overthrow him.</text:p>
          </table:table-cell>
          <table:table-cell office:value-type="string" calcext:value-type="string">
            <text:p>negative</text:p>
          </table:table-cell>
          <table:table-cell table:number-columns-repeated="1021"/>
        </table:table-row>
        <table:table-row table:style-name="ro25">
          <table:table-cell office:value-type="string" calcext:value-type="string">
            <text:p>"Erst einmal ist eine Aufzeichnung etwas anderes als eine Mitschrift. Obama konnte treffen, wen er wollte, ohne dass danach die halbe Sensationspresse ""wusste"", was in den Gesprächen mit den Regierungsmitgliedern anderer Länder besprochen wurde. Er konnte auch umweltschädliche Pipelines genehmigen, ohne dass die US-Presse auch nur ein Wort darüber verlor. Die indigene Bevölkerung stand auf ihrem eigenen Land und wurde von einem Sheriff namens Kirchmeier angegriffen. Dabei wurde einer jungen Frau fast ein Arm abgerissen; sie wurde schwer verletzt. Erst nach Protesten aus der Bevölkerung haben sich die Medien bequemt, darüber ein wenig zu berichten. Prompt stoppte Obama das Projekt VORÜBERGEHEND, weil er solche Schlagzeilen in seinen letzten Amtstagen doch nicht haben wollte. Der nächste Präsident würde es dann fortsetzen, und so geschah es auch. Und nun, hätte man Trump absetzen wollen, wäre das bereits nach der nicht genehmigten Bombardierung von Syrien möglich gewesen. Es sieht so aus, als wolle man partout, dass Trump über RUSSLAND stolpern soll. Dies würde der nächsten Regierung sofort eine Ausrede bieten, um gegen Russland vorzugehen. Daher ist das, was hier geschieht, alles andere als lustig. Es kommen auch überwiegend die Gegner von Trump unter den Republikanern zu Wort. Es wird alles gedreht, wie man es gerade ""braucht""."</text:p>
          </table:table-cell>
          <table:table-cell office:value-type="string" calcext:value-type="string">
            <text:p>"First of all, a recording is something other than a transcript. Obama could meet who he wanted without half the sensational press ""knowing"" what was discussed in talks with government officials from other countries. He was also able to approve polluting pipelines without the US press even saying a word about it. The indigenous population stood on their own land and was attacked by a sheriff named Kirchmeier. In the process, a young woman was nearly torn off an arm; she was seriously injured. Only after protests from the population, the media have been comfortable to report a little about it. Promptly Obama stopped the project TEMPORARILY, because he did not want to have such headlines in his last office days. The next president would then continue, and so it happened. And now, if Trump were to be deposed, that would have been possible after the unauthorized bombardment of Syria. It looks as if you want to partout that Trump should stumble over RUSSIA. This would immediately give the next government an excuse to go against Russia. Therefore, what happens here is anything but funny. There are also mainly the opponents of Trump among the Republicans to speak. Everything is shot, just like you need it right now."</text:p>
          </table:table-cell>
          <table:table-cell office:value-type="string" calcext:value-type="string">
            <text:p>negative</text:p>
          </table:table-cell>
          <table:table-cell table:number-columns-repeated="1021"/>
        </table:table-row>
        <table:table-row table:style-name="ro15">
          <table:table-cell office:value-type="string" calcext:value-type="string">
            <text:p>Auch Hitler '45 in seinem Bunker war geistig nicht auf der Höhe, ohne daß damit jede psychische Störung verwerflich oder schädlich wäre. Hitler hat auch geatmet und Brot gegessen ... wer sich daraus einen Schuh anzieht, hat's nötig.</text:p>
          </table:table-cell>
          <table:table-cell office:value-type="string" calcext:value-type="string">
            <text:p>Even Hitler's45 in his bunker was mentally not up to par, without any psychic disturbance being reprehensible or harmful. Hitler also breathed and ate bread ... Anyone who puts on a shoe will need it.</text:p>
          </table:table-cell>
          <table:table-cell office:value-type="string" calcext:value-type="string">
            <text:p>negative</text:p>
          </table:table-cell>
          <table:table-cell table:number-columns-repeated="1021"/>
        </table:table-row>
        <table:table-row table:style-name="ro17">
          <table:table-cell office:value-type="string" calcext:value-type="string">
            <text:p>die einzige Kompetenz, die diese Partei jemals hatte, war im Umweltschutz. In allen anderen Politikfeldern hat sie versagt, und die Umweltpolitik vertritt sie nicht mehr. Sie ist nicht nur überflüssig geworden, sondern sogar schädlich. Jede Stimme für sie ist eine verlorene Stimme.</text:p>
          </table:table-cell>
          <table:table-cell office:value-type="string" calcext:value-type="string">
            <text:p>the only competence this party has ever had was environmental protection. It has failed in all other policies and environmental policy no longer represents it. Not only has it become superfluous, it has even been harmful. Every voice for her is a lost voice.</text:p>
          </table:table-cell>
          <table:table-cell office:value-type="string" calcext:value-type="string">
            <text:p>negative</text:p>
          </table:table-cell>
          <table:table-cell table:number-columns-repeated="1021"/>
        </table:table-row>
        <table:table-row table:style-name="ro1">
          <table:table-cell office:value-type="string" calcext:value-type="string">
            <text:p>Wozu es die Grünen braucht? Um echten Umweltschutz zu betreiben! Verkehrsminister Dobrindt baut immer noch hauptsächlich Straßen und er will nicht erkennen dass der Euro 6 Diesel schädlich ist. Frau Merkel außerdem treibt die Energiewende nur schleppend voran. Für die Grünen ist der Umweltschutz einfach ihr Herzensanliegen. Für Frau Merkel ist es ein Thema von Vielen, was man auch mal vernachlässigen kann. Kann man eben nicht!</text:p>
          </table:table-cell>
          <table:table-cell office:value-type="string" calcext:value-type="string">
            <text:p>Why does the Greens need it? To do real environmental protection! Transport Minister Dobrindt still builds mainly roads and he does not want to realize that the Euro 6 diesel is harmful. Ms Merkel is also driving the energy transition only slowly. For the Greens, environmental protection is simply their heart's concern. For Mrs. Merkel it is a topic of many, which one can neglect sometimes. You just can not!</text:p>
          </table:table-cell>
          <table:table-cell office:value-type="string" calcext:value-type="string">
            <text:p>negative</text:p>
          </table:table-cell>
          <table:table-cell table:number-columns-repeated="1021"/>
        </table:table-row>
        <table:table-row table:style-name="ro27">
          <table:table-cell office:value-type="string" calcext:value-type="string">
            <text:p>für die man die Grünen brauchen kann - nur leider ist da keine Linie und Struktur drin, das wirkt wie: Wie machen wir es allen recht. Da ist keine Linie und Konsequenz drin. Viele Köche verderben den Brei und dieses ewige Rumgeeiere mit den Doppelbesetzungen Männlein / Weiblein halte ich für völlig überflüssig und schädlich. Warum ist es in BaWü besser? Weil da einer klar sagt, wo es langgeht und der Wähler eine klare Identifikationsfigur hat. Die Doppelspitze im Bund wurde zwar von den Mitgliedern gewählt - aber Frau Göring Eckhard war einzige weibliche Kandidatin also schon gesetzt. Frei nach dem Motto: Wahlen mit mehreren Kandidaten sind doof. Wenn es nach dem Willen der Basis ein Mann alleine an der Spitze besser kann, dann macht der das. Dieses Rumgenerve halte ich für sehr schädlich. Leider machen die Grünen im Moment den Eindruck, dass sie völlig abgehoben sind von den Problemen der Menschen. Schade ist das.</text:p>
          </table:table-cell>
          <table:table-cell office:value-type="string" calcext:value-type="string">
            <text:p>for which you can use the Greens - but unfortunately there is no line and structure in it, that seems like: how do we make it all right. There is no line and consequence in it. Many cooks spoil the porridge and this eternal Rumgeeiere with the double occupations Männlein / Weiblein I consider completely superfluous and harmful. Why is it better in BaWü? Because it clearly tells you where to go and where the voter has a clear identification. The double top in the league was indeed chosen by the members - but Mrs. Göring Eckhard was the only female candidate so already set. True to the motto: elections with several candidates are stupid. If, according to the will of the base, a man alone at the top can do better, then he does that. I think this noise reserve is very damaging. Unfortunately, the Greens are giving the impression at the moment that they are completely detached from the problems of the people. That's a pity.</text:p>
          </table:table-cell>
          <table:table-cell office:value-type="string" calcext:value-type="string">
            <text:p>negative</text:p>
          </table:table-cell>
          <table:table-cell table:number-columns-repeated="1021"/>
        </table:table-row>
        <table:table-row table:style-name="ro63">
          <table:table-cell office:value-type="string" calcext:value-type="string">
            <text:p>"Ähnlich wie der Schulz-Hype von SPON und vom SPIEGEL gestartet wurde, so gibt es jetzt mediales Dauerfeuer ""WE ARE MACRON""! Noch bevor der französische Präsident sein Amt überhaupt angetreten und innenpolitisch irgendetwas selbst auf den Weg gebracht hat, wird auf allen deutschen Kanälen mobil gemacht! Macron wird sich schwer tun, soziale Einschränkungen zuhause durchzusetzen, die diesbezügliche Kampf- und Widerstandskraft der Franzosen ist, je nach Sichtweise, berühmt oder berüchtigt. Der normalste Weg der Welt wäre, abzuwarten! Mindestens bis nach den französischen Parlamentswahlen! Und dann schauen, was zum Beispiel bei Erhöhung des Renteneintrittsalters und der Wochenarbeitszeit oder deren Flexibilisierung passiert. Wer da keine Änderung durchsetzen kann, wird letztlich auch durch das Ausland nicht gerettet. Jedes Land hat die verdammte Pflicht und Schuldigkeit, zunächst den eigenen Laden selbst in Ordnung zu bringen und Verfehlungen der Vergangenheit zu korrigieren. Der Euro und seine Folgen für Frankreich und Deutschland ist eine Sache, aber zum Leidwesen Mancher hat sich das anders entwickelt als ursprünglich geplant. Damals wollte Frankreich im Hinblick auf die deutsche Wiedervereinigung mit dem Euro seinen starken Nachbarn ""einfangen"". Die Aufgabe der starken DM war quasi Voraussetzung für die Zustimmung der Franzosen zum politischen Prozess des ""Größenwachstums Deutschlands""! Dass diese Währung der deutschen Wirtschaft, neben radikalen innenpolitischen Reformen, letztlich günstigere weltweite und EU-interne Absatzmöglichkeiten bringen würde, ahnte man nicht! In etlichen Ländern am Mittelmeer feierte man mit der neuen starken Euro-Währung einige Jahre Party, plötzlich war man auch auf den Kapitalmärkten wieder satisfaktionsfähig. Gleichzeitig verschlief man alle Reformen der Gesellschaft und Wirtschaft oder war sogar ""allergisch"" dagegen. Jetzt hat man den Salat! Jeder schreit nach Schuldenerlassen, ökonomischen ""Gemeinschaftsprojekten"", Europäisierung der Schuldenstände! Warum ist eine erfolgreiche deutsche Exportwirtschaft schädlich? Niemand wird gezwungen deutsche Produkte zu kaufen, jeder kann eigene überzeugende Produkte hier bei uns anbieten! Die italienischen und französischen Luxuslabels machen das erfolgreich vor. Asiaten verkaufen hier auch eine Menge. Allerdings träume ich im Halbschlaf morgens nicht von einem griechischen Produkt. Es gibt halt praktisch nichts von dort, was sich hier überzeugend verkaufen ließe! Außer gewissen agrarischen Produkten. Das ist die Crux. Waren, die ihren Preis wert sind, werden immer gekauft. Egal, woher sie stammen. Künstlich ein simuliertes Wohlstandsniveau in einem Land von außen zu befeuern, das bringt auf längere Sicht nichts. Entscheidend ist zunächst Eigenanstrengung. Kein Land der Welt hat automatisch, kraft seiner Existenz, Anspruch auf ein gehobenes öffentliches Wohlstandsniveau. Wir in Deutschland auch nicht!"</text:p>
          </table:table-cell>
          <table:table-cell office:value-type="string" calcext:value-type="string">
            <text:p>"Similar to the Schulz-hype started by SPON and SPIEGEL, there is now a media fire ""WE ARE MACRON""! Even before the French president has taken office at all and has put something on the domestic political agenda himself, mobilization is on all German channels! Macron will find it hard to enforce social restrictions at home, the French 's fighting and resilience in this regard, famously or notoriously different. The most normal way in the world would be to wait! At least until after the French parliamentary elections! And then look what happens, for example, when the retirement age and the weekly working hours increase or their flexibility. Anyone who can not enforce any change will ultimately not be rescued by foreign countries. Every country has the damn duty and duty of first fixing its own store and correcting past mistakes. The euro and its consequences for France and Germany is one thing, but to the chagrin of some, this has developed differently than originally planned. At that time, France wanted to ""capture"" its strong neighbor with regard to German reunification with the euro. The task of the strong DM was almost a prerequisite for the French approval of the political process of ""size growth in Germany""! That this currency of the German economy, in addition to radical domestic reforms, would ultimately bring more favorable worldwide and internal EU market opportunities, one did not suspect! In a number of countries on the Mediterranean, the party was celebrating a few years of party with the new, strong Euro currency. Suddenly, it was also possible to bid on the capital markets again. At the same time, all the reforms of society and the economy were overslept or even ""allergic"" to it. Now you have the salad! Everyone cries for debt relief, economic ""community projects"", Europeanization of debt levels! Why is a successful German export industry harmful? No one is forced to buy German products, everyone can offer their own convincing products here! The Italian and French luxury labels are doing that successfully. Asians are also selling a lot here. However, I do not dream in the morning of a Greek product in half-sleep. There is practically nothing from there, which could sell convincingly here! Except certain agricultural products. That's the crux. Goods that are worth their price are always bought. No matter where they come from. Artificially fueling a simulated level of prosperity in a country from outside will not help in the longer term. Decisive is first of all own effort. No country in the world automatically, by virtue of its existence, is entitled to an elevated level of public wealth. We do not work in Germany either!"</text:p>
          </table:table-cell>
          <table:table-cell office:value-type="string" calcext:value-type="string">
            <text:p>negative</text:p>
          </table:table-cell>
          <table:table-cell table:number-columns-repeated="1021"/>
        </table:table-row>
        <table:table-row table:style-name="ro31">
          <table:table-cell office:value-type="string" calcext:value-type="string">
            <text:p>aber wenn diese Partei sich sozialdemokratisch nennt, dann ist das für Otto Normalwähler und Lieschen Müller nichts als Etikettenschwindel. Die Gründe hierfür sind bekannt. Da das Wahlvolk heute nur noch GEGEN und nicht mehr FÜR stimmt, muss sich jede(r) selbst entscheiden, was bisher für sie/ihn das geringste Übel ist. Und da generell die SPD als das zweitgeringste Übel gesehen wird, hat sie keine Chance gegen die CDU, die es bisher immer irgendwie geschafft hat, die Wähler von ihrer relativen Unschädlichkeit zu überzeugen.</text:p>
          </table:table-cell>
          <table:table-cell office:value-type="string" calcext:value-type="string">
            <text:p>but if this party calls itself social democratic, then this is nothing but misleading labels for Otto Normalwähler and Lieschen Müller. The reasons for this are known. Since the electorate today is only AGAINST and no longer FOR, everyone has to decide for themselves what is the least evil for them. And since the SPD is generally seen as the second-worst evil, it has no chance against the CDU, which has always somehow managed to convince voters of their relative harmlessness.</text:p>
          </table:table-cell>
          <table:table-cell office:value-type="string" calcext:value-type="string">
            <text:p>negative</text:p>
          </table:table-cell>
          <table:table-cell table:number-columns-repeated="1021"/>
        </table:table-row>
        <table:table-row table:style-name="ro12">
          <table:table-cell office:value-type="string" calcext:value-type="string">
            <text:p>"Falsch. Ein offener Brief ist durchdacht, wohl formuliert und enthält mehr als 140 Zeichen. Man kann Stunden damit verbringen sowas zu verfassen und über jeden einzelnen Satz nachzudenken, um genau die gewünschte Wirkung zu erzielen. Trumps Tweets sind eine Momentaufnahme seines Geisteszustandes, eine mentale Sofortbildkamera. Er benutzt sie zu jeder Zeit in jedem Zustand und zu jedem noch so idiotischen Thema. Selbst der narzisstischste Fernsehspinner würde keinen offenen Brief schreiben um über seine Einschaltquoten zu sprechen oder über Andere zu lästern. Nein, Trumps Tweets sind einfach nur das elektronische Äquivalent von besoffenem Gewäsch. Und übrigens ziemlich schädlich - nicht nur für sein persönliches Image. Geheimdienstanalysten sind schon entsetzt, wie viel Information über seinen Geisteszustand, seine Denkweise und sein Verhalten in Krisensituationen er seinen Feinden auf einem Silbertablett serviert. Er erteilt der gesamten internationalen Geheimdienstcommunity ein monatelanges Gratis-Seminar zum Thema ""wie geht man am besten mit dem US-Präsidenten um?"". Im Kalten Krieg hätte man für eine solche Informationsquelle getötet - jetzt bekommt man sie gratis."</text:p>
          </table:table-cell>
          <table:table-cell office:value-type="string" calcext:value-type="string">
            <text:p>"Not correct. An open letter is well thought out, well worded and contains more than 140 characters. You can spend hours writing something and thinking about each sentence to get exactly the effect you want. Trump's tweets are a snapshot of his state of mind, a mental instant camera. He uses them at any time in any condition and on any idiotic subject. Even the most narcissistic TV spinner would not write an open letter to talk about his ratings or blaspheme about others. No, Trump's tweets are just the electronic equivalent of drunken garbage. And pretty damaging by the way - not just for his personal image. Intelligence analysts are appalled at how much information he has about his state of mind, mindset, and behavior in crisis situations served on a silver platter. He gives the entire international intelligence community a month-long free seminar on ""How to Deal Best with the US President?"". In the Cold War one would have killed for such a source of information - now you get them for free."</text:p>
          </table:table-cell>
          <table:table-cell office:value-type="string" calcext:value-type="string">
            <text:p>negative</text:p>
          </table:table-cell>
          <table:table-cell table:number-columns-repeated="1021"/>
        </table:table-row>
        <table:table-row table:style-name="ro10">
          <table:table-cell office:value-type="string" calcext:value-type="string">
            <text:p>Die USA haben ihn demokratisch gewählt nun sollen sie sich auch an ihm abarbeiten. Das er eine Witzfigur ist, war jedem klar und ich glaube es ist den allermeisten Amerikanern bewußt geworden, wie schädlich sich sein Wirken nunmehr auf die USA und deren Ansehen, aber auch auf das Verhältnis zu seinen engeren Verbündeten und unmittelbaren Nachbarn auswirkt. Die Welt steht Kopf und Hawking hat uns ja noch 100 Jahre gegeben, nun lasst uns eine große Party machen und allesamt Untergehen. So wie wir den Planeten Erde behandeln, haben es einfach nur verdient!</text:p>
          </table:table-cell>
          <table:table-cell office:value-type="string" calcext:value-type="string">
            <text:p>The US has democratically elected him now they should work on him. It was clear to everyone that he was a joker, and I think it has become clear to most Americans how detrimental his impact now is on the US and its reputation, but also on its relationship with its closer allies and immediate neighbors. The world is upside down and Hawking has given us another 100 years, now let's make a big party and all go down. Just as we treat the planet Earth, it's just earned!</text:p>
          </table:table-cell>
          <table:table-cell office:value-type="string" calcext:value-type="string">
            <text:p>negative</text:p>
          </table:table-cell>
          <table:table-cell table:number-columns-repeated="1021"/>
        </table:table-row>
        <table:table-row table:style-name="ro22">
          <table:table-cell office:value-type="string" calcext:value-type="string">
            <text:p>Zuerst hat Comey dem Hasardeur ins weiße Haus geholfen und jetzt bekommt er von dem einen Tritt. Andererseits hat Trump jede Menge wichtige persönliche Gründe, um den FBI-Chef für sich unschädlich zu machen.</text:p>
          </table:table-cell>
          <table:table-cell office:value-type="string" calcext:value-type="string">
            <text:p>At first Comey helped the gambler into the white house and now he gets kicked by one. On the other hand, Trump has plenty of important personal reasons to make the FBI boss harmless.</text:p>
          </table:table-cell>
          <table:table-cell office:value-type="string" calcext:value-type="string">
            <text:p>negative</text:p>
          </table:table-cell>
          <table:table-cell table:number-columns-repeated="1021"/>
        </table:table-row>
        <table:table-row table:style-name="ro3">
          <table:table-cell office:value-type="string" calcext:value-type="string">
            <text:p>"Flynn wäre also erpressbar gewesen?! Woher wissen Sie das hätte Helmut Schmidt seine ZEIT Journalisten gefragt. Wie kommt man auf die Idee zu behaupten nur weil sich jemand mit jemand getroffen hat, dass hier gleich eine Abhängigkeit entsteht. Oder liegt es daran, weil mit aller Kraft von bestimmten Kräften versucht wird Russland als schädlich darzustellen? Hat er Geld von den Russen bekommen? Clinton bekommt auch Geld von der Wallstreet für Vorträge oder von Saudi Arabien oder den Emiraten über ihre ""Foundation"". Sind das moralischere Abhängigkeiten? Liebe SPON Journalisten hört doch einfach auf diesen Politikern auf den Leim zu gehen und deren Meinungen auch noch über das Internet zu verbreiten - oder liegt es daran dass die Journalisten ebenfalls einem Interessenkonflikt unterliegen? Wenn sich der Journalismus auf seine eigentliche Aufgabe, der objektiven Berichterstattung zurückziehen würde und weniger politisch wäre, dann wäre den geneigten Lesern schon sehr geholfen. Ansonsten betrachte ich das hier von SPON berichtete nur als ""Meinung"", den mehr ist es wahrlich nicht."</text:p>
          </table:table-cell>
          <table:table-cell office:value-type="string" calcext:value-type="string">
            <text:p>"Flynn would have been blackmailable? How did you know that Helmut Schmidt asked his TIME journalists. How does one come up with the idea of ​​asserting just because somebody has met someone, that a dependency arises here immediately. Or is it because certain forces are trying hard to portray Russia as harmful? Did he get money from the Russians? Clinton also gets money from Wall Street for lectures or from Saudi Arabia or the Emirates via their ""Foundation"". Are the more moral dependencies? Dear SPON Journalists, just listen to these politicians on the glue and to spread their opinions even on the Internet - or is it because the journalists are also subject to a conflict of interest? If journalism were to withdraw from its real task of objective reporting and were less political, then it would be helpful for the inclined readers. Otherwise, I consider this SPON report only as ""opinion"", the more it is certainly not."</text:p>
          </table:table-cell>
          <table:table-cell office:value-type="string" calcext:value-type="string">
            <text:p>negative</text:p>
          </table:table-cell>
          <table:table-cell table:number-columns-repeated="1021"/>
        </table:table-row>
        <table:table-row table:style-name="ro26">
          <table:table-cell office:value-type="string" calcext:value-type="string">
            <text:p>Was der Ministerin hier ersatzweise vorgeschlagen wird, nämlich Intransparenz, bis es nicht mehr anders geht, um dann zur bewährten Salamitaktik überzugehen, ist für Firmen grundsätzlich immer schädlich, siehe u.a. VW. Es schadet aber nicht nur dem Ruf einer Firma massiv, jedenfalls, wenn es schief geht (was es sowieso meistens tut), sondern befördert natürlich stark das Gefühl der Menschen, in einer entsolidarisierten Gesellschaft zu leben. Darum muss sich ein Firmenboss kaum sorgen. Ein Politiker darf es schlicht nicht aussen vor lassen, will er, dass sein Handeln verantwortlich genannt werden kann. Ich weiss nicht, ob, in dieses Licht gestellt, von der Leyens Krisenmanagement mehr als suboptimal zu nennen wäre. Allerdings auch nicht, wie man es in diesem hochkritischen Umfeld überhaupt viel besser hätte machen können. Von der Leyen ist sicher nicht gerade so nah an der Truppe, wie einstige echte Rüstungsfachleute, Typ Rühe oder Struck, die erkennbar begeistert oben aus der Panzerluke rausguckten. Und bei denen man das Gefühl hatte, dass sie die Hälfte der Zeit sogar in der Kaserne schlafen. Das kann man bedauern, oder auch nicht. Wahrscheinlich bedauert man es zwangsläufig, wenn man zum Beispiel eine ambitionierte junge Soldatin ist. Jedoch ist es eindeutig ein politisches Amt, und Verteidigungsminister sind bekanntlich eher seltener auch die Wunschkandidaten der Truppe. Dann wären es wahrscheinlich vorwiegend Ex-Generäle. Von der Leyens Auftrag als eine Vertraute der Kanzlerin scheint von allem Anfang an eher gewesen zu sein, parallel zum jeweiligen SPD-Chefdiplomaten eine Art von Nebenaussenpolitik zu repräsentieren, und dazu eben auch oft in hiesigen Talkshows mit dabei zu sein. Ich glaube, die pragmatische von der Leyen selbst würde sich auch noch den Stahlhelm über die Betonfrisur stülpen, wäre da Not am Mann. Nur verlangt dies halt niemand von ihr, ausser einigen Romantikern, bei denen vielleicht doch allzu schnell die wehmütigen Erinnerungen an die eigene Wehrdienstzeit ins Kraut schiessen. Von der Leyen macht ihren Job, denke ich, eng an die Vorgaben Merkels angelehnt, und mit deutlichem Fokus auf die europäische Situation.</text:p>
          </table:table-cell>
          <table:table-cell office:value-type="string" calcext:value-type="string">
            <text:p>What the Minister is suggested here as a substitute, namely non-transparency, until there is no other way to then go to the proven salami tactics, is basically always harmful for companies, see u.a. VW. Not only does it hugely damage the reputation of a firm, at least when things go wrong (which it usually does anyway), but of course, it greatly enhances people's sense of belonging to a decolored society. That's why a company boss hardly has to worry. A politician simply can not leave it out, if he wants his actions to be called responsible. I do not know if, in this light, Leyens crisis management would be more than suboptimal to call. But also not, how one could have done much better in this highly critical environment. Von der Leyen is certainly not as close to the troop, as former real armor specialists, type Rühe or Struck, the recognizably enthusiastically gazed out the top of the armored hatch. And when you had the feeling that you half the time even sleep in the barracks. You can regret it or not. You probably regret it, for example, if you're an ambitious young soldier. However, it is clearly a political office, and defense ministers are known to be less likely to be the candidates of the troupe. Then it would probably be mostly ex-generals. From Leyens order as a confidant of the Chancellor seems to have been rather from the very beginning, parallel to the respective SPD chief diplomats to represent a kind of minor foreign policy, and also often to be in local talk shows with it. I believe that the pragmatic von der Leyen himself would even put the steel helmet over the concrete hairstyle, if there was need for man. But no one wants that from her, except for a few romantics, who are perhaps all too quick to shoot the wistful memories of their own military service. Von der Leyen does her job, I think, closely following Merkel's instructions, with a clear focus on the European situation.</text:p>
          </table:table-cell>
          <table:table-cell office:value-type="string" calcext:value-type="string">
            <text:p>negative</text:p>
          </table:table-cell>
          <table:table-cell table:number-columns-repeated="1021"/>
        </table:table-row>
        <table:table-row table:style-name="ro5">
          <table:table-cell office:value-type="string" calcext:value-type="string">
            <text:p>"Schön geschrieben und eindeutig richtig. Ich versteh halt viele Bürger nicht, die relativ einfache Möglichkeiten unser land umzugestalten als wahlweise *linke Spinnereien""""Utopie"" oder einfach ""Wirtschaftsschädlich"" einstufen. dabei ist es doch auch deren Z. B. Altersvorsorge, die nicht gegeben ist. das es doch geht (jetzt stichwort Altersvorsorge) beweisen unsere Nachbarländer Österreich, Schweiz und die Niederlande. Oder das man insgesamt auch einen gerechteren, sozialeren Staat hinbekommt, die Skandinavischen Länder. Natürlich kann man nicht alles 1:1 umsetzen. Aber man kann sich die Sachen die woanders funktionieren anschauen und das so umsetzen DAS es halt in der Bundesrepublik funktioniert. Dann müsste man auch weniger Angst haben, das man auch in Deutschland Probleme wie in den USA oder auch Frankreich bekommt."</text:p>
          </table:table-cell>
          <table:table-cell office:value-type="string" calcext:value-type="string">
            <text:p>"Beautifully written and clearly correct. I just do not understand many citizens, the relatively simple ways to transform our country as optional * left-spinning ""Utopia"" or simply ""harmful to the economy"" classify it is also their ZB pension provision, which is not given Poverty proves proves our neighboring countries Austria, Switzerland and the Netherlands or that one also altogether a fairer, more social state hinbekommt, the Scandinavian countries Of course one can not implement everything 1: 1. But one can look at the things that work elsewhere and That's how it works in the Federal Republic works, then you would also have less fear that you get in Germany problems like in the US or France."</text:p>
          </table:table-cell>
          <table:table-cell office:value-type="string" calcext:value-type="string">
            <text:p>negative</text:p>
          </table:table-cell>
          <table:table-cell table:number-columns-repeated="1021"/>
        </table:table-row>
        <table:table-row table:style-name="ro41">
          <table:table-cell office:value-type="string" calcext:value-type="string">
            <text:p>Diese Konstellation ist glücklicherweise ein Auslaufmodell. Selbst in NRW haben es die Menschen begriffen. SPD/Grüne ebenso wie R2G sind die schädlichsten Koalitionen für unser Land. Wer einen üppigen Sozialstaat haben möchte, muss auch die wirtschaftlichen Rahmenbedingungen dafür schaffen. Allein auf erneuerbare Energien zu setzen macht keinen Menschen satt der heute im Braunkohlebergbau tätig ist. Ein marode Infrastruktur schreckt Investoren ab und führt nicht selten zum Arbeitsplatzabbau. Die Grünen sind ja heute sowohl gegen den Ausbau von Straßen-, als auch Schienenwegen. Gängeln die Menschen aber damit den ÖPNV zu nutzen. Na ja, wichtig ist auch nur dass die Grüne Wählerschaft in ihren SUVs Platz auf den Straßen hat... Die SPD kann sich nur dann wieder für viele ihrer ehemaligen Wähler interessant manchen, wenn sie auf die FDP als Koalitionspartner setzt. Ein gesunder Mix aus Wirtschafts- und Sozialpolitik (und zwar genau in der Reihenfolge) könnte dann entstehen. Da die SPD mit ihrem alternden Spitzenpersonal dazu aber nicht in der Lage ist bleibt mein Favorit Schwarz/Gelb. Mögen sie viel Erfolg haben, bereits morgen in Schleswig-Holstein und in einer Woche in NRW. Den Grünen sei eine programmatische und personelle Erneuerung empfohlen. Das Bild dieser Partei sieht in meiner Wahrnehmung so aus: weiblich, um die 60, unmodern, machtversessen.</text:p>
          </table:table-cell>
          <table:table-cell office:value-type="string" calcext:value-type="string">
            <text:p>Fortunately, this constellation is an obsolete model. Even in NRW people understood it. SPD / Greens as well as R2G are the most damaging coalitions for our country. If you want to have a lush social state, you must also create the economic framework for it. Relying solely on renewable energy does not fill anybody who is currently working in lignite mining. An ailing infrastructure deters investors and often leads to job losses. The Greens are today against both the expansion of roads, as well as railways. But people use it to use public transport. Well, important is only that the Green electorate in their SUVs has room on the streets ... The SPD can only interesting again for many of their former voters, if they rely on the FDP as a coalition partner. A healthy mix of economic and social policies (in exactly the order) could then emerge. Since the SPD with its aging top staff is not able to do so my favorite black / yellow. May they have much success, tomorrow in Schleswig-Holstein and in one week in NRW. The Greens are recommended a programmatic and personal renewal. The image of this party looks like this in my perception: female, around the 60, outmoded, power-obsessed.</text:p>
          </table:table-cell>
          <table:table-cell office:value-type="string" calcext:value-type="string">
            <text:p>negative</text:p>
          </table:table-cell>
          <table:table-cell table:number-columns-repeated="1021"/>
        </table:table-row>
        <table:table-row table:style-name="ro27">
          <table:table-cell office:value-type="string" calcext:value-type="string">
            <text:p>Sorry, aber das ist doch überall dasselbe, weil die strukturellen Probleme nicht beseitigt werden können. So wie Sie es formuliert haben will der Wähler, welcher immer und ausschließlich aus rein persönlichen Motiven handelt, seine Pfründe sichern. EIne Politik der Bescheidenheit sollte zur Staatsräson erklärt werden. Auch in Frankreich meiner Meinung nach.. Dieses allseits schädliche Anspruchsdenken ist des doch welches zu immer stärkeren gesellschaftlichen Verwerfungen führt. Weil ja immer weniger von profitieren. Hier wird von Seiten des Staates ein unbegrenztes Wachstum propagiert welches nur dazu führt, dass das Netz welches dieser über die Gesellschaft gespannt hat immer dünner und somit irgendwann reißen wird. Davon profitieren und das ist ja das Kuriose daran, auch nur diejenigen die am stärksten der öffentlichen Kritik ausgesetzt sind. Im Kern hauen wir uns doch selbst in die Pfanne. Mfg: wynkendewild</text:p>
          </table:table-cell>
          <table:table-cell office:value-type="string" calcext:value-type="string">
            <text:p>Sorry, but that's the same everywhere, because the structural issues can not be eliminated. Just as you put it, the voter, who always and exclusively deals with purely personal motives, wants to secure his sinecure. A policy of modesty should be declared a raison d'etat. In my opinion also in France .. This generally harmful claim thinking is nevertheless what leads to ever stronger social distortions. Because less and less profit from it. Here is propagated by the state of an unlimited growth which only leads to the fact that the network has stretched over the society is getting thinner and thus eventually break. Benefit from that and that's the curious thing, even those who are the most exposed to public criticism. At the core, we hit ourselves in the pan ourselves. Mfg: wynkendewild</text:p>
          </table:table-cell>
          <table:table-cell office:value-type="string" calcext:value-type="string">
            <text:p>negative</text:p>
          </table:table-cell>
          <table:table-cell table:number-columns-repeated="1021"/>
        </table:table-row>
        <table:table-row table:style-name="ro39">
          <table:table-cell office:value-type="string" calcext:value-type="string">
            <text:p>Gabriels Einmischung in den Wahlkampf? Das hat keine Bedeutung? Transparenz war noch nie schädlich, ausser für jene die was verstecken wollen.</text:p>
          </table:table-cell>
          <table:table-cell office:value-type="string" calcext:value-type="string">
            <text:p>Gabriel's interference in the election campaign? This has no meaning? Transparency has never been harmful, except for those who want to hide something.</text:p>
          </table:table-cell>
          <table:table-cell office:value-type="string" calcext:value-type="string">
            <text:p>negative</text:p>
          </table:table-cell>
          <table:table-cell table:number-columns-repeated="1021"/>
        </table:table-row>
        <table:table-row table:style-name="ro11">
          <table:table-cell office:value-type="string" calcext:value-type="string">
            <text:p>Sieht aus wie ein Plan, aber für so schlau halte ich Trump nicht. Das einzig Positive : er versucht seine Wahlversprechen einzulösen. Solidar Gemeinschaften sind dem US Amerikaner nun mal fremd. Jeder muß für sich selbst sorgen und wenn man krank wird ist es Gottes Strafe. Das Problem liegt auch im kommerziellen Gesundheitssystem, das auch bei uns auf dem Vormarsch ist. Zusätzlich werden in USA die Gesundheitskosten durch horrend teure Versicherungen gegen Klagen der Patienten erhöht. Lächerliche Klagen bekommen vor Gericht recht. Oft geht der 'Geschädigte' erst zum Anwalt und der empfiehlt ihm dann zum Arzt zu gehen. Ist wie eine Extra Steuer damit sich die USA volkswirtschaftlich schädliche Horden von Rechtsanwälten leisten kann.</text:p>
          </table:table-cell>
          <table:table-cell office:value-type="string" calcext:value-type="string">
            <text:p>Looks like a plan, but I do not think Trump is that smart. The only positive: he tries to redeem his election promises. Solidar communities are alien to the American. Everyone has to take care of themselves and when you get sick it's God's punishment. The problem also lies in the commercial health care system, which is also on the rise with us. In addition, the health costs in the USA are increased by exorbitantly expensive insurance against complaints of the patients. Ridiculous complaints get justice in court. Often the 'victim' first goes to the lawyer and then recommends him to go to the doctor. Is like an extra tax so that the US can afford economically harmful hordes of lawyers.</text:p>
          </table:table-cell>
          <table:table-cell office:value-type="string" calcext:value-type="string">
            <text:p>negative</text:p>
          </table:table-cell>
          <table:table-cell table:number-columns-repeated="1021"/>
        </table:table-row>
        <table:table-row table:style-name="ro67">
          <table:table-cell office:value-type="string" calcext:value-type="string">
            <text:p>Wenn hier ein Ausländer lebt, hat er auch das Recht per Briefwahl in seiner Heimat zu wählen. Umgekehrt gilt das ja auch für Deutsche, die im Ausland leben. Wo kämen wir denn dahin, wenn z.B. ein deutscher Ingenieur, der in Saudi-Arabien arbeitet, nicht in deutschen Angelegenheiten abstimmen darf - weil das deutsche Recht nicht mit der Scharia im Einklang steht. So weit so gut. Allerdings muss die Doppelte Staatsbürgerschaft immer in Frage gestellt werden, wenn sich die Rechts-Systeme beider Länder widersprechen und völlig inkompatibel zueinander sind. Die Türkei ist bereits keine Demokratie mehr, sondern eine Autokratie, weil die Gewaltenteilung zerstört wurde und alle Macht beim Präsidenten Erdogan liegt. Dieses System ist auch nicht vergleichbar mit anderen Präsidialsystemen, wie z.B. Frankreich, die demokratisch gefestigten sind. Denn politische Gegner können und werden in der Türkei ohne faires Verfahren eingesperrt, Richter und Staatsanwälte entlassen, die freie Presse zerstört usw.. All das widerspricht rechtsstaatlichen Grundprinzipien. Und mit zusätzlicher Einführung der Todesstrafe wird der Opposition endgültig der Todesstoß versetzt, weil jeder, der eine nicht-regierungskonforme Meinung vertritt, bereits jetzt als Landes- oder Hochverräter bzw. Terrorist eingestuft wird und mit dem Schlimmsten für sich und seine Angehörigen rechnen muss. Insofern hinkt auch der oft zitierte Vergleich mit einigen Bundesländern der USA, wo die Todesstrafe (leider) praktiziert wird. Des Weiteren kann der US-Präsident nicht ohne den Kongress, er darf auch nur zweimal gewählt werden, es existiert eine freie Presse und die Gewaltenteilung funktioniert im Großen und Ganzen seit 1776 sehr zuverlässig . Damit wandelt sich die Türkei von einer Autokratie in eine Gewaltherrschaft bzw. in einen Polizeistaat, wo die Macht über dem Recht steht - also in eine Diktatur. Vor diesem Hintergrund müssten die Deutsch-Türken zwangsläufig eine der beiden Staatsbürgerschaft abgeben, wofür das deutsche Recht entsprechend anzupassen ist. Auch deshalb müsste das geschehen, um unsere Demokratie vor dem schädlichen Einfluss einer Diktatur zu schützen. Ich finde, Deutschland trägt sogar eine besondere historische Verantwortung, dass Diktatoren unserer Gesellschaft nicht mit menschenverachtendem Gedankengut vergiften. Und jeder Demokrat ist zwangsläufig aufgefordert, sich dagegen zu wehren. Daher wäre die Abschaffung der deutsch-türkischen Doppelstaatsbürgerschaft nur konsequent und richtig. Meine Erwartungshaltung an unsere Regierung ist, diesen Missstand gerade zu ziehen.</text:p>
          </table:table-cell>
          <table:table-cell office:value-type="string" calcext:value-type="string">
            <text:p>If a foreigner lives here, he also has the right to vote by postal ballot in his home country. Conversely, this also applies to Germans who live abroad. Where would we get there if, for example, a German engineer working in Saudi Arabia may not vote in German affairs - because German law is not consistent with Sharia law. So far so good. However, dual citizenship must always be called into question if the legal systems of both countries are contradictory and completely incompatible. Turkey is no longer a democracy, but an autocracy because the separation of powers has been destroyed and all power lies with President Erdogan. This system is also not comparable to other presidential systems, such as e.g. France, which are democratically consolidated. Political opponents can and will be imprisoned in Turkey without a fair trial, dismiss judges and prosecutors, destroy the free press, etc. All this contradicts constitutional principles. And with the additional introduction of the death penalty, the opposition will be given a final blow because anyone who advocates a non-governmental opinion is already considered a state or high-traitor or terrorist and has to reckon with the worst for himself and his family. In this respect lags also the often cited comparison with some states of the USA, where the death penalty (unfortunately) is practiced. Furthermore, the US President can not be elected without the congress, he may only be elected twice, there is a free press and the separation of powers works on the whole since 1776 very reliable. In this way, Turkey is changing from an autocracy to a dictatorship or a police state, where power is above the law - ie a dictatorship. Against this background, the German Turks would inevitably have to surrender one of the two nationalities, for which German law must be adapted accordingly. That is another reason why this should happen in order to protect our democracy from the harmful influence of a dictatorship. I think Germany even bears a special historical responsibility that dictators of our society do not poison with inhumane ideas. And every Democrat is bound to resist. Therefore, the abolition of German-Turkish dual citizenship would only be consistent and correct. My expectation to our government is to draw this malady.</text:p>
          </table:table-cell>
          <table:table-cell office:value-type="string" calcext:value-type="string">
            <text:p>negative</text:p>
          </table:table-cell>
          <table:table-cell table:number-columns-repeated="1021"/>
        </table:table-row>
        <table:table-row table:style-name="ro8">
          <table:table-cell office:value-type="string" calcext:value-type="string">
            <text:p>für Frankreich schädlich ist kann man unbestritten behaupten. Ihr fehlt jegliche diplomatische Vorgehensweise, sie ist eher mit einem Marktweib (will diese Frauen keineswegs beleidigen, alter Ausdruck) zu vergleichen, welche rumschreit und ihre Ware mit viel Trara anbietet. Macrons Programm ist leider auch nicht das Gelbe vom Ei. Doch, sollte er Mehrheiten im Parlament finden, so hätte Frankreich zumindest Chancen sich wieder zu erholen und einer besseren Zukunft entgegen zu sehen als mit Le Pen. Vielleicht bringt er es sogar fertig die EU zu teilweise zu reorganisieren, zumindest auf die richtige Spur zu bringen.</text:p>
          </table:table-cell>
          <table:table-cell office:value-type="string" calcext:value-type="string">
            <text:p>it is indisputable that it is harmful to France. She lacks any diplomatic approach, she is more likely to compare with a market woman (does not want to insult these women by any means, old expression), which offers rumschreit and their goods with a lot of courage. Unfortunately, Macron's program is not the best of the bunch. However, if he finds majorities in parliament, France would at least have a chance to recover and face a better future than Le Pen. Perhaps he even manages to partially reorganize the EU, at least to get him on the right track ,</text:p>
          </table:table-cell>
          <table:table-cell office:value-type="string" calcext:value-type="string">
            <text:p>negative</text:p>
          </table:table-cell>
          <table:table-cell table:number-columns-repeated="1021"/>
        </table:table-row>
        <table:table-row table:style-name="ro18">
          <table:table-cell office:value-type="string" calcext:value-type="string">
            <text:p>Ich nehme die Bundeswehr gern in Schutz. Hier hat zumindest eine Einheit, wenn nicht gleich ein Verband versagt. Ein Poster mit Wehrmachtssoldat und eine MP40 aus Plastik daneben aufgehängt? Da kann der Chef nur noch entschuldigt werden, wenn das ein Raum war, der nicht zu seiner Einheit gehört und von dem er nichts wusste. Es muss langsam mal ankommen, dass die Bundeswehr eben nicht in der Tradition der Wehrmacht steht. Tapferkeit, Pflichterfüllung, Kampfgeschick und so weiter werden hohl und wertlos, eigentlich sehr schädlich sogar, wenn sie einer so verbrecherische Ideologie wie der der Nazis zur Hand gehen. Und leider war es nicht die Wehrmacht, die Europa befreit hat, sondern Europa musste von der Wehrmacht befreit werden. Die Lehre aus der Wehrmachtszeit kann nur sein, dass man gefälligst seinen Rock auszieht und nach Hause geht, wenn es nicht mehr um die Verteidigung von Recht und Freiheit in der jetzigen ethischen Ausprägung geht.</text:p>
          </table:table-cell>
          <table:table-cell office:value-type="string" calcext:value-type="string">
            <text:p>I like to protect the Bundeswehr. Here is at least one unit, if not an association fails. A poster with Wehrmacht soldier and a plastic MP40 hung next to it? Since the boss can only be excused, if that was a room that does not belong to his unit and of which he knew nothing. It has to happen that the Bundeswehr is not part of the Wehrmacht tradition. Valor, duty, fighting, and so on, become hollow and worthless, actually very damaging, even when they help a criminal ideology like that of the Nazis. And unfortunately it was not the Wehrmacht that liberated Europe, but Europe had to be liberated from the Wehrmacht. The lesson from the time of the Wehrmacht can only be that one takes off his coat and goes home when it is no longer about the defense of law and freedom in its present ethical form.</text:p>
          </table:table-cell>
          <table:table-cell office:value-type="string" calcext:value-type="string">
            <text:p>negative</text:p>
          </table:table-cell>
          <table:table-cell table:number-columns-repeated="1021"/>
        </table:table-row>
        <table:table-row table:style-name="ro31">
          <table:table-cell office:value-type="string" calcext:value-type="string">
            <text:p>Das EU-Bashing ist ja zur Zeit ziemlich in Mode, aber schädlich und unsachlich. Die EU ist eine Wertegemeinschaft, die Mitglieder mit wirtschaftlichen Vorteilen belohnt. Wenn es so leicht wäre darauf zu verzichten, würden es die Briten einfach auf den harten Brexit ankommen lassen. Am längeren Hebel sitzt allerdings die EU. Sie stellt den lukrativen Binnenmarkt auf den die Briten so scharf sind. Für mich ist es absolut legitim, dass die Briten die gleichen Bedingungen gestellt bekommen wie die Schweiz und Norwegen.</text:p>
          </table:table-cell>
          <table:table-cell office:value-type="string" calcext:value-type="string">
            <text:p>The EU bashing is currently quite fashionable, but harmful and unobjective. The EU is a community of values ​​that rewards members with economic benefits. If it were so easy to do without, the British would just let it get to the hard Brexit. At the longer lever, however, sits the EU. It sets the lucrative domestic market to which the British are so keen. For me, it is perfectly legitimate for the British to be given the same conditions as Switzerland and Norway.</text:p>
          </table:table-cell>
          <table:table-cell office:value-type="string" calcext:value-type="string">
            <text:p>negative</text:p>
          </table:table-cell>
          <table:table-cell table:number-columns-repeated="1021"/>
        </table:table-row>
        <table:table-row table:style-name="ro51">
          <table:table-cell office:value-type="string" calcext:value-type="string">
            <text:p>"Er hat Russland bzw. die Sowjetunion auf den richtigen Weg gebracht und wurde eiskalt zusammen von reaktionären Kräften dort sowie von westlichen (neo)liberalen und konservativen Politikern abserviert. Denn der Zusammenbruch der Sowjetunion machte den radikalen Umbau westlicher Gesellschaften möglich, weg von einer sozialen Marktwirschaft hin zum ""friss-oder-stirb"" und ""nach-oben-buckel-nach-unten-treten"" Kapitalismus den wir heute kennen. In den ehem. Sowjetrepubliken hingegen konnten sich konservative und ultrakonservative bis rechtsextreme Kräfte etablieren. Das autoritäre aus der Verganghenheit wird dabei unter dem Motto ""es war nicht alles schlecht"" positiv verklärt, während die sozialen und zivilen Errungenschaften, im Einklang mit westlichen Wirtschafts-Ideologen, als obsolet oder gar schädlich gebrandmarkt werden. Was die Jugend betrifft, dürfte es eine entscheidende Rolle spielen, dass die russische Regierung das Internet inzwischen unter Kontrolle gebracht hat (und zwar geschickter und durchdachter als die meisten anderen Staaten) aber damit möglicherweise zu spät dran war und die Priorität zunächst eher außenpolitisch und weniger innenpolitisch besetzt wurde. Es ist gut möglich, dass es eine nennenswerte Masse junger Leute gibt die über die Pflege internationaler Kontakte über das Internet zu der weisen Erkenntnis gekommen ist, dass (hüben wie drüben) nicht alles Gold ist was glänzt. Leider wir dies aber nicht die Mehrheit sein (hüben wie drüben)."</text:p>
          </table:table-cell>
          <table:table-cell office:value-type="string" calcext:value-type="string">
            <text:p>"He has set Russia and the Soviet Union on the right path and was dumped ice cold together by reactionary forces there and by Western (neo) liberal and conservative politicians. For the collapse of the Soviet Union made the radical transformation of Western societies possible, away from a social market economy to the ""eat-or-die"" and ""upward-hump-down"" capitalism we know today. By contrast, conservative and ultra-conservative to extreme right-wing forces were able to establish themselves in the former Soviet republics. Under the motto ""it was not all bad"", authoritarianism is positively transfigured, while social and civilian achievements, in line with Western economic ideologues, are branded as obsolete or even harmful. As far as the youth are concerned, it may be crucial that the Russian government has now brought the Internet under control (more skilfully and thoughtfully than most other states), but may have been late and its priority is more foreign policy rather than less domestic policy was occupied. It is quite possible that there is an appreciable mass of young people who through the cultivation of international contacts over the Internet have come to the wise realization that (both over there and over) not all gold is what glitters. Unfortunately, we are not the majority (over there and over)."</text:p>
          </table:table-cell>
          <table:table-cell office:value-type="string" calcext:value-type="string">
            <text:p>negative</text:p>
          </table:table-cell>
          <table:table-cell table:number-columns-repeated="1021"/>
        </table:table-row>
        <table:table-row table:style-name="ro31">
          <table:table-cell office:value-type="string" calcext:value-type="string">
            <text:p>"...fühle ich mich meilenweit von der Ministerin entfernt, doch in dieser Sache liegt sie richtig! Uniformierte Verbände funktionieren so, was sich immer wieder bestätigt, in einer freien Gesellschaft zumal...Polizeien und Armeen neigen zum schädlichen Korpsgeist, was zahlreiche Fälle belegen, die öffentlich wurden, ich möchte nicht wissen, wie viele unentdeckt bleiben! Und genau hier liegt das ""Haltungsproblem"", von dem vdL spricht! Transparenz und Rückgrat sind das Gebot der Stunde!"</text:p>
          </table:table-cell>
          <table:table-cell office:value-type="string" calcext:value-type="string">
            <text:p>"... I feel miles away from the Minister, but in this case she is right! Uniformed formations work that way, which is confirmed again and again, in a free society especially ... Police and armies are prone to the harmful corps spirit, as evidenced by numerous cases that have become public, I do not want to know how many go undetected! And this is exactly where the ""attitude problem"" of which vdL speaks! Transparency and backbone are the order of the day!"</text:p>
          </table:table-cell>
          <table:table-cell office:value-type="string" calcext:value-type="string">
            <text:p>negative</text:p>
          </table:table-cell>
          <table:table-cell table:number-columns-repeated="1021"/>
        </table:table-row>
        <table:table-row table:style-name="ro28">
          <table:table-cell office:value-type="string" calcext:value-type="string">
            <text:p>Korpsgeist ist per se nichts Schlechtes. Nur mit diesem kann eine Armee als Gruppe funktionieren. Die Gruppe ist die Basis von allem. Dass es in diesem Zusammenhalt schwierig werden kann, wenn einer aus der Gruppe Mist baut, liegt auf der Hand. Im Zweifel wird die Gruppe zusammen stehen. Das sollte auch eine Ministerin anerkennen, das ist kein Makel. Ich finde es eher schädlich, dass sich die Ministerin so offensichtlich und absichtlich neben ihre Armee stellt, und nicht durch kluge Führung im Inneren für Ordnung sorgt. Diese Position als Außenstehende wird ihr sehr schaden und ihr ihren Job erschweren. Auch in schwierigen Zeit Zeiten gehören die Spieße nach außen und nicht nach innen, so wütend man auch sein mag. Sie ist letztlich Teil der Bundeswehr, ob sie das nun selber so sieht oder nicht.</text:p>
          </table:table-cell>
          <table:table-cell office:value-type="string" calcext:value-type="string">
            <text:p>Corps spirit is not bad in itself. Only with this can an army function as a group. The group is the basis of everything. That it can be difficult in this cohesion, if one of the group builds dung, is obvious. If in doubt, the group will stand together. That should also recognize a minister, that is no blemish. I find it rather harmful that the minister so obviously and deliberately poses next to her army, and does not ensure order by intelligent leadership inside. This position as an outsider will hurt her a lot and make her job harder. Even in difficult times times, the skewers belong to the outside and not inside, as angry as one may be. Ultimately, she is part of the Bundeswehr, whether she sees it herself or not.</text:p>
          </table:table-cell>
          <table:table-cell office:value-type="string" calcext:value-type="string">
            <text:p>negative</text:p>
          </table:table-cell>
          <table:table-cell table:number-columns-repeated="1021"/>
        </table:table-row>
        <table:table-row table:style-name="ro11">
          <table:table-cell office:value-type="string" calcext:value-type="string">
            <text:p>Mir ist die FDP mit nur einer Führungsposition auch zu dünn. Aber er ist in meinen Augen nicht der schlechteste Politiker, den wir haben. Hören Sie sich doch Reden von einigen anderen aus der CDU/SPD an. Ich denke, die Hauptfrage sollte bei der Wahl im September sein: Wie bekommen wir endlich diese lähmende große Koalition los? Ich bin eher pessimistisch, dass das klappen wird. Aber genau dafür brauchen wir die kleinen Parteien. Die müssen etwas größer werden. Und FDP ist nicht die schlechteste Variante. Rößler und Westerwelle sind nicht mehr dabei und einige andere schädliche Elemente sind inzwischen zu alt und unwichtig, als dass sie noch schaden könnten. Von meiner Seite gibts keine Stimme für SPD oder CDU, aber wer es am Ende wird, weiß ich noch nicht.</text:p>
          </table:table-cell>
          <table:table-cell office:value-type="string" calcext:value-type="string">
            <text:p>The FDP with only one leading position is also too thin for me. But in my opinion he is not the worst politician we have. Listen to speeches from some others from the CDU / SPD. I think the main issue should be in the September election: how are we going to get rid of this crippling grand coalition? I am rather pessimistic that this will work out. But that's what we need the small parties for. They have to get bigger. And FDP is not the worst option. Roessler and Westerwelle are no longer there and some other harmful elements are now too old and unimportant, that they could still harm. From my side there is no vote for SPD or CDU, but who will it in the end, I do not know yet.</text:p>
          </table:table-cell>
          <table:table-cell office:value-type="string" calcext:value-type="string">
            <text:p>negative</text:p>
          </table:table-cell>
          <table:table-cell table:number-columns-repeated="1021"/>
        </table:table-row>
        <table:table-row table:style-name="ro34">
          <table:table-cell office:value-type="string" calcext:value-type="string">
            <text:p>Es hängt empfindlich davon ab, wer zuerst einen Schlag mit Massenvernichtungswaffen führt. Mit rein konventionellen Mittel kann Nordkorea Südkorea nicht gegen den Widerstand Südkoreas und den USA einnehmen. Umgekehrt wohl eher. Wenn Nordkorea als erstes seine Atommacht einsetzte, ist es unwahrscheinlich, daß Rußland durch eine nukleare Drohung die USA von einem Gegenschlag abhalten wollte. Auch die VR China würde sich das dreimal überlegen. Das wäre nur dann denkbar, wenn die USA als erste Kernwaffen einsetzen. Doch warum sollten sie das tun? Man überschätzt m.E. die Wirksamkeit von Kernwaffen in einem Bewegungskrieg. Sie wirken nur in großer Zahl von Schlägen und eher langfristig ( Radioaktivität ). Viel ernster als die Gefahr des Einsatzes von Kernwaffen ist darum die eines von chemischen und / oder biologischen Kampfstoffen. Die nukleare Abschreckung seitens der USA wüde hier u.U. versargen ( s.o. ). Sie müßten ihrerseits mit massiven Einsatz chemischer Kampstoffe das nordkoreanische Massenherr schlicht killen. Sehr, sehr häßliche Bilder. Sehr, sehr schädlich für das Image.</text:p>
          </table:table-cell>
          <table:table-cell office:value-type="string" calcext:value-type="string">
            <text:p>It depends critically on who first wages weapons of mass destruction. With purely conventional means, North Korea can not oppose South Korea against the resistance of South Korea and the United States. Conversely, rather. If North Korea was the first to use its nuclear power, it is unlikely that Russia would want to prevent the US from counter-attacking by a nuclear threat. The People's Republic of China would also think that over three times. That would only be conceivable if the US were the first to use nuclear weapons. But why should they do that? One overestimates m.E. the effectiveness of nuclear weapons in a movement war. They only work in large numbers of strokes and rather long-term (radioactivity). Much more serious than the danger of using nuclear weapons is therefore one of chemical and / or biological agents. The nuclear deterrent on the part of the USA would here u. stock up (s.o.). For their part, they would simply have to kill the North Korean mass master with the massive use of chemical weapons. Very, very ugly pictures. Very, very harmful to the image.</text:p>
          </table:table-cell>
          <table:table-cell office:value-type="string" calcext:value-type="string">
            <text:p>negative</text:p>
          </table:table-cell>
          <table:table-cell table:number-columns-repeated="1021"/>
        </table:table-row>
        <table:table-row table:style-name="ro21">
          <table:table-cell office:value-type="string" calcext:value-type="string">
            <text:p>"Irgendwie erinnern mich Trumps Präsidentenspiele an den Film ""Wag the Dog"". Nur dass diesmal kein fiktiver Krieg (gegen Albanien) geführt wird, sondern die Präsidentschaft selbst der Mittelpunkt des Schauspiels ist. A fictitious president for fictitious reasons. Zurück zur Realität: der ehemalige Nixon-Berater John Dean brachte es kürzlich im Spiegel auf den Punkt: ""Mein einziger Trost ist, dass er so inkompetent ist, dass er nichts zustande kriegt, was ein echtes Problem verursachen könnte."" Wunderbar formuliert. Da seine Anhänger auch in einem Paralleluniversum leben (ein Beweis, dass zu viel Fernsehkonsum schädlich sein kann), muss sich Trump allerdings keine Gedanken machen. Sie würden ihn auch wählen, wenn er jemanden auf der 5th Avenue erschießen würde, wie er selber sagte. Bei so viel Anspruchslosigkeit der Anhängerschaft kann er weiterhin easy rumturnen, wie ein Rummelboxer im Zirkus. Trump - und alles was er sagt - kann ein rational denkender Mensch einfach nicht ernst nehmen."</text:p>
          </table:table-cell>
          <table:table-cell office:value-type="string" calcext:value-type="string">
            <text:p>"Somehow, Trump's presidential games remind me of the movie ""Wag the Dog"". Only that this time no fictional war (against Albania) is conducted, but the presidency itself is the center of the drama. A fictitious president for political reasons. Back to reality, former Nixon consultant John Dean recently summed it up in the mirror: ""My only consolation is that he's so incompetent that he can not get anything done that could cause a real problem."" Wonderfully worded. Since his followers also live in a parallel universe (proof that too much television consumption can be harmful), Trump does not have to worry. They would also vote for him if he shot someone on 5th Avenue, as he himself said. With so much claimlessness of the followers, he can continue to play around easy, like a jester in the circus. Trump - and everything he says - can not be taken seriously by a rational minded person."</text:p>
          </table:table-cell>
          <table:table-cell office:value-type="string" calcext:value-type="string">
            <text:p>negative</text:p>
          </table:table-cell>
          <table:table-cell table:number-columns-repeated="1021"/>
        </table:table-row>
        <table:table-row table:style-name="ro21">
          <table:table-cell office:value-type="string" calcext:value-type="string">
            <text:p>ist auch eine Antwort. Ich habe zwar den Islam nicht abgewertet, sondern lediglich sein Frauenbild, falls Sie mich jedoch fragen, finde ich jede Art von Religion schädlich für eine Gesellschaft. Die Errungenschaften des heutigen Grundgesetzes sind gegen die Kirche durchgesetzt wurden, im Zuge der Aufklärung. Die Kirche schwenkt nur ein, wenn sie an sonsten gesellschaftlichen Einfluß verlieren würde. Und wenn sie ein Gericht als kuturellen Beitrag Afghanistans zur Weltkultur anführen, heisst dies, dass sonst nicht viel andres wertvolles kommt. Übrigens die Parallelgesellschaften sollten vom Staat mit vollster Härte verfolgt werden, da das Aufbauen einer eigenen Gerichtsbarkeit die Abschaffung der demokratischen Ordnung zum Ziel hat. Die entsprechenden Richter sollten sofort verhaften und abgeurteilt werden. P.S. Falls es Sie wirklich interessiert, was als islamische Anschauung in Deutschland gepredigt wird, empfehle ich das Buch von Constantin Schreiber, dann geht Ihnen vieleicht ein Licht auf.</text:p>
          </table:table-cell>
          <table:table-cell office:value-type="string" calcext:value-type="string">
            <text:p>is also an answer. Although I have not devalued Islam, but only his image of women, but if you ask me, I find any kind of religion harmful to a society. The achievements of today's Basic Law have been enforced against the Church, in the course of the Enlightenment. The church only pans in if it would otherwise lose social influence. And if they cite a court as a cultural contribution of Afghanistan to world culture, that means that not much else will come of value. Incidentally, the parallel societies should be prosecuted by the state with the utmost severity, since the establishment of their own jurisdiction aims at the abolition of the democratic order. The appropriate judges should be arrested and tried immediately. P.S. If you are really interested in what is preached as an Islamic view in Germany, I recommend the book by Constantin Schreiber, then you may light up.</text:p>
          </table:table-cell>
          <table:table-cell office:value-type="string" calcext:value-type="string">
            <text:p>negative</text:p>
          </table:table-cell>
          <table:table-cell table:number-columns-repeated="1021"/>
        </table:table-row>
        <table:table-row table:style-name="ro17">
          <table:table-cell office:value-type="string" calcext:value-type="string">
            <text:p>"30 Tage für den IS. 1 Tag, um den Affordable Care Act durch etwas viel Besseres und Günstigeres zu ersetzen. Aber wen interessieren schon Fakten, nachdem es ja unschädlich für ihn war statt ""Drain the swamp"" den gesamten Sumpf nach Washington zu holen."</text:p>
          </table:table-cell>
          <table:table-cell office:value-type="string" calcext:value-type="string">
            <text:p>"30 days for the IS. One day to replace the Affordable Care Act with something much better and cheaper. But who cares about facts after it was harmless for him instead of ""Drain the swamp"" to bring the entire swamp to Washington."</text:p>
          </table:table-cell>
          <table:table-cell office:value-type="string" calcext:value-type="string">
            <text:p>negative</text:p>
          </table:table-cell>
          <table:table-cell table:number-columns-repeated="1021"/>
        </table:table-row>
        <table:table-row table:style-name="ro12">
          <table:table-cell office:value-type="string" calcext:value-type="string">
            <text:p>Sondern die SPD ist für mich eine Verräter Partei. Ich bin Arbeiter aus dem Volk. Und beide hat die SPD angelogen und betrogen. Diese SPD ist eine Egoisten Partei. Die sich nur für sich selbst sorgt. Das haben sie schon oft genug bewiesen. Die SPD ler wollen nur an den Trögen bleiben. Dazu ist denen jedes Mittel recht. Schluss endlich haben sie dafür ihre Arbeitnehmer Klientel schon mehrmals verraten. Ach ein Schulz wird daran nichts mehr ändern. An der Verräter Partei SPD, die sie für mich persönlich immer noch sind. Man darf doch nicht vergessen, dass diese SPD den Niedriglohnsektor eingeführt hat, die Renten gesenkt und die Rentensteuer dazu auch noch. Also eine politisch gewollte Volks Verarmung eingeführt. Diese SPD hat eine Volks Verarmung ihrer ex Arbeitnehmer Klientel bewusst durch gezogen, um an der Macht zu bleiben, das Volk ist diesen, für mich gewissenlosen Politikern total egal. Daran wird ein Schulz auch nichts ändern. Zukünftig kann diese SPD nur mit einer Koalition mit den Linken überleben, nur das begreifen die nicht. Denn die Linke hat ja achuch die SPD selbst gegründet, durch ihre sozial feindliche Politik.Aber im Prinzip ist diese Partei schädlich für das Volk, das ist meine persönliche Meinung. prologo</text:p>
          </table:table-cell>
          <table:table-cell office:value-type="string" calcext:value-type="string">
            <text:p>But the SPD is for me a traitor party. I am a worker of the people. And both lied and cheated the SPD. This SPD is an egotistical party. The only cares for itself. They have proven that often enough. The SPD ler only want to stay at the troughs. For this every means is right. Finally, they have already betrayed their employees clientele several times. Oh, a Schulz will not change that. At the traitor party SPD they are still personal to me. One must not forget that this SPD has introduced the low-wage sector, lowered the pensions and the pension tax to do so. So a politically wanted people impoverishment introduced. This SPD has consciously pulled through a people's impoverishment of their ex worker clientele in order to remain in power, the people do not care about this, for me unscrupulous politicians. A Schulz will not change that. In the future, this SPD can survive only with a coalition with the left, but they do not understand that. After all, the Left has also founded the SPD itself, through its socially hostile policy. But in principle, this party is harmful to the people, that is my personal opinion. prologo</text:p>
          </table:table-cell>
          <table:table-cell office:value-type="string" calcext:value-type="string">
            <text:p>negative</text:p>
          </table:table-cell>
          <table:table-cell table:number-columns-repeated="1021"/>
        </table:table-row>
        <table:table-row table:style-name="ro9">
          <table:table-cell office:value-type="string" calcext:value-type="string">
            <text:p>"denn die Wahl Merkels und überhaupt das Zustandekommen der totale Agonie und Stillstand bringenden und für die Demokratie auf Dauer so schädlichen GroKo ist einzug und allein der sPd zu verdanken. Sie müssen nur 1+1=2 rechnen können um das zu verstehen. Und wer Wagenknecht als ""fünfte Kolonne Moskaus"" betrachtet hat den Schuss nicht gehört und zeigt, dass er irgendwo in den 50/60er Jahren stehen geblieben ist. Ohnehin wird er der Unbestechlichkeit und dem Intellekt von Wagenknecht nicht gerecht. Und was die Haltung zur NATO und EU angeht - sie sind beide grundsätzlich und dringend reformbedürftig! Dass die Linke das als Einzige ausspricht, was offensichtlich ist, spricht definitiv FÜR die Linke und nicht gegen sie."</text:p>
          </table:table-cell>
          <table:table-cell office:value-type="string" calcext:value-type="string">
            <text:p>"for the election of Merkel and, in general, the realization of the total agony and stagnation, which is so detrimental to democracy in the long run, is a tribute and solely due to the sPd. You just have to be able to calculate 1 + 1 = 2 to understand this. And who considers Wagenknecht as the ""fifth column of Moscow"" has not heard the shot and shows that he stopped somewhere in the 50 / 60s. In any case, he does not do justice to the incorruptibility and intellect of Wagenknecht. And as far as the attitude to NATO and the EU are concerned, they are both fundamentally and urgently in need of reform! That the Left is the only one who expresses what is obvious definitely speaks for the Left and not against it."</text:p>
          </table:table-cell>
          <table:table-cell office:value-type="string" calcext:value-type="string">
            <text:p>negative</text:p>
          </table:table-cell>
          <table:table-cell table:number-columns-repeated="1021"/>
        </table:table-row>
        <table:table-row table:style-name="ro10">
          <table:table-cell office:value-type="string" calcext:value-type="string">
            <text:p>Sowas nennt man auch Einhalten von Zusagen. Vermutlich würde es den Grünen bessergehen, wenn sie RRG ausschließen. Abgesehen davon, dass ich den Grünen keine Träne nachweinen würde, weil sie schlicht überflüssig bzw sogar schädlich sind. Ich finde sowieso, es wird Zeit für bedingte Wählerstimmen. Die Stimme für die SPD, außer bei RRG - dann geht sie an die CDU. Zum Beispiel. Komplizierter als Kumulieren und Panaschieren ist das auch nicht. Und allemal demokratischer als Mitgliederentscheide nach der Wahl.</text:p>
          </table:table-cell>
          <table:table-cell office:value-type="string" calcext:value-type="string">
            <text:p>Something is called compliance with commitments. Presumably, the Greens would be better off excluding RRG. Apart from the fact that I would cry no tears the Greens, because they are simply superfluous or even harmful. I think anyway, it's time for conditional votes. The voice for the SPD, except at RRG - then she goes to the CDU. For example. That is not more complicated than cumulating and publicizing. And always more democratic than membership decisions after the election.</text:p>
          </table:table-cell>
          <table:table-cell office:value-type="string" calcext:value-type="string">
            <text:p>negative</text:p>
          </table:table-cell>
          <table:table-cell table:number-columns-repeated="1021"/>
        </table:table-row>
        <table:table-row table:style-name="ro63">
          <table:table-cell office:value-type="string" calcext:value-type="string">
            <text:p>"Kein Wunder dass die Umfragewerte in den Keller gehen. Das liegt einerseits daran, dass die Grünen kaum noch grüne Themen haben, sondern einen Haufen Verbote die die Welt ""verbessern"" sollen und andererseits daran, dass der typische Grünen-Wähler mittlerweile Lehrer oder Beamter mit Solardach, Häuschen im Grünen und Tesla in der Garage ist. Die Grünen sind mittlerweile die Partei der Besserverdiener. Und die Besserverdiener sind meist nur an zwei Sachen interessiert. Den Status Quo halten und/oder die eigene Position verbessern. Die Grünen haben den Platz der FDP eingenommen und sind mittlerweile fast schon genauso eklig. Und dann kommt hinzu, dass viele sich von grünen Ideen bevormundet fühlen. Ich will mir nicht per Gesetz vorschreiben lassen was gesund und gut für mich ist, sondern ich will selbst entscheiden ob ich was ungesundes mache. Achja und ein weiteres Problem sind die ganzen Entscheidungen nach Quoten und dass die ""Realos"" bei den grünen es nicht wirklich schaffen mal jemand pragmatisches zu Wählen. Dabei hätten die Grünen diverse Möglichkeiten sich zu etablieren. - Weg von Verboten und hin zu Nachhaltigkeit. Was es bereits gibt kann so bleiben, aber was neu kommt muss nachhaltig sein. Was schädlich für die Gesellschaft als ganzes (NICHT für den einzelnen) ist, wird geändert. - Chancengleichheit für alle Kinder, Erwachsenen und Rentner. Keinen ""Rechtsanspruch auf einen Kita-Platz"", sondern einen Kita-Platz. Kein Hartz IV sondern Fortbildung. Keine Altersarmut mit Grundsicherung sondern Mindestrente für alle. - Umbau Deutschlands zu einer grünen und nachhaltigen Industrienation. Alle Länder die derzeit mit den Problemen von Umweltverschmutzung kämpfen würden sich um Umweltfreundliche Industrie prügeln. Kein Industrie 2.0, 3.0, 4.0 oder 5.0 sondern GRÜNE UMWELTFREUNDLICHE Fabriken. - Reform der Krankenkasse hin zu einem nachhaltigen System, das nicht auf Gewinne optimiert wird, sondern dem Wohl der Bürger dient. Abschaffung der Beitragsbemessungsgrenzen. Einzahlungspflicht in die gesetzliche Krankenkasse für ALLE sowie gesetzliche Krankenkasse für alle. Private Krankenkassen kann jeder der will freiwillig zusätzlich in Anspruch nehmen. - Reform der Rente hin zu einem nachhaltigen Umlagefinanzierten System mit Mindestrente und Höchstrente in das ALLE einzahlen und für das es keine Beitragsbemessungsgrenzen gibt. - Legalisierung von weichen Drogen, allen voran Marihuana. Damit hat man schonmal fast alle Stimmen der unter 30-Jährigen. DAMIT könnte man was reissen. Doch mit Verboten, Quoten, Multikulti, Veggidays und absurden Hirnkrepierern wird das nichts. Achja, und die Führungsetage der Grünen sollte man komplett austauschen. Völlig egal ob Özdemir, Roth, Göring, Eckart oder Künast, die finde ich persönlich alle widerlich und unwählbar. Lasst mal die Junge Generation wieder ran, die die Welt wirklich verbessern möchte."</text:p>
          </table:table-cell>
          <table:table-cell office:value-type="string" calcext:value-type="string">
            <text:p>"No wonder the poll numbers are going down. This is partly because the Greens have little green issues, but a bunch of bans to ""improve"" the world and on the other hand, that the typical Green voters now teachers or officials with solar roof, cottage in the countryside and Tesla in the garage is. The Greens are now the party of the better earners. And the high earners are usually only interested in two things. Keep the status quo and / or improve your own position. The Greens have taken the place of the FDP and are now almost as disgusting. And then there are many who feel patronized by green ideas. I do not want to dictate by law what is healthy and good for me, but I want to decide for myself if I'm doing something unhealthy. Oh yes, and another problem is the whole decisions on quotas and that the ""Realos"" in the green do not really manage to choose someone pragmatic. The Greens have various opportunities to establish themselves. - Away from prohibitions and towards sustainability. What already exists can stay that way, but what's new has to be sustainable. What is harmful to society as a whole (NOT to the individual) is changed. - Equal opportunities for all children, adults and pensioners. No ""legal entitlement to a day care center"", but a kindergarten place. No Hartz IV but training. No old-age poverty with basic security but minimum pension for all. - Transformation of Germany into a green and sustainable industrial nation. All countries that are currently struggling with the problems of pollution are beating around the Green Industry. No industry 2.0, 3.0, 4.0 or 5.0 but GREEN ENVIRONMENTALLY FRIENDLY factories. - reform the health insurance system towards a sustainable system that is not optimized for profits but serves the good of the citizens. Abolition of the contribution assessment limits. Deposit required in the statutory health insurance for ALL and statutory health insurance for all. Private health insurance companies can voluntarily take any additional benefit. - Reform the pension to a sustainable pay-as-you-go system with minimum and maximum pension payable to ALL and for which there are no contribution assessment thresholds. - Legalization of soft drugs, especially marijuana. This one has schonmal almost all the votes of under 30-year-olds. THAT could tear something. But with prohibitions, quotas, Multikulti, Veggidays and absurd brainpower this will not work. Oh, and the leadership of the Green should be completely replaced. No matter whether Özdemir, Roth, Göring, Eckart or Künast, I personally find all disgusting and uneröbarbar. Let's get the young generation back, who really wants to improve the world."</text:p>
          </table:table-cell>
          <table:table-cell office:value-type="string" calcext:value-type="string">
            <text:p>negative</text:p>
          </table:table-cell>
          <table:table-cell table:number-columns-repeated="1021"/>
        </table:table-row>
        <table:table-row table:style-name="ro36">
          <table:table-cell office:value-type="string" calcext:value-type="string">
            <text:p>Ich lese und höre täglich von eurem Niedergang. Hättet ihr bei der letzten Bundestagswahl nicht so sehr gekniffen, als es um die Frage der Koalition mit Schwarz ging, würdet ihr heute wesentlich besser aussehen. Da hat es euch an Selbstvertrauen gefehlt 2013. Ich liebe die Grünen nicht. Aber die große Koalition wäre uns erspart geblieben. Große Koalitionen sind schädlich für Demokratien. Und so, wie es aussieht, ist das Selbstvertrauen der Grünen noch mehr in den Schatten gerutscht. Warum nur? Es gibt Ansatzpunkte genug, um sich in den Köpfen der Menschen zu verankern. Warum liefert Deutschland Waffen an Länder, die im schlimmsten Fall gegen Deutschland selbst eingesetzt werden? Warum liefert Deutschland chemische Waffen an Assad? Warum liefert Deutschland überhaupt Waffen (Grundsatzfrage - wozu werden denn Waffen produziert - um Menschen zu töten - passt das zu unserem Land, das Millionen Menschen vernichtet hat und die Reue dafür so hoch hält)? Da liegt doch ein riesiger Konflikt zwischen Ethik und Ökonomie. Warum wird nicht reflektiert, dass die Agrarchemie den Ackerboden organisch vernichtet, damit aus Mais Treibstoff gemacht wird? Warum darf man nicht darüber reden, dass die Menschheit die Ressourcen vernichtet, von denen sie lebt? Warum wird zugelassen, dass die Automobilindustrie den Gesetzgeber vereinnahmt (Lobby), damit die Menschen mit Dieselmotoren in ihren Autos den Menschen, die mit dem Fahrrad fahren oder zu Fuß gehen, die Atemluft mit Staub oder was sonst noch versaut? Das stinkt doch alles zum Himmel. Die einstmals als Soziale Marktwirtschaft gedachte Idee wird immer mehr vom Kapitalismus vereinnahmt. Kapitalismus in Reinkultur ist sozialschädlich und führt zu Aufruhr. Es fehlt euch an Mumm, den Weg zur Wahrheit zu öffnen. Alle Menschen sollen schön so weiterleben, weil es ja so angenehm ist. Das ist euer Verhängnis. Wenn man für etwas kämpft, muss man auch überzeugend sein und seiner Liníe treu bleiben. Wo ist denn die Linie dieser Partei? Ich wünschte mir eine solche zur Stärkung der Demokratie. Die Grünen haben gar keine Linie mehr, sind irgendwie Spielball. Wie gesagt, man muss nicht Freund der Grünen sein. Aber sie gaben früher Pfeffer in die Suppe. Sie entfachten Feuer. Sie lösten gesellschaftspolitische Auseinandersetzungen aus. Aber das war einmal. Es ist ein lahmer Haufen geworden. Wo sind die Enthusiasten?</text:p>
          </table:table-cell>
          <table:table-cell office:value-type="string" calcext:value-type="string">
            <text:p>I read and hear daily about your decline. If you had not pinched on the last federal election, when it came to the issue of the coalition with Black, you would look much better today. Since you have lacked self-confidence 2013th I do not love the Greens. But we would have been spared the grand coalition. Grand coalitions are harmful to democracies. And the way it looks, the green self-confidence has slipped even more into the shadows. Just why? There are enough starting points to anchor oneself in people's minds. Why does Germany supply weapons to countries that are at worst used against Germany itself? Why does Germany supply chemical weapons to Assad? Why does Germany supply weapons at all (fundamental question - what are weapons produced for - to kill people - does that fit in with our country, which has destroyed millions of people and keeps repentance for it)? There is a huge conflict between ethics and economics. Why is it not reflected that agricultural chemistry organically destroys farmland in order to make fuel out of corn? Why not talk about humanity destroying the resources that it lives on? Why is the auto industry allowing the legislator (Lobby) to allow people with diesel engines in their cars to scour the air they breathe with dust or whatever else into the people who cycle or walk? That stinks everything to heaven. The idea, once thought of as a social market economy, is increasingly being absorbed by capitalism. Capitalism in pure culture is socially harmful and leads to uproar. You lack the guts to open the way to the truth. All people should live on beautifully, because it is so pleasant. That is your doom. When fighting for something, you have to be persuasive and stay true to your lineage. Where is the line of this party? I would like one to strengthen democracy. The Greens have no more line, are somehow plaything. As I said, you do not have to be a friend of the Greens. But they put pepper in the soup earlier. They kindled fire. They triggered sociopolitical arguments. But that was once. It has become a lame bunch. Where are the enthusiasts?</text:p>
          </table:table-cell>
          <table:table-cell office:value-type="string" calcext:value-type="string">
            <text:p>negative</text:p>
          </table:table-cell>
          <table:table-cell table:number-columns-repeated="1021"/>
        </table:table-row>
        <table:table-row table:style-name="ro18">
          <table:table-cell office:value-type="string" calcext:value-type="string">
            <text:p>Seoul liegt jedoch nur 56 km von der nordkoreanischen Grenze entfernt. Die Nordkoreaner könnten in kürzester Zeit dort unglaubliche Verwüstungen verursachen, mit einer großen Anzahl ziviler Opfer, denn ihr Militär ist ja quasi in Dauerzustand dazu ausgerichtet und muss nicht logistisch neu aufgestellt werden. Mit einer Bevölkerungszahl von 10 Millionen und als Finanz-, Industrie- und Handelszentrum des Lades könnte die Zerstörung auch wirtschaftlich erheblich und extrem schädlich sein. Zur Durchführung eines solchen Horrorszenarios braucht man keine moderne Armee, und die US Militärexperten, deren Kommentare ich auf US TV höre, machen sich auch über solch ein Szenario große Sorgen, denn sie meinen einmütig, dass dies die erste Militäraktion wäre, die Nordkorea vornehmen würde. Es ist dieser Entschlossenheit und der Fanatismus der Nordkoreaner, welche sie so gefährlich machen. Es bleibt nur zu hoffen, dass Trump besonnene Berater hat und dass er auf sie hört.</text:p>
          </table:table-cell>
          <table:table-cell office:value-type="string" calcext:value-type="string">
            <text:p>However, Seoul is only 56 km from the North Korean border. The North Koreans could cause incredible devastation there in no time, with a large number of civilian casualties, because their military is more or less permanent, and does not need to be reorganized logistically. With a population of 10 million and being the financial, industrial and commercial center of the store, destruction could be economically significant and extremely damaging. There is no need for a modern army to carry out such a horror scenario, and the US military experts whose comments I hear on US TV are also very worried about such a scenario because they unanimously agree that this would be the first military action North Korea would undertake , It is this determination and the fanaticism of the North Koreans that makes them so dangerous. One can only hope that Trump has prudent advisers and that he listens to them.</text:p>
          </table:table-cell>
          <table:table-cell office:value-type="string" calcext:value-type="string">
            <text:p>negative</text:p>
          </table:table-cell>
          <table:table-cell table:number-columns-repeated="1021"/>
        </table:table-row>
        <table:table-row table:style-name="ro34">
          <table:table-cell office:value-type="string" calcext:value-type="string">
            <text:p>wieder recherchiert? Die Stange in Pfullendorf gibt es gar nicht. Warum glauben immer alle, dass das stimmt was hier geschrieben wird. Blanker Unsinn, weitergegeben vom Medienberater von Frau VdL. Militär ist keine Wohlfhloase mit Kühlschrank, 2 Einzelbetten im Zimmer etc. (Errungenschaften v. VdL) noch ist es ein ein Debattierclub. Soldaten müssen einfach funktionieren, wenn sie vom Bundestag in gefährliche Aufgaben geschickt werden. Und da muss jeder Handgriff wie im Schlaff sitzen. Wie kann man so einem Artikel glauben schenken mit diesem Bild als Start? Immer schön die beste Seite zeigen (es ist immer die Gleiche!!!), Menschen verschieben/versetzen oder absägen, aber niemals zu diesen stehen, könnte ja für die eigene Karriere schädlich sein. Zu ihrer Entschuldigung: Sie hat nie gedient. Sie ist einfach auf diesen Posten geschoben worden. Sie kann es nicht besser wissen, zumal alle militärisch Wissenden aus ihrem Umkreis versetzt worden sind. Wie schon geschrieben wurde: Der Fisch stinkt vom Kopf her. Ich hoffe, das nach der B.-wahl endlich wieder ein fähiger Verteidigungsminister benannt wird, damit die SoldatenInnen ihre Aufträge in Krisensituationen meistern können.</text:p>
          </table:table-cell>
          <table:table-cell office:value-type="string" calcext:value-type="string">
            <text:p>researched again? The pole in Pfullendorf does not exist. Why does everyone always believe that what is written here is true. Blank nonsense, passed on by the media consultant of Mrs. VdL. Military is not a Wohlfhloase with fridge, 2 single beds in the room etc. (achievements v. VdL) nor is it a debating club. Soldiers just have to work if they are sent by the Bundestag into dangerous tasks. And since every move must be like in a limp. How can you believe such an article with this image as a start? Always show the best side (it's always the same !!!), people move / offset or saw off, but never stand by them, could be harmful for your own career. To her apology: She never served. She just got pushed to this post. She can not know any better, especially since all military knowledgeable people have been transferred from their area. As already written: The fish stinks from the head. I hope that, after the B. election, a capable Minister of Defense will finally be named again so that the soldiers can master their assignments in crisis situations.</text:p>
          </table:table-cell>
          <table:table-cell office:value-type="string" calcext:value-type="string">
            <text:p>negative</text:p>
          </table:table-cell>
          <table:table-cell table:number-columns-repeated="1021"/>
        </table:table-row>
        <table:table-row table:style-name="ro18">
          <table:table-cell office:value-type="string" calcext:value-type="string">
            <text:p>"Wir hatten mal einen besonnenen und fähigen Außenminister, der hat zuerst diplomatisch verhandelt und erst dann ein Ergebnis bekannt gegeben - aber nur dann, wenn es nicht schädlich war. Das war Herr Genscher. Lange ist es her. Spätestens seit Spaß-Guido hatten und haben wir in dieser wichtigen Position nur noch covergeile Mediengockel, die jedes Mikro fressen und von Blitzlichtern magisch angezogen werden. Sie überschlagen sich mit plumpen Plattitüden (ich rate zur Besonnenheit, wir setzen auf Dialog...), verkünden vorlaut ihre Parolen vor den Verhandlungen und wundern sich dann, wenn sie keiner mehr Ernst nimmt oder der Verhandlunspartner genau das Gegenteil von dem tut, was angemahnt wurde. Herr Gabriel ist erst kurze Zeit im Amt, spielt sich aber bereits jetzt als oberlehrerhafter Friedenstitan auf, mit sorgenfaltengeschmückter - aber im Kontext mit seinen ""Botschaften"" lächerlich wirkender - Staatsmann-Mimik. Mehr sein als Schein würde ihm und uns gut tun."</text:p>
          </table:table-cell>
          <table:table-cell office:value-type="string" calcext:value-type="string">
            <text:p>"Once upon a time, we had a level-headed and capable Foreign Minister, who first negotiated diplomacy and only then announced a result - but only if it was not harmful. That was Mr. Genscher. It's been a long time. Ever since the fun Guido we had and have in this important position only covergeile Mediengockel that eat every micro and magically attracted by flashbulbs. They break with plump platitudes (I advise to prudence, we rely on dialogue ...), loudly proclaim their slogans before the negotiations and wonder then when no one takes them more serious or the negotiator does exactly the opposite of what was called for. Mr. Gabriel has only been in office for a short time, but he is already playing the role of an upright-worshiping peacemaker, with statesman-facial expressions that are full of care but ridiculous in the context of his ""messages"". To be more than sham would do him and us good."</text:p>
          </table:table-cell>
          <table:table-cell office:value-type="string" calcext:value-type="string">
            <text:p>negative</text:p>
          </table:table-cell>
          <table:table-cell table:number-columns-repeated="1021"/>
        </table:table-row>
        <table:table-row table:style-name="ro1">
          <table:table-cell office:value-type="string" calcext:value-type="string">
            <text:p>"Wie man an den Wahlergebnissen sieht, braucht die FDP auch neue Getreue, und die bekommt man nicht, wenn man den eigenen Kurs nicht hinterfragt und anpasst. Die Rückkehr zu einem sozialwirtschaftsliberalen Kurs ist hier ein guter Ansatz. Das holt den Mittelstand zurück ins Boot, und die Jungen, die was erreichen wollen. Und dass ist das, was die FDP, vor der längerfistig gesehen, schädlichen ""Spassparteiphase"" mit ""Neoliberalismusoverkill"", einst stark machte."</text:p>
          </table:table-cell>
          <table:table-cell office:value-type="string" calcext:value-type="string">
            <text:p>"As you can see in the election results, the FDP also needs new loyalists, and you do not get that if you do not question and adapt your own course. The return to a socio-economic liberal course is a good approach here. That brings the middle class back into the boat, and the boys who want to achieve something. And that's what the FDP once made strong, before the long-sighted, damaging ""fun party"" phase with ""neoliberalism overkill""."</text:p>
          </table:table-cell>
          <table:table-cell office:value-type="string" calcext:value-type="string">
            <text:p>negative</text:p>
          </table:table-cell>
          <table:table-cell table:number-columns-repeated="1021"/>
        </table:table-row>
        <table:table-row table:style-name="ro32">
          <table:table-cell office:value-type="string" calcext:value-type="string">
            <text:p>"Die EU exportiert subventionierte Lebensmittel nach Afrika und macht damit die dortige Landwirtschaft kaputt, so dass die Leute ihren Lebensunterhalt nicht verdienen können. Das generiert Flüchtlinge. Nestlé pumpt weltweit Wasser aus den Böden, die eigentliche Bevölkerung hat keins bzw. soll es für teures Geld von Nestlé kaufen. Die geplanten Freihandelsabkommen haben andernorts schon gezeigt, dass sie Länder ausbluten lassen und die Bevölkerung in Armut und Abhängigkeit stürzen können. Nicht umsonst warnt auch der Richterbund vor einer Paralleljustiz im Hinblick auf die ""Investorengerichte"". Die Pestizide und GMOs von Bayer und Monsanto sind nicht nur gesundheitsschädlich, sondern zerstören auch die Böden und die Fauna. Der Planet interessiert sich auch nicht dafür, ob Deutschland gerade seine Identität sucht. In Sibirien bilden sich mehr und mehr Methanblasen unter dem aufgetauten Boden. Dort kann es zu einer Kettenreaktion kommen, bei der so viel Methan freigesetzt wird, dass der Klimawandel massiv beschleunigt wird, was wiederum so umfassende Flüchtlingsströme generieren wird, dass auch eine Protest-Stimmabgabe für die AfD in Deutschland nichts mehr nützt. Der Krieg in verschiedenen Ländern im Nahen Osten erfolgt aus geopolitischen Interessen, nicht aus humanitären. Eigentlich sollte man meinen, dass all diese Umstände sich in einer Wahl widerspiegeln würden; dem ist aber nicht so. Nach wie vor stehen die Parteien, welche solche Umstände verursacht haben, unterstützen oder einfach untätig bleiben, an der Spitze."</text:p>
          </table:table-cell>
          <table:table-cell office:value-type="string" calcext:value-type="string">
            <text:p>"The EU exports subsidized food to Africa, destroying agriculture there, so people can not make a living. That generates refugees. Nestlé pumps water from the soil worldwide, the actual population has none or should buy it for expensive money from Nestlé. The planned free trade agreements have already shown elsewhere that they can bleed countries and plunge the population into poverty and dependency. It is not for nothing that the Richterbund warns of a parallel justice with regard to the ""Investors' Courts"". The pesticides and GMOs from Bayer and Monsanto are not only harmful to health but also destroy the soil and the fauna. The planet is also not interested in whether Germany is looking for its identity. In Siberia, more and more methane bubbles are forming under the thawed soil. There may be a chain reaction in which so much methane is released that the climate change is massively accelerated, which in turn will generate such a massive influx of refugees that even a protest vote for the AfD in Germany no longer good. The war in various countries in the Middle East is for geopolitical interests, not humanitarian ones. In fact, one would think that all these circumstances would be reflected in an election; But this is not the case. The parties that have caused, support or simply remain inactive are still at the top."</text:p>
          </table:table-cell>
          <table:table-cell office:value-type="string" calcext:value-type="string">
            <text:p>negative</text:p>
          </table:table-cell>
          <table:table-cell table:number-columns-repeated="1021"/>
        </table:table-row>
        <table:table-row table:style-name="ro39">
          <table:table-cell office:value-type="string" calcext:value-type="string">
            <text:p>Die Partei ist schlecht für Deutschland. Rechte Socken sind für Deutschland genau so schädlich wie Linke Socken. Ab in den Mülleimer.</text:p>
          </table:table-cell>
          <table:table-cell office:value-type="string" calcext:value-type="string">
            <text:p>The party is bad for Germany. Right socks are just as harmful to Germany as left socks. From the trash can.</text:p>
          </table:table-cell>
          <table:table-cell office:value-type="string" calcext:value-type="string">
            <text:p>negative</text:p>
          </table:table-cell>
          <table:table-cell table:number-columns-repeated="1021"/>
        </table:table-row>
        <table:table-row table:style-name="ro23">
          <table:table-cell office:value-type="string" calcext:value-type="string">
            <text:p>"Hoffentlich....hoffentlich begreift das auch der letzte Depp, was für eine schädlich, dumme und besserwisserische Partei (Klüngel) dieser Haufen ist. Eine Politik ohne Realitätssinn mit Kosten, die nur der ""kleine Mann""zu tragen hat (z.B. die tolle Energiewende), werden hoffentlich gänzlich überflüssig! Es wäre sooooooo wichtig für NRW und unser LAND!"</text:p>
          </table:table-cell>
          <table:table-cell office:value-type="string" calcext:value-type="string">
            <text:p>"Hopefully .... hopefully the last fool understands, what a harmful, stupid and know-it-all party (Klüngel) is this bunch. A politics without a sense of reality with costs that only the ""little man"" has to bear (for example, the great energy turnaround), will hopefully be completely superfluous! It would be sooooo important for NRW and our COUNTRY!"</text:p>
          </table:table-cell>
          <table:table-cell office:value-type="string" calcext:value-type="string">
            <text:p>negative</text:p>
          </table:table-cell>
          <table:table-cell table:number-columns-repeated="1021"/>
        </table:table-row>
        <table:table-row table:style-name="ro27">
          <table:table-cell office:value-type="string" calcext:value-type="string">
            <text:p>"Das wäre es für die Grünen gewesen, Besinnung auf Kernthemen: Umweltschutz, ökologischer Umbau der Industrie, erneuerbare Energien bundesweit und im europäischen Rahmen. Stattdessen ein gesellschaftlicher Irrentanz: ""Das Land wird sich verändern und ich freue mich drauf"" (KGE in 2015, ohne abzuwarten ob sich denn die Flüchtlingswelle positiv oder negativ auswirkt), ""Wieso schreibt die Polizei von Nafris?"" (Simone Peter, anstatt sich zu bedanken, dass sich die Hetzjagd von Silvester 2015 nicht widerholt hat), ""Wieso musste der Mann erschossen werden????"" (R.Künast, nachdem ein SEK den IS-Terroristen von Würzburg unschädlich gemacht hat). Wer so über diese Gesellschaft denkt und redet der braucht sich auch nicht wundern wenn er von den Wählern abgestraft wird. Vielleicht sollten die Grünen künftig um alle gesellschaftspolitischen Themen einen großen Bogen machen und sich auf eines konzentrieren: Ihr Kernthema..."</text:p>
          </table:table-cell>
          <table:table-cell office:value-type="string" calcext:value-type="string">
            <text:p>"That would have been for the Greens, reflection on core issues: environmental protection, ecological conversion of industry, renewable energy nationwide and within the European context. Instead, a social madness dance: ""The country will change and I'm looking forward to it"" (KGE in 2015, without waiting to see if the wave of refugees has a positive or negative impact), ""Why is writing the police of Nafris?"" (Simone Peter, instead of thanking that the hunt from New Year's Eve 2015 did not recur), ""Why did the man have to be shot ????"" (R.Künast, after an SEK has rendered the IS terrorists of Würzburg harmless). Whoever thinks and talks about this society does not need to be surprised if he is punished by the voters. Perhaps the Greens should in the future avoid all socio-political issues and focus on one thing: their core topic ..."</text:p>
          </table:table-cell>
          <table:table-cell office:value-type="string" calcext:value-type="string">
            <text:p>negative</text:p>
          </table:table-cell>
          <table:table-cell table:number-columns-repeated="1021"/>
        </table:table-row>
        <table:table-row table:style-name="ro10">
          <table:table-cell office:value-type="string" calcext:value-type="string">
            <text:p>"""Luftverkehr ermöglicht persönliche Kontakte, Tourismus und wirtschaftlichen Austausch."" steht im Wahlprogramm in NRW . Grüne tot ? Wo ist da der Wähler ? Kommt nicht vor und die großen Aussagen, Luftverkehr ist schädlich und keine Flugbewegungen unter 800 / 1000 Km - stammen aus dem vorherigen Jahrtausend ! von den Urväter. In Brandenburg ist sie eine Wohlfühlpartei - man möchte eigentlich nur eins : An die Futtertöpfe im Gleichschritt mit den anderen Und Störble macht leider den Abgang - der einzige Grüne, der uns auch mit Geld gegen Ungerechtigkeit geholfen hat.."</text:p>
          </table:table-cell>
          <table:table-cell office:value-type="string" calcext:value-type="string">
            <text:p>"""Air transport enables personal contacts, tourism and economic exchange."" is in the election program in NRW. Green dead? Where is the voter? Does not happen and the big statements, air traffic is harmful and no flight movements under 800/1000 km - come from the previous millennium! from the forefathers. In Brandenburg, it is a feel-good party - you really only want one thing: To the feed pots in lockstep with the others And sturgeon unfortunately makes the departure - the only green, which has helped us with money against injustice .."</text:p>
          </table:table-cell>
          <table:table-cell office:value-type="string" calcext:value-type="string">
            <text:p>negative</text:p>
          </table:table-cell>
          <table:table-cell table:number-columns-repeated="1021"/>
        </table:table-row>
        <table:table-row table:style-name="ro6">
          <table:table-cell office:value-type="string" calcext:value-type="string">
            <text:p>Was für Krokodilstränen. Als könnte es eine gute AfD geben und Petry repräsentiere diese. Die AfD sind Rechtsextremisten. Und deren Funtkion im nächsten Bundestag wird sein, rot-rot-grün zu verhindern. Die Integration Deutschland in ein vereinigtes Europa steht in unserer Verfassung. Zu einem gemeinsamen Markt gehört eine gemeinsame Währung, der Vorstufe EWS wir schon seit 1979 als Reaktion für die schädlichen Auswirkungen des free floatings hatten, nachdem 1973 das Keynesianischen Bretton-Woods-Systems fester Wechselkurse auseinandergebrochen war.</text:p>
          </table:table-cell>
          <table:table-cell office:value-type="string" calcext:value-type="string">
            <text:p>What crocodile tears. As if there could be a good AfD and Petry represent these. The AfD are right-wing extremists. And their function in the next Bundestag will be to prevent red-red-green. The integration of Germany into a united Europe is in our constitution. Having a single currency in common market, we have had precursor EWS in response to the detrimental effects of free float since 1979 after the Keynesian Bretton Woods system of fixed exchange rates split in 1973.</text:p>
          </table:table-cell>
          <table:table-cell office:value-type="string" calcext:value-type="string">
            <text:p>negative</text:p>
          </table:table-cell>
          <table:table-cell table:number-columns-repeated="1021"/>
        </table:table-row>
        <table:table-row table:style-name="ro31">
          <table:table-cell office:value-type="string" calcext:value-type="string">
            <text:p>natürlich braucht die AfD kein Mensch. Deren Menschenbild ist aus dem letzten Jahrtausend und immer mehr Wähler wenden sich von diesen Hetzern angewidert ab. Alles gut. Aber Gewalt geht nicht. Und der entscheidende Punkt: es gibt keine linke oder rechte Gewalt. Was soll das? Diese Unterscheidung ist völlig unnötig, eher schädlich. Gewalt ist dumm und schädlich und keine politische Kategorie. Die Demokratie muss gegen diese Demokratiefeinde wehrhaft bleiben und werden.</text:p>
          </table:table-cell>
          <table:table-cell office:value-type="string" calcext:value-type="string">
            <text:p>Of course, the AfD needs no human. Their image of humanity is from the last millennium and more and more voters turn away disgusted by these offenders. All good. But violence does not work. And the key point: there is no left or right violence. What shoud that? This distinction is completely unnecessary, rather harmful. Violence is stupid and harmful and not a political category. Democracy must remain and become defensive against these democratic extremes.</text:p>
          </table:table-cell>
          <table:table-cell office:value-type="string" calcext:value-type="string">
            <text:p>negative</text:p>
          </table:table-cell>
          <table:table-cell table:number-columns-repeated="1021"/>
        </table:table-row>
        <table:table-row table:style-name="ro10">
          <table:table-cell office:value-type="string" calcext:value-type="string">
            <text:p>"Da können Sie drauf wetten, dass ich diesen ""Spruch"" auch am offenen Grab eines Opfers aufsagen würde. Zumindest nach Rückfrage ob tatsächlich Interesse an an meiner ehrlichen Meinung zum Thema besteht. Und wenn das jemand zu mir sagen würde, wie sollte ich da reagieren? Ich wüsste ja bereits, dass er recht hat. Auch wenn mir das bei der Bewältigung meiner Trauer nicht helfen würde. Politik dienst aber nicht der Trauerbewältigung, sondern der Lösung von Problemen und da ist die eineitige Fokussierung auf die praktisch nichtexistente Terrorgefahr einfach nur schädlich."</text:p>
          </table:table-cell>
          <table:table-cell office:value-type="string" calcext:value-type="string">
            <text:p>"Then you can bet that I would recite this ""spell"" even at the open grave of a victim. At least after consultation whether actually interest in my honest opinion on the subject exists. And if someone would say that to me, how should I react? I already know that he is right. Even if that would not help me in coping with my grief. Politics does not serve the task of mourning, but the solution of problems and there is the one-sided focus on the virtually nonexistent terrorist threat just harmful."</text:p>
          </table:table-cell>
          <table:table-cell office:value-type="string" calcext:value-type="string">
            <text:p>negative</text:p>
          </table:table-cell>
          <table:table-cell table:number-columns-repeated="1021"/>
        </table:table-row>
        <table:table-row table:style-name="ro18">
          <table:table-cell office:value-type="string" calcext:value-type="string">
            <text:p>"Dieser Kommentar ist so überflüssig wie ein Kropf, denn daß die Paßsituation des jeweiligen Wählers nicht entscheidend für die Wahlentscheidung warnt ist, liegt auf der Hand. Wichtiger wäre doch zu analysieren, welcher (schädliche) Einfluß aus der Türkei zu den massenhaften evet-Entscheidungen geführt und hayir-Entscheidungen verhindert hat. Es wird immer wieder Verwunderung darüber ausgedrückt, daß Menschen, die in einer freien Demokratie leben, für eine de facto-Diktatur andernorts votiert haben. Vielleicht wird umgekehrt ein Schuh daraus. Was, wenn die ""Eveter"" sich als Brückenkopf einer künftigen osmanischen Diktatur in der BRD sehen. E. hat die in Deutschland lebenden Frauen ja schon aufgefordert, die Zahl ihrer Geburten um 66,6% zu steigern. Auf einen solchen Verdrängungswettbewerb (Prinzip Kuckucksei) hat ein gewisser Sarrazin schon 2010 als möglich hingewiesen. Das hat aber bei den politikverantwortlichen niemanden interessiert. Ich hoffe, daß die jetzt schnellstens aufwachen."</text:p>
          </table:table-cell>
          <table:table-cell office:value-type="string" calcext:value-type="string">
            <text:p>"This comment is as superfluous as a goiter, because that the passport situation of the respective voter is not crucial for the election decision warns, is obvious. It would be more important to analyze which (harmful) influence from Turkey has led to the masses of evet decisions and prevented hayir decisions. It is always amazed that people living in a free democracy have voted for a de facto dictatorship elsewhere. Maybe a shoe will turn out the other way around. What if the ""Eveter"" see themselves as the bridgehead of a future Ottoman dictatorship in the FRG? E. already asked the women living in Germany to increase the number of their births by 66.6%. On a such predatory competition (principle Kuckucksei) has a certain Sarrazin already in 2010 as possible. But this has nobody interested in the policy makers. I hope they wake up now."</text:p>
          </table:table-cell>
          <table:table-cell office:value-type="string" calcext:value-type="string">
            <text:p>negative</text:p>
          </table:table-cell>
          <table:table-cell table:number-columns-repeated="1021"/>
        </table:table-row>
        <table:table-row table:style-name="ro10">
          <table:table-cell office:value-type="string" calcext:value-type="string">
            <text:p>Der Hauptfinanzier der OPCW sind die USA, gefolgt von Japan und Deutschland. Desweiteren ist der Generaldirektor ausgerechnet ein türkischer Diplomat. Ich würde diese Organisation im Hinblick auf die Zielsetzungen der USA, der Türkei und Deutschlands im Syrienkonflikt nicht als unabhängig bezeichnen, sondern als hochgradig parteiisch. Daher halte ich Untersuchungsergebnisse dieser Organisation nicht für aussagefähig. Das wäre ja fast wie der alte Witz von Dr. Marlboro, der rauchen als nicht gesundheitsschädlich einstufte.</text:p>
          </table:table-cell>
          <table:table-cell office:value-type="string" calcext:value-type="string">
            <text:p>The main financier of the OPCW is the USA, followed by Japan and Germany. Furthermore, the Director-General is of all people a Turkish diplomat. In view of the objectives of the USA, Turkey and Germany in the Syrian conflict, I would not describe this organization as independent, but as highly biased. Therefore, I do not consider test results of this organization meaningful. That would almost be like the old joke of Dr. med. Marlboro, who classified smoking as not harmful to health.</text:p>
          </table:table-cell>
          <table:table-cell office:value-type="string" calcext:value-type="string">
            <text:p>negative</text:p>
          </table:table-cell>
          <table:table-cell table:number-columns-repeated="1021"/>
        </table:table-row>
        <table:table-row table:style-name="ro10">
          <table:table-cell office:value-type="string" calcext:value-type="string">
            <text:p>Nein, darum geht es nicht. Aigner beklagt sich, dass Gerüchte gestreut würden, dass sie wohl lesbisch sei, wenn sie so lange allein lebt und dass Leute solche Gerüchte streuen, weil sie ihr schaden wollen. Damit macht sie deutlich, dass sie es meint, es wäre für sie politisch schädlich, wenn sie lesbisch wäre (was sie wohl nicht). Und DAMIT macht sie deutlich, dass sie für ein solches Amt nicht geeignet ist. Wenn ihr schon die Souveränität in einer solchen Angelegenheit fehlt, was passiert dann wohl, wenn sie schwierigere Probleme und Affären bewältigen muss.</text:p>
          </table:table-cell>
          <table:table-cell office:value-type="string" calcext:value-type="string">
            <text:p>No, that's not the point. Aigner complains that rumors are being spread that she's probably lesbian if she's living alone for so long and people are spreading such rumors because they want to harm her. She makes it clear that she says it would be politically harmful for her if she was a lesbian (which she probably does not). And thus she makes it clear that she is not suitable for such an office. If you already lack the sovereignty in such a matter, what happens when it has to deal with more difficult problems and affairs?</text:p>
          </table:table-cell>
          <table:table-cell office:value-type="string" calcext:value-type="string">
            <text:p>negative</text:p>
          </table:table-cell>
          <table:table-cell table:number-columns-repeated="1021"/>
        </table:table-row>
        <table:table-row table:style-name="ro17">
          <table:table-cell office:value-type="string" calcext:value-type="string">
            <text:p>Wären die richtige Antwort. Das US Bildungssystem ist ein Desaster. Wenn in den USA eigene Fachkräfte ausgebildet würden, braucht man keine aus dem Ausland. Aber per Dekret die Symptome zu bekämpfen ist einfacher als die Ursachen zu suchen. Einfach dumm und schädlich dieser Trump.</text:p>
          </table:table-cell>
          <table:table-cell office:value-type="string" calcext:value-type="string">
            <text:p>Would be the right answer. The US education system is a disaster. If you trained your own skilled workers in the USA, you do not need foreigners. But by decree fighting the symptoms is easier than looking at the causes. Just stupid and harmful this Trump.</text:p>
          </table:table-cell>
          <table:table-cell office:value-type="string" calcext:value-type="string">
            <text:p>negative</text:p>
          </table:table-cell>
          <table:table-cell table:number-columns-repeated="1021"/>
        </table:table-row>
        <table:table-row table:style-name="ro9">
          <table:table-cell office:value-type="string" calcext:value-type="string">
            <text:p>Die AFD ist für mich das relativ kleinere Übel, die CDU hat zu viele Adepten. Sie wiederum hofiert die Wirtschaftsfuehrer, die Repräsentanten unseres kapitalfaschistischen Systems sind. Das System insgesamt ist zu ändern, über einen Dritten Weg ernsthaft nachzudenken. Aber das will keiner wissen, denn unser angeblicher Wohlstand, denn dieses System erzeugt, ist unser täglich Opium und macht uns fett und träge. Immaterielle Werte müssen maximiert werden, materielle zerstören diese nur, schleichend, aber sukzessive. Konservativismus a la CDU ist scheinheilig, das Falsche und schädliche wird bewährt, Unfreiheit, Ungleichheit und Unbruederlichkeit, also Antidmokratie und Unterdrückung.</text:p>
          </table:table-cell>
          <table:table-cell office:value-type="string" calcext:value-type="string">
            <text:p>The AFD is for me the relatively minor evil, the CDU has too many adepts. In turn, she courtes the business leaders, who are representatives of our capitalist fascist system. The system as a whole is changing, thinking seriously about a third way. But nobody wants to know, because our alleged prosperity, because this system generates, is our daily opium and makes us fat and sluggish. Intangible assets have to be maximized, material ones only destroy them, creeping, but successively. Conservatism a la CDU is hypocritical, the false and harmful is proven, bondage, inequality and immortality, so anti-democracy and oppression.</text:p>
          </table:table-cell>
          <table:table-cell office:value-type="string" calcext:value-type="string">
            <text:p>negative</text:p>
          </table:table-cell>
          <table:table-cell table:number-columns-repeated="1021"/>
        </table:table-row>
        <table:table-row table:style-name="ro17">
          <table:table-cell office:value-type="string" calcext:value-type="string">
            <text:p>"""Experten"" - davon haben wir viele. Es ist ja so leicht, mit Verweis auf unsere historische Schuld alles zu verlangen, was damals verboten wurde, weil es ""dem deutschen Körper"" schadete. Die Erfahrung zeigt aber, dass das andere Extrem - nämlich alles zuzulassen - genau so schädlich ist."</text:p>
          </table:table-cell>
          <table:table-cell office:value-type="string" calcext:value-type="string">
            <text:p>"""Experts"" - we have many of them. It is so easy, with reference to our historical guilt, to demand everything that was forbidden at that time, because it harmed ""the German body"". But experience shows that the other extreme - allowing everything - is just as damaging."</text:p>
          </table:table-cell>
          <table:table-cell office:value-type="string" calcext:value-type="string">
            <text:p>negative</text:p>
          </table:table-cell>
          <table:table-cell table:number-columns-repeated="1021"/>
        </table:table-row>
        <table:table-row table:style-name="ro15">
          <table:table-cell office:value-type="string" calcext:value-type="string">
            <text:p>Wie ist das eigentlich mit der Feinstaubemission? Wenn so Raketen fliegen und die in einen Flugplatz einschlagen, Treibstofftanks in Brand setzen, ist das nicht schädlich für die Umwelt? Hoffentlich passiert bei uns so etwas nicht.</text:p>
          </table:table-cell>
          <table:table-cell office:value-type="string" calcext:value-type="string">
            <text:p>How is that with the fine dust emission? If rockets fly like that and crash into an airport, set fire to fuel tanks, is not it harmful to the environment? Hopefully something like that will not happen with us.</text:p>
          </table:table-cell>
          <table:table-cell office:value-type="string" calcext:value-type="string">
            <text:p>negative</text:p>
          </table:table-cell>
          <table:table-cell table:number-columns-repeated="1021"/>
        </table:table-row>
        <table:table-row table:style-name="ro8">
          <table:table-cell office:value-type="string" calcext:value-type="string">
            <text:p>"Was wir bei den Wohnungen brauchen, ist eine Rückkehr des klassischen sozialen Wohnungsbaus. Das heißt mal _in großer Zahl_ gezielt einfach ausgestattete und langfristig preisgebundene Wohnungen schaffen. Die alberne ""Mietpreisbremse"" ist dagegen irgendwo zwischen wirkungslos und schädlich  entweder, sie wird umgangen, oder sie dient als Investitionsbremse. Das Problem ist nur, dass man einerseits riesige Mengen an Wohnungen schaffen muss (für Hamburg war da mal von 50.000 die Rede, also eine Großstadt für sich) und andererseits nicht der Fehler der 1970er mit seinen anonymen Wohnsilos wiederholt werden darf"</text:p>
          </table:table-cell>
          <table:table-cell office:value-type="string" calcext:value-type="string">
            <text:p>"What we need in the apartments is a return of classic social housing. That means _in large numbers_ targeted to create simply furnished and long term price bound apartments. The silly ""Mietpreisbremse"", however, is somewhere between ineffective and harmful ?? either, it is bypassed, or it serves as an investment brake. The only problem is that on the one hand you have to create huge amounts of housing (for Hamburg there was talk of 50,000 times, so a big city in itself) and on the other hand not to repeat the error of the 1970s with its anonymous housing silos"</text:p>
          </table:table-cell>
          <table:table-cell office:value-type="string" calcext:value-type="string">
            <text:p>negative</text:p>
          </table:table-cell>
          <table:table-cell table:number-columns-repeated="1021"/>
        </table:table-row>
        <table:table-row table:style-name="ro38">
          <table:table-cell office:value-type="string" calcext:value-type="string">
            <text:p>"Wenn jetzt ein Spitzenpolitiker die Ungerechtigkeit im Staat anprangert und z.B. mehr sozialen Wohnungsbau und den unsäglichen Mindestlohn ins Feld führt, der agiert genauso populistisch wie andere zweifelhafte Parteien. Ja, Herr Schulz hat Recht, in diesem Staat geht es ungerecht zu. Immobilienbesitzer können sich Dank Unterstützung von Land und Kommunen (knappes Angebot an Bauland) über steigende Preise freuen. Das Problem ist aber haus-, sprich politikgemacht. Es mit mehr sozialem Wohnungsbau zu lösen ist wie Teufel mit Beelzebub austreiben. Aber so wird Jahr um Jahr weiter angefriemelt, gegängelt und niemals nachgedacht, welche schädlichen oder ungerechten Auswirkungen politische Entscheidungen haben. Den Mindestlohn brauchen wir inzwischen, weil Wohnungen aus vielen Gründen nicht mehr zu bezahlen sind. - reiche Menschen werden subventioniert beim Bau von Solaranlagen auf ihren Dächern und dem Kauf von Elektroautos, aber alle müssen den teuren Strom bezahlen - wer Immobilien baut, der legt die teuren energetischen Vorschriften auf die Miete um. Wer bezahlt das? Am Ende dann der Hartz4 Mietzuschuss, sehr gerecht Zu den ganzen ""Umverteilung von unten nach oben"" Kram kommt dann auch noch die tendenzielle schlechter Stellung der Bürger gegen die eigenen Verwaltungen (siehe Kölner Blitzer, gerade aktuell; oder versuchen Sie mal, einen Steuerbescheid neu berechnen zu lassen, wenn Sie nachträglich neue Informationen bekommen: aussichtslos! Wenn das Finanzamt neue Informationen hat, wird das Ding sofort neu berechnet). Die Liste lässt sich endlos fortsetzen. Wenn meinem Sohn das Fahrrad vor der Tür geklaut wird, muss die Polizei hilflos mit den Schultern zucken. Wenn Sie geblitzt werden, kommen die Kollegen in Uniform sogar zu Ihnen, um das Foto mit dem Original abzugleichen. Herr Schulz hat das richtige bemerkt, aber seine Lösungen sind die Lösungen von gestern. Hatten wir schon, hat noch nie funktioniert. Nein Danke!"</text:p>
          </table:table-cell>
          <table:table-cell office:value-type="string" calcext:value-type="string">
            <text:p>"If now a top politician denounces the injustice in the state and, for example, more social housing and the unspeakable minimum wage in the field, which acts as populist as other dubious parties. Yes, Mr Schulz is right, in this state things are unfair. Property owners can look forward to rising prices thanks to support from the local government and municipalities (scarce supply of building land). But the problem is domestic, that is, politics. Solving it with more social housing is like devils driving out with Beelzebub. But year after year, it keeps fanning, fiddling and never thinking about the harmful or unfair effects of political decisions. We now need the minimum wage because apartments can not be paid for many reasons. - Rich people are subsidized in building solar panels on their roofs and buying electric cars, but everyone has to pay for the expensive electricity - who builds real estate, puts the expensive energy regulations on the rent. Who pays that? At the end then the Hartz4 rent subsidy, very fair To the whole ""redistribution from bottom to top"" stuff is then also the tendency bad position of the citizens against their own administrations (see Kölner Blitzer, just now, or try again, a tax bill new to have it calculated if you get new information later on: hopelessly! If the tax office has new information, the thing is recalculated immediately). The list can be continued endlessly. If my son's bike is stolen in front of the door, the police have to shrug helplessly. If you're flashed, the uniformed uniforms even come to you to match the photo with the original. Mr. Schulz has noticed the right thing, but his solutions are the solutions of yesterday. We already have, never worked. No thanks!"</text:p>
          </table:table-cell>
          <table:table-cell office:value-type="string" calcext:value-type="string">
            <text:p>negative</text:p>
          </table:table-cell>
          <table:table-cell table:number-columns-repeated="1021"/>
        </table:table-row>
        <table:table-row table:style-name="ro42">
          <table:table-cell office:value-type="string" calcext:value-type="string">
            <text:p>Hier stellt sich aber auch die Frage, ob es gerecht ist, denjenigen, die viel Geld verdienen, einfach per Dekret viel wegzunehmen, um damit eine wie auch immer geartete Umverteilung vorzunehmen. Wenn jemand Geld anlegen will, dann ist das ja meist Geld, das vorher verdient wurde und schon einmal versteuert wurde. Warum soll das nun ausgerechnet gerecht sein, wenn dieses Geld nun nochmals versteuert wird. Wenn Hr. Schulz die Bonizahlungen ins Visier nimmt, dann basieren die ja auf vertraglichen Regelungen. Wenn jemand die vertragliche Bedingungen erfüllt, dann hat er ein Anrecht auf diese Boni und dann hat das mit Gerechtigkeit nichts zu tun, ihm/ihr diese Zahlungen streitig zu machen. Wenn die gleiche Person sich mit Entscheidungen für das Unternehmen schädlich verhalten, dann muss man von dieser Person nicht die Boni einfordern, sondern Schadenersatz verlangen. Das ist gerecht. Boni mit der moralischen Keule zurückzufordern, ist nicht nur schlechter Stil, sondern auch vertragswidrig. Herr Schulz sollte sich schon hier an Recht und Gesetz halten und nicht mit populistischen Thesen auf Stimmenfang gehen. Er sollte erst einmal seine eigenen Sitzungsgelder bei der EU überprüfen, ob die alle legal erworben waren. Nicht Wasser predigen und Wein saufen.</text:p>
          </table:table-cell>
          <table:table-cell office:value-type="string" calcext:value-type="string">
            <text:p>Here, however, the question arises whether it is fair to simply take away by decree a lot of money from those who earn a lot of money in order to carry out a kind of redistribution. If someone wants to invest money, then that's usually money that was earned before and was once taxed. Why should that be just now just when this money is now taxed again. If Mr. Schulz focuses on the bonus payments, then they are based on contractual arrangements. If someone fulfills the contractual conditions, then he has a right to these bonuses and then that has nothing to do with justice, to dispute these payments. If the same person behaves badly with decisions for the enterprise, then one does not have to demand from this person the bonuses, but demand compensation. That is fair. Reclaiming bonuses with the moral mace is not only bad style, but also breach of contract. Mr Schulz should already be law-abiding here and not go with populist theses on votes. He should first check his own attendance fees with the EU, if all were legally acquired. Do not preach water and drink wine.</text:p>
          </table:table-cell>
          <table:table-cell office:value-type="string" calcext:value-type="string">
            <text:p>negative</text:p>
          </table:table-cell>
          <table:table-cell table:number-columns-repeated="1021"/>
        </table:table-row>
        <table:table-row table:style-name="ro35">
          <table:table-cell office:value-type="string" calcext:value-type="string">
            <text:p>"und dürfen nicht nur da verschwinden, wo sie nur noch einen Punktestand in einem Spiel darstellen und keine echten Vorteile mehr bewirken. Also nicht einfach nur den Reichen nehmen, sondern dafür sorgen, dass die Gewinne der Allgemeinheit, über Löhne, Steuern und sonstigen Allgemeinnutzen zugute kommen. Siehe Markenturnschuh aus Bangladesch, der hier für 100 Euro verkauft wird, für den aber umgerechnet vielleicht 10 Cent als Lohn an die Arbeiter gehen, die in Slums zwischen verdreckten Flüssen leben und zu gesundheitsschädlichen und gefährlichen Arbeitsbedingungen produzieren. Nur 0,1% für Leistungserbringer(innen), der allergrößte Teil, 99,9%, in Overhead und leistungslosen Gelderwerb (und vielleicht etwas in Steuern). Wenn der Staat über den Verkaufsmarkt, also ggf. Zölle und Abgaben als Niedriglohn-Ausgleich, Lohnkosten wie in Deutschland erzwingt, hätte das nichts mit einem Umverteilungs-""Raub"" zu tun, sondern mit der Rückgängigmachung eines über dem Markt leider möglichen, vorher begangenen Raubes von den Leistungserbringern."</text:p>
          </table:table-cell>
          <table:table-cell office:value-type="string" calcext:value-type="string">
            <text:p>"and not only to disappear where they only score points in a game and no longer bring real benefits. So do not just take the rich, but make sure that the profits benefit the general public, about wages, taxes and other benefits in general. See Bangladesh brand sneaker, which is sold here for 100 euros, but for the equivalent of perhaps 10 cents as a wage go to the workers who live in slums between dirty rivers and produce harmful and dangerous working conditions. Only 0.1% for service providers (inside), the vast majority, 99.9%, in overhead and no-profit money (and maybe something in taxes). If the state enforces wage costs as in Germany via the sales market, that is to say duties and charges as low-wage compensation, this would have nothing to do with a redistribution ""robbery"" but with the reversal of a previously committed one that was possible above the market Robbery of the service providers."</text:p>
          </table:table-cell>
          <table:table-cell office:value-type="string" calcext:value-type="string">
            <text:p>negative</text:p>
          </table:table-cell>
          <table:table-cell table:number-columns-repeated="1021"/>
        </table:table-row>
        <table:table-row table:style-name="ro6">
          <table:table-cell office:value-type="string" calcext:value-type="string">
            <text:p>...wenn denn, das Völkerrecht in der Lage wäre, Menschen überall auf der Welt vor der Willkür der dort Herrschenden zu schützen. Gerade am Beispiel Syriens zeigt sich doch aber, dass wir in einer solchen Welt nicht leben. Die Welt ist nunmal kein Rechtsstaat. So lange das so ist, ist es einfach nur naiv, in solchen Dingen einfach nur blind auf das Völkerrecht zu vertrauen. Wenn man es nüchtern betrachtet, muss man stattdessen zu dem Schluss kommen, dass es eher nützlich als schädlich ist, dass es Nationen gibt, die die Stärke und die Entschlossenheit besitzen, das Recht notfalls auch selbst in die Hand zu nehmen.</text:p>
          </table:table-cell>
          <table:table-cell office:value-type="string" calcext:value-type="string">
            <text:p>... if so, international law would be able to protect people all over the world from the arbitrariness of those in power there. However, Syria in particular shows that we do not live in such a world. The world is not a constitutional state. As long as that is the case, it is simply naive to simply rely blindly on international law in such matters. If you look at it soberly, you have to come to the conclusion that it is more useful than harmful that there are nations that have the strength and the determination to take the law into their own hands if necessary.</text:p>
          </table:table-cell>
          <table:table-cell office:value-type="string" calcext:value-type="string">
            <text:p>negative</text:p>
          </table:table-cell>
          <table:table-cell table:number-columns-repeated="1021"/>
        </table:table-row>
        <table:table-row table:style-name="ro31">
          <table:table-cell office:value-type="string" calcext:value-type="string">
            <text:p>Wo liegen die Fehler in der Vergangenheit? Ich sage es Ihnen so: Weil der Westen seit langem ein erbärmliches Bild liefert.Nicht mehr ernst genommen wird mit seinem Friedensgeschwafel und den angeblichen Werten. Glauben Sie,Sie werden Herrn Putin mit der Friedenstaube stoppen ,wenn er meint,sein Reich zu vergrößern,neue Stützpunkte braucht? Diese Fehleinschätzung ist ja auch bei uns zu Hause!!!Wann wird begriffen,das Nichtstun genau so schädlich sein kann? Danke</text:p>
          </table:table-cell>
          <table:table-cell office:value-type="string" calcext:value-type="string">
            <text:p>Where are the mistakes in the past? I'll tell you this way: Because the West has been giving a miserable picture for a long time. No longer being taken seriously with its blabber of peace and the alleged values. Do you think you will stop Mr. Putin with the peace dove if he means to increase his empire, needs new bases? This misjudgment is also at home with us! When is it understood that doing nothing can be just as damaging? Thank you</text:p>
          </table:table-cell>
          <table:table-cell office:value-type="string" calcext:value-type="string">
            <text:p>negative</text:p>
          </table:table-cell>
          <table:table-cell table:number-columns-repeated="1021"/>
        </table:table-row>
        <table:table-row table:style-name="ro31">
          <table:table-cell office:value-type="string" calcext:value-type="string">
            <text:p>Ich denke die deutschen Bürger haben absolut kein Verständnis dafür dass erst jetzt ein Umdenken stattfindet:dass bekannte Gefährder erst dann ausgewiesen werden wenn aus juristischen Gründen keine Hindernisse mehr bestehen ist eine Zumutung. Dann muss der Staat Wege finden Gefährder eben im Land unschädlich zu machen, d.h. sie bis zu einer Klärung der Akte in Abschiebehaft nehmen! In Deutschland hat das juristische Spektakel Vorrang vor der Sicherheit des Staates und seiner Bürger. Wielange noch?!</text:p>
          </table:table-cell>
          <table:table-cell office:value-type="string" calcext:value-type="string">
            <text:p>I think the German citizens have absolutely no understanding that only now a rethinking takes place: that known perpetrators are expelled only when there are no obstacles for legal reasons is an imposition. Then the state has to find ways to harm people in the country, i. Take them to a clarification of the file in deportation! In Germany, the legal spectacle takes precedence over the security of the state and its citizens. For how much longer?!</text:p>
          </table:table-cell>
          <table:table-cell office:value-type="string" calcext:value-type="string">
            <text:p>negative</text:p>
          </table:table-cell>
          <table:table-cell table:number-columns-repeated="1021"/>
        </table:table-row>
        <table:table-row table:style-name="ro68">
          <table:table-cell office:value-type="string" calcext:value-type="string">
            <text:p>"@ex-optimist, 141. (U.a. SPON-Art. mit Kommentarfunktion, Aug. 2014) Die syr. Bestände zur Produktion von Chemiewaffen (600 t) auf dem US-Spezialschiff ""Cape Ray"" sind vollständig vernichtet, nachdem damit Anf. Juli im Mittelmeer begonnen wurde. Obama dankte Dänemark, Norwegen, Italien, Großbritannien, Russland und China für ihre UNTERSTÜTZUNG. In DEU (Munster) und Finnland sollen schwach giftige Reste der Zerstörungsaktion in Spezialanlagen unschädlich gemacht werden sollen (eine sehr kostspielige Maßnahme für alle Beteiligten). Die Organisation für das Verbot von Chemiewaffen (OPCW) kontrollierte die Aktion, erhielt für diesen Einsatz im Dez. den Friedensnobelpreis. Erinnert allerdings auch an mio.fach hergestellte und (trotz Ächtung weiter produzierte) eingesetzte Landminen, die nach wie vor grausame Opfer (insb. Kinder) fordern. In Kambodscha sind heute noch Frauen im Räumdienst eingesetzt. Die Kriegsökonomie war seinerzeit auch für die Abrüstung, wohlwissend, dass dem eine neue Aufrüstung mit neuen Geschäften folgen würde. Das und die Gesamtumstände dieser neuerlichen Giftgas-Opfer müssen umso mehr einer Prüfung unterzogen werden. Eigeninteressen dienende Schuldzuweisungen und Vergeltungsschläge befeuern nur die Rache jener, die dgl. Unrecht wiederum als selbsterfüllende Prophezeiung gg. den ""Feind"" deklarieren und zurückschlagen - irgendwie, ohne dass mutmaßlich tatsächliche Agitatoren ermittelt werden können. Eine gefährliche Eskalationsspirale - wie ich finde - bei der Gemengenlage in Nah-/Mittelost: Saudis&amp;gt;Jemen&amp;gt;Iran, Irak, TR, Ägypten, (Atommacht) Israel ... Wo wäre außenpolit. noch was berechenbar?"</text:p>
          </table:table-cell>
          <table:table-cell office:value-type="string" calcext:value-type="string">
            <text:p>"@ ex-optimist, 141. (SPON-Art., with commentary function, Aug. 2014) The syr. stocks for the production of chemical weapons (600 t) on the US special vessel ""Cape Ray"" are completely destroyed, after the start. July in the Mediterranean was started. Obama thanked Denmark, Norway, Italy, UK, Russia and China for their SUPPORT. In DEU (Munster) and Finland weakly poisonous remains of the destruction action in special plants are to be rendered harmless (a very costly measure for all involved). The Organization for the Prohibition of Chemical Weapons (OPCW) controlled the action and was awarded the Nobel Peace Prize for this operation in December. Reminds, however, also to mio.fach manufactured and (despite ostracism further produced) used land mines, which still demand cruel victims (especially children). In Cambodia women are still used in the clearing service today. The war economy was at that time also for disarmament, knowing that this would be followed by a new armament with new businesses. This and the overall circumstances of these new victims of poison gas must all be put to the test. Self-imputed finger-pointing and retaliatory strikes only fuel the revenge of those who wrongly declare and fight back as a self-fulfilling prophecy against the ""enemy"" - somehow, without any real agitators being able to be identified. A dangerous spiral of escalation - I think - in the context of the Middle East: Saudis &amp; gt; Yemen &amp; gt; Iran, Iraq, TR, Egypt, (nuclear power) Israel ... Where would foreign policy be? something else predictable?"</text:p>
          </table:table-cell>
          <table:table-cell office:value-type="string" calcext:value-type="string">
            <text:p>negative</text:p>
          </table:table-cell>
          <table:table-cell table:number-columns-repeated="1021"/>
        </table:table-row>
        <table:table-row table:style-name="ro17">
          <table:table-cell office:value-type="string" calcext:value-type="string">
            <text:p>Wenn die Verdächtigen erst mal ausser Landes sind, kann man ohne schädlichen Zeitdruck und mit der bei einem solchen Thema gebotenen Sorgfalt ungestört ermitteln. Gründlichkeit geht eben vor Schnelligkeit. Das zeichnet die deutschen Behörden aus - und liegt ganz auf der Linie der Bundesregierung.</text:p>
          </table:table-cell>
          <table:table-cell office:value-type="string" calcext:value-type="string">
            <text:p>Once the suspects are out of the country, they can be undisturbed without the harsh pressure of time and with the care required of such a topic. Thoroughness is just about speed. This distinguishes the German authorities - and is entirely in line with the Federal Government.</text:p>
          </table:table-cell>
          <table:table-cell office:value-type="string" calcext:value-type="string">
            <text:p>negative</text:p>
          </table:table-cell>
          <table:table-cell table:number-columns-repeated="1021"/>
        </table:table-row>
        <table:table-row table:style-name="ro31">
          <table:table-cell office:value-type="string" calcext:value-type="string">
            <text:p>darüber was Sozialdemokratie zu verändern hat. Hierfür gilt es Ursachen zu erkennen und soweit schädlich, diese abzustellen. Keinesfalls sollte gesellschaftliche Diskussion so geführt werden, dass sie von den Wählern nicht mehr verstanden wird, also zu komplex vorgetragen wird. Das liefert auch Einfallstore für Kritik an Nebensächlichkeiten und Zerreden der Thematik. Also bitte thematisch enger fassen, auf den Kern kommen und diese schlichter ansprechen.</text:p>
          </table:table-cell>
          <table:table-cell office:value-type="string" calcext:value-type="string">
            <text:p>about what social democracy has to change. For this purpose, it is necessary to recognize causes and to the detrimental effect of remedying them. Under no circumstances should social discussion be conducted in such a way that it is no longer understood by the electorate, that is to say it is presented too complexly. This also provides gateways for criticism of trivialities and narration of the topic. So please be thematically narrower, get to the core and address them more simply.</text:p>
          </table:table-cell>
          <table:table-cell office:value-type="string" calcext:value-type="string">
            <text:p>negative</text:p>
          </table:table-cell>
          <table:table-cell table:number-columns-repeated="1021"/>
        </table:table-row>
        <table:table-row table:style-name="ro23">
          <table:table-cell office:value-type="string" calcext:value-type="string">
            <text:p>Lehnt den Quatsch ab. Bitte, tut das für uns alle. Gesetze, die mit unsinnigem Mehraufwand unter hohen Kosten die Lage verschlechtern, datenschutzrechtlichen Kollateralschden verursachen und nur der blasierten Selbstgefälligkeit weniger Personen einer regionalen Kleinpartei dienen, sind schädlich für unsere Demokratie und bedienen nur die Vorurteile populistischer Demagogen.</text:p>
          </table:table-cell>
          <table:table-cell office:value-type="string" calcext:value-type="string">
            <text:p>Reject the nonsense. Please, do this for us all. Laws that worsen the situation with nonsensical overhead at high cost, cause collateral damage under privacy law and serve only the blatant complacency of a small number of people in a regional small party, are detrimental to our democracy and only serve the prejudices of populist demagogues.</text:p>
          </table:table-cell>
          <table:table-cell office:value-type="string" calcext:value-type="string">
            <text:p>negative</text:p>
          </table:table-cell>
          <table:table-cell table:number-columns-repeated="1021"/>
        </table:table-row>
        <table:table-row table:style-name="ro12">
          <table:table-cell office:value-type="string" calcext:value-type="string">
            <text:p>Die Eurozone braucht die Personenfreizügigkeit, sonst fliegt einem der Laden um die Ohren. Aber die Länder mit eigenen Währungen brauchen diese bestimmt nicht. Da regelt die Aufwertung beziehungsweise die Abwertung alles. Und keine Personenfreizügigkeit zu haben bedeutet ja nicht, dass niemand kommen kann, sondern nur bestimmt wird, welche kommen dürfen. Es würden bestimmt keine Stellen in wirklich hochqualifizierten Berufen frei bleiben, nur der Durchschnittsjob wird für Einwanderer unerreichbar sein, von Berufen im Gesundheitswesen wohl mal abgesehen. Dadurch steigt der Druck auf die Arbeitgeber, Inländer besser zu bezahlen und auszubilden, statt möglichst billig Ausländer zu holen. Glaube, mehr will ein durchschnittlicher Brexitbefürworter nicht. Und eine Frage habe ich an die Forumsteilnehmer: Warum braucht ein Land mit eigener Währung die PFZ? Bitte nur einen guten Grund ohne Verweis auf die EU-Regeln. Wirtschaftliche, wissenschaftliche Begründungen bitte, und bitte bei der Antwort die Auswirkungen auf Lieschen Müller miteinbeziehen, also den Durchschnittsbürger. Mein Kollege, Wirtschaftswissenschafter in der Forschung hat jedenfalls zugegeben, dass diese eher schädlich ist.</text:p>
          </table:table-cell>
          <table:table-cell office:value-type="string" calcext:value-type="string">
            <text:p>The Eurozone needs the free movement of persons, otherwise the shop will fly around your ears. But countries with their own currencies do not need them. Since the revaluation or devaluation regulates everything. And having no freedom of movement does not mean that no one can come, but only determines who is allowed to come. There would certainly be no vacancies in really high-skilled occupations, only the average job will be unattainable for immigrants, apart from health care professions. This increases the pressure on employers to pay and train residents better, instead of getting foreigners as cheaply as possible. Believe, the average Brexit advocate does not want more. And I have a question for the forum participants: Why does a country with its own currency need the PFZ? Please only a good reason without reference to the EU rules. Economic, scientific justifications please, and please include in the answer the effects on Lieschen Müller, so the average person. In any case, my colleague, economist in research, has admitted that it is rather damaging.</text:p>
          </table:table-cell>
          <table:table-cell office:value-type="string" calcext:value-type="string">
            <text:p>negative</text:p>
          </table:table-cell>
          <table:table-cell table:number-columns-repeated="1021"/>
        </table:table-row>
        <table:table-row table:style-name="ro4">
          <table:table-cell office:value-type="string" calcext:value-type="string">
            <text:p>"Hallo Peter.Hummler, inzwischen bin ich davon überzeugt, daß der Einfluß der Bundes- politiker auf Landtagswahlen relativ gering ist. Möglicherweise ist es sogar schädlich, wenn sich Bundespolitiker in Landtagswahlen ""einmischen"". Ich denke dabei an die Landtagswahl in Baden-Württemberg, als die regierende Bundeskanzlerin der CDU zu Hilfe eilen wollte und sogar den Atomausstieg verkündete, was aber letztendlich nichts für die baden-württembergische CDU brachte. Es kam für die CDU zum politischen GAU. Die Grünen errangen den ersten Ministerpräsidentenposten in einem Bundesland. Fazit: Bundespolitiker sollten tunlichst in Berlin bleiben, wenn Landtagswahlen anstehen. LUNY"</text:p>
          </table:table-cell>
          <table:table-cell office:value-type="string" calcext:value-type="string">
            <text:p>"Hello Peter. Hummler, meanwhile I am convinced that the influence of the federal politicians on state elections is relatively small. It may even be harmful if federal politicians ""interfere"" in state elections. I am thinking of the state election in Baden-Württemberg, when the ruling Chancellor of the CDU wanted to rush to the rescue and even announced the nuclear phase-out, but ultimately brought nothing for the Baden-Württemberg CDU. It came for the CDU to the political disaster. The Greens won the first Prime Minister post in a federal state. Conclusion: Federal politicians should as far as possible stay in Berlin, if parliamentary elections are pending. Luny"</text:p>
          </table:table-cell>
          <table:table-cell office:value-type="string" calcext:value-type="string">
            <text:p>negative</text:p>
          </table:table-cell>
          <table:table-cell table:number-columns-repeated="1021"/>
        </table:table-row>
        <table:table-row table:style-name="ro4">
          <table:table-cell office:value-type="string" calcext:value-type="string">
            <text:p>Hallo Agathon68, politisch am klügsten ist es, zu künftigen Koalitionen komplett zu schweigen, denn niemand kann den Ausgang der kommenden Wahlen prognostizieren. Letztendlich sollte jede Partei mit ihren Kandidaten versuchen, das bestmögliche Ergebnis zu erzielen und nach der Wahl entsprechende Koalitionen bilden, die das Wahlergebnis zuläßt. Im Vorfeld Wunschkoalitionen herauszuposaunen, scheint eher kontraproduktiv zu sein. Allerdings gilt auch: Eine große Koalition geht immer. Leider. Eine nicht mehr wahrnehmbare Opposition halte ich politisch für schädlich, weil keine politischen Alternativen mehr entwickelt werden müssen. LUNY</text:p>
          </table:table-cell>
          <table:table-cell office:value-type="string" calcext:value-type="string">
            <text:p>Hello Agathon68, politically the wisest thing is not to mention future coalitions, because nobody can predict the outcome of the upcoming elections. Ultimately, each party and its candidates should try to achieve the best possible result and, after the election, form coalitions that will allow the result of the election. In the run-up to conjure dream coalitions seems to be rather counterproductive. However, the same applies: a grand coalition is always possible. Unfortunately. I no longer regard political opposition as damaging because no political alternatives need to be developed. Luny</text:p>
          </table:table-cell>
          <table:table-cell office:value-type="string" calcext:value-type="string">
            <text:p>negative</text:p>
          </table:table-cell>
          <table:table-cell table:number-columns-repeated="1021"/>
        </table:table-row>
        <table:table-row table:style-name="ro27">
          <table:table-cell office:value-type="string" calcext:value-type="string">
            <text:p>Aus meiner Sicht sind diese ideologischen Überfrachtungen der EU eher schädlich. Was die EU wirklich tun müsste wäre, auf den Teppich zu kommen und irgendwelches EU-Hurra in den Straßen dürfte nicht zuträglich sein. Die EU ist in Wirklichkeit viel jünger und besteht seit den 90ern und dort hat sie schwere Fehler gemacht - so sie überhaupt ein einheitlicher Akteur ist. Realistisch gesehen, sind es die Nationalstaaten, die agieren. Inzwischen hat man aber Eindruck, auch die Wirtschaftsprobleme oder der Euro sind schon egal, sondern die kastastrophale Außenpolitik der EU drängt sich immer mehr in den Vordergrund. Die EU hat mit Moskau und Ankara gleichzeitig Konflikte angefangen - und könnte sich mit den Briten verkrachen, wenn sie ihnen keinen gesichtswahrenden Ausstieg bietet. Das wäre dann eine Art drei-Frontensituation und das bei einer sich abwendenden USA. Man kann das immer weniger schönreden.</text:p>
          </table:table-cell>
          <table:table-cell office:value-type="string" calcext:value-type="string">
            <text:p>In my view, these ideological overloads of the EU are rather damaging. What the EU really needs to do is get on the carpet and any EU hurray in the streets should not be conducive. The EU is actually much younger and has existed since the 1990s and has made serious mistakes there - if it is a single actor at all. Realistically, it is the nation states that act. In the meantime, however, one has the impression that the economic problems or the euro are no matter, but the casuistic foreign policy of the EU is increasingly coming to the fore. The EU has started conflict with Moscow and Ankara at the same time - and could break with the British if it does not give them a face-saving exit. That would be a kind of three-front situation and that in a turning away USA. You can talk less and less beautiful.</text:p>
          </table:table-cell>
          <table:table-cell office:value-type="string" calcext:value-type="string">
            <text:p>negative</text:p>
          </table:table-cell>
          <table:table-cell table:number-columns-repeated="1021"/>
        </table:table-row>
        <table:table-row table:style-name="ro5">
          <table:table-cell office:value-type="string" calcext:value-type="string">
            <text:p>"Ich bin nicht sicher, ob die EU in ihrer aktuellen Form die Kompetenzen besitzt, die soziale Gerechtigkeit aktiv anzugehen. Ich meine, dass die Einzelstaaten hier die Macht haben, Sozialprogramme einzurichten oder oder die Arbeitsbedingungen anzugehen, und nicht die EU. Die EU verfügt dazu auch nicht über das Budget, um hier besonders aktiv zu werden. Und wenn Sie ""Armut"" schriben, definieren Sie das bitte. Im Bezug wozu? Ich habe für ""überwiegend positiv"" gestimmt. An sich finde ich die EU okay, und für die östlichen Länder dürfte sie vor allem wirtschaftlich ein Segen sein. Was mich jedoch stört ist, dass das Parlament in meinen Augen ein etwas zahnloser Tiger ist. Der EU-Rat bindet zu viel Entscheidungsgewalt und schafft es zu oft, sich ohne große Abstimmung an die Festlegung neuer Regelungen zu machen. Das finde ich schädlich."</text:p>
          </table:table-cell>
          <table:table-cell office:value-type="string" calcext:value-type="string">
            <text:p>"I am not sure that the EU, in its current form, has the competences to actively tackle social justice. I mean, here, the individual states have the power to set up social programs or work conditions, not the EU. The EU also does not have the budget to be particularly active here. And if you say ""poverty"", please define that. In relation to what? I voted for ""mostly positive"". In itself, I think the EU is okay, and for the eastern countries, it should be primarily a financial blessing. However, what bothers me is that, in my opinion, Parliament is a somewhat toothless tiger. The EU Council takes too much decision-making power and too often manages to set itself new rules without great coordination. I find that harmful."</text:p>
          </table:table-cell>
          <table:table-cell office:value-type="string" calcext:value-type="string">
            <text:p>negative</text:p>
          </table:table-cell>
          <table:table-cell table:number-columns-repeated="1021"/>
        </table:table-row>
        <table:table-row table:style-name="ro35">
          <table:table-cell office:value-type="string" calcext:value-type="string">
            <text:p>"Es ist ja nichts Neues, dass es in der Sozialdemokratie Spaltungen gibt. Eigentlich alle dieser Spaltungen gingen von der SPD-Führung aus. Immer war es der Versuch, die eigenen Truppen gegen die eigenen Hochburgen zu führen. USPD, KPD und einige andere sind historische Zeugnisse. Nicht immer führten die Abspaltungen zum Erfolg, so wie es bei der jüngsten Spaltung (WASG) war. Es war nicht Lafontaine, der gespalten hat: es war der Kurs von Hol-mir-eine-Flasche-Bier&amp;Basta! Schröder. Es wird weitere Spaltungen geben. Und wieder auch Versuche, das zusammenzuführen, was eigentlich zusammen gehört. Die Basis dafür ist ein klares Ziel: Sozialismus. Auch wenn über die Wege zum Sozialismus noch gestritten werden wird, so ist das nicht schädlich, wenn denn fair und solidarisch gestritten wird. WIE der Sozialismus aussehen soll, werden die bestimmen, die ihn erbauen. Historische Hellseherei funktioniert nämlich nicht. (Gruß an die Chefrradaktion: Das Wort ""Sozialismus"" ist noch nicht aus dem Wörterbuch gestrichen, auch wenn es Ihnen nicht passt!) -"</text:p>
          </table:table-cell>
          <table:table-cell office:value-type="string" calcext:value-type="string">
            <text:p>"It is nothing new that there are divisions in Social Democracy. Actually, all of these divisions were based on the SPD leadership. It was always the attempt to lead their own troops against their own strongholds. USPD, KPD and some others are historical testimonies. The spin-offs did not always succeed, as it did in the recent split (WASG). It was not Lafontaine who split: it was the course of Hol-me-a-bottle-beer &amp; Basta! Schröder. There will be more divisions. And again, attempts to bring together what actually belongs together. The basis for this is a clear goal: socialism. Even if there are still disputes about the road to socialism, that is not harmful if one argues in a fair and solidary manner. What socialism should look like will determine those who build it. Historical clairvoyance does not work. (Greeting to the chief action: The word ""socialism"" has not been deleted from the dictionary, even if it does not suit you!) -"</text:p>
          </table:table-cell>
          <table:table-cell office:value-type="string" calcext:value-type="string">
            <text:p>negative</text:p>
          </table:table-cell>
          <table:table-cell table:number-columns-repeated="1021"/>
        </table:table-row>
        <table:table-row table:style-name="ro18">
          <table:table-cell office:value-type="string" calcext:value-type="string">
            <text:p>"""...Die Empörung über die Schummelei beim Diesel erschiene mir jedenfalls deutlich glaubhafter, wenn die Leute, die über zu hohe Abgasbelastung klagen, nicht anschließend fröhlich in ihren SUV steigen würden, der 20 Liter Superbenzin auf 100 Kilometer verbrennt..."" ""...Die Neunmalklugen werden mir nun entgegenhalten, dass Stickoxide wahnsinnig schädlich für die Gesundheit sind..."" Das ist nur zwei Auszüge von mehreren Absätzen. Fakten sucht man vergebens in diesem Kommentar. Nur jede Menge Polemik und Stammtischgesülze. Wieso wird sowas überhaupt veröffentlicht? Das ist nichtmal diskursfähig! Redet Herr Fleischhauer nun von einem vorsetzlichen Betrug eines Wirtschaftsunternehmens, von Angriffen auf unsere Wirtschaft, oder nur von unbelegten Stammtischbehauptungen, die er mit verbalen Angriffen auf eventuelle Diskussionspartner gleichmal vorverurteilt? Solange diese Trennung nicht vorgenommen wird, erübrigt sich jede weitere Diskussion."</text:p>
          </table:table-cell>
          <table:table-cell office:value-type="string" calcext:value-type="string">
            <text:p>"""... The indignation over the cheating on the diesel would certainly seem much more believable, if the people who complain about excessive exhaust pollution, would not then cheerfully climb into their SUV, the 20 liters of premium gasoline per 100 kilometers burned ..."" ... The nine-wise-wise will now tell me that nitric oxides are incredibly harmful to health ... ""That's just two excerpts from several paragraphs. You are looking for facts in vain in this commentary. Only a lot of polemics and Stammtischgesülze. Why is such a thing ever published? That is not even capable of discourse! Does Mr Fleischhauer now speak of a forged fraud of a business enterprise, of attacks on our economy, or only of unconfirmed Stammtisch allegations, which he condemns with verbal attacks on eventual discussion partners? As long as this separation is not made, any further discussion is unnecessary."</text:p>
          </table:table-cell>
          <table:table-cell office:value-type="string" calcext:value-type="string">
            <text:p>negative</text:p>
          </table:table-cell>
          <table:table-cell table:number-columns-repeated="1021"/>
        </table:table-row>
        <table:table-row table:style-name="ro41">
          <table:table-cell office:value-type="string" calcext:value-type="string">
            <text:p>Wozu immer das Gejammer dieser Ewiggestrigen? Bei den Amis lästern wir ja auch über die SUV's, wieso sollte man dann nicht auch die übertrieben großen deutschen Autos kritisieren? Wir sollten uns vor Augen halten, wozu Autos eigentlich da sind, nämlich um Menschen und Gegenstände von A nach B zu befördern. Autofahren soll ja auch keinen Spaß machen. Wozu braucht die Welt so große, teure Autos, die manchen fast schon die Wohnung ersetzen? Je kleiner und schlichter ein Auto, umso besser, wenn es sich schon leider nicht ganz vermeiden lässt. Ob es um Arbeitsplätze geht, ist egal. Wenn die deutschen Autobauer lernresistent sind und immer größere statt kleinere Autos bauen, sollen sie halt langfristig vom Markt verschwinden. An den resultierenden Arbeitslosen sind aber dann die Autobauer schuld, nicht die umweltbewussten Bürger. Man kann nicht schädliche Industrien gutheißen, nur weil sie Arbeitsplätze sichern. Andernfalls könnten wir auch die Produktion von Giftgasen, Atombomben, elektrischen Stühlen etc. fördern, die ja auch Arbeitsplätze schaffen würde. Wenn ich Politiker wäre, würde ich noch erheblich energischer gegen Autos vorgehen, z. B. Hubraum-, Leistungs-, Verbrauchts- und ähnliche Beschränkungen erlassen. Vielleicht auch das Jahr 2025 als Jahr festlegen, ab dem keine Pkw mit Verbrennungsmotor mehr zugelassen werden können.</text:p>
          </table:table-cell>
          <table:table-cell office:value-type="string" calcext:value-type="string">
            <text:p>Whatever the whining of these diehards? In the case of the Americans, we also blaspheme about the SUVs, why not criticize the overly large German cars? We should keep in mind what cars are actually there for, namely to move people and items from A to B. Driving is not supposed to be fun. Why does the world need such big, expensive cars, which almost replace some of them? The smaller and simpler a car, the better, if unfortunately it can not be completely avoided. Whether it comes to jobs, does not matter. If the German car makers are resistant to learning and build bigger and bigger cars instead of smaller ones, they should disappear from the market in the long term. But the automakers are to blame for the resulting unemployed, not the environmentally conscious citizens. You can not endorse harmful industries just because they secure jobs. Otherwise, we could also promote the production of toxic gases, nuclear bombs, electric chairs, etc., which would also create jobs. If I were a politician, I would be even more vigorously against cars, z. B. Displacement, performance, consumption and similar restrictions. Perhaps the year 2025 set as a year, from which no cars with internal combustion engine can be more approved.</text:p>
          </table:table-cell>
          <table:table-cell office:value-type="string" calcext:value-type="string">
            <text:p>negative</text:p>
          </table:table-cell>
          <table:table-cell table:number-columns-repeated="1021"/>
        </table:table-row>
        <table:table-row table:style-name="ro14">
          <table:table-cell office:value-type="string" calcext:value-type="string">
            <text:p>....ist das eine politische Entscheidung, die man akzeptieren kann oder auch nicht. In den letzten Jahrzehnten wurden mit Diesel betriebene Fahrzeuge steuerlich subventioniert u.a. mit der Begründung, dass die Selbstzünder effektiver seien, einen geringeren Verbrauch hätten und dadurch CO2 einsparen würden, was dem Klima zugute käme, usw. Die Schweiz ist immer einen anderen Weg gegangen: In der Schweiz ist alles teurer als in D, nur das Benzin war billiger mit Ausnahme von Diesel. Fragte man einen Schweizer, warum das so sei, bekam man die Antwort, dass Diesel gesundheitsschädlicher sei. Wenn man das jetzt in D genauso sieht, ist das schon o.k., aber ein solcher Paradigmenwechsel kann man nicht von heute auf morgen vollziehen, sondern das benötigt einige Jahre an Übergangsfristen. Ca. 45% aller in D zugelassenen Kfz. sind Dieselfahrzeuge. Wenn man diese jetzt kurzfristig in den Städten verbietet (Ausnahme Fahrzeuge, die seit 2015 der Euronorm 6 entsprechen), dürfen in den Städten so gut wie keine Taxen, keine Polizeifahrzeuge und keine Krankenwagen mehr fahren, ganz zu schweigen von den Lastwagen/Transportern, die Waren, Lebensmittel, Pakete, usw. ausliefern. Will man für die alle eine Ausnahmegenehmigung erstellen? Falls ja, wird das mit Sicherheit größte Akzeptanz bei denen von dem Fahrverbot Betroffenen hervorrufen, die ihr Dieselfahrzeug nicht ausschließlich beruflich, sondern auch privat nutzen (müssen).</text:p>
          </table:table-cell>
          <table:table-cell office:value-type="string" calcext:value-type="string">
            <text:p>.... is this a political decision that you can accept or not. In recent decades, diesel-powered vehicles have been subsidized for tax purposes, i.a. on the grounds that the diesels are more effective, have a lower consumption and thus would save CO2, which would benefit the climate, etc. Switzerland has always gone a different way: in Switzerland everything is more expensive than in D, only the gasoline was cheaper with the exception of diesel. Asked a Swiss why that was so, you got the answer that diesel was harmful to health. If you look at it the same way in D, that's OK, but you can not make such a paradigm shift from one day to the next, but it will take a few years for transitional periods. Approximately 45% of all cars registered in D. are diesel vehicles. If you ban them in the short term in the cities (except for vehicles, which correspond to the Euronorm 6 since 2015), in the cities as good as no taxis, no police vehicles and no more ambulances go, not to mention the trucks / vans, the Deliver goods, food, parcels, etc. Do you want to create an exemption for all of them? If so, this will certainly be the most widespread acceptance among those affected by the driving ban, who (must) use their diesel vehicle not only professionally but also privately.</text:p>
          </table:table-cell>
          <table:table-cell office:value-type="string" calcext:value-type="string">
            <text:p>negative</text:p>
          </table:table-cell>
          <table:table-cell table:number-columns-repeated="1021"/>
        </table:table-row>
        <table:table-row table:style-name="ro25">
          <table:table-cell office:value-type="string" calcext:value-type="string">
            <text:p>"Der Autor wirft hier so allerhand Sachen durcheinander, die nichts miteinander zu tun haben. Schadstoffemission und Kraftstoffverbrauch/Kohlendioxid-Emission haben nichts miteinander gemeinsam. Erstere sind schädlich und unter Umständen langfristig sogar tödlich für den Menschen, letztere eben nicht. Zumindest nicht in absehbarer Zeit, mal sehen, was der Klimawandel noch so alles für uns bereithält. Deshalb kann auch ein 20L-SUV sauber sein (=keine/wenig Schadstoffe emittieren) auch wenn es nicht besonders umweltschonend ist. Es ist technisch möglich, Autos mit Verbrennungsmotor so zu bauen, dass sie sehr sauber sind, das kostet dann halt nur etwas mehr. Genau darum geht es bei der ""Diesel-Thematik"", nicht um Spritverbrauch! Die Technik dafür kommt übrigens häufig aus Deutschland und ist umso günstiger, je größer das Auto ist und kommt daher den deutschen Oberklasselimosinen und SUVs sehr entgegen, während der dem Autor zufolge umweltfreundliche italienerische Kleinwagen eher einen hohen Schadstoffausstoß hat. Es gibt folglich also keinen Grund, warum Autos nicht Schadstoffarm gebaut werden sollten, es ist technisch problemlos möglich. Und der deutschen Wirtschaft schaden wird dies auch nicht, im Gegenteil. Übrigens: Autos mit Verbrennungsmotor bauen braucht auch keine deutschen Ingenieure, das können die Koreaner genauso, oder die Japaner, die Chinesen, die Inder oder oder oder ..."</text:p>
          </table:table-cell>
          <table:table-cell office:value-type="string" calcext:value-type="string">
            <text:p>"The author throws up so many things that have nothing to do with each other. Pollutant emissions and fuel consumption / carbon dioxide emissions have nothing in common. The former are harmful and possibly even deadly for humans in the long run, the latter just not. At least not in the foreseeable future, let's see what climate change still holds for us. Therefore, even a 20L SUV can be clean (= no / emit little pollutants) even if it is not particularly environmentally friendly. It is technically possible to build cars with an internal combustion engine so that they are very clean, which then just costs a little more. That's what the ""diesel issue"" is all about, not fuel consumption! Incidentally, the technology for this comes frequently from Germany and is the more favorable, the bigger the car is and therefore comes very close to the German upper class limosines and SUVs, while according to the author, environmentally friendly small Italian car rather has a high pollutant emissions. So there is no reason why cars should not be built low pollutant, it is technically possible without problems. And this will not hurt the German economy, on the contrary. By the way: Build cars with internal combustion engine does not need German engineers, the Koreans can do the same, or the Japanese, the Chinese, the Indians or or ..."</text:p>
          </table:table-cell>
          <table:table-cell office:value-type="string" calcext:value-type="string">
            <text:p>negative</text:p>
          </table:table-cell>
          <table:table-cell table:number-columns-repeated="1021"/>
        </table:table-row>
        <table:table-row table:style-name="ro23">
          <table:table-cell office:value-type="string" calcext:value-type="string">
            <text:p>Es ist bewiesen das die Abgase schädlich sind Punkt aus. Was die Arbeitsplätze angeht es werden mit den neuen Energien andere Arbeitsplätze entstehen . Warum dem schlechten hinterher weinen wenns was besseres gibt. Alternativen gibs immer Mann muss sie nur finden ,erfinden, alternativlos wer das Wort auch immer benutzt ist für Rückschritt nicht für Fortschritt.</text:p>
          </table:table-cell>
          <table:table-cell office:value-type="string" calcext:value-type="string">
            <text:p>It is proved that the exhaust gases are harmful point out. As far as jobs are concerned, new jobs will be created with the new energies. Why cry after the bad if there is something better. Alternatives always exist Man only has to find them, invent them, no matter who the word is always used for regression not for progress.</text:p>
          </table:table-cell>
          <table:table-cell office:value-type="string" calcext:value-type="string">
            <text:p>negative</text:p>
          </table:table-cell>
          <table:table-cell table:number-columns-repeated="1021"/>
        </table:table-row>
        <table:table-row table:style-name="ro9">
          <table:table-cell office:value-type="string" calcext:value-type="string">
            <text:p>In dieser Reihenfolge wurde es dem gemeinen Deutschen verkauft, daß Autos bitteschön ein Konsumgut zu sein haben. Ein KFZ über 30 Jahre zu erhalten ist umweltschädlich, vernichtet Arbeitsplätze, schadet der Großindustrie und nimmt ausgedienten Politikern am Ende den Platz im Aufsichtsrat. Und alle haben mitgemacht, ganz im Sinne dieses Artikels. Umweltschutz besteht bekanntlich aus Regulierung, Verboten und Eigenverantwortung (ein Codewort für höhere Ausgaben), nicht aber aus Eigeninitiative, Entbürokratisierung (weniger Gutachtenflut) und Beteilligung aller, insbesondere derer, die nicht Teil der Großindustrie sind. Das war und ist doch bisher das gängige Muster- ganz im Gegensatz zu dem hier Beschriebenen.</text:p>
          </table:table-cell>
          <table:table-cell office:value-type="string" calcext:value-type="string">
            <text:p>In this order it was sold to the common German that cars have to be a consumer good. Getting a car over 30 years is damaging to the environment, destroying jobs, damaging large-scale industry, and ultimately taking disused politicians to the board. And everyone participated, in the spirit of this article. It is well known that environmental protection consists of regulation, prohibition and self-responsibility (a codeword for higher spending), but not of initiative, de-bureaucratization (less expertise) and participation of all, especially those who are not part of large-scale industry. That was and still is the common pattern - quite in contrast to the one described here.</text:p>
          </table:table-cell>
          <table:table-cell office:value-type="string" calcext:value-type="string">
            <text:p>negative</text:p>
          </table:table-cell>
          <table:table-cell table:number-columns-repeated="1021"/>
        </table:table-row>
        <table:table-row table:style-name="ro5">
          <table:table-cell office:value-type="string" calcext:value-type="string">
            <text:p>Das man schamlos Käufer vera***t ist eine Sache und die Verantwortlichen müssen zur Rechenschaft gezogen werden aber jeder der schon einmal auserhalb von Europa unterwegs war weis was gesundheitlich bedenklich ist .... China, Ägypten etc. interesssiert es niemand wie schädlich die Abgase für Mensch und Umwelt sind. Es heist nicht das man den Umstieg auf Elektroautos nicht vorantreiben sollte jedoch mit Sinn und Verstand es bringt überhaupt nichts solange der Energiemix so aussieht das immer noch 50 % aus Kohle/ Erdgas gewonnen wird. Ich muss immer wieder lachen wieviele Menschen sich über die schlimmen Abgase beschweren und dabei eine Zigarette nach der anderen rauchen immerhin auch 26% also jeder vierte denke hier sollte man eher mal angreifen den die guten Herren und Damen kosten die allgemeinheit weit mehr....</text:p>
          </table:table-cell>
          <table:table-cell office:value-type="string" calcext:value-type="string">
            <text:p>The shameless buyer vera ¬ t is one thing and those responsible must be held accountable but anyone who has ever been out of Europe knows what is harmful to health .... China, Egypt, etc., nobody cares how harmful the Exhaust gases for humans and the environment are. It does not mean that one should not push the switch to electric cars but with sense and reason it does not do anything as long as the energy mix looks like that is still 50% from coal / natural gas won. I have to laugh again and again how many people complain about the bad fumes and smoke one cigarette after another after all, even 26% So every fourth think here you should rather attack the good gentlemen and ladies cost the general far more ....</text:p>
          </table:table-cell>
          <table:table-cell office:value-type="string" calcext:value-type="string">
            <text:p>negative</text:p>
          </table:table-cell>
          <table:table-cell table:number-columns-repeated="1021"/>
        </table:table-row>
        <table:table-row table:style-name="ro65">
          <table:table-cell office:value-type="string" calcext:value-type="string">
            <text:p>"Herr Fleischhauer, normalerweise ringt mir ihre Kolumne ein müdes Lächeln ab, aber diesmal ist es so Hanebüchen dass es weh tut, ich hab mich für diesen Kommentar extra bei Spiegel angemeldet. Die Fakten liegen nunmal so: Das Auto mit Verbrennungsmotor IST auf lange Sicht erledigt, ob Deutschland das passt oder nicht. Wenn die Industrie sich mit Händen und Füßen weigert bei dieser Änderung mitzuspielen (und in Leuten wie Ihnen und der Politik noch Unterstützer findet), dann werden sie international immer unwichtiger und schlussendlich einfach den Bach runtergehen. Dann hat eben Südkorea die Nase vorn. Volkswagen HAT im grossen Stil beschissen, in einer Weise und Ausmaß die ich nie zu träumen gewagt hätte. Dass andere Hersteller es auch tun macht es nur noch schlimmer. Viel schlimmer noch war es ja offenbar gar nicht so schwierig für einen Großteil der Motoren eine günstige Lösung zu implementieren. Dass Sie, Herr Fleischhauer, keinen Bock auf saubere Luft und lärmarme Autos haben, können Sie ihrer Großmutter erzählen. So was sinnloses. Gehen sie doch mal im Hochsommer nach Peking und holen tief Luft. (Oder wenn sie jetzt anfangen von unseren überlegenen Umweltgesetzen zu schwadronieren: an die nächste Autobahn). Danach gehen sie zum vergleich in den Wald und Atmen tief ein. Und ich habe noch niemanden ernsthaft argumentieren hören dass Großindustrie abgeschafft gehört. Als ob das der Fall wäre, wenn deren Elektrizität nicht mehr in konventionellen Kraftwerken hergestellt wird sondern über regenerative Energie. Dass es Gesetze gibt, die ""gegen deutsche Interessen"" entwickelt werden, ist garantiert der Fall. Manche Gesetze sind sicher schädlicher für deutsche Interessen als für die Interessen anderer Länder. Dass Gesetze explizit gegen Deutschland sind, ist eine Verschwörungstheorie. Im Gegenteil hat Deutschland so viel Macht in der EU, dass viele Gesetze die deutschen Interessen schaden könnten nicht beschlossen werden. Es gibt genug Gesetze die gegen den Widerstand anderer Länder durchgesetzt werden. Ihr Beitrag ist völlig faktenfrei und ein einziges nationalistisches gehudel von wegen ""wir gegen alle anderen"" und ""alles wird gut wenn wir alles so lassen wie es ist und bloß nichts ändern""."</text:p>
          </table:table-cell>
          <table:table-cell office:value-type="string" calcext:value-type="string">
            <text:p>"Mr. Fleischhauer, usually your column wrings a tired smile from me, but this time it's so Hanebüchen that it hurts, I signed up for this comment extra at Spiegel. The facts are like this: The car with combustion engine IS done in the long run, whether Germany fits or not. If the industry refuses to play along with this change (and find supporters in people like you and politics), then they will be less and less important internationally and ultimately simply go down the drain. Then South Korea has the edge. Volkswagen has been crappy in a big way, in a way that I never dared dream. That other manufacturers do it only makes it worse. Much worse, it was obviously not that difficult for a majority of the engines to implement a cheap solution. Mr Fleischhauer, you do not want clean air and low-noise cars, so you can tell your grandmother. So what's pointless. Go to Beijing in midsummer and take a deep breath. (Or if they start talking about our superior environmental laws: the next highway). Then they go to the comparison in the forest and breathing deeply. And I have not heard anyone seriously arguing that big industry is abolished. As if that were the case, when their electricity is no longer produced in conventional power plants but via regenerative energy. That there are laws that are developed ""against German interests"" is guaranteed. Some laws are certainly more damaging to German interests than to the interests of other countries. That laws are explicitly against Germany is a conspiracy theory. On the contrary, Germany has so much power in the EU that many laws could not harm German interests. There are enough laws enforced against the resistance of other countries. Their contribution is completely fact-free and a single nationalist hype of ""we against all others"" and ""everything will be fine if we leave everything as it is and do not change anything""."</text:p>
          </table:table-cell>
          <table:table-cell office:value-type="string" calcext:value-type="string">
            <text:p>negative</text:p>
          </table:table-cell>
          <table:table-cell table:number-columns-repeated="1021"/>
        </table:table-row>
        <table:table-row table:style-name="ro30">
          <table:table-cell office:value-type="string" calcext:value-type="string">
            <text:p>Ok, es ist wohl doch erst eine Woche her. Als der vorherige Artikel von Herrn Fleischhauer erschien... Ich erspare mir mal ausnahmsweise, jedes Argument einzeln zu widerlegen, da kann ich meine Zeit sinnvoller nutzen, aber: Eine moderne Vision einer Welt mit weniger Gesundheits- und Umweltgefahren ist in etwa das Gegenteil vom Morgentau-Plan oder einem Rückschritt in die Steinzeit, da sie ja gerade eine besonders fortschrittliche Technik erfordert (hocheffiziente Solarzellen, sehr viel leistungsfähigere Akkutechnologie, automatisierte Müllentrennungstechnologie, Recyclingmaterialien und -technologien, Wärmedämmung, intelligente Stromnetze, Elektroautos etc.). Dass Herr Fleischhauer das noch nicht verstanden hat, zeigt einmal mehr, dass er wohl irgendwann im letzten Jahrtausend stecken geblieben ist. Und dass die heutige Zivilisation nicht zwangsläufig größtmögliche Umweltverschmutzung und Gesundheitsgefahren bedeuten muss, sollte sich inzwischen auch herumgesprochen haben (übrigens haben Diesel nicht nur einen niedrigeren CO2-Ausstoß, sondern können problemlos auch die modernen Feinstaub- und Stickoxidgrenzwerte für Benziner (!) einhalten, dies wurde nur bislang von Politikern der Denkschule eines Fleischhauer verhindert). Und: die natürlichen Aerosole sind sehr (!) viel ungefährlicher als unser gesundheitsschädlicher Feinstaub, da würde ich dem Herrn Fleischhauer einfach mal alternative Fakten unterstellen. Und unsere liebe Autoindustrie wird vor allem von uns Deutschen schlecht gemacht und von den lieben Managern. Denn jeder weiß, dass alle (!) Autokonzerne massiv ihre Werte beschönigen und die EU-Kommission geht gegen zahlreiche Länder vor. VW war nur so doof, am offensichtlichsten geschummelt zu haben und sich als erstes erwischen zu lassen.</text:p>
          </table:table-cell>
          <table:table-cell office:value-type="string" calcext:value-type="string">
            <text:p>Ok, it's probably only been a week. When the previous article by Mr Fleischhauer appeared ... For once I save myself from disproving each argument individually, because I can use my time more meaningfully, but: A modern vision of a world with less health and environmental hazards is about the opposite of Morning dew plan or a return to the Stone Age, as it requires a very advanced technology (high-efficiency solar cells, much more powerful battery technology, automated waste separation technology, recycling materials and technologies, thermal insulation, smart grids, electric cars, etc.). The fact that Mr. Fleischhauer has not understood that yet shows once again that he probably got stuck sometime in the last millenium. And that today's civilization does not inevitably mean the greatest possible pollution and health hazards, should also have got around in the meantime (by the way, diesel not only have a lower CO2 emissions, but can easily comply with the modern particulate matter and nitrogen oxide limits for petrol engines (!) was hitherto only prevented by politicians of the school of thought of a butcher). And: the natural aerosols are very (!) Much safer than our harmful fine dust, because I would simply put the Mr. Fleischhauer alternative facts. And our dear car industry is made bad especially by us Germans and by the dear managers. Because everyone knows that all (!) Car companies massively gloss over their values ​​and the EU Commission takes action against numerous countries. VW was just so stupid to have cheated most obviously and get caught first.</text:p>
          </table:table-cell>
          <table:table-cell office:value-type="string" calcext:value-type="string">
            <text:p>negative</text:p>
          </table:table-cell>
          <table:table-cell table:number-columns-repeated="1021"/>
        </table:table-row>
        <table:table-row table:style-name="ro16">
          <table:table-cell office:value-type="string" calcext:value-type="string">
            <text:p>weiter mit Verbrennern fahren. Denn wer soll sonst die vielen liegen gebliebenen Stromer einsammeln? Und Urlaube in fremden Ländern sind auch gestrichen. Es sei denn, man fliegt dorthin mit Flugzeugen, die jede Menge an schädlichen Gasen ausstoßen. Außerdem müsste dann auch das Rauchen verboten und zwar egal wo. Und was CO-2 betrifft. Die Pflanzen brauchen das, um Sauerstoff zu produzieren.</text:p>
          </table:table-cell>
          <table:table-cell office:value-type="string" calcext:value-type="string">
            <text:p>continue driving with burners. For who else should collect the many remaining Stromer? And holidays in foreign countries are also canceled. Unless you fly there with planes that emit a lot of harmful gases. In addition, then smoking would have to be prohibited and no matter where. And as far as CO-2 is concerned. The plants need this to produce oxygen.</text:p>
          </table:table-cell>
          <table:table-cell office:value-type="string" calcext:value-type="string">
            <text:p>negative</text:p>
          </table:table-cell>
          <table:table-cell table:number-columns-repeated="1021"/>
        </table:table-row>
        <table:table-row table:style-name="ro69">
          <table:table-cell office:value-type="string" calcext:value-type="string">
            <text:p>"""kommt man auf zwei Millionen Arbeitsplätze, die mehr oder weniger direkt vom Wohlergehen des Automobilbaus abhängen."" die Arbeitnehmer können auch bei anderen Autoherstellern arbeiten, der Vorsatnd und die Politiker, jedoch ... Und die Arbeitnehmer hat mal auch vor den Managern geopfert. ""Ich habe den Überblick verloren, wie viele Verfahren allein gegen VW anhängig sind, aber es sind ziemlich viele"" Ja, wer braucht den schon Gesetz und verbindliche Regeln im Wettbewerb ... lief super als die Wirtschaftsbosse noch Kinder beschäftigen konnten (blicken sie mal ins 19Jh bevor sie in die Steinzeit gehen ...) ""dann sollen in Deutschland nur noch Elektroautos zugelassen werden. Mit denen kann man auch Geld verdienen"" Jaaa ... das ist wichtigste. Nur blöd wenn einer so reich ist, dass sich der Rest nichts kaufen kann. Sie wissen weder was Geld nocht Wirtscahft eigentlich ist, oder? ""das kann jeder Koreaner"" sie sind aber auch kein Rassist oder? Koreaner sind vielleicht auch fleißig und wenn ich Artikel wie ihre lese, im Schnitt intelligenter als sie ... ""Im grünen Milieu träumt man von einer Welt, in der nichts mehr raucht und lärmt"" Ich bin nicht Grüner, werde aber wohl noch 50+ Jahre leben und wollte nicht wegen geistig beschränkten wie Winterkorn, Merkel oder auch ihnen ersticken ... bzw. mich mit dem Rest der Menschen um den letzten Atemzug und Stück Grün blutig abschlachten. ""Bei vielem, was auf europäischer Ebene gegen die deutsche Autoindustrie unternommen wird, geht es darum, Deutschland zu schwächen"" reichen sie eine Klage ein, wenn sie das glauben. VW und Co kannten die Regeln, die sie verletzt haben ziemlich genau (haben sie selbst mitgeschrieben) ""Leider lassen sich Drei-Liter-Autos schlecht exportieren, deshalb spielen Italiener und Franzosen beim Autobau international keine Rolle mehr."" Wenn man dt. Dreckschleudern subventioniert oder Lohndumping betreibt, kann man billig produzieren ... ""Diese Art von Luxus funktioniert nur auf der Basis einer Gesellschaft, in der die ökonomische Frage geklärt ist"" erstens ist die Definition von 'Luxus' nicht Notwendigkeit, zweitens was hat das mit Marx zu tun, besonders bzgl. 'Kapital'?! ""Die Neunmalklugen werden mir nun entgegenhalten, dass Stickoxide wahnsinnig schädlich für die Gesundheit sind."" Hängen sie sich doch mal hinten an den Auspuff oder stellen sie sich in ausgewählten Städten an die Kreuzung. Husten und rote Augen gelten bei allen Medizinern als Anzeichen bester Gesundheit ... ""Ich bin sicher, dass in der Steinzeit fabelhafte Umweltbedingungen herrschten, trotzdem möchte ich nicht dahin zurück."" wir haben schon alle seit 100 Jahren Autos? ""Außerdem halte ich viel davon, die Dinge wissenschaftlich zu sehen"" ... Ernsthaft? ""Eine der größten Quellen von Feinstaub ist der Wald"" Das ist komplett aus den Zusammenhang gerissen. vielleicht sollten sie sich mit diversen Themen mal beschäftigen, bevor sie mit solchen Thesen um sich werfen ... Sie betrachten Dinge wissenschaftlich? Also sie sind ein genauso guter Wissenschaftler wie Journalist, keine Fakten recherchiert und dann abstruse Schlussfolgerungen gezogen ... Ein echter Fleischhauer wieder ;)"</text:p>
          </table:table-cell>
          <table:table-cell office:value-type="string" calcext:value-type="string">
            <text:p>"""You get two million jobs that depend more or less directly on the well-being of the automotive industry."" the workers can also work with other automakers, the authorities and the politicians, but ... And the workers once sacrificed in front of the managers. ""I've lost track of how many lawsuits are pending against VW alone, but there are quite a few."" Yes, who needs the law and competing rules in the competition ... was going great when the business bosses could still employ kids (look in the 19Jh before they go to the stone age ...) ""then in Germany only electric cars are to be allowed.With these one can also make money"" Yeah ... that's most important. Only stupid if one is so rich that the rest can not buy anything. You do not know what money is nor is it really, right? ""Any Koreans can do that"" but they are not racist either? Koreans may also be diligent and when I read articles like theirs, on average smarter than them ... ""In the green milieu one dreams of a world in which nothing smokes and noises"" I'm not greener, but probably still 50+ Do not live years and did not want to suffocate because of mentally limited ones such as Winterkorn, Merkel or even them ... or slaughter me bloody with the rest of the people for the last breath and piece of green. ""In much of what is being done at European level against the German auto industry, it's about weakening Germany,"" they file a lawsuit if they believe so. VW and Co knew quite well the rules they had violated (they themselves co-wrote) ""Unfortunately, three-liter cars can not export well, so Italian and French play no role in the car industry internationally."" If you subsidize dirty dumping or wage dumping, you can produce cheaply ... ""This kind of luxury works only on the basis of a society in which the economic question is clarified."" Firstly, the definition of 'luxury' is not a necessity, secondly what has that got to do with Marx, especially with regard to 'capital' ?! ""The Nine-Nays will now tell me that nitric oxides are incredibly harmful to your health."" Hang yourself at the back of the exhaust or stand in selected cities at the intersection. Coughs and red eyes are considered by all medical professionals to be signs of good health ... ""I'm sure there were fabulous environmental conditions in the Stone Age, yet I do not want to go back there."" we've all had cars for 100 years? ""In addition, I think a lot of things to see things scientifically"" ... Seriously? ""One of the biggest sources of particulate matter is the forest"" That's completely out of context. maybe they should deal with a variety of issues before they throw around with such theses ... you are looking at things scientifically? So you're just as good a scientist as a journalist, no facts researched and then drawn abstruse conclusions ... A true butcher again;)"</text:p>
          </table:table-cell>
          <table:table-cell office:value-type="string" calcext:value-type="string">
            <text:p>negative</text:p>
          </table:table-cell>
          <table:table-cell table:number-columns-repeated="1021"/>
        </table:table-row>
        <table:table-row table:style-name="ro41">
          <table:table-cell office:value-type="string" calcext:value-type="string">
            <text:p>"Aber inhaltlich völlig daneben. Das einzige was ich unterstützen kann, ist das ausgerechnet die USA nicht umbedingt den Mund so weit aufmachen sollten wenn es um Ökofeindliche Fahrzeuge geht. ABER: Wenn man sich dann ein ökologischen Wagen mit 8 Liter Verbrauch holt, der wahlweise Stickoxide oder Massen an Feinstaub rausballert und bei normaler Fahrt real 11 Liter verbraucht und zum Ausgleich deutlich teurer als die meisten Amis sind darf man sich durchaus beschweren... . Es geht NICHT um den hohen Verbrauch oder die Umweltschädlichkeit sondern um den gnadenlosen Beschiss alle Zahlen schön zu rechnen. Wer sich darüber mal einen Überblick mit Humor verschaffen will: Hier https://www.youtube.com/watch?v=UgAE7VMnWg8 und das ""beste"", nicht unter Humorbetrachtung, aber in Sachen systematischer Beschiss https://www.youtube.com/watch?v=EBnTEJ2YXoU DAS ist das Schlimme. By the way: Seit ca. 20 Jahren ist klar, das Kleinwagen politisch gewollt sind. (Aus unendlich vielen rationalen Gründen). Die Deutsche Automobilindustrie scherte das seit 20 Jahren einen Sch... ., weil sie genügend Lobbyisten in Deutschland hat. Das im Zeitalter der EU sie ihre Lobbyisten aber auch ins europäische Ausland entsenden sollten, wo der Markt hart umkämpft ist haben sie ebenfalls verschlafen. Oder es war nicht möglich."</text:p>
          </table:table-cell>
          <table:table-cell office:value-type="string" calcext:value-type="string">
            <text:p>"But content is completely wrong. The only thing I can support, is the United States of necessity not necessarily mouth open so far when it comes to eco-friendly vehicles. BUT: If you then get an ecological car with 8 liters of consumption, the rausballert either nitrogen oxides or masses of fine dust and normal driving real 11 liters consumed and to compensate significantly more expensive than most Americans are allowed to complain .... It is NOT about the high consumption or environmental damage but to count the merciless shit all the numbers nicely. Anyone who wants to get an overview of it with humor: Here https://www.youtube.com/watch?v=UgAE7VMnWg8 and the ""best"", not humorous, but in terms of systematic Beschiss https://www.youtube. com / watch? v = EBnTEJ2YXoU THIS is the bad thing. By the way: For about 20 years it is clear that small cars are politically wanted. (For an infinite number of rational reasons). The German automobile industry has been scrapping this for 20 years ... because it has enough lobbyists in Germany. In the age of the EU, they should also send their lobbyists to other European countries, where the market is highly competitive, they also overslept. Or it was not possible."</text:p>
          </table:table-cell>
          <table:table-cell office:value-type="string" calcext:value-type="string">
            <text:p>negative</text:p>
          </table:table-cell>
          <table:table-cell table:number-columns-repeated="1021"/>
        </table:table-row>
        <table:table-row table:style-name="ro27">
          <table:table-cell office:value-type="string" calcext:value-type="string">
            <text:p>Was doch den bösen Politikern in Brüssel einfällt, um der deutschen Wirtschaft Schaden zuzufügen? Soll wohl eine neue Neiddebatte losgetreten werden. Einem solchen reißerischen Unsinn im SPIEGEL Raum und Stimme zu geben, hätte ich mir bisheute nicht vorstellen können. Die arme deutsche Autoindustrie, umlagert von böswilligen Konkurrenten! Natürlich hat man vergessen, dass die Branche schon einmal eine wichtige ökologische Neuerung schlicht verschlafen hatte, nämlich die Abgasreinigung mit Katalysator. Eine schädliche, zu teure und möglicherweise für viele Menschen lebensbedrohliche Technologie mit dem Argument: Arbeitsplätze zu verteidigen ist irrsinnig. Natürlich kann die Umstellung nicht über Nacht, sondern in Jahren bis Jahrzehnten erfolgen, so dass die Produktionsabläufe umgestellt werden können. Aber der Einstieg in der Ausstieg muss jetzt energisch angegangen werden.</text:p>
          </table:table-cell>
          <table:table-cell office:value-type="string" calcext:value-type="string">
            <text:p>What comes to mind the evil politicians in Brussels to do harm to the German economy? Should probably a new envy debate be kicked off. I could not have imagined such a lurid nonsense in the SPIEGEL space and voice. The poor German car industry, surrounded by malicious competitors! Of course, one has forgotten that the industry had once overslept an important ecological innovation simply, namely the exhaust gas purification with catalyst. A harmful technology, too expensive and potentially life-threatening for many people, arguing that defending jobs is insane. Of course, the conversion can not be done overnight, but in years to decades, so that the production processes can be changed. But the entry into the exit must now be addressed energetically.</text:p>
          </table:table-cell>
          <table:table-cell office:value-type="string" calcext:value-type="string">
            <text:p>negative</text:p>
          </table:table-cell>
          <table:table-cell table:number-columns-repeated="1021"/>
        </table:table-row>
        <table:table-row table:style-name="ro37">
          <table:table-cell office:value-type="string" calcext:value-type="string">
            <text:p>Feigling. :) Ich habe weitergelesen: (1) Minderung des CO-Ausstoß = Morgenthau-Plan: Hier wird primitiver Antiamerikanismus geschürt. Das ist eine Vorlage für die nächsten AfD-Reden. (2) Anhänger der GRÜNEN wollen nur noch Kinderwagen quietschen hören: Da fällt mir schon gar nichts mehr zu ein, außer, dass man Kinderwagen auch schmieren kann, Herr Fleischhauer, nur mal so als Tipp. Vorsicht, man könnte sich die Finger dabei schmutzig machen, wenn man sich ungeschickt anstellt. (3) Es geht um die Schwächung der deutschen Automobilindustrie  Frankreich und Italien machen mit: In Frankreich sind soeben umfangreiche Ermittlungen gegen PSA begonnen worden. Kann das bitte mal jemand dem Herrn Fleischhauer erzählen? Italienische Behörden verhalten sich allerdings offensichtlich ähnlich wie die deutschen. (4) Angeblich vorgetäuschte Empörung über Diesel, aber mit 20-Liter-SUV herumfahren: Bein Dieselbetrug geht es immer noch nicht um den Verbrauch, sondern um schädliche Emissionen. Man dürfte sich noch wundern, wenn die ach so sparsamen Direkteinspritzer-Turbomotoren auch ins Blickfeld geraten. Da wird sich wiederum die ganze europäische Autoindustrie sehr wundern. (5) Fleischhauer zitiert Greffrath:Diesen Hinweis kann ich nur unterstützen: Möge Herr Fleischhauer mal mit der ökonomischen Frage beschäftigen. (6) Saubere Luft, sauberes Wasser = Steinzeit: Mit einem solcherart geäußerten Fortschrittsverständnis hat man sich allerdings für jede Diskussion unmöglich gemacht.</text:p>
          </table:table-cell>
          <table:table-cell office:value-type="string" calcext:value-type="string">
            <text:p>Coward. :) I read on: (1) Reduction in CO emissions = Morgenthau Plan: This is where primitive anti-Americanism is fueled. This is a template for the next AFD speeches. (2) supporters of the GREEN want to hear only prams squeak: Since I can not think of anything more, except that you can also lubricate stroller, Mr. Fleischhauer, just as a tip. Careful, you could get your fingers dirty when you look awkward. (3) It is about the weakening of the German automotive industry ?? France and Italy join in: In France, extensive investigations have just begun against PSA. Can someone please tell Herr Fleischhauer? However, Italian authorities are obviously behaving in a similar way to the German ones. (4) Allegedly pretended indignation about diesel, but driving around with a 20-liter SUV: Bein Diesel fraud is still not about the consumption, but about harmful emissions. One should still be surprised when the oh-so-economical direct-injection turbo engines also come into view. Once again, the whole European car industry will be very surprised. (5) Fleischhauer quotes Greffrath: I can only support this hint: May Herr Fleischhauer deal with the economic question. (6) Clean air, clean water = Stone Age: With such expressed ?? understanding of progress ?? However, it has made impossible for any discussion.</text:p>
          </table:table-cell>
          <table:table-cell office:value-type="string" calcext:value-type="string">
            <text:p>negative</text:p>
          </table:table-cell>
          <table:table-cell table:number-columns-repeated="1021"/>
        </table:table-row>
        <table:table-row table:style-name="ro13">
          <table:table-cell office:value-type="string" calcext:value-type="string">
            <text:p>"Wir Deutschen wollen wieder mal auf Kosten der Deutschen (wie nennt man das gleich?) die Welt retten. Schon mal über den Tellerrand geschaut? In Spanien sind ca. 80% aller Autos Dieselfahrzeuge, Katalysator oder Euronorm 4-5-oder gar 6 sind dort Exoten, außer bei den wenigen teuren deutschen Autos die sich reiche Spanier leisten. Garten-und landwirtschaftliche Grünabfälle werden an 365 Tagen im Jahr (ja auch an Weihnachten, Neujahr oder Ostern) per Brandbeschleuniger verbrannt, da müßte wohl ganz Deutschland zu Fuß gehen um das auch nur annähernd auszugleichen. ""Feinstaub"" als Begriff ist mir noch nicht untergekommen, und wenn die EU-Normen eingehalten würden, dürfte in allen spanischen Großstädten von Mai bis Oktober kein Auto mehr fahren. Frankreich verkauft dort einen Großteil seiner kleinen Dieselautos, da fragt keiner nach Stickoxiden, und man kann vortrefflich auf die deutschen Umwelt-Autosünder eindreschen. PS-was VW u.a. gemacht haben und immer noch machen ist schlicht kriminell, aber in den Direktionsetagen ist man ahnungslos und unwissend was da in den Hallen so zusammengeschraubt wird, Hauptsache der Schutzheilige Dobrindt wendet Schadenersatz und Haftungsansprüche ab. Also weiterhin das unschädliche Nikotin inhaliert und über Feinstaubgefährlichkeit schwadroniert. Alles klar?"</text:p>
          </table:table-cell>
          <table:table-cell office:value-type="string" calcext:value-type="string">
            <text:p>"We Germans want to save the world again at the expense of the Germans (what do you call it?). Have you ever looked outside the box? In Spain, about 80% of all cars diesel vehicles, catalyst or Euronorm 4-5 or even 6 are exotics there, except for the few expensive German cars afford rich Spaniards. Garden and agricultural green waste are burned 365 days a year (yes, also at Christmas, New Year or Easter) by fire accelerator, because probably all of Germany would have to go on foot to even approximately compensate. ""Particulate matter"" as a term has not yet come my way, and if the EU standards were respected, is likely to drive in all major Spanish cities from May to October no more cars. France sells there a large part of its small diesel cars, as no one asks for nitrogen oxides, and it can be excellent on the German environmental car sinners einreschen. PS-what VW u.a. have done and still make is simply criminal, but in the management floors, one is ignorant and ignorant of what is screwed together in the halls, the main thing the patron saint Dobrindt turns away damages and liability claims. So the innocuous nicotine continues to be inhaled and blamed on particulate matter. Alright?"</text:p>
          </table:table-cell>
          <table:table-cell office:value-type="string" calcext:value-type="string">
            <text:p>negative</text:p>
          </table:table-cell>
          <table:table-cell table:number-columns-repeated="1021"/>
        </table:table-row>
        <table:table-row table:style-name="ro42">
          <table:table-cell office:value-type="string" calcext:value-type="string">
            <text:p>Lange nicht so einen Quark gelesen wie heute vom Kolumnisten. Natürlich freuen sich andere Länder, wenn unsere Autoindustrie schwächelt. Aber ganz genauso sollte uns klar sein, dass wir nicht so weitermachen können wie bisher. Unsere Automobilindustrie sollte rechtzeitig zusehen, dass sie sich überlegt, wie sie den alten Verbrennungsmotor mit Motoren austauscht, die zukunftsfähig sind (weniger Energieverbrauch, weniger schädliche Stoffe) inklusive einer passenden Infrastruktur. Da sind genauso Milliarden zu verdienen, wenn man es richtig anstellt. Was aber der Autor hier schreibt erinnert mich an Zeitungsbeiträge aus den Anfängen des 20. Jahrhunderts, bei denen rumgejammert wurde, dass das Automobil mit Verbrennungsmotor den Kutschenbauern, Wagnern und Radmachern sowie allen in der Pferdezucht beschäftigten die Arbeit wegnähme und keiner wüsste wo die denn bleiben sollen. Das ist nunmal der Lauf der Dinge, dass wir uns nicht auf ewig an etwas festklammern können und sollen! Nach vorne blicken und neue Berufszweige erforschen und nutzen. Dann werden deutsche Ingenieure führend in neuer Energiegewinnung für neue Motoren oder eine Induktionstechnologie für schnelles Laden von Fahrzeugen oder ähnliches. Und Fusionsenegerie will auch immer noch selbsttragend umgesetzt werden.</text:p>
          </table:table-cell>
          <table:table-cell office:value-type="string" calcext:value-type="string">
            <text:p>Have not read a quark like the columnist did today. Of course, other countries are happy when our auto industry is weakening. But just as we should be aware that we can not continue as before. Our automotive industry should see in good time that they consider how to replace the old internal combustion engine with engines that are sustainable (less energy consumption, less harmful substances), including the right infrastructure. There are billions to earn if you do it right. But what the author writes here reminds me of newspaper contributions from the early twentieth century, which was rumgejammert that the car with internal combustion engine the coachmen, winners and wheel makers and all employed in the horse breeding work and no one would know where to stay should. That's the way things are, that we can not and should not cling to something forever! Looking ahead and exploring and using new professions. Then German engineers will lead the way in new energy production for new engines or an induction technology for fast charging of vehicles or the like. And Fusionsenegerie still wants to be implemented self-supporting.</text:p>
          </table:table-cell>
          <table:table-cell office:value-type="string" calcext:value-type="string">
            <text:p>negative</text:p>
          </table:table-cell>
          <table:table-cell table:number-columns-repeated="1021"/>
        </table:table-row>
        <table:table-row table:style-name="ro6">
          <table:table-cell office:value-type="string" calcext:value-type="string">
            <text:p>Macht der MAGA President jetzt zusätzlich noch Politik mit FoxNews und gekauften Strohmänner btw -frauen ? Es wird doch nun langsam Zeit, dass die Wähler merken, was dieser Mann ist - eine Witzfigur! Es ist mehr als traurig dass man als Aussenstehender auf ein derartiges Vokabular zurückgreifen muss, um diesen Staatsmann zu beschreiben. Jetzt kommt also die große Steuerreform, bei der er sich und seinesgleichen reichlich beschenken kann. Sollte dies Vorhaben dann tatsächlich den Senat passieren, dann zeigt es doch dem Wahlvolk erst Recht, was dort für ein schädliches Spiel gespielt wird.</text:p>
          </table:table-cell>
          <table:table-cell office:value-type="string" calcext:value-type="string">
            <text:p>Does the MAGA President now also make policy with FoxNews and bought straw men btw-wives? It's about time that voters realized what this man is - a joke! It is more than sad that as an outsider you have to resort to such a vocabulary to describe this statesman. Now comes the big tax reform, in which he can bestow himself and his peers abundantly. If this project then actually pass the Senate, then it shows the electorate just right, what is played there for a harmful game.</text:p>
          </table:table-cell>
          <table:table-cell office:value-type="string" calcext:value-type="string">
            <text:p>negative</text:p>
          </table:table-cell>
          <table:table-cell table:number-columns-repeated="1021"/>
        </table:table-row>
        <table:table-row table:style-name="ro18">
          <table:table-cell office:value-type="string" calcext:value-type="string">
            <text:p>Das was Sie Hass nennen und den Grünen da entgegenschlägt kommt mir bekannt vor. So ging es der FDP auch vor vier Jahren. Da war es aber en vouge auf die Bürgerrechtspartei von Genscher, Baum und Westerwelle draufhauen zu dürfen. Was die Grünen verbrochen haben? Die Partei steht für mich vorallem für Bevormundung und die Aushöhlung des Rechts auf Selbstbestimmung der Bürger. Ich möchte auf keinen Fall, dass diese Partei im Bund Regierungsverantwortung übernimmt. Den Flurschaden den die Grünen in den Ländern anrichten reicht bereits aus. Die sinkenden Zustimmungswerte zeigen es ja, hinter Grüner Politik stehen nicht viel mehr Menschen, als hinter AfD-Politik. Beide Parteien meinen Mehrheitsmeinungen zu vertreten und formulieren dies gerne auch so bei ihren medialen Auftritten. Die Wirklichkeit sieht anders aus. In der heutigen Zeit brauchen wir weder die AfD noch die Grünen. Beide sind überflüssig und schädlich für unser Zusammenleben.</text:p>
          </table:table-cell>
          <table:table-cell office:value-type="string" calcext:value-type="string">
            <text:p>What you call hate and faces the green is familiar. That's what the FDP did four years ago. Since then it was en vouge on the Civil Rights Party of Genscher, Baum and Westerwelle on it. What the Greens have committed? Above all, the party stands for paternalism and the erosion of the right to self-determination of the citizens. In no case do I want this party to assume government responsibility in the Federation. The damage to the ground caused by the Greens in the countries is already sufficient. The declining approval figures show it, behind Green Politics are not many more people, as behind AfD policy. Both parties are in favor of my majority opinion and like to formulate it in their media appearances. The reality looks different. At the present time we need neither the AfD nor the Greens. Both are superfluous and harmful to our coexistence.</text:p>
          </table:table-cell>
          <table:table-cell office:value-type="string" calcext:value-type="string">
            <text:p>negative</text:p>
          </table:table-cell>
          <table:table-cell table:number-columns-repeated="1021"/>
        </table:table-row>
        <table:table-row table:style-name="ro7">
          <table:table-cell office:value-type="string" calcext:value-type="string">
            <text:p>Sie haben ja so Recht! Keine Partei liefert auch nur annähernd ein tragfähiges Gesamtkonzept. Man muss das kleinste Übel wählen und kommt dabei nicht umhin, bestimmte eigene Überzeugungen zu verraten. Wie gerne würde ich im Sinne des Umwelt-, Tier- und Verbraucherschutzes die Grünen wählen. Könnte ich auch, wenn sie eine bürgerliche Partei währen. Aber mit ihren extrem linken, gefährlichen und schädlichen Positionen bei den Themen Zuwanderung, Asyl, Strafrecht usw. kann ich das als Bürger dieses Landes und Familienvater nicht verantworten. Also muss ich die Bürgerlichen wählen, obwohl mir deren Positionen bei den ökologischen und Verbraucherthemen gewaltig gegen den Strich gehen. Schwarz-grün wäre vielleicht eine Lösung. Aber nicht mit Gestalten wie Hofreiter, Peter und Göring-Eckart. Kurz: Die Fundis müssen weg. Mit Kretschmann und Özdemir ist pragmatische Politik vorstellbar.</text:p>
          </table:table-cell>
          <table:table-cell office:value-type="string" calcext:value-type="string">
            <text:p>You are so right! No party provides anything close to a sustainable overall concept. You have to choose the smallest evil and can not help but betray certain of your own beliefs. How much I would like to vote for the Greens in terms of environmental, animal and consumer protection. Could I if they were a bourgeois party? But with her extreme leftist, dangerous and damaging positions on immigration, asylum, criminal justice, etc., I can not answer that as a citizen of this country and family man. So I have to vote for the commoners, even though their positions on ecological and consumer issues are going badly wrong. Black and green might be a solution. But not with figures like Hofreiter, Peter and Göring-Eckart. In short: The fundis have to go. With Kretschmann and Özdemir pragmatic policies are conceivable.</text:p>
          </table:table-cell>
          <table:table-cell office:value-type="string" calcext:value-type="string">
            <text:p>negative</text:p>
          </table:table-cell>
          <table:table-cell table:number-columns-repeated="1021"/>
        </table:table-row>
        <table:table-row table:style-name="ro31">
          <table:table-cell office:value-type="string" calcext:value-type="string">
            <text:p>"... unbefriedigend: Denn wieder reicht es nur für eine große Koalition - und das ist auf die Dauer für jede Demokratie schädlich. Große Koalition heißt weiter ""Stillstand"" auf allen Ebenen. Es wird nur verwaltet, nicht fortentwickelt! Und gleichzeitig heißt dies auch bundespolitisch weiter Stillstand, weil jedenfalls alle Gesetze, denen der Bundesrat zustimmen muss, durch die Länderkammer blockiert werden. Und es lässt befürchten, dass auch auf Bundesebene wieder eine große Koalition droht!"</text:p>
          </table:table-cell>
          <table:table-cell office:value-type="string" calcext:value-type="string">
            <text:p>"... unsatisfactory: For again, it is only enough for a grand coalition - and in the long run this is detrimental to any democracy. Grand Coalition means ""standstill"" at all levels. It is only managed, not developed! And at the same time, this also means a further standstill in federal politics, because in any case all laws which the Federal Council must approve are blocked by the Landkammer. And it gives reason to fear that even at the federal level a big coalition is threatening again!"</text:p>
          </table:table-cell>
          <table:table-cell office:value-type="string" calcext:value-type="string">
            <text:p>negative</text:p>
          </table:table-cell>
          <table:table-cell table:number-columns-repeated="1021"/>
        </table:table-row>
        <table:table-row table:style-name="ro23">
          <table:table-cell office:value-type="string" calcext:value-type="string">
            <text:p>Wie die gesundheitsschädlichen Zeitumstellung, die meist hanebüchenen Vorschriften, bis hin zum antidemokratischen TTIP das für uns EU-Bürger voller Nachteile steckt, sind wir eigentlich für den Brüssler-Lobbyismus mehr als Mittel zum Zweck? Gibt es überhaupt einen Fall in dem sich dieser sündteuere EU-Moloch um die Meinung der Bürger scherte?</text:p>
          </table:table-cell>
          <table:table-cell office:value-type="string" calcext:value-type="string">
            <text:p>How the harmful time change, the most outrageous regulations, to the anti-democratic TTIP for us EU citizens full of disadvantages, are we actually for the Brussels lobbyism more than a means to an end? Is there even a case in which this sinister EU Moloch cared about the opinion of the citizens?</text:p>
          </table:table-cell>
          <table:table-cell office:value-type="string" calcext:value-type="string">
            <text:p>negative</text:p>
          </table:table-cell>
          <table:table-cell table:number-columns-repeated="1021"/>
        </table:table-row>
        <table:table-row table:style-name="ro13">
          <table:table-cell office:value-type="string" calcext:value-type="string">
            <text:p>"Hier im Forum scheinen sich überwiegend selbstgerechte, bildungsferne ""Lerchen"" zu tummeln, die gerne früh aufstehen und das als Maß aller Dinge betrachten, die das Vorhandensein von Chronotypen und Biorhytmus schlichtweg ableugnen und die es hach-so-toll finden, wenn sie die ""langen Sommerabende"" genießen. - Gehts noch? Merkt niemand, welch ein Selbstbetrug das ist? Wie lange es hell ist, bestimmt die Sonne und die Neigung der Erdachse. Die kann man nicht ändern. Wie lange jemand arbeitet, bestimmt heute meist die Gleitzeit. Wann wer aufsteht, bestimmt jeder selbst. Außer man ist ein extrem unselbstständiger Sklave der Weckuhr. Was hindert denn die ganzen Frisch-Fleißig-Früh-Anhänger, im Sommer um 4 Uhr aufzustehen und einen herrlichen Morgen auf der Terrasse zu verbringen, bevor man zur Arbeit muss? Den Garten zu wässern, in die freie Natur hinauszugehen oder Hausarbeit zu erledigen? Das ist doch viel schöner als abends müde herumzuhängen, zumal Lerchen ja abends schon früh schlappmachen. - Es scheint wirklich, als wären hier besonders verbohrte Exemplare unterwegs. Jeder weiß, daß eine gewaltsame Umstellung des Biorhythmus schädlich ist (außer, man ist so denkfaul, daß man es eben nicht akzeptiert und basta). Warum muss unbedingt zweimal m Jahr die zeit umgestellt werden?"</text:p>
          </table:table-cell>
          <table:table-cell office:value-type="string" calcext:value-type="string">
            <text:p>"Here in the forum seem to be mostly self-righteous, education-less ""larks"" to romp who like to get up early and consider the measure of all things that simply deny the presence of chronotypes and biorhythm and find it hah-so-great, if they "" enjoy long summer evenings "". - Are you crazy? Does nobody notice what a self-deception that is? How long it is light determines the sun and the inclination of the earth's axis. You can not change that. How long someone works, today usually determines the flextime. When someone gets up, everyone determines themselves. Unless one is an extremely dependent slave of the alarm clock. What's stopping all fresh-eager-early-supporters from getting up at 4am in the summer and having a lovely morning on the deck before getting to work? To water the garden, to go outdoors or to do housework? This is much nicer than hanging around tired in the evening, especially as larks start to quit early in the evening. - It really seems as if there are particularly stubborn copies on the way. Everyone knows that a violent change of biorhythm is harmful (except, one is so lazy that one just does not accept it and basta). Why does the time have to be changed twice a year?"</text:p>
          </table:table-cell>
          <table:table-cell office:value-type="string" calcext:value-type="string">
            <text:p>negative</text:p>
          </table:table-cell>
          <table:table-cell table:number-columns-repeated="1021"/>
        </table:table-row>
        <table:table-row table:style-name="ro12">
          <table:table-cell office:value-type="string" calcext:value-type="string">
            <text:p>Nicht über den Tellerrand gucken. Was hat den die EU vollbracht? Offene Grenzen damit demokratische Länder wie Polen, Rumänien,Bulgarien usw. in Deutschland (nur da) über Scheinselbsstandigkeit das Sozialsystem plündern. Von den kriminellen Aktivitäten zu schweigen. Die EU hat auch einen Slowaken in 25 Jahren zum Milliardär gemacht. Die EU hat Firmen aus Deutschland in andere EU Staaten abhauen lassen damit das Lohngefälle nur den Konzernen zu Gute kommt. Die EU unterstützt Firmen aus Nicht EU Staaten bei der Marktbereinigung und drückt bei französischen Staatsbeihilfen für französische Unternehmen alle Augen zu. Die EU hat Mitgliedsländer die ihre eigene Währung behalten und somit über die Kursschwankungen Bürger anderer EU Staaten ausnehmen. Die EU verurteilt Diesel PKW während die LKW Transporte jedes Jahr exorbitant zunehmen, die natürlich nicht umweltschädlich sind. Die EU bekämpft Maut in Deutschland obwohl in anderen EU Staaten deutsche Bürger Maut zahlen müssen. Das sind Sachen die die Jugend nicht interessiert. Sie studiert lieber unproduktive Sachen (Soziologie, Theaterwissenschaft) will nicht auf dem Bau oder in Schichten arbeiten, wird lieber BWLer oder Tierarzt. Und Fun jeden Tag.</text:p>
          </table:table-cell>
          <table:table-cell office:value-type="string" calcext:value-type="string">
            <text:p>Do not look outside the box. What did the EU do? Open borders so that democratic countries like Poland, Romania, Bulgaria etc. in Germany (only there) through plunder independence plunder the social system. To be silent about the criminal activities. The EU has also turned a Slovak into a billionaire in 25 years. The EU has cut companies from Germany to other EU states so that the pay gap only benefits corporations. The EU is assisting companies from non-EU countries to shake up markets and is watching French government aid to French companies. The EU has member states that keep their own currency and thus exempt citizens of other EU countries via the price fluctuations. The EU condemns diesel cars while the truck transports increase exorbitantly each year, which of course are not harmful to the environment. The EU fights tolls in Germany although German citizens have to pay tolls in other EU states. These are things that the youth does not care about. She prefers to study unproductive things (sociology, theater studies) do not want to work on the building or in shifts, is rather a business or veterinarian. And fun every day.</text:p>
          </table:table-cell>
          <table:table-cell office:value-type="string" calcext:value-type="string">
            <text:p>negative</text:p>
          </table:table-cell>
          <table:table-cell table:number-columns-repeated="1021"/>
        </table:table-row>
        <table:table-row table:style-name="ro31">
          <table:table-cell office:value-type="string" calcext:value-type="string">
            <text:p>Hallo Nicksnutz, stellen Sie sich vor, der amtierende US-Präsident und der amtierende Präsident Rußlands würden sich die Hand reichen, den kalten Krieg endgültig für beendet erklären und die Nuklearwaffen unschädlich machen. Na, DAS gäbe einen Aufschrei der Rüstungsindustrie, der bis nach Indien, China und Nordkorea zu hören wäre! Der Status Quo muß unter allen Umständen erhalten werden, das ist das Credo der Rüstungsindustrie und deren Profiteure. Am Frieden ohne Waffen läßt sich nichts verdienen. LUNY</text:p>
          </table:table-cell>
          <table:table-cell office:value-type="string" calcext:value-type="string">
            <text:p>Hello Nicksnutz, Imagine that the incumbent US President and the President-in-Office of Russia would reach out and finally declare the Cold War over, and neutralize the nuclear weapons. Well, THAT would give an outcry to the armaments industry that could be heard all the way to India, China and North Korea! The status quo must be maintained under all circumstances, that is the credo of the defense industry and its profiteers. Nothing can be earned from peace without weapons. Luny</text:p>
          </table:table-cell>
          <table:table-cell office:value-type="string" calcext:value-type="string">
            <text:p>negative</text:p>
          </table:table-cell>
          <table:table-cell table:number-columns-repeated="1021"/>
        </table:table-row>
        <table:table-row table:style-name="ro17">
          <table:table-cell office:value-type="string" calcext:value-type="string">
            <text:p>Ein Verbot dieser Pseudo-Euro 6-Fahrzeuge würde mit Umweltschutz überhaupt gar nichts zu tun haben - genauso wenig wie bei den Euro 5 -Dieseln. Die Fahrzeuge sind gebaut und verkauft. Sie zu verschrotten und neue zu bauen wäre geradezu grandios umweltschädlich.</text:p>
          </table:table-cell>
          <table:table-cell office:value-type="string" calcext:value-type="string">
            <text:p>A ban on these pseudo-Euro 6 vehicles would not have anything to do with environmental protection - nor would the Euro 5 diesel. The vehicles are built and sold. Scraping them and building new ones would be terribly harmful to the environment.</text:p>
          </table:table-cell>
          <table:table-cell office:value-type="string" calcext:value-type="string">
            <text:p>negative</text:p>
          </table:table-cell>
          <table:table-cell table:number-columns-repeated="1021"/>
        </table:table-row>
        <table:table-row table:style-name="ro23">
          <table:table-cell office:value-type="string" calcext:value-type="string">
            <text:p>sind für die Gesundheit der Menschen in den Städten schädlicher als der CO2-Ausstoß. Soviel scheint mir sicher. Die Emmissionswerte in den Prospekten der Autohersteller sind von der Politik geduldete Augenwischerei. Warum schreiben denn die Autofahrer nicht massenweise Beschwerden an ihre Bundestagsabgeordneten, dem Verkehrsminister, dem KBA?</text:p>
          </table:table-cell>
          <table:table-cell office:value-type="string" calcext:value-type="string">
            <text:p>are more harmful to people's health in cities than CO2 emissions. That's for sure. The emission values ​​in the brochures of the automakers are tolerated by the policy eyewash. Why do not the motorists write mass complaints to their members of parliament, the transport minister, the KBA?</text:p>
          </table:table-cell>
          <table:table-cell office:value-type="string" calcext:value-type="string">
            <text:p>negative</text:p>
          </table:table-cell>
          <table:table-cell table:number-columns-repeated="1021"/>
        </table:table-row>
        <table:table-row table:style-name="ro23">
          <table:table-cell office:value-type="string" calcext:value-type="string">
            <text:p>Unfassbar, welche Hürden sich ein Land selbst auferlegt, um potentielle Massenmörder unschädlich zu machen. Wer Munition und verbotenes Material hortet, Straftaten vorbereitet und generell mit dem IS sympathisiert, ist ein Terrorist. Wenn das die Gesetzeslage nicht hergibt, dann müssen unsere Volksvertreter eben mal ihren Hintern hoch kriegen und dies ändern.</text:p>
          </table:table-cell>
          <table:table-cell office:value-type="string" calcext:value-type="string">
            <text:p>Unbelievable, which hurdles a country imposes itself on to make potential mass murderers harmless. Who hoards ammunition and prohibited material, prepared for crime and generally sympathizes with the IS, is a terrorist. If that does not give the law, then our representatives have just get their butt up and change this.</text:p>
          </table:table-cell>
          <table:table-cell office:value-type="string" calcext:value-type="string">
            <text:p>negative</text:p>
          </table:table-cell>
          <table:table-cell table:number-columns-repeated="1021"/>
        </table:table-row>
        <table:table-row table:style-name="ro31">
          <table:table-cell office:value-type="string" calcext:value-type="string">
            <text:p>Da hat der Hr. Lindner wohl erkannt, dass die FDP auch mal eine populäre Sau reiten muss, um bei der Bundestagswahl wahrgenommen zu werden. Allerdings wirkt die Anti-Haltung zum Türkeibeitritt bei der FDP recht unpassend, nachdem es insbesondere FDP-Außenminister waren, die anderen in Europa die Türkei schmackhaft machen wollten. Ohne diese Herrschaften müssten wir weder irgendwelche Gespräche mit der Türkei beenden noch hätten wir ein schädliches Assoziierungsabkommen mit diesem Orientstaat am Hacken.</text:p>
          </table:table-cell>
          <table:table-cell office:value-type="string" calcext:value-type="string">
            <text:p>Since the Hr. Lindner probably recognized that the FDP also has to ride a popular sow, in order to be perceived in the general election. However, the anti-attitude to Turkey's accession to the FDP is quite inappropriate, especially since it was FDP foreign ministers who wanted to make Turkey more palatable to others in Europe. Without these dominions, we would not have to end any talks with Turkey, nor would we have a damaging association agreement with this Orient state at stake.</text:p>
          </table:table-cell>
          <table:table-cell office:value-type="string" calcext:value-type="string">
            <text:p>negative</text:p>
          </table:table-cell>
          <table:table-cell table:number-columns-repeated="1021"/>
        </table:table-row>
        <table:table-row table:style-name="ro14">
          <table:table-cell office:value-type="string" calcext:value-type="string">
            <text:p>Wer viel fliegt weiß wie das Gepäck auf den Transportbändern und dem Vorfeld in übelster Weise malträtiert wird. Der Koffer- bzw. Tascheninhalt ist in der Folge oftmals stark beschädigt. Wenn der Koffer nicht ohnehin fehlgeleitet wird. Liest man die Ankündigungen zum Laptopbann genau, so wird schnell klar das damit zugleich der Transport von hochwertigen Fotokameras, Objektiven und Videokameras in der Kabine verboten wird. Sofern diese Wertgegenstände, die als solche bisher in der Kabine zu transportieren waren, aufgegeben werden müssen, sollte man sich vor dem Start von seiner Ausrüstung verabschieden. Falls diese sich nach der Landung überhaupt noch im Koffer befindet, dürfte sie diverse Schäden haben. Die Sensoren digitaler Kameras sind, so hat es mit einmal ein Fachmann erläutert, in den Frachträumen von Flugzeugen oft stärker schädlicher Strahlung ausgesetzt als in der Passagierkabine. Pixelfehler sind die Folge. Auch niedrige Temperaturen können sie ebenso wie die Displays schädigen. Schadensersatz gibt es nach derzeitiger Rechtslage allenfalls in ganz geringem Umfang. Wer also demnächst mit mehr als einer kleinen Knipse oder der GoPro in seinen Traumurlaub reisen will, könnte eine böse Überraschung erleben. Fazit: Urlaub für engagierte Fotografen und Filmer künftig nur noch per Bahn oder mit dem Auto. Zumindest USA-Reisen und solche in das Land des Brexits fallen da ab heute aus.</text:p>
          </table:table-cell>
          <table:table-cell office:value-type="string" calcext:value-type="string">
            <text:p>Who flies a lot knows how the luggage on the conveyor belts and the apron in the worst way is maltreated. The case or bag contents are often severely damaged as a result. If the suitcase is not misdirected anyway. If you read the announcements about the Laptopbann exactly, then it is clear that at the same time the transport of high-quality cameras, lenses and video cameras in the cabin is prohibited. If these valuables, which had to be transported as such in the cabin so far, must be abandoned, one should say goodbye to his equipment before the start. If this is still in the suitcase after the landing, it is likely to have various damages. The sensors of digital cameras, as once explained by a specialist, are often exposed to more harmful radiation in the cargo holds of aircraft than in the passenger cabin. Pixel errors are the result. Even low temperatures can damage them as well as the displays. Compensation exists according to the current legal situation at most to a very limited extent. So if you want to travel with more than a small flick or the GoPro on your dream holiday soon, you might experience a nasty surprise. Conclusion: Vacation for committed photographers and filmmakers in the future only by train or by car. At least trips to the United States and those to the country of Brexit are canceled from today.</text:p>
          </table:table-cell>
          <table:table-cell office:value-type="string" calcext:value-type="string">
            <text:p>negative</text:p>
          </table:table-cell>
          <table:table-cell table:number-columns-repeated="1021"/>
        </table:table-row>
        <table:table-row table:style-name="ro38">
          <table:table-cell office:value-type="string" calcext:value-type="string">
            <text:p>"Ich möchte französischen Strom. Bitte nennen Sie mir eine Adresse wo ich einen Vertrag mit einer entsprechenden Firma abschliessen kann, bis 8ct/kWh ist akzeptabel. Ich will nicht alle möglichen Dinge wie ein Auto sondern im Rahmen des Europäischen Binnenmarktes einfach nur Strom. Die Niederlassungsfreiheit haben Sie als qualifizierter Mensch beinahe in jedem Land - sie sollten selbstverständlich die Sprache beherrschen und auf dem Arbeitsmarkt gefragt sein. Also noch etwas sinnvoller geregelt als das ""ich verstehe kein Wort aber Spanien ist toll und deswegen gehe ich jetzt dahin""-System in Europa. Zum Wasser: Das Zentralkommitee hat beschlossen dass Wasser zu sparen ist - Spartasten am WC, Sparköpfe in der Dusche etc. Europaweit natürlich, differenzieren nach lokalen Begebenheiten ist nicht so das Ding des ZK. In Deutschland ist Wassersparen a) nicht nötig b) eher umweltschädlich und muss c) in großen Städten regelmäßig durch Spülen der Kanalisation ausgeglichen werden - wir dürfen das Wasser nicht selbst verbrauchen - bzw. können es uns nicht leisten - zahlen aber im Gegenzug dafür dass Stadtangestellte ein paar Millionen Kubikmeter ohne dass jemand das Wasser wirklich genutzt hätte. Zentrale Regelung sind i.d.R. wesentlich ineffizienter und ""weiter weg"" als dies auf lokaler Ebenen möglich und auch wünschenswert ist. Jetzt verstanden? @46: Nun ja, ich schätze die Katalanen und die Restspanier haben sich nicht so lieb. Belgien ist auch kein Hort der Stabilität mit Wallonen und Flandern. Jugoslavien hat der Bürgerkrieg zerrissen. Irland kämpft noch mit der inneren Restspaltung - die Terroranschläge der IRA sind noch nicht sooo lange her. Alle unter einen Hut klappt auf die Dauer nicht, viele würden lieber heute als morgen einen eigenen Staat gründen. Zwangsvereinigungen führen oft zu blutigen Zwangsscheidungen - siehe Jugoslawien - und da stehe ich nicht wirklich drauf. Da verzichte ich lieber auf die Zwangsvereinigung..."</text:p>
          </table:table-cell>
          <table:table-cell office:value-type="string" calcext:value-type="string">
            <text:p>"I want French power. Please give me an address where I can conclude a contract with an appropriate company, up to 8ct / kWh is acceptable. I do not want all sorts of things like a car but just electricity in the European single market. As a qualified person, you have freedom of establishment in almost every country - you should, of course, speak the language and be in demand on the job market. So something more meaningful regulated than the ""I do not understand a word but Spain is great and that's why I go now"" system in Europe. To the water: The Central Committee has decided that water is to save - savings on the toilet, spark plugs in the shower, etc. Europe of course, differentiate according to local circumstances is not so the thing of the Central Committee. In Germany, water saving a) is not necessary b) rather harmful to the environment and must c) be compensated regularly in large cities by flushing the sewer - we may not consume the water ourselves - or can not afford it - but pay in return for that city employees a few million cubic meters without anyone really using the water. Central regulation are i.d.R. much more inefficient and ""further away"" than is possible and desirable at the local level. Now understood? @ 46: Well, I appreciate the Catalans and the rest Spaniards are not so nice. Belgium is also not a haven of stability with Walloons and Flanders. Yugoslavia has torn the civil war. Ireland is still struggling with internal schism - the IRA terrorist attacks are not that long ago. All under one roof does not work in the long run, many would rather today own a state as tomorrow. Forced unions often lead to bloody compulsions - see Yugoslavia - and I'm not really on it. Since I prefer to renounce the compulsory association ..."</text:p>
          </table:table-cell>
          <table:table-cell office:value-type="string" calcext:value-type="string">
            <text:p>negative</text:p>
          </table:table-cell>
          <table:table-cell table:number-columns-repeated="1021"/>
        </table:table-row>
        <table:table-row table:style-name="ro15">
          <table:table-cell office:value-type="string" calcext:value-type="string">
            <text:p>dass er unter Medikamente gestellt werden muss? Könnte es sein, dass das bereits lange der Fall ist? Aber vielleicht sollte die Medikation einmal angepasst werden, da die schädlichen Nebenwirkungen doch sehr extrem sind. In der Richtung würde ich Ihnen absolut zustimmen.</text:p>
          </table:table-cell>
          <table:table-cell office:value-type="string" calcext:value-type="string">
            <text:p>that he must be put under medication? Could it be that has been the case for a long time? But maybe the medication should be adjusted once because the harmful side effects are very extreme. In the direction I would absolutely agree with you.</text:p>
          </table:table-cell>
          <table:table-cell office:value-type="string" calcext:value-type="string">
            <text:p>negative</text:p>
          </table:table-cell>
          <table:table-cell table:number-columns-repeated="1021"/>
        </table:table-row>
        <table:table-row table:style-name="ro20">
          <table:table-cell office:value-type="string" calcext:value-type="string">
            <text:p>Die Debatte über das BGE wird die Aufmerksamkeit endlich wegbringen vom leidlichen Thema Zuwanderung. Denn es sind vor allem Kriegsflüchtlinge aus Syrien/Irak welche zu Millionen weggelaufen sind. Die Angst welche die Rechten schüren: Arme aus aller Welt und vor allem Muslime überrennen alle Werte in Europa ist doch nur lächerlich. Wir haben durch Robotik/Industrie 4.0 das Ende der menschlichen Erwerbsarbeit. Es sind eben die Roboter und nicht die Zuwanderer die uns die Jobs klauen. Wenn man die exorbitante wissenschaftlich/technische Entwicklung betrachtet, dann werden um das Jahr 2030 KI-Roboter jede Tätigkeit, auch alle die neu entstehen besser verrichten als der Mensch. Dann benötig es ein Einkommen in Form des BGE womit wir nicht arbeitslos, sondern arbeitsfrei werden und weiter so leben könne wie mit Erwerbsarbeit. Herr Werner hat es sehr gut auf den Punkt gebracht, das BGE ist heute schon finanziert, Link dazu: http://www.unternimm-die-zukunft.de/de/zum-grundeinkommen/kurz-gefasst/ Wenn KI-Roboter mehr und bessere Güter und Dienstleistungen erbringen, dann benötigt es doch auch die Nachfrage, Kaufkraft, womit man das auch alles erwerben kann. Die MwSt. wird wie heute schon, gestaffelt nach gesund, schädlich und je schädlicher desto höher, bedeutet. dass Luxusautos mit 100% besteuert werden. Dies macht man in Finnland und Dänemark schon seit Jahrzehnten, wodurch die Vermögensschere nicht so weit auseinander klafft. Dazu kann ma auch noch Finanztransaktionssteuern umsetzen um ein hohes BGE von 1500 Euro zu finanzieren. Ich bin auf den Ausgang der Wahl in Frankreich sehr gespannt und unverhofft kommt oft.</text:p>
          </table:table-cell>
          <table:table-cell office:value-type="string" calcext:value-type="string">
            <text:p>The debate on the BGE will finally bring attention away from the tolerable issue of immigration. Because it is mainly war refugees from Syria / Iraq who have run away to millions. The fear that stirs up the Right: Arms from all over the world and especially Muslims overrun all values ​​in Europe is just ridiculous. Robotics / Industry 4.0 is the end of human gainful employment. It's the robots and not the immigrants who steal our jobs. If one looks at the exorbitant scientific / technical development, around the year 2030 AI robots will perform every activity, including all new ones, better than humans. Then it needs an income in the form of the BGE which we are not unemployed, but work-free and can continue to live as with gainful employment. Mr. Werner has put it very well to the point, the BGE is already funded today, Link: http://www.unternimm-die-zukunft.de/de/zum-grundeinkommen/kurz-gefasst/ If KI-robot more and provide better goods and services, then it also needs the demand, purchasing power, with which one can acquire all this. The VAT, as it is today, is graded according to healthy, harmful and the more damaging the higher it means. that luxury cars are taxed at 100%. This has been done in Finland and Denmark for decades, so that the asset gap is not so far apart. In addition, ma can also implement financial transaction taxes to finance a high BGE of 1500 euros. I am very excited about the outcome of the election in France and unexpectedly comes.</text:p>
          </table:table-cell>
          <table:table-cell office:value-type="string" calcext:value-type="string">
            <text:p>negative</text:p>
          </table:table-cell>
          <table:table-cell table:number-columns-repeated="1021"/>
        </table:table-row>
        <table:table-row table:style-name="ro10">
          <table:table-cell office:value-type="string" calcext:value-type="string">
            <text:p>"Herr Augstein greift zu kurz. Das Dilemma auf die Dimension ""Nationalität"" zu verengen bringt nichts. Der Elefant steht im Raum, wir können mit Pässen um uns werfen, aber wie integriert man den politischen Islam? Wir bekommen die Religionswichtel nicht befriedet, sie hängen an den Lippen arabischer Scharfmacher, daran ändert eine Einbürgerung wohl nichts. Die Religion ist zurück, nur wo sind die Linken die sie in ihre Schranken verweisen? Btw, Erdogan unschädlich zu machen in dem man den politischen Islam einbürgert ist wohl kein guter Deal..."</text:p>
          </table:table-cell>
          <table:table-cell office:value-type="string" calcext:value-type="string">
            <text:p>Mr. Augstein falls short. Narrowing the dilemma down to the dimension of nationality does not help. The elephant is in the room, we can throw passports, but how do you integrate political Islam? We do not get rid of the religious trumpet, they hang on the lips of Arab agitators, it does not change a naturalization. Religion is back, but where are the left that put them in their place? Btw, rendering harmless Erdogan in which you political Islam Islam is probably not a good deal ...</text:p>
          </table:table-cell>
          <table:table-cell office:value-type="string" calcext:value-type="string">
            <text:p>negative</text:p>
          </table:table-cell>
          <table:table-cell table:number-columns-repeated="1021"/>
        </table:table-row>
        <table:table-row table:style-name="ro6">
          <table:table-cell office:value-type="string" calcext:value-type="string">
            <text:p>Ich bin froh über das Wahlergebniss in den Niederlanden. Hoffentlich hat auch die deutsche Regierung gelernt und sie zeigt endlich klare Kante in Richtung Türkei. Außerdem wäre es für die AfD schädlich, wenn dem Wahlvolk endlich ein Konzept bezüglich der Flüchtlingspolitik offenbart würde. Noch heute arbeiten die Behörden und versuchen den Überblick zu bekommen. Keine kompatiblen Computerprogramme zwischen Bund, den Ländern, den Gemeinden und der Polizei. Wenn die Regierung nicht deutlich erklärt, wohin die Reise gehen soll, wird die AfD unangenehm stark werden.</text:p>
          </table:table-cell>
          <table:table-cell office:value-type="string" calcext:value-type="string">
            <text:p>I am happy about the election result in the Netherlands. Hopefully, the German government has also learned and it finally shows clear edge towards Turkey. In addition, it would be harmful for the AfD, if the electorate finally revealed a concept regarding refugee policy. The authorities are still working today trying to get an overview. No compatible computer programs between the federal government, the states, the municipalities and the police. If the government does not clearly state where the trip should go, the AfD will be uncomfortably strong.</text:p>
          </table:table-cell>
          <table:table-cell office:value-type="string" calcext:value-type="string">
            <text:p>negative</text:p>
          </table:table-cell>
          <table:table-cell table:number-columns-repeated="1021"/>
        </table:table-row>
        <table:table-row table:style-name="ro1">
          <table:table-cell office:value-type="string" calcext:value-type="string">
            <text:p>Möööglich. Kann aber auch gut sein, dass sie dann die Story von einer angeblichen Verschwörung der westlichen Welt gegen die fressen, die Erdogan ihnen vermutlich auftischen wird. Und dann könnten sie sich nochmal zu irgendwas richtig dummen, verzweifeltem und schädlichen hinreißen lassen. Oder Erdogan hält sich ganz einfach an der Macht indem er das Militär gut bezahlt und den Rest des Landes ruhig halten lässt. Alles schon gesehen.</text:p>
          </table:table-cell>
          <table:table-cell office:value-type="string" calcext:value-type="string">
            <text:p>Möööglich. But can also be good that they then eat the story of an alleged conspiracy of the Western world against those who Erdogan will probably serve them. And then they could get carried away to something really stupid, desperate and harmful. Or Erdogan simply keeps himself in power by paying the military well and keeping the rest of the country quiet. Everything already seen.</text:p>
          </table:table-cell>
          <table:table-cell office:value-type="string" calcext:value-type="string">
            <text:p>negative</text:p>
          </table:table-cell>
          <table:table-cell table:number-columns-repeated="1021"/>
        </table:table-row>
        <table:table-row table:style-name="ro12">
          <table:table-cell office:value-type="string" calcext:value-type="string">
            <text:p>Das war doch von vorneherein das Problem. Nicht erst seit Trump. Die Militärbesessenheit der USA ist ein gewaltiges Wohlfahrtsprogramm für die eigene Industrie. Bestellte Waffen sichern Arbeitsplätze und Menschen mit Arbeit wählen jene Volksvertreter wieder die ihre Jobs gesichert haben. Aber die Streitkräfte haben genug davon - im doppelten Wortsinne. Einzelne Teilstreitkräfte und auch das Pentagon haben sich wiederholt beschwert, dass man für sie Waffen bestellt die sie weder brauchen noch wollen. Oh, und das Ganze kostet nicht bloß Geld. All das Kriegsmaterial kann ja nicht unendlich gehortet werden. Im Rahmen des Krieges gegen den Terror wurden riesige Mengen Waffen, Fahrzeuge und Ausrüstung an die Polizei weitergegeben. Und dass die ihre neuen Spielzeuge auch gerne mal einsetzen wollen, haben wir in Ferguson gesehen. Und dann gibt es ja immer noch die Möglichkeit, entweder willige Käufer im Ausland zu finden... oder irgendeinen Krieg in dem man das alte Material ordentlich verschleißen kann. Was man daran allerdings bewundernswert finden soll, das kann ich nicht nachvollziehen. Es ist dumm, kurzsichtig, zutiefst schädlich für die innere Sicherheit und trägt weiter dazu bei, die Wettbewerbsfähigkeit der USA in den meisten Branchen weiter zurückfallen zu lassen.</text:p>
          </table:table-cell>
          <table:table-cell office:value-type="string" calcext:value-type="string">
            <text:p>That was the problem right from the start. Not only since Trump. The military obsession of the United States is a huge welfare program for its own industry. Ordered weapons secure jobs and people with work choose those representatives who have secured their jobs. But the armed forces have had enough of it - in both senses of the word. Individual forces and the Pentagon have repeatedly complained that they have ordered weapons they do not need or want. Oh, and the whole thing does not just cost money. All the war material can not be hoarded infinitely. As part of the war on terror, huge amounts of weapons, vehicles and equipment were passed on to the police. And that they would like to use their new toys also, we have seen in Ferguson. And then there is still the possibility to either find willing buyers abroad ... or any war in which you can wear the old material properly. What you should find admirable but I can not understand that. It is stupid, short-sighted, deeply damaging to domestic security, and continues to help lessen US competitiveness in most sectors.</text:p>
          </table:table-cell>
          <table:table-cell office:value-type="string" calcext:value-type="string">
            <text:p>negative</text:p>
          </table:table-cell>
          <table:table-cell table:number-columns-repeated="1021"/>
        </table:table-row>
        <table:table-row table:style-name="ro22">
          <table:table-cell office:value-type="string" calcext:value-type="string">
            <text:p>Übrig geblieben nur ein paar versprengte Gruppen, welche ständig auf der Flucht sind. Ganz unschädlich wird man sie sicher nie machen, aber sie sind nur noch ein Tiger ohne Zähne.</text:p>
          </table:table-cell>
          <table:table-cell office:value-type="string" calcext:value-type="string">
            <text:p>Only a few scattered groups remained, who are constantly on the run. Certainly they will never be harmless, but they are just a tiger without teeth.</text:p>
          </table:table-cell>
          <table:table-cell office:value-type="string" calcext:value-type="string">
            <text:p>negative</text:p>
          </table:table-cell>
          <table:table-cell table:number-columns-repeated="1021"/>
        </table:table-row>
        <table:table-row table:style-name="ro15">
          <table:table-cell office:value-type="string" calcext:value-type="string">
            <text:p>Wie alles was er von sich gibt: unüberlegt, populistisch und schädlich für die USA. Hoffentlich streiken die Mexikaner eine Woche , damit die Ami's endlich sehen was los ist. Es hilft sicherlich nicht den ganzen Tag FOX NEWS zu sehen.</text:p>
          </table:table-cell>
          <table:table-cell office:value-type="string" calcext:value-type="string">
            <text:p>Like everything he's saying: ill-considered, populist and harmful to the US. Hopefully the Mexicans will strike for a week so that the Ami's can finally see what's going on. It certainly does not help to see FOX NEWS all day.</text:p>
          </table:table-cell>
          <table:table-cell office:value-type="string" calcext:value-type="string">
            <text:p>negative</text:p>
          </table:table-cell>
          <table:table-cell table:number-columns-repeated="1021"/>
        </table:table-row>
        <table:table-row table:style-name="ro18">
          <table:table-cell office:value-type="string" calcext:value-type="string">
            <text:p>Man bekommt den Eindruck, dass soziale Medien den Subjektivismus befördern , weil Fakten von fakes nur schwer zu trennen sind. Das führt zu einer allgemeinen Vertrauenskrise gegenüber Regierungen und Medien. Wenn zudem die Bundeskanzlerin mit der Türkei ein geheimes Zusatzprotokoll zum ohnehin höchst umstrittenen Türkei-Deal vereinbart, wird das diffuse Misstrauen noch erheblich verstärkt. Die subjektiv konstruierte Realität vor Bildschirmen entscheidet mittlerweile Wahlen. Es ist nicht übertrieben, zu prognostizieren, dass die deutsche Kanzlerin mit ihrer konfusen Politik nicht nur den Brexit beförderte und Donald Trump stärkte, sondern auch Geert Wilders zum niederländischen Wahlsieger machen wird. Denn das Vertrauen hat sie umfassender zerstört als jeder andere europäische Regierungschef. Da zählt es nicht, was sie vermutlich nicht beabsichtigt, sondern was man ihr nachweisen kann. Der beschämende und schädliche Kotau vor Erdogan gehört ganz bestimmt dazu.</text:p>
          </table:table-cell>
          <table:table-cell office:value-type="string" calcext:value-type="string">
            <text:p>One gets the impression that social media promote subjectivism, because facts of fakes are difficult to separate. This leads to a general crisis of confidence towards governments and the media. Moreover, if the German Chancellor agrees with Turkey on a secret additional protocol to the already highly controversial Turkey deal, the diffuse mistrust will be considerably strengthened. The subjectively constructed reality in front of screens now decides elections. It is no exaggeration to predict that the German Chancellor, with her confused policy, not only promoted Brexit and strengthened Donald Trump, but also made Geert Wilders the Dutch election winner. Because the trust has destroyed her more completely than any other European head of government. It does not matter what she probably does not intend, but what she can prove. The shameful and harmful Kotau before Erdogan is definitely one of them.</text:p>
          </table:table-cell>
          <table:table-cell office:value-type="string" calcext:value-type="string">
            <text:p>negative</text:p>
          </table:table-cell>
          <table:table-cell table:number-columns-repeated="1021"/>
        </table:table-row>
        <table:table-row table:style-name="ro1">
          <table:table-cell office:value-type="string" calcext:value-type="string">
            <text:p>War nicht vor kurzem hier ein Artikel darüber, dass die Türkei möchte, dass in Europa tatkräftig mitgeholfen würde, den am Boden liegenden Tourismus wieder in die Spur zu kriegen? Wie soll denn das Verhalten Erdogans und seiner Gefolgschaft dazu beitragen? Ich hoffe, die Mehrheit der Türken durchschaut, wie schädlich Erdogans Vorgehen für sie ist. Aber auf die Weisheit der Mehrheit kann man sich heutzutage leider schon gar nicht mehr verlassen.</text:p>
          </table:table-cell>
          <table:table-cell office:value-type="string" calcext:value-type="string">
            <text:p>Was not there an article recently about Turkey wanting to help Europe get on the ground again? How should the behavior of Erdogan and his followers contribute to this? I hope the majority of Turks see through how damaging Erdogan's action is for them. Unfortunately, one can not rely on the wisdom of the majority these days.</text:p>
          </table:table-cell>
          <table:table-cell office:value-type="string" calcext:value-type="string">
            <text:p>negative</text:p>
          </table:table-cell>
          <table:table-cell table:number-columns-repeated="1021"/>
        </table:table-row>
        <table:table-row table:style-name="ro31">
          <table:table-cell office:value-type="string" calcext:value-type="string">
            <text:p>"Das ganze Dilemma zwischen der Türkei und zahlreichen europäischen Ländern ergibt sich doch aus dem demokratie-feindlichen Unding einer ""doppelten Staatsbürgerschaft"", die Deutsche, Holländer, Belgier zu ""Türken"" macht. Das Bundesverfassungsgericht sollte endlich einmal ein Wort zum Wahlrecht bei doppelter Staatsbürgerschaft sagen ! Ich halte es für schädlich, wenn ein und der selbe Mensch im Frühjahr Erdogan und im Herbst Schulz wählen kann ! Wo bleinbt da das Gleichheitsgebot des Grundgesetzes ?"</text:p>
          </table:table-cell>
          <table:table-cell office:value-type="string" calcext:value-type="string">
            <text:p>"The whole dilemma between Turkey and many other European countries results from the anti-democracy and undoing of a ""dual citizenship"" that makes Germans, Dutch, Belgians ""Turks"". The Federal Constitutional Court should finally say a word on the right to vote with dual citizenship! I think it is detrimental for one and the same person to choose Erdogan in the spring and Schulz in the fall! Where is the equality requirement of the Basic Law?"</text:p>
          </table:table-cell>
          <table:table-cell office:value-type="string" calcext:value-type="string">
            <text:p>negative</text:p>
          </table:table-cell>
          <table:table-cell table:number-columns-repeated="1021"/>
        </table:table-row>
        <table:table-row table:style-name="ro10">
          <table:table-cell office:value-type="string" calcext:value-type="string">
            <text:p>Dank für Ihre Antwort und wir sollten nicht in 'bewährter Manier ' diskutieren.Wann und wo habe ich sofort Verträge aufheben wollen? Sie folgen Ihren eigenen Gedanken unter Ausblendung dessen,was ich geschrieben habe.Halten Sie Nachdenken für schädlich ?Auch über die Türkei in der NATO?Eigentlich hätte Ihnen mein Zirkelschlag gefallen müssen,denn indirekt waren ja die Strategen im Pentagon gemeint.Oder wer sonst hätte den Kreis schlagen sollen?Konzentrjeren Sie sich bitte darauf!Absolut unsinnig,mir anderes nachsagen zu wollen! Danke</text:p>
          </table:table-cell>
          <table:table-cell office:value-type="string" calcext:value-type="string">
            <text:p>Thanks for your answer and we should not discuss in a 'tried and true' manner. When and where did I want to immediately cancel contracts? You follow your own thoughts, ignoring what I have written. Do you consider thinking harmful? Also about Turkey in NATO? Actually, you would have liked my circle hit, because indirectly were the strategists in the Pentagon meant.Or who else would have to concentrate on the circle, please concentrate on it! Absolutely nonsensical to tell me otherwise! Thank you</text:p>
          </table:table-cell>
          <table:table-cell office:value-type="string" calcext:value-type="string">
            <text:p>negative</text:p>
          </table:table-cell>
          <table:table-cell table:number-columns-repeated="1021"/>
        </table:table-row>
        <table:table-row table:style-name="ro31">
          <table:table-cell office:value-type="string" calcext:value-type="string">
            <text:p>Danke für die übersichtliche Zusammenfassung des Wahlprogramms der Grünen. Ich lehne so ziemlich jeden der aufgezählten Punkte ab, teilweise finde ich die Vorschläge naiv, in der Mehrzahl schädlich, teils sogar gemeingefährlich für unsere Gesellschaft (z.B. bei den Themen Abrüstung, Migration und Zensur). Aber dank dem geforderten Tempolimit wird das eh nix mit dem Wahlsieg, denn der Deutsche lässt sich seine letzte Bastion der Freiheit, die Autobahn, nicht auch noch schleifen.</text:p>
          </table:table-cell>
          <table:table-cell office:value-type="string" calcext:value-type="string">
            <text:p>Thank you for the clear summary of the election program of the Greens. I reject pretty much every one of the points listed, and in part I find the proposals naïve, in the majority harmful, sometimes even dangerous for our society (for example, on the issues of disarmament, migration and censorship). But thanks to the required speed limit that is nothing with the electoral victory, because the German is not his last bastion of freedom, the highway, not even grind.</text:p>
          </table:table-cell>
          <table:table-cell office:value-type="string" calcext:value-type="string">
            <text:p>negative</text:p>
          </table:table-cell>
          <table:table-cell table:number-columns-repeated="1021"/>
        </table:table-row>
        <table:table-row table:style-name="ro4">
          <table:table-cell office:value-type="string" calcext:value-type="string">
            <text:p>Die Grünen betreiben eine konsequent schädliche Politik für die Menschen, die schon länger hier leben, arbeiten und Steuern zahlen. Obwohl oftmals ohne abgeschlossene Berufsausbildung meinen sie, mit einer moralisierenden Haltung anderen Menschen vorschreiben zu müssen, wie sie zu leben haben., und wollen zahlreiche der bestehenden Freiheiten im Sinne ihrer Haltung beschränken. Mir erschließt sich nicht, wie man eine solche Partei wählen kann. Ich hoffe, ihre Ergebnisse bei den Wahlen fallen noch deutlich schlechter aus, als in den Umfragen, so dass die Gründen an der 5%-Hürde scheitern und insbesondere an keiner Regierung mehr beteiligt sind.</text:p>
          </table:table-cell>
          <table:table-cell office:value-type="string" calcext:value-type="string">
            <text:p>The Greens are pursuing a consistently harmful policy for the people who have been living, working and paying taxes for a long time. Although often without a completed vocational training, they think that they have to dictate to other people how to live in a moralizing attitude, and want to limit many of the existing freedoms in the sense of their attitude. I do not know how to choose such a party. I hope that their results in the elections will be much worse than in the polls, so that the reasons for the 5% hurdle will fail and in particular no government will be involved.</text:p>
          </table:table-cell>
          <table:table-cell office:value-type="string" calcext:value-type="string">
            <text:p>negative</text:p>
          </table:table-cell>
          <table:table-cell table:number-columns-repeated="1021"/>
        </table:table-row>
        <table:table-row table:style-name="ro13">
          <table:table-cell office:value-type="string" calcext:value-type="string">
            <text:p>Das Problem Polens ist, daß die Regierung nur eine Marionette des Herrn Kaczynski mit seiner absurden und europaschädlichen Politik ist. Besonders makaber dabei ist, daß diese Regierung mit nur 38% der abgegebenen Stimmen (=19% aller Wahlberechtigten bei 50% Wahlbeteiligung) die absolute Mehrheit im Sejm hat und seit Amtsantritt die polnische Demokratie mit Füßen tritt. Besonders dreist ist die Rolle, die die polnische Regierung sich im Umgang mit der EU anmaßt, nur nehmen (Geld) aber nichts geben: Solidarität. Aus einem gut geführten Sportverein wäre ein Mitglied mit solchem Benehmen sehr schnell in hohem Bogen rausgeflogen - in der EU geht so etwas nicht, nicht einmal Disziplinarmaßnahmen wären durchsetzbar, leider. Die EU hat somit nur 2 Möglichkeiten: 1.) Sie findet sich zähneknirschend und unter fruchtlosem Protest mit dem Status Quo ab oder 2.) Die wirklich Kooperations-willigen und -fähigen Länder treten geschlossen aus der EU aus und gründen gleichzeitig eine neue, die im Konsens funktionieren kann. Die heutigen, ich nenne sie mal Ballastländer, könnten gerne wieder Mitglieder werden, aber nur zu Bedingungen, die gemeinschaftschädliches Verhalten unmöglich machen. Mir ist klar, daß daß 2.) sehr utopisch klingt. Aber gibt es denn eine andere Möglichkeit, das leckgeschlagene Schiff EU wieder flott gemacht auf Kurs zu bringen?</text:p>
          </table:table-cell>
          <table:table-cell office:value-type="string" calcext:value-type="string">
            <text:p>The problem of Poland is that the government is only a puppet of Mr. Kaczynski with his absurd and European-damaging policy. Especially macabre is that this government with only 38% of the votes cast (= 19% of all eligible voters with 50% turnout) has an absolute majority in the Sejm and since taking office, the Polish democracy tramples. Particularly bold is the role that the Polish government takes in dealing with the EU, only take (money) but give nothing: solidarity. From a well-run sports club a member with such behavior would very quickly have flown out in a high arc - something like that does not work in the EU, not even disciplinary measures would be enforceable, unfortunately. The EU has only two options: 1.) It finds itself grudgingly and in fruitless protest with the status quo or 2.) The really willing and willing countries willing to cooperate out of the EU and at the same time found a new, the can work in consensus. Today, I call them ballast countries, would like to become members again, but only on conditions that make community harmful behavior impossible. I realize that 2.) sounds very utopian. But is there any other way to get the leaked ship EU back on track?</text:p>
          </table:table-cell>
          <table:table-cell office:value-type="string" calcext:value-type="string">
            <text:p>negative</text:p>
          </table:table-cell>
          <table:table-cell table:number-columns-repeated="1021"/>
        </table:table-row>
        <table:table-row table:style-name="ro2">
          <table:table-cell office:value-type="string" calcext:value-type="string">
            <text:p>"""In Deutschland leben Menschen aus nahezu allen 193 Ländern dieser Welt. Die meisten leben hier friedlich und sind eine Bereicherung für das Leben hier in vielerlei Hinsicht. Die Türkei scheint aber eine Sonderrolle spielen zu wollen."" Wie in der Medizin, die Dosis macht den Unterschied zwischen nützlich und schädlich."</text:p>
          </table:table-cell>
          <table:table-cell office:value-type="string" calcext:value-type="string">
            <text:p>"""People live in Germany from almost all 193 countries in the world, most of them live peacefully here and are enriching their lives here in many ways, but Turkey seems to want to play a special role."" As in medicine, the dose makes the difference between useful and harmful."</text:p>
          </table:table-cell>
          <table:table-cell office:value-type="string" calcext:value-type="string">
            <text:p>negative</text:p>
          </table:table-cell>
          <table:table-cell table:number-columns-repeated="1021"/>
        </table:table-row>
        <table:table-row table:style-name="ro23">
          <table:table-cell office:value-type="string" calcext:value-type="string">
            <text:p>"Genau das stört mich an diesem Urteil und am EuGH insgesamt. In diesem Fall freuen sich die ""Neuen Nationalisten"", aber wenn das Urteil anders gelautet hätte, wären wieder die Multinationalen Banden in Brüssel Schuld gewesen. Solange es kein vereinigtes Europa gibt, halte ich das EuGH für überflüssig und schädlich. Das heutige Urteil ist einfach unverschämt ud zynisch."</text:p>
          </table:table-cell>
          <table:table-cell office:value-type="string" calcext:value-type="string">
            <text:p>"That is what bothers me about this judgment and the ECJ as a whole. In this case, the ""New Nationalists"" are happy, but if the verdict had been different, the multinational gangs in Brussels would have been guilty again. As long as there is no unified Europe, I consider the ECJ to be superfluous and harmful. Today's verdict is simply outrageous and cynical."</text:p>
          </table:table-cell>
          <table:table-cell office:value-type="string" calcext:value-type="string">
            <text:p>negative</text:p>
          </table:table-cell>
          <table:table-cell table:number-columns-repeated="1021"/>
        </table:table-row>
        <table:table-row table:style-name="ro4">
          <table:table-cell office:value-type="string" calcext:value-type="string">
            <text:p>Wahrscheinlich hilft die jetzige Auseinandersetzung zwischen Deutschen und Türken und Türken untereinander dabei, die Spreu vom Weizen zu trennen. Wer sich auch in der dritten oder vierten Generation überwiegend mit der Türkei und ihrem System identifiziert, ist meiner Meinung nach nicht integriert - und sollte seinen deutschen Pass vielleicht lieber abgeben. Ich sage es nicht gerne, aber hier hat unsere liberale Politik der letzten jahrzehnte eindeutig versagt. Wie warnte Erdogan einst seine Landsleute in Deutschland: Integration ist Assimilierung und schädlich für das türkische Volk. Und zuviel Wohlwohlen gegenüber Autokraten und Diktaturen ist schädlich für unsere Demokratie.</text:p>
          </table:table-cell>
          <table:table-cell office:value-type="string" calcext:value-type="string">
            <text:p>The current dispute between Germans and Turks and Turks probably helps to separate the wheat from the chaff. Anyone who identifies with Turkey and its system in the third or fourth generation, in my opinion, is not integrated - and should rather give his German passport. I do not like to say it, but here our liberal policy of recent decades has clearly failed. How did Erdogan once warn his compatriots in Germany: integration is assimilation and harmful to the Turkish people. And too much goodwill towards autocrats and dictatorships is detrimental to our democracy.</text:p>
          </table:table-cell>
          <table:table-cell office:value-type="string" calcext:value-type="string">
            <text:p>negative</text:p>
          </table:table-cell>
          <table:table-cell table:number-columns-repeated="1021"/>
        </table:table-row>
        <table:table-row table:style-name="ro23">
          <table:table-cell office:value-type="string" calcext:value-type="string">
            <text:p>"""Wie warnte Erdogan einst seine Landsleute in Deutschland: Integration ist Assimilierung und schädlich für das türkische Volk. Und zuviel Wohlwohlen gegenüber Autokraten und Diktaturen ist schädlich für unsere Demokratie."" soltlen sich einige unserer Politiker in spiegelschrift auf die Stirn tätowieren lassen, so dass sie ihn jeden Morgen beim Zähneputzen lesen müssen."</text:p>
          </table:table-cell>
          <table:table-cell office:value-type="string" calcext:value-type="string">
            <text:p>"""How did Erdogan once warn his compatriots in Germany: integration is assimilation and harmful to the Turkish people, and too much goodwill towards autocrats and dictatorships is detrimental to our democracy."" Some of our politicians should be tattooed on their foreheads in mirror writing so they have to read it every morning while brushing their teeth."</text:p>
          </table:table-cell>
          <table:table-cell office:value-type="string" calcext:value-type="string">
            <text:p>negative</text:p>
          </table:table-cell>
          <table:table-cell table:number-columns-repeated="1021"/>
        </table:table-row>
        <table:table-row table:style-name="ro34">
          <table:table-cell office:value-type="string" calcext:value-type="string">
            <text:p>Die SPD und die Grünen sind nicht tragbar für NRW. Der Fall Wendt, das Polizeigewerkschafter mit Beamtensold geschmiert werden, damit NRW Geld an der Polizei und der Sicherheit der Bürger sparen kann, ist nur ein Aspekt. Auch Innenminister Jäger hat sich sehr unbeliebt gemacht. Anis Amri saß schon in Haft. Seine Tarnidentitäten waren aufgedeckt und er saß in Untersuchungshaft wegen Sozialbetruges. Bis das Innenministerium von NRW über ein Ausländeramt die JVA anwies Amri zu entlassen. Wenig später verübte er einen Terroranschlag in Berlin. Auch die versuchte Vertuschung der Vorkommnisse vor zwei Jahren an Sylvester am Kölner Hbf haben die Grün-Rote Führung versucht zu vertuschen. Die Polizei wurde abgewiesen keine Anzeigen aufzunehmen. Rot Grün hat jedes Vertrauen gründlich zerstört. Es liegt wahrscheinlich an deren merkwürdiger, weltfremder Ideologie. Dazu passt auch die katastrophale Straßenbauplanung. Viel Stau und dadurch mehr Dreck in der Luft. Die Grünen sind also nicht nur schädlich für den Geldbeutel der Bürger, sondern belasten die Umwelt auch noch unnötig zusätzlich. Das perfekte Desaster.</text:p>
          </table:table-cell>
          <table:table-cell office:value-type="string" calcext:value-type="string">
            <text:p>The SPD and the Greens are not bearable for NRW. The case of Wendt, that police commissioners are lubricated with civil servants' money, so that NRW can save money on the police and the security of the citizens, is only one aspect. Interior Minister Jäger has also made himself very unpopular. Anis Amri was already in prison. His cover identity was revealed and he was in custody for social fraud. Until the Ministry of the Interior of North Rhine-Westphalia via an immigration office instructed the JVA to dismiss Amri. A little later he committed a terrorist attack in Berlin. Also, the attempted cover-up of the incidents two years ago on New Year's Eve at Cologne Hbf have tried to cover up the Green-Red leadership. The police were refused no ads. Red Green has thoroughly destroyed any trust. It is probably because of their strange, unworldly ideology. This also fits the catastrophic Straßenbauplanung. Lots of traffic and therefore more dirt in the air. The Greens are therefore not only harmful to the purse of the citizens, but also burden the environment unnecessarily in addition. The perfect disaster.</text:p>
          </table:table-cell>
          <table:table-cell office:value-type="string" calcext:value-type="string">
            <text:p>negative</text:p>
          </table:table-cell>
          <table:table-cell table:number-columns-repeated="1021"/>
        </table:table-row>
        <table:table-row table:style-name="ro28">
          <table:table-cell office:value-type="string" calcext:value-type="string">
            <text:p>Einem Land und einem Diktator, der in seinem Land Menschenrechte und Meinungsfreiheit mit Füssen tritt, die Demokratie abbaut und gerade dabei ist, in eine Diktatur aufzubauen, gehören Auftritte sämtlicher türkischer Politiker sowie von Erdogan in Deutschland und in Europa schlicht und einfach verboten. Die Diskussion, ob und wie solche Auftritte verhindert werden können unter Verständnis von Demokratie und Meinungsfreiheit abzustellen ist absurd, naiv und schlicht falsch. Denn, unsere Demokratie darf nicht von solchen Diktatoren zu eigenen Zwecken missbraucht werden. Zudem ist das ständige Auftreten türkischer Politiker hierzulande zu Wahlpropaganda in der Türkei ist für die Integration türkischer Bürger in Deutschland extrem schädlich; also solche Auftritte gehören ohne Zögern verboten!</text:p>
          </table:table-cell>
          <table:table-cell office:value-type="string" calcext:value-type="string">
            <text:p>For a country and a dictator who tramples on human rights and freedom of expression in his country, who is demolishing democracy and is about to build a dictatorship, appearances by all Turkish politicians and by Erdogan in Germany and Europe are simply forbidden. Discussing whether and how such performances can be prevented by understanding democracy and freedom of expression is absurd, naive and simply wrong. Because our democracy must not be abused by such dictators for their own purposes. In addition, the constant appearance of Turkish politicians in this country to election propaganda in Turkey is extremely harmful for the integration of Turkish citizens in Germany; So such performances are forbidden without hesitation!</text:p>
          </table:table-cell>
          <table:table-cell office:value-type="string" calcext:value-type="string">
            <text:p>negative</text:p>
          </table:table-cell>
          <table:table-cell table:number-columns-repeated="1021"/>
        </table:table-row>
        <table:table-row table:style-name="ro12">
          <table:table-cell office:value-type="string" calcext:value-type="string">
            <text:p>"Wie sollte den eine Zeitung - selbst, wenn sie die ORiginaldateien zur Verfügung haben - die Steuererklärung veröffentlichen? Sobald in den Daten irgend etwas aufscheint, das ihn kompromittiert, ja sogar, wenn nicht und sie einfach ohne Kritik die Daten veröffentlichen: Er wird sofort und permanent behaupten, das seien alles frei erfundene Daten, nur um ihn zu diskreditiern. DAS mit Erfolg zumindest seiner Gläubigen-Gemeinde gegenüber bei jeder Kritik behaupten zu können, ist der Hauptsinn der ständigen Wiederholgung, dass Journalisiten allesamt ein charakterlich verkommener, durch und durch verlogener Haufen sind. Damit jedwede schädliche Nachricht als Lüge abgetan werden kann. Er will sich so gegen jede Kritik immunisieren - und solange eine erhebliche Glaubensgemeinde das schluckt, kann das Spiel weiter gehen. Und wenn all seine ""Pläne"" und Projekte auch scheitern und gruselige wirtschaftliche oder politische Folgen haben - er wird immer behaupten, dass er für diese Entscheidungen und/oder Konsequenzen nicht verantwortlich ist (wie schon beim Jemen-Raid). Und in der Glaubens-Gemeinde ist die Reaktion auf jede Kalamität: Wenn das der Führer wüßte, der hätte aber, der würde aber..."</text:p>
          </table:table-cell>
          <table:table-cell office:value-type="string" calcext:value-type="string">
            <text:p>"How should a newspaper - even if they have the ORiginal files available - publish the tax return? As soon as something appears in the data that compromises it, and even if it does not, and they simply publish the data without criticism: He will immediately and permanently claim that these are all fictitious data just to discredit him. To be able to assert this success with any criticism, at least to its faithful community, is the main sense of the constant repetition that journalisites are all a character-degenerate, thoroughly lied pile. So that any harmful news can be dismissed as a lie. He wants to immunize himself against any criticism - and as long as a significant religious community swallows, the game can go on. And if all of his ""plans"" and projects fail and have scary economic or political consequences, he will always claim that he is not responsible for those decisions and / or consequences (as in the Yemen raid). And in the faith community, the reaction to every calamity is: if the leader knew that, he would, but he would ..."</text:p>
          </table:table-cell>
          <table:table-cell office:value-type="string" calcext:value-type="string">
            <text:p>negative</text:p>
          </table:table-cell>
          <table:table-cell table:number-columns-repeated="1021"/>
        </table:table-row>
        <table:table-row table:style-name="ro22">
          <table:table-cell office:value-type="string" calcext:value-type="string">
            <text:p>Seehofer handelt im Namen aller Bürger, die die verantwortungslose Politik Merkels ablehnen, die Sanktionen von Anfang an für schädlich für Deutschland gehalten haben und ein gutes Verhältnis zu Russland wünschen.</text:p>
          </table:table-cell>
          <table:table-cell office:value-type="string" calcext:value-type="string">
            <text:p>Seehofer acts on behalf of all citizens who reject the irresponsible policy of Merkel, the sanctions from the outset considered harmful to Germany and want a good relationship with Russia.</text:p>
          </table:table-cell>
          <table:table-cell office:value-type="string" calcext:value-type="string">
            <text:p>negative</text:p>
          </table:table-cell>
          <table:table-cell table:number-columns-repeated="1021"/>
        </table:table-row>
        <table:table-row table:style-name="ro7">
          <table:table-cell office:value-type="string" calcext:value-type="string">
            <text:p>Wir können froh sein, dass die USA einen solchen Präsidenten hat, der wie Andrew Jackson, das Volk regieren lassen will. Er ist, wie Hickory Bill, für die einfachen Bürger und hält alle schädlichen, ausländischen Einflüsse fern. 'America First' ist die Wiederaufnahme der Jacksonian Democracy zum Wohl des amerikanischen Volkes. Amerika hat über 70 Jahre immer den Schutz der freien Nationen gewährleistet. Nun müssen die Nationen mal etwas für sich machen. Nato ja, aber mehr Verantwortung für die Mitglieder.. z. B. Wiedereinsetzung der Wehrpflicht, höhere Militärausgaben, Kürzung der Sozialkosten bei uns.- Amerika muss an sich denken und nicht immer an das Wohl de restlichen Welt. Darum : Mauer im Süden. Strenge Einwanderungskontrollen, radikale Abschiebung der Illegalen, wegen 2001 genaue Überprüfung aller Muslime, die im Lande leben oder ins Land wollen.</text:p>
          </table:table-cell>
          <table:table-cell office:value-type="string" calcext:value-type="string">
            <text:p>We can be happy that the US has such a president who, like Andrew Jackson, wants to rule the people. He, like Hickory Bill, is for ordinary citizens and keeps away all harmful foreign influences. 'America First' is the resumption of Jacksonian Democracy for the benefit of the American people. America has always guaranteed the protection of free nations for over 70 years. Now the nations have to do something for themselves. NATO yes, but more responsibility for the members .. z. B. Reinstatement of compulsory military service, higher military expenditures, reduction of social costs with us. America must think of itself and not always to the welfare of the rest of the world. Therefore: wall in the south. Strict immigration controls, radical deportation of the illegals, because of 2001 exact review of all Muslims who live in the country or in the country.</text:p>
          </table:table-cell>
          <table:table-cell office:value-type="string" calcext:value-type="string">
            <text:p>negative</text:p>
          </table:table-cell>
          <table:table-cell table:number-columns-repeated="1021"/>
        </table:table-row>
        <table:table-row table:style-name="ro69">
          <table:table-cell office:value-type="string" calcext:value-type="string">
            <text:p>"Protest gegen anti-Freiheit und anti-Demokratie ja! Aber bitte nicht nur in fernen Ländern, deren Staatsoberhäupter und Regimes man im Grunde kaum erreicht! Was in der Türkei passiert ist sehr traurig, hat mit Sicherheit seine Determinanten auch(!) in dem desaströsen Verhalten der EU gegenüber dem Land und das konkrete Vorgehen gegen die Pressefreiheit, bei der ein westlicher Journalist in die Mühlen des Erdogan-Regimes gerät, in besonderer weise Protest-würdig. ABER: Wo stehen wir bitte, wenn wir den Raub unserer Freiheit und unserer Demokratie in unserer direkten Umgebung unter der gleichen Hysterie-Argumentation geschehen lassen, die auch Erdogan an den Tag legen. Ja, ja, wenn Herr de Maizière mit exakt der gleichen Argumentation wie Herr Erdogan - und wie diverse Innenminister von vielfach reinem Aktionismus getrieben - unsere Grundrechte in sehr vergleichbarer Weise schleift, wie es in der Türkei passiert, wenn das Bundesverfassungsgericht ein- ums andere Mal den Job der Politik machen muss, um bereits aktive, verfassungswidrige Scharfmacher-Gesetze kassiert, die den totalen Überwachungsstaat etablieren - wo bleibt da bitte der Protest?! Wo bleibt der Protest, dass unsere demokratisch vollkommen unkontrollierten, westlichen Geheimdienste, wie der BND Journalisten GB ausspionieren und damit die Verfassungen unserer westlichen Länder aushebelt? Denn wo bleibt der #Aufschrei der 4. Macht im Staate, wenn die jeweils ausländischen Dienste die verfassungswidrige Drecksarbeit für die inländischen Dienste erledigen? Was passiert mit den Daten, die der BND in GB erspäht hat? Dass da der GCHQ in gleicher Weise dann deutsche Journalisten bespitzelt und sich die beiden Dienste dann Amtshilfe leisten, ist doch ein zwingender Gedanke! Wie groß ist denn bitte die Schere im Kopf schon, wenn so auffallend wenig und vor allem dann auch noch leise über die katastrophalen Fehlentwicklungen der digitalen Überwachungsgesellschaft berichtet wird, bei der die Nutznießer an den Machthebeln der westlichen Staaten sitzen, IT-Konzerne und politische Stakeholder, die sich im Zweifel auch nicht demokratisch legitimieren lassen. Über die immer sichtbarere, digitale Totalüberwachung wird doch das gleiche erreicht, wie es Erdogan praktiziert - nur dass man die offene Gewalt nicht nötig hat. Wenn aber unsere Demokratie faktisch genau so zur Disposition gestellt wird, die Medien aber nur mit dem Finger auf die fernen Anti-Demokraten zeigen, bei denen man aber wenig machen kann - wo stehen WIR dann? Warum kehren wir nicht auch(!) vor unserer Türe? Warum werden diverse potenziell Demokratie-schädlichen post-9/11-Gesetze nicht endlich mal auf ihre Wirksamkeit überprüft und wieder zurück genommen, wo sie uns die Freiheit raubt? Was hindert den Protest-Sturm, an zu schwellen, wenn Innenminister etwas von einem ""Supergrundrecht auf Sicherheit"" faseln, das verfassungsrechtlich keine Basis besitzt?! Und gleichzeitig wird uns von den gleichen Leuten das Recht auf den exklusiven Besitz an unserem Dateneigentum abgesprochen - was unser Recht beschneidet, frei entscheiden zu können."</text:p>
          </table:table-cell>
          <table:table-cell office:value-type="string" calcext:value-type="string">
            <text:p>"Protest against anti-freedom and anti-democracy yes! But not only in distant countries whose heads of state and regimes are barely reached! What is happening in Turkey is very sad, certainly has its determinants (!) In the disastrous behavior of the EU towards the country and the concrete action against the press freedom, in which a Western journalist gets into the mills of the Erdogan regime, in especially worthy of protest. BUT: Where are we to stand if we allow the robbery of our freedom and our democracy in our immediate vicinity to happen under the same hysteria argumentation that Erdogan shows? Yes, yes, if Mr de Maizière, with exactly the same reasoning as Mr Erdogan - and how various interior ministers are driven by much pure actionism - grinds our fundamental rights in a comparable way, as happens in Turkey, if the Federal Constitutional Court once in a while to do the job of politics, to collect already active, unconstitutional pugnacious laws that establish the total surveillance state - where is the protest please ?! Where is the protest that our democratically completely uncontrolled, Western intelligence services, like the BND journalist spy on GB and thus undermine the constitutions of our western countries? For where does the #scream of the 4th power remain in the state, if the respective foreign services do the unconstitutional dirty work for the domestic services? What happens to the data that the BND spotted in the UK? That the GCHQ spies on German journalists in the same way and then the two services can afford mutual assistance is a compelling idea! How great is the gap in your head, if so remarkably little and above all still quietly about the catastrophic aberrations of the digital surveillance company is reported, in which the beneficiaries of the power levers of the Western States sit, IT corporations and political stakeholders which, in case of doubt, can not be democratically legitimized. The ever more visible, digital total surveillance achieves the same effect as Erdogan does - except that one does not need open power. But if our democracy is factually put to the same disposition, but the media only point the finger at the distant anti-democrats, but where you can do little - then where are WE? Why do not we return (!) At our door? Why are various potentially democratically harmful post-9/11 laws not finally checked for their effectiveness and taken back where it robs us of freedom? What prevents the protest storm from swelling when interior ministers are babbling about a ""super-fundamental right to security"" that has no constitutional basis ?! And at the same time, the same people deny us the right to exclusive ownership of our data property - which curtails our right to choose freely."</text:p>
          </table:table-cell>
          <table:table-cell office:value-type="string" calcext:value-type="string">
            <text:p>negative</text:p>
          </table:table-cell>
          <table:table-cell table:number-columns-repeated="1021"/>
        </table:table-row>
        <table:table-row table:style-name="ro55">
          <table:table-cell office:value-type="string" calcext:value-type="string">
            <text:p>"Das ist doch ""unser aller"" Dilemma. Wir regen uns über alle möglichen ""Übel"" der modernen Welt auf, aber nutzen ihre Produkte dann täglich. Was wir uns wünschen ist eine Industrie, die keine Gewinne erzielen will, aber uns aus altruistischen Gründen das produziert, was wir gerne konsumieren wollen. Am liebsten kostenlos. Warme Wohnungen, aber ohne umweltschädliche Energie zu verbrauchen. Schnelle und komfortable Autos, die ohne Ressourcenverbrauch funktionieren. Kurz, es gilt das Prinzip: Wasch mir den Pelz, aber mach mich dabei nicht nass. Und das kann man sich zwar wünschen, aber man wird es nie bekommen. Bei den Protesten um die DAPL geht es aber noch um etwas anderes: In den USA (und anderswo) wurden in der Vergangenheit oft - politisch unpopuläre - Infrastrukturprojekte in Regionen durchgezogen, die vorwiegend von Ureinwohnern bewohnt wurden. Der Grund: Die haben nur wenig Einfluss in der Öffentlichkeit. Auch hier war es ja so, dass die Pipeline zuerst in der Nähe der Stadt Bismark den Fluss durchqueren sollte. Dagegen protestierte die Bürgerschaft - auch aus Angst vor einer evtl. Umweltkatastrophe. Also verlegte man die neue Route flussabwärts von Bismark, eben genau neben Standing Rock. Ein Pipeline-Bruch hätte jetzt ""nur"" noch die Bewohner des Reservates, sowie alle weiter flussabwärts lebenden getroffen. Mit anderen Worten, man schützte die Interessen der Weißen - und ignorierte die der Lakota. Pipeline-Lecks gab es in den letzten Jahren einige. Die Bedenken sind also keineswegs nur Hirngespinste..."</text:p>
          </table:table-cell>
          <table:table-cell office:value-type="string" calcext:value-type="string">
            <text:p>"That is ""our all"" dilemma. We are upset about all sorts of ""evils"" in the modern world, but then use their products daily. What we want is an industry that does not want to make a profit, but produces for altruistic reasons what we like to consume. Preferably for free. Warm apartments, but without consuming polluting energy. Fast and comfortable cars that work without using up resources. In short, the principle is: Wash me the fur, but do not wet me. And you can wish that, but you will never get it. However, the DAPL protests are about something else: In the US (and elsewhere), in the past, often politically unpopular infrastructure projects were carried out in regions inhabited predominantly by indigenous peoples. The reason: they have little influence in public. Again, the pipeline was supposed to cross the river near the town of Bismark. On the other hand, the citizens protested - also out of fear of a possible environmental catastrophe. So they moved the new route downstream from Bismark, right next to Standing Rock. A pipeline break would have ""only"" hit the inhabitants of the reserve, as well as all further downstream living. In other words, protecting the whites' interests - ignoring those of the Lakota. There have been some pipeline leaks in recent years. The misgivings are by no means just fantasies ..."</text:p>
          </table:table-cell>
          <table:table-cell office:value-type="string" calcext:value-type="string">
            <text:p>negative</text:p>
          </table:table-cell>
          <table:table-cell table:number-columns-repeated="1021"/>
        </table:table-row>
        <table:table-row table:style-name="ro24">
          <table:table-cell office:value-type="string" calcext:value-type="string">
            <text:p>"Ich hab es schon 100 x gepostet. M. Schulz ist der ""Dampfplauderer"" schlechthin. Gelernt hat er das bis zur Perfektion in seiner Brüsseler Zeit. Konkret sind seine arbeitsmarktpolitischen Maßnahmen zum einen schädlich (Verzögerung der Arbeitsaufnahme) und zum anderen bestenfalls kostspielige ""weiße Salbe"", da es sicher keinen wirklich trösten kann, 3 Monate früher oder später in die ""Verarmungsspirale"" zu geraten. Wollte Martin Schulz und die SPD ein wirklich ""Dickes Gerechtigkeits-Brett"" bohren, dann sollten sie desaströsen Arbeits- Bedingungen der Zeitarbeitsfirmen reformieren. Die von den Arbeitgebern immer wieder lautstark geforderte Flexibilität bei der Beschäftigung darf nicht länger auf dem Rücken der Zeitarbeiter ausgetragen werden. Da die Zeitarbeiter das Beschäftigungsrisiko (hired and fired nach Auftragslage) tragen, sollte a) die Bezahlung nach dem jeweis geltenden Tarifvertrag erfolgen, und nicht zu diesen armseligen Tarifverträgen der ""Leihbudenbranche"" plus einem Aufschlag von 20-30% für das Tragen des Beschäftigungsrisikos. Das wäre in der Tat die Beseitigung einer Gerechtigkeitslücke, die bei der Bevölkerung auch so , und vor allem glaubhaft, ankäme!"</text:p>
          </table:table-cell>
          <table:table-cell office:value-type="string" calcext:value-type="string">
            <text:p>"I already posted it 100 times. M. Schulz is the ""steam talker"" par excellence. He has learned that to perfection in his time in Brussels. Specifically, his labor market policies are harmful on the one hand (delaying taking up work) and on the other hand expensive ""white salve"", as it certainly can not really comfort getting into the ""impoverishment spiral"" 3 months sooner or later. If Martin Schulz and the SPD wanted to drill a really ""thick justice board"", then they should reform the disastrous working conditions of the temporary employment agencies. The employers' vociferous demand for flexibility in employment must no longer be carried out on the backs of temporary workers. As the temporary workers bear the employment risk (hired and fired by order book), they should: (a) pay according to the applicable collective agreement and not to these poor collective bargaining agreements of the ""rental office industry"" plus a 20-30% surcharge for carrying the employment risk. That would indeed be the elimination of a justice gap, which would be so, and above all plausible, for the population!"</text:p>
          </table:table-cell>
          <table:table-cell office:value-type="string" calcext:value-type="string">
            <text:p>negative</text:p>
          </table:table-cell>
          <table:table-cell table:number-columns-repeated="1021"/>
        </table:table-row>
        <table:table-row table:style-name="ro12">
          <table:table-cell office:value-type="string" calcext:value-type="string">
            <text:p>"Es geht nicht um ein ""balanciertes"" Präsidialsystem wie in Frankreich oder den USA, sondern um ein ""Ermächtigungsgesetz"" à la Deutsches Reich 1933, durch das das Parlament vollends entmachtet wird. Schon jetzt wird die Türkei unter Anwendung der Notstandsgesetze per Dekret regiert - Erdogan will das zum Dauerzustand machen. Gleichschaltung von Presse und Medien, ein völlig beliebiger Terrorbegriff, der jeden Erdogangegner in den Knast bringen kann... Türkische Bürger hierzulande wagen gar keine Kritik mehr, weil sie von willigen Fans des ""Sultans"" umgehend denunziert werden und um ihre Familien in der Heimat fürchten müssen - und ihnen beim Heimaturlaub Verhaftung droht! In der Türkei läuft zur Zeit eine ""Machtergreifung 33.2"" - einschließlich der ""Volksfeinde und Schmarotzer"", die aus ihren Ämtern gejagt und beliebig zugunsten der eigenen Klientel enteignet werden. Atatürk rotiert in seinem Grab - Erdogan vollzieht eine historische Rolle rückwärts... Die türkische Religionsbehörde wurde ja einst gegründet, um den schädlichen Einfluss des Islam auf den Staat zurückzudrängen - heute wird sie von Erdogan für das genaue Gegenteil genutzt... Und das alles zusammen hat mit Demokratie rein gar nichts mehr zu tun!"</text:p>
          </table:table-cell>
          <table:table-cell office:value-type="string" calcext:value-type="string">
            <text:p>"It is not about a ""balanced"" presidential system as in France or the USA, but about a ""Enabling Act"" à la German Reich 1933, through which the parliament is completely disempowered. Turkey is already governed by decree under the emergency laws - Erdogan wants to make it a permanent state. Synchronization of press and media, a completely arbitrary concept of terror, which can bring any Erdogang opponent in jail ... Turkish citizens in this country dare no more criticism, because they are denounced by willing fans of the ""Sultan"" immediately and their families in the home fear - and threatened with arrest on their home leave! In Turkey, there is currently a ""seizure of power 33.2"" - including the ""enemies of the people and parasites"" who are hunted out of their offices and arbitrarily expropriated in favor of their own clientele. Atatürk revolves in his grave - Erdogan reverses a historical role ... The Turkish religious authority was once founded to push back the harmful influence of Islam on the state - today it is used by Erdogan for the exact opposite ... And all that Together, there is absolutely nothing left to do with democracy!"</text:p>
          </table:table-cell>
          <table:table-cell office:value-type="string" calcext:value-type="string">
            <text:p>negative</text:p>
          </table:table-cell>
          <table:table-cell table:number-columns-repeated="1021"/>
        </table:table-row>
        <table:table-row table:style-name="ro55">
          <table:table-cell office:value-type="string" calcext:value-type="string">
            <text:p>"Bei der Kanzlerfrage gibt es doch gar keine brauchbaren Alternativen, alles der gleiche, neoliberale Einheitsbrei. Merkel ist seit Ewigkeiten INSM-nah, Schulz hat als jahrzehntelanger SPD-Parteisoldat die Agenda 2010 und die Europapolitik mitgetragen. Seine vagen Bemerkungen zu fehlender Gerechtigkeit und zur Rücknahme winziger Teile der Agenda 2010 sind unglaubwürdig, nicht ausreichend und nicht mit Konzepten unterlegt. Vielleicht punktet er ja gerade bei jenen Grünen und Linken (und vor allem Mainstreammedien!), die in den Deutschen stets einen kollektiv notorisch faschistoiden Haufen sehen, den es mit ""Kampf gegen Rechts"" zu gängeln und zu schulmeistern gilt. Was hat er da in einem der Videos beim Spiegel von sich gegeben: es solle ""ein europäisches Deutschland"" und ""nie wieder ein germanisiertes Europa"" geben? Nachdem die EU maßgeblich von Deutschland (neben dem scheidenden Großbritannien) auf neoliberal getrimmt wurde, nachdem die ganzen südlichen Schuldenländer zu Sozialstreichorgien und längst als schädlich bekannten Privatisierungen gezwungen wurden? Das deutsche Lohndumping, vor allem seit der Agenda 2010, schädigt auch massiv andere EU-Staaten wirtschaftlich. Da hat man also einen deutschen Einfluss in Teilen Europas, der, zwar überspitzt, aber keinesfalls völlig verfehlt, Assoziationen zur Besatzung im 2. Weltkrieg aufkommen lässt. Und der Kerl, frisch aus der Europapolitik, kommt an und schmiert den Deutschen wieder das ""3. Reich"" aufs Butterbrot, um von ihnen Unterordnung zu fordern."</text:p>
          </table:table-cell>
          <table:table-cell office:value-type="string" calcext:value-type="string">
            <text:p>"With the Chancellor's question, there are no viable alternatives, all the same, neo-liberal uniformity. Merkel has been close to INSM for ages, and Schulz, as a member of the SPD Party for decades, supported the Agenda 2010 and European politics. His vague remarks about lack of justice and the retraction of tiny parts of Agenda 2010 are implausible, inadequate, and unsubstantiated. Perhaps he scores just with those Greens and Left (and especially mainstream media!), Who always see in the Germans a collectively notorious fascist heap, which it with ""fight against right"" to gängeln and Schulmeistern applies. What did he say in one of the videos at the Spiegel: there should be ""a European Germany"" and ""never again a Germanized Europe""? After the EU was decisively trimmed by Germany (in addition to the outgoing Great Britain) on neo-liberal, after the entire southern debt countries were forced to social welfare orgies and long been known as harmful privatizations? German wage dumping, especially since Agenda 2010, is also damaging massively other EU countries economically. So you have a German influence in parts of Europe, which, although exaggerated, but in no way completely failed, can evoke associations with the occupation in World War II. And the guy, fresh from European politics, arrives and lubricates the Germans again the ""3rd Reich"" on the bread and butter to demand submission from them."</text:p>
          </table:table-cell>
          <table:table-cell office:value-type="string" calcext:value-type="string">
            <text:p>negative</text:p>
          </table:table-cell>
          <table:table-cell table:number-columns-repeated="1021"/>
        </table:table-row>
        <table:table-row table:style-name="ro42">
          <table:table-cell office:value-type="string" calcext:value-type="string">
            <text:p>"An ihren Früchten sollt ihr sie erkennen! Kein Wahlprogramm übersteht eine ernsthafte Koalitionsverhandlung. Bei der Frage: Programm oder Posten? Wird offensichtlich lieber der Posten genommen. Wenn ein Herr Schulz, mit dessen Unterstützung im Zuge der ""Griechenlandrettung"" Milliardenrisiken von privaten Anlegern auf die europäischen Steuerzahler umgeschrieben wurden (ohne dass dabei Griechenland gerettet wurde) mir heute mit sozialer Gerechtigkeit kommt, würde ich ihn fragen, ob zu sozialer Gerechtigkeit nicht auch gehört, dass die Profiteure einer Investition auch die Risiken tragen? Wenn ein selbiger Herr Schulz heftig dafür wirbt, dass ein CETA- Abkommen geschlossen wird, dass im Durchschnitt jedem EU- Bürger einen Mehrwert von 50,- Euro jährlich verspricht, wofür aber umfangreiche Souveränitätsrechte auch hinsichtlich Arbeits-, Umwelt- und Gesundheitsschutz abgegeben werden müssen, dann fehlt mir tatsächlich jedes Vertrauen. Leider arbeitet sich die freie Presse aber lieber an seinem Schulabschluss, seinem ehemaligen Alkoholkonsum oder seiner Volksnähe als Bürgermeister ab. Das Wirken der derzeitigen Kanzlerin ist zwar ebenso sozialschädlich, sie behauptet aber wenigstens nicht, dass sie nach der Wahl etwas völlig anderes treiben wird als bisher."</text:p>
          </table:table-cell>
          <table:table-cell office:value-type="string" calcext:value-type="string">
            <text:p>"You shall recognize them by their fruit! No election program survives a serious coalition negotiation. When asked: program or item? Obviously the post is better taken. If a Mr Schulz, with whose support in the wake of the ""Greece rescue"" billions of risks from private investors to European taxpayers were rewritten (without this Greece was saved) I come today with social justice, I would ask him, if not to social justice heard that the beneficiaries of an investment also bear the risks? If a Mr Schulz strongly argues that a CETA agreement is concluded, that on average each EU citizen promises an added value of 50, - € per year, but for which extensive sovereignty rights must also be given in terms of occupational, environmental and health protection , then I really lack any confidence. Unfortunately, the free press prefers to work as a mayor at the end of his school year, his former alcohol consumption or his closeness to the people. The work of the current Chancellor is equally harmful to society, but at least she does not claim that after the election, she will do something completely different than before."</text:p>
          </table:table-cell>
          <table:table-cell office:value-type="string" calcext:value-type="string">
            <text:p>negative</text:p>
          </table:table-cell>
          <table:table-cell table:number-columns-repeated="1021"/>
        </table:table-row>
        <table:table-row table:style-name="ro34">
          <table:table-cell office:value-type="string" calcext:value-type="string">
            <text:p>"M. Tumb leidet wie sein ""Vordenker"" Bannon auch an Paranoia und sieht sich von dunklen Mächten und einflussreichen schwarzen Gestalten und all so einem Schmarrn verfolgt - und zählt deshalb jeden, der nicht für Ihn ist zu seinen direkten und persönlichen Feinden. Das ist aber nur eine Seite dieser unsäglichen Trump Administration. Denn unsere zunehmend digital bescheurte Gesellschaft meint, diese Art von Führern unterstützen zu müssen und denkt, sie hätten in so einem Menschen einen ehrlichen Vertreter ihrer Interessen gefunden, der sich für Sie in vollem Umfang einsetzt. Trumps Reaktion könnte man auch als eine Art Selbstschutz vor der Realität und den Fakten sehen - wenn nicht mehr negativ berichtet wird, so wäre das Ergebnis demnach als positiv zu werten.... Im übrigen auch hierzulande bei der ""a""fd zu sehen - auch diese lassen Medien nicht mehr bei Parteiveranstaltungen zu. Früher galt der Quell der Lügen als negativ, moralisch verwerflich und letztlich, als schädlich für die Gesellschaft - nun wird dazu übergegangen, den Überbringer dieser Nachrichten zu köpfen. Man könnte aus der Geschichte lernen - wenn man denn wollte oder imstande wäre, diese zu verstehen."</text:p>
          </table:table-cell>
          <table:table-cell office:value-type="string" calcext:value-type="string">
            <text:p>"Like his ""thought leader"" Bannon, M. Tumb also suffers from paranoia and sees himself as being haunted by dark forces and influential black figures and all kinds of nonsense - and therefore counts anyone who is not his direct and personal enemy for him. But that's just one side of this unspeakable Trump administration. Because our increasingly digitally minded society thinks they have to support these kind of leaders and think they have found in such a person an honest representative of their interests, who are fully committed to you. Trump's reaction could also be seen as a kind of self-protection against the reality and the facts - if not reported more negative, then the result would therefore be considered positive .... Incidentally, in this country in the ""a"" fd to see - even these do not allow media at party events. In the past, the source of lies was considered to be negative, morally reprehensible and, ultimately, harmful to society - now it is beginning to behead the bearer of these messages. You could learn from history - if you wanted or could understand it."</text:p>
          </table:table-cell>
          <table:table-cell office:value-type="string" calcext:value-type="string">
            <text:p>negative</text:p>
          </table:table-cell>
          <table:table-cell table:number-columns-repeated="1021"/>
        </table:table-row>
        <table:table-row table:style-name="ro45">
          <table:table-cell office:value-type="string" calcext:value-type="string">
            <text:p>"Sie stellen die richtige Frage. Warum machen die das? Für mich gibt es drei Erklärungen, zwischen denen ich hin und her schwanke. Ihre Erklärung ist nicht dabei. Ich halte sie für absurd. Niemand will die Deutschen kulturell ausdünnen, außer ein paar Grünen, die Multikulti klasse finden und schon immer arrogant auf den deutschen Asi herabgeblickt haben. 1. Die marxistische Erklärung lautet: Die Öffnung der Grenzen steigert das Überangebot an Arbeitskräften. Das drückt die Löhne, was gut für die Kapitalisten ist. So sagt es Lafontaine. Mir leuchtet das nicht ein. Für die Arbeitgeber mag die Immigration ein Vorteil sein, für den Staat ist sie ein teurer Luxus. Nur wer glaubt, die BReg sei ein ""Ausschuß der herrschenden Klasse"", kann der marxistischen Erklärung etwas abgewinnen. 2. Eine andere Erklärung besagt, daß das Establishment von der Ideologie des ""Globalismus"" getrieben ist. Demnach sind Grenzen schädlich und müssen allmählich durchlässig gemacht werden. Merkels ""humanitärer Impuls"" im Herbst 2015 war demnach eine spontane Hau-Ruck-Aktion des Globalismus. Ich halte diese Erklärung für plausibler als die obige. Der Globalismus passt zu einem Land, das sich selbst als ""Exportweltmeister"" feiert. 3. Die humanistische Erklärung besagt, daß die Deutschen sehr mitmenschlich sind. Abzulesen ist das zum Beispiel an ihrer hohen Spendenbereitschaft. Wenn sie irgendwo helfen können, brechen sie in einen Begeisterungstaumel aus, der zuweilen sogar ihren ansonsten gut ausgebildeten gesunden Menschenverstand blockiert. Gegen diese letzte These spricht, daß die Deutschen ... ja was eigentlich? Wie gesagt, ich bin unentschieden. Keine der Erklärungen überzeugt mich voll und ganz. Ich bin offen für weitere ;.) Ich sehe gerade, daß in einem neuen Beitrag der ""Samariterkomplex"" (entspricht meinem Punkt 3 ""humanistische Erklärung"") und die ""morbide Lust am eigenen Untergang"" angeboten werden."</text:p>
          </table:table-cell>
          <table:table-cell office:value-type="string" calcext:value-type="string">
            <text:p>"You ask the right question. Why are they doing that? For me there are three explanations between which I sway back and forth. Your explanation is not included. I think they are absurd. No one wants to thin out the Germans culturally, except for a few Greens, the multi-cultural class find and have always looked down arrogantly on the German Asi. 1. The Marxist Declaration states that the opening of borders increases the oversupply of labor. That depresses wages, which is good for the capitalists. That's what Lafontaine says. That does not strike me. For the employers, immigration may be an advantage, for the state it is an expensive luxury. Only those who believe that the BReg is a ""committee of the ruling class"" can win something from the Marxist declaration. 2. Another explanation is that the establishment is driven by the ideology of ""globalism."" Therefore, boundaries are harmful and must be gradually made permeable. Merkel's ""humanitarian impulse"" in autumn 2015 was therefore a spontaneous hau-jerk action of globalism. I think that explanation is more plausible than the above. Globalism fits in with a country that celebrates itself as an ""export world champion"". 3. The humanist statement states that the Germans are very compassionate. This can be read, for example, by their high willingness to donate. If they can help anywhere, they break out into an ecstasy that sometimes blocks even their otherwise well-trained common sense. Against this last thesis speaks that the Germans ... yes what actually? As I said, I'm undecided. None of the explanations convinces me completely. I am open to others;) I just see that in a new contribution the ""Samaritan complex"" (corresponds to my point 3 ""humanist explanation"") and the ""morbid desire for their own downfall"" are offered."</text:p>
          </table:table-cell>
          <table:table-cell office:value-type="string" calcext:value-type="string">
            <text:p>negative</text:p>
          </table:table-cell>
          <table:table-cell table:number-columns-repeated="1021"/>
        </table:table-row>
        <table:table-row table:style-name="ro19">
          <table:table-cell office:value-type="string" calcext:value-type="string">
            <text:p>"Unsinn. Russland kann schon lange nicht mehr mithalten, und verlegt sich daher zunehmend auf den ""Informational Warfare"", bei dem man mit sehr viel weniger Geld sehr viel mehr erreichen kann. Dazu ist keine Aufstockung des Nuklear-Arsenals notwendig. Der Kalte Krieg ist lange vorbei, und Vergleiche mit Reagans Politik haben daher hier nichts zu suchen, weil der in einer völlig anderen Welt als unserer heutigen regierte. Oh super - Bannon verkündet, die Welt in Schutt und Asche legen zu wollen um sein Traum vom 4. Reich verwirklichen zu können, und alle schreien ""Hurra""... Das ist eine ziemlich kurzsichtiger, naive und verfälschte Sicht der wirtschaftlichen Verhältnisse, und es ist traurig, dass es tatsächlich noch Menschen gibt, die diesen Mist glauben. Was Bannon da präsentiert hat, ist eine Mischung aus knallhartem kapitalistischen Neoliberalismus und nationalistisch gefärbten Protektionismus. Das bedeutet, dass die US-Wirtschaft noch viel mehr Macht und Freiheiten bekommt als zuvor, kurz: Man verschafft der einheimischen Wirtschaft das Monopol darauf, die US Bürger noch mehr ""ausbeuten"" zu können und ihre Machtposition weiter ausbauen zu können. Ja super, mit dem Kopf durch Wand, und ein Zwang, irrsinnige ""Wahlversprechen"" auf Teufel komm raus durchzuboxen, völlig egal, ob sie sich als schädlich, utopisch oder unbezahlbar erweisen - das wird die USA ganz bestimmt ""great again"" machen... Och bitte nicht mehr diesen naiven Schwachsinn von Politikern, die angeblich geschockt davon sind, dass ein Irrer seine ""Wahlversprechen"" einhalten will. In der Regel wollen das die meisten Politiker, die sind aber meistens auch vernünftig genug, zurückzurudern, wenn sie erkennen, dass sie vor der Wahl totalen Blödsinn versprochen haben."</text:p>
          </table:table-cell>
          <table:table-cell office:value-type="string" calcext:value-type="string">
            <text:p>"Nonsense. Russia has not been able to compete for a long time, and is therefore increasingly turning to the ""Informational Warfare"", where you can achieve much more with much less money. There is no need to increase the nuclear arsenal. The Cold War is long gone, and comparisons with Reagan's policies are therefore useless here because he ruled in a completely different world than ours today. Oh great - Bannon announces that he wants to destroy the world in order to realize his dream of the Fourth Reich, and everyone is screaming ""Hurray"" ... This is a rather shortsighted, naïve and distorted view of economic conditions, and it is sad that there are still people who believe this crap. What Bannon has presented there is a mixture of hard-hitting capitalist neo-liberalism and nationalist-tinged protectionism. This means that the US economy gets even more power and freedom than before, in short: It gives the local economy the monopoly on being able to ""exploit"" the US citizens even more and to further expand their position of power. It's great, with your head through the wall, and a compulsion to go crazy over insane ""election promises"", no matter if they turn out to be harmful, utopian or priceless - that will definitely make the US ""great again"". Oh please, no more this naive nonsense of politicians who are allegedly shocked that a madman wants to keep his ""election promises"". In general, most politicians, who are, however, usually reasonable enough to backtrack when they realize that they promised total nonsense before the election."</text:p>
          </table:table-cell>
          <table:table-cell office:value-type="string" calcext:value-type="string">
            <text:p>negative</text:p>
          </table:table-cell>
          <table:table-cell table:number-columns-repeated="1021"/>
        </table:table-row>
        <table:table-row table:style-name="ro28">
          <table:table-cell office:value-type="string" calcext:value-type="string">
            <text:p>Es gibt in Deutschland unzählige Leute, die sich prostituieren. Und zwar nicht mit dem Körper, sondern sogar mit dem Verstand - was ja wohl mehr zählt. Leute gehen auf den Strich und arbeiten für Geld bei der Bildzeitung, machen Werbung für die CDU und andere schädliche Organisationen, stehen denen sogar vor -oder sie stehen vor Gericht und verklagen Krankenschwestern wegen ein paar unklaren Brötchen. Alles für Geld, für Ausbeutung, für dunkle Machenschaften. Was für ne Kulturnation. Im übrigen sind die Kunden der Sexarbeiterinnen eher auch arme Schlucker - es ist in D kein Problem, sich als Mann mit Geld mit paarungswilligen Frauen zu treffen. Die machen das freiwillig. Ich denke, der ach so allmächtigen Prostitutionsindustrie schwimmen anhand des Amateurangebots eh die Felle weg - wie in der Pornoindustrie.</text:p>
          </table:table-cell>
          <table:table-cell office:value-type="string" calcext:value-type="string">
            <text:p>There are countless people in Germany who are prostituting themselves. And not with the body, but even with the mind - which is probably more important. People go down the drain and work for the Bildzeitung newspaper, promoting the CDU and other harmful organizations, or even appearing to them -or standing in court suing nurses for some unclear rolls. Everything for money, for exploitation, for dark machinations. What a cultural nation. Incidentally, the customers of the sex workers are rather poor swiggers - it is no problem in D to meet as a man with money with mating willing women. They do it voluntarily. I think the oh-so-powerful prostitution industry is going to skim the skins off the amateur offer anyway - as in the porn industry.</text:p>
          </table:table-cell>
          <table:table-cell office:value-type="string" calcext:value-type="string">
            <text:p>negative</text:p>
          </table:table-cell>
          <table:table-cell table:number-columns-repeated="1021"/>
        </table:table-row>
        <table:table-row table:style-name="ro8">
          <table:table-cell office:value-type="string" calcext:value-type="string">
            <text:p>haben an einem interessanten Experiment teilgenommen. Ihre Haare wurden auf diverse Pestizide, Bisphenol, Phtalate, Nanopartikel und besonders gefährliche chemische Stoffe (als krebserregend, erbgutverändernd, fortpflanzungsgefährdend (CMR) oder endokrinschädlich eingestufte Stoffe) hin untersucht. Die Ergebnisse sind .. haarsträubend und die Belastungen extrem hoch. http://www.linternaute.com/actualite/depeche/afp/17/1714612/perturbateurs_endocriniens_dans_les_cheveux_de_per sonnalites_ecologistes.shtml Warum haben unsere Grünen nie solche Einfälle?</text:p>
          </table:table-cell>
          <table:table-cell office:value-type="string" calcext:value-type="string">
            <text:p>have participated in an interesting experiment. Her hair has been tested for various pesticides, bisphenol, phthalates, nanoparticles and especially hazardous chemical substances (carcinogenic, mutagenic, toxic to reproduction (CMR) or endocrine disrupting substances). The results are hair-raising and the burdens extremely high. http://www.linternaute.com/actualite/depeche/afp/17/1714612/perturbateurs_endocriniens_dans_les_cheveux_de_per sonnalites_ecologistes.shtml Why do not our Greens ever have such ideas?</text:p>
          </table:table-cell>
          <table:table-cell office:value-type="string" calcext:value-type="string">
            <text:p>negative</text:p>
          </table:table-cell>
          <table:table-cell table:number-columns-repeated="1021"/>
        </table:table-row>
        <table:table-row table:style-name="ro8">
          <table:table-cell office:value-type="string" calcext:value-type="string">
            <text:p>haben an einem interessanten Experiment teilgenommen. Ihre Haare wurden auf diverse Pestizide, Bisphenol, Phtalate, Nanopartikel und besonders gefährliche chemische Stoffe (als krebserregend, erbgutverändernd, fortpflanzungsgefährdend (CMR) oder endokrinschädlich eingestufte Stoffe) hin untersucht. Die Ergebnisse sind .. haarsträubend und die Belastungen extrem hoch. http://www.linternaute.com/actualite/depeche/afp/17/1714612/perturbateurs_endocriniens_dans_les_cheveux_de_per sonnalites_ecologistes.shtml Warum haben unsere Grünen nie solche Einfälle?</text:p>
          </table:table-cell>
          <table:table-cell office:value-type="string" calcext:value-type="string">
            <text:p>have participated in an interesting experiment. Her hair has been tested for various pesticides, bisphenol, phthalates, nanoparticles and especially hazardous chemical substances (carcinogenic, mutagenic, toxic to reproduction (CMR) or endocrine disrupting substances). The results are hair-raising and the burdens extremely high. http://www.linternaute.com/actualite/depeche/afp/17/1714612/perturbateurs_endocriniens_dans_les_cheveux_de_per sonnalites_ecologistes.shtml Why do not our Greens ever have such ideas?</text:p>
          </table:table-cell>
          <table:table-cell office:value-type="string" calcext:value-type="string">
            <text:p>negative</text:p>
          </table:table-cell>
          <table:table-cell table:number-columns-repeated="1021"/>
        </table:table-row>
        <table:table-row table:style-name="ro23">
          <table:table-cell office:value-type="string" calcext:value-type="string">
            <text:p>Der Schaden durch Höckes Reden ist außerordentlich. Es ist ja noch am wenigsten das Geld. In den Umfragen sieht man deutlich, wie schädlich diese ganzen Auseinandersetzungen sind. Gauland und Meuthen sind nicht gut beraten, sich hinter Höcke zu stellen. Höcke sollte von sich aus für das Wohl der Partei zurücktreten von allen Ämtern, am besten austreten.</text:p>
          </table:table-cell>
          <table:table-cell office:value-type="string" calcext:value-type="string">
            <text:p>The damage done by Höckes Speeches is extraordinary. It's still the least money. The polls clearly show how harmful these whole arguments are. Gauland and Meuthen are not well advised to stand behind humps. Höcke was on his own initiative to resign from the office for the good of the party.</text:p>
          </table:table-cell>
          <table:table-cell office:value-type="string" calcext:value-type="string">
            <text:p>negative</text:p>
          </table:table-cell>
          <table:table-cell table:number-columns-repeated="1021"/>
        </table:table-row>
        <table:table-row table:style-name="ro48" table:number-rows-repeated="1047767">
          <table:table-cell table:number-columns-repeated="1024"/>
        </table:table-row>
        <table:table-row table:style-name="ro4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2">00/00/0000</text:date>, <text:time>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22T18:48:21.540120022</dc:date>
    <meta:editing-duration>PT1M13S</meta:editing-duration>
    <meta:editing-cycles>1</meta:editing-cycles>
    <meta:document-statistic meta:table-count="1" meta:cell-count="2424" meta:object-count="0"/>
    <meta:generator>LibreOffice/5.1.6.2$Linux_X86_64 LibreOffice_project/10m0$Build-2</meta:generator>
  </office:meta>
</office:document-meta>
</file>